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Albany" svg:font-family="Albany" style:font-family-generic="swiss"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text-properties fo:language="en" fo:country="US"/>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style>
    <style:style style:name="T9" style:parent-style-name="Policepardéfaut" style:family="text">
      <style:text-properties fo:font-style="italic" style:font-style-asian="italic"/>
    </style:style>
    <style:style style:name="P10" style:parent-style-name="term" style:family="paragraph">
      <style:paragraph-properties fo:background-color="#E6E6FF"/>
    </style:style>
    <style:style style:name="P11" style:parent-style-name="term" style:family="paragraph">
      <style:paragraph-properties fo:background-color="#E6E6FF"/>
    </style:style>
    <style:style style:name="T12" style:parent-style-name="Policepardéfaut" style:family="text">
      <style:text-properties style:font-name-complex="Times New Roman"/>
    </style:style>
    <style:style style:name="T13" style:parent-style-name="Policepardéfaut" style:family="text">
      <style:text-properties style:font-name-complex="Times New Roman"/>
    </style:style>
    <style:style style:name="T14" style:parent-style-name="Policepardéfaut" style:family="text">
      <style:text-properties style:font-name-complex="Times New Roman"/>
    </style:style>
    <style:style style:name="T15" style:parent-style-name="Policepardéfaut" style:family="text">
      <style:text-properties style:font-name-complex="Times New Roman" fo:font-style="italic" style:font-style-asian="italic"/>
    </style:style>
    <style:style style:name="T16" style:parent-style-name="Policepardéfaut" style:family="text">
      <style:text-properties style:font-name-complex="Times New Roman"/>
    </style:style>
    <style:style style:name="T17" style:parent-style-name="Policepardéfaut" style:family="text">
      <style:text-properties style:font-name-complex="Times New Roman"/>
    </style:style>
    <style:style style:name="T18" style:parent-style-name="Policepardéfaut" style:family="text">
      <style:text-properties style:font-name-complex="Times New Roman"/>
    </style:style>
    <style:style style:name="T19" style:parent-style-name="Policepardéfaut" style:family="text">
      <style:text-properties style:font-name-complex="Times New Roman"/>
    </style:style>
    <style:style style:name="T20" style:parent-style-name="Policepardéfaut" style:family="text">
      <style:text-properties style:font-name-complex="Times New Roman"/>
    </style:style>
    <style:style style:name="T21" style:parent-style-name="Policepardéfaut" style:family="text">
      <style:text-properties style:font-name-complex="Times New Roman"/>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style:style>
    <style:style style:name="T27" style:parent-style-name="Policepardéfaut" style:family="text">
      <style:text-properties style:font-name-complex="Times New Roman"/>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style:style>
    <style:style style:name="T31" style:parent-style-name="Policepardéfaut" style:family="text">
      <style:text-properties style:font-name-complex="Times New Roman"/>
    </style:style>
    <style:style style:name="T32" style:parent-style-name="Policepardéfaut" style:family="text">
      <style:text-properties style:font-name-complex="Times New Roman"/>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style:style>
    <style:style style:name="T37" style:parent-style-name="Policepardéfaut" style:family="text">
      <style:text-properties style:font-name-complex="Times New Roman"/>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font-name-complex="Times New Roman"/>
    </style:style>
    <style:style style:name="T42" style:parent-style-name="Policepardéfaut" style:family="text">
      <style:text-properties style:font-name-complex="Times New Roman"/>
    </style:style>
    <style:style style:name="T43" style:parent-style-name="Policepardéfaut" style:family="text">
      <style:text-properties style:font-name-complex="Times New Roman"/>
    </style:style>
    <style:style style:name="T44" style:parent-style-name="Policepardéfaut" style:family="text">
      <style:text-properties style:font-name-complex="Times New Roman"/>
    </style:style>
    <style:style style:name="T45" style:parent-style-name="Policepardéfaut" style:family="text">
      <style:text-properties style:font-name-complex="Times New Roman"/>
    </style:style>
    <style:style style:name="T46" style:parent-style-name="Policepardéfaut" style:family="text">
      <style:text-properties style:font-name-complex="Times New Roman"/>
    </style:style>
    <style:style style:name="T47" style:parent-style-name="Policepardéfaut" style:family="text">
      <style:text-properties style:font-name-complex="Times New Roman"/>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P52" style:parent-style-name="Corpsdetexte" style:family="paragraph">
      <style:paragraph-properties fo:text-indent="0.1666in"/>
    </style:style>
    <style:style style:name="T53" style:parent-style-name="Policepardéfaut" style:family="text">
      <style:text-properties style:font-name-complex="Times New Roman"/>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style:font-size-complex="10pt"/>
    </style:style>
    <style:style style:name="T60" style:parent-style-name="Policepardéfaut" style:family="text">
      <style:text-properties style:font-name-complex="Times New Roman" style:font-size-complex="10pt"/>
    </style:style>
    <style:style style:name="T61" style:parent-style-name="Policepardéfaut" style:family="text">
      <style:text-properties style:font-name-complex="Times New Roman" style:font-size-complex="10pt"/>
    </style:style>
    <style:style style:name="T62" style:parent-style-name="Policepardéfaut" style:family="text">
      <style:text-properties style:font-name-complex="Times New Roman" style:text-position="super 63.6%" style:font-size-complex="10pt"/>
    </style:style>
    <style:style style:name="T63" style:parent-style-name="Policepardéfaut" style:family="text">
      <style:text-properties style:font-name-complex="Times New Roman" style:font-size-complex="10pt"/>
    </style:style>
    <style:style style:name="T64" style:parent-style-name="Policepardéfaut" style:family="text">
      <style:text-properties style:font-name-complex="Times New Roman" style:font-size-complex="10pt"/>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T69" style:parent-style-name="Policepardéfaut" style:family="text">
      <style:text-properties style:font-name-complex="Times New Roman"/>
    </style:style>
    <style:style style:name="P70" style:parent-style-name="Corpsdetexte" style:family="paragraph">
      <style:paragraph-properties fo:text-indent="0.1666in"/>
    </style:style>
    <style:style style:name="T71" style:parent-style-name="Policepardéfaut" style:family="text">
      <style:text-properties style:font-name-complex="Times New Roman"/>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fo:font-style="italic" style:font-style-asian="italic"/>
    </style:style>
    <style:style style:name="T74" style:parent-style-name="Policepardéfaut" style:family="text">
      <style:text-properties style:font-name-complex="Times New Roman"/>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style:style>
    <style:style style:name="T81" style:parent-style-name="Policepardéfaut" style:family="text">
      <style:text-properties style:font-name-complex="Times New Roman"/>
    </style:style>
    <style:style style:name="T82" style:parent-style-name="Policepardéfaut" style:family="text">
      <style:text-properties style:font-name-complex="Times New Roman" fo:font-style="italic" style:font-style-asian="italic"/>
    </style:style>
    <style:style style:name="T83" style:parent-style-name="Policepardéfaut" style:family="text">
      <style:text-properties style:font-name-complex="Times New Roman" fo:font-style="italic" style:font-style-asian="italic"/>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fo:font-style="italic" style:font-style-asian="italic"/>
    </style:style>
    <style:style style:name="T86" style:parent-style-name="Policepardéfaut" style:family="text">
      <style:text-properties style:font-name-complex="Times New Roman" fo:font-style="italic" style:font-style-asian="italic"/>
    </style:style>
    <style:style style:name="T87" style:parent-style-name="Policepardéfaut" style:family="text">
      <style:text-properties style:font-name-complex="Times New Roman" fo:font-style="italic" style:font-style-asian="italic"/>
    </style:style>
    <style:style style:name="T88" style:parent-style-name="Policepardéfaut" style:family="text">
      <style:text-properties style:font-name-complex="Times New Roma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fo:font-style="italic" style:font-style-asian="italic"/>
    </style:style>
    <style:style style:name="T92" style:parent-style-name="Policepardéfaut" style:family="text">
      <style:text-properties style:font-name-complex="Times New Roman" fo:font-style="italic" style:font-style-asian="italic"/>
    </style:style>
    <style:style style:name="T93" style:parent-style-name="Policepardéfaut" style:family="text">
      <style:text-properties style:font-name-complex="Times New Roman" fo:font-style="italic" style:font-style-asian="italic"/>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fo:font-style="italic" style:font-style-asian="italic"/>
    </style:style>
    <style:style style:name="T96" style:parent-style-name="Policepardéfaut" style:family="text">
      <style:text-properties style:font-name-complex="Times New Roman" fo:font-style="italic" style:font-style-asian="italic"/>
    </style:style>
    <style:style style:name="T97" style:parent-style-name="Policepardéfaut" style:family="text">
      <style:text-properties style:font-name-complex="Times New Roman"/>
    </style:style>
    <style:style style:name="T98" style:parent-style-name="Policepardéfaut" style:family="text">
      <style:text-properties style:font-name-complex="Times New Roman"/>
    </style:style>
    <style:style style:name="T99" style:parent-style-name="Policepardéfaut" style:family="text">
      <style:text-properties style:font-name-complex="Times New Roman"/>
    </style:style>
    <style:style style:name="P100" style:parent-style-name="Corpsdetexte" style:family="paragraph">
      <style:paragraph-properties fo:text-indent="0.1666in"/>
    </style:style>
    <style:style style:name="T101" style:parent-style-name="Policepardéfaut" style:family="text">
      <style:text-properties style:font-name-complex="Times New Roman"/>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fo:font-style="italic" style:font-style-asian="italic"/>
    </style:style>
    <style:style style:name="T104" style:parent-style-name="Policepardéfaut" style:family="text">
      <style:text-properties style:font-name-complex="Times New Roman"/>
    </style:style>
    <style:style style:name="T105" style:parent-style-name="Policepardéfaut" style:family="text">
      <style:text-properties style:font-name-complex="Times New Roman"/>
    </style:style>
    <style:style style:name="T106" style:parent-style-name="Policepardéfaut" style:family="text">
      <style:text-properties style:font-name-complex="Times New Roman"/>
    </style:style>
    <style:style style:name="T107" style:parent-style-name="Policepardéfaut" style:family="text">
      <style:text-properties style:font-name-complex="Times New Roman"/>
    </style:style>
    <style:style style:name="T108" style:parent-style-name="Policepardéfaut" style:family="text">
      <style:text-properties style:font-name-complex="Times New Roman"/>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fo:font-style="italic" style:font-style-asian="italic"/>
    </style:style>
    <style:style style:name="T123" style:parent-style-name="Policepardéfaut" style:family="text">
      <style:text-properties style:font-name-complex="Times New Roman" fo:font-style="italic" style:font-style-asian="italic"/>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P126" style:parent-style-name="Corpsdetexte" style:family="paragraph">
      <style:paragraph-properties fo:text-indent="0.1666in"/>
    </style:style>
    <style:style style:name="T127" style:parent-style-name="Policepardéfaut" style:family="text">
      <style:text-properties style:font-name-complex="Times New Roman"/>
    </style:style>
    <style:style style:name="T128" style:parent-style-name="Policepardéfaut" style:family="text">
      <style:text-properties style:font-name-complex="Times New Roman"/>
    </style:style>
    <style:style style:name="T129" style:parent-style-name="Policepardéfaut" style:family="text">
      <style:text-properties style:font-name-complex="Times New Roman"/>
    </style:style>
    <style:style style:name="T130" style:parent-style-name="Policepardéfaut" style:family="text">
      <style:text-properties style:font-name-complex="Times New Roman" fo:font-style="italic" style:font-style-asian="italic"/>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fo:font-style="italic" style:font-style-asian="italic"/>
    </style:style>
    <style:style style:name="T135" style:parent-style-name="Policepardéfaut" style:family="text">
      <style:text-properties style:font-name-complex="Times New Roman" fo:font-style="italic" style:font-style-asian="italic"/>
    </style:style>
    <style:style style:name="T136" style:parent-style-name="Policepardéfaut" style:family="text">
      <style:text-properties style:font-name-complex="Times New Roman" fo:font-style="italic" style:font-style-asian="italic"/>
    </style:style>
    <style:style style:name="T137" style:parent-style-name="Policepardéfaut" style:family="text">
      <style:text-properties style:font-name-complex="Times New Roman"/>
    </style:style>
    <style:style style:name="P138" style:parent-style-name="Corpsdetexte" style:family="paragraph">
      <style:paragraph-properties fo:text-indent="0.1666i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text-position="super 66.6%"/>
    </style:style>
    <style:style style:name="T141" style:parent-style-name="Policepardéfaut" style:family="text">
      <style:text-properties style:font-name-complex="Times New Roman"/>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text-position="super 66.6%"/>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style:style>
    <style:style style:name="T150" style:parent-style-name="Policepardéfaut" style:family="text">
      <style:text-properties style:font-name-complex="Times New Roman"/>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P155" style:parent-style-name="Corpsdetexte" style:family="paragraph">
      <style:paragraph-properties fo:text-indent="0.1666i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style:style>
    <style:style style:name="T168" style:parent-style-name="Policepardéfaut" style:family="text">
      <style:text-properties style:font-name-complex="Times New Roman" fo:font-style="italic" style:font-style-asian="italic"/>
    </style:style>
    <style:style style:name="T169" style:parent-style-name="Policepardéfaut" style:family="text">
      <style:text-properties style:font-name-complex="Times New Roman"/>
    </style:style>
    <style:style style:name="T170" style:parent-style-name="Policepardéfaut" style:family="text">
      <style:text-properties style:font-name-complex="Times New Roman"/>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style:style>
    <style:style style:name="T173" style:parent-style-name="Policepardéfaut" style:family="text">
      <style:text-properties style:font-name-complex="Times New Roman"/>
    </style:style>
    <style:style style:name="T174" style:parent-style-name="Policepardéfaut" style:family="text">
      <style:text-properties style:font-name-complex="Times New Roman"/>
    </style:style>
    <style:style style:name="T175" style:parent-style-name="Policepardéfaut" style:family="text">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style:style>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style:style>
    <style:style style:name="T181" style:parent-style-name="Policepardéfaut" style:family="text">
      <style:text-properties style:font-name-complex="Times New Roman"/>
    </style:style>
    <style:style style:name="P182" style:parent-style-name="Corpsdetexte" style:family="paragraph">
      <style:paragraph-properties fo:text-indent="0.1666in"/>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style:style>
    <style:style style:name="T185" style:parent-style-name="Policepardéfaut" style:family="text">
      <style:text-properties style:font-name-complex="Times New Roman"/>
    </style:style>
    <style:style style:name="T186" style:parent-style-name="Policepardéfaut" style:family="text">
      <style:text-properties style:font-name-complex="Times New Roman" fo:font-style="italic" style:font-style-asian="italic"/>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style:style>
    <style:style style:name="T191" style:parent-style-name="Policepardéfaut" style:family="text">
      <style:text-properties style:font-name-complex="Times New Roman"/>
    </style:style>
    <style:style style:name="T192" style:parent-style-name="Policepardéfaut" style:family="text">
      <style:text-properties style:font-name-complex="Times New Roman"/>
    </style:style>
    <style:style style:name="T193" style:parent-style-name="Policepardéfaut" style:family="text">
      <style:text-properties style:font-name-complex="Times New Roman"/>
    </style:style>
    <style:style style:name="T194" style:parent-style-name="Policepardéfaut" style:family="text">
      <style:text-properties style:font-name-complex="Times New Roman"/>
    </style:style>
    <style:style style:name="T195" style:parent-style-name="Policepardéfaut" style:family="text">
      <style:text-properties style:font-name-complex="Times New Roman"/>
    </style:style>
    <style:style style:name="T196" style:parent-style-name="Policepardéfaut" style:family="text">
      <style:text-properties style:font-name-complex="Times New Roman"/>
    </style:style>
    <style:style style:name="T197" style:parent-style-name="Policepardéfaut" style:family="text">
      <style:text-properties style:font-name-complex="Times New Roman"/>
    </style:style>
    <style:style style:name="T198" style:parent-style-name="Policepardéfaut" style:family="text">
      <style:text-properties style:font-name-complex="Times New Roman"/>
    </style:style>
    <style:style style:name="T199" style:parent-style-name="Policepardéfaut" style:family="text">
      <style:text-properties style:font-name-complex="Times New Roman"/>
    </style:style>
    <style:style style:name="T200" style:parent-style-name="Policepardéfaut" style:family="text">
      <style:text-properties style:font-name-complex="Times New Roman"/>
    </style:style>
    <style:style style:name="T201" style:parent-style-name="Policepardéfaut" style:family="text">
      <style:text-properties style:font-name-complex="Times New Roman"/>
    </style:style>
    <style:style style:name="T202" style:parent-style-name="Policepardéfaut" style:family="text">
      <style:text-properties style:font-name-complex="Times New Roman" fo:font-style="italic" style:font-style-asian="italic"/>
    </style:style>
    <style:style style:name="T203" style:parent-style-name="Policepardéfaut" style:family="text">
      <style:text-properties style:font-name-complex="Times New Roman"/>
    </style:style>
    <style:style style:name="T204" style:parent-style-name="Policepardéfaut" style:family="text">
      <style:text-properties style:font-name-complex="Times New Roman"/>
    </style:style>
    <style:style style:name="T205" style:parent-style-name="Policepardéfaut" style:family="text">
      <style:text-properties style:font-name-complex="Times New Roman"/>
    </style:style>
    <style:style style:name="P206" style:parent-style-name="Corpsdetexte" style:family="paragraph">
      <style:paragraph-properties fo:text-indent="0.1666i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fo:font-style="italic" style:font-style-asian="italic"/>
    </style:style>
    <style:style style:name="T209" style:parent-style-name="Policepardéfaut" style:family="text">
      <style:text-properties style:font-name-complex="Times New Roman" fo:font-style="italic" style:font-style-asian="italic"/>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style:style>
    <style:style style:name="P215" style:parent-style-name="Corpsdetexte" style:family="paragraph">
      <style:paragraph-properties fo:text-indent="0.1666in"/>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fo:font-style="italic" style:font-style-asian="italic"/>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fo:font-style="italic" style:font-style-asian="italic"/>
    </style:style>
    <style:style style:name="T222" style:parent-style-name="Policepardéfaut" style:family="text">
      <style:text-properties style:font-name-complex="Times New Roman" fo:font-style="italic" style:font-style-asian="italic"/>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font-size-complex="10pt"/>
    </style:style>
    <style:style style:name="T225" style:parent-style-name="Policepardéfaut" style:family="text">
      <style:text-properties style:font-name-complex="Times New Roman" style:font-size-complex="10pt"/>
    </style:style>
    <style:style style:name="T226" style:parent-style-name="Policepardéfaut" style:family="text">
      <style:text-properties style:font-name-complex="Times New Roman" style:font-size-complex="10pt"/>
    </style:style>
    <style:style style:name="T227" style:parent-style-name="Policepardéfaut" style:family="text">
      <style:text-properties style:font-name-complex="Times New Roman" style:font-size-complex="10pt"/>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fo:font-style="italic" style:font-style-asian="italic"/>
    </style:style>
    <style:style style:name="T232" style:parent-style-name="Policepardéfaut" style:family="text">
      <style:text-properties style:font-name-complex="Times New Roman" fo:font-style="italic" style:font-style-asian="italic"/>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fo:font-style="italic" style:font-style-asian="italic"/>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fo:font-style="italic" style:font-style-asian="italic"/>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fo:font-style="italic" style:font-style-asian="italic"/>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fo:font-style="italic" style:font-style-asian="italic"/>
    </style:style>
    <style:style style:name="T241" style:parent-style-name="Policepardéfaut" style:family="text">
      <style:text-properties style:font-name-complex="Times New Roman" fo:font-style="italic" style:font-style-asian="italic"/>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fo:font-style="italic" style:font-style-asian="italic"/>
    </style:style>
    <style:style style:name="T244" style:parent-style-name="Policepardéfaut" style:family="text">
      <style:text-properties style:font-name-complex="Times New Roman" fo:font-style="italic" style:font-style-asian="italic"/>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fo:font-style="italic" style:font-style-asian="italic"/>
    </style:style>
    <style:style style:name="T247" style:parent-style-name="Policepardéfaut" style:family="text">
      <style:text-properties style:font-name-complex="Times New Roman" fo:font-style="italic" style:font-style-asian="italic"/>
    </style:style>
    <style:style style:name="T248" style:parent-style-name="Policepardéfaut" style:family="text">
      <style:text-properties style:font-name-complex="Times New Roman" fo:font-style="italic" style:font-style-asian="italic"/>
    </style:style>
    <style:style style:name="T249" style:parent-style-name="Policepardéfaut" style:family="text">
      <style:text-properties style:font-name-complex="Times New Roman" fo:font-style="italic" style:font-style-asian="italic"/>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style:font-name-complex="Times New Roman"/>
    </style:style>
    <style:style style:name="T257" style:parent-style-name="Policepardéfaut" style:family="text">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P262" style:parent-style-name="Corpsdetexte" style:family="paragraph">
      <style:paragraph-properties fo:text-indent="0.1666in"/>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fo:font-style="italic" style:font-style-asian="italic"/>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fo:font-style="italic" style:font-style-asian="italic"/>
    </style:style>
    <style:style style:name="T270" style:parent-style-name="Policepardéfaut" style:family="text">
      <style:text-properties style:font-name-complex="Times New Roman" fo:font-style="italic" style:font-style-asian="italic"/>
    </style:style>
    <style:style style:name="T271" style:parent-style-name="Policepardéfaut" style:family="text">
      <style:text-properties style:font-name-complex="Times New Roman"/>
    </style:style>
    <style:style style:name="T272" style:parent-style-name="Policepardéfaut" style:family="text">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style:style>
    <style:style style:name="P303" style:parent-style-name="Corpsdetexte" style:family="paragraph">
      <style:paragraph-properties fo:text-indent="0.1666i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fo:font-style="italic" style:font-style-asian="italic"/>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style:font-name-complex="Times New Roman"/>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font-size-complex="10pt"/>
    </style:style>
    <style:style style:name="T315" style:parent-style-name="Policepardéfaut" style:family="text">
      <style:text-properties style:font-name-complex="Times New Roman" style:font-size-complex="10pt"/>
    </style:style>
    <style:style style:name="T316" style:parent-style-name="Policepardéfaut" style:family="text">
      <style:text-properties style:font-name-complex="Times New Roman" style:font-size-complex="10pt"/>
    </style:style>
    <style:style style:name="T317" style:parent-style-name="Policepardéfaut" style:family="text">
      <style:text-properties style:font-name-complex="Times New Roman" fo:font-style="italic" style:font-style-asian="italic" style:font-size-complex="10pt"/>
    </style:style>
    <style:style style:name="T318" style:parent-style-name="Policepardéfaut" style:family="text">
      <style:text-properties style:font-name-complex="Times New Roman" style:font-size-complex="10pt"/>
    </style:style>
    <style:style style:name="T319" style:parent-style-name="Policepardéfaut" style:family="text">
      <style:text-properties style:font-name-complex="Times New Roman"/>
    </style:style>
    <style:style style:name="T320" style:parent-style-name="Policepardéfaut" style:family="text">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style:style>
    <style:style style:name="T323" style:parent-style-name="Policepardéfaut" style:family="text">
      <style:text-properties fo:font-style="italic" style:font-style-asian="italic"/>
    </style:style>
    <style:style style:name="T324" style:parent-style-name="Policepardéfaut" style:family="text">
      <style:text-properties style:font-size-complex="11pt"/>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font-style="italic" style:font-style-asian="italic"/>
    </style:style>
    <style:style style:name="T328" style:parent-style-name="Policepardéfaut" style:family="text">
      <style:text-properties style:font-size-complex="11pt"/>
    </style:style>
    <style:style style:name="P329" style:parent-style-name="Corpsdetexte" style:family="paragraph">
      <style:paragraph-properties fo:text-indent="0.1666in"/>
    </style:style>
    <style:style style:name="T330" style:parent-style-name="Policepardéfaut" style:family="text">
      <style:text-properties style:font-name-complex="Times New Roman"/>
    </style:style>
    <style:style style:name="T331" style:parent-style-name="Policepardéfaut" style:family="text">
      <style:text-properties style:font-name-complex="Times New Roman"/>
    </style:style>
    <style:style style:name="T332" style:parent-style-name="Policepardéfaut" style:family="text">
      <style:text-properties style:font-name-complex="Times New Roman" fo:font-style="italic" style:font-style-asian="italic"/>
    </style:style>
    <style:style style:name="T333" style:parent-style-name="Policepardéfaut" style:family="text">
      <style:text-properties style:font-name-complex="Times New Roman"/>
    </style:style>
    <style:style style:name="T334" style:parent-style-name="Policepardéfaut" style:family="text">
      <style:text-properties style:font-name-complex="Times New Roman" fo:font-style="italic" style:font-style-asian="italic"/>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style:style>
    <style:style style:name="T337" style:parent-style-name="Policepardéfaut" style:family="text">
      <style:text-properties style:font-name-complex="Times New Roman"/>
    </style:style>
    <style:style style:name="T338" style:parent-style-name="Policepardéfaut" style:family="text">
      <style:text-properties style:font-name-complex="Times New Roman"/>
    </style:style>
    <style:style style:name="T339" style:parent-style-name="Policepardéfaut" style:family="text">
      <style:text-properties style:font-name-complex="Times New Roman"/>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style:style>
    <style:style style:name="T342" style:parent-style-name="Policepardéfaut" style:family="text">
      <style:text-properties style:font-name-complex="Times New Roman"/>
    </style:style>
    <style:style style:name="T343" style:parent-style-name="Policepardéfaut" style:family="text">
      <style:text-properties style:font-name-complex="Times New Roman"/>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fo:font-style="italic" style:font-style-asian="italic"/>
    </style:style>
    <style:style style:name="T346" style:parent-style-name="Policepardéfaut" style:family="text">
      <style:text-properties style:font-name-complex="Times New Roman"/>
    </style:style>
    <style:style style:name="T347" style:parent-style-name="Policepardéfaut" style:family="text">
      <style:text-properties style:font-name-complex="Times New Roman"/>
    </style:style>
    <style:style style:name="T348" style:parent-style-name="Policepardéfaut" style:family="text">
      <style:text-properties style:font-name-complex="Times New Roman"/>
    </style:style>
    <style:style style:name="T349" style:parent-style-name="Policepardéfaut" style:family="text">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P352" style:parent-style-name="Corpsdetexte" style:family="paragraph">
      <style:paragraph-properties fo:text-indent="0.1666i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quote.c" style:family="text">
      <style:text-properties fo:font-style="italic" style:font-style-asian="italic"/>
    </style:style>
    <style:style style:name="T357" style:parent-style-name="quote.c" style:family="text">
      <style:text-properties fo:font-style="italic" style:font-style-asian="italic"/>
    </style:style>
    <style:style style:name="T358" style:parent-style-name="quote.c" style:family="text">
      <style:text-properties fo:font-style="italic" style:font-style-asian="italic"/>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style:font-name-complex="Times New Roman"/>
    </style:style>
    <style:style style:name="T367" style:parent-style-name="Policepardéfaut" style:family="text">
      <style:text-properties style:font-name-complex="Times New Roman"/>
    </style:style>
    <style:style style:name="T368" style:parent-style-name="Policepardéfaut" style:family="text">
      <style:text-properties style:font-name-complex="Times New Roman"/>
    </style:style>
    <style:style style:name="T369" style:parent-style-name="Policepardéfaut" style:family="text">
      <style:text-properties style:font-name-complex="Times New Roman"/>
    </style:style>
    <style:style style:name="T370" style:parent-style-name="Policepardéfaut" style:family="text">
      <style:text-properties style:font-name-complex="Times New Roman"/>
    </style:style>
    <style:style style:name="T371" style:parent-style-name="Policepardéfaut" style:family="text">
      <style:text-properties style:font-name-complex="Times New Roman"/>
    </style:style>
    <style:style style:name="T372" style:parent-style-name="Policepardéfaut" style:family="text">
      <style:text-properties style:font-name-complex="Times New Roman"/>
    </style:style>
    <style:style style:name="P373" style:parent-style-name="Corpsdetexte" style:family="paragraph">
      <style:paragraph-properties fo:text-indent="0.1666in"/>
    </style:style>
    <style:style style:name="T374" style:parent-style-name="Policepardéfaut" style:family="text">
      <style:text-properties style:font-name-complex="Times New Roman"/>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Policepardéfaut" style:family="text">
      <style:text-properties style:font-name-complex="Times New Roman"/>
    </style:style>
    <style:style style:name="T379" style:parent-style-name="Policepardéfaut" style:family="text">
      <style:text-properties style:font-name-complex="Times New Roman"/>
    </style:style>
    <style:style style:name="T380" style:parent-style-name="Policepardéfaut" style:family="text">
      <style:text-properties style:font-name-complex="Times New Roman" fo:font-style="italic" style:font-style-asian="italic"/>
    </style:style>
    <style:style style:name="T381" style:parent-style-name="Policepardéfaut" style:family="text">
      <style:text-properties style:font-name-complex="Times New Roman"/>
    </style:style>
    <style:style style:name="T382" style:parent-style-name="Policepardéfaut" style:family="text">
      <style:text-properties style:font-name-complex="Times New Roman"/>
    </style:style>
    <style:style style:name="T383" style:parent-style-name="Policepardéfaut" style:family="text">
      <style:text-properties style:font-name-complex="Times New Roman"/>
    </style:style>
    <style:style style:name="T384" style:parent-style-name="Policepardéfaut" style:family="text">
      <style:text-properties style:font-name-complex="Times New Roman"/>
    </style:style>
    <style:style style:name="T385" style:parent-style-name="Policepardéfaut" style:family="text">
      <style:text-properties style:font-name-complex="Times New Roman"/>
    </style:style>
    <style:style style:name="T386" style:parent-style-name="Policepardéfaut" style:family="text">
      <style:text-properties style:font-name-complex="Times New Roman"/>
    </style:style>
    <style:style style:name="T387" style:parent-style-name="Policepardéfaut" style:family="text">
      <style:text-properties style:font-name-complex="Times New Roman"/>
    </style:style>
    <style:style style:name="T388" style:parent-style-name="Policepardéfaut" style:family="text">
      <style:text-properties style:font-name-complex="Times New Roman" fo:font-style="italic" style:font-style-asian="italic"/>
    </style:style>
    <style:style style:name="T389" style:parent-style-name="Policepardéfaut" style:family="text">
      <style:text-properties style:font-name-complex="Times New Roman"/>
    </style:style>
    <style:style style:name="T390" style:parent-style-name="Policepardéfaut" style:family="text">
      <style:text-properties style:font-name-complex="Times New Roman" fo:font-style="italic" style:font-style-asian="italic"/>
    </style:style>
    <style:style style:name="T391" style:parent-style-name="Policepardéfaut" style:family="text">
      <style:text-properties style:font-name-complex="Times New Roman"/>
    </style:style>
    <style:style style:name="T392" style:parent-style-name="Policepardéfaut" style:family="text">
      <style:text-properties style:font-name-complex="Times New Roman"/>
    </style:style>
    <style:style style:name="T393" style:parent-style-name="Policepardéfaut" style:family="text">
      <style:text-properties style:font-name-complex="Times New Roman"/>
    </style:style>
    <style:style style:name="T394" style:parent-style-name="Policepardéfaut" style:family="text">
      <style:text-properties style:font-name-complex="Times New Roman"/>
    </style:style>
    <style:style style:name="T395" style:parent-style-name="Policepardéfaut" style:family="text">
      <style:text-properties style:font-name-complex="Times New Roman"/>
    </style:style>
    <style:style style:name="T396" style:parent-style-name="Policepardéfaut" style:family="text">
      <style:text-properties style:font-name-complex="Times New Roman"/>
    </style:style>
    <style:style style:name="T397" style:parent-style-name="Policepardéfaut" style:family="text">
      <style:text-properties style:font-name-complex="Times New Roman"/>
    </style:style>
    <style:style style:name="T398" style:parent-style-name="Policepardéfaut" style:family="text">
      <style:text-properties style:font-name-complex="Times New Roman"/>
    </style:style>
    <style:style style:name="T399" style:parent-style-name="Policepardéfaut" style:family="text">
      <style:text-properties style:font-name-complex="Times New Roman"/>
    </style:style>
    <style:style style:name="T400" style:parent-style-name="Policepardéfaut" style:family="text">
      <style:text-properties style:font-name-complex="Times New Roman"/>
    </style:style>
    <style:style style:name="T401" style:parent-style-name="Policepardéfaut" style:family="text">
      <style:text-properties style:font-name-complex="Times New Roman"/>
    </style:style>
    <style:style style:name="T402" style:parent-style-name="Policepardéfaut" style:family="text">
      <style:text-properties style:font-name-complex="Times New Roman"/>
    </style:style>
    <style:style style:name="T403" style:parent-style-name="Policepardéfaut" style:family="text">
      <style:text-properties style:font-name-complex="Times New Roman"/>
    </style:style>
    <style:style style:name="T404" style:parent-style-name="Policepardéfaut" style:family="text">
      <style:text-properties style:font-name-complex="Times New Roman"/>
    </style:style>
    <style:style style:name="T405" style:parent-style-name="Policepardéfaut" style:family="text">
      <style:text-properties style:font-name-complex="Times New Roman"/>
    </style:style>
    <style:style style:name="T406" style:parent-style-name="Policepardéfaut" style:family="text">
      <style:text-properties style:font-name-complex="Times New Roman"/>
    </style:style>
    <style:style style:name="T407" style:parent-style-name="Policepardéfaut" style:family="text">
      <style:text-properties style:font-name-complex="Times New Roman"/>
    </style:style>
    <style:style style:name="T408" style:parent-style-name="Policepardéfaut" style:family="text">
      <style:text-properties style:font-name-complex="Times New Roman"/>
    </style:style>
    <style:style style:name="T409" style:parent-style-name="Policepardéfaut" style:family="text">
      <style:text-properties style:font-name-complex="Times New Roman"/>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style:style>
    <style:style style:name="T414" style:parent-style-name="Policepardéfaut" style:family="text">
      <style:text-properties style:font-name-complex="Times New Roman"/>
    </style:style>
    <style:style style:name="T415" style:parent-style-name="Policepardéfaut" style:family="text">
      <style:text-properties style:font-name-complex="Times New Roman"/>
    </style:style>
    <style:style style:name="T416" style:parent-style-name="Policepardéfaut" style:family="text">
      <style:text-properties style:font-name-complex="Times New Roman"/>
    </style:style>
    <style:style style:name="T417" style:parent-style-name="Policepardéfaut" style:family="text">
      <style:text-properties style:font-name-complex="Times New Roman"/>
    </style:style>
    <style:style style:name="T418" style:parent-style-name="Policepardéfaut" style:family="text">
      <style:text-properties style:font-name-complex="Times New Roman"/>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fo:font-style="italic" style:font-style-asian="italic"/>
    </style:style>
    <style:style style:name="T421" style:parent-style-name="Policepardéfaut" style:family="text">
      <style:text-properties style:font-name-complex="Times New Roman" fo:font-style="italic" style:font-style-asian="italic"/>
    </style:style>
    <style:style style:name="T422" style:parent-style-name="Policepardéfaut" style:family="text">
      <style:text-properties style:font-name-complex="Times New Roman" fo:font-style="italic" style:font-style-asian="italic"/>
    </style:style>
    <style:style style:name="T423" style:parent-style-name="Policepardéfaut" style:family="text">
      <style:text-properties style:font-name-complex="Times New Roman" fo:font-style="italic" style:font-style-asian="italic"/>
    </style:style>
    <style:style style:name="T424" style:parent-style-name="Policepardéfaut" style:family="text">
      <style:text-properties style:font-name-complex="Times New Roman" fo:font-style="italic" style:font-style-asian="italic"/>
    </style:style>
    <style:style style:name="T425" style:parent-style-name="Policepardéfaut" style:family="text">
      <style:text-properties style:font-name-complex="Times New Roman" fo:font-style="italic" style:font-style-asian="italic"/>
    </style:style>
    <style:style style:name="T426" style:parent-style-name="Policepardéfaut" style:family="text">
      <style:text-properties style:font-name-complex="Times New Roman"/>
    </style:style>
    <style:style style:name="T427" style:parent-style-name="Policepardéfaut" style:family="text">
      <style:text-properties style:font-name-complex="Times New Roman" fo:font-style="italic" style:font-style-asian="italic"/>
    </style:style>
    <style:style style:name="T428" style:parent-style-name="Policepardéfaut" style:family="text">
      <style:text-properties style:font-name-complex="Times New Roman"/>
    </style:style>
    <style:style style:name="T429" style:parent-style-name="Policepardéfaut" style:family="text">
      <style:text-properties fo:font-variant="normal"/>
    </style:style>
    <style:style style:name="P430" style:parent-style-name="quote.l" style:family="paragraph">
      <style:text-properties fo:font-style="italic" style:font-style-asian="italic"/>
    </style:style>
    <style:style style:name="P431" style:parent-style-name="quote.l" style:family="paragraph">
      <style:text-properties fo:font-style="italic" style:font-style-asian="italic"/>
    </style:style>
    <style:style style:name="P432" style:parent-style-name="quote.l" style:family="paragraph">
      <style:text-properties fo:font-style="italic" style:font-style-asian="italic"/>
    </style:style>
    <style:style style:name="P433" style:parent-style-name="quote.l" style:family="paragraph">
      <style:text-properties fo:font-style="italic" style:font-style-asian="italic"/>
    </style:style>
    <style:style style:name="P434" style:parent-style-name="quote.l" style:family="paragraph">
      <style:text-properties fo:font-style="italic" style:font-style-asian="italic"/>
    </style:style>
    <style:style style:name="P435" style:parent-style-name="quote.l" style:family="paragraph">
      <style:text-properties fo:font-style="italic" style:font-style-asian="italic"/>
    </style:style>
    <style:style style:name="P436" style:parent-style-name="quote.l" style:family="paragraph">
      <style:text-properties fo:font-style="italic" style:font-style-asian="italic"/>
    </style:style>
    <style:style style:name="P437" style:parent-style-name="quote.l" style:family="paragraph">
      <style:text-properties fo:font-style="italic" style:font-style-asian="italic"/>
    </style:style>
    <style:style style:name="P438" style:parent-style-name="quote.l" style:family="paragraph">
      <style:text-properties fo:font-style="italic" style:font-style-asian="italic"/>
    </style:style>
    <style:style style:name="P439" style:parent-style-name="quote.l" style:family="paragraph">
      <style:text-properties fo:font-style="italic" style:font-style-asian="italic"/>
    </style:style>
    <style:style style:name="P440" style:parent-style-name="quote.l" style:family="paragraph">
      <style:text-properties fo:font-style="italic" style:font-style-asian="italic"/>
    </style:style>
    <style:style style:name="P441" style:parent-style-name="quote.l" style:family="paragraph">
      <style:text-properties fo:font-style="italic" style:font-style-asian="italic"/>
    </style:style>
    <style:style style:name="P442" style:parent-style-name="quote.l" style:family="paragraph">
      <style:text-properties fo:font-style="italic" style:font-style-asian="italic"/>
    </style:style>
    <style:style style:name="P443" style:parent-style-name="quote.l" style:family="paragraph">
      <style:text-properties fo:font-style="italic" style:font-style-asian="italic"/>
    </style:style>
    <style:style style:name="P444" style:parent-style-name="quote.l" style:family="paragraph">
      <style:text-properties fo:font-style="italic" style:font-style-asian="italic"/>
    </style:style>
    <style:style style:name="P445" style:parent-style-name="quote.l" style:family="paragraph">
      <style:text-properties fo:font-style="italic" style:font-style-asian="italic"/>
    </style:style>
    <style:style style:name="P446" style:parent-style-name="quote.l" style:family="paragraph">
      <style:text-properties fo:font-style="italic" style:font-style-asian="italic"/>
    </style:style>
    <style:style style:name="P447" style:parent-style-name="quote.l" style:family="paragraph">
      <style:text-properties fo:font-style="italic" style:font-style-asian="italic"/>
    </style:style>
    <style:style style:name="P448" style:parent-style-name="quote.l" style:family="paragraph">
      <style:text-properties fo:font-style="italic" style:font-style-asian="italic"/>
    </style:style>
    <style:style style:name="T449" style:parent-style-name="Policepardéfaut" style:family="text">
      <style:text-properties fo:font-variant="small-caps"/>
    </style:style>
    <style:style style:name="T450" style:parent-style-name="Policepardéfaut" style:family="text">
      <style:text-properties fo:font-style="italic" style:font-style-asian="italic" fo:font-variant="normal"/>
    </style:style>
    <style:style style:name="T451" style:parent-style-name="Policepardéfaut" style:family="text">
      <style:text-properties fo:font-style="italic" style:font-style-asian="italic" fo:font-variant="normal"/>
    </style:style>
    <style:style style:name="T452" style:parent-style-name="Policepardéfaut" style:family="text">
      <style:text-properties fo:font-variant="normal"/>
    </style:style>
    <style:style style:name="T453" style:parent-style-name="Policepardéfaut" style:family="text">
      <style:text-properties fo:font-variant="normal"/>
    </style:style>
    <style:style style:name="T454" style:parent-style-name="Policepardéfaut" style:family="text">
      <style:text-properties fo:font-variant="normal"/>
    </style:style>
    <style:style style:name="T455" style:parent-style-name="Policepardéfaut" style:family="text">
      <style:text-properties fo:font-variant="small-caps"/>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variant="small-caps"/>
    </style:style>
    <style:style style:name="P459" style:parent-style-name="Corpsdetexte" style:family="paragraph">
      <style:paragraph-properties fo:text-indent="0.1666in"/>
    </style:style>
    <style:style style:name="T460" style:parent-style-name="Policepardéfaut" style:family="text">
      <style:text-properties style:font-name-complex="Times New Roman"/>
    </style:style>
    <style:style style:name="T461" style:parent-style-name="Policepardéfaut" style:family="text">
      <style:text-properties style:font-name-complex="Times New Roman"/>
    </style:style>
    <style:style style:name="T462" style:parent-style-name="Policepardéfaut" style:family="text">
      <style:text-properties style:font-name-complex="Times New Roman"/>
    </style:style>
    <style:style style:name="T463" style:parent-style-name="Policepardéfaut" style:family="text">
      <style:text-properties style:font-name-complex="Times New Roman"/>
    </style:style>
    <style:style style:name="T464" style:parent-style-name="Policepardéfaut" style:family="text">
      <style:text-properties style:font-name-complex="Times New Roman"/>
    </style:style>
    <style:style style:name="T465" style:parent-style-name="Policepardéfaut" style:family="text">
      <style:text-properties style:font-name-complex="Times New Roman"/>
    </style:style>
    <style:style style:name="T466" style:parent-style-name="Policepardéfaut" style:family="text">
      <style:text-properties style:font-name-complex="Times New Roman"/>
    </style:style>
    <style:style style:name="T467" style:parent-style-name="Policepardéfaut" style:family="text">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T470" style:parent-style-name="Policepardéfaut" style:family="text">
      <style:text-properties style:font-name-complex="Times New Roman"/>
    </style:style>
    <style:style style:name="T471" style:parent-style-name="Policepardéfaut" style:family="text">
      <style:text-properties style:font-name-complex="Times New Roman"/>
    </style:style>
    <style:style style:name="T472" style:parent-style-name="Policepardéfaut" style:family="text">
      <style:text-properties style:font-name-complex="Times New Roman"/>
    </style:style>
    <style:style style:name="T473" style:parent-style-name="Policepardéfaut" style:family="text">
      <style:text-properties style:font-name-complex="Times New Roman"/>
    </style:style>
    <style:style style:name="T474" style:parent-style-name="Policepardéfaut" style:family="text">
      <style:text-properties style:font-name-complex="Times New Roman"/>
    </style:style>
    <style:style style:name="T475" style:parent-style-name="Policepardéfaut" style:family="text">
      <style:text-properties style:font-name-complex="Times New Roman"/>
    </style:style>
    <style:style style:name="T476" style:parent-style-name="Policepardéfaut" style:family="text">
      <style:text-properties style:font-name-complex="Times New Roman"/>
    </style:style>
    <style:style style:name="T477" style:parent-style-name="Policepardéfaut" style:family="text">
      <style:text-properties style:font-name-complex="Times New Roman"/>
    </style:style>
    <style:style style:name="T478" style:parent-style-name="Policepardéfaut" style:family="text">
      <style:text-properties style:font-name-complex="Times New Roman"/>
    </style:style>
    <style:style style:name="T479" style:parent-style-name="Policepardéfaut" style:family="text">
      <style:text-properties style:font-name-complex="Times New Roman"/>
    </style:style>
    <style:style style:name="T480" style:parent-style-name="Policepardéfaut" style:family="text">
      <style:text-properties style:font-name-complex="Times New Roman"/>
    </style:style>
    <style:style style:name="T481" style:parent-style-name="Policepardéfaut" style:family="text">
      <style:text-properties style:font-name-complex="Times New Roman"/>
    </style:style>
    <style:style style:name="T482" style:parent-style-name="Policepardéfaut" style:family="text">
      <style:text-properties style:font-name-complex="Times New Roman"/>
    </style:style>
    <style:style style:name="T483" style:parent-style-name="Policepardéfaut" style:family="text">
      <style:text-properties style:font-name-complex="Times New Roman"/>
    </style:style>
    <style:style style:name="T484" style:parent-style-name="Policepardéfaut" style:family="text">
      <style:text-properties style:font-name-complex="Times New Roman"/>
    </style:style>
    <style:style style:name="T485" style:parent-style-name="Policepardéfaut" style:family="text">
      <style:text-properties style:font-name-complex="Times New Roman"/>
    </style:style>
    <style:style style:name="T486" style:parent-style-name="Policepardéfaut" style:family="text">
      <style:text-properties style:font-name-complex="Times New Roman"/>
    </style:style>
    <style:style style:name="T487" style:parent-style-name="Policepardéfaut" style:family="text">
      <style:text-properties style:font-name-complex="Times New Roman"/>
    </style:style>
    <style:style style:name="T488" style:parent-style-name="Policepardéfaut" style:family="text">
      <style:text-properties style:font-name-complex="Times New Roman"/>
    </style:style>
    <style:style style:name="T489" style:parent-style-name="Policepardéfaut" style:family="text">
      <style:text-properties style:font-name-complex="Times New Roman"/>
    </style:style>
    <style:style style:name="T490" style:parent-style-name="Policepardéfaut" style:family="text">
      <style:text-properties style:font-name-complex="Times New Roman"/>
    </style:style>
    <style:style style:name="T491" style:parent-style-name="Policepardéfaut" style:family="text">
      <style:text-properties style:font-name-complex="Times New Roman"/>
    </style:style>
    <style:style style:name="T492" style:parent-style-name="Policepardéfaut" style:family="text">
      <style:text-properties style:font-name-complex="Times New Roman"/>
    </style:style>
    <style:style style:name="T493" style:parent-style-name="Policepardéfaut" style:family="text">
      <style:text-properties style:font-name-complex="Times New Roman"/>
    </style:style>
    <style:style style:name="T494" style:parent-style-name="Policepardéfaut" style:family="text">
      <style:text-properties style:font-name-complex="Times New Roman"/>
    </style:style>
    <style:style style:name="T495" style:parent-style-name="Policepardéfaut" style:family="text">
      <style:text-properties style:font-name-complex="Times New Roman"/>
    </style:style>
    <style:style style:name="T496" style:parent-style-name="Policepardéfaut" style:family="text">
      <style:text-properties style:font-name-complex="Times New Roman"/>
    </style:style>
    <style:style style:name="T497" style:parent-style-name="Policepardéfaut" style:family="text">
      <style:text-properties style:font-name-complex="Times New Roman"/>
    </style:style>
    <style:style style:name="T498" style:parent-style-name="Policepardéfaut" style:family="text">
      <style:text-properties style:font-name-complex="Times New Roman"/>
    </style:style>
    <style:style style:name="T499" style:parent-style-name="Policepardéfaut" style:family="text">
      <style:text-properties style:font-name-complex="Times New Roman"/>
    </style:style>
    <style:style style:name="T500" style:parent-style-name="Policepardéfaut" style:family="text">
      <style:text-properties style:font-name-complex="Times New Roman"/>
    </style:style>
    <style:style style:name="T501" style:parent-style-name="Policepardéfaut" style:family="text">
      <style:text-properties style:font-name-complex="Times New Roman"/>
    </style:style>
    <style:style style:name="T502" style:parent-style-name="Policepardéfaut" style:family="text">
      <style:text-properties style:font-name-complex="Times New Roman"/>
    </style:style>
    <style:style style:name="T503" style:parent-style-name="Policepardéfaut" style:family="text">
      <style:text-properties style:font-name-complex="Times New Roman"/>
    </style:style>
    <style:style style:name="T504" style:parent-style-name="Policepardéfaut" style:family="text">
      <style:text-properties style:font-name-complex="Times New Roman"/>
    </style:style>
    <style:style style:name="T505" style:parent-style-name="Policepardéfaut" style:family="text">
      <style:text-properties style:font-name-complex="Times New Roman"/>
    </style:style>
    <style:style style:name="T506" style:parent-style-name="Policepardéfaut" style:family="text">
      <style:text-properties style:font-name-complex="Times New Roman"/>
    </style:style>
    <style:style style:name="T507" style:parent-style-name="Policepardéfaut" style:family="text">
      <style:text-properties style:font-name-complex="Times New Roman"/>
    </style:style>
    <style:style style:name="T508" style:parent-style-name="Policepardéfaut" style:family="text">
      <style:text-properties style:font-name-complex="Times New Roman"/>
    </style:style>
    <style:style style:name="T509" style:parent-style-name="Policepardéfaut" style:family="text">
      <style:text-properties style:font-name-complex="Times New Roman"/>
    </style:style>
    <style:style style:name="T510" style:parent-style-name="Policepardéfaut" style:family="text">
      <style:text-properties style:font-name-complex="Times New Roman"/>
    </style:style>
    <style:style style:name="T511" style:parent-style-name="Policepardéfaut" style:family="text">
      <style:text-properties style:font-name-complex="Times New Roman"/>
    </style:style>
    <style:style style:name="T512" style:parent-style-name="Policepardéfaut" style:family="text">
      <style:text-properties style:font-name-complex="Times New Roman"/>
    </style:style>
    <style:style style:name="T513" style:parent-style-name="Policepardéfaut" style:family="text">
      <style:text-properties style:font-name-complex="Times New Roman"/>
    </style:style>
    <style:style style:name="T514" style:parent-style-name="Policepardéfaut" style:family="text">
      <style:text-properties style:font-name-complex="Times New Roman"/>
    </style:style>
    <style:style style:name="T515" style:parent-style-name="Policepardéfaut" style:family="text">
      <style:text-properties style:font-name-complex="Times New Roman"/>
    </style:style>
    <style:style style:name="T516" style:parent-style-name="Policepardéfaut" style:family="text">
      <style:text-properties style:font-name-complex="Times New Roman"/>
    </style:style>
    <style:style style:name="T517" style:parent-style-name="Policepardéfaut" style:family="text">
      <style:text-properties style:font-name-complex="Times New Roman"/>
    </style:style>
    <style:style style:name="T518" style:parent-style-name="Policepardéfaut" style:family="text">
      <style:text-properties style:font-name-complex="Times New Roman"/>
    </style:style>
    <style:style style:name="T519" style:parent-style-name="Policepardéfaut" style:family="text">
      <style:text-properties style:font-name-complex="Times New Roman"/>
    </style:style>
    <style:style style:name="T520" style:parent-style-name="Policepardéfaut" style:family="text">
      <style:text-properties style:font-name-complex="Times New Roman"/>
    </style:style>
    <style:style style:name="T521" style:parent-style-name="Policepardéfaut" style:family="text">
      <style:text-properties style:font-name-complex="Times New Roman"/>
    </style:style>
    <style:style style:name="T522" style:parent-style-name="Policepardéfaut" style:family="text">
      <style:text-properties style:font-name-complex="Times New Roman"/>
    </style:style>
    <style:style style:name="T523" style:parent-style-name="Policepardéfaut" style:family="text">
      <style:text-properties style:font-name-complex="Times New Roman"/>
    </style:style>
    <style:style style:name="T524" style:parent-style-name="Policepardéfaut" style:family="text">
      <style:text-properties style:font-name-complex="Times New Roman"/>
    </style:style>
    <style:style style:name="T525" style:parent-style-name="Policepardéfaut" style:family="text">
      <style:text-properties style:font-name-complex="Times New Roman"/>
    </style:style>
    <style:style style:name="T526" style:parent-style-name="Policepardéfaut" style:family="text">
      <style:text-properties style:font-name-complex="Times New Roman"/>
    </style:style>
    <style:style style:name="T527" style:parent-style-name="Policepardéfaut" style:family="text">
      <style:text-properties style:font-name-complex="Times New Roman"/>
    </style:style>
    <style:style style:name="T528" style:parent-style-name="Policepardéfaut" style:family="text">
      <style:text-properties style:font-name-complex="Times New Roman"/>
    </style:style>
    <style:style style:name="T529" style:parent-style-name="Policepardéfaut" style:family="text">
      <style:text-properties style:font-name-complex="Times New Roman"/>
    </style:style>
    <style:style style:name="T530" style:parent-style-name="Policepardéfaut" style:family="text">
      <style:text-properties style:font-name-complex="Times New Roman"/>
    </style:style>
    <style:style style:name="T531" style:parent-style-name="Policepardéfaut" style:family="text">
      <style:text-properties style:font-name-complex="Times New Roman"/>
    </style:style>
    <style:style style:name="T532" style:parent-style-name="Policepardéfaut" style:family="text">
      <style:text-properties style:font-name-complex="Times New Roman"/>
    </style:style>
    <style:style style:name="T533" style:parent-style-name="Policepardéfaut" style:family="text">
      <style:text-properties style:font-name-complex="Times New Roman"/>
    </style:style>
    <style:style style:name="T534" style:parent-style-name="Policepardéfaut" style:family="text">
      <style:text-properties style:font-name-complex="Times New Roman"/>
    </style:style>
    <style:style style:name="T535" style:parent-style-name="Policepardéfaut" style:family="text">
      <style:text-properties style:font-name-complex="Times New Roman"/>
    </style:style>
    <style:style style:name="T536" style:parent-style-name="Policepardéfaut" style:family="text">
      <style:text-properties style:font-name-complex="Times New Roman"/>
    </style:style>
    <style:style style:name="T537" style:parent-style-name="Policepardéfaut" style:family="text">
      <style:text-properties style:font-name-complex="Times New Roman"/>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style:style>
    <style:style style:name="T540" style:parent-style-name="Policepardéfaut" style:family="text">
      <style:text-properties style:font-name-complex="Times New Roman"/>
    </style:style>
    <style:style style:name="T541" style:parent-style-name="Policepardéfaut" style:family="text">
      <style:text-properties style:font-name-complex="Times New Roman"/>
    </style:style>
    <style:style style:name="T542" style:parent-style-name="Policepardéfaut" style:family="text">
      <style:text-properties style:font-name-complex="Times New Roman"/>
    </style:style>
    <style:style style:name="T543" style:parent-style-name="Policepardéfaut" style:family="text">
      <style:text-properties style:font-name-complex="Times New Roman"/>
    </style:style>
    <style:style style:name="T544" style:parent-style-name="Policepardéfaut" style:family="text">
      <style:text-properties style:font-name-complex="Times New Roman"/>
    </style:style>
    <style:style style:name="T545" style:parent-style-name="Policepardéfaut" style:family="text">
      <style:text-properties style:font-name-complex="Times New Roman"/>
    </style:style>
    <style:style style:name="T546" style:parent-style-name="Policepardéfaut" style:family="text">
      <style:text-properties style:font-name-complex="Times New Roman"/>
    </style:style>
    <style:style style:name="T547" style:parent-style-name="Policepardéfaut" style:family="text">
      <style:text-properties style:font-name-complex="Times New Roman"/>
    </style:style>
    <style:style style:name="T548" style:parent-style-name="Policepardéfaut" style:family="text">
      <style:text-properties style:font-name-complex="Times New Roman"/>
    </style:style>
    <style:style style:name="T549" style:parent-style-name="Policepardéfaut" style:family="text">
      <style:text-properties style:font-name-complex="Times New Roman"/>
    </style:style>
    <style:style style:name="T550" style:parent-style-name="Policepardéfaut" style:family="text">
      <style:text-properties style:font-name-complex="Times New Roman"/>
    </style:style>
    <style:style style:name="T551" style:parent-style-name="Policepardéfaut" style:family="text">
      <style:text-properties style:font-name-complex="Times New Roman"/>
    </style:style>
    <style:style style:name="T552" style:parent-style-name="Policepardéfaut" style:family="text">
      <style:text-properties style:font-name-complex="Times New Roman"/>
    </style:style>
    <style:style style:name="T553" style:parent-style-name="Policepardéfaut" style:family="text">
      <style:text-properties style:font-name-complex="Times New Roman"/>
    </style:style>
    <style:style style:name="T554" style:parent-style-name="Policepardéfaut" style:family="text">
      <style:text-properties style:font-name-complex="Times New Roman"/>
    </style:style>
    <style:style style:name="T555" style:parent-style-name="Policepardéfaut" style:family="text">
      <style:text-properties style:font-name-complex="Times New Roman"/>
    </style:style>
    <style:style style:name="T556" style:parent-style-name="Policepardéfaut" style:family="text">
      <style:text-properties style:font-name-complex="Times New Roman"/>
    </style:style>
    <style:style style:name="T557" style:parent-style-name="Policepardéfaut" style:family="text">
      <style:text-properties style:font-name-complex="Times New Roman"/>
    </style:style>
    <style:style style:name="T558" style:parent-style-name="Policepardéfaut" style:family="text">
      <style:text-properties style:font-name-complex="Times New Roman"/>
    </style:style>
    <style:style style:name="T559" style:parent-style-name="Policepardéfaut" style:family="text">
      <style:text-properties style:font-name-complex="Times New Roman"/>
    </style:style>
    <style:style style:name="T560" style:parent-style-name="Policepardéfaut" style:family="text">
      <style:text-properties style:font-name-complex="Times New Roman"/>
    </style:style>
    <style:style style:name="T561" style:parent-style-name="Policepardéfaut" style:family="text">
      <style:text-properties style:font-name-complex="Times New Roman"/>
    </style:style>
    <style:style style:name="T562" style:parent-style-name="Policepardéfaut" style:family="text">
      <style:text-properties style:font-name-complex="Times New Roman"/>
    </style:style>
    <style:style style:name="T563" style:parent-style-name="Policepardéfaut" style:family="text">
      <style:text-properties style:font-name-complex="Times New Roman"/>
    </style:style>
    <style:style style:name="T564" style:parent-style-name="Policepardéfaut" style:family="text">
      <style:text-properties style:font-name-complex="Times New Roman"/>
    </style:style>
    <style:style style:name="T565" style:parent-style-name="Policepardéfaut" style:family="text">
      <style:text-properties style:font-name-complex="Times New Roman"/>
    </style:style>
    <style:style style:name="T566" style:parent-style-name="Policepardéfaut" style:family="text">
      <style:text-properties style:font-name-complex="Times New Roman"/>
    </style:style>
    <style:style style:name="T567" style:parent-style-name="Policepardéfaut" style:family="text">
      <style:text-properties style:font-name-complex="Times New Roman"/>
    </style:style>
    <style:style style:name="T568" style:parent-style-name="Policepardéfaut" style:family="text">
      <style:text-properties style:font-name-complex="Times New Roman"/>
    </style:style>
    <style:style style:name="T569" style:parent-style-name="Policepardéfaut" style:family="text">
      <style:text-properties style:font-name-complex="Times New Roman"/>
    </style:style>
    <style:style style:name="T570" style:parent-style-name="Policepardéfaut" style:family="text">
      <style:text-properties style:font-name-complex="Times New Roman"/>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style:font-name-complex="Times New Roman"/>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Policepardéfaut" style:family="text">
      <style:text-properties style:font-name-complex="Times New Roman"/>
    </style:style>
    <style:style style:name="T579" style:parent-style-name="Policepardéfaut" style:family="text">
      <style:text-properties style:font-name-complex="Times New Roman"/>
    </style:style>
    <style:style style:name="T580" style:parent-style-name="Policepardéfaut" style:family="text">
      <style:text-properties style:font-name-complex="Times New Roman"/>
    </style:style>
    <style:style style:name="T581" style:parent-style-name="Policepardéfaut" style:family="text">
      <style:text-properties style:font-name-complex="Times New Roman"/>
    </style:style>
    <style:style style:name="T582" style:parent-style-name="Policepardéfaut" style:family="text">
      <style:text-properties style:font-name-complex="Times New Roman"/>
    </style:style>
    <style:style style:name="T583" style:parent-style-name="Policepardéfaut" style:family="text">
      <style:text-properties style:font-name-complex="Times New Roman"/>
    </style:style>
    <style:style style:name="T584" style:parent-style-name="Policepardéfaut" style:family="text">
      <style:text-properties style:font-name-complex="Times New Roman"/>
    </style:style>
    <style:style style:name="T585" style:parent-style-name="Policepardéfaut" style:family="text">
      <style:text-properties style:font-name-complex="Times New Roman"/>
    </style:style>
    <style:style style:name="T586" style:parent-style-name="Policepardéfaut" style:family="text">
      <style:text-properties style:font-name-complex="Times New Roman"/>
    </style:style>
    <style:style style:name="T587" style:parent-style-name="Policepardéfaut" style:family="text">
      <style:text-properties style:font-name-complex="Times New Roman"/>
    </style:style>
    <style:style style:name="T588" style:parent-style-name="pb" style:family="text">
      <style:text-properties style:text-position="0% 100%"/>
    </style:style>
    <style:style style:name="T589" style:parent-style-name="Policepardéfaut" style:family="text">
      <style:text-properties style:font-name-complex="Times New Roman"/>
    </style:style>
    <style:style style:name="T590" style:parent-style-name="Policepardéfaut" style:family="text">
      <style:text-properties style:font-name-complex="Times New Roman"/>
    </style:style>
    <style:style style:name="T591" style:parent-style-name="Policepardéfaut" style:family="text">
      <style:text-properties style:font-name-complex="Times New Roman"/>
    </style:style>
    <style:style style:name="T592" style:parent-style-name="Policepardéfaut" style:family="text">
      <style:text-properties style:font-name-complex="Times New Roman"/>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style:style>
    <style:style style:name="T595" style:parent-style-name="Policepardéfaut" style:family="text">
      <style:text-properties style:font-name-complex="Times New Roman"/>
    </style:style>
    <style:style style:name="T596" style:parent-style-name="Policepardéfaut" style:family="text">
      <style:text-properties style:font-name-complex="Times New Roman"/>
    </style:style>
    <style:style style:name="T597" style:parent-style-name="Policepardéfaut" style:family="text">
      <style:text-properties style:font-name-complex="Times New Roman"/>
    </style:style>
    <style:style style:name="T598" style:parent-style-name="Policepardéfaut" style:family="text">
      <style:text-properties style:font-name-complex="Times New Roman"/>
    </style:style>
    <style:style style:name="T599" style:parent-style-name="Policepardéfaut" style:family="text">
      <style:text-properties style:font-name-complex="Times New Roman"/>
    </style:style>
    <style:style style:name="T600" style:parent-style-name="Policepardéfaut" style:family="text">
      <style:text-properties style:font-name-complex="Times New Roman"/>
    </style:style>
    <style:style style:name="T601" style:parent-style-name="Policepardéfaut" style:family="text">
      <style:text-properties style:font-name-complex="Times New Roman"/>
    </style:style>
    <style:style style:name="T602" style:parent-style-name="Policepardéfaut" style:family="text">
      <style:text-properties style:font-name-complex="Times New Roman"/>
    </style:style>
    <style:style style:name="T603" style:parent-style-name="Policepardéfaut" style:family="text">
      <style:text-properties style:font-name-complex="Times New Roman"/>
    </style:style>
    <style:style style:name="T604" style:parent-style-name="Policepardéfaut" style:family="text">
      <style:text-properties style:font-name-complex="Times New Roman"/>
    </style:style>
    <style:style style:name="T605" style:parent-style-name="Policepardéfaut" style:family="text">
      <style:text-properties style:font-name-complex="Times New Roman"/>
    </style:style>
    <style:style style:name="T606" style:parent-style-name="Policepardéfaut" style:family="text">
      <style:text-properties style:font-name-complex="Times New Roman"/>
    </style:style>
    <style:style style:name="T607" style:parent-style-name="Policepardéfaut" style:family="text">
      <style:text-properties style:font-name-complex="Times New Roman"/>
    </style:style>
    <style:style style:name="T608" style:parent-style-name="Policepardéfaut" style:family="text">
      <style:text-properties style:font-name-complex="Times New Roman"/>
    </style:style>
    <style:style style:name="T609" style:parent-style-name="Policepardéfaut" style:family="text">
      <style:text-properties style:font-name-complex="Times New Roman"/>
    </style:style>
    <style:style style:name="T610" style:parent-style-name="Policepardéfaut" style:family="text">
      <style:text-properties style:font-name-complex="Times New Roman"/>
    </style:style>
    <style:style style:name="T611" style:parent-style-name="Policepardéfaut" style:family="text">
      <style:text-properties style:font-name-complex="Times New Roman"/>
    </style:style>
    <style:style style:name="T612" style:parent-style-name="Policepardéfaut" style:family="text">
      <style:text-properties style:font-name-complex="Times New Roman"/>
    </style:style>
    <style:style style:name="T613" style:parent-style-name="Policepardéfaut" style:family="text">
      <style:text-properties style:font-name-complex="Times New Roman"/>
    </style:style>
    <style:style style:name="T614" style:parent-style-name="Policepardéfaut" style:family="text">
      <style:text-properties style:font-name-complex="Times New Roman"/>
    </style:style>
    <style:style style:name="T615" style:parent-style-name="Policepardéfaut" style:family="text">
      <style:text-properties style:font-name-complex="Times New Roman"/>
    </style:style>
    <style:style style:name="T616" style:parent-style-name="Policepardéfaut" style:family="text">
      <style:text-properties style:font-name-complex="Times New Roman"/>
    </style:style>
    <style:style style:name="T617" style:parent-style-name="Policepardéfaut" style:family="text">
      <style:text-properties style:font-name-complex="Times New Roman"/>
    </style:style>
    <style:style style:name="T618" style:parent-style-name="Policepardéfaut" style:family="text">
      <style:text-properties style:font-name-complex="Times New Roman"/>
    </style:style>
    <style:style style:name="T619" style:parent-style-name="Policepardéfaut" style:family="text">
      <style:text-properties style:font-name-complex="Times New Roman"/>
    </style:style>
    <style:style style:name="T620" style:parent-style-name="Policepardéfaut" style:family="text">
      <style:text-properties style:font-name-complex="Times New Roman"/>
    </style:style>
    <style:style style:name="T621" style:parent-style-name="Policepardéfaut" style:family="text">
      <style:text-properties style:font-name-complex="Times New Roman"/>
    </style:style>
    <style:style style:name="T622" style:parent-style-name="Policepardéfaut" style:family="text">
      <style:text-properties style:font-name-complex="Times New Roman"/>
    </style:style>
    <style:style style:name="T623" style:parent-style-name="Policepardéfaut" style:family="text">
      <style:text-properties style:font-name-complex="Times New Roman"/>
    </style:style>
    <style:style style:name="T624" style:parent-style-name="Policepardéfaut" style:family="text">
      <style:text-properties style:font-name-complex="Times New Roman"/>
    </style:style>
    <style:style style:name="T625" style:parent-style-name="Policepardéfaut" style:family="text">
      <style:text-properties style:font-name-complex="Times New Roman"/>
    </style:style>
    <style:style style:name="T626" style:parent-style-name="Policepardéfaut" style:family="text">
      <style:text-properties style:font-name-complex="Times New Roman"/>
    </style:style>
    <style:style style:name="T627" style:parent-style-name="Policepardéfaut" style:family="text">
      <style:text-properties style:font-name-complex="Times New Roman"/>
    </style:style>
    <style:style style:name="T628" style:parent-style-name="Policepardéfaut" style:family="text">
      <style:text-properties style:font-name-complex="Times New Roman"/>
    </style:style>
    <style:style style:name="T629" style:parent-style-name="Policepardéfaut" style:family="text">
      <style:text-properties style:font-name-complex="Times New Roman"/>
    </style:style>
    <style:style style:name="T630" style:parent-style-name="Policepardéfaut" style:family="text">
      <style:text-properties style:font-name-complex="Times New Roman"/>
    </style:style>
    <style:style style:name="T631" style:parent-style-name="Policepardéfaut" style:family="text">
      <style:text-properties style:font-name-complex="Times New Roman"/>
    </style:style>
    <style:style style:name="T632" style:parent-style-name="Policepardéfaut" style:family="text">
      <style:text-properties style:font-name-complex="Times New Roman"/>
    </style:style>
    <style:style style:name="T633" style:parent-style-name="Policepardéfaut" style:family="text">
      <style:text-properties style:font-name-complex="Times New Roman"/>
    </style:style>
    <style:style style:name="T634" style:parent-style-name="Policepardéfaut" style:family="text">
      <style:text-properties style:font-name-complex="Times New Roman"/>
    </style:style>
    <style:style style:name="T635" style:parent-style-name="Policepardéfaut" style:family="text">
      <style:text-properties style:font-name-complex="Times New Roman"/>
    </style:style>
    <style:style style:name="T636" style:parent-style-name="Policepardéfaut" style:family="text">
      <style:text-properties style:font-name-complex="Times New Roman"/>
    </style:style>
    <style:style style:name="T637" style:parent-style-name="Policepardéfaut" style:family="text">
      <style:text-properties style:font-name-complex="Times New Roman"/>
    </style:style>
    <style:style style:name="T638" style:parent-style-name="Policepardéfaut" style:family="text">
      <style:text-properties style:font-name-complex="Times New Roman"/>
    </style:style>
    <style:style style:name="T639" style:parent-style-name="Policepardéfaut" style:family="text">
      <style:text-properties style:font-name-complex="Times New Roman"/>
    </style:style>
    <style:style style:name="T640" style:parent-style-name="Policepardéfaut" style:family="text">
      <style:text-properties style:font-name-complex="Times New Roman"/>
    </style:style>
    <style:style style:name="T641" style:parent-style-name="Policepardéfaut" style:family="text">
      <style:text-properties style:font-name-complex="Times New Roman"/>
    </style:style>
    <style:style style:name="T642" style:parent-style-name="Policepardéfaut" style:family="text">
      <style:text-properties style:font-name-complex="Times New Roman"/>
    </style:style>
    <style:style style:name="T643" style:parent-style-name="Policepardéfaut" style:family="text">
      <style:text-properties style:font-name-complex="Times New Roman"/>
    </style:style>
    <style:style style:name="T644" style:parent-style-name="Policepardéfaut" style:family="text">
      <style:text-properties style:font-name-complex="Times New Roman"/>
    </style:style>
    <style:style style:name="T645" style:parent-style-name="Policepardéfaut" style:family="text">
      <style:text-properties style:font-name-complex="Times New Roman"/>
    </style:style>
    <style:style style:name="T646" style:parent-style-name="Policepardéfaut" style:family="text">
      <style:text-properties style:font-name-complex="Times New Roman"/>
    </style:style>
    <style:style style:name="T647" style:parent-style-name="Policepardéfaut" style:family="text">
      <style:text-properties style:font-name-complex="Times New Roman"/>
    </style:style>
    <style:style style:name="T648" style:parent-style-name="Policepardéfaut" style:family="text">
      <style:text-properties style:font-name-complex="Times New Roman"/>
    </style:style>
    <style:style style:name="T649" style:parent-style-name="Policepardéfaut" style:family="text">
      <style:text-properties style:font-name-complex="Times New Roman"/>
    </style:style>
    <style:style style:name="T650" style:parent-style-name="Policepardéfaut" style:family="text">
      <style:text-properties style:font-name-complex="Times New Roman"/>
    </style:style>
    <style:style style:name="T651" style:parent-style-name="Policepardéfaut" style:family="text">
      <style:text-properties style:font-name-complex="Times New Roman"/>
    </style:style>
    <style:style style:name="T652" style:parent-style-name="Policepardéfaut" style:family="text">
      <style:text-properties style:font-name-complex="Times New Roman"/>
    </style:style>
    <style:style style:name="T653" style:parent-style-name="Policepardéfaut" style:family="text">
      <style:text-properties style:font-name-complex="Times New Roman"/>
    </style:style>
    <style:style style:name="T654" style:parent-style-name="Policepardéfaut" style:family="text">
      <style:text-properties style:font-name-complex="Times New Roman"/>
    </style:style>
    <style:style style:name="T655" style:parent-style-name="Policepardéfaut" style:family="text">
      <style:text-properties style:font-name-complex="Times New Roman"/>
    </style:style>
    <style:style style:name="T656" style:parent-style-name="Policepardéfaut" style:family="text">
      <style:text-properties style:font-name-complex="Times New Roman"/>
    </style:style>
    <style:style style:name="T657" style:parent-style-name="Policepardéfaut" style:family="text">
      <style:text-properties style:font-name-complex="Times New Roman"/>
    </style:style>
    <style:style style:name="T658" style:parent-style-name="Policepardéfaut" style:family="text">
      <style:text-properties style:font-name-complex="Times New Roman"/>
    </style:style>
    <style:style style:name="T659" style:parent-style-name="Policepardéfaut" style:family="text">
      <style:text-properties style:font-name-complex="Times New Roman"/>
    </style:style>
    <style:style style:name="T660" style:parent-style-name="Policepardéfaut" style:family="text">
      <style:text-properties style:font-name-complex="Times New Roman"/>
    </style:style>
    <style:style style:name="T661" style:parent-style-name="Policepardéfaut" style:family="text">
      <style:text-properties style:font-name-complex="Times New Roman"/>
    </style:style>
    <style:style style:name="T662" style:parent-style-name="Policepardéfaut" style:family="text">
      <style:text-properties style:font-name-complex="Times New Roman"/>
    </style:style>
    <style:style style:name="T663" style:parent-style-name="Policepardéfaut" style:family="text">
      <style:text-properties style:font-name-complex="Times New Roman"/>
    </style:style>
    <style:style style:name="T664" style:parent-style-name="Policepardéfaut" style:family="text">
      <style:text-properties style:font-name-complex="Times New Roman"/>
    </style:style>
    <style:style style:name="T665" style:parent-style-name="Policepardéfaut" style:family="text">
      <style:text-properties style:font-name-complex="Times New Roman"/>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T670" style:parent-style-name="Policepardéfaut" style:family="text">
      <style:text-properties style:font-name-complex="Times New Roman"/>
    </style:style>
    <style:style style:name="T671" style:parent-style-name="Policepardéfaut" style:family="text">
      <style:text-properties style:font-name-complex="Times New Roman"/>
    </style:style>
    <style:style style:name="T672" style:parent-style-name="Policepardéfaut" style:family="text">
      <style:text-properties style:font-name-complex="Times New Roman"/>
    </style:style>
    <style:style style:name="T673" style:parent-style-name="Policepardéfaut" style:family="text">
      <style:text-properties style:font-name-complex="Times New Roman"/>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style:style>
    <style:style style:name="T676" style:parent-style-name="Policepardéfaut" style:family="text">
      <style:text-properties style:font-name-complex="Times New Roman"/>
    </style:style>
    <style:style style:name="T677" style:parent-style-name="Policepardéfaut" style:family="text">
      <style:text-properties style:font-name-complex="Times New Roman"/>
    </style:style>
    <style:style style:name="T678" style:parent-style-name="Policepardéfaut" style:family="text">
      <style:text-properties style:font-name-complex="Times New Roman"/>
    </style:style>
    <style:style style:name="T679" style:parent-style-name="Policepardéfaut" style:family="text">
      <style:text-properties style:font-name-complex="Times New Roman"/>
    </style:style>
    <style:style style:name="T680" style:parent-style-name="Policepardéfaut" style:family="text">
      <style:text-properties style:font-name-complex="Times New Roman"/>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T684" style:parent-style-name="Policepardéfaut" style:family="text">
      <style:text-properties style:font-name-complex="Times New Roman"/>
    </style:style>
    <style:style style:name="T685" style:parent-style-name="Policepardéfaut" style:family="text">
      <style:text-properties style:font-name-complex="Times New Roman"/>
    </style:style>
    <style:style style:name="T686" style:parent-style-name="Policepardéfaut" style:family="text">
      <style:text-properties style:font-name-complex="Times New Roman"/>
    </style:style>
    <style:style style:name="T687" style:parent-style-name="Policepardéfaut" style:family="text">
      <style:text-properties style:font-name-complex="Times New Roman"/>
    </style:style>
    <style:style style:name="T688" style:parent-style-name="Policepardéfaut" style:family="text">
      <style:text-properties style:font-name-complex="Times New Roman"/>
    </style:style>
    <style:style style:name="T689" style:parent-style-name="Policepardéfaut" style:family="text">
      <style:text-properties style:font-name-complex="Times New Roman"/>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Policepardéfaut" style:family="text">
      <style:text-properties style:font-name-complex="Times New Roman"/>
    </style:style>
    <style:style style:name="T695" style:parent-style-name="Policepardéfaut" style:family="text">
      <style:text-properties style:font-name-complex="Times New Roman"/>
    </style:style>
    <style:style style:name="T696" style:parent-style-name="Policepardéfaut" style:family="text">
      <style:text-properties style:font-name-complex="Times New Roman"/>
    </style:style>
    <style:style style:name="T697" style:parent-style-name="Policepardéfaut" style:family="text">
      <style:text-properties style:font-name-complex="Times New Roman"/>
    </style:style>
    <style:style style:name="T698" style:parent-style-name="Policepardéfaut" style:family="text">
      <style:text-properties style:font-name-complex="Times New Roman"/>
    </style:style>
    <style:style style:name="T699" style:parent-style-name="Policepardéfaut" style:family="text">
      <style:text-properties style:font-name-complex="Times New Roman"/>
    </style:style>
    <style:style style:name="T700" style:parent-style-name="Policepardéfaut" style:family="text">
      <style:text-properties style:font-name-complex="Times New Roman"/>
    </style:style>
    <style:style style:name="T701" style:parent-style-name="Policepardéfaut" style:family="text">
      <style:text-properties style:font-name-complex="Times New Roman"/>
    </style:style>
    <style:style style:name="T702" style:parent-style-name="Policepardéfaut" style:family="text">
      <style:text-properties style:font-name-complex="Times New Roman"/>
    </style:style>
    <style:style style:name="T703" style:parent-style-name="Policepardéfaut" style:family="text">
      <style:text-properties style:font-name-complex="Times New Roman"/>
    </style:style>
    <style:style style:name="T704" style:parent-style-name="Policepardéfaut" style:family="text">
      <style:text-properties style:font-name-complex="Times New Roman"/>
    </style:style>
    <style:style style:name="T705" style:parent-style-name="Policepardéfaut" style:family="text">
      <style:text-properties style:font-name-complex="Times New Roman"/>
    </style:style>
    <style:style style:name="T706" style:parent-style-name="Policepardéfaut" style:family="text">
      <style:text-properties style:font-name-complex="Times New Roman"/>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Policepardéfaut" style:family="text">
      <style:text-properties style:font-name-complex="Times New Roman"/>
    </style:style>
    <style:style style:name="T712" style:parent-style-name="Policepardéfaut" style:family="text">
      <style:text-properties style:font-name-complex="Times New Roman"/>
    </style:style>
    <style:style style:name="T713" style:parent-style-name="Policepardéfaut" style:family="text">
      <style:text-properties style:font-name-complex="Times New Roman"/>
    </style:style>
    <style:style style:name="T714" style:parent-style-name="Policepardéfaut" style:family="text">
      <style:text-properties style:font-name-complex="Times New Roman"/>
    </style:style>
    <style:style style:name="T715" style:parent-style-name="Policepardéfaut" style:family="text">
      <style:text-properties style:font-name-complex="Times New Roman"/>
    </style:style>
    <style:style style:name="T716" style:parent-style-name="Policepardéfaut" style:family="text">
      <style:text-properties style:font-name-complex="Times New Roman"/>
    </style:style>
    <style:style style:name="T717" style:parent-style-name="Policepardéfaut" style:family="text">
      <style:text-properties style:font-name-complex="Times New Roman"/>
    </style:style>
    <style:style style:name="T718" style:parent-style-name="Policepardéfaut" style:family="text">
      <style:text-properties style:font-name-complex="Times New Roman"/>
    </style:style>
    <style:style style:name="T719" style:parent-style-name="Policepardéfaut" style:family="text">
      <style:text-properties style:font-name-complex="Times New Roman"/>
    </style:style>
    <style:style style:name="T720" style:parent-style-name="Policepardéfaut" style:family="text">
      <style:text-properties style:font-name-complex="Times New Roman"/>
    </style:style>
    <style:style style:name="T721" style:parent-style-name="Policepardéfaut" style:family="text">
      <style:text-properties style:font-name-complex="Times New Roman"/>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style:style>
    <style:style style:name="T725" style:parent-style-name="Policepardéfaut" style:family="text">
      <style:text-properties style:font-name-complex="Times New Roman"/>
    </style:style>
    <style:style style:name="T726" style:parent-style-name="Policepardéfaut" style:family="text">
      <style:text-properties style:font-name-complex="Times New Roman"/>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style:style>
    <style:style style:name="T729" style:parent-style-name="Policepardéfaut" style:family="text">
      <style:text-properties style:font-name-complex="Times New Roman"/>
    </style:style>
    <style:style style:name="T730" style:parent-style-name="Policepardéfaut" style:family="text">
      <style:text-properties style:font-name-complex="Times New Roman"/>
    </style:style>
    <style:style style:name="T731" style:parent-style-name="Policepardéfaut" style:family="text">
      <style:text-properties style:font-name-complex="Times New Roman"/>
    </style:style>
    <style:style style:name="T732" style:parent-style-name="Policepardéfaut" style:family="text">
      <style:text-properties style:font-name-complex="Times New Roman"/>
    </style:style>
    <style:style style:name="T733" style:parent-style-name="Policepardéfaut" style:family="text">
      <style:text-properties style:font-name-complex="Times New Roman"/>
    </style:style>
    <style:style style:name="T734" style:parent-style-name="Policepardéfaut" style:family="text">
      <style:text-properties style:font-name-complex="Times New Roman"/>
    </style:style>
    <style:style style:name="T735" style:parent-style-name="Policepardéfaut" style:family="text">
      <style:text-properties style:font-name-complex="Times New Roman"/>
    </style:style>
    <style:style style:name="T736" style:parent-style-name="Policepardéfaut" style:family="text">
      <style:text-properties style:font-name-complex="Times New Roman"/>
    </style:style>
    <style:style style:name="T737" style:parent-style-name="Policepardéfaut" style:family="text">
      <style:text-properties style:font-name-complex="Times New Roman"/>
    </style:style>
    <style:style style:name="T738" style:parent-style-name="Policepardéfaut" style:family="text">
      <style:text-properties style:font-name-complex="Times New Roman"/>
    </style:style>
    <style:style style:name="T739" style:parent-style-name="Policepardéfaut" style:family="text">
      <style:text-properties style:font-name-complex="Times New Roman"/>
    </style:style>
    <style:style style:name="T740" style:parent-style-name="Policepardéfaut" style:family="text">
      <style:text-properties style:font-name-complex="Times New Roman"/>
    </style:style>
    <style:style style:name="T741" style:parent-style-name="Policepardéfaut" style:family="text">
      <style:text-properties style:font-name-complex="Times New Roman"/>
    </style:style>
    <style:style style:name="T742" style:parent-style-name="Policepardéfaut" style:family="text">
      <style:text-properties style:font-name-complex="Times New Roman"/>
    </style:style>
    <style:style style:name="T743" style:parent-style-name="Policepardéfaut" style:family="text">
      <style:text-properties style:font-name-complex="Times New Roman"/>
    </style:style>
    <style:style style:name="T744" style:parent-style-name="Policepardéfaut" style:family="text">
      <style:text-properties style:font-name-complex="Times New Roman"/>
    </style:style>
    <style:style style:name="T745" style:parent-style-name="Policepardéfaut" style:family="text">
      <style:text-properties style:font-name-complex="Times New Roman"/>
    </style:style>
    <style:style style:name="T746" style:parent-style-name="Policepardéfaut" style:family="text">
      <style:text-properties style:font-name-complex="Times New Roman"/>
    </style:style>
    <style:style style:name="T747" style:parent-style-name="Policepardéfaut" style:family="text">
      <style:text-properties style:font-name-complex="Times New Roman"/>
    </style:style>
    <style:style style:name="T748" style:parent-style-name="Policepardéfaut" style:family="text">
      <style:text-properties style:font-name-complex="Times New Roman"/>
    </style:style>
    <style:style style:name="T749" style:parent-style-name="Policepardéfaut" style:family="text">
      <style:text-properties style:font-name-complex="Times New Roman"/>
    </style:style>
    <style:style style:name="T750" style:parent-style-name="Policepardéfaut" style:family="text">
      <style:text-properties style:font-name-complex="Times New Roman"/>
    </style:style>
    <style:style style:name="T751" style:parent-style-name="Policepardéfaut" style:family="text">
      <style:text-properties style:font-name-complex="Times New Roman"/>
    </style:style>
    <style:style style:name="T752" style:parent-style-name="Policepardéfaut" style:family="text">
      <style:text-properties style:font-name-complex="Times New Roman"/>
    </style:style>
    <style:style style:name="T753" style:parent-style-name="Policepardéfaut" style:family="text">
      <style:text-properties style:font-name-complex="Times New Roman"/>
    </style:style>
    <style:style style:name="T754" style:parent-style-name="Policepardéfaut" style:family="text">
      <style:text-properties style:font-name-complex="Times New Roman"/>
    </style:style>
    <style:style style:name="T755" style:parent-style-name="Policepardéfaut" style:family="text">
      <style:text-properties style:font-name-complex="Times New Roman"/>
    </style:style>
    <style:style style:name="T756" style:parent-style-name="Policepardéfaut" style:family="text">
      <style:text-properties style:font-name-complex="Times New Roman"/>
    </style:style>
    <style:style style:name="T757" style:parent-style-name="Policepardéfaut" style:family="text">
      <style:text-properties style:font-name-complex="Times New Roman"/>
    </style:style>
    <style:style style:name="T758" style:parent-style-name="Policepardéfaut" style:family="text">
      <style:text-properties style:font-name-complex="Times New Roman"/>
    </style:style>
    <style:style style:name="T759" style:parent-style-name="Policepardéfaut" style:family="text">
      <style:text-properties style:font-name-complex="Times New Roman"/>
    </style:style>
    <style:style style:name="T760" style:parent-style-name="Policepardéfaut" style:family="text">
      <style:text-properties style:font-name-complex="Times New Roman"/>
    </style:style>
    <style:style style:name="T761" style:parent-style-name="Policepardéfaut" style:family="text">
      <style:text-properties style:font-name-complex="Times New Roman"/>
    </style:style>
    <style:style style:name="T762" style:parent-style-name="Policepardéfaut" style:family="text">
      <style:text-properties style:font-name-complex="Times New Roman"/>
    </style:style>
    <style:style style:name="T763" style:parent-style-name="Policepardéfaut" style:family="text">
      <style:text-properties style:font-name-complex="Times New Roman"/>
    </style:style>
    <style:style style:name="T764" style:parent-style-name="Policepardéfaut" style:family="text">
      <style:text-properties style:font-name-complex="Times New Roman"/>
    </style:style>
    <style:style style:name="T765" style:parent-style-name="Policepardéfaut" style:family="text">
      <style:text-properties style:font-name-complex="Times New Roman"/>
    </style:style>
    <style:style style:name="T766" style:parent-style-name="Policepardéfaut" style:family="text">
      <style:text-properties style:font-name-complex="Times New Roman"/>
    </style:style>
    <style:style style:name="T767" style:parent-style-name="Policepardéfaut" style:family="text">
      <style:text-properties style:font-name-complex="Times New Roman"/>
    </style:style>
    <style:style style:name="T768" style:parent-style-name="Policepardéfaut" style:family="text">
      <style:text-properties style:font-name-complex="Times New Roman"/>
    </style:style>
    <style:style style:name="T769" style:parent-style-name="Policepardéfaut" style:family="text">
      <style:text-properties style:font-name-complex="Times New Roman"/>
    </style:style>
    <style:style style:name="T770" style:parent-style-name="Policepardéfaut" style:family="text">
      <style:text-properties style:font-name-complex="Times New Roman"/>
    </style:style>
    <style:style style:name="T771" style:parent-style-name="Policepardéfaut" style:family="text">
      <style:text-properties style:font-name-complex="Times New Roman"/>
    </style:style>
    <style:style style:name="T772" style:parent-style-name="Policepardéfaut" style:family="text">
      <style:text-properties style:font-name-complex="Times New Roman"/>
    </style:style>
    <style:style style:name="T773" style:parent-style-name="Policepardéfaut" style:family="text">
      <style:text-properties style:font-name-complex="Times New Roman"/>
    </style:style>
    <style:style style:name="T774" style:parent-style-name="Policepardéfaut" style:family="text">
      <style:text-properties style:font-name-complex="Times New Roman"/>
    </style:style>
    <style:style style:name="T775" style:parent-style-name="Policepardéfaut" style:family="text">
      <style:text-properties style:font-name-complex="Times New Roman"/>
    </style:style>
    <style:style style:name="T776" style:parent-style-name="Policepardéfaut" style:family="text">
      <style:text-properties style:font-name-complex="Times New Roman"/>
    </style:style>
    <style:style style:name="T777" style:parent-style-name="Policepardéfaut" style:family="text">
      <style:text-properties style:font-name-complex="Times New Roman"/>
    </style:style>
    <style:style style:name="T778" style:parent-style-name="Policepardéfaut" style:family="text">
      <style:text-properties style:font-name-complex="Times New Roman"/>
    </style:style>
    <style:style style:name="T779" style:parent-style-name="Policepardéfaut" style:family="text">
      <style:text-properties style:font-name-complex="Times New Roman"/>
    </style:style>
    <style:style style:name="T780" style:parent-style-name="Policepardéfaut" style:family="text">
      <style:text-properties style:font-name-complex="Times New Roman"/>
    </style:style>
    <style:style style:name="T781" style:parent-style-name="Policepardéfaut" style:family="text">
      <style:text-properties style:font-name-complex="Times New Roman"/>
    </style:style>
    <style:style style:name="T782" style:parent-style-name="Policepardéfaut" style:family="text">
      <style:text-properties style:font-name-complex="Times New Roman"/>
    </style:style>
    <style:style style:name="T783" style:parent-style-name="Policepardéfaut" style:family="text">
      <style:text-properties style:font-name-complex="Times New Roman"/>
    </style:style>
    <style:style style:name="T784" style:parent-style-name="Policepardéfaut" style:family="text">
      <style:text-properties style:font-name-complex="Times New Roman"/>
    </style:style>
    <style:style style:name="T785" style:parent-style-name="Policepardéfaut" style:family="text">
      <style:text-properties style:font-name-complex="Times New Roman"/>
    </style:style>
    <style:style style:name="T786" style:parent-style-name="Policepardéfaut" style:family="text">
      <style:text-properties style:font-name-complex="Times New Roman"/>
    </style:style>
    <style:style style:name="T787" style:parent-style-name="Policepardéfaut" style:family="text">
      <style:text-properties style:font-name-complex="Times New Roman"/>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style:style>
    <style:style style:name="T790" style:parent-style-name="Policepardéfaut" style:family="text">
      <style:text-properties style:font-name-complex="Times New Roman"/>
    </style:style>
    <style:style style:name="T791" style:parent-style-name="Policepardéfaut" style:family="text">
      <style:text-properties style:font-name-complex="Times New Roman"/>
    </style:style>
    <style:style style:name="T792" style:parent-style-name="Policepardéfaut" style:family="text">
      <style:text-properties style:font-name-complex="Times New Roman"/>
    </style:style>
    <style:style style:name="T793" style:parent-style-name="Policepardéfaut" style:family="text">
      <style:text-properties style:font-name-complex="Times New Roman"/>
    </style:style>
    <style:style style:name="T794" style:parent-style-name="Policepardéfaut" style:family="text">
      <style:text-properties style:font-name-complex="Times New Roman"/>
    </style:style>
    <style:style style:name="T795" style:parent-style-name="Policepardéfaut" style:family="text">
      <style:text-properties style:font-name-complex="Times New Roman"/>
    </style:style>
    <style:style style:name="T796" style:parent-style-name="Policepardéfaut" style:family="text">
      <style:text-properties style:font-name-complex="Times New Roman"/>
    </style:style>
    <style:style style:name="T797" style:parent-style-name="Policepardéfaut" style:family="text">
      <style:text-properties style:font-name-complex="Times New Roman"/>
    </style:style>
    <style:style style:name="T798" style:parent-style-name="Policepardéfaut" style:family="text">
      <style:text-properties style:font-name-complex="Times New Roman"/>
    </style:style>
    <style:style style:name="T799" style:parent-style-name="Policepardéfaut" style:family="text">
      <style:text-properties style:font-name-complex="Times New Roman"/>
    </style:style>
    <style:style style:name="T800" style:parent-style-name="Policepardéfaut" style:family="text">
      <style:text-properties style:font-name-complex="Times New Roman"/>
    </style:style>
    <style:style style:name="T801" style:parent-style-name="Policepardéfaut" style:family="text">
      <style:text-properties style:font-name-complex="Times New Roman"/>
    </style:style>
    <style:style style:name="T802" style:parent-style-name="Policepardéfaut" style:family="text">
      <style:text-properties style:font-name-complex="Times New Roman"/>
    </style:style>
    <style:style style:name="T803" style:parent-style-name="Policepardéfaut" style:family="text">
      <style:text-properties style:font-name-complex="Times New Roman"/>
    </style:style>
    <style:style style:name="T804" style:parent-style-name="Policepardéfaut" style:family="text">
      <style:text-properties style:font-name-complex="Times New Roman"/>
    </style:style>
    <style:style style:name="T805" style:parent-style-name="Policepardéfaut" style:family="text">
      <style:text-properties style:font-name-complex="Times New Roman"/>
    </style:style>
    <style:style style:name="T806" style:parent-style-name="Policepardéfaut" style:family="text">
      <style:text-properties style:font-name-complex="Times New Roman"/>
    </style:style>
    <style:style style:name="T807" style:parent-style-name="Policepardéfaut" style:family="text">
      <style:text-properties style:font-name-complex="Times New Roman"/>
    </style:style>
    <style:style style:name="T808" style:parent-style-name="Policepardéfaut" style:family="text">
      <style:text-properties style:font-name-complex="Times New Roman"/>
    </style:style>
    <style:style style:name="T809" style:parent-style-name="Policepardéfaut" style:family="text">
      <style:text-properties style:font-name-complex="Times New Roman"/>
    </style:style>
    <style:style style:name="T810" style:parent-style-name="Policepardéfaut" style:family="text">
      <style:text-properties style:font-name-complex="Times New Roman"/>
    </style:style>
    <style:style style:name="T811" style:parent-style-name="Policepardéfaut" style:family="text">
      <style:text-properties style:font-name-complex="Times New Roman"/>
    </style:style>
    <style:style style:name="T812" style:parent-style-name="Policepardéfaut" style:family="text">
      <style:text-properties style:font-name-complex="Times New Roman"/>
    </style:style>
    <style:style style:name="T813" style:parent-style-name="Policepardéfaut" style:family="text">
      <style:text-properties style:font-name-complex="Times New Roman"/>
    </style:style>
    <style:style style:name="T814" style:parent-style-name="Policepardéfaut" style:family="text">
      <style:text-properties style:font-name-complex="Times New Roman"/>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style:style>
    <style:style style:name="T817" style:parent-style-name="Policepardéfaut" style:family="text">
      <style:text-properties style:font-name-complex="Times New Roman"/>
    </style:style>
    <style:style style:name="T818" style:parent-style-name="Policepardéfaut" style:family="text">
      <style:text-properties style:font-name-complex="Times New Roman"/>
    </style:style>
    <style:style style:name="T819" style:parent-style-name="Policepardéfaut" style:family="text">
      <style:text-properties style:font-name-complex="Times New Roman"/>
    </style:style>
    <style:style style:name="T820" style:parent-style-name="Policepardéfaut" style:family="text">
      <style:text-properties style:font-name-complex="Times New Roman"/>
    </style:style>
    <style:style style:name="T821" style:parent-style-name="Policepardéfaut" style:family="text">
      <style:text-properties style:font-name-complex="Times New Roman"/>
    </style:style>
    <style:style style:name="T822" style:parent-style-name="Policepardéfaut" style:family="text">
      <style:text-properties style:font-name-complex="Times New Roman"/>
    </style:style>
    <style:style style:name="T823" style:parent-style-name="Policepardéfaut" style:family="text">
      <style:text-properties style:font-name-complex="Times New Roman"/>
    </style:style>
    <style:style style:name="T824" style:parent-style-name="Policepardéfaut" style:family="text">
      <style:text-properties style:font-name-complex="Times New Roman"/>
    </style:style>
    <style:style style:name="T825" style:parent-style-name="Policepardéfaut" style:family="text">
      <style:text-properties style:font-name-complex="Times New Roman"/>
    </style:style>
    <style:style style:name="T826" style:parent-style-name="Policepardéfaut" style:family="text">
      <style:text-properties style:font-name-complex="Times New Roman"/>
    </style:style>
    <style:style style:name="T827" style:parent-style-name="Policepardéfaut" style:family="text">
      <style:text-properties style:font-name-complex="Times New Roman"/>
    </style:style>
    <style:style style:name="T828" style:parent-style-name="Policepardéfaut" style:family="text">
      <style:text-properties style:font-name-complex="Times New Roman"/>
    </style:style>
    <style:style style:name="T829" style:parent-style-name="Policepardéfaut" style:family="text">
      <style:text-properties style:font-name-complex="Times New Roman"/>
    </style:style>
    <style:style style:name="T830" style:parent-style-name="Policepardéfaut" style:family="text">
      <style:text-properties style:font-name-complex="Times New Roman"/>
    </style:style>
    <style:style style:name="T831" style:parent-style-name="Policepardéfaut" style:family="text">
      <style:text-properties style:font-name-complex="Times New Roman"/>
    </style:style>
    <style:style style:name="T832" style:parent-style-name="Policepardéfaut" style:family="text">
      <style:text-properties style:font-name-complex="Times New Roman"/>
    </style:style>
    <style:style style:name="T833" style:parent-style-name="Policepardéfaut" style:family="text">
      <style:text-properties style:font-name-complex="Times New Roman" fo:font-style="italic" style:font-style-asian="italic"/>
    </style:style>
    <style:style style:name="T834" style:parent-style-name="Policepardéfaut" style:family="text">
      <style:text-properties style:font-name-complex="Times New Roman"/>
    </style:style>
    <style:style style:name="T835" style:parent-style-name="Policepardéfaut" style:family="text">
      <style:text-properties style:font-name-complex="Times New Roman"/>
    </style:style>
    <style:style style:name="T836" style:parent-style-name="Policepardéfaut" style:family="text">
      <style:text-properties style:font-name-complex="Times New Roman"/>
    </style:style>
    <style:style style:name="T837" style:parent-style-name="Policepardéfaut" style:family="text">
      <style:text-properties style:font-name-complex="Times New Roman"/>
    </style:style>
    <style:style style:name="T838" style:parent-style-name="Policepardéfaut" style:family="text">
      <style:text-properties style:font-name-complex="Times New Roman"/>
    </style:style>
    <style:style style:name="T839" style:parent-style-name="Policepardéfaut" style:family="text">
      <style:text-properties style:font-name-complex="Times New Roman"/>
    </style:style>
    <style:style style:name="T840" style:parent-style-name="Policepardéfaut" style:family="text">
      <style:text-properties style:font-name-complex="Times New Roman"/>
    </style:style>
    <style:style style:name="T841" style:parent-style-name="Policepardéfaut" style:family="text">
      <style:text-properties style:font-name-complex="Times New Roman"/>
    </style:style>
    <style:style style:name="T842" style:parent-style-name="Policepardéfaut" style:family="text">
      <style:text-properties style:font-name-complex="Times New Roman"/>
    </style:style>
    <style:style style:name="T843" style:parent-style-name="Policepardéfaut" style:family="text">
      <style:text-properties style:font-name-complex="Times New Roman"/>
    </style:style>
    <style:style style:name="T844" style:parent-style-name="Policepardéfaut" style:family="text">
      <style:text-properties style:font-name-complex="Times New Roman"/>
    </style:style>
    <style:style style:name="T845" style:parent-style-name="Policepardéfaut" style:family="text">
      <style:text-properties style:font-name-complex="Times New Roman"/>
    </style:style>
    <style:style style:name="T846" style:parent-style-name="Policepardéfaut" style:family="text">
      <style:text-properties style:font-name-complex="Times New Roman"/>
    </style:style>
    <style:style style:name="T847" style:parent-style-name="Policepardéfaut" style:family="text">
      <style:text-properties style:font-name-complex="Times New Roman"/>
    </style:style>
    <style:style style:name="T848" style:parent-style-name="Policepardéfaut" style:family="text">
      <style:text-properties style:font-name-complex="Times New Roman"/>
    </style:style>
    <style:style style:name="T849" style:parent-style-name="Policepardéfaut" style:family="text">
      <style:text-properties style:font-name-complex="Times New Roman"/>
    </style:style>
    <style:style style:name="T850" style:parent-style-name="Policepardéfaut" style:family="text">
      <style:text-properties style:font-name-complex="Times New Roman"/>
    </style:style>
    <style:style style:name="T851" style:parent-style-name="Policepardéfaut" style:family="text">
      <style:text-properties style:font-name-complex="Times New Roman"/>
    </style:style>
    <style:style style:name="T852" style:parent-style-name="pb" style:family="text">
      <style:text-properties style:text-position="0% 100%"/>
    </style:style>
    <style:style style:name="T853" style:parent-style-name="pb" style:family="text">
      <style:text-properties style:text-position="0% 100%"/>
    </style:style>
    <style:style style:name="T854" style:parent-style-name="Policepardéfaut" style:family="text">
      <style:text-properties style:font-name-complex="Times New Roman"/>
    </style:style>
    <style:style style:name="T855" style:parent-style-name="Policepardéfaut" style:family="text">
      <style:text-properties style:font-name-complex="Times New Roman"/>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style:style>
    <style:style style:name="T862" style:parent-style-name="Policepardéfaut" style:family="text">
      <style:text-properties style:font-name-complex="Times New Roman"/>
    </style:style>
    <style:style style:name="T863" style:parent-style-name="Policepardéfaut" style:family="text">
      <style:text-properties style:font-name-complex="Times New Roman"/>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style:style>
    <style:style style:name="T866" style:parent-style-name="Policepardéfaut" style:family="text">
      <style:text-properties style:font-name-complex="Times New Roman"/>
    </style:style>
    <style:style style:name="T867" style:parent-style-name="Policepardéfaut" style:family="text">
      <style:text-properties style:font-name-complex="Times New Roman"/>
    </style:style>
    <style:style style:name="T868" style:parent-style-name="Policepardéfaut" style:family="text">
      <style:text-properties style:font-name-complex="Times New Roman"/>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style:style>
    <style:style style:name="T873" style:parent-style-name="Policepardéfaut" style:family="text">
      <style:text-properties style:font-name-complex="Times New Roman"/>
    </style:style>
    <style:style style:name="T874" style:parent-style-name="Policepardéfaut" style:family="text">
      <style:text-properties style:font-name-complex="Times New Roman"/>
    </style:style>
    <style:style style:name="T875" style:parent-style-name="Policepardéfaut" style:family="text">
      <style:text-properties style:font-name-complex="Times New Roman"/>
    </style:style>
    <style:style style:name="T876" style:parent-style-name="Policepardéfaut" style:family="text">
      <style:text-properties style:font-name-complex="Times New Roman"/>
    </style:style>
    <style:style style:name="T877" style:parent-style-name="Policepardéfaut" style:family="text">
      <style:text-properties style:font-name-complex="Times New Roman"/>
    </style:style>
    <style:style style:name="T878" style:parent-style-name="Policepardéfaut" style:family="text">
      <style:text-properties style:font-name-complex="Times New Roman"/>
    </style:style>
    <style:style style:name="T879" style:parent-style-name="Policepardéfaut" style:family="text">
      <style:text-properties style:font-name-complex="Times New Roman"/>
    </style:style>
    <style:style style:name="T880" style:parent-style-name="Policepardéfaut" style:family="text">
      <style:text-properties style:font-name-complex="Times New Roman"/>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style>
    <style:style style:name="T887" style:parent-style-name="Policepardéfaut" style:family="text">
      <style:text-properties fo:font-style="italic" style:font-style-asian="italic"/>
    </style:style>
    <style:style style:name="T888" style:parent-style-name="Policepardéfaut" style:family="text">
      <style:text-properties style:font-name-complex="Times New Roman" style:font-size-complex="10pt"/>
    </style:style>
    <style:style style:name="T889" style:parent-style-name="Policepardéfaut" style:family="text">
      <style:text-properties style:font-name-complex="Times New Roman" style:font-size-complex="10pt"/>
    </style:style>
    <style:style style:name="T890" style:parent-style-name="Policepardéfaut" style:family="text">
      <style:text-properties style:font-name-complex="Times New Roman" style:font-size-complex="10pt"/>
    </style:style>
    <style:style style:name="T891" style:parent-style-name="Policepardéfaut" style:family="text">
      <style:text-properties style:font-name-complex="Times New Roman" style:font-size-complex="10pt"/>
    </style:style>
    <style:style style:name="T892" style:parent-style-name="Policepardéfaut" style:family="text">
      <style:text-properties style:font-name-complex="Times New Roman" fo:font-style="italic" style:font-style-asian="italic" style:font-size-complex="10pt"/>
    </style:style>
    <style:style style:name="T893" style:parent-style-name="Policepardéfaut" style:family="text">
      <style:text-properties style:font-name-complex="Times New Roman" style:font-size-complex="10pt"/>
    </style:style>
    <style:style style:name="T894" style:parent-style-name="Policepardéfaut" style:family="text">
      <style:text-properties fo:font-style="italic" style:font-style-asian="italic"/>
    </style:style>
    <style:style style:name="T895" style:parent-style-name="Policepardéfaut" style:family="text">
      <style:text-properties fo:font-style="italic" style:font-style-asian="italic"/>
    </style:style>
    <style:style style:name="T896" style:parent-style-name="Policepardéfaut" style:family="text">
      <style:text-properties fo:font-style="italic" style:font-style-asian="italic"/>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style>
    <style:style style:name="T899" style:parent-style-name="Policepardéfaut" style:family="text">
      <style:text-properties fo:font-style="italic" style:font-style-asian="italic"/>
    </style:style>
    <style:style style:name="T900" style:parent-style-name="Policepardéfaut" style:family="text">
      <style:text-properties fo:font-style="italic" style:font-style-asian="italic"/>
    </style:style>
    <style:style style:name="T901" style:parent-style-name="Policepardéfaut" style:family="text">
      <style:text-properties fo:font-style="italic" style:font-style-asian="italic"/>
    </style:style>
    <style:style style:name="T902" style:parent-style-name="Policepardéfaut" style:family="text">
      <style:text-properties fo:font-style="italic" style:font-style-asian="italic"/>
    </style:style>
    <style:style style:name="T903" style:parent-style-name="Policepardéfaut" style:family="text">
      <style:text-properties fo:font-style="italic" style:font-style-asian="italic"/>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style>
    <style:style style:name="T906" style:parent-style-name="pb" style:family="text">
      <style:text-properties style:text-position="0% 100%"/>
    </style:style>
    <style:style style:name="T907" style:parent-style-name="pb" style:family="text">
      <style:text-properties style:text-position="0% 100%"/>
    </style:style>
    <style:style style:name="T908" style:parent-style-name="pb" style:family="text">
      <style:text-properties style:text-position="0% 100%"/>
    </style:style>
    <style:style style:name="P909" style:parent-style-name="Corpsdetexte" style:family="paragraph">
      <style:paragraph-properties fo:text-indent="0.1666in"/>
    </style:style>
    <style:style style:name="T910" style:parent-style-name="Policepardéfaut" style:family="text">
      <style:text-properties style:font-name-complex="Times New Roman"/>
    </style:style>
    <style:style style:name="T911" style:parent-style-name="Policepardéfaut" style:family="text">
      <style:text-properties style:font-name-complex="Times New Roman"/>
    </style:style>
    <style:style style:name="T912" style:parent-style-name="Policepardéfaut" style:family="text">
      <style:text-properties style:font-name-complex="Times New Roman"/>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style:style>
    <style:style style:name="T915" style:parent-style-name="Policepardéfaut" style:family="text">
      <style:text-properties style:font-name-complex="Times New Roman"/>
    </style:style>
    <style:style style:name="T916" style:parent-style-name="Policepardéfaut" style:family="text">
      <style:text-properties style:font-name-complex="Times New Roman"/>
    </style:style>
    <style:style style:name="T917" style:parent-style-name="Policepardéfaut" style:family="text">
      <style:text-properties style:font-name-complex="Times New Roman"/>
    </style:style>
    <style:style style:name="T918" style:parent-style-name="Policepardéfaut" style:family="text">
      <style:text-properties style:font-name-complex="Times New Roman"/>
    </style:style>
    <style:style style:name="T919" style:parent-style-name="Policepardéfaut" style:family="text">
      <style:text-properties style:font-name-complex="Times New Roman"/>
    </style:style>
    <style:style style:name="T920" style:parent-style-name="Policepardéfaut" style:family="text">
      <style:text-properties style:font-name-complex="Times New Roman"/>
    </style:style>
    <style:style style:name="T921" style:parent-style-name="Policepardéfaut" style:family="text">
      <style:text-properties style:font-name-complex="Times New Roman"/>
    </style:style>
    <style:style style:name="T922" style:parent-style-name="Policepardéfaut" style:family="text">
      <style:text-properties style:font-name-complex="Times New Roman"/>
    </style:style>
    <style:style style:name="T923" style:parent-style-name="Policepardéfaut" style:family="text">
      <style:text-properties style:font-name-complex="Times New Roman"/>
    </style:style>
    <style:style style:name="T924" style:parent-style-name="Policepardéfaut" style:family="text">
      <style:text-properties style:font-name-complex="Times New Roman"/>
    </style:style>
    <style:style style:name="T925" style:parent-style-name="Policepardéfaut" style:family="text">
      <style:text-properties style:font-name-complex="Times New Roman"/>
    </style:style>
    <style:style style:name="T926" style:parent-style-name="Policepardéfaut" style:family="text">
      <style:text-properties style:font-name-complex="Times New Roman" fo:font-style="italic" style:font-style-asian="italic"/>
    </style:style>
    <style:style style:name="T927" style:parent-style-name="Policepardéfaut" style:family="text">
      <style:text-properties style:font-name-complex="Times New Roman"/>
    </style:style>
    <style:style style:name="T928" style:parent-style-name="Policepardéfaut" style:family="text">
      <style:text-properties style:font-name-complex="Times New Roman"/>
    </style:style>
    <style:style style:name="T929" style:parent-style-name="Policepardéfaut" style:family="text">
      <style:text-properties style:font-name-complex="Times New Roman"/>
    </style:style>
    <style:style style:name="T930" style:parent-style-name="Policepardéfaut" style:family="text">
      <style:text-properties style:font-name-complex="Times New Roman"/>
    </style:style>
    <style:style style:name="T931" style:parent-style-name="Policepardéfaut" style:family="text">
      <style:text-properties style:font-name-complex="Times New Roman"/>
    </style:style>
    <style:style style:name="T932" style:parent-style-name="Policepardéfaut" style:family="text">
      <style:text-properties style:font-name-complex="Times New Roman"/>
    </style:style>
    <style:style style:name="T933" style:parent-style-name="Policepardéfaut" style:family="text">
      <style:text-properties style:font-name-complex="Times New Roman"/>
    </style:style>
    <style:style style:name="T934" style:parent-style-name="Policepardéfaut" style:family="text">
      <style:text-properties style:font-name-complex="Times New Roman"/>
    </style:style>
    <style:style style:name="T935" style:parent-style-name="Policepardéfaut" style:family="text">
      <style:text-properties style:font-name-complex="Times New Roman"/>
    </style:style>
    <style:style style:name="T936" style:parent-style-name="Policepardéfaut" style:family="text">
      <style:text-properties style:font-name-complex="Times New Roman"/>
    </style:style>
    <style:style style:name="T937" style:parent-style-name="Policepardéfaut" style:family="text">
      <style:text-properties style:font-name-complex="Times New Roman"/>
    </style:style>
    <style:style style:name="T938" style:parent-style-name="Policepardéfaut" style:family="text">
      <style:text-properties style:font-name-complex="Times New Roman"/>
    </style:style>
    <style:style style:name="T939" style:parent-style-name="Policepardéfaut" style:family="text">
      <style:text-properties style:font-name-complex="Times New Roman"/>
    </style:style>
    <style:style style:name="T940" style:parent-style-name="pb" style:family="text">
      <style:text-properties style:text-position="0% 100%"/>
    </style:style>
    <style:style style:name="T941" style:parent-style-name="Policepardéfaut" style:family="text">
      <style:text-properties style:font-name-complex="Times New Roman"/>
    </style:style>
    <style:style style:name="T942" style:parent-style-name="Policepardéfaut" style:family="text">
      <style:text-properties style:font-name-complex="Times New Roman"/>
    </style:style>
    <style:style style:name="T943" style:parent-style-name="Policepardéfaut" style:family="text">
      <style:text-properties style:font-name-complex="Times New Roman"/>
    </style:style>
    <style:style style:name="T944" style:parent-style-name="Policepardéfaut" style:family="text">
      <style:text-properties style:font-name-complex="Times New Roman"/>
    </style:style>
    <style:style style:name="T945" style:parent-style-name="Policepardéfaut" style:family="text">
      <style:text-properties style:font-name-complex="Times New Roman"/>
    </style:style>
    <style:style style:name="T946" style:parent-style-name="Policepardéfaut" style:family="text">
      <style:text-properties style:font-name-complex="Times New Roman"/>
    </style:style>
    <style:style style:name="T947" style:parent-style-name="Policepardéfaut" style:family="text">
      <style:text-properties style:font-name-complex="Times New Roman"/>
    </style:style>
    <style:style style:name="T948" style:parent-style-name="Policepardéfaut" style:family="text">
      <style:text-properties style:font-name-complex="Times New Roman"/>
    </style:style>
    <style:style style:name="T949" style:parent-style-name="Policepardéfaut" style:family="text">
      <style:text-properties style:font-name-complex="Times New Roman"/>
    </style:style>
    <style:style style:name="T950" style:parent-style-name="Policepardéfaut" style:family="text">
      <style:text-properties style:font-name-complex="Times New Roman"/>
    </style:style>
    <style:style style:name="T951" style:parent-style-name="Policepardéfaut" style:family="text">
      <style:text-properties style:font-name-complex="Times New Roman"/>
    </style:style>
    <style:style style:name="T952" style:parent-style-name="Policepardéfaut" style:family="text">
      <style:text-properties style:font-name-complex="Times New Roman"/>
    </style:style>
    <style:style style:name="T953" style:parent-style-name="Policepardéfaut" style:family="text">
      <style:text-properties style:font-name-complex="Times New Roman"/>
    </style:style>
    <style:style style:name="T954" style:parent-style-name="Policepardéfaut" style:family="text">
      <style:text-properties style:font-name-complex="Times New Roman"/>
    </style:style>
    <style:style style:name="T955" style:parent-style-name="Policepardéfaut" style:family="text">
      <style:text-properties style:font-name-complex="Times New Roman"/>
    </style:style>
    <style:style style:name="T956" style:parent-style-name="Policepardéfaut" style:family="text">
      <style:text-properties style:font-name-complex="Times New Roman"/>
    </style:style>
    <style:style style:name="T957" style:parent-style-name="Policepardéfaut" style:family="text">
      <style:text-properties style:font-name-complex="Times New Roman"/>
    </style:style>
    <style:style style:name="T958" style:parent-style-name="Policepardéfaut" style:family="text">
      <style:text-properties style:font-name-complex="Times New Roman"/>
    </style:style>
    <style:style style:name="T959" style:parent-style-name="Policepardéfaut" style:family="text">
      <style:text-properties style:font-name-complex="Times New Roman"/>
    </style:style>
    <style:style style:name="T960" style:parent-style-name="Policepardéfaut" style:family="text">
      <style:text-properties style:font-name-complex="Times New Roman"/>
    </style:style>
    <style:style style:name="T961" style:parent-style-name="Policepardéfaut" style:family="text">
      <style:text-properties style:font-name-complex="Times New Roman"/>
    </style:style>
    <style:style style:name="T962" style:parent-style-name="Policepardéfaut" style:family="text">
      <style:text-properties style:font-name-complex="Times New Roman"/>
    </style:style>
    <style:style style:name="T963" style:parent-style-name="Policepardéfaut" style:family="text">
      <style:text-properties style:font-name-complex="Times New Roman"/>
    </style:style>
    <style:style style:name="T964" style:parent-style-name="Policepardéfaut" style:family="text">
      <style:text-properties style:font-name-complex="Times New Roman"/>
    </style:style>
    <style:style style:name="T965" style:parent-style-name="Policepardéfaut" style:family="text">
      <style:text-properties style:font-name-complex="Times New Roman"/>
    </style:style>
    <style:style style:name="T966" style:parent-style-name="Policepardéfaut" style:family="text">
      <style:text-properties style:font-name-complex="Times New Roman"/>
    </style:style>
    <style:style style:name="T967" style:parent-style-name="Policepardéfaut" style:family="text">
      <style:text-properties style:font-name-complex="Times New Roman"/>
    </style:style>
    <style:style style:name="T968" style:parent-style-name="Policepardéfaut" style:family="text">
      <style:text-properties style:font-name-complex="Times New Roman"/>
    </style:style>
    <style:style style:name="T969" style:parent-style-name="Policepardéfaut" style:family="text">
      <style:text-properties style:font-name-complex="Times New Roman"/>
    </style:style>
    <style:style style:name="T970" style:parent-style-name="Policepardéfaut" style:family="text">
      <style:text-properties style:font-name-complex="Times New Roman"/>
    </style:style>
    <style:style style:name="T971" style:parent-style-name="Policepardéfaut" style:family="text">
      <style:text-properties style:font-name-complex="Times New Roman"/>
    </style:style>
    <style:style style:name="T972" style:parent-style-name="Policepardéfaut" style:family="text">
      <style:text-properties style:font-name-complex="Times New Roman"/>
    </style:style>
    <style:style style:name="T973" style:parent-style-name="Policepardéfaut" style:family="text">
      <style:text-properties style:font-name-complex="Times New Roman"/>
    </style:style>
    <style:style style:name="T974" style:parent-style-name="Policepardéfaut" style:family="text">
      <style:text-properties style:font-name-complex="Times New Roman"/>
    </style:style>
    <style:style style:name="T975" style:parent-style-name="Policepardéfaut" style:family="text">
      <style:text-properties style:font-name-complex="Times New Roman"/>
    </style:style>
    <style:style style:name="T976" style:parent-style-name="Policepardéfaut" style:family="text">
      <style:text-properties style:font-name-complex="Times New Roman"/>
    </style:style>
    <style:style style:name="T977" style:parent-style-name="Policepardéfaut" style:family="text">
      <style:text-properties style:font-name-complex="Times New Roman"/>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style:style>
    <style:style style:name="T981" style:parent-style-name="Policepardéfaut" style:family="text">
      <style:text-properties style:font-name-complex="Times New Roman"/>
    </style:style>
    <style:style style:name="T982" style:parent-style-name="Policepardéfaut" style:family="text">
      <style:text-properties style:font-name-complex="Times New Roman"/>
    </style:style>
    <style:style style:name="T983" style:parent-style-name="Policepardéfaut" style:family="text">
      <style:text-properties style:font-name-complex="Times New Roman"/>
    </style:style>
    <style:style style:name="T984" style:parent-style-name="Policepardéfaut" style:family="text">
      <style:text-properties style:font-name-complex="Times New Roman"/>
    </style:style>
    <style:style style:name="T985" style:parent-style-name="Policepardéfaut" style:family="text">
      <style:text-properties style:font-name-complex="Times New Roman"/>
    </style:style>
    <style:style style:name="T986" style:parent-style-name="Policepardéfaut" style:family="text">
      <style:text-properties style:font-name-complex="Times New Roman"/>
    </style:style>
    <style:style style:name="T987" style:parent-style-name="Policepardéfaut" style:family="text">
      <style:text-properties style:font-name-complex="Times New Roman"/>
    </style:style>
    <style:style style:name="T988" style:parent-style-name="Policepardéfaut" style:family="text">
      <style:text-properties style:font-name-complex="Times New Roman"/>
    </style:style>
    <style:style style:name="T989" style:parent-style-name="Policepardéfaut" style:family="text">
      <style:text-properties style:font-name-complex="Times New Roman"/>
    </style:style>
    <style:style style:name="T990" style:parent-style-name="Policepardéfaut" style:family="text">
      <style:text-properties style:font-name-complex="Times New Roman"/>
    </style:style>
    <style:style style:name="T991" style:parent-style-name="Policepardéfaut" style:family="text">
      <style:text-properties style:font-name-complex="Times New Roman"/>
    </style:style>
    <style:style style:name="T992" style:parent-style-name="Policepardéfaut" style:family="text">
      <style:text-properties style:font-name-complex="Times New Roman"/>
    </style:style>
    <style:style style:name="T993" style:parent-style-name="Policepardéfaut" style:family="text">
      <style:text-properties style:font-name-complex="Times New Roman"/>
    </style:style>
    <style:style style:name="T994" style:parent-style-name="Policepardéfaut" style:family="text">
      <style:text-properties style:font-name-complex="Times New Roman"/>
    </style:style>
    <style:style style:name="T995" style:parent-style-name="Policepardéfaut" style:family="text">
      <style:text-properties style:font-name-complex="Times New Roman"/>
    </style:style>
    <style:style style:name="T996" style:parent-style-name="Policepardéfaut" style:family="text">
      <style:text-properties style:font-name-complex="Times New Roman"/>
    </style:style>
    <style:style style:name="T997" style:parent-style-name="Policepardéfaut" style:family="text">
      <style:text-properties style:font-name-complex="Times New Roman"/>
    </style:style>
    <style:style style:name="T998" style:parent-style-name="Policepardéfaut" style:family="text">
      <style:text-properties style:font-name-complex="Times New Roman"/>
    </style:style>
    <style:style style:name="T999" style:parent-style-name="Policepardéfaut" style:family="text">
      <style:text-properties style:font-name-complex="Times New Roman"/>
    </style:style>
    <style:style style:name="T1000" style:parent-style-name="Policepardéfaut" style:family="text">
      <style:text-properties style:font-name-complex="Times New Roman"/>
    </style:style>
    <style:style style:name="T1001" style:parent-style-name="Policepardéfaut" style:family="text">
      <style:text-properties style:font-name-complex="Times New Roman"/>
    </style:style>
    <style:style style:name="T1002" style:parent-style-name="Policepardéfaut" style:family="text">
      <style:text-properties style:font-name-complex="Times New Roman"/>
    </style:style>
    <style:style style:name="T1003" style:parent-style-name="Policepardéfaut" style:family="text">
      <style:text-properties style:font-name-complex="Times New Roman"/>
    </style:style>
    <style:style style:name="T1004" style:parent-style-name="Policepardéfaut" style:family="text">
      <style:text-properties style:font-name-complex="Times New Roman"/>
    </style:style>
    <style:style style:name="T1005" style:parent-style-name="Policepardéfaut" style:family="text">
      <style:text-properties style:font-name-complex="Times New Roman"/>
    </style:style>
    <style:style style:name="T1006" style:parent-style-name="Policepardéfaut" style:family="text">
      <style:text-properties style:font-name-complex="Times New Roman"/>
    </style:style>
    <style:style style:name="T1007" style:parent-style-name="Policepardéfaut" style:family="text">
      <style:text-properties style:font-name-complex="Times New Roman"/>
    </style:style>
    <style:style style:name="T1008" style:parent-style-name="Policepardéfaut" style:family="text">
      <style:text-properties style:font-name-complex="Times New Roman"/>
    </style:style>
    <style:style style:name="T1009" style:parent-style-name="Policepardéfaut" style:family="text">
      <style:text-properties style:font-name-complex="Times New Roman"/>
    </style:style>
    <style:style style:name="T1010" style:parent-style-name="Policepardéfaut" style:family="text">
      <style:text-properties style:font-name-complex="Times New Roman"/>
    </style:style>
    <style:style style:name="T1011" style:parent-style-name="Policepardéfaut" style:family="text">
      <style:text-properties style:font-name-complex="Times New Roman"/>
    </style:style>
    <style:style style:name="T1012" style:parent-style-name="Policepardéfaut" style:family="text">
      <style:text-properties style:font-name-complex="Times New Roman"/>
    </style:style>
    <style:style style:name="T1013" style:parent-style-name="Policepardéfaut" style:family="text">
      <style:text-properties style:font-name-complex="Times New Roman"/>
    </style:style>
    <style:style style:name="T1014" style:parent-style-name="Policepardéfaut" style:family="text">
      <style:text-properties style:font-name-complex="Times New Roman"/>
    </style:style>
    <style:style style:name="T1015" style:parent-style-name="Policepardéfaut" style:family="text">
      <style:text-properties style:font-name-complex="Times New Roman"/>
    </style:style>
    <style:style style:name="T1016" style:parent-style-name="Policepardéfaut" style:family="text">
      <style:text-properties style:font-name-complex="Times New Roman"/>
    </style:style>
    <style:style style:name="T1017" style:parent-style-name="Policepardéfaut" style:family="text">
      <style:text-properties style:font-name-complex="Times New Roman"/>
    </style:style>
    <style:style style:name="T1018" style:parent-style-name="Policepardéfaut" style:family="text">
      <style:text-properties style:font-name-complex="Times New Roman"/>
    </style:style>
    <style:style style:name="T1019" style:parent-style-name="Policepardéfaut" style:family="text">
      <style:text-properties style:font-name-complex="Times New Roman"/>
    </style:style>
    <style:style style:name="T1020" style:parent-style-name="Policepardéfaut" style:family="text">
      <style:text-properties style:font-name-complex="Times New Roman"/>
    </style:style>
    <style:style style:name="T1021" style:parent-style-name="Policepardéfaut" style:family="text">
      <style:text-properties style:font-name-complex="Times New Roman"/>
    </style:style>
    <style:style style:name="T1022" style:parent-style-name="Policepardéfaut" style:family="text">
      <style:text-properties style:font-name-complex="Times New Roman"/>
    </style:style>
    <style:style style:name="T1023" style:parent-style-name="Policepardéfaut" style:family="text">
      <style:text-properties style:font-name-complex="Times New Roman"/>
    </style:style>
    <style:style style:name="T1024" style:parent-style-name="Policepardéfaut" style:family="text">
      <style:text-properties style:font-name-complex="Times New Roman"/>
    </style:style>
    <style:style style:name="T1025" style:parent-style-name="Policepardéfaut" style:family="text">
      <style:text-properties style:font-name-complex="Times New Roman"/>
    </style:style>
    <style:style style:name="T1026" style:parent-style-name="Policepardéfaut" style:family="text">
      <style:text-properties style:font-name-complex="Times New Roman"/>
    </style:style>
    <style:style style:name="T1027" style:parent-style-name="Policepardéfaut" style:family="text">
      <style:text-properties style:font-name-complex="Times New Roman"/>
    </style:style>
    <style:style style:name="T1028" style:parent-style-name="Policepardéfaut" style:family="text">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style:style>
    <style:style style:name="T1031" style:parent-style-name="Policepardéfaut" style:family="text">
      <style:text-properties style:font-name-complex="Times New Roman"/>
    </style:style>
    <style:style style:name="T1032" style:parent-style-name="Policepardéfaut" style:family="text">
      <style:text-properties style:font-name-complex="Times New Roman"/>
    </style:style>
    <style:style style:name="T1033" style:parent-style-name="Policepardéfaut" style:family="text">
      <style:text-properties style:font-name-complex="Times New Roman"/>
    </style:style>
    <style:style style:name="T1034" style:parent-style-name="Policepardéfaut" style:family="text">
      <style:text-properties style:font-name-complex="Times New Roman"/>
    </style:style>
    <style:style style:name="T1035" style:parent-style-name="Policepardéfaut" style:family="text">
      <style:text-properties style:font-name-complex="Times New Roman"/>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Policepardéfaut" style:family="text">
      <style:text-properties style:font-name-complex="Times New Roman"/>
    </style:style>
    <style:style style:name="T1039" style:parent-style-name="Policepardéfaut" style:family="text">
      <style:text-properties style:font-name-complex="Times New Roman"/>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style:style>
    <style:style style:name="T1042" style:parent-style-name="Policepardéfaut" style:family="text">
      <style:text-properties style:font-name-complex="Times New Roman"/>
    </style:style>
    <style:style style:name="T1043" style:parent-style-name="Policepardéfaut" style:family="text">
      <style:text-properties style:font-name-complex="Times New Roman"/>
    </style:style>
    <style:style style:name="T1044" style:parent-style-name="Policepardéfaut" style:family="text">
      <style:text-properties style:font-name-complex="Times New Roman"/>
    </style:style>
    <style:style style:name="T1045" style:parent-style-name="Policepardéfaut" style:family="text">
      <style:text-properties style:font-name-complex="Times New Roman"/>
    </style:style>
    <style:style style:name="T1046" style:parent-style-name="Policepardéfaut" style:family="text">
      <style:text-properties style:font-name-complex="Times New Roman"/>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style:style>
    <style:style style:name="T1049" style:parent-style-name="Policepardéfaut" style:family="text">
      <style:text-properties style:font-name-complex="Times New Roman"/>
    </style:style>
    <style:style style:name="T1050" style:parent-style-name="Policepardéfaut" style:family="text">
      <style:text-properties style:font-name-complex="Times New Roman"/>
    </style:style>
    <style:style style:name="T1051" style:parent-style-name="Policepardéfaut" style:family="text">
      <style:text-properties style:font-name-complex="Times New Roman"/>
    </style:style>
    <style:style style:name="T1052" style:parent-style-name="Policepardéfaut" style:family="text">
      <style:text-properties style:font-name-complex="Times New Roman"/>
    </style:style>
    <style:style style:name="T1053" style:parent-style-name="Policepardéfaut" style:family="text">
      <style:text-properties style:font-name-complex="Times New Roman"/>
    </style:style>
    <style:style style:name="T1054" style:parent-style-name="Policepardéfaut" style:family="text">
      <style:text-properties style:font-name-complex="Times New Roman"/>
    </style:style>
    <style:style style:name="T1055" style:parent-style-name="Policepardéfaut" style:family="text">
      <style:text-properties style:font-name-complex="Times New Roman"/>
    </style:style>
    <style:style style:name="T1056" style:parent-style-name="Policepardéfaut" style:family="text">
      <style:text-properties style:font-name-complex="Times New Roman"/>
    </style:style>
    <style:style style:name="T1057" style:parent-style-name="Policepardéfaut" style:family="text">
      <style:text-properties style:font-name-complex="Times New Roman"/>
    </style:style>
    <style:style style:name="T1058" style:parent-style-name="Policepardéfaut" style:family="text">
      <style:text-properties style:font-name-complex="Times New Roman"/>
    </style:style>
    <style:style style:name="P1059" style:parent-style-name="Corpsdetexte" style:family="paragraph">
      <style:paragraph-properties fo:text-indent="0.1666in"/>
    </style:style>
    <style:style style:name="T1060" style:parent-style-name="Policepardéfaut" style:family="text">
      <style:text-properties style:font-name-complex="Times New Roman"/>
    </style:style>
    <style:style style:name="T1061" style:parent-style-name="Policepardéfaut" style:family="text">
      <style:text-properties style:font-name-complex="Times New Roman"/>
    </style:style>
    <style:style style:name="T1062" style:parent-style-name="Policepardéfaut" style:family="text">
      <style:text-properties style:font-name-complex="Times New Roman"/>
    </style:style>
    <style:style style:name="T1063" style:parent-style-name="Policepardéfaut" style:family="text">
      <style:text-properties style:font-name-complex="Times New Roman"/>
    </style:style>
    <style:style style:name="T1064" style:parent-style-name="Policepardéfaut" style:family="text">
      <style:text-properties style:font-name-complex="Times New Roman"/>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style>
    <style:style style:name="T1067" style:parent-style-name="Policepardéfaut" style:family="text">
      <style:text-properties style:font-name-complex="Times New Roman"/>
    </style:style>
    <style:style style:name="T1068" style:parent-style-name="Policepardéfaut" style:family="text">
      <style:text-properties style:font-name-complex="Times New Roman"/>
    </style:style>
    <style:style style:name="T1069" style:parent-style-name="Policepardéfaut" style:family="text">
      <style:text-properties style:font-name-complex="Times New Roman"/>
    </style:style>
    <style:style style:name="T1070" style:parent-style-name="Policepardéfaut" style:family="text">
      <style:text-properties style:font-name-complex="Times New Roman"/>
    </style:style>
    <style:style style:name="T1071" style:parent-style-name="Policepardéfaut" style:family="text">
      <style:text-properties style:font-name-complex="Times New Roman"/>
    </style:style>
    <style:style style:name="T1072" style:parent-style-name="Policepardéfaut" style:family="text">
      <style:text-properties style:font-name-complex="Times New Roman"/>
    </style:style>
    <style:style style:name="T1073" style:parent-style-name="Policepardéfaut" style:family="text">
      <style:text-properties style:font-name-complex="Times New Roman"/>
    </style:style>
    <style:style style:name="T1074" style:parent-style-name="Policepardéfaut" style:family="text">
      <style:text-properties style:font-name-complex="Times New Roman"/>
    </style:style>
    <style:style style:name="T1075" style:parent-style-name="Policepardéfaut" style:family="text">
      <style:text-properties style:font-name-complex="Times New Roman"/>
    </style:style>
    <style:style style:name="T1076" style:parent-style-name="Policepardéfaut" style:family="text">
      <style:text-properties style:font-name-complex="Times New Roman"/>
    </style:style>
    <style:style style:name="T1077" style:parent-style-name="Policepardéfaut" style:family="text">
      <style:text-properties style:font-name-complex="Times New Roman"/>
    </style:style>
    <style:style style:name="T1078" style:parent-style-name="Policepardéfaut" style:family="text">
      <style:text-properties style:font-name-complex="Times New Roman"/>
    </style:style>
    <style:style style:name="T1079" style:parent-style-name="Policepardéfaut" style:family="text">
      <style:text-properties style:font-name-complex="Times New Roman"/>
    </style:style>
    <style:style style:name="T1080" style:parent-style-name="Policepardéfaut" style:family="text">
      <style:text-properties style:font-name-complex="Times New Roman"/>
    </style:style>
    <style:style style:name="T1081" style:parent-style-name="Policepardéfaut" style:family="text">
      <style:text-properties style:font-name-complex="Times New Roman"/>
    </style:style>
    <style:style style:name="T1082" style:parent-style-name="Policepardéfaut" style:family="text">
      <style:text-properties style:font-name-complex="Times New Roman"/>
    </style:style>
    <style:style style:name="T1083" style:parent-style-name="Policepardéfaut" style:family="text">
      <style:text-properties style:font-name-complex="Times New Roman"/>
    </style:style>
    <style:style style:name="T1084" style:parent-style-name="Policepardéfaut" style:family="text">
      <style:text-properties style:font-name-complex="Times New Roman"/>
    </style:style>
    <style:style style:name="T1085" style:parent-style-name="Policepardéfaut" style:family="text">
      <style:text-properties style:font-name-complex="Times New Roman"/>
    </style:style>
    <style:style style:name="T1086" style:parent-style-name="Policepardéfaut" style:family="text">
      <style:text-properties style:font-name-complex="Times New Roman"/>
    </style:style>
    <style:style style:name="T1087" style:parent-style-name="Policepardéfaut" style:family="text">
      <style:text-properties style:font-name-complex="Times New Roman"/>
    </style:style>
    <style:style style:name="T1088" style:parent-style-name="Policepardéfaut" style:family="text">
      <style:text-properties style:font-name-complex="Times New Roman"/>
    </style:style>
    <style:style style:name="T1089" style:parent-style-name="Policepardéfaut" style:family="text">
      <style:text-properties style:font-name-complex="Times New Roman"/>
    </style:style>
    <style:style style:name="T1090" style:parent-style-name="Policepardéfaut" style:family="text">
      <style:text-properties style:font-name-complex="Times New Roman"/>
    </style:style>
    <style:style style:name="T1091" style:parent-style-name="Policepardéfaut" style:family="text">
      <style:text-properties style:font-name-complex="Times New Roman"/>
    </style:style>
    <style:style style:name="T1092" style:parent-style-name="Policepardéfaut" style:family="text">
      <style:text-properties style:font-name-complex="Times New Roman"/>
    </style:style>
    <style:style style:name="T1093" style:parent-style-name="Policepardéfaut" style:family="text">
      <style:text-properties style:font-name-complex="Times New Roman"/>
    </style:style>
    <style:style style:name="T1094" style:parent-style-name="Policepardéfaut" style:family="text">
      <style:text-properties style:font-name-complex="Times New Roman"/>
    </style:style>
    <style:style style:name="T1095" style:parent-style-name="Policepardéfaut" style:family="text">
      <style:text-properties style:font-name-complex="Times New Roman"/>
    </style:style>
    <style:style style:name="T1096" style:parent-style-name="Policepardéfaut" style:family="text">
      <style:text-properties style:font-name-complex="Times New Roman"/>
    </style:style>
    <style:style style:name="T1097" style:parent-style-name="Policepardéfaut" style:family="text">
      <style:text-properties style:font-name-complex="Times New Roman"/>
    </style:style>
    <style:style style:name="T1098" style:parent-style-name="Policepardéfaut" style:family="text">
      <style:text-properties style:font-name-complex="Times New Roman"/>
    </style:style>
    <style:style style:name="T1099" style:parent-style-name="Policepardéfaut" style:family="text">
      <style:text-properties style:font-name-complex="Times New Roman"/>
    </style:style>
    <style:style style:name="T1100" style:parent-style-name="Policepardéfaut" style:family="text">
      <style:text-properties style:font-name-complex="Times New Roman"/>
    </style:style>
    <style:style style:name="T1101" style:parent-style-name="Policepardéfaut" style:family="text">
      <style:text-properties style:font-name-complex="Times New Roman"/>
    </style:style>
    <style:style style:name="T1102" style:parent-style-name="Policepardéfaut" style:family="text">
      <style:text-properties style:font-name-complex="Times New Roman"/>
    </style:style>
    <style:style style:name="T1103" style:parent-style-name="Policepardéfaut" style:family="text">
      <style:text-properties style:font-name-complex="Times New Roman"/>
    </style:style>
    <style:style style:name="T1104" style:parent-style-name="Policepardéfaut" style:family="text">
      <style:text-properties style:font-name-complex="Times New Roman"/>
    </style:style>
    <style:style style:name="T1105" style:parent-style-name="Policepardéfaut" style:family="text">
      <style:text-properties style:font-name-complex="Times New Roman"/>
    </style:style>
    <style:style style:name="T1106" style:parent-style-name="Policepardéfaut" style:family="text">
      <style:text-properties style:font-name-complex="Times New Roman"/>
    </style:style>
    <style:style style:name="T1107" style:parent-style-name="Policepardéfaut" style:family="text">
      <style:text-properties style:font-name-complex="Times New Roman"/>
    </style:style>
    <style:style style:name="T1108" style:parent-style-name="Policepardéfaut" style:family="text">
      <style:text-properties style:font-name-complex="Times New Roman"/>
    </style:style>
    <style:style style:name="T1109" style:parent-style-name="Policepardéfaut" style:family="text">
      <style:text-properties style:font-name-complex="Times New Roman"/>
    </style:style>
    <style:style style:name="T1110" style:parent-style-name="Policepardéfaut" style:family="text">
      <style:text-properties style:font-name-complex="Times New Roman"/>
    </style:style>
    <style:style style:name="T1111" style:parent-style-name="Policepardéfaut" style:family="text">
      <style:text-properties style:font-name-complex="Times New Roman"/>
    </style:style>
    <style:style style:name="T1112" style:parent-style-name="Policepardéfaut" style:family="text">
      <style:text-properties style:font-name-complex="Times New Roman"/>
    </style:style>
    <style:style style:name="T1113" style:parent-style-name="Policepardéfaut" style:family="text">
      <style:text-properties style:font-name-complex="Times New Roman"/>
    </style:style>
    <style:style style:name="T1114" style:parent-style-name="Policepardéfaut" style:family="text">
      <style:text-properties style:font-name-complex="Times New Roman"/>
    </style:style>
    <style:style style:name="T1115" style:parent-style-name="Policepardéfaut" style:family="text">
      <style:text-properties style:font-name-complex="Times New Roman"/>
    </style:style>
    <style:style style:name="T1116" style:parent-style-name="Policepardéfaut" style:family="text">
      <style:text-properties style:font-name-complex="Times New Roman"/>
    </style:style>
    <style:style style:name="T1117" style:parent-style-name="Policepardéfaut" style:family="text">
      <style:text-properties style:font-name-complex="Times New Roman"/>
    </style:style>
    <style:style style:name="T1118" style:parent-style-name="Policepardéfaut" style:family="text">
      <style:text-properties style:font-name-complex="Times New Roman"/>
    </style:style>
    <style:style style:name="T1119" style:parent-style-name="Policepardéfaut" style:family="text">
      <style:text-properties style:font-name-complex="Times New Roman"/>
    </style:style>
    <style:style style:name="T1120" style:parent-style-name="Policepardéfaut" style:family="text">
      <style:text-properties style:font-name-complex="Times New Roman"/>
    </style:style>
    <style:style style:name="T1121" style:parent-style-name="Policepardéfaut" style:family="text">
      <style:text-properties style:font-name-complex="Times New Roman" fo:font-style="italic" style:font-style-asian="italic"/>
    </style:style>
    <style:style style:name="T1122" style:parent-style-name="Policepardéfaut" style:family="text">
      <style:text-properties style:font-name-complex="Times New Roman"/>
    </style:style>
    <style:style style:name="T1123" style:parent-style-name="Policepardéfaut" style:family="text">
      <style:text-properties style:font-name-complex="Times New Roman"/>
    </style:style>
    <style:style style:name="T1124" style:parent-style-name="Policepardéfaut" style:family="text">
      <style:text-properties style:font-name-complex="Times New Roman"/>
    </style:style>
    <style:style style:name="T1125" style:parent-style-name="Policepardéfaut" style:family="text">
      <style:text-properties style:font-name-complex="Times New Roman"/>
    </style:style>
    <style:style style:name="T1126" style:parent-style-name="Policepardéfaut" style:family="text">
      <style:text-properties style:font-name-complex="Times New Roman"/>
    </style:style>
    <style:style style:name="T1127" style:parent-style-name="Policepardéfaut" style:family="text">
      <style:text-properties style:font-name-complex="Times New Roman"/>
    </style:style>
    <style:style style:name="T1128" style:parent-style-name="Policepardéfaut" style:family="text">
      <style:text-properties style:font-name-complex="Times New Roman"/>
    </style:style>
    <style:style style:name="T1129" style:parent-style-name="Policepardéfaut" style:family="text">
      <style:text-properties style:font-name-complex="Times New Roman"/>
    </style:style>
    <style:style style:name="T1130" style:parent-style-name="Policepardéfaut" style:family="text">
      <style:text-properties style:font-name-complex="Times New Roman"/>
    </style:style>
    <style:style style:name="T1131" style:parent-style-name="Policepardéfaut" style:family="text">
      <style:text-properties style:font-name-complex="Times New Roman"/>
    </style:style>
    <style:style style:name="T1132" style:parent-style-name="Policepardéfaut" style:family="text">
      <style:text-properties style:font-name-complex="Times New Roman"/>
    </style:style>
    <style:style style:name="T1133" style:parent-style-name="Policepardéfaut" style:family="text">
      <style:text-properties style:font-name-complex="Times New Roman"/>
    </style:style>
    <style:style style:name="T1134" style:parent-style-name="Policepardéfaut" style:family="text">
      <style:text-properties style:font-name-complex="Times New Roman"/>
    </style:style>
    <style:style style:name="T1135" style:parent-style-name="Policepardéfaut" style:family="text">
      <style:text-properties style:font-name-complex="Times New Roman"/>
    </style:style>
    <style:style style:name="T1136" style:parent-style-name="Policepardéfaut" style:family="text">
      <style:text-properties style:font-name-complex="Times New Roman"/>
    </style:style>
    <style:style style:name="T1137" style:parent-style-name="Policepardéfaut" style:family="text">
      <style:text-properties style:font-name-complex="Times New Roman"/>
    </style:style>
    <style:style style:name="T1138" style:parent-style-name="Policepardéfaut" style:family="text">
      <style:text-properties style:font-name-complex="Times New Roman"/>
    </style:style>
    <style:style style:name="T1139" style:parent-style-name="Policepardéfaut" style:family="text">
      <style:text-properties style:font-name-complex="Times New Roman"/>
    </style:style>
    <style:style style:name="T1140" style:parent-style-name="Policepardéfaut" style:family="text">
      <style:text-properties style:font-name-complex="Times New Roman"/>
    </style:style>
    <style:style style:name="T1141" style:parent-style-name="Policepardéfaut" style:family="text">
      <style:text-properties style:font-name-complex="Times New Roman"/>
    </style:style>
    <style:style style:name="T1142" style:parent-style-name="Policepardéfaut" style:family="text">
      <style:text-properties style:font-name-complex="Times New Roman"/>
    </style:style>
    <style:style style:name="T1143" style:parent-style-name="Policepardéfaut" style:family="text">
      <style:text-properties style:font-name-complex="Times New Roman"/>
    </style:style>
    <style:style style:name="T1144" style:parent-style-name="Policepardéfaut" style:family="text">
      <style:text-properties style:font-name-complex="Times New Roman"/>
    </style:style>
    <style:style style:name="T1145" style:parent-style-name="Policepardéfaut" style:family="text">
      <style:text-properties style:font-name-complex="Times New Roman"/>
    </style:style>
    <style:style style:name="T1146" style:parent-style-name="Policepardéfaut" style:family="text">
      <style:text-properties style:font-name-complex="Times New Roman"/>
    </style:style>
    <style:style style:name="T1147" style:parent-style-name="Policepardéfaut" style:family="text">
      <style:text-properties style:font-name-complex="Times New Roman"/>
    </style:style>
    <style:style style:name="T1148" style:parent-style-name="Policepardéfaut" style:family="text">
      <style:text-properties style:font-name-complex="Times New Roman"/>
    </style:style>
    <style:style style:name="T1149" style:parent-style-name="Policepardéfaut" style:family="text">
      <style:text-properties style:font-name-complex="Times New Roman"/>
    </style:style>
    <style:style style:name="T1150" style:parent-style-name="Policepardéfaut" style:family="text">
      <style:text-properties style:font-name-complex="Times New Roman"/>
    </style:style>
    <style:style style:name="T1151" style:parent-style-name="Policepardéfaut" style:family="text">
      <style:text-properties style:font-name-complex="Times New Roman"/>
    </style:style>
    <style:style style:name="T1152" style:parent-style-name="Policepardéfaut" style:family="text">
      <style:text-properties style:font-name-complex="Times New Roman"/>
    </style:style>
    <style:style style:name="T1153" style:parent-style-name="Policepardéfaut" style:family="text">
      <style:text-properties style:font-name-complex="Times New Roman"/>
    </style:style>
    <style:style style:name="T1154" style:parent-style-name="Policepardéfaut" style:family="text">
      <style:text-properties style:font-name-complex="Times New Roman"/>
    </style:style>
    <style:style style:name="T1155" style:parent-style-name="Policepardéfaut" style:family="text">
      <style:text-properties style:font-name-complex="Times New Roman"/>
    </style:style>
    <style:style style:name="T1156" style:parent-style-name="Policepardéfaut" style:family="text">
      <style:text-properties style:font-name-complex="Times New Roman"/>
    </style:style>
    <style:style style:name="T1157" style:parent-style-name="Policepardéfaut" style:family="text">
      <style:text-properties style:font-name-complex="Times New Roman"/>
    </style:style>
    <style:style style:name="T1158" style:parent-style-name="Policepardéfaut" style:family="text">
      <style:text-properties style:font-name-complex="Times New Roman"/>
    </style:style>
    <style:style style:name="T1159" style:parent-style-name="Policepardéfaut" style:family="text">
      <style:text-properties style:font-name-complex="Times New Roman"/>
    </style:style>
    <style:style style:name="T1160" style:parent-style-name="Policepardéfaut" style:family="text">
      <style:text-properties style:font-name-complex="Times New Roman"/>
    </style:style>
    <style:style style:name="T1161" style:parent-style-name="Policepardéfaut" style:family="text">
      <style:text-properties style:font-name-complex="Times New Roman"/>
    </style:style>
    <style:style style:name="T1162" style:parent-style-name="Policepardéfaut" style:family="text">
      <style:text-properties style:font-name-complex="Times New Roman"/>
    </style:style>
    <style:style style:name="T1163" style:parent-style-name="Policepardéfaut" style:family="text">
      <style:text-properties style:font-name-complex="Times New Roman"/>
    </style:style>
    <style:style style:name="T1164" style:parent-style-name="Policepardéfaut" style:family="text">
      <style:text-properties style:font-name-complex="Times New Roman"/>
    </style:style>
    <style:style style:name="T1165" style:parent-style-name="Policepardéfaut" style:family="text">
      <style:text-properties style:font-name-complex="Times New Roman"/>
    </style:style>
    <style:style style:name="T1166" style:parent-style-name="Policepardéfaut" style:family="text">
      <style:text-properties style:font-name-complex="Times New Roman"/>
    </style:style>
    <style:style style:name="T1167" style:parent-style-name="Policepardéfaut" style:family="text">
      <style:text-properties style:font-name-complex="Times New Roman"/>
    </style:style>
    <style:style style:name="T1168" style:parent-style-name="Policepardéfaut" style:family="text">
      <style:text-properties style:font-name-complex="Times New Roman"/>
    </style:style>
    <style:style style:name="T1169" style:parent-style-name="Policepardéfaut" style:family="text">
      <style:text-properties style:font-name-complex="Times New Roman"/>
    </style:style>
    <style:style style:name="T1170" style:parent-style-name="Policepardéfaut" style:family="text">
      <style:text-properties style:font-name-complex="Times New Roman"/>
    </style:style>
    <style:style style:name="T1171" style:parent-style-name="Policepardéfaut" style:family="text">
      <style:text-properties style:font-name-complex="Times New Roman"/>
    </style:style>
    <style:style style:name="T1172" style:parent-style-name="Policepardéfaut" style:family="text">
      <style:text-properties style:font-name-complex="Times New Roman"/>
    </style:style>
    <style:style style:name="T1173" style:parent-style-name="Policepardéfaut" style:family="text">
      <style:text-properties style:font-name-complex="Times New Roman"/>
    </style:style>
    <style:style style:name="T1174" style:parent-style-name="Policepardéfaut" style:family="text">
      <style:text-properties style:font-name-complex="Times New Roman"/>
    </style:style>
    <style:style style:name="T1175" style:parent-style-name="Policepardéfaut" style:family="text">
      <style:text-properties style:font-name-complex="Times New Roman"/>
    </style:style>
    <style:style style:name="T1176" style:parent-style-name="Policepardéfaut" style:family="text">
      <style:text-properties style:font-name-complex="Times New Roman"/>
    </style:style>
    <style:style style:name="T1177" style:parent-style-name="Policepardéfaut" style:family="text">
      <style:text-properties style:font-name-complex="Times New Roman"/>
    </style:style>
    <style:style style:name="T1178" style:parent-style-name="Policepardéfaut" style:family="text">
      <style:text-properties style:font-name-complex="Times New Roman"/>
    </style:style>
    <style:style style:name="T1179" style:parent-style-name="Policepardéfaut" style:family="text">
      <style:text-properties style:font-name-complex="Times New Roman"/>
    </style:style>
    <style:style style:name="T1180" style:parent-style-name="Policepardéfaut" style:family="text">
      <style:text-properties style:font-name-complex="Times New Roman"/>
    </style:style>
    <style:style style:name="T1181" style:parent-style-name="Policepardéfaut" style:family="text">
      <style:text-properties style:font-name-complex="Times New Roman"/>
    </style:style>
    <style:style style:name="T1182" style:parent-style-name="Policepardéfaut" style:family="text">
      <style:text-properties style:font-name-complex="Times New Roman"/>
    </style:style>
    <style:style style:name="T1183" style:parent-style-name="Policepardéfaut" style:family="text">
      <style:text-properties style:font-name-complex="Times New Roman" style:font-size-complex="10pt"/>
    </style:style>
    <style:style style:name="T1184" style:parent-style-name="Policepardéfaut" style:family="text">
      <style:text-properties style:font-name-complex="Times New Roman" style:font-size-complex="10pt"/>
    </style:style>
    <style:style style:name="T1185" style:parent-style-name="Policepardéfaut" style:family="text">
      <style:text-properties style:font-name-complex="Times New Roman" fo:font-variant="small-caps" style:font-size-complex="10pt"/>
    </style:style>
    <style:style style:name="T1186" style:parent-style-name="Policepardéfaut" style:family="text">
      <style:text-properties style:font-name-complex="Times New Roman" style:font-size-complex="10pt"/>
    </style:style>
    <style:style style:name="T1187" style:parent-style-name="Policepardéfaut" style:family="text">
      <style:text-properties fo:font-style="italic" style:font-style-asian="italic"/>
    </style:style>
    <style:style style:name="T1188" style:parent-style-name="Policepardéfaut" style:family="text">
      <style:text-properties style:font-name-complex="Times New Roman" style:font-size-complex="10pt"/>
    </style:style>
    <style:style style:name="T1189" style:parent-style-name="pb" style:family="text">
      <style:text-properties style:text-position="0% 100%"/>
    </style:style>
    <style:style style:name="T1190" style:parent-style-name="Policepardéfaut" style:family="text">
      <style:text-properties style:font-name-complex="Times New Roman"/>
    </style:style>
    <style:style style:name="T1191" style:parent-style-name="Policepardéfaut" style:family="text">
      <style:text-properties style:font-name-complex="Times New Roman"/>
    </style:style>
    <style:style style:name="T1192" style:parent-style-name="Policepardéfaut" style:family="text">
      <style:text-properties style:font-name-complex="Times New Roman"/>
    </style:style>
    <style:style style:name="T1193" style:parent-style-name="Policepardéfaut" style:family="text">
      <style:text-properties style:font-name-complex="Times New Roman"/>
    </style:style>
    <style:style style:name="T1194" style:parent-style-name="Policepardéfaut" style:family="text">
      <style:text-properties style:font-name-complex="Times New Roman"/>
    </style:style>
    <style:style style:name="T1195" style:parent-style-name="Policepardéfaut" style:family="text">
      <style:text-properties style:font-name-complex="Times New Roman"/>
    </style:style>
    <style:style style:name="T1196" style:parent-style-name="Policepardéfaut" style:family="text">
      <style:text-properties style:font-name-complex="Times New Roman"/>
    </style:style>
    <style:style style:name="T1197" style:parent-style-name="Policepardéfaut" style:family="text">
      <style:text-properties style:font-name-complex="Times New Roman"/>
    </style:style>
    <style:style style:name="T1198" style:parent-style-name="Policepardéfaut" style:family="text">
      <style:text-properties style:font-name-complex="Times New Roman"/>
    </style:style>
    <style:style style:name="T1199" style:parent-style-name="Policepardéfaut" style:family="text">
      <style:text-properties style:font-name-complex="Times New Roman"/>
    </style:style>
    <style:style style:name="T1200" style:parent-style-name="Policepardéfaut" style:family="text">
      <style:text-properties style:font-name-complex="Times New Roman"/>
    </style:style>
    <style:style style:name="T1201" style:parent-style-name="Policepardéfaut" style:family="text">
      <style:text-properties style:font-name-complex="Times New Roman"/>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style:style>
    <style:style style:name="T1204" style:parent-style-name="Policepardéfaut" style:family="text">
      <style:text-properties style:font-name-complex="Times New Roman"/>
    </style:style>
    <style:style style:name="T1205" style:parent-style-name="Policepardéfaut" style:family="text">
      <style:text-properties style:font-name-complex="Times New Roman"/>
    </style:style>
    <style:style style:name="T1206" style:parent-style-name="Policepardéfaut" style:family="text">
      <style:text-properties style:font-name-complex="Times New Roman"/>
    </style:style>
    <style:style style:name="T1207" style:parent-style-name="Policepardéfaut" style:family="text">
      <style:text-properties style:font-name-complex="Times New Roman"/>
    </style:style>
    <style:style style:name="T1208" style:parent-style-name="Policepardéfaut" style:family="text">
      <style:text-properties style:font-name-complex="Times New Roman"/>
    </style:style>
    <style:style style:name="T1209" style:parent-style-name="Policepardéfaut" style:family="text">
      <style:text-properties style:font-name-complex="Times New Roman"/>
    </style:style>
    <style:style style:name="T1210" style:parent-style-name="Policepardéfaut" style:family="text">
      <style:text-properties style:font-name-complex="Times New Roman"/>
    </style:style>
    <style:style style:name="T1211" style:parent-style-name="quote.c" style:family="text">
      <style:text-properties fo:font-style="italic" style:font-style-asian="italic"/>
    </style:style>
    <style:style style:name="T1212" style:parent-style-name="Policepardéfaut" style:family="text">
      <style:text-properties fo:font-size="10pt" style:font-size-asian="10pt" style:font-size-complex="10pt"/>
    </style:style>
    <style:style style:name="T1213" style:parent-style-name="Policepardéfaut" style:family="text">
      <style:text-properties fo:font-style="italic" style:font-style-asian="italic"/>
    </style:style>
    <style:style style:name="T1214" style:parent-style-name="Policepardéfaut" style:family="text">
      <style:text-properties fo:font-style="italic" style:font-style-asian="italic"/>
    </style:style>
    <style:style style:name="T1215" style:parent-style-name="Policepardéfaut" style:family="text">
      <style:text-properties style:font-name-complex="Times New Roman"/>
    </style:style>
    <style:style style:name="T1216" style:parent-style-name="quote.c" style:family="text">
      <style:text-properties style:font-name-complex="Times New Roman"/>
    </style:style>
    <style:style style:name="T1217" style:parent-style-name="Appelnotedebasdep." style:family="text">
      <style:text-properties style:font-name-complex="Times New Roman" fo:color="#00B050"/>
    </style:style>
    <style:style style:name="T1218" style:parent-style-name="Policepardéfaut" style:family="text">
      <style:text-properties fo:font-style="italic" style:font-style-asian="italic"/>
    </style:style>
    <style:style style:name="T1219" style:parent-style-name="quote.c" style:family="text">
      <style:text-properties style:font-name-complex="Times New Roman"/>
    </style:style>
    <style:style style:name="T1220" style:parent-style-name="quote.c" style:family="text">
      <style:text-properties style:font-name-complex="Times New Roman"/>
    </style:style>
    <style:style style:name="T1221" style:parent-style-name="quote.c" style:family="text">
      <style:text-properties style:font-name-complex="Times New Roman"/>
    </style:style>
    <style:style style:name="T1222" style:parent-style-name="quote.c" style:family="text">
      <style:text-properties style:font-name-complex="Times New Roman"/>
    </style:style>
    <style:style style:name="T1223" style:parent-style-name="quote.c" style:family="text">
      <style:text-properties style:font-name-complex="Times New Roman"/>
    </style:style>
    <style:style style:name="T1224" style:parent-style-name="quote.c" style:family="text">
      <style:text-properties style:font-name-complex="Times New Roman"/>
    </style:style>
    <style:style style:name="T1225" style:parent-style-name="quote.c" style:family="text">
      <style:text-properties style:font-name-complex="Times New Roman"/>
    </style:style>
    <style:style style:name="T1226" style:parent-style-name="quote.c" style:family="text">
      <style:text-properties style:font-name-complex="Times New Roman"/>
    </style:style>
    <style:style style:name="T1227" style:parent-style-name="quote.c" style:family="text">
      <style:text-properties style:font-name-complex="Times New Roman"/>
    </style:style>
    <style:style style:name="T1228" style:parent-style-name="quote.c" style:family="text">
      <style:text-properties style:font-name-complex="Times New Roman"/>
    </style:style>
    <style:style style:name="T1229" style:parent-style-name="quote.c" style:family="text">
      <style:text-properties style:font-name-complex="Times New Roman"/>
    </style:style>
    <style:style style:name="T1230" style:parent-style-name="quote.c" style:family="text">
      <style:text-properties style:font-name-complex="Times New Roman"/>
    </style:style>
    <style:style style:name="T1231" style:parent-style-name="quote.c" style:family="text">
      <style:text-properties style:font-name-complex="Times New Roman"/>
    </style:style>
    <style:style style:name="T1232" style:parent-style-name="quote.c" style:family="text">
      <style:text-properties style:font-name-complex="Times New Roman"/>
    </style:style>
    <style:style style:name="T1233" style:parent-style-name="quote.c" style:family="text">
      <style:text-properties style:font-name-complex="Times New Roman"/>
    </style:style>
    <style:style style:name="T1234" style:parent-style-name="quote.c" style:family="text">
      <style:text-properties style:font-name-complex="Times New Roman"/>
    </style:style>
    <style:style style:name="T1235" style:parent-style-name="quote.c" style:family="text">
      <style:text-properties style:font-name-complex="Times New Roman"/>
    </style:style>
    <style:style style:name="T1236" style:parent-style-name="quote.c" style:family="text">
      <style:text-properties style:font-name-complex="Times New Roman"/>
    </style:style>
    <style:style style:name="T1237" style:parent-style-name="pb" style:family="text">
      <style:text-properties style:text-position="0% 100%"/>
    </style:style>
    <style:style style:name="T1238" style:parent-style-name="quote.c" style:family="text">
      <style:text-properties style:font-name-complex="Times New Roman"/>
    </style:style>
    <style:style style:name="T1239" style:parent-style-name="quote.c" style:family="text">
      <style:text-properties style:font-name-complex="Times New Roman"/>
    </style:style>
    <style:style style:name="T1240" style:parent-style-name="quote.c" style:family="text">
      <style:text-properties style:font-name-complex="Times New Roman"/>
    </style:style>
    <style:style style:name="T1241" style:parent-style-name="quote.c" style:family="text">
      <style:text-properties style:font-name-complex="Times New Roman"/>
    </style:style>
    <style:style style:name="T1242" style:parent-style-name="quote.c" style:family="text">
      <style:text-properties style:font-name-complex="Times New Roman"/>
    </style:style>
    <style:style style:name="T1243" style:parent-style-name="quote.c" style:family="text">
      <style:text-properties style:font-name-complex="Times New Roman"/>
    </style:style>
    <style:style style:name="T1244" style:parent-style-name="quote.c" style:family="text">
      <style:text-properties style:font-name-complex="Times New Roman"/>
    </style:style>
    <style:style style:name="T1245" style:parent-style-name="quote.c" style:family="text">
      <style:text-properties style:font-name-complex="Times New Roman"/>
    </style:style>
    <style:style style:name="T1246" style:parent-style-name="quote.c" style:family="text">
      <style:text-properties style:font-name-complex="Times New Roman"/>
    </style:style>
    <style:style style:name="T1247" style:parent-style-name="quote.c" style:family="text">
      <style:text-properties style:font-name-complex="Times New Roman"/>
    </style:style>
    <style:style style:name="T1248" style:parent-style-name="quote.c" style:family="text">
      <style:text-properties style:font-name-complex="Times New Roman"/>
    </style:style>
    <style:style style:name="T1249" style:parent-style-name="quote.c" style:family="text">
      <style:text-properties style:font-name-complex="Times New Roman"/>
    </style:style>
    <style:style style:name="T1250" style:parent-style-name="quote.c" style:family="text">
      <style:text-properties style:font-name-complex="Times New Roman"/>
    </style:style>
    <style:style style:name="T1251" style:parent-style-name="quote.c" style:family="text">
      <style:text-properties style:font-name-complex="Times New Roman"/>
    </style:style>
    <style:style style:name="T1252" style:parent-style-name="quote.c" style:family="text">
      <style:text-properties style:font-name-complex="Times New Roman"/>
    </style:style>
    <style:style style:name="T1253" style:parent-style-name="quote.c" style:family="text">
      <style:text-properties style:font-name-complex="Times New Roman"/>
    </style:style>
    <style:style style:name="T1254" style:parent-style-name="quote.c" style:family="text">
      <style:text-properties style:font-name-complex="Times New Roman"/>
    </style:style>
    <style:style style:name="T1255" style:parent-style-name="quote.c" style:family="text">
      <style:text-properties style:font-name-complex="Times New Roman"/>
    </style:style>
    <style:style style:name="T1256" style:parent-style-name="quote.c" style:family="text">
      <style:text-properties style:font-name-complex="Times New Roman"/>
    </style:style>
    <style:style style:name="T1257" style:parent-style-name="quote.c" style:family="text">
      <style:text-properties style:font-name-complex="Times New Roman"/>
    </style:style>
    <style:style style:name="T1258" style:parent-style-name="quote.c" style:family="text">
      <style:text-properties style:font-name-complex="Times New Roman"/>
    </style:style>
    <style:style style:name="T1259" style:parent-style-name="quote.c" style:family="text">
      <style:text-properties style:font-name-complex="Times New Roman"/>
    </style:style>
    <style:style style:name="T1260" style:parent-style-name="quote.c" style:family="text">
      <style:text-properties style:font-name-complex="Times New Roman"/>
    </style:style>
    <style:style style:name="T1261" style:parent-style-name="quote.c" style:family="text">
      <style:text-properties style:font-name-complex="Times New Roman"/>
    </style:style>
    <style:style style:name="T1262" style:parent-style-name="quote.c" style:family="text">
      <style:text-properties style:font-name-complex="Times New Roman"/>
    </style:style>
    <style:style style:name="T1263" style:parent-style-name="quote.c" style:family="text">
      <style:text-properties style:font-name-complex="Times New Roman"/>
    </style:style>
    <style:style style:name="T1264" style:parent-style-name="quote.c" style:family="text">
      <style:text-properties style:font-name-complex="Times New Roman"/>
    </style:style>
    <style:style style:name="T1265" style:parent-style-name="quote.c" style:family="text">
      <style:text-properties style:font-name-complex="Times New Roman"/>
    </style:style>
    <style:style style:name="T1266" style:parent-style-name="quote.c" style:family="text">
      <style:text-properties style:font-name-complex="Times New Roman"/>
    </style:style>
    <style:style style:name="T1267" style:parent-style-name="quote.c" style:family="text">
      <style:text-properties style:font-name-complex="Times New Roman"/>
    </style:style>
    <style:style style:name="T1268" style:parent-style-name="quote.c" style:family="text">
      <style:text-properties style:font-name-complex="Times New Roman"/>
    </style:style>
    <style:style style:name="T1269" style:parent-style-name="quote.c" style:family="text">
      <style:text-properties style:font-name-complex="Times New Roman"/>
    </style:style>
    <style:style style:name="T1270" style:parent-style-name="quote.c" style:family="text">
      <style:text-properties style:font-name-complex="Times New Roman"/>
    </style:style>
    <style:style style:name="T1271" style:parent-style-name="quote.c" style:family="text">
      <style:text-properties style:font-name-complex="Times New Roman"/>
    </style:style>
    <style:style style:name="T1272" style:parent-style-name="quote.c" style:family="text">
      <style:text-properties style:font-name-complex="Times New Roman"/>
    </style:style>
    <style:style style:name="T1273" style:parent-style-name="quote.c" style:family="text">
      <style:text-properties style:font-name-complex="Times New Roman"/>
    </style:style>
    <style:style style:name="T1274" style:parent-style-name="quote.c" style:family="text">
      <style:text-properties style:font-name-complex="Times New Roman"/>
    </style:style>
    <style:style style:name="T1275" style:parent-style-name="quote.c" style:family="text">
      <style:text-properties style:font-name-complex="Times New Roman"/>
    </style:style>
    <style:style style:name="T1276" style:parent-style-name="quote.c" style:family="text">
      <style:text-properties style:font-name-complex="Times New Roman"/>
    </style:style>
    <style:style style:name="T1277" style:parent-style-name="quote.c" style:family="text">
      <style:text-properties style:font-name-complex="Times New Roman"/>
    </style:style>
    <style:style style:name="T1278" style:parent-style-name="quote.c" style:family="text">
      <style:text-properties style:font-name-complex="Times New Roman"/>
    </style:style>
    <style:style style:name="T1279" style:parent-style-name="quote.c" style:family="text">
      <style:text-properties style:font-name-complex="Times New Roman"/>
    </style:style>
    <style:style style:name="T1280" style:parent-style-name="quote.c" style:family="text">
      <style:text-properties style:font-name-complex="Times New Roman"/>
    </style:style>
    <style:style style:name="T1281" style:parent-style-name="quote.c" style:family="text">
      <style:text-properties style:font-name-complex="Times New Roman"/>
    </style:style>
    <style:style style:name="T1282" style:parent-style-name="quote.c" style:family="text">
      <style:text-properties style:font-name-complex="Times New Roman"/>
    </style:style>
    <style:style style:name="T1283" style:parent-style-name="quote.c" style:family="text">
      <style:text-properties style:font-name-complex="Times New Roman"/>
    </style:style>
    <style:style style:name="T1284" style:parent-style-name="quote.c" style:family="text">
      <style:text-properties style:font-name-complex="Times New Roman"/>
    </style:style>
    <style:style style:name="T1285" style:parent-style-name="quote.c" style:family="text">
      <style:text-properties style:font-name-complex="Times New Roman"/>
    </style:style>
    <style:style style:name="T1286" style:parent-style-name="quote.c" style:family="text">
      <style:text-properties style:font-name-complex="Times New Roman"/>
    </style:style>
    <style:style style:name="T1287" style:parent-style-name="quote.c" style:family="text">
      <style:text-properties style:font-name-complex="Times New Roman"/>
    </style:style>
    <style:style style:name="T1288" style:parent-style-name="quote.c" style:family="text">
      <style:text-properties style:font-name-complex="Times New Roman"/>
    </style:style>
    <style:style style:name="T1289" style:parent-style-name="quote.c" style:family="text">
      <style:text-properties style:font-name-complex="Times New Roman"/>
    </style:style>
    <style:style style:name="T1290" style:parent-style-name="quote.c" style:family="text">
      <style:text-properties style:font-name-complex="Times New Roman"/>
    </style:style>
    <style:style style:name="T1291" style:parent-style-name="quote.c" style:family="text">
      <style:text-properties style:font-name-complex="Times New Roman"/>
    </style:style>
    <style:style style:name="T1292" style:parent-style-name="quote.c" style:family="text">
      <style:text-properties style:font-name-complex="Times New Roman"/>
    </style:style>
    <style:style style:name="T1293" style:parent-style-name="quote.c" style:family="text">
      <style:text-properties style:font-name-complex="Times New Roman"/>
    </style:style>
    <style:style style:name="T1294" style:parent-style-name="quote.c" style:family="text">
      <style:text-properties style:font-name-complex="Times New Roman"/>
    </style:style>
    <style:style style:name="T1295" style:parent-style-name="quote.c" style:family="text">
      <style:text-properties style:font-name-complex="Times New Roman"/>
    </style:style>
    <style:style style:name="T1296" style:parent-style-name="quote.c" style:family="text">
      <style:text-properties style:font-name-complex="Times New Roman"/>
    </style:style>
    <style:style style:name="T1297" style:parent-style-name="quote.c" style:family="text">
      <style:text-properties style:font-name-complex="Times New Roman"/>
    </style:style>
    <style:style style:name="T1298" style:parent-style-name="quote.c" style:family="text">
      <style:text-properties style:font-name-complex="Times New Roman"/>
    </style:style>
    <style:style style:name="T1299" style:parent-style-name="quote.c" style:family="text">
      <style:text-properties style:font-name-complex="Times New Roman"/>
    </style:style>
    <style:style style:name="T1300" style:parent-style-name="quote.c" style:family="text">
      <style:text-properties style:font-name-complex="Times New Roman"/>
    </style:style>
    <style:style style:name="T1301" style:parent-style-name="quote.c" style:family="text">
      <style:text-properties style:font-name-complex="Times New Roman"/>
    </style:style>
    <style:style style:name="T1302" style:parent-style-name="quote.c" style:family="text">
      <style:text-properties style:font-name-complex="Times New Roman"/>
    </style:style>
    <style:style style:name="T1303" style:parent-style-name="quote.c" style:family="text">
      <style:text-properties style:font-name-complex="Times New Roman"/>
    </style:style>
    <style:style style:name="T1304" style:parent-style-name="quote.c" style:family="text">
      <style:text-properties style:font-name-complex="Times New Roman"/>
    </style:style>
    <style:style style:name="T1305" style:parent-style-name="quote.c" style:family="text">
      <style:text-properties style:font-name-complex="Times New Roman"/>
    </style:style>
    <style:style style:name="T1306" style:parent-style-name="quote.c" style:family="text">
      <style:text-properties style:font-name-complex="Times New Roman"/>
    </style:style>
    <style:style style:name="T1307" style:parent-style-name="quote.c" style:family="text">
      <style:text-properties style:font-name-complex="Times New Roman"/>
    </style:style>
    <style:style style:name="T1308" style:parent-style-name="quote.c" style:family="text">
      <style:text-properties style:font-name-complex="Times New Roman"/>
    </style:style>
    <style:style style:name="T1309" style:parent-style-name="quote.c" style:family="text">
      <style:text-properties style:font-name-complex="Times New Roman"/>
    </style:style>
    <style:style style:name="T1310" style:parent-style-name="quote.c" style:family="text">
      <style:text-properties style:font-name-complex="Times New Roman"/>
    </style:style>
    <style:style style:name="T1311" style:parent-style-name="quote.c" style:family="text">
      <style:text-properties style:font-name-complex="Times New Roman"/>
    </style:style>
    <style:style style:name="T1312" style:parent-style-name="quote.c" style:family="text">
      <style:text-properties style:font-name-complex="Times New Roman"/>
    </style:style>
    <style:style style:name="T1313" style:parent-style-name="quote.c" style:family="text">
      <style:text-properties style:font-name-complex="Times New Roman"/>
    </style:style>
    <style:style style:name="T1314" style:parent-style-name="quote.c" style:family="text">
      <style:text-properties style:font-name-complex="Times New Roman"/>
    </style:style>
    <style:style style:name="T1315" style:parent-style-name="quote.c" style:family="text">
      <style:text-properties style:font-name-complex="Times New Roman"/>
    </style:style>
    <style:style style:name="T1316" style:parent-style-name="quote.c" style:family="text">
      <style:text-properties style:font-name-complex="Times New Roman"/>
    </style:style>
    <style:style style:name="T1317" style:parent-style-name="quote.c" style:family="text">
      <style:text-properties style:font-name-complex="Times New Roman"/>
    </style:style>
    <style:style style:name="T1318" style:parent-style-name="quote.c" style:family="text">
      <style:text-properties style:font-name-complex="Times New Roman"/>
    </style:style>
    <style:style style:name="T1319" style:parent-style-name="quote.c" style:family="text">
      <style:text-properties style:font-name-complex="Times New Roman"/>
    </style:style>
    <style:style style:name="T1320" style:parent-style-name="quote.c" style:family="text">
      <style:text-properties style:font-name-complex="Times New Roman"/>
    </style:style>
    <style:style style:name="T1321" style:parent-style-name="quote.c" style:family="text">
      <style:text-properties style:font-name-complex="Times New Roman"/>
    </style:style>
    <style:style style:name="T1322" style:parent-style-name="quote.c" style:family="text">
      <style:text-properties style:font-name-complex="Times New Roman"/>
    </style:style>
    <style:style style:name="T1323" style:parent-style-name="quote.c" style:family="text">
      <style:text-properties style:font-name-complex="Times New Roman"/>
    </style:style>
    <style:style style:name="T1324" style:parent-style-name="quote.c" style:family="text">
      <style:text-properties style:font-name-complex="Times New Roman"/>
    </style:style>
    <style:style style:name="T1325" style:parent-style-name="quote.c" style:family="text">
      <style:text-properties style:font-name-complex="Times New Roman"/>
    </style:style>
    <style:style style:name="T1326" style:parent-style-name="quote.c" style:family="text">
      <style:text-properties style:font-name-complex="Times New Roman"/>
    </style:style>
    <style:style style:name="T1327" style:parent-style-name="quote.c" style:family="text">
      <style:text-properties style:font-name-complex="Times New Roman"/>
    </style:style>
    <style:style style:name="T1328" style:parent-style-name="quote.c" style:family="text">
      <style:text-properties style:font-name-complex="Times New Roman"/>
    </style:style>
    <style:style style:name="T1329" style:parent-style-name="quote.c" style:family="text">
      <style:text-properties style:font-name-complex="Times New Roman"/>
    </style:style>
    <style:style style:name="T1330" style:parent-style-name="quote.c" style:family="text">
      <style:text-properties style:font-name-complex="Times New Roman"/>
    </style:style>
    <style:style style:name="T1331" style:parent-style-name="quote.c" style:family="text">
      <style:text-properties style:font-name-complex="Times New Roman"/>
    </style:style>
    <style:style style:name="T1332" style:parent-style-name="quote.c" style:family="text">
      <style:text-properties style:font-name-complex="Times New Roman"/>
    </style:style>
    <style:style style:name="T1333" style:parent-style-name="quote.c" style:family="text">
      <style:text-properties style:font-name-complex="Times New Roman"/>
    </style:style>
    <style:style style:name="T1334" style:parent-style-name="quote.c" style:family="text">
      <style:text-properties style:font-name-complex="Times New Roman"/>
    </style:style>
    <style:style style:name="T1335" style:parent-style-name="quote.c" style:family="text">
      <style:text-properties style:font-name-complex="Times New Roman"/>
    </style:style>
    <style:style style:name="T1336" style:parent-style-name="quote.c" style:family="text">
      <style:text-properties style:font-name-complex="Times New Roman"/>
    </style:style>
    <style:style style:name="T1337" style:parent-style-name="quote.c" style:family="text">
      <style:text-properties style:font-name-complex="Times New Roman"/>
    </style:style>
    <style:style style:name="T1338" style:parent-style-name="quote.c" style:family="text">
      <style:text-properties style:font-name-complex="Times New Roman"/>
    </style:style>
    <style:style style:name="T1339" style:parent-style-name="quote.c" style:family="text">
      <style:text-properties style:font-name-complex="Times New Roman"/>
    </style:style>
    <style:style style:name="T1340" style:parent-style-name="quote.c" style:family="text">
      <style:text-properties style:font-name-complex="Times New Roman"/>
    </style:style>
    <style:style style:name="T1341" style:parent-style-name="quote.c" style:family="text">
      <style:text-properties style:font-name-complex="Times New Roman"/>
    </style:style>
    <style:style style:name="T1342" style:parent-style-name="quote.c" style:family="text">
      <style:text-properties style:font-name-complex="Times New Roman"/>
    </style:style>
    <style:style style:name="T1343" style:parent-style-name="quote.c" style:family="text">
      <style:text-properties style:font-name-complex="Times New Roman"/>
    </style:style>
    <style:style style:name="T1344" style:parent-style-name="quote.c" style:family="text">
      <style:text-properties style:font-name-complex="Times New Roman"/>
    </style:style>
    <style:style style:name="T1345" style:parent-style-name="quote.c" style:family="text">
      <style:text-properties style:font-name-complex="Times New Roman"/>
    </style:style>
    <style:style style:name="T1346" style:parent-style-name="quote.c" style:family="text">
      <style:text-properties style:font-name-complex="Times New Roman"/>
    </style:style>
    <style:style style:name="T1347" style:parent-style-name="quote.c" style:family="text">
      <style:text-properties style:font-name-complex="Times New Roman"/>
    </style:style>
    <style:style style:name="T1348" style:parent-style-name="quote.c" style:family="text">
      <style:text-properties style:font-name-complex="Times New Roman"/>
    </style:style>
    <style:style style:name="T1349" style:parent-style-name="quote.c" style:family="text">
      <style:text-properties style:font-name-complex="Times New Roman"/>
    </style:style>
    <style:style style:name="T1350" style:parent-style-name="quote.c" style:family="text">
      <style:text-properties style:font-name-complex="Times New Roman"/>
    </style:style>
    <style:style style:name="T1351" style:parent-style-name="quote.c" style:family="text">
      <style:text-properties style:font-name-complex="Times New Roman"/>
    </style:style>
    <style:style style:name="T1352" style:parent-style-name="quote.c" style:family="text">
      <style:text-properties style:font-name-complex="Times New Roman"/>
    </style:style>
    <style:style style:name="T1353" style:parent-style-name="quote.c" style:family="text">
      <style:text-properties style:font-name-complex="Times New Roman"/>
    </style:style>
    <style:style style:name="T1354" style:parent-style-name="quote.c" style:family="text">
      <style:text-properties style:font-name-complex="Times New Roman"/>
    </style:style>
    <style:style style:name="T1355" style:parent-style-name="quote.c" style:family="text">
      <style:text-properties style:font-name-complex="Times New Roman"/>
    </style:style>
    <style:style style:name="T1356" style:parent-style-name="quote.c" style:family="text">
      <style:text-properties style:font-name-complex="Times New Roman"/>
    </style:style>
    <style:style style:name="T1357" style:parent-style-name="quote.c" style:family="text">
      <style:text-properties style:font-name-complex="Times New Roman"/>
    </style:style>
    <style:style style:name="T1358" style:parent-style-name="quote.c" style:family="text">
      <style:text-properties style:font-name-complex="Times New Roman"/>
    </style:style>
    <style:style style:name="T1359" style:parent-style-name="quote.c" style:family="text">
      <style:text-properties style:font-name-complex="Times New Roman"/>
    </style:style>
    <style:style style:name="T1360" style:parent-style-name="quote.c" style:family="text">
      <style:text-properties style:font-name-complex="Times New Roman"/>
    </style:style>
    <style:style style:name="T1361" style:parent-style-name="quote.c" style:family="text">
      <style:text-properties style:font-name-complex="Times New Roman"/>
    </style:style>
    <style:style style:name="T1362" style:parent-style-name="quote.c" style:family="text">
      <style:text-properties style:font-name-complex="Times New Roman"/>
    </style:style>
    <style:style style:name="T1363" style:parent-style-name="quote.c" style:family="text">
      <style:text-properties style:font-name-complex="Times New Roman"/>
    </style:style>
    <style:style style:name="T1364" style:parent-style-name="quote.c" style:family="text">
      <style:text-properties style:font-name-complex="Times New Roman"/>
    </style:style>
    <style:style style:name="T1365" style:parent-style-name="quote.c" style:family="text">
      <style:text-properties style:font-name-complex="Times New Roman"/>
    </style:style>
    <style:style style:name="T1366" style:parent-style-name="quote.c" style:family="text">
      <style:text-properties style:font-name-complex="Times New Roman"/>
    </style:style>
    <style:style style:name="T1367" style:parent-style-name="quote.c" style:family="text">
      <style:text-properties style:font-name-complex="Times New Roman"/>
    </style:style>
    <style:style style:name="T1368" style:parent-style-name="quote.c" style:family="text">
      <style:text-properties style:font-name-complex="Times New Roman"/>
    </style:style>
    <style:style style:name="T1369" style:parent-style-name="quote.c" style:family="text">
      <style:text-properties style:font-name-complex="Times New Roman"/>
    </style:style>
    <style:style style:name="T1370" style:parent-style-name="quote.c" style:family="text">
      <style:text-properties style:font-name-complex="Times New Roman"/>
    </style:style>
    <style:style style:name="T1371" style:parent-style-name="quote.c" style:family="text">
      <style:text-properties style:font-name-complex="Times New Roman"/>
    </style:style>
    <style:style style:name="T1372" style:parent-style-name="quote.c" style:family="text">
      <style:text-properties style:font-name-complex="Times New Roman"/>
    </style:style>
    <style:style style:name="T1373" style:parent-style-name="quote.c" style:family="text">
      <style:text-properties style:font-name-complex="Times New Roman"/>
    </style:style>
    <style:style style:name="T1374" style:parent-style-name="quote.c" style:family="text">
      <style:text-properties style:font-name-complex="Times New Roman"/>
    </style:style>
    <style:style style:name="T1375" style:parent-style-name="quote.c" style:family="text">
      <style:text-properties style:font-name-complex="Times New Roman"/>
    </style:style>
    <style:style style:name="T1376" style:parent-style-name="quote.c" style:family="text">
      <style:text-properties style:font-name-complex="Times New Roman"/>
    </style:style>
    <style:style style:name="T1377" style:parent-style-name="quote.c" style:family="text">
      <style:text-properties style:font-name-complex="Times New Roman"/>
    </style:style>
    <style:style style:name="T1378" style:parent-style-name="quote.c" style:family="text">
      <style:text-properties style:font-name-complex="Times New Roman"/>
    </style:style>
    <style:style style:name="T1379" style:parent-style-name="quote.c" style:family="text">
      <style:text-properties style:font-name-complex="Times New Roman"/>
    </style:style>
    <style:style style:name="T1380" style:parent-style-name="quote.c" style:family="text">
      <style:text-properties style:font-name-complex="Times New Roman"/>
    </style:style>
    <style:style style:name="T1381" style:parent-style-name="quote.c" style:family="text">
      <style:text-properties style:font-name-complex="Times New Roman"/>
    </style:style>
    <style:style style:name="T1382" style:parent-style-name="quote.c" style:family="text">
      <style:text-properties style:font-name-complex="Times New Roman"/>
    </style:style>
    <style:style style:name="T1383" style:parent-style-name="quote.c" style:family="text">
      <style:text-properties style:font-name-complex="Times New Roman"/>
    </style:style>
    <style:style style:name="T1384" style:parent-style-name="Policepardéfaut" style:family="text">
      <style:text-properties fo:font-style="italic" style:font-style-asian="italic"/>
    </style:style>
    <style:style style:name="T1385" style:parent-style-name="Policepardéfaut" style:family="text">
      <style:text-properties fo:font-style="italic" style:font-style-asian="italic"/>
    </style:style>
    <style:style style:name="T1386" style:parent-style-name="Policepardéfaut" style:family="text">
      <style:text-properties fo:font-style="italic" style:font-style-asian="italic"/>
    </style:style>
    <style:style style:name="T1387" style:parent-style-name="Policepardéfaut" style:family="text">
      <style:text-properties fo:font-style="italic" style:font-style-asian="italic"/>
    </style:style>
    <style:style style:name="T1388" style:parent-style-name="quote.c" style:family="text">
      <style:text-properties style:font-name-complex="Times New Roman"/>
    </style:style>
    <style:style style:name="T1389" style:parent-style-name="pb" style:family="text">
      <style:text-properties style:text-position="0% 100%"/>
    </style:style>
    <style:style style:name="T1390" style:parent-style-name="Policepardéfaut" style:family="text">
      <style:text-properties style:font-name-complex="Times New Roman"/>
    </style:style>
    <style:style style:name="T1391" style:parent-style-name="Policepardéfaut" style:family="text">
      <style:text-properties style:font-name-complex="Times New Roman"/>
    </style:style>
    <style:style style:name="T1392" style:parent-style-name="Policepardéfaut" style:family="text">
      <style:text-properties style:font-name-complex="Times New Roman"/>
    </style:style>
    <style:style style:name="T1393" style:parent-style-name="Policepardéfaut" style:family="text">
      <style:text-properties style:font-name-complex="Times New Roman"/>
    </style:style>
    <style:style style:name="T1394" style:parent-style-name="Policepardéfaut" style:family="text">
      <style:text-properties style:font-name-complex="Times New Roman"/>
    </style:style>
    <style:style style:name="T1395" style:parent-style-name="Policepardéfaut" style:family="text">
      <style:text-properties style:font-name-complex="Times New Roman"/>
    </style:style>
    <style:style style:name="T1396" style:parent-style-name="Policepardéfaut" style:family="text">
      <style:text-properties style:font-name-complex="Times New Roman"/>
    </style:style>
    <style:style style:name="T1397" style:parent-style-name="Policepardéfaut" style:family="text">
      <style:text-properties style:font-name-complex="Times New Roman"/>
    </style:style>
    <style:style style:name="T1398" style:parent-style-name="Policepardéfaut" style:family="text">
      <style:text-properties style:font-name-complex="Times New Roman"/>
    </style:style>
    <style:style style:name="T1399" style:parent-style-name="Policepardéfaut" style:family="text">
      <style:text-properties style:font-name-complex="Times New Roman"/>
    </style:style>
    <style:style style:name="T1400" style:parent-style-name="Policepardéfaut" style:family="text">
      <style:text-properties style:font-name-complex="Times New Roman" fo:font-style="italic" style:font-style-asian="italic"/>
    </style:style>
    <style:style style:name="T1401" style:parent-style-name="Policepardéfaut" style:family="text">
      <style:text-properties style:font-name-complex="Times New Roman"/>
    </style:style>
    <style:style style:name="T1402" style:parent-style-name="Policepardéfaut" style:family="text">
      <style:text-properties style:font-name-complex="Times New Roman"/>
    </style:style>
    <style:style style:name="T1403" style:parent-style-name="Policepardéfaut" style:family="text">
      <style:text-properties style:font-name-complex="Times New Roman"/>
    </style:style>
    <style:style style:name="T1404" style:parent-style-name="Policepardéfaut" style:family="text">
      <style:text-properties style:font-name-complex="Times New Roman"/>
    </style:style>
    <style:style style:name="T1405" style:parent-style-name="Policepardéfaut" style:family="text">
      <style:text-properties style:font-name-complex="Times New Roman"/>
    </style:style>
    <style:style style:name="T1406" style:parent-style-name="Policepardéfaut" style:family="text">
      <style:text-properties style:font-name-complex="Times New Roman"/>
    </style:style>
    <style:style style:name="T1407" style:parent-style-name="Policepardéfaut" style:family="text">
      <style:text-properties style:font-name-complex="Times New Roman"/>
    </style:style>
    <style:style style:name="T1408" style:parent-style-name="Policepardéfaut" style:family="text">
      <style:text-properties style:font-name-complex="Times New Roman"/>
    </style:style>
    <style:style style:name="T1409" style:parent-style-name="Policepardéfaut" style:family="text">
      <style:text-properties style:font-name-complex="Times New Roman"/>
    </style:style>
    <style:style style:name="T1410" style:parent-style-name="Policepardéfaut" style:family="text">
      <style:text-properties style:font-name-complex="Times New Roman"/>
    </style:style>
    <style:style style:name="T1411" style:parent-style-name="Policepardéfaut" style:family="text">
      <style:text-properties style:font-name-complex="Times New Roman"/>
    </style:style>
    <style:style style:name="T1412" style:parent-style-name="Policepardéfaut" style:family="text">
      <style:text-properties style:font-name-complex="Times New Roman"/>
    </style:style>
    <style:style style:name="T1413" style:parent-style-name="Policepardéfaut" style:family="text">
      <style:text-properties style:font-name-complex="Times New Roman"/>
    </style:style>
    <style:style style:name="T1414" style:parent-style-name="Policepardéfaut" style:family="text">
      <style:text-properties style:font-name-complex="Times New Roman" fo:font-style="italic" style:font-style-asian="italic"/>
    </style:style>
    <style:style style:name="T1415" style:parent-style-name="Policepardéfaut" style:family="text">
      <style:text-properties style:font-name-complex="Times New Roman" fo:font-style="italic" style:font-style-asian="italic"/>
    </style:style>
    <style:style style:name="T1416" style:parent-style-name="Policepardéfaut" style:family="text">
      <style:text-properties style:font-name-complex="Times New Roman" fo:font-style="italic" style:font-style-asian="italic"/>
    </style:style>
    <style:style style:name="T1417" style:parent-style-name="Policepardéfaut" style:family="text">
      <style:text-properties style:font-name-complex="Times New Roman" fo:font-style="italic" style:font-style-asian="italic"/>
    </style:style>
    <style:style style:name="T1418" style:parent-style-name="Policepardéfaut" style:family="text">
      <style:text-properties style:font-name-complex="Times New Roman"/>
    </style:style>
    <style:style style:name="T1419" style:parent-style-name="Policepardéfaut" style:family="text">
      <style:text-properties style:font-name-complex="Times New Roman"/>
    </style:style>
    <style:style style:name="T1420" style:parent-style-name="Policepardéfaut" style:family="text">
      <style:text-properties style:font-name-complex="Times New Roman"/>
    </style:style>
    <style:style style:name="T1421" style:parent-style-name="Policepardéfaut" style:family="text">
      <style:text-properties style:font-name-complex="Times New Roman"/>
    </style:style>
    <style:style style:name="T1422" style:parent-style-name="Policepardéfaut" style:family="text">
      <style:text-properties style:font-name-complex="Times New Roman"/>
    </style:style>
    <style:style style:name="T1423" style:parent-style-name="Policepardéfaut" style:family="text">
      <style:text-properties style:font-name-complex="Times New Roman"/>
    </style:style>
    <style:style style:name="T1424" style:parent-style-name="Policepardéfaut" style:family="text">
      <style:text-properties style:font-name-complex="Times New Roman"/>
    </style:style>
    <style:style style:name="T1425" style:parent-style-name="Policepardéfaut" style:family="text">
      <style:text-properties style:font-name-complex="Times New Roman"/>
    </style:style>
    <style:style style:name="T1426" style:parent-style-name="Policepardéfaut" style:family="text">
      <style:text-properties style:font-name-complex="Times New Roman"/>
    </style:style>
    <style:style style:name="T1427" style:parent-style-name="Policepardéfaut" style:family="text">
      <style:text-properties style:font-name-complex="Times New Roman"/>
    </style:style>
    <style:style style:name="T1428" style:parent-style-name="Policepardéfaut" style:family="text">
      <style:text-properties style:font-name-complex="Times New Roman"/>
    </style:style>
    <style:style style:name="T1429" style:parent-style-name="Policepardéfaut" style:family="text">
      <style:text-properties style:font-name-complex="Times New Roman"/>
    </style:style>
    <style:style style:name="T1430" style:parent-style-name="Policepardéfaut" style:family="text">
      <style:text-properties style:font-name-complex="Times New Roman"/>
    </style:style>
    <style:style style:name="T1431" style:parent-style-name="Policepardéfaut" style:family="text">
      <style:text-properties style:font-name-complex="Times New Roman"/>
    </style:style>
    <style:style style:name="T1432" style:parent-style-name="Policepardéfaut" style:family="text">
      <style:text-properties style:font-name-complex="Times New Roman"/>
    </style:style>
    <style:style style:name="T1433" style:parent-style-name="Policepardéfaut" style:family="text">
      <style:text-properties style:font-name-complex="Times New Roman"/>
    </style:style>
    <style:style style:name="T1434" style:parent-style-name="Policepardéfaut" style:family="text">
      <style:text-properties style:font-name-complex="Times New Roman"/>
    </style:style>
    <style:style style:name="T1435" style:parent-style-name="Policepardéfaut" style:family="text">
      <style:text-properties style:font-name-complex="Times New Roman"/>
    </style:style>
    <style:style style:name="T1436" style:parent-style-name="Policepardéfaut" style:family="text">
      <style:text-properties style:font-name-complex="Times New Roman"/>
    </style:style>
    <style:style style:name="T1437" style:parent-style-name="Policepardéfaut" style:family="text">
      <style:text-properties style:font-name-complex="Times New Roman"/>
    </style:style>
    <style:style style:name="T1438" style:parent-style-name="Policepardéfaut" style:family="text">
      <style:text-properties style:font-name-complex="Times New Roman"/>
    </style:style>
    <style:style style:name="T1439" style:parent-style-name="Policepardéfaut" style:family="text">
      <style:text-properties style:font-name-complex="Times New Roman"/>
    </style:style>
    <style:style style:name="T1440" style:parent-style-name="Policepardéfaut" style:family="text">
      <style:text-properties style:font-name-complex="Times New Roman"/>
    </style:style>
    <style:style style:name="T1441" style:parent-style-name="Policepardéfaut" style:family="text">
      <style:text-properties style:font-name-complex="Times New Roman"/>
    </style:style>
    <style:style style:name="T1442" style:parent-style-name="Policepardéfaut" style:family="text">
      <style:text-properties style:font-name-complex="Times New Roman"/>
    </style:style>
    <style:style style:name="T1443" style:parent-style-name="Policepardéfaut" style:family="text">
      <style:text-properties style:font-name-complex="Times New Roman"/>
    </style:style>
    <style:style style:name="T1444" style:parent-style-name="Policepardéfaut" style:family="text">
      <style:text-properties style:font-name-complex="Times New Roman"/>
    </style:style>
    <style:style style:name="T1445" style:parent-style-name="Policepardéfaut" style:family="text">
      <style:text-properties style:font-name-complex="Times New Roman"/>
    </style:style>
    <style:style style:name="T1446" style:parent-style-name="Policepardéfaut" style:family="text">
      <style:text-properties style:font-name-complex="Times New Roman"/>
    </style:style>
    <style:style style:name="T1447" style:parent-style-name="Policepardéfaut" style:family="text">
      <style:text-properties style:font-name-complex="Times New Roman"/>
    </style:style>
    <style:style style:name="T1448" style:parent-style-name="Policepardéfaut" style:family="text">
      <style:text-properties style:font-name-complex="Times New Roman"/>
    </style:style>
    <style:style style:name="T1449" style:parent-style-name="Policepardéfaut" style:family="text">
      <style:text-properties style:font-name-complex="Times New Roman"/>
    </style:style>
    <style:style style:name="T1450" style:parent-style-name="Policepardéfaut" style:family="text">
      <style:text-properties style:font-name-complex="Times New Roman"/>
    </style:style>
    <style:style style:name="T1451" style:parent-style-name="Policepardéfaut" style:family="text">
      <style:text-properties style:font-name-complex="Times New Roman"/>
    </style:style>
    <style:style style:name="T1452" style:parent-style-name="Policepardéfaut" style:family="text">
      <style:text-properties style:font-name-complex="Times New Roman"/>
    </style:style>
    <style:style style:name="T1453" style:parent-style-name="Policepardéfaut" style:family="text">
      <style:text-properties style:font-name-complex="Times New Roman"/>
    </style:style>
    <style:style style:name="T1454" style:parent-style-name="Policepardéfaut" style:family="text">
      <style:text-properties style:font-name-complex="Times New Roman"/>
    </style:style>
    <style:style style:name="T1455" style:parent-style-name="Policepardéfaut" style:family="text">
      <style:text-properties style:font-name-complex="Times New Roman"/>
    </style:style>
    <style:style style:name="T1456" style:parent-style-name="Policepardéfaut" style:family="text">
      <style:text-properties style:font-name-complex="Times New Roman"/>
    </style:style>
    <style:style style:name="T1457" style:parent-style-name="Policepardéfaut" style:family="text">
      <style:text-properties style:font-name-complex="Times New Roman"/>
    </style:style>
    <style:style style:name="T1458" style:parent-style-name="Policepardéfaut" style:family="text">
      <style:text-properties style:font-name-complex="Times New Roman"/>
    </style:style>
    <style:style style:name="T1459" style:parent-style-name="Policepardéfaut" style:family="text">
      <style:text-properties style:font-name-complex="Times New Roman"/>
    </style:style>
    <style:style style:name="T1460" style:parent-style-name="Policepardéfaut" style:family="text">
      <style:text-properties style:font-name-complex="Times New Roman"/>
    </style:style>
    <style:style style:name="T1461" style:parent-style-name="Policepardéfaut" style:family="text">
      <style:text-properties style:font-name-complex="Times New Roman" fo:font-style="italic" style:font-style-asian="italic"/>
    </style:style>
    <style:style style:name="T1462" style:parent-style-name="Policepardéfaut" style:family="text">
      <style:text-properties style:font-name-complex="Times New Roman"/>
    </style:style>
    <style:style style:name="T1463" style:parent-style-name="Policepardéfaut" style:family="text">
      <style:text-properties style:font-name-complex="Times New Roman"/>
    </style:style>
    <style:style style:name="T1464" style:parent-style-name="Policepardéfaut" style:family="text">
      <style:text-properties style:font-name-complex="Times New Roman"/>
    </style:style>
    <style:style style:name="T1465" style:parent-style-name="Policepardéfaut" style:family="text">
      <style:text-properties style:font-name-complex="Times New Roman"/>
    </style:style>
    <style:style style:name="T1466" style:parent-style-name="Policepardéfaut" style:family="text">
      <style:text-properties style:font-name-complex="Times New Roman"/>
    </style:style>
    <style:style style:name="T1467" style:parent-style-name="Policepardéfaut" style:family="text">
      <style:text-properties style:font-name-complex="Times New Roman"/>
    </style:style>
    <style:style style:name="T1468" style:parent-style-name="Policepardéfaut" style:family="text">
      <style:text-properties style:font-name-complex="Times New Roman"/>
    </style:style>
    <style:style style:name="T1469" style:parent-style-name="Policepardéfaut" style:family="text">
      <style:text-properties style:font-name-complex="Times New Roman"/>
    </style:style>
    <style:style style:name="T1470" style:parent-style-name="Policepardéfaut" style:family="text">
      <style:text-properties style:font-name-complex="Times New Roman"/>
    </style:style>
    <style:style style:name="T1471" style:parent-style-name="Policepardéfaut" style:family="text">
      <style:text-properties style:font-name-complex="Times New Roman"/>
    </style:style>
    <style:style style:name="T1472" style:parent-style-name="Policepardéfaut" style:family="text">
      <style:text-properties style:font-name-complex="Times New Roman"/>
    </style:style>
    <style:style style:name="T1473" style:parent-style-name="Policepardéfaut" style:family="text">
      <style:text-properties style:font-name-complex="Times New Roman"/>
    </style:style>
    <style:style style:name="T1474" style:parent-style-name="Policepardéfaut" style:family="text">
      <style:text-properties style:font-name-complex="Times New Roman"/>
    </style:style>
    <style:style style:name="T1475" style:parent-style-name="Policepardéfaut" style:family="text">
      <style:text-properties style:font-name-complex="Times New Roman"/>
    </style:style>
    <style:style style:name="T1476" style:parent-style-name="Policepardéfaut" style:family="text">
      <style:text-properties style:font-name-complex="Times New Roman"/>
    </style:style>
    <style:style style:name="T1477" style:parent-style-name="Policepardéfaut" style:family="text">
      <style:text-properties style:font-name-complex="Times New Roman"/>
    </style:style>
    <style:style style:name="T1478" style:parent-style-name="Policepardéfaut" style:family="text">
      <style:text-properties style:font-name-complex="Times New Roman"/>
    </style:style>
    <style:style style:name="T1479" style:parent-style-name="Policepardéfaut" style:family="text">
      <style:text-properties style:font-name-complex="Times New Roman"/>
    </style:style>
    <style:style style:name="T1480" style:parent-style-name="Policepardéfaut" style:family="text">
      <style:text-properties style:font-name-complex="Times New Roman"/>
    </style:style>
    <style:style style:name="T1481" style:parent-style-name="Policepardéfaut" style:family="text">
      <style:text-properties style:font-name-complex="Times New Roman"/>
    </style:style>
    <style:style style:name="T1482" style:parent-style-name="Policepardéfaut" style:family="text">
      <style:text-properties style:font-name-complex="Times New Roman"/>
    </style:style>
    <style:style style:name="T1483" style:parent-style-name="Policepardéfaut" style:family="text">
      <style:text-properties style:font-name-complex="Times New Roman"/>
    </style:style>
    <style:style style:name="T1484" style:parent-style-name="Policepardéfaut" style:family="text">
      <style:text-properties style:font-name-complex="Times New Roman"/>
    </style:style>
    <style:style style:name="T1485" style:parent-style-name="Policepardéfaut" style:family="text">
      <style:text-properties style:font-name-complex="Times New Roman"/>
    </style:style>
    <style:style style:name="T1486" style:parent-style-name="Policepardéfaut" style:family="text">
      <style:text-properties style:font-name-complex="Times New Roman"/>
    </style:style>
    <style:style style:name="T1487" style:parent-style-name="Policepardéfaut" style:family="text">
      <style:text-properties style:font-name-complex="Times New Roman"/>
    </style:style>
    <style:style style:name="T1488" style:parent-style-name="Policepardéfaut" style:family="text">
      <style:text-properties style:font-name-complex="Times New Roman"/>
    </style:style>
    <style:style style:name="T1489" style:parent-style-name="Policepardéfaut" style:family="text">
      <style:text-properties style:font-name-complex="Times New Roman"/>
    </style:style>
    <style:style style:name="T1490" style:parent-style-name="Policepardéfaut" style:family="text">
      <style:text-properties style:font-name-complex="Times New Roman"/>
    </style:style>
    <style:style style:name="T1491" style:parent-style-name="Policepardéfaut" style:family="text">
      <style:text-properties style:font-name-complex="Times New Roman"/>
    </style:style>
    <style:style style:name="T1492" style:parent-style-name="Policepardéfaut" style:family="text">
      <style:text-properties style:font-name-complex="Times New Roman"/>
    </style:style>
    <style:style style:name="T1493" style:parent-style-name="Policepardéfaut" style:family="text">
      <style:text-properties style:font-name-complex="Times New Roman"/>
    </style:style>
    <style:style style:name="T1494" style:parent-style-name="Policepardéfaut" style:family="text">
      <style:text-properties style:font-name-complex="Times New Roman"/>
    </style:style>
    <style:style style:name="T1495" style:parent-style-name="Policepardéfaut" style:family="text">
      <style:text-properties style:font-name-complex="Times New Roman"/>
    </style:style>
    <style:style style:name="T1496" style:parent-style-name="Policepardéfaut" style:family="text">
      <style:text-properties style:font-name-complex="Times New Roman"/>
    </style:style>
    <style:style style:name="T1497" style:parent-style-name="pb" style:family="text">
      <style:text-properties style:text-position="0% 100%"/>
    </style:style>
    <style:style style:name="P1498" style:parent-style-name="label" style:family="paragraph">
      <style:text-properties fo:font-style="italic" style:font-style-asian="italic" fo:font-variant="normal"/>
    </style:style>
    <style:style style:name="P1499" style:parent-style-name="quote.l" style:family="paragraph">
      <style:text-properties style:font-size-complex="11pt"/>
    </style:style>
    <style:style style:name="P1500" style:parent-style-name="quote.l" style:family="paragraph">
      <style:text-properties style:font-size-complex="11pt"/>
    </style:style>
    <style:style style:name="P1501" style:parent-style-name="quote.l" style:family="paragraph">
      <style:text-properties style:font-size-complex="11pt"/>
    </style:style>
    <style:style style:name="T1502" style:parent-style-name="Policepardéfaut" style:family="text">
      <style:text-properties style:font-size-complex="11pt"/>
    </style:style>
    <style:style style:name="T1503" style:parent-style-name="Policepardéfaut" style:family="text">
      <style:text-properties style:font-size-complex="11pt"/>
    </style:style>
    <style:style style:name="T1504" style:parent-style-name="Policepardéfaut" style:family="text">
      <style:text-properties style:font-size-complex="11pt"/>
    </style:style>
    <style:style style:name="T1505" style:parent-style-name="Policepardéfaut" style:family="text">
      <style:text-properties style:font-size-complex="11pt"/>
    </style:style>
    <style:style style:name="T1506" style:parent-style-name="Policepardéfaut" style:family="text">
      <style:text-properties style:font-size-complex="11pt"/>
    </style:style>
    <style:style style:name="T1507" style:parent-style-name="Policepardéfaut" style:family="text">
      <style:text-properties style:font-size-complex="11pt"/>
    </style:style>
    <style:style style:name="T1508" style:parent-style-name="Policepardéfaut" style:family="text">
      <style:text-properties style:font-size-complex="11pt"/>
    </style:style>
    <style:style style:name="T1509" style:parent-style-name="Policepardéfaut" style:family="text">
      <style:text-properties style:font-name-complex="Times New Roman" style:font-size-complex="10pt"/>
    </style:style>
    <style:style style:name="T1510" style:parent-style-name="Policepardéfaut" style:family="text">
      <style:text-properties style:font-name-complex="Times New Roman" fo:font-style="italic" style:font-style-asian="italic" style:font-size-complex="10pt"/>
    </style:style>
    <style:style style:name="T1511" style:parent-style-name="Policepardéfaut" style:family="text">
      <style:text-properties style:font-name-complex="Times New Roman" style:font-size-complex="10pt"/>
    </style:style>
    <style:style style:name="T1512" style:parent-style-name="Policepardéfaut" style:family="text">
      <style:text-properties style:font-size-complex="11pt"/>
    </style:style>
    <style:style style:name="T1513" style:parent-style-name="Policepardéfaut" style:family="text">
      <style:text-properties style:font-size-complex="11pt"/>
    </style:style>
    <style:style style:name="T1514" style:parent-style-name="Policepardéfaut" style:family="text">
      <style:text-properties style:font-size-complex="11pt"/>
    </style:style>
    <style:style style:name="T1515" style:parent-style-name="Policepardéfaut" style:family="text">
      <style:text-properties style:font-size-complex="11pt"/>
    </style:style>
    <style:style style:name="T1516" style:parent-style-name="Policepardéfaut" style:family="text">
      <style:text-properties style:font-size-complex="11pt"/>
    </style:style>
    <style:style style:name="T1517" style:parent-style-name="Policepardéfaut" style:family="text">
      <style:text-properties style:font-size-complex="11pt"/>
    </style:style>
    <style:style style:name="P1518" style:parent-style-name="quote.l" style:family="paragraph">
      <style:text-properties style:font-size-complex="11pt"/>
    </style:style>
    <style:style style:name="P1519" style:parent-style-name="quote.l" style:family="paragraph">
      <style:text-properties style:font-size-complex="11pt"/>
    </style:style>
    <style:style style:name="P1520" style:parent-style-name="quote.l" style:family="paragraph">
      <style:text-properties style:font-size-complex="11pt"/>
    </style:style>
    <style:style style:name="P1521" style:parent-style-name="quote.l" style:family="paragraph">
      <style:text-properties style:font-size-complex="11pt"/>
    </style:style>
    <style:style style:name="P1522" style:parent-style-name="quote.l" style:family="paragraph">
      <style:text-properties style:font-size-complex="11pt"/>
    </style:style>
    <style:style style:name="P1523" style:parent-style-name="quote.l" style:family="paragraph">
      <style:text-properties style:font-size-complex="11pt"/>
    </style:style>
    <style:style style:name="T1524" style:parent-style-name="Policepardéfaut" style:family="text">
      <style:text-properties style:font-size-complex="11pt"/>
    </style:style>
    <style:style style:name="T1525" style:parent-style-name="Policepardéfaut" style:family="text">
      <style:text-properties style:font-size-complex="11pt"/>
    </style:style>
    <style:style style:name="T1526" style:parent-style-name="Policepardéfaut" style:family="text">
      <style:text-properties style:font-size-complex="11pt"/>
    </style:style>
    <style:style style:name="T1527" style:parent-style-name="Policepardéfaut" style:family="text">
      <style:text-properties style:font-name-complex="Times New Roman" style:font-size-complex="10pt"/>
    </style:style>
    <style:style style:name="T1528" style:parent-style-name="Policepardéfaut" style:family="text">
      <style:text-properties style:font-name-complex="Times New Roman" style:font-size-complex="10pt"/>
    </style:style>
    <style:style style:name="T1529" style:parent-style-name="Policepardéfaut" style:family="text">
      <style:text-properties style:font-name-complex="Times New Roman" style:font-size-complex="10pt"/>
    </style:style>
    <style:style style:name="T1530" style:parent-style-name="Policepardéfaut" style:family="text">
      <style:text-properties style:font-size-complex="11pt"/>
    </style:style>
    <style:style style:name="T1531" style:parent-style-name="Policepardéfaut" style:family="text">
      <style:text-properties style:font-size-complex="11pt"/>
    </style:style>
    <style:style style:name="T1532" style:parent-style-name="Policepardéfaut" style:family="text">
      <style:text-properties style:font-size-complex="11pt"/>
    </style:style>
    <style:style style:name="T1533" style:parent-style-name="Policepardéfaut" style:family="text">
      <style:text-properties style:font-size-complex="11pt"/>
    </style:style>
    <style:style style:name="T1534" style:parent-style-name="Policepardéfaut" style:family="text">
      <style:text-properties style:font-size-complex="11pt"/>
    </style:style>
    <style:style style:name="T1535" style:parent-style-name="Policepardéfaut" style:family="text">
      <style:text-properties style:font-size-complex="11pt"/>
    </style:style>
    <style:style style:name="P1536" style:parent-style-name="quote.l" style:family="paragraph">
      <style:text-properties style:font-size-complex="11pt"/>
    </style:style>
    <style:style style:name="P1537" style:parent-style-name="quote.l" style:family="paragraph">
      <style:text-properties style:font-size-complex="11pt"/>
    </style:style>
    <style:style style:name="T1538" style:parent-style-name="Policepardéfaut" style:family="text">
      <style:text-properties fo:font-style="italic" style:font-style-asian="italic" style:font-size-complex="11pt"/>
    </style:style>
    <style:style style:name="T1539" style:parent-style-name="Policepardéfaut" style:family="text">
      <style:text-properties fo:font-style="italic" style:font-style-asian="italic" style:font-size-complex="11pt"/>
    </style:style>
    <style:style style:name="T1540" style:parent-style-name="Policepardéfaut" style:family="text">
      <style:text-properties fo:font-style="italic" style:font-style-asian="italic" style:font-size-complex="11pt"/>
    </style:style>
    <style:style style:name="T1541" style:parent-style-name="Policepardéfaut" style:family="text">
      <style:text-properties fo:font-style="italic" style:font-style-asian="italic" style:font-size-complex="11pt"/>
    </style:style>
    <style:style style:name="T1542" style:parent-style-name="Policepardéfaut" style:family="text">
      <style:text-properties fo:font-style="italic" style:font-style-asian="italic" style:font-size-complex="11pt"/>
    </style:style>
    <style:style style:name="T1543" style:parent-style-name="Policepardéfaut" style:family="text">
      <style:text-properties style:font-size-complex="11pt"/>
    </style:style>
    <style:style style:name="T1544" style:parent-style-name="Policepardéfaut" style:family="text">
      <style:text-properties style:font-size-complex="11pt"/>
    </style:style>
    <style:style style:name="T1545" style:parent-style-name="Policepardéfaut" style:family="text">
      <style:text-properties style:font-size-complex="11pt"/>
    </style:style>
    <style:style style:name="T1546" style:parent-style-name="Policepardéfaut" style:family="text">
      <style:text-properties style:font-size-complex="11pt"/>
    </style:style>
    <style:style style:name="T1547" style:parent-style-name="Policepardéfaut" style:family="text">
      <style:text-properties style:font-size-complex="11pt"/>
    </style:style>
    <style:style style:name="T1548" style:parent-style-name="Policepardéfaut" style:family="text">
      <style:text-properties style:font-size-complex="11pt"/>
    </style:style>
    <style:style style:name="T1549" style:parent-style-name="Policepardéfaut" style:family="text">
      <style:text-properties style:font-size-complex="11pt"/>
    </style:style>
    <style:style style:name="T1550" style:parent-style-name="Policepardéfaut" style:family="text">
      <style:text-properties style:font-size-complex="11pt"/>
    </style:style>
    <style:style style:name="T1551" style:parent-style-name="Policepardéfaut" style:family="text">
      <style:text-properties style:font-size-complex="11pt"/>
    </style:style>
    <style:style style:name="T1552" style:parent-style-name="Policepardéfaut" style:family="text">
      <style:text-properties style:font-size-complex="11pt"/>
    </style:style>
    <style:style style:name="P1553" style:parent-style-name="quote.l" style:family="paragraph">
      <style:text-properties style:font-size-complex="11pt"/>
    </style:style>
    <style:style style:name="P1554" style:parent-style-name="quote.l" style:family="paragraph">
      <style:text-properties style:font-size-complex="11pt"/>
    </style:style>
    <style:style style:name="P1555" style:parent-style-name="quote.l" style:family="paragraph">
      <style:text-properties style:font-size-complex="11pt"/>
    </style:style>
    <style:style style:name="P1556" style:parent-style-name="quote.l" style:family="paragraph">
      <style:text-properties style:font-size-complex="11pt"/>
    </style:style>
    <style:style style:name="T1557" style:parent-style-name="Policepardéfaut" style:family="text">
      <style:text-properties style:font-size-complex="11pt"/>
    </style:style>
    <style:style style:name="T1558" style:parent-style-name="Policepardéfaut" style:family="text">
      <style:text-properties style:font-size-complex="11pt"/>
    </style:style>
    <style:style style:name="T1559" style:parent-style-name="Policepardéfaut" style:family="text">
      <style:text-properties style:font-size-complex="11pt"/>
    </style:style>
    <style:style style:name="T1560" style:parent-style-name="Policepardéfaut" style:family="text">
      <style:text-properties style:font-size-complex="11pt"/>
    </style:style>
    <style:style style:name="T1561" style:parent-style-name="Policepardéfaut" style:family="text">
      <style:text-properties style:font-size-complex="11pt"/>
    </style:style>
    <style:style style:name="T1562" style:parent-style-name="Policepardéfaut" style:family="text">
      <style:text-properties style:font-size-complex="11pt"/>
    </style:style>
    <style:style style:name="T1563" style:parent-style-name="Policepardéfaut" style:family="text">
      <style:text-properties style:font-size-complex="11pt"/>
    </style:style>
    <style:style style:name="T1564" style:parent-style-name="Policepardéfaut" style:family="text">
      <style:text-properties style:font-size-complex="11pt"/>
    </style:style>
    <style:style style:name="T1565" style:parent-style-name="Policepardéfaut" style:family="text">
      <style:text-properties style:font-size-complex="11pt"/>
    </style:style>
    <style:style style:name="T1566" style:parent-style-name="Policepardéfaut" style:family="text">
      <style:text-properties style:font-size-complex="11pt"/>
    </style:style>
    <style:style style:name="T1567" style:parent-style-name="Policepardéfaut" style:family="text">
      <style:text-properties style:font-size-complex="11pt"/>
    </style:style>
    <style:style style:name="T1568" style:parent-style-name="Policepardéfaut" style:family="text">
      <style:text-properties style:font-name-complex="Times New Roman" style:font-size-complex="10pt"/>
    </style:style>
    <style:style style:name="T1569" style:parent-style-name="Policepardéfaut" style:family="text">
      <style:text-properties style:font-name-complex="Times New Roman" style:font-size-complex="10pt"/>
    </style:style>
    <style:style style:name="T1570" style:parent-style-name="Policepardéfaut" style:family="text">
      <style:text-properties style:font-size-complex="11pt"/>
    </style:style>
    <style:style style:name="P1571" style:parent-style-name="quote.l" style:family="paragraph">
      <style:text-properties style:font-size-complex="11pt"/>
    </style:style>
    <style:style style:name="P1572" style:parent-style-name="quote.l" style:family="paragraph">
      <style:text-properties style:font-size-complex="11pt"/>
    </style:style>
    <style:style style:name="P1573" style:parent-style-name="quote.l" style:family="paragraph">
      <style:text-properties style:font-size-complex="11pt"/>
    </style:style>
    <style:style style:name="P1574" style:parent-style-name="quote.l" style:family="paragraph">
      <style:text-properties style:font-size-complex="11pt"/>
    </style:style>
    <style:style style:name="P1575" style:parent-style-name="quote.l" style:family="paragraph">
      <style:text-properties style:font-size-complex="11pt"/>
    </style:style>
    <style:style style:name="P1576" style:parent-style-name="quote.l" style:family="paragraph">
      <style:text-properties style:font-size-complex="11pt"/>
    </style:style>
    <style:style style:name="T1577" style:parent-style-name="pb" style:family="text">
      <style:text-properties style:font-size-complex="11pt"/>
    </style:style>
    <style:style style:name="T1578" style:parent-style-name="pb" style:family="text">
      <style:text-properties style:font-size-complex="11pt"/>
    </style:style>
    <style:style style:name="T1579" style:parent-style-name="pb" style:family="text">
      <style:text-properties style:font-size-complex="11pt"/>
    </style:style>
    <style:style style:name="T1580" style:parent-style-name="pb" style:family="text">
      <style:text-properties style:text-position="0% 100%"/>
    </style:style>
    <style:style style:name="T1581" style:parent-style-name="Policepardéfaut" style:family="text">
      <style:text-properties style:font-size-complex="11pt"/>
    </style:style>
    <style:style style:name="T1582" style:parent-style-name="Policepardéfaut" style:family="text">
      <style:text-properties style:font-size-complex="11pt"/>
    </style:style>
    <style:style style:name="T1583" style:parent-style-name="Policepardéfaut" style:family="text">
      <style:text-properties style:font-size-complex="11pt"/>
    </style:style>
    <style:style style:name="T1584" style:parent-style-name="Policepardéfaut" style:family="text">
      <style:text-properties style:font-size-complex="11pt"/>
    </style:style>
    <style:style style:name="T1585" style:parent-style-name="Policepardéfaut" style:family="text">
      <style:text-properties style:font-size-complex="11pt"/>
    </style:style>
    <style:style style:name="T1586" style:parent-style-name="Policepardéfaut" style:family="text">
      <style:text-properties style:font-size-complex="11pt"/>
    </style:style>
    <style:style style:name="T1587" style:parent-style-name="Policepardéfaut" style:family="text">
      <style:text-properties style:font-size-complex="11pt"/>
    </style:style>
    <style:style style:name="P1588" style:parent-style-name="quote.l" style:family="paragraph">
      <style:text-properties style:font-size-complex="11pt"/>
    </style:style>
    <style:style style:name="T1589" style:parent-style-name="Policepardéfaut" style:family="text">
      <style:text-properties style:font-size-complex="11pt"/>
    </style:style>
    <style:style style:name="T1590" style:parent-style-name="Policepardéfaut" style:family="text">
      <style:text-properties style:font-size-complex="11pt"/>
    </style:style>
    <style:style style:name="T1591" style:parent-style-name="Policepardéfaut" style:family="text">
      <style:text-properties style:font-size-complex="11pt"/>
    </style:style>
    <style:style style:name="T1592" style:parent-style-name="Policepardéfaut" style:family="text">
      <style:text-properties style:font-size-complex="11pt"/>
    </style:style>
    <style:style style:name="T1593" style:parent-style-name="Policepardéfaut" style:family="text">
      <style:text-properties fo:font-style="italic" style:font-style-asian="italic" style:font-size-complex="11pt"/>
    </style:style>
    <style:style style:name="T1594" style:parent-style-name="Policepardéfaut" style:family="text">
      <style:text-properties fo:font-style="italic" style:font-style-asian="italic" style:font-size-complex="11pt"/>
    </style:style>
    <style:style style:name="T1595" style:parent-style-name="Policepardéfaut" style:family="text">
      <style:text-properties fo:font-style="italic" style:font-style-asian="italic" style:font-size-complex="11pt"/>
    </style:style>
    <style:style style:name="T1596" style:parent-style-name="Policepardéfaut" style:family="text">
      <style:text-properties fo:font-style="italic" style:font-style-asian="italic" style:font-size-complex="11pt"/>
    </style:style>
    <style:style style:name="T1597" style:parent-style-name="Policepardéfaut" style:family="text">
      <style:text-properties fo:font-style="italic" style:font-style-asian="italic" style:font-size-complex="11pt"/>
    </style:style>
    <style:style style:name="T1598" style:parent-style-name="Policepardéfaut" style:family="text">
      <style:text-properties style:font-size-complex="11pt"/>
    </style:style>
    <style:style style:name="T1599" style:parent-style-name="Policepardéfaut" style:family="text">
      <style:text-properties fo:font-style="italic" style:font-style-asian="italic" style:font-size-complex="11pt"/>
    </style:style>
    <style:style style:name="T1600" style:parent-style-name="Policepardéfaut" style:family="text">
      <style:text-properties style:font-size-complex="11pt"/>
    </style:style>
    <style:style style:name="T1601" style:parent-style-name="Policepardéfaut" style:family="text">
      <style:text-properties style:font-size-complex="11pt"/>
    </style:style>
    <style:style style:name="T1602" style:parent-style-name="Policepardéfaut" style:family="text">
      <style:text-properties style:font-size-complex="11pt"/>
    </style:style>
    <style:style style:name="T1603" style:parent-style-name="Policepardéfaut" style:family="text">
      <style:text-properties fo:font-style="italic" style:font-style-asian="italic" style:font-size-complex="11pt"/>
    </style:style>
    <style:style style:name="T1604" style:parent-style-name="Policepardéfaut" style:family="text">
      <style:text-properties fo:font-style="italic" style:font-style-asian="italic" style:font-size-complex="11pt"/>
    </style:style>
    <style:style style:name="T1605" style:parent-style-name="Policepardéfaut" style:family="text">
      <style:text-properties fo:font-style="italic" style:font-style-asian="italic" style:font-size-complex="11pt"/>
    </style:style>
    <style:style style:name="T1606" style:parent-style-name="Policepardéfaut" style:family="text">
      <style:text-properties style:font-size-complex="11pt"/>
    </style:style>
    <style:style style:name="T1607" style:parent-style-name="Policepardéfaut" style:family="text">
      <style:text-properties style:font-size-complex="11pt"/>
    </style:style>
    <style:style style:name="T1608" style:parent-style-name="Policepardéfaut" style:family="text">
      <style:text-properties fo:font-style="italic" style:font-style-asian="italic" style:font-size-complex="11pt"/>
    </style:style>
    <style:style style:name="T1609" style:parent-style-name="Policepardéfaut" style:family="text">
      <style:text-properties fo:font-style="italic" style:font-style-asian="italic" style:font-size-complex="11pt"/>
    </style:style>
    <style:style style:name="T1610" style:parent-style-name="Policepardéfaut" style:family="text">
      <style:text-properties fo:font-style="italic" style:font-style-asian="italic" style:font-size-complex="11pt"/>
    </style:style>
    <style:style style:name="T1611" style:parent-style-name="Policepardéfaut" style:family="text">
      <style:text-properties fo:font-style="italic" style:font-style-asian="italic" style:font-size-complex="11pt"/>
    </style:style>
    <style:style style:name="T1612" style:parent-style-name="Policepardéfaut" style:family="text">
      <style:text-properties fo:font-style="italic" style:font-style-asian="italic" style:font-size-complex="11pt"/>
    </style:style>
    <style:style style:name="T1613" style:parent-style-name="Policepardéfaut" style:family="text">
      <style:text-properties fo:font-style="italic" style:font-style-asian="italic"/>
    </style:style>
    <style:style style:name="T1614" style:parent-style-name="Policepardéfaut" style:family="text">
      <style:text-properties style:font-name-complex="Times New Roman" fo:font-size="10pt" style:font-size-asian="10pt" style:font-size-complex="10pt"/>
    </style:style>
    <style:style style:name="T1615" style:parent-style-name="Policepardéfaut" style:family="text">
      <style:text-properties fo:font-style="italic" style:font-style-asian="italic"/>
    </style:style>
    <style:style style:name="T1616" style:parent-style-name="Policepardéfaut" style:family="text">
      <style:text-properties fo:font-style="italic" style:font-style-asian="italic"/>
    </style:style>
    <style:style style:name="T1617" style:parent-style-name="Policepardéfaut" style:family="text">
      <style:text-properties fo:font-style="italic" style:font-style-asian="italic"/>
    </style:style>
    <style:style style:name="T1618" style:parent-style-name="Policepardéfaut" style:family="text">
      <style:text-properties fo:font-style="italic" style:font-style-asian="italic"/>
    </style:style>
    <style:style style:name="T1619" style:parent-style-name="Policepardéfaut" style:family="text">
      <style:text-properties fo:font-style="italic" style:font-style-asian="italic"/>
    </style:style>
    <style:style style:name="T1620" style:parent-style-name="Policepardéfaut" style:family="text">
      <style:text-properties style:font-name-complex="Times New Roman" fo:font-size="10pt" style:font-size-asian="10pt" style:font-size-complex="10pt"/>
    </style:style>
    <style:style style:name="T1621" style:parent-style-name="Policepardéfaut" style:family="text">
      <style:text-properties fo:font-style="italic" style:font-style-asian="italic"/>
    </style:style>
    <style:style style:name="T1622" style:parent-style-name="Policepardéfaut" style:family="text">
      <style:text-properties fo:font-style="italic" style:font-style-asian="italic"/>
    </style:style>
    <style:style style:name="T1623" style:parent-style-name="Policepardéfaut" style:family="text">
      <style:text-properties fo:font-style="italic" style:font-style-asian="italic"/>
    </style:style>
    <style:style style:name="T1624" style:parent-style-name="Policepardéfaut" style:family="text">
      <style:text-properties fo:font-style="italic" style:font-style-asian="italic"/>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b" style:family="text">
      <style:text-properties style:text-position="0% 100%"/>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T1631" style:parent-style-name="Policepardéfaut" style:family="text">
      <style:text-properties fo:font-style="italic" style:font-style-asian="italic"/>
    </style:style>
    <style:style style:name="T1632" style:parent-style-name="Policepardéfaut" style:family="text">
      <style:text-properties fo:font-style="italic" style:font-style-asian="italic"/>
    </style:style>
    <style:style style:name="T1633" style:parent-style-name="Policepardéfaut" style:family="text">
      <style:text-properties fo:font-style="italic" style:font-style-asian="italic"/>
    </style:style>
    <style:style style:name="T1634" style:parent-style-name="Policepardéfaut" style:family="text">
      <style:text-properties fo:font-style="italic" style:font-style-asian="italic"/>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Policepardéfaut" style:family="text">
      <style:text-properties fo:font-style="italic" style:font-style-asian="italic"/>
    </style:style>
    <style:style style:name="T1638" style:parent-style-name="Policepardéfaut" style:family="text">
      <style:text-properties fo:font-style="italic" style:font-style-asian="italic"/>
    </style:style>
    <style:style style:name="T1639" style:parent-style-name="Policepardéfaut" style:family="text">
      <style:text-properties fo:font-style="italic" style:font-style-asian="italic"/>
    </style:style>
    <style:style style:name="T1640" style:parent-style-name="Policepardéfaut" style:family="text">
      <style:text-properties fo:font-style="italic" style:font-style-asian="italic"/>
    </style:style>
    <style:style style:name="T1641" style:parent-style-name="Policepardéfaut" style:family="text">
      <style:text-properties fo:font-style="italic" style:font-style-asian="italic"/>
    </style:style>
    <style:style style:name="T1642" style:parent-style-name="Policepardéfaut" style:family="text">
      <style:text-properties fo:font-style="italic" style:font-style-asian="italic"/>
    </style:style>
    <style:style style:name="T1643" style:parent-style-name="Policepardéfaut" style:family="text">
      <style:text-properties fo:font-style="italic" style:font-style-asian="italic"/>
    </style:style>
    <style:style style:name="T1644" style:parent-style-name="Policepardéfaut" style:family="text">
      <style:text-properties fo:font-style="italic" style:font-style-asian="italic"/>
    </style:style>
    <style:style style:name="T1645" style:parent-style-name="Policepardéfaut" style:family="text">
      <style:text-properties fo:font-style="italic" style:font-style-asian="italic"/>
    </style:style>
    <style:style style:name="T1646" style:parent-style-name="Policepardéfaut" style:family="text">
      <style:text-properties fo:font-style="italic" style:font-style-asian="italic"/>
    </style:style>
    <style:style style:name="T1647" style:parent-style-name="Policepardéfaut" style:family="text">
      <style:text-properties fo:font-style="italic" style:font-style-asian="italic"/>
    </style:style>
    <style:style style:name="T1648" style:parent-style-name="Policepardéfaut" style:family="text">
      <style:text-properties fo:font-style="italic" style:font-style-asian="italic"/>
    </style:style>
    <style:style style:name="T1649" style:parent-style-name="pb" style:family="text">
      <style:text-properties style:text-position="0% 100%"/>
    </style:style>
    <style:style style:name="P1650" style:parent-style-name="Corpsdetexte" style:family="paragraph">
      <style:paragraph-properties fo:text-indent="0.1666in"/>
    </style:style>
    <style:style style:name="T1651" style:parent-style-name="Policepardéfaut" style:family="text">
      <style:text-properties style:font-name-complex="Times New Roman" fo:font-style="italic" style:font-style-asian="italic"/>
    </style:style>
    <style:style style:name="T1652" style:parent-style-name="Policepardéfaut" style:family="text">
      <style:text-properties style:font-name-complex="Times New Roman" fo:font-style="italic" style:font-style-asian="italic"/>
    </style:style>
    <style:style style:name="T1653" style:parent-style-name="Policepardéfaut" style:family="text">
      <style:text-properties style:font-name-complex="Times New Roman"/>
    </style:style>
    <style:style style:name="T1654" style:parent-style-name="Policepardéfaut" style:family="text">
      <style:text-properties style:font-name-complex="Times New Roman"/>
    </style:style>
    <style:style style:name="T1655" style:parent-style-name="Policepardéfaut" style:family="text">
      <style:text-properties style:font-name-complex="Times New Roman"/>
    </style:style>
    <style:style style:name="T1656" style:parent-style-name="Policepardéfaut" style:family="text">
      <style:text-properties style:font-name-complex="Times New Roman" fo:font-style="italic" style:font-style-asian="italic"/>
    </style:style>
    <style:style style:name="T1657" style:parent-style-name="Policepardéfaut" style:family="text">
      <style:text-properties style:font-name-complex="Times New Roman" fo:font-style="italic" style:font-style-asian="italic"/>
    </style:style>
    <style:style style:name="T1658" style:parent-style-name="Policepardéfaut" style:family="text">
      <style:text-properties style:font-name-complex="Times New Roman" fo:font-style="italic" style:font-style-asian="italic"/>
    </style:style>
    <style:style style:name="T1659" style:parent-style-name="Policepardéfaut" style:family="text">
      <style:text-properties style:font-name-complex="Times New Roman" fo:font-style="italic" style:font-style-asian="italic"/>
    </style:style>
    <style:style style:name="T1660" style:parent-style-name="Policepardéfaut" style:family="text">
      <style:text-properties style:font-name-complex="Times New Roman" fo:font-style="italic" style:font-style-asian="italic"/>
    </style:style>
    <style:style style:name="T1661" style:parent-style-name="Policepardéfaut" style:family="text">
      <style:text-properties style:font-name-complex="Times New Roman" fo:font-style="italic" style:font-style-asian="italic"/>
    </style:style>
    <style:style style:name="T1662" style:parent-style-name="Policepardéfaut" style:family="text">
      <style:text-properties style:font-name-complex="Times New Roman" fo:font-style="italic" style:font-style-asian="italic"/>
    </style:style>
    <style:style style:name="T1663" style:parent-style-name="Policepardéfaut" style:family="text">
      <style:text-properties style:font-name-complex="Times New Roman" fo:font-style="italic" style:font-style-asian="italic"/>
    </style:style>
    <style:style style:name="T1664" style:parent-style-name="Policepardéfaut" style:family="text">
      <style:text-properties style:font-name-complex="Times New Roman" fo:font-style="italic" style:font-style-asian="italic"/>
    </style:style>
    <style:style style:name="T1665" style:parent-style-name="Policepardéfaut" style:family="text">
      <style:text-properties style:font-name-complex="Times New Roman" fo:font-style="italic" style:font-style-asian="italic"/>
    </style:style>
    <style:style style:name="T1666" style:parent-style-name="Policepardéfaut" style:family="text">
      <style:text-properties style:font-name-complex="Times New Roman" fo:font-style="italic" style:font-style-asian="italic"/>
    </style:style>
    <style:style style:name="T1667" style:parent-style-name="Policepardéfaut" style:family="text">
      <style:text-properties style:font-name-complex="Times New Roman" fo:font-style="italic" style:font-style-asian="italic"/>
    </style:style>
    <style:style style:name="T1668" style:parent-style-name="Policepardéfaut" style:family="text">
      <style:text-properties style:font-name-complex="Times New Roman" fo:font-style="italic" style:font-style-asian="italic"/>
    </style:style>
    <style:style style:name="T1669" style:parent-style-name="Policepardéfaut" style:family="text">
      <style:text-properties style:font-name-complex="Times New Roman" fo:font-style="italic" style:font-style-asian="italic"/>
    </style:style>
    <style:style style:name="T1670" style:parent-style-name="Policepardéfaut" style:family="text">
      <style:text-properties style:font-name-complex="Times New Roman" fo:font-style="italic" style:font-style-asian="italic"/>
    </style:style>
    <style:style style:name="T1671" style:parent-style-name="Policepardéfaut" style:family="text">
      <style:text-properties style:font-name-complex="Times New Roman"/>
    </style:style>
    <style:style style:name="T1672" style:parent-style-name="Policepardéfaut" style:family="text">
      <style:text-properties style:font-name-complex="Times New Roman"/>
    </style:style>
    <style:style style:name="T1673" style:parent-style-name="Policepardéfaut" style:family="text">
      <style:text-properties style:font-name-complex="Times New Roman"/>
    </style:style>
    <style:style style:name="T1674" style:parent-style-name="Policepardéfaut" style:family="text">
      <style:text-properties style:font-name-complex="Times New Roman"/>
    </style:style>
    <style:style style:name="T1675" style:parent-style-name="Policepardéfaut" style:family="text">
      <style:text-properties style:font-name-complex="Times New Roman"/>
    </style:style>
    <style:style style:name="T1676" style:parent-style-name="Policepardéfaut" style:family="text">
      <style:text-properties style:font-name-complex="Times New Roman"/>
    </style:style>
    <style:style style:name="T1677" style:parent-style-name="Policepardéfaut" style:family="text">
      <style:text-properties style:font-name-complex="Times New Roman"/>
    </style:style>
    <style:style style:name="T1678" style:parent-style-name="Policepardéfaut" style:family="text">
      <style:text-properties style:font-name-complex="Times New Roman"/>
    </style:style>
    <style:style style:name="T1679" style:parent-style-name="Policepardéfaut" style:family="text">
      <style:text-properties style:font-name-complex="Times New Roman"/>
    </style:style>
    <style:style style:name="T1680" style:parent-style-name="Policepardéfaut" style:family="text">
      <style:text-properties style:font-name-complex="Times New Roman"/>
    </style:style>
    <style:style style:name="T1681" style:parent-style-name="Policepardéfaut" style:family="text">
      <style:text-properties style:font-name-complex="Times New Roman"/>
    </style:style>
    <style:style style:name="T1682" style:parent-style-name="Policepardéfaut" style:family="text">
      <style:text-properties style:font-name-complex="Times New Roman"/>
    </style:style>
    <style:style style:name="T1683" style:parent-style-name="Policepardéfaut" style:family="text">
      <style:text-properties style:font-name-complex="Times New Roman"/>
    </style:style>
    <style:style style:name="T1684" style:parent-style-name="Policepardéfaut" style:family="text">
      <style:text-properties style:font-name-complex="Times New Roman"/>
    </style:style>
    <style:style style:name="T1685" style:parent-style-name="Policepardéfaut" style:family="text">
      <style:text-properties style:font-name-complex="Times New Roman"/>
    </style:style>
    <style:style style:name="T1686" style:parent-style-name="Policepardéfaut" style:family="text">
      <style:text-properties style:font-name-complex="Times New Roman"/>
    </style:style>
    <style:style style:name="T1687" style:parent-style-name="Policepardéfaut" style:family="text">
      <style:text-properties style:font-name-complex="Times New Roman"/>
    </style:style>
    <style:style style:name="T1688" style:parent-style-name="Policepardéfaut" style:family="text">
      <style:text-properties style:font-name-complex="Times New Roman"/>
    </style:style>
    <style:style style:name="T1689" style:parent-style-name="Policepardéfaut" style:family="text">
      <style:text-properties style:font-name-complex="Times New Roman"/>
    </style:style>
    <style:style style:name="T1690" style:parent-style-name="Policepardéfaut" style:family="text">
      <style:text-properties style:font-name-complex="Times New Roman"/>
    </style:style>
    <style:style style:name="T1691" style:parent-style-name="Policepardéfaut" style:family="text">
      <style:text-properties style:font-name-complex="Times New Roman"/>
    </style:style>
    <style:style style:name="T1692" style:parent-style-name="Policepardéfaut" style:family="text">
      <style:text-properties style:font-name-complex="Times New Roman"/>
    </style:style>
    <style:style style:name="T1693" style:parent-style-name="Policepardéfaut" style:family="text">
      <style:text-properties style:font-name-complex="Times New Roman"/>
    </style:style>
    <style:style style:name="T1694" style:parent-style-name="Policepardéfaut" style:family="text">
      <style:text-properties style:font-name-complex="Times New Roman"/>
    </style:style>
    <style:style style:name="T1695" style:parent-style-name="Policepardéfaut" style:family="text">
      <style:text-properties style:font-name-complex="Times New Roman"/>
    </style:style>
    <style:style style:name="T1696" style:parent-style-name="Policepardéfaut" style:family="text">
      <style:text-properties style:font-name-complex="Times New Roman"/>
    </style:style>
    <style:style style:name="T1697" style:parent-style-name="Policepardéfaut" style:family="text">
      <style:text-properties style:font-name-complex="Times New Roman"/>
    </style:style>
    <style:style style:name="T1698" style:parent-style-name="Policepardéfaut" style:family="text">
      <style:text-properties style:font-name-complex="Times New Roman"/>
    </style:style>
    <style:style style:name="T1699" style:parent-style-name="Policepardéfaut" style:family="text">
      <style:text-properties style:font-name-complex="Times New Roman"/>
    </style:style>
    <style:style style:name="T1700" style:parent-style-name="Policepardéfaut" style:family="text">
      <style:text-properties style:font-name-complex="Times New Roman"/>
    </style:style>
    <style:style style:name="T1701" style:parent-style-name="Policepardéfaut" style:family="text">
      <style:text-properties style:font-name-complex="Times New Roman"/>
    </style:style>
    <style:style style:name="T1702" style:parent-style-name="Policepardéfaut" style:family="text">
      <style:text-properties style:font-name-complex="Times New Roman" fo:font-weight="bold" style:font-weight-asian="bold"/>
    </style:style>
    <style:style style:name="T1703" style:parent-style-name="Policepardéfaut" style:family="text">
      <style:text-properties style:font-name-complex="Times New Roman"/>
    </style:style>
    <style:style style:name="T1704" style:parent-style-name="Policepardéfaut" style:family="text">
      <style:text-properties style:font-name-complex="Times New Roman"/>
    </style:style>
    <style:style style:name="T1705" style:parent-style-name="Policepardéfaut" style:family="text">
      <style:text-properties style:font-name-complex="Times New Roman"/>
    </style:style>
    <style:style style:name="T1706" style:parent-style-name="Policepardéfaut" style:family="text">
      <style:text-properties style:font-name-complex="Times New Roman"/>
    </style:style>
    <style:style style:name="T1707" style:parent-style-name="Policepardéfaut" style:family="text">
      <style:text-properties style:font-name-complex="Times New Roman"/>
    </style:style>
    <style:style style:name="T1708" style:parent-style-name="Policepardéfaut" style:family="text">
      <style:text-properties style:font-name-complex="Times New Roman" fo:font-style="italic" style:font-style-asian="italic"/>
    </style:style>
    <style:style style:name="T1709" style:parent-style-name="Policepardéfaut" style:family="text">
      <style:text-properties style:font-name-complex="Times New Roman" fo:font-style="italic" style:font-style-asian="italic"/>
    </style:style>
    <style:style style:name="T1710" style:parent-style-name="Policepardéfaut" style:family="text">
      <style:text-properties style:font-name-complex="Times New Roman" fo:font-style="italic" style:font-style-asian="italic"/>
    </style:style>
    <style:style style:name="T1711" style:parent-style-name="Policepardéfaut" style:family="text">
      <style:text-properties style:font-name-complex="Times New Roman" fo:font-style="italic" style:font-style-asian="italic"/>
    </style:style>
    <style:style style:name="T1712" style:parent-style-name="Policepardéfaut" style:family="text">
      <style:text-properties style:font-name-complex="Times New Roman"/>
    </style:style>
    <style:style style:name="T1713" style:parent-style-name="Policepardéfaut" style:family="text">
      <style:text-properties style:font-name-complex="Times New Roman"/>
    </style:style>
    <style:style style:name="T1714" style:parent-style-name="Policepardéfaut" style:family="text">
      <style:text-properties style:font-name-complex="Times New Roman"/>
    </style:style>
    <style:style style:name="T1715" style:parent-style-name="Policepardéfaut" style:family="text">
      <style:text-properties style:font-name-complex="Times New Roman"/>
    </style:style>
    <style:style style:name="T1716" style:parent-style-name="Policepardéfaut" style:family="text">
      <style:text-properties style:font-name-complex="Times New Roman"/>
    </style:style>
    <style:style style:name="T1717" style:parent-style-name="Policepardéfaut" style:family="text">
      <style:text-properties style:font-name-complex="Times New Roman"/>
    </style:style>
    <style:style style:name="T1718" style:parent-style-name="Policepardéfaut" style:family="text">
      <style:text-properties style:font-name-complex="Times New Roman"/>
    </style:style>
    <style:style style:name="T1719" style:parent-style-name="Policepardéfaut" style:family="text">
      <style:text-properties style:font-name-complex="Times New Roman"/>
    </style:style>
    <style:style style:name="T1720" style:parent-style-name="Policepardéfaut" style:family="text">
      <style:text-properties style:font-name-complex="Times New Roman"/>
    </style:style>
    <style:style style:name="T1721" style:parent-style-name="Policepardéfaut" style:family="text">
      <style:text-properties style:font-name-complex="Times New Roman"/>
    </style:style>
    <style:style style:name="T1722" style:parent-style-name="Policepardéfaut" style:family="text">
      <style:text-properties style:font-name-complex="Times New Roman"/>
    </style:style>
    <style:style style:name="T1723" style:parent-style-name="Policepardéfaut" style:family="text">
      <style:text-properties style:font-name-complex="Times New Roman"/>
    </style:style>
    <style:style style:name="T1724" style:parent-style-name="Policepardéfaut" style:family="text">
      <style:text-properties style:font-name-complex="Times New Roman"/>
    </style:style>
    <style:style style:name="T1725" style:parent-style-name="Policepardéfaut" style:family="text">
      <style:text-properties style:font-name-complex="Times New Roman"/>
    </style:style>
    <style:style style:name="T1726" style:parent-style-name="Policepardéfaut" style:family="text">
      <style:text-properties style:font-name-complex="Times New Roman"/>
    </style:style>
    <style:style style:name="T1727" style:parent-style-name="Policepardéfaut" style:family="text">
      <style:text-properties style:font-name-complex="Times New Roman"/>
    </style:style>
    <style:style style:name="T1728" style:parent-style-name="Policepardéfaut" style:family="text">
      <style:text-properties style:font-name-complex="Times New Roman"/>
    </style:style>
    <style:style style:name="T1729" style:parent-style-name="Policepardéfaut" style:family="text">
      <style:text-properties style:font-name-complex="Times New Roman"/>
    </style:style>
    <style:style style:name="T1730" style:parent-style-name="Policepardéfaut" style:family="text">
      <style:text-properties style:font-name-complex="Times New Roman"/>
    </style:style>
    <style:style style:name="T1731" style:parent-style-name="Policepardéfaut" style:family="text">
      <style:text-properties style:font-name-complex="Times New Roman"/>
    </style:style>
    <style:style style:name="T1732" style:parent-style-name="Policepardéfaut" style:family="text">
      <style:text-properties style:font-name-complex="Times New Roman"/>
    </style:style>
    <style:style style:name="T1733" style:parent-style-name="Policepardéfaut" style:family="text">
      <style:text-properties style:font-name-complex="Times New Roman"/>
    </style:style>
    <style:style style:name="T1734" style:parent-style-name="Policepardéfaut" style:family="text">
      <style:text-properties style:font-size-complex="11pt"/>
    </style:style>
    <style:style style:name="T1735" style:parent-style-name="Appelnotedebasdep." style:family="text">
      <style:text-properties style:font-size-complex="11pt"/>
    </style:style>
    <style:style style:name="T1736" style:parent-style-name="Policepardéfaut" style:family="text">
      <style:text-properties style:text-position="super 63.6%"/>
    </style:style>
    <style:style style:name="T1737" style:parent-style-name="Policepardéfaut" style:family="text">
      <style:text-properties style:font-size-complex="11pt"/>
    </style:style>
    <style:style style:name="T1738" style:parent-style-name="Policepardéfaut" style:family="text">
      <style:text-properties style:font-size-complex="11pt"/>
    </style:style>
    <style:style style:name="T1739" style:parent-style-name="Policepardéfaut" style:family="text">
      <style:text-properties style:font-size-complex="11pt"/>
    </style:style>
    <style:style style:name="T1740" style:parent-style-name="Policepardéfaut" style:family="text">
      <style:text-properties style:font-size-complex="11pt"/>
    </style:style>
    <style:style style:name="T1741" style:parent-style-name="Policepardéfaut" style:family="text">
      <style:text-properties style:font-size-complex="11pt"/>
    </style:style>
    <style:style style:name="T1742" style:parent-style-name="Policepardéfaut" style:family="text">
      <style:text-properties style:font-size-complex="11pt"/>
    </style:style>
    <style:style style:name="T1743" style:parent-style-name="Policepardéfaut" style:family="text">
      <style:text-properties style:font-size-complex="11pt"/>
    </style:style>
    <style:style style:name="T1744" style:parent-style-name="Policepardéfaut" style:family="text">
      <style:text-properties style:font-size-complex="11pt"/>
    </style:style>
    <style:style style:name="T1745" style:parent-style-name="Policepardéfaut" style:family="text">
      <style:text-properties style:font-size-complex="11pt"/>
    </style:style>
    <style:style style:name="T1746" style:parent-style-name="Policepardéfaut" style:family="text">
      <style:text-properties style:font-size-complex="11pt"/>
    </style:style>
    <style:style style:name="T1747" style:parent-style-name="Policepardéfaut" style:family="text">
      <style:text-properties style:font-size-complex="11pt"/>
    </style:style>
    <style:style style:name="T1748" style:parent-style-name="Policepardéfaut" style:family="text">
      <style:text-properties style:font-size-complex="11pt"/>
    </style:style>
    <style:style style:name="T1749" style:parent-style-name="Policepardéfaut" style:family="text">
      <style:text-properties style:font-size-complex="11pt"/>
    </style:style>
    <style:style style:name="T1750" style:parent-style-name="Policepardéfaut" style:family="text">
      <style:text-properties style:font-size-complex="11pt"/>
    </style:style>
    <style:style style:name="T1751" style:parent-style-name="Policepardéfaut" style:family="text">
      <style:text-properties style:font-size-complex="11pt"/>
    </style:style>
    <style:style style:name="T1752" style:parent-style-name="Policepardéfaut" style:family="text">
      <style:text-properties style:font-size-complex="11pt"/>
    </style:style>
    <style:style style:name="T1753" style:parent-style-name="Policepardéfaut" style:family="text">
      <style:text-properties fo:font-style="italic" style:font-style-asian="italic" style:font-size-complex="11pt"/>
    </style:style>
    <style:style style:name="T1754" style:parent-style-name="Policepardéfaut" style:family="text">
      <style:text-properties fo:font-style="italic" style:font-style-asian="italic" style:font-size-complex="11pt"/>
    </style:style>
    <style:style style:name="T1755" style:parent-style-name="Policepardéfaut" style:family="text">
      <style:text-properties style:font-size-complex="11pt"/>
    </style:style>
    <style:style style:name="T1756" style:parent-style-name="Policepardéfaut" style:family="text">
      <style:text-properties style:font-size-complex="11pt"/>
    </style:style>
    <style:style style:name="T1757" style:parent-style-name="Policepardéfaut" style:family="text">
      <style:text-properties style:font-size-complex="11pt"/>
    </style:style>
    <style:style style:name="T1758" style:parent-style-name="Policepardéfaut" style:family="text">
      <style:text-properties style:font-size-complex="11pt"/>
    </style:style>
    <style:style style:name="T1759" style:parent-style-name="Policepardéfaut" style:family="text">
      <style:text-properties style:font-size-complex="11pt"/>
    </style:style>
    <style:style style:name="T1760" style:parent-style-name="Policepardéfaut" style:family="text">
      <style:text-properties style:font-size-complex="11pt"/>
    </style:style>
    <style:style style:name="T1761" style:parent-style-name="Policepardéfaut" style:family="text">
      <style:text-properties style:font-size-complex="11pt"/>
    </style:style>
    <style:style style:name="T1762" style:parent-style-name="Policepardéfaut" style:family="text">
      <style:text-properties style:font-size-complex="11pt"/>
    </style:style>
    <style:style style:name="T1763" style:parent-style-name="Policepardéfaut" style:family="text">
      <style:text-properties style:font-size-complex="11pt"/>
    </style:style>
    <style:style style:name="T1764" style:parent-style-name="Policepardéfaut" style:family="text">
      <style:text-properties style:font-size-complex="11pt"/>
    </style:style>
    <style:style style:name="T1765" style:parent-style-name="Policepardéfaut" style:family="text">
      <style:text-properties style:font-size-complex="11pt"/>
    </style:style>
    <style:style style:name="T1766" style:parent-style-name="Policepardéfaut" style:family="text">
      <style:text-properties style:font-size-complex="11pt"/>
    </style:style>
    <style:style style:name="T1767" style:parent-style-name="Policepardéfaut" style:family="text">
      <style:text-properties style:font-size-complex="11pt"/>
    </style:style>
    <style:style style:name="T1768" style:parent-style-name="Policepardéfaut" style:family="text">
      <style:text-properties style:font-size-complex="11pt"/>
    </style:style>
    <style:style style:name="T1769" style:parent-style-name="Policepardéfaut" style:family="text">
      <style:text-properties style:font-size-complex="11pt"/>
    </style:style>
    <style:style style:name="T1770" style:parent-style-name="Policepardéfaut" style:family="text">
      <style:text-properties style:font-size-complex="11pt"/>
    </style:style>
    <style:style style:name="T1771" style:parent-style-name="Policepardéfaut" style:family="text">
      <style:text-properties style:font-size-complex="11pt"/>
    </style:style>
    <style:style style:name="T1772" style:parent-style-name="Policepardéfaut" style:family="text">
      <style:text-properties style:font-size-complex="11pt"/>
    </style:style>
    <style:style style:name="T1773" style:parent-style-name="Policepardéfaut" style:family="text">
      <style:text-properties style:font-size-complex="11pt"/>
    </style:style>
    <style:style style:name="T1774" style:parent-style-name="Policepardéfaut" style:family="text">
      <style:text-properties style:font-size-complex="11pt"/>
    </style:style>
    <style:style style:name="T1775" style:parent-style-name="Policepardéfaut" style:family="text">
      <style:text-properties style:font-size-complex="11pt"/>
    </style:style>
    <style:style style:name="T1776" style:parent-style-name="Policepardéfaut" style:family="text">
      <style:text-properties style:font-size-complex="11pt"/>
    </style:style>
    <style:style style:name="T1777" style:parent-style-name="Policepardéfaut" style:family="text">
      <style:text-properties style:font-size-complex="11pt"/>
    </style:style>
    <style:style style:name="T1778" style:parent-style-name="Policepardéfaut" style:family="text">
      <style:text-properties style:font-size-complex="11pt"/>
    </style:style>
    <style:style style:name="T1779" style:parent-style-name="Policepardéfaut" style:family="text">
      <style:text-properties style:font-size-complex="11pt"/>
    </style:style>
    <style:style style:name="T1780" style:parent-style-name="Policepardéfaut" style:family="text">
      <style:text-properties fo:font-style="italic" style:font-style-asian="italic"/>
    </style:style>
    <style:style style:name="T1781" style:parent-style-name="Policepardéfaut" style:family="text">
      <style:text-properties fo:font-style="italic" style:font-style-asian="italic"/>
    </style:style>
    <style:style style:name="T1782" style:parent-style-name="Policepardéfaut" style:family="text">
      <style:text-properties fo:font-style="italic" style:font-style-asian="italic"/>
    </style:style>
    <style:style style:name="T1783" style:parent-style-name="Policepardéfaut" style:family="text">
      <style:text-properties fo:font-style="italic" style:font-style-asian="italic"/>
    </style:style>
    <style:style style:name="T1784" style:parent-style-name="Policepardéfaut" style:family="text">
      <style:text-properties style:font-size-complex="11pt"/>
    </style:style>
    <style:style style:name="T1785" style:parent-style-name="Policepardéfaut" style:family="text">
      <style:text-properties style:font-size-complex="11pt"/>
    </style:style>
    <style:style style:name="T1786" style:parent-style-name="Policepardéfaut" style:family="text">
      <style:text-properties style:font-size-complex="11pt"/>
    </style:style>
    <style:style style:name="T1787" style:parent-style-name="Policepardéfaut" style:family="text">
      <style:text-properties style:font-size-complex="11pt"/>
    </style:style>
    <style:style style:name="T1788" style:parent-style-name="Policepardéfaut" style:family="text">
      <style:text-properties style:font-size-complex="11pt"/>
    </style:style>
    <style:style style:name="T1789" style:parent-style-name="Policepardéfaut" style:family="text">
      <style:text-properties style:font-size-complex="11pt"/>
    </style:style>
    <style:style style:name="T1790" style:parent-style-name="Policepardéfaut" style:family="text">
      <style:text-properties style:font-size-complex="11pt"/>
    </style:style>
    <style:style style:name="T1791" style:parent-style-name="Policepardéfaut" style:family="text">
      <style:text-properties style:font-size-complex="11pt"/>
    </style:style>
    <style:style style:name="T1792" style:parent-style-name="Policepardéfaut" style:family="text">
      <style:text-properties style:font-size-complex="11pt"/>
    </style:style>
    <style:style style:name="T1793" style:parent-style-name="Policepardéfaut" style:family="text">
      <style:text-properties style:font-size-complex="11pt"/>
    </style:style>
    <style:style style:name="T1794" style:parent-style-name="Policepardéfaut" style:family="text">
      <style:text-properties style:font-size-complex="11pt"/>
    </style:style>
    <style:style style:name="T1795" style:parent-style-name="Policepardéfaut" style:family="text">
      <style:text-properties style:font-size-complex="11pt"/>
    </style:style>
    <style:style style:name="T1796" style:parent-style-name="Policepardéfaut" style:family="text">
      <style:text-properties style:font-size-complex="11pt"/>
    </style:style>
    <style:style style:name="T1797" style:parent-style-name="Policepardéfaut" style:family="text">
      <style:text-properties style:font-size-complex="11pt"/>
    </style:style>
    <style:style style:name="T1798" style:parent-style-name="Policepardéfaut" style:family="text">
      <style:text-properties fo:font-style="italic" style:font-style-asian="italic" style:font-size-complex="11pt"/>
    </style:style>
    <style:style style:name="T1799" style:parent-style-name="Policepardéfaut" style:family="text">
      <style:text-properties fo:font-style="italic" style:font-style-asian="italic" style:font-size-complex="11pt"/>
    </style:style>
    <style:style style:name="T1800" style:parent-style-name="Policepardéfaut" style:family="text">
      <style:text-properties fo:font-style="italic" style:font-style-asian="italic" style:font-size-complex="11pt"/>
    </style:style>
    <style:style style:name="T1801" style:parent-style-name="Policepardéfaut" style:family="text">
      <style:text-properties fo:font-style="italic" style:font-style-asian="italic" style:font-size-complex="11pt"/>
    </style:style>
    <style:style style:name="T1802" style:parent-style-name="Policepardéfaut" style:family="text">
      <style:text-properties fo:font-style="italic" style:font-style-asian="italic" style:font-size-complex="11pt"/>
    </style:style>
    <style:style style:name="T1803" style:parent-style-name="Policepardéfaut" style:family="text">
      <style:text-properties fo:font-style="italic" style:font-style-asian="italic" style:font-size-complex="11pt"/>
    </style:style>
    <style:style style:name="T1804" style:parent-style-name="Policepardéfaut" style:family="text">
      <style:text-properties fo:font-style="italic" style:font-style-asian="italic" style:font-size-complex="11pt"/>
    </style:style>
    <style:style style:name="T1805" style:parent-style-name="Policepardéfaut" style:family="text">
      <style:text-properties style:font-size-complex="11pt"/>
    </style:style>
    <style:style style:name="T1806" style:parent-style-name="Policepardéfaut" style:family="text">
      <style:text-properties style:font-size-complex="11pt"/>
    </style:style>
    <style:style style:name="T1807" style:parent-style-name="Policepardéfaut" style:family="text">
      <style:text-properties style:font-size-complex="11pt"/>
    </style:style>
    <style:style style:name="T1808" style:parent-style-name="Policepardéfaut" style:family="text">
      <style:text-properties style:font-size-complex="11pt"/>
    </style:style>
    <style:style style:name="T1809" style:parent-style-name="Policepardéfaut" style:family="text">
      <style:text-properties style:font-size-complex="11pt"/>
    </style:style>
    <style:style style:name="T1810" style:parent-style-name="Policepardéfaut" style:family="text">
      <style:text-properties style:font-size-complex="11pt"/>
    </style:style>
    <style:style style:name="T1811" style:parent-style-name="Policepardéfaut" style:family="text">
      <style:text-properties style:font-size-complex="11pt"/>
    </style:style>
    <style:style style:name="T1812" style:parent-style-name="Policepardéfaut" style:family="text">
      <style:text-properties style:font-size-complex="11pt"/>
    </style:style>
    <style:style style:name="T1813" style:parent-style-name="Policepardéfaut" style:family="text">
      <style:text-properties style:font-size-complex="11pt"/>
    </style:style>
    <style:style style:name="T1814" style:parent-style-name="Policepardéfaut" style:family="text">
      <style:text-properties style:font-size-complex="11pt"/>
    </style:style>
    <style:style style:name="T1815" style:parent-style-name="Policepardéfaut" style:family="text">
      <style:text-properties fo:font-variant="small-caps" style:font-size-complex="11pt"/>
    </style:style>
    <style:style style:name="T1816" style:parent-style-name="Policepardéfaut" style:family="text">
      <style:text-properties fo:font-variant="small-caps" style:font-size-complex="11pt"/>
    </style:style>
    <style:style style:name="T1817" style:parent-style-name="Policepardéfaut" style:family="text">
      <style:text-properties fo:font-variant="small-caps" style:font-size-complex="11pt"/>
    </style:style>
    <style:style style:name="T1818" style:parent-style-name="Policepardéfaut" style:family="text">
      <style:text-properties fo:font-variant="small-caps" style:font-size-complex="11pt"/>
    </style:style>
    <style:style style:name="T1819" style:parent-style-name="Policepardéfaut" style:family="text">
      <style:text-properties style:font-size-complex="11pt"/>
    </style:style>
    <style:style style:name="T1820" style:parent-style-name="Policepardéfaut" style:family="text">
      <style:text-properties style:font-size-complex="11pt"/>
    </style:style>
    <style:style style:name="T1821" style:parent-style-name="Policepardéfaut" style:family="text">
      <style:text-properties style:font-size-complex="11pt"/>
    </style:style>
    <style:style style:name="T1822" style:parent-style-name="Policepardéfaut" style:family="text">
      <style:text-properties style:font-size-complex="11pt"/>
    </style:style>
    <style:style style:name="T1823" style:parent-style-name="Policepardéfaut" style:family="text">
      <style:text-properties style:font-size-complex="11pt"/>
    </style:style>
    <style:style style:name="T1824" style:parent-style-name="Policepardéfaut" style:family="text">
      <style:text-properties style:font-size-complex="11pt"/>
    </style:style>
    <style:style style:name="T1825" style:parent-style-name="Policepardéfaut" style:family="text">
      <style:text-properties style:font-size-complex="11pt"/>
    </style:style>
    <style:style style:name="T1826" style:parent-style-name="Policepardéfaut" style:family="text">
      <style:text-properties style:font-size-complex="11pt"/>
    </style:style>
    <style:style style:name="T1827" style:parent-style-name="Policepardéfaut" style:family="text">
      <style:text-properties style:font-size-complex="11pt"/>
    </style:style>
    <style:style style:name="T1828" style:parent-style-name="Policepardéfaut" style:family="text">
      <style:text-properties style:font-size-complex="11pt"/>
    </style:style>
    <style:style style:name="T1829" style:parent-style-name="Policepardéfaut" style:family="text">
      <style:text-properties style:font-size-complex="11pt"/>
    </style:style>
    <style:style style:name="T1830" style:parent-style-name="Policepardéfaut" style:family="text">
      <style:text-properties style:font-size-complex="11pt"/>
    </style:style>
    <style:style style:name="T1831" style:parent-style-name="Policepardéfaut" style:family="text">
      <style:text-properties style:font-size-complex="11pt"/>
    </style:style>
    <style:style style:name="T1832" style:parent-style-name="Policepardéfaut" style:family="text">
      <style:text-properties style:font-size-complex="11pt"/>
    </style:style>
    <style:style style:name="T1833" style:parent-style-name="Policepardéfaut" style:family="text">
      <style:text-properties style:font-size-complex="11pt"/>
    </style:style>
    <style:style style:name="T1834" style:parent-style-name="Policepardéfaut" style:family="text">
      <style:text-properties style:font-size-complex="11pt"/>
    </style:style>
    <style:style style:name="T1835" style:parent-style-name="Policepardéfaut" style:family="text">
      <style:text-properties style:font-size-complex="11pt"/>
    </style:style>
    <style:style style:name="T1836" style:parent-style-name="Policepardéfaut" style:family="text">
      <style:text-properties style:font-size-complex="11pt"/>
    </style:style>
    <style:style style:name="T1837" style:parent-style-name="Policepardéfaut" style:family="text">
      <style:text-properties style:font-size-complex="11pt"/>
    </style:style>
    <style:style style:name="T1838" style:parent-style-name="Policepardéfaut" style:family="text">
      <style:text-properties style:font-size-complex="11pt"/>
    </style:style>
    <style:style style:name="T1839" style:parent-style-name="Policepardéfaut" style:family="text">
      <style:text-properties style:font-size-complex="11pt"/>
    </style:style>
    <style:style style:name="T1840" style:parent-style-name="Policepardéfaut" style:family="text">
      <style:text-properties style:font-size-complex="11pt"/>
    </style:style>
    <style:style style:name="T1841" style:parent-style-name="Policepardéfaut" style:family="text">
      <style:text-properties style:font-size-complex="11pt"/>
    </style:style>
    <style:style style:name="T1842" style:parent-style-name="Policepardéfaut" style:family="text">
      <style:text-properties style:font-size-complex="11pt"/>
    </style:style>
    <style:style style:name="T1843" style:parent-style-name="Policepardéfaut" style:family="text">
      <style:text-properties style:font-size-complex="11pt"/>
    </style:style>
    <style:style style:name="T1844" style:parent-style-name="Policepardéfaut" style:family="text">
      <style:text-properties style:font-size-complex="11pt"/>
    </style:style>
    <style:style style:name="T1845" style:parent-style-name="Policepardéfaut" style:family="text">
      <style:text-properties style:font-size-complex="11pt"/>
    </style:style>
    <style:style style:name="T1846" style:parent-style-name="Policepardéfaut" style:family="text">
      <style:text-properties style:font-size-complex="11pt"/>
    </style:style>
    <style:style style:name="T1847" style:parent-style-name="Policepardéfaut" style:family="text">
      <style:text-properties style:font-size-complex="11pt"/>
    </style:style>
    <style:style style:name="T1848" style:parent-style-name="Policepardéfaut" style:family="text">
      <style:text-properties style:font-size-complex="11pt"/>
    </style:style>
    <style:style style:name="T1849" style:parent-style-name="Policepardéfaut" style:family="text">
      <style:text-properties style:font-size-complex="11pt"/>
    </style:style>
    <style:style style:name="T1850" style:parent-style-name="Policepardéfaut" style:family="text">
      <style:text-properties style:font-size-complex="11pt"/>
    </style:style>
    <style:style style:name="T1851" style:parent-style-name="Policepardéfaut" style:family="text">
      <style:text-properties style:font-size-complex="11pt"/>
    </style:style>
    <style:style style:name="T1852" style:parent-style-name="pb" style:family="text">
      <style:text-properties style:font-size-complex="11pt"/>
    </style:style>
    <style:style style:name="T1853" style:parent-style-name="pb" style:family="text">
      <style:text-properties style:font-size-complex="11pt"/>
    </style:style>
    <style:style style:name="T1854" style:parent-style-name="pb" style:family="text">
      <style:text-properties style:font-size-complex="11pt"/>
    </style:style>
    <style:style style:name="T1855" style:parent-style-name="pb" style:family="text">
      <style:text-properties style:text-position="0% 100%"/>
    </style:style>
    <style:style style:name="T1856" style:parent-style-name="Policepardéfaut" style:family="text">
      <style:text-properties style:font-size-complex="11pt"/>
    </style:style>
    <style:style style:name="T1857" style:parent-style-name="Policepardéfaut" style:family="text">
      <style:text-properties style:font-size-complex="11pt"/>
    </style:style>
    <style:style style:name="T1858" style:parent-style-name="Policepardéfaut" style:family="text">
      <style:text-properties style:font-size-complex="11pt"/>
    </style:style>
    <style:style style:name="T1859" style:parent-style-name="Policepardéfaut" style:family="text">
      <style:text-properties style:font-size-complex="11pt"/>
    </style:style>
    <style:style style:name="T1860" style:parent-style-name="Policepardéfaut" style:family="text">
      <style:text-properties style:font-size-complex="11pt"/>
    </style:style>
    <style:style style:name="T1861" style:parent-style-name="Policepardéfaut" style:family="text">
      <style:text-properties style:font-size-complex="11pt"/>
    </style:style>
    <style:style style:name="T1862" style:parent-style-name="Policepardéfaut" style:family="text">
      <style:text-properties style:font-size-complex="11pt"/>
    </style:style>
    <style:style style:name="T1863" style:parent-style-name="Policepardéfaut" style:family="text">
      <style:text-properties style:font-size-complex="11pt"/>
    </style:style>
    <style:style style:name="T1864" style:parent-style-name="Policepardéfaut" style:family="text">
      <style:text-properties style:font-size-complex="11pt"/>
    </style:style>
    <style:style style:name="T1865" style:parent-style-name="Policepardéfaut" style:family="text">
      <style:text-properties style:font-size-complex="11pt"/>
    </style:style>
    <style:style style:name="T1866" style:parent-style-name="Policepardéfaut" style:family="text">
      <style:text-properties style:font-size-complex="11pt"/>
    </style:style>
    <style:style style:name="T1867" style:parent-style-name="Policepardéfaut" style:family="text">
      <style:text-properties style:font-size-complex="11pt"/>
    </style:style>
    <style:style style:name="T1868" style:parent-style-name="Policepardéfaut" style:family="text">
      <style:text-properties style:font-size-complex="11pt"/>
    </style:style>
    <style:style style:name="T1869" style:parent-style-name="Policepardéfaut" style:family="text">
      <style:text-properties style:font-size-complex="11pt"/>
    </style:style>
    <style:style style:name="T1870" style:parent-style-name="Policepardéfaut" style:family="text">
      <style:text-properties style:font-size-complex="11pt"/>
    </style:style>
    <style:style style:name="T1871" style:parent-style-name="Policepardéfaut" style:family="text">
      <style:text-properties style:font-size-complex="11pt"/>
    </style:style>
    <style:style style:name="T1872" style:parent-style-name="Policepardéfaut" style:family="text">
      <style:text-properties style:font-size-complex="11pt"/>
    </style:style>
    <style:style style:name="T1873" style:parent-style-name="Policepardéfaut" style:family="text">
      <style:text-properties style:font-size-complex="11pt"/>
    </style:style>
    <style:style style:name="T1874" style:parent-style-name="Policepardéfaut" style:family="text">
      <style:text-properties style:font-size-complex="11pt"/>
    </style:style>
    <style:style style:name="T1875" style:parent-style-name="Policepardéfaut" style:family="text">
      <style:text-properties style:font-size-complex="11pt"/>
    </style:style>
    <style:style style:name="T1876" style:parent-style-name="Policepardéfaut" style:family="text">
      <style:text-properties style:font-size-complex="11pt"/>
    </style:style>
    <style:style style:name="T1877" style:parent-style-name="Policepardéfaut" style:family="text">
      <style:text-properties style:font-size-complex="11pt"/>
    </style:style>
    <style:style style:name="T1878" style:parent-style-name="Policepardéfaut" style:family="text">
      <style:text-properties style:font-size-complex="11pt"/>
    </style:style>
    <style:style style:name="T1879" style:parent-style-name="Policepardéfaut" style:family="text">
      <style:text-properties style:font-size-complex="11pt"/>
    </style:style>
    <style:style style:name="T1880" style:parent-style-name="Policepardéfaut" style:family="text">
      <style:text-properties style:font-size-complex="11pt"/>
    </style:style>
    <style:style style:name="T1881" style:parent-style-name="Policepardéfaut" style:family="text">
      <style:text-properties style:font-size-complex="11pt"/>
    </style:style>
    <style:style style:name="T1882" style:parent-style-name="Policepardéfaut" style:family="text">
      <style:text-properties style:font-size-complex="11pt"/>
    </style:style>
    <style:style style:name="T1883" style:parent-style-name="Policepardéfaut" style:family="text">
      <style:text-properties style:font-size-complex="11pt"/>
    </style:style>
    <style:style style:name="T1884" style:parent-style-name="Policepardéfaut" style:family="text">
      <style:text-properties style:font-size-complex="11pt"/>
    </style:style>
    <style:style style:name="T1885" style:parent-style-name="Policepardéfaut" style:family="text">
      <style:text-properties style:font-size-complex="11pt"/>
    </style:style>
    <style:style style:name="T1886" style:parent-style-name="Policepardéfaut" style:family="text">
      <style:text-properties style:font-size-complex="11pt"/>
    </style:style>
    <style:style style:name="T1887" style:parent-style-name="Policepardéfaut" style:family="text">
      <style:text-properties style:font-size-complex="11pt"/>
    </style:style>
    <style:style style:name="T1888" style:parent-style-name="Policepardéfaut" style:family="text">
      <style:text-properties style:font-size-complex="11pt"/>
    </style:style>
    <style:style style:name="T1889" style:parent-style-name="Policepardéfaut" style:family="text">
      <style:text-properties style:font-size-complex="11pt"/>
    </style:style>
    <style:style style:name="T1890" style:parent-style-name="Policepardéfaut" style:family="text">
      <style:text-properties style:font-size-complex="11pt"/>
    </style:style>
    <style:style style:name="T1891" style:parent-style-name="Policepardéfaut" style:family="text">
      <style:text-properties style:font-size-complex="11pt"/>
    </style:style>
    <style:style style:name="T1892" style:parent-style-name="Policepardéfaut" style:family="text">
      <style:text-properties style:font-size-complex="11pt"/>
    </style:style>
    <style:style style:name="T1893" style:parent-style-name="Policepardéfaut" style:family="text">
      <style:text-properties style:font-size-complex="11pt"/>
    </style:style>
    <style:style style:name="T1894" style:parent-style-name="Policepardéfaut" style:family="text">
      <style:text-properties style:font-size-complex="11pt"/>
    </style:style>
    <style:style style:name="T1895" style:parent-style-name="Policepardéfaut" style:family="text">
      <style:text-properties style:font-size-complex="11pt"/>
    </style:style>
    <style:style style:name="T1896" style:parent-style-name="Policepardéfaut" style:family="text">
      <style:text-properties style:font-size-complex="11pt"/>
    </style:style>
    <style:style style:name="T1897" style:parent-style-name="Policepardéfaut" style:family="text">
      <style:text-properties style:font-size-complex="11pt"/>
    </style:style>
    <style:style style:name="T1898" style:parent-style-name="Policepardéfaut" style:family="text">
      <style:text-properties style:font-size-complex="11pt"/>
    </style:style>
    <style:style style:name="T1899" style:parent-style-name="Policepardéfaut" style:family="text">
      <style:text-properties style:font-size-complex="11pt"/>
    </style:style>
    <style:style style:name="T1900" style:parent-style-name="Policepardéfaut" style:family="text">
      <style:text-properties style:font-size-complex="11pt"/>
    </style:style>
    <style:style style:name="T1901" style:parent-style-name="Policepardéfaut" style:family="text">
      <style:text-properties style:font-size-complex="11pt"/>
    </style:style>
    <style:style style:name="T1902" style:parent-style-name="Policepardéfaut" style:family="text">
      <style:text-properties style:font-size-complex="11pt"/>
    </style:style>
    <style:style style:name="T1903" style:parent-style-name="Policepardéfaut" style:family="text">
      <style:text-properties style:font-size-complex="11pt"/>
    </style:style>
    <style:style style:name="T1904" style:parent-style-name="Policepardéfaut" style:family="text">
      <style:text-properties style:font-size-complex="11pt"/>
    </style:style>
    <style:style style:name="T1905" style:parent-style-name="Policepardéfaut" style:family="text">
      <style:text-properties style:font-size-complex="11pt"/>
    </style:style>
    <style:style style:name="T1906" style:parent-style-name="Policepardéfaut" style:family="text">
      <style:text-properties style:font-size-complex="11pt"/>
    </style:style>
    <style:style style:name="T1907" style:parent-style-name="Policepardéfaut" style:family="text">
      <style:text-properties style:font-size-complex="11pt"/>
    </style:style>
    <style:style style:name="T1908" style:parent-style-name="Policepardéfaut" style:family="text">
      <style:text-properties style:font-size-complex="11pt"/>
    </style:style>
    <style:style style:name="T1909" style:parent-style-name="Policepardéfaut" style:family="text">
      <style:text-properties style:font-size-complex="11pt"/>
    </style:style>
    <style:style style:name="T1910" style:parent-style-name="Policepardéfaut" style:family="text">
      <style:text-properties style:font-size-complex="11pt"/>
    </style:style>
    <style:style style:name="T1911" style:parent-style-name="Policepardéfaut" style:family="text">
      <style:text-properties style:font-size-complex="11pt"/>
    </style:style>
    <style:style style:name="T1912" style:parent-style-name="Policepardéfaut" style:family="text">
      <style:text-properties style:font-size-complex="11pt"/>
    </style:style>
    <style:style style:name="T1913" style:parent-style-name="Policepardéfaut" style:family="text">
      <style:text-properties style:font-size-complex="11pt"/>
    </style:style>
    <style:style style:name="T1914" style:parent-style-name="Policepardéfaut" style:family="text">
      <style:text-properties style:font-size-complex="11pt"/>
    </style:style>
    <style:style style:name="T1915" style:parent-style-name="Policepardéfaut" style:family="text">
      <style:text-properties style:font-size-complex="11pt"/>
    </style:style>
    <style:style style:name="T1916" style:parent-style-name="Policepardéfaut" style:family="text">
      <style:text-properties style:font-size-complex="11pt"/>
    </style:style>
    <style:style style:name="T1917" style:parent-style-name="Policepardéfaut" style:family="text">
      <style:text-properties style:font-size-complex="11pt"/>
    </style:style>
    <style:style style:name="T1918" style:parent-style-name="Policepardéfaut" style:family="text">
      <style:text-properties style:font-size-complex="11pt"/>
    </style:style>
    <style:style style:name="T1919" style:parent-style-name="Policepardéfaut" style:family="text">
      <style:text-properties style:font-size-complex="11pt"/>
    </style:style>
    <style:style style:name="T1920" style:parent-style-name="Policepardéfaut" style:family="text">
      <style:text-properties style:font-size-complex="11pt"/>
    </style:style>
    <style:style style:name="T1921" style:parent-style-name="Policepardéfaut" style:family="text">
      <style:text-properties style:font-size-complex="11pt"/>
    </style:style>
    <style:style style:name="T1922" style:parent-style-name="Policepardéfaut" style:family="text">
      <style:text-properties style:font-size-complex="11pt"/>
    </style:style>
    <style:style style:name="T1923" style:parent-style-name="Policepardéfaut" style:family="text">
      <style:text-properties style:font-size-complex="11pt"/>
    </style:style>
    <style:style style:name="T1924" style:parent-style-name="Policepardéfaut" style:family="text">
      <style:text-properties style:font-size-complex="11pt"/>
    </style:style>
    <style:style style:name="T1925" style:parent-style-name="Policepardéfaut" style:family="text">
      <style:text-properties style:font-size-complex="11pt"/>
    </style:style>
    <style:style style:name="T1926" style:parent-style-name="Policepardéfaut" style:family="text">
      <style:text-properties style:font-size-complex="11pt"/>
    </style:style>
    <style:style style:name="T1927" style:parent-style-name="Policepardéfaut" style:family="text">
      <style:text-properties style:font-size-complex="11pt"/>
    </style:style>
    <style:style style:name="T1928" style:parent-style-name="Policepardéfaut" style:family="text">
      <style:text-properties style:font-size-complex="11pt"/>
    </style:style>
    <style:style style:name="T1929" style:parent-style-name="Policepardéfaut" style:family="text">
      <style:text-properties style:font-size-complex="11pt"/>
    </style:style>
    <style:style style:name="T1930" style:parent-style-name="Policepardéfaut" style:family="text">
      <style:text-properties style:font-size-complex="11pt"/>
    </style:style>
    <style:style style:name="T1931" style:parent-style-name="Policepardéfaut" style:family="text">
      <style:text-properties style:font-size-complex="11pt"/>
    </style:style>
    <style:style style:name="T1932" style:parent-style-name="Policepardéfaut" style:family="text">
      <style:text-properties style:font-size-complex="11pt"/>
    </style:style>
    <style:style style:name="T1933" style:parent-style-name="Policepardéfaut" style:family="text">
      <style:text-properties style:font-size-complex="11pt"/>
    </style:style>
    <style:style style:name="T1934" style:parent-style-name="Policepardéfaut" style:family="text">
      <style:text-properties style:font-size-complex="11pt"/>
    </style:style>
    <style:style style:name="T1935" style:parent-style-name="Policepardéfaut" style:family="text">
      <style:text-properties style:font-size-complex="11pt"/>
    </style:style>
    <style:style style:name="T1936" style:parent-style-name="Policepardéfaut" style:family="text">
      <style:text-properties style:font-size-complex="11pt"/>
    </style:style>
    <style:style style:name="T1937" style:parent-style-name="Policepardéfaut" style:family="text">
      <style:text-properties style:font-size-complex="11pt"/>
    </style:style>
    <style:style style:name="T1938" style:parent-style-name="Policepardéfaut" style:family="text">
      <style:text-properties style:font-size-complex="11pt"/>
    </style:style>
    <style:style style:name="T1939" style:parent-style-name="Policepardéfaut" style:family="text">
      <style:text-properties style:font-size-complex="11pt"/>
    </style:style>
    <style:style style:name="T1940" style:parent-style-name="Policepardéfaut" style:family="text">
      <style:text-properties style:font-size-complex="11pt"/>
    </style:style>
    <style:style style:name="T1941" style:parent-style-name="Policepardéfaut" style:family="text">
      <style:text-properties style:font-size-complex="11pt"/>
    </style:style>
    <style:style style:name="T1942" style:parent-style-name="Policepardéfaut" style:family="text">
      <style:text-properties style:font-size-complex="11pt"/>
    </style:style>
    <style:style style:name="T1943" style:parent-style-name="Policepardéfaut" style:family="text">
      <style:text-properties style:font-size-complex="11pt"/>
    </style:style>
    <style:style style:name="T1944" style:parent-style-name="Policepardéfaut" style:family="text">
      <style:text-properties style:font-size-complex="11pt"/>
    </style:style>
    <style:style style:name="T1945" style:parent-style-name="Policepardéfaut" style:family="text">
      <style:text-properties style:font-size-complex="11pt"/>
    </style:style>
    <style:style style:name="T1946" style:parent-style-name="Policepardéfaut" style:family="text">
      <style:text-properties style:font-size-complex="11pt"/>
    </style:style>
    <style:style style:name="T1947" style:parent-style-name="Policepardéfaut" style:family="text">
      <style:text-properties style:font-size-complex="11pt"/>
    </style:style>
    <style:style style:name="T1948" style:parent-style-name="Policepardéfaut" style:family="text">
      <style:text-properties style:font-size-complex="11pt"/>
    </style:style>
    <style:style style:name="T1949" style:parent-style-name="Policepardéfaut" style:family="text">
      <style:text-properties style:font-size-complex="11pt"/>
    </style:style>
    <style:style style:name="T1950" style:parent-style-name="Policepardéfaut" style:family="text">
      <style:text-properties style:font-size-complex="11pt"/>
    </style:style>
    <style:style style:name="T1951" style:parent-style-name="Policepardéfaut" style:family="text">
      <style:text-properties style:font-size-complex="11pt"/>
    </style:style>
    <style:style style:name="T1952" style:parent-style-name="Policepardéfaut" style:family="text">
      <style:text-properties style:font-size-complex="11pt"/>
    </style:style>
    <style:style style:name="T1953" style:parent-style-name="Policepardéfaut" style:family="text">
      <style:text-properties style:font-size-complex="11pt"/>
    </style:style>
    <style:style style:name="T1954" style:parent-style-name="Policepardéfaut" style:family="text">
      <style:text-properties style:font-size-complex="11pt"/>
    </style:style>
    <style:style style:name="T1955" style:parent-style-name="Policepardéfaut" style:family="text">
      <style:text-properties style:font-size-complex="11pt"/>
    </style:style>
    <style:style style:name="T1956" style:parent-style-name="Policepardéfaut" style:family="text">
      <style:text-properties style:font-size-complex="11pt"/>
    </style:style>
    <style:style style:name="T1957" style:parent-style-name="Policepardéfaut" style:family="text">
      <style:text-properties style:font-size-complex="11pt"/>
    </style:style>
    <style:style style:name="T1958" style:parent-style-name="Policepardéfaut" style:family="text">
      <style:text-properties style:font-size-complex="11pt"/>
    </style:style>
    <style:style style:name="T1959" style:parent-style-name="Policepardéfaut" style:family="text">
      <style:text-properties style:font-size-complex="11pt"/>
    </style:style>
    <style:style style:name="T1960" style:parent-style-name="Policepardéfaut" style:family="text">
      <style:text-properties style:font-size-complex="11pt"/>
    </style:style>
    <style:style style:name="T1961" style:parent-style-name="Policepardéfaut" style:family="text">
      <style:text-properties style:font-size-complex="11pt"/>
    </style:style>
    <style:style style:name="T1962" style:parent-style-name="Policepardéfaut" style:family="text">
      <style:text-properties style:font-size-complex="11pt"/>
    </style:style>
    <style:style style:name="T1963" style:parent-style-name="Policepardéfaut" style:family="text">
      <style:text-properties style:font-size-complex="11pt"/>
    </style:style>
    <style:style style:name="T1964" style:parent-style-name="Policepardéfaut" style:family="text">
      <style:text-properties style:font-size-complex="11pt"/>
    </style:style>
    <style:style style:name="T1965" style:parent-style-name="Policepardéfaut" style:family="text">
      <style:text-properties style:font-size-complex="11pt"/>
    </style:style>
    <style:style style:name="T1966" style:parent-style-name="Policepardéfaut" style:family="text">
      <style:text-properties style:font-size-complex="11pt"/>
    </style:style>
    <style:style style:name="T1967" style:parent-style-name="Policepardéfaut" style:family="text">
      <style:text-properties style:font-size-complex="11pt"/>
    </style:style>
    <style:style style:name="T1968" style:parent-style-name="Policepardéfaut" style:family="text">
      <style:text-properties style:font-size-complex="11pt"/>
    </style:style>
    <style:style style:name="T1969" style:parent-style-name="Policepardéfaut" style:family="text">
      <style:text-properties style:font-size-complex="11pt"/>
    </style:style>
    <style:style style:name="T1970" style:parent-style-name="Policepardéfaut" style:family="text">
      <style:text-properties style:font-size-complex="11pt"/>
    </style:style>
    <style:style style:name="T1971" style:parent-style-name="Policepardéfaut" style:family="text">
      <style:text-properties style:font-size-complex="11pt"/>
    </style:style>
    <style:style style:name="T1972" style:parent-style-name="Policepardéfaut" style:family="text">
      <style:text-properties style:font-size-complex="11pt"/>
    </style:style>
    <style:style style:name="T1973" style:parent-style-name="Policepardéfaut" style:family="text">
      <style:text-properties style:font-size-complex="11pt"/>
    </style:style>
    <style:style style:name="T1974" style:parent-style-name="Policepardéfaut" style:family="text">
      <style:text-properties style:font-size-complex="11pt"/>
    </style:style>
    <style:style style:name="T1975" style:parent-style-name="Policepardéfaut" style:family="text">
      <style:text-properties style:font-size-complex="11pt"/>
    </style:style>
    <style:style style:name="T1976" style:parent-style-name="Policepardéfaut" style:family="text">
      <style:text-properties style:font-size-complex="11pt"/>
    </style:style>
    <style:style style:name="T1977" style:parent-style-name="Policepardéfaut" style:family="text">
      <style:text-properties style:font-size-complex="11pt"/>
    </style:style>
    <style:style style:name="T1978" style:parent-style-name="Policepardéfaut" style:family="text">
      <style:text-properties style:font-size-complex="11pt"/>
    </style:style>
    <style:style style:name="T1979" style:parent-style-name="Policepardéfaut" style:family="text">
      <style:text-properties style:font-size-complex="11pt"/>
    </style:style>
    <style:style style:name="T1980" style:parent-style-name="Policepardéfaut" style:family="text">
      <style:text-properties style:font-size-complex="11pt"/>
    </style:style>
    <style:style style:name="T1981" style:parent-style-name="Policepardéfaut" style:family="text">
      <style:text-properties style:font-size-complex="11pt"/>
    </style:style>
    <style:style style:name="T1982" style:parent-style-name="Policepardéfaut" style:family="text">
      <style:text-properties style:font-size-complex="11pt"/>
    </style:style>
    <style:style style:name="T1983" style:parent-style-name="Policepardéfaut" style:family="text">
      <style:text-properties style:font-size-complex="11pt"/>
    </style:style>
    <style:style style:name="T1984" style:parent-style-name="Policepardéfaut" style:family="text">
      <style:text-properties style:font-size-complex="11pt"/>
    </style:style>
    <style:style style:name="T1985" style:parent-style-name="Policepardéfaut" style:family="text">
      <style:text-properties style:font-size-complex="11pt"/>
    </style:style>
    <style:style style:name="T1986" style:parent-style-name="Policepardéfaut" style:family="text">
      <style:text-properties style:font-size-complex="11pt"/>
    </style:style>
    <style:style style:name="T1987" style:parent-style-name="Policepardéfaut" style:family="text">
      <style:text-properties style:font-size-complex="11pt"/>
    </style:style>
    <style:style style:name="T1988" style:parent-style-name="Policepardéfaut" style:family="text">
      <style:text-properties style:font-size-complex="11pt"/>
    </style:style>
    <style:style style:name="T1989" style:parent-style-name="Policepardéfaut" style:family="text">
      <style:text-properties style:font-size-complex="11pt"/>
    </style:style>
    <style:style style:name="T1990" style:parent-style-name="Policepardéfaut" style:family="text">
      <style:text-properties style:font-size-complex="11pt"/>
    </style:style>
    <style:style style:name="T1991" style:parent-style-name="Policepardéfaut" style:family="text">
      <style:text-properties style:font-size-complex="11pt"/>
    </style:style>
    <style:style style:name="T1992" style:parent-style-name="Policepardéfaut" style:family="text">
      <style:text-properties style:font-size-complex="11pt"/>
    </style:style>
    <style:style style:name="T1993" style:parent-style-name="Policepardéfaut" style:family="text">
      <style:text-properties style:font-size-complex="11pt"/>
    </style:style>
    <style:style style:name="T1994" style:parent-style-name="Policepardéfaut" style:family="text">
      <style:text-properties style:font-size-complex="11pt"/>
    </style:style>
    <style:style style:name="T1995" style:parent-style-name="Policepardéfaut" style:family="text">
      <style:text-properties style:font-size-complex="11pt"/>
    </style:style>
    <style:style style:name="T1996" style:parent-style-name="Policepardéfaut" style:family="text">
      <style:text-properties style:font-size-complex="11pt"/>
    </style:style>
    <style:style style:name="T1997" style:parent-style-name="Policepardéfaut" style:family="text">
      <style:text-properties style:font-size-complex="11pt"/>
    </style:style>
    <style:style style:name="T1998" style:parent-style-name="Policepardéfaut" style:family="text">
      <style:text-properties style:font-size-complex="11pt"/>
    </style:style>
    <style:style style:name="T1999" style:parent-style-name="Policepardéfaut" style:family="text">
      <style:text-properties style:font-size-complex="11pt"/>
    </style:style>
    <style:style style:name="T2000" style:parent-style-name="Policepardéfaut" style:family="text">
      <style:text-properties style:font-size-complex="11pt"/>
    </style:style>
    <style:style style:name="T2001" style:parent-style-name="Policepardéfaut" style:family="text">
      <style:text-properties style:font-size-complex="11pt"/>
    </style:style>
    <style:style style:name="T2002" style:parent-style-name="Policepardéfaut" style:family="text">
      <style:text-properties style:font-size-complex="11pt"/>
    </style:style>
    <style:style style:name="T2003" style:parent-style-name="Policepardéfaut" style:family="text">
      <style:text-properties style:font-size-complex="11pt"/>
    </style:style>
    <style:style style:name="T2004" style:parent-style-name="Policepardéfaut" style:family="text">
      <style:text-properties style:font-size-complex="11pt"/>
    </style:style>
    <style:style style:name="T2005" style:parent-style-name="Policepardéfaut" style:family="text">
      <style:text-properties style:font-size-complex="11pt"/>
    </style:style>
    <style:style style:name="T2006" style:parent-style-name="Policepardéfaut" style:family="text">
      <style:text-properties style:font-size-complex="11pt"/>
    </style:style>
    <style:style style:name="T2007" style:parent-style-name="Policepardéfaut" style:family="text">
      <style:text-properties style:font-size-complex="11pt"/>
    </style:style>
    <style:style style:name="T2008" style:parent-style-name="Policepardéfaut" style:family="text">
      <style:text-properties style:font-size-complex="11pt"/>
    </style:style>
    <style:style style:name="T2009" style:parent-style-name="Policepardéfaut" style:family="text">
      <style:text-properties style:font-size-complex="11pt"/>
    </style:style>
    <style:style style:name="T2010" style:parent-style-name="Policepardéfaut" style:family="text">
      <style:text-properties style:font-size-complex="11pt"/>
    </style:style>
    <style:style style:name="T2011" style:parent-style-name="Policepardéfaut" style:family="text">
      <style:text-properties style:font-size-complex="11pt"/>
    </style:style>
    <style:style style:name="T2012" style:parent-style-name="Policepardéfaut" style:family="text">
      <style:text-properties style:font-size-complex="11pt"/>
    </style:style>
    <style:style style:name="T2013" style:parent-style-name="Policepardéfaut" style:family="text">
      <style:text-properties style:font-size-complex="11pt"/>
    </style:style>
    <style:style style:name="T2014" style:parent-style-name="Policepardéfaut" style:family="text">
      <style:text-properties style:font-size-complex="11pt"/>
    </style:style>
    <style:style style:name="T2015" style:parent-style-name="Policepardéfaut" style:family="text">
      <style:text-properties style:font-size-complex="11pt"/>
    </style:style>
    <style:style style:name="T2016" style:parent-style-name="Policepardéfaut" style:family="text">
      <style:text-properties style:font-size-complex="11pt"/>
    </style:style>
    <style:style style:name="T2017" style:parent-style-name="Policepardéfaut" style:family="text">
      <style:text-properties style:font-size-complex="11pt"/>
    </style:style>
    <style:style style:name="T2018" style:parent-style-name="Policepardéfaut" style:family="text">
      <style:text-properties style:font-size-complex="11pt"/>
    </style:style>
    <style:style style:name="T2019" style:parent-style-name="Policepardéfaut" style:family="text">
      <style:text-properties style:font-size-complex="11pt"/>
    </style:style>
    <style:style style:name="T2020" style:parent-style-name="Policepardéfaut" style:family="text">
      <style:text-properties style:font-size-complex="11pt"/>
    </style:style>
    <style:style style:name="T2021" style:parent-style-name="Policepardéfaut" style:family="text">
      <style:text-properties style:font-size-complex="11pt"/>
    </style:style>
    <style:style style:name="T2022" style:parent-style-name="Policepardéfaut" style:family="text">
      <style:text-properties style:font-size-complex="11pt"/>
    </style:style>
    <style:style style:name="T2023" style:parent-style-name="Policepardéfaut" style:family="text">
      <style:text-properties style:font-size-complex="11pt"/>
    </style:style>
    <style:style style:name="T2024" style:parent-style-name="Policepardéfaut" style:family="text">
      <style:text-properties style:font-size-complex="11pt"/>
    </style:style>
    <style:style style:name="T2025" style:parent-style-name="Policepardéfaut" style:family="text">
      <style:text-properties style:font-size-complex="11pt"/>
    </style:style>
    <style:style style:name="T2026" style:parent-style-name="Policepardéfaut" style:family="text">
      <style:text-properties style:font-size-complex="11pt"/>
    </style:style>
    <style:style style:name="T2027" style:parent-style-name="Policepardéfaut" style:family="text">
      <style:text-properties style:font-size-complex="11pt"/>
    </style:style>
    <style:style style:name="T2028" style:parent-style-name="Policepardéfaut" style:family="text">
      <style:text-properties style:font-size-complex="11pt"/>
    </style:style>
    <style:style style:name="T2029" style:parent-style-name="Policepardéfaut" style:family="text">
      <style:text-properties style:font-size-complex="11pt"/>
    </style:style>
    <style:style style:name="T2030" style:parent-style-name="Policepardéfaut" style:family="text">
      <style:text-properties style:font-size-complex="11pt"/>
    </style:style>
    <style:style style:name="T2031" style:parent-style-name="Policepardéfaut" style:family="text">
      <style:text-properties style:font-size-complex="11pt"/>
    </style:style>
    <style:style style:name="T2032" style:parent-style-name="Policepardéfaut" style:family="text">
      <style:text-properties style:font-size-complex="11pt"/>
    </style:style>
    <style:style style:name="T2033" style:parent-style-name="Policepardéfaut" style:family="text">
      <style:text-properties style:font-size-complex="11pt"/>
    </style:style>
    <style:style style:name="T2034" style:parent-style-name="Policepardéfaut" style:family="text">
      <style:text-properties style:font-size-complex="11pt"/>
    </style:style>
    <style:style style:name="T2035" style:parent-style-name="Policepardéfaut" style:family="text">
      <style:text-properties style:font-size-complex="11pt"/>
    </style:style>
    <style:style style:name="T2036" style:parent-style-name="Policepardéfaut" style:family="text">
      <style:text-properties style:font-size-complex="11pt"/>
    </style:style>
    <style:style style:name="T2037" style:parent-style-name="Policepardéfaut" style:family="text">
      <style:text-properties style:font-size-complex="11pt"/>
    </style:style>
    <style:style style:name="T2038" style:parent-style-name="Policepardéfaut" style:family="text">
      <style:text-properties style:font-size-complex="11pt"/>
    </style:style>
    <style:style style:name="T2039" style:parent-style-name="Policepardéfaut" style:family="text">
      <style:text-properties style:font-size-complex="11pt"/>
    </style:style>
    <style:style style:name="T2040" style:parent-style-name="Policepardéfaut" style:family="text">
      <style:text-properties style:font-size-complex="11pt"/>
    </style:style>
    <style:style style:name="T2041" style:parent-style-name="Policepardéfaut" style:family="text">
      <style:text-properties style:font-size-complex="11pt"/>
    </style:style>
    <style:style style:name="T2042" style:parent-style-name="Policepardéfaut" style:family="text">
      <style:text-properties style:font-size-complex="11pt"/>
    </style:style>
    <style:style style:name="T2043" style:parent-style-name="Policepardéfaut" style:family="text">
      <style:text-properties style:font-size-complex="11pt"/>
    </style:style>
    <style:style style:name="T2044" style:parent-style-name="Policepardéfaut" style:family="text">
      <style:text-properties style:font-size-complex="11pt"/>
    </style:style>
    <style:style style:name="T2045" style:parent-style-name="Policepardéfaut" style:family="text">
      <style:text-properties style:font-size-complex="11pt"/>
    </style:style>
    <style:style style:name="T2046" style:parent-style-name="Policepardéfaut" style:family="text">
      <style:text-properties style:font-size-complex="11pt"/>
    </style:style>
    <style:style style:name="T2047" style:parent-style-name="Policepardéfaut" style:family="text">
      <style:text-properties style:font-size-complex="11pt"/>
    </style:style>
    <style:style style:name="T2048" style:parent-style-name="Policepardéfaut" style:family="text">
      <style:text-properties style:font-size-complex="11pt"/>
    </style:style>
    <style:style style:name="T2049" style:parent-style-name="Policepardéfaut" style:family="text">
      <style:text-properties style:font-size-complex="11pt"/>
    </style:style>
    <style:style style:name="T2050" style:parent-style-name="Policepardéfaut" style:family="text">
      <style:text-properties style:font-size-complex="11pt"/>
    </style:style>
    <style:style style:name="T2051" style:parent-style-name="Policepardéfaut" style:family="text">
      <style:text-properties style:font-size-complex="11pt"/>
    </style:style>
    <style:style style:name="T2052" style:parent-style-name="Policepardéfaut" style:family="text">
      <style:text-properties style:font-size-complex="11pt"/>
    </style:style>
    <style:style style:name="T2053" style:parent-style-name="Policepardéfaut" style:family="text">
      <style:text-properties style:font-size-complex="11pt"/>
    </style:style>
    <style:style style:name="T2054" style:parent-style-name="Policepardéfaut" style:family="text">
      <style:text-properties style:font-size-complex="11pt"/>
    </style:style>
    <style:style style:name="T2055" style:parent-style-name="Policepardéfaut" style:family="text">
      <style:text-properties style:font-size-complex="11pt"/>
    </style:style>
    <style:style style:name="T2056" style:parent-style-name="Policepardéfaut" style:family="text">
      <style:text-properties style:font-size-complex="11pt"/>
    </style:style>
    <style:style style:name="T2057" style:parent-style-name="Policepardéfaut" style:family="text">
      <style:text-properties style:font-size-complex="11pt"/>
    </style:style>
    <style:style style:name="T2058" style:parent-style-name="Policepardéfaut" style:family="text">
      <style:text-properties style:font-size-complex="11pt"/>
    </style:style>
    <style:style style:name="T2059" style:parent-style-name="Policepardéfaut" style:family="text">
      <style:text-properties style:font-size-complex="11pt"/>
    </style:style>
    <style:style style:name="T2060" style:parent-style-name="Policepardéfaut" style:family="text">
      <style:text-properties style:font-size-complex="11pt"/>
    </style:style>
    <style:style style:name="T2061" style:parent-style-name="Policepardéfaut" style:family="text">
      <style:text-properties style:font-size-complex="11pt"/>
    </style:style>
    <style:style style:name="T2062" style:parent-style-name="Policepardéfaut" style:family="text">
      <style:text-properties style:font-size-complex="11pt"/>
    </style:style>
    <style:style style:name="T2063" style:parent-style-name="Policepardéfaut" style:family="text">
      <style:text-properties style:font-size-complex="11pt"/>
    </style:style>
    <style:style style:name="T2064" style:parent-style-name="Policepardéfaut" style:family="text">
      <style:text-properties style:font-size-complex="11pt"/>
    </style:style>
    <style:style style:name="T2065" style:parent-style-name="Policepardéfaut" style:family="text">
      <style:text-properties style:font-size-complex="11pt"/>
    </style:style>
    <style:style style:name="T2066" style:parent-style-name="Policepardéfaut" style:family="text">
      <style:text-properties style:font-size-complex="11pt"/>
    </style:style>
    <style:style style:name="T2067" style:parent-style-name="Policepardéfaut" style:family="text">
      <style:text-properties style:font-size-complex="11pt"/>
    </style:style>
    <style:style style:name="T2068" style:parent-style-name="Policepardéfaut" style:family="text">
      <style:text-properties style:font-size-complex="11pt"/>
    </style:style>
    <style:style style:name="T2069" style:parent-style-name="Policepardéfaut" style:family="text">
      <style:text-properties style:font-size-complex="11pt"/>
    </style:style>
    <style:style style:name="T2070" style:parent-style-name="Policepardéfaut" style:family="text">
      <style:text-properties style:font-size-complex="11pt"/>
    </style:style>
    <style:style style:name="T2071" style:parent-style-name="Policepardéfaut" style:family="text">
      <style:text-properties style:font-size-complex="11pt"/>
    </style:style>
    <style:style style:name="T2072" style:parent-style-name="Policepardéfaut" style:family="text">
      <style:text-properties style:font-size-complex="11pt"/>
    </style:style>
    <style:style style:name="T2073" style:parent-style-name="Policepardéfaut" style:family="text">
      <style:text-properties style:font-size-complex="11pt"/>
    </style:style>
    <style:style style:name="T2074" style:parent-style-name="Policepardéfaut" style:family="text">
      <style:text-properties style:font-size-complex="11pt"/>
    </style:style>
    <style:style style:name="T2075" style:parent-style-name="Policepardéfaut" style:family="text">
      <style:text-properties style:font-size-complex="11pt"/>
    </style:style>
    <style:style style:name="T2076" style:parent-style-name="Policepardéfaut" style:family="text">
      <style:text-properties style:font-size-complex="11pt"/>
    </style:style>
    <style:style style:name="T2077" style:parent-style-name="Policepardéfaut" style:family="text">
      <style:text-properties style:font-size-complex="11pt"/>
    </style:style>
    <style:style style:name="T2078" style:parent-style-name="Policepardéfaut" style:family="text">
      <style:text-properties style:font-size-complex="11pt"/>
    </style:style>
    <style:style style:name="T2079" style:parent-style-name="Policepardéfaut" style:family="text">
      <style:text-properties style:font-size-complex="11pt"/>
    </style:style>
    <style:style style:name="T2080" style:parent-style-name="Policepardéfaut" style:family="text">
      <style:text-properties style:font-size-complex="11pt"/>
    </style:style>
    <style:style style:name="T2081" style:parent-style-name="Policepardéfaut" style:family="text">
      <style:text-properties style:font-size-complex="11pt"/>
    </style:style>
    <style:style style:name="T2082" style:parent-style-name="Policepardéfaut" style:family="text">
      <style:text-properties style:font-size-complex="11pt"/>
    </style:style>
    <style:style style:name="T2083" style:parent-style-name="Policepardéfaut" style:family="text">
      <style:text-properties style:font-size-complex="11pt"/>
    </style:style>
    <style:style style:name="T2084" style:parent-style-name="Policepardéfaut" style:family="text">
      <style:text-properties style:font-size-complex="11pt"/>
    </style:style>
    <style:style style:name="T2085" style:parent-style-name="Policepardéfaut" style:family="text">
      <style:text-properties style:font-size-complex="11pt"/>
    </style:style>
    <style:style style:name="T2086" style:parent-style-name="Policepardéfaut" style:family="text">
      <style:text-properties style:font-size-complex="11pt"/>
    </style:style>
    <style:style style:name="T2087" style:parent-style-name="Policepardéfaut" style:family="text">
      <style:text-properties style:font-size-complex="11pt"/>
    </style:style>
    <style:style style:name="T2088" style:parent-style-name="Policepardéfaut" style:family="text">
      <style:text-properties style:font-size-complex="11pt"/>
    </style:style>
    <style:style style:name="T2089" style:parent-style-name="Policepardéfaut" style:family="text">
      <style:text-properties style:font-size-complex="11pt"/>
    </style:style>
    <style:style style:name="T2090" style:parent-style-name="Policepardéfaut" style:family="text">
      <style:text-properties style:font-size-complex="11pt"/>
    </style:style>
    <style:style style:name="T2091" style:parent-style-name="Policepardéfaut" style:family="text">
      <style:text-properties style:font-size-complex="11pt"/>
    </style:style>
    <style:style style:name="T2092" style:parent-style-name="Policepardéfaut" style:family="text">
      <style:text-properties style:font-size-complex="11pt"/>
    </style:style>
    <style:style style:name="T2093" style:parent-style-name="Policepardéfaut" style:family="text">
      <style:text-properties style:font-size-complex="11pt"/>
    </style:style>
    <style:style style:name="T2094" style:parent-style-name="Policepardéfaut" style:family="text">
      <style:text-properties style:font-size-complex="11pt"/>
    </style:style>
    <style:style style:name="T2095" style:parent-style-name="Policepardéfaut" style:family="text">
      <style:text-properties style:font-size-complex="11pt"/>
    </style:style>
    <style:style style:name="T2096" style:parent-style-name="Policepardéfaut" style:family="text">
      <style:text-properties style:font-size-complex="11pt"/>
    </style:style>
    <style:style style:name="T2097" style:parent-style-name="Policepardéfaut" style:family="text">
      <style:text-properties style:font-size-complex="11pt"/>
    </style:style>
    <style:style style:name="T2098" style:parent-style-name="Policepardéfaut" style:family="text">
      <style:text-properties style:font-size-complex="11pt"/>
    </style:style>
    <style:style style:name="T2099" style:parent-style-name="Policepardéfaut" style:family="text">
      <style:text-properties style:font-size-complex="11pt"/>
    </style:style>
    <style:style style:name="T2100" style:parent-style-name="Policepardéfaut" style:family="text">
      <style:text-properties style:font-size-complex="11pt"/>
    </style:style>
    <style:style style:name="T2101" style:parent-style-name="Policepardéfaut" style:family="text">
      <style:text-properties style:font-size-complex="11pt"/>
    </style:style>
    <style:style style:name="T2102" style:parent-style-name="Policepardéfaut" style:family="text">
      <style:text-properties style:font-size-complex="11pt"/>
    </style:style>
    <style:style style:name="T2103" style:parent-style-name="Policepardéfaut" style:family="text">
      <style:text-properties style:font-size-complex="11pt"/>
    </style:style>
    <style:style style:name="T2104" style:parent-style-name="Policepardéfaut" style:family="text">
      <style:text-properties style:font-size-complex="11pt"/>
    </style:style>
    <style:style style:name="T2105" style:parent-style-name="Policepardéfaut" style:family="text">
      <style:text-properties style:font-size-complex="11pt"/>
    </style:style>
    <style:style style:name="T2106" style:parent-style-name="Policepardéfaut" style:family="text">
      <style:text-properties style:font-size-complex="11pt"/>
    </style:style>
    <style:style style:name="T2107" style:parent-style-name="Policepardéfaut" style:family="text">
      <style:text-properties style:font-size-complex="11pt"/>
    </style:style>
    <style:style style:name="T2108" style:parent-style-name="Policepardéfaut" style:family="text">
      <style:text-properties style:font-size-complex="11pt"/>
    </style:style>
    <style:style style:name="T2109" style:parent-style-name="Policepardéfaut" style:family="text">
      <style:text-properties style:font-size-complex="11pt"/>
    </style:style>
    <style:style style:name="T2110" style:parent-style-name="Policepardéfaut" style:family="text">
      <style:text-properties style:font-size-complex="11pt"/>
    </style:style>
    <style:style style:name="T2111" style:parent-style-name="Policepardéfaut" style:family="text">
      <style:text-properties style:font-size-complex="11pt"/>
    </style:style>
    <style:style style:name="T2112" style:parent-style-name="Policepardéfaut" style:family="text">
      <style:text-properties style:font-size-complex="11pt"/>
    </style:style>
    <style:style style:name="T2113" style:parent-style-name="Policepardéfaut" style:family="text">
      <style:text-properties style:font-size-complex="11pt"/>
    </style:style>
    <style:style style:name="T2114" style:parent-style-name="Policepardéfaut" style:family="text">
      <style:text-properties style:font-size-complex="11pt"/>
    </style:style>
    <style:style style:name="T2115" style:parent-style-name="Policepardéfaut" style:family="text">
      <style:text-properties style:font-size-complex="11pt"/>
    </style:style>
    <style:style style:name="T2116" style:parent-style-name="Policepardéfaut" style:family="text">
      <style:text-properties style:font-size-complex="11pt"/>
    </style:style>
    <style:style style:name="T2117" style:parent-style-name="Policepardéfaut" style:family="text">
      <style:text-properties style:font-size-complex="11pt"/>
    </style:style>
    <style:style style:name="T2118" style:parent-style-name="Policepardéfaut" style:family="text">
      <style:text-properties style:font-size-complex="11pt"/>
    </style:style>
    <style:style style:name="T2119" style:parent-style-name="Policepardéfaut" style:family="text">
      <style:text-properties style:font-size-complex="11pt"/>
    </style:style>
    <style:style style:name="T2120" style:parent-style-name="Policepardéfaut" style:family="text">
      <style:text-properties style:font-size-complex="11pt"/>
    </style:style>
    <style:style style:name="T2121" style:parent-style-name="Policepardéfaut" style:family="text">
      <style:text-properties style:font-size-complex="11pt"/>
    </style:style>
    <style:style style:name="T2122" style:parent-style-name="Policepardéfaut" style:family="text">
      <style:text-properties style:font-size-complex="11pt"/>
    </style:style>
    <style:style style:name="T2123" style:parent-style-name="Policepardéfaut" style:family="text">
      <style:text-properties style:font-size-complex="11pt"/>
    </style:style>
    <style:style style:name="T2124" style:parent-style-name="Policepardéfaut" style:family="text">
      <style:text-properties style:font-size-complex="11pt"/>
    </style:style>
    <style:style style:name="T2125" style:parent-style-name="Policepardéfaut" style:family="text">
      <style:text-properties style:font-size-complex="11pt"/>
    </style:style>
    <style:style style:name="T2126" style:parent-style-name="Policepardéfaut" style:family="text">
      <style:text-properties style:font-size-complex="11pt"/>
    </style:style>
    <style:style style:name="T2127" style:parent-style-name="Policepardéfaut" style:family="text">
      <style:text-properties style:font-size-complex="11pt"/>
    </style:style>
    <style:style style:name="T2128" style:parent-style-name="Policepardéfaut" style:family="text">
      <style:text-properties style:font-size-complex="11pt"/>
    </style:style>
    <style:style style:name="T2129" style:parent-style-name="Policepardéfaut" style:family="text">
      <style:text-properties style:font-size-complex="11pt"/>
    </style:style>
    <style:style style:name="T2130" style:parent-style-name="pb" style:family="text">
      <style:text-properties style:text-position="0% 100%"/>
    </style:style>
    <style:style style:name="T2131" style:parent-style-name="Policepardéfaut" style:family="text">
      <style:text-properties fo:font-style="italic" style:font-style-asian="italic"/>
    </style:style>
    <style:style style:name="T2132" style:parent-style-name="Policepardéfaut" style:family="text">
      <style:text-properties fo:font-style="italic" style:font-style-asian="italic"/>
    </style:style>
    <style:style style:name="T2133" style:parent-style-name="Policepardéfaut" style:family="text">
      <style:text-properties fo:font-style="italic" style:font-style-asian="italic"/>
    </style:style>
    <style:style style:name="T2134" style:parent-style-name="Policepardéfaut" style:family="text">
      <style:text-properties fo:font-style="italic" style:font-style-asian="italic"/>
    </style:style>
    <style:style style:name="T2135" style:parent-style-name="pb" style:family="text">
      <style:text-properties style:text-position="0% 100%"/>
    </style:style>
    <style:style style:name="T2136" style:parent-style-name="pb" style:family="text">
      <style:text-properties style:text-position="0% 100%"/>
    </style:style>
    <style:style style:name="T2137" style:parent-style-name="Policepardéfaut" style:family="text">
      <style:text-properties fo:font-weight="bold" style:font-weight-asian="bold"/>
    </style:style>
    <style:style style:name="T2138" style:parent-style-name="Policepardéfaut" style:family="text">
      <style:text-properties fo:font-weight="bold" style:font-weight-asian="bold"/>
    </style:style>
    <style:style style:name="T2139" style:parent-style-name="Policepardéfaut" style:family="text">
      <style:text-properties style:font-name-complex="Times New Roman"/>
    </style:style>
    <style:style style:name="T2140" style:parent-style-name="Policepardéfaut" style:family="text">
      <style:text-properties style:font-name-complex="Times New Roman"/>
    </style:style>
    <style:style style:name="T2141" style:parent-style-name="Policepardéfaut" style:family="text">
      <style:text-properties fo:font-style="italic" style:font-style-asian="italic"/>
    </style:style>
    <style:style style:name="T2142" style:parent-style-name="Policepardéfaut" style:family="text">
      <style:text-properties fo:font-style="italic" style:font-style-asian="italic"/>
    </style:style>
    <style:style style:name="T2143" style:parent-style-name="Policepardéfaut" style:family="text">
      <style:text-properties fo:font-style="italic" style:font-style-asian="italic"/>
    </style:style>
    <style:style style:name="T2144" style:parent-style-name="Policepardéfaut" style:family="text">
      <style:text-properties fo:font-style="italic" style:font-style-asian="italic"/>
    </style:style>
    <style:style style:name="T2145" style:parent-style-name="Policepardéfaut" style:family="text">
      <style:text-properties fo:font-weight="bold" style:font-weight-asian="bold"/>
    </style:style>
    <style:style style:name="T2146" style:parent-style-name="Policepardéfaut" style:family="text">
      <style:text-properties fo:font-weight="bold" style:font-weight-asian="bold"/>
    </style:style>
    <style:style style:name="T2147" style:parent-style-name="pb" style:family="text">
      <style:text-properties style:text-position="0% 100%"/>
    </style:style>
    <style:style style:name="P2148" style:parent-style-name="Corpsdetexte" style:family="paragraph">
      <style:paragraph-properties fo:text-indent="0.1666in"/>
    </style:style>
    <style:style style:name="T2149" style:parent-style-name="Policepardéfaut" style:family="text">
      <style:text-properties style:font-name-complex="Times New Roman"/>
    </style:style>
    <style:style style:name="T2150" style:parent-style-name="Policepardéfaut" style:family="text">
      <style:text-properties style:font-name-complex="Times New Roman"/>
    </style:style>
    <style:style style:name="T2151" style:parent-style-name="Policepardéfaut" style:family="text">
      <style:text-properties style:font-name-complex="Times New Roman"/>
    </style:style>
    <style:style style:name="T2152" style:parent-style-name="Policepardéfaut" style:family="text">
      <style:text-properties style:font-name-complex="Times New Roman"/>
    </style:style>
    <style:style style:name="T2153" style:parent-style-name="Policepardéfaut" style:family="text">
      <style:text-properties style:font-name-complex="Times New Roman"/>
    </style:style>
    <style:style style:name="T2154" style:parent-style-name="Policepardéfaut" style:family="text">
      <style:text-properties style:font-name-complex="Times New Roman"/>
    </style:style>
    <style:style style:name="T2155" style:parent-style-name="Policepardéfaut" style:family="text">
      <style:text-properties style:font-name-complex="Times New Roman"/>
    </style:style>
    <style:style style:name="T2156" style:parent-style-name="Policepardéfaut" style:family="text">
      <style:text-properties style:font-name-complex="Times New Roman"/>
    </style:style>
    <style:style style:name="T2157" style:parent-style-name="Policepardéfaut" style:family="text">
      <style:text-properties style:font-name-complex="Times New Roman"/>
    </style:style>
    <style:style style:name="T2158" style:parent-style-name="Policepardéfaut" style:family="text">
      <style:text-properties style:font-name-complex="Times New Roman"/>
    </style:style>
    <style:style style:name="T2159" style:parent-style-name="Policepardéfaut" style:family="text">
      <style:text-properties style:font-name-complex="Times New Roman"/>
    </style:style>
    <style:style style:name="T2160" style:parent-style-name="Policepardéfaut" style:family="text">
      <style:text-properties style:font-name-complex="Times New Roman"/>
    </style:style>
    <style:style style:name="T2161" style:parent-style-name="Policepardéfaut" style:family="text">
      <style:text-properties style:font-name-complex="Times New Roman"/>
    </style:style>
    <style:style style:name="T2162" style:parent-style-name="Policepardéfaut" style:family="text">
      <style:text-properties style:font-name-complex="Times New Roman"/>
    </style:style>
    <style:style style:name="T2163" style:parent-style-name="Policepardéfaut" style:family="text">
      <style:text-properties style:font-name-complex="Times New Roman"/>
    </style:style>
    <style:style style:name="T2164" style:parent-style-name="Policepardéfaut" style:family="text">
      <style:text-properties style:font-name-complex="Times New Roman"/>
    </style:style>
    <style:style style:name="T2165" style:parent-style-name="Policepardéfaut" style:family="text">
      <style:text-properties style:font-name-complex="Times New Roman"/>
    </style:style>
    <style:style style:name="T2166" style:parent-style-name="Policepardéfaut" style:family="text">
      <style:text-properties style:font-name-complex="Times New Roman"/>
    </style:style>
    <style:style style:name="T2167" style:parent-style-name="Policepardéfaut" style:family="text">
      <style:text-properties style:font-name-complex="Times New Roman"/>
    </style:style>
    <style:style style:name="T2168" style:parent-style-name="Policepardéfaut" style:family="text">
      <style:text-properties style:font-name-complex="Times New Roman"/>
    </style:style>
    <style:style style:name="T2169" style:parent-style-name="Policepardéfaut" style:family="text">
      <style:text-properties style:font-name-complex="Times New Roman"/>
    </style:style>
    <style:style style:name="T2170" style:parent-style-name="Policepardéfaut" style:family="text">
      <style:text-properties style:font-name-complex="Times New Roman"/>
    </style:style>
    <style:style style:name="T2171" style:parent-style-name="Policepardéfaut" style:family="text">
      <style:text-properties style:font-name-complex="Times New Roman"/>
    </style:style>
    <style:style style:name="T2172" style:parent-style-name="Policepardéfaut" style:family="text">
      <style:text-properties style:font-name-complex="Times New Roman"/>
    </style:style>
    <style:style style:name="T2173" style:parent-style-name="Policepardéfaut" style:family="text">
      <style:text-properties style:font-name-complex="Times New Roman"/>
    </style:style>
    <style:style style:name="T2174" style:parent-style-name="Policepardéfaut" style:family="text">
      <style:text-properties style:font-name-complex="Times New Roman"/>
    </style:style>
    <style:style style:name="T2175" style:parent-style-name="Policepardéfaut" style:family="text">
      <style:text-properties style:font-name-complex="Times New Roman"/>
    </style:style>
    <style:style style:name="T2176" style:parent-style-name="Policepardéfaut" style:family="text">
      <style:text-properties style:font-name-complex="Times New Roman"/>
    </style:style>
    <style:style style:name="T2177" style:parent-style-name="Policepardéfaut" style:family="text">
      <style:text-properties style:font-name-complex="Times New Roman"/>
    </style:style>
    <style:style style:name="T2178" style:parent-style-name="Policepardéfaut" style:family="text">
      <style:text-properties style:font-name-complex="Times New Roman"/>
    </style:style>
    <style:style style:name="T2179" style:parent-style-name="Policepardéfaut" style:family="text">
      <style:text-properties style:font-name-complex="Times New Roman"/>
    </style:style>
    <style:style style:name="T2180" style:parent-style-name="Policepardéfaut" style:family="text">
      <style:text-properties style:font-name-complex="Times New Roman"/>
    </style:style>
    <style:style style:name="T2181" style:parent-style-name="Policepardéfaut" style:family="text">
      <style:text-properties style:font-name-complex="Times New Roman"/>
    </style:style>
    <style:style style:name="T2182" style:parent-style-name="Policepardéfaut" style:family="text">
      <style:text-properties style:font-name-complex="Times New Roman"/>
    </style:style>
    <style:style style:name="T2183" style:parent-style-name="Policepardéfaut" style:family="text">
      <style:text-properties style:font-name-complex="Times New Roman"/>
    </style:style>
    <style:style style:name="T2184" style:parent-style-name="Policepardéfaut" style:family="text">
      <style:text-properties style:font-name-complex="Times New Roman"/>
    </style:style>
    <style:style style:name="T2185" style:parent-style-name="Policepardéfaut" style:family="text">
      <style:text-properties style:font-name-complex="Times New Roman"/>
    </style:style>
    <style:style style:name="T2186" style:parent-style-name="Policepardéfaut" style:family="text">
      <style:text-properties style:font-name-complex="Times New Roman"/>
    </style:style>
    <style:style style:name="T2187" style:parent-style-name="Policepardéfaut" style:family="text">
      <style:text-properties style:font-name-complex="Times New Roman"/>
    </style:style>
    <style:style style:name="T2188" style:parent-style-name="Policepardéfaut" style:family="text">
      <style:text-properties style:font-name-complex="Times New Roman"/>
    </style:style>
    <style:style style:name="T2189" style:parent-style-name="Policepardéfaut" style:family="text">
      <style:text-properties style:font-name-complex="Times New Roman"/>
    </style:style>
    <style:style style:name="T2190" style:parent-style-name="Policepardéfaut" style:family="text">
      <style:text-properties style:font-name-complex="Times New Roman"/>
    </style:style>
    <style:style style:name="T2191" style:parent-style-name="Policepardéfaut" style:family="text">
      <style:text-properties style:font-name-complex="Times New Roman"/>
    </style:style>
    <style:style style:name="T2192" style:parent-style-name="Policepardéfaut" style:family="text">
      <style:text-properties style:font-name-complex="Times New Roman"/>
    </style:style>
    <style:style style:name="T2193" style:parent-style-name="Policepardéfaut" style:family="text">
      <style:text-properties style:font-name-complex="Times New Roman"/>
    </style:style>
    <style:style style:name="T2194" style:parent-style-name="Policepardéfaut" style:family="text">
      <style:text-properties style:font-name-complex="Times New Roman"/>
    </style:style>
    <style:style style:name="T2195" style:parent-style-name="Policepardéfaut" style:family="text">
      <style:text-properties style:font-name-complex="Times New Roman"/>
    </style:style>
    <style:style style:name="T2196" style:parent-style-name="Policepardéfaut" style:family="text">
      <style:text-properties style:font-name-complex="Times New Roman"/>
    </style:style>
    <style:style style:name="T2197" style:parent-style-name="Policepardéfaut" style:family="text">
      <style:text-properties style:font-name-complex="Times New Roman"/>
    </style:style>
    <style:style style:name="T2198" style:parent-style-name="Policepardéfaut" style:family="text">
      <style:text-properties style:font-name-complex="Times New Roman"/>
    </style:style>
    <style:style style:name="T2199" style:parent-style-name="Policepardéfaut" style:family="text">
      <style:text-properties style:font-name-complex="Times New Roman"/>
    </style:style>
    <style:style style:name="T2200" style:parent-style-name="Policepardéfaut" style:family="text">
      <style:text-properties style:font-name-complex="Times New Roman"/>
    </style:style>
    <style:style style:name="T2201" style:parent-style-name="Policepardéfaut" style:family="text">
      <style:text-properties style:font-name-complex="Times New Roman"/>
    </style:style>
    <style:style style:name="T2202" style:parent-style-name="Policepardéfaut" style:family="text">
      <style:text-properties style:font-name-complex="Times New Roman"/>
    </style:style>
    <style:style style:name="T2203" style:parent-style-name="Policepardéfaut" style:family="text">
      <style:text-properties style:font-name-complex="Times New Roman"/>
    </style:style>
    <style:style style:name="T2204" style:parent-style-name="Policepardéfaut" style:family="text">
      <style:text-properties style:font-name-complex="Times New Roman"/>
    </style:style>
    <style:style style:name="T2205" style:parent-style-name="Policepardéfaut" style:family="text">
      <style:text-properties style:font-name-complex="Times New Roman"/>
    </style:style>
    <style:style style:name="T2206" style:parent-style-name="Policepardéfaut" style:family="text">
      <style:text-properties style:font-name-complex="Times New Roman"/>
    </style:style>
    <style:style style:name="T2207" style:parent-style-name="Policepardéfaut" style:family="text">
      <style:text-properties style:font-name-complex="Times New Roman"/>
    </style:style>
    <style:style style:name="T2208" style:parent-style-name="Policepardéfaut" style:family="text">
      <style:text-properties style:font-name-complex="Times New Roman"/>
    </style:style>
    <style:style style:name="T2209" style:parent-style-name="Policepardéfaut" style:family="text">
      <style:text-properties style:font-name-complex="Times New Roman"/>
    </style:style>
    <style:style style:name="T2210" style:parent-style-name="Policepardéfaut" style:family="text">
      <style:text-properties style:font-name-complex="Times New Roman"/>
    </style:style>
    <style:style style:name="T2211" style:parent-style-name="Policepardéfaut" style:family="text">
      <style:text-properties style:font-name-complex="Times New Roman"/>
    </style:style>
    <style:style style:name="T2212" style:parent-style-name="Policepardéfaut" style:family="text">
      <style:text-properties style:font-name-complex="Times New Roman"/>
    </style:style>
    <style:style style:name="T2213" style:parent-style-name="Policepardéfaut" style:family="text">
      <style:text-properties style:font-name-complex="Times New Roman"/>
    </style:style>
    <style:style style:name="T2214" style:parent-style-name="Policepardéfaut" style:family="text">
      <style:text-properties style:font-name-complex="Times New Roman"/>
    </style:style>
    <style:style style:name="T2215" style:parent-style-name="Policepardéfaut" style:family="text">
      <style:text-properties style:font-name-complex="Times New Roman"/>
    </style:style>
    <style:style style:name="T2216" style:parent-style-name="Policepardéfaut" style:family="text">
      <style:text-properties style:font-name-complex="Times New Roman"/>
    </style:style>
    <style:style style:name="T2217" style:parent-style-name="Policepardéfaut" style:family="text">
      <style:text-properties style:font-name-complex="Times New Roman"/>
    </style:style>
    <style:style style:name="T2218" style:parent-style-name="Policepardéfaut" style:family="text">
      <style:text-properties style:font-name-complex="Times New Roman"/>
    </style:style>
    <style:style style:name="T2219" style:parent-style-name="Policepardéfaut" style:family="text">
      <style:text-properties style:font-name-complex="Times New Roman"/>
    </style:style>
    <style:style style:name="T2220" style:parent-style-name="Policepardéfaut" style:family="text">
      <style:text-properties style:font-name-complex="Times New Roman"/>
    </style:style>
    <style:style style:name="T2221" style:parent-style-name="Policepardéfaut" style:family="text">
      <style:text-properties style:font-name-complex="Times New Roman"/>
    </style:style>
    <style:style style:name="T2222" style:parent-style-name="Policepardéfaut" style:family="text">
      <style:text-properties style:font-name-complex="Times New Roman"/>
    </style:style>
    <style:style style:name="T2223" style:parent-style-name="Policepardéfaut" style:family="text">
      <style:text-properties style:font-name-complex="Times New Roman"/>
    </style:style>
    <style:style style:name="T2224" style:parent-style-name="Policepardéfaut" style:family="text">
      <style:text-properties style:font-name-complex="Times New Roman"/>
    </style:style>
    <style:style style:name="T2225" style:parent-style-name="Policepardéfaut" style:family="text">
      <style:text-properties style:font-name-complex="Times New Roman"/>
    </style:style>
    <style:style style:name="T2226" style:parent-style-name="Policepardéfaut" style:family="text">
      <style:text-properties style:font-name-complex="Times New Roman"/>
    </style:style>
    <style:style style:name="T2227" style:parent-style-name="Policepardéfaut" style:family="text">
      <style:text-properties style:font-name-complex="Times New Roman"/>
    </style:style>
    <style:style style:name="T2228" style:parent-style-name="Policepardéfaut" style:family="text">
      <style:text-properties style:font-name-complex="Times New Roman"/>
    </style:style>
    <style:style style:name="T2229" style:parent-style-name="Policepardéfaut" style:family="text">
      <style:text-properties style:font-name-complex="Times New Roman"/>
    </style:style>
    <style:style style:name="T2230" style:parent-style-name="Policepardéfaut" style:family="text">
      <style:text-properties style:font-name-complex="Times New Roman" fo:font-style="italic" style:font-style-asian="italic"/>
    </style:style>
    <style:style style:name="T2231" style:parent-style-name="Policepardéfaut" style:family="text">
      <style:text-properties style:font-name-complex="Times New Roman" fo:font-style="italic" style:font-style-asian="italic"/>
    </style:style>
    <style:style style:name="T2232" style:parent-style-name="Policepardéfaut" style:family="text">
      <style:text-properties style:font-name-complex="Times New Roman" fo:font-style="italic" style:font-style-asian="italic"/>
    </style:style>
    <style:style style:name="T2233" style:parent-style-name="Policepardéfaut" style:family="text">
      <style:text-properties style:font-name-complex="Times New Roman" fo:font-style="italic" style:font-style-asian="italic"/>
    </style:style>
    <style:style style:name="T2234" style:parent-style-name="Policepardéfaut" style:family="text">
      <style:text-properties style:font-name-complex="Times New Roman"/>
    </style:style>
    <style:style style:name="T2235" style:parent-style-name="Policepardéfaut" style:family="text">
      <style:text-properties style:font-name-complex="Times New Roman"/>
    </style:style>
    <style:style style:name="T2236" style:parent-style-name="Policepardéfaut" style:family="text">
      <style:text-properties style:font-name-complex="Times New Roman"/>
    </style:style>
    <style:style style:name="T2237" style:parent-style-name="Policepardéfaut" style:family="text">
      <style:text-properties style:font-name-complex="Times New Roman"/>
    </style:style>
    <style:style style:name="T2238" style:parent-style-name="Policepardéfaut" style:family="text">
      <style:text-properties style:font-name-complex="Times New Roman"/>
    </style:style>
    <style:style style:name="T2239" style:parent-style-name="Policepardéfaut" style:family="text">
      <style:text-properties style:font-name-complex="Times New Roman"/>
    </style:style>
    <style:style style:name="T2240" style:parent-style-name="Policepardéfaut" style:family="text">
      <style:text-properties style:font-name-complex="Times New Roman"/>
    </style:style>
    <style:style style:name="T2241" style:parent-style-name="Policepardéfaut" style:family="text">
      <style:text-properties style:font-name-complex="Times New Roman"/>
    </style:style>
    <style:style style:name="T2242" style:parent-style-name="Policepardéfaut" style:family="text">
      <style:text-properties style:font-name-complex="Times New Roman"/>
    </style:style>
    <style:style style:name="T2243" style:parent-style-name="Policepardéfaut" style:family="text">
      <style:text-properties style:font-name-complex="Times New Roman"/>
    </style:style>
    <style:style style:name="T2244" style:parent-style-name="Policepardéfaut" style:family="text">
      <style:text-properties style:font-name-complex="Times New Roman"/>
    </style:style>
    <style:style style:name="T2245" style:parent-style-name="Policepardéfaut" style:family="text">
      <style:text-properties style:font-name-complex="Times New Roman"/>
    </style:style>
    <style:style style:name="T2246" style:parent-style-name="Policepardéfaut" style:family="text">
      <style:text-properties style:font-name-complex="Times New Roman"/>
    </style:style>
    <style:style style:name="T2247" style:parent-style-name="Policepardéfaut" style:family="text">
      <style:text-properties style:font-name-complex="Times New Roman"/>
    </style:style>
    <style:style style:name="T2248" style:parent-style-name="Policepardéfaut" style:family="text">
      <style:text-properties style:font-name-complex="Times New Roman"/>
    </style:style>
    <style:style style:name="T2249" style:parent-style-name="Policepardéfaut" style:family="text">
      <style:text-properties style:font-name-complex="Times New Roman"/>
    </style:style>
    <style:style style:name="T2250" style:parent-style-name="Policepardéfaut" style:family="text">
      <style:text-properties style:font-name-complex="Times New Roman"/>
    </style:style>
    <style:style style:name="T2251" style:parent-style-name="Policepardéfaut" style:family="text">
      <style:text-properties style:font-name-complex="Times New Roman"/>
    </style:style>
    <style:style style:name="T2252" style:parent-style-name="Policepardéfaut" style:family="text">
      <style:text-properties style:font-name-complex="Times New Roman"/>
    </style:style>
    <style:style style:name="T2253" style:parent-style-name="Policepardéfaut" style:family="text">
      <style:text-properties style:font-name-complex="Times New Roman"/>
    </style:style>
    <style:style style:name="T2254" style:parent-style-name="Policepardéfaut" style:family="text">
      <style:text-properties style:font-name-complex="Times New Roman"/>
    </style:style>
    <style:style style:name="T2255" style:parent-style-name="Policepardéfaut" style:family="text">
      <style:text-properties style:font-name-complex="Times New Roman"/>
    </style:style>
    <style:style style:name="T2256" style:parent-style-name="Policepardéfaut" style:family="text">
      <style:text-properties style:font-name-complex="Times New Roman"/>
    </style:style>
    <style:style style:name="T2257" style:parent-style-name="Policepardéfaut" style:family="text">
      <style:text-properties style:font-name-complex="Times New Roman"/>
    </style:style>
    <style:style style:name="T2258" style:parent-style-name="Policepardéfaut" style:family="text">
      <style:text-properties style:font-name-complex="Times New Roman"/>
    </style:style>
    <style:style style:name="T2259" style:parent-style-name="Policepardéfaut" style:family="text">
      <style:text-properties style:font-name-complex="Times New Roman"/>
    </style:style>
    <style:style style:name="T2260" style:parent-style-name="Policepardéfaut" style:family="text">
      <style:text-properties style:font-name-complex="Times New Roman"/>
    </style:style>
    <style:style style:name="T2261" style:parent-style-name="Policepardéfaut" style:family="text">
      <style:text-properties style:font-name-complex="Times New Roman"/>
    </style:style>
    <style:style style:name="T2262" style:parent-style-name="Policepardéfaut" style:family="text">
      <style:text-properties style:font-name-complex="Times New Roman"/>
    </style:style>
    <style:style style:name="T2263" style:parent-style-name="Policepardéfaut" style:family="text">
      <style:text-properties style:font-name-complex="Times New Roman"/>
    </style:style>
    <style:style style:name="T2264" style:parent-style-name="Policepardéfaut" style:family="text">
      <style:text-properties style:font-name-complex="Times New Roman"/>
    </style:style>
    <style:style style:name="T2265" style:parent-style-name="Policepardéfaut" style:family="text">
      <style:text-properties style:font-name-complex="Times New Roman"/>
    </style:style>
    <style:style style:name="T2266" style:parent-style-name="Policepardéfaut" style:family="text">
      <style:text-properties style:font-name-complex="Times New Roman"/>
    </style:style>
    <style:style style:name="T2267" style:parent-style-name="Policepardéfaut" style:family="text">
      <style:text-properties style:font-name-complex="Times New Roman"/>
    </style:style>
    <style:style style:name="T2268" style:parent-style-name="Policepardéfaut" style:family="text">
      <style:text-properties style:font-name-complex="Times New Roman"/>
    </style:style>
    <style:style style:name="T2269" style:parent-style-name="Policepardéfaut" style:family="text">
      <style:text-properties style:font-name-complex="Times New Roman"/>
    </style:style>
    <style:style style:name="T2270" style:parent-style-name="Policepardéfaut" style:family="text">
      <style:text-properties style:font-name-complex="Times New Roman"/>
    </style:style>
    <style:style style:name="T2271" style:parent-style-name="Policepardéfaut" style:family="text">
      <style:text-properties style:font-name-complex="Times New Roman"/>
    </style:style>
    <style:style style:name="T2272" style:parent-style-name="Policepardéfaut" style:family="text">
      <style:text-properties style:font-name-complex="Times New Roman"/>
    </style:style>
    <style:style style:name="T2273" style:parent-style-name="Policepardéfaut" style:family="text">
      <style:text-properties style:font-name-complex="Times New Roman"/>
    </style:style>
    <style:style style:name="T2274" style:parent-style-name="Policepardéfaut" style:family="text">
      <style:text-properties style:font-name-complex="Times New Roman"/>
    </style:style>
    <style:style style:name="T2275" style:parent-style-name="Policepardéfaut" style:family="text">
      <style:text-properties style:font-name-complex="Times New Roman"/>
    </style:style>
    <style:style style:name="T2276" style:parent-style-name="Policepardéfaut" style:family="text">
      <style:text-properties style:font-name-complex="Times New Roman"/>
    </style:style>
    <style:style style:name="T2277" style:parent-style-name="Policepardéfaut" style:family="text">
      <style:text-properties style:font-name-complex="Times New Roman"/>
    </style:style>
    <style:style style:name="T2278" style:parent-style-name="Policepardéfaut" style:family="text">
      <style:text-properties style:font-name-complex="Times New Roman"/>
    </style:style>
    <style:style style:name="T2279" style:parent-style-name="Policepardéfaut" style:family="text">
      <style:text-properties style:font-name-complex="Times New Roman"/>
    </style:style>
    <style:style style:name="T2280" style:parent-style-name="Policepardéfaut" style:family="text">
      <style:text-properties style:font-name-complex="Times New Roman"/>
    </style:style>
    <style:style style:name="T2281" style:parent-style-name="Policepardéfaut" style:family="text">
      <style:text-properties style:font-name-complex="Times New Roman"/>
    </style:style>
    <style:style style:name="T2282" style:parent-style-name="Policepardéfaut" style:family="text">
      <style:text-properties style:font-name-complex="Times New Roman"/>
    </style:style>
    <style:style style:name="T2283" style:parent-style-name="Policepardéfaut" style:family="text">
      <style:text-properties style:font-name-complex="Times New Roman"/>
    </style:style>
    <style:style style:name="T2284" style:parent-style-name="Policepardéfaut" style:family="text">
      <style:text-properties style:font-name-complex="Times New Roman"/>
    </style:style>
    <style:style style:name="T2285" style:parent-style-name="Policepardéfaut" style:family="text">
      <style:text-properties style:font-name-complex="Times New Roman"/>
    </style:style>
    <style:style style:name="T2286" style:parent-style-name="Policepardéfaut" style:family="text">
      <style:text-properties style:font-name-complex="Times New Roman"/>
    </style:style>
    <style:style style:name="T2287" style:parent-style-name="Policepardéfaut" style:family="text">
      <style:text-properties style:font-name-complex="Times New Roman"/>
    </style:style>
    <style:style style:name="T2288" style:parent-style-name="Policepardéfaut" style:family="text">
      <style:text-properties style:font-name-complex="Times New Roman"/>
    </style:style>
    <style:style style:name="T2289" style:parent-style-name="Policepardéfaut" style:family="text">
      <style:text-properties style:font-name-complex="Times New Roman"/>
    </style:style>
    <style:style style:name="T2290" style:parent-style-name="Policepardéfaut" style:family="text">
      <style:text-properties style:font-name-complex="Times New Roman" fo:font-style="italic" style:font-style-asian="italic"/>
    </style:style>
    <style:style style:name="T2291" style:parent-style-name="Policepardéfaut" style:family="text">
      <style:text-properties style:font-name-complex="Times New Roman"/>
    </style:style>
    <style:style style:name="T2292" style:parent-style-name="Policepardéfaut" style:family="text">
      <style:text-properties style:font-name-complex="Times New Roman"/>
    </style:style>
    <style:style style:name="T2293" style:parent-style-name="Policepardéfaut" style:family="text">
      <style:text-properties style:font-name-complex="Times New Roman"/>
    </style:style>
    <style:style style:name="T2294" style:parent-style-name="Policepardéfaut" style:family="text">
      <style:text-properties style:font-name-complex="Times New Roman"/>
    </style:style>
    <style:style style:name="T2295" style:parent-style-name="Policepardéfaut" style:family="text">
      <style:text-properties style:font-name-complex="Times New Roman"/>
    </style:style>
    <style:style style:name="T2296" style:parent-style-name="Policepardéfaut" style:family="text">
      <style:text-properties style:font-name-complex="Times New Roman"/>
    </style:style>
    <style:style style:name="T2297" style:parent-style-name="Policepardéfaut" style:family="text">
      <style:text-properties style:font-name-complex="Times New Roman"/>
    </style:style>
    <style:style style:name="T2298" style:parent-style-name="Policepardéfaut" style:family="text">
      <style:text-properties style:font-name-complex="Times New Roman"/>
    </style:style>
    <style:style style:name="T2299" style:parent-style-name="Policepardéfaut" style:family="text">
      <style:text-properties style:font-name-complex="Times New Roman"/>
    </style:style>
    <style:style style:name="T2300" style:parent-style-name="Policepardéfaut" style:family="text">
      <style:text-properties style:font-name-complex="Times New Roman"/>
    </style:style>
    <style:style style:name="T2301" style:parent-style-name="Policepardéfaut" style:family="text">
      <style:text-properties style:font-name-complex="Times New Roman"/>
    </style:style>
    <style:style style:name="T2302" style:parent-style-name="Policepardéfaut" style:family="text">
      <style:text-properties style:font-name-complex="Times New Roman"/>
    </style:style>
    <style:style style:name="T2303" style:parent-style-name="Policepardéfaut" style:family="text">
      <style:text-properties style:font-name-complex="Times New Roman"/>
    </style:style>
    <style:style style:name="T2304" style:parent-style-name="Policepardéfaut" style:family="text">
      <style:text-properties style:font-name-complex="Times New Roman"/>
    </style:style>
    <style:style style:name="T2305" style:parent-style-name="Policepardéfaut" style:family="text">
      <style:text-properties style:font-name-complex="Times New Roman"/>
    </style:style>
    <style:style style:name="T2306" style:parent-style-name="Policepardéfaut" style:family="text">
      <style:text-properties style:font-name-complex="Times New Roman"/>
    </style:style>
    <style:style style:name="T2307" style:parent-style-name="Policepardéfaut" style:family="text">
      <style:text-properties style:font-name-complex="Times New Roman"/>
    </style:style>
    <style:style style:name="T2308" style:parent-style-name="Policepardéfaut" style:family="text">
      <style:text-properties style:font-name-complex="Times New Roman"/>
    </style:style>
    <style:style style:name="T2309" style:parent-style-name="Policepardéfaut" style:family="text">
      <style:text-properties style:font-name-complex="Times New Roman"/>
    </style:style>
    <style:style style:name="T2310" style:parent-style-name="Policepardéfaut" style:family="text">
      <style:text-properties style:font-name-complex="Times New Roman"/>
    </style:style>
    <style:style style:name="T2311" style:parent-style-name="Policepardéfaut" style:family="text">
      <style:text-properties style:font-name-complex="Times New Roman"/>
    </style:style>
    <style:style style:name="T2312" style:parent-style-name="Policepardéfaut" style:family="text">
      <style:text-properties style:font-name-complex="Times New Roman"/>
    </style:style>
    <style:style style:name="T2313" style:parent-style-name="Policepardéfaut" style:family="text">
      <style:text-properties style:font-name-complex="Times New Roman"/>
    </style:style>
    <style:style style:name="T2314" style:parent-style-name="Policepardéfaut" style:family="text">
      <style:text-properties style:font-name-complex="Times New Roman"/>
    </style:style>
    <style:style style:name="T2315" style:parent-style-name="Policepardéfaut" style:family="text">
      <style:text-properties style:font-name-complex="Times New Roman"/>
    </style:style>
    <style:style style:name="T2316" style:parent-style-name="Policepardéfaut" style:family="text">
      <style:text-properties style:font-name-complex="Times New Roman"/>
    </style:style>
    <style:style style:name="T2317" style:parent-style-name="Policepardéfaut" style:family="text">
      <style:text-properties style:font-name-complex="Times New Roman"/>
    </style:style>
    <style:style style:name="T2318" style:parent-style-name="Policepardéfaut" style:family="text">
      <style:text-properties style:font-name-complex="Times New Roman"/>
    </style:style>
    <style:style style:name="T2319" style:parent-style-name="Policepardéfaut" style:family="text">
      <style:text-properties style:font-name-complex="Times New Roman"/>
    </style:style>
    <style:style style:name="T2320" style:parent-style-name="Policepardéfaut" style:family="text">
      <style:text-properties style:font-name-complex="Times New Roman"/>
    </style:style>
    <style:style style:name="T2321" style:parent-style-name="Policepardéfaut" style:family="text">
      <style:text-properties style:font-name-complex="Times New Roman"/>
    </style:style>
    <style:style style:name="T2322" style:parent-style-name="Policepardéfaut" style:family="text">
      <style:text-properties style:font-name-complex="Times New Roman"/>
    </style:style>
    <style:style style:name="T2323" style:parent-style-name="Policepardéfaut" style:family="text">
      <style:text-properties style:font-name-complex="Times New Roman"/>
    </style:style>
    <style:style style:name="T2324" style:parent-style-name="Policepardéfaut" style:family="text">
      <style:text-properties style:font-name-complex="Times New Roman"/>
    </style:style>
    <style:style style:name="T2325" style:parent-style-name="Policepardéfaut" style:family="text">
      <style:text-properties style:font-name-complex="Times New Roman"/>
    </style:style>
    <style:style style:name="T2326" style:parent-style-name="Policepardéfaut" style:family="text">
      <style:text-properties style:font-name-complex="Times New Roman"/>
    </style:style>
    <style:style style:name="T2327" style:parent-style-name="Policepardéfaut" style:family="text">
      <style:text-properties style:font-name-complex="Times New Roman"/>
    </style:style>
    <style:style style:name="T2328" style:parent-style-name="Policepardéfaut" style:family="text">
      <style:text-properties style:font-name-complex="Times New Roman"/>
    </style:style>
    <style:style style:name="T2329" style:parent-style-name="Policepardéfaut" style:family="text">
      <style:text-properties style:font-name-complex="Times New Roman"/>
    </style:style>
    <style:style style:name="T2330" style:parent-style-name="Policepardéfaut" style:family="text">
      <style:text-properties style:font-name-complex="Times New Roman"/>
    </style:style>
    <style:style style:name="T2331" style:parent-style-name="Policepardéfaut" style:family="text">
      <style:text-properties style:font-name-complex="Times New Roman"/>
    </style:style>
    <style:style style:name="T2332" style:parent-style-name="Policepardéfaut" style:family="text">
      <style:text-properties style:font-name-complex="Times New Roman"/>
    </style:style>
    <style:style style:name="T2333" style:parent-style-name="Policepardéfaut" style:family="text">
      <style:text-properties style:font-name-complex="Times New Roman"/>
    </style:style>
    <style:style style:name="T2334" style:parent-style-name="Policepardéfaut" style:family="text">
      <style:text-properties style:font-name-complex="Times New Roman"/>
    </style:style>
    <style:style style:name="T2335" style:parent-style-name="Policepardéfaut" style:family="text">
      <style:text-properties style:font-name-complex="Times New Roman"/>
    </style:style>
    <style:style style:name="T2336" style:parent-style-name="Policepardéfaut" style:family="text">
      <style:text-properties style:font-name-complex="Times New Roman"/>
    </style:style>
    <style:style style:name="T2337" style:parent-style-name="Policepardéfaut" style:family="text">
      <style:text-properties style:font-name-complex="Times New Roman"/>
    </style:style>
    <style:style style:name="T2338" style:parent-style-name="Policepardéfaut" style:family="text">
      <style:text-properties style:font-name-complex="Times New Roman"/>
    </style:style>
    <style:style style:name="T2339" style:parent-style-name="Policepardéfaut" style:family="text">
      <style:text-properties style:font-name-complex="Times New Roman"/>
    </style:style>
    <style:style style:name="T2340" style:parent-style-name="Policepardéfaut" style:family="text">
      <style:text-properties style:font-name-complex="Times New Roman"/>
    </style:style>
    <style:style style:name="T2341" style:parent-style-name="Policepardéfaut" style:family="text">
      <style:text-properties style:font-name-complex="Times New Roman"/>
    </style:style>
    <style:style style:name="T2342" style:parent-style-name="Policepardéfaut" style:family="text">
      <style:text-properties style:font-name-complex="Times New Roman"/>
    </style:style>
    <style:style style:name="T2343" style:parent-style-name="Policepardéfaut" style:family="text">
      <style:text-properties style:font-name-complex="Times New Roman"/>
    </style:style>
    <style:style style:name="T2344" style:parent-style-name="Policepardéfaut" style:family="text">
      <style:text-properties style:font-name-complex="Times New Roman"/>
    </style:style>
    <style:style style:name="T2345" style:parent-style-name="Policepardéfaut" style:family="text">
      <style:text-properties style:font-name-complex="Times New Roman"/>
    </style:style>
    <style:style style:name="T2346" style:parent-style-name="Policepardéfaut" style:family="text">
      <style:text-properties style:font-name-complex="Times New Roman"/>
    </style:style>
    <style:style style:name="T2347" style:parent-style-name="Policepardéfaut" style:family="text">
      <style:text-properties style:font-name-complex="Times New Roman"/>
    </style:style>
    <style:style style:name="T2348" style:parent-style-name="Policepardéfaut" style:family="text">
      <style:text-properties style:font-name-complex="Times New Roman"/>
    </style:style>
    <style:style style:name="T2349" style:parent-style-name="Policepardéfaut" style:family="text">
      <style:text-properties style:font-name-complex="Times New Roman"/>
    </style:style>
    <style:style style:name="T2350" style:parent-style-name="Policepardéfaut" style:family="text">
      <style:text-properties style:font-name-complex="Times New Roman"/>
    </style:style>
    <style:style style:name="T2351" style:parent-style-name="Policepardéfaut" style:family="text">
      <style:text-properties style:font-name-complex="Times New Roman"/>
    </style:style>
    <style:style style:name="T2352" style:parent-style-name="Policepardéfaut" style:family="text">
      <style:text-properties style:font-name-complex="Times New Roman"/>
    </style:style>
    <style:style style:name="T2353" style:parent-style-name="Policepardéfaut" style:family="text">
      <style:text-properties style:font-name-complex="Times New Roman"/>
    </style:style>
    <style:style style:name="T2354" style:parent-style-name="Policepardéfaut" style:family="text">
      <style:text-properties style:font-name-complex="Times New Roman"/>
    </style:style>
    <style:style style:name="T2355" style:parent-style-name="Policepardéfaut" style:family="text">
      <style:text-properties style:font-name-complex="Times New Roman"/>
    </style:style>
    <style:style style:name="T2356" style:parent-style-name="Policepardéfaut" style:family="text">
      <style:text-properties style:font-name-complex="Times New Roman"/>
    </style:style>
    <style:style style:name="T2357" style:parent-style-name="Policepardéfaut" style:family="text">
      <style:text-properties style:font-name-complex="Times New Roman"/>
    </style:style>
    <style:style style:name="T2358" style:parent-style-name="Policepardéfaut" style:family="text">
      <style:text-properties style:font-name-complex="Times New Roman"/>
    </style:style>
    <style:style style:name="T2359" style:parent-style-name="Policepardéfaut" style:family="text">
      <style:text-properties style:font-name-complex="Times New Roman"/>
    </style:style>
    <style:style style:name="T2360" style:parent-style-name="Policepardéfaut" style:family="text">
      <style:text-properties style:font-name-complex="Times New Roman"/>
    </style:style>
    <style:style style:name="T2361" style:parent-style-name="Policepardéfaut" style:family="text">
      <style:text-properties style:font-name-complex="Times New Roman"/>
    </style:style>
    <style:style style:name="T2362" style:parent-style-name="Policepardéfaut" style:family="text">
      <style:text-properties style:font-name-complex="Times New Roman"/>
    </style:style>
    <style:style style:name="T2363" style:parent-style-name="Policepardéfaut" style:family="text">
      <style:text-properties style:font-name-complex="Times New Roman"/>
    </style:style>
    <style:style style:name="T2364" style:parent-style-name="Policepardéfaut" style:family="text">
      <style:text-properties style:font-name-complex="Times New Roman"/>
    </style:style>
    <style:style style:name="T2365" style:parent-style-name="Policepardéfaut" style:family="text">
      <style:text-properties style:font-name-complex="Times New Roman"/>
    </style:style>
    <style:style style:name="T2366" style:parent-style-name="Policepardéfaut" style:family="text">
      <style:text-properties style:font-name-complex="Times New Roman"/>
    </style:style>
    <style:style style:name="T2367" style:parent-style-name="Policepardéfaut" style:family="text">
      <style:text-properties style:font-name-complex="Times New Roman"/>
    </style:style>
    <style:style style:name="T2368" style:parent-style-name="Policepardéfaut" style:family="text">
      <style:text-properties style:font-name-complex="Times New Roman"/>
    </style:style>
    <style:style style:name="T2369" style:parent-style-name="Policepardéfaut" style:family="text">
      <style:text-properties style:font-name-complex="Times New Roman"/>
    </style:style>
    <style:style style:name="T2370" style:parent-style-name="Policepardéfaut" style:family="text">
      <style:text-properties style:font-name-complex="Times New Roman"/>
    </style:style>
    <style:style style:name="T2371" style:parent-style-name="Policepardéfaut" style:family="text">
      <style:text-properties style:font-name-complex="Times New Roman"/>
    </style:style>
    <style:style style:name="T2372" style:parent-style-name="Policepardéfaut" style:family="text">
      <style:text-properties style:font-name-complex="Times New Roman"/>
    </style:style>
    <style:style style:name="T2373" style:parent-style-name="Policepardéfaut" style:family="text">
      <style:text-properties style:font-name-complex="Times New Roman"/>
    </style:style>
    <style:style style:name="T2374" style:parent-style-name="Policepardéfaut" style:family="text">
      <style:text-properties style:font-name-complex="Times New Roman"/>
    </style:style>
    <style:style style:name="T2375" style:parent-style-name="Policepardéfaut" style:family="text">
      <style:text-properties style:font-name-complex="Times New Roman"/>
    </style:style>
    <style:style style:name="T2376" style:parent-style-name="Policepardéfaut" style:family="text">
      <style:text-properties style:font-name-complex="Times New Roman"/>
    </style:style>
    <style:style style:name="T2377" style:parent-style-name="Policepardéfaut" style:family="text">
      <style:text-properties style:font-name-complex="Times New Roman"/>
    </style:style>
    <style:style style:name="T2378" style:parent-style-name="Policepardéfaut" style:family="text">
      <style:text-properties style:font-name-complex="Times New Roman"/>
    </style:style>
    <style:style style:name="T2379" style:parent-style-name="Policepardéfaut" style:family="text">
      <style:text-properties style:font-name-complex="Times New Roman"/>
    </style:style>
    <style:style style:name="T2380" style:parent-style-name="Policepardéfaut" style:family="text">
      <style:text-properties style:font-name-complex="Times New Roman"/>
    </style:style>
    <style:style style:name="T2381" style:parent-style-name="Policepardéfaut" style:family="text">
      <style:text-properties style:font-name-complex="Times New Roman"/>
    </style:style>
    <style:style style:name="T2382" style:parent-style-name="Policepardéfaut" style:family="text">
      <style:text-properties style:font-name-complex="Times New Roman"/>
    </style:style>
    <style:style style:name="T2383" style:parent-style-name="Policepardéfaut" style:family="text">
      <style:text-properties style:font-name-complex="Times New Roman"/>
    </style:style>
    <style:style style:name="T2384" style:parent-style-name="Policepardéfaut" style:family="text">
      <style:text-properties style:font-name-complex="Times New Roman"/>
    </style:style>
    <style:style style:name="T2385" style:parent-style-name="Policepardéfaut" style:family="text">
      <style:text-properties style:font-name-complex="Times New Roman"/>
    </style:style>
    <style:style style:name="T2386" style:parent-style-name="Policepardéfaut" style:family="text">
      <style:text-properties style:font-name-complex="Times New Roman"/>
    </style:style>
    <style:style style:name="T2387" style:parent-style-name="Policepardéfaut" style:family="text">
      <style:text-properties style:font-name-complex="Times New Roman"/>
    </style:style>
    <style:style style:name="T2388" style:parent-style-name="Policepardéfaut" style:family="text">
      <style:text-properties style:font-name-complex="Times New Roman"/>
    </style:style>
    <style:style style:name="T2389" style:parent-style-name="Policepardéfaut" style:family="text">
      <style:text-properties style:font-name-complex="Times New Roman"/>
    </style:style>
    <style:style style:name="T2390" style:parent-style-name="Policepardéfaut" style:family="text">
      <style:text-properties style:font-name-complex="Times New Roman"/>
    </style:style>
    <style:style style:name="T2391" style:parent-style-name="Policepardéfaut" style:family="text">
      <style:text-properties style:font-name-complex="Times New Roman"/>
    </style:style>
    <style:style style:name="T2392" style:parent-style-name="Policepardéfaut" style:family="text">
      <style:text-properties style:font-name-complex="Times New Roman"/>
    </style:style>
    <style:style style:name="T2393" style:parent-style-name="Policepardéfaut" style:family="text">
      <style:text-properties style:font-name-complex="Times New Roman"/>
    </style:style>
    <style:style style:name="T2394" style:parent-style-name="Policepardéfaut" style:family="text">
      <style:text-properties style:font-name-complex="Times New Roman"/>
    </style:style>
    <style:style style:name="T2395" style:parent-style-name="Policepardéfaut" style:family="text">
      <style:text-properties style:font-name-complex="Times New Roman"/>
    </style:style>
    <style:style style:name="T2396" style:parent-style-name="Policepardéfaut" style:family="text">
      <style:text-properties style:font-name-complex="Times New Roman"/>
    </style:style>
    <style:style style:name="T2397" style:parent-style-name="Policepardéfaut" style:family="text">
      <style:text-properties style:font-name-complex="Times New Roman"/>
    </style:style>
    <style:style style:name="T2398" style:parent-style-name="Policepardéfaut" style:family="text">
      <style:text-properties style:font-name-complex="Times New Roman"/>
    </style:style>
    <style:style style:name="T2399" style:parent-style-name="Policepardéfaut" style:family="text">
      <style:text-properties style:font-name-complex="Times New Roman"/>
    </style:style>
    <style:style style:name="T2400" style:parent-style-name="Policepardéfaut" style:family="text">
      <style:text-properties style:font-name-complex="Times New Roman"/>
    </style:style>
    <style:style style:name="T2401" style:parent-style-name="Policepardéfaut" style:family="text">
      <style:text-properties style:font-name-complex="Times New Roman"/>
    </style:style>
    <style:style style:name="T2402" style:parent-style-name="Policepardéfaut" style:family="text">
      <style:text-properties style:font-name-complex="Times New Roman"/>
    </style:style>
    <style:style style:name="T2403" style:parent-style-name="Policepardéfaut" style:family="text">
      <style:text-properties style:font-name-complex="Times New Roman"/>
    </style:style>
    <style:style style:name="T2404" style:parent-style-name="Policepardéfaut" style:family="text">
      <style:text-properties style:font-name-complex="Times New Roman"/>
    </style:style>
    <style:style style:name="T2405" style:parent-style-name="Policepardéfaut" style:family="text">
      <style:text-properties style:font-name-complex="Times New Roman"/>
    </style:style>
    <style:style style:name="T2406" style:parent-style-name="Policepardéfaut" style:family="text">
      <style:text-properties style:font-name-complex="Times New Roman"/>
    </style:style>
    <style:style style:name="T2407" style:parent-style-name="Policepardéfaut" style:family="text">
      <style:text-properties style:font-name-complex="Times New Roman"/>
    </style:style>
    <style:style style:name="T2408" style:parent-style-name="Policepardéfaut" style:family="text">
      <style:text-properties style:font-name-complex="Times New Roman"/>
    </style:style>
    <style:style style:name="T2409" style:parent-style-name="Policepardéfaut" style:family="text">
      <style:text-properties style:font-name-complex="Times New Roman"/>
    </style:style>
    <style:style style:name="T2410" style:parent-style-name="Policepardéfaut" style:family="text">
      <style:text-properties style:font-name-complex="Times New Roman"/>
    </style:style>
    <style:style style:name="T2411" style:parent-style-name="Policepardéfaut" style:family="text">
      <style:text-properties style:font-name-complex="Times New Roman"/>
    </style:style>
    <style:style style:name="T2412" style:parent-style-name="Policepardéfaut" style:family="text">
      <style:text-properties style:font-name-complex="Times New Roman"/>
    </style:style>
    <style:style style:name="T2413" style:parent-style-name="Policepardéfaut" style:family="text">
      <style:text-properties style:font-name-complex="Times New Roman"/>
    </style:style>
    <style:style style:name="T2414" style:parent-style-name="Policepardéfaut" style:family="text">
      <style:text-properties style:font-name-complex="Times New Roman"/>
    </style:style>
    <style:style style:name="T2415" style:parent-style-name="Policepardéfaut" style:family="text">
      <style:text-properties style:font-name-complex="Times New Roman"/>
    </style:style>
    <style:style style:name="T2416" style:parent-style-name="Policepardéfaut" style:family="text">
      <style:text-properties style:font-name-complex="Times New Roman"/>
    </style:style>
    <style:style style:name="T2417" style:parent-style-name="Policepardéfaut" style:family="text">
      <style:text-properties style:font-name-complex="Times New Roman"/>
    </style:style>
    <style:style style:name="T2418" style:parent-style-name="Policepardéfaut" style:family="text">
      <style:text-properties style:font-name-complex="Times New Roman"/>
    </style:style>
    <style:style style:name="T2419" style:parent-style-name="Policepardéfaut" style:family="text">
      <style:text-properties style:font-name-complex="Times New Roman"/>
    </style:style>
    <style:style style:name="T2420" style:parent-style-name="Policepardéfaut" style:family="text">
      <style:text-properties style:font-name-complex="Times New Roman"/>
    </style:style>
    <style:style style:name="T2421" style:parent-style-name="Policepardéfaut" style:family="text">
      <style:text-properties style:font-name-complex="Times New Roman"/>
    </style:style>
    <style:style style:name="T2422" style:parent-style-name="Policepardéfaut" style:family="text">
      <style:text-properties style:font-name-complex="Times New Roman"/>
    </style:style>
    <style:style style:name="T2423" style:parent-style-name="Policepardéfaut" style:family="text">
      <style:text-properties style:font-name-complex="Times New Roman"/>
    </style:style>
    <style:style style:name="T2424" style:parent-style-name="Policepardéfaut" style:family="text">
      <style:text-properties style:font-name-complex="Times New Roman"/>
    </style:style>
    <style:style style:name="T2425" style:parent-style-name="Policepardéfaut" style:family="text">
      <style:text-properties style:font-name-complex="Times New Roman"/>
    </style:style>
    <style:style style:name="T2426" style:parent-style-name="Policepardéfaut" style:family="text">
      <style:text-properties style:font-name-complex="Times New Roman"/>
    </style:style>
    <style:style style:name="T2427" style:parent-style-name="Policepardéfaut" style:family="text">
      <style:text-properties style:font-name-complex="Times New Roman"/>
    </style:style>
    <style:style style:name="T2428" style:parent-style-name="Policepardéfaut" style:family="text">
      <style:text-properties style:font-name-complex="Times New Roman"/>
    </style:style>
    <style:style style:name="T2429" style:parent-style-name="Policepardéfaut" style:family="text">
      <style:text-properties style:font-name-complex="Times New Roman"/>
    </style:style>
    <style:style style:name="T2430" style:parent-style-name="Policepardéfaut" style:family="text">
      <style:text-properties style:font-name-complex="Times New Roman"/>
    </style:style>
    <style:style style:name="T2431" style:parent-style-name="Policepardéfaut" style:family="text">
      <style:text-properties style:font-name-complex="Times New Roman"/>
    </style:style>
    <style:style style:name="T2432" style:parent-style-name="Policepardéfaut" style:family="text">
      <style:text-properties style:font-name-complex="Times New Roman"/>
    </style:style>
    <style:style style:name="T2433" style:parent-style-name="Policepardéfaut" style:family="text">
      <style:text-properties style:font-name-complex="Times New Roman"/>
    </style:style>
    <style:style style:name="T2434" style:parent-style-name="Policepardéfaut" style:family="text">
      <style:text-properties style:font-name-complex="Times New Roman"/>
    </style:style>
    <style:style style:name="T2435" style:parent-style-name="Policepardéfaut" style:family="text">
      <style:text-properties style:font-name-complex="Times New Roman"/>
    </style:style>
    <style:style style:name="T2436" style:parent-style-name="Policepardéfaut" style:family="text">
      <style:text-properties style:font-name-complex="Times New Roman"/>
    </style:style>
    <style:style style:name="T2437" style:parent-style-name="Policepardéfaut" style:family="text">
      <style:text-properties style:font-name-complex="Times New Roman"/>
    </style:style>
    <style:style style:name="T2438" style:parent-style-name="Policepardéfaut" style:family="text">
      <style:text-properties style:font-name-complex="Times New Roman"/>
    </style:style>
    <style:style style:name="T2439" style:parent-style-name="Policepardéfaut" style:family="text">
      <style:text-properties style:font-name-complex="Times New Roman"/>
    </style:style>
    <style:style style:name="T2440" style:parent-style-name="Policepardéfaut" style:family="text">
      <style:text-properties style:font-name-complex="Times New Roman"/>
    </style:style>
    <style:style style:name="T2441" style:parent-style-name="Policepardéfaut" style:family="text">
      <style:text-properties style:font-name-complex="Times New Roman"/>
    </style:style>
    <style:style style:name="T2442" style:parent-style-name="Policepardéfaut" style:family="text">
      <style:text-properties style:font-name-complex="Times New Roman"/>
    </style:style>
    <style:style style:name="T2443" style:parent-style-name="Policepardéfaut" style:family="text">
      <style:text-properties style:font-name-complex="Times New Roman"/>
    </style:style>
    <style:style style:name="T2444" style:parent-style-name="Policepardéfaut" style:family="text">
      <style:text-properties style:font-name-complex="Times New Roman"/>
    </style:style>
    <style:style style:name="T2445" style:parent-style-name="Policepardéfaut" style:family="text">
      <style:text-properties style:font-name-complex="Times New Roman"/>
    </style:style>
    <style:style style:name="T2446" style:parent-style-name="Policepardéfaut" style:family="text">
      <style:text-properties style:font-name-complex="Times New Roman"/>
    </style:style>
    <style:style style:name="T2447" style:parent-style-name="Policepardéfaut" style:family="text">
      <style:text-properties style:font-name-complex="Times New Roman"/>
    </style:style>
    <style:style style:name="T2448" style:parent-style-name="Policepardéfaut" style:family="text">
      <style:text-properties style:font-name-complex="Times New Roman"/>
    </style:style>
    <style:style style:name="T2449" style:parent-style-name="Policepardéfaut" style:family="text">
      <style:text-properties style:font-name-complex="Times New Roman"/>
    </style:style>
    <style:style style:name="T2450" style:parent-style-name="Policepardéfaut" style:family="text">
      <style:text-properties style:font-name-complex="Times New Roman"/>
    </style:style>
    <style:style style:name="T2451" style:parent-style-name="Policepardéfaut" style:family="text">
      <style:text-properties style:font-name-complex="Times New Roman"/>
    </style:style>
    <style:style style:name="T2452" style:parent-style-name="Policepardéfaut" style:family="text">
      <style:text-properties style:font-name-complex="Times New Roman"/>
    </style:style>
    <style:style style:name="T2453" style:parent-style-name="Policepardéfaut" style:family="text">
      <style:text-properties style:font-name-complex="Times New Roman"/>
    </style:style>
    <style:style style:name="T2454" style:parent-style-name="Policepardéfaut" style:family="text">
      <style:text-properties style:font-name-complex="Times New Roman"/>
    </style:style>
    <style:style style:name="T2455" style:parent-style-name="Policepardéfaut" style:family="text">
      <style:text-properties style:font-name-complex="Times New Roman"/>
    </style:style>
    <style:style style:name="T2456" style:parent-style-name="Policepardéfaut" style:family="text">
      <style:text-properties style:font-name-complex="Times New Roman"/>
    </style:style>
    <style:style style:name="T2457" style:parent-style-name="Policepardéfaut" style:family="text">
      <style:text-properties style:font-name-complex="Times New Roman"/>
    </style:style>
    <style:style style:name="T2458" style:parent-style-name="Policepardéfaut" style:family="text">
      <style:text-properties style:font-name-complex="Times New Roman"/>
    </style:style>
    <style:style style:name="T2459" style:parent-style-name="Policepardéfaut" style:family="text">
      <style:text-properties style:font-name-complex="Times New Roman"/>
    </style:style>
    <style:style style:name="T2460" style:parent-style-name="Policepardéfaut" style:family="text">
      <style:text-properties style:font-name-complex="Times New Roman"/>
    </style:style>
    <style:style style:name="T2461" style:parent-style-name="Policepardéfaut" style:family="text">
      <style:text-properties style:font-name-complex="Times New Roman"/>
    </style:style>
    <style:style style:name="T2462" style:parent-style-name="Policepardéfaut" style:family="text">
      <style:text-properties style:font-name-complex="Times New Roman"/>
    </style:style>
    <style:style style:name="T2463" style:parent-style-name="Policepardéfaut" style:family="text">
      <style:text-properties style:font-name-complex="Times New Roman"/>
    </style:style>
    <style:style style:name="T2464" style:parent-style-name="Policepardéfaut" style:family="text">
      <style:text-properties style:font-name-complex="Times New Roman"/>
    </style:style>
    <style:style style:name="T2465" style:parent-style-name="pb" style:family="text">
      <style:text-properties style:text-position="0% 100%"/>
    </style:style>
    <style:style style:name="P2466" style:parent-style-name="Corpsdetexte" style:family="paragraph">
      <style:paragraph-properties fo:text-indent="0.1666in"/>
    </style:style>
    <style:style style:name="T2467" style:parent-style-name="Policepardéfaut" style:family="text">
      <style:text-properties style:font-name-complex="Times New Roman"/>
    </style:style>
    <style:style style:name="T2468" style:parent-style-name="Policepardéfaut" style:family="text">
      <style:text-properties style:font-name-complex="Times New Roman"/>
    </style:style>
    <style:style style:name="T2469" style:parent-style-name="Policepardéfaut" style:family="text">
      <style:text-properties style:font-name-complex="Times New Roman"/>
    </style:style>
    <style:style style:name="T2470" style:parent-style-name="Policepardéfaut" style:family="text">
      <style:text-properties style:font-name-complex="Times New Roman"/>
    </style:style>
    <style:style style:name="T2471" style:parent-style-name="Policepardéfaut" style:family="text">
      <style:text-properties style:font-name-complex="Times New Roman"/>
    </style:style>
    <style:style style:name="T2472" style:parent-style-name="Policepardéfaut" style:family="text">
      <style:text-properties style:font-name-complex="Times New Roman"/>
    </style:style>
    <style:style style:name="T2473" style:parent-style-name="Policepardéfaut" style:family="text">
      <style:text-properties style:font-name-complex="Times New Roman"/>
    </style:style>
    <style:style style:name="T2474" style:parent-style-name="Policepardéfaut" style:family="text">
      <style:text-properties style:font-name-complex="Times New Roman"/>
    </style:style>
    <style:style style:name="T2475" style:parent-style-name="Policepardéfaut" style:family="text">
      <style:text-properties style:font-name-complex="Times New Roman"/>
    </style:style>
    <style:style style:name="T2476" style:parent-style-name="Policepardéfaut" style:family="text">
      <style:text-properties style:font-name-complex="Times New Roman"/>
    </style:style>
    <style:style style:name="T2477" style:parent-style-name="Policepardéfaut" style:family="text">
      <style:text-properties style:font-name-complex="Times New Roman"/>
    </style:style>
    <style:style style:name="T2478" style:parent-style-name="Policepardéfaut" style:family="text">
      <style:text-properties style:font-name-complex="Times New Roman"/>
    </style:style>
    <style:style style:name="T2479" style:parent-style-name="Policepardéfaut" style:family="text">
      <style:text-properties style:font-name-complex="Times New Roman"/>
    </style:style>
    <style:style style:name="T2480" style:parent-style-name="Policepardéfaut" style:family="text">
      <style:text-properties style:font-name-complex="Times New Roman"/>
    </style:style>
    <style:style style:name="T2481" style:parent-style-name="Policepardéfaut" style:family="text">
      <style:text-properties style:font-name-complex="Times New Roman"/>
    </style:style>
    <style:style style:name="T2482" style:parent-style-name="Policepardéfaut" style:family="text">
      <style:text-properties style:font-name-complex="Times New Roman"/>
    </style:style>
    <style:style style:name="T2483" style:parent-style-name="Policepardéfaut" style:family="text">
      <style:text-properties style:font-name-complex="Times New Roman"/>
    </style:style>
    <style:style style:name="T2484" style:parent-style-name="Policepardéfaut" style:family="text">
      <style:text-properties style:font-name-complex="Times New Roman"/>
    </style:style>
    <style:style style:name="T2485" style:parent-style-name="Policepardéfaut" style:family="text">
      <style:text-properties style:font-name-complex="Times New Roman"/>
    </style:style>
    <style:style style:name="T2486" style:parent-style-name="Policepardéfaut" style:family="text">
      <style:text-properties style:font-name-complex="Times New Roman"/>
    </style:style>
    <style:style style:name="T2487" style:parent-style-name="Policepardéfaut" style:family="text">
      <style:text-properties style:font-name-complex="Times New Roman"/>
    </style:style>
    <style:style style:name="T2488" style:parent-style-name="Policepardéfaut" style:family="text">
      <style:text-properties style:font-name-complex="Times New Roman"/>
    </style:style>
    <style:style style:name="T2489" style:parent-style-name="Policepardéfaut" style:family="text">
      <style:text-properties style:font-name-complex="Times New Roman"/>
    </style:style>
    <style:style style:name="T2490" style:parent-style-name="Policepardéfaut" style:family="text">
      <style:text-properties style:font-name-complex="Times New Roman" fo:font-style="italic" style:font-style-asian="italic"/>
    </style:style>
    <style:style style:name="T2491" style:parent-style-name="Policepardéfaut" style:family="text">
      <style:text-properties style:font-name-complex="Times New Roman" fo:font-style="italic" style:font-style-asian="italic"/>
    </style:style>
    <style:style style:name="T2492" style:parent-style-name="Policepardéfaut" style:family="text">
      <style:text-properties style:font-name-complex="Times New Roman" fo:font-style="italic" style:font-style-asian="italic"/>
    </style:style>
    <style:style style:name="T2493" style:parent-style-name="Policepardéfaut" style:family="text">
      <style:text-properties style:font-name-complex="Times New Roman" fo:font-style="italic" style:font-style-asian="italic"/>
    </style:style>
    <style:style style:name="T2494" style:parent-style-name="Policepardéfaut" style:family="text">
      <style:text-properties style:font-name-complex="Times New Roman"/>
    </style:style>
    <style:style style:name="T2495" style:parent-style-name="Policepardéfaut" style:family="text">
      <style:text-properties style:font-name-complex="Times New Roman"/>
    </style:style>
    <style:style style:name="T2496" style:parent-style-name="Policepardéfaut" style:family="text">
      <style:text-properties style:font-name-complex="Times New Roman"/>
    </style:style>
    <style:style style:name="T2497" style:parent-style-name="Policepardéfaut" style:family="text">
      <style:text-properties style:font-name-complex="Times New Roman"/>
    </style:style>
    <style:style style:name="T2498" style:parent-style-name="Policepardéfaut" style:family="text">
      <style:text-properties style:font-name-complex="Times New Roman"/>
    </style:style>
    <style:style style:name="T2499" style:parent-style-name="Policepardéfaut" style:family="text">
      <style:text-properties style:font-name-complex="Times New Roman"/>
    </style:style>
    <style:style style:name="T2500" style:parent-style-name="Policepardéfaut" style:family="text">
      <style:text-properties style:font-name-complex="Times New Roman"/>
    </style:style>
    <style:style style:name="T2501" style:parent-style-name="Policepardéfaut" style:family="text">
      <style:text-properties style:font-name-complex="Times New Roman"/>
    </style:style>
    <style:style style:name="T2502" style:parent-style-name="Policepardéfaut" style:family="text">
      <style:text-properties style:font-name-complex="Times New Roman"/>
    </style:style>
    <style:style style:name="T2503" style:parent-style-name="Policepardéfaut" style:family="text">
      <style:text-properties style:font-name-complex="Times New Roman"/>
    </style:style>
    <style:style style:name="T2504" style:parent-style-name="Policepardéfaut" style:family="text">
      <style:text-properties style:font-name-complex="Times New Roman"/>
    </style:style>
    <style:style style:name="T2505" style:parent-style-name="Policepardéfaut" style:family="text">
      <style:text-properties style:font-name-complex="Times New Roman"/>
    </style:style>
    <style:style style:name="T2506" style:parent-style-name="Policepardéfaut" style:family="text">
      <style:text-properties style:font-name-complex="Times New Roman"/>
    </style:style>
    <style:style style:name="T2507" style:parent-style-name="Policepardéfaut" style:family="text">
      <style:text-properties style:font-name-complex="Times New Roman"/>
    </style:style>
    <style:style style:name="T2508" style:parent-style-name="Policepardéfaut" style:family="text">
      <style:text-properties fo:font-style="italic" style:font-style-asian="italic"/>
    </style:style>
    <style:style style:name="T2509" style:parent-style-name="Policepardéfaut" style:family="text">
      <style:text-properties fo:font-style="italic" style:font-style-asian="italic"/>
    </style:style>
    <style:style style:name="T2510" style:parent-style-name="Policepardéfaut" style:family="text">
      <style:text-properties fo:font-style="italic" style:font-style-asian="italic"/>
    </style:style>
    <style:style style:name="T2511" style:parent-style-name="Policepardéfaut" style:family="text">
      <style:text-properties fo:font-style="italic" style:font-style-asian="italic"/>
    </style:style>
    <style:style style:name="T2512" style:parent-style-name="Policepardéfaut" style:family="text">
      <style:text-properties fo:font-style="italic" style:font-style-asian="italic"/>
    </style:style>
    <style:style style:name="T2513" style:parent-style-name="Policepardéfaut" style:family="text">
      <style:text-properties fo:font-style="italic" style:font-style-asian="italic"/>
    </style:style>
    <style:style style:name="T2514" style:parent-style-name="Policepardéfaut" style:family="text">
      <style:text-properties fo:font-style="italic" style:font-style-asian="italic"/>
    </style:style>
    <style:style style:name="T2515" style:parent-style-name="Policepardéfaut" style:family="text">
      <style:text-properties fo:font-style="italic" style:font-style-asian="italic"/>
    </style:style>
    <style:style style:name="T2516" style:parent-style-name="Policepardéfaut" style:family="text">
      <style:text-properties fo:font-style="italic" style:font-style-asian="italic"/>
    </style:style>
    <style:style style:name="T2517" style:parent-style-name="Policepardéfaut" style:family="text">
      <style:text-properties fo:font-style="italic" style:font-style-asian="italic"/>
    </style:style>
    <style:style style:name="P2518" style:parent-style-name="Corpsdetexte" style:family="paragraph">
      <style:text-properties style:font-name-complex="Times New Roman"/>
    </style:style>
    <style:style style:name="T2519" style:parent-style-name="pb" style:family="text">
      <style:text-properties style:text-position="0% 100%"/>
    </style:style>
    <style:style style:name="T2520" style:parent-style-name="Policepardéfaut" style:family="text">
      <style:text-properties fo:font-style="italic" style:font-style-asian="italic"/>
    </style:style>
    <style:style style:name="T2521" style:parent-style-name="Policepardéfaut" style:family="text">
      <style:text-properties style:font-name-complex="Times New Roman" fo:font-size="10pt" style:font-size-asian="10pt" style:font-size-complex="10pt"/>
    </style:style>
    <style:style style:name="P2522" style:parent-style-name="label" style:family="paragraph">
      <style:text-properties fo:font-style="italic" style:font-style-asian="italic" style:font-style-complex="italic" fo:font-variant="normal"/>
    </style:style>
    <style:style style:name="T2523" style:parent-style-name="Policepardéfaut" style:family="text">
      <style:text-properties style:font-name-complex="Times New Roman" style:font-size-complex="10pt"/>
    </style:style>
    <style:style style:name="T2524" style:parent-style-name="Policepardéfaut" style:family="text">
      <style:text-properties style:font-name-complex="Times New Roman" style:font-size-complex="10pt"/>
    </style:style>
    <style:style style:name="T2525" style:parent-style-name="Policepardéfaut" style:family="text">
      <style:text-properties style:font-name-complex="Times New Roman" style:font-size-complex="10pt"/>
    </style:style>
    <style:style style:name="T2526" style:parent-style-name="pb" style:family="text">
      <style:text-properties style:font-size-complex="11pt"/>
    </style:style>
    <style:style style:name="T2527" style:parent-style-name="pb" style:family="text">
      <style:text-properties style:font-size-complex="11pt"/>
    </style:style>
    <style:style style:name="T2528" style:parent-style-name="pb" style:family="text">
      <style:text-properties style:font-size-complex="11pt"/>
    </style:style>
    <style:style style:name="T2529" style:parent-style-name="pb" style:family="text">
      <style:text-properties style:text-position="0% 100%"/>
    </style:style>
    <style:style style:name="T2530" style:parent-style-name="Policepardéfaut" style:family="text">
      <style:text-properties fo:font-style="italic" style:font-style-asian="italic"/>
    </style:style>
    <style:style style:name="T2531" style:parent-style-name="pb" style:family="text">
      <style:text-properties style:font-size-complex="11pt"/>
    </style:style>
    <style:style style:name="T2532" style:parent-style-name="pb" style:family="text">
      <style:text-properties style:font-size-complex="11pt"/>
    </style:style>
    <style:style style:name="T2533" style:parent-style-name="pb" style:family="text">
      <style:text-properties style:font-size-complex="11pt"/>
    </style:style>
    <style:style style:name="T2534" style:parent-style-name="pb" style:family="text">
      <style:text-properties style:text-position="0% 100%"/>
    </style:style>
    <style:style style:name="T2535" style:parent-style-name="pb" style:family="text">
      <style:text-properties style:font-size-complex="11pt"/>
    </style:style>
    <style:style style:name="T2536" style:parent-style-name="pb" style:family="text">
      <style:text-properties style:font-size-complex="11pt"/>
    </style:style>
    <style:style style:name="T2537" style:parent-style-name="pb" style:family="text">
      <style:text-properties style:font-size-complex="11pt"/>
    </style:style>
    <style:style style:name="T2538" style:parent-style-name="pb" style:family="text">
      <style:text-properties style:text-position="0% 100%"/>
    </style:style>
    <style:style style:name="T2539" style:parent-style-name="Policepardéfaut" style:family="text">
      <style:text-properties fo:font-style="italic" style:font-style-asian="italic"/>
    </style:style>
    <style:style style:name="T2540" style:parent-style-name="Policepardéfaut" style:family="text">
      <style:text-properties fo:font-style="italic" style:font-style-asian="italic"/>
    </style:style>
    <style:style style:name="T2541" style:parent-style-name="Policepardéfaut" style:family="text">
      <style:text-properties fo:font-style="italic" style:font-style-asian="italic"/>
    </style:style>
    <style:style style:name="T2542" style:parent-style-name="Policepardéfaut" style:family="text">
      <style:text-properties fo:font-style="italic" style:font-style-asian="italic"/>
    </style:style>
    <style:style style:name="T2543" style:parent-style-name="pb" style:family="text">
      <style:text-properties style:font-size-complex="11pt"/>
    </style:style>
    <style:style style:name="T2544" style:parent-style-name="pb" style:family="text">
      <style:text-properties style:font-size-complex="11pt"/>
    </style:style>
    <style:style style:name="T2545" style:parent-style-name="pb" style:family="text">
      <style:text-properties style:font-size-complex="11pt"/>
    </style:style>
    <style:style style:name="T2546" style:parent-style-name="pb" style:family="text">
      <style:text-properties style:text-position="0% 100%"/>
    </style:style>
    <style:style style:name="T2547" style:parent-style-name="Policepardéfaut" style:family="text">
      <style:text-properties style:font-size-complex="11pt"/>
    </style:style>
    <style:style style:name="T2548" style:parent-style-name="Policepardéfaut" style:family="text">
      <style:text-properties style:font-size-complex="11pt"/>
    </style:style>
    <style:style style:name="T2549" style:parent-style-name="Policepardéfaut" style:family="text">
      <style:text-properties style:font-size-complex="11pt"/>
    </style:style>
    <style:style style:name="T2550" style:parent-style-name="Policepardéfaut" style:family="text">
      <style:text-properties style:font-size-complex="11pt"/>
    </style:style>
    <style:style style:name="T2551" style:parent-style-name="Policepardéfaut" style:family="text">
      <style:text-properties style:font-size-complex="11pt"/>
    </style:style>
    <style:style style:name="T2552" style:parent-style-name="Policepardéfaut" style:family="text">
      <style:text-properties style:font-size-complex="11pt"/>
    </style:style>
    <style:style style:name="T2553" style:parent-style-name="Policepardéfaut" style:family="text">
      <style:text-properties style:font-size-complex="11pt"/>
    </style:style>
    <style:style style:name="T2554" style:parent-style-name="Policepardéfaut" style:family="text">
      <style:text-properties style:font-size-complex="11pt"/>
    </style:style>
    <style:style style:name="T2555" style:parent-style-name="Policepardéfaut" style:family="text">
      <style:text-properties style:font-size-complex="11pt"/>
    </style:style>
    <style:style style:name="P2556" style:parent-style-name="quote.l" style:family="paragraph">
      <style:text-properties style:font-size-complex="11pt"/>
    </style:style>
    <style:style style:name="P2557" style:parent-style-name="quote.l" style:family="paragraph">
      <style:text-properties style:font-size-complex="11pt"/>
    </style:style>
    <style:style style:name="P2558" style:parent-style-name="quote.l" style:family="paragraph">
      <style:text-properties style:font-size-complex="11pt"/>
    </style:style>
    <style:style style:name="P2559" style:parent-style-name="quote.l" style:family="paragraph">
      <style:text-properties style:font-size-complex="11pt"/>
    </style:style>
    <style:style style:name="P2560" style:parent-style-name="quote.l" style:family="paragraph">
      <style:text-properties style:font-size-complex="11pt"/>
    </style:style>
    <style:style style:name="P2561" style:parent-style-name="quote.l" style:family="paragraph">
      <style:text-properties style:font-size-complex="11pt"/>
    </style:style>
    <style:style style:name="P2562" style:parent-style-name="quote.l" style:family="paragraph">
      <style:text-properties style:font-size-complex="11pt"/>
    </style:style>
    <style:style style:name="P2563" style:parent-style-name="quote.l" style:family="paragraph">
      <style:text-properties style:font-size-complex="11pt"/>
    </style:style>
    <style:style style:name="T2564" style:parent-style-name="Policepardéfaut" style:family="text">
      <style:text-properties style:font-size-complex="11pt"/>
    </style:style>
    <style:style style:name="T2565" style:parent-style-name="Policepardéfaut" style:family="text">
      <style:text-properties style:font-size-complex="11pt"/>
    </style:style>
    <style:style style:name="T2566" style:parent-style-name="Policepardéfaut" style:family="text">
      <style:text-properties style:font-size-complex="11pt"/>
    </style:style>
    <style:style style:name="T2567" style:parent-style-name="Policepardéfaut" style:family="text">
      <style:text-properties style:font-size-complex="11pt"/>
    </style:style>
    <style:style style:name="T2568" style:parent-style-name="Policepardéfaut" style:family="text">
      <style:text-properties style:font-size-complex="11pt"/>
    </style:style>
    <style:style style:name="T2569" style:parent-style-name="Policepardéfaut" style:family="text">
      <style:text-properties style:font-size-complex="11pt"/>
    </style:style>
    <style:style style:name="T2570" style:parent-style-name="Policepardéfaut" style:family="text">
      <style:text-properties style:font-size-complex="11pt"/>
    </style:style>
    <style:style style:name="T2571" style:parent-style-name="Policepardéfaut" style:family="text">
      <style:text-properties style:font-size-complex="11pt"/>
    </style:style>
    <style:style style:name="T2572" style:parent-style-name="Policepardéfaut" style:family="text">
      <style:text-properties style:font-size-complex="11pt"/>
    </style:style>
    <style:style style:name="T2573" style:parent-style-name="Policepardéfaut" style:family="text">
      <style:text-properties fo:font-style="italic" style:font-style-asian="italic"/>
    </style:style>
    <style:style style:name="T2574" style:parent-style-name="Policepardéfaut" style:family="text">
      <style:text-properties style:text-position="super 63.6%"/>
    </style:style>
    <style:style style:name="T2575" style:parent-style-name="Policepardéfaut" style:family="text">
      <style:text-properties style:font-size-complex="11pt"/>
    </style:style>
    <style:style style:name="P2576" style:parent-style-name="quote.l" style:family="paragraph">
      <style:text-properties style:font-size-complex="11pt"/>
    </style:style>
    <style:style style:name="P2577" style:parent-style-name="quote.l" style:family="paragraph">
      <style:text-properties style:font-size-complex="11pt"/>
    </style:style>
    <style:style style:name="P2578" style:parent-style-name="quote.l" style:family="paragraph">
      <style:text-properties style:font-size-complex="11pt"/>
    </style:style>
    <style:style style:name="P2579" style:parent-style-name="quote.l" style:family="paragraph">
      <style:text-properties style:font-size-complex="11pt"/>
    </style:style>
    <style:style style:name="P2580" style:parent-style-name="quote.l" style:family="paragraph">
      <style:text-properties style:font-size-complex="11pt"/>
    </style:style>
    <style:style style:name="P2581" style:parent-style-name="quote.l" style:family="paragraph">
      <style:text-properties style:font-size-complex="11pt"/>
    </style:style>
    <style:style style:name="P2582" style:parent-style-name="quote.l" style:family="paragraph">
      <style:text-properties style:font-size-complex="11pt"/>
    </style:style>
    <style:style style:name="P2583" style:parent-style-name="quote.l" style:family="paragraph">
      <style:text-properties style:font-size-complex="11pt"/>
    </style:style>
    <style:style style:name="T2584" style:parent-style-name="pb" style:family="text">
      <style:text-properties style:font-size-complex="11pt"/>
    </style:style>
    <style:style style:name="T2585" style:parent-style-name="pb" style:family="text">
      <style:text-properties style:font-size-complex="11pt"/>
    </style:style>
    <style:style style:name="T2586" style:parent-style-name="pb" style:family="text">
      <style:text-properties style:font-size-complex="11pt"/>
    </style:style>
    <style:style style:name="T2587" style:parent-style-name="pb" style:family="text">
      <style:text-properties style:text-position="0% 100%"/>
    </style:style>
    <style:style style:name="T2588" style:parent-style-name="Policepardéfaut" style:family="text">
      <style:text-properties style:font-size-complex="11pt"/>
    </style:style>
    <style:style style:name="T2589" style:parent-style-name="Policepardéfaut" style:family="text">
      <style:text-properties style:font-size-complex="11pt"/>
    </style:style>
    <style:style style:name="T2590" style:parent-style-name="Policepardéfaut" style:family="text">
      <style:text-properties style:font-size-complex="11pt"/>
    </style:style>
    <style:style style:name="T2591" style:parent-style-name="Policepardéfaut" style:family="text">
      <style:text-properties style:font-size-complex="11pt"/>
    </style:style>
    <style:style style:name="T2592" style:parent-style-name="Policepardéfaut" style:family="text">
      <style:text-properties style:font-size-complex="11pt"/>
    </style:style>
    <style:style style:name="T2593" style:parent-style-name="Policepardéfaut" style:family="text">
      <style:text-properties style:font-size-complex="11pt"/>
    </style:style>
    <style:style style:name="T2594" style:parent-style-name="Policepardéfaut" style:family="text">
      <style:text-properties style:font-size-complex="11pt"/>
    </style:style>
    <style:style style:name="T2595" style:parent-style-name="Policepardéfaut" style:family="text">
      <style:text-properties style:font-size-complex="11pt"/>
    </style:style>
    <style:style style:name="T2596" style:parent-style-name="Policepardéfaut" style:family="text">
      <style:text-properties style:font-size-complex="11pt"/>
    </style:style>
    <style:style style:name="T2597" style:parent-style-name="Policepardéfaut" style:family="text">
      <style:text-properties style:font-size-complex="11pt"/>
    </style:style>
    <style:style style:name="T2598" style:parent-style-name="Policepardéfaut" style:family="text">
      <style:text-properties fo:font-style="italic" style:font-style-asian="italic" style:font-size-complex="11pt"/>
    </style:style>
    <style:style style:name="T2599" style:parent-style-name="Policepardéfaut" style:family="text">
      <style:text-properties style:font-size-complex="11pt"/>
    </style:style>
    <style:style style:name="P2600" style:parent-style-name="quote.l" style:family="paragraph">
      <style:text-properties style:font-size-complex="11pt"/>
    </style:style>
    <style:style style:name="P2601" style:parent-style-name="quote.l" style:family="paragraph">
      <style:text-properties style:font-size-complex="11pt"/>
    </style:style>
    <style:style style:name="P2602" style:parent-style-name="quote.l" style:family="paragraph">
      <style:text-properties style:font-size-complex="11pt"/>
    </style:style>
    <style:style style:name="P2603" style:parent-style-name="quote.l" style:family="paragraph">
      <style:text-properties style:font-size-complex="11pt"/>
    </style:style>
    <style:style style:name="P2604" style:parent-style-name="quote.l" style:family="paragraph">
      <style:text-properties style:font-size-complex="11pt"/>
    </style:style>
    <style:style style:name="P2605" style:parent-style-name="quote.l" style:family="paragraph">
      <style:text-properties style:font-size-complex="11pt"/>
    </style:style>
    <style:style style:name="P2606" style:parent-style-name="quote.l" style:family="paragraph">
      <style:text-properties style:font-size-complex="11pt"/>
    </style:style>
    <style:style style:name="P2607" style:parent-style-name="quote.l" style:family="paragraph">
      <style:text-properties style:font-size-complex="11pt"/>
    </style:style>
    <style:style style:name="P2608" style:parent-style-name="quote.l" style:family="paragraph">
      <style:text-properties style:font-size-complex="11pt"/>
    </style:style>
    <style:style style:name="P2609" style:parent-style-name="quote.l" style:family="paragraph">
      <style:text-properties style:font-size-complex="11pt"/>
    </style:style>
    <style:style style:name="P2610" style:parent-style-name="quote.l" style:family="paragraph">
      <style:text-properties style:font-size-complex="11pt"/>
    </style:style>
    <style:style style:name="P2611" style:parent-style-name="quote.l" style:family="paragraph">
      <style:text-properties style:font-size-complex="11pt"/>
    </style:style>
    <style:style style:name="P2612" style:parent-style-name="quote.l" style:family="paragraph">
      <style:text-properties style:font-size-complex="11pt"/>
    </style:style>
    <style:style style:name="P2613" style:parent-style-name="quote.l" style:family="paragraph">
      <style:text-properties style:font-size-complex="11pt"/>
    </style:style>
    <style:style style:name="P2614" style:parent-style-name="quote.l" style:family="paragraph">
      <style:text-properties style:font-size-complex="11pt"/>
    </style:style>
    <style:style style:name="P2615" style:parent-style-name="quote.l" style:family="paragraph">
      <style:text-properties style:font-size-complex="11pt"/>
    </style:style>
    <style:style style:name="P2616" style:parent-style-name="quote.l" style:family="paragraph">
      <style:text-properties style:font-size-complex="11pt"/>
    </style:style>
    <style:style style:name="P2617" style:parent-style-name="quote.l" style:family="paragraph">
      <style:text-properties style:font-size-complex="11pt"/>
    </style:style>
    <style:style style:name="T2618" style:parent-style-name="Policepardéfaut" style:family="text">
      <style:text-properties style:font-size-complex="11pt"/>
    </style:style>
    <style:style style:name="T2619" style:parent-style-name="Policepardéfaut" style:family="text">
      <style:text-properties style:font-size-complex="11pt"/>
    </style:style>
    <style:style style:name="T2620" style:parent-style-name="Policepardéfaut" style:family="text">
      <style:text-properties style:font-size-complex="11pt"/>
    </style:style>
    <style:style style:name="T2621" style:parent-style-name="Policepardéfaut" style:family="text">
      <style:text-properties style:font-size-complex="11pt"/>
    </style:style>
    <style:style style:name="T2622" style:parent-style-name="Policepardéfaut" style:family="text">
      <style:text-properties style:font-size-complex="11pt"/>
    </style:style>
    <style:style style:name="T2623" style:parent-style-name="Policepardéfaut" style:family="text">
      <style:text-properties style:font-size-complex="11pt"/>
    </style:style>
    <style:style style:name="T2624" style:parent-style-name="Policepardéfaut" style:family="text">
      <style:text-properties style:font-size-complex="11pt"/>
    </style:style>
    <style:style style:name="T2625" style:parent-style-name="Policepardéfaut" style:family="text">
      <style:text-properties style:font-size-complex="11pt"/>
    </style:style>
    <style:style style:name="T2626" style:parent-style-name="Policepardéfaut" style:family="text">
      <style:text-properties fo:font-style="italic" style:font-style-asian="italic" style:font-size-complex="11pt"/>
    </style:style>
    <style:style style:name="T2627" style:parent-style-name="Policepardéfaut" style:family="text">
      <style:text-properties style:font-size-complex="11pt"/>
    </style:style>
    <style:style style:name="T2628" style:parent-style-name="Policepardéfaut" style:family="text">
      <style:text-properties style:font-size-complex="11pt"/>
    </style:style>
    <style:style style:name="T2629" style:parent-style-name="Policepardéfaut" style:family="text">
      <style:text-properties style:font-size-complex="11pt"/>
    </style:style>
    <style:style style:name="T2630" style:parent-style-name="Policepardéfaut" style:family="text">
      <style:text-properties style:font-size-complex="11pt"/>
    </style:style>
    <style:style style:name="T2631" style:parent-style-name="Policepardéfaut" style:family="text">
      <style:text-properties style:font-size-complex="11pt"/>
    </style:style>
    <style:style style:name="T2632" style:parent-style-name="Policepardéfaut" style:family="text">
      <style:text-properties style:font-size-complex="11pt"/>
    </style:style>
    <style:style style:name="T2633" style:parent-style-name="Policepardéfaut" style:family="text">
      <style:text-properties style:font-size-complex="11pt"/>
    </style:style>
    <style:style style:name="T2634" style:parent-style-name="Policepardéfaut" style:family="text">
      <style:text-properties style:font-size-complex="11pt"/>
    </style:style>
    <style:style style:name="T2635" style:parent-style-name="Policepardéfaut" style:family="text">
      <style:text-properties style:font-size-complex="11pt"/>
    </style:style>
    <style:style style:name="T2636" style:parent-style-name="Policepardéfaut" style:family="text">
      <style:text-properties style:font-size-complex="11pt"/>
    </style:style>
    <style:style style:name="T2637" style:parent-style-name="Policepardéfaut" style:family="text">
      <style:text-properties style:font-size-complex="11pt"/>
    </style:style>
    <style:style style:name="T2638" style:parent-style-name="Policepardéfaut" style:family="text">
      <style:text-properties fo:font-style="italic" style:font-style-asian="italic" style:font-size-complex="11pt"/>
    </style:style>
    <style:style style:name="T2639" style:parent-style-name="Policepardéfaut" style:family="text">
      <style:text-properties style:font-size-complex="11pt"/>
    </style:style>
    <style:style style:name="P2640" style:parent-style-name="quote.l" style:family="paragraph">
      <style:text-properties style:font-size-complex="11pt"/>
    </style:style>
    <style:style style:name="P2641" style:parent-style-name="quote.l" style:family="paragraph">
      <style:text-properties style:font-size-complex="11pt"/>
    </style:style>
    <style:style style:name="P2642" style:parent-style-name="quote.l" style:family="paragraph">
      <style:text-properties style:font-size-complex="11pt"/>
    </style:style>
    <style:style style:name="T2643" style:parent-style-name="Policepardéfaut" style:family="text">
      <style:text-properties style:font-size-complex="11pt"/>
    </style:style>
    <style:style style:name="T2644" style:parent-style-name="Policepardéfaut" style:family="text">
      <style:text-properties style:font-size-complex="11pt"/>
    </style:style>
    <style:style style:name="T2645" style:parent-style-name="Policepardéfaut" style:family="text">
      <style:text-properties style:font-size-complex="11pt"/>
    </style:style>
    <style:style style:name="T2646" style:parent-style-name="Policepardéfaut" style:family="text">
      <style:text-properties style:font-size-complex="11pt"/>
    </style:style>
    <style:style style:name="T2647" style:parent-style-name="Policepardéfaut" style:family="text">
      <style:text-properties style:font-size-complex="11pt"/>
    </style:style>
    <style:style style:name="T2648" style:parent-style-name="Policepardéfaut" style:family="text">
      <style:text-properties style:font-size-complex="11pt"/>
    </style:style>
    <style:style style:name="T2649" style:parent-style-name="Policepardéfaut" style:family="text">
      <style:text-properties style:font-size-complex="11pt"/>
    </style:style>
    <style:style style:name="T2650" style:parent-style-name="Policepardéfaut" style:family="text">
      <style:text-properties style:font-size-complex="11pt"/>
    </style:style>
    <style:style style:name="T2651" style:parent-style-name="Policepardéfaut" style:family="text">
      <style:text-properties style:font-size-complex="11pt"/>
    </style:style>
    <style:style style:name="T2652" style:parent-style-name="Policepardéfaut" style:family="text">
      <style:text-properties fo:font-style="italic" style:font-style-asian="italic"/>
    </style:style>
    <style:style style:name="T2653" style:parent-style-name="Policepardéfaut" style:family="text">
      <style:text-properties fo:font-style="italic" style:font-style-asian="italic"/>
    </style:style>
    <style:style style:name="T2654" style:parent-style-name="Policepardéfaut" style:family="text">
      <style:text-properties style:font-size-complex="11pt"/>
    </style:style>
    <style:style style:name="T2655" style:parent-style-name="pb" style:family="text">
      <style:text-properties style:font-size-complex="11pt"/>
    </style:style>
    <style:style style:name="T2656" style:parent-style-name="pb" style:family="text">
      <style:text-properties style:font-size-complex="11pt"/>
    </style:style>
    <style:style style:name="T2657" style:parent-style-name="pb" style:family="text">
      <style:text-properties style:font-size-complex="11pt"/>
    </style:style>
    <style:style style:name="T2658" style:parent-style-name="pb" style:family="text">
      <style:text-properties style:text-position="0% 100%"/>
    </style:style>
    <style:style style:name="T2659" style:parent-style-name="Policepardéfaut" style:family="text">
      <style:text-properties style:font-size-complex="11pt"/>
    </style:style>
    <style:style style:name="T2660" style:parent-style-name="Policepardéfaut" style:family="text">
      <style:text-properties style:font-size-complex="11pt"/>
    </style:style>
    <style:style style:name="T2661" style:parent-style-name="Policepardéfaut" style:family="text">
      <style:text-properties style:font-size-complex="11pt"/>
    </style:style>
    <style:style style:name="T2662" style:parent-style-name="Policepardéfaut" style:family="text">
      <style:text-properties style:font-size-complex="11pt"/>
    </style:style>
    <style:style style:name="T2663" style:parent-style-name="Policepardéfaut" style:family="text">
      <style:text-properties style:font-size-complex="11pt"/>
    </style:style>
    <style:style style:name="T2664" style:parent-style-name="Policepardéfaut" style:family="text">
      <style:text-properties style:font-size-complex="11pt"/>
    </style:style>
    <style:style style:name="T2665" style:parent-style-name="Policepardéfaut" style:family="text">
      <style:text-properties style:font-size-complex="11pt"/>
    </style:style>
    <style:style style:name="P2666" style:parent-style-name="quote.l" style:family="paragraph">
      <style:text-properties style:font-size-complex="11pt"/>
    </style:style>
    <style:style style:name="P2667" style:parent-style-name="quote.l" style:family="paragraph">
      <style:text-properties style:font-size-complex="11pt"/>
    </style:style>
    <style:style style:name="T2668" style:parent-style-name="Policepardéfaut" style:family="text">
      <style:text-properties style:font-size-complex="11pt"/>
    </style:style>
    <style:style style:name="T2669" style:parent-style-name="Policepardéfaut" style:family="text">
      <style:text-properties style:font-size-complex="11pt"/>
    </style:style>
    <style:style style:name="T2670" style:parent-style-name="Policepardéfaut" style:family="text">
      <style:text-properties fo:font-style="italic" style:font-style-asian="italic" style:font-size-complex="11pt"/>
    </style:style>
    <style:style style:name="T2671" style:parent-style-name="Policepardéfaut" style:family="text">
      <style:text-properties style:font-size-complex="11pt"/>
    </style:style>
    <style:style style:name="T2672" style:parent-style-name="Policepardéfaut" style:family="text">
      <style:text-properties style:font-size-complex="11pt"/>
    </style:style>
    <style:style style:name="T2673" style:parent-style-name="Policepardéfaut" style:family="text">
      <style:text-properties style:font-size-complex="11pt"/>
    </style:style>
    <style:style style:name="T2674" style:parent-style-name="Policepardéfaut" style:family="text">
      <style:text-properties style:font-size-complex="11pt"/>
    </style:style>
    <style:style style:name="T2675" style:parent-style-name="Policepardéfaut" style:family="text">
      <style:text-properties style:font-size-complex="11pt"/>
    </style:style>
    <style:style style:name="T2676" style:parent-style-name="Policepardéfaut" style:family="text">
      <style:text-properties style:font-size-complex="11pt"/>
    </style:style>
    <style:style style:name="P2677" style:parent-style-name="quote.l" style:family="paragraph">
      <style:text-properties style:font-size-complex="11pt"/>
    </style:style>
    <style:style style:name="T2678" style:parent-style-name="Policepardéfaut" style:family="text">
      <style:text-properties style:font-size-complex="11pt"/>
    </style:style>
    <style:style style:name="T2679" style:parent-style-name="Policepardéfaut" style:family="text">
      <style:text-properties style:font-size-complex="11pt"/>
    </style:style>
    <style:style style:name="T2680" style:parent-style-name="Policepardéfaut" style:family="text">
      <style:text-properties style:font-size-complex="11pt"/>
    </style:style>
    <style:style style:name="T2681" style:parent-style-name="Policepardéfaut" style:family="text">
      <style:text-properties style:font-size-complex="11pt"/>
    </style:style>
    <style:style style:name="T2682" style:parent-style-name="Policepardéfaut" style:family="text">
      <style:text-properties style:font-size-complex="11pt"/>
    </style:style>
    <style:style style:name="T2683" style:parent-style-name="Policepardéfaut" style:family="text">
      <style:text-properties style:font-size-complex="11pt"/>
    </style:style>
    <style:style style:name="T2684" style:parent-style-name="Policepardéfaut" style:family="text">
      <style:text-properties style:font-size-complex="11pt"/>
    </style:style>
    <style:style style:name="T2685" style:parent-style-name="Policepardéfaut" style:family="text">
      <style:text-properties style:font-size-complex="11pt"/>
    </style:style>
    <style:style style:name="T2686" style:parent-style-name="Policepardéfaut" style:family="text">
      <style:text-properties style:font-size-complex="11pt"/>
    </style:style>
    <style:style style:name="T2687" style:parent-style-name="Policepardéfaut" style:family="text">
      <style:text-properties style:font-size-complex="11pt"/>
    </style:style>
    <style:style style:name="T2688" style:parent-style-name="Policepardéfaut" style:family="text">
      <style:text-properties style:font-size-complex="11pt"/>
    </style:style>
    <style:style style:name="T2689" style:parent-style-name="Policepardéfaut" style:family="text">
      <style:text-properties style:font-size-complex="11pt"/>
    </style:style>
    <style:style style:name="P2690" style:parent-style-name="quote.l" style:family="paragraph">
      <style:text-properties style:font-size-complex="11pt"/>
    </style:style>
    <style:style style:name="P2691" style:parent-style-name="quote.l" style:family="paragraph">
      <style:text-properties style:font-size-complex="11pt"/>
    </style:style>
    <style:style style:name="P2692" style:parent-style-name="quote.l" style:family="paragraph">
      <style:text-properties style:font-size-complex="11pt"/>
    </style:style>
    <style:style style:name="P2693" style:parent-style-name="quote.l" style:family="paragraph">
      <style:text-properties style:font-size-complex="11pt"/>
    </style:style>
    <style:style style:name="P2694" style:parent-style-name="quote.l" style:family="paragraph">
      <style:text-properties style:font-size-complex="11pt"/>
    </style:style>
    <style:style style:name="P2695" style:parent-style-name="quote.l" style:family="paragraph">
      <style:text-properties style:font-size-complex="11pt"/>
    </style:style>
    <style:style style:name="P2696" style:parent-style-name="quote.l" style:family="paragraph">
      <style:text-properties style:font-size-complex="11pt"/>
    </style:style>
    <style:style style:name="P2697" style:parent-style-name="quote.l" style:family="paragraph">
      <style:text-properties style:font-size-complex="11pt"/>
    </style:style>
    <style:style style:name="P2698" style:parent-style-name="quote.l" style:family="paragraph">
      <style:text-properties style:font-size-complex="11pt"/>
    </style:style>
    <style:style style:name="P2699" style:parent-style-name="quote.l" style:family="paragraph">
      <style:text-properties style:font-size-complex="11pt"/>
    </style:style>
    <style:style style:name="P2700" style:parent-style-name="quote.l" style:family="paragraph">
      <style:text-properties style:font-size-complex="11pt"/>
    </style:style>
    <style:style style:name="P2701" style:parent-style-name="quote.l" style:family="paragraph">
      <style:text-properties style:font-size-complex="11pt"/>
    </style:style>
    <style:style style:name="T2702" style:parent-style-name="pb" style:family="text">
      <style:text-properties style:font-size-complex="11pt"/>
    </style:style>
    <style:style style:name="T2703" style:parent-style-name="pb" style:family="text">
      <style:text-properties style:font-size-complex="11pt"/>
    </style:style>
    <style:style style:name="T2704" style:parent-style-name="pb" style:family="text">
      <style:text-properties style:font-size-complex="11pt"/>
    </style:style>
    <style:style style:name="T2705" style:parent-style-name="pb" style:family="text">
      <style:text-properties style:text-position="0% 100%"/>
    </style:style>
    <style:style style:name="T2706" style:parent-style-name="Policepardéfaut" style:family="text">
      <style:text-properties style:font-size-complex="11pt"/>
    </style:style>
    <style:style style:name="T2707" style:parent-style-name="Policepardéfaut" style:family="text">
      <style:text-properties style:font-size-complex="11pt"/>
    </style:style>
    <style:style style:name="T2708" style:parent-style-name="Policepardéfaut" style:family="text">
      <style:text-properties style:font-size-complex="11pt"/>
    </style:style>
    <style:style style:name="T2709" style:parent-style-name="Policepardéfaut" style:family="text">
      <style:text-properties style:font-size-complex="11pt"/>
    </style:style>
    <style:style style:name="T2710" style:parent-style-name="Policepardéfaut" style:family="text">
      <style:text-properties style:font-size-complex="11pt"/>
    </style:style>
    <style:style style:name="T2711" style:parent-style-name="Policepardéfaut" style:family="text">
      <style:text-properties style:font-size-complex="11pt"/>
    </style:style>
    <style:style style:name="T2712" style:parent-style-name="Policepardéfaut" style:family="text">
      <style:text-properties style:font-size-complex="11pt"/>
    </style:style>
    <style:style style:name="T2713" style:parent-style-name="Policepardéfaut" style:family="text">
      <style:text-properties style:font-size-complex="11pt"/>
    </style:style>
    <style:style style:name="T2714" style:parent-style-name="Policepardéfaut" style:family="text">
      <style:text-properties style:font-size-complex="11pt"/>
    </style:style>
    <style:style style:name="T2715" style:parent-style-name="Policepardéfaut" style:family="text">
      <style:text-properties style:font-size-complex="11pt"/>
    </style:style>
    <style:style style:name="T2716" style:parent-style-name="Policepardéfaut" style:family="text">
      <style:text-properties style:font-size-complex="11pt"/>
    </style:style>
    <style:style style:name="T2717" style:parent-style-name="Policepardéfaut" style:family="text">
      <style:text-properties style:font-size-complex="11pt"/>
    </style:style>
    <style:style style:name="T2718" style:parent-style-name="Policepardéfaut" style:family="text">
      <style:text-properties style:font-size-complex="11pt"/>
    </style:style>
    <style:style style:name="T2719" style:parent-style-name="Policepardéfaut" style:family="text">
      <style:text-properties style:font-size-complex="11pt"/>
    </style:style>
    <style:style style:name="T2720" style:parent-style-name="Policepardéfaut" style:family="text">
      <style:text-properties style:font-size-complex="11pt"/>
    </style:style>
    <style:style style:name="T2721" style:parent-style-name="Policepardéfaut" style:family="text">
      <style:text-properties style:font-size-complex="11pt"/>
    </style:style>
    <style:style style:name="T2722" style:parent-style-name="Policepardéfaut" style:family="text">
      <style:text-properties style:font-size-complex="11pt"/>
    </style:style>
    <style:style style:name="P2723" style:parent-style-name="quote.l" style:family="paragraph">
      <style:text-properties style:font-size-complex="11pt"/>
    </style:style>
    <style:style style:name="P2724" style:parent-style-name="quote.l" style:family="paragraph">
      <style:text-properties style:font-size-complex="11pt"/>
    </style:style>
    <style:style style:name="P2725" style:parent-style-name="quote.l" style:family="paragraph">
      <style:text-properties style:font-size-complex="11pt"/>
    </style:style>
    <style:style style:name="P2726" style:parent-style-name="quote.l" style:family="paragraph">
      <style:text-properties style:font-size-complex="11pt"/>
    </style:style>
    <style:style style:name="P2727" style:parent-style-name="quote.l" style:family="paragraph">
      <style:text-properties style:font-size-complex="11pt"/>
    </style:style>
    <style:style style:name="P2728" style:parent-style-name="quote.l" style:family="paragraph">
      <style:text-properties style:font-size-complex="11pt"/>
    </style:style>
    <style:style style:name="T2729" style:parent-style-name="pb" style:family="text">
      <style:text-properties style:font-size-complex="11pt"/>
    </style:style>
    <style:style style:name="T2730" style:parent-style-name="pb" style:family="text">
      <style:text-properties style:font-size-complex="11pt"/>
    </style:style>
    <style:style style:name="T2731" style:parent-style-name="pb" style:family="text">
      <style:text-properties style:font-size-complex="11pt"/>
    </style:style>
    <style:style style:name="T2732" style:parent-style-name="pb" style:family="text">
      <style:text-properties style:text-position="0% 100%"/>
    </style:style>
    <style:style style:name="T2733" style:parent-style-name="pb" style:family="text">
      <style:text-properties style:text-position="0% 100%"/>
    </style:style>
    <style:style style:name="T2734" style:parent-style-name="Policepardéfaut" style:family="text">
      <style:text-properties fo:font-style="italic" style:font-style-asian="italic"/>
    </style:style>
    <style:style style:name="T2735" style:parent-style-name="Policepardéfaut" style:family="text">
      <style:text-properties fo:font-style="italic" style:font-style-asian="italic"/>
    </style:style>
    <style:style style:name="T2736" style:parent-style-name="Policepardéfaut" style:family="text">
      <style:text-properties style:font-size-complex="11pt"/>
    </style:style>
    <style:style style:name="T2737" style:parent-style-name="Policepardéfaut" style:family="text">
      <style:text-properties style:font-size-complex="11pt"/>
    </style:style>
    <style:style style:name="T2738" style:parent-style-name="Policepardéfaut" style:family="text">
      <style:text-properties style:font-size-complex="11pt"/>
    </style:style>
    <style:style style:name="T2739" style:parent-style-name="Policepardéfaut" style:family="text">
      <style:text-properties style:font-size-complex="11pt"/>
    </style:style>
    <style:style style:name="T2740" style:parent-style-name="Policepardéfaut" style:family="text">
      <style:text-properties style:font-size-complex="11pt"/>
    </style:style>
    <style:style style:name="T2741" style:parent-style-name="Policepardéfaut" style:family="text">
      <style:text-properties style:font-size-complex="11pt"/>
    </style:style>
    <style:style style:name="T2742" style:parent-style-name="Policepardéfaut" style:family="text">
      <style:text-properties style:font-size-complex="11pt"/>
    </style:style>
    <style:style style:name="T2743" style:parent-style-name="Policepardéfaut" style:family="text">
      <style:text-properties style:font-size-complex="11pt"/>
    </style:style>
    <style:style style:name="T2744" style:parent-style-name="Policepardéfaut" style:family="text">
      <style:text-properties style:font-size-complex="11pt"/>
    </style:style>
    <style:style style:name="P2745" style:parent-style-name="quote.l" style:family="paragraph">
      <style:text-properties style:font-size-complex="11pt"/>
    </style:style>
    <style:style style:name="T2746" style:parent-style-name="Policepardéfaut" style:family="text">
      <style:text-properties style:font-size-complex="11pt"/>
    </style:style>
    <style:style style:name="T2747" style:parent-style-name="Policepardéfaut" style:family="text">
      <style:text-properties style:font-size-complex="11pt"/>
    </style:style>
    <style:style style:name="T2748" style:parent-style-name="Policepardéfaut" style:family="text">
      <style:text-properties style:font-size-complex="11pt"/>
    </style:style>
    <style:style style:name="T2749" style:parent-style-name="Policepardéfaut" style:family="text">
      <style:text-properties style:font-size-complex="11pt"/>
    </style:style>
    <style:style style:name="T2750" style:parent-style-name="Policepardéfaut" style:family="text">
      <style:text-properties style:font-size-complex="11pt"/>
    </style:style>
    <style:style style:name="T2751" style:parent-style-name="Policepardéfaut" style:family="text">
      <style:text-properties style:font-size-complex="11pt"/>
    </style:style>
    <style:style style:name="T2752" style:parent-style-name="Policepardéfaut" style:family="text">
      <style:text-properties style:font-size-complex="11pt"/>
    </style:style>
    <style:style style:name="T2753" style:parent-style-name="Policepardéfaut" style:family="text">
      <style:text-properties style:font-name-complex="Times New Roman" style:font-size-complex="10pt"/>
    </style:style>
    <style:style style:name="T2754" style:parent-style-name="Policepardéfaut" style:family="text">
      <style:text-properties style:font-name-complex="Times New Roman" style:font-size-complex="10pt"/>
    </style:style>
    <style:style style:name="T2755" style:parent-style-name="Policepardéfaut" style:family="text">
      <style:text-properties style:font-name-complex="Times New Roman" style:font-size-complex="10pt"/>
    </style:style>
    <style:style style:name="T2756" style:parent-style-name="Policepardéfaut" style:family="text">
      <style:text-properties style:font-size-complex="11pt"/>
    </style:style>
    <style:style style:name="P2757" style:parent-style-name="quote.l" style:family="paragraph">
      <style:text-properties style:font-size-complex="11pt"/>
    </style:style>
    <style:style style:name="P2758" style:parent-style-name="quote.l" style:family="paragraph">
      <style:text-properties style:font-size-complex="11pt"/>
    </style:style>
    <style:style style:name="P2759" style:parent-style-name="quote.l" style:family="paragraph">
      <style:text-properties style:font-size-complex="11pt"/>
    </style:style>
    <style:style style:name="P2760" style:parent-style-name="label" style:family="paragraph">
      <style:text-properties fo:font-style="italic" style:font-style-asian="italic" fo:font-variant="normal"/>
    </style:style>
    <style:style style:name="T2761" style:parent-style-name="Policepardéfaut" style:family="text">
      <style:text-properties fo:font-style="italic" style:font-style-asian="italic"/>
    </style:style>
    <style:style style:name="T2762" style:parent-style-name="Policepardéfaut" style:family="text">
      <style:text-properties fo:font-style="italic" style:font-style-asian="italic"/>
    </style:style>
    <style:style style:name="T2763" style:parent-style-name="Policepardéfaut" style:family="text">
      <style:text-properties fo:font-style="italic" style:font-style-asian="italic"/>
    </style:style>
    <style:style style:name="T2764" style:parent-style-name="Policepardéfaut" style:family="text">
      <style:text-properties fo:font-style="italic" style:font-style-asian="italic"/>
    </style:style>
    <style:style style:name="T2765" style:parent-style-name="pb" style:family="text">
      <style:text-properties style:text-position="0% 100%"/>
    </style:style>
    <style:style style:name="T2766" style:parent-style-name="Policepardéfaut" style:family="text">
      <style:text-properties fo:font-style="italic" style:font-style-asian="italic"/>
    </style:style>
    <style:style style:name="T2767" style:parent-style-name="Policepardéfaut" style:family="text">
      <style:text-properties style:text-position="super 63.6%"/>
    </style:style>
    <style:style style:name="T2768" style:parent-style-name="Policepardéfaut" style:family="text">
      <style:text-properties style:text-position="super 63.6%"/>
    </style:style>
    <style:style style:name="T2769" style:parent-style-name="quote.c" style:family="text">
      <style:text-properties fo:font-style="italic" style:font-style-asian="italic"/>
    </style:style>
    <style:style style:name="T2770" style:parent-style-name="Policepardéfaut" style:family="text">
      <style:text-properties fo:font-size="10pt" style:font-size-asian="10pt" style:font-size-complex="10pt"/>
    </style:style>
    <style:style style:name="T2771" style:parent-style-name="Policepardéfaut" style:family="text">
      <style:text-properties fo:font-style="italic" style:font-style-asian="italic"/>
    </style:style>
    <style:style style:name="T2772" style:parent-style-name="Policepardéfaut" style:family="text">
      <style:text-properties fo:font-style="italic" style:font-style-asian="italic"/>
    </style:style>
    <style:style style:name="T2773" style:parent-style-name="Policepardéfaut" style:family="text">
      <style:text-properties fo:font-style="italic" style:font-style-asian="italic"/>
    </style:style>
    <style:style style:name="T2774" style:parent-style-name="pb" style:family="text">
      <style:text-properties style:text-position="0% 100%"/>
    </style:style>
    <style:style style:name="T2775" style:parent-style-name="Policepardéfaut" style:family="text">
      <style:text-properties style:font-size-complex="13pt"/>
    </style:style>
    <style:style style:name="T2776" style:parent-style-name="Policepardéfaut" style:family="text">
      <style:text-properties style:font-size-complex="13pt"/>
    </style:style>
    <style:style style:name="T2777" style:parent-style-name="Policepardéfaut" style:family="text">
      <style:text-properties style:font-size-complex="13pt"/>
    </style:style>
    <style:style style:name="T2778" style:parent-style-name="Policepardéfaut" style:family="text">
      <style:text-properties style:font-size-complex="13pt"/>
    </style:style>
    <style:style style:name="T2779" style:parent-style-name="Policepardéfaut" style:family="text">
      <style:text-properties style:font-size-complex="13pt"/>
    </style:style>
    <style:style style:name="T2780" style:parent-style-name="Policepardéfaut" style:family="text">
      <style:text-properties style:font-size-complex="13pt"/>
    </style:style>
    <style:style style:name="T2781" style:parent-style-name="Policepardéfaut" style:family="text">
      <style:text-properties style:font-size-complex="13pt"/>
    </style:style>
    <style:style style:name="T2782" style:parent-style-name="Policepardéfaut" style:family="text">
      <style:text-properties fo:font-style="italic" style:font-style-asian="italic" style:font-size-complex="13pt"/>
    </style:style>
    <style:style style:name="P2783" style:parent-style-name="Corpsdetexte" style:family="paragraph">
      <style:paragraph-properties fo:text-indent="0.1666in"/>
    </style:style>
    <style:style style:name="T2784" style:parent-style-name="Policepardéfaut" style:family="text">
      <style:text-properties style:font-name-complex="Times New Roman"/>
    </style:style>
    <style:style style:name="T2785" style:parent-style-name="Policepardéfaut" style:family="text">
      <style:text-properties style:font-name-complex="Times New Roman"/>
    </style:style>
    <style:style style:name="T2786" style:parent-style-name="Policepardéfaut" style:family="text">
      <style:text-properties style:font-name-complex="Times New Roman"/>
    </style:style>
    <style:style style:name="T2787" style:parent-style-name="Policepardéfaut" style:family="text">
      <style:text-properties style:font-name-complex="Times New Roman"/>
    </style:style>
    <style:style style:name="T2788" style:parent-style-name="Policepardéfaut" style:family="text">
      <style:text-properties style:font-name-complex="Times New Roman"/>
    </style:style>
    <style:style style:name="T2789" style:parent-style-name="Policepardéfaut" style:family="text">
      <style:text-properties style:font-name-complex="Times New Roman"/>
    </style:style>
    <style:style style:name="T2790" style:parent-style-name="Policepardéfaut" style:family="text">
      <style:text-properties style:font-name-complex="Times New Roman"/>
    </style:style>
    <style:style style:name="T2791" style:parent-style-name="Policepardéfaut" style:family="text">
      <style:text-properties style:font-name-complex="Times New Roman"/>
    </style:style>
    <style:style style:name="T2792" style:parent-style-name="Policepardéfaut" style:family="text">
      <style:text-properties style:font-name-complex="Times New Roman"/>
    </style:style>
    <style:style style:name="T2793" style:parent-style-name="Policepardéfaut" style:family="text">
      <style:text-properties style:font-name-complex="Times New Roman"/>
    </style:style>
    <style:style style:name="T2794" style:parent-style-name="Policepardéfaut" style:family="text">
      <style:text-properties style:font-name-complex="Times New Roman"/>
    </style:style>
    <style:style style:name="T2795" style:parent-style-name="Policepardéfaut" style:family="text">
      <style:text-properties style:font-name-complex="Times New Roman"/>
    </style:style>
    <style:style style:name="T2796" style:parent-style-name="Policepardéfaut" style:family="text">
      <style:text-properties style:font-name-complex="Times New Roman" fo:font-style="italic" style:font-style-asian="italic"/>
    </style:style>
    <style:style style:name="T2797" style:parent-style-name="Policepardéfaut" style:family="text">
      <style:text-properties style:font-name-complex="Times New Roman"/>
    </style:style>
    <style:style style:name="T2798" style:parent-style-name="Policepardéfaut" style:family="text">
      <style:text-properties style:font-name-complex="Times New Roman"/>
    </style:style>
    <style:style style:name="T2799" style:parent-style-name="Policepardéfaut" style:family="text">
      <style:text-properties style:font-name-complex="Times New Roman"/>
    </style:style>
    <style:style style:name="T2800" style:parent-style-name="Policepardéfaut" style:family="text">
      <style:text-properties style:font-name-complex="Times New Roman"/>
    </style:style>
    <style:style style:name="T2801" style:parent-style-name="Policepardéfaut" style:family="text">
      <style:text-properties style:font-name-complex="Times New Roman"/>
    </style:style>
    <style:style style:name="T2802" style:parent-style-name="Policepardéfaut" style:family="text">
      <style:text-properties style:font-name-complex="Times New Roman"/>
    </style:style>
    <style:style style:name="T2803" style:parent-style-name="Policepardéfaut" style:family="text">
      <style:text-properties style:font-name-complex="Times New Roman"/>
    </style:style>
    <style:style style:name="T2804" style:parent-style-name="Policepardéfaut" style:family="text">
      <style:text-properties style:font-name-complex="Times New Roman"/>
    </style:style>
    <style:style style:name="T2805" style:parent-style-name="Policepardéfaut" style:family="text">
      <style:text-properties style:font-name-complex="Times New Roman"/>
    </style:style>
    <style:style style:name="T2806" style:parent-style-name="Policepardéfaut" style:family="text">
      <style:text-properties style:font-name-complex="Times New Roman"/>
    </style:style>
    <style:style style:name="T2807" style:parent-style-name="Policepardéfaut" style:family="text">
      <style:text-properties style:font-name-complex="Times New Roman"/>
    </style:style>
    <style:style style:name="T2808" style:parent-style-name="Policepardéfaut" style:family="text">
      <style:text-properties style:font-name-complex="Times New Roman"/>
    </style:style>
    <style:style style:name="T2809" style:parent-style-name="Policepardéfaut" style:family="text">
      <style:text-properties style:font-name-complex="Times New Roman"/>
    </style:style>
    <style:style style:name="T2810" style:parent-style-name="Policepardéfaut" style:family="text">
      <style:text-properties style:font-name-complex="Times New Roman"/>
    </style:style>
    <style:style style:name="T2811" style:parent-style-name="Policepardéfaut" style:family="text">
      <style:text-properties style:font-name-complex="Times New Roman"/>
    </style:style>
    <style:style style:name="T2812" style:parent-style-name="Policepardéfaut" style:family="text">
      <style:text-properties style:font-name-complex="Times New Roman"/>
    </style:style>
    <style:style style:name="T2813" style:parent-style-name="Policepardéfaut" style:family="text">
      <style:text-properties style:font-name-complex="Times New Roman"/>
    </style:style>
    <style:style style:name="T2814" style:parent-style-name="Policepardéfaut" style:family="text">
      <style:text-properties fo:font-style="italic" style:font-style-asian="italic"/>
    </style:style>
    <style:style style:name="T2815" style:parent-style-name="Policepardéfaut" style:family="text">
      <style:text-properties fo:font-style="italic" style:font-style-asian="italic"/>
    </style:style>
    <style:style style:name="T2816" style:parent-style-name="Policepardéfaut" style:family="text">
      <style:text-properties fo:font-style="italic" style:font-style-asian="italic"/>
    </style:style>
    <style:style style:name="T2817" style:parent-style-name="Policepardéfaut" style:family="text">
      <style:text-properties fo:font-style="italic" style:font-style-asian="italic"/>
    </style:style>
    <style:style style:name="T2818" style:parent-style-name="Policepardéfaut" style:family="text">
      <style:text-properties fo:font-style="italic" style:font-style-asian="italic"/>
    </style:style>
    <style:style style:name="T2819" style:parent-style-name="Policepardéfaut" style:family="text">
      <style:text-properties fo:font-style="italic" style:font-style-asian="italic"/>
    </style:style>
    <style:style style:name="T2820" style:parent-style-name="Policepardéfaut" style:family="text">
      <style:text-properties fo:font-style="italic" style:font-style-asian="italic"/>
    </style:style>
    <style:style style:name="T2821" style:parent-style-name="Policepardéfaut" style:family="text">
      <style:text-properties fo:font-style="italic" style:font-style-asian="italic"/>
    </style:style>
    <style:style style:name="T2822" style:parent-style-name="Policepardéfaut" style:family="text">
      <style:text-properties fo:font-style="italic" style:font-style-asian="italic"/>
    </style:style>
    <style:style style:name="T2823" style:parent-style-name="Policepardéfaut" style:family="text">
      <style:text-properties fo:font-style="italic" style:font-style-asian="italic"/>
    </style:style>
    <style:style style:name="T2824" style:parent-style-name="Policepardéfaut" style:family="text">
      <style:text-properties fo:font-style="italic" style:font-style-asian="italic"/>
    </style:style>
    <style:style style:name="T2825" style:parent-style-name="Policepardéfaut" style:family="text">
      <style:text-properties fo:font-style="italic" style:font-style-asian="italic"/>
    </style:style>
    <style:style style:name="T2826" style:parent-style-name="Policepardéfaut" style:family="text">
      <style:text-properties fo:font-style="italic" style:font-style-asian="italic"/>
    </style:style>
    <style:style style:name="T2827" style:parent-style-name="Policepardéfaut" style:family="text">
      <style:text-properties fo:font-style="italic" style:font-style-asian="italic"/>
    </style:style>
    <style:style style:name="T2828" style:parent-style-name="Policepardéfaut" style:family="text">
      <style:text-properties fo:font-style="italic" style:font-style-asian="italic"/>
    </style:style>
    <style:style style:name="T2829" style:parent-style-name="Policepardéfaut" style:family="text">
      <style:text-properties fo:font-style="italic" style:font-style-asian="italic"/>
    </style:style>
    <style:style style:name="T2830" style:parent-style-name="Policepardéfaut" style:family="text">
      <style:text-properties fo:font-style="italic" style:font-style-asian="italic"/>
    </style:style>
    <style:style style:name="T2831" style:parent-style-name="Policepardéfaut" style:family="text">
      <style:text-properties fo:font-style="italic" style:font-style-asian="italic"/>
    </style:style>
    <style:style style:name="T2832" style:parent-style-name="Policepardéfaut" style:family="text">
      <style:text-properties fo:font-style="italic" style:font-style-asian="italic"/>
    </style:style>
    <style:style style:name="T2833" style:parent-style-name="Policepardéfaut" style:family="text">
      <style:text-properties fo:font-style="italic" style:font-style-asian="italic"/>
    </style:style>
    <style:style style:name="T2834" style:parent-style-name="Policepardéfaut" style:family="text">
      <style:text-properties fo:font-style="italic" style:font-style-asian="italic"/>
    </style:style>
    <style:style style:name="T2835" style:parent-style-name="Policepardéfaut" style:family="text">
      <style:text-properties fo:font-style="italic" style:font-style-asian="italic"/>
    </style:style>
    <style:style style:name="T2836" style:parent-style-name="Policepardéfaut" style:family="text">
      <style:text-properties style:font-size-complex="11pt"/>
    </style:style>
    <style:style style:name="T2837" style:parent-style-name="Policepardéfaut" style:family="text">
      <style:text-properties style:font-size-complex="11pt"/>
    </style:style>
    <style:style style:name="T2838" style:parent-style-name="pb" style:family="text">
      <style:text-properties style:text-position="0% 100%"/>
    </style:style>
    <style:style style:name="T2839" style:parent-style-name="Policepardéfaut" style:family="text">
      <style:text-properties fo:font-style="italic" style:font-style-asian="italic"/>
    </style:style>
    <style:style style:name="T2840" style:parent-style-name="Policepardéfaut" style:family="text">
      <style:text-properties style:font-name-complex="Times New Roman" style:font-size-complex="10pt"/>
    </style:style>
    <style:style style:name="T2841" style:parent-style-name="Policepardéfaut" style:family="text">
      <style:text-properties style:font-name-complex="Times New Roman" style:font-size-complex="10pt"/>
    </style:style>
    <style:style style:name="T2842" style:parent-style-name="Policepardéfaut" style:family="text">
      <style:text-properties style:font-name-complex="Times New Roman" style:font-size-complex="10pt"/>
    </style:style>
    <style:style style:name="T2843" style:parent-style-name="Policepardéfaut" style:family="text">
      <style:text-properties style:font-name-complex="Times New Roman" style:font-size-complex="10pt"/>
    </style:style>
    <style:style style:name="T2844" style:parent-style-name="Policepardéfaut" style:family="text">
      <style:text-properties style:font-name-complex="Times New Roman" style:font-size-complex="10pt"/>
    </style:style>
    <style:style style:name="T2845" style:parent-style-name="pb" style:family="text">
      <style:text-properties style:text-position="0% 100%"/>
    </style:style>
    <style:style style:name="T2846" style:parent-style-name="Policepardéfaut" style:family="text">
      <style:text-properties fo:font-style="italic" style:font-style-asian="italic"/>
    </style:style>
    <style:style style:name="T2847" style:parent-style-name="Policepardéfaut" style:family="text">
      <style:text-properties fo:font-style="italic" style:font-style-asian="italic"/>
    </style:style>
    <style:style style:name="T2848" style:parent-style-name="Policepardéfaut" style:family="text">
      <style:text-properties fo:font-style="italic" style:font-style-asian="italic"/>
    </style:style>
    <style:style style:name="T2849" style:parent-style-name="Policepardéfaut" style:family="text">
      <style:text-properties fo:font-style="italic" style:font-style-asian="italic"/>
    </style:style>
    <style:style style:name="T2850" style:parent-style-name="Policepardéfaut" style:family="text">
      <style:text-properties fo:font-style="italic" style:font-style-asian="italic"/>
    </style:style>
    <style:style style:name="T2851" style:parent-style-name="Policepardéfaut" style:family="text">
      <style:text-properties fo:font-style="italic" style:font-style-asian="italic"/>
    </style:style>
    <style:style style:name="T2852" style:parent-style-name="pb" style:family="text">
      <style:text-properties style:text-position="0% 100%"/>
    </style:style>
    <style:style style:name="T2853" style:parent-style-name="pb" style:family="text">
      <style:text-properties style:text-position="0% 100%"/>
    </style:style>
    <style:style style:name="T2854" style:parent-style-name="Policepardéfaut" style:family="text">
      <style:text-properties fo:font-style="italic" style:font-style-asian="italic"/>
    </style:style>
    <style:style style:name="T2855" style:parent-style-name="pb" style:family="text">
      <style:text-properties style:text-position="0% 100%"/>
    </style:style>
    <style:style style:name="P2856" style:parent-style-name="Corpsdetexte" style:family="paragraph">
      <style:paragraph-properties fo:text-indent="0.1666in"/>
    </style:style>
    <style:style style:name="T2857" style:parent-style-name="Policepardéfaut" style:family="text">
      <style:text-properties style:font-name-complex="Times New Roman"/>
    </style:style>
    <style:style style:name="T2858" style:parent-style-name="Policepardéfaut" style:family="text">
      <style:text-properties style:font-name-complex="Times New Roman"/>
    </style:style>
    <style:style style:name="T2859" style:parent-style-name="Policepardéfaut" style:family="text">
      <style:text-properties style:font-name-complex="Times New Roman"/>
    </style:style>
    <style:style style:name="T2860" style:parent-style-name="Policepardéfaut" style:family="text">
      <style:text-properties style:font-name-complex="Times New Roman"/>
    </style:style>
    <style:style style:name="T2861" style:parent-style-name="Policepardéfaut" style:family="text">
      <style:text-properties style:font-name-complex="Times New Roman" fo:font-style="italic" style:font-style-asian="italic"/>
    </style:style>
    <style:style style:name="T2862" style:parent-style-name="Policepardéfaut" style:family="text">
      <style:text-properties style:font-name-complex="Times New Roman"/>
    </style:style>
    <style:style style:name="T2863" style:parent-style-name="Policepardéfaut" style:family="text">
      <style:text-properties style:font-name-complex="Times New Roman"/>
    </style:style>
    <style:style style:name="T2864" style:parent-style-name="Policepardéfaut" style:family="text">
      <style:text-properties style:font-name-complex="Times New Roman"/>
    </style:style>
    <style:style style:name="T2865" style:parent-style-name="Policepardéfaut" style:family="text">
      <style:text-properties style:font-name-complex="Times New Roman"/>
    </style:style>
    <style:style style:name="T2866" style:parent-style-name="Policepardéfaut" style:family="text">
      <style:text-properties style:font-name-complex="Times New Roman"/>
    </style:style>
    <style:style style:name="T2867" style:parent-style-name="Policepardéfaut" style:family="text">
      <style:text-properties style:font-name-complex="Times New Roman"/>
    </style:style>
    <style:style style:name="T2868" style:parent-style-name="Policepardéfaut" style:family="text">
      <style:text-properties style:font-name-complex="Times New Roman"/>
    </style:style>
    <style:style style:name="T2869" style:parent-style-name="Policepardéfaut" style:family="text">
      <style:text-properties style:font-name-complex="Times New Roman"/>
    </style:style>
    <style:style style:name="T2870" style:parent-style-name="Policepardéfaut" style:family="text">
      <style:text-properties style:font-name-complex="Times New Roman"/>
    </style:style>
    <style:style style:name="T2871" style:parent-style-name="Policepardéfaut" style:family="text">
      <style:text-properties style:font-name-complex="Times New Roman"/>
    </style:style>
    <style:style style:name="T2872" style:parent-style-name="Policepardéfaut" style:family="text">
      <style:text-properties style:font-name-complex="Times New Roman"/>
    </style:style>
    <style:style style:name="T2873" style:parent-style-name="Policepardéfaut" style:family="text">
      <style:text-properties style:font-name-complex="Times New Roman"/>
    </style:style>
    <style:style style:name="T2874" style:parent-style-name="Policepardéfaut" style:family="text">
      <style:text-properties style:font-name-complex="Times New Roman"/>
    </style:style>
    <style:style style:name="T2875" style:parent-style-name="Policepardéfaut" style:family="text">
      <style:text-properties style:font-name-complex="Times New Roman"/>
    </style:style>
    <style:style style:name="T2876" style:parent-style-name="Policepardéfaut" style:family="text">
      <style:text-properties style:font-name-complex="Times New Roman"/>
    </style:style>
    <style:style style:name="T2877" style:parent-style-name="Policepardéfaut" style:family="text">
      <style:text-properties style:font-name-complex="Times New Roman"/>
    </style:style>
    <style:style style:name="T2878" style:parent-style-name="Policepardéfaut" style:family="text">
      <style:text-properties style:font-name-complex="Times New Roman"/>
    </style:style>
    <style:style style:name="T2879" style:parent-style-name="Policepardéfaut" style:family="text">
      <style:text-properties style:font-name-complex="Times New Roman"/>
    </style:style>
    <style:style style:name="T2880" style:parent-style-name="Policepardéfaut" style:family="text">
      <style:text-properties style:font-name-complex="Times New Roman"/>
    </style:style>
    <style:style style:name="T2881" style:parent-style-name="Policepardéfaut" style:family="text">
      <style:text-properties style:font-name-complex="Times New Roman"/>
    </style:style>
    <style:style style:name="T2882" style:parent-style-name="Policepardéfaut" style:family="text">
      <style:text-properties style:font-name-complex="Times New Roman"/>
    </style:style>
    <style:style style:name="T2883" style:parent-style-name="Policepardéfaut" style:family="text">
      <style:text-properties style:font-name-complex="Times New Roman" fo:font-style="italic" style:font-style-asian="italic"/>
    </style:style>
    <style:style style:name="T2884" style:parent-style-name="Policepardéfaut" style:family="text">
      <style:text-properties style:font-name-complex="Times New Roman"/>
    </style:style>
    <style:style style:name="T2885" style:parent-style-name="Policepardéfaut" style:family="text">
      <style:text-properties style:font-name-complex="Times New Roman"/>
    </style:style>
    <style:style style:name="T2886" style:parent-style-name="Policepardéfaut" style:family="text">
      <style:text-properties fo:font-style="italic" style:font-style-asian="italic"/>
    </style:style>
    <style:style style:name="T2887" style:parent-style-name="Policepardéfaut" style:family="text">
      <style:text-properties fo:font-style="italic" style:font-style-asian="italic"/>
    </style:style>
    <style:style style:name="T2888" style:parent-style-name="Policepardéfaut" style:family="text">
      <style:text-properties style:font-name-complex="Times New Roman" style:font-size-complex="10pt"/>
    </style:style>
    <style:style style:name="T2889" style:parent-style-name="Policepardéfaut" style:family="text">
      <style:text-properties style:font-name-complex="Times New Roman" style:font-size-complex="10pt"/>
    </style:style>
    <style:style style:name="T2890" style:parent-style-name="Policepardéfaut" style:family="text">
      <style:text-properties style:font-name-complex="Times New Roman" style:font-size-complex="10pt"/>
    </style:style>
    <style:style style:name="T2891" style:parent-style-name="Policepardéfaut" style:family="text">
      <style:text-properties style:font-name-complex="Times New Roman" fo:font-style="italic" style:font-style-asian="italic" style:font-size-complex="10pt"/>
    </style:style>
    <style:style style:name="T2892" style:parent-style-name="Policepardéfaut" style:family="text">
      <style:text-properties style:font-name-complex="Times New Roman" style:font-size-complex="10pt"/>
    </style:style>
    <style:style style:name="P2893" style:parent-style-name="Corpsdetexte" style:family="paragraph">
      <style:paragraph-properties fo:text-indent="0.1666in"/>
    </style:style>
    <style:style style:name="T2894" style:parent-style-name="Policepardéfaut" style:family="text">
      <style:text-properties style:font-name-complex="Times New Roman"/>
    </style:style>
    <style:style style:name="T2895" style:parent-style-name="Policepardéfaut" style:family="text">
      <style:text-properties style:font-name-complex="Times New Roman"/>
    </style:style>
    <style:style style:name="T2896" style:parent-style-name="Policepardéfaut" style:family="text">
      <style:text-properties style:font-name-complex="Times New Roman"/>
    </style:style>
    <style:style style:name="T2897" style:parent-style-name="Policepardéfaut" style:family="text">
      <style:text-properties style:font-name-complex="Times New Roman"/>
    </style:style>
    <style:style style:name="T2898" style:parent-style-name="Policepardéfaut" style:family="text">
      <style:text-properties style:font-name-complex="Times New Roman"/>
    </style:style>
    <style:style style:name="T2899" style:parent-style-name="Policepardéfaut" style:family="text">
      <style:text-properties style:font-name-complex="Times New Roman"/>
    </style:style>
    <style:style style:name="T2900" style:parent-style-name="Policepardéfaut" style:family="text">
      <style:text-properties style:font-name-complex="Times New Roman" fo:font-style="italic" style:font-style-asian="italic"/>
    </style:style>
    <style:style style:name="T2901" style:parent-style-name="Policepardéfaut" style:family="text">
      <style:text-properties style:font-name-complex="Times New Roman"/>
    </style:style>
    <style:style style:name="T2902" style:parent-style-name="Policepardéfaut" style:family="text">
      <style:text-properties style:font-name-complex="Times New Roman"/>
    </style:style>
    <style:style style:name="T2903" style:parent-style-name="Policepardéfaut" style:family="text">
      <style:text-properties style:font-name-complex="Times New Roman"/>
    </style:style>
    <style:style style:name="T2904" style:parent-style-name="Policepardéfaut" style:family="text">
      <style:text-properties style:font-name-complex="Times New Roman"/>
    </style:style>
    <style:style style:name="T2905" style:parent-style-name="Policepardéfaut" style:family="text">
      <style:text-properties style:font-name-complex="Times New Roman"/>
    </style:style>
    <style:style style:name="T2906" style:parent-style-name="Policepardéfaut" style:family="text">
      <style:text-properties style:font-name-complex="Times New Roman"/>
    </style:style>
    <style:style style:name="T2907" style:parent-style-name="Policepardéfaut" style:family="text">
      <style:text-properties style:font-name-complex="Times New Roman"/>
    </style:style>
    <style:style style:name="T2908" style:parent-style-name="Policepardéfaut" style:family="text">
      <style:text-properties style:font-name-complex="Times New Roman"/>
    </style:style>
    <style:style style:name="T2909" style:parent-style-name="Policepardéfaut" style:family="text">
      <style:text-properties style:font-name-complex="Times New Roman"/>
    </style:style>
    <style:style style:name="T2910" style:parent-style-name="Policepardéfaut" style:family="text">
      <style:text-properties style:font-name-complex="Times New Roman"/>
    </style:style>
    <style:style style:name="T2911" style:parent-style-name="Policepardéfaut" style:family="text">
      <style:text-properties style:font-name-complex="Times New Roman"/>
    </style:style>
    <style:style style:name="T2912" style:parent-style-name="Policepardéfaut" style:family="text">
      <style:text-properties style:font-name-complex="Times New Roman"/>
    </style:style>
    <style:style style:name="T2913" style:parent-style-name="Policepardéfaut" style:family="text">
      <style:text-properties style:font-name-complex="Times New Roman"/>
    </style:style>
    <style:style style:name="T2914" style:parent-style-name="Policepardéfaut" style:family="text">
      <style:text-properties style:font-name-complex="Times New Roman"/>
    </style:style>
    <style:style style:name="T2915" style:parent-style-name="Policepardéfaut" style:family="text">
      <style:text-properties style:font-name-complex="Times New Roman"/>
    </style:style>
    <style:style style:name="T2916" style:parent-style-name="Policepardéfaut" style:family="text">
      <style:text-properties style:font-name-complex="Times New Roman"/>
    </style:style>
    <style:style style:name="T2917" style:parent-style-name="Policepardéfaut" style:family="text">
      <style:text-properties style:font-name-complex="Times New Roman"/>
    </style:style>
    <style:style style:name="T2918" style:parent-style-name="Policepardéfaut" style:family="text">
      <style:text-properties style:font-name-complex="Times New Roman"/>
    </style:style>
    <style:style style:name="T2919" style:parent-style-name="Policepardéfaut" style:family="text">
      <style:text-properties style:font-name-complex="Times New Roman"/>
    </style:style>
    <style:style style:name="T2920" style:parent-style-name="Policepardéfaut" style:family="text">
      <style:text-properties style:font-name-complex="Times New Roman"/>
    </style:style>
    <style:style style:name="T2921" style:parent-style-name="Policepardéfaut" style:family="text">
      <style:text-properties style:font-name-complex="Times New Roman"/>
    </style:style>
    <style:style style:name="T2922" style:parent-style-name="Policepardéfaut" style:family="text">
      <style:text-properties style:font-name-complex="Times New Roman"/>
    </style:style>
    <style:style style:name="T2923" style:parent-style-name="Policepardéfaut" style:family="text">
      <style:text-properties style:font-name-complex="Times New Roman"/>
    </style:style>
    <style:style style:name="T2924" style:parent-style-name="Policepardéfaut" style:family="text">
      <style:text-properties style:font-name-complex="Times New Roman"/>
    </style:style>
    <style:style style:name="T2925" style:parent-style-name="Policepardéfaut" style:family="text">
      <style:text-properties style:font-name-complex="Times New Roman"/>
    </style:style>
    <style:style style:name="T2926" style:parent-style-name="Policepardéfaut" style:family="text">
      <style:text-properties style:font-name-complex="Times New Roman"/>
    </style:style>
    <style:style style:name="T2927" style:parent-style-name="Policepardéfaut" style:family="text">
      <style:text-properties style:font-name-complex="Times New Roman"/>
    </style:style>
    <style:style style:name="T2928" style:parent-style-name="Policepardéfaut" style:family="text">
      <style:text-properties style:font-name-complex="Times New Roman"/>
    </style:style>
    <style:style style:name="T2929" style:parent-style-name="Policepardéfaut" style:family="text">
      <style:text-properties style:font-name-complex="Times New Roman"/>
    </style:style>
    <style:style style:name="T2930" style:parent-style-name="Policepardéfaut" style:family="text">
      <style:text-properties style:font-name-complex="Times New Roman"/>
    </style:style>
    <style:style style:name="T2931" style:parent-style-name="Policepardéfaut" style:family="text">
      <style:text-properties style:font-name-complex="Times New Roman"/>
    </style:style>
    <style:style style:name="T2932" style:parent-style-name="Policepardéfaut" style:family="text">
      <style:text-properties style:font-name-complex="Times New Roman"/>
    </style:style>
    <style:style style:name="T2933" style:parent-style-name="Policepardéfaut" style:family="text">
      <style:text-properties style:font-name-complex="Times New Roman"/>
    </style:style>
    <style:style style:name="T2934" style:parent-style-name="Policepardéfaut" style:family="text">
      <style:text-properties style:font-name-complex="Times New Roman"/>
    </style:style>
    <style:style style:name="T2935" style:parent-style-name="Policepardéfaut" style:family="text">
      <style:text-properties style:font-name-complex="Times New Roman"/>
    </style:style>
    <style:style style:name="T2936" style:parent-style-name="Policepardéfaut" style:family="text">
      <style:text-properties style:font-name-complex="Times New Roman"/>
    </style:style>
    <style:style style:name="T2937" style:parent-style-name="Policepardéfaut" style:family="text">
      <style:text-properties style:font-name-complex="Times New Roman"/>
    </style:style>
    <style:style style:name="T2938" style:parent-style-name="Policepardéfaut" style:family="text">
      <style:text-properties style:font-name-complex="Times New Roman"/>
    </style:style>
    <style:style style:name="T2939" style:parent-style-name="Policepardéfaut" style:family="text">
      <style:text-properties style:font-name-complex="Times New Roman"/>
    </style:style>
    <style:style style:name="P2940" style:parent-style-name="label" style:family="paragraph">
      <style:text-properties fo:font-style="italic" style:font-style-asian="italic" fo:font-variant="normal"/>
    </style:style>
    <style:style style:name="T2941" style:parent-style-name="Policepardéfaut" style:family="text">
      <style:text-properties fo:font-style="italic" style:font-style-asian="italic"/>
    </style:style>
    <style:style style:name="T2942" style:parent-style-name="Policepardéfaut" style:family="text">
      <style:text-properties style:font-size-complex="11pt"/>
    </style:style>
    <style:style style:name="T2943" style:parent-style-name="Policepardéfaut" style:family="text">
      <style:text-properties fo:font-style="italic" style:font-style-asian="italic"/>
    </style:style>
    <style:style style:name="T2944" style:parent-style-name="pb" style:family="text">
      <style:text-properties style:font-size-complex="11pt"/>
    </style:style>
    <style:style style:name="T2945" style:parent-style-name="pb" style:family="text">
      <style:text-properties style:font-size-complex="11pt"/>
    </style:style>
    <style:style style:name="T2946" style:parent-style-name="pb" style:family="text">
      <style:text-properties style:font-size-complex="11pt"/>
    </style:style>
    <style:style style:name="T2947" style:parent-style-name="pb" style:family="text">
      <style:text-properties style:text-position="0% 100%"/>
    </style:style>
    <style:style style:name="T2948" style:parent-style-name="Policepardéfaut" style:family="text">
      <style:text-properties fo:font-style="italic" style:font-style-asian="italic"/>
    </style:style>
    <style:style style:name="T2949" style:parent-style-name="Policepardéfaut" style:family="text">
      <style:text-properties style:font-name-complex="Times New Roman"/>
    </style:style>
    <style:style style:name="T2950" style:parent-style-name="Policepardéfaut" style:family="text">
      <style:text-properties style:font-name-complex="Times New Roman"/>
    </style:style>
    <style:style style:name="T2951" style:parent-style-name="Policepardéfaut" style:family="text">
      <style:text-properties style:font-name-complex="Times New Roman"/>
    </style:style>
    <style:style style:name="T2952" style:parent-style-name="Policepardéfaut" style:family="text">
      <style:text-properties style:font-name-complex="Times New Roman" style:text-position="super 63.6%"/>
    </style:style>
    <style:style style:name="T2953" style:parent-style-name="Policepardéfaut" style:family="text">
      <style:text-properties style:font-name-complex="Times New Roman"/>
    </style:style>
    <style:style style:name="T2954" style:parent-style-name="Policepardéfaut" style:family="text">
      <style:text-properties style:font-name-complex="Times New Roman"/>
    </style:style>
    <style:style style:name="P2955" style:parent-style-name="quote.l" style:family="paragraph">
      <style:text-properties style:font-size-complex="11pt"/>
    </style:style>
    <style:style style:name="P2956" style:parent-style-name="quote.l" style:family="paragraph">
      <style:text-properties style:font-size-complex="11pt"/>
    </style:style>
    <style:style style:name="P2957" style:parent-style-name="quote.l" style:family="paragraph">
      <style:text-properties style:font-size-complex="11pt"/>
    </style:style>
    <style:style style:name="P2958" style:parent-style-name="quote.l" style:family="paragraph">
      <style:text-properties style:font-size-complex="11pt"/>
    </style:style>
    <style:style style:name="T2959" style:parent-style-name="pb" style:family="text">
      <style:text-properties style:font-size-complex="11pt"/>
    </style:style>
    <style:style style:name="T2960" style:parent-style-name="pb" style:family="text">
      <style:text-properties style:font-size-complex="11pt"/>
    </style:style>
    <style:style style:name="T2961" style:parent-style-name="pb" style:family="text">
      <style:text-properties style:font-size-complex="11pt"/>
    </style:style>
    <style:style style:name="T2962" style:parent-style-name="pb" style:family="text">
      <style:text-properties style:text-position="0% 100%"/>
    </style:style>
    <style:style style:name="T2963" style:parent-style-name="Policepardéfaut" style:family="text">
      <style:text-properties style:font-size-complex="11pt"/>
    </style:style>
    <style:style style:name="T2964" style:parent-style-name="Policepardéfaut" style:family="text">
      <style:text-properties style:font-size-complex="11pt"/>
    </style:style>
    <style:style style:name="T2965" style:parent-style-name="Policepardéfaut" style:family="text">
      <style:text-properties style:font-size-complex="11pt"/>
    </style:style>
    <style:style style:name="T2966" style:parent-style-name="Policepardéfaut" style:family="text">
      <style:text-properties style:font-size-complex="11pt"/>
    </style:style>
    <style:style style:name="T2967" style:parent-style-name="Policepardéfaut" style:family="text">
      <style:text-properties style:font-size-complex="11pt"/>
    </style:style>
    <style:style style:name="T2968" style:parent-style-name="Policepardéfaut" style:family="text">
      <style:text-properties style:font-size-complex="11pt"/>
    </style:style>
    <style:style style:name="T2969" style:parent-style-name="Policepardéfaut" style:family="text">
      <style:text-properties style:font-size-complex="11pt"/>
    </style:style>
    <style:style style:name="T2970" style:parent-style-name="Policepardéfaut" style:family="text">
      <style:text-properties style:font-size-complex="11pt"/>
    </style:style>
    <style:style style:name="T2971" style:parent-style-name="Policepardéfaut" style:family="text">
      <style:text-properties style:font-size-complex="11pt"/>
    </style:style>
    <style:style style:name="T2972" style:parent-style-name="Policepardéfaut" style:family="text">
      <style:text-properties style:font-size-complex="11pt"/>
    </style:style>
    <style:style style:name="T2973" style:parent-style-name="Policepardéfaut" style:family="text">
      <style:text-properties style:font-size-complex="11pt"/>
    </style:style>
    <style:style style:name="P2974" style:parent-style-name="quote.l" style:family="paragraph">
      <style:text-properties style:font-size-complex="11pt"/>
    </style:style>
    <style:style style:name="P2975" style:parent-style-name="quote.l" style:family="paragraph">
      <style:text-properties style:font-size-complex="11pt"/>
    </style:style>
    <style:style style:name="P2976" style:parent-style-name="quote.l" style:family="paragraph">
      <style:text-properties style:font-size-complex="11pt"/>
    </style:style>
    <style:style style:name="P2977" style:parent-style-name="quote.l" style:family="paragraph">
      <style:text-properties style:font-size-complex="11pt"/>
    </style:style>
    <style:style style:name="T2978" style:parent-style-name="Policepardéfaut" style:family="text">
      <style:text-properties style:font-size-complex="11pt"/>
    </style:style>
    <style:style style:name="T2979" style:parent-style-name="Policepardéfaut" style:family="text">
      <style:text-properties style:font-size-complex="11pt"/>
    </style:style>
    <style:style style:name="T2980" style:parent-style-name="Policepardéfaut" style:family="text">
      <style:text-properties style:font-size-complex="11pt"/>
    </style:style>
    <style:style style:name="T2981" style:parent-style-name="Policepardéfaut" style:family="text">
      <style:text-properties style:font-size-complex="11pt"/>
    </style:style>
    <style:style style:name="T2982" style:parent-style-name="Policepardéfaut" style:family="text">
      <style:text-properties style:font-size-complex="11pt"/>
    </style:style>
    <style:style style:name="T2983" style:parent-style-name="Policepardéfaut" style:family="text">
      <style:text-properties style:font-size-complex="11pt"/>
    </style:style>
    <style:style style:name="T2984" style:parent-style-name="Policepardéfaut" style:family="text">
      <style:text-properties style:font-size-complex="11pt"/>
    </style:style>
    <style:style style:name="T2985" style:parent-style-name="Policepardéfaut" style:family="text">
      <style:text-properties style:font-size-complex="11pt"/>
    </style:style>
    <style:style style:name="T2986" style:parent-style-name="Policepardéfaut" style:family="text">
      <style:text-properties style:font-size-complex="11pt"/>
    </style:style>
    <style:style style:name="T2987" style:parent-style-name="Policepardéfaut" style:family="text">
      <style:text-properties style:font-size-complex="11pt"/>
    </style:style>
    <style:style style:name="T2988" style:parent-style-name="Policepardéfaut" style:family="text">
      <style:text-properties style:font-name-complex="Times New Roman"/>
    </style:style>
    <style:style style:name="T2989" style:parent-style-name="pb" style:family="text">
      <style:text-properties style:text-position="0% 100%"/>
    </style:style>
    <style:style style:name="T2990" style:parent-style-name="Policepardéfaut" style:family="text">
      <style:text-properties style:font-name-complex="Times New Roman"/>
    </style:style>
    <style:style style:name="T2991" style:parent-style-name="Policepardéfaut" style:family="text">
      <style:text-properties style:font-name-complex="Times New Roman"/>
    </style:style>
    <style:style style:name="T2992" style:parent-style-name="Policepardéfaut" style:family="text">
      <style:text-properties style:font-name-complex="Times New Roman"/>
    </style:style>
    <style:style style:name="T2993" style:parent-style-name="Policepardéfaut" style:family="text">
      <style:text-properties style:font-name-complex="Times New Roman"/>
    </style:style>
    <style:style style:name="T2994" style:parent-style-name="Policepardéfaut" style:family="text">
      <style:text-properties style:font-name-complex="Times New Roman"/>
    </style:style>
    <style:style style:name="T2995" style:parent-style-name="Policepardéfaut" style:family="text">
      <style:text-properties style:font-name-complex="Times New Roman"/>
    </style:style>
    <style:style style:name="T2996" style:parent-style-name="Policepardéfaut" style:family="text">
      <style:text-properties style:font-name-complex="Times New Roman"/>
    </style:style>
    <style:style style:name="T2997" style:parent-style-name="Policepardéfaut" style:family="text">
      <style:text-properties style:font-name-complex="Times New Roman"/>
    </style:style>
    <style:style style:name="T2998" style:parent-style-name="Policepardéfaut" style:family="text">
      <style:text-properties style:font-name-complex="Times New Roman"/>
    </style:style>
    <style:style style:name="T2999" style:parent-style-name="Policepardéfaut" style:family="text">
      <style:text-properties style:font-name-complex="Times New Roman"/>
    </style:style>
    <style:style style:name="T3000" style:parent-style-name="Policepardéfaut" style:family="text">
      <style:text-properties style:font-name-complex="Times New Roman"/>
    </style:style>
    <style:style style:name="T3001" style:parent-style-name="Policepardéfaut" style:family="text">
      <style:text-properties style:font-name-complex="Times New Roman"/>
    </style:style>
    <style:style style:name="T3002" style:parent-style-name="Policepardéfaut" style:family="text">
      <style:text-properties style:font-name-complex="Times New Roman"/>
    </style:style>
    <style:style style:name="T3003" style:parent-style-name="Policepardéfaut" style:family="text">
      <style:text-properties style:font-name-complex="Times New Roman"/>
    </style:style>
    <style:style style:name="T3004" style:parent-style-name="Policepardéfaut" style:family="text">
      <style:text-properties style:font-name-complex="Times New Roman"/>
    </style:style>
    <style:style style:name="T3005" style:parent-style-name="Policepardéfaut" style:family="text">
      <style:text-properties style:font-name-complex="Times New Roman"/>
    </style:style>
    <style:style style:name="T3006" style:parent-style-name="Policepardéfaut" style:family="text">
      <style:text-properties style:font-name-complex="Times New Roman"/>
    </style:style>
    <style:style style:name="T3007" style:parent-style-name="Policepardéfaut" style:family="text">
      <style:text-properties style:font-name-complex="Times New Roman"/>
    </style:style>
    <style:style style:name="T3008" style:parent-style-name="Policepardéfaut" style:family="text">
      <style:text-properties style:font-name-complex="Times New Roman"/>
    </style:style>
    <style:style style:name="T3009" style:parent-style-name="Policepardéfaut" style:family="text">
      <style:text-properties style:font-name-complex="Times New Roman"/>
    </style:style>
    <style:style style:name="T3010" style:parent-style-name="Policepardéfaut" style:family="text">
      <style:text-properties style:font-name-complex="Times New Roman"/>
    </style:style>
    <style:style style:name="T3011" style:parent-style-name="Policepardéfaut" style:family="text">
      <style:text-properties style:font-name-complex="Times New Roman"/>
    </style:style>
    <style:style style:name="T3012" style:parent-style-name="Policepardéfaut" style:family="text">
      <style:text-properties style:font-name-complex="Times New Roman"/>
    </style:style>
    <style:style style:name="T3013" style:parent-style-name="Policepardéfaut" style:family="text">
      <style:text-properties style:font-name-complex="Times New Roman"/>
    </style:style>
    <style:style style:name="T3014" style:parent-style-name="Policepardéfaut" style:family="text">
      <style:text-properties style:font-name-complex="Times New Roman"/>
    </style:style>
    <style:style style:name="T3015" style:parent-style-name="Policepardéfaut" style:family="text">
      <style:text-properties style:font-name-complex="Times New Roman"/>
    </style:style>
    <style:style style:name="T3016" style:parent-style-name="Policepardéfaut" style:family="text">
      <style:text-properties style:font-name-complex="Times New Roman"/>
    </style:style>
    <style:style style:name="T3017" style:parent-style-name="Policepardéfaut" style:family="text">
      <style:text-properties style:font-name-complex="Times New Roman"/>
    </style:style>
    <style:style style:name="T3018" style:parent-style-name="Policepardéfaut" style:family="text">
      <style:text-properties style:font-name-complex="Times New Roman"/>
    </style:style>
    <style:style style:name="T3019" style:parent-style-name="Policepardéfaut" style:family="text">
      <style:text-properties style:font-name-complex="Times New Roman"/>
    </style:style>
    <style:style style:name="T3020" style:parent-style-name="Policepardéfaut" style:family="text">
      <style:text-properties style:font-name-complex="Times New Roman"/>
    </style:style>
    <style:style style:name="T3021" style:parent-style-name="Policepardéfaut" style:family="text">
      <style:text-properties style:font-name-complex="Times New Roman"/>
    </style:style>
    <style:style style:name="T3022" style:parent-style-name="Policepardéfaut" style:family="text">
      <style:text-properties style:font-name-complex="Times New Roman"/>
    </style:style>
    <style:style style:name="T3023" style:parent-style-name="Policepardéfaut" style:family="text">
      <style:text-properties style:font-name-complex="Times New Roman"/>
    </style:style>
    <style:style style:name="T3024" style:parent-style-name="Policepardéfaut" style:family="text">
      <style:text-properties style:font-name-complex="Times New Roman"/>
    </style:style>
    <style:style style:name="T3025" style:parent-style-name="Policepardéfaut" style:family="text">
      <style:text-properties style:font-name-complex="Times New Roman"/>
    </style:style>
    <style:style style:name="T3026" style:parent-style-name="Policepardéfaut" style:family="text">
      <style:text-properties style:font-name-complex="Times New Roman"/>
    </style:style>
    <style:style style:name="T3027" style:parent-style-name="Policepardéfaut" style:family="text">
      <style:text-properties style:font-name-complex="Times New Roman"/>
    </style:style>
    <style:style style:name="T3028" style:parent-style-name="Policepardéfaut" style:family="text">
      <style:text-properties style:font-name-complex="Times New Roman"/>
    </style:style>
    <style:style style:name="T3029" style:parent-style-name="Policepardéfaut" style:family="text">
      <style:text-properties style:font-name-complex="Times New Roman"/>
    </style:style>
    <style:style style:name="T3030" style:parent-style-name="Policepardéfaut" style:family="text">
      <style:text-properties style:font-name-complex="Times New Roman"/>
    </style:style>
    <style:style style:name="T3031" style:parent-style-name="Policepardéfaut" style:family="text">
      <style:text-properties style:font-name-complex="Times New Roman"/>
    </style:style>
    <style:style style:name="T3032" style:parent-style-name="Policepardéfaut" style:family="text">
      <style:text-properties style:font-name-complex="Times New Roman"/>
    </style:style>
    <style:style style:name="T3033" style:parent-style-name="Policepardéfaut" style:family="text">
      <style:text-properties style:font-name-complex="Times New Roman"/>
    </style:style>
    <style:style style:name="T3034" style:parent-style-name="Policepardéfaut" style:family="text">
      <style:text-properties style:font-name-complex="Times New Roman"/>
    </style:style>
    <style:style style:name="T3035" style:parent-style-name="Policepardéfaut" style:family="text">
      <style:text-properties style:font-name-complex="Times New Roman"/>
    </style:style>
    <style:style style:name="T3036" style:parent-style-name="Policepardéfaut" style:family="text">
      <style:text-properties style:font-name-complex="Times New Roman"/>
    </style:style>
    <style:style style:name="T3037" style:parent-style-name="Policepardéfaut" style:family="text">
      <style:text-properties style:font-name-complex="Times New Roman"/>
    </style:style>
    <style:style style:name="T3038" style:parent-style-name="Policepardéfaut" style:family="text">
      <style:text-properties style:font-name-complex="Times New Roman"/>
    </style:style>
    <style:style style:name="T3039" style:parent-style-name="Policepardéfaut" style:family="text">
      <style:text-properties style:font-name-complex="Times New Roman"/>
    </style:style>
    <style:style style:name="T3040" style:parent-style-name="Policepardéfaut" style:family="text">
      <style:text-properties style:font-name-complex="Times New Roman"/>
    </style:style>
    <style:style style:name="T3041" style:parent-style-name="Policepardéfaut" style:family="text">
      <style:text-properties style:font-name-complex="Times New Roman"/>
    </style:style>
    <style:style style:name="T3042" style:parent-style-name="Policepardéfaut" style:family="text">
      <style:text-properties style:font-name-complex="Times New Roman"/>
    </style:style>
    <style:style style:name="T3043" style:parent-style-name="Policepardéfaut" style:family="text">
      <style:text-properties style:font-name-complex="Times New Roman"/>
    </style:style>
    <style:style style:name="T3044" style:parent-style-name="Policepardéfaut" style:family="text">
      <style:text-properties style:font-name-complex="Times New Roman"/>
    </style:style>
    <style:style style:name="T3045" style:parent-style-name="Policepardéfaut" style:family="text">
      <style:text-properties style:font-name-complex="Times New Roman"/>
    </style:style>
    <style:style style:name="T3046" style:parent-style-name="Policepardéfaut" style:family="text">
      <style:text-properties style:font-name-complex="Times New Roman"/>
    </style:style>
    <style:style style:name="T3047" style:parent-style-name="Policepardéfaut" style:family="text">
      <style:text-properties style:font-name-complex="Times New Roman"/>
    </style:style>
    <style:style style:name="T3048" style:parent-style-name="Policepardéfaut" style:family="text">
      <style:text-properties style:font-name-complex="Times New Roman"/>
    </style:style>
    <style:style style:name="T3049" style:parent-style-name="Policepardéfaut" style:family="text">
      <style:text-properties fo:font-style="italic" style:font-style-asian="italic"/>
    </style:style>
    <style:style style:name="T3050" style:parent-style-name="quote.c" style:family="text">
      <style:text-properties fo:font-style="italic" style:font-style-asian="italic"/>
    </style:style>
    <style:style style:name="T3051" style:parent-style-name="quote.c" style:family="text">
      <style:text-properties fo:font-style="italic" style:font-style-asian="italic"/>
    </style:style>
    <style:style style:name="T3052" style:parent-style-name="quote.c" style:family="text">
      <style:text-properties fo:font-style="italic" style:font-style-asian="italic"/>
    </style:style>
    <style:style style:name="T3053" style:parent-style-name="quote.c" style:family="text">
      <style:text-properties fo:font-style="italic" style:font-style-asian="italic"/>
    </style:style>
    <style:style style:name="T3054" style:parent-style-name="quote.c" style:family="text">
      <style:text-properties fo:font-style="italic" style:font-style-asian="italic"/>
    </style:style>
    <style:style style:name="T3055" style:parent-style-name="quote.c" style:family="text">
      <style:text-properties fo:font-style="italic" style:font-style-asian="italic"/>
    </style:style>
    <style:style style:name="T3056" style:parent-style-name="Policepardéfaut" style:family="text">
      <style:text-properties fo:font-style="italic" style:font-style-asian="italic"/>
    </style:style>
    <style:style style:name="T3057" style:parent-style-name="Policepardéfaut" style:family="text">
      <style:text-properties fo:font-style="italic" style:font-style-asian="italic"/>
    </style:style>
    <style:style style:name="T3058" style:parent-style-name="pb" style:family="text">
      <style:text-properties style:text-position="0% 100%"/>
    </style:style>
    <style:style style:name="T3059" style:parent-style-name="Policepardéfaut" style:family="text">
      <style:text-properties fo:font-style="italic" style:font-style-asian="italic"/>
    </style:style>
    <style:style style:name="T3060" style:parent-style-name="Policepardéfaut" style:family="text">
      <style:text-properties fo:font-style="italic" style:font-style-asian="italic"/>
    </style:style>
    <style:style style:name="T3061" style:parent-style-name="Policepardéfaut" style:family="text">
      <style:text-properties fo:font-style="italic" style:font-style-asian="italic"/>
    </style:style>
    <style:style style:name="P3062" style:parent-style-name="quote" style:family="paragraph">
      <style:paragraph-properties fo:text-indent="0in"/>
    </style:style>
    <style:style style:name="T3063" style:parent-style-name="Policepardéfaut" style:family="text">
      <style:text-properties fo:font-style="italic" style:font-style-asian="italic"/>
    </style:style>
    <style:style style:name="T3064" style:parent-style-name="Policepardéfaut" style:family="text">
      <style:text-properties fo:font-style="italic" style:font-style-asian="italic"/>
    </style:style>
    <style:style style:name="T3065" style:parent-style-name="Policepardéfaut" style:family="text">
      <style:text-properties fo:font-style="italic" style:font-style-asian="italic"/>
    </style:style>
    <style:style style:name="T3066" style:parent-style-name="pb" style:family="text">
      <style:text-properties style:text-position="0% 100%"/>
    </style:style>
    <style:style style:name="T3067" style:parent-style-name="Policepardéfaut" style:family="text">
      <style:text-properties fo:font-style="italic" style:font-style-asian="italic"/>
    </style:style>
    <style:style style:name="T3068" style:parent-style-name="Policepardéfaut" style:family="text">
      <style:text-properties fo:font-style="italic" style:font-style-asian="italic"/>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font-style="italic" style:font-style-asian="italic"/>
    </style:style>
    <style:style style:name="T3072" style:parent-style-name="Policepardéfaut" style:family="text">
      <style:text-properties fo:font-style="italic" style:font-style-asian="italic"/>
    </style:style>
    <style:style style:name="T3073" style:parent-style-name="Policepardéfaut" style:family="text">
      <style:text-properties fo:font-style="italic" style:font-style-asian="italic"/>
    </style:style>
    <style:style style:name="T3074" style:parent-style-name="Policepardéfaut" style:family="text">
      <style:text-properties fo:font-style="italic" style:font-style-asian="italic"/>
    </style:style>
    <style:style style:name="P3075" style:parent-style-name="Corpsdetexte" style:family="paragraph">
      <style:paragraph-properties fo:text-indent="0.1666in"/>
    </style:style>
    <style:style style:name="T3076" style:parent-style-name="Policepardéfaut" style:family="text">
      <style:text-properties style:font-name-complex="Times New Roman"/>
    </style:style>
    <style:style style:name="T3077" style:parent-style-name="Policepardéfaut" style:family="text">
      <style:text-properties style:font-name-complex="Times New Roman"/>
    </style:style>
    <style:style style:name="T3078" style:parent-style-name="Policepardéfaut" style:family="text">
      <style:text-properties style:font-name-complex="Times New Roman"/>
    </style:style>
    <style:style style:name="T3079" style:parent-style-name="Policepardéfaut" style:family="text">
      <style:text-properties style:font-name-complex="Times New Roman"/>
    </style:style>
    <style:style style:name="T3080" style:parent-style-name="Policepardéfaut" style:family="text">
      <style:text-properties style:font-name-complex="Times New Roman"/>
    </style:style>
    <style:style style:name="T3081" style:parent-style-name="Policepardéfaut" style:family="text">
      <style:text-properties style:font-name-complex="Times New Roman"/>
    </style:style>
    <style:style style:name="T3082" style:parent-style-name="Policepardéfaut" style:family="text">
      <style:text-properties style:font-name-complex="Times New Roman"/>
    </style:style>
    <style:style style:name="T3083" style:parent-style-name="Policepardéfaut" style:family="text">
      <style:text-properties style:font-name-complex="Times New Roman"/>
    </style:style>
    <style:style style:name="T3084" style:parent-style-name="Policepardéfaut" style:family="text">
      <style:text-properties style:font-name-complex="Times New Roman"/>
    </style:style>
    <style:style style:name="T3085" style:parent-style-name="Policepardéfaut" style:family="text">
      <style:text-properties style:font-name-complex="Times New Roman"/>
    </style:style>
    <style:style style:name="T3086" style:parent-style-name="Policepardéfaut" style:family="text">
      <style:text-properties style:font-name-complex="Times New Roman"/>
    </style:style>
    <style:style style:name="T3087" style:parent-style-name="Policepardéfaut" style:family="text">
      <style:text-properties style:font-name-complex="Times New Roman"/>
    </style:style>
    <style:style style:name="T3088" style:parent-style-name="Policepardéfaut" style:family="text">
      <style:text-properties style:font-name-complex="Times New Roman"/>
    </style:style>
    <style:style style:name="T3089" style:parent-style-name="Policepardéfaut" style:family="text">
      <style:text-properties style:font-name-complex="Times New Roman"/>
    </style:style>
    <style:style style:name="T3090" style:parent-style-name="Policepardéfaut" style:family="text">
      <style:text-properties style:font-name-complex="Times New Roman"/>
    </style:style>
    <style:style style:name="T3091" style:parent-style-name="Policepardéfaut" style:family="text">
      <style:text-properties style:font-name-complex="Times New Roman"/>
    </style:style>
    <style:style style:name="T3092" style:parent-style-name="Policepardéfaut" style:family="text">
      <style:text-properties style:font-name-complex="Times New Roman"/>
    </style:style>
    <style:style style:name="T3093" style:parent-style-name="Policepardéfaut" style:family="text">
      <style:text-properties style:font-name-complex="Times New Roman"/>
    </style:style>
    <style:style style:name="T3094" style:parent-style-name="Policepardéfaut" style:family="text">
      <style:text-properties fo:font-style="italic" style:font-style-asian="italic"/>
    </style:style>
    <style:style style:name="T3095" style:parent-style-name="Policepardéfaut" style:family="text">
      <style:text-properties fo:font-style="italic" style:font-style-asian="italic"/>
    </style:style>
    <style:style style:name="T3096" style:parent-style-name="Policepardéfaut" style:family="text">
      <style:text-properties fo:font-style="italic" style:font-style-asian="italic"/>
    </style:style>
    <style:style style:name="T3097" style:parent-style-name="Policepardéfaut" style:family="text">
      <style:text-properties style:font-name-complex="Times New Roman"/>
    </style:style>
    <style:style style:name="T3098" style:parent-style-name="Policepardéfaut" style:family="text">
      <style:text-properties style:font-name-complex="Times New Roman"/>
    </style:style>
    <style:style style:name="T3099" style:parent-style-name="Policepardéfaut" style:family="text">
      <style:text-properties style:font-name-complex="Times New Roman"/>
    </style:style>
    <style:style style:name="T3100" style:parent-style-name="Policepardéfaut" style:family="text">
      <style:text-properties style:font-name-complex="Times New Roman"/>
    </style:style>
    <style:style style:name="T3101" style:parent-style-name="Policepardéfaut" style:family="text">
      <style:text-properties style:font-name-complex="Times New Roman"/>
    </style:style>
    <style:style style:name="T3102" style:parent-style-name="Policepardéfaut" style:family="text">
      <style:text-properties style:font-name-complex="Times New Roman"/>
    </style:style>
    <style:style style:name="T3103" style:parent-style-name="Policepardéfaut" style:family="text">
      <style:text-properties style:font-name-complex="Times New Roman"/>
    </style:style>
    <style:style style:name="T3104" style:parent-style-name="Policepardéfaut" style:family="text">
      <style:text-properties style:font-name-complex="Times New Roman"/>
    </style:style>
    <style:style style:name="T3105" style:parent-style-name="Policepardéfaut" style:family="text">
      <style:text-properties style:font-name-complex="Times New Roman"/>
    </style:style>
    <style:style style:name="T3106" style:parent-style-name="Policepardéfaut" style:family="text">
      <style:text-properties style:font-name-complex="Times New Roman"/>
    </style:style>
    <style:style style:name="T3107" style:parent-style-name="Policepardéfaut" style:family="text">
      <style:text-properties style:font-name-complex="Times New Roman"/>
    </style:style>
    <style:style style:name="T3108" style:parent-style-name="Policepardéfaut" style:family="text">
      <style:text-properties style:font-name-complex="Times New Roman"/>
    </style:style>
    <style:style style:name="T3109" style:parent-style-name="Policepardéfaut" style:family="text">
      <style:text-properties style:font-name-complex="Times New Roman"/>
    </style:style>
    <style:style style:name="T3110" style:parent-style-name="Policepardéfaut" style:family="text">
      <style:text-properties style:font-name-complex="Times New Roman"/>
    </style:style>
    <style:style style:name="T3111" style:parent-style-name="Policepardéfaut" style:family="text">
      <style:text-properties style:font-name-complex="Times New Roman"/>
    </style:style>
    <style:style style:name="T3112" style:parent-style-name="Policepardéfaut" style:family="text">
      <style:text-properties style:font-name-complex="Times New Roman"/>
    </style:style>
    <style:style style:name="T3113" style:parent-style-name="Policepardéfaut" style:family="text">
      <style:text-properties style:font-name-complex="Times New Roman"/>
    </style:style>
    <style:style style:name="T3114" style:parent-style-name="Policepardéfaut" style:family="text">
      <style:text-properties style:font-name-complex="Times New Roman"/>
    </style:style>
    <style:style style:name="T3115" style:parent-style-name="Policepardéfaut" style:family="text">
      <style:text-properties style:font-name-complex="Times New Roman"/>
    </style:style>
    <style:style style:name="T3116" style:parent-style-name="Policepardéfaut" style:family="text">
      <style:text-properties style:font-name-complex="Times New Roman"/>
    </style:style>
    <style:style style:name="T3117" style:parent-style-name="Policepardéfaut" style:family="text">
      <style:text-properties style:font-name-complex="Times New Roman"/>
    </style:style>
    <style:style style:name="T3118" style:parent-style-name="Policepardéfaut" style:family="text">
      <style:text-properties style:font-name-complex="Times New Roman"/>
    </style:style>
    <style:style style:name="T3119" style:parent-style-name="Policepardéfaut" style:family="text">
      <style:text-properties style:font-name-complex="Times New Roman"/>
    </style:style>
    <style:style style:name="T3120" style:parent-style-name="Policepardéfaut" style:family="text">
      <style:text-properties style:font-name-complex="Times New Roman"/>
    </style:style>
    <style:style style:name="T3121" style:parent-style-name="Policepardéfaut" style:family="text">
      <style:text-properties style:font-name-complex="Times New Roman"/>
    </style:style>
    <style:style style:name="P3122" style:parent-style-name="label" style:family="paragraph">
      <style:text-properties fo:font-style="italic" style:font-style-asian="italic" fo:font-variant="normal"/>
    </style:style>
    <style:style style:name="P3123" style:parent-style-name="quote.l" style:family="paragraph">
      <style:text-properties style:font-size-complex="11pt"/>
    </style:style>
    <style:style style:name="T3124" style:parent-style-name="Policepardéfaut" style:family="text">
      <style:text-properties style:font-size-complex="11pt"/>
    </style:style>
    <style:style style:name="T3125" style:parent-style-name="Policepardéfaut" style:family="text">
      <style:text-properties style:font-size-complex="11pt"/>
    </style:style>
    <style:style style:name="T3126" style:parent-style-name="Policepardéfaut" style:family="text">
      <style:text-properties style:font-size-complex="11pt"/>
    </style:style>
    <style:style style:name="T3127" style:parent-style-name="Policepardéfaut" style:family="text">
      <style:text-properties style:font-size-complex="11pt"/>
    </style:style>
    <style:style style:name="T3128" style:parent-style-name="Policepardéfaut" style:family="text">
      <style:text-properties style:font-size-complex="11pt"/>
    </style:style>
    <style:style style:name="T3129" style:parent-style-name="Policepardéfaut" style:family="text">
      <style:text-properties style:font-size-complex="11pt"/>
    </style:style>
    <style:style style:name="T3130" style:parent-style-name="Policepardéfaut" style:family="text">
      <style:text-properties style:font-size-complex="11pt"/>
    </style:style>
    <style:style style:name="T3131" style:parent-style-name="Policepardéfaut" style:family="text">
      <style:text-properties style:font-size-complex="11pt"/>
    </style:style>
    <style:style style:name="T3132" style:parent-style-name="Policepardéfaut" style:family="text">
      <style:text-properties style:font-size-complex="11pt"/>
    </style:style>
    <style:style style:name="T3133" style:parent-style-name="Policepardéfaut" style:family="text">
      <style:text-properties style:font-size-complex="11pt"/>
    </style:style>
    <style:style style:name="T3134" style:parent-style-name="Policepardéfaut" style:family="text">
      <style:text-properties style:font-size-complex="11pt"/>
    </style:style>
    <style:style style:name="T3135" style:parent-style-name="Policepardéfaut" style:family="text">
      <style:text-properties style:font-size-complex="11pt"/>
    </style:style>
    <style:style style:name="T3136" style:parent-style-name="Policepardéfaut" style:family="text">
      <style:text-properties style:font-size-complex="11pt"/>
    </style:style>
    <style:style style:name="T3137" style:parent-style-name="Policepardéfaut" style:family="text">
      <style:text-properties style:font-size-complex="11pt"/>
    </style:style>
    <style:style style:name="T3138" style:parent-style-name="Policepardéfaut" style:family="text">
      <style:text-properties style:font-size-complex="11pt"/>
    </style:style>
    <style:style style:name="T3139" style:parent-style-name="Policepardéfaut" style:family="text">
      <style:text-properties style:font-size-complex="11pt"/>
    </style:style>
    <style:style style:name="P3140" style:parent-style-name="quote.l" style:family="paragraph">
      <style:text-properties style:font-size-complex="11pt"/>
    </style:style>
    <style:style style:name="P3141" style:parent-style-name="quote.l" style:family="paragraph">
      <style:text-properties style:font-size-complex="11pt"/>
    </style:style>
    <style:style style:name="T3142" style:parent-style-name="pb" style:family="text">
      <style:text-properties style:font-size-complex="11pt"/>
    </style:style>
    <style:style style:name="T3143" style:parent-style-name="pb" style:family="text">
      <style:text-properties style:font-size-complex="11pt"/>
    </style:style>
    <style:style style:name="T3144" style:parent-style-name="pb" style:family="text">
      <style:text-properties style:font-size-complex="11pt"/>
    </style:style>
    <style:style style:name="T3145" style:parent-style-name="pb" style:family="text">
      <style:text-properties style:text-position="0% 100%"/>
    </style:style>
    <style:style style:name="T3146" style:parent-style-name="Policepardéfaut" style:family="text">
      <style:text-properties style:font-size-complex="11pt"/>
    </style:style>
    <style:style style:name="T3147" style:parent-style-name="Policepardéfaut" style:family="text">
      <style:text-properties style:font-size-complex="11pt"/>
    </style:style>
    <style:style style:name="T3148" style:parent-style-name="Policepardéfaut" style:family="text">
      <style:text-properties style:font-size-complex="11pt"/>
    </style:style>
    <style:style style:name="T3149" style:parent-style-name="Policepardéfaut" style:family="text">
      <style:text-properties style:font-size-complex="11pt"/>
    </style:style>
    <style:style style:name="T3150" style:parent-style-name="Policepardéfaut" style:family="text">
      <style:text-properties style:font-size-complex="11pt"/>
    </style:style>
    <style:style style:name="T3151" style:parent-style-name="Policepardéfaut" style:family="text">
      <style:text-properties style:font-size-complex="11pt"/>
    </style:style>
    <style:style style:name="T3152" style:parent-style-name="Policepardéfaut" style:family="text">
      <style:text-properties style:font-size-complex="11pt"/>
    </style:style>
    <style:style style:name="T3153" style:parent-style-name="Policepardéfaut" style:family="text">
      <style:text-properties style:font-size-complex="11pt"/>
    </style:style>
    <style:style style:name="T3154" style:parent-style-name="Policepardéfaut" style:family="text">
      <style:text-properties style:font-size-complex="11pt"/>
    </style:style>
    <style:style style:name="T3155" style:parent-style-name="Policepardéfaut" style:family="text">
      <style:text-properties style:font-size-complex="11pt"/>
    </style:style>
    <style:style style:name="T3156" style:parent-style-name="Policepardéfaut" style:family="text">
      <style:text-properties style:font-size-complex="11pt"/>
    </style:style>
    <style:style style:name="T3157" style:parent-style-name="Policepardéfaut" style:family="text">
      <style:text-properties style:font-size-complex="11pt"/>
    </style:style>
    <style:style style:name="T3158" style:parent-style-name="Policepardéfaut" style:family="text">
      <style:text-properties style:font-size-complex="11pt"/>
    </style:style>
    <style:style style:name="T3159" style:parent-style-name="Policepardéfaut" style:family="text">
      <style:text-properties style:font-size-complex="11pt"/>
    </style:style>
    <style:style style:name="P3160" style:parent-style-name="quote.l" style:family="paragraph">
      <style:text-properties style:font-size-complex="11pt"/>
    </style:style>
    <style:style style:name="P3161" style:parent-style-name="quote.l" style:family="paragraph">
      <style:text-properties style:font-size-complex="11pt"/>
    </style:style>
    <style:style style:name="P3162" style:parent-style-name="quote.l" style:family="paragraph">
      <style:text-properties style:font-size-complex="11pt"/>
    </style:style>
    <style:style style:name="P3163" style:parent-style-name="quote.l" style:family="paragraph">
      <style:text-properties style:font-size-complex="11pt"/>
    </style:style>
    <style:style style:name="P3164" style:parent-style-name="quote.l" style:family="paragraph">
      <style:text-properties style:font-size-complex="11pt"/>
    </style:style>
    <style:style style:name="P3165" style:parent-style-name="quote.l" style:family="paragraph">
      <style:text-properties style:font-size-complex="11pt"/>
    </style:style>
    <style:style style:name="P3166" style:parent-style-name="quote.l" style:family="paragraph">
      <style:text-properties style:font-size-complex="11pt"/>
    </style:style>
    <style:style style:name="P3167" style:parent-style-name="quote.l" style:family="paragraph">
      <style:text-properties style:font-size-complex="11pt"/>
    </style:style>
    <style:style style:name="P3168" style:parent-style-name="quote.l" style:family="paragraph">
      <style:text-properties style:font-size-complex="11pt"/>
    </style:style>
    <style:style style:name="P3169" style:parent-style-name="quote.l" style:family="paragraph">
      <style:text-properties style:font-size-complex="11pt"/>
    </style:style>
    <style:style style:name="P3170" style:parent-style-name="quote.l" style:family="paragraph">
      <style:text-properties style:font-size-complex="11pt"/>
    </style:style>
    <style:style style:name="P3171" style:parent-style-name="quote.l" style:family="paragraph">
      <style:text-properties style:font-size-complex="11pt"/>
    </style:style>
    <style:style style:name="P3172" style:parent-style-name="quote.l" style:family="paragraph">
      <style:text-properties style:font-size-complex="11pt"/>
    </style:style>
    <style:style style:name="P3173" style:parent-style-name="quote.l" style:family="paragraph">
      <style:text-properties style:font-size-complex="11pt"/>
    </style:style>
    <style:style style:name="T3174" style:parent-style-name="Policepardéfaut" style:family="text">
      <style:text-properties style:font-size-complex="11pt"/>
    </style:style>
    <style:style style:name="T3175" style:parent-style-name="Policepardéfaut" style:family="text">
      <style:text-properties style:font-size-complex="11pt"/>
    </style:style>
    <style:style style:name="T3176" style:parent-style-name="Policepardéfaut" style:family="text">
      <style:text-properties style:font-size-complex="11pt"/>
    </style:style>
    <style:style style:name="T3177" style:parent-style-name="Policepardéfaut" style:family="text">
      <style:text-properties style:font-size-complex="11pt"/>
    </style:style>
    <style:style style:name="T3178" style:parent-style-name="Policepardéfaut" style:family="text">
      <style:text-properties style:font-size-complex="11pt"/>
    </style:style>
    <style:style style:name="T3179" style:parent-style-name="Policepardéfaut" style:family="text">
      <style:text-properties fo:font-variant="small-caps" style:font-size-complex="11pt"/>
    </style:style>
    <style:style style:name="T3180" style:parent-style-name="Policepardéfaut" style:family="text">
      <style:text-properties fo:font-variant="small-caps" style:font-size-complex="11pt"/>
    </style:style>
    <style:style style:name="T3181" style:parent-style-name="Policepardéfaut" style:family="text">
      <style:text-properties fo:font-variant="small-caps" style:font-size-complex="11pt"/>
    </style:style>
    <style:style style:name="T3182" style:parent-style-name="Policepardéfaut" style:family="text">
      <style:text-properties fo:font-variant="small-caps" style:font-size-complex="11pt"/>
    </style:style>
    <style:style style:name="T3183" style:parent-style-name="Policepardéfaut" style:family="text">
      <style:text-properties fo:font-variant="small-caps" style:font-size-complex="11pt"/>
    </style:style>
    <style:style style:name="T3184" style:parent-style-name="Policepardéfaut" style:family="text">
      <style:text-properties fo:font-variant="small-caps" style:font-size-complex="11pt"/>
    </style:style>
    <style:style style:name="P3185" style:parent-style-name="quote.l" style:family="paragraph">
      <style:text-properties style:font-size-complex="11pt"/>
    </style:style>
    <style:style style:name="P3186" style:parent-style-name="quote.l" style:family="paragraph">
      <style:text-properties style:font-size-complex="11pt"/>
    </style:style>
    <style:style style:name="P3187" style:parent-style-name="quote.l" style:family="paragraph">
      <style:text-properties style:font-size-complex="11pt"/>
    </style:style>
    <style:style style:name="P3188" style:parent-style-name="quote.l" style:family="paragraph">
      <style:text-properties style:font-size-complex="11pt"/>
    </style:style>
    <style:style style:name="P3189" style:parent-style-name="quote.l" style:family="paragraph">
      <style:text-properties style:font-size-complex="11pt"/>
    </style:style>
    <style:style style:name="P3190" style:parent-style-name="quote.l" style:family="paragraph">
      <style:text-properties style:font-size-complex="11pt"/>
    </style:style>
    <style:style style:name="P3191" style:parent-style-name="quote.l" style:family="paragraph">
      <style:text-properties style:font-size-complex="11pt"/>
    </style:style>
    <style:style style:name="P3192" style:parent-style-name="quote.l" style:family="paragraph">
      <style:text-properties style:font-size-complex="11pt"/>
    </style:style>
    <style:style style:name="P3193" style:parent-style-name="quote.l" style:family="paragraph">
      <style:text-properties style:font-size-complex="11pt"/>
    </style:style>
    <style:style style:name="P3194" style:parent-style-name="quote.l" style:family="paragraph">
      <style:text-properties style:font-size-complex="11pt"/>
    </style:style>
    <style:style style:name="P3195" style:parent-style-name="quote.l" style:family="paragraph">
      <style:text-properties style:font-size-complex="11pt"/>
    </style:style>
    <style:style style:name="P3196" style:parent-style-name="quote.l" style:family="paragraph">
      <style:text-properties style:font-size-complex="11pt"/>
    </style:style>
    <style:style style:name="P3197" style:parent-style-name="quote.l" style:family="paragraph">
      <style:text-properties style:font-size-complex="11pt"/>
    </style:style>
    <style:style style:name="P3198" style:parent-style-name="quote.l" style:family="paragraph">
      <style:text-properties style:font-size-complex="11pt"/>
    </style:style>
    <style:style style:name="T3199" style:parent-style-name="pb" style:family="text">
      <style:text-properties style:font-size-complex="11pt"/>
    </style:style>
    <style:style style:name="T3200" style:parent-style-name="pb" style:family="text">
      <style:text-properties style:font-size-complex="11pt"/>
    </style:style>
    <style:style style:name="T3201" style:parent-style-name="pb" style:family="text">
      <style:text-properties style:font-size-complex="11pt"/>
    </style:style>
    <style:style style:name="T3202" style:parent-style-name="pb" style:family="text">
      <style:text-properties style:text-position="0% 100%"/>
    </style:style>
    <style:style style:name="T3203" style:parent-style-name="Policepardéfaut" style:family="text">
      <style:text-properties style:font-size-complex="11pt"/>
    </style:style>
    <style:style style:name="T3204" style:parent-style-name="Policepardéfaut" style:family="text">
      <style:text-properties style:font-size-complex="11pt"/>
    </style:style>
    <style:style style:name="T3205" style:parent-style-name="Policepardéfaut" style:family="text">
      <style:text-properties style:font-size-complex="11pt"/>
    </style:style>
    <style:style style:name="T3206" style:parent-style-name="Policepardéfaut" style:family="text">
      <style:text-properties style:font-size-complex="11pt"/>
    </style:style>
    <style:style style:name="T3207" style:parent-style-name="Policepardéfaut" style:family="text">
      <style:text-properties style:font-size-complex="11pt"/>
    </style:style>
    <style:style style:name="T3208" style:parent-style-name="Policepardéfaut" style:family="text">
      <style:text-properties style:font-size-complex="11pt"/>
    </style:style>
    <style:style style:name="T3209" style:parent-style-name="Policepardéfaut" style:family="text">
      <style:text-properties style:font-size-complex="11pt"/>
    </style:style>
    <style:style style:name="T3210" style:parent-style-name="Policepardéfaut" style:family="text">
      <style:text-properties style:font-size-complex="11pt"/>
    </style:style>
    <style:style style:name="T3211" style:parent-style-name="Policepardéfaut" style:family="text">
      <style:text-properties style:font-size-complex="11pt"/>
    </style:style>
    <style:style style:name="T3212" style:parent-style-name="Policepardéfaut" style:family="text">
      <style:text-properties style:font-size-complex="11pt"/>
    </style:style>
    <style:style style:name="T3213" style:parent-style-name="Policepardéfaut" style:family="text">
      <style:text-properties style:font-size-complex="11pt"/>
    </style:style>
    <style:style style:name="P3214" style:parent-style-name="quote.l" style:family="paragraph">
      <style:text-properties style:font-size-complex="11pt"/>
    </style:style>
    <style:style style:name="P3215" style:parent-style-name="quote.l" style:family="paragraph">
      <style:text-properties style:font-size-complex="11pt"/>
    </style:style>
    <style:style style:name="P3216" style:parent-style-name="quote.l" style:family="paragraph">
      <style:text-properties style:font-size-complex="11pt"/>
    </style:style>
    <style:style style:name="P3217" style:parent-style-name="quote.l" style:family="paragraph">
      <style:text-properties style:font-size-complex="11pt"/>
    </style:style>
    <style:style style:name="P3218" style:parent-style-name="quote.l" style:family="paragraph">
      <style:text-properties style:font-size-complex="11pt"/>
    </style:style>
    <style:style style:name="P3219" style:parent-style-name="quote.l" style:family="paragraph">
      <style:text-properties style:font-size-complex="11pt"/>
    </style:style>
    <style:style style:name="P3220" style:parent-style-name="quote.l" style:family="paragraph">
      <style:text-properties style:font-size-complex="11pt"/>
    </style:style>
    <style:style style:name="P3221" style:parent-style-name="quote.l" style:family="paragraph">
      <style:text-properties style:font-size-complex="11pt"/>
    </style:style>
    <style:style style:name="P3222" style:parent-style-name="quote.l" style:family="paragraph">
      <style:text-properties style:font-size-complex="11pt"/>
    </style:style>
    <style:style style:name="P3223" style:parent-style-name="quote.l" style:family="paragraph">
      <style:text-properties style:font-size-complex="11pt"/>
    </style:style>
    <style:style style:name="P3224" style:parent-style-name="quote.l" style:family="paragraph">
      <style:text-properties style:font-size-complex="11pt"/>
    </style:style>
    <style:style style:name="P3225" style:parent-style-name="Corpsdetexte" style:family="paragraph">
      <style:paragraph-properties fo:text-indent="0.1666in"/>
    </style:style>
    <style:style style:name="T3226" style:parent-style-name="Policepardéfaut" style:family="text">
      <style:text-properties style:font-name-complex="Times New Roman"/>
    </style:style>
    <style:style style:name="T3227" style:parent-style-name="Policepardéfaut" style:family="text">
      <style:text-properties style:font-name-complex="Times New Roman"/>
    </style:style>
    <style:style style:name="T3228" style:parent-style-name="Policepardéfaut" style:family="text">
      <style:text-properties style:font-name-complex="Times New Roman"/>
    </style:style>
    <style:style style:name="T3229" style:parent-style-name="Policepardéfaut" style:family="text">
      <style:text-properties style:font-name-complex="Times New Roman"/>
    </style:style>
    <style:style style:name="T3230" style:parent-style-name="Policepardéfaut" style:family="text">
      <style:text-properties style:font-name-complex="Times New Roman"/>
    </style:style>
    <style:style style:name="T3231" style:parent-style-name="Policepardéfaut" style:family="text">
      <style:text-properties style:font-name-complex="Times New Roman"/>
    </style:style>
    <style:style style:name="T3232" style:parent-style-name="Policepardéfaut" style:family="text">
      <style:text-properties style:font-name-complex="Times New Roman"/>
    </style:style>
    <style:style style:name="T3233" style:parent-style-name="Policepardéfaut" style:family="text">
      <style:text-properties style:font-name-complex="Times New Roman"/>
    </style:style>
    <style:style style:name="T3234" style:parent-style-name="Policepardéfaut" style:family="text">
      <style:text-properties style:font-name-complex="Times New Roman"/>
    </style:style>
    <style:style style:name="T3235" style:parent-style-name="Policepardéfaut" style:family="text">
      <style:text-properties style:font-name-complex="Times New Roman"/>
    </style:style>
    <style:style style:name="T3236" style:parent-style-name="Policepardéfaut" style:family="text">
      <style:text-properties style:font-name-complex="Times New Roman"/>
    </style:style>
    <style:style style:name="T3237" style:parent-style-name="Policepardéfaut" style:family="text">
      <style:text-properties style:font-name-complex="Times New Roman"/>
    </style:style>
    <style:style style:name="T3238" style:parent-style-name="Policepardéfaut" style:family="text">
      <style:text-properties style:font-name-complex="Times New Roman"/>
    </style:style>
    <style:style style:name="T3239" style:parent-style-name="Policepardéfaut" style:family="text">
      <style:text-properties style:font-name-complex="Times New Roman"/>
    </style:style>
    <style:style style:name="T3240" style:parent-style-name="Policepardéfaut" style:family="text">
      <style:text-properties style:font-name-complex="Times New Roman"/>
    </style:style>
    <style:style style:name="T3241" style:parent-style-name="Policepardéfaut" style:family="text">
      <style:text-properties style:font-name-complex="Times New Roman"/>
    </style:style>
    <style:style style:name="T3242" style:parent-style-name="Policepardéfaut" style:family="text">
      <style:text-properties style:font-name-complex="Times New Roman"/>
    </style:style>
    <style:style style:name="T3243" style:parent-style-name="Policepardéfaut" style:family="text">
      <style:text-properties style:font-name-complex="Times New Roman" fo:font-style="italic" style:font-style-asian="italic"/>
    </style:style>
    <style:style style:name="T3244" style:parent-style-name="Policepardéfaut" style:family="text">
      <style:text-properties style:font-name-complex="Times New Roman" fo:font-style="italic" style:font-style-asian="italic"/>
    </style:style>
    <style:style style:name="T3245" style:parent-style-name="Policepardéfaut" style:family="text">
      <style:text-properties style:font-name-complex="Times New Roman" fo:font-style="italic" style:font-style-asian="italic"/>
    </style:style>
    <style:style style:name="T3246" style:parent-style-name="Policepardéfaut" style:family="text">
      <style:text-properties style:font-name-complex="Times New Roman"/>
    </style:style>
    <style:style style:name="T3247" style:parent-style-name="Policepardéfaut" style:family="text">
      <style:text-properties style:font-name-complex="Times New Roman"/>
    </style:style>
    <style:style style:name="T3248" style:parent-style-name="Policepardéfaut" style:family="text">
      <style:text-properties style:font-name-complex="Times New Roman"/>
    </style:style>
    <style:style style:name="T3249" style:parent-style-name="Policepardéfaut" style:family="text">
      <style:text-properties style:font-name-complex="Times New Roman"/>
    </style:style>
    <style:style style:name="T3250" style:parent-style-name="Policepardéfaut" style:family="text">
      <style:text-properties style:font-name-complex="Times New Roman"/>
    </style:style>
    <style:style style:name="T3251" style:parent-style-name="Policepardéfaut" style:family="text">
      <style:text-properties style:font-name-complex="Times New Roman"/>
    </style:style>
    <style:style style:name="T3252" style:parent-style-name="Policepardéfaut" style:family="text">
      <style:text-properties style:font-name-complex="Times New Roman"/>
    </style:style>
    <style:style style:name="T3253" style:parent-style-name="Policepardéfaut" style:family="text">
      <style:text-properties style:font-name-complex="Times New Roman"/>
    </style:style>
    <style:style style:name="T3254" style:parent-style-name="Policepardéfaut" style:family="text">
      <style:text-properties style:font-name-complex="Times New Roman"/>
    </style:style>
    <style:style style:name="T3255" style:parent-style-name="Policepardéfaut" style:family="text">
      <style:text-properties style:font-name-complex="Times New Roman"/>
    </style:style>
    <style:style style:name="T3256" style:parent-style-name="Policepardéfaut" style:family="text">
      <style:text-properties style:font-name-complex="Times New Roman"/>
    </style:style>
    <style:style style:name="T3257" style:parent-style-name="Policepardéfaut" style:family="text">
      <style:text-properties style:font-name-complex="Times New Roman"/>
    </style:style>
    <style:style style:name="T3258" style:parent-style-name="Policepardéfaut" style:family="text">
      <style:text-properties fo:font-style="italic" style:font-style-asian="italic"/>
    </style:style>
    <style:style style:name="T3259" style:parent-style-name="Policepardéfaut" style:family="text">
      <style:text-properties fo:font-style="italic" style:font-style-asian="italic"/>
    </style:style>
    <style:style style:name="T3260" style:parent-style-name="Policepardéfaut" style:family="text">
      <style:text-properties fo:font-style="italic" style:font-style-asian="italic"/>
    </style:style>
    <style:style style:name="T3261" style:parent-style-name="Policepardéfaut" style:family="text">
      <style:text-properties style:font-name-complex="Times New Roman"/>
    </style:style>
    <style:style style:name="T3262" style:parent-style-name="Policepardéfaut" style:family="text">
      <style:text-properties style:font-name-complex="Times New Roman"/>
    </style:style>
    <style:style style:name="T3263" style:parent-style-name="Policepardéfaut" style:family="text">
      <style:text-properties style:font-name-complex="Times New Roman"/>
    </style:style>
    <style:style style:name="T3264" style:parent-style-name="Policepardéfaut" style:family="text">
      <style:text-properties style:font-name-complex="Times New Roman"/>
    </style:style>
    <style:style style:name="T3265" style:parent-style-name="Policepardéfaut" style:family="text">
      <style:text-properties style:font-name-complex="Times New Roman"/>
    </style:style>
    <style:style style:name="T3266" style:parent-style-name="Policepardéfaut" style:family="text">
      <style:text-properties style:font-name-complex="Times New Roman"/>
    </style:style>
    <style:style style:name="T3267" style:parent-style-name="Policepardéfaut" style:family="text">
      <style:text-properties style:font-name-complex="Times New Roman"/>
    </style:style>
    <style:style style:name="T3268" style:parent-style-name="Policepardéfaut" style:family="text">
      <style:text-properties style:font-name-complex="Times New Roman"/>
    </style:style>
    <style:style style:name="T3269" style:parent-style-name="Policepardéfaut" style:family="text">
      <style:text-properties style:font-name-complex="Times New Roman"/>
    </style:style>
    <style:style style:name="T3270" style:parent-style-name="Policepardéfaut" style:family="text">
      <style:text-properties style:font-name-complex="Times New Roman"/>
    </style:style>
    <style:style style:name="T3271" style:parent-style-name="Policepardéfaut" style:family="text">
      <style:text-properties style:font-name-complex="Times New Roman"/>
    </style:style>
    <style:style style:name="T3272" style:parent-style-name="Policepardéfaut" style:family="text">
      <style:text-properties style:font-name-complex="Times New Roman"/>
    </style:style>
    <style:style style:name="T3273" style:parent-style-name="Policepardéfaut" style:family="text">
      <style:text-properties style:font-name-complex="Times New Roman"/>
    </style:style>
    <style:style style:name="T3274" style:parent-style-name="Policepardéfaut" style:family="text">
      <style:text-properties style:font-name-complex="Times New Roman"/>
    </style:style>
    <style:style style:name="T3275" style:parent-style-name="Policepardéfaut" style:family="text">
      <style:text-properties style:font-name-complex="Times New Roman"/>
    </style:style>
    <style:style style:name="T3276" style:parent-style-name="Policepardéfaut" style:family="text">
      <style:text-properties style:font-name-complex="Times New Roman"/>
    </style:style>
    <style:style style:name="T3277" style:parent-style-name="Policepardéfaut" style:family="text">
      <style:text-properties style:font-name-complex="Times New Roman"/>
    </style:style>
    <style:style style:name="T3278" style:parent-style-name="Policepardéfaut" style:family="text">
      <style:text-properties style:font-name-complex="Times New Roman"/>
    </style:style>
    <style:style style:name="T3279" style:parent-style-name="Policepardéfaut" style:family="text">
      <style:text-properties style:font-name-complex="Times New Roman"/>
    </style:style>
    <style:style style:name="T3280" style:parent-style-name="Policepardéfaut" style:family="text">
      <style:text-properties style:font-name-complex="Times New Roman"/>
    </style:style>
    <style:style style:name="T3281" style:parent-style-name="Policepardéfaut" style:family="text">
      <style:text-properties style:font-name-complex="Times New Roman"/>
    </style:style>
    <style:style style:name="T3282" style:parent-style-name="Policepardéfaut" style:family="text">
      <style:text-properties style:font-name-complex="Times New Roman"/>
    </style:style>
    <style:style style:name="T3283" style:parent-style-name="Policepardéfaut" style:family="text">
      <style:text-properties style:font-name-complex="Times New Roman"/>
    </style:style>
    <style:style style:name="T3284" style:parent-style-name="Policepardéfaut" style:family="text">
      <style:text-properties style:font-name-complex="Times New Roman"/>
    </style:style>
    <style:style style:name="T3285" style:parent-style-name="Policepardéfaut" style:family="text">
      <style:text-properties style:font-name-complex="Times New Roman"/>
    </style:style>
    <style:style style:name="T3286" style:parent-style-name="Policepardéfaut" style:family="text">
      <style:text-properties style:font-name-complex="Times New Roman"/>
    </style:style>
    <style:style style:name="T3287" style:parent-style-name="Policepardéfaut" style:family="text">
      <style:text-properties style:font-name-complex="Times New Roman"/>
    </style:style>
    <style:style style:name="T3288" style:parent-style-name="Policepardéfaut" style:family="text">
      <style:text-properties style:font-name-complex="Times New Roman"/>
    </style:style>
    <style:style style:name="T3289" style:parent-style-name="Policepardéfaut" style:family="text">
      <style:text-properties style:font-name-complex="Times New Roman"/>
    </style:style>
    <style:style style:name="T3290" style:parent-style-name="Policepardéfaut" style:family="text">
      <style:text-properties style:font-name-complex="Times New Roman"/>
    </style:style>
    <style:style style:name="T3291" style:parent-style-name="Policepardéfaut" style:family="text">
      <style:text-properties style:font-name-complex="Times New Roman"/>
    </style:style>
    <style:style style:name="T3292" style:parent-style-name="Policepardéfaut" style:family="text">
      <style:text-properties style:font-name-complex="Times New Roman"/>
    </style:style>
    <style:style style:name="T3293" style:parent-style-name="Policepardéfaut" style:family="text">
      <style:text-properties style:font-name-complex="Times New Roman"/>
    </style:style>
    <style:style style:name="T3294" style:parent-style-name="Policepardéfaut" style:family="text">
      <style:text-properties style:font-name-complex="Times New Roman"/>
    </style:style>
    <style:style style:name="T3295" style:parent-style-name="Policepardéfaut" style:family="text">
      <style:text-properties style:font-name-complex="Times New Roman"/>
    </style:style>
    <style:style style:name="T3296" style:parent-style-name="Policepardéfaut" style:family="text">
      <style:text-properties style:font-name-complex="Times New Roman"/>
    </style:style>
    <style:style style:name="T3297" style:parent-style-name="Policepardéfaut" style:family="text">
      <style:text-properties style:font-name-complex="Times New Roman"/>
    </style:style>
    <style:style style:name="T3298" style:parent-style-name="Policepardéfaut" style:family="text">
      <style:text-properties style:font-name-complex="Times New Roman"/>
    </style:style>
    <style:style style:name="T3299" style:parent-style-name="Policepardéfaut" style:family="text">
      <style:text-properties style:font-name-complex="Times New Roman"/>
    </style:style>
    <style:style style:name="T3300" style:parent-style-name="Policepardéfaut" style:family="text">
      <style:text-properties fo:font-style="italic" style:font-style-asian="italic"/>
    </style:style>
    <style:style style:name="T3301" style:parent-style-name="Policepardéfaut" style:family="text">
      <style:text-properties fo:font-style="italic" style:font-style-asian="italic"/>
    </style:style>
    <style:style style:name="T3302" style:parent-style-name="Policepardéfaut" style:family="text">
      <style:text-properties fo:font-style="italic" style:font-style-asian="italic"/>
    </style:style>
    <style:style style:name="T3303" style:parent-style-name="Policepardéfaut" style:family="text">
      <style:text-properties fo:font-style="italic" style:font-style-asian="italic"/>
    </style:style>
    <style:style style:name="T3304" style:parent-style-name="Policepardéfaut" style:family="text">
      <style:text-properties fo:font-style="italic" style:font-style-asian="italic"/>
    </style:style>
    <style:style style:name="T3305" style:parent-style-name="Policepardéfaut" style:family="text">
      <style:text-properties fo:font-style="italic" style:font-style-asian="italic"/>
    </style:style>
    <style:style style:name="T3306" style:parent-style-name="Policepardéfaut" style:family="text">
      <style:text-properties fo:font-style="italic" style:font-style-asian="italic"/>
    </style:style>
    <style:style style:name="T3307" style:parent-style-name="Policepardéfaut" style:family="text">
      <style:text-properties fo:font-style="italic" style:font-style-asian="italic"/>
    </style:style>
    <style:style style:name="T3308" style:parent-style-name="Policepardéfaut" style:family="text">
      <style:text-properties fo:font-style="italic" style:font-style-asian="italic"/>
    </style:style>
    <style:style style:name="T3309" style:parent-style-name="Policepardéfaut" style:family="text">
      <style:text-properties fo:font-style="italic" style:font-style-asian="italic"/>
    </style:style>
    <style:style style:name="T3310" style:parent-style-name="Policepardéfaut" style:family="text">
      <style:text-properties fo:font-style="italic" style:font-style-asian="italic"/>
    </style:style>
    <style:style style:name="T3311" style:parent-style-name="Policepardéfaut" style:family="text">
      <style:text-properties fo:font-style="italic" style:font-style-asian="italic"/>
    </style:style>
    <style:style style:name="T3312" style:parent-style-name="Policepardéfaut" style:family="text">
      <style:text-properties fo:font-style="italic" style:font-style-asian="italic"/>
    </style:style>
    <style:style style:name="T3313" style:parent-style-name="Policepardéfaut" style:family="text">
      <style:text-properties fo:font-style="italic" style:font-style-asian="italic"/>
    </style:style>
    <style:style style:name="T3314" style:parent-style-name="Policepardéfaut" style:family="text">
      <style:text-properties fo:font-style="italic" style:font-style-asian="italic"/>
    </style:style>
    <style:style style:name="T3315" style:parent-style-name="Policepardéfaut" style:family="text">
      <style:text-properties fo:font-style="italic" style:font-style-asian="italic"/>
    </style:style>
    <style:style style:name="T3316" style:parent-style-name="pb" style:family="text">
      <style:text-properties style:text-position="0% 100%"/>
    </style:style>
    <style:style style:name="T3317" style:parent-style-name="Policepardéfaut" style:family="text">
      <style:text-properties fo:font-style="italic" style:font-style-asian="italic"/>
    </style:style>
    <style:style style:name="T3318" style:parent-style-name="Policepardéfaut" style:family="text">
      <style:text-properties fo:font-style="italic" style:font-style-asian="italic"/>
    </style:style>
    <style:style style:name="T3319" style:parent-style-name="Policepardéfaut" style:family="text">
      <style:text-properties fo:font-style="italic" style:font-style-asian="italic"/>
    </style:style>
    <style:style style:name="T3320" style:parent-style-name="Policepardéfaut" style:family="text">
      <style:text-properties fo:font-style="italic" style:font-style-asian="italic"/>
    </style:style>
    <style:style style:name="T3321" style:parent-style-name="Policepardéfaut" style:family="text">
      <style:text-properties fo:font-style="italic" style:font-style-asian="italic"/>
    </style:style>
    <style:style style:name="T3322" style:parent-style-name="Policepardéfaut" style:family="text">
      <style:text-properties fo:font-style="italic" style:font-style-asian="italic"/>
    </style:style>
    <style:style style:name="T3323" style:parent-style-name="Policepardéfaut" style:family="text">
      <style:text-properties fo:font-style="italic" style:font-style-asian="italic"/>
    </style:style>
    <style:style style:name="T3324" style:parent-style-name="Policepardéfaut" style:family="text">
      <style:text-properties fo:font-style="italic" style:font-style-asian="italic"/>
    </style:style>
    <style:style style:name="T3325" style:parent-style-name="Policepardéfaut" style:family="text">
      <style:text-properties fo:font-style="italic" style:font-style-asian="italic"/>
    </style:style>
    <style:style style:name="T3326" style:parent-style-name="Policepardéfaut" style:family="text">
      <style:text-properties fo:font-style="italic" style:font-style-asian="italic"/>
    </style:style>
    <style:style style:name="T3327" style:parent-style-name="Policepardéfaut" style:family="text">
      <style:text-properties fo:font-style="italic" style:font-style-asian="italic"/>
    </style:style>
    <style:style style:name="T3328" style:parent-style-name="Policepardéfaut" style:family="text">
      <style:text-properties fo:font-style="italic" style:font-style-asian="italic"/>
    </style:style>
    <style:style style:name="T3329" style:parent-style-name="Policepardéfaut" style:family="text">
      <style:text-properties fo:font-style="italic" style:font-style-asian="italic"/>
    </style:style>
    <style:style style:name="T3330" style:parent-style-name="Policepardéfaut" style:family="text">
      <style:text-properties fo:font-style="italic" style:font-style-asian="italic"/>
    </style:style>
    <style:style style:name="T3331" style:parent-style-name="Policepardéfaut" style:family="text">
      <style:text-properties fo:font-style="italic" style:font-style-asian="italic"/>
    </style:style>
    <style:style style:name="T3332" style:parent-style-name="Policepardéfaut" style:family="text">
      <style:text-properties fo:font-style="italic" style:font-style-asian="italic"/>
    </style:style>
    <style:style style:name="T3333" style:parent-style-name="Policepardéfaut" style:family="text">
      <style:text-properties fo:font-style="italic" style:font-style-asian="italic"/>
    </style:style>
    <style:style style:name="T3334" style:parent-style-name="Policepardéfaut" style:family="text">
      <style:text-properties fo:font-style="italic" style:font-style-asian="italic"/>
    </style:style>
    <style:style style:name="T3335" style:parent-style-name="Policepardéfaut" style:family="text">
      <style:text-properties fo:font-style="italic" style:font-style-asian="italic"/>
    </style:style>
    <style:style style:name="T3336" style:parent-style-name="Policepardéfaut" style:family="text">
      <style:text-properties fo:font-style="italic" style:font-style-asian="italic"/>
    </style:style>
    <style:style style:name="T3337" style:parent-style-name="Policepardéfaut" style:family="text">
      <style:text-properties fo:font-style="italic" style:font-style-asian="italic"/>
    </style:style>
    <style:style style:name="T3338" style:parent-style-name="Policepardéfaut" style:family="text">
      <style:text-properties fo:font-style="italic" style:font-style-asian="italic"/>
    </style:style>
    <style:style style:name="T3339" style:parent-style-name="Policepardéfaut" style:family="text">
      <style:text-properties fo:font-style="italic" style:font-style-asian="italic"/>
    </style:style>
    <style:style style:name="T3340" style:parent-style-name="Policepardéfaut" style:family="text">
      <style:text-properties fo:font-style="italic" style:font-style-asian="italic"/>
    </style:style>
    <style:style style:name="T3341" style:parent-style-name="Policepardéfaut" style:family="text">
      <style:text-properties fo:font-style="italic" style:font-style-asian="italic"/>
    </style:style>
    <style:style style:name="T3342" style:parent-style-name="Policepardéfaut" style:family="text">
      <style:text-properties fo:font-style="italic" style:font-style-asian="italic"/>
    </style:style>
    <style:style style:name="T3343" style:parent-style-name="pb" style:family="text">
      <style:text-properties style:text-position="0% 100%"/>
    </style:style>
    <style:style style:name="T3344" style:parent-style-name="Policepardéfaut" style:family="text">
      <style:text-properties fo:font-style="italic" style:font-style-asian="italic"/>
    </style:style>
    <style:style style:name="T3345" style:parent-style-name="pb" style:family="text">
      <style:text-properties style:text-position="0% 100%"/>
    </style:style>
    <style:style style:name="P3346" style:parent-style-name="Corpsdetexte" style:family="paragraph">
      <style:paragraph-properties fo:text-indent="0.1666in"/>
    </style:style>
    <style:style style:name="T3347" style:parent-style-name="Policepardéfaut" style:family="text">
      <style:text-properties style:font-name-complex="Times New Roman"/>
    </style:style>
    <style:style style:name="T3348" style:parent-style-name="Policepardéfaut" style:family="text">
      <style:text-properties style:font-name-complex="Times New Roman"/>
    </style:style>
    <style:style style:name="T3349" style:parent-style-name="Policepardéfaut" style:family="text">
      <style:text-properties style:font-name-complex="Times New Roman"/>
    </style:style>
    <style:style style:name="T3350" style:parent-style-name="Policepardéfaut" style:family="text">
      <style:text-properties style:font-name-complex="Times New Roman"/>
    </style:style>
    <style:style style:name="T3351" style:parent-style-name="Policepardéfaut" style:family="text">
      <style:text-properties style:font-name-complex="Times New Roman"/>
    </style:style>
    <style:style style:name="T3352" style:parent-style-name="Policepardéfaut" style:family="text">
      <style:text-properties style:font-name-complex="Times New Roman"/>
    </style:style>
    <style:style style:name="T3353" style:parent-style-name="Policepardéfaut" style:family="text">
      <style:text-properties style:font-name-complex="Times New Roman"/>
    </style:style>
    <style:style style:name="T3354" style:parent-style-name="Policepardéfaut" style:family="text">
      <style:text-properties style:font-name-complex="Times New Roman"/>
    </style:style>
    <style:style style:name="T3355" style:parent-style-name="Policepardéfaut" style:family="text">
      <style:text-properties style:font-name-complex="Times New Roman"/>
    </style:style>
    <style:style style:name="T3356" style:parent-style-name="Policepardéfaut" style:family="text">
      <style:text-properties style:font-name-complex="Times New Roman"/>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Policepardéfaut" style:family="text">
      <style:text-properties fo:font-style="italic" style:font-style-asian="italic"/>
    </style:style>
    <style:style style:name="T3360" style:parent-style-name="Policepardéfaut" style:family="text">
      <style:text-properties style:font-name-complex="Times New Roman"/>
    </style:style>
    <style:style style:name="T3361" style:parent-style-name="Policepardéfaut" style:family="text">
      <style:text-properties style:font-name-complex="Times New Roman"/>
    </style:style>
    <style:style style:name="T3362" style:parent-style-name="Policepardéfaut" style:family="text">
      <style:text-properties style:font-name-complex="Times New Roman"/>
    </style:style>
    <style:style style:name="T3363" style:parent-style-name="Policepardéfaut" style:family="text">
      <style:text-properties style:font-name-complex="Times New Roman"/>
    </style:style>
    <style:style style:name="T3364" style:parent-style-name="Policepardéfaut" style:family="text">
      <style:text-properties style:font-name-complex="Times New Roman"/>
    </style:style>
    <style:style style:name="T3365" style:parent-style-name="Policepardéfaut" style:family="text">
      <style:text-properties style:font-name-complex="Times New Roman"/>
    </style:style>
    <style:style style:name="T3366" style:parent-style-name="Policepardéfaut" style:family="text">
      <style:text-properties style:font-name-complex="Times New Roman"/>
    </style:style>
    <style:style style:name="T3367" style:parent-style-name="Policepardéfaut" style:family="text">
      <style:text-properties style:font-name-complex="Times New Roman"/>
    </style:style>
    <style:style style:name="T3368" style:parent-style-name="Policepardéfaut" style:family="text">
      <style:text-properties style:font-name-complex="Times New Roman"/>
    </style:style>
    <style:style style:name="T3369" style:parent-style-name="Policepardéfaut" style:family="text">
      <style:text-properties style:font-name-complex="Times New Roman"/>
    </style:style>
    <style:style style:name="T3370" style:parent-style-name="Policepardéfaut" style:family="text">
      <style:text-properties style:font-name-complex="Times New Roman"/>
    </style:style>
    <style:style style:name="T3371" style:parent-style-name="Policepardéfaut" style:family="text">
      <style:text-properties style:font-name-complex="Times New Roman"/>
    </style:style>
    <style:style style:name="T3372" style:parent-style-name="Policepardéfaut" style:family="text">
      <style:text-properties style:font-name-complex="Times New Roman"/>
    </style:style>
    <style:style style:name="T3373" style:parent-style-name="Policepardéfaut" style:family="text">
      <style:text-properties style:font-name-complex="Times New Roman"/>
    </style:style>
    <style:style style:name="T3374" style:parent-style-name="Policepardéfaut" style:family="text">
      <style:text-properties style:font-name-complex="Times New Roman"/>
    </style:style>
    <style:style style:name="T3375" style:parent-style-name="Policepardéfaut" style:family="text">
      <style:text-properties style:font-name-complex="Times New Roman" fo:font-style="italic" style:font-style-asian="italic"/>
    </style:style>
    <style:style style:name="T3376" style:parent-style-name="Policepardéfaut" style:family="text">
      <style:text-properties style:font-name-complex="Times New Roman" fo:font-style="italic" style:font-style-asian="italic"/>
    </style:style>
    <style:style style:name="T3377" style:parent-style-name="Policepardéfaut" style:family="text">
      <style:text-properties style:font-name-complex="Times New Roman" fo:font-style="italic" style:font-style-asian="italic"/>
    </style:style>
    <style:style style:name="T3378" style:parent-style-name="Policepardéfaut" style:family="text">
      <style:text-properties style:font-name-complex="Times New Roman" fo:font-style="italic" style:font-style-asian="italic"/>
    </style:style>
    <style:style style:name="T3379" style:parent-style-name="Policepardéfaut" style:family="text">
      <style:text-properties style:font-name-complex="Times New Roman" fo:font-style="italic" style:font-style-asian="italic"/>
    </style:style>
    <style:style style:name="T3380" style:parent-style-name="Policepardéfaut" style:family="text">
      <style:text-properties style:font-name-complex="Times New Roman" fo:font-style="italic" style:font-style-asian="italic"/>
    </style:style>
    <style:style style:name="T3381" style:parent-style-name="Policepardéfaut" style:family="text">
      <style:text-properties style:font-name-complex="Times New Roman" fo:font-style="italic" style:font-style-asian="italic"/>
    </style:style>
    <style:style style:name="T3382" style:parent-style-name="Policepardéfaut" style:family="text">
      <style:text-properties style:font-name-complex="Times New Roman" fo:font-style="italic" style:font-style-asian="italic"/>
    </style:style>
    <style:style style:name="T3383" style:parent-style-name="Policepardéfaut" style:family="text">
      <style:text-properties style:font-name-complex="Times New Roman" fo:font-style="italic" style:font-style-asian="italic"/>
    </style:style>
    <style:style style:name="T3384" style:parent-style-name="Policepardéfaut" style:family="text">
      <style:text-properties style:font-name-complex="Times New Roman" fo:font-style="italic" style:font-style-asian="italic"/>
    </style:style>
    <style:style style:name="T3385" style:parent-style-name="Policepardéfaut" style:family="text">
      <style:text-properties style:font-name-complex="Times New Roman" fo:font-style="italic" style:font-style-asian="italic"/>
    </style:style>
    <style:style style:name="T3386" style:parent-style-name="Policepardéfaut" style:family="text">
      <style:text-properties style:font-name-complex="Times New Roman"/>
    </style:style>
    <style:style style:name="T3387" style:parent-style-name="Policepardéfaut" style:family="text">
      <style:text-properties style:font-name-complex="Times New Roman"/>
    </style:style>
    <style:style style:name="T3388" style:parent-style-name="Policepardéfaut" style:family="text">
      <style:text-properties style:font-name-complex="Times New Roman"/>
    </style:style>
    <style:style style:name="T3389" style:parent-style-name="Policepardéfaut" style:family="text">
      <style:text-properties style:font-name-complex="Times New Roman"/>
    </style:style>
    <style:style style:name="T3390" style:parent-style-name="Policepardéfaut" style:family="text">
      <style:text-properties style:font-name-complex="Times New Roman" fo:font-style="italic" style:font-style-asian="italic"/>
    </style:style>
    <style:style style:name="T3391" style:parent-style-name="Policepardéfaut" style:family="text">
      <style:text-properties style:font-name-complex="Times New Roman" fo:font-style="italic" style:font-style-asian="italic"/>
    </style:style>
    <style:style style:name="T3392" style:parent-style-name="Policepardéfaut" style:family="text">
      <style:text-properties style:font-name-complex="Times New Roman" fo:font-style="italic" style:font-style-asian="italic"/>
    </style:style>
    <style:style style:name="T3393" style:parent-style-name="Policepardéfaut" style:family="text">
      <style:text-properties style:font-name-complex="Times New Roman" fo:font-style="italic" style:font-style-asian="italic"/>
    </style:style>
    <style:style style:name="T3394" style:parent-style-name="Policepardéfaut" style:family="text">
      <style:text-properties style:font-name-complex="Times New Roman" fo:font-style="italic" style:font-style-asian="italic"/>
    </style:style>
    <style:style style:name="T3395" style:parent-style-name="Policepardéfaut" style:family="text">
      <style:text-properties style:font-name-complex="Times New Roman" fo:font-weight="bold" style:font-weight-asian="bold" fo:font-style="italic" style:font-style-asian="italic"/>
    </style:style>
    <style:style style:name="T3396" style:parent-style-name="Policepardéfaut" style:family="text">
      <style:text-properties style:font-name-complex="Times New Roman" fo:font-style="italic" style:font-style-asian="italic"/>
    </style:style>
    <style:style style:name="T3397" style:parent-style-name="Policepardéfaut" style:family="text">
      <style:text-properties style:font-name-complex="Times New Roman" fo:font-style="italic" style:font-style-asian="italic"/>
    </style:style>
    <style:style style:name="T3398" style:parent-style-name="Policepardéfaut" style:family="text">
      <style:text-properties style:font-name-complex="Times New Roman" fo:font-style="italic" style:font-style-asian="italic"/>
    </style:style>
    <style:style style:name="T3399" style:parent-style-name="Policepardéfaut" style:family="text">
      <style:text-properties style:font-name-complex="Times New Roman" fo:font-style="italic" style:font-style-asian="italic"/>
    </style:style>
    <style:style style:name="T3400" style:parent-style-name="Policepardéfaut" style:family="text">
      <style:text-properties style:font-name-complex="Times New Roman" fo:font-style="italic" style:font-style-asian="italic"/>
    </style:style>
    <style:style style:name="T3401" style:parent-style-name="Policepardéfaut" style:family="text">
      <style:text-properties style:font-name-complex="Times New Roman" fo:font-style="italic" style:font-style-asian="italic"/>
    </style:style>
    <style:style style:name="T3402" style:parent-style-name="Policepardéfaut" style:family="text">
      <style:text-properties style:font-name-complex="Times New Roman" fo:font-style="italic" style:font-style-asian="italic"/>
    </style:style>
    <style:style style:name="T3403" style:parent-style-name="Policepardéfaut" style:family="text">
      <style:text-properties style:font-name-complex="Times New Roman"/>
    </style:style>
    <style:style style:name="T3404" style:parent-style-name="Policepardéfaut" style:family="text">
      <style:text-properties style:font-name-complex="Times New Roman"/>
    </style:style>
    <style:style style:name="T3405" style:parent-style-name="Policepardéfaut" style:family="text">
      <style:text-properties style:font-name-complex="Times New Roman"/>
    </style:style>
    <style:style style:name="T3406" style:parent-style-name="Policepardéfaut" style:family="text">
      <style:text-properties style:font-name-complex="Times New Roman"/>
    </style:style>
    <style:style style:name="T3407" style:parent-style-name="Policepardéfaut" style:family="text">
      <style:text-properties style:font-name-complex="Times New Roman"/>
    </style:style>
    <style:style style:name="T3408" style:parent-style-name="Policepardéfaut" style:family="text">
      <style:text-properties style:font-name-complex="Times New Roman" fo:font-weight="bold" style:font-weight-asian="bold"/>
    </style:style>
    <style:style style:name="T3409" style:parent-style-name="Policepardéfaut" style:family="text">
      <style:text-properties style:font-name-complex="Times New Roman"/>
    </style:style>
    <style:style style:name="T3410" style:parent-style-name="Policepardéfaut" style:family="text">
      <style:text-properties style:font-name-complex="Times New Roman"/>
    </style:style>
    <style:style style:name="T3411" style:parent-style-name="Policepardéfaut" style:family="text">
      <style:text-properties style:font-name-complex="Times New Roman"/>
    </style:style>
    <style:style style:name="T3412" style:parent-style-name="Policepardéfaut" style:family="text">
      <style:text-properties style:font-name-complex="Times New Roman"/>
    </style:style>
    <style:style style:name="T3413" style:parent-style-name="Policepardéfaut" style:family="text">
      <style:text-properties style:font-name-complex="Times New Roman"/>
    </style:style>
    <style:style style:name="T3414" style:parent-style-name="Policepardéfaut" style:family="text">
      <style:text-properties style:font-name-complex="Times New Roman"/>
    </style:style>
    <style:style style:name="T3415" style:parent-style-name="Policepardéfaut" style:family="text">
      <style:text-properties style:font-name-complex="Times New Roman"/>
    </style:style>
    <style:style style:name="T3416" style:parent-style-name="Policepardéfaut" style:family="text">
      <style:text-properties style:font-name-complex="Times New Roman"/>
    </style:style>
    <style:style style:name="T3417" style:parent-style-name="Policepardéfaut" style:family="text">
      <style:text-properties style:font-name-complex="Times New Roman"/>
    </style:style>
    <style:style style:name="T3418" style:parent-style-name="Policepardéfaut" style:family="text">
      <style:text-properties style:font-name-complex="Times New Roman"/>
    </style:style>
    <style:style style:name="T3419" style:parent-style-name="Policepardéfaut" style:family="text">
      <style:text-properties style:font-name-complex="Times New Roman"/>
    </style:style>
    <style:style style:name="T3420" style:parent-style-name="Policepardéfaut" style:family="text">
      <style:text-properties style:font-name-complex="Times New Roman"/>
    </style:style>
    <style:style style:name="T3421" style:parent-style-name="Policepardéfaut" style:family="text">
      <style:text-properties style:font-name-complex="Times New Roman"/>
    </style:style>
    <style:style style:name="T3422" style:parent-style-name="Policepardéfaut" style:family="text">
      <style:text-properties style:font-name-complex="Times New Roman"/>
    </style:style>
    <style:style style:name="T3423" style:parent-style-name="Policepardéfaut" style:family="text">
      <style:text-properties style:font-name-complex="Times New Roman"/>
    </style:style>
    <style:style style:name="T3424" style:parent-style-name="Policepardéfaut" style:family="text">
      <style:text-properties style:font-name-complex="Times New Roman"/>
    </style:style>
    <style:style style:name="T3425" style:parent-style-name="Policepardéfaut" style:family="text">
      <style:text-properties style:font-name-complex="Times New Roman"/>
    </style:style>
    <style:style style:name="T3426" style:parent-style-name="Policepardéfaut" style:family="text">
      <style:text-properties style:font-name-complex="Times New Roman"/>
    </style:style>
    <style:style style:name="T3427" style:parent-style-name="Policepardéfaut" style:family="text">
      <style:text-properties style:font-name-complex="Times New Roman"/>
    </style:style>
    <style:style style:name="T3428" style:parent-style-name="Policepardéfaut" style:family="text">
      <style:text-properties style:font-name-complex="Times New Roman"/>
    </style:style>
    <style:style style:name="T3429" style:parent-style-name="Policepardéfaut" style:family="text">
      <style:text-properties style:font-name-complex="Times New Roman"/>
    </style:style>
    <style:style style:name="T3430" style:parent-style-name="Policepardéfaut" style:family="text">
      <style:text-properties style:font-name-complex="Times New Roman"/>
    </style:style>
    <style:style style:name="T3431" style:parent-style-name="Policepardéfaut" style:family="text">
      <style:text-properties style:font-name-complex="Times New Roman"/>
    </style:style>
    <style:style style:name="T3432" style:parent-style-name="Policepardéfaut" style:family="text">
      <style:text-properties style:font-name-complex="Times New Roman"/>
    </style:style>
    <style:style style:name="T3433" style:parent-style-name="Policepardéfaut" style:family="text">
      <style:text-properties style:font-name-complex="Times New Roman"/>
    </style:style>
    <style:style style:name="T3434" style:parent-style-name="Policepardéfaut" style:family="text">
      <style:text-properties style:font-name-complex="Times New Roman"/>
    </style:style>
    <style:style style:name="T3435" style:parent-style-name="Policepardéfaut" style:family="text">
      <style:text-properties style:font-name-complex="Times New Roman"/>
    </style:style>
    <style:style style:name="T3436" style:parent-style-name="Policepardéfaut" style:family="text">
      <style:text-properties style:font-name-complex="Times New Roman"/>
    </style:style>
    <style:style style:name="T3437" style:parent-style-name="Policepardéfaut" style:family="text">
      <style:text-properties style:font-name-complex="Times New Roman"/>
    </style:style>
    <style:style style:name="T3438" style:parent-style-name="Policepardéfaut" style:family="text">
      <style:text-properties style:font-name-complex="Times New Roman"/>
    </style:style>
    <style:style style:name="T3439" style:parent-style-name="Policepardéfaut" style:family="text">
      <style:text-properties style:font-name-complex="Times New Roman"/>
    </style:style>
    <style:style style:name="T3440" style:parent-style-name="Policepardéfaut" style:family="text">
      <style:text-properties style:font-name-complex="Times New Roman"/>
    </style:style>
    <style:style style:name="T3441" style:parent-style-name="Policepardéfaut" style:family="text">
      <style:text-properties style:font-name-complex="Times New Roman"/>
    </style:style>
    <style:style style:name="T3442" style:parent-style-name="pb" style:family="text">
      <style:text-properties style:text-position="0% 100%"/>
    </style:style>
    <style:style style:name="P3443" style:parent-style-name="Corpsdetexte" style:family="paragraph">
      <style:paragraph-properties fo:text-indent="0.1666in"/>
    </style:style>
    <style:style style:name="T3444" style:parent-style-name="Policepardéfaut" style:family="text">
      <style:text-properties style:font-name-complex="Times New Roman"/>
    </style:style>
    <style:style style:name="T3445" style:parent-style-name="Policepardéfaut" style:family="text">
      <style:text-properties style:font-name-complex="Times New Roman"/>
    </style:style>
    <style:style style:name="T3446" style:parent-style-name="Policepardéfaut" style:family="text">
      <style:text-properties style:font-name-complex="Times New Roman" fo:font-style="italic" style:font-style-asian="italic"/>
    </style:style>
    <style:style style:name="T3447" style:parent-style-name="Policepardéfaut" style:family="text">
      <style:text-properties style:font-name-complex="Times New Roman"/>
    </style:style>
    <style:style style:name="T3448" style:parent-style-name="Policepardéfaut" style:family="text">
      <style:text-properties style:font-name-complex="Times New Roman"/>
    </style:style>
    <style:style style:name="T3449" style:parent-style-name="Policepardéfaut" style:family="text">
      <style:text-properties style:font-name-complex="Times New Roman"/>
    </style:style>
    <style:style style:name="T3450" style:parent-style-name="Policepardéfaut" style:family="text">
      <style:text-properties style:font-name-complex="Times New Roman"/>
    </style:style>
    <style:style style:name="T3451" style:parent-style-name="Policepardéfaut" style:family="text">
      <style:text-properties style:font-name-complex="Times New Roman"/>
    </style:style>
    <style:style style:name="T3452" style:parent-style-name="Policepardéfaut" style:family="text">
      <style:text-properties style:font-name-complex="Times New Roman"/>
    </style:style>
    <style:style style:name="T3453" style:parent-style-name="Policepardéfaut" style:family="text">
      <style:text-properties style:font-name-complex="Times New Roman"/>
    </style:style>
    <style:style style:name="T3454" style:parent-style-name="Policepardéfaut" style:family="text">
      <style:text-properties style:font-name-complex="Times New Roman"/>
    </style:style>
    <style:style style:name="T3455" style:parent-style-name="Policepardéfaut" style:family="text">
      <style:text-properties style:font-name-complex="Times New Roman"/>
    </style:style>
    <style:style style:name="T3456" style:parent-style-name="Policepardéfaut" style:family="text">
      <style:text-properties style:font-name-complex="Times New Roman"/>
    </style:style>
    <style:style style:name="T3457" style:parent-style-name="Policepardéfaut" style:family="text">
      <style:text-properties style:font-name-complex="Times New Roman"/>
    </style:style>
    <style:style style:name="T3458" style:parent-style-name="Policepardéfaut" style:family="text">
      <style:text-properties style:font-name-complex="Times New Roman"/>
    </style:style>
    <style:style style:name="T3459" style:parent-style-name="Policepardéfaut" style:family="text">
      <style:text-properties style:font-name-complex="Times New Roman"/>
    </style:style>
    <style:style style:name="T3460" style:parent-style-name="Policepardéfaut" style:family="text">
      <style:text-properties style:font-name-complex="Times New Roman"/>
    </style:style>
    <style:style style:name="T3461" style:parent-style-name="Policepardéfaut" style:family="text">
      <style:text-properties style:font-name-complex="Times New Roman"/>
    </style:style>
    <style:style style:name="T3462" style:parent-style-name="Policepardéfaut" style:family="text">
      <style:text-properties style:font-name-complex="Times New Roman"/>
    </style:style>
    <style:style style:name="T3463" style:parent-style-name="Policepardéfaut" style:family="text">
      <style:text-properties style:font-name-complex="Times New Roman"/>
    </style:style>
    <style:style style:name="T3464" style:parent-style-name="Policepardéfaut" style:family="text">
      <style:text-properties style:font-name-complex="Times New Roman"/>
    </style:style>
    <style:style style:name="T3465" style:parent-style-name="Policepardéfaut" style:family="text">
      <style:text-properties style:font-name-complex="Times New Roman"/>
    </style:style>
    <style:style style:name="T3466" style:parent-style-name="Policepardéfaut" style:family="text">
      <style:text-properties fo:font-style="italic" style:font-style-asian="italic"/>
    </style:style>
    <style:style style:name="T3467" style:parent-style-name="Policepardéfaut" style:family="text">
      <style:text-properties fo:font-style="italic" style:font-style-asian="italic"/>
    </style:style>
    <style:style style:name="T3468" style:parent-style-name="Policepardéfaut" style:family="text">
      <style:text-properties fo:font-style="italic" style:font-style-asian="italic"/>
    </style:style>
    <style:style style:name="T3469" style:parent-style-name="Policepardéfaut" style:family="text">
      <style:text-properties style:font-name-complex="Times New Roman"/>
    </style:style>
    <style:style style:name="T3470" style:parent-style-name="Policepardéfaut" style:family="text">
      <style:text-properties style:font-name-complex="Times New Roman"/>
    </style:style>
    <style:style style:name="T3471" style:parent-style-name="Policepardéfaut" style:family="text">
      <style:text-properties style:font-name-complex="Times New Roman"/>
    </style:style>
    <style:style style:name="T3472" style:parent-style-name="Policepardéfaut" style:family="text">
      <style:text-properties style:font-name-complex="Times New Roman"/>
    </style:style>
    <style:style style:name="T3473" style:parent-style-name="Policepardéfaut" style:family="text">
      <style:text-properties style:font-name-complex="Times New Roman"/>
    </style:style>
    <style:style style:name="T3474" style:parent-style-name="Policepardéfaut" style:family="text">
      <style:text-properties style:font-name-complex="Times New Roman"/>
    </style:style>
    <style:style style:name="T3475" style:parent-style-name="Policepardéfaut" style:family="text">
      <style:text-properties style:font-name-complex="Times New Roman"/>
    </style:style>
    <style:style style:name="T3476" style:parent-style-name="Policepardéfaut" style:family="text">
      <style:text-properties style:font-name-complex="Times New Roman"/>
    </style:style>
    <style:style style:name="T3477" style:parent-style-name="Policepardéfaut" style:family="text">
      <style:text-properties style:font-name-complex="Times New Roman"/>
    </style:style>
    <style:style style:name="T3478" style:parent-style-name="Policepardéfaut" style:family="text">
      <style:text-properties style:font-name-complex="Times New Roman"/>
    </style:style>
    <style:style style:name="T3479" style:parent-style-name="Policepardéfaut" style:family="text">
      <style:text-properties style:font-name-complex="Times New Roman"/>
    </style:style>
    <style:style style:name="T3480" style:parent-style-name="Policepardéfaut" style:family="text">
      <style:text-properties style:font-name-complex="Times New Roman"/>
    </style:style>
    <style:style style:name="T3481" style:parent-style-name="Policepardéfaut" style:family="text">
      <style:text-properties style:font-name-complex="Times New Roman"/>
    </style:style>
    <style:style style:name="T3482" style:parent-style-name="Policepardéfaut" style:family="text">
      <style:text-properties style:font-name-complex="Times New Roman"/>
    </style:style>
    <style:style style:name="T3483" style:parent-style-name="Policepardéfaut" style:family="text">
      <style:text-properties style:font-name-complex="Times New Roman"/>
    </style:style>
    <style:style style:name="T3484" style:parent-style-name="Policepardéfaut" style:family="text">
      <style:text-properties style:font-name-complex="Times New Roman"/>
    </style:style>
    <style:style style:name="T3485" style:parent-style-name="Policepardéfaut" style:family="text">
      <style:text-properties style:font-name-complex="Times New Roman"/>
    </style:style>
    <style:style style:name="T3486" style:parent-style-name="Policepardéfaut" style:family="text">
      <style:text-properties style:font-name-complex="Times New Roman"/>
    </style:style>
    <style:style style:name="T3487" style:parent-style-name="Policepardéfaut" style:family="text">
      <style:text-properties style:font-name-complex="Times New Roman"/>
    </style:style>
    <style:style style:name="T3488" style:parent-style-name="Policepardéfaut" style:family="text">
      <style:text-properties style:font-name-complex="Times New Roman"/>
    </style:style>
    <style:style style:name="T3489" style:parent-style-name="Policepardéfaut" style:family="text">
      <style:text-properties style:font-name-complex="Times New Roman"/>
    </style:style>
    <style:style style:name="T3490" style:parent-style-name="Policepardéfaut" style:family="text">
      <style:text-properties style:font-name-complex="Times New Roman"/>
    </style:style>
    <style:style style:name="T3491" style:parent-style-name="Policepardéfaut" style:family="text">
      <style:text-properties style:font-name-complex="Times New Roman"/>
    </style:style>
    <style:style style:name="T3492" style:parent-style-name="Policepardéfaut" style:family="text">
      <style:text-properties style:font-name-complex="Times New Roman"/>
    </style:style>
    <style:style style:name="T3493" style:parent-style-name="Policepardéfaut" style:family="text">
      <style:text-properties style:font-name-complex="Times New Roman"/>
    </style:style>
    <style:style style:name="T3494" style:parent-style-name="Policepardéfaut" style:family="text">
      <style:text-properties style:font-name-complex="Times New Roman"/>
    </style:style>
    <style:style style:name="T3495" style:parent-style-name="Policepardéfaut" style:family="text">
      <style:text-properties style:font-name-complex="Times New Roman"/>
    </style:style>
    <style:style style:name="T3496" style:parent-style-name="Policepardéfaut" style:family="text">
      <style:text-properties style:font-name-complex="Times New Roman"/>
    </style:style>
    <style:style style:name="T3497" style:parent-style-name="Policepardéfaut" style:family="text">
      <style:text-properties style:font-name-complex="Times New Roman"/>
    </style:style>
    <style:style style:name="T3498" style:parent-style-name="Policepardéfaut" style:family="text">
      <style:text-properties style:font-name-complex="Times New Roman"/>
    </style:style>
    <style:style style:name="T3499" style:parent-style-name="Policepardéfaut" style:family="text">
      <style:text-properties style:font-name-complex="Times New Roman"/>
    </style:style>
    <style:style style:name="T3500" style:parent-style-name="Policepardéfaut" style:family="text">
      <style:text-properties style:font-name-complex="Times New Roman"/>
    </style:style>
    <style:style style:name="T3501" style:parent-style-name="Policepardéfaut" style:family="text">
      <style:text-properties style:font-name-complex="Times New Roman"/>
    </style:style>
    <style:style style:name="T3502" style:parent-style-name="Policepardéfaut" style:family="text">
      <style:text-properties style:font-name-complex="Times New Roman"/>
    </style:style>
    <style:style style:name="T3503" style:parent-style-name="Policepardéfaut" style:family="text">
      <style:text-properties style:font-name-complex="Times New Roman"/>
    </style:style>
    <style:style style:name="T3504" style:parent-style-name="Policepardéfaut" style:family="text">
      <style:text-properties style:font-name-complex="Times New Roman"/>
    </style:style>
    <style:style style:name="T3505" style:parent-style-name="Policepardéfaut" style:family="text">
      <style:text-properties style:font-name-complex="Times New Roman"/>
    </style:style>
    <style:style style:name="T3506" style:parent-style-name="Policepardéfaut" style:family="text">
      <style:text-properties style:font-name-complex="Times New Roman"/>
    </style:style>
    <style:style style:name="T3507" style:parent-style-name="Policepardéfaut" style:family="text">
      <style:text-properties style:font-name-complex="Times New Roman"/>
    </style:style>
    <style:style style:name="T3508" style:parent-style-name="Policepardéfaut" style:family="text">
      <style:text-properties style:font-name-complex="Times New Roman"/>
    </style:style>
    <style:style style:name="T3509" style:parent-style-name="Policepardéfaut" style:family="text">
      <style:text-properties style:font-name-complex="Times New Roman"/>
    </style:style>
    <style:style style:name="T3510" style:parent-style-name="Policepardéfaut" style:family="text">
      <style:text-properties style:font-name-complex="Times New Roman"/>
    </style:style>
    <style:style style:name="T3511" style:parent-style-name="Policepardéfaut" style:family="text">
      <style:text-properties style:font-name-complex="Times New Roman"/>
    </style:style>
    <style:style style:name="T3512" style:parent-style-name="Policepardéfaut" style:family="text">
      <style:text-properties style:font-name-complex="Times New Roman"/>
    </style:style>
    <style:style style:name="T3513" style:parent-style-name="Policepardéfaut" style:family="text">
      <style:text-properties style:font-name-complex="Times New Roman"/>
    </style:style>
    <style:style style:name="T3514" style:parent-style-name="Policepardéfaut" style:family="text">
      <style:text-properties style:font-name-complex="Times New Roman"/>
    </style:style>
    <style:style style:name="T3515" style:parent-style-name="Policepardéfaut" style:family="text">
      <style:text-properties style:font-name-complex="Times New Roman"/>
    </style:style>
    <style:style style:name="T3516" style:parent-style-name="Policepardéfaut" style:family="text">
      <style:text-properties style:font-name-complex="Times New Roman"/>
    </style:style>
    <style:style style:name="T3517" style:parent-style-name="Policepardéfaut" style:family="text">
      <style:text-properties style:font-name-complex="Times New Roman"/>
    </style:style>
    <style:style style:name="T3518" style:parent-style-name="Policepardéfaut" style:family="text">
      <style:text-properties style:font-name-complex="Times New Roman"/>
    </style:style>
    <style:style style:name="T3519" style:parent-style-name="Policepardéfaut" style:family="text">
      <style:text-properties style:font-name-complex="Times New Roman"/>
    </style:style>
    <style:style style:name="T3520" style:parent-style-name="Policepardéfaut" style:family="text">
      <style:text-properties style:font-name-complex="Times New Roman"/>
    </style:style>
    <style:style style:name="T3521" style:parent-style-name="Policepardéfaut" style:family="text">
      <style:text-properties style:font-name-complex="Times New Roman" fo:font-style="italic" style:font-style-asian="italic"/>
    </style:style>
    <style:style style:name="T3522" style:parent-style-name="Policepardéfaut" style:family="text">
      <style:text-properties style:font-name-complex="Times New Roman"/>
    </style:style>
    <style:style style:name="T3523" style:parent-style-name="Policepardéfaut" style:family="text">
      <style:text-properties style:font-name-complex="Times New Roman" fo:font-style="italic" style:font-style-asian="italic"/>
    </style:style>
    <style:style style:name="T3524" style:parent-style-name="Policepardéfaut" style:family="text">
      <style:text-properties style:font-name-complex="Times New Roman"/>
    </style:style>
    <style:style style:name="T3525" style:parent-style-name="Policepardéfaut" style:family="text">
      <style:text-properties style:font-name-complex="Times New Roman"/>
    </style:style>
    <style:style style:name="T3526" style:parent-style-name="Policepardéfaut" style:family="text">
      <style:text-properties style:font-name-complex="Times New Roman"/>
    </style:style>
    <style:style style:name="T3527" style:parent-style-name="Policepardéfaut" style:family="text">
      <style:text-properties style:font-name-complex="Times New Roman"/>
    </style:style>
    <style:style style:name="T3528" style:parent-style-name="Policepardéfaut" style:family="text">
      <style:text-properties style:font-name-complex="Times New Roman"/>
    </style:style>
    <style:style style:name="T3529" style:parent-style-name="Policepardéfaut" style:family="text">
      <style:text-properties style:font-name-complex="Times New Roman"/>
    </style:style>
    <style:style style:name="T3530" style:parent-style-name="Policepardéfaut" style:family="text">
      <style:text-properties style:font-name-complex="Times New Roman"/>
    </style:style>
    <style:style style:name="T3531" style:parent-style-name="Policepardéfaut" style:family="text">
      <style:text-properties style:font-name-complex="Times New Roman"/>
    </style:style>
    <style:style style:name="T3532" style:parent-style-name="Policepardéfaut" style:family="text">
      <style:text-properties style:font-name-complex="Times New Roman"/>
    </style:style>
    <style:style style:name="T3533" style:parent-style-name="Policepardéfaut" style:family="text">
      <style:text-properties style:font-name-complex="Times New Roman"/>
    </style:style>
    <style:style style:name="T3534" style:parent-style-name="Policepardéfaut" style:family="text">
      <style:text-properties style:font-name-complex="Times New Roman"/>
    </style:style>
    <style:style style:name="T3535" style:parent-style-name="Policepardéfaut" style:family="text">
      <style:text-properties style:font-name-complex="Times New Roman"/>
    </style:style>
    <style:style style:name="T3536" style:parent-style-name="Policepardéfaut" style:family="text">
      <style:text-properties style:font-name-complex="Times New Roman"/>
    </style:style>
    <style:style style:name="T3537" style:parent-style-name="Policepardéfaut" style:family="text">
      <style:text-properties style:font-name-complex="Times New Roman"/>
    </style:style>
    <style:style style:name="T3538" style:parent-style-name="Policepardéfaut" style:family="text">
      <style:text-properties style:font-name-complex="Times New Roman"/>
    </style:style>
    <style:style style:name="T3539" style:parent-style-name="Policepardéfaut" style:family="text">
      <style:text-properties style:font-name-complex="Times New Roman"/>
    </style:style>
    <style:style style:name="T3540" style:parent-style-name="Policepardéfaut" style:family="text">
      <style:text-properties style:font-name-complex="Times New Roman"/>
    </style:style>
    <style:style style:name="T3541" style:parent-style-name="Policepardéfaut" style:family="text">
      <style:text-properties style:font-name-complex="Times New Roman"/>
    </style:style>
    <style:style style:name="T3542" style:parent-style-name="Policepardéfaut" style:family="text">
      <style:text-properties style:font-name-complex="Times New Roman"/>
    </style:style>
    <style:style style:name="T3543" style:parent-style-name="Policepardéfaut" style:family="text">
      <style:text-properties style:font-name-complex="Times New Roman"/>
    </style:style>
    <style:style style:name="T3544" style:parent-style-name="Policepardéfaut" style:family="text">
      <style:text-properties style:font-name-complex="Times New Roman"/>
    </style:style>
    <style:style style:name="T3545" style:parent-style-name="Policepardéfaut" style:family="text">
      <style:text-properties style:font-name-complex="Times New Roman"/>
    </style:style>
    <style:style style:name="T3546" style:parent-style-name="Policepardéfaut" style:family="text">
      <style:text-properties style:font-name-complex="Times New Roman"/>
    </style:style>
    <style:style style:name="T3547" style:parent-style-name="Policepardéfaut" style:family="text">
      <style:text-properties style:font-name-complex="Times New Roman"/>
    </style:style>
    <style:style style:name="T3548" style:parent-style-name="Policepardéfaut" style:family="text">
      <style:text-properties style:font-name-complex="Times New Roman"/>
    </style:style>
    <style:style style:name="T3549" style:parent-style-name="Policepardéfaut" style:family="text">
      <style:text-properties style:font-name-complex="Times New Roman"/>
    </style:style>
    <style:style style:name="T3550" style:parent-style-name="Policepardéfaut" style:family="text">
      <style:text-properties style:font-name-complex="Times New Roman"/>
    </style:style>
    <style:style style:name="T3551" style:parent-style-name="Policepardéfaut" style:family="text">
      <style:text-properties style:font-name-complex="Times New Roman"/>
    </style:style>
    <style:style style:name="T3552" style:parent-style-name="Policepardéfaut" style:family="text">
      <style:text-properties style:font-name-complex="Times New Roman"/>
    </style:style>
    <style:style style:name="T3553" style:parent-style-name="Policepardéfaut" style:family="text">
      <style:text-properties style:font-name-complex="Times New Roman"/>
    </style:style>
    <style:style style:name="T3554" style:parent-style-name="Policepardéfaut" style:family="text">
      <style:text-properties style:font-name-complex="Times New Roman"/>
    </style:style>
    <style:style style:name="T3555" style:parent-style-name="Policepardéfaut" style:family="text">
      <style:text-properties style:font-name-complex="Times New Roman"/>
    </style:style>
    <style:style style:name="T3556" style:parent-style-name="Policepardéfaut" style:family="text">
      <style:text-properties style:font-name-complex="Times New Roman"/>
    </style:style>
    <style:style style:name="T3557" style:parent-style-name="Policepardéfaut" style:family="text">
      <style:text-properties style:font-name-complex="Times New Roman"/>
    </style:style>
    <style:style style:name="T3558" style:parent-style-name="Policepardéfaut" style:family="text">
      <style:text-properties style:font-name-complex="Times New Roman"/>
    </style:style>
    <style:style style:name="P3559" style:parent-style-name="Corpsdetexte" style:family="paragraph">
      <style:paragraph-properties fo:text-indent="0.1666in"/>
    </style:style>
    <style:style style:name="T3560" style:parent-style-name="Policepardéfaut" style:family="text">
      <style:text-properties style:font-name-complex="Times New Roman"/>
    </style:style>
    <style:style style:name="T3561" style:parent-style-name="Policepardéfaut" style:family="text">
      <style:text-properties style:font-name-complex="Times New Roman"/>
    </style:style>
    <style:style style:name="T3562" style:parent-style-name="Policepardéfaut" style:family="text">
      <style:text-properties style:font-name-complex="Times New Roman"/>
    </style:style>
    <style:style style:name="T3563" style:parent-style-name="Policepardéfaut" style:family="text">
      <style:text-properties style:font-name-complex="Times New Roman"/>
    </style:style>
    <style:style style:name="T3564" style:parent-style-name="Policepardéfaut" style:family="text">
      <style:text-properties style:font-name-complex="Times New Roman"/>
    </style:style>
    <style:style style:name="T3565" style:parent-style-name="Policepardéfaut" style:family="text">
      <style:text-properties style:font-name-complex="Times New Roman"/>
    </style:style>
    <style:style style:name="T3566" style:parent-style-name="Policepardéfaut" style:family="text">
      <style:text-properties style:font-name-complex="Times New Roman"/>
    </style:style>
    <style:style style:name="T3567" style:parent-style-name="Policepardéfaut" style:family="text">
      <style:text-properties style:font-name-complex="Times New Roman"/>
    </style:style>
    <style:style style:name="T3568" style:parent-style-name="Policepardéfaut" style:family="text">
      <style:text-properties style:font-name-complex="Times New Roman"/>
    </style:style>
    <style:style style:name="T3569" style:parent-style-name="Policepardéfaut" style:family="text">
      <style:text-properties style:font-name-complex="Times New Roman"/>
    </style:style>
    <style:style style:name="T3570" style:parent-style-name="Policepardéfaut" style:family="text">
      <style:text-properties style:font-name-complex="Times New Roman"/>
    </style:style>
    <style:style style:name="T3571" style:parent-style-name="Policepardéfaut" style:family="text">
      <style:text-properties style:font-name-complex="Times New Roman"/>
    </style:style>
    <style:style style:name="T3572" style:parent-style-name="Policepardéfaut" style:family="text">
      <style:text-properties style:font-name-complex="Times New Roman"/>
    </style:style>
    <style:style style:name="T3573" style:parent-style-name="Policepardéfaut" style:family="text">
      <style:text-properties style:font-name-complex="Times New Roman"/>
    </style:style>
    <style:style style:name="T3574" style:parent-style-name="Policepardéfaut" style:family="text">
      <style:text-properties style:font-name-complex="Times New Roman"/>
    </style:style>
    <style:style style:name="T3575" style:parent-style-name="Policepardéfaut" style:family="text">
      <style:text-properties style:font-name-complex="Times New Roman"/>
    </style:style>
    <style:style style:name="T3576" style:parent-style-name="Policepardéfaut" style:family="text">
      <style:text-properties style:font-name-complex="Times New Roman" fo:font-style="italic" style:font-style-asian="italic"/>
    </style:style>
    <style:style style:name="T3577" style:parent-style-name="Policepardéfaut" style:family="text">
      <style:text-properties style:font-name-complex="Times New Roman"/>
    </style:style>
    <style:style style:name="T3578" style:parent-style-name="Policepardéfaut" style:family="text">
      <style:text-properties style:font-name-complex="Times New Roman" fo:font-style="italic" style:font-style-asian="italic"/>
    </style:style>
    <style:style style:name="T3579" style:parent-style-name="Policepardéfaut" style:family="text">
      <style:text-properties style:font-name-complex="Times New Roman" fo:font-style="italic" style:font-style-asian="italic"/>
    </style:style>
    <style:style style:name="T3580" style:parent-style-name="Policepardéfaut" style:family="text">
      <style:text-properties style:font-name-complex="Times New Roman" fo:font-style="italic" style:font-style-asian="italic"/>
    </style:style>
    <style:style style:name="T3581" style:parent-style-name="Policepardéfaut" style:family="text">
      <style:text-properties style:font-name-complex="Times New Roman"/>
    </style:style>
    <style:style style:name="T3582" style:parent-style-name="Policepardéfaut" style:family="text">
      <style:text-properties style:font-name-complex="Times New Roman"/>
    </style:style>
    <style:style style:name="T3583" style:parent-style-name="Policepardéfaut" style:family="text">
      <style:text-properties style:font-name-complex="Times New Roman"/>
    </style:style>
    <style:style style:name="T3584" style:parent-style-name="Policepardéfaut" style:family="text">
      <style:text-properties style:font-name-complex="Times New Roman" fo:font-style="italic" style:font-style-asian="italic"/>
    </style:style>
    <style:style style:name="T3585" style:parent-style-name="Policepardéfaut" style:family="text">
      <style:text-properties style:font-name-complex="Times New Roman" fo:font-style="italic" style:font-style-asian="italic"/>
    </style:style>
    <style:style style:name="T3586" style:parent-style-name="Policepardéfaut" style:family="text">
      <style:text-properties style:font-name-complex="Times New Roman" fo:font-style="italic" style:font-style-asian="italic"/>
    </style:style>
    <style:style style:name="T3587" style:parent-style-name="Policepardéfaut" style:family="text">
      <style:text-properties style:font-name-complex="Times New Roman" fo:font-style="italic" style:font-style-asian="italic"/>
    </style:style>
    <style:style style:name="T3588" style:parent-style-name="Policepardéfaut" style:family="text">
      <style:text-properties style:font-name-complex="Times New Roman" fo:font-style="italic" style:font-style-asian="italic"/>
    </style:style>
    <style:style style:name="T3589" style:parent-style-name="Policepardéfaut" style:family="text">
      <style:text-properties style:font-name-complex="Times New Roman" fo:font-style="italic" style:font-style-asian="italic"/>
    </style:style>
    <style:style style:name="T3590" style:parent-style-name="Policepardéfaut" style:family="text">
      <style:text-properties style:font-name-complex="Times New Roman" fo:font-style="italic" style:font-style-asian="italic"/>
    </style:style>
    <style:style style:name="T3591" style:parent-style-name="Policepardéfaut" style:family="text">
      <style:text-properties style:font-name-complex="Times New Roman" fo:font-style="italic" style:font-style-asian="italic"/>
    </style:style>
    <style:style style:name="T3592" style:parent-style-name="Policepardéfaut" style:family="text">
      <style:text-properties style:font-name-complex="Times New Roman" fo:font-style="italic" style:font-style-asian="italic"/>
    </style:style>
    <style:style style:name="T3593" style:parent-style-name="Policepardéfaut" style:family="text">
      <style:text-properties style:font-name-complex="Times New Roman" fo:font-style="italic" style:font-style-asian="italic"/>
    </style:style>
    <style:style style:name="T3594" style:parent-style-name="Policepardéfaut" style:family="text">
      <style:text-properties style:font-name-complex="Times New Roman" fo:font-style="italic" style:font-style-asian="italic"/>
    </style:style>
    <style:style style:name="T3595" style:parent-style-name="Policepardéfaut" style:family="text">
      <style:text-properties style:font-name-complex="Times New Roman" fo:font-style="italic" style:font-style-asian="italic"/>
    </style:style>
    <style:style style:name="T3596" style:parent-style-name="Policepardéfaut" style:family="text">
      <style:text-properties style:font-name-complex="Times New Roman" fo:font-style="italic" style:font-style-asian="italic"/>
    </style:style>
    <style:style style:name="T3597" style:parent-style-name="Policepardéfaut" style:family="text">
      <style:text-properties style:font-name-complex="Times New Roman" fo:font-style="italic" style:font-style-asian="italic"/>
    </style:style>
    <style:style style:name="T3598" style:parent-style-name="Policepardéfaut" style:family="text">
      <style:text-properties style:font-name-complex="Times New Roman" fo:font-style="italic" style:font-style-asian="italic"/>
    </style:style>
    <style:style style:name="T3599" style:parent-style-name="Policepardéfaut" style:family="text">
      <style:text-properties style:font-name-complex="Times New Roman" fo:font-style="italic" style:font-style-asian="italic"/>
    </style:style>
    <style:style style:name="T3600" style:parent-style-name="Policepardéfaut" style:family="text">
      <style:text-properties style:font-name-complex="Times New Roman" fo:font-style="italic" style:font-style-asian="italic"/>
    </style:style>
    <style:style style:name="T3601" style:parent-style-name="Policepardéfaut" style:family="text">
      <style:text-properties style:font-name-complex="Times New Roman" fo:font-style="italic" style:font-style-asian="italic"/>
    </style:style>
    <style:style style:name="T3602" style:parent-style-name="Policepardéfaut" style:family="text">
      <style:text-properties style:font-name-complex="Times New Roman" fo:font-style="italic" style:font-style-asian="italic"/>
    </style:style>
    <style:style style:name="T3603" style:parent-style-name="Policepardéfaut" style:family="text">
      <style:text-properties style:font-name-complex="Times New Roman" fo:font-style="italic" style:font-style-asian="italic"/>
    </style:style>
    <style:style style:name="T3604" style:parent-style-name="Policepardéfaut" style:family="text">
      <style:text-properties style:font-name-complex="Times New Roman" fo:font-style="italic" style:font-style-asian="italic"/>
    </style:style>
    <style:style style:name="T3605" style:parent-style-name="Policepardéfaut" style:family="text">
      <style:text-properties style:font-name-complex="Times New Roman" fo:font-style="italic" style:font-style-asian="italic"/>
    </style:style>
    <style:style style:name="T3606" style:parent-style-name="Policepardéfaut" style:family="text">
      <style:text-properties style:font-name-complex="Times New Roman" fo:font-style="italic" style:font-style-asian="italic"/>
    </style:style>
    <style:style style:name="T3607" style:parent-style-name="Policepardéfaut" style:family="text">
      <style:text-properties style:font-name-complex="Times New Roman" fo:font-style="italic" style:font-style-asian="italic"/>
    </style:style>
    <style:style style:name="T3608" style:parent-style-name="Policepardéfaut" style:family="text">
      <style:text-properties style:font-name-complex="Times New Roman" fo:font-style="italic" style:font-style-asian="italic"/>
    </style:style>
    <style:style style:name="T3609" style:parent-style-name="Policepardéfaut" style:family="text">
      <style:text-properties style:font-name-complex="Times New Roman" fo:font-style="italic" style:font-style-asian="italic"/>
    </style:style>
    <style:style style:name="T3610" style:parent-style-name="Policepardéfaut" style:family="text">
      <style:text-properties style:font-name-complex="Times New Roman" fo:font-style="italic" style:font-style-asian="italic"/>
    </style:style>
    <style:style style:name="T3611" style:parent-style-name="Policepardéfaut" style:family="text">
      <style:text-properties style:font-name-complex="Times New Roman" fo:font-style="italic" style:font-style-asian="italic"/>
    </style:style>
    <style:style style:name="T3612" style:parent-style-name="Policepardéfaut" style:family="text">
      <style:text-properties style:font-name-complex="Times New Roman" fo:font-style="italic" style:font-style-asian="italic"/>
    </style:style>
    <style:style style:name="T3613" style:parent-style-name="Policepardéfaut" style:family="text">
      <style:text-properties style:font-name-complex="Times New Roman" fo:font-style="italic" style:font-style-asian="italic"/>
    </style:style>
    <style:style style:name="T3614" style:parent-style-name="Policepardéfaut" style:family="text">
      <style:text-properties style:font-name-complex="Times New Roman" fo:font-style="italic" style:font-style-asian="italic"/>
    </style:style>
    <style:style style:name="T3615" style:parent-style-name="Policepardéfaut" style:family="text">
      <style:text-properties style:font-name-complex="Times New Roman"/>
    </style:style>
    <style:style style:name="T3616" style:parent-style-name="Policepardéfaut" style:family="text">
      <style:text-properties style:font-name-complex="Times New Roman"/>
    </style:style>
    <style:style style:name="T3617" style:parent-style-name="Policepardéfaut" style:family="text">
      <style:text-properties style:font-name-complex="Times New Roman"/>
    </style:style>
    <style:style style:name="T3618" style:parent-style-name="Policepardéfaut" style:family="text">
      <style:text-properties style:font-name-complex="Times New Roman"/>
    </style:style>
    <style:style style:name="T3619" style:parent-style-name="Policepardéfaut" style:family="text">
      <style:text-properties style:font-name-complex="Times New Roman"/>
    </style:style>
    <style:style style:name="T3620" style:parent-style-name="Policepardéfaut" style:family="text">
      <style:text-properties style:font-name-complex="Times New Roman"/>
    </style:style>
    <style:style style:name="T3621" style:parent-style-name="Policepardéfaut" style:family="text">
      <style:text-properties style:font-name-complex="Times New Roman"/>
    </style:style>
    <style:style style:name="T3622" style:parent-style-name="Policepardéfaut" style:family="text">
      <style:text-properties style:font-name-complex="Times New Roman"/>
    </style:style>
    <style:style style:name="T3623" style:parent-style-name="Policepardéfaut" style:family="text">
      <style:text-properties style:font-name-complex="Times New Roman"/>
    </style:style>
    <style:style style:name="T3624" style:parent-style-name="Policepardéfaut" style:family="text">
      <style:text-properties style:font-name-complex="Times New Roman"/>
    </style:style>
    <style:style style:name="T3625" style:parent-style-name="Policepardéfaut" style:family="text">
      <style:text-properties style:font-name-complex="Times New Roman"/>
    </style:style>
    <style:style style:name="T3626" style:parent-style-name="Policepardéfaut" style:family="text">
      <style:text-properties style:font-name-complex="Times New Roman"/>
    </style:style>
    <style:style style:name="T3627" style:parent-style-name="Policepardéfaut" style:family="text">
      <style:text-properties style:font-name-complex="Times New Roman"/>
    </style:style>
    <style:style style:name="T3628" style:parent-style-name="Policepardéfaut" style:family="text">
      <style:text-properties style:font-name-complex="Times New Roman"/>
    </style:style>
    <style:style style:name="T3629" style:parent-style-name="Policepardéfaut" style:family="text">
      <style:text-properties style:font-name-complex="Times New Roman"/>
    </style:style>
    <style:style style:name="T3630" style:parent-style-name="Policepardéfaut" style:family="text">
      <style:text-properties style:font-name-complex="Times New Roman"/>
    </style:style>
    <style:style style:name="T3631" style:parent-style-name="Policepardéfaut" style:family="text">
      <style:text-properties style:font-name-complex="Times New Roman"/>
    </style:style>
    <style:style style:name="T3632" style:parent-style-name="Policepardéfaut" style:family="text">
      <style:text-properties style:font-name-complex="Times New Roman"/>
    </style:style>
    <style:style style:name="T3633" style:parent-style-name="Policepardéfaut" style:family="text">
      <style:text-properties style:font-name-complex="Times New Roman"/>
    </style:style>
    <style:style style:name="T3634" style:parent-style-name="Policepardéfaut" style:family="text">
      <style:text-properties style:font-name-complex="Times New Roman"/>
    </style:style>
    <style:style style:name="T3635" style:parent-style-name="Policepardéfaut" style:family="text">
      <style:text-properties style:font-name-complex="Times New Roman"/>
    </style:style>
    <style:style style:name="T3636" style:parent-style-name="Policepardéfaut" style:family="text">
      <style:text-properties style:font-name-complex="Times New Roman"/>
    </style:style>
    <style:style style:name="T3637" style:parent-style-name="Policepardéfaut" style:family="text">
      <style:text-properties style:font-name-complex="Times New Roman"/>
    </style:style>
    <style:style style:name="T3638" style:parent-style-name="Policepardéfaut" style:family="text">
      <style:text-properties style:font-name-complex="Times New Roman"/>
    </style:style>
    <style:style style:name="T3639" style:parent-style-name="Policepardéfaut" style:family="text">
      <style:text-properties style:font-name-complex="Times New Roman"/>
    </style:style>
    <style:style style:name="T3640" style:parent-style-name="Policepardéfaut" style:family="text">
      <style:text-properties fo:font-style="italic" style:font-style-asian="italic"/>
    </style:style>
    <style:style style:name="T3641" style:parent-style-name="Policepardéfaut" style:family="text">
      <style:text-properties fo:font-style="italic" style:font-style-asian="italic"/>
    </style:style>
    <style:style style:name="T3642" style:parent-style-name="Policepardéfaut" style:family="text">
      <style:text-properties fo:font-style="italic" style:font-style-asian="italic"/>
    </style:style>
    <style:style style:name="T3643" style:parent-style-name="Policepardéfaut" style:family="text">
      <style:text-properties style:font-name-complex="Times New Roman"/>
    </style:style>
    <style:style style:name="T3644" style:parent-style-name="Policepardéfaut" style:family="text">
      <style:text-properties style:font-name-complex="Times New Roman"/>
    </style:style>
    <style:style style:name="T3645" style:parent-style-name="Policepardéfaut" style:family="text">
      <style:text-properties style:font-name-complex="Times New Roman"/>
    </style:style>
    <style:style style:name="T3646" style:parent-style-name="Policepardéfaut" style:family="text">
      <style:text-properties style:font-name-complex="Times New Roman"/>
    </style:style>
    <style:style style:name="T3647" style:parent-style-name="Policepardéfaut" style:family="text">
      <style:text-properties style:font-name-complex="Times New Roman"/>
    </style:style>
    <style:style style:name="T3648" style:parent-style-name="Policepardéfaut" style:family="text">
      <style:text-properties style:font-name-complex="Times New Roman"/>
    </style:style>
    <style:style style:name="T3649" style:parent-style-name="Policepardéfaut" style:family="text">
      <style:text-properties style:font-name-complex="Times New Roman"/>
    </style:style>
    <style:style style:name="T3650" style:parent-style-name="Policepardéfaut" style:family="text">
      <style:text-properties style:font-name-complex="Times New Roman"/>
    </style:style>
    <style:style style:name="T3651" style:parent-style-name="Policepardéfaut" style:family="text">
      <style:text-properties style:font-name-complex="Times New Roman"/>
    </style:style>
    <style:style style:name="T3652" style:parent-style-name="Policepardéfaut" style:family="text">
      <style:text-properties style:font-name-complex="Times New Roman"/>
    </style:style>
    <style:style style:name="T3653" style:parent-style-name="Policepardéfaut" style:family="text">
      <style:text-properties style:font-name-complex="Times New Roman"/>
    </style:style>
    <style:style style:name="T3654" style:parent-style-name="Policepardéfaut" style:family="text">
      <style:text-properties style:font-name-complex="Times New Roman"/>
    </style:style>
    <style:style style:name="T3655" style:parent-style-name="Policepardéfaut" style:family="text">
      <style:text-properties style:font-name-complex="Times New Roman"/>
    </style:style>
    <style:style style:name="T3656" style:parent-style-name="Policepardéfaut" style:family="text">
      <style:text-properties style:font-name-complex="Times New Roman"/>
    </style:style>
    <style:style style:name="T3657" style:parent-style-name="Policepardéfaut" style:family="text">
      <style:text-properties style:font-name-complex="Times New Roman"/>
    </style:style>
    <style:style style:name="T3658" style:parent-style-name="Policepardéfaut" style:family="text">
      <style:text-properties style:font-name-complex="Times New Roman"/>
    </style:style>
    <style:style style:name="T3659" style:parent-style-name="Policepardéfaut" style:family="text">
      <style:text-properties style:font-name-complex="Times New Roman"/>
    </style:style>
    <style:style style:name="T3660" style:parent-style-name="Policepardéfaut" style:family="text">
      <style:text-properties fo:font-variant="small-caps" style:font-size-complex="11pt"/>
    </style:style>
    <style:style style:name="T3661" style:parent-style-name="Policepardéfaut" style:family="text">
      <style:text-properties fo:font-variant="small-caps" style:font-size-complex="11pt"/>
    </style:style>
    <style:style style:name="T3662" style:parent-style-name="Policepardéfaut" style:family="text">
      <style:text-properties style:font-size-complex="11pt"/>
    </style:style>
    <style:style style:name="T3663" style:parent-style-name="Policepardéfaut" style:family="text">
      <style:text-properties style:font-size-complex="11pt"/>
    </style:style>
    <style:style style:name="T3664" style:parent-style-name="Policepardéfaut" style:family="text">
      <style:text-properties style:font-size-complex="11pt"/>
    </style:style>
    <style:style style:name="T3665" style:parent-style-name="Policepardéfaut" style:family="text">
      <style:text-properties style:font-size-complex="11pt"/>
    </style:style>
    <style:style style:name="T3666" style:parent-style-name="Policepardéfaut" style:family="text">
      <style:text-properties style:font-size-complex="11pt"/>
    </style:style>
    <style:style style:name="T3667" style:parent-style-name="Policepardéfaut" style:family="text">
      <style:text-properties style:font-size-complex="11pt"/>
    </style:style>
    <style:style style:name="P3668" style:parent-style-name="quote.l" style:family="paragraph">
      <style:text-properties style:font-size-complex="11pt"/>
    </style:style>
    <style:style style:name="P3669" style:parent-style-name="quote.l" style:family="paragraph">
      <style:text-properties style:font-size-complex="11pt"/>
    </style:style>
    <style:style style:name="P3670" style:parent-style-name="quote.l" style:family="paragraph">
      <style:text-properties style:font-size-complex="11pt"/>
    </style:style>
    <style:style style:name="T3671" style:parent-style-name="pb" style:family="text">
      <style:text-properties style:font-size-complex="11pt"/>
    </style:style>
    <style:style style:name="T3672" style:parent-style-name="pb" style:family="text">
      <style:text-properties style:font-size-complex="11pt"/>
    </style:style>
    <style:style style:name="T3673" style:parent-style-name="pb" style:family="text">
      <style:text-properties style:font-size-complex="11pt"/>
    </style:style>
    <style:style style:name="T3674" style:parent-style-name="pb" style:family="text">
      <style:text-properties style:text-position="0% 100%"/>
    </style:style>
    <style:style style:name="T3675" style:parent-style-name="Policepardéfaut" style:family="text">
      <style:text-properties style:font-size-complex="11pt"/>
    </style:style>
    <style:style style:name="T3676" style:parent-style-name="Policepardéfaut" style:family="text">
      <style:text-properties style:font-size-complex="11pt"/>
    </style:style>
    <style:style style:name="T3677" style:parent-style-name="Policepardéfaut" style:family="text">
      <style:text-properties style:font-size-complex="11pt"/>
    </style:style>
    <style:style style:name="T3678" style:parent-style-name="Policepardéfaut" style:family="text">
      <style:text-properties style:font-size-complex="11pt"/>
    </style:style>
    <style:style style:name="T3679" style:parent-style-name="Policepardéfaut" style:family="text">
      <style:text-properties style:font-size-complex="11pt"/>
    </style:style>
    <style:style style:name="T3680" style:parent-style-name="Policepardéfaut" style:family="text">
      <style:text-properties style:font-size-complex="11pt"/>
    </style:style>
    <style:style style:name="T3681" style:parent-style-name="Policepardéfaut" style:family="text">
      <style:text-properties style:font-size-complex="11pt"/>
    </style:style>
    <style:style style:name="T3682" style:parent-style-name="Policepardéfaut" style:family="text">
      <style:text-properties style:font-size-complex="11pt"/>
    </style:style>
    <style:style style:name="T3683" style:parent-style-name="Policepardéfaut" style:family="text">
      <style:text-properties style:font-size-complex="11pt"/>
    </style:style>
    <style:style style:name="T3684" style:parent-style-name="Policepardéfaut" style:family="text">
      <style:text-properties style:font-size-complex="11pt"/>
    </style:style>
    <style:style style:name="T3685" style:parent-style-name="Policepardéfaut" style:family="text">
      <style:text-properties style:font-size-complex="11pt"/>
    </style:style>
    <style:style style:name="P3686" style:parent-style-name="quote.l" style:family="paragraph">
      <style:text-properties style:font-size-complex="11pt"/>
    </style:style>
    <style:style style:name="P3687" style:parent-style-name="quote.l" style:family="paragraph">
      <style:text-properties style:font-size-complex="11pt"/>
    </style:style>
    <style:style style:name="P3688" style:parent-style-name="quote.l" style:family="paragraph">
      <style:text-properties style:font-size-complex="11pt"/>
    </style:style>
    <style:style style:name="P3689" style:parent-style-name="quote.l" style:family="paragraph">
      <style:text-properties style:font-size-complex="11pt"/>
    </style:style>
    <style:style style:name="P3690" style:parent-style-name="quote.l" style:family="paragraph">
      <style:text-properties style:font-size-complex="11pt"/>
    </style:style>
    <style:style style:name="P3691" style:parent-style-name="quote.l" style:family="paragraph">
      <style:text-properties style:font-size-complex="11pt"/>
    </style:style>
    <style:style style:name="P3692" style:parent-style-name="quote.l" style:family="paragraph">
      <style:text-properties style:font-size-complex="11pt"/>
    </style:style>
    <style:style style:name="P3693" style:parent-style-name="quote.l" style:family="paragraph">
      <style:text-properties style:font-size-complex="11pt"/>
    </style:style>
    <style:style style:name="P3694" style:parent-style-name="quote.l" style:family="paragraph">
      <style:text-properties style:font-size-complex="11pt"/>
    </style:style>
    <style:style style:name="P3695" style:parent-style-name="quote.l" style:family="paragraph">
      <style:text-properties style:font-size-complex="11pt"/>
    </style:style>
    <style:style style:name="P3696" style:parent-style-name="quote.l" style:family="paragraph">
      <style:text-properties style:font-size-complex="11pt"/>
    </style:style>
    <style:style style:name="P3697" style:parent-style-name="quote.l" style:family="paragraph">
      <style:text-properties style:font-size-complex="11pt"/>
    </style:style>
    <style:style style:name="P3698" style:parent-style-name="quote.l" style:family="paragraph">
      <style:text-properties style:font-size-complex="11pt"/>
    </style:style>
    <style:style style:name="P3699" style:parent-style-name="quote.l" style:family="paragraph">
      <style:text-properties style:font-size-complex="11pt"/>
    </style:style>
    <style:style style:name="P3700" style:parent-style-name="quote.l" style:family="paragraph">
      <style:text-properties style:font-size-complex="11pt"/>
    </style:style>
    <style:style style:name="T3701" style:parent-style-name="Policepardéfaut" style:family="text">
      <style:text-properties fo:font-style="italic" style:font-style-asian="italic" style:font-size-complex="11pt"/>
    </style:style>
    <style:style style:name="T3702" style:parent-style-name="Policepardéfaut" style:family="text">
      <style:text-properties fo:font-style="italic" style:font-style-asian="italic" style:font-size-complex="11pt"/>
    </style:style>
    <style:style style:name="T3703" style:parent-style-name="Policepardéfaut" style:family="text">
      <style:text-properties fo:font-style="italic" style:font-style-asian="italic" style:font-size-complex="11pt"/>
    </style:style>
    <style:style style:name="T3704" style:parent-style-name="Policepardéfaut" style:family="text">
      <style:text-properties fo:font-style="italic" style:font-style-asian="italic" style:font-size-complex="11pt"/>
    </style:style>
    <style:style style:name="T3705" style:parent-style-name="Policepardéfaut" style:family="text">
      <style:text-properties fo:font-style="italic" style:font-style-asian="italic" style:font-size-complex="11pt"/>
    </style:style>
    <style:style style:name="T3706" style:parent-style-name="Policepardéfaut" style:family="text">
      <style:text-properties fo:font-style="italic" style:font-style-asian="italic" style:font-size-complex="11pt"/>
    </style:style>
    <style:style style:name="T3707" style:parent-style-name="Policepardéfaut" style:family="text">
      <style:text-properties style:font-size-complex="11pt"/>
    </style:style>
    <style:style style:name="T3708" style:parent-style-name="Policepardéfaut" style:family="text">
      <style:text-properties style:font-size-complex="11pt"/>
    </style:style>
    <style:style style:name="T3709" style:parent-style-name="Policepardéfaut" style:family="text">
      <style:text-properties style:font-size-complex="11pt"/>
    </style:style>
    <style:style style:name="P3710" style:parent-style-name="quote.l" style:family="paragraph">
      <style:text-properties style:font-size-complex="11pt"/>
    </style:style>
    <style:style style:name="P3711" style:parent-style-name="quote.l" style:family="paragraph">
      <style:text-properties style:font-size-complex="11pt"/>
    </style:style>
    <style:style style:name="P3712" style:parent-style-name="quote.l" style:family="paragraph">
      <style:text-properties style:font-size-complex="11pt"/>
    </style:style>
    <style:style style:name="P3713" style:parent-style-name="quote.l" style:family="paragraph">
      <style:text-properties style:font-size-complex="11pt"/>
    </style:style>
    <style:style style:name="P3714" style:parent-style-name="quote.l" style:family="paragraph">
      <style:text-properties style:font-size-complex="11pt"/>
    </style:style>
    <style:style style:name="P3715" style:parent-style-name="quote.l" style:family="paragraph">
      <style:text-properties style:font-size-complex="11pt"/>
    </style:style>
    <style:style style:name="P3716" style:parent-style-name="quote.l" style:family="paragraph">
      <style:text-properties style:font-size-complex="11pt"/>
    </style:style>
    <style:style style:name="P3717" style:parent-style-name="quote.l" style:family="paragraph">
      <style:text-properties style:font-size-complex="11pt"/>
    </style:style>
    <style:style style:name="P3718" style:parent-style-name="quote.l" style:family="paragraph">
      <style:text-properties style:font-size-complex="11pt"/>
    </style:style>
    <style:style style:name="P3719" style:parent-style-name="quote.l" style:family="paragraph">
      <style:text-properties style:font-size-complex="11pt"/>
    </style:style>
    <style:style style:name="P3720" style:parent-style-name="quote.l" style:family="paragraph">
      <style:text-properties style:font-size-complex="11pt"/>
    </style:style>
    <style:style style:name="P3721" style:parent-style-name="quote.l" style:family="paragraph">
      <style:text-properties style:font-size-complex="11pt"/>
    </style:style>
    <style:style style:name="P3722" style:parent-style-name="quote.l" style:family="paragraph">
      <style:text-properties style:font-size-complex="11pt"/>
    </style:style>
    <style:style style:name="T3723" style:parent-style-name="pb" style:family="text">
      <style:text-properties style:font-size-complex="11pt"/>
    </style:style>
    <style:style style:name="T3724" style:parent-style-name="pb" style:family="text">
      <style:text-properties style:font-size-complex="11pt"/>
    </style:style>
    <style:style style:name="T3725" style:parent-style-name="pb" style:family="text">
      <style:text-properties style:font-size-complex="11pt"/>
    </style:style>
    <style:style style:name="T3726" style:parent-style-name="pb" style:family="text">
      <style:text-properties style:text-position="0% 100%"/>
    </style:style>
    <style:style style:name="T3727" style:parent-style-name="Policepardéfaut" style:family="text">
      <style:text-properties style:font-size-complex="11pt"/>
    </style:style>
    <style:style style:name="T3728" style:parent-style-name="Policepardéfaut" style:family="text">
      <style:text-properties style:font-size-complex="11pt"/>
    </style:style>
    <style:style style:name="T3729" style:parent-style-name="Policepardéfaut" style:family="text">
      <style:text-properties style:font-size-complex="11pt"/>
    </style:style>
    <style:style style:name="T3730" style:parent-style-name="Policepardéfaut" style:family="text">
      <style:text-properties style:font-size-complex="11pt"/>
    </style:style>
    <style:style style:name="T3731" style:parent-style-name="Policepardéfaut" style:family="text">
      <style:text-properties style:font-size-complex="11pt"/>
    </style:style>
    <style:style style:name="T3732" style:parent-style-name="Policepardéfaut" style:family="text">
      <style:text-properties style:font-size-complex="11pt"/>
    </style:style>
    <style:style style:name="T3733" style:parent-style-name="Policepardéfaut" style:family="text">
      <style:text-properties style:font-size-complex="11pt"/>
    </style:style>
    <style:style style:name="T3734" style:parent-style-name="Policepardéfaut" style:family="text">
      <style:text-properties style:font-size-complex="11pt"/>
    </style:style>
    <style:style style:name="T3735" style:parent-style-name="Policepardéfaut" style:family="text">
      <style:text-properties style:font-size-complex="11pt"/>
    </style:style>
    <style:style style:name="P3736" style:parent-style-name="quote.l" style:family="paragraph">
      <style:text-properties style:font-size-complex="11pt"/>
    </style:style>
    <style:style style:name="T3737" style:parent-style-name="Policepardéfaut" style:family="text">
      <style:text-properties style:font-size-complex="11pt"/>
    </style:style>
    <style:style style:name="T3738" style:parent-style-name="Policepardéfaut" style:family="text">
      <style:text-properties style:font-size-complex="11pt"/>
    </style:style>
    <style:style style:name="T3739" style:parent-style-name="Policepardéfaut" style:family="text">
      <style:text-properties style:font-size-complex="11pt"/>
    </style:style>
    <style:style style:name="T3740" style:parent-style-name="Policepardéfaut" style:family="text">
      <style:text-properties style:font-size-complex="11pt"/>
    </style:style>
    <style:style style:name="T3741" style:parent-style-name="Policepardéfaut" style:family="text">
      <style:text-properties fo:font-style="italic" style:font-style-asian="italic" style:font-size-complex="11pt"/>
    </style:style>
    <style:style style:name="T3742" style:parent-style-name="Policepardéfaut" style:family="text">
      <style:text-properties style:font-size-complex="11pt"/>
    </style:style>
    <style:style style:name="T3743" style:parent-style-name="Policepardéfaut" style:family="text">
      <style:text-properties style:font-size-complex="11pt"/>
    </style:style>
    <style:style style:name="T3744" style:parent-style-name="Policepardéfaut" style:family="text">
      <style:text-properties style:font-size-complex="11pt"/>
    </style:style>
    <style:style style:name="T3745" style:parent-style-name="Policepardéfaut" style:family="text">
      <style:text-properties style:font-size-complex="11pt"/>
    </style:style>
    <style:style style:name="T3746" style:parent-style-name="Policepardéfaut" style:family="text">
      <style:text-properties style:font-size-complex="11pt"/>
    </style:style>
    <style:style style:name="T3747" style:parent-style-name="Policepardéfaut" style:family="text">
      <style:text-properties style:font-size-complex="11pt"/>
    </style:style>
    <style:style style:name="T3748" style:parent-style-name="Policepardéfaut" style:family="text">
      <style:text-properties style:font-size-complex="11pt"/>
    </style:style>
    <style:style style:name="T3749" style:parent-style-name="Policepardéfaut" style:family="text">
      <style:text-properties style:font-size-complex="11pt"/>
    </style:style>
    <style:style style:name="T3750" style:parent-style-name="Policepardéfaut" style:family="text">
      <style:text-properties style:font-size-complex="11pt"/>
    </style:style>
    <style:style style:name="T3751" style:parent-style-name="Policepardéfaut" style:family="text">
      <style:text-properties style:font-size-complex="11pt"/>
    </style:style>
    <style:style style:name="P3752" style:parent-style-name="quote.l" style:family="paragraph">
      <style:text-properties style:font-size-complex="11pt"/>
    </style:style>
    <style:style style:name="P3753" style:parent-style-name="quote.l" style:family="paragraph">
      <style:text-properties style:font-size-complex="11pt"/>
    </style:style>
    <style:style style:name="P3754" style:parent-style-name="quote.l" style:family="paragraph">
      <style:text-properties style:font-size-complex="11pt"/>
    </style:style>
    <style:style style:name="P3755" style:parent-style-name="quote.l" style:family="paragraph">
      <style:text-properties style:font-size-complex="11pt"/>
    </style:style>
    <style:style style:name="T3756" style:parent-style-name="Policepardéfaut" style:family="text">
      <style:text-properties style:font-size-complex="11pt"/>
    </style:style>
    <style:style style:name="T3757" style:parent-style-name="Policepardéfaut" style:family="text">
      <style:text-properties style:font-size-complex="11pt"/>
    </style:style>
    <style:style style:name="T3758" style:parent-style-name="Policepardéfaut" style:family="text">
      <style:text-properties style:font-size-complex="11pt"/>
    </style:style>
    <style:style style:name="T3759" style:parent-style-name="Policepardéfaut" style:family="text">
      <style:text-properties style:font-size-complex="11pt"/>
    </style:style>
    <style:style style:name="T3760" style:parent-style-name="Policepardéfaut" style:family="text">
      <style:text-properties style:font-size-complex="11pt"/>
    </style:style>
    <style:style style:name="T3761" style:parent-style-name="Policepardéfaut" style:family="text">
      <style:text-properties style:font-size-complex="11pt"/>
    </style:style>
    <style:style style:name="T3762" style:parent-style-name="Policepardéfaut" style:family="text">
      <style:text-properties style:font-size-complex="11pt"/>
    </style:style>
    <style:style style:name="T3763" style:parent-style-name="Policepardéfaut" style:family="text">
      <style:text-properties style:font-size-complex="11pt"/>
    </style:style>
    <style:style style:name="T3764" style:parent-style-name="Policepardéfaut" style:family="text">
      <style:text-properties style:font-size-complex="11pt"/>
    </style:style>
    <style:style style:name="T3765" style:parent-style-name="Policepardéfaut" style:family="text">
      <style:text-properties style:font-size-complex="11pt"/>
    </style:style>
    <style:style style:name="T3766" style:parent-style-name="Policepardéfaut" style:family="text">
      <style:text-properties style:font-size-complex="11pt"/>
    </style:style>
    <style:style style:name="T3767" style:parent-style-name="Policepardéfaut" style:family="text">
      <style:text-properties style:font-size-complex="11pt"/>
    </style:style>
    <style:style style:name="T3768" style:parent-style-name="Policepardéfaut" style:family="text">
      <style:text-properties style:font-size-complex="11pt"/>
    </style:style>
    <style:style style:name="P3769" style:parent-style-name="quote.l" style:family="paragraph">
      <style:text-properties style:font-size-complex="11pt"/>
    </style:style>
    <style:style style:name="P3770" style:parent-style-name="quote.l" style:family="paragraph">
      <style:text-properties style:font-size-complex="11pt"/>
    </style:style>
    <style:style style:name="P3771" style:parent-style-name="Corpsdetexte" style:family="paragraph">
      <style:paragraph-properties fo:text-indent="0.1666in"/>
    </style:style>
    <style:style style:name="T3772" style:parent-style-name="Policepardéfaut" style:family="text">
      <style:text-properties style:font-name-complex="Times New Roman"/>
    </style:style>
    <style:style style:name="T3773" style:parent-style-name="Policepardéfaut" style:family="text">
      <style:text-properties style:font-name-complex="Times New Roman"/>
    </style:style>
    <style:style style:name="T3774" style:parent-style-name="Policepardéfaut" style:family="text">
      <style:text-properties style:font-name-complex="Times New Roman"/>
    </style:style>
    <style:style style:name="T3775" style:parent-style-name="Policepardéfaut" style:family="text">
      <style:text-properties style:font-name-complex="Times New Roman"/>
    </style:style>
    <style:style style:name="T3776" style:parent-style-name="Policepardéfaut" style:family="text">
      <style:text-properties style:font-name-complex="Times New Roman"/>
    </style:style>
    <style:style style:name="T3777" style:parent-style-name="Policepardéfaut" style:family="text">
      <style:text-properties style:font-name-complex="Times New Roman"/>
    </style:style>
    <style:style style:name="T3778" style:parent-style-name="Policepardéfaut" style:family="text">
      <style:text-properties style:font-name-complex="Times New Roman"/>
    </style:style>
    <style:style style:name="T3779" style:parent-style-name="Policepardéfaut" style:family="text">
      <style:text-properties style:font-name-complex="Times New Roman"/>
    </style:style>
    <style:style style:name="T3780" style:parent-style-name="Policepardéfaut" style:family="text">
      <style:text-properties style:font-name-complex="Times New Roman"/>
    </style:style>
    <style:style style:name="T3781" style:parent-style-name="Policepardéfaut" style:family="text">
      <style:text-properties style:font-name-complex="Times New Roman"/>
    </style:style>
    <style:style style:name="T3782" style:parent-style-name="Policepardéfaut" style:family="text">
      <style:text-properties style:font-name-complex="Times New Roman"/>
    </style:style>
    <style:style style:name="T3783" style:parent-style-name="Policepardéfaut" style:family="text">
      <style:text-properties style:font-name-complex="Times New Roman"/>
    </style:style>
    <style:style style:name="T3784" style:parent-style-name="Policepardéfaut" style:family="text">
      <style:text-properties style:font-name-complex="Times New Roman" fo:font-style="italic" style:font-style-asian="italic"/>
    </style:style>
    <style:style style:name="T3785" style:parent-style-name="Policepardéfaut" style:family="text">
      <style:text-properties style:font-name-complex="Times New Roman" fo:font-style="italic" style:font-style-asian="italic"/>
    </style:style>
    <style:style style:name="T3786" style:parent-style-name="Policepardéfaut" style:family="text">
      <style:text-properties style:font-name-complex="Times New Roman" fo:font-style="italic" style:font-style-asian="italic"/>
    </style:style>
    <style:style style:name="T3787" style:parent-style-name="Policepardéfaut" style:family="text">
      <style:text-properties style:font-name-complex="Times New Roman" fo:font-style="italic" style:font-style-asian="italic"/>
    </style:style>
    <style:style style:name="T3788" style:parent-style-name="Policepardéfaut" style:family="text">
      <style:text-properties style:font-name-complex="Times New Roman" fo:font-style="italic" style:font-style-asian="italic"/>
    </style:style>
    <style:style style:name="T3789" style:parent-style-name="Policepardéfaut" style:family="text">
      <style:text-properties style:font-name-complex="Times New Roman" fo:font-style="italic" style:font-style-asian="italic"/>
    </style:style>
    <style:style style:name="T3790" style:parent-style-name="Policepardéfaut" style:family="text">
      <style:text-properties style:font-name-complex="Times New Roman" fo:font-style="italic" style:font-style-asian="italic"/>
    </style:style>
    <style:style style:name="T3791" style:parent-style-name="Policepardéfaut" style:family="text">
      <style:text-properties style:font-name-complex="Times New Roman" fo:font-style="italic" style:font-style-asian="italic"/>
    </style:style>
    <style:style style:name="T3792" style:parent-style-name="Policepardéfaut" style:family="text">
      <style:text-properties style:font-name-complex="Times New Roman" fo:font-style="italic" style:font-style-asian="italic"/>
    </style:style>
    <style:style style:name="T3793" style:parent-style-name="Policepardéfaut" style:family="text">
      <style:text-properties style:font-name-complex="Times New Roman"/>
    </style:style>
    <style:style style:name="T3794" style:parent-style-name="Policepardéfaut" style:family="text">
      <style:text-properties style:font-name-complex="Times New Roman"/>
    </style:style>
    <style:style style:name="T3795" style:parent-style-name="Policepardéfaut" style:family="text">
      <style:text-properties style:font-name-complex="Times New Roman"/>
    </style:style>
    <style:style style:name="T3796" style:parent-style-name="Policepardéfaut" style:family="text">
      <style:text-properties style:font-name-complex="Times New Roman"/>
    </style:style>
    <style:style style:name="T3797" style:parent-style-name="Policepardéfaut" style:family="text">
      <style:text-properties style:font-name-complex="Times New Roman"/>
    </style:style>
    <style:style style:name="T3798" style:parent-style-name="Policepardéfaut" style:family="text">
      <style:text-properties style:font-name-complex="Times New Roman"/>
    </style:style>
    <style:style style:name="T3799" style:parent-style-name="Policepardéfaut" style:family="text">
      <style:text-properties style:font-name-complex="Times New Roman"/>
    </style:style>
    <style:style style:name="T3800" style:parent-style-name="Policepardéfaut" style:family="text">
      <style:text-properties style:font-name-complex="Times New Roman"/>
    </style:style>
    <style:style style:name="T3801" style:parent-style-name="Policepardéfaut" style:family="text">
      <style:text-properties style:font-name-complex="Times New Roman"/>
    </style:style>
    <style:style style:name="T3802" style:parent-style-name="Policepardéfaut" style:family="text">
      <style:text-properties style:font-name-complex="Times New Roman"/>
    </style:style>
    <style:style style:name="T3803" style:parent-style-name="Policepardéfaut" style:family="text">
      <style:text-properties style:font-name-complex="Times New Roman"/>
    </style:style>
    <style:style style:name="T3804" style:parent-style-name="Policepardéfaut" style:family="text">
      <style:text-properties style:font-name-complex="Times New Roman"/>
    </style:style>
    <style:style style:name="T3805" style:parent-style-name="Policepardéfaut" style:family="text">
      <style:text-properties style:font-name-complex="Times New Roman"/>
    </style:style>
    <style:style style:name="T3806" style:parent-style-name="Policepardéfaut" style:family="text">
      <style:text-properties style:font-name-complex="Times New Roman"/>
    </style:style>
    <style:style style:name="T3807" style:parent-style-name="Policepardéfaut" style:family="text">
      <style:text-properties style:font-name-complex="Times New Roman"/>
    </style:style>
    <style:style style:name="T3808" style:parent-style-name="Policepardéfaut" style:family="text">
      <style:text-properties style:font-name-complex="Times New Roman"/>
    </style:style>
    <style:style style:name="T3809" style:parent-style-name="Policepardéfaut" style:family="text">
      <style:text-properties style:font-name-complex="Times New Roman"/>
    </style:style>
    <style:style style:name="T3810" style:parent-style-name="Policepardéfaut" style:family="text">
      <style:text-properties style:font-name-complex="Times New Roman"/>
    </style:style>
    <style:style style:name="T3811" style:parent-style-name="Policepardéfaut" style:family="text">
      <style:text-properties style:font-name-complex="Times New Roman"/>
    </style:style>
    <style:style style:name="T3812" style:parent-style-name="Policepardéfaut" style:family="text">
      <style:text-properties style:font-name-complex="Times New Roman"/>
    </style:style>
    <style:style style:name="T3813" style:parent-style-name="Policepardéfaut" style:family="text">
      <style:text-properties style:font-name-complex="Times New Roman"/>
    </style:style>
    <style:style style:name="T3814" style:parent-style-name="Policepardéfaut" style:family="text">
      <style:text-properties style:font-name-complex="Times New Roman"/>
    </style:style>
    <style:style style:name="T3815" style:parent-style-name="Policepardéfaut" style:family="text">
      <style:text-properties fo:font-style="italic" style:font-style-asian="italic"/>
    </style:style>
    <style:style style:name="T3816" style:parent-style-name="Policepardéfaut" style:family="text">
      <style:text-properties fo:font-style="italic" style:font-style-asian="italic"/>
    </style:style>
    <style:style style:name="T3817" style:parent-style-name="Policepardéfaut" style:family="text">
      <style:text-properties fo:font-style="italic" style:font-style-asian="italic"/>
    </style:style>
    <style:style style:name="T3818" style:parent-style-name="Policepardéfaut" style:family="text">
      <style:text-properties style:font-name-complex="Times New Roman"/>
    </style:style>
    <style:style style:name="T3819" style:parent-style-name="Policepardéfaut" style:family="text">
      <style:text-properties style:font-name-complex="Times New Roman"/>
    </style:style>
    <style:style style:name="T3820" style:parent-style-name="Policepardéfaut" style:family="text">
      <style:text-properties style:font-name-complex="Times New Roman"/>
    </style:style>
    <style:style style:name="T3821" style:parent-style-name="Policepardéfaut" style:family="text">
      <style:text-properties style:font-name-complex="Times New Roman"/>
    </style:style>
    <style:style style:name="T3822" style:parent-style-name="Policepardéfaut" style:family="text">
      <style:text-properties style:font-name-complex="Times New Roman"/>
    </style:style>
    <style:style style:name="T3823" style:parent-style-name="Policepardéfaut" style:family="text">
      <style:text-properties style:font-name-complex="Times New Roman"/>
    </style:style>
    <style:style style:name="T3824" style:parent-style-name="Policepardéfaut" style:family="text">
      <style:text-properties style:font-name-complex="Times New Roman"/>
    </style:style>
    <style:style style:name="T3825" style:parent-style-name="Policepardéfaut" style:family="text">
      <style:text-properties style:font-name-complex="Times New Roman"/>
    </style:style>
    <style:style style:name="T3826" style:parent-style-name="quote.c" style:family="text">
      <style:text-properties fo:font-style="italic" style:font-style-asian="italic"/>
    </style:style>
    <style:style style:name="T3827" style:parent-style-name="pb" style:family="text">
      <style:text-properties style:text-position="0% 100%"/>
    </style:style>
    <style:style style:name="T3828" style:parent-style-name="Policepardéfaut" style:family="text">
      <style:text-properties style:font-name-complex="Times New Roman"/>
    </style:style>
    <style:style style:name="T3829" style:parent-style-name="Policepardéfaut" style:family="text">
      <style:text-properties style:font-name-complex="Times New Roman"/>
    </style:style>
    <style:style style:name="T3830" style:parent-style-name="Policepardéfaut" style:family="text">
      <style:text-properties style:font-name-complex="Times New Roman"/>
    </style:style>
    <style:style style:name="T3831" style:parent-style-name="Policepardéfaut" style:family="text">
      <style:text-properties style:font-name-complex="Times New Roman"/>
    </style:style>
    <style:style style:name="T3832" style:parent-style-name="Policepardéfaut" style:family="text">
      <style:text-properties style:font-name-complex="Times New Roman"/>
    </style:style>
    <style:style style:name="T3833" style:parent-style-name="Policepardéfaut" style:family="text">
      <style:text-properties style:font-name-complex="Times New Roman"/>
    </style:style>
    <style:style style:name="T3834" style:parent-style-name="Policepardéfaut" style:family="text">
      <style:text-properties style:font-name-complex="Times New Roman"/>
    </style:style>
    <style:style style:name="T3835" style:parent-style-name="Policepardéfaut" style:family="text">
      <style:text-properties style:font-name-complex="Times New Roman"/>
    </style:style>
    <style:style style:name="T3836" style:parent-style-name="Policepardéfaut" style:family="text">
      <style:text-properties style:font-name-complex="Times New Roman"/>
    </style:style>
    <style:style style:name="T3837" style:parent-style-name="Policepardéfaut" style:family="text">
      <style:text-properties style:font-name-complex="Times New Roman"/>
    </style:style>
    <style:style style:name="T3838" style:parent-style-name="Policepardéfaut" style:family="text">
      <style:text-properties style:font-name-complex="Times New Roman"/>
    </style:style>
    <style:style style:name="T3839" style:parent-style-name="Policepardéfaut" style:family="text">
      <style:text-properties style:font-name-complex="Times New Roman"/>
    </style:style>
    <style:style style:name="T3840" style:parent-style-name="Policepardéfaut" style:family="text">
      <style:text-properties style:font-name-complex="Times New Roman"/>
    </style:style>
    <style:style style:name="T3841" style:parent-style-name="Policepardéfaut" style:family="text">
      <style:text-properties style:font-name-complex="Times New Roman"/>
    </style:style>
    <style:style style:name="T3842" style:parent-style-name="Policepardéfaut" style:family="text">
      <style:text-properties style:font-name-complex="Times New Roman"/>
    </style:style>
    <style:style style:name="T3843" style:parent-style-name="Policepardéfaut" style:family="text">
      <style:text-properties style:font-name-complex="Times New Roman"/>
    </style:style>
    <style:style style:name="T3844" style:parent-style-name="Policepardéfaut" style:family="text">
      <style:text-properties style:font-name-complex="Times New Roman"/>
    </style:style>
    <style:style style:name="T3845" style:parent-style-name="Policepardéfaut" style:family="text">
      <style:text-properties style:font-name-complex="Times New Roman"/>
    </style:style>
    <style:style style:name="T3846" style:parent-style-name="Policepardéfaut" style:family="text">
      <style:text-properties style:font-name-complex="Times New Roman"/>
    </style:style>
    <style:style style:name="T3847" style:parent-style-name="Policepardéfaut" style:family="text">
      <style:text-properties style:font-name-complex="Times New Roman"/>
    </style:style>
    <style:style style:name="T3848" style:parent-style-name="Policepardéfaut" style:family="text">
      <style:text-properties style:font-name-complex="Times New Roman"/>
    </style:style>
    <style:style style:name="T3849" style:parent-style-name="Policepardéfaut" style:family="text">
      <style:text-properties style:font-name-complex="Times New Roman"/>
    </style:style>
    <style:style style:name="T3850" style:parent-style-name="Policepardéfaut" style:family="text">
      <style:text-properties style:font-name-complex="Times New Roman"/>
    </style:style>
    <style:style style:name="T3851" style:parent-style-name="Policepardéfaut" style:family="text">
      <style:text-properties style:font-name-complex="Times New Roman"/>
    </style:style>
    <style:style style:name="T3852" style:parent-style-name="Policepardéfaut" style:family="text">
      <style:text-properties style:font-name-complex="Times New Roman"/>
    </style:style>
    <style:style style:name="T3853" style:parent-style-name="Policepardéfaut" style:family="text">
      <style:text-properties style:font-name-complex="Times New Roman"/>
    </style:style>
    <style:style style:name="T3854" style:parent-style-name="Policepardéfaut" style:family="text">
      <style:text-properties style:font-name-complex="Times New Roman"/>
    </style:style>
    <style:style style:name="T3855" style:parent-style-name="Policepardéfaut" style:family="text">
      <style:text-properties style:font-name-complex="Times New Roman"/>
    </style:style>
    <style:style style:name="T3856" style:parent-style-name="Policepardéfaut" style:family="text">
      <style:text-properties style:font-name-complex="Times New Roman"/>
    </style:style>
    <style:style style:name="T3857" style:parent-style-name="Policepardéfaut" style:family="text">
      <style:text-properties style:font-name-complex="Times New Roman"/>
    </style:style>
    <style:style style:name="T3858" style:parent-style-name="Policepardéfaut" style:family="text">
      <style:text-properties style:font-name-complex="Times New Roman"/>
    </style:style>
    <style:style style:name="T3859" style:parent-style-name="Policepardéfaut" style:family="text">
      <style:text-properties style:font-name-complex="Times New Roman"/>
    </style:style>
    <style:style style:name="T3860" style:parent-style-name="Policepardéfaut" style:family="text">
      <style:text-properties style:font-name-complex="Times New Roman"/>
    </style:style>
    <style:style style:name="T3861" style:parent-style-name="Policepardéfaut" style:family="text">
      <style:text-properties style:font-name-complex="Times New Roman"/>
    </style:style>
    <style:style style:name="T3862" style:parent-style-name="Policepardéfaut" style:family="text">
      <style:text-properties style:font-name-complex="Times New Roman"/>
    </style:style>
    <style:style style:name="T3863" style:parent-style-name="Policepardéfaut" style:family="text">
      <style:text-properties style:font-name-complex="Times New Roman"/>
    </style:style>
    <style:style style:name="T3864" style:parent-style-name="Policepardéfaut" style:family="text">
      <style:text-properties style:font-name-complex="Times New Roman"/>
    </style:style>
    <style:style style:name="T3865" style:parent-style-name="Policepardéfaut" style:family="text">
      <style:text-properties style:font-name-complex="Times New Roman"/>
    </style:style>
    <style:style style:name="T3866" style:parent-style-name="Policepardéfaut" style:family="text">
      <style:text-properties style:font-name-complex="Times New Roman"/>
    </style:style>
    <style:style style:name="T3867" style:parent-style-name="Policepardéfaut" style:family="text">
      <style:text-properties style:font-name-complex="Times New Roman"/>
    </style:style>
    <style:style style:name="T3868" style:parent-style-name="Policepardéfaut" style:family="text">
      <style:text-properties style:font-name-complex="Times New Roman"/>
    </style:style>
    <style:style style:name="T3869" style:parent-style-name="Policepardéfaut" style:family="text">
      <style:text-properties style:font-name-complex="Times New Roman"/>
    </style:style>
    <style:style style:name="T3870" style:parent-style-name="pb" style:family="text">
      <style:text-properties style:text-position="0% 100%"/>
    </style:style>
    <style:style style:name="T3871" style:parent-style-name="quote.c" style:family="text">
      <style:text-properties fo:font-style="italic" style:font-style-asian="italic"/>
    </style:style>
    <style:style style:name="T3872" style:parent-style-name="quote.c" style:family="text">
      <style:text-properties fo:font-style="italic" style:font-style-asian="italic"/>
    </style:style>
    <style:style style:name="T3873" style:parent-style-name="Policepardéfaut" style:family="text">
      <style:text-properties style:font-name-complex="Times New Roman"/>
    </style:style>
    <style:style style:name="T3874" style:parent-style-name="Policepardéfaut" style:family="text">
      <style:text-properties style:font-name-complex="Times New Roman"/>
    </style:style>
    <style:style style:name="T3875" style:parent-style-name="Policepardéfaut" style:family="text">
      <style:text-properties style:font-name-complex="Times New Roman"/>
    </style:style>
    <style:style style:name="T3876" style:parent-style-name="Policepardéfaut" style:family="text">
      <style:text-properties style:font-name-complex="Times New Roman"/>
    </style:style>
    <style:style style:name="T3877" style:parent-style-name="Policepardéfaut" style:family="text">
      <style:text-properties style:font-name-complex="Times New Roman"/>
    </style:style>
    <style:style style:name="T3878" style:parent-style-name="Policepardéfaut" style:family="text">
      <style:text-properties style:font-name-complex="Times New Roman"/>
    </style:style>
    <style:style style:name="T3879" style:parent-style-name="Policepardéfaut" style:family="text">
      <style:text-properties style:font-name-complex="Times New Roman"/>
    </style:style>
    <style:style style:name="T3880" style:parent-style-name="Policepardéfaut" style:family="text">
      <style:text-properties style:font-name-complex="Times New Roman"/>
    </style:style>
    <style:style style:name="T3881" style:parent-style-name="Policepardéfaut" style:family="text">
      <style:text-properties style:font-name-complex="Times New Roman"/>
    </style:style>
    <style:style style:name="T3882" style:parent-style-name="Policepardéfaut" style:family="text">
      <style:text-properties style:font-name-complex="Times New Roman"/>
    </style:style>
    <style:style style:name="T3883" style:parent-style-name="Policepardéfaut" style:family="text">
      <style:text-properties style:font-name-complex="Times New Roman"/>
    </style:style>
    <style:style style:name="T3884" style:parent-style-name="Policepardéfaut" style:family="text">
      <style:text-properties fo:font-style="italic" style:font-style-asian="italic"/>
    </style:style>
    <style:style style:name="T3885" style:parent-style-name="Policepardéfaut" style:family="text">
      <style:text-properties fo:font-style="italic" style:font-style-asian="italic"/>
    </style:style>
    <style:style style:name="T3886" style:parent-style-name="Policepardéfaut" style:family="text">
      <style:text-properties fo:font-style="italic" style:font-style-asian="italic"/>
    </style:style>
    <style:style style:name="T3887" style:parent-style-name="Policepardéfaut" style:family="text">
      <style:text-properties style:font-name-complex="Times New Roman"/>
    </style:style>
    <style:style style:name="T3888" style:parent-style-name="Policepardéfaut" style:family="text">
      <style:text-properties style:font-name-complex="Times New Roman"/>
    </style:style>
    <style:style style:name="T3889" style:parent-style-name="Policepardéfaut" style:family="text">
      <style:text-properties style:font-name-complex="Times New Roman"/>
    </style:style>
    <style:style style:name="T3890" style:parent-style-name="Policepardéfaut" style:family="text">
      <style:text-properties style:font-name-complex="Times New Roman"/>
    </style:style>
    <style:style style:name="T3891" style:parent-style-name="Policepardéfaut" style:family="text">
      <style:text-properties style:font-name-complex="Times New Roman"/>
    </style:style>
    <style:style style:name="T3892" style:parent-style-name="Policepardéfaut" style:family="text">
      <style:text-properties style:font-name-complex="Times New Roman"/>
    </style:style>
    <style:style style:name="T3893" style:parent-style-name="Policepardéfaut" style:family="text">
      <style:text-properties style:font-name-complex="Times New Roman"/>
    </style:style>
    <style:style style:name="T3894" style:parent-style-name="Policepardéfaut" style:family="text">
      <style:text-properties style:font-name-complex="Times New Roman"/>
    </style:style>
    <style:style style:name="T3895" style:parent-style-name="Policepardéfaut" style:family="text">
      <style:text-properties style:font-name-complex="Times New Roman"/>
    </style:style>
    <style:style style:name="T3896" style:parent-style-name="Policepardéfaut" style:family="text">
      <style:text-properties style:font-name-complex="Times New Roman"/>
    </style:style>
    <style:style style:name="T3897" style:parent-style-name="Policepardéfaut" style:family="text">
      <style:text-properties style:font-name-complex="Times New Roman"/>
    </style:style>
    <style:style style:name="T3898" style:parent-style-name="Policepardéfaut" style:family="text">
      <style:text-properties style:font-name-complex="Times New Roman"/>
    </style:style>
    <style:style style:name="T3899" style:parent-style-name="Policepardéfaut" style:family="text">
      <style:text-properties style:font-name-complex="Times New Roman"/>
    </style:style>
    <style:style style:name="T3900" style:parent-style-name="Policepardéfaut" style:family="text">
      <style:text-properties style:font-name-complex="Times New Roman"/>
    </style:style>
    <style:style style:name="T3901" style:parent-style-name="Policepardéfaut" style:family="text">
      <style:text-properties style:font-name-complex="Times New Roman" fo:font-style="italic" style:font-style-asian="italic"/>
    </style:style>
    <style:style style:name="T3902" style:parent-style-name="Policepardéfaut" style:family="text">
      <style:text-properties style:font-name-complex="Times New Roman"/>
    </style:style>
    <style:style style:name="T3903" style:parent-style-name="Policepardéfaut" style:family="text">
      <style:text-properties style:font-name-complex="Times New Roman"/>
    </style:style>
    <style:style style:name="T3904" style:parent-style-name="Policepardéfaut" style:family="text">
      <style:text-properties style:font-name-complex="Times New Roman"/>
    </style:style>
    <style:style style:name="T3905" style:parent-style-name="Policepardéfaut" style:family="text">
      <style:text-properties style:font-name-complex="Times New Roman"/>
    </style:style>
    <style:style style:name="T3906" style:parent-style-name="Policepardéfaut" style:family="text">
      <style:text-properties style:font-name-complex="Times New Roman"/>
    </style:style>
    <style:style style:name="T3907" style:parent-style-name="Policepardéfaut" style:family="text">
      <style:text-properties style:font-name-complex="Times New Roman"/>
    </style:style>
    <style:style style:name="T3908" style:parent-style-name="Policepardéfaut" style:family="text">
      <style:text-properties style:font-name-complex="Times New Roman"/>
    </style:style>
    <style:style style:name="T3909" style:parent-style-name="Policepardéfaut" style:family="text">
      <style:text-properties style:font-name-complex="Times New Roman"/>
    </style:style>
    <style:style style:name="T3910" style:parent-style-name="Policepardéfaut" style:family="text">
      <style:text-properties style:font-name-complex="Times New Roman"/>
    </style:style>
    <style:style style:name="T3911" style:parent-style-name="Policepardéfaut" style:family="text">
      <style:text-properties style:font-name-complex="Times New Roman"/>
    </style:style>
    <style:style style:name="T3912" style:parent-style-name="Policepardéfaut" style:family="text">
      <style:text-properties style:font-name-complex="Times New Roman"/>
    </style:style>
    <style:style style:name="T3913" style:parent-style-name="Policepardéfaut" style:family="text">
      <style:text-properties style:font-name-complex="Times New Roman"/>
    </style:style>
    <style:style style:name="T3914" style:parent-style-name="Policepardéfaut" style:family="text">
      <style:text-properties style:font-name-complex="Times New Roman"/>
    </style:style>
    <style:style style:name="T3915" style:parent-style-name="Policepardéfaut" style:family="text">
      <style:text-properties style:font-name-complex="Times New Roman"/>
    </style:style>
    <style:style style:name="T3916" style:parent-style-name="Policepardéfaut" style:family="text">
      <style:text-properties style:font-name-complex="Times New Roman"/>
    </style:style>
    <style:style style:name="T3917" style:parent-style-name="Policepardéfaut" style:family="text">
      <style:text-properties style:font-name-complex="Times New Roman"/>
    </style:style>
    <style:style style:name="T3918" style:parent-style-name="Policepardéfaut" style:family="text">
      <style:text-properties style:font-name-complex="Times New Roman"/>
    </style:style>
    <style:style style:name="T3919" style:parent-style-name="Policepardéfaut" style:family="text">
      <style:text-properties style:font-name-complex="Times New Roman"/>
    </style:style>
    <style:style style:name="T3920" style:parent-style-name="Policepardéfaut" style:family="text">
      <style:text-properties style:font-name-complex="Times New Roman"/>
    </style:style>
    <style:style style:name="T3921" style:parent-style-name="Policepardéfaut" style:family="text">
      <style:text-properties style:font-name-complex="Times New Roman"/>
    </style:style>
    <style:style style:name="T3922" style:parent-style-name="Policepardéfaut" style:family="text">
      <style:text-properties style:font-name-complex="Times New Roman"/>
    </style:style>
    <style:style style:name="T3923" style:parent-style-name="Policepardéfaut" style:family="text">
      <style:text-properties style:font-name-complex="Times New Roman"/>
    </style:style>
    <style:style style:name="T3924" style:parent-style-name="Policepardéfaut" style:family="text">
      <style:text-properties style:font-name-complex="Times New Roman"/>
    </style:style>
    <style:style style:name="T3925" style:parent-style-name="Policepardéfaut" style:family="text">
      <style:text-properties style:font-name-complex="Times New Roman"/>
    </style:style>
    <style:style style:name="P3926" style:parent-style-name="label" style:family="paragraph">
      <style:text-properties fo:font-style="italic" style:font-style-asian="italic" style:font-style-complex="italic" fo:font-variant="normal"/>
    </style:style>
    <style:style style:name="T3927" style:parent-style-name="pb" style:family="text">
      <style:text-properties style:text-position="0% 100%"/>
    </style:style>
    <style:style style:name="T3928" style:parent-style-name="Policepardéfaut" style:family="text">
      <style:text-properties style:font-name-complex="Times New Roman"/>
    </style:style>
    <style:style style:name="T3929" style:parent-style-name="Policepardéfaut" style:family="text">
      <style:text-properties style:font-name-complex="Times New Roman"/>
    </style:style>
    <style:style style:name="T3930" style:parent-style-name="Policepardéfaut" style:family="text">
      <style:text-properties style:font-name-complex="Times New Roman"/>
    </style:style>
    <style:style style:name="T3931" style:parent-style-name="Policepardéfaut" style:family="text">
      <style:text-properties style:font-name-complex="Times New Roman"/>
    </style:style>
    <style:style style:name="T3932" style:parent-style-name="pb" style:family="text">
      <style:text-properties style:font-size-complex="11pt"/>
    </style:style>
    <style:style style:name="T3933" style:parent-style-name="pb" style:family="text">
      <style:text-properties style:font-size-complex="11pt"/>
    </style:style>
    <style:style style:name="T3934" style:parent-style-name="pb" style:family="text">
      <style:text-properties style:text-position="0% 100%"/>
    </style:style>
    <style:style style:name="T3935" style:parent-style-name="Policepardéfaut" style:family="text">
      <style:text-properties style:font-name-complex="Times New Roman"/>
    </style:style>
    <style:style style:name="T3936" style:parent-style-name="Policepardéfaut" style:family="text">
      <style:text-properties style:font-name-complex="Times New Roman"/>
    </style:style>
    <style:style style:name="T3937" style:parent-style-name="Policepardéfaut" style:family="text">
      <style:text-properties style:font-name-complex="Times New Roman" style:font-size-complex="10pt"/>
    </style:style>
    <style:style style:name="T3938" style:parent-style-name="Policepardéfaut" style:family="text">
      <style:text-properties style:font-name-complex="Times New Roman" style:font-size-complex="10pt"/>
    </style:style>
    <style:style style:name="T3939" style:parent-style-name="Policepardéfaut" style:family="text">
      <style:text-properties style:font-name-complex="Times New Roman" style:font-size-complex="10pt"/>
    </style:style>
    <style:style style:name="T3940" style:parent-style-name="Policepardéfaut" style:family="text">
      <style:text-properties style:font-name-complex="Times New Roman" style:font-size-complex="10pt"/>
    </style:style>
    <style:style style:name="T3941" style:parent-style-name="Policepardéfaut" style:family="text">
      <style:text-properties style:font-name-complex="Times New Roman" fo:font-style="italic" style:font-style-asian="italic" style:font-size-complex="10pt"/>
    </style:style>
    <style:style style:name="T3942" style:parent-style-name="Policepardéfaut" style:family="text">
      <style:text-properties style:font-name-complex="Times New Roman" style:font-size-complex="10pt"/>
    </style:style>
    <style:style style:name="P3943" style:parent-style-name="label" style:family="paragraph">
      <style:text-properties fo:font-style="italic" style:font-style-asian="italic" style:font-style-complex="italic" fo:font-variant="normal"/>
    </style:style>
    <style:style style:name="T3944" style:parent-style-name="Policepardéfaut" style:family="text">
      <style:text-properties fo:font-variant="small-caps" style:font-size-complex="11pt"/>
    </style:style>
    <style:style style:name="T3945" style:parent-style-name="Policepardéfaut" style:family="text">
      <style:text-properties style:font-size-complex="11pt"/>
    </style:style>
    <style:style style:name="T3946" style:parent-style-name="Policepardéfaut" style:family="text">
      <style:text-properties style:font-size-complex="11pt"/>
    </style:style>
    <style:style style:name="T3947" style:parent-style-name="Policepardéfaut" style:family="text">
      <style:text-properties style:font-size-complex="11pt"/>
    </style:style>
    <style:style style:name="T3948" style:parent-style-name="Policepardéfaut" style:family="text">
      <style:text-properties style:font-size-complex="11pt"/>
    </style:style>
    <style:style style:name="T3949" style:parent-style-name="Policepardéfaut" style:family="text">
      <style:text-properties style:font-size-complex="11pt"/>
    </style:style>
    <style:style style:name="T3950" style:parent-style-name="Policepardéfaut" style:family="text">
      <style:text-properties fo:font-variant="small-caps" style:font-size-complex="11pt"/>
    </style:style>
    <style:style style:name="T3951" style:parent-style-name="Policepardéfaut" style:family="text">
      <style:text-properties style:font-size-complex="11pt"/>
    </style:style>
    <style:style style:name="P3952" style:parent-style-name="quote.l" style:family="paragraph">
      <style:text-properties style:font-size-complex="11pt"/>
    </style:style>
    <style:style style:name="P3953" style:parent-style-name="quote.l" style:family="paragraph">
      <style:text-properties style:font-size-complex="11pt"/>
    </style:style>
    <style:style style:name="P3954" style:parent-style-name="quote.l" style:family="paragraph">
      <style:text-properties style:font-size-complex="11pt"/>
    </style:style>
    <style:style style:name="T3955" style:parent-style-name="pb" style:family="text">
      <style:text-properties style:font-size-complex="11pt"/>
    </style:style>
    <style:style style:name="T3956" style:parent-style-name="pb" style:family="text">
      <style:text-properties style:font-size-complex="11pt"/>
    </style:style>
    <style:style style:name="T3957" style:parent-style-name="pb" style:family="text">
      <style:text-properties style:font-size-complex="11pt"/>
    </style:style>
    <style:style style:name="T3958" style:parent-style-name="pb" style:family="text">
      <style:text-properties style:text-position="0% 100%"/>
    </style:style>
    <style:style style:name="T3959" style:parent-style-name="Policepardéfaut" style:family="text">
      <style:text-properties style:font-size-complex="11pt"/>
    </style:style>
    <style:style style:name="T3960" style:parent-style-name="Policepardéfaut" style:family="text">
      <style:text-properties style:font-size-complex="11pt"/>
    </style:style>
    <style:style style:name="T3961" style:parent-style-name="Policepardéfaut" style:family="text">
      <style:text-properties style:font-size-complex="11pt"/>
    </style:style>
    <style:style style:name="T3962" style:parent-style-name="Policepardéfaut" style:family="text">
      <style:text-properties style:font-size-complex="11pt"/>
    </style:style>
    <style:style style:name="T3963" style:parent-style-name="Policepardéfaut" style:family="text">
      <style:text-properties style:font-size-complex="11pt"/>
    </style:style>
    <style:style style:name="T3964" style:parent-style-name="Policepardéfaut" style:family="text">
      <style:text-properties style:font-size-complex="11pt"/>
    </style:style>
    <style:style style:name="T3965" style:parent-style-name="Policepardéfaut" style:family="text">
      <style:text-properties style:font-size-complex="11pt"/>
    </style:style>
    <style:style style:name="T3966" style:parent-style-name="Policepardéfaut" style:family="text">
      <style:text-properties style:font-size-complex="11pt"/>
    </style:style>
    <style:style style:name="T3967" style:parent-style-name="Policepardéfaut" style:family="text">
      <style:text-properties style:font-size-complex="11pt"/>
    </style:style>
    <style:style style:name="T3968" style:parent-style-name="Policepardéfaut" style:family="text">
      <style:text-properties style:font-size-complex="11pt"/>
    </style:style>
    <style:style style:name="T3969" style:parent-style-name="Policepardéfaut" style:family="text">
      <style:text-properties style:font-size-complex="11pt"/>
    </style:style>
    <style:style style:name="P3970" style:parent-style-name="quote.l" style:family="paragraph">
      <style:text-properties style:font-size-complex="11pt"/>
    </style:style>
    <style:style style:name="P3971" style:parent-style-name="quote.l" style:family="paragraph">
      <style:text-properties style:font-size-complex="11pt"/>
    </style:style>
    <style:style style:name="T3972" style:parent-style-name="Policepardéfaut" style:family="text">
      <style:text-properties style:font-size-complex="11pt"/>
    </style:style>
    <style:style style:name="T3973" style:parent-style-name="Policepardéfaut" style:family="text">
      <style:text-properties style:font-size-complex="11pt"/>
    </style:style>
    <style:style style:name="T3974" style:parent-style-name="Policepardéfaut" style:family="text">
      <style:text-properties style:font-size-complex="11pt"/>
    </style:style>
    <style:style style:name="T3975" style:parent-style-name="Policepardéfaut" style:family="text">
      <style:text-properties style:font-size-complex="11pt"/>
    </style:style>
    <style:style style:name="T3976" style:parent-style-name="Policepardéfaut" style:family="text">
      <style:text-properties style:font-size-complex="11pt"/>
    </style:style>
    <style:style style:name="T3977" style:parent-style-name="Policepardéfaut" style:family="text">
      <style:text-properties style:font-size-complex="11pt"/>
    </style:style>
    <style:style style:name="T3978" style:parent-style-name="Policepardéfaut" style:family="text">
      <style:text-properties fo:font-style="italic" style:font-style-asian="italic" style:font-size-complex="11pt"/>
    </style:style>
    <style:style style:name="T3979" style:parent-style-name="Policepardéfaut" style:family="text">
      <style:text-properties fo:font-style="italic" style:font-style-asian="italic" style:font-size-complex="11pt"/>
    </style:style>
    <style:style style:name="T3980" style:parent-style-name="Policepardéfaut" style:family="text">
      <style:text-properties fo:font-style="italic" style:font-style-asian="italic" style:font-size-complex="11pt"/>
    </style:style>
    <style:style style:name="T3981" style:parent-style-name="Policepardéfaut" style:family="text">
      <style:text-properties style:font-size-complex="11pt"/>
    </style:style>
    <style:style style:name="P3982" style:parent-style-name="quote.l" style:family="paragraph">
      <style:text-properties style:font-size-complex="11pt"/>
    </style:style>
    <style:style style:name="P3983" style:parent-style-name="quote.l" style:family="paragraph">
      <style:text-properties style:font-size-complex="11pt"/>
    </style:style>
    <style:style style:name="P3984" style:parent-style-name="quote.l" style:family="paragraph">
      <style:text-properties style:font-size-complex="11pt"/>
    </style:style>
    <style:style style:name="P3985" style:parent-style-name="quote.l" style:family="paragraph">
      <style:text-properties style:font-size-complex="11pt"/>
    </style:style>
    <style:style style:name="P3986" style:parent-style-name="quote.l" style:family="paragraph">
      <style:text-properties style:font-size-complex="11pt"/>
    </style:style>
    <style:style style:name="P3987" style:parent-style-name="quote.l" style:family="paragraph">
      <style:text-properties style:font-size-complex="11pt"/>
    </style:style>
    <style:style style:name="T3988" style:parent-style-name="Policepardéfaut" style:family="text">
      <style:text-properties fo:font-style="italic" style:font-style-asian="italic"/>
    </style:style>
    <style:style style:name="T3989" style:parent-style-name="Policepardéfaut" style:family="text">
      <style:text-properties fo:font-style="italic" style:font-style-asian="italic"/>
    </style:style>
    <style:style style:name="T3990" style:parent-style-name="Policepardéfaut" style:family="text">
      <style:text-properties fo:font-style="italic" style:font-style-asian="italic"/>
    </style:style>
    <style:style style:name="T3991" style:parent-style-name="Policepardéfaut" style:family="text">
      <style:text-properties fo:font-style="italic" style:font-style-asian="italic"/>
    </style:style>
    <style:style style:name="T3992" style:parent-style-name="Policepardéfaut" style:family="text">
      <style:text-properties fo:font-style="italic" style:font-style-asian="italic"/>
    </style:style>
    <style:style style:name="T3993" style:parent-style-name="Policepardéfaut" style:family="text">
      <style:text-properties fo:font-style="italic" style:font-style-asian="italic"/>
    </style:style>
    <style:style style:name="T3994" style:parent-style-name="Policepardéfaut" style:family="text">
      <style:text-properties fo:font-style="italic" style:font-style-asian="italic"/>
    </style:style>
    <style:style style:name="T3995" style:parent-style-name="Policepardéfaut" style:family="text">
      <style:text-properties fo:font-style="italic" style:font-style-asian="italic"/>
    </style:style>
    <style:style style:name="T3996" style:parent-style-name="Policepardéfaut" style:family="text">
      <style:text-properties fo:font-style="italic" style:font-style-asian="italic"/>
    </style:style>
    <style:style style:name="T3997" style:parent-style-name="Policepardéfaut" style:family="text">
      <style:text-properties fo:font-style="italic" style:font-style-asian="italic"/>
    </style:style>
    <style:style style:name="T3998" style:parent-style-name="Policepardéfaut" style:family="text">
      <style:text-properties fo:font-style="italic" style:font-style-asian="italic"/>
    </style:style>
    <style:style style:name="T3999" style:parent-style-name="Policepardéfaut" style:family="text">
      <style:text-properties fo:font-style="italic" style:font-style-asian="italic"/>
    </style:style>
    <style:style style:name="T4000" style:parent-style-name="Policepardéfaut" style:family="text">
      <style:text-properties fo:font-style="italic" style:font-style-asian="italic"/>
    </style:style>
    <style:style style:name="T4001" style:parent-style-name="Policepardéfaut" style:family="text">
      <style:text-properties fo:font-style="italic" style:font-style-asian="italic"/>
    </style:style>
    <style:style style:name="T4002" style:parent-style-name="Policepardéfaut" style:family="text">
      <style:text-properties style:font-size-complex="11pt"/>
    </style:style>
    <style:style style:name="T4003" style:parent-style-name="Appelnotedebasdep." style:family="text">
      <style:text-properties style:font-size-complex="11pt"/>
    </style:style>
    <style:style style:name="T4004" style:parent-style-name="Policepardéfaut" style:family="text">
      <style:text-properties fo:font-style="italic" style:font-style-asian="italic"/>
    </style:style>
    <style:style style:name="T4005" style:parent-style-name="Policepardéfaut" style:family="text">
      <style:text-properties style:font-size-complex="11pt"/>
    </style:style>
    <style:style style:name="T4006" style:parent-style-name="Policepardéfaut" style:family="text">
      <style:text-properties style:font-size-complex="11pt"/>
    </style:style>
    <style:style style:name="T4007" style:parent-style-name="Policepardéfaut" style:family="text">
      <style:text-properties style:font-size-complex="11pt"/>
    </style:style>
    <style:style style:name="T4008" style:parent-style-name="Policepardéfaut" style:family="text">
      <style:text-properties style:font-size-complex="11pt"/>
    </style:style>
    <style:style style:name="T4009" style:parent-style-name="Policepardéfaut" style:family="text">
      <style:text-properties style:font-size-complex="11pt"/>
    </style:style>
    <style:style style:name="T4010" style:parent-style-name="Policepardéfaut" style:family="text">
      <style:text-properties style:font-size-complex="11pt"/>
    </style:style>
    <style:style style:name="T4011" style:parent-style-name="Policepardéfaut" style:family="text">
      <style:text-properties style:font-size-complex="11pt"/>
    </style:style>
    <style:style style:name="T4012" style:parent-style-name="Policepardéfaut" style:family="text">
      <style:text-properties style:font-size-complex="11pt"/>
    </style:style>
    <style:style style:name="T4013" style:parent-style-name="Policepardéfaut" style:family="text">
      <style:text-properties style:font-size-complex="11pt"/>
    </style:style>
    <style:style style:name="T4014" style:parent-style-name="Policepardéfaut" style:family="text">
      <style:text-properties style:font-size-complex="11pt"/>
    </style:style>
    <style:style style:name="T4015" style:parent-style-name="Policepardéfaut" style:family="text">
      <style:text-properties style:font-size-complex="11pt"/>
    </style:style>
    <style:style style:name="T4016" style:parent-style-name="Policepardéfaut" style:family="text">
      <style:text-properties style:font-size-complex="11pt"/>
    </style:style>
    <style:style style:name="T4017" style:parent-style-name="Policepardéfaut" style:family="text">
      <style:text-properties style:font-size-complex="11pt"/>
    </style:style>
    <style:style style:name="T4018" style:parent-style-name="Policepardéfaut" style:family="text">
      <style:text-properties style:font-size-complex="11pt"/>
    </style:style>
    <style:style style:name="T4019" style:parent-style-name="Policepardéfaut" style:family="text">
      <style:text-properties style:font-size-complex="11pt"/>
    </style:style>
    <style:style style:name="T4020" style:parent-style-name="Policepardéfaut" style:family="text">
      <style:text-properties style:font-size-complex="11pt"/>
    </style:style>
    <style:style style:name="T4021" style:parent-style-name="Policepardéfaut" style:family="text">
      <style:text-properties style:font-size-complex="11pt"/>
    </style:style>
    <style:style style:name="T4022" style:parent-style-name="Policepardéfaut" style:family="text">
      <style:text-properties style:font-size-complex="11pt"/>
    </style:style>
    <style:style style:name="T4023" style:parent-style-name="Policepardéfaut" style:family="text">
      <style:text-properties style:font-size-complex="11pt"/>
    </style:style>
    <style:style style:name="T4024" style:parent-style-name="Policepardéfaut" style:family="text">
      <style:text-properties style:font-size-complex="11pt"/>
    </style:style>
    <style:style style:name="T4025" style:parent-style-name="Policepardéfaut" style:family="text">
      <style:text-properties fo:font-style="italic" style:font-style-asian="italic" style:font-size-complex="11pt"/>
    </style:style>
    <style:style style:name="T4026" style:parent-style-name="Policepardéfaut" style:family="text">
      <style:text-properties style:font-size-complex="11pt"/>
    </style:style>
    <style:style style:name="T4027" style:parent-style-name="Policepardéfaut" style:family="text">
      <style:text-properties style:font-size-complex="11pt"/>
    </style:style>
    <style:style style:name="T4028" style:parent-style-name="Policepardéfaut" style:family="text">
      <style:text-properties style:font-size-complex="11pt"/>
    </style:style>
    <style:style style:name="T4029" style:parent-style-name="Policepardéfaut" style:family="text">
      <style:text-properties style:font-size-complex="11pt"/>
    </style:style>
    <style:style style:name="T4030" style:parent-style-name="Policepardéfaut" style:family="text">
      <style:text-properties style:font-size-complex="11pt"/>
    </style:style>
    <style:style style:name="T4031" style:parent-style-name="Policepardéfaut" style:family="text">
      <style:text-properties style:font-size-complex="11pt"/>
    </style:style>
    <style:style style:name="T4032" style:parent-style-name="Policepardéfaut" style:family="text">
      <style:text-properties style:font-size-complex="11pt"/>
    </style:style>
    <style:style style:name="T4033" style:parent-style-name="Policepardéfaut" style:family="text">
      <style:text-properties style:font-size-complex="11pt"/>
    </style:style>
    <style:style style:name="T4034" style:parent-style-name="Policepardéfaut" style:family="text">
      <style:text-properties style:font-size-complex="11pt"/>
    </style:style>
    <style:style style:name="T4035" style:parent-style-name="Policepardéfaut" style:family="text">
      <style:text-properties style:font-size-complex="11pt"/>
    </style:style>
    <style:style style:name="T4036" style:parent-style-name="Policepardéfaut" style:family="text">
      <style:text-properties style:font-size-complex="11pt"/>
    </style:style>
    <style:style style:name="T4037" style:parent-style-name="Policepardéfaut" style:family="text">
      <style:text-properties style:font-size-complex="11pt"/>
    </style:style>
    <style:style style:name="T4038" style:parent-style-name="Policepardéfaut" style:family="text">
      <style:text-properties style:font-size-complex="11pt"/>
    </style:style>
    <style:style style:name="T4039" style:parent-style-name="Policepardéfaut" style:family="text">
      <style:text-properties style:font-size-complex="11pt"/>
    </style:style>
    <style:style style:name="T4040" style:parent-style-name="Policepardéfaut" style:family="text">
      <style:text-properties style:font-size-complex="11pt"/>
    </style:style>
    <style:style style:name="T4041" style:parent-style-name="Policepardéfaut" style:family="text">
      <style:text-properties style:font-size-complex="11pt"/>
    </style:style>
    <style:style style:name="T4042" style:parent-style-name="Policepardéfaut" style:family="text">
      <style:text-properties style:font-size-complex="11pt"/>
    </style:style>
    <style:style style:name="T4043" style:parent-style-name="Policepardéfaut" style:family="text">
      <style:text-properties style:font-size-complex="11pt"/>
    </style:style>
    <style:style style:name="T4044" style:parent-style-name="Policepardéfaut" style:family="text">
      <style:text-properties style:font-size-complex="11pt"/>
    </style:style>
    <style:style style:name="T4045" style:parent-style-name="Policepardéfaut" style:family="text">
      <style:text-properties style:font-size-complex="11pt"/>
    </style:style>
    <style:style style:name="T4046" style:parent-style-name="Policepardéfaut" style:family="text">
      <style:text-properties style:font-size-complex="11pt"/>
    </style:style>
    <style:style style:name="T4047" style:parent-style-name="Policepardéfaut" style:family="text">
      <style:text-properties style:font-size-complex="11pt"/>
    </style:style>
    <style:style style:name="T4048" style:parent-style-name="Policepardéfaut" style:family="text">
      <style:text-properties style:font-size-complex="11pt"/>
    </style:style>
    <style:style style:name="T4049" style:parent-style-name="Policepardéfaut" style:family="text">
      <style:text-properties style:font-size-complex="11pt"/>
    </style:style>
    <style:style style:name="T4050" style:parent-style-name="Policepardéfaut" style:family="text">
      <style:text-properties style:font-size-complex="11pt"/>
    </style:style>
    <style:style style:name="T4051" style:parent-style-name="Policepardéfaut" style:family="text">
      <style:text-properties style:font-size-complex="11pt"/>
    </style:style>
    <style:style style:name="T4052" style:parent-style-name="Policepardéfaut" style:family="text">
      <style:text-properties style:font-size-complex="11pt"/>
    </style:style>
    <style:style style:name="T4053" style:parent-style-name="Policepardéfaut" style:family="text">
      <style:text-properties style:font-size-complex="11pt"/>
    </style:style>
    <style:style style:name="T4054" style:parent-style-name="Policepardéfaut" style:family="text">
      <style:text-properties style:font-size-complex="11pt"/>
    </style:style>
    <style:style style:name="T4055" style:parent-style-name="Policepardéfaut" style:family="text">
      <style:text-properties style:font-size-complex="11pt"/>
    </style:style>
    <style:style style:name="T4056" style:parent-style-name="Policepardéfaut" style:family="text">
      <style:text-properties style:font-size-complex="11pt"/>
    </style:style>
    <style:style style:name="T4057" style:parent-style-name="Policepardéfaut" style:family="text">
      <style:text-properties style:font-size-complex="11pt"/>
    </style:style>
    <style:style style:name="T4058" style:parent-style-name="Policepardéfaut" style:family="text">
      <style:text-properties style:font-size-complex="11pt"/>
    </style:style>
    <style:style style:name="T4059" style:parent-style-name="Policepardéfaut" style:family="text">
      <style:text-properties style:font-size-complex="11pt"/>
    </style:style>
    <style:style style:name="T4060" style:parent-style-name="Policepardéfaut" style:family="text">
      <style:text-properties style:font-size-complex="11pt"/>
    </style:style>
    <style:style style:name="T4061" style:parent-style-name="Policepardéfaut" style:family="text">
      <style:text-properties style:font-size-complex="11pt"/>
    </style:style>
    <style:style style:name="T4062" style:parent-style-name="Policepardéfaut" style:family="text">
      <style:text-properties style:font-size-complex="11pt"/>
    </style:style>
    <style:style style:name="T4063" style:parent-style-name="Policepardéfaut" style:family="text">
      <style:text-properties style:font-size-complex="11pt"/>
    </style:style>
    <style:style style:name="T4064" style:parent-style-name="Policepardéfaut" style:family="text">
      <style:text-properties style:font-size-complex="11pt"/>
    </style:style>
    <style:style style:name="T4065" style:parent-style-name="Policepardéfaut" style:family="text">
      <style:text-properties style:font-size-complex="11pt"/>
    </style:style>
    <style:style style:name="T4066" style:parent-style-name="Policepardéfaut" style:family="text">
      <style:text-properties style:font-size-complex="11pt"/>
    </style:style>
    <style:style style:name="T4067" style:parent-style-name="Policepardéfaut" style:family="text">
      <style:text-properties style:font-size-complex="11pt"/>
    </style:style>
    <style:style style:name="T4068" style:parent-style-name="Policepardéfaut" style:family="text">
      <style:text-properties style:font-size-complex="11pt"/>
    </style:style>
    <style:style style:name="T4069" style:parent-style-name="Policepardéfaut" style:family="text">
      <style:text-properties style:font-size-complex="11pt"/>
    </style:style>
    <style:style style:name="T4070" style:parent-style-name="Policepardéfaut" style:family="text">
      <style:text-properties style:font-size-complex="11pt"/>
    </style:style>
    <style:style style:name="T4071" style:parent-style-name="Policepardéfaut" style:family="text">
      <style:text-properties style:font-size-complex="11pt"/>
    </style:style>
    <style:style style:name="T4072" style:parent-style-name="Policepardéfaut" style:family="text">
      <style:text-properties style:font-size-complex="11pt"/>
    </style:style>
    <style:style style:name="T4073" style:parent-style-name="Policepardéfaut" style:family="text">
      <style:text-properties style:font-size-complex="11pt"/>
    </style:style>
    <style:style style:name="T4074" style:parent-style-name="Policepardéfaut" style:family="text">
      <style:text-properties style:font-size-complex="11pt"/>
    </style:style>
    <style:style style:name="T4075" style:parent-style-name="Policepardéfaut" style:family="text">
      <style:text-properties style:font-size-complex="11pt"/>
    </style:style>
    <style:style style:name="T4076" style:parent-style-name="Policepardéfaut" style:family="text">
      <style:text-properties fo:font-style="italic" style:font-style-asian="italic" style:font-size-complex="11pt"/>
    </style:style>
    <style:style style:name="T4077" style:parent-style-name="Policepardéfaut" style:family="text">
      <style:text-properties style:font-size-complex="11pt"/>
    </style:style>
    <style:style style:name="T4078" style:parent-style-name="Policepardéfaut" style:family="text">
      <style:text-properties style:font-size-complex="11pt"/>
    </style:style>
    <style:style style:name="T4079" style:parent-style-name="pb" style:family="text">
      <style:text-properties style:font-size-complex="11pt"/>
    </style:style>
    <style:style style:name="T4080" style:parent-style-name="pb" style:family="text">
      <style:text-properties style:font-size-complex="11pt"/>
    </style:style>
    <style:style style:name="T4081" style:parent-style-name="pb" style:family="text">
      <style:text-properties style:font-size-complex="11pt"/>
    </style:style>
    <style:style style:name="T4082" style:parent-style-name="pb" style:family="text">
      <style:text-properties style:text-position="0% 100%"/>
    </style:style>
    <style:style style:name="T4083" style:parent-style-name="Policepardéfaut" style:family="text">
      <style:text-properties style:font-size-complex="11pt"/>
    </style:style>
    <style:style style:name="T4084" style:parent-style-name="Policepardéfaut" style:family="text">
      <style:text-properties style:font-size-complex="11pt"/>
    </style:style>
    <style:style style:name="T4085" style:parent-style-name="Policepardéfaut" style:family="text">
      <style:text-properties style:font-size-complex="11pt"/>
    </style:style>
    <style:style style:name="T4086" style:parent-style-name="Policepardéfaut" style:family="text">
      <style:text-properties style:font-size-complex="11pt"/>
    </style:style>
    <style:style style:name="T4087" style:parent-style-name="Policepardéfaut" style:family="text">
      <style:text-properties fo:font-style="italic" style:font-style-asian="italic" style:font-size-complex="11pt"/>
    </style:style>
    <style:style style:name="T4088" style:parent-style-name="Policepardéfaut" style:family="text">
      <style:text-properties fo:font-style="italic" style:font-style-asian="italic" style:font-size-complex="11pt"/>
    </style:style>
    <style:style style:name="T4089" style:parent-style-name="Policepardéfaut" style:family="text">
      <style:text-properties fo:font-style="italic" style:font-style-asian="italic" style:font-size-complex="11pt"/>
    </style:style>
    <style:style style:name="T4090" style:parent-style-name="Policepardéfaut" style:family="text">
      <style:text-properties fo:font-style="italic" style:font-style-asian="italic" style:font-size-complex="11pt"/>
    </style:style>
    <style:style style:name="T4091" style:parent-style-name="Policepardéfaut" style:family="text">
      <style:text-properties fo:font-style="italic" style:font-style-asian="italic" style:font-size-complex="11pt"/>
    </style:style>
    <style:style style:name="T4092" style:parent-style-name="Policepardéfaut" style:family="text">
      <style:text-properties fo:font-style="italic" style:font-style-asian="italic" style:font-size-complex="11pt"/>
    </style:style>
    <style:style style:name="T4093" style:parent-style-name="Policepardéfaut" style:family="text">
      <style:text-properties fo:font-style="italic" style:font-style-asian="italic" style:font-size-complex="11pt"/>
    </style:style>
    <style:style style:name="T4094" style:parent-style-name="Policepardéfaut" style:family="text">
      <style:text-properties fo:font-style="italic" style:font-style-asian="italic" style:font-size-complex="11pt"/>
    </style:style>
    <style:style style:name="T4095" style:parent-style-name="Policepardéfaut" style:family="text">
      <style:text-properties fo:font-style="italic" style:font-style-asian="italic" style:font-size-complex="11pt"/>
    </style:style>
    <style:style style:name="T4096" style:parent-style-name="Policepardéfaut" style:family="text">
      <style:text-properties fo:font-style="italic" style:font-style-asian="italic" style:font-size-complex="11pt"/>
    </style:style>
    <style:style style:name="T4097" style:parent-style-name="Policepardéfaut" style:family="text">
      <style:text-properties fo:font-style="italic" style:font-style-asian="italic" style:font-size-complex="11pt"/>
    </style:style>
    <style:style style:name="T4098" style:parent-style-name="Policepardéfaut" style:family="text">
      <style:text-properties fo:font-style="italic" style:font-style-asian="italic" style:font-size-complex="11pt"/>
    </style:style>
    <style:style style:name="T4099" style:parent-style-name="Policepardéfaut" style:family="text">
      <style:text-properties fo:font-style="italic" style:font-style-asian="italic" style:font-size-complex="11pt"/>
    </style:style>
    <style:style style:name="T4100" style:parent-style-name="Policepardéfaut" style:family="text">
      <style:text-properties style:font-size-complex="11pt"/>
    </style:style>
    <style:style style:name="T4101" style:parent-style-name="Policepardéfaut" style:family="text">
      <style:text-properties style:font-size-complex="11pt"/>
    </style:style>
    <style:style style:name="T4102" style:parent-style-name="Policepardéfaut" style:family="text">
      <style:text-properties style:font-size-complex="11pt"/>
    </style:style>
    <style:style style:name="T4103" style:parent-style-name="Policepardéfaut" style:family="text">
      <style:text-properties style:font-size-complex="11pt"/>
    </style:style>
    <style:style style:name="T4104" style:parent-style-name="Policepardéfaut" style:family="text">
      <style:text-properties style:font-size-complex="11pt"/>
    </style:style>
    <style:style style:name="T4105" style:parent-style-name="Policepardéfaut" style:family="text">
      <style:text-properties style:font-size-complex="11pt"/>
    </style:style>
    <style:style style:name="T4106" style:parent-style-name="Policepardéfaut" style:family="text">
      <style:text-properties style:font-size-complex="11pt"/>
    </style:style>
    <style:style style:name="T4107" style:parent-style-name="Policepardéfaut" style:family="text">
      <style:text-properties style:font-size-complex="11pt"/>
    </style:style>
    <style:style style:name="T4108" style:parent-style-name="Policepardéfaut" style:family="text">
      <style:text-properties style:font-size-complex="11pt"/>
    </style:style>
    <style:style style:name="T4109" style:parent-style-name="Policepardéfaut" style:family="text">
      <style:text-properties style:font-size-complex="11pt"/>
    </style:style>
    <style:style style:name="T4110" style:parent-style-name="Policepardéfaut" style:family="text">
      <style:text-properties style:font-size-complex="11pt"/>
    </style:style>
    <style:style style:name="T4111" style:parent-style-name="Policepardéfaut" style:family="text">
      <style:text-properties style:font-size-complex="11pt"/>
    </style:style>
    <style:style style:name="T4112" style:parent-style-name="Policepardéfaut" style:family="text">
      <style:text-properties style:font-size-complex="11pt"/>
    </style:style>
    <style:style style:name="T4113" style:parent-style-name="Policepardéfaut" style:family="text">
      <style:text-properties style:font-size-complex="11pt"/>
    </style:style>
    <style:style style:name="T4114" style:parent-style-name="Policepardéfaut" style:family="text">
      <style:text-properties style:font-size-complex="11pt"/>
    </style:style>
    <style:style style:name="T4115" style:parent-style-name="Policepardéfaut" style:family="text">
      <style:text-properties style:font-size-complex="11pt"/>
    </style:style>
    <style:style style:name="T4116" style:parent-style-name="Policepardéfaut" style:family="text">
      <style:text-properties style:font-size-complex="11pt"/>
    </style:style>
    <style:style style:name="T4117" style:parent-style-name="Policepardéfaut" style:family="text">
      <style:text-properties style:font-size-complex="11pt"/>
    </style:style>
    <style:style style:name="T4118" style:parent-style-name="Policepardéfaut" style:family="text">
      <style:text-properties style:font-size-complex="11pt"/>
    </style:style>
    <style:style style:name="T4119" style:parent-style-name="Policepardéfaut" style:family="text">
      <style:text-properties style:font-size-complex="11pt"/>
    </style:style>
    <style:style style:name="T4120" style:parent-style-name="Policepardéfaut" style:family="text">
      <style:text-properties style:font-size-complex="11pt"/>
    </style:style>
    <style:style style:name="T4121" style:parent-style-name="Policepardéfaut" style:family="text">
      <style:text-properties style:font-size-complex="11pt"/>
    </style:style>
    <style:style style:name="T4122" style:parent-style-name="Policepardéfaut" style:family="text">
      <style:text-properties style:font-size-complex="11pt"/>
    </style:style>
    <style:style style:name="T4123" style:parent-style-name="Policepardéfaut" style:family="text">
      <style:text-properties style:font-size-complex="11pt"/>
    </style:style>
    <style:style style:name="T4124" style:parent-style-name="Policepardéfaut" style:family="text">
      <style:text-properties style:font-size-complex="11pt"/>
    </style:style>
    <style:style style:name="T4125" style:parent-style-name="Policepardéfaut" style:family="text">
      <style:text-properties style:font-size-complex="11pt"/>
    </style:style>
    <style:style style:name="T4126" style:parent-style-name="Policepardéfaut" style:family="text">
      <style:text-properties style:font-size-complex="11pt"/>
    </style:style>
    <style:style style:name="T4127" style:parent-style-name="Policepardéfaut" style:family="text">
      <style:text-properties style:font-size-complex="11pt"/>
    </style:style>
    <style:style style:name="T4128" style:parent-style-name="Policepardéfaut" style:family="text">
      <style:text-properties style:font-size-complex="11pt"/>
    </style:style>
    <style:style style:name="T4129" style:parent-style-name="Policepardéfaut" style:family="text">
      <style:text-properties style:font-size-complex="11pt"/>
    </style:style>
    <style:style style:name="T4130" style:parent-style-name="Policepardéfaut" style:family="text">
      <style:text-properties style:font-size-complex="11pt"/>
    </style:style>
    <style:style style:name="T4131" style:parent-style-name="Policepardéfaut" style:family="text">
      <style:text-properties style:font-size-complex="11pt"/>
    </style:style>
    <style:style style:name="T4132" style:parent-style-name="Policepardéfaut" style:family="text">
      <style:text-properties style:font-size-complex="11pt"/>
    </style:style>
    <style:style style:name="T4133" style:parent-style-name="Policepardéfaut" style:family="text">
      <style:text-properties style:font-size-complex="11pt"/>
    </style:style>
    <style:style style:name="T4134" style:parent-style-name="Policepardéfaut" style:family="text">
      <style:text-properties style:font-size-complex="11pt"/>
    </style:style>
    <style:style style:name="T4135" style:parent-style-name="Policepardéfaut" style:family="text">
      <style:text-properties style:font-size-complex="11pt"/>
    </style:style>
    <style:style style:name="T4136" style:parent-style-name="Policepardéfaut" style:family="text">
      <style:text-properties style:font-size-complex="11pt"/>
    </style:style>
    <style:style style:name="T4137" style:parent-style-name="Policepardéfaut" style:family="text">
      <style:text-properties style:font-size-complex="11pt"/>
    </style:style>
    <style:style style:name="T4138" style:parent-style-name="Policepardéfaut" style:family="text">
      <style:text-properties style:font-size-complex="11pt"/>
    </style:style>
    <style:style style:name="T4139" style:parent-style-name="Policepardéfaut" style:family="text">
      <style:text-properties style:font-size-complex="11pt"/>
    </style:style>
    <style:style style:name="T4140" style:parent-style-name="Policepardéfaut" style:family="text">
      <style:text-properties style:font-size-complex="11pt"/>
    </style:style>
    <style:style style:name="T4141" style:parent-style-name="Policepardéfaut" style:family="text">
      <style:text-properties style:font-size-complex="11pt"/>
    </style:style>
    <style:style style:name="T4142" style:parent-style-name="Policepardéfaut" style:family="text">
      <style:text-properties style:font-size-complex="11pt"/>
    </style:style>
    <style:style style:name="T4143" style:parent-style-name="Policepardéfaut" style:family="text">
      <style:text-properties style:font-size-complex="11pt"/>
    </style:style>
    <style:style style:name="T4144" style:parent-style-name="Policepardéfaut" style:family="text">
      <style:text-properties style:font-size-complex="11pt"/>
    </style:style>
    <style:style style:name="T4145" style:parent-style-name="Policepardéfaut" style:family="text">
      <style:text-properties style:font-size-complex="11pt"/>
    </style:style>
    <style:style style:name="T4146" style:parent-style-name="Policepardéfaut" style:family="text">
      <style:text-properties style:font-size-complex="11pt"/>
    </style:style>
    <style:style style:name="T4147" style:parent-style-name="Policepardéfaut" style:family="text">
      <style:text-properties style:font-size-complex="11pt"/>
    </style:style>
    <style:style style:name="T4148" style:parent-style-name="Policepardéfaut" style:family="text">
      <style:text-properties style:font-size-complex="11pt"/>
    </style:style>
    <style:style style:name="T4149" style:parent-style-name="Policepardéfaut" style:family="text">
      <style:text-properties style:font-size-complex="11pt"/>
    </style:style>
    <style:style style:name="T4150" style:parent-style-name="Policepardéfaut" style:family="text">
      <style:text-properties style:font-size-complex="11pt"/>
    </style:style>
    <style:style style:name="T4151" style:parent-style-name="Policepardéfaut" style:family="text">
      <style:text-properties style:font-size-complex="11pt"/>
    </style:style>
    <style:style style:name="T4152" style:parent-style-name="Policepardéfaut" style:family="text">
      <style:text-properties style:font-size-complex="11pt"/>
    </style:style>
    <style:style style:name="T4153" style:parent-style-name="Policepardéfaut" style:family="text">
      <style:text-properties style:font-size-complex="11pt"/>
    </style:style>
    <style:style style:name="T4154" style:parent-style-name="Policepardéfaut" style:family="text">
      <style:text-properties style:font-size-complex="11pt"/>
    </style:style>
    <style:style style:name="T4155" style:parent-style-name="Policepardéfaut" style:family="text">
      <style:text-properties style:font-size-complex="11pt"/>
    </style:style>
    <style:style style:name="T4156" style:parent-style-name="Policepardéfaut" style:family="text">
      <style:text-properties style:font-size-complex="11pt"/>
    </style:style>
    <style:style style:name="T4157" style:parent-style-name="Policepardéfaut" style:family="text">
      <style:text-properties style:font-size-complex="11pt"/>
    </style:style>
    <style:style style:name="T4158" style:parent-style-name="Policepardéfaut" style:family="text">
      <style:text-properties style:font-size-complex="11pt"/>
    </style:style>
    <style:style style:name="T4159" style:parent-style-name="Policepardéfaut" style:family="text">
      <style:text-properties style:font-size-complex="11pt"/>
    </style:style>
    <style:style style:name="T4160" style:parent-style-name="Policepardéfaut" style:family="text">
      <style:text-properties style:font-size-complex="11pt"/>
    </style:style>
    <style:style style:name="T4161" style:parent-style-name="Policepardéfaut" style:family="text">
      <style:text-properties style:font-size-complex="11pt"/>
    </style:style>
    <style:style style:name="T4162" style:parent-style-name="Policepardéfaut" style:family="text">
      <style:text-properties style:font-size-complex="11pt"/>
    </style:style>
    <style:style style:name="T4163" style:parent-style-name="Policepardéfaut" style:family="text">
      <style:text-properties style:font-size-complex="11pt"/>
    </style:style>
    <style:style style:name="T4164" style:parent-style-name="Policepardéfaut" style:family="text">
      <style:text-properties style:font-size-complex="11pt"/>
    </style:style>
    <style:style style:name="T4165" style:parent-style-name="Policepardéfaut" style:family="text">
      <style:text-properties style:font-size-complex="11pt"/>
    </style:style>
    <style:style style:name="T4166" style:parent-style-name="Policepardéfaut" style:family="text">
      <style:text-properties style:font-size-complex="11pt"/>
    </style:style>
    <style:style style:name="T4167" style:parent-style-name="Policepardéfaut" style:family="text">
      <style:text-properties style:font-size-complex="11pt"/>
    </style:style>
    <style:style style:name="T4168" style:parent-style-name="Policepardéfaut" style:family="text">
      <style:text-properties style:font-size-complex="11pt"/>
    </style:style>
    <style:style style:name="T4169" style:parent-style-name="Policepardéfaut" style:family="text">
      <style:text-properties style:font-size-complex="11pt"/>
    </style:style>
    <style:style style:name="T4170" style:parent-style-name="Policepardéfaut" style:family="text">
      <style:text-properties style:font-size-complex="11pt"/>
    </style:style>
    <style:style style:name="T4171" style:parent-style-name="Policepardéfaut" style:family="text">
      <style:text-properties style:font-size-complex="11pt"/>
    </style:style>
    <style:style style:name="T4172" style:parent-style-name="Policepardéfaut" style:family="text">
      <style:text-properties style:font-size-complex="11pt"/>
    </style:style>
    <style:style style:name="T4173" style:parent-style-name="Policepardéfaut" style:family="text">
      <style:text-properties style:font-size-complex="11pt"/>
    </style:style>
    <style:style style:name="T4174" style:parent-style-name="Policepardéfaut" style:family="text">
      <style:text-properties style:font-size-complex="11pt"/>
    </style:style>
    <style:style style:name="T4175" style:parent-style-name="Policepardéfaut" style:family="text">
      <style:text-properties style:font-size-complex="11pt"/>
    </style:style>
    <style:style style:name="T4176" style:parent-style-name="Policepardéfaut" style:family="text">
      <style:text-properties style:font-size-complex="11pt"/>
    </style:style>
    <style:style style:name="T4177" style:parent-style-name="Policepardéfaut" style:family="text">
      <style:text-properties style:font-size-complex="11pt"/>
    </style:style>
    <style:style style:name="T4178" style:parent-style-name="Policepardéfaut" style:family="text">
      <style:text-properties style:font-size-complex="11pt"/>
    </style:style>
    <style:style style:name="T4179" style:parent-style-name="Policepardéfaut" style:family="text">
      <style:text-properties style:font-size-complex="11pt"/>
    </style:style>
    <style:style style:name="T4180" style:parent-style-name="Policepardéfaut" style:family="text">
      <style:text-properties style:font-size-complex="11pt"/>
    </style:style>
    <style:style style:name="T4181" style:parent-style-name="Policepardéfaut" style:family="text">
      <style:text-properties style:font-size-complex="11pt"/>
    </style:style>
    <style:style style:name="T4182" style:parent-style-name="Policepardéfaut" style:family="text">
      <style:text-properties style:font-size-complex="11pt"/>
    </style:style>
    <style:style style:name="T4183" style:parent-style-name="Policepardéfaut" style:family="text">
      <style:text-properties style:font-size-complex="11pt"/>
    </style:style>
    <style:style style:name="T4184" style:parent-style-name="Policepardéfaut" style:family="text">
      <style:text-properties style:font-size-complex="11pt"/>
    </style:style>
    <style:style style:name="T4185" style:parent-style-name="Policepardéfaut" style:family="text">
      <style:text-properties style:font-size-complex="11pt"/>
    </style:style>
    <style:style style:name="T4186" style:parent-style-name="Policepardéfaut" style:family="text">
      <style:text-properties style:font-size-complex="11pt"/>
    </style:style>
    <style:style style:name="T4187" style:parent-style-name="Policepardéfaut" style:family="text">
      <style:text-properties style:font-size-complex="11pt"/>
    </style:style>
    <style:style style:name="T4188" style:parent-style-name="Policepardéfaut" style:family="text">
      <style:text-properties style:font-size-complex="11pt"/>
    </style:style>
    <style:style style:name="T4189" style:parent-style-name="Policepardéfaut" style:family="text">
      <style:text-properties style:font-size-complex="11pt"/>
    </style:style>
    <style:style style:name="T4190" style:parent-style-name="Policepardéfaut" style:family="text">
      <style:text-properties style:font-size-complex="11pt"/>
    </style:style>
    <style:style style:name="T4191" style:parent-style-name="Policepardéfaut" style:family="text">
      <style:text-properties style:font-size-complex="11pt"/>
    </style:style>
    <style:style style:name="T4192" style:parent-style-name="Policepardéfaut" style:family="text">
      <style:text-properties style:font-size-complex="11pt"/>
    </style:style>
    <style:style style:name="T4193" style:parent-style-name="Policepardéfaut" style:family="text">
      <style:text-properties style:font-size-complex="11pt"/>
    </style:style>
    <style:style style:name="T4194" style:parent-style-name="Policepardéfaut" style:family="text">
      <style:text-properties style:font-size-complex="11pt"/>
    </style:style>
    <style:style style:name="T4195" style:parent-style-name="Policepardéfaut" style:family="text">
      <style:text-properties style:font-size-complex="11pt"/>
    </style:style>
    <style:style style:name="T4196" style:parent-style-name="Policepardéfaut" style:family="text">
      <style:text-properties style:font-size-complex="11pt"/>
    </style:style>
    <style:style style:name="T4197" style:parent-style-name="Policepardéfaut" style:family="text">
      <style:text-properties style:font-size-complex="11pt"/>
    </style:style>
    <style:style style:name="T4198" style:parent-style-name="Policepardéfaut" style:family="text">
      <style:text-properties style:font-size-complex="11pt"/>
    </style:style>
    <style:style style:name="T4199" style:parent-style-name="Policepardéfaut" style:family="text">
      <style:text-properties style:font-size-complex="11pt"/>
    </style:style>
    <style:style style:name="T4200" style:parent-style-name="Policepardéfaut" style:family="text">
      <style:text-properties style:font-size-complex="11pt"/>
    </style:style>
    <style:style style:name="T4201" style:parent-style-name="Policepardéfaut" style:family="text">
      <style:text-properties style:font-size-complex="11pt"/>
    </style:style>
    <style:style style:name="T4202" style:parent-style-name="Policepardéfaut" style:family="text">
      <style:text-properties style:font-size-complex="11pt"/>
    </style:style>
    <style:style style:name="T4203" style:parent-style-name="Policepardéfaut" style:family="text">
      <style:text-properties style:font-size-complex="11pt"/>
    </style:style>
    <style:style style:name="T4204" style:parent-style-name="Policepardéfaut" style:family="text">
      <style:text-properties style:font-size-complex="11pt"/>
    </style:style>
    <style:style style:name="T4205" style:parent-style-name="Policepardéfaut" style:family="text">
      <style:text-properties style:font-size-complex="11pt"/>
    </style:style>
    <style:style style:name="T4206" style:parent-style-name="Policepardéfaut" style:family="text">
      <style:text-properties style:font-size-complex="11pt"/>
    </style:style>
    <style:style style:name="T4207" style:parent-style-name="Policepardéfaut" style:family="text">
      <style:text-properties style:font-size-complex="11pt"/>
    </style:style>
    <style:style style:name="T4208" style:parent-style-name="Policepardéfaut" style:family="text">
      <style:text-properties fo:font-style="italic" style:font-style-asian="italic" style:font-size-complex="11pt"/>
    </style:style>
    <style:style style:name="T4209" style:parent-style-name="Policepardéfaut" style:family="text">
      <style:text-properties style:font-size-complex="11pt"/>
    </style:style>
    <style:style style:name="T4210" style:parent-style-name="Policepardéfaut" style:family="text">
      <style:text-properties style:font-size-complex="11pt"/>
    </style:style>
    <style:style style:name="T4211" style:parent-style-name="Policepardéfaut" style:family="text">
      <style:text-properties style:font-size-complex="11pt"/>
    </style:style>
    <style:style style:name="T4212" style:parent-style-name="Policepardéfaut" style:family="text">
      <style:text-properties style:font-size-complex="11pt"/>
    </style:style>
    <style:style style:name="T4213" style:parent-style-name="Policepardéfaut" style:family="text">
      <style:text-properties style:font-size-complex="11pt"/>
    </style:style>
    <style:style style:name="T4214" style:parent-style-name="Policepardéfaut" style:family="text">
      <style:text-properties style:font-size-complex="11pt"/>
    </style:style>
    <style:style style:name="T4215" style:parent-style-name="Policepardéfaut" style:family="text">
      <style:text-properties style:font-size-complex="11pt"/>
    </style:style>
    <style:style style:name="T4216" style:parent-style-name="Policepardéfaut" style:family="text">
      <style:text-properties style:font-size-complex="11pt"/>
    </style:style>
    <style:style style:name="T4217" style:parent-style-name="Policepardéfaut" style:family="text">
      <style:text-properties style:font-size-complex="11pt"/>
    </style:style>
    <style:style style:name="T4218" style:parent-style-name="Policepardéfaut" style:family="text">
      <style:text-properties style:font-size-complex="11pt"/>
    </style:style>
    <style:style style:name="T4219" style:parent-style-name="Policepardéfaut" style:family="text">
      <style:text-properties style:font-size-complex="11pt"/>
    </style:style>
    <style:style style:name="T4220" style:parent-style-name="Policepardéfaut" style:family="text">
      <style:text-properties style:font-size-complex="11pt"/>
    </style:style>
    <style:style style:name="T4221" style:parent-style-name="Policepardéfaut" style:family="text">
      <style:text-properties style:font-size-complex="11pt"/>
    </style:style>
    <style:style style:name="T4222" style:parent-style-name="Policepardéfaut" style:family="text">
      <style:text-properties style:font-size-complex="11pt"/>
    </style:style>
    <style:style style:name="T4223" style:parent-style-name="Policepardéfaut" style:family="text">
      <style:text-properties style:font-size-complex="11pt"/>
    </style:style>
    <style:style style:name="T4224" style:parent-style-name="Policepardéfaut" style:family="text">
      <style:text-properties style:font-size-complex="11pt"/>
    </style:style>
    <style:style style:name="T4225" style:parent-style-name="Policepardéfaut" style:family="text">
      <style:text-properties style:font-size-complex="11pt"/>
    </style:style>
    <style:style style:name="T4226" style:parent-style-name="Policepardéfaut" style:family="text">
      <style:text-properties style:font-size-complex="11pt"/>
    </style:style>
    <style:style style:name="T4227" style:parent-style-name="Policepardéfaut" style:family="text">
      <style:text-properties style:font-size-complex="11pt"/>
    </style:style>
    <style:style style:name="T4228" style:parent-style-name="Policepardéfaut" style:family="text">
      <style:text-properties style:font-size-complex="11pt"/>
    </style:style>
    <style:style style:name="T4229" style:parent-style-name="Policepardéfaut" style:family="text">
      <style:text-properties style:font-size-complex="11pt"/>
    </style:style>
    <style:style style:name="T4230" style:parent-style-name="Policepardéfaut" style:family="text">
      <style:text-properties style:font-size-complex="11pt"/>
    </style:style>
    <style:style style:name="T4231" style:parent-style-name="Policepardéfaut" style:family="text">
      <style:text-properties style:font-size-complex="11pt"/>
    </style:style>
    <style:style style:name="T4232" style:parent-style-name="Policepardéfaut" style:family="text">
      <style:text-properties style:font-size-complex="11pt"/>
    </style:style>
    <style:style style:name="T4233" style:parent-style-name="Policepardéfaut" style:family="text">
      <style:text-properties style:font-size-complex="11pt"/>
    </style:style>
    <style:style style:name="T4234" style:parent-style-name="Policepardéfaut" style:family="text">
      <style:text-properties style:font-size-complex="11pt"/>
    </style:style>
    <style:style style:name="T4235" style:parent-style-name="Policepardéfaut" style:family="text">
      <style:text-properties style:font-size-complex="11pt"/>
    </style:style>
    <style:style style:name="T4236" style:parent-style-name="Policepardéfaut" style:family="text">
      <style:text-properties style:font-size-complex="11pt"/>
    </style:style>
    <style:style style:name="T4237" style:parent-style-name="Policepardéfaut" style:family="text">
      <style:text-properties style:font-size-complex="11pt"/>
    </style:style>
    <style:style style:name="T4238" style:parent-style-name="Policepardéfaut" style:family="text">
      <style:text-properties style:font-size-complex="11pt"/>
    </style:style>
    <style:style style:name="T4239" style:parent-style-name="Policepardéfaut" style:family="text">
      <style:text-properties style:font-size-complex="11pt"/>
    </style:style>
    <style:style style:name="T4240" style:parent-style-name="Policepardéfaut" style:family="text">
      <style:text-properties style:font-size-complex="11pt"/>
    </style:style>
    <style:style style:name="T4241" style:parent-style-name="Policepardéfaut" style:family="text">
      <style:text-properties style:font-size-complex="11pt"/>
    </style:style>
    <style:style style:name="T4242" style:parent-style-name="Policepardéfaut" style:family="text">
      <style:text-properties style:font-size-complex="11pt"/>
    </style:style>
    <style:style style:name="T4243" style:parent-style-name="Policepardéfaut" style:family="text">
      <style:text-properties style:font-size-complex="11pt"/>
    </style:style>
    <style:style style:name="T4244" style:parent-style-name="Policepardéfaut" style:family="text">
      <style:text-properties style:font-size-complex="11pt"/>
    </style:style>
    <style:style style:name="T4245" style:parent-style-name="Policepardéfaut" style:family="text">
      <style:text-properties style:font-size-complex="11pt"/>
    </style:style>
    <style:style style:name="T4246" style:parent-style-name="Policepardéfaut" style:family="text">
      <style:text-properties style:font-size-complex="11pt"/>
    </style:style>
    <style:style style:name="T4247" style:parent-style-name="Policepardéfaut" style:family="text">
      <style:text-properties style:font-size-complex="11pt"/>
    </style:style>
    <style:style style:name="T4248" style:parent-style-name="Policepardéfaut" style:family="text">
      <style:text-properties style:font-size-complex="11pt"/>
    </style:style>
    <style:style style:name="T4249" style:parent-style-name="Policepardéfaut" style:family="text">
      <style:text-properties style:font-size-complex="11pt"/>
    </style:style>
    <style:style style:name="T4250" style:parent-style-name="Policepardéfaut" style:family="text">
      <style:text-properties style:font-size-complex="11pt"/>
    </style:style>
    <style:style style:name="T4251" style:parent-style-name="Policepardéfaut" style:family="text">
      <style:text-properties style:font-size-complex="11pt"/>
    </style:style>
    <style:style style:name="T4252" style:parent-style-name="Policepardéfaut" style:family="text">
      <style:text-properties style:font-size-complex="11pt"/>
    </style:style>
    <style:style style:name="T4253" style:parent-style-name="Policepardéfaut" style:family="text">
      <style:text-properties style:font-size-complex="11pt"/>
    </style:style>
    <style:style style:name="T4254" style:parent-style-name="Policepardéfaut" style:family="text">
      <style:text-properties style:font-size-complex="11pt"/>
    </style:style>
    <style:style style:name="T4255" style:parent-style-name="Policepardéfaut" style:family="text">
      <style:text-properties style:font-size-complex="11pt"/>
    </style:style>
    <style:style style:name="T4256" style:parent-style-name="Policepardéfaut" style:family="text">
      <style:text-properties style:font-size-complex="11pt"/>
    </style:style>
    <style:style style:name="T4257" style:parent-style-name="Policepardéfaut" style:family="text">
      <style:text-properties style:font-size-complex="11pt"/>
    </style:style>
    <style:style style:name="T4258" style:parent-style-name="Policepardéfaut" style:family="text">
      <style:text-properties style:font-size-complex="11pt"/>
    </style:style>
    <style:style style:name="T4259" style:parent-style-name="Policepardéfaut" style:family="text">
      <style:text-properties style:font-size-complex="11pt"/>
    </style:style>
    <style:style style:name="T4260" style:parent-style-name="Policepardéfaut" style:family="text">
      <style:text-properties style:font-size-complex="11pt"/>
    </style:style>
    <style:style style:name="T4261" style:parent-style-name="Policepardéfaut" style:family="text">
      <style:text-properties style:font-size-complex="11pt"/>
    </style:style>
    <style:style style:name="T4262" style:parent-style-name="Policepardéfaut" style:family="text">
      <style:text-properties style:font-size-complex="11pt"/>
    </style:style>
    <style:style style:name="T4263" style:parent-style-name="Policepardéfaut" style:family="text">
      <style:text-properties style:font-size-complex="11pt"/>
    </style:style>
    <style:style style:name="T4264" style:parent-style-name="Policepardéfaut" style:family="text">
      <style:text-properties style:font-size-complex="11pt"/>
    </style:style>
    <style:style style:name="T4265" style:parent-style-name="Policepardéfaut" style:family="text">
      <style:text-properties style:font-size-complex="11pt"/>
    </style:style>
    <style:style style:name="T4266" style:parent-style-name="Policepardéfaut" style:family="text">
      <style:text-properties style:font-size-complex="11pt"/>
    </style:style>
    <style:style style:name="T4267" style:parent-style-name="Policepardéfaut" style:family="text">
      <style:text-properties style:font-size-complex="11pt"/>
    </style:style>
    <style:style style:name="T4268" style:parent-style-name="Policepardéfaut" style:family="text">
      <style:text-properties style:font-size-complex="11pt"/>
    </style:style>
    <style:style style:name="T4269" style:parent-style-name="Policepardéfaut" style:family="text">
      <style:text-properties style:font-size-complex="11pt"/>
    </style:style>
    <style:style style:name="T4270" style:parent-style-name="Policepardéfaut" style:family="text">
      <style:text-properties style:font-size-complex="11pt"/>
    </style:style>
    <style:style style:name="T4271" style:parent-style-name="Policepardéfaut" style:family="text">
      <style:text-properties style:font-size-complex="11pt"/>
    </style:style>
    <style:style style:name="T4272" style:parent-style-name="Policepardéfaut" style:family="text">
      <style:text-properties style:font-size-complex="11pt"/>
    </style:style>
    <style:style style:name="T4273" style:parent-style-name="Policepardéfaut" style:family="text">
      <style:text-properties style:font-size-complex="11pt"/>
    </style:style>
    <style:style style:name="T4274" style:parent-style-name="Policepardéfaut" style:family="text">
      <style:text-properties style:font-size-complex="11pt"/>
    </style:style>
    <style:style style:name="T4275" style:parent-style-name="Policepardéfaut" style:family="text">
      <style:text-properties style:font-size-complex="11pt"/>
    </style:style>
    <style:style style:name="T4276" style:parent-style-name="Policepardéfaut" style:family="text">
      <style:text-properties style:font-size-complex="11pt"/>
    </style:style>
    <style:style style:name="T4277" style:parent-style-name="Policepardéfaut" style:family="text">
      <style:text-properties style:font-size-complex="11pt"/>
    </style:style>
    <style:style style:name="T4278" style:parent-style-name="Policepardéfaut" style:family="text">
      <style:text-properties style:font-size-complex="11pt"/>
    </style:style>
    <style:style style:name="T4279" style:parent-style-name="Policepardéfaut" style:family="text">
      <style:text-properties style:font-size-complex="11pt"/>
    </style:style>
    <style:style style:name="T4280" style:parent-style-name="Policepardéfaut" style:family="text">
      <style:text-properties style:font-size-complex="11pt"/>
    </style:style>
    <style:style style:name="T4281" style:parent-style-name="Policepardéfaut" style:family="text">
      <style:text-properties style:font-size-complex="11pt"/>
    </style:style>
    <style:style style:name="T4282" style:parent-style-name="Policepardéfaut" style:family="text">
      <style:text-properties style:font-size-complex="11pt"/>
    </style:style>
    <style:style style:name="T4283" style:parent-style-name="Policepardéfaut" style:family="text">
      <style:text-properties style:font-size-complex="11pt"/>
    </style:style>
    <style:style style:name="T4284" style:parent-style-name="Policepardéfaut" style:family="text">
      <style:text-properties style:font-size-complex="11pt"/>
    </style:style>
    <style:style style:name="T4285" style:parent-style-name="Policepardéfaut" style:family="text">
      <style:text-properties style:font-size-complex="11pt"/>
    </style:style>
    <style:style style:name="T4286" style:parent-style-name="Policepardéfaut" style:family="text">
      <style:text-properties style:font-size-complex="11pt"/>
    </style:style>
    <style:style style:name="T4287" style:parent-style-name="Policepardéfaut" style:family="text">
      <style:text-properties style:font-size-complex="11pt"/>
    </style:style>
    <style:style style:name="T4288" style:parent-style-name="Policepardéfaut" style:family="text">
      <style:text-properties style:font-size-complex="11pt"/>
    </style:style>
    <style:style style:name="T4289" style:parent-style-name="Policepardéfaut" style:family="text">
      <style:text-properties style:font-size-complex="11pt"/>
    </style:style>
    <style:style style:name="T4290" style:parent-style-name="Policepardéfaut" style:family="text">
      <style:text-properties style:font-size-complex="11pt"/>
    </style:style>
    <style:style style:name="T4291" style:parent-style-name="Policepardéfaut" style:family="text">
      <style:text-properties style:font-size-complex="11pt"/>
    </style:style>
    <style:style style:name="T4292" style:parent-style-name="Policepardéfaut" style:family="text">
      <style:text-properties style:font-size-complex="11pt"/>
    </style:style>
    <style:style style:name="T4293" style:parent-style-name="Policepardéfaut" style:family="text">
      <style:text-properties style:font-size-complex="11pt"/>
    </style:style>
    <style:style style:name="T4294" style:parent-style-name="Policepardéfaut" style:family="text">
      <style:text-properties style:font-size-complex="11pt"/>
    </style:style>
    <style:style style:name="T4295" style:parent-style-name="Policepardéfaut" style:family="text">
      <style:text-properties style:font-size-complex="11pt"/>
    </style:style>
    <style:style style:name="T4296" style:parent-style-name="Policepardéfaut" style:family="text">
      <style:text-properties style:font-size-complex="11pt"/>
    </style:style>
    <style:style style:name="T4297" style:parent-style-name="Policepardéfaut" style:family="text">
      <style:text-properties style:font-size-complex="11pt"/>
    </style:style>
    <style:style style:name="T4298" style:parent-style-name="Policepardéfaut" style:family="text">
      <style:text-properties style:font-size-complex="11pt"/>
    </style:style>
    <style:style style:name="T4299" style:parent-style-name="Policepardéfaut" style:family="text">
      <style:text-properties style:font-size-complex="11pt"/>
    </style:style>
    <style:style style:name="T4300" style:parent-style-name="Policepardéfaut" style:family="text">
      <style:text-properties style:font-size-complex="11pt"/>
    </style:style>
    <style:style style:name="T4301" style:parent-style-name="Policepardéfaut" style:family="text">
      <style:text-properties style:font-size-complex="11pt"/>
    </style:style>
    <style:style style:name="T4302" style:parent-style-name="Policepardéfaut" style:family="text">
      <style:text-properties style:font-size-complex="11pt"/>
    </style:style>
    <style:style style:name="T4303" style:parent-style-name="Policepardéfaut" style:family="text">
      <style:text-properties style:font-size-complex="11pt"/>
    </style:style>
    <style:style style:name="T4304" style:parent-style-name="Policepardéfaut" style:family="text">
      <style:text-properties style:font-size-complex="11pt"/>
    </style:style>
    <style:style style:name="T4305" style:parent-style-name="Policepardéfaut" style:family="text">
      <style:text-properties style:font-size-complex="11pt"/>
    </style:style>
    <style:style style:name="T4306" style:parent-style-name="Policepardéfaut" style:family="text">
      <style:text-properties style:font-size-complex="11pt"/>
    </style:style>
    <style:style style:name="T4307" style:parent-style-name="Policepardéfaut" style:family="text">
      <style:text-properties style:font-size-complex="11pt"/>
    </style:style>
    <style:style style:name="T4308" style:parent-style-name="Policepardéfaut" style:family="text">
      <style:text-properties style:font-size-complex="11pt"/>
    </style:style>
    <style:style style:name="T4309" style:parent-style-name="Policepardéfaut" style:family="text">
      <style:text-properties style:font-size-complex="11pt"/>
    </style:style>
    <style:style style:name="T4310" style:parent-style-name="Policepardéfaut" style:family="text">
      <style:text-properties style:font-size-complex="11pt"/>
    </style:style>
    <style:style style:name="T4311" style:parent-style-name="Policepardéfaut" style:family="text">
      <style:text-properties style:font-size-complex="11pt"/>
    </style:style>
    <style:style style:name="T4312" style:parent-style-name="Policepardéfaut" style:family="text">
      <style:text-properties style:font-size-complex="11pt"/>
    </style:style>
    <style:style style:name="T4313" style:parent-style-name="Policepardéfaut" style:family="text">
      <style:text-properties style:font-size-complex="11pt"/>
    </style:style>
    <style:style style:name="T4314" style:parent-style-name="Policepardéfaut" style:family="text">
      <style:text-properties style:font-size-complex="11pt"/>
    </style:style>
    <style:style style:name="T4315" style:parent-style-name="Policepardéfaut" style:family="text">
      <style:text-properties style:font-size-complex="11pt"/>
    </style:style>
    <style:style style:name="T4316" style:parent-style-name="Policepardéfaut" style:family="text">
      <style:text-properties style:font-size-complex="11pt"/>
    </style:style>
    <style:style style:name="T4317" style:parent-style-name="Policepardéfaut" style:family="text">
      <style:text-properties style:font-size-complex="11pt"/>
    </style:style>
    <style:style style:name="T4318" style:parent-style-name="Policepardéfaut" style:family="text">
      <style:text-properties style:font-size-complex="11pt"/>
    </style:style>
    <style:style style:name="T4319" style:parent-style-name="Policepardéfaut" style:family="text">
      <style:text-properties style:font-size-complex="11pt"/>
    </style:style>
    <style:style style:name="T4320" style:parent-style-name="Policepardéfaut" style:family="text">
      <style:text-properties style:font-size-complex="11pt"/>
    </style:style>
    <style:style style:name="T4321" style:parent-style-name="Policepardéfaut" style:family="text">
      <style:text-properties style:font-size-complex="11pt"/>
    </style:style>
    <style:style style:name="T4322" style:parent-style-name="Policepardéfaut" style:family="text">
      <style:text-properties style:font-size-complex="11pt"/>
    </style:style>
    <style:style style:name="T4323" style:parent-style-name="Policepardéfaut" style:family="text">
      <style:text-properties style:font-size-complex="11pt"/>
    </style:style>
    <style:style style:name="T4324" style:parent-style-name="Policepardéfaut" style:family="text">
      <style:text-properties style:font-size-complex="11pt"/>
    </style:style>
    <style:style style:name="T4325" style:parent-style-name="Policepardéfaut" style:family="text">
      <style:text-properties style:font-size-complex="11pt"/>
    </style:style>
    <style:style style:name="T4326" style:parent-style-name="Policepardéfaut" style:family="text">
      <style:text-properties style:font-size-complex="11pt"/>
    </style:style>
    <style:style style:name="T4327" style:parent-style-name="Policepardéfaut" style:family="text">
      <style:text-properties style:font-size-complex="11pt"/>
    </style:style>
    <style:style style:name="T4328" style:parent-style-name="Policepardéfaut" style:family="text">
      <style:text-properties style:font-size-complex="11pt"/>
    </style:style>
    <style:style style:name="T4329" style:parent-style-name="Policepardéfaut" style:family="text">
      <style:text-properties style:font-size-complex="11pt"/>
    </style:style>
    <style:style style:name="T4330" style:parent-style-name="Policepardéfaut" style:family="text">
      <style:text-properties style:font-size-complex="11pt"/>
    </style:style>
    <style:style style:name="T4331" style:parent-style-name="Policepardéfaut" style:family="text">
      <style:text-properties style:font-size-complex="11pt"/>
    </style:style>
    <style:style style:name="T4332" style:parent-style-name="Policepardéfaut" style:family="text">
      <style:text-properties style:font-size-complex="11pt"/>
    </style:style>
    <style:style style:name="T4333" style:parent-style-name="Policepardéfaut" style:family="text">
      <style:text-properties style:font-size-complex="11pt"/>
    </style:style>
    <style:style style:name="T4334" style:parent-style-name="Policepardéfaut" style:family="text">
      <style:text-properties style:font-size-complex="11pt"/>
    </style:style>
    <style:style style:name="T4335" style:parent-style-name="Policepardéfaut" style:family="text">
      <style:text-properties style:font-size-complex="11pt"/>
    </style:style>
    <style:style style:name="T4336" style:parent-style-name="Policepardéfaut" style:family="text">
      <style:text-properties style:font-size-complex="11pt"/>
    </style:style>
    <style:style style:name="T4337" style:parent-style-name="Policepardéfaut" style:family="text">
      <style:text-properties style:font-size-complex="11pt"/>
    </style:style>
    <style:style style:name="T4338" style:parent-style-name="Policepardéfaut" style:family="text">
      <style:text-properties style:font-size-complex="11pt"/>
    </style:style>
    <style:style style:name="T4339" style:parent-style-name="Policepardéfaut" style:family="text">
      <style:text-properties style:font-size-complex="11pt"/>
    </style:style>
    <style:style style:name="T4340" style:parent-style-name="Policepardéfaut" style:family="text">
      <style:text-properties style:font-size-complex="11pt"/>
    </style:style>
    <style:style style:name="T4341" style:parent-style-name="Policepardéfaut" style:family="text">
      <style:text-properties style:font-size-complex="11pt"/>
    </style:style>
    <style:style style:name="T4342" style:parent-style-name="Policepardéfaut" style:family="text">
      <style:text-properties style:font-size-complex="11pt"/>
    </style:style>
    <style:style style:name="T4343" style:parent-style-name="Policepardéfaut" style:family="text">
      <style:text-properties style:font-size-complex="11pt"/>
    </style:style>
    <style:style style:name="T4344" style:parent-style-name="Policepardéfaut" style:family="text">
      <style:text-properties style:font-size-complex="11pt"/>
    </style:style>
    <style:style style:name="T4345" style:parent-style-name="Policepardéfaut" style:family="text">
      <style:text-properties style:font-size-complex="11pt"/>
    </style:style>
    <style:style style:name="T4346" style:parent-style-name="Policepardéfaut" style:family="text">
      <style:text-properties style:font-size-complex="11pt"/>
    </style:style>
    <style:style style:name="T4347" style:parent-style-name="Policepardéfaut" style:family="text">
      <style:text-properties style:font-size-complex="11pt"/>
    </style:style>
    <style:style style:name="T4348" style:parent-style-name="Policepardéfaut" style:family="text">
      <style:text-properties style:font-size-complex="11pt"/>
    </style:style>
    <style:style style:name="T4349" style:parent-style-name="Policepardéfaut" style:family="text">
      <style:text-properties style:font-size-complex="11pt"/>
    </style:style>
    <style:style style:name="T4350" style:parent-style-name="Policepardéfaut" style:family="text">
      <style:text-properties style:font-size-complex="11pt"/>
    </style:style>
    <style:style style:name="T4351" style:parent-style-name="Policepardéfaut" style:family="text">
      <style:text-properties style:font-size-complex="11pt"/>
    </style:style>
    <style:style style:name="T4352" style:parent-style-name="Policepardéfaut" style:family="text">
      <style:text-properties style:font-size-complex="11pt"/>
    </style:style>
    <style:style style:name="T4353" style:parent-style-name="Policepardéfaut" style:family="text">
      <style:text-properties style:font-size-complex="11pt"/>
    </style:style>
    <style:style style:name="T4354" style:parent-style-name="Policepardéfaut" style:family="text">
      <style:text-properties style:font-size-complex="11pt"/>
    </style:style>
    <style:style style:name="T4355" style:parent-style-name="Policepardéfaut" style:family="text">
      <style:text-properties style:font-size-complex="11pt"/>
    </style:style>
    <style:style style:name="T4356" style:parent-style-name="Policepardéfaut" style:family="text">
      <style:text-properties style:font-size-complex="11pt"/>
    </style:style>
    <style:style style:name="T4357" style:parent-style-name="Policepardéfaut" style:family="text">
      <style:text-properties style:font-size-complex="11pt"/>
    </style:style>
    <style:style style:name="T4358" style:parent-style-name="Policepardéfaut" style:family="text">
      <style:text-properties style:font-size-complex="11pt"/>
    </style:style>
    <style:style style:name="T4359" style:parent-style-name="Policepardéfaut" style:family="text">
      <style:text-properties style:font-size-complex="11pt"/>
    </style:style>
    <style:style style:name="T4360" style:parent-style-name="Policepardéfaut" style:family="text">
      <style:text-properties style:font-size-complex="11pt"/>
    </style:style>
    <style:style style:name="T4361" style:parent-style-name="Policepardéfaut" style:family="text">
      <style:text-properties style:font-size-complex="11pt"/>
    </style:style>
    <style:style style:name="T4362" style:parent-style-name="Policepardéfaut" style:family="text">
      <style:text-properties style:font-size-complex="11pt"/>
    </style:style>
    <style:style style:name="T4363" style:parent-style-name="Policepardéfaut" style:family="text">
      <style:text-properties style:font-size-complex="11pt"/>
    </style:style>
    <style:style style:name="T4364" style:parent-style-name="Policepardéfaut" style:family="text">
      <style:text-properties style:font-size-complex="11pt"/>
    </style:style>
    <style:style style:name="T4365" style:parent-style-name="Policepardéfaut" style:family="text">
      <style:text-properties fo:font-style="italic" style:font-style-asian="italic"/>
    </style:style>
    <style:style style:name="T4366" style:parent-style-name="Policepardéfaut" style:family="text">
      <style:text-properties fo:font-style="italic" style:font-style-asian="italic"/>
    </style:style>
    <style:style style:name="T4367" style:parent-style-name="Policepardéfaut" style:family="text">
      <style:text-properties fo:font-style="italic" style:font-style-asian="italic"/>
    </style:style>
    <style:style style:name="T4368" style:parent-style-name="Policepardéfaut" style:family="text">
      <style:text-properties style:font-size-complex="11pt"/>
    </style:style>
    <style:style style:name="T4369" style:parent-style-name="Policepardéfaut" style:family="text">
      <style:text-properties style:font-size-complex="11pt"/>
    </style:style>
    <style:style style:name="T4370" style:parent-style-name="Appelnotedebasdep." style:family="text">
      <style:text-properties style:font-size-complex="11pt"/>
    </style:style>
    <style:style style:name="T4371" style:parent-style-name="Policepardéfaut" style:family="text">
      <style:text-properties fo:font-style="italic" style:font-style-asian="italic"/>
    </style:style>
    <style:style style:name="T4372" style:parent-style-name="Policepardéfaut" style:family="text">
      <style:text-properties style:font-size-complex="11pt"/>
    </style:style>
    <style:style style:name="T4373" style:parent-style-name="Policepardéfaut" style:family="text">
      <style:text-properties style:font-size-complex="11pt"/>
    </style:style>
    <style:style style:name="T4374" style:parent-style-name="Policepardéfaut" style:family="text">
      <style:text-properties style:font-size-complex="11pt"/>
    </style:style>
    <style:style style:name="T4375" style:parent-style-name="Policepardéfaut" style:family="text">
      <style:text-properties style:font-size-complex="11pt"/>
    </style:style>
    <style:style style:name="T4376" style:parent-style-name="Policepardéfaut" style:family="text">
      <style:text-properties style:font-size-complex="11pt"/>
    </style:style>
    <style:style style:name="T4377" style:parent-style-name="Policepardéfaut" style:family="text">
      <style:text-properties style:font-size-complex="11pt"/>
    </style:style>
    <style:style style:name="T4378" style:parent-style-name="Policepardéfaut" style:family="text">
      <style:text-properties style:font-size-complex="11pt"/>
    </style:style>
    <style:style style:name="T4379" style:parent-style-name="Policepardéfaut" style:family="text">
      <style:text-properties style:font-size-complex="11pt"/>
    </style:style>
    <style:style style:name="T4380" style:parent-style-name="Policepardéfaut" style:family="text">
      <style:text-properties style:font-size-complex="11pt"/>
    </style:style>
    <style:style style:name="T4381" style:parent-style-name="Policepardéfaut" style:family="text">
      <style:text-properties style:font-size-complex="11pt"/>
    </style:style>
    <style:style style:name="T4382" style:parent-style-name="Policepardéfaut" style:family="text">
      <style:text-properties style:font-size-complex="11pt"/>
    </style:style>
    <style:style style:name="T4383" style:parent-style-name="Policepardéfaut" style:family="text">
      <style:text-properties style:font-size-complex="11pt"/>
    </style:style>
    <style:style style:name="T4384" style:parent-style-name="Policepardéfaut" style:family="text">
      <style:text-properties style:font-size-complex="11pt"/>
    </style:style>
    <style:style style:name="T4385" style:parent-style-name="Policepardéfaut" style:family="text">
      <style:text-properties style:font-size-complex="11pt"/>
    </style:style>
    <style:style style:name="T4386" style:parent-style-name="Policepardéfaut" style:family="text">
      <style:text-properties style:font-size-complex="11pt"/>
    </style:style>
    <style:style style:name="T4387" style:parent-style-name="Policepardéfaut" style:family="text">
      <style:text-properties style:font-size-complex="11pt"/>
    </style:style>
    <style:style style:name="T4388" style:parent-style-name="Policepardéfaut" style:family="text">
      <style:text-properties style:font-size-complex="11pt"/>
    </style:style>
    <style:style style:name="T4389" style:parent-style-name="Policepardéfaut" style:family="text">
      <style:text-properties style:font-size-complex="11pt"/>
    </style:style>
    <style:style style:name="T4390" style:parent-style-name="Policepardéfaut" style:family="text">
      <style:text-properties style:font-size-complex="11pt"/>
    </style:style>
    <style:style style:name="T4391" style:parent-style-name="Policepardéfaut" style:family="text">
      <style:text-properties style:font-size-complex="11pt"/>
    </style:style>
    <style:style style:name="T4392" style:parent-style-name="Policepardéfaut" style:family="text">
      <style:text-properties style:font-size-complex="11pt"/>
    </style:style>
    <style:style style:name="T4393" style:parent-style-name="Policepardéfaut" style:family="text">
      <style:text-properties style:font-size-complex="11pt"/>
    </style:style>
    <style:style style:name="T4394" style:parent-style-name="Policepardéfaut" style:family="text">
      <style:text-properties style:font-size-complex="11pt"/>
    </style:style>
    <style:style style:name="T4395" style:parent-style-name="Policepardéfaut" style:family="text">
      <style:text-properties style:font-size-complex="11pt"/>
    </style:style>
    <style:style style:name="T4396" style:parent-style-name="Policepardéfaut" style:family="text">
      <style:text-properties style:font-size-complex="11pt"/>
    </style:style>
    <style:style style:name="T4397" style:parent-style-name="Policepardéfaut" style:family="text">
      <style:text-properties style:font-size-complex="11pt"/>
    </style:style>
    <style:style style:name="T4398" style:parent-style-name="Policepardéfaut" style:family="text">
      <style:text-properties style:font-size-complex="11pt"/>
    </style:style>
    <style:style style:name="T4399" style:parent-style-name="Policepardéfaut" style:family="text">
      <style:text-properties style:font-name-complex="Times New Roman" style:font-size-complex="10pt"/>
    </style:style>
    <style:style style:name="T4400" style:parent-style-name="Policepardéfaut" style:family="text">
      <style:text-properties fo:font-size="10pt" style:font-size-asian="10pt" style:font-size-complex="10pt"/>
    </style:style>
    <style:style style:name="T4401" style:parent-style-name="Policepardéfaut" style:family="text">
      <style:text-properties fo:font-style="italic" style:font-style-asian="italic"/>
    </style:style>
    <style:style style:name="T4402" style:parent-style-name="Policepardéfaut" style:family="text">
      <style:text-properties style:font-size-complex="10pt"/>
    </style:style>
    <style:style style:name="T4403" style:parent-style-name="Policepardéfaut" style:family="text">
      <style:text-properties style:font-size-complex="11pt"/>
    </style:style>
    <style:style style:name="T4404" style:parent-style-name="Policepardéfaut" style:family="text">
      <style:text-properties style:font-size-complex="11pt"/>
    </style:style>
    <style:style style:name="T4405" style:parent-style-name="Policepardéfaut" style:family="text">
      <style:text-properties style:font-size-complex="11pt"/>
    </style:style>
    <style:style style:name="T4406" style:parent-style-name="Policepardéfaut" style:family="text">
      <style:text-properties style:font-size-complex="11pt"/>
    </style:style>
    <style:style style:name="T4407" style:parent-style-name="Policepardéfaut" style:family="text">
      <style:text-properties style:font-size-complex="11pt"/>
    </style:style>
    <style:style style:name="T4408" style:parent-style-name="Policepardéfaut" style:family="text">
      <style:text-properties style:font-size-complex="11pt"/>
    </style:style>
    <style:style style:name="T4409" style:parent-style-name="Policepardéfaut" style:family="text">
      <style:text-properties style:font-size-complex="11pt"/>
    </style:style>
    <style:style style:name="T4410" style:parent-style-name="Policepardéfaut" style:family="text">
      <style:text-properties style:font-size-complex="11pt"/>
    </style:style>
    <style:style style:name="T4411" style:parent-style-name="Policepardéfaut" style:family="text">
      <style:text-properties style:font-size-complex="11pt"/>
    </style:style>
    <style:style style:name="T4412" style:parent-style-name="Policepardéfaut" style:family="text">
      <style:text-properties style:font-size-complex="11pt"/>
    </style:style>
    <style:style style:name="T4413" style:parent-style-name="Policepardéfaut" style:family="text">
      <style:text-properties style:font-size-complex="11pt"/>
    </style:style>
    <style:style style:name="T4414" style:parent-style-name="Policepardéfaut" style:family="text">
      <style:text-properties style:font-size-complex="11pt"/>
    </style:style>
    <style:style style:name="T4415" style:parent-style-name="Policepardéfaut" style:family="text">
      <style:text-properties style:font-size-complex="11pt"/>
    </style:style>
    <style:style style:name="T4416" style:parent-style-name="Policepardéfaut" style:family="text">
      <style:text-properties style:font-size-complex="11pt"/>
    </style:style>
    <style:style style:name="T4417" style:parent-style-name="Policepardéfaut" style:family="text">
      <style:text-properties style:font-size-complex="11pt"/>
    </style:style>
    <style:style style:name="T4418" style:parent-style-name="Policepardéfaut" style:family="text">
      <style:text-properties style:font-size-complex="11pt"/>
    </style:style>
    <style:style style:name="T4419" style:parent-style-name="Policepardéfaut" style:family="text">
      <style:text-properties style:font-size-complex="11pt"/>
    </style:style>
    <style:style style:name="T4420" style:parent-style-name="Policepardéfaut" style:family="text">
      <style:text-properties style:font-size-complex="11pt"/>
    </style:style>
    <style:style style:name="T4421" style:parent-style-name="Policepardéfaut" style:family="text">
      <style:text-properties style:font-size-complex="11pt"/>
    </style:style>
    <style:style style:name="T4422" style:parent-style-name="Policepardéfaut" style:family="text">
      <style:text-properties style:font-size-complex="11pt"/>
    </style:style>
    <style:style style:name="T4423" style:parent-style-name="Policepardéfaut" style:family="text">
      <style:text-properties style:font-size-complex="11pt"/>
    </style:style>
    <style:style style:name="T4424" style:parent-style-name="Policepardéfaut" style:family="text">
      <style:text-properties style:font-size-complex="11pt"/>
    </style:style>
    <style:style style:name="T4425" style:parent-style-name="pb" style:family="text">
      <style:text-properties style:font-size-complex="11pt"/>
    </style:style>
    <style:style style:name="T4426" style:parent-style-name="pb" style:family="text">
      <style:text-properties style:font-size-complex="11pt"/>
    </style:style>
    <style:style style:name="T4427" style:parent-style-name="pb" style:family="text">
      <style:text-properties style:font-size-complex="11pt"/>
    </style:style>
    <style:style style:name="T4428" style:parent-style-name="pb" style:family="text">
      <style:text-properties style:text-position="0% 100%"/>
    </style:style>
    <style:style style:name="T4429" style:parent-style-name="Policepardéfaut" style:family="text">
      <style:text-properties style:font-size-complex="11pt"/>
    </style:style>
    <style:style style:name="T4430" style:parent-style-name="Policepardéfaut" style:family="text">
      <style:text-properties style:font-size-complex="11pt"/>
    </style:style>
    <style:style style:name="T4431" style:parent-style-name="Policepardéfaut" style:family="text">
      <style:text-properties style:font-size-complex="11pt"/>
    </style:style>
    <style:style style:name="T4432" style:parent-style-name="Policepardéfaut" style:family="text">
      <style:text-properties style:font-size-complex="11pt"/>
    </style:style>
    <style:style style:name="T4433" style:parent-style-name="Policepardéfaut" style:family="text">
      <style:text-properties style:font-size-complex="11pt"/>
    </style:style>
    <style:style style:name="T4434" style:parent-style-name="Policepardéfaut" style:family="text">
      <style:text-properties style:font-size-complex="11pt"/>
    </style:style>
    <style:style style:name="T4435" style:parent-style-name="Policepardéfaut" style:family="text">
      <style:text-properties style:font-size-complex="11pt"/>
    </style:style>
    <style:style style:name="T4436" style:parent-style-name="Policepardéfaut" style:family="text">
      <style:text-properties style:font-size-complex="11pt"/>
    </style:style>
    <style:style style:name="T4437" style:parent-style-name="Policepardéfaut" style:family="text">
      <style:text-properties style:font-size-complex="11pt"/>
    </style:style>
    <style:style style:name="T4438" style:parent-style-name="Policepardéfaut" style:family="text">
      <style:text-properties style:font-size-complex="11pt"/>
    </style:style>
    <style:style style:name="T4439" style:parent-style-name="Policepardéfaut" style:family="text">
      <style:text-properties style:font-size-complex="11pt"/>
    </style:style>
    <style:style style:name="T4440" style:parent-style-name="Policepardéfaut" style:family="text">
      <style:text-properties style:font-size-complex="11pt"/>
    </style:style>
    <style:style style:name="T4441" style:parent-style-name="Policepardéfaut" style:family="text">
      <style:text-properties style:font-size-complex="11pt"/>
    </style:style>
    <style:style style:name="T4442" style:parent-style-name="Policepardéfaut" style:family="text">
      <style:text-properties style:font-size-complex="11pt"/>
    </style:style>
    <style:style style:name="T4443" style:parent-style-name="Policepardéfaut" style:family="text">
      <style:text-properties style:font-size-complex="11pt"/>
    </style:style>
    <style:style style:name="T4444" style:parent-style-name="Policepardéfaut" style:family="text">
      <style:text-properties style:font-size-complex="11pt"/>
    </style:style>
    <style:style style:name="T4445" style:parent-style-name="Policepardéfaut" style:family="text">
      <style:text-properties style:font-size-complex="11pt"/>
    </style:style>
    <style:style style:name="T4446" style:parent-style-name="Policepardéfaut" style:family="text">
      <style:text-properties style:font-size-complex="11pt"/>
    </style:style>
    <style:style style:name="T4447" style:parent-style-name="Policepardéfaut" style:family="text">
      <style:text-properties style:font-size-complex="11pt"/>
    </style:style>
    <style:style style:name="T4448" style:parent-style-name="Policepardéfaut" style:family="text">
      <style:text-properties style:font-size-complex="11pt"/>
    </style:style>
    <style:style style:name="T4449" style:parent-style-name="Policepardéfaut" style:family="text">
      <style:text-properties style:font-size-complex="11pt"/>
    </style:style>
    <style:style style:name="T4450" style:parent-style-name="Policepardéfaut" style:family="text">
      <style:text-properties style:font-size-complex="11pt"/>
    </style:style>
    <style:style style:name="T4451" style:parent-style-name="Policepardéfaut" style:family="text">
      <style:text-properties style:font-size-complex="11pt"/>
    </style:style>
    <style:style style:name="T4452" style:parent-style-name="Policepardéfaut" style:family="text">
      <style:text-properties style:font-size-complex="11pt"/>
    </style:style>
    <style:style style:name="T4453" style:parent-style-name="Policepardéfaut" style:family="text">
      <style:text-properties style:font-size-complex="11pt"/>
    </style:style>
    <style:style style:name="T4454" style:parent-style-name="Policepardéfaut" style:family="text">
      <style:text-properties style:font-size-complex="11pt"/>
    </style:style>
    <style:style style:name="T4455" style:parent-style-name="Policepardéfaut" style:family="text">
      <style:text-properties style:font-size-complex="11pt"/>
    </style:style>
    <style:style style:name="T4456" style:parent-style-name="Policepardéfaut" style:family="text">
      <style:text-properties style:font-size-complex="11pt"/>
    </style:style>
    <style:style style:name="T4457" style:parent-style-name="Policepardéfaut" style:family="text">
      <style:text-properties style:font-size-complex="11pt"/>
    </style:style>
    <style:style style:name="T4458" style:parent-style-name="Policepardéfaut" style:family="text">
      <style:text-properties style:font-size-complex="11pt"/>
    </style:style>
    <style:style style:name="T4459" style:parent-style-name="Policepardéfaut" style:family="text">
      <style:text-properties fo:font-style="italic" style:font-style-asian="italic" style:font-size-complex="11pt"/>
    </style:style>
    <style:style style:name="T4460" style:parent-style-name="Policepardéfaut" style:family="text">
      <style:text-properties fo:font-style="italic" style:font-style-asian="italic" style:font-size-complex="11pt"/>
    </style:style>
    <style:style style:name="T4461" style:parent-style-name="Policepardéfaut" style:family="text">
      <style:text-properties fo:font-style="italic" style:font-style-asian="italic" style:font-size-complex="11pt"/>
    </style:style>
    <style:style style:name="T4462" style:parent-style-name="Policepardéfaut" style:family="text">
      <style:text-properties fo:font-style="italic" style:font-style-asian="italic" style:font-size-complex="11pt"/>
    </style:style>
    <style:style style:name="T4463" style:parent-style-name="Policepardéfaut" style:family="text">
      <style:text-properties fo:font-style="italic" style:font-style-asian="italic" style:font-size-complex="11pt"/>
    </style:style>
    <style:style style:name="T4464" style:parent-style-name="Policepardéfaut" style:family="text">
      <style:text-properties fo:font-style="italic" style:font-style-asian="italic" style:font-size-complex="11pt"/>
    </style:style>
    <style:style style:name="T4465" style:parent-style-name="Policepardéfaut" style:family="text">
      <style:text-properties style:font-size-complex="11pt"/>
    </style:style>
    <style:style style:name="T4466" style:parent-style-name="Policepardéfaut" style:family="text">
      <style:text-properties style:font-size-complex="11pt"/>
    </style:style>
    <style:style style:name="T4467" style:parent-style-name="Policepardéfaut" style:family="text">
      <style:text-properties style:font-size-complex="11pt"/>
    </style:style>
    <style:style style:name="T4468" style:parent-style-name="Policepardéfaut" style:family="text">
      <style:text-properties style:font-size-complex="11pt"/>
    </style:style>
    <style:style style:name="T4469" style:parent-style-name="Policepardéfaut" style:family="text">
      <style:text-properties style:font-size-complex="11pt"/>
    </style:style>
    <style:style style:name="T4470" style:parent-style-name="Policepardéfaut" style:family="text">
      <style:text-properties style:font-size-complex="11pt"/>
    </style:style>
    <style:style style:name="T4471" style:parent-style-name="Policepardéfaut" style:family="text">
      <style:text-properties style:font-size-complex="11pt"/>
    </style:style>
    <style:style style:name="T4472" style:parent-style-name="Policepardéfaut" style:family="text">
      <style:text-properties style:font-size-complex="11pt"/>
    </style:style>
    <style:style style:name="T4473" style:parent-style-name="Policepardéfaut" style:family="text">
      <style:text-properties style:font-size-complex="11pt"/>
    </style:style>
    <style:style style:name="T4474" style:parent-style-name="Policepardéfaut" style:family="text">
      <style:text-properties style:font-size-complex="11pt"/>
    </style:style>
    <style:style style:name="T4475" style:parent-style-name="Policepardéfaut" style:family="text">
      <style:text-properties style:font-size-complex="11pt"/>
    </style:style>
    <style:style style:name="T4476" style:parent-style-name="Policepardéfaut" style:family="text">
      <style:text-properties style:font-size-complex="11pt"/>
    </style:style>
    <style:style style:name="T4477" style:parent-style-name="Policepardéfaut" style:family="text">
      <style:text-properties style:font-size-complex="11pt"/>
    </style:style>
    <style:style style:name="T4478" style:parent-style-name="Policepardéfaut" style:family="text">
      <style:text-properties style:font-size-complex="11pt"/>
    </style:style>
    <style:style style:name="T4479" style:parent-style-name="Policepardéfaut" style:family="text">
      <style:text-properties style:font-size-complex="11pt"/>
    </style:style>
    <style:style style:name="T4480" style:parent-style-name="Policepardéfaut" style:family="text">
      <style:text-properties style:font-size-complex="11pt"/>
    </style:style>
    <style:style style:name="T4481" style:parent-style-name="Policepardéfaut" style:family="text">
      <style:text-properties style:font-size-complex="11pt"/>
    </style:style>
    <style:style style:name="T4482" style:parent-style-name="Policepardéfaut" style:family="text">
      <style:text-properties style:font-size-complex="11pt"/>
    </style:style>
    <style:style style:name="T4483" style:parent-style-name="Policepardéfaut" style:family="text">
      <style:text-properties style:font-size-complex="11pt"/>
    </style:style>
    <style:style style:name="T4484" style:parent-style-name="Policepardéfaut" style:family="text">
      <style:text-properties style:font-size-complex="11pt"/>
    </style:style>
    <style:style style:name="T4485" style:parent-style-name="Policepardéfaut" style:family="text">
      <style:text-properties style:font-size-complex="11pt"/>
    </style:style>
    <style:style style:name="T4486" style:parent-style-name="Policepardéfaut" style:family="text">
      <style:text-properties style:font-size-complex="11pt"/>
    </style:style>
    <style:style style:name="T4487" style:parent-style-name="Policepardéfaut" style:family="text">
      <style:text-properties style:font-size-complex="11pt"/>
    </style:style>
    <style:style style:name="T4488" style:parent-style-name="Policepardéfaut" style:family="text">
      <style:text-properties style:font-size-complex="11pt"/>
    </style:style>
    <style:style style:name="T4489" style:parent-style-name="Policepardéfaut" style:family="text">
      <style:text-properties style:font-size-complex="11pt"/>
    </style:style>
    <style:style style:name="T4490" style:parent-style-name="Policepardéfaut" style:family="text">
      <style:text-properties style:font-size-complex="11pt"/>
    </style:style>
    <style:style style:name="T4491" style:parent-style-name="Policepardéfaut" style:family="text">
      <style:text-properties style:font-size-complex="11pt"/>
    </style:style>
    <style:style style:name="T4492" style:parent-style-name="Policepardéfaut" style:family="text">
      <style:text-properties style:font-size-complex="11pt"/>
    </style:style>
    <style:style style:name="T4493" style:parent-style-name="Policepardéfaut" style:family="text">
      <style:text-properties style:font-size-complex="11pt"/>
    </style:style>
    <style:style style:name="T4494" style:parent-style-name="Policepardéfaut" style:family="text">
      <style:text-properties style:font-size-complex="11pt"/>
    </style:style>
    <style:style style:name="T4495" style:parent-style-name="Policepardéfaut" style:family="text">
      <style:text-properties style:font-size-complex="11pt"/>
    </style:style>
    <style:style style:name="T4496" style:parent-style-name="Policepardéfaut" style:family="text">
      <style:text-properties style:font-size-complex="11pt"/>
    </style:style>
    <style:style style:name="T4497" style:parent-style-name="Policepardéfaut" style:family="text">
      <style:text-properties style:font-size-complex="11pt"/>
    </style:style>
    <style:style style:name="T4498" style:parent-style-name="Policepardéfaut" style:family="text">
      <style:text-properties style:font-size-complex="11pt"/>
    </style:style>
    <style:style style:name="T4499" style:parent-style-name="Policepardéfaut" style:family="text">
      <style:text-properties style:font-size-complex="11pt"/>
    </style:style>
    <style:style style:name="T4500" style:parent-style-name="Policepardéfaut" style:family="text">
      <style:text-properties style:font-size-complex="11pt"/>
    </style:style>
    <style:style style:name="T4501" style:parent-style-name="Policepardéfaut" style:family="text">
      <style:text-properties style:font-size-complex="11pt"/>
    </style:style>
    <style:style style:name="T4502" style:parent-style-name="Policepardéfaut" style:family="text">
      <style:text-properties style:font-size-complex="11pt"/>
    </style:style>
    <style:style style:name="T4503" style:parent-style-name="Policepardéfaut" style:family="text">
      <style:text-properties style:font-size-complex="11pt"/>
    </style:style>
    <style:style style:name="T4504" style:parent-style-name="Policepardéfaut" style:family="text">
      <style:text-properties style:font-size-complex="11pt"/>
    </style:style>
    <style:style style:name="T4505" style:parent-style-name="Policepardéfaut" style:family="text">
      <style:text-properties style:font-size-complex="11pt"/>
    </style:style>
    <style:style style:name="T4506" style:parent-style-name="Policepardéfaut" style:family="text">
      <style:text-properties style:font-size-complex="11pt"/>
    </style:style>
    <style:style style:name="T4507" style:parent-style-name="Policepardéfaut" style:family="text">
      <style:text-properties style:font-size-complex="11pt"/>
    </style:style>
    <style:style style:name="T4508" style:parent-style-name="Policepardéfaut" style:family="text">
      <style:text-properties style:font-size-complex="11pt"/>
    </style:style>
    <style:style style:name="T4509" style:parent-style-name="Policepardéfaut" style:family="text">
      <style:text-properties style:font-size-complex="11pt"/>
    </style:style>
    <style:style style:name="T4510" style:parent-style-name="Policepardéfaut" style:family="text">
      <style:text-properties style:font-size-complex="11pt"/>
    </style:style>
    <style:style style:name="T4511" style:parent-style-name="Policepardéfaut" style:family="text">
      <style:text-properties style:font-size-complex="11pt"/>
    </style:style>
    <style:style style:name="T4512" style:parent-style-name="Policepardéfaut" style:family="text">
      <style:text-properties style:font-size-complex="11pt"/>
    </style:style>
    <style:style style:name="T4513" style:parent-style-name="Policepardéfaut" style:family="text">
      <style:text-properties style:font-size-complex="11pt"/>
    </style:style>
    <style:style style:name="T4514" style:parent-style-name="Policepardéfaut" style:family="text">
      <style:text-properties style:font-size-complex="11pt"/>
    </style:style>
    <style:style style:name="T4515" style:parent-style-name="Policepardéfaut" style:family="text">
      <style:text-properties style:font-size-complex="11pt"/>
    </style:style>
    <style:style style:name="T4516" style:parent-style-name="Policepardéfaut" style:family="text">
      <style:text-properties style:font-size-complex="11pt"/>
    </style:style>
    <style:style style:name="T4517" style:parent-style-name="Policepardéfaut" style:family="text">
      <style:text-properties style:font-size-complex="11pt"/>
    </style:style>
    <style:style style:name="T4518" style:parent-style-name="Policepardéfaut" style:family="text">
      <style:text-properties style:font-size-complex="11pt"/>
    </style:style>
    <style:style style:name="T4519" style:parent-style-name="Policepardéfaut" style:family="text">
      <style:text-properties style:font-size-complex="11pt"/>
    </style:style>
    <style:style style:name="T4520" style:parent-style-name="Policepardéfaut" style:family="text">
      <style:text-properties style:font-size-complex="11pt"/>
    </style:style>
    <style:style style:name="T4521" style:parent-style-name="Policepardéfaut" style:family="text">
      <style:text-properties style:font-size-complex="11pt"/>
    </style:style>
    <style:style style:name="T4522" style:parent-style-name="Policepardéfaut" style:family="text">
      <style:text-properties style:font-size-complex="11pt"/>
    </style:style>
    <style:style style:name="T4523" style:parent-style-name="Policepardéfaut" style:family="text">
      <style:text-properties style:font-size-complex="11pt"/>
    </style:style>
    <style:style style:name="T4524" style:parent-style-name="Policepardéfaut" style:family="text">
      <style:text-properties style:font-size-complex="11pt"/>
    </style:style>
    <style:style style:name="T4525" style:parent-style-name="Policepardéfaut" style:family="text">
      <style:text-properties style:font-size-complex="11pt"/>
    </style:style>
    <style:style style:name="T4526" style:parent-style-name="Policepardéfaut" style:family="text">
      <style:text-properties style:font-size-complex="11pt"/>
    </style:style>
    <style:style style:name="T4527" style:parent-style-name="Policepardéfaut" style:family="text">
      <style:text-properties style:font-size-complex="11pt"/>
    </style:style>
    <style:style style:name="T4528" style:parent-style-name="Policepardéfaut" style:family="text">
      <style:text-properties style:font-size-complex="11pt"/>
    </style:style>
    <style:style style:name="T4529" style:parent-style-name="Policepardéfaut" style:family="text">
      <style:text-properties style:font-size-complex="11pt"/>
    </style:style>
    <style:style style:name="T4530" style:parent-style-name="Policepardéfaut" style:family="text">
      <style:text-properties style:font-size-complex="11pt"/>
    </style:style>
    <style:style style:name="T4531" style:parent-style-name="Policepardéfaut" style:family="text">
      <style:text-properties style:font-size-complex="11pt"/>
    </style:style>
    <style:style style:name="T4532" style:parent-style-name="Policepardéfaut" style:family="text">
      <style:text-properties style:font-size-complex="11pt"/>
    </style:style>
    <style:style style:name="T4533" style:parent-style-name="Policepardéfaut" style:family="text">
      <style:text-properties style:font-size-complex="11pt"/>
    </style:style>
    <style:style style:name="T4534" style:parent-style-name="Policepardéfaut" style:family="text">
      <style:text-properties style:font-size-complex="11pt"/>
    </style:style>
    <style:style style:name="T4535" style:parent-style-name="Policepardéfaut" style:family="text">
      <style:text-properties style:font-size-complex="11pt"/>
    </style:style>
    <style:style style:name="T4536" style:parent-style-name="Policepardéfaut" style:family="text">
      <style:text-properties style:font-size-complex="11pt"/>
    </style:style>
    <style:style style:name="T4537" style:parent-style-name="Policepardéfaut" style:family="text">
      <style:text-properties style:font-size-complex="11pt"/>
    </style:style>
    <style:style style:name="T4538" style:parent-style-name="Policepardéfaut" style:family="text">
      <style:text-properties style:font-size-complex="11pt"/>
    </style:style>
    <style:style style:name="T4539" style:parent-style-name="Policepardéfaut" style:family="text">
      <style:text-properties style:font-size-complex="11pt"/>
    </style:style>
    <style:style style:name="T4540" style:parent-style-name="Policepardéfaut" style:family="text">
      <style:text-properties style:font-size-complex="11pt"/>
    </style:style>
    <style:style style:name="T4541" style:parent-style-name="Policepardéfaut" style:family="text">
      <style:text-properties style:font-size-complex="11pt"/>
    </style:style>
    <style:style style:name="T4542" style:parent-style-name="Policepardéfaut" style:family="text">
      <style:text-properties style:font-size-complex="11pt"/>
    </style:style>
    <style:style style:name="T4543" style:parent-style-name="Policepardéfaut" style:family="text">
      <style:text-properties fo:font-style="italic" style:font-style-asian="italic" style:font-size-complex="11pt"/>
    </style:style>
    <style:style style:name="T4544" style:parent-style-name="Policepardéfaut" style:family="text">
      <style:text-properties fo:font-style="italic" style:font-style-asian="italic" style:font-size-complex="11pt"/>
    </style:style>
    <style:style style:name="T4545" style:parent-style-name="Policepardéfaut" style:family="text">
      <style:text-properties fo:font-style="italic" style:font-style-asian="italic" style:font-size-complex="11pt"/>
    </style:style>
    <style:style style:name="T4546" style:parent-style-name="Policepardéfaut" style:family="text">
      <style:text-properties fo:font-style="italic" style:font-style-asian="italic" style:font-size-complex="11pt"/>
    </style:style>
    <style:style style:name="T4547" style:parent-style-name="Policepardéfaut" style:family="text">
      <style:text-properties fo:font-style="italic" style:font-style-asian="italic" style:font-size-complex="11pt"/>
    </style:style>
    <style:style style:name="T4548" style:parent-style-name="Policepardéfaut" style:family="text">
      <style:text-properties fo:font-style="italic" style:font-style-asian="italic" style:font-size-complex="11pt"/>
    </style:style>
    <style:style style:name="T4549" style:parent-style-name="Policepardéfaut" style:family="text">
      <style:text-properties style:font-size-complex="11pt"/>
    </style:style>
    <style:style style:name="T4550" style:parent-style-name="Policepardéfaut" style:family="text">
      <style:text-properties style:font-size-complex="11pt"/>
    </style:style>
    <style:style style:name="T4551" style:parent-style-name="Policepardéfaut" style:family="text">
      <style:text-properties style:font-size-complex="11pt"/>
    </style:style>
    <style:style style:name="T4552" style:parent-style-name="Policepardéfaut" style:family="text">
      <style:text-properties style:font-size-complex="11pt"/>
    </style:style>
    <style:style style:name="T4553" style:parent-style-name="Policepardéfaut" style:family="text">
      <style:text-properties style:font-size-complex="11pt"/>
    </style:style>
    <style:style style:name="T4554" style:parent-style-name="Policepardéfaut" style:family="text">
      <style:text-properties style:font-size-complex="11pt"/>
    </style:style>
    <style:style style:name="T4555" style:parent-style-name="Policepardéfaut" style:family="text">
      <style:text-properties style:font-size-complex="11pt"/>
    </style:style>
    <style:style style:name="T4556" style:parent-style-name="Policepardéfaut" style:family="text">
      <style:text-properties style:font-size-complex="11pt"/>
    </style:style>
    <style:style style:name="T4557" style:parent-style-name="Policepardéfaut" style:family="text">
      <style:text-properties style:font-size-complex="11pt"/>
    </style:style>
    <style:style style:name="T4558" style:parent-style-name="Policepardéfaut" style:family="text">
      <style:text-properties style:font-size-complex="11pt"/>
    </style:style>
    <style:style style:name="T4559" style:parent-style-name="Policepardéfaut" style:family="text">
      <style:text-properties style:font-size-complex="11pt"/>
    </style:style>
    <style:style style:name="T4560" style:parent-style-name="Policepardéfaut" style:family="text">
      <style:text-properties style:font-size-complex="11pt"/>
    </style:style>
    <style:style style:name="T4561" style:parent-style-name="Policepardéfaut" style:family="text">
      <style:text-properties style:font-size-complex="11pt"/>
    </style:style>
    <style:style style:name="T4562" style:parent-style-name="Policepardéfaut" style:family="text">
      <style:text-properties style:font-size-complex="11pt"/>
    </style:style>
    <style:style style:name="T4563" style:parent-style-name="Policepardéfaut" style:family="text">
      <style:text-properties style:font-size-complex="11pt"/>
    </style:style>
    <style:style style:name="T4564" style:parent-style-name="Policepardéfaut" style:family="text">
      <style:text-properties style:font-size-complex="11pt"/>
    </style:style>
    <style:style style:name="T4565" style:parent-style-name="Policepardéfaut" style:family="text">
      <style:text-properties style:font-size-complex="11pt"/>
    </style:style>
    <style:style style:name="T4566" style:parent-style-name="Policepardéfaut" style:family="text">
      <style:text-properties style:font-size-complex="11pt"/>
    </style:style>
    <style:style style:name="T4567" style:parent-style-name="Policepardéfaut" style:family="text">
      <style:text-properties style:font-size-complex="11pt"/>
    </style:style>
    <style:style style:name="T4568" style:parent-style-name="Policepardéfaut" style:family="text">
      <style:text-properties style:font-size-complex="11pt"/>
    </style:style>
    <style:style style:name="T4569" style:parent-style-name="Policepardéfaut" style:family="text">
      <style:text-properties style:font-size-complex="11pt"/>
    </style:style>
    <style:style style:name="T4570" style:parent-style-name="Policepardéfaut" style:family="text">
      <style:text-properties style:font-size-complex="11pt"/>
    </style:style>
    <style:style style:name="T4571" style:parent-style-name="Policepardéfaut" style:family="text">
      <style:text-properties style:font-size-complex="11pt"/>
    </style:style>
    <style:style style:name="T4572" style:parent-style-name="Policepardéfaut" style:family="text">
      <style:text-properties style:font-size-complex="11pt"/>
    </style:style>
    <style:style style:name="T4573" style:parent-style-name="Policepardéfaut" style:family="text">
      <style:text-properties style:font-size-complex="11pt"/>
    </style:style>
    <style:style style:name="T4574" style:parent-style-name="Policepardéfaut" style:family="text">
      <style:text-properties style:font-size-complex="11pt"/>
    </style:style>
    <style:style style:name="T4575" style:parent-style-name="Policepardéfaut" style:family="text">
      <style:text-properties style:font-size-complex="11pt"/>
    </style:style>
    <style:style style:name="T4576" style:parent-style-name="Policepardéfaut" style:family="text">
      <style:text-properties style:font-size-complex="11pt"/>
    </style:style>
    <style:style style:name="T4577" style:parent-style-name="Policepardéfaut" style:family="text">
      <style:text-properties style:font-size-complex="11pt"/>
    </style:style>
    <style:style style:name="T4578" style:parent-style-name="Policepardéfaut" style:family="text">
      <style:text-properties style:font-size-complex="11pt"/>
    </style:style>
    <style:style style:name="T4579" style:parent-style-name="Policepardéfaut" style:family="text">
      <style:text-properties style:font-size-complex="11pt"/>
    </style:style>
    <style:style style:name="T4580" style:parent-style-name="Policepardéfaut" style:family="text">
      <style:text-properties style:font-size-complex="11pt"/>
    </style:style>
    <style:style style:name="T4581" style:parent-style-name="Policepardéfaut" style:family="text">
      <style:text-properties style:font-size-complex="11pt"/>
    </style:style>
    <style:style style:name="T4582" style:parent-style-name="Policepardéfaut" style:family="text">
      <style:text-properties style:font-size-complex="11pt"/>
    </style:style>
    <style:style style:name="T4583" style:parent-style-name="Policepardéfaut" style:family="text">
      <style:text-properties style:font-size-complex="11pt"/>
    </style:style>
    <style:style style:name="T4584" style:parent-style-name="Policepardéfaut" style:family="text">
      <style:text-properties style:font-size-complex="11pt"/>
    </style:style>
    <style:style style:name="T4585" style:parent-style-name="Policepardéfaut" style:family="text">
      <style:text-properties style:font-size-complex="11pt"/>
    </style:style>
    <style:style style:name="T4586" style:parent-style-name="Policepardéfaut" style:family="text">
      <style:text-properties style:font-size-complex="11pt"/>
    </style:style>
    <style:style style:name="T4587" style:parent-style-name="Policepardéfaut" style:family="text">
      <style:text-properties style:font-size-complex="11pt"/>
    </style:style>
    <style:style style:name="T4588" style:parent-style-name="Policepardéfaut" style:family="text">
      <style:text-properties style:font-size-complex="11pt"/>
    </style:style>
    <style:style style:name="T4589" style:parent-style-name="Policepardéfaut" style:family="text">
      <style:text-properties style:font-size-complex="11pt"/>
    </style:style>
    <style:style style:name="T4590" style:parent-style-name="Policepardéfaut" style:family="text">
      <style:text-properties style:font-size-complex="11pt"/>
    </style:style>
    <style:style style:name="T4591" style:parent-style-name="Policepardéfaut" style:family="text">
      <style:text-properties style:font-size-complex="11pt"/>
    </style:style>
    <style:style style:name="T4592" style:parent-style-name="Policepardéfaut" style:family="text">
      <style:text-properties style:font-size-complex="11pt"/>
    </style:style>
    <style:style style:name="T4593" style:parent-style-name="Policepardéfaut" style:family="text">
      <style:text-properties style:font-size-complex="11pt"/>
    </style:style>
    <style:style style:name="T4594" style:parent-style-name="Policepardéfaut" style:family="text">
      <style:text-properties style:font-size-complex="11pt"/>
    </style:style>
    <style:style style:name="T4595" style:parent-style-name="Policepardéfaut" style:family="text">
      <style:text-properties style:font-size-complex="11pt"/>
    </style:style>
    <style:style style:name="T4596" style:parent-style-name="Policepardéfaut" style:family="text">
      <style:text-properties style:font-size-complex="11pt"/>
    </style:style>
    <style:style style:name="T4597" style:parent-style-name="Policepardéfaut" style:family="text">
      <style:text-properties style:font-size-complex="11pt"/>
    </style:style>
    <style:style style:name="T4598" style:parent-style-name="Policepardéfaut" style:family="text">
      <style:text-properties style:font-size-complex="11pt"/>
    </style:style>
    <style:style style:name="T4599" style:parent-style-name="Policepardéfaut" style:family="text">
      <style:text-properties style:font-size-complex="11pt"/>
    </style:style>
    <style:style style:name="T4600" style:parent-style-name="Policepardéfaut" style:family="text">
      <style:text-properties style:font-size-complex="11pt"/>
    </style:style>
    <style:style style:name="T4601" style:parent-style-name="Policepardéfaut" style:family="text">
      <style:text-properties style:font-size-complex="11pt"/>
    </style:style>
    <style:style style:name="T4602" style:parent-style-name="Policepardéfaut" style:family="text">
      <style:text-properties style:font-size-complex="11pt"/>
    </style:style>
    <style:style style:name="T4603" style:parent-style-name="Policepardéfaut" style:family="text">
      <style:text-properties style:font-size-complex="11pt"/>
    </style:style>
    <style:style style:name="T4604" style:parent-style-name="Policepardéfaut" style:family="text">
      <style:text-properties style:font-size-complex="11pt"/>
    </style:style>
    <style:style style:name="T4605" style:parent-style-name="Policepardéfaut" style:family="text">
      <style:text-properties style:font-size-complex="11pt"/>
    </style:style>
    <style:style style:name="T4606" style:parent-style-name="Policepardéfaut" style:family="text">
      <style:text-properties style:font-size-complex="11pt"/>
    </style:style>
    <style:style style:name="T4607" style:parent-style-name="Policepardéfaut" style:family="text">
      <style:text-properties style:font-size-complex="11pt"/>
    </style:style>
    <style:style style:name="T4608" style:parent-style-name="Policepardéfaut" style:family="text">
      <style:text-properties style:font-size-complex="11pt"/>
    </style:style>
    <style:style style:name="T4609" style:parent-style-name="Policepardéfaut" style:family="text">
      <style:text-properties style:font-size-complex="11pt"/>
    </style:style>
    <style:style style:name="T4610" style:parent-style-name="Policepardéfaut" style:family="text">
      <style:text-properties style:font-size-complex="11pt"/>
    </style:style>
    <style:style style:name="T4611" style:parent-style-name="Policepardéfaut" style:family="text">
      <style:text-properties style:font-size-complex="11pt"/>
    </style:style>
    <style:style style:name="T4612" style:parent-style-name="Policepardéfaut" style:family="text">
      <style:text-properties style:font-size-complex="11pt"/>
    </style:style>
    <style:style style:name="T4613" style:parent-style-name="Policepardéfaut" style:family="text">
      <style:text-properties style:font-size-complex="11pt"/>
    </style:style>
    <style:style style:name="T4614" style:parent-style-name="Policepardéfaut" style:family="text">
      <style:text-properties style:font-size-complex="11pt"/>
    </style:style>
    <style:style style:name="T4615" style:parent-style-name="Policepardéfaut" style:family="text">
      <style:text-properties style:font-size-complex="11pt"/>
    </style:style>
    <style:style style:name="T4616" style:parent-style-name="Policepardéfaut" style:family="text">
      <style:text-properties style:font-size-complex="11pt"/>
    </style:style>
    <style:style style:name="T4617" style:parent-style-name="Policepardéfaut" style:family="text">
      <style:text-properties style:font-size-complex="11pt"/>
    </style:style>
    <style:style style:name="T4618" style:parent-style-name="Policepardéfaut" style:family="text">
      <style:text-properties style:font-size-complex="11pt"/>
    </style:style>
    <style:style style:name="T4619" style:parent-style-name="Policepardéfaut" style:family="text">
      <style:text-properties style:font-size-complex="11pt"/>
    </style:style>
    <style:style style:name="T4620" style:parent-style-name="Policepardéfaut" style:family="text">
      <style:text-properties style:font-size-complex="11pt"/>
    </style:style>
    <style:style style:name="T4621" style:parent-style-name="Policepardéfaut" style:family="text">
      <style:text-properties style:font-size-complex="11pt"/>
    </style:style>
    <style:style style:name="T4622" style:parent-style-name="Policepardéfaut" style:family="text">
      <style:text-properties style:font-size-complex="11pt"/>
    </style:style>
    <style:style style:name="T4623" style:parent-style-name="Policepardéfaut" style:family="text">
      <style:text-properties style:font-size-complex="11pt"/>
    </style:style>
    <style:style style:name="T4624" style:parent-style-name="Policepardéfaut" style:family="text">
      <style:text-properties style:font-size-complex="11pt"/>
    </style:style>
    <style:style style:name="T4625" style:parent-style-name="Policepardéfaut" style:family="text">
      <style:text-properties style:font-size-complex="11pt"/>
    </style:style>
    <style:style style:name="T4626" style:parent-style-name="Policepardéfaut" style:family="text">
      <style:text-properties style:font-size-complex="11pt"/>
    </style:style>
    <style:style style:name="T4627" style:parent-style-name="Policepardéfaut" style:family="text">
      <style:text-properties style:font-size-complex="11pt"/>
    </style:style>
    <style:style style:name="T4628" style:parent-style-name="Policepardéfaut" style:family="text">
      <style:text-properties style:font-size-complex="11pt"/>
    </style:style>
    <style:style style:name="T4629" style:parent-style-name="Policepardéfaut" style:family="text">
      <style:text-properties style:font-size-complex="11pt"/>
    </style:style>
    <style:style style:name="T4630" style:parent-style-name="Policepardéfaut" style:family="text">
      <style:text-properties style:font-size-complex="11pt"/>
    </style:style>
    <style:style style:name="T4631" style:parent-style-name="Policepardéfaut" style:family="text">
      <style:text-properties style:font-size-complex="11pt"/>
    </style:style>
    <style:style style:name="T4632" style:parent-style-name="Policepardéfaut" style:family="text">
      <style:text-properties style:font-size-complex="11pt"/>
    </style:style>
    <style:style style:name="T4633" style:parent-style-name="Policepardéfaut" style:family="text">
      <style:text-properties style:font-size-complex="11pt"/>
    </style:style>
    <style:style style:name="T4634" style:parent-style-name="Policepardéfaut" style:family="text">
      <style:text-properties style:font-size-complex="11pt"/>
    </style:style>
    <style:style style:name="T4635" style:parent-style-name="Policepardéfaut" style:family="text">
      <style:text-properties style:font-size-complex="11pt"/>
    </style:style>
    <style:style style:name="T4636" style:parent-style-name="Policepardéfaut" style:family="text">
      <style:text-properties style:font-size-complex="11pt"/>
    </style:style>
    <style:style style:name="T4637" style:parent-style-name="Policepardéfaut" style:family="text">
      <style:text-properties style:font-size-complex="11pt"/>
    </style:style>
    <style:style style:name="T4638" style:parent-style-name="Policepardéfaut" style:family="text">
      <style:text-properties style:font-size-complex="11pt"/>
    </style:style>
    <style:style style:name="T4639" style:parent-style-name="Policepardéfaut" style:family="text">
      <style:text-properties style:font-size-complex="11pt"/>
    </style:style>
    <style:style style:name="T4640" style:parent-style-name="Policepardéfaut" style:family="text">
      <style:text-properties style:font-size-complex="11pt"/>
    </style:style>
    <style:style style:name="T4641" style:parent-style-name="Policepardéfaut" style:family="text">
      <style:text-properties style:font-size-complex="11pt"/>
    </style:style>
    <style:style style:name="T4642" style:parent-style-name="Policepardéfaut" style:family="text">
      <style:text-properties style:font-size-complex="11pt"/>
    </style:style>
    <style:style style:name="T4643" style:parent-style-name="Policepardéfaut" style:family="text">
      <style:text-properties style:font-size-complex="11pt"/>
    </style:style>
    <style:style style:name="T4644" style:parent-style-name="Policepardéfaut" style:family="text">
      <style:text-properties style:font-size-complex="11pt"/>
    </style:style>
    <style:style style:name="T4645" style:parent-style-name="Policepardéfaut" style:family="text">
      <style:text-properties style:font-size-complex="11pt"/>
    </style:style>
    <style:style style:name="T4646" style:parent-style-name="Policepardéfaut" style:family="text">
      <style:text-properties style:font-size-complex="11pt"/>
    </style:style>
    <style:style style:name="T4647" style:parent-style-name="Policepardéfaut" style:family="text">
      <style:text-properties style:font-size-complex="11pt"/>
    </style:style>
    <style:style style:name="T4648" style:parent-style-name="Policepardéfaut" style:family="text">
      <style:text-properties style:font-size-complex="11pt"/>
    </style:style>
    <style:style style:name="T4649" style:parent-style-name="Policepardéfaut" style:family="text">
      <style:text-properties style:font-size-complex="11pt"/>
    </style:style>
    <style:style style:name="T4650" style:parent-style-name="Policepardéfaut" style:family="text">
      <style:text-properties style:font-size-complex="11pt"/>
    </style:style>
    <style:style style:name="T4651" style:parent-style-name="Policepardéfaut" style:family="text">
      <style:text-properties style:font-size-complex="11pt"/>
    </style:style>
    <style:style style:name="T4652" style:parent-style-name="Policepardéfaut" style:family="text">
      <style:text-properties style:font-size-complex="11pt"/>
    </style:style>
    <style:style style:name="T4653" style:parent-style-name="Policepardéfaut" style:family="text">
      <style:text-properties style:font-size-complex="11pt"/>
    </style:style>
    <style:style style:name="T4654" style:parent-style-name="Policepardéfaut" style:family="text">
      <style:text-properties style:font-size-complex="11pt"/>
    </style:style>
    <style:style style:name="T4655" style:parent-style-name="Policepardéfaut" style:family="text">
      <style:text-properties style:font-size-complex="11pt"/>
    </style:style>
    <style:style style:name="T4656" style:parent-style-name="Policepardéfaut" style:family="text">
      <style:text-properties style:font-size-complex="11pt"/>
    </style:style>
    <style:style style:name="T4657" style:parent-style-name="Policepardéfaut" style:family="text">
      <style:text-properties style:font-size-complex="11pt"/>
    </style:style>
    <style:style style:name="T4658" style:parent-style-name="Policepardéfaut" style:family="text">
      <style:text-properties style:font-size-complex="11pt"/>
    </style:style>
    <style:style style:name="T4659" style:parent-style-name="pb" style:family="text">
      <style:text-properties style:font-size-complex="11pt"/>
    </style:style>
    <style:style style:name="T4660" style:parent-style-name="pb" style:family="text">
      <style:text-properties style:font-size-complex="11pt"/>
    </style:style>
    <style:style style:name="T4661" style:parent-style-name="pb" style:family="text">
      <style:text-properties style:text-position="0% 100%"/>
    </style:style>
    <style:style style:name="T4662" style:parent-style-name="Policepardéfaut" style:family="text">
      <style:text-properties style:font-name-complex="Times New Roman" style:font-size-complex="10pt"/>
    </style:style>
    <style:style style:name="T4663" style:parent-style-name="Policepardéfaut" style:family="text">
      <style:text-properties style:font-name-complex="Times New Roman" style:font-size-complex="10pt"/>
    </style:style>
    <style:style style:name="T4664" style:parent-style-name="Policepardéfaut" style:family="text">
      <style:text-properties style:font-name-complex="Times New Roman" fo:font-style="italic" style:font-style-asian="italic" style:font-size-complex="10pt"/>
    </style:style>
    <style:style style:name="T4665" style:parent-style-name="Policepardéfaut" style:family="text">
      <style:text-properties style:font-name-complex="Times New Roman" style:font-size-complex="10pt"/>
    </style:style>
    <style:style style:name="T4666" style:parent-style-name="Policepardéfaut" style:family="text">
      <style:text-properties style:font-name-complex="Times New Roman" fo:font-style="italic" style:font-style-asian="italic" style:font-size-complex="10pt"/>
    </style:style>
    <style:style style:name="T4667" style:parent-style-name="Policepardéfaut" style:family="text">
      <style:text-properties style:font-name-complex="Times New Roman" style:font-size-complex="10pt"/>
    </style:style>
    <style:style style:name="T4668" style:parent-style-name="Policepardéfaut" style:family="text">
      <style:text-properties style:font-name-complex="Times New Roman" fo:font-style="italic" style:font-style-asian="italic" style:font-size-complex="10pt"/>
    </style:style>
    <style:style style:name="T4669" style:parent-style-name="Policepardéfaut" style:family="text">
      <style:text-properties style:font-name-complex="Times New Roman" style:font-size-complex="10pt"/>
    </style:style>
    <style:style style:name="T4670" style:parent-style-name="Policepardéfaut" style:family="text">
      <style:text-properties fo:font-style="italic" style:font-style-asian="italic"/>
    </style:style>
    <style:style style:name="P4671" style:parent-style-name="label" style:family="paragraph">
      <style:text-properties fo:font-style="italic" style:font-style-asian="italic" fo:font-variant="normal"/>
    </style:style>
    <style:style style:name="T4672" style:parent-style-name="pb" style:family="text">
      <style:text-properties style:font-size-complex="11pt"/>
    </style:style>
    <style:style style:name="T4673" style:parent-style-name="pb" style:family="text">
      <style:text-properties style:font-size-complex="11pt"/>
    </style:style>
    <style:style style:name="T4674" style:parent-style-name="pb" style:family="text">
      <style:text-properties style:font-size-complex="11pt"/>
    </style:style>
    <style:style style:name="T4675" style:parent-style-name="pb" style:family="text">
      <style:text-properties style:text-position="0% 100%"/>
    </style:style>
    <style:style style:name="T4676" style:parent-style-name="Policepardéfaut" style:family="text">
      <style:text-properties style:font-size-complex="11pt"/>
    </style:style>
    <style:style style:name="T4677" style:parent-style-name="Policepardéfaut" style:family="text">
      <style:text-properties style:font-size-complex="11pt"/>
    </style:style>
    <style:style style:name="T4678" style:parent-style-name="Policepardéfaut" style:family="text">
      <style:text-properties style:font-size-complex="11pt"/>
    </style:style>
    <style:style style:name="T4679" style:parent-style-name="Policepardéfaut" style:family="text">
      <style:text-properties style:font-size-complex="11pt"/>
    </style:style>
    <style:style style:name="T4680" style:parent-style-name="Policepardéfaut" style:family="text">
      <style:text-properties style:font-size-complex="11pt"/>
    </style:style>
    <style:style style:name="T4681" style:parent-style-name="Policepardéfaut" style:family="text">
      <style:text-properties style:font-size-complex="11pt"/>
    </style:style>
    <style:style style:name="T4682" style:parent-style-name="Policepardéfaut" style:family="text">
      <style:text-properties style:font-size-complex="11pt"/>
    </style:style>
    <style:style style:name="T4683" style:parent-style-name="Policepardéfaut" style:family="text">
      <style:text-properties style:font-size-complex="11pt"/>
    </style:style>
    <style:style style:name="T4684" style:parent-style-name="Policepardéfaut" style:family="text">
      <style:text-properties style:font-size-complex="11pt"/>
    </style:style>
    <style:style style:name="T4685" style:parent-style-name="Policepardéfaut" style:family="text">
      <style:text-properties style:font-size-complex="11pt"/>
    </style:style>
    <style:style style:name="T4686" style:parent-style-name="Policepardéfaut" style:family="text">
      <style:text-properties style:font-size-complex="11pt"/>
    </style:style>
    <style:style style:name="T4687" style:parent-style-name="Policepardéfaut" style:family="text">
      <style:text-properties style:font-size-complex="11pt"/>
    </style:style>
    <style:style style:name="T4688" style:parent-style-name="Policepardéfaut" style:family="text">
      <style:text-properties style:font-size-complex="11pt"/>
    </style:style>
    <style:style style:name="T4689" style:parent-style-name="Policepardéfaut" style:family="text">
      <style:text-properties style:font-size-complex="11pt"/>
    </style:style>
    <style:style style:name="T4690" style:parent-style-name="Policepardéfaut" style:family="text">
      <style:text-properties style:font-size-complex="11pt"/>
    </style:style>
    <style:style style:name="T4691" style:parent-style-name="Policepardéfaut" style:family="text">
      <style:text-properties style:font-size-complex="11pt"/>
    </style:style>
    <style:style style:name="T4692" style:parent-style-name="Policepardéfaut" style:family="text">
      <style:text-properties style:font-size-complex="11pt"/>
    </style:style>
    <style:style style:name="T4693" style:parent-style-name="Policepardéfaut" style:family="text">
      <style:text-properties style:font-size-complex="11pt"/>
    </style:style>
    <style:style style:name="T4694" style:parent-style-name="Policepardéfaut" style:family="text">
      <style:text-properties style:font-size-complex="11pt"/>
    </style:style>
    <style:style style:name="T4695" style:parent-style-name="Policepardéfaut" style:family="text">
      <style:text-properties style:font-size-complex="11pt"/>
    </style:style>
    <style:style style:name="T4696" style:parent-style-name="Policepardéfaut" style:family="text">
      <style:text-properties style:font-name-complex="Times New Roman" style:font-size-complex="10pt"/>
    </style:style>
    <style:style style:name="T4697" style:parent-style-name="Policepardéfaut" style:family="text">
      <style:text-properties style:font-name-complex="Times New Roman" style:font-size-complex="10pt"/>
    </style:style>
    <style:style style:name="T4698" style:parent-style-name="Policepardéfaut" style:family="text">
      <style:text-properties style:font-size-complex="11pt"/>
    </style:style>
    <style:style style:name="T4699" style:parent-style-name="Policepardéfaut" style:family="text">
      <style:text-properties style:font-size-complex="11pt"/>
    </style:style>
    <style:style style:name="T4700" style:parent-style-name="Policepardéfaut" style:family="text">
      <style:text-properties style:font-size-complex="11pt"/>
    </style:style>
    <style:style style:name="T4701" style:parent-style-name="Policepardéfaut" style:family="text">
      <style:text-properties style:font-size-complex="11pt"/>
    </style:style>
    <style:style style:name="T4702" style:parent-style-name="Policepardéfaut" style:family="text">
      <style:text-properties style:font-size-complex="11pt"/>
    </style:style>
    <style:style style:name="T4703" style:parent-style-name="Policepardéfaut" style:family="text">
      <style:text-properties style:font-size-complex="11pt"/>
    </style:style>
    <style:style style:name="T4704" style:parent-style-name="Policepardéfaut" style:family="text">
      <style:text-properties style:font-size-complex="11pt"/>
    </style:style>
    <style:style style:name="T4705" style:parent-style-name="Policepardéfaut" style:family="text">
      <style:text-properties style:font-size-complex="11pt"/>
    </style:style>
    <style:style style:name="T4706" style:parent-style-name="Policepardéfaut" style:family="text">
      <style:text-properties style:font-size-complex="11pt"/>
    </style:style>
    <style:style style:name="T4707" style:parent-style-name="Policepardéfaut" style:family="text">
      <style:text-properties style:font-size-complex="11pt"/>
    </style:style>
    <style:style style:name="T4708" style:parent-style-name="Policepardéfaut" style:family="text">
      <style:text-properties style:font-name-complex="Times New Roman" style:font-size-complex="10pt"/>
    </style:style>
    <style:style style:name="T4709" style:parent-style-name="Policepardéfaut" style:family="text">
      <style:text-properties style:font-name-complex="Times New Roman" style:font-size-complex="10pt"/>
    </style:style>
    <style:style style:name="T4710" style:parent-style-name="Policepardéfaut" style:family="text">
      <style:text-properties style:font-name-complex="Times New Roman" style:font-size-complex="10pt"/>
    </style:style>
    <style:style style:name="T4711" style:parent-style-name="Policepardéfaut" style:family="text">
      <style:text-properties style:font-size-complex="11pt"/>
    </style:style>
    <style:style style:name="P4712" style:parent-style-name="quote.l" style:family="paragraph">
      <style:text-properties style:font-size-complex="11pt"/>
    </style:style>
    <style:style style:name="P4713" style:parent-style-name="quote.l" style:family="paragraph">
      <style:text-properties style:font-size-complex="11pt"/>
    </style:style>
    <style:style style:name="P4714" style:parent-style-name="quote.l" style:family="paragraph">
      <style:text-properties style:font-size-complex="11pt"/>
    </style:style>
    <style:style style:name="P4715" style:parent-style-name="quote.l" style:family="paragraph">
      <style:text-properties style:font-size-complex="11pt"/>
    </style:style>
    <style:style style:name="T4716" style:parent-style-name="Policepardéfaut" style:family="text">
      <style:text-properties style:font-size-complex="11pt"/>
    </style:style>
    <style:style style:name="T4717" style:parent-style-name="Policepardéfaut" style:family="text">
      <style:text-properties style:font-name-complex="Times New Roman" style:font-size-complex="10pt"/>
    </style:style>
    <style:style style:name="T4718" style:parent-style-name="Policepardéfaut" style:family="text">
      <style:text-properties style:font-name-complex="Times New Roman" style:font-size-complex="10pt"/>
    </style:style>
    <style:style style:name="T4719" style:parent-style-name="Policepardéfaut" style:family="text">
      <style:text-properties style:font-name-complex="Times New Roman" style:font-size-complex="10pt"/>
    </style:style>
    <style:style style:name="T4720" style:parent-style-name="Policepardéfaut" style:family="text">
      <style:text-properties style:font-size-complex="11pt"/>
    </style:style>
    <style:style style:name="T4721" style:parent-style-name="Policepardéfaut" style:family="text">
      <style:text-properties style:font-size-complex="11pt"/>
    </style:style>
    <style:style style:name="T4722" style:parent-style-name="Policepardéfaut" style:family="text">
      <style:text-properties style:font-size-complex="11pt"/>
    </style:style>
    <style:style style:name="T4723" style:parent-style-name="Policepardéfaut" style:family="text">
      <style:text-properties style:font-size-complex="11pt"/>
    </style:style>
    <style:style style:name="T4724" style:parent-style-name="Policepardéfaut" style:family="text">
      <style:text-properties style:font-size-complex="11pt"/>
    </style:style>
    <style:style style:name="T4725" style:parent-style-name="Policepardéfaut" style:family="text">
      <style:text-properties style:font-size-complex="11pt"/>
    </style:style>
    <style:style style:name="T4726" style:parent-style-name="Policepardéfaut" style:family="text">
      <style:text-properties style:font-size-complex="11pt"/>
    </style:style>
    <style:style style:name="T4727" style:parent-style-name="Policepardéfaut" style:family="text">
      <style:text-properties style:font-size-complex="11pt"/>
    </style:style>
    <style:style style:name="P4728" style:parent-style-name="quote.l" style:family="paragraph">
      <style:text-properties style:font-size-complex="11pt"/>
    </style:style>
    <style:style style:name="P4729" style:parent-style-name="quote.l" style:family="paragraph">
      <style:text-properties style:font-size-complex="11pt"/>
    </style:style>
    <style:style style:name="P4730" style:parent-style-name="quote.l" style:family="paragraph">
      <style:text-properties style:font-size-complex="11pt"/>
    </style:style>
    <style:style style:name="P4731" style:parent-style-name="quote.l" style:family="paragraph">
      <style:text-properties style:font-size-complex="11pt"/>
    </style:style>
    <style:style style:name="T4732" style:parent-style-name="pb" style:family="text">
      <style:text-properties style:font-size-complex="11pt"/>
    </style:style>
    <style:style style:name="T4733" style:parent-style-name="pb" style:family="text">
      <style:text-properties style:font-size-complex="11pt"/>
    </style:style>
    <style:style style:name="T4734" style:parent-style-name="pb" style:family="text">
      <style:text-properties style:font-size-complex="11pt"/>
    </style:style>
    <style:style style:name="T4735" style:parent-style-name="pb" style:family="text">
      <style:text-properties style:text-position="0% 100%"/>
    </style:style>
    <style:style style:name="T4736" style:parent-style-name="Policepardéfaut" style:family="text">
      <style:text-properties style:font-size-complex="11pt"/>
    </style:style>
    <style:style style:name="T4737" style:parent-style-name="Policepardéfaut" style:family="text">
      <style:text-properties style:font-size-complex="11pt"/>
    </style:style>
    <style:style style:name="T4738" style:parent-style-name="Policepardéfaut" style:family="text">
      <style:text-properties style:font-size-complex="11pt"/>
    </style:style>
    <style:style style:name="T4739" style:parent-style-name="Policepardéfaut" style:family="text">
      <style:text-properties style:font-size-complex="11pt"/>
    </style:style>
    <style:style style:name="T4740" style:parent-style-name="Policepardéfaut" style:family="text">
      <style:text-properties style:font-size-complex="11pt"/>
    </style:style>
    <style:style style:name="T4741" style:parent-style-name="Policepardéfaut" style:family="text">
      <style:text-properties style:font-size-complex="11pt"/>
    </style:style>
    <style:style style:name="T4742" style:parent-style-name="Policepardéfaut" style:family="text">
      <style:text-properties style:font-size-complex="11pt"/>
    </style:style>
    <style:style style:name="T4743" style:parent-style-name="Policepardéfaut" style:family="text">
      <style:text-properties style:font-size-complex="11pt"/>
    </style:style>
    <style:style style:name="T4744" style:parent-style-name="Policepardéfaut" style:family="text">
      <style:text-properties style:font-size-complex="11pt"/>
    </style:style>
    <style:style style:name="T4745" style:parent-style-name="Policepardéfaut" style:family="text">
      <style:text-properties style:font-size-complex="11pt"/>
    </style:style>
    <style:style style:name="T4746" style:parent-style-name="Policepardéfaut" style:family="text">
      <style:text-properties style:font-size-complex="11pt"/>
    </style:style>
    <style:style style:name="P4747" style:parent-style-name="quote.l" style:family="paragraph">
      <style:text-properties style:font-size-complex="11pt"/>
    </style:style>
    <style:style style:name="P4748" style:parent-style-name="quote.l" style:family="paragraph">
      <style:text-properties style:font-size-complex="11pt"/>
    </style:style>
    <style:style style:name="P4749" style:parent-style-name="quote.l" style:family="paragraph">
      <style:text-properties style:font-size-complex="11pt"/>
    </style:style>
    <style:style style:name="P4750" style:parent-style-name="quote.l" style:family="paragraph">
      <style:text-properties style:font-size-complex="11pt"/>
    </style:style>
    <style:style style:name="P4751" style:parent-style-name="quote.l" style:family="paragraph">
      <style:text-properties style:font-size-complex="11pt"/>
    </style:style>
    <style:style style:name="P4752" style:parent-style-name="quote.l" style:family="paragraph">
      <style:text-properties style:font-size-complex="11pt"/>
    </style:style>
    <style:style style:name="P4753" style:parent-style-name="quote.l" style:family="paragraph">
      <style:text-properties style:font-size-complex="11pt"/>
    </style:style>
    <style:style style:name="P4754" style:parent-style-name="quote.l" style:family="paragraph">
      <style:text-properties style:font-size-complex="11pt"/>
    </style:style>
    <style:style style:name="P4755" style:parent-style-name="quote.l" style:family="paragraph">
      <style:text-properties style:font-size-complex="11pt"/>
    </style:style>
    <style:style style:name="P4756" style:parent-style-name="quote.l" style:family="paragraph">
      <style:text-properties style:font-size-complex="11pt"/>
    </style:style>
    <style:style style:name="P4757" style:parent-style-name="quote.l" style:family="paragraph">
      <style:text-properties style:font-size-complex="11pt"/>
    </style:style>
    <style:style style:name="P4758" style:parent-style-name="quote.l" style:family="paragraph">
      <style:text-properties style:font-size-complex="11pt"/>
    </style:style>
    <style:style style:name="P4759" style:parent-style-name="quote.l" style:family="paragraph">
      <style:text-properties style:font-size-complex="11pt"/>
    </style:style>
    <style:style style:name="P4760" style:parent-style-name="quote.l" style:family="paragraph">
      <style:text-properties style:font-size-complex="11pt"/>
    </style:style>
    <style:style style:name="P4761" style:parent-style-name="quote.l" style:family="paragraph">
      <style:text-properties style:font-size-complex="11pt"/>
    </style:style>
    <style:style style:name="P4762" style:parent-style-name="quote.l" style:family="paragraph">
      <style:text-properties style:font-size-complex="11pt"/>
    </style:style>
    <style:style style:name="P4763" style:parent-style-name="quote.l" style:family="paragraph">
      <style:text-properties style:font-size-complex="11pt"/>
    </style:style>
    <style:style style:name="P4764" style:parent-style-name="quote.l" style:family="paragraph">
      <style:text-properties style:font-size-complex="11pt"/>
    </style:style>
    <style:style style:name="P4765" style:parent-style-name="quote.l" style:family="paragraph">
      <style:text-properties style:font-size-complex="11pt"/>
    </style:style>
    <style:style style:name="P4766" style:parent-style-name="quote.l" style:family="paragraph">
      <style:text-properties style:font-size-complex="11pt"/>
    </style:style>
    <style:style style:name="T4767" style:parent-style-name="pb" style:family="text">
      <style:text-properties style:text-position="0% 100%"/>
    </style:style>
    <style:style style:name="T4768" style:parent-style-name="Policepardéfaut" style:family="text">
      <style:text-properties style:font-name-complex="Times New Roman"/>
    </style:style>
    <style:style style:name="T4769" style:parent-style-name="Policepardéfaut" style:family="text">
      <style:text-properties style:font-name-complex="Times New Roman"/>
    </style:style>
    <style:style style:name="T4770" style:parent-style-name="Policepardéfaut" style:family="text">
      <style:text-properties style:font-name-complex="Times New Roman" style:font-size-complex="10pt"/>
    </style:style>
    <style:style style:name="T4771" style:parent-style-name="Policepardéfaut" style:family="text">
      <style:text-properties fo:font-style="italic" style:font-style-asian="italic"/>
    </style:style>
    <style:style style:name="T4772" style:parent-style-name="Policepardéfaut" style:family="text">
      <style:text-properties fo:font-style="italic" style:font-style-asian="italic"/>
    </style:style>
    <style:style style:name="T4773" style:parent-style-name="Policepardéfaut" style:family="text">
      <style:text-properties fo:font-style="italic" style:font-style-asian="italic"/>
    </style:style>
    <style:style style:name="T4774" style:parent-style-name="Policepardéfaut" style:family="text">
      <style:text-properties fo:font-style="italic" style:font-style-asian="italic"/>
    </style:style>
    <style:style style:name="T4775" style:parent-style-name="Policepardéfaut" style:family="text">
      <style:text-properties fo:font-style="italic" style:font-style-asian="italic"/>
    </style:style>
    <style:style style:name="T4776" style:parent-style-name="Policepardéfaut" style:family="text">
      <style:text-properties fo:font-style="italic" style:font-style-asian="italic"/>
    </style:style>
    <style:style style:name="T4777" style:parent-style-name="Policepardéfaut" style:family="text">
      <style:text-properties fo:font-style="italic" style:font-style-asian="italic"/>
    </style:style>
    <style:style style:name="P4778" style:parent-style-name="Corpsdetexte" style:family="paragraph">
      <style:paragraph-properties fo:text-indent="0.1666in"/>
    </style:style>
    <style:style style:name="T4779" style:parent-style-name="Policepardéfaut" style:family="text">
      <style:text-properties style:font-name-complex="Times New Roman"/>
    </style:style>
    <style:style style:name="T4780" style:parent-style-name="Policepardéfaut" style:family="text">
      <style:text-properties style:font-name-complex="Times New Roman"/>
    </style:style>
    <style:style style:name="T4781" style:parent-style-name="Policepardéfaut" style:family="text">
      <style:text-properties style:font-name-complex="Times New Roman"/>
    </style:style>
    <style:style style:name="T4782" style:parent-style-name="Policepardéfaut" style:family="text">
      <style:text-properties style:font-name-complex="Times New Roman"/>
    </style:style>
    <style:style style:name="T4783" style:parent-style-name="Policepardéfaut" style:family="text">
      <style:text-properties style:font-name-complex="Times New Roman"/>
    </style:style>
    <style:style style:name="T4784" style:parent-style-name="Policepardéfaut" style:family="text">
      <style:text-properties style:font-name-complex="Times New Roman"/>
    </style:style>
    <style:style style:name="T4785" style:parent-style-name="Policepardéfaut" style:family="text">
      <style:text-properties style:font-name-complex="Times New Roman"/>
    </style:style>
    <style:style style:name="T4786" style:parent-style-name="Policepardéfaut" style:family="text">
      <style:text-properties style:font-name-complex="Times New Roman"/>
    </style:style>
    <style:style style:name="T4787" style:parent-style-name="Policepardéfaut" style:family="text">
      <style:text-properties style:font-name-complex="Times New Roman"/>
    </style:style>
    <style:style style:name="T4788" style:parent-style-name="Policepardéfaut" style:family="text">
      <style:text-properties style:font-name-complex="Times New Roman"/>
    </style:style>
    <style:style style:name="T4789" style:parent-style-name="Policepardéfaut" style:family="text">
      <style:text-properties style:font-name-complex="Times New Roman"/>
    </style:style>
    <style:style style:name="T4790" style:parent-style-name="Policepardéfaut" style:family="text">
      <style:text-properties style:font-name-complex="Times New Roman"/>
    </style:style>
    <style:style style:name="T4791" style:parent-style-name="Policepardéfaut" style:family="text">
      <style:text-properties style:font-name-complex="Times New Roman"/>
    </style:style>
    <style:style style:name="T4792" style:parent-style-name="Policepardéfaut" style:family="text">
      <style:text-properties style:font-name-complex="Times New Roman"/>
    </style:style>
    <style:style style:name="T4793" style:parent-style-name="Policepardéfaut" style:family="text">
      <style:text-properties style:font-name-complex="Times New Roman"/>
    </style:style>
    <style:style style:name="T4794" style:parent-style-name="Policepardéfaut" style:family="text">
      <style:text-properties style:font-name-complex="Times New Roman"/>
    </style:style>
    <style:style style:name="T4795" style:parent-style-name="Policepardéfaut" style:family="text">
      <style:text-properties style:font-name-complex="Times New Roman"/>
    </style:style>
    <style:style style:name="T4796" style:parent-style-name="Policepardéfaut" style:family="text">
      <style:text-properties style:font-name-complex="Times New Roman"/>
    </style:style>
    <style:style style:name="T4797" style:parent-style-name="Policepardéfaut" style:family="text">
      <style:text-properties style:font-name-complex="Times New Roman" fo:font-style="italic" style:font-style-asian="italic"/>
    </style:style>
    <style:style style:name="T4798" style:parent-style-name="Policepardéfaut" style:family="text">
      <style:text-properties style:font-name-complex="Times New Roman"/>
    </style:style>
    <style:style style:name="T4799" style:parent-style-name="Policepardéfaut" style:family="text">
      <style:text-properties style:font-name-complex="Times New Roman"/>
    </style:style>
    <style:style style:name="T4800" style:parent-style-name="Policepardéfaut" style:family="text">
      <style:text-properties style:font-name-complex="Times New Roman"/>
    </style:style>
    <style:style style:name="T4801" style:parent-style-name="Policepardéfaut" style:family="text">
      <style:text-properties style:font-name-complex="Times New Roman"/>
    </style:style>
    <style:style style:name="T4802" style:parent-style-name="Policepardéfaut" style:family="text">
      <style:text-properties style:font-name-complex="Times New Roman"/>
    </style:style>
    <style:style style:name="T4803" style:parent-style-name="Policepardéfaut" style:family="text">
      <style:text-properties style:font-name-complex="Times New Roman"/>
    </style:style>
    <style:style style:name="T4804" style:parent-style-name="Policepardéfaut" style:family="text">
      <style:text-properties style:font-name-complex="Times New Roman"/>
    </style:style>
    <style:style style:name="T4805" style:parent-style-name="Policepardéfaut" style:family="text">
      <style:text-properties style:font-name-complex="Times New Roman"/>
    </style:style>
    <style:style style:name="T4806" style:parent-style-name="Policepardéfaut" style:family="text">
      <style:text-properties style:font-name-complex="Times New Roman"/>
    </style:style>
    <style:style style:name="T4807" style:parent-style-name="Policepardéfaut" style:family="text">
      <style:text-properties style:font-name-complex="Times New Roman"/>
    </style:style>
    <style:style style:name="T4808" style:parent-style-name="Policepardéfaut" style:family="text">
      <style:text-properties style:font-name-complex="Times New Roman"/>
    </style:style>
    <style:style style:name="T4809" style:parent-style-name="Policepardéfaut" style:family="text">
      <style:text-properties style:font-name-complex="Times New Roman"/>
    </style:style>
    <style:style style:name="T4810" style:parent-style-name="Policepardéfaut" style:family="text">
      <style:text-properties style:font-name-complex="Times New Roman"/>
    </style:style>
    <style:style style:name="T4811" style:parent-style-name="Policepardéfaut" style:family="text">
      <style:text-properties style:font-name-complex="Times New Roman"/>
    </style:style>
    <style:style style:name="T4812" style:parent-style-name="Policepardéfaut" style:family="text">
      <style:text-properties style:font-name-complex="Times New Roman"/>
    </style:style>
    <style:style style:name="T4813" style:parent-style-name="Policepardéfaut" style:family="text">
      <style:text-properties style:font-name-complex="Times New Roman"/>
    </style:style>
    <style:style style:name="T4814" style:parent-style-name="Policepardéfaut" style:family="text">
      <style:text-properties style:font-name-complex="Times New Roman"/>
    </style:style>
    <style:style style:name="T4815" style:parent-style-name="Policepardéfaut" style:family="text">
      <style:text-properties style:font-name-complex="Times New Roman"/>
    </style:style>
    <style:style style:name="T4816" style:parent-style-name="Policepardéfaut" style:family="text">
      <style:text-properties fo:font-style="italic" style:font-style-asian="italic"/>
    </style:style>
    <style:style style:name="T4817" style:parent-style-name="Policepardéfaut" style:family="text">
      <style:text-properties fo:font-variant="small-caps"/>
    </style:style>
    <style:style style:name="T4818" style:parent-style-name="Policepardéfaut" style:family="text">
      <style:text-properties style:font-name-complex="Times New Roman"/>
    </style:style>
    <style:style style:name="T4819" style:parent-style-name="Policepardéfaut" style:family="text">
      <style:text-properties style:font-name-complex="Times New Roman"/>
    </style:style>
    <style:style style:name="T4820" style:parent-style-name="Policepardéfaut" style:family="text">
      <style:text-properties style:font-name-complex="Times New Roman"/>
    </style:style>
    <style:style style:name="T4821" style:parent-style-name="Policepardéfaut" style:family="text">
      <style:text-properties style:font-name-complex="Times New Roman"/>
    </style:style>
    <style:style style:name="T4822" style:parent-style-name="Policepardéfaut" style:family="text">
      <style:text-properties style:font-name-complex="Times New Roman"/>
    </style:style>
    <style:style style:name="T4823" style:parent-style-name="Policepardéfaut" style:family="text">
      <style:text-properties style:font-name-complex="Times New Roman"/>
    </style:style>
    <style:style style:name="T4824" style:parent-style-name="Policepardéfaut" style:family="text">
      <style:text-properties style:font-name-complex="Times New Roman"/>
    </style:style>
    <style:style style:name="T4825" style:parent-style-name="Policepardéfaut" style:family="text">
      <style:text-properties style:font-name-complex="Times New Roman"/>
    </style:style>
    <style:style style:name="T4826" style:parent-style-name="Policepardéfaut" style:family="text">
      <style:text-properties style:font-name-complex="Times New Roman"/>
    </style:style>
    <style:style style:name="T4827" style:parent-style-name="Policepardéfaut" style:family="text">
      <style:text-properties style:font-name-complex="Times New Roman"/>
    </style:style>
    <style:style style:name="T4828" style:parent-style-name="Policepardéfaut" style:family="text">
      <style:text-properties style:font-name-complex="Times New Roman"/>
    </style:style>
    <style:style style:name="T4829" style:parent-style-name="pb" style:family="text">
      <style:text-properties style:font-name-complex="Times New Roman"/>
    </style:style>
    <style:style style:name="T4830" style:parent-style-name="pb" style:family="text">
      <style:text-properties style:font-name-complex="Times New Roman"/>
    </style:style>
    <style:style style:name="T4831" style:parent-style-name="pb" style:family="text">
      <style:text-properties style:font-name-complex="Times New Roman"/>
    </style:style>
    <style:style style:name="T4832" style:parent-style-name="pb" style:family="text">
      <style:text-properties style:text-position="0% 100%"/>
    </style:style>
    <style:style style:name="T4833" style:parent-style-name="Policepardéfaut" style:family="text">
      <style:text-properties style:font-name-complex="Times New Roman" fo:font-variant="small-caps"/>
    </style:style>
    <style:style style:name="T4834" style:parent-style-name="Policepardéfaut" style:family="text">
      <style:text-properties style:font-name-complex="Times New Roman" fo:font-variant="small-caps"/>
    </style:style>
    <style:style style:name="T4835" style:parent-style-name="Policepardéfaut" style:family="text">
      <style:text-properties style:font-name-complex="Times New Roman"/>
    </style:style>
    <style:style style:name="T4836" style:parent-style-name="Policepardéfaut" style:family="text">
      <style:text-properties style:font-name-complex="Times New Roman"/>
    </style:style>
    <style:style style:name="T4837" style:parent-style-name="Policepardéfaut" style:family="text">
      <style:text-properties style:font-name-complex="Times New Roman"/>
    </style:style>
    <style:style style:name="T4838" style:parent-style-name="Policepardéfaut" style:family="text">
      <style:text-properties style:font-name-complex="Times New Roman"/>
    </style:style>
    <style:style style:name="T4839" style:parent-style-name="Policepardéfaut" style:family="text">
      <style:text-properties style:font-name-complex="Times New Roman"/>
    </style:style>
    <style:style style:name="T4840" style:parent-style-name="Policepardéfaut" style:family="text">
      <style:text-properties style:font-name-complex="Times New Roman"/>
    </style:style>
    <style:style style:name="T4841" style:parent-style-name="Policepardéfaut" style:family="text">
      <style:text-properties style:font-name-complex="Times New Roman"/>
    </style:style>
    <style:style style:name="T4842" style:parent-style-name="Policepardéfaut" style:family="text">
      <style:text-properties style:font-name-complex="Times New Roman"/>
    </style:style>
    <style:style style:name="T4843" style:parent-style-name="Policepardéfaut" style:family="text">
      <style:text-properties fo:font-style="italic" style:font-style-asian="italic"/>
    </style:style>
    <style:style style:name="T4844" style:parent-style-name="Policepardéfaut" style:family="text">
      <style:text-properties fo:font-style="italic" style:font-style-asian="italic"/>
    </style:style>
    <style:style style:name="T4845" style:parent-style-name="Policepardéfaut" style:family="text">
      <style:text-properties fo:font-style="italic" style:font-style-asian="italic"/>
    </style:style>
    <style:style style:name="T4846" style:parent-style-name="Policepardéfaut" style:family="text">
      <style:text-properties fo:font-variant="small-caps"/>
    </style:style>
    <style:style style:name="T4847" style:parent-style-name="Policepardéfaut" style:family="text">
      <style:text-properties style:font-name-complex="Times New Roman" fo:font-variant="small-caps"/>
    </style:style>
    <style:style style:name="T4848" style:parent-style-name="Policepardéfaut" style:family="text">
      <style:text-properties style:font-name-complex="Times New Roman" fo:font-variant="small-caps"/>
    </style:style>
    <style:style style:name="T4849" style:parent-style-name="Policepardéfaut" style:family="text">
      <style:text-properties style:font-name-complex="Times New Roman"/>
    </style:style>
    <style:style style:name="T4850" style:parent-style-name="Policepardéfaut" style:family="text">
      <style:text-properties style:font-name-complex="Times New Roman"/>
    </style:style>
    <style:style style:name="T4851" style:parent-style-name="Policepardéfaut" style:family="text">
      <style:text-properties style:font-name-complex="Times New Roman"/>
    </style:style>
    <style:style style:name="T4852" style:parent-style-name="Policepardéfaut" style:family="text">
      <style:text-properties style:font-name-complex="Times New Roman"/>
    </style:style>
    <style:style style:name="T4853" style:parent-style-name="Policepardéfaut" style:family="text">
      <style:text-properties style:font-name-complex="Times New Roman"/>
    </style:style>
    <style:style style:name="T4854" style:parent-style-name="Policepardéfaut" style:family="text">
      <style:text-properties style:font-name-complex="Times New Roman"/>
    </style:style>
    <style:style style:name="T4855" style:parent-style-name="Policepardéfaut" style:family="text">
      <style:text-properties style:font-name-complex="Times New Roman"/>
    </style:style>
    <style:style style:name="T4856" style:parent-style-name="Policepardéfaut" style:family="text">
      <style:text-properties style:font-name-complex="Times New Roman"/>
    </style:style>
    <style:style style:name="T4857" style:parent-style-name="Policepardéfaut" style:family="text">
      <style:text-properties style:font-name-complex="Times New Roman"/>
    </style:style>
    <style:style style:name="T4858" style:parent-style-name="Policepardéfaut" style:family="text">
      <style:text-properties style:font-name-complex="Times New Roman"/>
    </style:style>
    <style:style style:name="T4859" style:parent-style-name="Policepardéfaut" style:family="text">
      <style:text-properties style:font-name-complex="Times New Roman"/>
    </style:style>
    <style:style style:name="T4860" style:parent-style-name="Policepardéfaut" style:family="text">
      <style:text-properties style:font-name-complex="Times New Roman" style:font-size-complex="10pt"/>
    </style:style>
    <style:style style:name="T4861" style:parent-style-name="Policepardéfaut" style:family="text">
      <style:text-properties style:font-name-complex="Times New Roman"/>
    </style:style>
    <style:style style:name="T4862" style:parent-style-name="Policepardéfaut" style:family="text">
      <style:text-properties style:font-name-complex="Times New Roman" fo:font-variant="small-caps"/>
    </style:style>
    <style:style style:name="T4863" style:parent-style-name="Policepardéfaut" style:family="text">
      <style:text-properties style:font-name-complex="Times New Roman" fo:font-variant="small-caps"/>
    </style:style>
    <style:style style:name="T4864" style:parent-style-name="Policepardéfaut" style:family="text">
      <style:text-properties style:font-name-complex="Times New Roman" fo:font-variant="small-caps"/>
    </style:style>
    <style:style style:name="T4865" style:parent-style-name="Policepardéfaut" style:family="text">
      <style:text-properties style:font-name-complex="Times New Roman"/>
    </style:style>
    <style:style style:name="T4866" style:parent-style-name="Policepardéfaut" style:family="text">
      <style:text-properties style:font-name-complex="Times New Roman"/>
    </style:style>
    <style:style style:name="T4867" style:parent-style-name="Policepardéfaut" style:family="text">
      <style:text-properties style:font-name-complex="Times New Roman"/>
    </style:style>
    <style:style style:name="T4868" style:parent-style-name="Policepardéfaut" style:family="text">
      <style:text-properties style:font-name-complex="Times New Roman"/>
    </style:style>
    <style:style style:name="T4869" style:parent-style-name="Policepardéfaut" style:family="text">
      <style:text-properties style:font-name-complex="Times New Roman"/>
    </style:style>
    <style:style style:name="T4870" style:parent-style-name="Policepardéfaut" style:family="text">
      <style:text-properties style:font-name-complex="Times New Roman"/>
    </style:style>
    <style:style style:name="T4871" style:parent-style-name="Policepardéfaut" style:family="text">
      <style:text-properties style:font-size-complex="11pt"/>
    </style:style>
    <style:style style:name="T4872" style:parent-style-name="Policepardéfaut" style:family="text">
      <style:text-properties style:font-size-complex="11pt"/>
    </style:style>
    <style:style style:name="T4873" style:parent-style-name="Policepardéfaut" style:family="text">
      <style:text-properties style:font-size-complex="11pt"/>
    </style:style>
    <style:style style:name="T4874" style:parent-style-name="Policepardéfaut" style:family="text">
      <style:text-properties style:font-size-complex="11pt"/>
    </style:style>
    <style:style style:name="T4875" style:parent-style-name="Policepardéfaut" style:family="text">
      <style:text-properties style:font-size-complex="11pt"/>
    </style:style>
    <style:style style:name="T4876" style:parent-style-name="Policepardéfaut" style:family="text">
      <style:text-properties fo:font-variant="small-caps"/>
    </style:style>
    <style:style style:name="T4877" style:parent-style-name="Policepardéfaut" style:family="text">
      <style:text-properties fo:font-variant="small-caps"/>
    </style:style>
    <style:style style:name="T4878" style:parent-style-name="Policepardéfaut" style:family="text">
      <style:text-properties fo:font-variant="small-caps"/>
    </style:style>
    <style:style style:name="T4879" style:parent-style-name="Policepardéfaut" style:family="text">
      <style:text-properties fo:font-variant="small-caps"/>
    </style:style>
    <style:style style:name="T4880" style:parent-style-name="Policepardéfaut" style:family="text">
      <style:text-properties fo:font-variant="small-caps"/>
    </style:style>
    <style:style style:name="T4881" style:parent-style-name="Policepardéfaut" style:family="text">
      <style:text-properties fo:font-variant="small-caps"/>
    </style:style>
    <style:style style:name="T4882" style:parent-style-name="Policepardéfaut" style:family="text">
      <style:text-properties fo:font-variant="small-caps"/>
    </style:style>
    <style:style style:name="T4883" style:parent-style-name="Policepardéfaut" style:family="text">
      <style:text-properties style:font-name-complex="Times New Roman" fo:font-variant="small-caps"/>
    </style:style>
    <style:style style:name="T4884" style:parent-style-name="Policepardéfaut" style:family="text">
      <style:text-properties style:font-name-complex="Times New Roman" fo:font-variant="small-caps"/>
    </style:style>
    <style:style style:name="T4885" style:parent-style-name="Policepardéfaut" style:family="text">
      <style:text-properties style:font-name-complex="Times New Roman" fo:font-variant="small-caps"/>
    </style:style>
    <style:style style:name="T4886" style:parent-style-name="Policepardéfaut" style:family="text">
      <style:text-properties style:font-name-complex="Times New Roman"/>
    </style:style>
    <style:style style:name="T4887" style:parent-style-name="Policepardéfaut" style:family="text">
      <style:text-properties style:font-name-complex="Times New Roman"/>
    </style:style>
    <style:style style:name="T4888" style:parent-style-name="Policepardéfaut" style:family="text">
      <style:text-properties style:font-name-complex="Times New Roman"/>
    </style:style>
    <style:style style:name="T4889" style:parent-style-name="Policepardéfaut" style:family="text">
      <style:text-properties style:font-name-complex="Times New Roman"/>
    </style:style>
    <style:style style:name="T4890" style:parent-style-name="Policepardéfaut" style:family="text">
      <style:text-properties style:font-name-complex="Times New Roman"/>
    </style:style>
    <style:style style:name="T4891" style:parent-style-name="Policepardéfaut" style:family="text">
      <style:text-properties style:font-name-complex="Times New Roman"/>
    </style:style>
    <style:style style:name="T4892" style:parent-style-name="Policepardéfaut" style:family="text">
      <style:text-properties style:font-name-complex="Times New Roman"/>
    </style:style>
    <style:style style:name="T4893" style:parent-style-name="Policepardéfaut" style:family="text">
      <style:text-properties style:font-name-complex="Times New Roman"/>
    </style:style>
    <style:style style:name="T4894" style:parent-style-name="pb" style:family="text">
      <style:text-properties style:text-position="0% 100%"/>
    </style:style>
    <style:style style:name="T4895" style:parent-style-name="Policepardéfaut" style:family="text">
      <style:text-properties style:font-name-complex="Times New Roman" fo:font-variant="small-caps"/>
    </style:style>
    <style:style style:name="T4896" style:parent-style-name="Policepardéfaut" style:family="text">
      <style:text-properties style:font-name-complex="Times New Roman" fo:font-variant="small-caps"/>
    </style:style>
    <style:style style:name="T4897" style:parent-style-name="Policepardéfaut" style:family="text">
      <style:text-properties style:font-name-complex="Times New Roman" fo:font-variant="small-caps"/>
    </style:style>
    <style:style style:name="T4898" style:parent-style-name="Policepardéfaut" style:family="text">
      <style:text-properties style:font-name-complex="Times New Roman" fo:font-variant="small-caps"/>
    </style:style>
    <style:style style:name="T4899" style:parent-style-name="Policepardéfaut" style:family="text">
      <style:text-properties style:font-name-complex="Times New Roman"/>
    </style:style>
    <style:style style:name="T4900" style:parent-style-name="Policepardéfaut" style:family="text">
      <style:text-properties style:font-name-complex="Times New Roman"/>
    </style:style>
    <style:style style:name="T4901" style:parent-style-name="Policepardéfaut" style:family="text">
      <style:text-properties style:font-name-complex="Times New Roman"/>
    </style:style>
    <style:style style:name="T4902" style:parent-style-name="Policepardéfaut" style:family="text">
      <style:text-properties style:font-name-complex="Times New Roman"/>
    </style:style>
    <style:style style:name="T4903" style:parent-style-name="Policepardéfaut" style:family="text">
      <style:text-properties style:font-name-complex="Times New Roman"/>
    </style:style>
    <style:style style:name="T4904" style:parent-style-name="Policepardéfaut" style:family="text">
      <style:text-properties style:font-name-complex="Times New Roman"/>
    </style:style>
    <style:style style:name="T4905" style:parent-style-name="Policepardéfaut" style:family="text">
      <style:text-properties style:font-name-complex="Times New Roman" fo:font-variant="small-caps"/>
    </style:style>
    <style:style style:name="T4906" style:parent-style-name="Policepardéfaut" style:family="text">
      <style:text-properties style:font-name-complex="Times New Roman"/>
    </style:style>
    <style:style style:name="T4907" style:parent-style-name="Policepardéfaut" style:family="text">
      <style:text-properties style:font-name-complex="Times New Roman"/>
    </style:style>
    <style:style style:name="T4908" style:parent-style-name="Policepardéfaut" style:family="text">
      <style:text-properties style:font-name-complex="Times New Roman"/>
    </style:style>
    <style:style style:name="T4909" style:parent-style-name="Policepardéfaut" style:family="text">
      <style:text-properties style:font-name-complex="Times New Roman"/>
    </style:style>
    <style:style style:name="T4910" style:parent-style-name="Policepardéfaut" style:family="text">
      <style:text-properties style:font-name-complex="Times New Roman"/>
    </style:style>
    <style:style style:name="T4911" style:parent-style-name="Policepardéfaut" style:family="text">
      <style:text-properties style:font-name-complex="Times New Roman"/>
    </style:style>
    <style:style style:name="T4912" style:parent-style-name="Policepardéfaut" style:family="text">
      <style:text-properties style:font-name-complex="Times New Roman"/>
    </style:style>
    <style:style style:name="T4913" style:parent-style-name="Policepardéfaut" style:family="text">
      <style:text-properties style:font-name-complex="Times New Roman"/>
    </style:style>
    <style:style style:name="T4914" style:parent-style-name="Policepardéfaut" style:family="text">
      <style:text-properties style:font-name-complex="Times New Roman"/>
    </style:style>
    <style:style style:name="T4915" style:parent-style-name="Policepardéfaut" style:family="text">
      <style:text-properties style:font-name-complex="Times New Roman"/>
    </style:style>
    <style:style style:name="T4916" style:parent-style-name="Policepardéfaut" style:family="text">
      <style:text-properties style:font-name-complex="Times New Roman"/>
    </style:style>
    <style:style style:name="T4917" style:parent-style-name="Policepardéfaut" style:family="text">
      <style:text-properties style:font-name-complex="Times New Roman"/>
    </style:style>
    <style:style style:name="T4918" style:parent-style-name="Policepardéfaut" style:family="text">
      <style:text-properties style:font-name-complex="Times New Roman"/>
    </style:style>
    <style:style style:name="P4919" style:parent-style-name="label" style:family="paragraph">
      <style:text-properties fo:font-style="italic" style:font-style-asian="italic" fo:font-variant="normal"/>
    </style:style>
    <style:style style:name="T4920" style:parent-style-name="Appelnotedebasdep." style:family="text">
      <style:text-properties style:font-name-complex="Times New Roman"/>
    </style:style>
    <style:style style:name="T4921" style:parent-style-name="Policepardéfaut" style:family="text">
      <style:text-properties style:font-name-complex="Times New Roman"/>
    </style:style>
    <style:style style:name="T4922" style:parent-style-name="Policepardéfaut" style:family="text">
      <style:text-properties style:font-name-complex="Times New Roman"/>
    </style:style>
    <style:style style:name="T4923" style:parent-style-name="Policepardéfaut" style:family="text">
      <style:text-properties style:font-name-complex="Times New Roman"/>
    </style:style>
    <style:style style:name="T4924" style:parent-style-name="Policepardéfaut" style:family="text">
      <style:text-properties style:font-name-complex="Times New Roman"/>
    </style:style>
    <style:style style:name="T4925" style:parent-style-name="Policepardéfaut" style:family="text">
      <style:text-properties style:font-name-complex="Times New Roman"/>
    </style:style>
    <style:style style:name="T4926" style:parent-style-name="Policepardéfaut" style:family="text">
      <style:text-properties style:font-name-complex="Times New Roman"/>
    </style:style>
    <style:style style:name="T4927" style:parent-style-name="Policepardéfaut" style:family="text">
      <style:text-properties style:font-name-complex="Times New Roman"/>
    </style:style>
    <style:style style:name="T4928" style:parent-style-name="Policepardéfaut" style:family="text">
      <style:text-properties style:font-name-complex="Times New Roman"/>
    </style:style>
    <style:style style:name="T4929" style:parent-style-name="Policepardéfaut" style:family="text">
      <style:text-properties style:font-name-complex="Times New Roman"/>
    </style:style>
    <style:style style:name="T4930" style:parent-style-name="Policepardéfaut" style:family="text">
      <style:text-properties style:font-name-complex="Times New Roman"/>
    </style:style>
    <style:style style:name="T4931" style:parent-style-name="Policepardéfaut" style:family="text">
      <style:text-properties style:font-name-complex="Times New Roman"/>
    </style:style>
    <style:style style:name="T4932" style:parent-style-name="Policepardéfaut" style:family="text">
      <style:text-properties style:font-name-complex="Times New Roman"/>
    </style:style>
    <style:style style:name="T4933" style:parent-style-name="Policepardéfaut" style:family="text">
      <style:text-properties style:font-name-complex="Times New Roman"/>
    </style:style>
    <style:style style:name="T4934" style:parent-style-name="Policepardéfaut" style:family="text">
      <style:text-properties style:font-name-complex="Times New Roman"/>
    </style:style>
    <style:style style:name="T4935" style:parent-style-name="Policepardéfaut" style:family="text">
      <style:text-properties style:font-name-complex="Times New Roman"/>
    </style:style>
    <style:style style:name="T4936" style:parent-style-name="Policepardéfaut" style:family="text">
      <style:text-properties style:font-name-complex="Times New Roman"/>
    </style:style>
    <style:style style:name="T4937" style:parent-style-name="Policepardéfaut" style:family="text">
      <style:text-properties style:font-name-complex="Times New Roman"/>
    </style:style>
    <style:style style:name="T4938" style:parent-style-name="Policepardéfaut" style:family="text">
      <style:text-properties style:font-name-complex="Times New Roman"/>
    </style:style>
    <style:style style:name="T4939" style:parent-style-name="Policepardéfaut" style:family="text">
      <style:text-properties style:font-name-complex="Times New Roman"/>
    </style:style>
    <style:style style:name="T4940" style:parent-style-name="Policepardéfaut" style:family="text">
      <style:text-properties style:font-name-complex="Times New Roman"/>
    </style:style>
    <style:style style:name="T4941" style:parent-style-name="Policepardéfaut" style:family="text">
      <style:text-properties style:font-name-complex="Times New Roman"/>
    </style:style>
    <style:style style:name="T4942" style:parent-style-name="Policepardéfaut" style:family="text">
      <style:text-properties style:font-name-complex="Times New Roman"/>
    </style:style>
    <style:style style:name="T4943" style:parent-style-name="Policepardéfaut" style:family="text">
      <style:text-properties style:font-name-complex="Times New Roman"/>
    </style:style>
    <style:style style:name="T4944" style:parent-style-name="Policepardéfaut" style:family="text">
      <style:text-properties style:font-name-complex="Times New Roman"/>
    </style:style>
    <style:style style:name="T4945" style:parent-style-name="Policepardéfaut" style:family="text">
      <style:text-properties style:font-name-complex="Times New Roman"/>
    </style:style>
    <style:style style:name="T4946" style:parent-style-name="Policepardéfaut" style:family="text">
      <style:text-properties style:font-name-complex="Times New Roman"/>
    </style:style>
    <style:style style:name="T4947" style:parent-style-name="Policepardéfaut" style:family="text">
      <style:text-properties style:font-name-complex="Times New Roman"/>
    </style:style>
    <style:style style:name="T4948" style:parent-style-name="Policepardéfaut" style:family="text">
      <style:text-properties style:font-name-complex="Times New Roman"/>
    </style:style>
    <style:style style:name="T4949" style:parent-style-name="Policepardéfaut" style:family="text">
      <style:text-properties style:font-name-complex="Times New Roman"/>
    </style:style>
    <style:style style:name="T4950" style:parent-style-name="Policepardéfaut" style:family="text">
      <style:text-properties style:font-name-complex="Times New Roman"/>
    </style:style>
    <style:style style:name="T4951" style:parent-style-name="Policepardéfaut" style:family="text">
      <style:text-properties style:font-name-complex="Times New Roman"/>
    </style:style>
    <style:style style:name="T4952" style:parent-style-name="Policepardéfaut" style:family="text">
      <style:text-properties style:font-name-complex="Times New Roman"/>
    </style:style>
    <style:style style:name="T4953" style:parent-style-name="Policepardéfaut" style:family="text">
      <style:text-properties style:font-name-complex="Times New Roman"/>
    </style:style>
    <style:style style:name="T4954" style:parent-style-name="Policepardéfaut" style:family="text">
      <style:text-properties style:font-name-complex="Times New Roman"/>
    </style:style>
    <style:style style:name="T4955" style:parent-style-name="Policepardéfaut" style:family="text">
      <style:text-properties style:font-name-complex="Times New Roman"/>
    </style:style>
    <style:style style:name="T4956" style:parent-style-name="Policepardéfaut" style:family="text">
      <style:text-properties style:font-name-complex="Times New Roman"/>
    </style:style>
    <style:style style:name="T4957" style:parent-style-name="Policepardéfaut" style:family="text">
      <style:text-properties style:font-name-complex="Times New Roman"/>
    </style:style>
    <style:style style:name="T4958" style:parent-style-name="Policepardéfaut" style:family="text">
      <style:text-properties style:font-name-complex="Times New Roman"/>
    </style:style>
    <style:style style:name="T4959" style:parent-style-name="Policepardéfaut" style:family="text">
      <style:text-properties style:font-name-complex="Times New Roman"/>
    </style:style>
    <style:style style:name="T4960" style:parent-style-name="Policepardéfaut" style:family="text">
      <style:text-properties style:font-name-complex="Times New Roman" fo:font-style="italic" style:font-style-asian="italic"/>
    </style:style>
    <style:style style:name="T4961" style:parent-style-name="Policepardéfaut" style:family="text">
      <style:text-properties style:font-name-complex="Times New Roman" fo:font-style="italic" style:font-style-asian="italic"/>
    </style:style>
    <style:style style:name="T4962" style:parent-style-name="Policepardéfaut" style:family="text">
      <style:text-properties style:font-name-complex="Times New Roman" fo:font-style="italic" style:font-style-asian="italic"/>
    </style:style>
    <style:style style:name="T4963" style:parent-style-name="Policepardéfaut" style:family="text">
      <style:text-properties style:font-name-complex="Times New Roman" fo:font-style="italic" style:font-style-asian="italic"/>
    </style:style>
    <style:style style:name="T4964" style:parent-style-name="Policepardéfaut" style:family="text">
      <style:text-properties style:font-name-complex="Times New Roman" fo:font-style="italic" style:font-style-asian="italic"/>
    </style:style>
    <style:style style:name="T4965" style:parent-style-name="Policepardéfaut" style:family="text">
      <style:text-properties style:font-name-complex="Times New Roman"/>
    </style:style>
    <style:style style:name="T4966" style:parent-style-name="Policepardéfaut" style:family="text">
      <style:text-properties style:font-name-complex="Times New Roman"/>
    </style:style>
    <style:style style:name="T4967" style:parent-style-name="Policepardéfaut" style:family="text">
      <style:text-properties style:font-name-complex="Times New Roman"/>
    </style:style>
    <style:style style:name="T4968" style:parent-style-name="Policepardéfaut" style:family="text">
      <style:text-properties style:font-name-complex="Times New Roman" fo:font-style="italic" style:font-style-asian="italic"/>
    </style:style>
    <style:style style:name="T4969" style:parent-style-name="Policepardéfaut" style:family="text">
      <style:text-properties style:font-name-complex="Times New Roman" fo:font-style="italic" style:font-style-asian="italic"/>
    </style:style>
    <style:style style:name="T4970" style:parent-style-name="Policepardéfaut" style:family="text">
      <style:text-properties style:font-name-complex="Times New Roman" fo:font-style="italic" style:font-style-asian="italic"/>
    </style:style>
    <style:style style:name="T4971" style:parent-style-name="Policepardéfaut" style:family="text">
      <style:text-properties style:font-name-complex="Times New Roman" fo:font-style="italic" style:font-style-asian="italic"/>
    </style:style>
    <style:style style:name="T4972" style:parent-style-name="Policepardéfaut" style:family="text">
      <style:text-properties style:font-name-complex="Times New Roman" fo:font-style="italic" style:font-style-asian="italic"/>
    </style:style>
    <style:style style:name="T4973" style:parent-style-name="Policepardéfaut" style:family="text">
      <style:text-properties style:font-name-complex="Times New Roman" fo:font-style="italic" style:font-style-asian="italic"/>
    </style:style>
    <style:style style:name="T4974" style:parent-style-name="Policepardéfaut" style:family="text">
      <style:text-properties style:font-name-complex="Times New Roman" fo:font-style="italic" style:font-style-asian="italic"/>
    </style:style>
    <style:style style:name="T4975" style:parent-style-name="Policepardéfaut" style:family="text">
      <style:text-properties style:font-name-complex="Times New Roman" fo:font-style="italic" style:font-style-asian="italic"/>
    </style:style>
    <style:style style:name="T4976" style:parent-style-name="Policepardéfaut" style:family="text">
      <style:text-properties style:font-name-complex="Times New Roman"/>
    </style:style>
    <style:style style:name="T4977" style:parent-style-name="Policepardéfaut" style:family="text">
      <style:text-properties style:font-name-complex="Times New Roman"/>
    </style:style>
    <style:style style:name="T4978" style:parent-style-name="Policepardéfaut" style:family="text">
      <style:text-properties style:font-name-complex="Times New Roman"/>
    </style:style>
    <style:style style:name="T4979" style:parent-style-name="Policepardéfaut" style:family="text">
      <style:text-properties style:font-name-complex="Times New Roman" fo:font-style="italic" style:font-style-asian="italic"/>
    </style:style>
    <style:style style:name="T4980" style:parent-style-name="Policepardéfaut" style:family="text">
      <style:text-properties style:font-name-complex="Times New Roman" fo:font-style="italic" style:font-style-asian="italic" style:text-position="super 66.6%"/>
    </style:style>
    <style:style style:name="T4981" style:parent-style-name="Policepardéfaut" style:family="text">
      <style:text-properties style:font-name-complex="Times New Roman" fo:font-style="italic" style:font-style-asian="italic"/>
    </style:style>
    <style:style style:name="T4982" style:parent-style-name="Policepardéfaut" style:family="text">
      <style:text-properties style:font-name-complex="Times New Roman" fo:font-style="italic" style:font-style-asian="italic"/>
    </style:style>
    <style:style style:name="T4983" style:parent-style-name="Policepardéfaut" style:family="text">
      <style:text-properties style:font-name-complex="Times New Roman" fo:font-style="italic" style:font-style-asian="italic"/>
    </style:style>
    <style:style style:name="T4984" style:parent-style-name="Policepardéfaut" style:family="text">
      <style:text-properties style:font-name-complex="Times New Roman" fo:font-style="italic" style:font-style-asian="italic"/>
    </style:style>
    <style:style style:name="T4985" style:parent-style-name="Policepardéfaut" style:family="text">
      <style:text-properties style:font-name-complex="Times New Roman"/>
    </style:style>
    <style:style style:name="T4986" style:parent-style-name="Policepardéfaut" style:family="text">
      <style:text-properties style:font-name-complex="Times New Roman"/>
    </style:style>
    <style:style style:name="T4987" style:parent-style-name="Policepardéfaut" style:family="text">
      <style:text-properties style:font-name-complex="Times New Roman"/>
    </style:style>
    <style:style style:name="T4988" style:parent-style-name="Policepardéfaut" style:family="text">
      <style:text-properties style:font-name-complex="Times New Roman" fo:font-style="italic" style:font-style-asian="italic"/>
    </style:style>
    <style:style style:name="T4989" style:parent-style-name="Policepardéfaut" style:family="text">
      <style:text-properties style:font-name-complex="Times New Roman" fo:font-style="italic" style:font-style-asian="italic"/>
    </style:style>
    <style:style style:name="T4990" style:parent-style-name="Policepardéfaut" style:family="text">
      <style:text-properties style:font-name-complex="Times New Roman" fo:font-style="italic" style:font-style-asian="italic"/>
    </style:style>
    <style:style style:name="T4991" style:parent-style-name="Policepardéfaut" style:family="text">
      <style:text-properties style:font-name-complex="Times New Roman" fo:font-style="italic" style:font-style-asian="italic"/>
    </style:style>
    <style:style style:name="T4992" style:parent-style-name="Policepardéfaut" style:family="text">
      <style:text-properties style:font-name-complex="Times New Roman" fo:font-style="italic" style:font-style-asian="italic"/>
    </style:style>
    <style:style style:name="T4993" style:parent-style-name="Policepardéfaut" style:family="text">
      <style:text-properties style:font-name-complex="Times New Roman"/>
    </style:style>
    <style:style style:name="T4994" style:parent-style-name="Policepardéfaut" style:family="text">
      <style:text-properties style:font-name-complex="Times New Roman"/>
    </style:style>
    <style:style style:name="T4995" style:parent-style-name="Policepardéfaut" style:family="text">
      <style:text-properties style:font-name-complex="Times New Roman"/>
    </style:style>
    <style:style style:name="T4996" style:parent-style-name="Policepardéfaut" style:family="text">
      <style:text-properties style:font-name-complex="Times New Roman" fo:font-style="italic" style:font-style-asian="italic"/>
    </style:style>
    <style:style style:name="T4997" style:parent-style-name="Policepardéfaut" style:family="text">
      <style:text-properties style:font-name-complex="Times New Roman" fo:font-style="italic" style:font-style-asian="italic"/>
    </style:style>
    <style:style style:name="T4998" style:parent-style-name="Policepardéfaut" style:family="text">
      <style:text-properties style:font-name-complex="Times New Roman" fo:font-style="italic" style:font-style-asian="italic"/>
    </style:style>
    <style:style style:name="T4999" style:parent-style-name="Policepardéfaut" style:family="text">
      <style:text-properties style:font-name-complex="Times New Roman"/>
    </style:style>
    <style:style style:name="T5000" style:parent-style-name="Policepardéfaut" style:family="text">
      <style:text-properties style:font-name-complex="Times New Roman" fo:font-style="italic" style:font-style-asian="italic"/>
    </style:style>
    <style:style style:name="T5001" style:parent-style-name="Policepardéfaut" style:family="text">
      <style:text-properties style:font-name-complex="Times New Roman" fo:font-style="italic" style:font-style-asian="italic"/>
    </style:style>
    <style:style style:name="T5002" style:parent-style-name="Policepardéfaut" style:family="text">
      <style:text-properties style:font-name-complex="Times New Roman" fo:font-style="italic" style:font-style-asian="italic"/>
    </style:style>
    <style:style style:name="T5003" style:parent-style-name="Policepardéfaut" style:family="text">
      <style:text-properties style:font-name-complex="Times New Roman" fo:font-style="italic" style:font-style-asian="italic"/>
    </style:style>
    <style:style style:name="T5004" style:parent-style-name="Policepardéfaut" style:family="text">
      <style:text-properties style:font-name-complex="Times New Roman" fo:font-style="italic" style:font-style-asian="italic"/>
    </style:style>
    <style:style style:name="T5005" style:parent-style-name="Policepardéfaut" style:family="text">
      <style:text-properties style:font-name-complex="Times New Roman"/>
    </style:style>
    <style:style style:name="T5006" style:parent-style-name="Policepardéfaut" style:family="text">
      <style:text-properties style:font-name-complex="Times New Roman"/>
    </style:style>
    <style:style style:name="T5007" style:parent-style-name="Policepardéfaut" style:family="text">
      <style:text-properties style:font-name-complex="Times New Roman"/>
    </style:style>
    <style:style style:name="T5008" style:parent-style-name="Policepardéfaut" style:family="text">
      <style:text-properties style:font-name-complex="Times New Roman"/>
    </style:style>
    <style:style style:name="T5009" style:parent-style-name="Policepardéfaut" style:family="text">
      <style:text-properties style:font-name-complex="Times New Roman"/>
    </style:style>
    <style:style style:name="T5010" style:parent-style-name="Policepardéfaut" style:family="text">
      <style:text-properties style:font-name-complex="Times New Roman"/>
    </style:style>
    <style:style style:name="T5011" style:parent-style-name="Policepardéfaut" style:family="text">
      <style:text-properties style:font-name-complex="Times New Roman"/>
    </style:style>
    <style:style style:name="T5012" style:parent-style-name="Policepardéfaut" style:family="text">
      <style:text-properties style:font-name-complex="Times New Roman" fo:font-style="italic" style:font-style-asian="italic"/>
    </style:style>
    <style:style style:name="T5013" style:parent-style-name="Policepardéfaut" style:family="text">
      <style:text-properties style:font-name-complex="Times New Roman" fo:font-style="italic" style:font-style-asian="italic" style:text-position="super 66.6%"/>
    </style:style>
    <style:style style:name="T5014" style:parent-style-name="Policepardéfaut" style:family="text">
      <style:text-properties style:font-name-complex="Times New Roman" fo:font-style="italic" style:font-style-asian="italic"/>
    </style:style>
    <style:style style:name="T5015" style:parent-style-name="Policepardéfaut" style:family="text">
      <style:text-properties style:font-name-complex="Times New Roman" fo:font-style="italic" style:font-style-asian="italic"/>
    </style:style>
    <style:style style:name="T5016" style:parent-style-name="Policepardéfaut" style:family="text">
      <style:text-properties style:font-name-complex="Times New Roman"/>
    </style:style>
    <style:style style:name="T5017" style:parent-style-name="Policepardéfaut" style:family="text">
      <style:text-properties style:font-name-complex="Times New Roman"/>
    </style:style>
    <style:style style:name="T5018" style:parent-style-name="Policepardéfaut" style:family="text">
      <style:text-properties style:font-name-complex="Times New Roman"/>
    </style:style>
    <style:style style:name="T5019" style:parent-style-name="Policepardéfaut" style:family="text">
      <style:text-properties style:font-name-complex="Times New Roman"/>
    </style:style>
    <style:style style:name="T5020" style:parent-style-name="Policepardéfaut" style:family="text">
      <style:text-properties style:font-name-complex="Times New Roman"/>
    </style:style>
    <style:style style:name="T5021" style:parent-style-name="Policepardéfaut" style:family="text">
      <style:text-properties style:font-name-complex="Times New Roman"/>
    </style:style>
    <style:style style:name="T5022" style:parent-style-name="Policepardéfaut" style:family="text">
      <style:text-properties style:font-name-complex="Times New Roman"/>
    </style:style>
    <style:style style:name="T5023" style:parent-style-name="Policepardéfaut" style:family="text">
      <style:text-properties style:font-name-complex="Times New Roman" fo:font-style="italic" style:font-style-asian="italic"/>
    </style:style>
    <style:style style:name="T5024" style:parent-style-name="Policepardéfaut" style:family="text">
      <style:text-properties style:font-name-complex="Times New Roman" fo:font-style="italic" style:font-style-asian="italic" style:text-position="super 66.6%"/>
    </style:style>
    <style:style style:name="T5025" style:parent-style-name="Policepardéfaut" style:family="text">
      <style:text-properties style:font-name-complex="Times New Roman" fo:font-style="italic" style:font-style-asian="italic"/>
    </style:style>
    <style:style style:name="T5026" style:parent-style-name="Policepardéfaut" style:family="text">
      <style:text-properties style:font-name-complex="Times New Roman" fo:font-style="italic" style:font-style-asian="italic"/>
    </style:style>
    <style:style style:name="T5027" style:parent-style-name="Policepardéfaut" style:family="text">
      <style:text-properties style:font-name-complex="Times New Roman" fo:font-style="italic" style:font-style-asian="italic"/>
    </style:style>
    <style:style style:name="T5028" style:parent-style-name="Policepardéfaut" style:family="text">
      <style:text-properties style:font-name-complex="Times New Roman" fo:font-style="italic" style:font-style-asian="italic"/>
    </style:style>
    <style:style style:name="T5029" style:parent-style-name="Policepardéfaut" style:family="text">
      <style:text-properties style:font-name-complex="Times New Roman"/>
    </style:style>
    <style:style style:name="T5030" style:parent-style-name="Policepardéfaut" style:family="text">
      <style:text-properties style:font-name-complex="Times New Roman"/>
    </style:style>
    <style:style style:name="T5031" style:parent-style-name="Policepardéfaut" style:family="text">
      <style:text-properties style:font-name-complex="Times New Roman"/>
    </style:style>
    <style:style style:name="T5032" style:parent-style-name="Policepardéfaut" style:family="text">
      <style:text-properties style:font-name-complex="Times New Roman"/>
    </style:style>
    <style:style style:name="T5033" style:parent-style-name="Policepardéfaut" style:family="text">
      <style:text-properties style:font-name-complex="Times New Roman"/>
    </style:style>
    <style:style style:name="T5034" style:parent-style-name="Policepardéfaut" style:family="text">
      <style:text-properties style:font-name-complex="Times New Roman"/>
    </style:style>
    <style:style style:name="T5035" style:parent-style-name="Policepardéfaut" style:family="text">
      <style:text-properties style:font-name-complex="Times New Roman"/>
    </style:style>
    <style:style style:name="T5036" style:parent-style-name="Policepardéfaut" style:family="text">
      <style:text-properties style:font-name-complex="Times New Roman" fo:font-style="italic" style:font-style-asian="italic"/>
    </style:style>
    <style:style style:name="T5037" style:parent-style-name="Policepardéfaut" style:family="text">
      <style:text-properties style:font-name-complex="Times New Roman" fo:font-style="italic" style:font-style-asian="italic"/>
    </style:style>
    <style:style style:name="T5038" style:parent-style-name="Policepardéfaut" style:family="text">
      <style:text-properties style:font-name-complex="Times New Roman" fo:font-style="italic" style:font-style-asian="italic"/>
    </style:style>
    <style:style style:name="T5039" style:parent-style-name="Policepardéfaut" style:family="text">
      <style:text-properties style:font-name-complex="Times New Roman" fo:font-style="italic" style:font-style-asian="italic"/>
    </style:style>
    <style:style style:name="T5040" style:parent-style-name="Policepardéfaut" style:family="text">
      <style:text-properties style:font-name-complex="Times New Roman"/>
    </style:style>
    <style:style style:name="T5041" style:parent-style-name="Policepardéfaut" style:family="text">
      <style:text-properties style:font-name-complex="Times New Roman"/>
    </style:style>
    <style:style style:name="T5042" style:parent-style-name="Policepardéfaut" style:family="text">
      <style:text-properties style:font-name-complex="Times New Roman"/>
    </style:style>
    <style:style style:name="T5043" style:parent-style-name="Policepardéfaut" style:family="text">
      <style:text-properties style:font-name-complex="Times New Roman"/>
    </style:style>
    <style:style style:name="T5044" style:parent-style-name="Policepardéfaut" style:family="text">
      <style:text-properties style:font-name-complex="Times New Roman"/>
    </style:style>
    <style:style style:name="T5045" style:parent-style-name="Policepardéfaut" style:family="text">
      <style:text-properties style:font-name-complex="Times New Roman"/>
    </style:style>
    <style:style style:name="T5046" style:parent-style-name="Policepardéfaut" style:family="text">
      <style:text-properties style:font-name-complex="Times New Roman"/>
    </style:style>
    <style:style style:name="T5047" style:parent-style-name="Policepardéfaut" style:family="text">
      <style:text-properties style:font-name-complex="Times New Roman" fo:font-style="italic" style:font-style-asian="italic"/>
    </style:style>
    <style:style style:name="T5048" style:parent-style-name="Policepardéfaut" style:family="text">
      <style:text-properties style:font-name-complex="Times New Roman" fo:font-style="italic" style:font-style-asian="italic"/>
    </style:style>
    <style:style style:name="T5049" style:parent-style-name="Policepardéfaut" style:family="text">
      <style:text-properties style:font-name-complex="Times New Roman" fo:font-style="italic" style:font-style-asian="italic"/>
    </style:style>
    <style:style style:name="T5050" style:parent-style-name="Policepardéfaut" style:family="text">
      <style:text-properties style:font-name-complex="Times New Roman" fo:font-style="italic" style:font-style-asian="italic"/>
    </style:style>
    <style:style style:name="T5051" style:parent-style-name="Policepardéfaut" style:family="text">
      <style:text-properties style:font-name-complex="Times New Roman" fo:font-style="italic" style:font-style-asian="italic"/>
    </style:style>
    <style:style style:name="T5052" style:parent-style-name="Policepardéfaut" style:family="text">
      <style:text-properties style:font-name-complex="Times New Roman" fo:font-style="italic" style:font-style-asian="italic"/>
    </style:style>
    <style:style style:name="T5053" style:parent-style-name="Policepardéfaut" style:family="text">
      <style:text-properties style:font-name-complex="Times New Roman" fo:font-style="italic" style:font-style-asian="italic"/>
    </style:style>
    <style:style style:name="T5054" style:parent-style-name="Policepardéfaut" style:family="text">
      <style:text-properties style:font-name-complex="Times New Roman"/>
    </style:style>
    <style:style style:name="T5055" style:parent-style-name="Policepardéfaut" style:family="text">
      <style:text-properties style:font-size-complex="11pt"/>
    </style:style>
    <style:style style:name="T5056" style:parent-style-name="Appelnotedebasdep." style:family="text">
      <style:text-properties style:font-size-complex="11pt"/>
    </style:style>
    <style:style style:name="T5057" style:parent-style-name="Policepardéfaut" style:family="text">
      <style:text-properties style:font-size-complex="11pt"/>
    </style:style>
    <style:style style:name="T5058" style:parent-style-name="Policepardéfaut" style:family="text">
      <style:text-properties style:font-size-complex="11pt"/>
    </style:style>
    <style:style style:name="T5059" style:parent-style-name="Policepardéfaut" style:family="text">
      <style:text-properties style:font-size-complex="11pt"/>
    </style:style>
    <style:style style:name="T5060" style:parent-style-name="Policepardéfaut" style:family="text">
      <style:text-properties style:font-size-complex="11pt"/>
    </style:style>
    <style:style style:name="T5061" style:parent-style-name="Policepardéfaut" style:family="text">
      <style:text-properties style:font-size-complex="11pt"/>
    </style:style>
    <style:style style:name="T5062" style:parent-style-name="Policepardéfaut" style:family="text">
      <style:text-properties style:font-size-complex="11pt"/>
    </style:style>
    <style:style style:name="T5063" style:parent-style-name="Policepardéfaut" style:family="text">
      <style:text-properties style:font-size-complex="11pt"/>
    </style:style>
    <style:style style:name="T5064" style:parent-style-name="Policepardéfaut" style:family="text">
      <style:text-properties style:font-size-complex="11pt"/>
    </style:style>
    <style:style style:name="T5065" style:parent-style-name="Policepardéfaut" style:family="text">
      <style:text-properties style:font-size-complex="11pt"/>
    </style:style>
    <style:style style:name="T5066" style:parent-style-name="Policepardéfaut" style:family="text">
      <style:text-properties style:font-size-complex="11pt"/>
    </style:style>
    <style:style style:name="T5067" style:parent-style-name="Policepardéfaut" style:family="text">
      <style:text-properties style:font-size-complex="11pt"/>
    </style:style>
    <style:style style:name="T5068" style:parent-style-name="Policepardéfaut" style:family="text">
      <style:text-properties style:font-size-complex="11pt"/>
    </style:style>
    <style:style style:name="T5069" style:parent-style-name="Policepardéfaut" style:family="text">
      <style:text-properties style:font-size-complex="11pt"/>
    </style:style>
    <style:style style:name="T5070" style:parent-style-name="Policepardéfaut" style:family="text">
      <style:text-properties style:font-size-complex="11pt"/>
    </style:style>
    <style:style style:name="T5071" style:parent-style-name="Policepardéfaut" style:family="text">
      <style:text-properties style:font-size-complex="11pt"/>
    </style:style>
    <style:style style:name="T5072" style:parent-style-name="Policepardéfaut" style:family="text">
      <style:text-properties style:font-size-complex="11pt"/>
    </style:style>
    <style:style style:name="T5073" style:parent-style-name="Policepardéfaut" style:family="text">
      <style:text-properties style:font-size-complex="11pt"/>
    </style:style>
    <style:style style:name="T5074" style:parent-style-name="Policepardéfaut" style:family="text">
      <style:text-properties style:font-size-complex="11pt"/>
    </style:style>
    <style:style style:name="T5075" style:parent-style-name="Policepardéfaut" style:family="text">
      <style:text-properties style:font-size-complex="11pt"/>
    </style:style>
    <style:style style:name="T5076" style:parent-style-name="Policepardéfaut" style:family="text">
      <style:text-properties style:font-size-complex="11pt"/>
    </style:style>
    <style:style style:name="T5077" style:parent-style-name="Policepardéfaut" style:family="text">
      <style:text-properties style:font-size-complex="11pt"/>
    </style:style>
    <style:style style:name="T5078" style:parent-style-name="Policepardéfaut" style:family="text">
      <style:text-properties style:font-size-complex="11pt"/>
    </style:style>
    <style:style style:name="T5079" style:parent-style-name="Policepardéfaut" style:family="text">
      <style:text-properties style:font-size-complex="11pt"/>
    </style:style>
    <style:style style:name="T5080" style:parent-style-name="Policepardéfaut" style:family="text">
      <style:text-properties style:font-size-complex="11pt"/>
    </style:style>
    <style:style style:name="T5081" style:parent-style-name="Policepardéfaut" style:family="text">
      <style:text-properties style:font-size-complex="11pt"/>
    </style:style>
    <style:style style:name="T5082" style:parent-style-name="Policepardéfaut" style:family="text">
      <style:text-properties style:font-size-complex="11pt"/>
    </style:style>
    <style:style style:name="T5083" style:parent-style-name="Policepardéfaut" style:family="text">
      <style:text-properties style:font-size-complex="11pt"/>
    </style:style>
    <style:style style:name="T5084" style:parent-style-name="Policepardéfaut" style:family="text">
      <style:text-properties style:font-size-complex="11pt"/>
    </style:style>
    <style:style style:name="T5085" style:parent-style-name="Policepardéfaut" style:family="text">
      <style:text-properties style:font-size-complex="11pt"/>
    </style:style>
    <style:style style:name="T5086" style:parent-style-name="Policepardéfaut" style:family="text">
      <style:text-properties style:font-size-complex="11pt"/>
    </style:style>
    <style:style style:name="T5087" style:parent-style-name="Policepardéfaut" style:family="text">
      <style:text-properties style:font-size-complex="11pt"/>
    </style:style>
    <style:style style:name="T5088" style:parent-style-name="Policepardéfaut" style:family="text">
      <style:text-properties style:font-size-complex="11pt"/>
    </style:style>
    <style:style style:name="T5089" style:parent-style-name="Policepardéfaut" style:family="text">
      <style:text-properties style:font-size-complex="11pt"/>
    </style:style>
    <style:style style:name="T5090" style:parent-style-name="Policepardéfaut" style:family="text">
      <style:text-properties style:font-size-complex="11pt"/>
    </style:style>
    <style:style style:name="T5091" style:parent-style-name="Policepardéfaut" style:family="text">
      <style:text-properties style:font-size-complex="11pt"/>
    </style:style>
    <style:style style:name="T5092" style:parent-style-name="Policepardéfaut" style:family="text">
      <style:text-properties style:font-size-complex="11pt"/>
    </style:style>
    <style:style style:name="T5093" style:parent-style-name="Policepardéfaut" style:family="text">
      <style:text-properties style:font-size-complex="11pt"/>
    </style:style>
    <style:style style:name="T5094" style:parent-style-name="Policepardéfaut" style:family="text">
      <style:text-properties style:font-size-complex="11pt"/>
    </style:style>
    <style:style style:name="T5095" style:parent-style-name="Policepardéfaut" style:family="text">
      <style:text-properties style:font-size-complex="11pt"/>
    </style:style>
    <style:style style:name="T5096" style:parent-style-name="Policepardéfaut" style:family="text">
      <style:text-properties style:font-size-complex="11pt"/>
    </style:style>
    <style:style style:name="T5097" style:parent-style-name="Policepardéfaut" style:family="text">
      <style:text-properties style:font-size-complex="11pt"/>
    </style:style>
    <style:style style:name="T5098" style:parent-style-name="Policepardéfaut" style:family="text">
      <style:text-properties style:font-size-complex="11pt"/>
    </style:style>
    <style:style style:name="T5099" style:parent-style-name="Policepardéfaut" style:family="text">
      <style:text-properties style:font-size-complex="11pt"/>
    </style:style>
    <style:style style:name="T5100" style:parent-style-name="Policepardéfaut" style:family="text">
      <style:text-properties style:font-size-complex="11pt"/>
    </style:style>
    <style:style style:name="T5101" style:parent-style-name="Policepardéfaut" style:family="text">
      <style:text-properties style:font-size-complex="11pt"/>
    </style:style>
    <style:style style:name="T5102" style:parent-style-name="Policepardéfaut" style:family="text">
      <style:text-properties style:font-size-complex="11pt"/>
    </style:style>
    <style:style style:name="T5103" style:parent-style-name="Policepardéfaut" style:family="text">
      <style:text-properties style:font-size-complex="11pt"/>
    </style:style>
    <style:style style:name="T5104" style:parent-style-name="Policepardéfaut" style:family="text">
      <style:text-properties style:font-size-complex="11pt"/>
    </style:style>
    <style:style style:name="T5105" style:parent-style-name="Policepardéfaut" style:family="text">
      <style:text-properties style:font-size-complex="11pt"/>
    </style:style>
    <style:style style:name="T5106" style:parent-style-name="Policepardéfaut" style:family="text">
      <style:text-properties style:font-size-complex="11pt"/>
    </style:style>
    <style:style style:name="T5107" style:parent-style-name="Policepardéfaut" style:family="text">
      <style:text-properties style:font-size-complex="11pt"/>
    </style:style>
    <style:style style:name="T5108" style:parent-style-name="Policepardéfaut" style:family="text">
      <style:text-properties style:font-size-complex="11pt"/>
    </style:style>
    <style:style style:name="T5109" style:parent-style-name="Policepardéfaut" style:family="text">
      <style:text-properties style:font-size-complex="11pt"/>
    </style:style>
    <style:style style:name="T5110" style:parent-style-name="Policepardéfaut" style:family="text">
      <style:text-properties style:font-size-complex="11pt"/>
    </style:style>
    <style:style style:name="T5111" style:parent-style-name="Policepardéfaut" style:family="text">
      <style:text-properties style:font-size-complex="11pt"/>
    </style:style>
    <style:style style:name="T5112" style:parent-style-name="Policepardéfaut" style:family="text">
      <style:text-properties style:font-size-complex="11pt"/>
    </style:style>
    <style:style style:name="T5113" style:parent-style-name="Policepardéfaut" style:family="text">
      <style:text-properties style:font-size-complex="11pt"/>
    </style:style>
    <style:style style:name="T5114" style:parent-style-name="Policepardéfaut" style:family="text">
      <style:text-properties style:font-size-complex="11pt"/>
    </style:style>
    <style:style style:name="T5115" style:parent-style-name="Policepardéfaut" style:family="text">
      <style:text-properties style:font-size-complex="11pt"/>
    </style:style>
    <style:style style:name="T5116" style:parent-style-name="Policepardéfaut" style:family="text">
      <style:text-properties style:font-size-complex="11pt"/>
    </style:style>
    <style:style style:name="T5117" style:parent-style-name="Policepardéfaut" style:family="text">
      <style:text-properties style:font-size-complex="11pt"/>
    </style:style>
    <style:style style:name="T5118" style:parent-style-name="Policepardéfaut" style:family="text">
      <style:text-properties style:font-size-complex="11pt"/>
    </style:style>
    <style:style style:name="T5119" style:parent-style-name="Policepardéfaut" style:family="text">
      <style:text-properties style:font-size-complex="11pt"/>
    </style:style>
    <style:style style:name="T5120" style:parent-style-name="Policepardéfaut" style:family="text">
      <style:text-properties style:font-size-complex="11pt"/>
    </style:style>
    <style:style style:name="T5121" style:parent-style-name="Policepardéfaut" style:family="text">
      <style:text-properties style:font-size-complex="11pt"/>
    </style:style>
    <style:style style:name="T5122" style:parent-style-name="Policepardéfaut" style:family="text">
      <style:text-properties style:font-size-complex="11pt"/>
    </style:style>
    <style:style style:name="T5123" style:parent-style-name="Policepardéfaut" style:family="text">
      <style:text-properties style:font-size-complex="11pt"/>
    </style:style>
    <style:style style:name="T5124" style:parent-style-name="Policepardéfaut" style:family="text">
      <style:text-properties style:font-size-complex="11pt"/>
    </style:style>
    <style:style style:name="T5125" style:parent-style-name="Policepardéfaut" style:family="text">
      <style:text-properties style:font-size-complex="11pt"/>
    </style:style>
    <style:style style:name="T5126" style:parent-style-name="Policepardéfaut" style:family="text">
      <style:text-properties style:font-size-complex="11pt"/>
    </style:style>
    <style:style style:name="T5127" style:parent-style-name="Policepardéfaut" style:family="text">
      <style:text-properties style:font-size-complex="11pt"/>
    </style:style>
    <style:style style:name="T5128" style:parent-style-name="Policepardéfaut" style:family="text">
      <style:text-properties style:font-size-complex="11pt"/>
    </style:style>
    <style:style style:name="T5129" style:parent-style-name="Policepardéfaut" style:family="text">
      <style:text-properties style:font-size-complex="11pt"/>
    </style:style>
    <style:style style:name="T5130" style:parent-style-name="Policepardéfaut" style:family="text">
      <style:text-properties style:font-size-complex="11pt"/>
    </style:style>
    <style:style style:name="T5131" style:parent-style-name="Policepardéfaut" style:family="text">
      <style:text-properties style:font-size-complex="11pt"/>
    </style:style>
    <style:style style:name="T5132" style:parent-style-name="Policepardéfaut" style:family="text">
      <style:text-properties style:font-size-complex="11pt"/>
    </style:style>
    <style:style style:name="T5133" style:parent-style-name="Policepardéfaut" style:family="text">
      <style:text-properties style:font-size-complex="11pt"/>
    </style:style>
    <style:style style:name="T5134" style:parent-style-name="Policepardéfaut" style:family="text">
      <style:text-properties style:font-size-complex="11pt"/>
    </style:style>
    <style:style style:name="T5135" style:parent-style-name="Policepardéfaut" style:family="text">
      <style:text-properties style:font-size-complex="11pt"/>
    </style:style>
    <style:style style:name="T5136" style:parent-style-name="Policepardéfaut" style:family="text">
      <style:text-properties style:font-size-complex="11pt"/>
    </style:style>
    <style:style style:name="T5137" style:parent-style-name="Policepardéfaut" style:family="text">
      <style:text-properties style:font-size-complex="11pt"/>
    </style:style>
    <style:style style:name="T5138" style:parent-style-name="Policepardéfaut" style:family="text">
      <style:text-properties style:font-size-complex="11pt"/>
    </style:style>
    <style:style style:name="T5139" style:parent-style-name="Policepardéfaut" style:family="text">
      <style:text-properties style:font-size-complex="11pt"/>
    </style:style>
    <style:style style:name="T5140" style:parent-style-name="Policepardéfaut" style:family="text">
      <style:text-properties style:font-size-complex="11pt"/>
    </style:style>
    <style:style style:name="T5141" style:parent-style-name="Policepardéfaut" style:family="text">
      <style:text-properties style:font-size-complex="11pt"/>
    </style:style>
    <style:style style:name="T5142" style:parent-style-name="Policepardéfaut" style:family="text">
      <style:text-properties style:font-size-complex="11pt"/>
    </style:style>
    <style:style style:name="T5143" style:parent-style-name="Policepardéfaut" style:family="text">
      <style:text-properties style:font-size-complex="11pt"/>
    </style:style>
    <style:style style:name="T5144" style:parent-style-name="Policepardéfaut" style:family="text">
      <style:text-properties style:font-size-complex="11pt"/>
    </style:style>
    <style:style style:name="T5145" style:parent-style-name="Policepardéfaut" style:family="text">
      <style:text-properties style:font-size-complex="11pt"/>
    </style:style>
    <style:style style:name="T5146" style:parent-style-name="Policepardéfaut" style:family="text">
      <style:text-properties style:font-size-complex="11pt"/>
    </style:style>
    <style:style style:name="T5147" style:parent-style-name="Policepardéfaut" style:family="text">
      <style:text-properties style:font-size-complex="11pt"/>
    </style:style>
    <style:style style:name="T5148" style:parent-style-name="Policepardéfaut" style:family="text">
      <style:text-properties style:font-size-complex="11pt"/>
    </style:style>
    <style:style style:name="T5149" style:parent-style-name="Policepardéfaut" style:family="text">
      <style:text-properties style:font-size-complex="11pt"/>
    </style:style>
    <style:style style:name="T5150" style:parent-style-name="Policepardéfaut" style:family="text">
      <style:text-properties style:font-size-complex="11pt"/>
    </style:style>
    <style:style style:name="T5151" style:parent-style-name="Policepardéfaut" style:family="text">
      <style:text-properties style:font-size-complex="11pt"/>
    </style:style>
    <style:style style:name="T5152" style:parent-style-name="Policepardéfaut" style:family="text">
      <style:text-properties style:font-size-complex="11pt"/>
    </style:style>
    <style:style style:name="T5153" style:parent-style-name="Policepardéfaut" style:family="text">
      <style:text-properties style:font-size-complex="11pt"/>
    </style:style>
    <style:style style:name="T5154" style:parent-style-name="Policepardéfaut" style:family="text">
      <style:text-properties style:font-size-complex="11pt"/>
    </style:style>
    <style:style style:name="T5155" style:parent-style-name="Policepardéfaut" style:family="text">
      <style:text-properties style:font-size-complex="11pt"/>
    </style:style>
    <style:style style:name="T5156" style:parent-style-name="Policepardéfaut" style:family="text">
      <style:text-properties style:font-size-complex="11pt"/>
    </style:style>
    <style:style style:name="T5157" style:parent-style-name="Policepardéfaut" style:family="text">
      <style:text-properties style:font-size-complex="11pt"/>
    </style:style>
    <style:style style:name="T5158" style:parent-style-name="Policepardéfaut" style:family="text">
      <style:text-properties style:font-size-complex="11pt"/>
    </style:style>
    <style:style style:name="T5159" style:parent-style-name="Policepardéfaut" style:family="text">
      <style:text-properties style:font-size-complex="11pt"/>
    </style:style>
    <style:style style:name="T5160" style:parent-style-name="Policepardéfaut" style:family="text">
      <style:text-properties style:font-size-complex="11pt"/>
    </style:style>
    <style:style style:name="T5161" style:parent-style-name="Policepardéfaut" style:family="text">
      <style:text-properties style:font-size-complex="11pt"/>
    </style:style>
    <style:style style:name="T5162" style:parent-style-name="Policepardéfaut" style:family="text">
      <style:text-properties style:font-size-complex="11pt"/>
    </style:style>
    <style:style style:name="T5163" style:parent-style-name="Appelnotedebasdep." style:family="text">
      <style:text-properties style:font-size-complex="11pt"/>
    </style:style>
    <style:style style:name="T5164" style:parent-style-name="Policepardéfaut" style:family="text">
      <style:text-properties style:font-name-complex="Times New Roman" fo:font-style="italic" style:font-style-asian="italic"/>
    </style:style>
    <style:style style:name="T5165" style:parent-style-name="Policepardéfaut" style:family="text">
      <style:text-properties style:font-name-complex="Times New Roman"/>
    </style:style>
    <style:style style:name="T5166" style:parent-style-name="Policepardéfaut" style:family="text">
      <style:text-properties style:font-size-complex="11pt"/>
    </style:style>
    <style:style style:name="T5167" style:parent-style-name="Policepardéfaut" style:family="text">
      <style:text-properties style:font-size-complex="11pt"/>
    </style:style>
    <style:style style:name="T5168" style:parent-style-name="Policepardéfaut" style:family="text">
      <style:text-properties style:font-size-complex="11pt"/>
    </style:style>
    <style:style style:name="T5169" style:parent-style-name="Policepardéfaut" style:family="text">
      <style:text-properties style:font-size-complex="11pt"/>
    </style:style>
    <style:style style:name="T5170" style:parent-style-name="Policepardéfaut" style:family="text">
      <style:text-properties style:font-size-complex="11pt"/>
    </style:style>
    <style:style style:name="T5171" style:parent-style-name="Policepardéfaut" style:family="text">
      <style:text-properties style:font-size-complex="11pt"/>
    </style:style>
    <style:style style:name="T5172" style:parent-style-name="Policepardéfaut" style:family="text">
      <style:text-properties style:font-size-complex="11pt"/>
    </style:style>
    <style:style style:name="T5173" style:parent-style-name="Policepardéfaut" style:family="text">
      <style:text-properties style:font-size-complex="11pt"/>
    </style:style>
    <style:style style:name="T5174" style:parent-style-name="Policepardéfaut" style:family="text">
      <style:text-properties style:font-size-complex="11pt"/>
    </style:style>
    <style:style style:name="T5175" style:parent-style-name="Policepardéfaut" style:family="text">
      <style:text-properties style:font-size-complex="11pt"/>
    </style:style>
    <style:style style:name="T5176" style:parent-style-name="Policepardéfaut" style:family="text">
      <style:text-properties style:font-size-complex="11pt"/>
    </style:style>
    <style:style style:name="T5177" style:parent-style-name="Policepardéfaut" style:family="text">
      <style:text-properties fo:font-style="italic" style:font-style-asian="italic"/>
    </style:style>
    <style:style style:name="T5178" style:parent-style-name="Policepardéfaut" style:family="text">
      <style:text-properties style:text-position="super 63.6%"/>
    </style:style>
    <style:style style:name="T5179" style:parent-style-name="Policepardéfaut" style:family="text">
      <style:text-properties fo:font-style="italic" style:font-style-asian="italic"/>
    </style:style>
    <style:style style:name="T5180" style:parent-style-name="Policepardéfaut" style:family="text">
      <style:text-properties fo:font-style="italic" style:font-style-asian="italic"/>
    </style:style>
    <style:style style:name="T5181" style:parent-style-name="Policepardéfaut" style:family="text">
      <style:text-properties style:font-size-complex="11pt"/>
    </style:style>
    <style:style style:name="T5182" style:parent-style-name="Policepardéfaut" style:family="text">
      <style:text-properties style:font-size-complex="11pt"/>
    </style:style>
    <style:style style:name="T5183" style:parent-style-name="pb" style:family="text">
      <style:text-properties style:font-size-complex="11pt"/>
    </style:style>
    <style:style style:name="T5184" style:parent-style-name="pb" style:family="text">
      <style:text-properties style:font-size-complex="11pt"/>
    </style:style>
    <style:style style:name="T5185" style:parent-style-name="pb" style:family="text">
      <style:text-properties style:font-size-complex="11pt"/>
    </style:style>
    <style:style style:name="T5186" style:parent-style-name="pb" style:family="text">
      <style:text-properties style:text-position="0% 100%"/>
    </style:style>
    <style:style style:name="T5187" style:parent-style-name="Policepardéfaut" style:family="text">
      <style:text-properties style:font-size-complex="11pt"/>
    </style:style>
    <style:style style:name="T5188" style:parent-style-name="Policepardéfaut" style:family="text">
      <style:text-properties style:font-size-complex="11pt"/>
    </style:style>
    <style:style style:name="T5189" style:parent-style-name="Policepardéfaut" style:family="text">
      <style:text-properties style:font-size-complex="11pt"/>
    </style:style>
    <style:style style:name="T5190" style:parent-style-name="Policepardéfaut" style:family="text">
      <style:text-properties style:font-size-complex="11pt"/>
    </style:style>
    <style:style style:name="T5191" style:parent-style-name="Policepardéfaut" style:family="text">
      <style:text-properties style:font-size-complex="11pt"/>
    </style:style>
    <style:style style:name="T5192" style:parent-style-name="Policepardéfaut" style:family="text">
      <style:text-properties style:font-size-complex="11pt"/>
    </style:style>
    <style:style style:name="T5193" style:parent-style-name="Policepardéfaut" style:family="text">
      <style:text-properties style:font-size-complex="11pt"/>
    </style:style>
    <style:style style:name="T5194" style:parent-style-name="Policepardéfaut" style:family="text">
      <style:text-properties style:font-size-complex="11pt"/>
    </style:style>
    <style:style style:name="T5195" style:parent-style-name="Policepardéfaut" style:family="text">
      <style:text-properties style:font-size-complex="11pt"/>
    </style:style>
    <style:style style:name="T5196" style:parent-style-name="Policepardéfaut" style:family="text">
      <style:text-properties style:font-size-complex="11pt"/>
    </style:style>
    <style:style style:name="T5197" style:parent-style-name="Policepardéfaut" style:family="text">
      <style:text-properties style:font-size-complex="11pt"/>
    </style:style>
    <style:style style:name="T5198" style:parent-style-name="Policepardéfaut" style:family="text">
      <style:text-properties style:font-size-complex="11pt"/>
    </style:style>
    <style:style style:name="T5199" style:parent-style-name="Policepardéfaut" style:family="text">
      <style:text-properties style:font-size-complex="11pt"/>
    </style:style>
    <style:style style:name="T5200" style:parent-style-name="Policepardéfaut" style:family="text">
      <style:text-properties style:font-size-complex="11pt"/>
    </style:style>
    <style:style style:name="T5201" style:parent-style-name="Policepardéfaut" style:family="text">
      <style:text-properties style:font-size-complex="11pt"/>
    </style:style>
    <style:style style:name="T5202" style:parent-style-name="Policepardéfaut" style:family="text">
      <style:text-properties style:font-size-complex="11pt"/>
    </style:style>
    <style:style style:name="T5203" style:parent-style-name="Policepardéfaut" style:family="text">
      <style:text-properties style:font-size-complex="11pt"/>
    </style:style>
    <style:style style:name="T5204" style:parent-style-name="Policepardéfaut" style:family="text">
      <style:text-properties style:font-size-complex="11pt"/>
    </style:style>
    <style:style style:name="T5205" style:parent-style-name="Policepardéfaut" style:family="text">
      <style:text-properties fo:font-style="italic" style:font-style-asian="italic" style:font-size-complex="11pt"/>
    </style:style>
    <style:style style:name="T5206" style:parent-style-name="Policepardéfaut" style:family="text">
      <style:text-properties style:font-size-complex="11pt"/>
    </style:style>
    <style:style style:name="T5207" style:parent-style-name="Policepardéfaut" style:family="text">
      <style:text-properties style:font-size-complex="11pt"/>
    </style:style>
    <style:style style:name="T5208" style:parent-style-name="Policepardéfaut" style:family="text">
      <style:text-properties style:font-size-complex="11pt"/>
    </style:style>
    <style:style style:name="T5209" style:parent-style-name="Policepardéfaut" style:family="text">
      <style:text-properties style:font-size-complex="11pt"/>
    </style:style>
    <style:style style:name="T5210" style:parent-style-name="Policepardéfaut" style:family="text">
      <style:text-properties style:font-size-complex="11pt"/>
    </style:style>
    <style:style style:name="T5211" style:parent-style-name="Policepardéfaut" style:family="text">
      <style:text-properties style:font-size-complex="11pt"/>
    </style:style>
    <style:style style:name="T5212" style:parent-style-name="Policepardéfaut" style:family="text">
      <style:text-properties style:font-size-complex="11pt"/>
    </style:style>
    <style:style style:name="T5213" style:parent-style-name="Policepardéfaut" style:family="text">
      <style:text-properties style:font-size-complex="11pt"/>
    </style:style>
    <style:style style:name="T5214" style:parent-style-name="Policepardéfaut" style:family="text">
      <style:text-properties style:font-size-complex="11pt"/>
    </style:style>
    <style:style style:name="T5215" style:parent-style-name="Policepardéfaut" style:family="text">
      <style:text-properties style:font-size-complex="11pt"/>
    </style:style>
    <style:style style:name="T5216" style:parent-style-name="Policepardéfaut" style:family="text">
      <style:text-properties style:font-size-complex="11pt"/>
    </style:style>
    <style:style style:name="T5217" style:parent-style-name="Policepardéfaut" style:family="text">
      <style:text-properties style:font-size-complex="11pt"/>
    </style:style>
    <style:style style:name="T5218" style:parent-style-name="Policepardéfaut" style:family="text">
      <style:text-properties style:font-size-complex="11pt"/>
    </style:style>
    <style:style style:name="T5219" style:parent-style-name="Policepardéfaut" style:family="text">
      <style:text-properties style:font-size-complex="11pt"/>
    </style:style>
    <style:style style:name="T5220" style:parent-style-name="Policepardéfaut" style:family="text">
      <style:text-properties style:font-size-complex="11pt"/>
    </style:style>
    <style:style style:name="T5221" style:parent-style-name="Policepardéfaut" style:family="text">
      <style:text-properties style:font-size-complex="11pt"/>
    </style:style>
    <style:style style:name="T5222" style:parent-style-name="Policepardéfaut" style:family="text">
      <style:text-properties style:font-size-complex="11pt"/>
    </style:style>
    <style:style style:name="T5223" style:parent-style-name="Policepardéfaut" style:family="text">
      <style:text-properties style:font-size-complex="11pt"/>
    </style:style>
    <style:style style:name="T5224" style:parent-style-name="Policepardéfaut" style:family="text">
      <style:text-properties style:font-size-complex="11pt"/>
    </style:style>
    <style:style style:name="T5225" style:parent-style-name="Policepardéfaut" style:family="text">
      <style:text-properties style:font-size-complex="11pt"/>
    </style:style>
    <style:style style:name="T5226" style:parent-style-name="Policepardéfaut" style:family="text">
      <style:text-properties style:font-size-complex="11pt"/>
    </style:style>
    <style:style style:name="T5227" style:parent-style-name="Policepardéfaut" style:family="text">
      <style:text-properties style:font-size-complex="11pt"/>
    </style:style>
    <style:style style:name="T5228" style:parent-style-name="Policepardéfaut" style:family="text">
      <style:text-properties style:font-size-complex="11pt"/>
    </style:style>
    <style:style style:name="T5229" style:parent-style-name="Policepardéfaut" style:family="text">
      <style:text-properties style:font-size-complex="11pt"/>
    </style:style>
    <style:style style:name="T5230" style:parent-style-name="Policepardéfaut" style:family="text">
      <style:text-properties style:font-size-complex="11pt"/>
    </style:style>
    <style:style style:name="T5231" style:parent-style-name="Policepardéfaut" style:family="text">
      <style:text-properties style:font-size-complex="11pt"/>
    </style:style>
    <style:style style:name="T5232" style:parent-style-name="Policepardéfaut" style:family="text">
      <style:text-properties style:font-size-complex="11pt"/>
    </style:style>
    <style:style style:name="T5233" style:parent-style-name="Policepardéfaut" style:family="text">
      <style:text-properties style:font-size-complex="11pt"/>
    </style:style>
    <style:style style:name="T5234" style:parent-style-name="Policepardéfaut" style:family="text">
      <style:text-properties fo:font-style="italic" style:font-style-asian="italic" style:font-size-complex="11pt"/>
    </style:style>
    <style:style style:name="T5235" style:parent-style-name="Policepardéfaut" style:family="text">
      <style:text-properties fo:font-style="italic" style:font-style-asian="italic" style:font-size-complex="11pt"/>
    </style:style>
    <style:style style:name="T5236" style:parent-style-name="Policepardéfaut" style:family="text">
      <style:text-properties fo:font-style="italic" style:font-style-asian="italic" style:font-size-complex="11pt"/>
    </style:style>
    <style:style style:name="T5237" style:parent-style-name="Policepardéfaut" style:family="text">
      <style:text-properties fo:font-style="italic" style:font-style-asian="italic" style:font-size-complex="11pt"/>
    </style:style>
    <style:style style:name="T5238" style:parent-style-name="Policepardéfaut" style:family="text">
      <style:text-properties fo:font-style="italic" style:font-style-asian="italic" style:font-size-complex="11pt"/>
    </style:style>
    <style:style style:name="T5239" style:parent-style-name="Policepardéfaut" style:family="text">
      <style:text-properties fo:font-style="italic" style:font-style-asian="italic" style:font-size-complex="11pt"/>
    </style:style>
    <style:style style:name="T5240" style:parent-style-name="Policepardéfaut" style:family="text">
      <style:text-properties fo:font-style="italic" style:font-style-asian="italic" style:font-size-complex="11pt"/>
    </style:style>
    <style:style style:name="T5241" style:parent-style-name="Policepardéfaut" style:family="text">
      <style:text-properties fo:font-style="italic" style:font-style-asian="italic" style:font-size-complex="11pt"/>
    </style:style>
    <style:style style:name="T5242" style:parent-style-name="Policepardéfaut" style:family="text">
      <style:text-properties fo:font-style="italic" style:font-style-asian="italic" style:font-size-complex="11pt"/>
    </style:style>
    <style:style style:name="T5243" style:parent-style-name="Policepardéfaut" style:family="text">
      <style:text-properties fo:font-style="italic" style:font-style-asian="italic" style:font-size-complex="11pt"/>
    </style:style>
    <style:style style:name="T5244" style:parent-style-name="Policepardéfaut" style:family="text">
      <style:text-properties fo:font-style="italic" style:font-style-asian="italic" style:font-size-complex="11pt"/>
    </style:style>
    <style:style style:name="T5245" style:parent-style-name="Policepardéfaut" style:family="text">
      <style:text-properties fo:font-style="italic" style:font-style-asian="italic" style:font-size-complex="11pt"/>
    </style:style>
    <style:style style:name="T5246" style:parent-style-name="Policepardéfaut" style:family="text">
      <style:text-properties fo:font-style="italic" style:font-style-asian="italic" style:font-size-complex="11pt"/>
    </style:style>
    <style:style style:name="T5247" style:parent-style-name="Policepardéfaut" style:family="text">
      <style:text-properties fo:font-style="italic" style:font-style-asian="italic" style:font-size-complex="11pt"/>
    </style:style>
    <style:style style:name="T5248" style:parent-style-name="Policepardéfaut" style:family="text">
      <style:text-properties fo:font-style="italic" style:font-style-asian="italic" style:font-size-complex="11pt"/>
    </style:style>
    <style:style style:name="T5249" style:parent-style-name="Policepardéfaut" style:family="text">
      <style:text-properties fo:font-style="italic" style:font-style-asian="italic" style:font-size-complex="11pt"/>
    </style:style>
    <style:style style:name="T5250" style:parent-style-name="Policepardéfaut" style:family="text">
      <style:text-properties fo:font-style="italic" style:font-style-asian="italic" style:font-size-complex="11pt"/>
    </style:style>
    <style:style style:name="T5251" style:parent-style-name="Policepardéfaut" style:family="text">
      <style:text-properties style:font-size-complex="11pt"/>
    </style:style>
    <style:style style:name="T5252" style:parent-style-name="Policepardéfaut" style:family="text">
      <style:text-properties style:font-size-complex="11pt"/>
    </style:style>
    <style:style style:name="T5253" style:parent-style-name="Policepardéfaut" style:family="text">
      <style:text-properties style:font-size-complex="11pt"/>
    </style:style>
    <style:style style:name="T5254" style:parent-style-name="Policepardéfaut" style:family="text">
      <style:text-properties style:font-size-complex="11pt"/>
    </style:style>
    <style:style style:name="T5255" style:parent-style-name="Policepardéfaut" style:family="text">
      <style:text-properties style:font-size-complex="11pt"/>
    </style:style>
    <style:style style:name="T5256" style:parent-style-name="Policepardéfaut" style:family="text">
      <style:text-properties style:font-size-complex="11pt"/>
    </style:style>
    <style:style style:name="T5257" style:parent-style-name="Policepardéfaut" style:family="text">
      <style:text-properties style:font-size-complex="11pt"/>
    </style:style>
    <style:style style:name="T5258" style:parent-style-name="Policepardéfaut" style:family="text">
      <style:text-properties style:font-size-complex="11pt"/>
    </style:style>
    <style:style style:name="T5259" style:parent-style-name="Policepardéfaut" style:family="text">
      <style:text-properties style:font-size-complex="11pt"/>
    </style:style>
    <style:style style:name="T5260" style:parent-style-name="Policepardéfaut" style:family="text">
      <style:text-properties style:font-size-complex="11pt"/>
    </style:style>
    <style:style style:name="T5261" style:parent-style-name="Policepardéfaut" style:family="text">
      <style:text-properties style:font-size-complex="11pt"/>
    </style:style>
    <style:style style:name="T5262" style:parent-style-name="Policepardéfaut" style:family="text">
      <style:text-properties style:font-size-complex="11pt"/>
    </style:style>
    <style:style style:name="T5263" style:parent-style-name="Policepardéfaut" style:family="text">
      <style:text-properties style:font-size-complex="11pt"/>
    </style:style>
    <style:style style:name="T5264" style:parent-style-name="Policepardéfaut" style:family="text">
      <style:text-properties style:font-size-complex="11pt"/>
    </style:style>
    <style:style style:name="T5265" style:parent-style-name="Policepardéfaut" style:family="text">
      <style:text-properties style:font-size-complex="11pt"/>
    </style:style>
    <style:style style:name="T5266" style:parent-style-name="Policepardéfaut" style:family="text">
      <style:text-properties style:font-size-complex="11pt"/>
    </style:style>
    <style:style style:name="T5267" style:parent-style-name="Policepardéfaut" style:family="text">
      <style:text-properties style:font-size-complex="11pt"/>
    </style:style>
    <style:style style:name="T5268" style:parent-style-name="Policepardéfaut" style:family="text">
      <style:text-properties style:font-size-complex="11pt"/>
    </style:style>
    <style:style style:name="T5269" style:parent-style-name="Policepardéfaut" style:family="text">
      <style:text-properties fo:font-style="italic" style:font-style-asian="italic" style:font-size-complex="11pt"/>
    </style:style>
    <style:style style:name="T5270" style:parent-style-name="Policepardéfaut" style:family="text">
      <style:text-properties style:font-size-complex="11pt"/>
    </style:style>
    <style:style style:name="T5271" style:parent-style-name="Policepardéfaut" style:family="text">
      <style:text-properties style:font-size-complex="11pt"/>
    </style:style>
    <style:style style:name="T5272" style:parent-style-name="Policepardéfaut" style:family="text">
      <style:text-properties style:font-size-complex="11pt"/>
    </style:style>
    <style:style style:name="T5273" style:parent-style-name="Policepardéfaut" style:family="text">
      <style:text-properties style:font-size-complex="11pt"/>
    </style:style>
    <style:style style:name="T5274" style:parent-style-name="Policepardéfaut" style:family="text">
      <style:text-properties style:font-size-complex="11pt"/>
    </style:style>
    <style:style style:name="T5275" style:parent-style-name="Policepardéfaut" style:family="text">
      <style:text-properties style:font-size-complex="11pt"/>
    </style:style>
    <style:style style:name="T5276" style:parent-style-name="Policepardéfaut" style:family="text">
      <style:text-properties style:font-size-complex="11pt"/>
    </style:style>
    <style:style style:name="T5277" style:parent-style-name="Policepardéfaut" style:family="text">
      <style:text-properties style:font-size-complex="11pt"/>
    </style:style>
    <style:style style:name="T5278" style:parent-style-name="Policepardéfaut" style:family="text">
      <style:text-properties style:font-size-complex="11pt"/>
    </style:style>
    <style:style style:name="T5279" style:parent-style-name="Policepardéfaut" style:family="text">
      <style:text-properties style:font-size-complex="11pt"/>
    </style:style>
    <style:style style:name="T5280" style:parent-style-name="Policepardéfaut" style:family="text">
      <style:text-properties style:font-size-complex="11pt"/>
    </style:style>
    <style:style style:name="T5281" style:parent-style-name="Policepardéfaut" style:family="text">
      <style:text-properties style:font-size-complex="11pt"/>
    </style:style>
    <style:style style:name="T5282" style:parent-style-name="Policepardéfaut" style:family="text">
      <style:text-properties style:font-size-complex="11pt"/>
    </style:style>
    <style:style style:name="T5283" style:parent-style-name="Policepardéfaut" style:family="text">
      <style:text-properties style:font-size-complex="11pt"/>
    </style:style>
    <style:style style:name="T5284" style:parent-style-name="Policepardéfaut" style:family="text">
      <style:text-properties style:font-size-complex="11pt"/>
    </style:style>
    <style:style style:name="T5285" style:parent-style-name="Policepardéfaut" style:family="text">
      <style:text-properties style:font-size-complex="11pt"/>
    </style:style>
    <style:style style:name="T5286" style:parent-style-name="Policepardéfaut" style:family="text">
      <style:text-properties style:font-size-complex="11pt"/>
    </style:style>
    <style:style style:name="T5287" style:parent-style-name="Policepardéfaut" style:family="text">
      <style:text-properties style:font-size-complex="11pt"/>
    </style:style>
    <style:style style:name="T5288" style:parent-style-name="Policepardéfaut" style:family="text">
      <style:text-properties style:font-size-complex="11pt"/>
    </style:style>
    <style:style style:name="T5289" style:parent-style-name="Policepardéfaut" style:family="text">
      <style:text-properties style:font-size-complex="11pt"/>
    </style:style>
    <style:style style:name="T5290" style:parent-style-name="Policepardéfaut" style:family="text">
      <style:text-properties style:font-size-complex="11pt"/>
    </style:style>
    <style:style style:name="T5291" style:parent-style-name="Policepardéfaut" style:family="text">
      <style:text-properties style:font-size-complex="11pt"/>
    </style:style>
    <style:style style:name="T5292" style:parent-style-name="Policepardéfaut" style:family="text">
      <style:text-properties style:font-size-complex="11pt"/>
    </style:style>
    <style:style style:name="T5293" style:parent-style-name="Policepardéfaut" style:family="text">
      <style:text-properties style:font-size-complex="11pt"/>
    </style:style>
    <style:style style:name="T5294" style:parent-style-name="Policepardéfaut" style:family="text">
      <style:text-properties style:font-size-complex="11pt"/>
    </style:style>
    <style:style style:name="T5295" style:parent-style-name="Policepardéfaut" style:family="text">
      <style:text-properties style:font-size-complex="11pt"/>
    </style:style>
    <style:style style:name="T5296" style:parent-style-name="Policepardéfaut" style:family="text">
      <style:text-properties style:font-size-complex="11pt"/>
    </style:style>
    <style:style style:name="T5297" style:parent-style-name="Policepardéfaut" style:family="text">
      <style:text-properties style:font-size-complex="11pt"/>
    </style:style>
    <style:style style:name="T5298" style:parent-style-name="Policepardéfaut" style:family="text">
      <style:text-properties style:font-size-complex="11pt"/>
    </style:style>
    <style:style style:name="T5299" style:parent-style-name="Policepardéfaut" style:family="text">
      <style:text-properties style:font-size-complex="11pt"/>
    </style:style>
    <style:style style:name="T5300" style:parent-style-name="Policepardéfaut" style:family="text">
      <style:text-properties style:font-size-complex="11pt"/>
    </style:style>
    <style:style style:name="T5301" style:parent-style-name="Policepardéfaut" style:family="text">
      <style:text-properties style:font-size-complex="11pt"/>
    </style:style>
    <style:style style:name="T5302" style:parent-style-name="Policepardéfaut" style:family="text">
      <style:text-properties style:font-size-complex="11pt"/>
    </style:style>
    <style:style style:name="T5303" style:parent-style-name="Policepardéfaut" style:family="text">
      <style:text-properties style:font-size-complex="11pt"/>
    </style:style>
    <style:style style:name="T5304" style:parent-style-name="Policepardéfaut" style:family="text">
      <style:text-properties style:font-size-complex="11pt"/>
    </style:style>
    <style:style style:name="T5305" style:parent-style-name="Policepardéfaut" style:family="text">
      <style:text-properties style:font-size-complex="11pt"/>
    </style:style>
    <style:style style:name="T5306" style:parent-style-name="Policepardéfaut" style:family="text">
      <style:text-properties style:font-size-complex="11pt"/>
    </style:style>
    <style:style style:name="T5307" style:parent-style-name="Policepardéfaut" style:family="text">
      <style:text-properties style:font-size-complex="11pt"/>
    </style:style>
    <style:style style:name="T5308" style:parent-style-name="Policepardéfaut" style:family="text">
      <style:text-properties style:font-size-complex="11pt"/>
    </style:style>
    <style:style style:name="T5309" style:parent-style-name="Policepardéfaut" style:family="text">
      <style:text-properties style:font-size-complex="11pt"/>
    </style:style>
    <style:style style:name="T5310" style:parent-style-name="Policepardéfaut" style:family="text">
      <style:text-properties fo:font-style="italic" style:font-style-asian="italic" style:font-size-complex="11pt"/>
    </style:style>
    <style:style style:name="T5311" style:parent-style-name="Policepardéfaut" style:family="text">
      <style:text-properties style:font-size-complex="11pt"/>
    </style:style>
    <style:style style:name="T5312" style:parent-style-name="Policepardéfaut" style:family="text">
      <style:text-properties style:font-size-complex="11pt"/>
    </style:style>
    <style:style style:name="T5313" style:parent-style-name="Policepardéfaut" style:family="text">
      <style:text-properties style:font-size-complex="11pt"/>
    </style:style>
    <style:style style:name="T5314" style:parent-style-name="Policepardéfaut" style:family="text">
      <style:text-properties style:font-size-complex="11pt"/>
    </style:style>
    <style:style style:name="T5315" style:parent-style-name="Policepardéfaut" style:family="text">
      <style:text-properties style:font-size-complex="11pt"/>
    </style:style>
    <style:style style:name="T5316" style:parent-style-name="Policepardéfaut" style:family="text">
      <style:text-properties style:font-size-complex="11pt"/>
    </style:style>
    <style:style style:name="T5317" style:parent-style-name="Policepardéfaut" style:family="text">
      <style:text-properties style:font-size-complex="11pt"/>
    </style:style>
    <style:style style:name="T5318" style:parent-style-name="Policepardéfaut" style:family="text">
      <style:text-properties style:font-size-complex="11pt"/>
    </style:style>
    <style:style style:name="T5319" style:parent-style-name="Policepardéfaut" style:family="text">
      <style:text-properties style:font-size-complex="11pt"/>
    </style:style>
    <style:style style:name="T5320" style:parent-style-name="Policepardéfaut" style:family="text">
      <style:text-properties style:font-size-complex="11pt"/>
    </style:style>
    <style:style style:name="T5321" style:parent-style-name="Policepardéfaut" style:family="text">
      <style:text-properties style:font-size-complex="11pt"/>
    </style:style>
    <style:style style:name="T5322" style:parent-style-name="Policepardéfaut" style:family="text">
      <style:text-properties style:font-size-complex="11pt"/>
    </style:style>
    <style:style style:name="T5323" style:parent-style-name="Policepardéfaut" style:family="text">
      <style:text-properties style:font-size-complex="11pt"/>
    </style:style>
    <style:style style:name="T5324" style:parent-style-name="Policepardéfaut" style:family="text">
      <style:text-properties style:font-size-complex="11pt"/>
    </style:style>
    <style:style style:name="T5325" style:parent-style-name="Policepardéfaut" style:family="text">
      <style:text-properties style:font-size-complex="11pt"/>
    </style:style>
    <style:style style:name="T5326" style:parent-style-name="Policepardéfaut" style:family="text">
      <style:text-properties style:font-size-complex="11pt"/>
    </style:style>
    <style:style style:name="T5327" style:parent-style-name="Policepardéfaut" style:family="text">
      <style:text-properties style:font-size-complex="11pt"/>
    </style:style>
    <style:style style:name="T5328" style:parent-style-name="Policepardéfaut" style:family="text">
      <style:text-properties style:font-size-complex="11pt"/>
    </style:style>
    <style:style style:name="T5329" style:parent-style-name="Policepardéfaut" style:family="text">
      <style:text-properties style:font-size-complex="11pt"/>
    </style:style>
    <style:style style:name="T5330" style:parent-style-name="Policepardéfaut" style:family="text">
      <style:text-properties style:font-size-complex="11pt"/>
    </style:style>
    <style:style style:name="T5331" style:parent-style-name="Policepardéfaut" style:family="text">
      <style:text-properties style:font-size-complex="11pt"/>
    </style:style>
    <style:style style:name="T5332" style:parent-style-name="Policepardéfaut" style:family="text">
      <style:text-properties style:font-size-complex="11pt"/>
    </style:style>
    <style:style style:name="T5333" style:parent-style-name="Policepardéfaut" style:family="text">
      <style:text-properties style:font-size-complex="11pt"/>
    </style:style>
    <style:style style:name="T5334" style:parent-style-name="Policepardéfaut" style:family="text">
      <style:text-properties style:font-size-complex="11pt"/>
    </style:style>
    <style:style style:name="T5335" style:parent-style-name="Policepardéfaut" style:family="text">
      <style:text-properties style:font-size-complex="11pt"/>
    </style:style>
    <style:style style:name="T5336" style:parent-style-name="Policepardéfaut" style:family="text">
      <style:text-properties style:font-size-complex="11pt"/>
    </style:style>
    <style:style style:name="T5337" style:parent-style-name="Policepardéfaut" style:family="text">
      <style:text-properties style:font-size-complex="11pt"/>
    </style:style>
    <style:style style:name="T5338" style:parent-style-name="Policepardéfaut" style:family="text">
      <style:text-properties style:font-size-complex="11pt"/>
    </style:style>
    <style:style style:name="T5339" style:parent-style-name="Policepardéfaut" style:family="text">
      <style:text-properties style:font-size-complex="11pt"/>
    </style:style>
    <style:style style:name="T5340" style:parent-style-name="Policepardéfaut" style:family="text">
      <style:text-properties style:font-size-complex="11pt"/>
    </style:style>
    <style:style style:name="T5341" style:parent-style-name="Policepardéfaut" style:family="text">
      <style:text-properties style:font-size-complex="11pt"/>
    </style:style>
    <style:style style:name="T5342" style:parent-style-name="Policepardéfaut" style:family="text">
      <style:text-properties style:font-size-complex="11pt"/>
    </style:style>
    <style:style style:name="T5343" style:parent-style-name="Policepardéfaut" style:family="text">
      <style:text-properties style:font-size-complex="11pt"/>
    </style:style>
    <style:style style:name="T5344" style:parent-style-name="Policepardéfaut" style:family="text">
      <style:text-properties style:font-size-complex="11pt"/>
    </style:style>
    <style:style style:name="T5345" style:parent-style-name="Policepardéfaut" style:family="text">
      <style:text-properties style:font-size-complex="11pt"/>
    </style:style>
    <style:style style:name="T5346" style:parent-style-name="Policepardéfaut" style:family="text">
      <style:text-properties style:font-size-complex="11pt"/>
    </style:style>
    <style:style style:name="T5347" style:parent-style-name="Policepardéfaut" style:family="text">
      <style:text-properties style:font-size-complex="11pt"/>
    </style:style>
    <style:style style:name="T5348" style:parent-style-name="Policepardéfaut" style:family="text">
      <style:text-properties style:font-size-complex="11pt"/>
    </style:style>
    <style:style style:name="T5349" style:parent-style-name="Policepardéfaut" style:family="text">
      <style:text-properties style:font-size-complex="11pt"/>
    </style:style>
    <style:style style:name="T5350" style:parent-style-name="Policepardéfaut" style:family="text">
      <style:text-properties style:font-size-complex="11pt"/>
    </style:style>
    <style:style style:name="T5351" style:parent-style-name="Policepardéfaut" style:family="text">
      <style:text-properties style:font-size-complex="11pt"/>
    </style:style>
    <style:style style:name="T5352" style:parent-style-name="Policepardéfaut" style:family="text">
      <style:text-properties style:font-size-complex="11pt"/>
    </style:style>
    <style:style style:name="T5353" style:parent-style-name="Policepardéfaut" style:family="text">
      <style:text-properties style:font-size-complex="11pt"/>
    </style:style>
    <style:style style:name="T5354" style:parent-style-name="Policepardéfaut" style:family="text">
      <style:text-properties style:font-size-complex="11pt"/>
    </style:style>
    <style:style style:name="T5355" style:parent-style-name="Policepardéfaut" style:family="text">
      <style:text-properties style:font-size-complex="11pt"/>
    </style:style>
    <style:style style:name="T5356" style:parent-style-name="Policepardéfaut" style:family="text">
      <style:text-properties style:font-size-complex="11pt"/>
    </style:style>
    <style:style style:name="T5357" style:parent-style-name="Policepardéfaut" style:family="text">
      <style:text-properties style:font-size-complex="11pt"/>
    </style:style>
    <style:style style:name="T5358" style:parent-style-name="Policepardéfaut" style:family="text">
      <style:text-properties style:font-size-complex="11pt"/>
    </style:style>
    <style:style style:name="T5359" style:parent-style-name="Policepardéfaut" style:family="text">
      <style:text-properties style:font-size-complex="11pt"/>
    </style:style>
    <style:style style:name="T5360" style:parent-style-name="Policepardéfaut" style:family="text">
      <style:text-properties style:font-size-complex="11pt"/>
    </style:style>
    <style:style style:name="T5361" style:parent-style-name="Policepardéfaut" style:family="text">
      <style:text-properties style:font-size-complex="11pt"/>
    </style:style>
    <style:style style:name="T5362" style:parent-style-name="Policepardéfaut" style:family="text">
      <style:text-properties style:font-size-complex="11pt"/>
    </style:style>
    <style:style style:name="T5363" style:parent-style-name="Policepardéfaut" style:family="text">
      <style:text-properties style:font-size-complex="11pt"/>
    </style:style>
    <style:style style:name="T5364" style:parent-style-name="Policepardéfaut" style:family="text">
      <style:text-properties style:font-size-complex="11pt"/>
    </style:style>
    <style:style style:name="T5365" style:parent-style-name="Policepardéfaut" style:family="text">
      <style:text-properties style:font-size-complex="11pt"/>
    </style:style>
    <style:style style:name="T5366" style:parent-style-name="Policepardéfaut" style:family="text">
      <style:text-properties style:font-size-complex="11pt"/>
    </style:style>
    <style:style style:name="T5367" style:parent-style-name="Policepardéfaut" style:family="text">
      <style:text-properties style:font-size-complex="11pt"/>
    </style:style>
    <style:style style:name="T5368" style:parent-style-name="Policepardéfaut" style:family="text">
      <style:text-properties style:font-size-complex="11pt"/>
    </style:style>
    <style:style style:name="T5369" style:parent-style-name="Policepardéfaut" style:family="text">
      <style:text-properties style:font-size-complex="11pt"/>
    </style:style>
    <style:style style:name="T5370" style:parent-style-name="Policepardéfaut" style:family="text">
      <style:text-properties style:font-size-complex="11pt"/>
    </style:style>
    <style:style style:name="T5371" style:parent-style-name="Policepardéfaut" style:family="text">
      <style:text-properties style:font-size-complex="11pt"/>
    </style:style>
    <style:style style:name="T5372" style:parent-style-name="Policepardéfaut" style:family="text">
      <style:text-properties style:font-size-complex="11pt"/>
    </style:style>
    <style:style style:name="T5373" style:parent-style-name="Policepardéfaut" style:family="text">
      <style:text-properties style:font-size-complex="11pt"/>
    </style:style>
    <style:style style:name="T5374" style:parent-style-name="Policepardéfaut" style:family="text">
      <style:text-properties style:font-size-complex="11pt"/>
    </style:style>
    <style:style style:name="T5375" style:parent-style-name="Policepardéfaut" style:family="text">
      <style:text-properties style:font-size-complex="11pt"/>
    </style:style>
    <style:style style:name="T5376" style:parent-style-name="Policepardéfaut" style:family="text">
      <style:text-properties style:font-size-complex="11pt"/>
    </style:style>
    <style:style style:name="T5377" style:parent-style-name="Policepardéfaut" style:family="text">
      <style:text-properties style:font-size-complex="11pt"/>
    </style:style>
    <style:style style:name="T5378" style:parent-style-name="Policepardéfaut" style:family="text">
      <style:text-properties style:font-size-complex="11pt"/>
    </style:style>
    <style:style style:name="T5379" style:parent-style-name="Policepardéfaut" style:family="text">
      <style:text-properties style:font-size-complex="11pt"/>
    </style:style>
    <style:style style:name="T5380" style:parent-style-name="Policepardéfaut" style:family="text">
      <style:text-properties style:font-size-complex="11pt"/>
    </style:style>
    <style:style style:name="T5381" style:parent-style-name="Policepardéfaut" style:family="text">
      <style:text-properties style:font-size-complex="11pt"/>
    </style:style>
    <style:style style:name="T5382" style:parent-style-name="Policepardéfaut" style:family="text">
      <style:text-properties style:font-size-complex="11pt"/>
    </style:style>
    <style:style style:name="T5383" style:parent-style-name="Policepardéfaut" style:family="text">
      <style:text-properties style:font-size-complex="11pt"/>
    </style:style>
    <style:style style:name="T5384" style:parent-style-name="Policepardéfaut" style:family="text">
      <style:text-properties style:font-size-complex="11pt"/>
    </style:style>
    <style:style style:name="T5385" style:parent-style-name="Policepardéfaut" style:family="text">
      <style:text-properties style:font-size-complex="11pt"/>
    </style:style>
    <style:style style:name="T5386" style:parent-style-name="Policepardéfaut" style:family="text">
      <style:text-properties style:font-size-complex="11pt"/>
    </style:style>
    <style:style style:name="T5387" style:parent-style-name="Policepardéfaut" style:family="text">
      <style:text-properties style:font-size-complex="11pt"/>
    </style:style>
    <style:style style:name="T5388" style:parent-style-name="Policepardéfaut" style:family="text">
      <style:text-properties style:font-size-complex="11pt"/>
    </style:style>
    <style:style style:name="T5389" style:parent-style-name="Policepardéfaut" style:family="text">
      <style:text-properties style:font-size-complex="11pt"/>
    </style:style>
    <style:style style:name="T5390" style:parent-style-name="Policepardéfaut" style:family="text">
      <style:text-properties style:font-size-complex="11pt"/>
    </style:style>
    <style:style style:name="T5391" style:parent-style-name="Policepardéfaut" style:family="text">
      <style:text-properties style:font-size-complex="11pt"/>
    </style:style>
    <style:style style:name="T5392" style:parent-style-name="Policepardéfaut" style:family="text">
      <style:text-properties style:font-size-complex="11pt"/>
    </style:style>
    <style:style style:name="T5393" style:parent-style-name="Policepardéfaut" style:family="text">
      <style:text-properties style:font-size-complex="11pt"/>
    </style:style>
    <style:style style:name="T5394" style:parent-style-name="Policepardéfaut" style:family="text">
      <style:text-properties style:font-size-complex="11pt"/>
    </style:style>
    <style:style style:name="T5395" style:parent-style-name="Policepardéfaut" style:family="text">
      <style:text-properties style:font-size-complex="11pt"/>
    </style:style>
    <style:style style:name="T5396" style:parent-style-name="Policepardéfaut" style:family="text">
      <style:text-properties style:font-size-complex="11pt"/>
    </style:style>
    <style:style style:name="T5397" style:parent-style-name="Policepardéfaut" style:family="text">
      <style:text-properties style:font-size-complex="11pt"/>
    </style:style>
    <style:style style:name="T5398" style:parent-style-name="Policepardéfaut" style:family="text">
      <style:text-properties style:font-size-complex="11pt"/>
    </style:style>
    <style:style style:name="T5399" style:parent-style-name="Policepardéfaut" style:family="text">
      <style:text-properties style:font-size-complex="11pt"/>
    </style:style>
    <style:style style:name="T5400" style:parent-style-name="Policepardéfaut" style:family="text">
      <style:text-properties style:font-size-complex="11pt"/>
    </style:style>
    <style:style style:name="T5401" style:parent-style-name="Policepardéfaut" style:family="text">
      <style:text-properties style:font-size-complex="11pt"/>
    </style:style>
    <style:style style:name="T5402" style:parent-style-name="Policepardéfaut" style:family="text">
      <style:text-properties style:font-size-complex="11pt"/>
    </style:style>
    <style:style style:name="T5403" style:parent-style-name="Policepardéfaut" style:family="text">
      <style:text-properties style:font-size-complex="11pt"/>
    </style:style>
    <style:style style:name="T5404" style:parent-style-name="Policepardéfaut" style:family="text">
      <style:text-properties style:font-size-complex="11pt"/>
    </style:style>
    <style:style style:name="T5405" style:parent-style-name="Policepardéfaut" style:family="text">
      <style:text-properties style:font-size-complex="11pt"/>
    </style:style>
    <style:style style:name="T5406" style:parent-style-name="Policepardéfaut" style:family="text">
      <style:text-properties style:font-size-complex="11pt"/>
    </style:style>
    <style:style style:name="T5407" style:parent-style-name="Policepardéfaut" style:family="text">
      <style:text-properties style:font-size-complex="11pt"/>
    </style:style>
    <style:style style:name="T5408" style:parent-style-name="Policepardéfaut" style:family="text">
      <style:text-properties style:font-size-complex="11pt"/>
    </style:style>
    <style:style style:name="T5409" style:parent-style-name="Policepardéfaut" style:family="text">
      <style:text-properties style:font-size-complex="11pt"/>
    </style:style>
    <style:style style:name="T5410" style:parent-style-name="Policepardéfaut" style:family="text">
      <style:text-properties style:font-size-complex="11pt"/>
    </style:style>
    <style:style style:name="T5411" style:parent-style-name="Policepardéfaut" style:family="text">
      <style:text-properties style:font-size-complex="11pt"/>
    </style:style>
    <style:style style:name="T5412" style:parent-style-name="Policepardéfaut" style:family="text">
      <style:text-properties style:font-size-complex="11pt"/>
    </style:style>
    <style:style style:name="T5413" style:parent-style-name="Policepardéfaut" style:family="text">
      <style:text-properties style:font-size-complex="11pt"/>
    </style:style>
    <style:style style:name="T5414" style:parent-style-name="Policepardéfaut" style:family="text">
      <style:text-properties style:font-size-complex="11pt"/>
    </style:style>
    <style:style style:name="T5415" style:parent-style-name="Policepardéfaut" style:family="text">
      <style:text-properties style:font-size-complex="11pt"/>
    </style:style>
    <style:style style:name="T5416" style:parent-style-name="Policepardéfaut" style:family="text">
      <style:text-properties style:font-size-complex="11pt"/>
    </style:style>
    <style:style style:name="T5417" style:parent-style-name="Policepardéfaut" style:family="text">
      <style:text-properties style:font-size-complex="11pt"/>
    </style:style>
    <style:style style:name="T5418" style:parent-style-name="Policepardéfaut" style:family="text">
      <style:text-properties style:font-size-complex="11pt"/>
    </style:style>
    <style:style style:name="T5419" style:parent-style-name="Policepardéfaut" style:family="text">
      <style:text-properties style:font-size-complex="11pt"/>
    </style:style>
    <style:style style:name="T5420" style:parent-style-name="Policepardéfaut" style:family="text">
      <style:text-properties style:font-size-complex="11pt"/>
    </style:style>
    <style:style style:name="T5421" style:parent-style-name="Policepardéfaut" style:family="text">
      <style:text-properties style:font-size-complex="11pt"/>
    </style:style>
    <style:style style:name="T5422" style:parent-style-name="Policepardéfaut" style:family="text">
      <style:text-properties style:font-size-complex="11pt"/>
    </style:style>
    <style:style style:name="T5423" style:parent-style-name="Policepardéfaut" style:family="text">
      <style:text-properties style:font-size-complex="11pt"/>
    </style:style>
    <style:style style:name="T5424" style:parent-style-name="Policepardéfaut" style:family="text">
      <style:text-properties style:font-size-complex="11pt"/>
    </style:style>
    <style:style style:name="T5425" style:parent-style-name="Policepardéfaut" style:family="text">
      <style:text-properties style:font-size-complex="11pt"/>
    </style:style>
    <style:style style:name="T5426" style:parent-style-name="Policepardéfaut" style:family="text">
      <style:text-properties style:font-size-complex="11pt"/>
    </style:style>
    <style:style style:name="T5427" style:parent-style-name="Policepardéfaut" style:family="text">
      <style:text-properties style:font-size-complex="11pt"/>
    </style:style>
    <style:style style:name="T5428" style:parent-style-name="Policepardéfaut" style:family="text">
      <style:text-properties style:font-size-complex="11pt"/>
    </style:style>
    <style:style style:name="T5429" style:parent-style-name="Policepardéfaut" style:family="text">
      <style:text-properties style:font-size-complex="11pt"/>
    </style:style>
    <style:style style:name="T5430" style:parent-style-name="Policepardéfaut" style:family="text">
      <style:text-properties style:font-size-complex="11pt"/>
    </style:style>
    <style:style style:name="T5431" style:parent-style-name="Policepardéfaut" style:family="text">
      <style:text-properties style:font-size-complex="11pt"/>
    </style:style>
    <style:style style:name="T5432" style:parent-style-name="Policepardéfaut" style:family="text">
      <style:text-properties style:font-size-complex="11pt"/>
    </style:style>
    <style:style style:name="T5433" style:parent-style-name="Policepardéfaut" style:family="text">
      <style:text-properties style:font-size-complex="11pt"/>
    </style:style>
    <style:style style:name="T5434" style:parent-style-name="Policepardéfaut" style:family="text">
      <style:text-properties style:font-size-complex="11pt"/>
    </style:style>
    <style:style style:name="T5435" style:parent-style-name="Policepardéfaut" style:family="text">
      <style:text-properties style:font-size-complex="11pt"/>
    </style:style>
    <style:style style:name="T5436" style:parent-style-name="Policepardéfaut" style:family="text">
      <style:text-properties style:font-size-complex="11pt"/>
    </style:style>
    <style:style style:name="T5437" style:parent-style-name="Policepardéfaut" style:family="text">
      <style:text-properties style:font-size-complex="11pt"/>
    </style:style>
    <style:style style:name="T5438" style:parent-style-name="Policepardéfaut" style:family="text">
      <style:text-properties style:font-size-complex="11pt"/>
    </style:style>
    <style:style style:name="T5439" style:parent-style-name="Policepardéfaut" style:family="text">
      <style:text-properties style:font-size-complex="11pt"/>
    </style:style>
    <style:style style:name="T5440" style:parent-style-name="Policepardéfaut" style:family="text">
      <style:text-properties style:font-size-complex="11pt"/>
    </style:style>
    <style:style style:name="T5441" style:parent-style-name="Policepardéfaut" style:family="text">
      <style:text-properties style:font-size-complex="11pt"/>
    </style:style>
    <style:style style:name="T5442" style:parent-style-name="Policepardéfaut" style:family="text">
      <style:text-properties style:font-size-complex="11pt"/>
    </style:style>
    <style:style style:name="T5443" style:parent-style-name="Policepardéfaut" style:family="text">
      <style:text-properties style:font-size-complex="11pt"/>
    </style:style>
    <style:style style:name="T5444" style:parent-style-name="Policepardéfaut" style:family="text">
      <style:text-properties style:font-size-complex="11pt"/>
    </style:style>
    <style:style style:name="T5445" style:parent-style-name="Policepardéfaut" style:family="text">
      <style:text-properties style:font-size-complex="11pt"/>
    </style:style>
    <style:style style:name="T5446" style:parent-style-name="Policepardéfaut" style:family="text">
      <style:text-properties style:font-size-complex="11pt"/>
    </style:style>
    <style:style style:name="T5447" style:parent-style-name="Policepardéfaut" style:family="text">
      <style:text-properties style:font-size-complex="11pt"/>
    </style:style>
    <style:style style:name="T5448" style:parent-style-name="Policepardéfaut" style:family="text">
      <style:text-properties style:font-size-complex="11pt"/>
    </style:style>
    <style:style style:name="T5449" style:parent-style-name="Policepardéfaut" style:family="text">
      <style:text-properties style:font-size-complex="11pt"/>
    </style:style>
    <style:style style:name="T5450" style:parent-style-name="Policepardéfaut" style:family="text">
      <style:text-properties style:font-size-complex="11pt"/>
    </style:style>
    <style:style style:name="T5451" style:parent-style-name="Policepardéfaut" style:family="text">
      <style:text-properties style:font-size-complex="11pt"/>
    </style:style>
    <style:style style:name="T5452" style:parent-style-name="Policepardéfaut" style:family="text">
      <style:text-properties style:font-size-complex="11pt"/>
    </style:style>
    <style:style style:name="T5453" style:parent-style-name="Policepardéfaut" style:family="text">
      <style:text-properties style:font-size-complex="11pt"/>
    </style:style>
    <style:style style:name="T5454" style:parent-style-name="Policepardéfaut" style:family="text">
      <style:text-properties style:font-size-complex="11pt"/>
    </style:style>
    <style:style style:name="T5455" style:parent-style-name="Policepardéfaut" style:family="text">
      <style:text-properties style:font-size-complex="11pt"/>
    </style:style>
    <style:style style:name="T5456" style:parent-style-name="Policepardéfaut" style:family="text">
      <style:text-properties style:font-size-complex="11pt"/>
    </style:style>
    <style:style style:name="T5457" style:parent-style-name="Policepardéfaut" style:family="text">
      <style:text-properties style:font-size-complex="11pt"/>
    </style:style>
    <style:style style:name="T5458" style:parent-style-name="Policepardéfaut" style:family="text">
      <style:text-properties style:font-size-complex="11pt"/>
    </style:style>
    <style:style style:name="T5459" style:parent-style-name="Policepardéfaut" style:family="text">
      <style:text-properties style:font-size-complex="11pt"/>
    </style:style>
    <style:style style:name="T5460" style:parent-style-name="pb" style:family="text">
      <style:text-properties style:font-size-complex="11pt"/>
    </style:style>
    <style:style style:name="T5461" style:parent-style-name="pb" style:family="text">
      <style:text-properties style:font-size-complex="11pt"/>
    </style:style>
    <style:style style:name="T5462" style:parent-style-name="pb" style:family="text">
      <style:text-properties style:font-size-complex="11pt"/>
    </style:style>
    <style:style style:name="T5463" style:parent-style-name="Policepardéfaut" style:family="text">
      <style:text-properties style:font-size-complex="11pt"/>
    </style:style>
    <style:style style:name="T5464" style:parent-style-name="Policepardéfaut" style:family="text">
      <style:text-properties style:font-size-complex="11pt"/>
    </style:style>
    <style:style style:name="T5465" style:parent-style-name="Policepardéfaut" style:family="text">
      <style:text-properties style:font-size-complex="11pt"/>
    </style:style>
    <style:style style:name="T5466" style:parent-style-name="Policepardéfaut" style:family="text">
      <style:text-properties style:font-size-complex="11pt"/>
    </style:style>
    <style:style style:name="T5467" style:parent-style-name="Policepardéfaut" style:family="text">
      <style:text-properties style:font-size-complex="11pt"/>
    </style:style>
    <style:style style:name="T5468" style:parent-style-name="Policepardéfaut" style:family="text">
      <style:text-properties style:font-size-complex="11pt"/>
    </style:style>
    <style:style style:name="T5469" style:parent-style-name="Policepardéfaut" style:family="text">
      <style:text-properties style:font-size-complex="11pt"/>
    </style:style>
    <style:style style:name="T5470" style:parent-style-name="Policepardéfaut" style:family="text">
      <style:text-properties style:font-size-complex="11pt"/>
    </style:style>
    <style:style style:name="T5471" style:parent-style-name="Policepardéfaut" style:family="text">
      <style:text-properties style:font-size-complex="11pt"/>
    </style:style>
    <style:style style:name="T5472" style:parent-style-name="Policepardéfaut" style:family="text">
      <style:text-properties style:font-size-complex="11pt"/>
    </style:style>
    <style:style style:name="T5473" style:parent-style-name="Policepardéfaut" style:family="text">
      <style:text-properties style:font-size-complex="11pt"/>
    </style:style>
    <style:style style:name="T5474" style:parent-style-name="Policepardéfaut" style:family="text">
      <style:text-properties fo:font-style="italic" style:font-style-asian="italic" style:font-size-complex="11pt"/>
    </style:style>
    <style:style style:name="T5475" style:parent-style-name="Policepardéfaut" style:family="text">
      <style:text-properties fo:font-style="italic" style:font-style-asian="italic" style:font-size-complex="11pt"/>
    </style:style>
    <style:style style:name="T5476" style:parent-style-name="Policepardéfaut" style:family="text">
      <style:text-properties fo:font-style="italic" style:font-style-asian="italic" style:font-size-complex="11pt"/>
    </style:style>
    <style:style style:name="T5477" style:parent-style-name="Policepardéfaut" style:family="text">
      <style:text-properties style:font-size-complex="11pt"/>
    </style:style>
    <style:style style:name="T5478" style:parent-style-name="Policepardéfaut" style:family="text">
      <style:text-properties style:font-size-complex="11pt"/>
    </style:style>
    <style:style style:name="T5479" style:parent-style-name="Policepardéfaut" style:family="text">
      <style:text-properties fo:font-style="italic" style:font-style-asian="italic" style:font-size-complex="11pt"/>
    </style:style>
    <style:style style:name="T5480" style:parent-style-name="Policepardéfaut" style:family="text">
      <style:text-properties fo:font-style="italic" style:font-style-asian="italic" style:font-size-complex="11pt"/>
    </style:style>
    <style:style style:name="T5481" style:parent-style-name="Policepardéfaut" style:family="text">
      <style:text-properties fo:font-style="italic" style:font-style-asian="italic" style:font-size-complex="11pt"/>
    </style:style>
    <style:style style:name="T5482" style:parent-style-name="Policepardéfaut" style:family="text">
      <style:text-properties style:font-size-complex="11pt"/>
    </style:style>
    <style:style style:name="T5483" style:parent-style-name="Policepardéfaut" style:family="text">
      <style:text-properties style:font-size-complex="11pt"/>
    </style:style>
    <style:style style:name="T5484" style:parent-style-name="Policepardéfaut" style:family="text">
      <style:text-properties style:font-size-complex="11pt"/>
    </style:style>
    <style:style style:name="T5485" style:parent-style-name="Policepardéfaut" style:family="text">
      <style:text-properties style:font-size-complex="11pt"/>
    </style:style>
    <style:style style:name="T5486" style:parent-style-name="Policepardéfaut" style:family="text">
      <style:text-properties style:font-size-complex="11pt"/>
    </style:style>
    <style:style style:name="T5487" style:parent-style-name="Policepardéfaut" style:family="text">
      <style:text-properties style:font-size-complex="11pt"/>
    </style:style>
    <style:style style:name="T5488" style:parent-style-name="Policepardéfaut" style:family="text">
      <style:text-properties style:font-size-complex="11pt"/>
    </style:style>
    <style:style style:name="T5489" style:parent-style-name="Policepardéfaut" style:family="text">
      <style:text-properties style:font-size-complex="11pt"/>
    </style:style>
    <style:style style:name="T5490" style:parent-style-name="Policepardéfaut" style:family="text">
      <style:text-properties style:font-size-complex="11pt"/>
    </style:style>
    <style:style style:name="T5491" style:parent-style-name="Policepardéfaut" style:family="text">
      <style:text-properties style:font-size-complex="11pt"/>
    </style:style>
    <style:style style:name="T5492" style:parent-style-name="Policepardéfaut" style:family="text">
      <style:text-properties style:font-size-complex="11pt"/>
    </style:style>
    <style:style style:name="T5493" style:parent-style-name="Policepardéfaut" style:family="text">
      <style:text-properties style:font-size-complex="11pt"/>
    </style:style>
    <style:style style:name="T5494" style:parent-style-name="Policepardéfaut" style:family="text">
      <style:text-properties style:font-size-complex="11pt"/>
    </style:style>
    <style:style style:name="T5495" style:parent-style-name="Policepardéfaut" style:family="text">
      <style:text-properties style:font-size-complex="11pt"/>
    </style:style>
    <style:style style:name="T5496" style:parent-style-name="Policepardéfaut" style:family="text">
      <style:text-properties style:font-size-complex="11pt"/>
    </style:style>
    <style:style style:name="T5497" style:parent-style-name="Policepardéfaut" style:family="text">
      <style:text-properties style:font-size-complex="11pt"/>
    </style:style>
    <style:style style:name="T5498" style:parent-style-name="Policepardéfaut" style:family="text">
      <style:text-properties style:font-size-complex="11pt"/>
    </style:style>
    <style:style style:name="T5499" style:parent-style-name="Policepardéfaut" style:family="text">
      <style:text-properties style:font-size-complex="11pt"/>
    </style:style>
    <style:style style:name="T5500" style:parent-style-name="Policepardéfaut" style:family="text">
      <style:text-properties style:font-size-complex="11pt"/>
    </style:style>
    <style:style style:name="T5501" style:parent-style-name="Policepardéfaut" style:family="text">
      <style:text-properties style:font-size-complex="11pt"/>
    </style:style>
    <style:style style:name="T5502" style:parent-style-name="Policepardéfaut" style:family="text">
      <style:text-properties style:font-size-complex="11pt"/>
    </style:style>
    <style:style style:name="T5503" style:parent-style-name="Policepardéfaut" style:family="text">
      <style:text-properties style:font-size-complex="11pt"/>
    </style:style>
    <style:style style:name="T5504" style:parent-style-name="Policepardéfaut" style:family="text">
      <style:text-properties style:font-size-complex="11pt"/>
    </style:style>
    <style:style style:name="T5505" style:parent-style-name="Policepardéfaut" style:family="text">
      <style:text-properties style:font-size-complex="11pt"/>
    </style:style>
    <style:style style:name="T5506" style:parent-style-name="Policepardéfaut" style:family="text">
      <style:text-properties style:font-size-complex="11pt"/>
    </style:style>
    <style:style style:name="T5507" style:parent-style-name="Policepardéfaut" style:family="text">
      <style:text-properties style:font-size-complex="11pt"/>
    </style:style>
    <style:style style:name="T5508" style:parent-style-name="Policepardéfaut" style:family="text">
      <style:text-properties style:font-size-complex="11pt"/>
    </style:style>
    <style:style style:name="T5509" style:parent-style-name="Policepardéfaut" style:family="text">
      <style:text-properties style:font-size-complex="11pt"/>
    </style:style>
    <style:style style:name="T5510" style:parent-style-name="Policepardéfaut" style:family="text">
      <style:text-properties style:font-size-complex="11pt"/>
    </style:style>
    <style:style style:name="T5511" style:parent-style-name="Policepardéfaut" style:family="text">
      <style:text-properties style:font-size-complex="11pt"/>
    </style:style>
    <style:style style:name="T5512" style:parent-style-name="Policepardéfaut" style:family="text">
      <style:text-properties style:font-size-complex="11pt"/>
    </style:style>
    <style:style style:name="T5513" style:parent-style-name="Policepardéfaut" style:family="text">
      <style:text-properties style:font-size-complex="11pt"/>
    </style:style>
    <style:style style:name="T5514" style:parent-style-name="Policepardéfaut" style:family="text">
      <style:text-properties style:font-size-complex="11pt"/>
    </style:style>
    <style:style style:name="T5515" style:parent-style-name="Policepardéfaut" style:family="text">
      <style:text-properties style:font-size-complex="11pt"/>
    </style:style>
    <style:style style:name="T5516" style:parent-style-name="Policepardéfaut" style:family="text">
      <style:text-properties style:font-size-complex="11pt"/>
    </style:style>
    <style:style style:name="T5517" style:parent-style-name="Policepardéfaut" style:family="text">
      <style:text-properties style:font-size-complex="11pt"/>
    </style:style>
    <style:style style:name="T5518" style:parent-style-name="Policepardéfaut" style:family="text">
      <style:text-properties style:font-size-complex="11pt"/>
    </style:style>
    <style:style style:name="T5519" style:parent-style-name="Policepardéfaut" style:family="text">
      <style:text-properties style:font-size-complex="11pt"/>
    </style:style>
    <style:style style:name="T5520" style:parent-style-name="Policepardéfaut" style:family="text">
      <style:text-properties style:font-size-complex="11pt"/>
    </style:style>
    <style:style style:name="T5521" style:parent-style-name="Policepardéfaut" style:family="text">
      <style:text-properties style:font-size-complex="11pt"/>
    </style:style>
    <style:style style:name="T5522" style:parent-style-name="Policepardéfaut" style:family="text">
      <style:text-properties style:font-size-complex="11pt"/>
    </style:style>
    <style:style style:name="T5523" style:parent-style-name="Policepardéfaut" style:family="text">
      <style:text-properties style:font-size-complex="11pt"/>
    </style:style>
    <style:style style:name="T5524" style:parent-style-name="Policepardéfaut" style:family="text">
      <style:text-properties style:font-size-complex="11pt"/>
    </style:style>
    <style:style style:name="T5525" style:parent-style-name="Policepardéfaut" style:family="text">
      <style:text-properties fo:font-style="italic" style:font-style-asian="italic" style:font-size-complex="11pt"/>
    </style:style>
    <style:style style:name="T5526" style:parent-style-name="Policepardéfaut" style:family="text">
      <style:text-properties fo:font-style="italic" style:font-style-asian="italic" style:font-size-complex="11pt"/>
    </style:style>
    <style:style style:name="T5527" style:parent-style-name="Policepardéfaut" style:family="text">
      <style:text-properties fo:font-style="italic" style:font-style-asian="italic" style:font-size-complex="11pt"/>
    </style:style>
    <style:style style:name="T5528" style:parent-style-name="Policepardéfaut" style:family="text">
      <style:text-properties fo:font-style="italic" style:font-style-asian="italic" style:font-size-complex="11pt"/>
    </style:style>
    <style:style style:name="T5529" style:parent-style-name="Policepardéfaut" style:family="text">
      <style:text-properties fo:font-style="italic" style:font-style-asian="italic" style:font-size-complex="11pt"/>
    </style:style>
    <style:style style:name="T5530" style:parent-style-name="Policepardéfaut" style:family="text">
      <style:text-properties fo:font-style="italic" style:font-style-asian="italic" style:font-size-complex="11pt"/>
    </style:style>
    <style:style style:name="T5531" style:parent-style-name="Policepardéfaut" style:family="text">
      <style:text-properties fo:font-style="italic" style:font-style-asian="italic" style:font-size-complex="11pt"/>
    </style:style>
    <style:style style:name="T5532" style:parent-style-name="Policepardéfaut" style:family="text">
      <style:text-properties fo:font-style="italic" style:font-style-asian="italic" style:font-size-complex="11pt"/>
    </style:style>
    <style:style style:name="T5533" style:parent-style-name="Policepardéfaut" style:family="text">
      <style:text-properties fo:font-style="italic" style:font-style-asian="italic" style:font-size-complex="11pt"/>
    </style:style>
    <style:style style:name="T5534" style:parent-style-name="Policepardéfaut" style:family="text">
      <style:text-properties fo:font-style="italic" style:font-style-asian="italic" style:font-size-complex="11pt"/>
    </style:style>
    <style:style style:name="T5535" style:parent-style-name="Policepardéfaut" style:family="text">
      <style:text-properties fo:font-style="italic" style:font-style-asian="italic" style:font-size-complex="11pt"/>
    </style:style>
    <style:style style:name="T5536" style:parent-style-name="Policepardéfaut" style:family="text">
      <style:text-properties fo:font-style="italic" style:font-style-asian="italic" style:font-size-complex="11pt"/>
    </style:style>
    <style:style style:name="T5537" style:parent-style-name="Policepardéfaut" style:family="text">
      <style:text-properties fo:font-style="italic" style:font-style-asian="italic" style:font-size-complex="11pt"/>
    </style:style>
    <style:style style:name="T5538" style:parent-style-name="Policepardéfaut" style:family="text">
      <style:text-properties fo:font-style="italic" style:font-style-asian="italic" style:font-size-complex="11pt"/>
    </style:style>
    <style:style style:name="T5539" style:parent-style-name="Policepardéfaut" style:family="text">
      <style:text-properties fo:font-style="italic" style:font-style-asian="italic" style:font-size-complex="11pt"/>
    </style:style>
    <style:style style:name="T5540" style:parent-style-name="Policepardéfaut" style:family="text">
      <style:text-properties fo:font-style="italic" style:font-style-asian="italic" style:font-size-complex="11pt"/>
    </style:style>
    <style:style style:name="T5541" style:parent-style-name="Policepardéfaut" style:family="text">
      <style:text-properties fo:font-style="italic" style:font-style-asian="italic" style:font-size-complex="11pt"/>
    </style:style>
    <style:style style:name="T5542" style:parent-style-name="Policepardéfaut" style:family="text">
      <style:text-properties fo:font-style="italic" style:font-style-asian="italic" style:font-size-complex="11pt"/>
    </style:style>
    <style:style style:name="T5543" style:parent-style-name="Policepardéfaut" style:family="text">
      <style:text-properties fo:font-style="italic" style:font-style-asian="italic" style:font-size-complex="11pt"/>
    </style:style>
    <style:style style:name="T5544" style:parent-style-name="Policepardéfaut" style:family="text">
      <style:text-properties fo:font-style="italic" style:font-style-asian="italic" style:font-size-complex="11pt"/>
    </style:style>
    <style:style style:name="T5545" style:parent-style-name="Policepardéfaut" style:family="text">
      <style:text-properties fo:font-style="italic" style:font-style-asian="italic" style:font-size-complex="11pt"/>
    </style:style>
    <style:style style:name="T5546" style:parent-style-name="Policepardéfaut" style:family="text">
      <style:text-properties fo:font-style="italic" style:font-style-asian="italic" style:font-size-complex="11pt"/>
    </style:style>
    <style:style style:name="T5547" style:parent-style-name="Policepardéfaut" style:family="text">
      <style:text-properties style:font-size-complex="11pt"/>
    </style:style>
    <style:style style:name="T5548" style:parent-style-name="Policepardéfaut" style:family="text">
      <style:text-properties style:font-size-complex="11pt"/>
    </style:style>
    <style:style style:name="T5549" style:parent-style-name="Policepardéfaut" style:family="text">
      <style:text-properties style:font-size-complex="11pt"/>
    </style:style>
    <style:style style:name="T5550" style:parent-style-name="Policepardéfaut" style:family="text">
      <style:text-properties style:font-size-complex="11pt"/>
    </style:style>
    <style:style style:name="T5551" style:parent-style-name="Policepardéfaut" style:family="text">
      <style:text-properties style:font-size-complex="11pt"/>
    </style:style>
    <style:style style:name="T5552" style:parent-style-name="Policepardéfaut" style:family="text">
      <style:text-properties style:font-size-complex="11pt"/>
    </style:style>
    <style:style style:name="T5553" style:parent-style-name="Policepardéfaut" style:family="text">
      <style:text-properties style:font-size-complex="11pt"/>
    </style:style>
    <style:style style:name="T5554" style:parent-style-name="Policepardéfaut" style:family="text">
      <style:text-properties style:font-size-complex="11pt"/>
    </style:style>
    <style:style style:name="T5555" style:parent-style-name="Policepardéfaut" style:family="text">
      <style:text-properties style:font-size-complex="11pt"/>
    </style:style>
    <style:style style:name="T5556" style:parent-style-name="Policepardéfaut" style:family="text">
      <style:text-properties style:font-size-complex="11pt"/>
    </style:style>
    <style:style style:name="T5557" style:parent-style-name="Policepardéfaut" style:family="text">
      <style:text-properties style:font-size-complex="11pt"/>
    </style:style>
    <style:style style:name="T5558" style:parent-style-name="Policepardéfaut" style:family="text">
      <style:text-properties style:font-size-complex="11pt"/>
    </style:style>
    <style:style style:name="T5559" style:parent-style-name="Policepardéfaut" style:family="text">
      <style:text-properties style:font-size-complex="11pt"/>
    </style:style>
    <style:style style:name="T5560" style:parent-style-name="Policepardéfaut" style:family="text">
      <style:text-properties style:font-size-complex="11pt"/>
    </style:style>
    <style:style style:name="T5561" style:parent-style-name="Policepardéfaut" style:family="text">
      <style:text-properties style:font-size-complex="11pt"/>
    </style:style>
    <style:style style:name="T5562" style:parent-style-name="Policepardéfaut" style:family="text">
      <style:text-properties style:font-size-complex="11pt"/>
    </style:style>
    <style:style style:name="T5563" style:parent-style-name="Policepardéfaut" style:family="text">
      <style:text-properties style:font-size-complex="11pt"/>
    </style:style>
    <style:style style:name="T5564" style:parent-style-name="Policepardéfaut" style:family="text">
      <style:text-properties style:font-size-complex="11pt"/>
    </style:style>
    <style:style style:name="T5565" style:parent-style-name="Policepardéfaut" style:family="text">
      <style:text-properties style:font-size-complex="11pt"/>
    </style:style>
    <style:style style:name="T5566" style:parent-style-name="Policepardéfaut" style:family="text">
      <style:text-properties style:font-size-complex="11pt"/>
    </style:style>
    <style:style style:name="T5567" style:parent-style-name="Policepardéfaut" style:family="text">
      <style:text-properties style:font-size-complex="11pt"/>
    </style:style>
    <style:style style:name="T5568" style:parent-style-name="Policepardéfaut" style:family="text">
      <style:text-properties style:font-size-complex="11pt"/>
    </style:style>
    <style:style style:name="T5569" style:parent-style-name="Policepardéfaut" style:family="text">
      <style:text-properties style:font-size-complex="11pt"/>
    </style:style>
    <style:style style:name="T5570" style:parent-style-name="Policepardéfaut" style:family="text">
      <style:text-properties style:font-size-complex="11pt"/>
    </style:style>
    <style:style style:name="T5571" style:parent-style-name="Policepardéfaut" style:family="text">
      <style:text-properties style:font-size-complex="11pt"/>
    </style:style>
    <style:style style:name="T5572" style:parent-style-name="Policepardéfaut" style:family="text">
      <style:text-properties style:font-size-complex="11pt"/>
    </style:style>
    <style:style style:name="T5573" style:parent-style-name="Policepardéfaut" style:family="text">
      <style:text-properties style:font-size-complex="11pt"/>
    </style:style>
    <style:style style:name="T5574" style:parent-style-name="Policepardéfaut" style:family="text">
      <style:text-properties style:font-size-complex="11pt"/>
    </style:style>
    <style:style style:name="T5575" style:parent-style-name="Policepardéfaut" style:family="text">
      <style:text-properties style:font-size-complex="11pt"/>
    </style:style>
    <style:style style:name="T5576" style:parent-style-name="Policepardéfaut" style:family="text">
      <style:text-properties style:font-size-complex="11pt"/>
    </style:style>
    <style:style style:name="T5577" style:parent-style-name="Policepardéfaut" style:family="text">
      <style:text-properties style:font-size-complex="11pt"/>
    </style:style>
    <style:style style:name="T5578" style:parent-style-name="Policepardéfaut" style:family="text">
      <style:text-properties style:font-size-complex="11pt"/>
    </style:style>
    <style:style style:name="T5579" style:parent-style-name="Policepardéfaut" style:family="text">
      <style:text-properties style:font-size-complex="11pt"/>
    </style:style>
    <style:style style:name="T5580" style:parent-style-name="Policepardéfaut" style:family="text">
      <style:text-properties style:font-size-complex="11pt"/>
    </style:style>
    <style:style style:name="T5581" style:parent-style-name="Policepardéfaut" style:family="text">
      <style:text-properties style:font-size-complex="11pt"/>
    </style:style>
    <style:style style:name="T5582" style:parent-style-name="Policepardéfaut" style:family="text">
      <style:text-properties style:font-size-complex="11pt"/>
    </style:style>
    <style:style style:name="T5583" style:parent-style-name="Policepardéfaut" style:family="text">
      <style:text-properties style:font-size-complex="11pt"/>
    </style:style>
    <style:style style:name="T5584" style:parent-style-name="Policepardéfaut" style:family="text">
      <style:text-properties style:font-size-complex="11pt"/>
    </style:style>
    <style:style style:name="T5585" style:parent-style-name="Policepardéfaut" style:family="text">
      <style:text-properties style:font-size-complex="11pt"/>
    </style:style>
    <style:style style:name="T5586" style:parent-style-name="Policepardéfaut" style:family="text">
      <style:text-properties style:font-size-complex="11pt"/>
    </style:style>
    <style:style style:name="T5587" style:parent-style-name="Policepardéfaut" style:family="text">
      <style:text-properties style:font-size-complex="11pt"/>
    </style:style>
    <style:style style:name="T5588" style:parent-style-name="Policepardéfaut" style:family="text">
      <style:text-properties style:font-size-complex="11pt"/>
    </style:style>
    <style:style style:name="T5589" style:parent-style-name="Policepardéfaut" style:family="text">
      <style:text-properties style:font-size-complex="11pt"/>
    </style:style>
    <style:style style:name="T5590" style:parent-style-name="Policepardéfaut" style:family="text">
      <style:text-properties style:font-size-complex="11pt"/>
    </style:style>
    <style:style style:name="T5591" style:parent-style-name="Policepardéfaut" style:family="text">
      <style:text-properties style:font-size-complex="11pt"/>
    </style:style>
    <style:style style:name="T5592" style:parent-style-name="Policepardéfaut" style:family="text">
      <style:text-properties style:font-size-complex="11pt"/>
    </style:style>
    <style:style style:name="T5593" style:parent-style-name="Policepardéfaut" style:family="text">
      <style:text-properties style:font-size-complex="11pt"/>
    </style:style>
    <style:style style:name="T5594" style:parent-style-name="Policepardéfaut" style:family="text">
      <style:text-properties style:font-size-complex="11pt"/>
    </style:style>
    <style:style style:name="T5595" style:parent-style-name="Policepardéfaut" style:family="text">
      <style:text-properties style:font-size-complex="11pt"/>
    </style:style>
    <style:style style:name="T5596" style:parent-style-name="Policepardéfaut" style:family="text">
      <style:text-properties style:font-size-complex="11pt"/>
    </style:style>
    <style:style style:name="T5597" style:parent-style-name="Policepardéfaut" style:family="text">
      <style:text-properties style:font-size-complex="11pt"/>
    </style:style>
    <style:style style:name="T5598" style:parent-style-name="Policepardéfaut" style:family="text">
      <style:text-properties style:font-size-complex="11pt"/>
    </style:style>
    <style:style style:name="T5599" style:parent-style-name="Policepardéfaut" style:family="text">
      <style:text-properties style:font-size-complex="11pt"/>
    </style:style>
    <style:style style:name="T5600" style:parent-style-name="Policepardéfaut" style:family="text">
      <style:text-properties style:font-size-complex="11pt"/>
    </style:style>
    <style:style style:name="T5601" style:parent-style-name="Policepardéfaut" style:family="text">
      <style:text-properties style:font-size-complex="11pt"/>
    </style:style>
    <style:style style:name="T5602" style:parent-style-name="Policepardéfaut" style:family="text">
      <style:text-properties style:font-size-complex="11pt"/>
    </style:style>
    <style:style style:name="T5603" style:parent-style-name="Policepardéfaut" style:family="text">
      <style:text-properties style:font-size-complex="11pt"/>
    </style:style>
    <style:style style:name="T5604" style:parent-style-name="Policepardéfaut" style:family="text">
      <style:text-properties style:font-size-complex="11pt"/>
    </style:style>
    <style:style style:name="T5605" style:parent-style-name="Policepardéfaut" style:family="text">
      <style:text-properties style:font-size-complex="11pt"/>
    </style:style>
    <style:style style:name="T5606" style:parent-style-name="Policepardéfaut" style:family="text">
      <style:text-properties style:font-size-complex="11pt"/>
    </style:style>
    <style:style style:name="T5607" style:parent-style-name="Policepardéfaut" style:family="text">
      <style:text-properties style:font-size-complex="11pt"/>
    </style:style>
    <style:style style:name="T5608" style:parent-style-name="Policepardéfaut" style:family="text">
      <style:text-properties style:font-size-complex="11pt"/>
    </style:style>
    <style:style style:name="T5609" style:parent-style-name="Policepardéfaut" style:family="text">
      <style:text-properties style:font-size-complex="11pt"/>
    </style:style>
    <style:style style:name="T5610" style:parent-style-name="Policepardéfaut" style:family="text">
      <style:text-properties style:font-size-complex="11pt"/>
    </style:style>
    <style:style style:name="T5611" style:parent-style-name="Policepardéfaut" style:family="text">
      <style:text-properties style:font-size-complex="11pt"/>
    </style:style>
    <style:style style:name="T5612" style:parent-style-name="Policepardéfaut" style:family="text">
      <style:text-properties style:font-size-complex="11pt"/>
    </style:style>
    <style:style style:name="T5613" style:parent-style-name="Policepardéfaut" style:family="text">
      <style:text-properties style:font-size-complex="11pt"/>
    </style:style>
    <style:style style:name="T5614" style:parent-style-name="Policepardéfaut" style:family="text">
      <style:text-properties style:font-size-complex="11pt"/>
    </style:style>
    <style:style style:name="T5615" style:parent-style-name="Policepardéfaut" style:family="text">
      <style:text-properties style:font-size-complex="11pt"/>
    </style:style>
    <style:style style:name="T5616" style:parent-style-name="Policepardéfaut" style:family="text">
      <style:text-properties style:font-size-complex="11pt"/>
    </style:style>
    <style:style style:name="T5617" style:parent-style-name="Policepardéfaut" style:family="text">
      <style:text-properties style:font-size-complex="11pt"/>
    </style:style>
    <style:style style:name="T5618" style:parent-style-name="Policepardéfaut" style:family="text">
      <style:text-properties style:font-size-complex="11pt"/>
    </style:style>
    <style:style style:name="T5619" style:parent-style-name="Policepardéfaut" style:family="text">
      <style:text-properties style:font-size-complex="11pt"/>
    </style:style>
    <style:style style:name="T5620" style:parent-style-name="Policepardéfaut" style:family="text">
      <style:text-properties style:font-size-complex="11pt"/>
    </style:style>
    <style:style style:name="T5621" style:parent-style-name="Policepardéfaut" style:family="text">
      <style:text-properties style:font-size-complex="11pt"/>
    </style:style>
    <style:style style:name="T5622" style:parent-style-name="Policepardéfaut" style:family="text">
      <style:text-properties style:font-size-complex="11pt"/>
    </style:style>
    <style:style style:name="T5623" style:parent-style-name="Policepardéfaut" style:family="text">
      <style:text-properties style:font-size-complex="11pt"/>
    </style:style>
    <style:style style:name="T5624" style:parent-style-name="Policepardéfaut" style:family="text">
      <style:text-properties style:font-size-complex="11pt"/>
    </style:style>
    <style:style style:name="T5625" style:parent-style-name="Policepardéfaut" style:family="text">
      <style:text-properties style:font-size-complex="11pt"/>
    </style:style>
    <style:style style:name="T5626" style:parent-style-name="Policepardéfaut" style:family="text">
      <style:text-properties style:font-size-complex="11pt"/>
    </style:style>
    <style:style style:name="T5627" style:parent-style-name="Policepardéfaut" style:family="text">
      <style:text-properties style:font-size-complex="11pt"/>
    </style:style>
    <style:style style:name="T5628" style:parent-style-name="Policepardéfaut" style:family="text">
      <style:text-properties style:font-size-complex="11pt"/>
    </style:style>
    <style:style style:name="T5629" style:parent-style-name="Policepardéfaut" style:family="text">
      <style:text-properties style:font-size-complex="11pt"/>
    </style:style>
    <style:style style:name="T5630" style:parent-style-name="Policepardéfaut" style:family="text">
      <style:text-properties style:font-size-complex="11pt"/>
    </style:style>
    <style:style style:name="T5631" style:parent-style-name="Policepardéfaut" style:family="text">
      <style:text-properties style:font-size-complex="11pt"/>
    </style:style>
    <style:style style:name="T5632" style:parent-style-name="Policepardéfaut" style:family="text">
      <style:text-properties style:font-size-complex="11pt"/>
    </style:style>
    <style:style style:name="T5633" style:parent-style-name="Policepardéfaut" style:family="text">
      <style:text-properties style:font-size-complex="11pt"/>
    </style:style>
    <style:style style:name="T5634" style:parent-style-name="Policepardéfaut" style:family="text">
      <style:text-properties style:font-size-complex="11pt"/>
    </style:style>
    <style:style style:name="T5635" style:parent-style-name="Policepardéfaut" style:family="text">
      <style:text-properties style:font-size-complex="11pt"/>
    </style:style>
    <style:style style:name="T5636" style:parent-style-name="Policepardéfaut" style:family="text">
      <style:text-properties style:font-size-complex="11pt"/>
    </style:style>
    <style:style style:name="T5637" style:parent-style-name="Policepardéfaut" style:family="text">
      <style:text-properties style:font-size-complex="11pt"/>
    </style:style>
    <style:style style:name="T5638" style:parent-style-name="Policepardéfaut" style:family="text">
      <style:text-properties style:font-size-complex="11pt"/>
    </style:style>
    <style:style style:name="T5639" style:parent-style-name="Policepardéfaut" style:family="text">
      <style:text-properties style:font-size-complex="11pt"/>
    </style:style>
    <style:style style:name="T5640" style:parent-style-name="Policepardéfaut" style:family="text">
      <style:text-properties style:font-size-complex="11pt"/>
    </style:style>
    <style:style style:name="T5641" style:parent-style-name="Policepardéfaut" style:family="text">
      <style:text-properties style:font-size-complex="11pt"/>
    </style:style>
    <style:style style:name="T5642" style:parent-style-name="Policepardéfaut" style:family="text">
      <style:text-properties style:font-size-complex="11pt"/>
    </style:style>
    <style:style style:name="T5643" style:parent-style-name="Policepardéfaut" style:family="text">
      <style:text-properties style:font-size-complex="11pt"/>
    </style:style>
    <style:style style:name="T5644" style:parent-style-name="Policepardéfaut" style:family="text">
      <style:text-properties style:font-size-complex="11pt"/>
    </style:style>
    <style:style style:name="T5645" style:parent-style-name="Policepardéfaut" style:family="text">
      <style:text-properties style:font-size-complex="11pt"/>
    </style:style>
    <style:style style:name="T5646" style:parent-style-name="Policepardéfaut" style:family="text">
      <style:text-properties style:font-size-complex="11pt"/>
    </style:style>
    <style:style style:name="T5647" style:parent-style-name="Policepardéfaut" style:family="text">
      <style:text-properties style:font-size-complex="11pt"/>
    </style:style>
    <style:style style:name="T5648" style:parent-style-name="Policepardéfaut" style:family="text">
      <style:text-properties style:font-size-complex="11pt"/>
    </style:style>
    <style:style style:name="T5649" style:parent-style-name="Policepardéfaut" style:family="text">
      <style:text-properties style:font-size-complex="11pt"/>
    </style:style>
    <style:style style:name="T5650" style:parent-style-name="Policepardéfaut" style:family="text">
      <style:text-properties style:font-size-complex="11pt"/>
    </style:style>
    <style:style style:name="T5651" style:parent-style-name="Policepardéfaut" style:family="text">
      <style:text-properties style:font-size-complex="11pt"/>
    </style:style>
    <style:style style:name="T5652" style:parent-style-name="Policepardéfaut" style:family="text">
      <style:text-properties style:font-size-complex="11pt"/>
    </style:style>
    <style:style style:name="T5653" style:parent-style-name="Policepardéfaut" style:family="text">
      <style:text-properties style:font-size-complex="11pt"/>
    </style:style>
    <style:style style:name="T5654" style:parent-style-name="Policepardéfaut" style:family="text">
      <style:text-properties style:font-size-complex="11pt"/>
    </style:style>
    <style:style style:name="T5655" style:parent-style-name="Policepardéfaut" style:family="text">
      <style:text-properties style:font-size-complex="11pt"/>
    </style:style>
    <style:style style:name="T5656" style:parent-style-name="Policepardéfaut" style:family="text">
      <style:text-properties style:font-size-complex="11pt"/>
    </style:style>
    <style:style style:name="T5657" style:parent-style-name="Policepardéfaut" style:family="text">
      <style:text-properties style:font-size-complex="11pt"/>
    </style:style>
    <style:style style:name="T5658" style:parent-style-name="Policepardéfaut" style:family="text">
      <style:text-properties style:font-size-complex="11pt"/>
    </style:style>
    <style:style style:name="T5659" style:parent-style-name="Policepardéfaut" style:family="text">
      <style:text-properties style:font-size-complex="11pt"/>
    </style:style>
    <style:style style:name="T5660" style:parent-style-name="Policepardéfaut" style:family="text">
      <style:text-properties style:font-size-complex="11pt"/>
    </style:style>
    <style:style style:name="T5661" style:parent-style-name="Policepardéfaut" style:family="text">
      <style:text-properties style:font-size-complex="11pt"/>
    </style:style>
    <style:style style:name="T5662" style:parent-style-name="Policepardéfaut" style:family="text">
      <style:text-properties style:font-size-complex="11pt"/>
    </style:style>
    <style:style style:name="T5663" style:parent-style-name="Policepardéfaut" style:family="text">
      <style:text-properties style:font-size-complex="11pt"/>
    </style:style>
    <style:style style:name="T5664" style:parent-style-name="Policepardéfaut" style:family="text">
      <style:text-properties style:font-size-complex="11pt"/>
    </style:style>
    <style:style style:name="T5665" style:parent-style-name="Policepardéfaut" style:family="text">
      <style:text-properties style:font-size-complex="11pt"/>
    </style:style>
    <style:style style:name="T5666" style:parent-style-name="Policepardéfaut" style:family="text">
      <style:text-properties style:font-size-complex="11pt"/>
    </style:style>
    <style:style style:name="T5667" style:parent-style-name="Policepardéfaut" style:family="text">
      <style:text-properties style:font-size-complex="11pt"/>
    </style:style>
    <style:style style:name="T5668" style:parent-style-name="Policepardéfaut" style:family="text">
      <style:text-properties style:font-size-complex="11pt"/>
    </style:style>
    <style:style style:name="T5669" style:parent-style-name="Policepardéfaut" style:family="text">
      <style:text-properties style:font-size-complex="11pt"/>
    </style:style>
    <style:style style:name="T5670" style:parent-style-name="Policepardéfaut" style:family="text">
      <style:text-properties style:font-size-complex="11pt"/>
    </style:style>
    <style:style style:name="T5671" style:parent-style-name="Policepardéfaut" style:family="text">
      <style:text-properties style:font-size-complex="11pt"/>
    </style:style>
    <style:style style:name="T5672" style:parent-style-name="Policepardéfaut" style:family="text">
      <style:text-properties style:font-size-complex="11pt"/>
    </style:style>
    <style:style style:name="T5673" style:parent-style-name="Policepardéfaut" style:family="text">
      <style:text-properties style:font-size-complex="11pt"/>
    </style:style>
    <style:style style:name="T5674" style:parent-style-name="Policepardéfaut" style:family="text">
      <style:text-properties style:font-size-complex="11pt"/>
    </style:style>
    <style:style style:name="T5675" style:parent-style-name="Policepardéfaut" style:family="text">
      <style:text-properties style:font-size-complex="11pt"/>
    </style:style>
    <style:style style:name="T5676" style:parent-style-name="Policepardéfaut" style:family="text">
      <style:text-properties style:font-size-complex="11pt"/>
    </style:style>
    <style:style style:name="T5677" style:parent-style-name="Policepardéfaut" style:family="text">
      <style:text-properties style:font-size-complex="11pt"/>
    </style:style>
    <style:style style:name="T5678" style:parent-style-name="Policepardéfaut" style:family="text">
      <style:text-properties style:font-size-complex="11pt"/>
    </style:style>
    <style:style style:name="T5679" style:parent-style-name="Policepardéfaut" style:family="text">
      <style:text-properties style:font-size-complex="11pt"/>
    </style:style>
    <style:style style:name="T5680" style:parent-style-name="Policepardéfaut" style:family="text">
      <style:text-properties style:font-size-complex="11pt"/>
    </style:style>
    <style:style style:name="T5681" style:parent-style-name="Policepardéfaut" style:family="text">
      <style:text-properties style:font-size-complex="11pt"/>
    </style:style>
    <style:style style:name="T5682" style:parent-style-name="Policepardéfaut" style:family="text">
      <style:text-properties style:font-size-complex="11pt"/>
    </style:style>
    <style:style style:name="T5683" style:parent-style-name="Policepardéfaut" style:family="text">
      <style:text-properties style:font-size-complex="11pt"/>
    </style:style>
    <style:style style:name="T5684" style:parent-style-name="Policepardéfaut" style:family="text">
      <style:text-properties style:font-size-complex="11pt"/>
    </style:style>
    <style:style style:name="T5685" style:parent-style-name="Policepardéfaut" style:family="text">
      <style:text-properties style:font-size-complex="11pt"/>
    </style:style>
    <style:style style:name="T5686" style:parent-style-name="Policepardéfaut" style:family="text">
      <style:text-properties style:font-size-complex="11pt"/>
    </style:style>
    <style:style style:name="T5687" style:parent-style-name="Policepardéfaut" style:family="text">
      <style:text-properties style:font-size-complex="11pt"/>
    </style:style>
    <style:style style:name="T5688" style:parent-style-name="Policepardéfaut" style:family="text">
      <style:text-properties style:font-size-complex="11pt"/>
    </style:style>
    <style:style style:name="T5689" style:parent-style-name="Policepardéfaut" style:family="text">
      <style:text-properties style:font-size-complex="11pt"/>
    </style:style>
    <style:style style:name="T5690" style:parent-style-name="Policepardéfaut" style:family="text">
      <style:text-properties style:font-size-complex="11pt"/>
    </style:style>
    <style:style style:name="T5691" style:parent-style-name="Policepardéfaut" style:family="text">
      <style:text-properties style:font-size-complex="11pt"/>
    </style:style>
    <style:style style:name="T5692" style:parent-style-name="Policepardéfaut" style:family="text">
      <style:text-properties style:font-size-complex="11pt"/>
    </style:style>
    <style:style style:name="T5693" style:parent-style-name="Policepardéfaut" style:family="text">
      <style:text-properties style:font-size-complex="11pt"/>
    </style:style>
    <style:style style:name="T5694" style:parent-style-name="Policepardéfaut" style:family="text">
      <style:text-properties style:font-size-complex="11pt"/>
    </style:style>
    <style:style style:name="T5695" style:parent-style-name="Policepardéfaut" style:family="text">
      <style:text-properties style:font-size-complex="11pt"/>
    </style:style>
    <style:style style:name="T5696" style:parent-style-name="Policepardéfaut" style:family="text">
      <style:text-properties style:font-size-complex="11pt"/>
    </style:style>
    <style:style style:name="T5697" style:parent-style-name="Policepardéfaut" style:family="text">
      <style:text-properties style:font-size-complex="11pt"/>
    </style:style>
    <style:style style:name="T5698" style:parent-style-name="Policepardéfaut" style:family="text">
      <style:text-properties style:font-size-complex="11pt"/>
    </style:style>
    <style:style style:name="T5699" style:parent-style-name="Policepardéfaut" style:family="text">
      <style:text-properties style:font-size-complex="11pt"/>
    </style:style>
    <style:style style:name="T5700" style:parent-style-name="Policepardéfaut" style:family="text">
      <style:text-properties style:font-size-complex="11pt"/>
    </style:style>
    <style:style style:name="T5701" style:parent-style-name="Policepardéfaut" style:family="text">
      <style:text-properties style:font-size-complex="11pt"/>
    </style:style>
    <style:style style:name="T5702" style:parent-style-name="Policepardéfaut" style:family="text">
      <style:text-properties style:font-size-complex="11pt"/>
    </style:style>
    <style:style style:name="T5703" style:parent-style-name="Policepardéfaut" style:family="text">
      <style:text-properties style:font-size-complex="11pt"/>
    </style:style>
    <style:style style:name="T5704" style:parent-style-name="Policepardéfaut" style:family="text">
      <style:text-properties style:font-size-complex="11pt"/>
    </style:style>
    <style:style style:name="T5705" style:parent-style-name="Policepardéfaut" style:family="text">
      <style:text-properties style:font-size-complex="11pt"/>
    </style:style>
    <style:style style:name="T5706" style:parent-style-name="Policepardéfaut" style:family="text">
      <style:text-properties style:font-size-complex="11pt"/>
    </style:style>
    <style:style style:name="T5707" style:parent-style-name="Policepardéfaut" style:family="text">
      <style:text-properties style:font-size-complex="11pt"/>
    </style:style>
    <style:style style:name="T5708" style:parent-style-name="Policepardéfaut" style:family="text">
      <style:text-properties style:font-size-complex="11pt"/>
    </style:style>
    <style:style style:name="T5709" style:parent-style-name="Policepardéfaut" style:family="text">
      <style:text-properties style:font-size-complex="11pt"/>
    </style:style>
    <style:style style:name="T5710" style:parent-style-name="Policepardéfaut" style:family="text">
      <style:text-properties style:font-size-complex="11pt"/>
    </style:style>
    <style:style style:name="T5711" style:parent-style-name="Policepardéfaut" style:family="text">
      <style:text-properties style:font-size-complex="11pt"/>
    </style:style>
    <style:style style:name="T5712" style:parent-style-name="Policepardéfaut" style:family="text">
      <style:text-properties style:font-size-complex="11pt"/>
    </style:style>
    <style:style style:name="P5713" style:parent-style-name="Corpsdetexte" style:family="paragraph">
      <style:paragraph-properties fo:text-indent="0.1666in"/>
      <style:text-properties style:font-name-complex="Times New Roman"/>
    </style:style>
    <style:style style:name="T5714" style:parent-style-name="Policepardéfaut" style:family="text">
      <style:text-properties fo:font-style="italic" style:font-style-asian="italic"/>
    </style:style>
    <style:style style:name="P5715" style:parent-style-name="Corpsdetexte" style:family="paragraph">
      <style:text-properties style:font-name-complex="Times New Roman"/>
    </style:style>
    <style:style style:name="T5716" style:parent-style-name="Policepardéfaut" style:family="text">
      <style:text-properties style:font-name-complex="Times New Roman" style:font-size-complex="10pt"/>
    </style:style>
    <style:style style:name="T5717" style:parent-style-name="Policepardéfaut" style:family="text">
      <style:text-properties style:font-name-complex="Times New Roman" style:font-size-complex="10pt"/>
    </style:style>
    <style:style style:name="T5718" style:parent-style-name="Policepardéfaut" style:family="text">
      <style:text-properties style:font-name-complex="Times New Roman" fo:font-style="italic" style:font-style-asian="italic" style:font-size-complex="10pt"/>
    </style:style>
    <style:style style:name="T5719" style:parent-style-name="Policepardéfaut" style:family="text">
      <style:text-properties style:font-name-complex="Times New Roman" style:font-size-complex="10pt"/>
    </style:style>
    <style:style style:name="T5720" style:parent-style-name="Policepardéfaut" style:family="text">
      <style:text-properties style:font-name-complex="Times New Roman" fo:font-style="italic" style:font-style-asian="italic" style:font-size-complex="10pt"/>
    </style:style>
    <style:style style:name="T5721" style:parent-style-name="Policepardéfaut" style:family="text">
      <style:text-properties style:font-name-complex="Times New Roman" style:font-size-complex="10pt"/>
    </style:style>
    <style:style style:name="T5722" style:parent-style-name="Policepardéfaut" style:family="text">
      <style:text-properties style:font-name-complex="Times New Roman" fo:font-style="italic" style:font-style-asian="italic" style:font-size-complex="10pt"/>
    </style:style>
    <style:style style:name="T5723" style:parent-style-name="Policepardéfaut" style:family="text">
      <style:text-properties style:font-name-complex="Times New Roman" style:font-size-complex="10pt"/>
    </style:style>
    <style:style style:name="T5724" style:parent-style-name="Policepardéfaut" style:family="text">
      <style:text-properties style:font-name-complex="Times New Roman" style:font-size-complex="10pt"/>
    </style:style>
    <style:style style:name="T5725" style:parent-style-name="Policepardéfaut" style:family="text">
      <style:text-properties style:font-name-complex="Times New Roman" style:font-size-complex="10pt"/>
    </style:style>
    <style:style style:name="T5726" style:parent-style-name="Policepardéfaut" style:family="text">
      <style:text-properties style:font-name-complex="Times New Roman" style:font-size-complex="10pt"/>
    </style:style>
    <style:style style:name="T5727" style:parent-style-name="Policepardéfaut" style:family="text">
      <style:text-properties style:font-name-complex="Times New Roman" style:font-size-complex="10pt"/>
    </style:style>
    <style:style style:name="T5728" style:parent-style-name="Policepardéfaut" style:family="text">
      <style:text-properties style:font-size-complex="20pt"/>
    </style:style>
    <style:style style:name="T5729" style:parent-style-name="Policepardéfaut" style:family="text">
      <style:text-properties style:font-size-complex="20pt"/>
    </style:style>
    <style:style style:name="T5730" style:parent-style-name="Policepardéfaut" style:family="text">
      <style:text-properties style:font-name-complex="Times New Roman" style:font-size-complex="10pt"/>
    </style:style>
    <style:style style:name="T5731" style:parent-style-name="Policepardéfaut" style:family="text">
      <style:text-properties style:font-name-complex="Times New Roman" fo:font-style="italic" style:font-style-asian="italic" style:font-size-complex="10pt"/>
    </style:style>
    <style:style style:name="T5732" style:parent-style-name="Policepardéfaut" style:family="text">
      <style:text-properties style:font-name-complex="Times New Roman" style:font-size-complex="10pt"/>
    </style:style>
    <style:style style:name="T5733" style:parent-style-name="Policepardéfaut" style:family="text">
      <style:text-properties style:font-name-complex="Times New Roman" style:font-size-complex="10pt"/>
    </style:style>
    <style:style style:name="T5734" style:parent-style-name="Policepardéfaut" style:family="text">
      <style:text-properties style:font-name-complex="Times New Roman" style:font-size-complex="10pt"/>
    </style:style>
    <style:style style:name="T5735" style:parent-style-name="Policepardéfaut" style:family="text">
      <style:text-properties style:font-name-complex="Times New Roman" style:font-size-complex="10pt"/>
    </style:style>
    <style:style style:name="T5736" style:parent-style-name="Policepardéfaut" style:family="text">
      <style:text-properties style:font-name-complex="Times New Roman" style:font-size-complex="10pt"/>
    </style:style>
    <style:style style:name="T5737" style:parent-style-name="Policepardéfaut" style:family="text">
      <style:text-properties style:font-name-complex="Times New Roman" style:font-size-complex="10pt"/>
    </style:style>
    <style:style style:name="T5738" style:parent-style-name="Policepardéfaut" style:family="text">
      <style:text-properties style:font-name-complex="Times New Roman" style:font-size-complex="10pt"/>
    </style:style>
    <style:style style:name="T5739" style:parent-style-name="Policepardéfaut" style:family="text">
      <style:text-properties style:font-name-complex="Times New Roman" style:font-size-complex="10pt"/>
    </style:style>
    <style:style style:name="T5740" style:parent-style-name="Policepardéfaut" style:family="text">
      <style:text-properties style:font-name-complex="Times New Roman" style:font-size-complex="10pt"/>
    </style:style>
    <style:style style:name="T5741" style:parent-style-name="Policepardéfaut" style:family="text">
      <style:text-properties style:font-name-complex="Times New Roman" fo:font-style="italic" style:font-style-asian="italic" style:font-size-complex="10pt"/>
    </style:style>
    <style:style style:name="T5742" style:parent-style-name="Policepardéfaut" style:family="text">
      <style:text-properties style:font-name-complex="Times New Roman" style:font-size-complex="10pt"/>
    </style:style>
    <style:style style:name="T5743" style:parent-style-name="pb" style:family="text">
      <style:text-properties style:text-position="0% 100%"/>
    </style:style>
    <style:style style:name="T5744" style:parent-style-name="Appelnotedebasdep." style:family="text">
      <style:text-properties style:font-size-complex="11pt"/>
    </style:style>
    <style:style style:name="T5745" style:parent-style-name="Policepardéfaut" style:family="text">
      <style:text-properties fo:font-style="italic" style:font-style-asian="italic"/>
    </style:style>
    <style:style style:name="T5746" style:parent-style-name="pb" style:family="text">
      <style:text-properties style:font-size-complex="11pt"/>
    </style:style>
    <style:style style:name="T5747" style:parent-style-name="pb" style:family="text">
      <style:text-properties style:font-size-complex="11pt"/>
    </style:style>
    <style:style style:name="T5748" style:parent-style-name="pb" style:family="text">
      <style:text-properties style:font-size-complex="11pt"/>
    </style:style>
    <style:style style:name="T5749" style:parent-style-name="pb" style:family="text">
      <style:text-properties style:text-position="0% 100%"/>
    </style:style>
    <style:style style:name="T5750" style:parent-style-name="Policepardéfaut" style:family="text">
      <style:text-properties style:font-name-complex="Times New Roman"/>
    </style:style>
    <style:style style:name="T5751" style:parent-style-name="Policepardéfaut" style:family="text">
      <style:text-properties style:font-name-complex="Times New Roman" style:font-size-complex="10pt"/>
    </style:style>
    <style:style style:name="T5752" style:parent-style-name="Policepardéfaut" style:family="text">
      <style:text-properties style:font-name-complex="Times New Roman" fo:font-variant="small-caps" style:font-size-complex="10pt"/>
    </style:style>
    <style:style style:name="T5753" style:parent-style-name="Policepardéfaut" style:family="text">
      <style:text-properties style:font-name-complex="Times New Roman" fo:font-variant="small-caps" style:font-size-complex="10pt"/>
    </style:style>
    <style:style style:name="T5754" style:parent-style-name="Policepardéfaut" style:family="text">
      <style:text-properties style:font-name-complex="Times New Roman" style:font-size-complex="10pt"/>
    </style:style>
    <style:style style:name="T5755" style:parent-style-name="Policepardéfaut" style:family="text">
      <style:text-properties style:font-name-complex="Times New Roman" style:font-size-complex="10pt"/>
    </style:style>
    <style:style style:name="P5756" style:parent-style-name="quote" style:family="paragraph">
      <style:text-properties style:font-size-complex="11pt"/>
    </style:style>
    <style:style style:name="T5757" style:parent-style-name="Policepardéfaut" style:family="text">
      <style:text-properties style:font-size-complex="11pt"/>
    </style:style>
    <style:style style:name="T5758" style:parent-style-name="Policepardéfaut" style:family="text">
      <style:text-properties style:font-size-complex="11pt"/>
    </style:style>
    <style:style style:name="T5759" style:parent-style-name="Policepardéfaut" style:family="text">
      <style:text-properties style:font-size-complex="11pt"/>
    </style:style>
    <style:style style:name="T5760" style:parent-style-name="Policepardéfaut" style:family="text">
      <style:text-properties style:font-size-complex="11pt"/>
    </style:style>
    <style:style style:name="T5761" style:parent-style-name="Policepardéfaut" style:family="text">
      <style:text-properties style:font-size-complex="11pt"/>
    </style:style>
    <style:style style:name="T5762" style:parent-style-name="Policepardéfaut" style:family="text">
      <style:text-properties style:font-size-complex="11pt"/>
    </style:style>
    <style:style style:name="T5763" style:parent-style-name="Policepardéfaut" style:family="text">
      <style:text-properties style:font-size-complex="11pt"/>
    </style:style>
    <style:style style:name="T5764" style:parent-style-name="Policepardéfaut" style:family="text">
      <style:text-properties style:font-size-complex="11pt"/>
    </style:style>
    <style:style style:name="T5765" style:parent-style-name="Policepardéfaut" style:family="text">
      <style:text-properties style:font-size-complex="11pt"/>
    </style:style>
    <style:style style:name="T5766" style:parent-style-name="Policepardéfaut" style:family="text">
      <style:text-properties style:font-size-complex="11pt"/>
    </style:style>
    <style:style style:name="T5767" style:parent-style-name="Policepardéfaut" style:family="text">
      <style:text-properties style:font-size-complex="11pt"/>
    </style:style>
    <style:style style:name="T5768" style:parent-style-name="Policepardéfaut" style:family="text">
      <style:text-properties style:font-size-complex="11pt"/>
    </style:style>
    <style:style style:name="T5769" style:parent-style-name="Policepardéfaut" style:family="text">
      <style:text-properties style:font-size-complex="11pt"/>
    </style:style>
    <style:style style:name="T5770" style:parent-style-name="Policepardéfaut" style:family="text">
      <style:text-properties style:font-size-complex="11pt"/>
    </style:style>
    <style:style style:name="T5771" style:parent-style-name="Policepardéfaut" style:family="text">
      <style:text-properties style:font-size-complex="11pt"/>
    </style:style>
    <style:style style:name="T5772" style:parent-style-name="Policepardéfaut" style:family="text">
      <style:text-properties style:font-size-complex="11pt"/>
    </style:style>
    <style:style style:name="T5773" style:parent-style-name="Policepardéfaut" style:family="text">
      <style:text-properties style:font-size-complex="11pt"/>
    </style:style>
    <style:style style:name="T5774" style:parent-style-name="Policepardéfaut" style:family="text">
      <style:text-properties style:font-size-complex="11pt"/>
    </style:style>
    <style:style style:name="T5775" style:parent-style-name="Policepardéfaut" style:family="text">
      <style:text-properties style:font-size-complex="11pt"/>
    </style:style>
    <style:style style:name="T5776" style:parent-style-name="Policepardéfaut" style:family="text">
      <style:text-properties style:font-size-complex="11pt"/>
    </style:style>
    <style:style style:name="T5777" style:parent-style-name="Policepardéfaut" style:family="text">
      <style:text-properties style:font-size-complex="11pt"/>
    </style:style>
    <style:style style:name="T5778" style:parent-style-name="Policepardéfaut" style:family="text">
      <style:text-properties style:font-size-complex="11pt"/>
    </style:style>
    <style:style style:name="T5779" style:parent-style-name="Policepardéfaut" style:family="text">
      <style:text-properties style:font-size-complex="11pt"/>
    </style:style>
    <style:style style:name="T5780" style:parent-style-name="Policepardéfaut" style:family="text">
      <style:text-properties style:font-size-complex="11pt"/>
    </style:style>
    <style:style style:name="T5781" style:parent-style-name="Policepardéfaut" style:family="text">
      <style:text-properties style:font-size-complex="11pt"/>
    </style:style>
    <style:style style:name="T5782" style:parent-style-name="Policepardéfaut" style:family="text">
      <style:text-properties style:font-size-complex="11pt"/>
    </style:style>
    <style:style style:name="T5783" style:parent-style-name="Policepardéfaut" style:family="text">
      <style:text-properties style:font-size-complex="11pt"/>
    </style:style>
    <style:style style:name="T5784" style:parent-style-name="Policepardéfaut" style:family="text">
      <style:text-properties style:font-size-complex="11pt"/>
    </style:style>
    <style:style style:name="T5785" style:parent-style-name="Policepardéfaut" style:family="text">
      <style:text-properties style:font-size-complex="11pt"/>
    </style:style>
    <style:style style:name="T5786" style:parent-style-name="Policepardéfaut" style:family="text">
      <style:text-properties style:font-size-complex="11pt"/>
    </style:style>
    <style:style style:name="T5787" style:parent-style-name="Policepardéfaut" style:family="text">
      <style:text-properties style:font-size-complex="11pt"/>
    </style:style>
    <style:style style:name="T5788" style:parent-style-name="Policepardéfaut" style:family="text">
      <style:text-properties style:font-size-complex="11pt"/>
    </style:style>
    <style:style style:name="T5789" style:parent-style-name="Policepardéfaut" style:family="text">
      <style:text-properties style:font-size-complex="11pt"/>
    </style:style>
    <style:style style:name="T5790" style:parent-style-name="Policepardéfaut" style:family="text">
      <style:text-properties style:font-size-complex="11pt"/>
    </style:style>
    <style:style style:name="T5791" style:parent-style-name="Policepardéfaut" style:family="text">
      <style:text-properties style:font-size-complex="11pt"/>
    </style:style>
    <style:style style:name="T5792" style:parent-style-name="Policepardéfaut" style:family="text">
      <style:text-properties style:font-size-complex="11pt"/>
    </style:style>
    <style:style style:name="T5793" style:parent-style-name="Policepardéfaut" style:family="text">
      <style:text-properties style:font-size-complex="11pt"/>
    </style:style>
    <style:style style:name="T5794" style:parent-style-name="Policepardéfaut" style:family="text">
      <style:text-properties style:font-size-complex="11pt"/>
    </style:style>
    <style:style style:name="T5795" style:parent-style-name="Policepardéfaut" style:family="text">
      <style:text-properties style:font-size-complex="11pt"/>
    </style:style>
    <style:style style:name="T5796" style:parent-style-name="Policepardéfaut" style:family="text">
      <style:text-properties style:font-size-complex="11pt"/>
    </style:style>
    <style:style style:name="T5797" style:parent-style-name="Policepardéfaut" style:family="text">
      <style:text-properties style:font-size-complex="11pt"/>
    </style:style>
    <style:style style:name="T5798" style:parent-style-name="Policepardéfaut" style:family="text">
      <style:text-properties style:font-size-complex="11pt"/>
    </style:style>
    <style:style style:name="T5799" style:parent-style-name="Policepardéfaut" style:family="text">
      <style:text-properties style:font-size-complex="11pt"/>
    </style:style>
    <style:style style:name="T5800" style:parent-style-name="Policepardéfaut" style:family="text">
      <style:text-properties style:font-size-complex="11pt"/>
    </style:style>
    <style:style style:name="T5801" style:parent-style-name="Policepardéfaut" style:family="text">
      <style:text-properties style:font-size-complex="11pt"/>
    </style:style>
    <style:style style:name="T5802" style:parent-style-name="pb" style:family="text">
      <style:text-properties style:font-size-complex="11pt"/>
    </style:style>
    <style:style style:name="T5803" style:parent-style-name="pb" style:family="text">
      <style:text-properties style:font-size-complex="11pt"/>
    </style:style>
    <style:style style:name="T5804" style:parent-style-name="pb" style:family="text">
      <style:text-properties style:font-size-complex="11pt"/>
    </style:style>
    <style:style style:name="T5805" style:parent-style-name="pb" style:family="text">
      <style:text-properties style:text-position="0% 100%"/>
    </style:style>
    <style:style style:name="T5806" style:parent-style-name="Policepardéfaut" style:family="text">
      <style:text-properties style:font-size-complex="11pt"/>
    </style:style>
    <style:style style:name="T5807" style:parent-style-name="Policepardéfaut" style:family="text">
      <style:text-properties style:font-size-complex="11pt"/>
    </style:style>
    <style:style style:name="T5808" style:parent-style-name="Policepardéfaut" style:family="text">
      <style:text-properties style:font-size-complex="11pt"/>
    </style:style>
    <style:style style:name="T5809" style:parent-style-name="Policepardéfaut" style:family="text">
      <style:text-properties style:font-size-complex="11pt"/>
    </style:style>
    <style:style style:name="T5810" style:parent-style-name="Policepardéfaut" style:family="text">
      <style:text-properties style:font-size-complex="11pt"/>
    </style:style>
    <style:style style:name="T5811" style:parent-style-name="Policepardéfaut" style:family="text">
      <style:text-properties style:font-size-complex="11pt"/>
    </style:style>
    <style:style style:name="T5812" style:parent-style-name="Policepardéfaut" style:family="text">
      <style:text-properties style:font-size-complex="11pt"/>
    </style:style>
    <style:style style:name="T5813" style:parent-style-name="Policepardéfaut" style:family="text">
      <style:text-properties style:font-size-complex="11pt"/>
    </style:style>
    <style:style style:name="T5814" style:parent-style-name="Policepardéfaut" style:family="text">
      <style:text-properties style:font-size-complex="11pt"/>
    </style:style>
    <style:style style:name="T5815" style:parent-style-name="Policepardéfaut" style:family="text">
      <style:text-properties style:font-size-complex="11pt"/>
    </style:style>
    <style:style style:name="T5816" style:parent-style-name="Policepardéfaut" style:family="text">
      <style:text-properties style:font-size-complex="11pt"/>
    </style:style>
    <style:style style:name="T5817" style:parent-style-name="Policepardéfaut" style:family="text">
      <style:text-properties style:font-size-complex="11pt"/>
    </style:style>
    <style:style style:name="T5818" style:parent-style-name="Policepardéfaut" style:family="text">
      <style:text-properties style:font-size-complex="11pt"/>
    </style:style>
    <style:style style:name="T5819" style:parent-style-name="Policepardéfaut" style:family="text">
      <style:text-properties style:font-size-complex="11pt"/>
    </style:style>
    <style:style style:name="T5820" style:parent-style-name="Policepardéfaut" style:family="text">
      <style:text-properties style:font-size-complex="11pt"/>
    </style:style>
    <style:style style:name="T5821" style:parent-style-name="Policepardéfaut" style:family="text">
      <style:text-properties style:font-size-complex="11pt"/>
    </style:style>
    <style:style style:name="T5822" style:parent-style-name="Policepardéfaut" style:family="text">
      <style:text-properties style:font-size-complex="11pt"/>
    </style:style>
    <style:style style:name="T5823" style:parent-style-name="Policepardéfaut" style:family="text">
      <style:text-properties style:font-size-complex="11pt"/>
    </style:style>
    <style:style style:name="T5824" style:parent-style-name="Policepardéfaut" style:family="text">
      <style:text-properties style:font-size-complex="11pt"/>
    </style:style>
    <style:style style:name="T5825" style:parent-style-name="Policepardéfaut" style:family="text">
      <style:text-properties style:font-size-complex="11pt"/>
    </style:style>
    <style:style style:name="T5826" style:parent-style-name="Policepardéfaut" style:family="text">
      <style:text-properties style:font-size-complex="11pt"/>
    </style:style>
    <style:style style:name="T5827" style:parent-style-name="Policepardéfaut" style:family="text">
      <style:text-properties style:font-size-complex="11pt"/>
    </style:style>
    <style:style style:name="T5828" style:parent-style-name="Policepardéfaut" style:family="text">
      <style:text-properties style:font-size-complex="11pt"/>
    </style:style>
    <style:style style:name="T5829" style:parent-style-name="Policepardéfaut" style:family="text">
      <style:text-properties style:font-size-complex="11pt"/>
    </style:style>
    <style:style style:name="T5830" style:parent-style-name="Policepardéfaut" style:family="text">
      <style:text-properties style:font-size-complex="11pt"/>
    </style:style>
    <style:style style:name="T5831" style:parent-style-name="Policepardéfaut" style:family="text">
      <style:text-properties style:font-size-complex="11pt"/>
    </style:style>
    <style:style style:name="T5832" style:parent-style-name="Policepardéfaut" style:family="text">
      <style:text-properties style:font-size-complex="11pt"/>
    </style:style>
    <style:style style:name="T5833" style:parent-style-name="Policepardéfaut" style:family="text">
      <style:text-properties style:font-size-complex="11pt"/>
    </style:style>
    <style:style style:name="T5834" style:parent-style-name="Policepardéfaut" style:family="text">
      <style:text-properties style:font-size-complex="11pt"/>
    </style:style>
    <style:style style:name="T5835" style:parent-style-name="Policepardéfaut" style:family="text">
      <style:text-properties style:font-size-complex="11pt"/>
    </style:style>
    <style:style style:name="T5836" style:parent-style-name="Policepardéfaut" style:family="text">
      <style:text-properties style:font-size-complex="11pt"/>
    </style:style>
    <style:style style:name="T5837" style:parent-style-name="Policepardéfaut" style:family="text">
      <style:text-properties style:font-size-complex="11pt"/>
    </style:style>
    <style:style style:name="T5838" style:parent-style-name="Policepardéfaut" style:family="text">
      <style:text-properties style:font-size-complex="11pt"/>
    </style:style>
    <style:style style:name="T5839" style:parent-style-name="Policepardéfaut" style:family="text">
      <style:text-properties style:font-size-complex="11pt"/>
    </style:style>
    <style:style style:name="T5840" style:parent-style-name="Policepardéfaut" style:family="text">
      <style:text-properties style:font-size-complex="11pt"/>
    </style:style>
    <style:style style:name="T5841" style:parent-style-name="Policepardéfaut" style:family="text">
      <style:text-properties style:font-size-complex="11pt"/>
    </style:style>
    <style:style style:name="T5842" style:parent-style-name="Policepardéfaut" style:family="text">
      <style:text-properties style:font-size-complex="11pt"/>
    </style:style>
    <style:style style:name="T5843" style:parent-style-name="Policepardéfaut" style:family="text">
      <style:text-properties style:font-size-complex="11pt"/>
    </style:style>
    <style:style style:name="T5844" style:parent-style-name="Policepardéfaut" style:family="text">
      <style:text-properties style:font-size-complex="11pt"/>
    </style:style>
    <style:style style:name="T5845" style:parent-style-name="Policepardéfaut" style:family="text">
      <style:text-properties style:font-size-complex="11pt"/>
    </style:style>
    <style:style style:name="T5846" style:parent-style-name="Policepardéfaut" style:family="text">
      <style:text-properties style:font-size-complex="11pt"/>
    </style:style>
    <style:style style:name="T5847" style:parent-style-name="Policepardéfaut" style:family="text">
      <style:text-properties style:font-size-complex="11pt"/>
    </style:style>
    <style:style style:name="T5848" style:parent-style-name="Policepardéfaut" style:family="text">
      <style:text-properties style:font-size-complex="11pt"/>
    </style:style>
    <style:style style:name="T5849" style:parent-style-name="Policepardéfaut" style:family="text">
      <style:text-properties style:font-size-complex="11pt"/>
    </style:style>
    <style:style style:name="T5850" style:parent-style-name="Policepardéfaut" style:family="text">
      <style:text-properties style:font-size-complex="11pt"/>
    </style:style>
    <style:style style:name="T5851" style:parent-style-name="Policepardéfaut" style:family="text">
      <style:text-properties style:font-size-complex="11pt"/>
    </style:style>
    <style:style style:name="T5852" style:parent-style-name="Policepardéfaut" style:family="text">
      <style:text-properties style:font-size-complex="11pt"/>
    </style:style>
    <style:style style:name="T5853" style:parent-style-name="Policepardéfaut" style:family="text">
      <style:text-properties style:font-size-complex="11pt"/>
    </style:style>
    <style:style style:name="T5854" style:parent-style-name="Policepardéfaut" style:family="text">
      <style:text-properties style:font-size-complex="11pt"/>
    </style:style>
    <style:style style:name="T5855" style:parent-style-name="Policepardéfaut" style:family="text">
      <style:text-properties style:font-size-complex="11pt"/>
    </style:style>
    <style:style style:name="T5856" style:parent-style-name="Policepardéfaut" style:family="text">
      <style:text-properties style:font-size-complex="11pt"/>
    </style:style>
    <style:style style:name="T5857" style:parent-style-name="Policepardéfaut" style:family="text">
      <style:text-properties style:font-size-complex="11pt"/>
    </style:style>
    <style:style style:name="T5858" style:parent-style-name="Policepardéfaut" style:family="text">
      <style:text-properties style:font-size-complex="11pt"/>
    </style:style>
    <style:style style:name="T5859" style:parent-style-name="Policepardéfaut" style:family="text">
      <style:text-properties style:font-size-complex="11pt"/>
    </style:style>
    <style:style style:name="T5860" style:parent-style-name="Policepardéfaut" style:family="text">
      <style:text-properties style:font-size-complex="11pt"/>
    </style:style>
    <style:style style:name="T5861" style:parent-style-name="Policepardéfaut" style:family="text">
      <style:text-properties style:font-size-complex="11pt"/>
    </style:style>
    <style:style style:name="T5862" style:parent-style-name="Policepardéfaut" style:family="text">
      <style:text-properties style:font-size-complex="11pt"/>
    </style:style>
    <style:style style:name="T5863" style:parent-style-name="Policepardéfaut" style:family="text">
      <style:text-properties style:font-size-complex="11pt"/>
    </style:style>
    <style:style style:name="T5864" style:parent-style-name="Policepardéfaut" style:family="text">
      <style:text-properties style:font-size-complex="11pt"/>
    </style:style>
    <style:style style:name="T5865" style:parent-style-name="Policepardéfaut" style:family="text">
      <style:text-properties style:font-size-complex="11pt"/>
    </style:style>
    <style:style style:name="T5866" style:parent-style-name="Policepardéfaut" style:family="text">
      <style:text-properties style:font-size-complex="11pt"/>
    </style:style>
    <style:style style:name="T5867" style:parent-style-name="Policepardéfaut" style:family="text">
      <style:text-properties style:font-size-complex="11pt"/>
    </style:style>
    <style:style style:name="T5868" style:parent-style-name="Policepardéfaut" style:family="text">
      <style:text-properties style:font-size-complex="11pt"/>
    </style:style>
    <style:style style:name="T5869" style:parent-style-name="Policepardéfaut" style:family="text">
      <style:text-properties style:font-size-complex="11pt"/>
    </style:style>
    <style:style style:name="T5870" style:parent-style-name="Policepardéfaut" style:family="text">
      <style:text-properties style:font-size-complex="11pt"/>
    </style:style>
    <style:style style:name="T5871" style:parent-style-name="Policepardéfaut" style:family="text">
      <style:text-properties style:font-size-complex="11pt"/>
    </style:style>
    <style:style style:name="T5872" style:parent-style-name="Policepardéfaut" style:family="text">
      <style:text-properties style:font-size-complex="11pt"/>
    </style:style>
    <style:style style:name="T5873" style:parent-style-name="Policepardéfaut" style:family="text">
      <style:text-properties style:font-size-complex="11pt"/>
    </style:style>
    <style:style style:name="T5874" style:parent-style-name="Policepardéfaut" style:family="text">
      <style:text-properties style:font-size-complex="11pt"/>
    </style:style>
    <style:style style:name="T5875" style:parent-style-name="Policepardéfaut" style:family="text">
      <style:text-properties style:font-size-complex="11pt"/>
    </style:style>
    <style:style style:name="T5876" style:parent-style-name="Policepardéfaut" style:family="text">
      <style:text-properties style:font-size-complex="11pt"/>
    </style:style>
    <style:style style:name="T5877" style:parent-style-name="Policepardéfaut" style:family="text">
      <style:text-properties style:font-size-complex="11pt"/>
    </style:style>
    <style:style style:name="T5878" style:parent-style-name="Policepardéfaut" style:family="text">
      <style:text-properties style:font-size-complex="11pt"/>
    </style:style>
    <style:style style:name="T5879" style:parent-style-name="Policepardéfaut" style:family="text">
      <style:text-properties style:font-size-complex="11pt"/>
    </style:style>
    <style:style style:name="T5880" style:parent-style-name="Policepardéfaut" style:family="text">
      <style:text-properties style:font-size-complex="11pt"/>
    </style:style>
    <style:style style:name="T5881" style:parent-style-name="Policepardéfaut" style:family="text">
      <style:text-properties style:font-size-complex="11pt"/>
    </style:style>
    <style:style style:name="T5882" style:parent-style-name="Policepardéfaut" style:family="text">
      <style:text-properties style:font-size-complex="11pt"/>
    </style:style>
    <style:style style:name="T5883" style:parent-style-name="Policepardéfaut" style:family="text">
      <style:text-properties style:font-size-complex="11pt"/>
    </style:style>
    <style:style style:name="T5884" style:parent-style-name="Policepardéfaut" style:family="text">
      <style:text-properties style:font-size-complex="11pt"/>
    </style:style>
    <style:style style:name="T5885" style:parent-style-name="Policepardéfaut" style:family="text">
      <style:text-properties style:font-size-complex="11pt"/>
    </style:style>
    <style:style style:name="T5886" style:parent-style-name="Policepardéfaut" style:family="text">
      <style:text-properties style:font-size-complex="11pt"/>
    </style:style>
    <style:style style:name="T5887" style:parent-style-name="Policepardéfaut" style:family="text">
      <style:text-properties style:font-size-complex="11pt"/>
    </style:style>
    <style:style style:name="T5888" style:parent-style-name="Policepardéfaut" style:family="text">
      <style:text-properties style:font-size-complex="11pt"/>
    </style:style>
    <style:style style:name="T5889" style:parent-style-name="Policepardéfaut" style:family="text">
      <style:text-properties style:font-size-complex="11pt"/>
    </style:style>
    <style:style style:name="T5890" style:parent-style-name="Policepardéfaut" style:family="text">
      <style:text-properties style:font-size-complex="11pt"/>
    </style:style>
    <style:style style:name="T5891" style:parent-style-name="Policepardéfaut" style:family="text">
      <style:text-properties style:font-size-complex="11pt"/>
    </style:style>
    <style:style style:name="T5892" style:parent-style-name="Policepardéfaut" style:family="text">
      <style:text-properties style:font-size-complex="11pt"/>
    </style:style>
    <style:style style:name="T5893" style:parent-style-name="Policepardéfaut" style:family="text">
      <style:text-properties style:font-size-complex="11pt"/>
    </style:style>
    <style:style style:name="T5894" style:parent-style-name="Policepardéfaut" style:family="text">
      <style:text-properties style:font-size-complex="11pt"/>
    </style:style>
    <style:style style:name="T5895" style:parent-style-name="Policepardéfaut" style:family="text">
      <style:text-properties style:font-size-complex="11pt"/>
    </style:style>
    <style:style style:name="T5896" style:parent-style-name="Policepardéfaut" style:family="text">
      <style:text-properties style:font-size-complex="11pt"/>
    </style:style>
    <style:style style:name="T5897" style:parent-style-name="Policepardéfaut" style:family="text">
      <style:text-properties style:font-size-complex="11pt"/>
    </style:style>
    <style:style style:name="T5898" style:parent-style-name="Policepardéfaut" style:family="text">
      <style:text-properties style:font-size-complex="11pt"/>
    </style:style>
    <style:style style:name="T5899" style:parent-style-name="Policepardéfaut" style:family="text">
      <style:text-properties style:font-size-complex="11pt"/>
    </style:style>
    <style:style style:name="T5900" style:parent-style-name="Policepardéfaut" style:family="text">
      <style:text-properties style:font-size-complex="11pt"/>
    </style:style>
    <style:style style:name="T5901" style:parent-style-name="Policepardéfaut" style:family="text">
      <style:text-properties style:font-size-complex="11pt"/>
    </style:style>
    <style:style style:name="T5902" style:parent-style-name="Policepardéfaut" style:family="text">
      <style:text-properties style:font-size-complex="11pt"/>
    </style:style>
    <style:style style:name="T5903" style:parent-style-name="Policepardéfaut" style:family="text">
      <style:text-properties style:font-size-complex="11pt"/>
    </style:style>
    <style:style style:name="T5904" style:parent-style-name="Policepardéfaut" style:family="text">
      <style:text-properties style:font-size-complex="11pt"/>
    </style:style>
    <style:style style:name="T5905" style:parent-style-name="Policepardéfaut" style:family="text">
      <style:text-properties style:font-size-complex="11pt"/>
    </style:style>
    <style:style style:name="T5906" style:parent-style-name="Policepardéfaut" style:family="text">
      <style:text-properties style:font-size-complex="11pt"/>
    </style:style>
    <style:style style:name="T5907" style:parent-style-name="Policepardéfaut" style:family="text">
      <style:text-properties style:font-size-complex="11pt"/>
    </style:style>
    <style:style style:name="T5908" style:parent-style-name="Policepardéfaut" style:family="text">
      <style:text-properties style:font-size-complex="11pt"/>
    </style:style>
    <style:style style:name="T5909" style:parent-style-name="Policepardéfaut" style:family="text">
      <style:text-properties style:font-size-complex="11pt"/>
    </style:style>
    <style:style style:name="T5910" style:parent-style-name="Policepardéfaut" style:family="text">
      <style:text-properties style:font-size-complex="11pt"/>
    </style:style>
    <style:style style:name="T5911" style:parent-style-name="Policepardéfaut" style:family="text">
      <style:text-properties style:font-size-complex="11pt"/>
    </style:style>
    <style:style style:name="T5912" style:parent-style-name="Policepardéfaut" style:family="text">
      <style:text-properties style:font-size-complex="11pt"/>
    </style:style>
    <style:style style:name="T5913" style:parent-style-name="Policepardéfaut" style:family="text">
      <style:text-properties style:font-size-complex="11pt"/>
    </style:style>
    <style:style style:name="T5914" style:parent-style-name="Policepardéfaut" style:family="text">
      <style:text-properties style:font-size-complex="11pt"/>
    </style:style>
    <style:style style:name="T5915" style:parent-style-name="Policepardéfaut" style:family="text">
      <style:text-properties style:font-size-complex="11pt"/>
    </style:style>
    <style:style style:name="T5916" style:parent-style-name="Policepardéfaut" style:family="text">
      <style:text-properties style:font-size-complex="11pt"/>
    </style:style>
    <style:style style:name="T5917" style:parent-style-name="Policepardéfaut" style:family="text">
      <style:text-properties style:font-size-complex="11pt"/>
    </style:style>
    <style:style style:name="T5918" style:parent-style-name="Policepardéfaut" style:family="text">
      <style:text-properties style:font-size-complex="11pt"/>
    </style:style>
    <style:style style:name="T5919" style:parent-style-name="Policepardéfaut" style:family="text">
      <style:text-properties style:font-size-complex="11pt"/>
    </style:style>
    <style:style style:name="T5920" style:parent-style-name="Policepardéfaut" style:family="text">
      <style:text-properties style:font-size-complex="11pt"/>
    </style:style>
    <style:style style:name="T5921" style:parent-style-name="Policepardéfaut" style:family="text">
      <style:text-properties style:font-size-complex="11pt"/>
    </style:style>
    <style:style style:name="T5922" style:parent-style-name="Policepardéfaut" style:family="text">
      <style:text-properties style:font-size-complex="11pt"/>
    </style:style>
    <style:style style:name="T5923" style:parent-style-name="Policepardéfaut" style:family="text">
      <style:text-properties style:font-size-complex="11pt"/>
    </style:style>
    <style:style style:name="T5924" style:parent-style-name="Policepardéfaut" style:family="text">
      <style:text-properties style:font-size-complex="11pt"/>
    </style:style>
    <style:style style:name="T5925" style:parent-style-name="Policepardéfaut" style:family="text">
      <style:text-properties style:font-size-complex="11pt"/>
    </style:style>
    <style:style style:name="T5926" style:parent-style-name="Policepardéfaut" style:family="text">
      <style:text-properties fo:font-style="italic" style:font-style-asian="italic" style:font-size-complex="11pt"/>
    </style:style>
    <style:style style:name="T5927" style:parent-style-name="Policepardéfaut" style:family="text">
      <style:text-properties fo:font-style="italic" style:font-style-asian="italic" style:font-size-complex="11pt"/>
    </style:style>
    <style:style style:name="T5928" style:parent-style-name="Policepardéfaut" style:family="text">
      <style:text-properties fo:font-style="italic" style:font-style-asian="italic" style:font-size-complex="11pt"/>
    </style:style>
    <style:style style:name="T5929" style:parent-style-name="Policepardéfaut" style:family="text">
      <style:text-properties fo:font-style="italic" style:font-style-asian="italic" style:font-size-complex="11pt"/>
    </style:style>
    <style:style style:name="T5930" style:parent-style-name="Policepardéfaut" style:family="text">
      <style:text-properties fo:font-style="italic" style:font-style-asian="italic" style:font-size-complex="11pt"/>
    </style:style>
    <style:style style:name="T5931" style:parent-style-name="Policepardéfaut" style:family="text">
      <style:text-properties fo:font-style="italic" style:font-style-asian="italic" style:font-size-complex="11pt"/>
    </style:style>
    <style:style style:name="T5932" style:parent-style-name="Policepardéfaut" style:family="text">
      <style:text-properties fo:font-style="italic" style:font-style-asian="italic" style:font-size-complex="11pt"/>
    </style:style>
    <style:style style:name="T5933" style:parent-style-name="Policepardéfaut" style:family="text">
      <style:text-properties fo:font-style="italic" style:font-style-asian="italic" style:font-size-complex="11pt"/>
    </style:style>
    <style:style style:name="T5934" style:parent-style-name="Policepardéfaut" style:family="text">
      <style:text-properties fo:font-style="italic" style:font-style-asian="italic" style:font-size-complex="11pt"/>
    </style:style>
    <style:style style:name="T5935" style:parent-style-name="Policepardéfaut" style:family="text">
      <style:text-properties style:font-size-complex="11pt"/>
    </style:style>
    <style:style style:name="T5936" style:parent-style-name="Policepardéfaut" style:family="text">
      <style:text-properties style:font-size-complex="11pt"/>
    </style:style>
    <style:style style:name="T5937" style:parent-style-name="Policepardéfaut" style:family="text">
      <style:text-properties style:font-size-complex="11pt"/>
    </style:style>
    <style:style style:name="T5938" style:parent-style-name="Policepardéfaut" style:family="text">
      <style:text-properties style:font-size-complex="11pt"/>
    </style:style>
    <style:style style:name="T5939" style:parent-style-name="Policepardéfaut" style:family="text">
      <style:text-properties style:font-size-complex="11pt"/>
    </style:style>
    <style:style style:name="T5940" style:parent-style-name="Policepardéfaut" style:family="text">
      <style:text-properties style:font-size-complex="11pt"/>
    </style:style>
    <style:style style:name="T5941" style:parent-style-name="Policepardéfaut" style:family="text">
      <style:text-properties style:font-size-complex="11pt"/>
    </style:style>
    <style:style style:name="T5942" style:parent-style-name="Policepardéfaut" style:family="text">
      <style:text-properties style:font-size-complex="11pt"/>
    </style:style>
    <style:style style:name="T5943" style:parent-style-name="Policepardéfaut" style:family="text">
      <style:text-properties style:font-size-complex="11pt"/>
    </style:style>
    <style:style style:name="T5944" style:parent-style-name="Policepardéfaut" style:family="text">
      <style:text-properties style:font-size-complex="11pt"/>
    </style:style>
    <style:style style:name="T5945" style:parent-style-name="Policepardéfaut" style:family="text">
      <style:text-properties style:font-size-complex="11pt"/>
    </style:style>
    <style:style style:name="T5946" style:parent-style-name="Policepardéfaut" style:family="text">
      <style:text-properties style:font-size-complex="11pt"/>
    </style:style>
    <style:style style:name="T5947" style:parent-style-name="Policepardéfaut" style:family="text">
      <style:text-properties style:font-size-complex="11pt"/>
    </style:style>
    <style:style style:name="T5948" style:parent-style-name="Policepardéfaut" style:family="text">
      <style:text-properties style:font-size-complex="11pt"/>
    </style:style>
    <style:style style:name="T5949" style:parent-style-name="Policepardéfaut" style:family="text">
      <style:text-properties style:font-size-complex="11pt"/>
    </style:style>
    <style:style style:name="T5950" style:parent-style-name="Policepardéfaut" style:family="text">
      <style:text-properties style:font-size-complex="11pt"/>
    </style:style>
    <style:style style:name="T5951" style:parent-style-name="Policepardéfaut" style:family="text">
      <style:text-properties style:font-size-complex="11pt"/>
    </style:style>
    <style:style style:name="T5952" style:parent-style-name="Policepardéfaut" style:family="text">
      <style:text-properties style:font-size-complex="11pt"/>
    </style:style>
    <style:style style:name="T5953" style:parent-style-name="Policepardéfaut" style:family="text">
      <style:text-properties style:font-size-complex="11pt"/>
    </style:style>
    <style:style style:name="T5954" style:parent-style-name="Policepardéfaut" style:family="text">
      <style:text-properties style:font-size-complex="11pt"/>
    </style:style>
    <style:style style:name="T5955" style:parent-style-name="Policepardéfaut" style:family="text">
      <style:text-properties style:font-size-complex="11pt"/>
    </style:style>
    <style:style style:name="T5956" style:parent-style-name="Policepardéfaut" style:family="text">
      <style:text-properties style:font-size-complex="11pt"/>
    </style:style>
    <style:style style:name="T5957" style:parent-style-name="Policepardéfaut" style:family="text">
      <style:text-properties style:font-size-complex="11pt"/>
    </style:style>
    <style:style style:name="T5958" style:parent-style-name="Policepardéfaut" style:family="text">
      <style:text-properties style:font-size-complex="11pt"/>
    </style:style>
    <style:style style:name="T5959" style:parent-style-name="Policepardéfaut" style:family="text">
      <style:text-properties style:font-size-complex="11pt"/>
    </style:style>
    <style:style style:name="T5960" style:parent-style-name="Policepardéfaut" style:family="text">
      <style:text-properties style:font-size-complex="11pt"/>
    </style:style>
    <style:style style:name="T5961" style:parent-style-name="Policepardéfaut" style:family="text">
      <style:text-properties style:font-size-complex="11pt"/>
    </style:style>
    <style:style style:name="T5962" style:parent-style-name="Policepardéfaut" style:family="text">
      <style:text-properties style:font-size-complex="11pt"/>
    </style:style>
    <style:style style:name="T5963" style:parent-style-name="Policepardéfaut" style:family="text">
      <style:text-properties style:font-size-complex="11pt"/>
    </style:style>
    <style:style style:name="T5964" style:parent-style-name="Policepardéfaut" style:family="text">
      <style:text-properties style:font-size-complex="11pt"/>
    </style:style>
    <style:style style:name="T5965" style:parent-style-name="Policepardéfaut" style:family="text">
      <style:text-properties style:font-size-complex="11pt"/>
    </style:style>
    <style:style style:name="T5966" style:parent-style-name="Policepardéfaut" style:family="text">
      <style:text-properties style:font-size-complex="11pt"/>
    </style:style>
    <style:style style:name="T5967" style:parent-style-name="Policepardéfaut" style:family="text">
      <style:text-properties style:font-size-complex="11pt"/>
    </style:style>
    <style:style style:name="T5968" style:parent-style-name="Policepardéfaut" style:family="text">
      <style:text-properties style:font-size-complex="11pt"/>
    </style:style>
    <style:style style:name="T5969" style:parent-style-name="Policepardéfaut" style:family="text">
      <style:text-properties style:font-size-complex="11pt"/>
    </style:style>
    <style:style style:name="T5970" style:parent-style-name="Policepardéfaut" style:family="text">
      <style:text-properties style:font-size-complex="11pt"/>
    </style:style>
    <style:style style:name="T5971" style:parent-style-name="Policepardéfaut" style:family="text">
      <style:text-properties style:font-size-complex="11pt"/>
    </style:style>
    <style:style style:name="T5972" style:parent-style-name="Policepardéfaut" style:family="text">
      <style:text-properties style:font-size-complex="11pt"/>
    </style:style>
    <style:style style:name="T5973" style:parent-style-name="Policepardéfaut" style:family="text">
      <style:text-properties style:font-size-complex="11pt"/>
    </style:style>
    <style:style style:name="T5974" style:parent-style-name="Policepardéfaut" style:family="text">
      <style:text-properties style:font-size-complex="11pt"/>
    </style:style>
    <style:style style:name="T5975" style:parent-style-name="Policepardéfaut" style:family="text">
      <style:text-properties style:font-size-complex="11pt"/>
    </style:style>
    <style:style style:name="T5976" style:parent-style-name="Policepardéfaut" style:family="text">
      <style:text-properties style:font-size-complex="11pt"/>
    </style:style>
    <style:style style:name="T5977" style:parent-style-name="Policepardéfaut" style:family="text">
      <style:text-properties style:font-size-complex="11pt"/>
    </style:style>
    <style:style style:name="T5978" style:parent-style-name="Policepardéfaut" style:family="text">
      <style:text-properties style:font-size-complex="11pt"/>
    </style:style>
    <style:style style:name="T5979" style:parent-style-name="Policepardéfaut" style:family="text">
      <style:text-properties style:font-size-complex="11pt"/>
    </style:style>
    <style:style style:name="T5980" style:parent-style-name="Policepardéfaut" style:family="text">
      <style:text-properties style:font-size-complex="11pt"/>
    </style:style>
    <style:style style:name="T5981" style:parent-style-name="Policepardéfaut" style:family="text">
      <style:text-properties style:font-size-complex="11pt"/>
    </style:style>
    <style:style style:name="T5982" style:parent-style-name="Policepardéfaut" style:family="text">
      <style:text-properties style:font-size-complex="11pt"/>
    </style:style>
    <style:style style:name="T5983" style:parent-style-name="Policepardéfaut" style:family="text">
      <style:text-properties style:font-size-complex="11pt"/>
    </style:style>
    <style:style style:name="T5984" style:parent-style-name="Policepardéfaut" style:family="text">
      <style:text-properties style:font-size-complex="11pt"/>
    </style:style>
    <style:style style:name="T5985" style:parent-style-name="Policepardéfaut" style:family="text">
      <style:text-properties style:font-size-complex="11pt"/>
    </style:style>
    <style:style style:name="T5986" style:parent-style-name="Policepardéfaut" style:family="text">
      <style:text-properties style:font-size-complex="11pt"/>
    </style:style>
    <style:style style:name="T5987" style:parent-style-name="Policepardéfaut" style:family="text">
      <style:text-properties style:font-size-complex="11pt"/>
    </style:style>
    <style:style style:name="T5988" style:parent-style-name="Policepardéfaut" style:family="text">
      <style:text-properties style:font-size-complex="11pt"/>
    </style:style>
    <style:style style:name="T5989" style:parent-style-name="Policepardéfaut" style:family="text">
      <style:text-properties style:font-size-complex="11pt"/>
    </style:style>
    <style:style style:name="T5990" style:parent-style-name="Policepardéfaut" style:family="text">
      <style:text-properties style:font-size-complex="11pt"/>
    </style:style>
    <style:style style:name="T5991" style:parent-style-name="Policepardéfaut" style:family="text">
      <style:text-properties style:font-size-complex="11pt"/>
    </style:style>
    <style:style style:name="T5992" style:parent-style-name="Policepardéfaut" style:family="text">
      <style:text-properties style:font-size-complex="11pt"/>
    </style:style>
    <style:style style:name="T5993" style:parent-style-name="Policepardéfaut" style:family="text">
      <style:text-properties style:font-size-complex="11pt"/>
    </style:style>
    <style:style style:name="T5994" style:parent-style-name="Policepardéfaut" style:family="text">
      <style:text-properties style:font-size-complex="11pt"/>
    </style:style>
    <style:style style:name="T5995" style:parent-style-name="Policepardéfaut" style:family="text">
      <style:text-properties style:font-size-complex="11pt"/>
    </style:style>
    <style:style style:name="T5996" style:parent-style-name="Policepardéfaut" style:family="text">
      <style:text-properties style:font-size-complex="11pt"/>
    </style:style>
    <style:style style:name="T5997" style:parent-style-name="Policepardéfaut" style:family="text">
      <style:text-properties style:font-size-complex="11pt"/>
    </style:style>
    <style:style style:name="T5998" style:parent-style-name="Policepardéfaut" style:family="text">
      <style:text-properties style:font-size-complex="11pt"/>
    </style:style>
    <style:style style:name="T5999" style:parent-style-name="Policepardéfaut" style:family="text">
      <style:text-properties style:font-size-complex="11pt"/>
    </style:style>
    <style:style style:name="T6000" style:parent-style-name="Policepardéfaut" style:family="text">
      <style:text-properties style:font-size-complex="11pt"/>
    </style:style>
    <style:style style:name="T6001" style:parent-style-name="Policepardéfaut" style:family="text">
      <style:text-properties style:font-size-complex="11pt"/>
    </style:style>
    <style:style style:name="T6002" style:parent-style-name="Policepardéfaut" style:family="text">
      <style:text-properties style:font-size-complex="11pt"/>
    </style:style>
    <style:style style:name="T6003" style:parent-style-name="Policepardéfaut" style:family="text">
      <style:text-properties style:font-size-complex="11pt"/>
    </style:style>
    <style:style style:name="T6004" style:parent-style-name="Policepardéfaut" style:family="text">
      <style:text-properties style:font-size-complex="11pt"/>
    </style:style>
    <style:style style:name="T6005" style:parent-style-name="Policepardéfaut" style:family="text">
      <style:text-properties style:font-size-complex="11pt"/>
    </style:style>
    <style:style style:name="T6006" style:parent-style-name="Policepardéfaut" style:family="text">
      <style:text-properties style:font-size-complex="11pt"/>
    </style:style>
    <style:style style:name="T6007" style:parent-style-name="Policepardéfaut" style:family="text">
      <style:text-properties style:font-size-complex="11pt"/>
    </style:style>
    <style:style style:name="T6008" style:parent-style-name="Policepardéfaut" style:family="text">
      <style:text-properties style:font-size-complex="11pt"/>
    </style:style>
    <style:style style:name="T6009" style:parent-style-name="Policepardéfaut" style:family="text">
      <style:text-properties style:font-size-complex="11pt"/>
    </style:style>
    <style:style style:name="T6010" style:parent-style-name="Policepardéfaut" style:family="text">
      <style:text-properties style:font-size-complex="11pt"/>
    </style:style>
    <style:style style:name="T6011" style:parent-style-name="Policepardéfaut" style:family="text">
      <style:text-properties style:font-size-complex="11pt"/>
    </style:style>
    <style:style style:name="T6012" style:parent-style-name="Policepardéfaut" style:family="text">
      <style:text-properties style:font-size-complex="11pt"/>
    </style:style>
    <style:style style:name="T6013" style:parent-style-name="Policepardéfaut" style:family="text">
      <style:text-properties style:font-size-complex="11pt"/>
    </style:style>
    <style:style style:name="T6014" style:parent-style-name="Policepardéfaut" style:family="text">
      <style:text-properties style:font-size-complex="11pt"/>
    </style:style>
    <style:style style:name="T6015" style:parent-style-name="Policepardéfaut" style:family="text">
      <style:text-properties style:font-size-complex="11pt"/>
    </style:style>
    <style:style style:name="T6016" style:parent-style-name="Policepardéfaut" style:family="text">
      <style:text-properties style:font-size-complex="11pt"/>
    </style:style>
    <style:style style:name="T6017" style:parent-style-name="Policepardéfaut" style:family="text">
      <style:text-properties style:font-size-complex="11pt"/>
    </style:style>
    <style:style style:name="T6018" style:parent-style-name="Policepardéfaut" style:family="text">
      <style:text-properties style:font-size-complex="11pt"/>
    </style:style>
    <style:style style:name="T6019" style:parent-style-name="Policepardéfaut" style:family="text">
      <style:text-properties style:font-size-complex="11pt"/>
    </style:style>
    <style:style style:name="T6020" style:parent-style-name="Policepardéfaut" style:family="text">
      <style:text-properties style:font-size-complex="11pt"/>
    </style:style>
    <style:style style:name="T6021" style:parent-style-name="Policepardéfaut" style:family="text">
      <style:text-properties style:font-size-complex="11pt"/>
    </style:style>
    <style:style style:name="T6022" style:parent-style-name="Policepardéfaut" style:family="text">
      <style:text-properties style:font-size-complex="11pt"/>
    </style:style>
    <style:style style:name="T6023" style:parent-style-name="Policepardéfaut" style:family="text">
      <style:text-properties style:font-size-complex="11pt"/>
    </style:style>
    <style:style style:name="T6024" style:parent-style-name="Policepardéfaut" style:family="text">
      <style:text-properties style:font-size-complex="11pt"/>
    </style:style>
    <style:style style:name="T6025" style:parent-style-name="Policepardéfaut" style:family="text">
      <style:text-properties style:font-size-complex="11pt"/>
    </style:style>
    <style:style style:name="T6026" style:parent-style-name="Policepardéfaut" style:family="text">
      <style:text-properties style:font-size-complex="11pt"/>
    </style:style>
    <style:style style:name="T6027" style:parent-style-name="Policepardéfaut" style:family="text">
      <style:text-properties style:font-size-complex="11pt"/>
    </style:style>
    <style:style style:name="T6028" style:parent-style-name="Policepardéfaut" style:family="text">
      <style:text-properties style:font-size-complex="11pt"/>
    </style:style>
    <style:style style:name="T6029" style:parent-style-name="Policepardéfaut" style:family="text">
      <style:text-properties style:font-size-complex="11pt"/>
    </style:style>
    <style:style style:name="T6030" style:parent-style-name="Policepardéfaut" style:family="text">
      <style:text-properties style:font-size-complex="11pt"/>
    </style:style>
    <style:style style:name="T6031" style:parent-style-name="Policepardéfaut" style:family="text">
      <style:text-properties style:font-size-complex="11pt"/>
    </style:style>
    <style:style style:name="P6032" style:parent-style-name="quote" style:family="paragraph">
      <style:text-properties style:font-size-complex="11pt"/>
    </style:style>
    <style:style style:name="P6033" style:parent-style-name="Corpsdetexte" style:family="paragraph">
      <style:paragraph-properties fo:text-indent="0.1666in"/>
      <style:text-properties style:font-name-complex="Times New Roman"/>
    </style:style>
    <style:style style:name="P6034" style:parent-style-name="label" style:family="paragraph">
      <style:text-properties fo:font-style="italic" style:font-style-asian="italic" fo:font-variant="normal"/>
    </style:style>
    <style:style style:name="T6035" style:parent-style-name="Policepardéfaut" style:family="text">
      <style:text-properties style:font-size-complex="11pt"/>
    </style:style>
    <style:style style:name="T6036" style:parent-style-name="Appelnotedebasdep." style:family="text">
      <style:text-properties style:font-size-complex="11pt"/>
    </style:style>
    <style:style style:name="T6037" style:parent-style-name="Policepardéfaut" style:family="text">
      <style:text-properties fo:font-variant="small-caps"/>
    </style:style>
    <style:style style:name="T6038" style:parent-style-name="Policepardéfaut" style:family="text">
      <style:text-properties style:font-size-complex="11pt"/>
    </style:style>
    <style:style style:name="T6039" style:parent-style-name="Policepardéfaut" style:family="text">
      <style:text-properties style:font-size-complex="11pt"/>
    </style:style>
    <style:style style:name="T6040" style:parent-style-name="Policepardéfaut" style:family="text">
      <style:text-properties style:font-size-complex="11pt"/>
    </style:style>
    <style:style style:name="T6041" style:parent-style-name="Policepardéfaut" style:family="text">
      <style:text-properties style:font-size-complex="11pt"/>
    </style:style>
    <style:style style:name="T6042" style:parent-style-name="Policepardéfaut" style:family="text">
      <style:text-properties style:font-size-complex="11pt"/>
    </style:style>
    <style:style style:name="T6043" style:parent-style-name="Policepardéfaut" style:family="text">
      <style:text-properties style:font-size-complex="11pt"/>
    </style:style>
    <style:style style:name="T6044" style:parent-style-name="Policepardéfaut" style:family="text">
      <style:text-properties style:font-size-complex="11pt"/>
    </style:style>
    <style:style style:name="T6045" style:parent-style-name="Policepardéfaut" style:family="text">
      <style:text-properties style:font-size-complex="11pt"/>
    </style:style>
    <style:style style:name="T6046" style:parent-style-name="Policepardéfaut" style:family="text">
      <style:text-properties style:font-size-complex="11pt"/>
    </style:style>
    <style:style style:name="P6047" style:parent-style-name="quote.l" style:family="paragraph">
      <style:text-properties style:font-size-complex="11pt"/>
    </style:style>
    <style:style style:name="P6048" style:parent-style-name="quote.l" style:family="paragraph">
      <style:text-properties style:font-size-complex="11pt"/>
    </style:style>
    <style:style style:name="P6049" style:parent-style-name="quote.l" style:family="paragraph">
      <style:text-properties style:font-size-complex="11pt"/>
    </style:style>
    <style:style style:name="P6050" style:parent-style-name="quote.l" style:family="paragraph">
      <style:text-properties style:font-size-complex="11pt"/>
    </style:style>
    <style:style style:name="T6051" style:parent-style-name="pb" style:family="text">
      <style:text-properties style:font-size-complex="11pt"/>
    </style:style>
    <style:style style:name="T6052" style:parent-style-name="pb" style:family="text">
      <style:text-properties style:font-size-complex="11pt"/>
    </style:style>
    <style:style style:name="T6053" style:parent-style-name="pb" style:family="text">
      <style:text-properties style:font-size-complex="11pt"/>
    </style:style>
    <style:style style:name="T6054" style:parent-style-name="pb" style:family="text">
      <style:text-properties style:text-position="0% 100%"/>
    </style:style>
    <style:style style:name="T6055" style:parent-style-name="Policepardéfaut" style:family="text">
      <style:text-properties style:font-size-complex="11pt"/>
    </style:style>
    <style:style style:name="T6056" style:parent-style-name="Policepardéfaut" style:family="text">
      <style:text-properties style:font-size-complex="11pt"/>
    </style:style>
    <style:style style:name="T6057" style:parent-style-name="Policepardéfaut" style:family="text">
      <style:text-properties style:font-size-complex="11pt"/>
    </style:style>
    <style:style style:name="T6058" style:parent-style-name="Policepardéfaut" style:family="text">
      <style:text-properties style:font-size-complex="11pt"/>
    </style:style>
    <style:style style:name="T6059" style:parent-style-name="Policepardéfaut" style:family="text">
      <style:text-properties style:font-size-complex="11pt"/>
    </style:style>
    <style:style style:name="T6060" style:parent-style-name="Policepardéfaut" style:family="text">
      <style:text-properties style:font-size-complex="11pt"/>
    </style:style>
    <style:style style:name="T6061" style:parent-style-name="Policepardéfaut" style:family="text">
      <style:text-properties style:font-size-complex="11pt"/>
    </style:style>
    <style:style style:name="T6062" style:parent-style-name="Policepardéfaut" style:family="text">
      <style:text-properties style:font-size-complex="11pt"/>
    </style:style>
    <style:style style:name="T6063" style:parent-style-name="Policepardéfaut" style:family="text">
      <style:text-properties style:font-size-complex="11pt"/>
    </style:style>
    <style:style style:name="P6064" style:parent-style-name="quote.l" style:family="paragraph">
      <style:text-properties style:font-size-complex="11pt"/>
    </style:style>
    <style:style style:name="T6065" style:parent-style-name="Policepardéfaut" style:family="text">
      <style:text-properties style:font-size-complex="11pt"/>
    </style:style>
    <style:style style:name="T6066" style:parent-style-name="Policepardéfaut" style:family="text">
      <style:text-properties style:font-size-complex="11pt"/>
    </style:style>
    <style:style style:name="T6067" style:parent-style-name="Policepardéfaut" style:family="text">
      <style:text-properties style:font-size-complex="11pt"/>
    </style:style>
    <style:style style:name="T6068" style:parent-style-name="Policepardéfaut" style:family="text">
      <style:text-properties style:font-size-complex="11pt"/>
    </style:style>
    <style:style style:name="T6069" style:parent-style-name="Policepardéfaut" style:family="text">
      <style:text-properties style:font-size-complex="11pt"/>
    </style:style>
    <style:style style:name="T6070" style:parent-style-name="Policepardéfaut" style:family="text">
      <style:text-properties style:font-size-complex="11pt"/>
    </style:style>
    <style:style style:name="T6071" style:parent-style-name="Policepardéfaut" style:family="text">
      <style:text-properties style:font-size-complex="11pt"/>
    </style:style>
    <style:style style:name="T6072" style:parent-style-name="Policepardéfaut" style:family="text">
      <style:text-properties style:font-size-complex="11pt"/>
    </style:style>
    <style:style style:name="T6073" style:parent-style-name="Policepardéfaut" style:family="text">
      <style:text-properties style:font-size-complex="11pt"/>
    </style:style>
    <style:style style:name="T6074" style:parent-style-name="Policepardéfaut" style:family="text">
      <style:text-properties style:font-size-complex="11pt"/>
    </style:style>
    <style:style style:name="T6075" style:parent-style-name="Policepardéfaut" style:family="text">
      <style:text-properties fo:font-style="italic" style:font-style-asian="italic" style:font-size-complex="11pt"/>
    </style:style>
    <style:style style:name="T6076" style:parent-style-name="Policepardéfaut" style:family="text">
      <style:text-properties fo:font-style="italic" style:font-style-asian="italic" style:font-size-complex="11pt"/>
    </style:style>
    <style:style style:name="T6077" style:parent-style-name="Policepardéfaut" style:family="text">
      <style:text-properties fo:font-style="italic" style:font-style-asian="italic" style:font-size-complex="11pt"/>
    </style:style>
    <style:style style:name="T6078" style:parent-style-name="Policepardéfaut" style:family="text">
      <style:text-properties fo:font-style="italic" style:font-style-asian="italic" style:font-size-complex="11pt"/>
    </style:style>
    <style:style style:name="T6079" style:parent-style-name="Policepardéfaut" style:family="text">
      <style:text-properties fo:font-style="italic" style:font-style-asian="italic" style:font-size-complex="11pt"/>
    </style:style>
    <style:style style:name="T6080" style:parent-style-name="Policepardéfaut" style:family="text">
      <style:text-properties fo:font-style="italic" style:font-style-asian="italic" style:font-size-complex="11pt"/>
    </style:style>
    <style:style style:name="T6081" style:parent-style-name="Policepardéfaut" style:family="text">
      <style:text-properties style:font-size-complex="11pt"/>
    </style:style>
    <style:style style:name="P6082" style:parent-style-name="quote.l" style:family="paragraph">
      <style:text-properties style:font-size-complex="11pt"/>
    </style:style>
    <style:style style:name="P6083" style:parent-style-name="quote.l" style:family="paragraph">
      <style:text-properties style:font-size-complex="11pt"/>
    </style:style>
    <style:style style:name="P6084" style:parent-style-name="quote.l" style:family="paragraph">
      <style:text-properties style:font-size-complex="11pt"/>
    </style:style>
    <style:style style:name="P6085" style:parent-style-name="quote.l" style:family="paragraph">
      <style:text-properties style:font-size-complex="11pt"/>
    </style:style>
    <style:style style:name="P6086" style:parent-style-name="quote.l" style:family="paragraph">
      <style:text-properties style:font-size-complex="11pt"/>
    </style:style>
    <style:style style:name="P6087" style:parent-style-name="quote.l" style:family="paragraph">
      <style:text-properties style:font-size-complex="11pt"/>
    </style:style>
    <style:style style:name="P6088" style:parent-style-name="quote.l" style:family="paragraph">
      <style:text-properties style:font-size-complex="11pt"/>
    </style:style>
    <style:style style:name="P6089" style:parent-style-name="quote.l" style:family="paragraph">
      <style:text-properties style:font-size-complex="11pt"/>
    </style:style>
    <style:style style:name="P6090" style:parent-style-name="quote.l" style:family="paragraph">
      <style:text-properties style:font-size-complex="11pt"/>
    </style:style>
    <style:style style:name="P6091" style:parent-style-name="quote.l" style:family="paragraph">
      <style:text-properties style:font-size-complex="11pt"/>
    </style:style>
    <style:style style:name="P6092" style:parent-style-name="quote.l" style:family="paragraph">
      <style:text-properties style:font-size-complex="11pt"/>
    </style:style>
    <style:style style:name="T6093" style:parent-style-name="Policepardéfaut" style:family="text">
      <style:text-properties style:font-size-complex="11pt"/>
    </style:style>
    <style:style style:name="T6094" style:parent-style-name="Policepardéfaut" style:family="text">
      <style:text-properties style:font-size-complex="11pt"/>
    </style:style>
    <style:style style:name="T6095" style:parent-style-name="Policepardéfaut" style:family="text">
      <style:text-properties style:font-size-complex="11pt"/>
    </style:style>
    <style:style style:name="T6096" style:parent-style-name="Policepardéfaut" style:family="text">
      <style:text-properties style:font-size-complex="11pt"/>
    </style:style>
    <style:style style:name="T6097" style:parent-style-name="Policepardéfaut" style:family="text">
      <style:text-properties style:font-size-complex="11pt"/>
    </style:style>
    <style:style style:name="T6098" style:parent-style-name="Policepardéfaut" style:family="text">
      <style:text-properties style:font-size-complex="11pt"/>
    </style:style>
    <style:style style:name="T6099" style:parent-style-name="Policepardéfaut" style:family="text">
      <style:text-properties style:font-size-complex="11pt"/>
    </style:style>
    <style:style style:name="T6100" style:parent-style-name="Policepardéfaut" style:family="text">
      <style:text-properties style:font-size-complex="11pt"/>
    </style:style>
    <style:style style:name="T6101" style:parent-style-name="Policepardéfaut" style:family="text">
      <style:text-properties style:font-size-complex="11pt"/>
    </style:style>
    <style:style style:name="T6102" style:parent-style-name="Policepardéfaut" style:family="text">
      <style:text-properties style:font-name-complex="Times New Roman" style:font-size-complex="10pt"/>
    </style:style>
    <style:style style:name="T6103" style:parent-style-name="Policepardéfaut" style:family="text">
      <style:text-properties style:font-name-complex="Times New Roman" style:font-size-complex="10pt"/>
    </style:style>
    <style:style style:name="T6104" style:parent-style-name="Policepardéfaut" style:family="text">
      <style:text-properties style:font-name-complex="Times New Roman" style:text-position="super 63.6%" style:font-size-complex="10pt"/>
    </style:style>
    <style:style style:name="T6105" style:parent-style-name="Policepardéfaut" style:family="text">
      <style:text-properties style:font-name-complex="Times New Roman" style:font-size-complex="10pt"/>
    </style:style>
    <style:style style:name="T6106" style:parent-style-name="Policepardéfaut" style:family="text">
      <style:text-properties style:font-name-complex="Times New Roman" style:font-size-complex="10pt"/>
    </style:style>
    <style:style style:name="T6107" style:parent-style-name="Policepardéfaut" style:family="text">
      <style:text-properties style:font-name-complex="Times New Roman" style:font-size-complex="10pt"/>
    </style:style>
    <style:style style:name="T6108" style:parent-style-name="Policepardéfaut" style:family="text">
      <style:text-properties style:font-name-complex="Times New Roman" style:font-size-complex="10pt"/>
    </style:style>
    <style:style style:name="T6109" style:parent-style-name="Policepardéfaut" style:family="text">
      <style:text-properties style:font-size-complex="11pt"/>
    </style:style>
    <style:style style:name="P6110" style:parent-style-name="quote.l" style:family="paragraph">
      <style:text-properties style:font-size-complex="11pt"/>
    </style:style>
    <style:style style:name="T6111" style:parent-style-name="Policepardéfaut" style:family="text">
      <style:text-properties style:font-size-complex="11pt"/>
    </style:style>
    <style:style style:name="T6112" style:parent-style-name="Policepardéfaut" style:family="text">
      <style:text-properties style:font-size-complex="11pt"/>
    </style:style>
    <style:style style:name="T6113" style:parent-style-name="Policepardéfaut" style:family="text">
      <style:text-properties style:font-size-complex="11pt"/>
    </style:style>
    <style:style style:name="T6114" style:parent-style-name="Policepardéfaut" style:family="text">
      <style:text-properties style:font-size-complex="11pt"/>
    </style:style>
    <style:style style:name="T6115" style:parent-style-name="Policepardéfaut" style:family="text">
      <style:text-properties style:font-size-complex="11pt"/>
    </style:style>
    <style:style style:name="T6116" style:parent-style-name="Policepardéfaut" style:family="text">
      <style:text-properties style:font-size-complex="11pt"/>
    </style:style>
    <style:style style:name="T6117" style:parent-style-name="Policepardéfaut" style:family="text">
      <style:text-properties style:font-size-complex="11pt"/>
    </style:style>
    <style:style style:name="T6118" style:parent-style-name="Policepardéfaut" style:family="text">
      <style:text-properties style:font-size-complex="11pt"/>
    </style:style>
    <style:style style:name="T6119" style:parent-style-name="Policepardéfaut" style:family="text">
      <style:text-properties style:font-size-complex="11pt"/>
    </style:style>
    <style:style style:name="T6120" style:parent-style-name="Policepardéfaut" style:family="text">
      <style:text-properties style:font-name-complex="Times New Roman" style:font-size-complex="10pt"/>
    </style:style>
    <style:style style:name="T6121" style:parent-style-name="Policepardéfaut" style:family="text">
      <style:text-properties style:font-name-complex="Times New Roman" style:font-size-complex="10pt"/>
    </style:style>
    <style:style style:name="T6122" style:parent-style-name="Policepardéfaut" style:family="text">
      <style:text-properties style:font-name-complex="Times New Roman" style:font-size-complex="10pt"/>
    </style:style>
    <style:style style:name="T6123" style:parent-style-name="Policepardéfaut" style:family="text">
      <style:text-properties style:font-name-complex="Times New Roman" style:text-position="super 63.6%" style:font-size-complex="10pt"/>
    </style:style>
    <style:style style:name="T6124" style:parent-style-name="Policepardéfaut" style:family="text">
      <style:text-properties style:font-name-complex="Times New Roman" style:font-size-complex="10pt"/>
    </style:style>
    <style:style style:name="T6125" style:parent-style-name="Policepardéfaut" style:family="text">
      <style:text-properties style:font-name-complex="Times New Roman" style:font-size-complex="10pt"/>
    </style:style>
    <style:style style:name="T6126" style:parent-style-name="Policepardéfaut" style:family="text">
      <style:text-properties style:font-name-complex="Times New Roman" style:font-size-complex="10pt"/>
    </style:style>
    <style:style style:name="T6127" style:parent-style-name="Policepardéfaut" style:family="text">
      <style:text-properties style:font-name-complex="Times New Roman" style:font-size-complex="10pt"/>
    </style:style>
    <style:style style:name="T6128" style:parent-style-name="Policepardéfaut" style:family="text">
      <style:text-properties style:font-name-complex="Times New Roman" style:font-size-complex="10pt"/>
    </style:style>
    <style:style style:name="T6129" style:parent-style-name="Policepardéfaut" style:family="text">
      <style:text-properties style:font-name-complex="Times New Roman" style:font-size-complex="10pt"/>
    </style:style>
    <style:style style:name="T6130" style:parent-style-name="Policepardéfaut" style:family="text">
      <style:text-properties style:font-name-complex="Times New Roman" style:font-size-complex="10pt"/>
    </style:style>
    <style:style style:name="T6131" style:parent-style-name="Policepardéfaut" style:family="text">
      <style:text-properties style:font-name-complex="Times New Roman" style:font-size-complex="10pt"/>
    </style:style>
    <style:style style:name="T6132" style:parent-style-name="Policepardéfaut" style:family="text">
      <style:text-properties style:font-size-complex="11pt"/>
    </style:style>
    <style:style style:name="T6133" style:parent-style-name="Policepardéfaut" style:family="text">
      <style:text-properties style:font-size-complex="11pt"/>
    </style:style>
    <style:style style:name="T6134" style:parent-style-name="Policepardéfaut" style:family="text">
      <style:text-properties style:font-size-complex="11pt"/>
    </style:style>
    <style:style style:name="T6135" style:parent-style-name="Policepardéfaut" style:family="text">
      <style:text-properties style:font-size-complex="11pt"/>
    </style:style>
    <style:style style:name="T6136" style:parent-style-name="Policepardéfaut" style:family="text">
      <style:text-properties style:font-size-complex="11pt"/>
    </style:style>
    <style:style style:name="T6137" style:parent-style-name="Policepardéfaut" style:family="text">
      <style:text-properties style:font-size-complex="11pt"/>
    </style:style>
    <style:style style:name="T6138" style:parent-style-name="Policepardéfaut" style:family="text">
      <style:text-properties style:font-size-complex="11pt"/>
    </style:style>
    <style:style style:name="T6139" style:parent-style-name="Policepardéfaut" style:family="text">
      <style:text-properties fo:font-style="italic" style:font-style-asian="italic" style:font-size-complex="11pt"/>
    </style:style>
    <style:style style:name="T6140" style:parent-style-name="Policepardéfaut" style:family="text">
      <style:text-properties fo:font-style="italic" style:font-style-asian="italic" style:font-size-complex="11pt"/>
    </style:style>
    <style:style style:name="T6141" style:parent-style-name="Policepardéfaut" style:family="text">
      <style:text-properties fo:font-style="italic" style:font-style-asian="italic" style:font-size-complex="11pt"/>
    </style:style>
    <style:style style:name="T6142" style:parent-style-name="Policepardéfaut" style:family="text">
      <style:text-properties style:font-size-complex="11pt"/>
    </style:style>
    <style:style style:name="P6143" style:parent-style-name="quote.l" style:family="paragraph">
      <style:text-properties style:font-size-complex="11pt"/>
    </style:style>
    <style:style style:name="P6144" style:parent-style-name="quote.l" style:family="paragraph">
      <style:text-properties style:font-size-complex="11pt"/>
    </style:style>
    <style:style style:name="P6145" style:parent-style-name="quote.l" style:family="paragraph">
      <style:text-properties style:font-size-complex="11pt"/>
    </style:style>
    <style:style style:name="P6146" style:parent-style-name="quote.l" style:family="paragraph">
      <style:text-properties style:font-size-complex="11pt"/>
    </style:style>
    <style:style style:name="P6147" style:parent-style-name="quote.l" style:family="paragraph">
      <style:text-properties style:font-size-complex="11pt"/>
    </style:style>
    <style:style style:name="T6148" style:parent-style-name="Policepardéfaut" style:family="text">
      <style:text-properties style:font-size-complex="11pt"/>
    </style:style>
    <style:style style:name="T6149" style:parent-style-name="Policepardéfaut" style:family="text">
      <style:text-properties style:font-size-complex="11pt"/>
    </style:style>
    <style:style style:name="T6150" style:parent-style-name="Policepardéfaut" style:family="text">
      <style:text-properties style:font-size-complex="11pt"/>
    </style:style>
    <style:style style:name="T6151" style:parent-style-name="Policepardéfaut" style:family="text">
      <style:text-properties style:font-name-complex="Times New Roman" style:font-size-complex="10pt"/>
    </style:style>
    <style:style style:name="T6152" style:parent-style-name="Policepardéfaut" style:family="text">
      <style:text-properties style:font-name-complex="Times New Roman" style:font-size-complex="10pt"/>
    </style:style>
    <style:style style:name="T6153" style:parent-style-name="Policepardéfaut" style:family="text">
      <style:text-properties style:font-name-complex="Times New Roman" style:text-position="super 63.6%" style:font-size-complex="10pt"/>
    </style:style>
    <style:style style:name="T6154" style:parent-style-name="Policepardéfaut" style:family="text">
      <style:text-properties style:font-name-complex="Times New Roman" style:font-size-complex="10pt"/>
    </style:style>
    <style:style style:name="T6155" style:parent-style-name="Policepardéfaut" style:family="text">
      <style:text-properties style:font-name-complex="Times New Roman" style:font-size-complex="10pt"/>
    </style:style>
    <style:style style:name="T6156" style:parent-style-name="Policepardéfaut" style:family="text">
      <style:text-properties style:font-size-complex="11pt"/>
    </style:style>
    <style:style style:name="T6157" style:parent-style-name="Policepardéfaut" style:family="text">
      <style:text-properties style:font-size-complex="11pt"/>
    </style:style>
    <style:style style:name="T6158" style:parent-style-name="Policepardéfaut" style:family="text">
      <style:text-properties style:font-size-complex="11pt"/>
    </style:style>
    <style:style style:name="T6159" style:parent-style-name="Policepardéfaut" style:family="text">
      <style:text-properties style:font-size-complex="11pt"/>
    </style:style>
    <style:style style:name="T6160" style:parent-style-name="Policepardéfaut" style:family="text">
      <style:text-properties style:font-size-complex="11pt"/>
    </style:style>
    <style:style style:name="T6161" style:parent-style-name="Policepardéfaut" style:family="text">
      <style:text-properties style:font-size-complex="11pt"/>
    </style:style>
    <style:style style:name="P6162" style:parent-style-name="quote.l" style:family="paragraph">
      <style:text-properties style:font-size-complex="11pt"/>
    </style:style>
    <style:style style:name="P6163" style:parent-style-name="quote.l" style:family="paragraph">
      <style:text-properties style:font-size-complex="11pt"/>
    </style:style>
    <style:style style:name="T6164" style:parent-style-name="pb" style:family="text">
      <style:text-properties style:font-size-complex="11pt"/>
    </style:style>
    <style:style style:name="T6165" style:parent-style-name="pb" style:family="text">
      <style:text-properties style:font-size-complex="11pt"/>
    </style:style>
    <style:style style:name="T6166" style:parent-style-name="pb" style:family="text">
      <style:text-properties style:font-size-complex="11pt"/>
    </style:style>
    <style:style style:name="T6167" style:parent-style-name="pb" style:family="text">
      <style:text-properties style:text-position="0% 100%"/>
    </style:style>
    <style:style style:name="T6168" style:parent-style-name="Policepardéfaut" style:family="text">
      <style:text-properties style:font-size-complex="11pt"/>
    </style:style>
    <style:style style:name="T6169" style:parent-style-name="Policepardéfaut" style:family="text">
      <style:text-properties style:font-size-complex="11pt"/>
    </style:style>
    <style:style style:name="T6170" style:parent-style-name="Policepardéfaut" style:family="text">
      <style:text-properties style:font-size-complex="11pt"/>
    </style:style>
    <style:style style:name="T6171" style:parent-style-name="Policepardéfaut" style:family="text">
      <style:text-properties style:font-size-complex="11pt"/>
    </style:style>
    <style:style style:name="T6172" style:parent-style-name="Policepardéfaut" style:family="text">
      <style:text-properties style:font-size-complex="11pt"/>
    </style:style>
    <style:style style:name="T6173" style:parent-style-name="Policepardéfaut" style:family="text">
      <style:text-properties style:font-size-complex="11pt"/>
    </style:style>
    <style:style style:name="T6174" style:parent-style-name="Policepardéfaut" style:family="text">
      <style:text-properties style:font-size-complex="11pt"/>
    </style:style>
    <style:style style:name="T6175" style:parent-style-name="Policepardéfaut" style:family="text">
      <style:text-properties style:font-size-complex="11pt"/>
    </style:style>
    <style:style style:name="T6176" style:parent-style-name="Policepardéfaut" style:family="text">
      <style:text-properties style:font-size-complex="11pt"/>
    </style:style>
    <style:style style:name="T6177" style:parent-style-name="Policepardéfaut" style:family="text">
      <style:text-properties style:font-size-complex="11pt"/>
    </style:style>
    <style:style style:name="T6178" style:parent-style-name="Policepardéfaut" style:family="text">
      <style:text-properties style:font-size-complex="11pt"/>
    </style:style>
    <style:style style:name="P6179" style:parent-style-name="quote.l" style:family="paragraph">
      <style:text-properties style:font-size-complex="11pt"/>
    </style:style>
    <style:style style:name="P6180" style:parent-style-name="quote.l" style:family="paragraph">
      <style:text-properties style:font-size-complex="11pt"/>
    </style:style>
    <style:style style:name="P6181" style:parent-style-name="quote.l" style:family="paragraph">
      <style:text-properties style:font-size-complex="11pt"/>
    </style:style>
    <style:style style:name="P6182" style:parent-style-name="quote.l" style:family="paragraph">
      <style:text-properties style:font-size-complex="11pt"/>
    </style:style>
    <style:style style:name="P6183" style:parent-style-name="quote.l" style:family="paragraph">
      <style:text-properties style:font-size-complex="11pt"/>
    </style:style>
    <style:style style:name="P6184" style:parent-style-name="quote.l" style:family="paragraph">
      <style:text-properties style:font-size-complex="11pt"/>
    </style:style>
    <style:style style:name="P6185" style:parent-style-name="quote.l" style:family="paragraph">
      <style:text-properties style:font-size-complex="11pt"/>
    </style:style>
    <style:style style:name="P6186" style:parent-style-name="quote.l" style:family="paragraph">
      <style:text-properties style:font-size-complex="11pt"/>
    </style:style>
    <style:style style:name="P6187" style:parent-style-name="quote.l" style:family="paragraph">
      <style:text-properties style:font-size-complex="11pt"/>
    </style:style>
    <style:style style:name="P6188" style:parent-style-name="quote.l" style:family="paragraph">
      <style:text-properties style:font-size-complex="11pt"/>
    </style:style>
    <style:style style:name="P6189" style:parent-style-name="quote.l" style:family="paragraph">
      <style:text-properties style:font-size-complex="11pt"/>
    </style:style>
    <style:style style:name="T6190" style:parent-style-name="Policepardéfaut" style:family="text">
      <style:text-properties style:font-name-complex="Times New Roman"/>
    </style:style>
    <style:style style:name="T6191" style:parent-style-name="Policepardéfaut" style:family="text">
      <style:text-properties style:font-name-complex="Times New Roman" fo:font-variant="small-caps"/>
    </style:style>
    <style:style style:name="T6192" style:parent-style-name="Policepardéfaut" style:family="text">
      <style:text-properties style:font-name-complex="Times New Roman"/>
    </style:style>
    <style:style style:name="T6193" style:parent-style-name="pb" style:family="text">
      <style:text-properties style:text-position="0% 100%"/>
    </style:style>
    <style:style style:name="T6194" style:parent-style-name="Policepardéfaut" style:family="text">
      <style:text-properties style:font-name-complex="Times New Roman"/>
    </style:style>
    <style:style style:name="T6195" style:parent-style-name="Policepardéfaut" style:family="text">
      <style:text-properties style:font-name-complex="Times New Roman"/>
    </style:style>
    <style:style style:name="T6196" style:parent-style-name="Policepardéfaut" style:family="text">
      <style:text-properties style:font-name-complex="Times New Roman"/>
    </style:style>
    <style:style style:name="T6197" style:parent-style-name="Policepardéfaut" style:family="text">
      <style:text-properties style:font-name-complex="Times New Roman" style:font-size-complex="10pt"/>
    </style:style>
    <style:style style:name="T6198" style:parent-style-name="Policepardéfaut" style:family="text">
      <style:text-properties style:font-name-complex="Times New Roman" style:text-position="super 63.6%" style:font-size-complex="10pt"/>
    </style:style>
    <style:style style:name="T6199" style:parent-style-name="Policepardéfaut" style:family="text">
      <style:text-properties style:font-name-complex="Times New Roman" style:font-size-complex="10pt"/>
    </style:style>
    <style:style style:name="T6200" style:parent-style-name="Policepardéfaut" style:family="text">
      <style:text-properties style:font-name-complex="Times New Roman" style:font-size-complex="10pt"/>
    </style:style>
    <style:style style:name="T6201" style:parent-style-name="Policepardéfaut" style:family="text">
      <style:text-properties fo:font-style="italic" style:font-style-asian="italic"/>
    </style:style>
    <style:style style:name="T6202" style:parent-style-name="Policepardéfaut" style:family="text">
      <style:text-properties fo:font-style="italic" style:font-style-asian="italic"/>
    </style:style>
    <style:style style:name="T6203" style:parent-style-name="Policepardéfaut" style:family="text">
      <style:text-properties fo:font-style="italic" style:font-style-asian="italic"/>
    </style:style>
    <style:style style:name="T6204" style:parent-style-name="Policepardéfaut" style:family="text">
      <style:text-properties fo:font-style="italic" style:font-style-asian="italic"/>
    </style:style>
    <style:style style:name="T6205" style:parent-style-name="Policepardéfaut" style:family="text">
      <style:text-properties fo:font-style="italic" style:font-style-asian="italic"/>
    </style:style>
    <style:style style:name="T6206" style:parent-style-name="Policepardéfaut" style:family="text">
      <style:text-properties fo:font-style="italic" style:font-style-asian="italic"/>
    </style:style>
    <style:style style:name="T6207" style:parent-style-name="Policepardéfaut" style:family="text">
      <style:text-properties fo:font-style="italic" style:font-style-asian="italic"/>
    </style:style>
    <style:style style:name="T6208" style:parent-style-name="Policepardéfaut" style:family="text">
      <style:text-properties fo:font-style="italic" style:font-style-asian="italic"/>
    </style:style>
    <style:style style:name="P6209" style:parent-style-name="label" style:family="paragraph">
      <style:text-properties fo:font-style="italic" style:font-style-asian="italic" fo:font-variant="normal"/>
    </style:style>
    <style:style style:name="T6210" style:parent-style-name="Policepardéfaut" style:family="text">
      <style:text-properties style:font-name-complex="Times New Roman"/>
    </style:style>
    <style:style style:name="T6211" style:parent-style-name="Policepardéfaut" style:family="text">
      <style:text-properties style:font-name-complex="Times New Roman"/>
    </style:style>
    <style:style style:name="T6212" style:parent-style-name="Policepardéfaut" style:family="text">
      <style:text-properties style:font-name-complex="Times New Roman"/>
    </style:style>
    <style:style style:name="T6213" style:parent-style-name="Policepardéfaut" style:family="text">
      <style:text-properties style:font-name-complex="Times New Roman"/>
    </style:style>
    <style:style style:name="T6214" style:parent-style-name="Policepardéfaut" style:family="text">
      <style:text-properties style:font-name-complex="Times New Roman"/>
    </style:style>
    <style:style style:name="T6215" style:parent-style-name="Policepardéfaut" style:family="text">
      <style:text-properties style:font-name-complex="Times New Roman"/>
    </style:style>
    <style:style style:name="T6216" style:parent-style-name="Policepardéfaut" style:family="text">
      <style:text-properties style:font-name-complex="Times New Roman"/>
    </style:style>
    <style:style style:name="T6217" style:parent-style-name="Policepardéfaut" style:family="text">
      <style:text-properties style:font-name-complex="Times New Roman"/>
    </style:style>
    <style:style style:name="T6218" style:parent-style-name="Policepardéfaut" style:family="text">
      <style:text-properties style:font-name-complex="Times New Roman"/>
    </style:style>
    <style:style style:name="T6219" style:parent-style-name="Policepardéfaut" style:family="text">
      <style:text-properties style:font-name-complex="Times New Roman"/>
    </style:style>
    <style:style style:name="T6220" style:parent-style-name="Policepardéfaut" style:family="text">
      <style:text-properties style:font-name-complex="Times New Roman"/>
    </style:style>
    <style:style style:name="T6221" style:parent-style-name="Policepardéfaut" style:family="text">
      <style:text-properties style:font-name-complex="Times New Roman"/>
    </style:style>
    <style:style style:name="T6222" style:parent-style-name="Policepardéfaut" style:family="text">
      <style:text-properties style:font-name-complex="Times New Roman"/>
    </style:style>
    <style:style style:name="T6223" style:parent-style-name="Policepardéfaut" style:family="text">
      <style:text-properties style:font-name-complex="Times New Roman"/>
    </style:style>
    <style:style style:name="T6224" style:parent-style-name="Policepardéfaut" style:family="text">
      <style:text-properties style:font-name-complex="Times New Roman"/>
    </style:style>
    <style:style style:name="T6225" style:parent-style-name="Policepardéfaut" style:family="text">
      <style:text-properties style:font-name-complex="Times New Roman"/>
    </style:style>
    <style:style style:name="T6226" style:parent-style-name="Policepardéfaut" style:family="text">
      <style:text-properties style:font-name-complex="Times New Roman" fo:font-style="italic" style:font-style-asian="italic"/>
    </style:style>
    <style:style style:name="T6227" style:parent-style-name="Policepardéfaut" style:family="text">
      <style:text-properties style:font-name-complex="Times New Roman" fo:font-style="italic" style:font-style-asian="italic"/>
    </style:style>
    <style:style style:name="T6228" style:parent-style-name="Policepardéfaut" style:family="text">
      <style:text-properties style:font-name-complex="Times New Roman" fo:font-style="italic" style:font-style-asian="italic"/>
    </style:style>
    <style:style style:name="T6229" style:parent-style-name="Policepardéfaut" style:family="text">
      <style:text-properties style:font-name-complex="Times New Roman" fo:font-style="italic" style:font-style-asian="italic"/>
    </style:style>
    <style:style style:name="T6230" style:parent-style-name="Policepardéfaut" style:family="text">
      <style:text-properties style:font-name-complex="Times New Roman" fo:font-style="italic" style:font-style-asian="italic"/>
    </style:style>
    <style:style style:name="T6231" style:parent-style-name="Policepardéfaut" style:family="text">
      <style:text-properties style:font-name-complex="Times New Roman"/>
    </style:style>
    <style:style style:name="T6232" style:parent-style-name="Policepardéfaut" style:family="text">
      <style:text-properties style:font-name-complex="Times New Roman"/>
    </style:style>
    <style:style style:name="T6233" style:parent-style-name="Policepardéfaut" style:family="text">
      <style:text-properties style:font-name-complex="Times New Roman"/>
    </style:style>
    <style:style style:name="T6234" style:parent-style-name="Policepardéfaut" style:family="text">
      <style:text-properties style:font-name-complex="Times New Roman"/>
    </style:style>
    <style:style style:name="T6235" style:parent-style-name="Policepardéfaut" style:family="text">
      <style:text-properties style:font-name-complex="Times New Roman"/>
    </style:style>
    <style:style style:name="T6236" style:parent-style-name="Policepardéfaut" style:family="text">
      <style:text-properties style:font-name-complex="Times New Roman"/>
    </style:style>
    <style:style style:name="T6237" style:parent-style-name="Policepardéfaut" style:family="text">
      <style:text-properties style:font-name-complex="Times New Roman"/>
    </style:style>
    <style:style style:name="T6238" style:parent-style-name="Policepardéfaut" style:family="text">
      <style:text-properties style:font-name-complex="Times New Roman"/>
    </style:style>
    <style:style style:name="T6239" style:parent-style-name="Policepardéfaut" style:family="text">
      <style:text-properties style:font-name-complex="Times New Roman"/>
    </style:style>
    <style:style style:name="T6240" style:parent-style-name="Policepardéfaut" style:family="text">
      <style:text-properties style:font-name-complex="Times New Roman" fo:font-style="italic" style:font-style-asian="italic"/>
    </style:style>
    <style:style style:name="T6241" style:parent-style-name="Policepardéfaut" style:family="text">
      <style:text-properties style:font-name-complex="Times New Roman" fo:font-style="italic" style:font-style-asian="italic" style:text-position="super 66.6%"/>
    </style:style>
    <style:style style:name="T6242" style:parent-style-name="Policepardéfaut" style:family="text">
      <style:text-properties style:font-name-complex="Times New Roman" fo:font-style="italic" style:font-style-asian="italic"/>
    </style:style>
    <style:style style:name="T6243" style:parent-style-name="Policepardéfaut" style:family="text">
      <style:text-properties style:font-name-complex="Times New Roman" fo:font-style="italic" style:font-style-asian="italic"/>
    </style:style>
    <style:style style:name="T6244" style:parent-style-name="Policepardéfaut" style:family="text">
      <style:text-properties style:font-name-complex="Times New Roman"/>
    </style:style>
    <style:style style:name="T6245" style:parent-style-name="Policepardéfaut" style:family="text">
      <style:text-properties style:font-name-complex="Times New Roman"/>
    </style:style>
    <style:style style:name="T6246" style:parent-style-name="Policepardéfaut" style:family="text">
      <style:text-properties style:font-name-complex="Times New Roman"/>
    </style:style>
    <style:style style:name="T6247" style:parent-style-name="Policepardéfaut" style:family="text">
      <style:text-properties style:font-name-complex="Times New Roman"/>
    </style:style>
    <style:style style:name="T6248" style:parent-style-name="Policepardéfaut" style:family="text">
      <style:text-properties style:font-name-complex="Times New Roman"/>
    </style:style>
    <style:style style:name="T6249" style:parent-style-name="Policepardéfaut" style:family="text">
      <style:text-properties style:font-name-complex="Times New Roman"/>
    </style:style>
    <style:style style:name="T6250" style:parent-style-name="Policepardéfaut" style:family="text">
      <style:text-properties style:font-name-complex="Times New Roman"/>
    </style:style>
    <style:style style:name="T6251" style:parent-style-name="Policepardéfaut" style:family="text">
      <style:text-properties style:font-name-complex="Times New Roman"/>
    </style:style>
    <style:style style:name="T6252" style:parent-style-name="Policepardéfaut" style:family="text">
      <style:text-properties style:font-name-complex="Times New Roman"/>
    </style:style>
    <style:style style:name="T6253" style:parent-style-name="Policepardéfaut" style:family="text">
      <style:text-properties style:font-name-complex="Times New Roman"/>
    </style:style>
    <style:style style:name="T6254" style:parent-style-name="Policepardéfaut" style:family="text">
      <style:text-properties style:font-name-complex="Times New Roman"/>
    </style:style>
    <style:style style:name="T6255" style:parent-style-name="Policepardéfaut" style:family="text">
      <style:text-properties style:font-name-complex="Times New Roman" fo:font-style="italic" style:font-style-asian="italic"/>
    </style:style>
    <style:style style:name="T6256" style:parent-style-name="Policepardéfaut" style:family="text">
      <style:text-properties style:font-name-complex="Times New Roman" fo:font-style="italic" style:font-style-asian="italic"/>
    </style:style>
    <style:style style:name="T6257" style:parent-style-name="Policepardéfaut" style:family="text">
      <style:text-properties style:font-name-complex="Times New Roman" fo:font-style="italic" style:font-style-asian="italic"/>
    </style:style>
    <style:style style:name="T6258" style:parent-style-name="Policepardéfaut" style:family="text">
      <style:text-properties style:font-name-complex="Times New Roman" fo:font-style="italic" style:font-style-asian="italic"/>
    </style:style>
    <style:style style:name="T6259" style:parent-style-name="Policepardéfaut" style:family="text">
      <style:text-properties style:font-name-complex="Times New Roman" fo:font-style="italic" style:font-style-asian="italic"/>
    </style:style>
    <style:style style:name="T6260" style:parent-style-name="Policepardéfaut" style:family="text">
      <style:text-properties style:font-name-complex="Times New Roman" fo:font-style="italic" style:font-style-asian="italic"/>
    </style:style>
    <style:style style:name="T6261" style:parent-style-name="Policepardéfaut" style:family="text">
      <style:text-properties style:font-name-complex="Times New Roman" fo:font-style="italic" style:font-style-asian="italic"/>
    </style:style>
    <style:style style:name="T6262" style:parent-style-name="Policepardéfaut" style:family="text">
      <style:text-properties style:font-name-complex="Times New Roman" fo:font-style="italic" style:font-style-asian="italic"/>
    </style:style>
    <style:style style:name="T6263" style:parent-style-name="Policepardéfaut" style:family="text">
      <style:text-properties style:font-name-complex="Times New Roman" fo:font-style="italic" style:font-style-asian="italic"/>
    </style:style>
    <style:style style:name="T6264" style:parent-style-name="Policepardéfaut" style:family="text">
      <style:text-properties style:font-name-complex="Times New Roman"/>
    </style:style>
    <style:style style:name="T6265" style:parent-style-name="Policepardéfaut" style:family="text">
      <style:text-properties style:font-name-complex="Times New Roman"/>
    </style:style>
    <style:style style:name="T6266" style:parent-style-name="Policepardéfaut" style:family="text">
      <style:text-properties style:font-name-complex="Times New Roman"/>
    </style:style>
    <style:style style:name="T6267" style:parent-style-name="Policepardéfaut" style:family="text">
      <style:text-properties style:font-name-complex="Times New Roman"/>
    </style:style>
    <style:style style:name="T6268" style:parent-style-name="Policepardéfaut" style:family="text">
      <style:text-properties style:font-name-complex="Times New Roman"/>
    </style:style>
    <style:style style:name="T6269" style:parent-style-name="Policepardéfaut" style:family="text">
      <style:text-properties style:font-name-complex="Times New Roman"/>
    </style:style>
    <style:style style:name="T6270" style:parent-style-name="Policepardéfaut" style:family="text">
      <style:text-properties style:font-name-complex="Times New Roman"/>
    </style:style>
    <style:style style:name="T6271" style:parent-style-name="Policepardéfaut" style:family="text">
      <style:text-properties style:font-name-complex="Times New Roman"/>
    </style:style>
    <style:style style:name="T6272" style:parent-style-name="Policepardéfaut" style:family="text">
      <style:text-properties style:font-name-complex="Times New Roman"/>
    </style:style>
    <style:style style:name="T6273" style:parent-style-name="Policepardéfaut" style:family="text">
      <style:text-properties style:font-name-complex="Times New Roman" fo:font-style="italic" style:font-style-asian="italic"/>
    </style:style>
    <style:style style:name="T6274" style:parent-style-name="Policepardéfaut" style:family="text">
      <style:text-properties style:font-name-complex="Times New Roman" fo:font-style="italic" style:font-style-asian="italic"/>
    </style:style>
    <style:style style:name="T6275" style:parent-style-name="Policepardéfaut" style:family="text">
      <style:text-properties style:font-name-complex="Times New Roman" fo:font-style="italic" style:font-style-asian="italic"/>
    </style:style>
    <style:style style:name="T6276" style:parent-style-name="Policepardéfaut" style:family="text">
      <style:text-properties style:font-name-complex="Times New Roman" fo:font-style="italic" style:font-style-asian="italic"/>
    </style:style>
    <style:style style:name="T6277" style:parent-style-name="Policepardéfaut" style:family="text">
      <style:text-properties style:font-name-complex="Times New Roman" fo:font-style="italic" style:font-style-asian="italic"/>
    </style:style>
    <style:style style:name="T6278" style:parent-style-name="Policepardéfaut" style:family="text">
      <style:text-properties style:font-name-complex="Times New Roman" fo:font-style="italic" style:font-style-asian="italic"/>
    </style:style>
    <style:style style:name="T6279" style:parent-style-name="Policepardéfaut" style:family="text">
      <style:text-properties style:font-name-complex="Times New Roman" fo:font-style="italic" style:font-style-asian="italic"/>
    </style:style>
    <style:style style:name="T6280" style:parent-style-name="Policepardéfaut" style:family="text">
      <style:text-properties style:font-name-complex="Times New Roman"/>
    </style:style>
    <style:style style:name="T6281" style:parent-style-name="Policepardéfaut" style:family="text">
      <style:text-properties style:font-name-complex="Times New Roman"/>
    </style:style>
    <style:style style:name="T6282" style:parent-style-name="Policepardéfaut" style:family="text">
      <style:text-properties style:font-name-complex="Times New Roman"/>
    </style:style>
    <style:style style:name="T6283" style:parent-style-name="Policepardéfaut" style:family="text">
      <style:text-properties style:font-name-complex="Times New Roman"/>
    </style:style>
    <style:style style:name="T6284" style:parent-style-name="Policepardéfaut" style:family="text">
      <style:text-properties style:font-name-complex="Times New Roman"/>
    </style:style>
    <style:style style:name="T6285" style:parent-style-name="Policepardéfaut" style:family="text">
      <style:text-properties style:font-name-complex="Times New Roman"/>
    </style:style>
    <style:style style:name="T6286" style:parent-style-name="Policepardéfaut" style:family="text">
      <style:text-properties style:font-name-complex="Times New Roman"/>
    </style:style>
    <style:style style:name="T6287" style:parent-style-name="Policepardéfaut" style:family="text">
      <style:text-properties style:font-name-complex="Times New Roman"/>
    </style:style>
    <style:style style:name="T6288" style:parent-style-name="Policepardéfaut" style:family="text">
      <style:text-properties style:font-name-complex="Times New Roman"/>
    </style:style>
    <style:style style:name="T6289" style:parent-style-name="Policepardéfaut" style:family="text">
      <style:text-properties style:font-name-complex="Times New Roman" fo:font-style="italic" style:font-style-asian="italic"/>
    </style:style>
    <style:style style:name="T6290" style:parent-style-name="Policepardéfaut" style:family="text">
      <style:text-properties style:font-name-complex="Times New Roman" fo:font-style="italic" style:font-style-asian="italic"/>
    </style:style>
    <style:style style:name="T6291" style:parent-style-name="Policepardéfaut" style:family="text">
      <style:text-properties style:font-name-complex="Times New Roman" fo:font-style="italic" style:font-style-asian="italic"/>
    </style:style>
    <style:style style:name="T6292" style:parent-style-name="Policepardéfaut" style:family="text">
      <style:text-properties style:font-name-complex="Times New Roman" fo:font-style="italic" style:font-style-asian="italic"/>
    </style:style>
    <style:style style:name="T6293" style:parent-style-name="Policepardéfaut" style:family="text">
      <style:text-properties style:font-name-complex="Times New Roman" fo:font-style="italic" style:font-style-asian="italic"/>
    </style:style>
    <style:style style:name="T6294" style:parent-style-name="Policepardéfaut" style:family="text">
      <style:text-properties style:font-name-complex="Times New Roman"/>
    </style:style>
    <style:style style:name="T6295" style:parent-style-name="Policepardéfaut" style:family="text">
      <style:text-properties style:font-name-complex="Times New Roman"/>
    </style:style>
    <style:style style:name="T6296" style:parent-style-name="Policepardéfaut" style:family="text">
      <style:text-properties style:font-name-complex="Times New Roman"/>
    </style:style>
    <style:style style:name="T6297" style:parent-style-name="Policepardéfaut" style:family="text">
      <style:text-properties style:font-name-complex="Times New Roman"/>
    </style:style>
    <style:style style:name="T6298" style:parent-style-name="Policepardéfaut" style:family="text">
      <style:text-properties style:font-name-complex="Times New Roman"/>
    </style:style>
    <style:style style:name="T6299" style:parent-style-name="Policepardéfaut" style:family="text">
      <style:text-properties style:font-name-complex="Times New Roman"/>
    </style:style>
    <style:style style:name="T6300" style:parent-style-name="Policepardéfaut" style:family="text">
      <style:text-properties style:font-name-complex="Times New Roman"/>
    </style:style>
    <style:style style:name="T6301" style:parent-style-name="Policepardéfaut" style:family="text">
      <style:text-properties style:font-name-complex="Times New Roman"/>
    </style:style>
    <style:style style:name="T6302" style:parent-style-name="Policepardéfaut" style:family="text">
      <style:text-properties style:font-name-complex="Times New Roman"/>
    </style:style>
    <style:style style:name="T6303" style:parent-style-name="Policepardéfaut" style:family="text">
      <style:text-properties style:font-name-complex="Times New Roman"/>
    </style:style>
    <style:style style:name="T6304" style:parent-style-name="Policepardéfaut" style:family="text">
      <style:text-properties style:font-name-complex="Times New Roman"/>
    </style:style>
    <style:style style:name="T6305" style:parent-style-name="Policepardéfaut" style:family="text">
      <style:text-properties style:font-name-complex="Times New Roman" fo:font-style="italic" style:font-style-asian="italic"/>
    </style:style>
    <style:style style:name="T6306" style:parent-style-name="Policepardéfaut" style:family="text">
      <style:text-properties style:font-name-complex="Times New Roman" fo:font-style="italic" style:font-style-asian="italic" style:text-position="super 66.6%"/>
    </style:style>
    <style:style style:name="T6307" style:parent-style-name="Policepardéfaut" style:family="text">
      <style:text-properties style:font-name-complex="Times New Roman" fo:font-style="italic" style:font-style-asian="italic"/>
    </style:style>
    <style:style style:name="T6308" style:parent-style-name="Policepardéfaut" style:family="text">
      <style:text-properties style:font-name-complex="Times New Roman" fo:font-style="italic" style:font-style-asian="italic"/>
    </style:style>
    <style:style style:name="T6309" style:parent-style-name="Policepardéfaut" style:family="text">
      <style:text-properties style:font-name-complex="Times New Roman" fo:font-style="italic" style:font-style-asian="italic"/>
    </style:style>
    <style:style style:name="T6310" style:parent-style-name="Policepardéfaut" style:family="text">
      <style:text-properties style:font-name-complex="Times New Roman" fo:font-style="italic" style:font-style-asian="italic"/>
    </style:style>
    <style:style style:name="T6311" style:parent-style-name="Policepardéfaut" style:family="text">
      <style:text-properties style:font-name-complex="Times New Roman"/>
    </style:style>
    <style:style style:name="T6312" style:parent-style-name="Policepardéfaut" style:family="text">
      <style:text-properties style:font-name-complex="Times New Roman"/>
    </style:style>
    <style:style style:name="T6313" style:parent-style-name="Policepardéfaut" style:family="text">
      <style:text-properties style:font-name-complex="Times New Roman"/>
    </style:style>
    <style:style style:name="T6314" style:parent-style-name="Policepardéfaut" style:family="text">
      <style:text-properties style:font-name-complex="Times New Roman"/>
    </style:style>
    <style:style style:name="T6315" style:parent-style-name="Policepardéfaut" style:family="text">
      <style:text-properties style:font-name-complex="Times New Roman"/>
    </style:style>
    <style:style style:name="T6316" style:parent-style-name="Policepardéfaut" style:family="text">
      <style:text-properties style:font-name-complex="Times New Roman"/>
    </style:style>
    <style:style style:name="T6317" style:parent-style-name="Policepardéfaut" style:family="text">
      <style:text-properties style:font-name-complex="Times New Roman"/>
    </style:style>
    <style:style style:name="T6318" style:parent-style-name="Policepardéfaut" style:family="text">
      <style:text-properties style:font-name-complex="Times New Roman"/>
    </style:style>
    <style:style style:name="T6319" style:parent-style-name="Policepardéfaut" style:family="text">
      <style:text-properties style:font-name-complex="Times New Roman"/>
    </style:style>
    <style:style style:name="T6320" style:parent-style-name="Policepardéfaut" style:family="text">
      <style:text-properties style:font-name-complex="Times New Roman"/>
    </style:style>
    <style:style style:name="T6321" style:parent-style-name="Policepardéfaut" style:family="text">
      <style:text-properties style:font-name-complex="Times New Roman"/>
    </style:style>
    <style:style style:name="T6322" style:parent-style-name="Policepardéfaut" style:family="text">
      <style:text-properties style:font-name-complex="Times New Roman" fo:font-style="italic" style:font-style-asian="italic"/>
    </style:style>
    <style:style style:name="T6323" style:parent-style-name="Policepardéfaut" style:family="text">
      <style:text-properties style:font-name-complex="Times New Roman" fo:font-style="italic" style:font-style-asian="italic" style:text-position="super 66.6%"/>
    </style:style>
    <style:style style:name="T6324" style:parent-style-name="Policepardéfaut" style:family="text">
      <style:text-properties style:font-name-complex="Times New Roman" fo:font-style="italic" style:font-style-asian="italic"/>
    </style:style>
    <style:style style:name="T6325" style:parent-style-name="Policepardéfaut" style:family="text">
      <style:text-properties fo:font-style="italic" style:font-style-asian="italic"/>
    </style:style>
    <style:style style:name="T6326" style:parent-style-name="Policepardéfaut" style:family="text">
      <style:text-properties fo:font-style="italic" style:font-style-asian="italic"/>
    </style:style>
    <style:style style:name="T6327" style:parent-style-name="Policepardéfaut" style:family="text">
      <style:text-properties fo:font-style="italic" style:font-style-asian="italic"/>
    </style:style>
    <style:style style:name="T6328" style:parent-style-name="Policepardéfaut" style:family="text">
      <style:text-properties style:font-name-complex="Times New Roman"/>
    </style:style>
    <style:style style:name="T6329" style:parent-style-name="Policepardéfaut" style:family="text">
      <style:text-properties style:font-name-complex="Times New Roman"/>
    </style:style>
    <style:style style:name="T6330" style:parent-style-name="Policepardéfaut" style:family="text">
      <style:text-properties style:font-name-complex="Times New Roman"/>
    </style:style>
    <style:style style:name="T6331" style:parent-style-name="Policepardéfaut" style:family="text">
      <style:text-properties style:font-name-complex="Times New Roman"/>
    </style:style>
    <style:style style:name="T6332" style:parent-style-name="Policepardéfaut" style:family="text">
      <style:text-properties style:font-name-complex="Times New Roman"/>
    </style:style>
    <style:style style:name="T6333" style:parent-style-name="Policepardéfaut" style:family="text">
      <style:text-properties style:font-name-complex="Times New Roman"/>
    </style:style>
    <style:style style:name="T6334" style:parent-style-name="Policepardéfaut" style:family="text">
      <style:text-properties style:font-name-complex="Times New Roman"/>
    </style:style>
    <style:style style:name="T6335" style:parent-style-name="Policepardéfaut" style:family="text">
      <style:text-properties style:font-name-complex="Times New Roman"/>
    </style:style>
    <style:style style:name="T6336" style:parent-style-name="Policepardéfaut" style:family="text">
      <style:text-properties style:font-name-complex="Times New Roman"/>
    </style:style>
    <style:style style:name="T6337" style:parent-style-name="Policepardéfaut" style:family="text">
      <style:text-properties style:font-name-complex="Times New Roman"/>
    </style:style>
    <style:style style:name="T6338" style:parent-style-name="Policepardéfaut" style:family="text">
      <style:text-properties style:font-name-complex="Times New Roman"/>
    </style:style>
    <style:style style:name="T6339" style:parent-style-name="Policepardéfaut" style:family="text">
      <style:text-properties style:font-name-complex="Times New Roman"/>
    </style:style>
    <style:style style:name="T6340" style:parent-style-name="Policepardéfaut" style:family="text">
      <style:text-properties style:font-name-complex="Times New Roman"/>
    </style:style>
    <style:style style:name="T6341" style:parent-style-name="Policepardéfaut" style:family="text">
      <style:text-properties style:font-name-complex="Times New Roman"/>
    </style:style>
    <style:style style:name="T6342" style:parent-style-name="Policepardéfaut" style:family="text">
      <style:text-properties style:font-name-complex="Times New Roman"/>
    </style:style>
    <style:style style:name="T6343" style:parent-style-name="Policepardéfaut" style:family="text">
      <style:text-properties style:font-name-complex="Times New Roman" fo:font-style="italic" style:font-style-asian="italic"/>
    </style:style>
    <style:style style:name="T6344" style:parent-style-name="Policepardéfaut" style:family="text">
      <style:text-properties style:font-name-complex="Times New Roman" fo:font-style="italic" style:font-style-asian="italic"/>
    </style:style>
    <style:style style:name="T6345" style:parent-style-name="Policepardéfaut" style:family="text">
      <style:text-properties style:font-name-complex="Times New Roman" fo:font-style="italic" style:font-style-asian="italic"/>
    </style:style>
    <style:style style:name="T6346" style:parent-style-name="Policepardéfaut" style:family="text">
      <style:text-properties style:font-name-complex="Times New Roman" fo:font-style="italic" style:font-style-asian="italic"/>
    </style:style>
    <style:style style:name="T6347" style:parent-style-name="Policepardéfaut" style:family="text">
      <style:text-properties style:font-name-complex="Times New Roman" fo:font-style="italic" style:font-style-asian="italic"/>
    </style:style>
    <style:style style:name="T6348" style:parent-style-name="Policepardéfaut" style:family="text">
      <style:text-properties style:font-name-complex="Times New Roman" fo:font-style="italic" style:font-style-asian="italic"/>
    </style:style>
    <style:style style:name="T6349" style:parent-style-name="Policepardéfaut" style:family="text">
      <style:text-properties style:font-name-complex="Times New Roman" fo:font-style="italic" style:font-style-asian="italic"/>
    </style:style>
    <style:style style:name="T6350" style:parent-style-name="Policepardéfaut" style:family="text">
      <style:text-properties style:font-name-complex="Times New Roman" fo:font-style="italic" style:font-style-asian="italic"/>
    </style:style>
    <style:style style:name="T6351" style:parent-style-name="Policepardéfaut" style:family="text">
      <style:text-properties style:font-name-complex="Times New Roman" fo:font-style="italic" style:font-style-asian="italic"/>
    </style:style>
    <style:style style:name="T6352" style:parent-style-name="Policepardéfaut" style:family="text">
      <style:text-properties style:font-name-complex="Times New Roman"/>
    </style:style>
    <style:style style:name="T6353" style:parent-style-name="Policepardéfaut" style:family="text">
      <style:text-properties style:font-name-complex="Times New Roman"/>
    </style:style>
    <style:style style:name="T6354" style:parent-style-name="Policepardéfaut" style:family="text">
      <style:text-properties style:font-name-complex="Times New Roman"/>
    </style:style>
    <style:style style:name="T6355" style:parent-style-name="Policepardéfaut" style:family="text">
      <style:text-properties style:font-name-complex="Times New Roman"/>
    </style:style>
    <style:style style:name="T6356" style:parent-style-name="Policepardéfaut" style:family="text">
      <style:text-properties style:font-name-complex="Times New Roman"/>
    </style:style>
    <style:style style:name="T6357" style:parent-style-name="Policepardéfaut" style:family="text">
      <style:text-properties style:font-name-complex="Times New Roman"/>
    </style:style>
    <style:style style:name="T6358" style:parent-style-name="Policepardéfaut" style:family="text">
      <style:text-properties style:font-name-complex="Times New Roman"/>
    </style:style>
    <style:style style:name="T6359" style:parent-style-name="Policepardéfaut" style:family="text">
      <style:text-properties style:font-name-complex="Times New Roman"/>
    </style:style>
    <style:style style:name="T6360" style:parent-style-name="Policepardéfaut" style:family="text">
      <style:text-properties style:font-name-complex="Times New Roman"/>
    </style:style>
    <style:style style:name="T6361" style:parent-style-name="Policepardéfaut" style:family="text">
      <style:text-properties style:font-name-complex="Times New Roman"/>
    </style:style>
    <style:style style:name="T6362" style:parent-style-name="Policepardéfaut" style:family="text">
      <style:text-properties style:font-name-complex="Times New Roman"/>
    </style:style>
    <style:style style:name="T6363" style:parent-style-name="Policepardéfaut" style:family="text">
      <style:text-properties style:font-name-complex="Times New Roman" fo:font-style="italic" style:font-style-asian="italic"/>
    </style:style>
    <style:style style:name="T6364" style:parent-style-name="Policepardéfaut" style:family="text">
      <style:text-properties style:font-name-complex="Times New Roman" fo:font-style="italic" style:font-style-asian="italic" style:text-position="super 66.6%"/>
    </style:style>
    <style:style style:name="T6365" style:parent-style-name="Policepardéfaut" style:family="text">
      <style:text-properties style:font-name-complex="Times New Roman" fo:font-style="italic" style:font-style-asian="italic"/>
    </style:style>
    <style:style style:name="T6366" style:parent-style-name="Policepardéfaut" style:family="text">
      <style:text-properties style:font-name-complex="Times New Roman" fo:font-style="italic" style:font-style-asian="italic"/>
    </style:style>
    <style:style style:name="T6367" style:parent-style-name="Policepardéfaut" style:family="text">
      <style:text-properties style:font-name-complex="Times New Roman"/>
    </style:style>
    <style:style style:name="T6368" style:parent-style-name="Policepardéfaut" style:family="text">
      <style:text-properties style:font-name-complex="Times New Roman"/>
    </style:style>
    <style:style style:name="T6369" style:parent-style-name="Policepardéfaut" style:family="text">
      <style:text-properties style:font-name-complex="Times New Roman"/>
    </style:style>
    <style:style style:name="T6370" style:parent-style-name="Policepardéfaut" style:family="text">
      <style:text-properties style:font-name-complex="Times New Roman"/>
    </style:style>
    <style:style style:name="T6371" style:parent-style-name="Policepardéfaut" style:family="text">
      <style:text-properties style:font-name-complex="Times New Roman"/>
    </style:style>
    <style:style style:name="T6372" style:parent-style-name="Policepardéfaut" style:family="text">
      <style:text-properties style:font-name-complex="Times New Roman"/>
    </style:style>
    <style:style style:name="T6373" style:parent-style-name="Policepardéfaut" style:family="text">
      <style:text-properties style:font-name-complex="Times New Roman"/>
    </style:style>
    <style:style style:name="T6374" style:parent-style-name="Policepardéfaut" style:family="text">
      <style:text-properties style:font-name-complex="Times New Roman"/>
    </style:style>
    <style:style style:name="T6375" style:parent-style-name="Policepardéfaut" style:family="text">
      <style:text-properties style:font-name-complex="Times New Roman"/>
    </style:style>
    <style:style style:name="T6376" style:parent-style-name="Policepardéfaut" style:family="text">
      <style:text-properties style:font-name-complex="Times New Roman"/>
    </style:style>
    <style:style style:name="T6377" style:parent-style-name="Policepardéfaut" style:family="text">
      <style:text-properties style:font-name-complex="Times New Roman"/>
    </style:style>
    <style:style style:name="T6378" style:parent-style-name="Policepardéfaut" style:family="text">
      <style:text-properties style:font-name-complex="Times New Roman" fo:font-style="italic" style:font-style-asian="italic"/>
    </style:style>
    <style:style style:name="T6379" style:parent-style-name="Policepardéfaut" style:family="text">
      <style:text-properties style:font-name-complex="Times New Roman" fo:font-style="italic" style:font-style-asian="italic"/>
    </style:style>
    <style:style style:name="T6380" style:parent-style-name="Policepardéfaut" style:family="text">
      <style:text-properties style:font-name-complex="Times New Roman" fo:font-style="italic" style:font-style-asian="italic"/>
    </style:style>
    <style:style style:name="T6381" style:parent-style-name="Policepardéfaut" style:family="text">
      <style:text-properties style:font-name-complex="Times New Roman" fo:font-style="italic" style:font-style-asian="italic"/>
    </style:style>
    <style:style style:name="T6382" style:parent-style-name="Policepardéfaut" style:family="text">
      <style:text-properties style:font-name-complex="Times New Roman" fo:font-style="italic" style:font-style-asian="italic"/>
    </style:style>
    <style:style style:name="T6383" style:parent-style-name="Policepardéfaut" style:family="text">
      <style:text-properties style:font-name-complex="Times New Roman"/>
    </style:style>
    <style:style style:name="T6384" style:parent-style-name="Policepardéfaut" style:family="text">
      <style:text-properties style:font-name-complex="Times New Roman"/>
    </style:style>
    <style:style style:name="T6385" style:parent-style-name="Policepardéfaut" style:family="text">
      <style:text-properties style:font-name-complex="Times New Roman"/>
    </style:style>
    <style:style style:name="T6386" style:parent-style-name="Policepardéfaut" style:family="text">
      <style:text-properties style:font-name-complex="Times New Roman"/>
    </style:style>
    <style:style style:name="T6387" style:parent-style-name="Policepardéfaut" style:family="text">
      <style:text-properties style:font-name-complex="Times New Roman"/>
    </style:style>
    <style:style style:name="T6388" style:parent-style-name="Policepardéfaut" style:family="text">
      <style:text-properties style:font-name-complex="Times New Roman"/>
    </style:style>
    <style:style style:name="T6389" style:parent-style-name="Policepardéfaut" style:family="text">
      <style:text-properties style:font-name-complex="Times New Roman"/>
    </style:style>
    <style:style style:name="T6390" style:parent-style-name="Policepardéfaut" style:family="text">
      <style:text-properties style:font-name-complex="Times New Roman"/>
    </style:style>
    <style:style style:name="T6391" style:parent-style-name="Policepardéfaut" style:family="text">
      <style:text-properties style:font-name-complex="Times New Roman"/>
    </style:style>
    <style:style style:name="T6392" style:parent-style-name="Policepardéfaut" style:family="text">
      <style:text-properties style:font-name-complex="Times New Roman" fo:font-style="italic" style:font-style-asian="italic"/>
    </style:style>
    <style:style style:name="T6393" style:parent-style-name="Policepardéfaut" style:family="text">
      <style:text-properties style:font-name-complex="Times New Roman" fo:font-style="italic" style:font-style-asian="italic"/>
    </style:style>
    <style:style style:name="T6394" style:parent-style-name="Policepardéfaut" style:family="text">
      <style:text-properties style:font-name-complex="Times New Roman" fo:font-style="italic" style:font-style-asian="italic"/>
    </style:style>
    <style:style style:name="T6395" style:parent-style-name="Policepardéfaut" style:family="text">
      <style:text-properties style:font-name-complex="Times New Roman" fo:font-style="italic" style:font-style-asian="italic"/>
    </style:style>
    <style:style style:name="T6396" style:parent-style-name="Policepardéfaut" style:family="text">
      <style:text-properties style:font-name-complex="Times New Roman" fo:font-style="italic" style:font-style-asian="italic"/>
    </style:style>
    <style:style style:name="T6397" style:parent-style-name="Policepardéfaut" style:family="text">
      <style:text-properties style:font-name-complex="Times New Roman"/>
    </style:style>
    <style:style style:name="T6398" style:parent-style-name="pb" style:family="text">
      <style:text-properties style:font-name-complex="Times New Roman"/>
    </style:style>
    <style:style style:name="T6399" style:parent-style-name="pb" style:family="text">
      <style:text-properties style:font-name-complex="Times New Roman"/>
    </style:style>
    <style:style style:name="T6400" style:parent-style-name="pb" style:family="text">
      <style:text-properties style:font-name-complex="Times New Roman"/>
    </style:style>
    <style:style style:name="T6401" style:parent-style-name="pb" style:family="text">
      <style:text-properties style:text-position="0% 100%"/>
    </style:style>
    <style:style style:name="T6402" style:parent-style-name="Policepardéfaut" style:family="text">
      <style:text-properties style:font-name-complex="Times New Roman"/>
    </style:style>
    <style:style style:name="T6403" style:parent-style-name="Policepardéfaut" style:family="text">
      <style:text-properties style:font-name-complex="Times New Roman"/>
    </style:style>
    <style:style style:name="T6404" style:parent-style-name="Policepardéfaut" style:family="text">
      <style:text-properties style:font-name-complex="Times New Roman"/>
    </style:style>
    <style:style style:name="T6405" style:parent-style-name="Policepardéfaut" style:family="text">
      <style:text-properties style:font-name-complex="Times New Roman"/>
    </style:style>
    <style:style style:name="T6406" style:parent-style-name="Policepardéfaut" style:family="text">
      <style:text-properties style:font-name-complex="Times New Roman"/>
    </style:style>
    <style:style style:name="T6407" style:parent-style-name="Policepardéfaut" style:family="text">
      <style:text-properties style:font-name-complex="Times New Roman"/>
    </style:style>
    <style:style style:name="T6408" style:parent-style-name="Policepardéfaut" style:family="text">
      <style:text-properties style:font-name-complex="Times New Roman"/>
    </style:style>
    <style:style style:name="T6409" style:parent-style-name="Policepardéfaut" style:family="text">
      <style:text-properties style:font-name-complex="Times New Roman"/>
    </style:style>
    <style:style style:name="T6410" style:parent-style-name="Policepardéfaut" style:family="text">
      <style:text-properties style:font-name-complex="Times New Roman"/>
    </style:style>
    <style:style style:name="T6411" style:parent-style-name="Policepardéfaut" style:family="text">
      <style:text-properties style:font-name-complex="Times New Roman"/>
    </style:style>
    <style:style style:name="T6412" style:parent-style-name="Policepardéfaut" style:family="text">
      <style:text-properties style:font-name-complex="Times New Roman"/>
    </style:style>
    <style:style style:name="T6413" style:parent-style-name="Policepardéfaut" style:family="text">
      <style:text-properties style:font-name-complex="Times New Roman"/>
    </style:style>
    <style:style style:name="T6414" style:parent-style-name="Policepardéfaut" style:family="text">
      <style:text-properties style:font-name-complex="Times New Roman"/>
    </style:style>
    <style:style style:name="T6415" style:parent-style-name="Policepardéfaut" style:family="text">
      <style:text-properties style:font-name-complex="Times New Roman"/>
    </style:style>
    <style:style style:name="T6416" style:parent-style-name="Policepardéfaut" style:family="text">
      <style:text-properties style:font-name-complex="Times New Roman"/>
    </style:style>
    <style:style style:name="T6417" style:parent-style-name="Policepardéfaut" style:family="text">
      <style:text-properties style:font-name-complex="Times New Roman"/>
    </style:style>
    <style:style style:name="T6418" style:parent-style-name="Policepardéfaut" style:family="text">
      <style:text-properties style:font-name-complex="Times New Roman"/>
    </style:style>
    <style:style style:name="T6419" style:parent-style-name="Policepardéfaut" style:family="text">
      <style:text-properties style:font-name-complex="Times New Roman"/>
    </style:style>
    <style:style style:name="T6420" style:parent-style-name="Policepardéfaut" style:family="text">
      <style:text-properties style:font-name-complex="Times New Roman"/>
    </style:style>
    <style:style style:name="T6421" style:parent-style-name="Policepardéfaut" style:family="text">
      <style:text-properties style:font-name-complex="Times New Roman"/>
    </style:style>
    <style:style style:name="T6422" style:parent-style-name="Policepardéfaut" style:family="text">
      <style:text-properties style:font-name-complex="Times New Roman"/>
    </style:style>
    <style:style style:name="T6423" style:parent-style-name="Policepardéfaut" style:family="text">
      <style:text-properties style:font-name-complex="Times New Roman"/>
    </style:style>
    <style:style style:name="T6424" style:parent-style-name="Policepardéfaut" style:family="text">
      <style:text-properties style:font-name-complex="Times New Roman"/>
    </style:style>
    <style:style style:name="T6425" style:parent-style-name="Policepardéfaut" style:family="text">
      <style:text-properties style:font-name-complex="Times New Roman"/>
    </style:style>
    <style:style style:name="T6426" style:parent-style-name="Policepardéfaut" style:family="text">
      <style:text-properties style:font-name-complex="Times New Roman"/>
    </style:style>
    <style:style style:name="T6427" style:parent-style-name="Policepardéfaut" style:family="text">
      <style:text-properties style:font-name-complex="Times New Roman"/>
    </style:style>
    <style:style style:name="T6428" style:parent-style-name="Policepardéfaut" style:family="text">
      <style:text-properties style:font-name-complex="Times New Roman"/>
    </style:style>
    <style:style style:name="T6429" style:parent-style-name="Policepardéfaut" style:family="text">
      <style:text-properties style:font-name-complex="Times New Roman"/>
    </style:style>
    <style:style style:name="T6430" style:parent-style-name="Policepardéfaut" style:family="text">
      <style:text-properties style:font-name-complex="Times New Roman"/>
    </style:style>
    <style:style style:name="T6431" style:parent-style-name="Policepardéfaut" style:family="text">
      <style:text-properties style:font-name-complex="Times New Roman"/>
    </style:style>
    <style:style style:name="T6432" style:parent-style-name="Policepardéfaut" style:family="text">
      <style:text-properties style:font-name-complex="Times New Roman"/>
    </style:style>
    <style:style style:name="T6433" style:parent-style-name="Policepardéfaut" style:family="text">
      <style:text-properties style:font-name-complex="Times New Roman"/>
    </style:style>
    <style:style style:name="T6434" style:parent-style-name="Policepardéfaut" style:family="text">
      <style:text-properties style:font-name-complex="Times New Roman"/>
    </style:style>
    <style:style style:name="T6435" style:parent-style-name="Policepardéfaut" style:family="text">
      <style:text-properties style:font-name-complex="Times New Roman"/>
    </style:style>
    <style:style style:name="T6436" style:parent-style-name="Policepardéfaut" style:family="text">
      <style:text-properties style:font-name-complex="Times New Roman"/>
    </style:style>
    <style:style style:name="T6437" style:parent-style-name="Policepardéfaut" style:family="text">
      <style:text-properties style:font-name-complex="Times New Roman"/>
    </style:style>
    <style:style style:name="T6438" style:parent-style-name="Policepardéfaut" style:family="text">
      <style:text-properties style:font-name-complex="Times New Roman"/>
    </style:style>
    <style:style style:name="T6439" style:parent-style-name="Policepardéfaut" style:family="text">
      <style:text-properties style:font-name-complex="Times New Roman"/>
    </style:style>
    <style:style style:name="T6440" style:parent-style-name="Policepardéfaut" style:family="text">
      <style:text-properties style:font-name-complex="Times New Roman"/>
    </style:style>
    <style:style style:name="T6441" style:parent-style-name="Policepardéfaut" style:family="text">
      <style:text-properties style:font-name-complex="Times New Roman"/>
    </style:style>
    <style:style style:name="T6442" style:parent-style-name="Policepardéfaut" style:family="text">
      <style:text-properties style:font-name-complex="Times New Roman"/>
    </style:style>
    <style:style style:name="T6443" style:parent-style-name="Policepardéfaut" style:family="text">
      <style:text-properties style:font-name-complex="Times New Roman"/>
    </style:style>
    <style:style style:name="T6444" style:parent-style-name="Policepardéfaut" style:family="text">
      <style:text-properties style:font-name-complex="Times New Roman"/>
    </style:style>
    <style:style style:name="T6445" style:parent-style-name="Policepardéfaut" style:family="text">
      <style:text-properties style:font-name-complex="Times New Roman"/>
    </style:style>
    <style:style style:name="T6446" style:parent-style-name="Policepardéfaut" style:family="text">
      <style:text-properties style:font-name-complex="Times New Roman"/>
    </style:style>
    <style:style style:name="T6447" style:parent-style-name="Policepardéfaut" style:family="text">
      <style:text-properties style:font-name-complex="Times New Roman"/>
    </style:style>
    <style:style style:name="T6448" style:parent-style-name="Policepardéfaut" style:family="text">
      <style:text-properties style:font-name-complex="Times New Roman"/>
    </style:style>
    <style:style style:name="T6449" style:parent-style-name="Policepardéfaut" style:family="text">
      <style:text-properties style:font-name-complex="Times New Roman"/>
    </style:style>
    <style:style style:name="T6450" style:parent-style-name="Policepardéfaut" style:family="text">
      <style:text-properties style:font-name-complex="Times New Roman"/>
    </style:style>
    <style:style style:name="T6451" style:parent-style-name="Policepardéfaut" style:family="text">
      <style:text-properties style:font-name-complex="Times New Roman"/>
    </style:style>
    <style:style style:name="T6452" style:parent-style-name="Policepardéfaut" style:family="text">
      <style:text-properties style:font-name-complex="Times New Roman"/>
    </style:style>
    <style:style style:name="T6453" style:parent-style-name="Policepardéfaut" style:family="text">
      <style:text-properties style:font-name-complex="Times New Roman"/>
    </style:style>
    <style:style style:name="T6454" style:parent-style-name="Policepardéfaut" style:family="text">
      <style:text-properties style:font-name-complex="Times New Roman"/>
    </style:style>
    <style:style style:name="T6455" style:parent-style-name="Policepardéfaut" style:family="text">
      <style:text-properties style:font-size-complex="11pt"/>
    </style:style>
    <style:style style:name="T6456" style:parent-style-name="Policepardéfaut" style:family="text">
      <style:text-properties style:font-size-complex="11pt"/>
    </style:style>
    <style:style style:name="T6457" style:parent-style-name="Policepardéfaut" style:family="text">
      <style:text-properties style:font-size-complex="11pt"/>
    </style:style>
    <style:style style:name="T6458" style:parent-style-name="Policepardéfaut" style:family="text">
      <style:text-properties style:font-size-complex="11pt"/>
    </style:style>
    <style:style style:name="T6459" style:parent-style-name="Policepardéfaut" style:family="text">
      <style:text-properties style:font-size-complex="11pt"/>
    </style:style>
    <style:style style:name="T6460" style:parent-style-name="Policepardéfaut" style:family="text">
      <style:text-properties style:font-name-complex="Times New Roman"/>
    </style:style>
    <style:style style:name="T6461" style:parent-style-name="Policepardéfaut" style:family="text">
      <style:text-properties style:font-name-complex="Times New Roman"/>
    </style:style>
    <style:style style:name="T6462" style:parent-style-name="Policepardéfaut" style:family="text">
      <style:text-properties style:font-name-complex="Times New Roman"/>
    </style:style>
    <style:style style:name="T6463" style:parent-style-name="Policepardéfaut" style:family="text">
      <style:text-properties style:font-name-complex="Times New Roman"/>
    </style:style>
    <style:style style:name="T6464" style:parent-style-name="Policepardéfaut" style:family="text">
      <style:text-properties style:font-size-complex="11pt"/>
    </style:style>
    <style:style style:name="T6465" style:parent-style-name="Policepardéfaut" style:family="text">
      <style:text-properties style:font-size-complex="11pt"/>
    </style:style>
    <style:style style:name="T6466" style:parent-style-name="Policepardéfaut" style:family="text">
      <style:text-properties style:font-size-complex="11pt"/>
    </style:style>
    <style:style style:name="T6467" style:parent-style-name="Policepardéfaut" style:family="text">
      <style:text-properties style:font-size-complex="11pt"/>
    </style:style>
    <style:style style:name="P6468" style:parent-style-name="quote.l" style:family="paragraph">
      <style:text-properties style:font-size-complex="11pt"/>
    </style:style>
    <style:style style:name="P6469" style:parent-style-name="quote.l" style:family="paragraph">
      <style:text-properties style:font-size-complex="11pt"/>
    </style:style>
    <style:style style:name="P6470" style:parent-style-name="quote.l" style:family="paragraph">
      <style:text-properties style:font-size-complex="11pt"/>
    </style:style>
    <style:style style:name="P6471" style:parent-style-name="quote.l" style:family="paragraph">
      <style:text-properties style:font-size-complex="11pt"/>
    </style:style>
    <style:style style:name="P6472" style:parent-style-name="quote.l" style:family="paragraph">
      <style:text-properties style:font-size-complex="11pt"/>
    </style:style>
    <style:style style:name="T6473" style:parent-style-name="Policepardéfaut" style:family="text">
      <style:text-properties style:font-size-complex="11pt"/>
    </style:style>
    <style:style style:name="T6474" style:parent-style-name="Policepardéfaut" style:family="text">
      <style:text-properties style:font-size-complex="11pt"/>
    </style:style>
    <style:style style:name="T6475" style:parent-style-name="Policepardéfaut" style:family="text">
      <style:text-properties style:font-size-complex="11pt"/>
    </style:style>
    <style:style style:name="T6476" style:parent-style-name="Policepardéfaut" style:family="text">
      <style:text-properties style:font-size-complex="11pt"/>
    </style:style>
    <style:style style:name="T6477" style:parent-style-name="Policepardéfaut" style:family="text">
      <style:text-properties style:font-size-complex="11pt"/>
    </style:style>
    <style:style style:name="T6478" style:parent-style-name="Policepardéfaut" style:family="text">
      <style:text-properties style:font-size-complex="11pt"/>
    </style:style>
    <style:style style:name="T6479" style:parent-style-name="Policepardéfaut" style:family="text">
      <style:text-properties style:font-size-complex="11pt"/>
    </style:style>
    <style:style style:name="T6480" style:parent-style-name="Policepardéfaut" style:family="text">
      <style:text-properties style:font-name-complex="Times New Roman"/>
    </style:style>
    <style:style style:name="T6481" style:parent-style-name="Policepardéfaut" style:family="text">
      <style:text-properties style:font-name-complex="Times New Roman"/>
    </style:style>
    <style:style style:name="T6482" style:parent-style-name="Policepardéfaut" style:family="text">
      <style:text-properties style:font-name-complex="Times New Roman"/>
    </style:style>
    <style:style style:name="T6483" style:parent-style-name="Policepardéfaut" style:family="text">
      <style:text-properties style:font-size-complex="11pt"/>
    </style:style>
    <style:style style:name="P6484" style:parent-style-name="quote.l" style:family="paragraph">
      <style:text-properties style:font-size-complex="11pt"/>
    </style:style>
    <style:style style:name="P6485" style:parent-style-name="quote.l" style:family="paragraph">
      <style:text-properties style:font-size-complex="11pt"/>
    </style:style>
    <style:style style:name="P6486" style:parent-style-name="quote.l" style:family="paragraph">
      <style:text-properties style:font-size-complex="11pt"/>
    </style:style>
    <style:style style:name="P6487" style:parent-style-name="quote.l" style:family="paragraph">
      <style:text-properties style:font-size-complex="11pt"/>
    </style:style>
    <style:style style:name="P6488" style:parent-style-name="quote.l" style:family="paragraph">
      <style:text-properties style:font-size-complex="11pt"/>
    </style:style>
    <style:style style:name="P6489" style:parent-style-name="quote.l" style:family="paragraph">
      <style:text-properties style:font-size-complex="11pt"/>
    </style:style>
    <style:style style:name="P6490" style:parent-style-name="quote.l" style:family="paragraph">
      <style:text-properties style:font-size-complex="11pt"/>
    </style:style>
    <style:style style:name="P6491" style:parent-style-name="label" style:family="paragraph">
      <style:text-properties fo:font-style="italic" style:font-style-asian="italic" fo:font-variant="normal"/>
    </style:style>
    <style:style style:name="T6492" style:parent-style-name="Policepardéfaut" style:family="text">
      <style:text-properties style:font-size-complex="11pt"/>
    </style:style>
    <style:style style:name="T6493" style:parent-style-name="Appelnotedebasdep." style:family="text">
      <style:text-properties style:font-size-complex="11pt"/>
    </style:style>
    <style:style style:name="T6494" style:parent-style-name="Policepardéfaut" style:family="text">
      <style:text-properties fo:font-variant="small-caps"/>
    </style:style>
    <style:style style:name="T6495" style:parent-style-name="Policepardéfaut" style:family="text">
      <style:text-properties style:font-size-complex="11pt"/>
    </style:style>
    <style:style style:name="T6496" style:parent-style-name="Policepardéfaut" style:family="text">
      <style:text-properties style:font-size-complex="11pt"/>
    </style:style>
    <style:style style:name="T6497" style:parent-style-name="Policepardéfaut" style:family="text">
      <style:text-properties style:font-size-complex="11pt"/>
    </style:style>
    <style:style style:name="T6498" style:parent-style-name="Policepardéfaut" style:family="text">
      <style:text-properties style:font-size-complex="11pt"/>
    </style:style>
    <style:style style:name="T6499" style:parent-style-name="Policepardéfaut" style:family="text">
      <style:text-properties style:font-size-complex="11pt"/>
    </style:style>
    <style:style style:name="T6500" style:parent-style-name="Policepardéfaut" style:family="text">
      <style:text-properties style:font-name-complex="Times New Roman"/>
    </style:style>
    <style:style style:name="T6501" style:parent-style-name="Policepardéfaut" style:family="text">
      <style:text-properties style:font-name-complex="Times New Roman"/>
    </style:style>
    <style:style style:name="T6502" style:parent-style-name="Policepardéfaut" style:family="text">
      <style:text-properties style:font-name-complex="Times New Roman"/>
    </style:style>
    <style:style style:name="T6503" style:parent-style-name="Policepardéfaut" style:family="text">
      <style:text-properties style:font-name-complex="Times New Roman"/>
    </style:style>
    <style:style style:name="T6504" style:parent-style-name="Policepardéfaut" style:family="text">
      <style:text-properties style:font-size-complex="11pt"/>
    </style:style>
    <style:style style:name="T6505" style:parent-style-name="Policepardéfaut" style:family="text">
      <style:text-properties style:font-size-complex="11pt"/>
    </style:style>
    <style:style style:name="T6506" style:parent-style-name="Policepardéfaut" style:family="text">
      <style:text-properties style:font-size-complex="11pt"/>
    </style:style>
    <style:style style:name="T6507" style:parent-style-name="Policepardéfaut" style:family="text">
      <style:text-properties style:font-size-complex="11pt"/>
    </style:style>
    <style:style style:name="P6508" style:parent-style-name="quote.l" style:family="paragraph">
      <style:text-properties style:font-size-complex="11pt"/>
    </style:style>
    <style:style style:name="P6509" style:parent-style-name="quote.l" style:family="paragraph">
      <style:text-properties style:font-size-complex="11pt"/>
    </style:style>
    <style:style style:name="T6510" style:parent-style-name="Policepardéfaut" style:family="text">
      <style:text-properties style:font-size-complex="11pt"/>
    </style:style>
    <style:style style:name="T6511" style:parent-style-name="Policepardéfaut" style:family="text">
      <style:text-properties style:font-size-complex="11pt"/>
    </style:style>
    <style:style style:name="T6512" style:parent-style-name="Policepardéfaut" style:family="text">
      <style:text-properties style:font-size-complex="11pt"/>
    </style:style>
    <style:style style:name="T6513" style:parent-style-name="Policepardéfaut" style:family="text">
      <style:text-properties style:font-size-complex="11pt"/>
    </style:style>
    <style:style style:name="T6514" style:parent-style-name="Policepardéfaut" style:family="text">
      <style:text-properties fo:font-style="italic" style:font-style-asian="italic" style:font-size-complex="11pt"/>
    </style:style>
    <style:style style:name="T6515" style:parent-style-name="Policepardéfaut" style:family="text">
      <style:text-properties fo:font-style="italic" style:font-style-asian="italic" style:font-size-complex="11pt"/>
    </style:style>
    <style:style style:name="T6516" style:parent-style-name="Policepardéfaut" style:family="text">
      <style:text-properties style:font-size-complex="11pt"/>
    </style:style>
    <style:style style:name="P6517" style:parent-style-name="quote.l" style:family="paragraph">
      <style:text-properties style:font-size-complex="11pt"/>
    </style:style>
    <style:style style:name="P6518" style:parent-style-name="quote.l" style:family="paragraph">
      <style:text-properties style:font-size-complex="11pt"/>
    </style:style>
    <style:style style:name="P6519" style:parent-style-name="quote.l" style:family="paragraph">
      <style:text-properties style:font-size-complex="11pt"/>
    </style:style>
    <style:style style:name="P6520" style:parent-style-name="quote.l" style:family="paragraph">
      <style:text-properties style:font-size-complex="11pt"/>
    </style:style>
    <style:style style:name="T6521" style:parent-style-name="pb" style:family="text">
      <style:text-properties style:font-size-complex="11pt"/>
    </style:style>
    <style:style style:name="T6522" style:parent-style-name="pb" style:family="text">
      <style:text-properties style:font-size-complex="11pt"/>
    </style:style>
    <style:style style:name="T6523" style:parent-style-name="pb" style:family="text">
      <style:text-properties style:font-size-complex="11pt"/>
    </style:style>
    <style:style style:name="T6524" style:parent-style-name="pb" style:family="text">
      <style:text-properties style:text-position="0% 100%"/>
    </style:style>
    <style:style style:name="T6525" style:parent-style-name="Policepardéfaut" style:family="text">
      <style:text-properties style:font-size-complex="11pt"/>
    </style:style>
    <style:style style:name="T6526" style:parent-style-name="Policepardéfaut" style:family="text">
      <style:text-properties style:font-size-complex="11pt"/>
    </style:style>
    <style:style style:name="T6527" style:parent-style-name="Policepardéfaut" style:family="text">
      <style:text-properties style:font-size-complex="11pt"/>
    </style:style>
    <style:style style:name="T6528" style:parent-style-name="Policepardéfaut" style:family="text">
      <style:text-properties style:font-size-complex="11pt"/>
    </style:style>
    <style:style style:name="T6529" style:parent-style-name="Policepardéfaut" style:family="text">
      <style:text-properties style:font-size-complex="11pt"/>
    </style:style>
    <style:style style:name="T6530" style:parent-style-name="Policepardéfaut" style:family="text">
      <style:text-properties style:font-name-complex="Times New Roman" fo:font-size="10pt" style:font-size-asian="10pt" style:font-size-complex="10pt"/>
    </style:style>
    <style:style style:name="T6531" style:parent-style-name="Policepardéfaut" style:family="text">
      <style:text-properties style:font-size-complex="11pt"/>
    </style:style>
    <style:style style:name="T6532" style:parent-style-name="Policepardéfaut" style:family="text">
      <style:text-properties style:font-name-complex="Times New Roman" style:font-size-complex="11pt"/>
    </style:style>
    <style:style style:name="T6533" style:parent-style-name="Policepardéfaut" style:family="text">
      <style:text-properties style:font-size-complex="11pt"/>
    </style:style>
    <style:style style:name="T6534" style:parent-style-name="Policepardéfaut" style:family="text">
      <style:text-properties style:font-name-complex="Times New Roman" style:font-size-complex="11pt"/>
    </style:style>
    <style:style style:name="T6535" style:parent-style-name="quote.c" style:family="text">
      <style:text-properties style:font-size-complex="11pt"/>
    </style:style>
    <style:style style:name="T6536" style:parent-style-name="Policepardéfaut" style:family="text">
      <style:text-properties style:font-size-complex="11pt"/>
    </style:style>
    <style:style style:name="P6537" style:parent-style-name="quote.l" style:family="paragraph">
      <style:text-properties style:font-size-complex="11pt"/>
    </style:style>
    <style:style style:name="P6538" style:parent-style-name="quote.l" style:family="paragraph">
      <style:text-properties style:font-size-complex="11pt"/>
    </style:style>
    <style:style style:name="P6539" style:parent-style-name="quote.l" style:family="paragraph">
      <style:text-properties style:font-size-complex="11pt"/>
    </style:style>
    <style:style style:name="P6540" style:parent-style-name="quote.l" style:family="paragraph">
      <style:text-properties style:font-size-complex="11pt"/>
    </style:style>
    <style:style style:name="P6541" style:parent-style-name="quote.l" style:family="paragraph">
      <style:text-properties style:font-size-complex="11pt"/>
    </style:style>
    <style:style style:name="P6542" style:parent-style-name="quote.l" style:family="paragraph">
      <style:text-properties style:font-size-complex="11pt"/>
    </style:style>
    <style:style style:name="P6543" style:parent-style-name="quote.l" style:family="paragraph">
      <style:text-properties style:font-size-complex="11pt"/>
    </style:style>
    <style:style style:name="P6544" style:parent-style-name="quote.l" style:family="paragraph">
      <style:text-properties style:font-size-complex="11pt"/>
    </style:style>
    <style:style style:name="P6545" style:parent-style-name="quote.l" style:family="paragraph">
      <style:text-properties style:font-size-complex="11pt"/>
    </style:style>
    <style:style style:name="P6546" style:parent-style-name="quote.l" style:family="paragraph">
      <style:text-properties style:font-size-complex="11pt"/>
    </style:style>
    <style:style style:name="P6547" style:parent-style-name="quote.l" style:family="paragraph">
      <style:text-properties style:font-size-complex="11pt"/>
    </style:style>
    <style:style style:name="P6548" style:parent-style-name="quote.l" style:family="paragraph">
      <style:text-properties style:font-size-complex="11pt"/>
    </style:style>
    <style:style style:name="P6549" style:parent-style-name="quote.l" style:family="paragraph">
      <style:text-properties style:font-size-complex="11pt"/>
    </style:style>
    <style:style style:name="P6550" style:parent-style-name="quote.l" style:family="paragraph">
      <style:text-properties style:font-size-complex="11pt"/>
    </style:style>
    <style:style style:name="P6551" style:parent-style-name="quote.l" style:family="paragraph">
      <style:text-properties style:font-size-complex="11pt"/>
    </style:style>
    <style:style style:name="P6552" style:parent-style-name="quote.l" style:family="paragraph">
      <style:text-properties style:font-size-complex="11pt"/>
    </style:style>
    <style:style style:name="P6553" style:parent-style-name="quote.l" style:family="paragraph">
      <style:text-properties style:font-size-complex="11pt"/>
    </style:style>
    <style:style style:name="T6554" style:parent-style-name="Policepardéfaut" style:family="text">
      <style:text-properties fo:font-style="italic" style:font-style-asian="italic" style:font-size-complex="11pt"/>
    </style:style>
    <style:style style:name="T6555" style:parent-style-name="Policepardéfaut" style:family="text">
      <style:text-properties fo:font-style="italic" style:font-style-asian="italic" style:font-size-complex="11pt"/>
    </style:style>
    <style:style style:name="T6556" style:parent-style-name="Policepardéfaut" style:family="text">
      <style:text-properties fo:font-style="italic" style:font-style-asian="italic" style:font-size-complex="11pt"/>
    </style:style>
    <style:style style:name="T6557" style:parent-style-name="Policepardéfaut" style:family="text">
      <style:text-properties fo:font-style="italic" style:font-style-asian="italic" style:font-size-complex="11pt"/>
    </style:style>
    <style:style style:name="T6558" style:parent-style-name="Policepardéfaut" style:family="text">
      <style:text-properties fo:font-style="italic" style:font-style-asian="italic" style:font-size-complex="11pt"/>
    </style:style>
    <style:style style:name="T6559" style:parent-style-name="Policepardéfaut" style:family="text">
      <style:text-properties fo:font-style="italic" style:font-style-asian="italic" style:font-size-complex="11pt"/>
    </style:style>
    <style:style style:name="T6560" style:parent-style-name="Policepardéfaut" style:family="text">
      <style:text-properties fo:font-style="italic" style:font-style-asian="italic" style:font-size-complex="11pt"/>
    </style:style>
    <style:style style:name="T6561" style:parent-style-name="Policepardéfaut" style:family="text">
      <style:text-properties fo:font-style="italic" style:font-style-asian="italic" style:font-size-complex="11pt"/>
    </style:style>
    <style:style style:name="T6562" style:parent-style-name="Policepardéfaut" style:family="text">
      <style:text-properties fo:font-style="italic" style:font-style-asian="italic" style:font-size-complex="11pt"/>
    </style:style>
    <style:style style:name="T6563" style:parent-style-name="Policepardéfaut" style:family="text">
      <style:text-properties fo:font-style="italic" style:font-style-asian="italic" style:font-size-complex="11pt"/>
    </style:style>
    <style:style style:name="T6564" style:parent-style-name="Policepardéfaut" style:family="text">
      <style:text-properties fo:font-style="italic" style:font-style-asian="italic" style:font-size-complex="11pt"/>
    </style:style>
    <style:style style:name="T6565" style:parent-style-name="Policepardéfaut" style:family="text">
      <style:text-properties style:font-size-complex="11pt"/>
    </style:style>
    <style:style style:name="P6566" style:parent-style-name="quote.l" style:family="paragraph">
      <style:text-properties style:font-size-complex="11pt"/>
    </style:style>
    <style:style style:name="P6567" style:parent-style-name="quote.l" style:family="paragraph">
      <style:text-properties style:font-size-complex="11pt"/>
    </style:style>
    <style:style style:name="P6568" style:parent-style-name="quote.l" style:family="paragraph">
      <style:text-properties style:font-size-complex="11pt"/>
    </style:style>
    <style:style style:name="P6569" style:parent-style-name="quote.l" style:family="paragraph">
      <style:text-properties style:font-size-complex="11pt"/>
    </style:style>
    <style:style style:name="P6570" style:parent-style-name="quote.l" style:family="paragraph">
      <style:text-properties style:font-size-complex="11pt"/>
    </style:style>
    <style:style style:name="P6571" style:parent-style-name="quote.l" style:family="paragraph">
      <style:text-properties style:font-size-complex="11pt"/>
    </style:style>
    <style:style style:name="P6572" style:parent-style-name="quote.l" style:family="paragraph">
      <style:text-properties style:font-size-complex="11pt"/>
    </style:style>
    <style:style style:name="T6573" style:parent-style-name="pb" style:family="text">
      <style:text-properties style:text-position="0% 100%"/>
    </style:style>
    <style:style style:name="T6574" style:parent-style-name="Policepardéfaut" style:family="text">
      <style:text-properties fo:font-variant="small-caps"/>
    </style:style>
    <style:style style:name="T6575" style:parent-style-name="Policepardéfaut" style:family="text">
      <style:text-properties fo:font-variant="small-caps"/>
    </style:style>
    <style:style style:name="T6576" style:parent-style-name="Policepardéfaut" style:family="text">
      <style:text-properties fo:font-style="italic" style:font-style-asian="italic"/>
    </style:style>
    <style:style style:name="T6577" style:parent-style-name="Policepardéfaut" style:family="text">
      <style:text-properties fo:font-variant="small-caps"/>
    </style:style>
    <style:style style:name="T6578" style:parent-style-name="Policepardéfaut" style:family="text">
      <style:text-properties fo:font-style="italic" style:font-style-asian="italic"/>
    </style:style>
    <style:style style:name="T6579" style:parent-style-name="pb" style:family="text">
      <style:text-properties style:text-position="0% 100%"/>
    </style:style>
    <style:style style:name="T6580" style:parent-style-name="Policepardéfaut" style:family="text">
      <style:text-properties fo:font-variant="small-caps"/>
    </style:style>
    <style:style style:name="T6581" style:parent-style-name="Policepardéfaut" style:family="text">
      <style:text-properties fo:font-style="italic" style:font-style-asian="italic"/>
    </style:style>
    <style:style style:name="T6582" style:parent-style-name="Policepardéfaut" style:family="text">
      <style:text-properties fo:font-style="italic" style:font-style-asian="italic"/>
    </style:style>
    <style:style style:name="T6583" style:parent-style-name="Policepardéfaut" style:family="text">
      <style:text-properties fo:font-style="italic" style:font-style-asian="italic"/>
    </style:style>
    <style:style style:name="T6584" style:parent-style-name="pb" style:family="text">
      <style:text-properties style:text-position="0% 100%"/>
    </style:style>
    <style:style style:name="P6585" style:parent-style-name="Corpsdetexte" style:family="paragraph">
      <style:paragraph-properties fo:text-indent="0.1666in"/>
    </style:style>
    <style:style style:name="T6586" style:parent-style-name="Policepardéfaut" style:family="text">
      <style:text-properties style:font-name-complex="Times New Roman"/>
    </style:style>
    <style:style style:name="T6587" style:parent-style-name="Policepardéfaut" style:family="text">
      <style:text-properties style:font-name-complex="Times New Roman"/>
    </style:style>
    <style:style style:name="T6588" style:parent-style-name="Policepardéfaut" style:family="text">
      <style:text-properties style:font-name-complex="Times New Roman"/>
    </style:style>
    <style:style style:name="T6589" style:parent-style-name="Policepardéfaut" style:family="text">
      <style:text-properties style:font-name-complex="Times New Roman"/>
    </style:style>
    <style:style style:name="T6590" style:parent-style-name="Policepardéfaut" style:family="text">
      <style:text-properties style:font-name-complex="Times New Roman"/>
    </style:style>
    <style:style style:name="T6591" style:parent-style-name="Policepardéfaut" style:family="text">
      <style:text-properties style:font-name-complex="Times New Roman"/>
    </style:style>
    <style:style style:name="T6592" style:parent-style-name="Policepardéfaut" style:family="text">
      <style:text-properties style:font-name-complex="Times New Roman"/>
    </style:style>
    <style:style style:name="T6593" style:parent-style-name="Policepardéfaut" style:family="text">
      <style:text-properties style:font-name-complex="Times New Roman"/>
    </style:style>
    <style:style style:name="T6594" style:parent-style-name="Policepardéfaut" style:family="text">
      <style:text-properties style:font-name-complex="Times New Roman"/>
    </style:style>
    <style:style style:name="T6595" style:parent-style-name="Policepardéfaut" style:family="text">
      <style:text-properties style:font-name-complex="Times New Roman"/>
    </style:style>
    <style:style style:name="T6596" style:parent-style-name="Policepardéfaut" style:family="text">
      <style:text-properties style:font-name-complex="Times New Roman"/>
    </style:style>
    <style:style style:name="T6597" style:parent-style-name="Policepardéfaut" style:family="text">
      <style:text-properties style:font-name-complex="Times New Roman"/>
    </style:style>
    <style:style style:name="T6598" style:parent-style-name="Policepardéfaut" style:family="text">
      <style:text-properties style:font-name-complex="Times New Roman"/>
    </style:style>
    <style:style style:name="T6599" style:parent-style-name="Policepardéfaut" style:family="text">
      <style:text-properties style:font-name-complex="Times New Roman"/>
    </style:style>
    <style:style style:name="T6600" style:parent-style-name="Policepardéfaut" style:family="text">
      <style:text-properties style:font-name-complex="Times New Roman"/>
    </style:style>
    <style:style style:name="T6601" style:parent-style-name="Policepardéfaut" style:family="text">
      <style:text-properties style:font-name-complex="Times New Roman"/>
    </style:style>
    <style:style style:name="T6602" style:parent-style-name="Policepardéfaut" style:family="text">
      <style:text-properties style:font-name-complex="Times New Roman"/>
    </style:style>
    <style:style style:name="T6603" style:parent-style-name="Policepardéfaut" style:family="text">
      <style:text-properties style:font-name-complex="Times New Roman"/>
    </style:style>
    <style:style style:name="T6604" style:parent-style-name="Policepardéfaut" style:family="text">
      <style:text-properties style:font-name-complex="Times New Roman"/>
    </style:style>
    <style:style style:name="T6605" style:parent-style-name="Policepardéfaut" style:family="text">
      <style:text-properties style:font-name-complex="Times New Roman"/>
    </style:style>
    <style:style style:name="T6606" style:parent-style-name="Policepardéfaut" style:family="text">
      <style:text-properties style:font-name-complex="Times New Roman"/>
    </style:style>
    <style:style style:name="T6607" style:parent-style-name="Policepardéfaut" style:family="text">
      <style:text-properties style:font-name-complex="Times New Roman"/>
    </style:style>
    <style:style style:name="T6608" style:parent-style-name="Policepardéfaut" style:family="text">
      <style:text-properties style:font-name-complex="Times New Roman"/>
    </style:style>
    <style:style style:name="T6609" style:parent-style-name="Policepardéfaut" style:family="text">
      <style:text-properties style:font-name-complex="Times New Roman"/>
    </style:style>
    <style:style style:name="T6610" style:parent-style-name="Policepardéfaut" style:family="text">
      <style:text-properties style:font-name-complex="Times New Roman"/>
    </style:style>
    <style:style style:name="T6611" style:parent-style-name="Policepardéfaut" style:family="text">
      <style:text-properties style:font-name-complex="Times New Roman"/>
    </style:style>
    <style:style style:name="T6612" style:parent-style-name="Policepardéfaut" style:family="text">
      <style:text-properties style:font-name-complex="Times New Roman" fo:font-style="italic" style:font-style-asian="italic"/>
    </style:style>
    <style:style style:name="T6613" style:parent-style-name="Policepardéfaut" style:family="text">
      <style:text-properties style:font-name-complex="Times New Roman"/>
    </style:style>
    <style:style style:name="T6614" style:parent-style-name="Policepardéfaut" style:family="text">
      <style:text-properties style:font-name-complex="Times New Roman"/>
    </style:style>
    <style:style style:name="T6615" style:parent-style-name="Policepardéfaut" style:family="text">
      <style:text-properties style:font-name-complex="Times New Roman"/>
    </style:style>
    <style:style style:name="T6616" style:parent-style-name="Policepardéfaut" style:family="text">
      <style:text-properties style:font-name-complex="Times New Roman"/>
    </style:style>
    <style:style style:name="T6617" style:parent-style-name="Policepardéfaut" style:family="text">
      <style:text-properties style:font-name-complex="Times New Roman"/>
    </style:style>
    <style:style style:name="T6618" style:parent-style-name="Policepardéfaut" style:family="text">
      <style:text-properties style:font-name-complex="Times New Roman"/>
    </style:style>
    <style:style style:name="T6619" style:parent-style-name="Policepardéfaut" style:family="text">
      <style:text-properties style:font-name-complex="Times New Roman"/>
    </style:style>
    <style:style style:name="T6620" style:parent-style-name="Policepardéfaut" style:family="text">
      <style:text-properties style:font-name-complex="Times New Roman"/>
    </style:style>
    <style:style style:name="T6621" style:parent-style-name="Policepardéfaut" style:family="text">
      <style:text-properties style:font-name-complex="Times New Roman"/>
    </style:style>
    <style:style style:name="T6622" style:parent-style-name="Policepardéfaut" style:family="text">
      <style:text-properties style:font-name-complex="Times New Roman"/>
    </style:style>
    <style:style style:name="T6623" style:parent-style-name="Policepardéfaut" style:family="text">
      <style:text-properties style:font-name-complex="Times New Roman"/>
    </style:style>
    <style:style style:name="T6624" style:parent-style-name="Policepardéfaut" style:family="text">
      <style:text-properties style:font-name-complex="Times New Roman"/>
    </style:style>
    <style:style style:name="T6625" style:parent-style-name="Policepardéfaut" style:family="text">
      <style:text-properties style:font-name-complex="Times New Roman"/>
    </style:style>
    <style:style style:name="T6626" style:parent-style-name="Policepardéfaut" style:family="text">
      <style:text-properties style:font-name-complex="Times New Roman"/>
    </style:style>
    <style:style style:name="T6627" style:parent-style-name="Policepardéfaut" style:family="text">
      <style:text-properties style:font-name-complex="Times New Roman"/>
    </style:style>
    <style:style style:name="T6628" style:parent-style-name="Policepardéfaut" style:family="text">
      <style:text-properties style:font-name-complex="Times New Roman"/>
    </style:style>
    <style:style style:name="T6629" style:parent-style-name="Policepardéfaut" style:family="text">
      <style:text-properties style:font-name-complex="Times New Roman"/>
    </style:style>
    <style:style style:name="T6630" style:parent-style-name="Policepardéfaut" style:family="text">
      <style:text-properties style:font-name-complex="Times New Roman"/>
    </style:style>
    <style:style style:name="T6631" style:parent-style-name="Policepardéfaut" style:family="text">
      <style:text-properties style:font-name-complex="Times New Roman"/>
    </style:style>
    <style:style style:name="T6632" style:parent-style-name="Policepardéfaut" style:family="text">
      <style:text-properties style:font-name-complex="Times New Roman"/>
    </style:style>
    <style:style style:name="T6633" style:parent-style-name="Policepardéfaut" style:family="text">
      <style:text-properties style:font-name-complex="Times New Roman"/>
    </style:style>
    <style:style style:name="T6634" style:parent-style-name="Policepardéfaut" style:family="text">
      <style:text-properties style:font-name-complex="Times New Roman"/>
    </style:style>
    <style:style style:name="T6635" style:parent-style-name="Policepardéfaut" style:family="text">
      <style:text-properties style:font-name-complex="Times New Roman"/>
    </style:style>
    <style:style style:name="T6636" style:parent-style-name="Policepardéfaut" style:family="text">
      <style:text-properties style:font-name-complex="Times New Roman"/>
    </style:style>
    <style:style style:name="T6637" style:parent-style-name="Policepardéfaut" style:family="text">
      <style:text-properties style:font-name-complex="Times New Roman"/>
    </style:style>
    <style:style style:name="T6638" style:parent-style-name="Policepardéfaut" style:family="text">
      <style:text-properties style:font-name-complex="Times New Roman"/>
    </style:style>
    <style:style style:name="T6639" style:parent-style-name="Policepardéfaut" style:family="text">
      <style:text-properties style:font-name-complex="Times New Roman"/>
    </style:style>
    <style:style style:name="T6640" style:parent-style-name="Policepardéfaut" style:family="text">
      <style:text-properties style:font-name-complex="Times New Roman"/>
    </style:style>
    <style:style style:name="T6641" style:parent-style-name="Policepardéfaut" style:family="text">
      <style:text-properties style:font-name-complex="Times New Roman"/>
    </style:style>
    <style:style style:name="T6642" style:parent-style-name="Policepardéfaut" style:family="text">
      <style:text-properties style:font-name-complex="Times New Roman"/>
    </style:style>
    <style:style style:name="T6643" style:parent-style-name="Policepardéfaut" style:family="text">
      <style:text-properties style:font-name-complex="Times New Roman"/>
    </style:style>
    <style:style style:name="T6644" style:parent-style-name="Policepardéfaut" style:family="text">
      <style:text-properties style:font-name-complex="Times New Roman"/>
    </style:style>
    <style:style style:name="T6645" style:parent-style-name="Policepardéfaut" style:family="text">
      <style:text-properties style:font-name-complex="Times New Roman"/>
    </style:style>
    <style:style style:name="T6646" style:parent-style-name="Policepardéfaut" style:family="text">
      <style:text-properties style:font-name-complex="Times New Roman"/>
    </style:style>
    <style:style style:name="T6647" style:parent-style-name="Policepardéfaut" style:family="text">
      <style:text-properties style:font-name-complex="Times New Roman"/>
    </style:style>
    <style:style style:name="T6648" style:parent-style-name="Policepardéfaut" style:family="text">
      <style:text-properties style:font-name-complex="Times New Roman"/>
    </style:style>
    <style:style style:name="T6649" style:parent-style-name="Policepardéfaut" style:family="text">
      <style:text-properties style:font-name-complex="Times New Roman"/>
    </style:style>
    <style:style style:name="T6650" style:parent-style-name="Policepardéfaut" style:family="text">
      <style:text-properties style:font-name-complex="Times New Roman"/>
    </style:style>
    <style:style style:name="T6651" style:parent-style-name="Policepardéfaut" style:family="text">
      <style:text-properties style:font-name-complex="Times New Roman"/>
    </style:style>
    <style:style style:name="T6652" style:parent-style-name="Policepardéfaut" style:family="text">
      <style:text-properties style:font-name-complex="Times New Roman"/>
    </style:style>
    <style:style style:name="T6653" style:parent-style-name="Policepardéfaut" style:family="text">
      <style:text-properties style:font-name-complex="Times New Roman"/>
    </style:style>
    <style:style style:name="T6654" style:parent-style-name="Policepardéfaut" style:family="text">
      <style:text-properties style:font-name-complex="Times New Roman"/>
    </style:style>
    <style:style style:name="T6655" style:parent-style-name="Policepardéfaut" style:family="text">
      <style:text-properties style:font-name-complex="Times New Roman"/>
    </style:style>
    <style:style style:name="T6656" style:parent-style-name="Policepardéfaut" style:family="text">
      <style:text-properties style:font-name-complex="Times New Roman"/>
    </style:style>
    <style:style style:name="T6657" style:parent-style-name="Policepardéfaut" style:family="text">
      <style:text-properties style:font-name-complex="Times New Roman"/>
    </style:style>
    <style:style style:name="T6658" style:parent-style-name="Policepardéfaut" style:family="text">
      <style:text-properties style:font-name-complex="Times New Roman"/>
    </style:style>
    <style:style style:name="T6659" style:parent-style-name="Policepardéfaut" style:family="text">
      <style:text-properties style:font-name-complex="Times New Roman"/>
    </style:style>
    <style:style style:name="T6660" style:parent-style-name="Policepardéfaut" style:family="text">
      <style:text-properties style:font-name-complex="Times New Roman"/>
    </style:style>
    <style:style style:name="T6661" style:parent-style-name="Policepardéfaut" style:family="text">
      <style:text-properties style:font-name-complex="Times New Roman"/>
    </style:style>
    <style:style style:name="T6662" style:parent-style-name="Policepardéfaut" style:family="text">
      <style:text-properties style:font-name-complex="Times New Roman"/>
    </style:style>
    <style:style style:name="T6663" style:parent-style-name="Policepardéfaut" style:family="text">
      <style:text-properties style:font-name-complex="Times New Roman"/>
    </style:style>
    <style:style style:name="T6664" style:parent-style-name="Policepardéfaut" style:family="text">
      <style:text-properties style:font-name-complex="Times New Roman"/>
    </style:style>
    <style:style style:name="T6665" style:parent-style-name="Policepardéfaut" style:family="text">
      <style:text-properties style:font-name-complex="Times New Roman"/>
    </style:style>
    <style:style style:name="T6666" style:parent-style-name="Policepardéfaut" style:family="text">
      <style:text-properties style:font-name-complex="Times New Roman"/>
    </style:style>
    <style:style style:name="T6667" style:parent-style-name="Policepardéfaut" style:family="text">
      <style:text-properties style:font-name-complex="Times New Roman"/>
    </style:style>
    <style:style style:name="T6668" style:parent-style-name="Policepardéfaut" style:family="text">
      <style:text-properties fo:font-style="italic" style:font-style-asian="italic"/>
    </style:style>
    <style:style style:name="T6669" style:parent-style-name="pb" style:family="text">
      <style:text-properties style:text-position="0% 100%"/>
    </style:style>
    <style:style style:name="T6670" style:parent-style-name="Policepardéfaut" style:family="text">
      <style:text-properties fo:font-style="italic" style:font-style-asian="italic"/>
    </style:style>
    <style:style style:name="T6671" style:parent-style-name="Policepardéfaut" style:family="text">
      <style:text-properties fo:font-style="italic" style:font-style-asian="italic"/>
    </style:style>
    <style:style style:name="T6672" style:parent-style-name="Policepardéfaut" style:family="text">
      <style:text-properties fo:font-style="italic" style:font-style-asian="italic"/>
    </style:style>
    <style:style style:name="T6673" style:parent-style-name="Policepardéfaut" style:family="text">
      <style:text-properties fo:font-style="italic" style:font-style-asian="italic"/>
    </style:style>
    <style:style style:name="T6674" style:parent-style-name="Policepardéfaut" style:family="text">
      <style:text-properties fo:font-style="italic" style:font-style-asian="italic"/>
    </style:style>
    <style:style style:name="T6675" style:parent-style-name="Policepardéfaut" style:family="text">
      <style:text-properties fo:font-style="italic" style:font-style-asian="italic"/>
    </style:style>
    <style:style style:name="T6676" style:parent-style-name="Policepardéfaut" style:family="text">
      <style:text-properties fo:font-style="italic" style:font-style-asian="italic"/>
    </style:style>
    <style:style style:name="T6677" style:parent-style-name="Policepardéfaut" style:family="text">
      <style:text-properties fo:font-style="italic" style:font-style-asian="italic"/>
    </style:style>
    <style:style style:name="T6678" style:parent-style-name="Policepardéfaut" style:family="text">
      <style:text-properties fo:font-style="italic" style:font-style-asian="italic"/>
    </style:style>
    <style:style style:name="T6679" style:parent-style-name="Policepardéfaut" style:family="text">
      <style:text-properties fo:font-style="italic" style:font-style-asian="italic"/>
    </style:style>
    <style:style style:name="T6680" style:parent-style-name="Policepardéfaut" style:family="text">
      <style:text-properties fo:font-style="italic" style:font-style-asian="italic"/>
    </style:style>
    <style:style style:name="T6681" style:parent-style-name="Policepardéfaut" style:family="text">
      <style:text-properties fo:font-style="italic" style:font-style-asian="italic"/>
    </style:style>
    <style:style style:name="T6682" style:parent-style-name="Policepardéfaut" style:family="text">
      <style:text-properties fo:font-style="italic" style:font-style-asian="italic"/>
    </style:style>
    <style:style style:name="T6683" style:parent-style-name="Policepardéfaut" style:family="text">
      <style:text-properties fo:font-style="italic" style:font-style-asian="italic"/>
    </style:style>
    <style:style style:name="T6684" style:parent-style-name="Policepardéfaut" style:family="text">
      <style:text-properties fo:font-style="italic" style:font-style-asian="italic"/>
    </style:style>
    <style:style style:name="T6685" style:parent-style-name="Policepardéfaut" style:family="text">
      <style:text-properties fo:font-style="italic" style:font-style-asian="italic"/>
    </style:style>
    <style:style style:name="T6686" style:parent-style-name="Policepardéfaut" style:family="text">
      <style:text-properties fo:font-style="italic" style:font-style-asian="italic"/>
    </style:style>
    <style:style style:name="T6687" style:parent-style-name="Policepardéfaut" style:family="text">
      <style:text-properties fo:font-style="italic" style:font-style-asian="italic"/>
    </style:style>
    <style:style style:name="T6688" style:parent-style-name="Policepardéfaut" style:family="text">
      <style:text-properties fo:font-style="italic" style:font-style-asian="italic"/>
    </style:style>
    <style:style style:name="T6689" style:parent-style-name="Policepardéfaut" style:family="text">
      <style:text-properties fo:font-style="italic" style:font-style-asian="italic"/>
    </style:style>
    <style:style style:name="T6690" style:parent-style-name="Policepardéfaut" style:family="text">
      <style:text-properties fo:font-style="italic" style:font-style-asian="italic"/>
    </style:style>
    <style:style style:name="T6691" style:parent-style-name="Policepardéfaut" style:family="text">
      <style:text-properties fo:font-style="italic" style:font-style-asian="italic"/>
    </style:style>
    <style:style style:name="T6692" style:parent-style-name="Policepardéfaut" style:family="text">
      <style:text-properties fo:font-style="italic" style:font-style-asian="italic"/>
    </style:style>
    <style:style style:name="T6693" style:parent-style-name="Policepardéfaut" style:family="text">
      <style:text-properties fo:font-style="italic" style:font-style-asian="italic"/>
    </style:style>
    <style:style style:name="T6694" style:parent-style-name="Policepardéfaut" style:family="text">
      <style:text-properties fo:font-style="italic" style:font-style-asian="italic"/>
    </style:style>
    <style:style style:name="T6695" style:parent-style-name="Policepardéfaut" style:family="text">
      <style:text-properties fo:font-style="italic" style:font-style-asian="italic"/>
    </style:style>
    <style:style style:name="T6696" style:parent-style-name="Policepardéfaut" style:family="text">
      <style:text-properties fo:font-style="italic" style:font-style-asian="italic"/>
    </style:style>
    <style:style style:name="T6697" style:parent-style-name="Policepardéfaut" style:family="text">
      <style:text-properties fo:font-style="italic" style:font-style-asian="italic"/>
    </style:style>
    <style:style style:name="T6698" style:parent-style-name="Policepardéfaut" style:family="text">
      <style:text-properties fo:font-style="italic" style:font-style-asian="italic"/>
    </style:style>
    <style:style style:name="T6699" style:parent-style-name="Policepardéfaut" style:family="text">
      <style:text-properties fo:font-style="italic" style:font-style-asian="italic"/>
    </style:style>
    <style:style style:name="T6700" style:parent-style-name="pb" style:family="text">
      <style:text-properties style:text-position="0% 100%"/>
    </style:style>
    <style:style style:name="T6701" style:parent-style-name="pb" style:family="text">
      <style:text-properties style:text-position="0% 100%"/>
    </style:style>
    <style:style style:name="T6702" style:parent-style-name="Policepardéfaut" style:family="text">
      <style:text-properties style:font-name-complex="Times New Roman" style:font-size-complex="10pt"/>
    </style:style>
    <style:style style:name="T6703" style:parent-style-name="Policepardéfaut" style:family="text">
      <style:text-properties style:font-name-complex="Times New Roman" style:font-size-complex="10pt"/>
    </style:style>
    <style:style style:name="T6704" style:parent-style-name="Policepardéfaut" style:family="text">
      <style:text-properties style:font-name-complex="Times New Roman" style:font-size-complex="10pt"/>
    </style:style>
    <style:style style:name="T6705" style:parent-style-name="Policepardéfaut" style:family="text">
      <style:text-properties style:font-name-complex="Times New Roman" style:font-size-complex="10pt"/>
    </style:style>
    <style:style style:name="T6706" style:parent-style-name="Policepardéfaut" style:family="text">
      <style:text-properties style:font-name-complex="Times New Roman" fo:font-variant="small-caps" style:font-size-complex="10pt"/>
    </style:style>
    <style:style style:name="T6707" style:parent-style-name="Policepardéfaut" style:family="text">
      <style:text-properties style:font-name-complex="Times New Roman" style:font-size-complex="10pt"/>
    </style:style>
    <style:style style:name="T6708" style:parent-style-name="Policepardéfaut" style:family="text">
      <style:text-properties style:font-name-complex="Times New Roman" style:font-size-complex="10pt"/>
    </style:style>
    <style:style style:name="T6709" style:parent-style-name="Policepardéfaut" style:family="text">
      <style:text-properties fo:font-style="italic" style:font-style-asian="italic"/>
    </style:style>
    <style:style style:name="T6710" style:parent-style-name="Policepardéfaut" style:family="text">
      <style:text-properties fo:font-style="italic" style:font-style-asian="italic"/>
    </style:style>
    <style:style style:name="T6711" style:parent-style-name="Policepardéfaut" style:family="text">
      <style:text-properties fo:font-style="italic" style:font-style-asian="italic"/>
    </style:style>
    <style:style style:name="T6712" style:parent-style-name="Policepardéfaut" style:family="text">
      <style:text-properties fo:font-style="italic" style:font-style-asian="italic"/>
    </style:style>
    <style:style style:name="T6713" style:parent-style-name="Policepardéfaut" style:family="text">
      <style:text-properties fo:font-style="italic" style:font-style-asian="italic"/>
    </style:style>
    <style:style style:name="T6714" style:parent-style-name="Policepardéfaut" style:family="text">
      <style:text-properties fo:font-style="italic" style:font-style-asian="italic"/>
    </style:style>
    <style:style style:name="T6715" style:parent-style-name="Policepardéfaut" style:family="text">
      <style:text-properties fo:font-style="italic" style:font-style-asian="italic"/>
    </style:style>
    <style:style style:name="T6716" style:parent-style-name="Policepardéfaut" style:family="text">
      <style:text-properties fo:font-style="italic" style:font-style-asian="italic"/>
    </style:style>
    <style:style style:name="T6717" style:parent-style-name="Policepardéfaut" style:family="text">
      <style:text-properties fo:font-style="italic" style:font-style-asian="italic"/>
    </style:style>
    <style:style style:name="T6718" style:parent-style-name="Policepardéfaut" style:family="text">
      <style:text-properties fo:font-style="italic" style:font-style-asian="italic"/>
    </style:style>
    <style:style style:name="T6719" style:parent-style-name="Policepardéfaut" style:family="text">
      <style:text-properties fo:font-style="italic" style:font-style-asian="italic"/>
    </style:style>
    <style:style style:name="T6720" style:parent-style-name="Policepardéfaut" style:family="text">
      <style:text-properties fo:font-style="italic" style:font-style-asian="italic"/>
    </style:style>
    <style:style style:name="T6721" style:parent-style-name="Policepardéfaut" style:family="text">
      <style:text-properties fo:font-style="italic" style:font-style-asian="italic"/>
    </style:style>
    <style:style style:name="T6722" style:parent-style-name="Policepardéfaut" style:family="text">
      <style:text-properties fo:font-style="italic" style:font-style-asian="italic"/>
    </style:style>
    <style:style style:name="T6723" style:parent-style-name="Policepardéfaut" style:family="text">
      <style:text-properties fo:font-style="italic" style:font-style-asian="italic"/>
    </style:style>
    <style:style style:name="T6724" style:parent-style-name="Policepardéfaut" style:family="text">
      <style:text-properties fo:font-style="italic" style:font-style-asian="italic"/>
    </style:style>
    <style:style style:name="T6725" style:parent-style-name="Policepardéfaut" style:family="text">
      <style:text-properties fo:font-style="italic" style:font-style-asian="italic"/>
    </style:style>
    <style:style style:name="T6726" style:parent-style-name="Policepardéfaut" style:family="text">
      <style:text-properties fo:font-style="italic" style:font-style-asian="italic"/>
    </style:style>
    <style:style style:name="T6727" style:parent-style-name="Policepardéfaut" style:family="text">
      <style:text-properties fo:font-style="italic" style:font-style-asian="italic"/>
    </style:style>
    <style:style style:name="T6728" style:parent-style-name="Policepardéfaut" style:family="text">
      <style:text-properties fo:font-style="italic" style:font-style-asian="italic"/>
    </style:style>
    <style:style style:name="T6729" style:parent-style-name="Policepardéfaut" style:family="text">
      <style:text-properties fo:font-style="italic" style:font-style-asian="italic"/>
    </style:style>
    <style:style style:name="T6730" style:parent-style-name="Policepardéfaut" style:family="text">
      <style:text-properties fo:font-style="italic" style:font-style-asian="italic"/>
    </style:style>
    <style:style style:name="T6731" style:parent-style-name="Policepardéfaut" style:family="text">
      <style:text-properties fo:font-style="italic" style:font-style-asian="italic"/>
    </style:style>
    <style:style style:name="T6732" style:parent-style-name="Policepardéfaut" style:family="text">
      <style:text-properties fo:font-style="italic" style:font-style-asian="italic"/>
    </style:style>
    <style:style style:name="T6733" style:parent-style-name="Policepardéfaut" style:family="text">
      <style:text-properties fo:font-style="italic" style:font-style-asian="italic"/>
    </style:style>
    <style:style style:name="T6734" style:parent-style-name="Policepardéfaut" style:family="text">
      <style:text-properties fo:font-style="italic" style:font-style-asian="italic"/>
    </style:style>
    <style:style style:name="T6735" style:parent-style-name="Policepardéfaut" style:family="text">
      <style:text-properties fo:font-style="italic" style:font-style-asian="italic"/>
    </style:style>
    <style:style style:name="T6736" style:parent-style-name="Policepardéfaut" style:family="text">
      <style:text-properties fo:font-style="italic" style:font-style-asian="italic"/>
    </style:style>
    <style:style style:name="T6737" style:parent-style-name="Policepardéfaut" style:family="text">
      <style:text-properties fo:font-style="italic" style:font-style-asian="italic"/>
    </style:style>
    <style:style style:name="T6738" style:parent-style-name="Policepardéfaut" style:family="text">
      <style:text-properties fo:font-style="italic" style:font-style-asian="italic"/>
    </style:style>
    <style:style style:name="T6739" style:parent-style-name="Policepardéfaut" style:family="text">
      <style:text-properties fo:font-style="italic" style:font-style-asian="italic"/>
    </style:style>
    <style:style style:name="T6740" style:parent-style-name="Policepardéfaut" style:family="text">
      <style:text-properties fo:font-style="italic" style:font-style-asian="italic"/>
    </style:style>
    <style:style style:name="T6741" style:parent-style-name="Policepardéfaut" style:family="text">
      <style:text-properties fo:font-style="italic" style:font-style-asian="italic"/>
    </style:style>
    <style:style style:name="T6742" style:parent-style-name="Policepardéfaut" style:family="text">
      <style:text-properties fo:font-style="italic" style:font-style-asian="italic"/>
    </style:style>
    <style:style style:name="T6743" style:parent-style-name="Policepardéfaut" style:family="text">
      <style:text-properties fo:font-style="italic" style:font-style-asian="italic"/>
    </style:style>
    <style:style style:name="T6744" style:parent-style-name="Policepardéfaut" style:family="text">
      <style:text-properties fo:font-style="italic" style:font-style-asian="italic"/>
    </style:style>
    <style:style style:name="T6745" style:parent-style-name="Policepardéfaut" style:family="text">
      <style:text-properties fo:font-style="italic" style:font-style-asian="italic"/>
    </style:style>
    <style:style style:name="T6746" style:parent-style-name="Policepardéfaut" style:family="text">
      <style:text-properties fo:font-style="italic" style:font-style-asian="italic"/>
    </style:style>
    <style:style style:name="T6747" style:parent-style-name="Policepardéfaut" style:family="text">
      <style:text-properties fo:font-style="italic" style:font-style-asian="italic"/>
    </style:style>
    <style:style style:name="T6748" style:parent-style-name="Policepardéfaut" style:family="text">
      <style:text-properties fo:font-style="italic" style:font-style-asian="italic"/>
    </style:style>
    <style:style style:name="T6749" style:parent-style-name="Policepardéfaut" style:family="text">
      <style:text-properties fo:font-style="italic" style:font-style-asian="italic"/>
    </style:style>
    <style:style style:name="T6750" style:parent-style-name="Policepardéfaut" style:family="text">
      <style:text-properties fo:font-style="italic" style:font-style-asian="italic"/>
    </style:style>
    <style:style style:name="T6751" style:parent-style-name="Policepardéfaut" style:family="text">
      <style:text-properties fo:font-style="italic" style:font-style-asian="italic"/>
    </style:style>
    <style:style style:name="T6752" style:parent-style-name="Policepardéfaut" style:family="text">
      <style:text-properties fo:font-style="italic" style:font-style-asian="italic"/>
    </style:style>
    <style:style style:name="T6753" style:parent-style-name="Policepardéfaut" style:family="text">
      <style:text-properties fo:font-style="italic" style:font-style-asian="italic"/>
    </style:style>
    <style:style style:name="T6754" style:parent-style-name="Policepardéfaut" style:family="text">
      <style:text-properties fo:font-style="italic" style:font-style-asian="italic"/>
    </style:style>
    <style:style style:name="T6755" style:parent-style-name="Policepardéfaut" style:family="text">
      <style:text-properties fo:font-style="italic" style:font-style-asian="italic"/>
    </style:style>
    <style:style style:name="T6756" style:parent-style-name="Policepardéfaut" style:family="text">
      <style:text-properties fo:font-style="italic" style:font-style-asian="italic"/>
    </style:style>
    <style:style style:name="T6757" style:parent-style-name="Policepardéfaut" style:family="text">
      <style:text-properties fo:font-style="italic" style:font-style-asian="italic"/>
    </style:style>
    <style:style style:name="T6758" style:parent-style-name="Policepardéfaut" style:family="text">
      <style:text-properties fo:font-style="italic" style:font-style-asian="italic"/>
    </style:style>
    <style:style style:name="T6759" style:parent-style-name="Policepardéfaut" style:family="text">
      <style:text-properties fo:font-style="italic" style:font-style-asian="italic"/>
    </style:style>
    <style:style style:name="T6760" style:parent-style-name="Policepardéfaut" style:family="text">
      <style:text-properties fo:font-style="italic" style:font-style-asian="italic"/>
    </style:style>
    <style:style style:name="T6761" style:parent-style-name="Policepardéfaut" style:family="text">
      <style:text-properties fo:font-style="italic" style:font-style-asian="italic"/>
    </style:style>
    <style:style style:name="T6762" style:parent-style-name="Policepardéfaut" style:family="text">
      <style:text-properties fo:font-style="italic" style:font-style-asian="italic"/>
    </style:style>
    <style:style style:name="T6763" style:parent-style-name="Policepardéfaut" style:family="text">
      <style:text-properties fo:font-style="italic" style:font-style-asian="italic"/>
    </style:style>
    <style:style style:name="T6764" style:parent-style-name="Policepardéfaut" style:family="text">
      <style:text-properties fo:font-style="italic" style:font-style-asian="italic"/>
    </style:style>
    <style:style style:name="T6765" style:parent-style-name="Policepardéfaut" style:family="text">
      <style:text-properties fo:font-style="italic" style:font-style-asian="italic"/>
    </style:style>
    <style:style style:name="T6766" style:parent-style-name="Policepardéfaut" style:family="text">
      <style:text-properties fo:font-style="italic" style:font-style-asian="italic"/>
    </style:style>
    <style:style style:name="T6767" style:parent-style-name="Policepardéfaut" style:family="text">
      <style:text-properties fo:font-style="italic" style:font-style-asian="italic"/>
    </style:style>
    <style:style style:name="T6768" style:parent-style-name="Policepardéfaut" style:family="text">
      <style:text-properties fo:font-style="italic" style:font-style-asian="italic"/>
    </style:style>
    <style:style style:name="T6769" style:parent-style-name="Policepardéfaut" style:family="text">
      <style:text-properties fo:font-style="italic" style:font-style-asian="italic"/>
    </style:style>
    <style:style style:name="T6770" style:parent-style-name="Policepardéfaut" style:family="text">
      <style:text-properties fo:font-style="italic" style:font-style-asian="italic"/>
    </style:style>
    <style:style style:name="T6771" style:parent-style-name="Policepardéfaut" style:family="text">
      <style:text-properties fo:font-style="italic" style:font-style-asian="italic"/>
    </style:style>
    <style:style style:name="T6772" style:parent-style-name="Policepardéfaut" style:family="text">
      <style:text-properties fo:font-style="italic" style:font-style-asian="italic"/>
    </style:style>
    <style:style style:name="T6773" style:parent-style-name="Policepardéfaut" style:family="text">
      <style:text-properties fo:font-style="italic" style:font-style-asian="italic"/>
    </style:style>
    <style:style style:name="T6774" style:parent-style-name="Policepardéfaut" style:family="text">
      <style:text-properties fo:font-style="italic" style:font-style-asian="italic"/>
    </style:style>
    <style:style style:name="T6775" style:parent-style-name="Policepardéfaut" style:family="text">
      <style:text-properties fo:font-style="italic" style:font-style-asian="italic"/>
    </style:style>
    <style:style style:name="T6776" style:parent-style-name="Policepardéfaut" style:family="text">
      <style:text-properties fo:font-style="italic" style:font-style-asian="italic"/>
    </style:style>
    <style:style style:name="T6777" style:parent-style-name="Policepardéfaut" style:family="text">
      <style:text-properties fo:font-style="italic" style:font-style-asian="italic"/>
    </style:style>
    <style:style style:name="T6778" style:parent-style-name="Policepardéfaut" style:family="text">
      <style:text-properties fo:font-style="italic" style:font-style-asian="italic"/>
    </style:style>
    <style:style style:name="T6779" style:parent-style-name="Policepardéfaut" style:family="text">
      <style:text-properties fo:font-style="italic" style:font-style-asian="italic"/>
    </style:style>
    <style:style style:name="T6780" style:parent-style-name="Policepardéfaut" style:family="text">
      <style:text-properties fo:font-style="italic" style:font-style-asian="italic"/>
    </style:style>
    <style:style style:name="T6781" style:parent-style-name="Policepardéfaut" style:family="text">
      <style:text-properties fo:font-style="italic" style:font-style-asian="italic"/>
    </style:style>
    <style:style style:name="T6782" style:parent-style-name="Policepardéfaut" style:family="text">
      <style:text-properties fo:font-style="italic" style:font-style-asian="italic"/>
    </style:style>
    <style:style style:name="T6783" style:parent-style-name="Policepardéfaut" style:family="text">
      <style:text-properties fo:font-style="italic" style:font-style-asian="italic"/>
    </style:style>
    <style:style style:name="T6784" style:parent-style-name="Policepardéfaut" style:family="text">
      <style:text-properties fo:font-style="italic" style:font-style-asian="italic"/>
    </style:style>
    <style:style style:name="T6785" style:parent-style-name="Policepardéfaut" style:family="text">
      <style:text-properties fo:font-style="italic" style:font-style-asian="italic"/>
    </style:style>
    <style:style style:name="T6786" style:parent-style-name="Policepardéfaut" style:family="text">
      <style:text-properties fo:font-style="italic" style:font-style-asian="italic"/>
    </style:style>
    <style:style style:name="T6787" style:parent-style-name="Policepardéfaut" style:family="text">
      <style:text-properties fo:font-style="italic" style:font-style-asian="italic"/>
    </style:style>
    <style:style style:name="T6788" style:parent-style-name="Policepardéfaut" style:family="text">
      <style:text-properties fo:font-style="italic" style:font-style-asian="italic"/>
    </style:style>
    <style:style style:name="T6789" style:parent-style-name="Policepardéfaut" style:family="text">
      <style:text-properties fo:font-style="italic" style:font-style-asian="italic"/>
    </style:style>
    <style:style style:name="T6790" style:parent-style-name="pb" style:family="text">
      <style:text-properties style:text-position="0% 100%"/>
    </style:style>
    <style:style style:name="T6791" style:parent-style-name="Policepardéfaut" style:family="text">
      <style:text-properties fo:font-style="italic" style:font-style-asian="italic"/>
    </style:style>
    <style:style style:name="T6792" style:parent-style-name="Policepardéfaut" style:family="text">
      <style:text-properties style:font-size-complex="11pt"/>
    </style:style>
    <style:style style:name="T6793" style:parent-style-name="Policepardéfaut" style:family="text">
      <style:text-properties fo:font-style="italic" style:font-style-asian="italic" style:font-size-complex="11pt"/>
    </style:style>
    <style:style style:name="T6794" style:parent-style-name="Policepardéfaut" style:family="text">
      <style:text-properties fo:font-style="italic" style:font-style-asian="italic" style:font-size-complex="11pt"/>
    </style:style>
    <style:style style:name="T6795" style:parent-style-name="Policepardéfaut" style:family="text">
      <style:text-properties fo:font-style="italic" style:font-style-asian="italic" style:font-size-complex="11pt"/>
    </style:style>
    <style:style style:name="T6796" style:parent-style-name="Policepardéfaut" style:family="text">
      <style:text-properties fo:font-style="italic" style:font-style-asian="italic" style:font-size-complex="11pt"/>
    </style:style>
    <style:style style:name="T6797" style:parent-style-name="Policepardéfaut" style:family="text">
      <style:text-properties fo:font-style="italic" style:font-style-asian="italic" style:font-size-complex="11pt"/>
    </style:style>
    <style:style style:name="T6798" style:parent-style-name="Policepardéfaut" style:family="text">
      <style:text-properties fo:font-style="italic" style:font-style-asian="italic" style:font-size-complex="11pt"/>
    </style:style>
    <style:style style:name="T6799" style:parent-style-name="Policepardéfaut" style:family="text">
      <style:text-properties fo:font-style="italic" style:font-style-asian="italic" style:font-size-complex="11pt"/>
    </style:style>
    <style:style style:name="T6800" style:parent-style-name="Policepardéfaut" style:family="text">
      <style:text-properties fo:font-style="italic" style:font-style-asian="italic" style:font-size-complex="11pt"/>
    </style:style>
    <style:style style:name="T6801" style:parent-style-name="Policepardéfaut" style:family="text">
      <style:text-properties fo:font-style="italic" style:font-style-asian="italic"/>
    </style:style>
    <style:style style:name="T6802" style:parent-style-name="Policepardéfaut" style:family="text">
      <style:text-properties fo:font-variant="small-caps" style:font-size-complex="11pt"/>
    </style:style>
    <style:style style:name="T6803" style:parent-style-name="Policepardéfaut" style:family="text">
      <style:text-properties fo:font-variant="small-caps" style:font-size-complex="11pt"/>
    </style:style>
    <style:style style:name="T6804" style:parent-style-name="Policepardéfaut" style:family="text">
      <style:text-properties style:font-size-complex="11pt"/>
    </style:style>
    <style:style style:name="T6805" style:parent-style-name="pb" style:family="text">
      <style:text-properties style:text-position="0% 100%"/>
    </style:style>
    <style:style style:name="T6806" style:parent-style-name="Policepardéfaut" style:family="text">
      <style:text-properties fo:font-style="italic" style:font-style-asian="italic"/>
    </style:style>
    <style:style style:name="T6807" style:parent-style-name="Policepardéfaut" style:family="text">
      <style:text-properties fo:font-style="italic" style:font-style-asian="italic"/>
    </style:style>
    <style:style style:name="T6808" style:parent-style-name="Policepardéfaut" style:family="text">
      <style:text-properties fo:font-style="italic" style:font-style-asian="italic"/>
    </style:style>
    <style:style style:name="T6809" style:parent-style-name="Policepardéfaut" style:family="text">
      <style:text-properties fo:font-style="italic" style:font-style-asian="italic"/>
    </style:style>
    <style:style style:name="T6810" style:parent-style-name="Policepardéfaut" style:family="text">
      <style:text-properties fo:font-style="italic" style:font-style-asian="italic"/>
    </style:style>
    <style:style style:name="T6811" style:parent-style-name="Policepardéfaut" style:family="text">
      <style:text-properties fo:font-style="italic" style:font-style-asian="italic"/>
    </style:style>
    <style:style style:name="T6812" style:parent-style-name="Policepardéfaut" style:family="text">
      <style:text-properties fo:font-style="italic" style:font-style-asian="italic"/>
    </style:style>
    <style:style style:name="T6813" style:parent-style-name="Policepardéfaut" style:family="text">
      <style:text-properties fo:font-style="italic" style:font-style-asian="italic"/>
    </style:style>
    <style:style style:name="T6814" style:parent-style-name="Policepardéfaut" style:family="text">
      <style:text-properties fo:font-style="italic" style:font-style-asian="italic"/>
    </style:style>
    <style:style style:name="T6815" style:parent-style-name="Policepardéfaut" style:family="text">
      <style:text-properties fo:font-style="italic" style:font-style-asian="italic"/>
    </style:style>
    <style:style style:name="T6816" style:parent-style-name="Policepardéfaut" style:family="text">
      <style:text-properties fo:font-style="italic" style:font-style-asian="italic"/>
    </style:style>
    <style:style style:name="T6817" style:parent-style-name="Policepardéfaut" style:family="text">
      <style:text-properties fo:font-style="italic" style:font-style-asian="italic"/>
    </style:style>
    <style:style style:name="T6818" style:parent-style-name="pb" style:family="text">
      <style:text-properties style:text-position="0% 100%"/>
    </style:style>
    <style:style style:name="T6819" style:parent-style-name="Policepardéfaut" style:family="text">
      <style:text-properties fo:font-style="italic" style:font-style-asian="italic"/>
    </style:style>
    <style:style style:name="T6820" style:parent-style-name="Policepardéfaut" style:family="text">
      <style:text-properties fo:font-style="italic" style:font-style-asian="italic"/>
    </style:style>
    <style:style style:name="T6821" style:parent-style-name="Policepardéfaut" style:family="text">
      <style:text-properties fo:font-style="italic" style:font-style-asian="italic"/>
    </style:style>
    <style:style style:name="T6822" style:parent-style-name="Policepardéfaut" style:family="text">
      <style:text-properties fo:font-style="italic" style:font-style-asian="italic"/>
    </style:style>
    <style:style style:name="T6823" style:parent-style-name="Policepardéfaut" style:family="text">
      <style:text-properties fo:font-style="italic" style:font-style-asian="italic"/>
    </style:style>
    <style:style style:name="T6824" style:parent-style-name="Policepardéfaut" style:family="text">
      <style:text-properties fo:font-style="italic" style:font-style-asian="italic"/>
    </style:style>
    <style:style style:name="T6825" style:parent-style-name="Policepardéfaut" style:family="text">
      <style:text-properties fo:font-style="italic" style:font-style-asian="italic"/>
    </style:style>
    <style:style style:name="T6826" style:parent-style-name="Policepardéfaut" style:family="text">
      <style:text-properties fo:font-style="italic" style:font-style-asian="italic"/>
    </style:style>
    <style:style style:name="T6827" style:parent-style-name="Policepardéfaut" style:family="text">
      <style:text-properties fo:font-style="italic" style:font-style-asian="italic"/>
    </style:style>
    <style:style style:name="T6828" style:parent-style-name="Policepardéfaut" style:family="text">
      <style:text-properties fo:font-style="italic" style:font-style-asian="italic"/>
    </style:style>
    <style:style style:name="T6829" style:parent-style-name="Policepardéfaut" style:family="text">
      <style:text-properties fo:font-style="italic" style:font-style-asian="italic"/>
    </style:style>
    <style:style style:name="T6830" style:parent-style-name="Policepardéfaut" style:family="text">
      <style:text-properties fo:font-style="italic" style:font-style-asian="italic"/>
    </style:style>
    <style:style style:name="T6831" style:parent-style-name="Policepardéfaut" style:family="text">
      <style:text-properties fo:font-style="italic" style:font-style-asian="italic"/>
    </style:style>
    <style:style style:name="T6832" style:parent-style-name="Policepardéfaut" style:family="text">
      <style:text-properties fo:font-style="italic" style:font-style-asian="italic"/>
    </style:style>
    <style:style style:name="T6833" style:parent-style-name="Policepardéfaut" style:family="text">
      <style:text-properties fo:font-style="italic" style:font-style-asian="italic"/>
    </style:style>
    <style:style style:name="T6834" style:parent-style-name="Policepardéfaut" style:family="text">
      <style:text-properties fo:font-style="italic" style:font-style-asian="italic"/>
    </style:style>
    <style:style style:name="T6835" style:parent-style-name="Policepardéfaut" style:family="text">
      <style:text-properties fo:font-style="italic" style:font-style-asian="italic"/>
    </style:style>
    <style:style style:name="T6836" style:parent-style-name="Policepardéfaut" style:family="text">
      <style:text-properties fo:font-style="italic" style:font-style-asian="italic"/>
    </style:style>
    <style:style style:name="T6837" style:parent-style-name="Policepardéfaut" style:family="text">
      <style:text-properties fo:font-style="italic" style:font-style-asian="italic"/>
    </style:style>
    <style:style style:name="T6838" style:parent-style-name="Policepardéfaut" style:family="text">
      <style:text-properties fo:font-style="italic" style:font-style-asian="italic"/>
    </style:style>
    <style:style style:name="T6839" style:parent-style-name="Policepardéfaut" style:family="text">
      <style:text-properties fo:font-style="italic" style:font-style-asian="italic"/>
    </style:style>
    <style:style style:name="T6840" style:parent-style-name="Policepardéfaut" style:family="text">
      <style:text-properties fo:font-style="italic" style:font-style-asian="italic"/>
    </style:style>
    <style:style style:name="T6841" style:parent-style-name="Policepardéfaut" style:family="text">
      <style:text-properties fo:font-style="italic" style:font-style-asian="italic"/>
    </style:style>
    <style:style style:name="T6842" style:parent-style-name="Policepardéfaut" style:family="text">
      <style:text-properties fo:font-style="italic" style:font-style-asian="italic"/>
    </style:style>
    <style:style style:name="T6843" style:parent-style-name="Policepardéfaut" style:family="text">
      <style:text-properties fo:font-style="italic" style:font-style-asian="italic"/>
    </style:style>
    <style:style style:name="T6844" style:parent-style-name="Policepardéfaut" style:family="text">
      <style:text-properties fo:font-style="italic" style:font-style-asian="italic"/>
    </style:style>
    <style:style style:name="T6845" style:parent-style-name="pb" style:family="text">
      <style:text-properties style:text-position="0% 100%"/>
    </style:style>
    <style:style style:name="T6846" style:parent-style-name="Policepardéfaut" style:family="text">
      <style:text-properties fo:font-style="italic" style:font-style-asian="italic"/>
    </style:style>
    <style:style style:name="T6847" style:parent-style-name="Policepardéfaut" style:family="text">
      <style:text-properties fo:font-style="italic" style:font-style-asian="italic"/>
    </style:style>
    <style:style style:name="T6848" style:parent-style-name="Policepardéfaut" style:family="text">
      <style:text-properties fo:font-style="italic" style:font-style-asian="italic"/>
    </style:style>
    <style:style style:name="T6849" style:parent-style-name="Policepardéfaut" style:family="text">
      <style:text-properties fo:font-style="italic" style:font-style-asian="italic"/>
    </style:style>
    <style:style style:name="T6850" style:parent-style-name="Policepardéfaut" style:family="text">
      <style:text-properties fo:font-style="italic" style:font-style-asian="italic"/>
    </style:style>
    <style:style style:name="T6851" style:parent-style-name="Policepardéfaut" style:family="text">
      <style:text-properties fo:font-style="italic" style:font-style-asian="italic"/>
    </style:style>
    <style:style style:name="T6852" style:parent-style-name="Policepardéfaut" style:family="text">
      <style:text-properties fo:font-style="italic" style:font-style-asian="italic"/>
    </style:style>
    <style:style style:name="T6853" style:parent-style-name="Policepardéfaut" style:family="text">
      <style:text-properties fo:font-style="italic" style:font-style-asian="italic"/>
    </style:style>
    <style:style style:name="T6854" style:parent-style-name="Policepardéfaut" style:family="text">
      <style:text-properties fo:font-style="italic" style:font-style-asian="italic"/>
    </style:style>
    <style:style style:name="T6855" style:parent-style-name="Policepardéfaut" style:family="text">
      <style:text-properties fo:font-style="italic" style:font-style-asian="italic"/>
    </style:style>
    <style:style style:name="T6856" style:parent-style-name="Policepardéfaut" style:family="text">
      <style:text-properties fo:font-style="italic" style:font-style-asian="italic"/>
    </style:style>
    <style:style style:name="T6857" style:parent-style-name="Policepardéfaut" style:family="text">
      <style:text-properties fo:font-style="italic" style:font-style-asian="italic"/>
    </style:style>
    <style:style style:name="T6858" style:parent-style-name="Policepardéfaut" style:family="text">
      <style:text-properties fo:font-style="italic" style:font-style-asian="italic"/>
    </style:style>
    <style:style style:name="T6859" style:parent-style-name="Policepardéfaut" style:family="text">
      <style:text-properties fo:font-style="italic" style:font-style-asian="italic"/>
    </style:style>
    <style:style style:name="T6860" style:parent-style-name="Policepardéfaut" style:family="text">
      <style:text-properties fo:font-style="italic" style:font-style-asian="italic"/>
    </style:style>
    <style:style style:name="T6861" style:parent-style-name="Policepardéfaut" style:family="text">
      <style:text-properties fo:font-style="italic" style:font-style-asian="italic"/>
    </style:style>
    <style:style style:name="T6862" style:parent-style-name="Policepardéfaut" style:family="text">
      <style:text-properties fo:font-style="italic" style:font-style-asian="italic"/>
    </style:style>
    <style:style style:name="T6863" style:parent-style-name="Policepardéfaut" style:family="text">
      <style:text-properties fo:font-style="italic" style:font-style-asian="italic"/>
    </style:style>
    <style:style style:name="T6864" style:parent-style-name="Policepardéfaut" style:family="text">
      <style:text-properties fo:font-style="italic" style:font-style-asian="italic"/>
    </style:style>
    <style:style style:name="T6865" style:parent-style-name="Policepardéfaut" style:family="text">
      <style:text-properties fo:font-style="italic" style:font-style-asian="italic"/>
    </style:style>
    <style:style style:name="T6866" style:parent-style-name="Policepardéfaut" style:family="text">
      <style:text-properties fo:font-style="italic" style:font-style-asian="italic"/>
    </style:style>
    <style:style style:name="T6867" style:parent-style-name="Policepardéfaut" style:family="text">
      <style:text-properties fo:font-style="italic" style:font-style-asian="italic"/>
    </style:style>
    <style:style style:name="T6868" style:parent-style-name="Policepardéfaut" style:family="text">
      <style:text-properties fo:font-style="italic" style:font-style-asian="italic"/>
    </style:style>
    <style:style style:name="T6869" style:parent-style-name="Policepardéfaut" style:family="text">
      <style:text-properties fo:font-style="italic" style:font-style-asian="italic"/>
    </style:style>
    <style:style style:name="T6870" style:parent-style-name="Policepardéfaut" style:family="text">
      <style:text-properties fo:font-style="italic" style:font-style-asian="italic"/>
    </style:style>
    <style:style style:name="T6871" style:parent-style-name="Policepardéfaut" style:family="text">
      <style:text-properties fo:font-style="italic" style:font-style-asian="italic"/>
    </style:style>
    <style:style style:name="T6872" style:parent-style-name="Policepardéfaut" style:family="text">
      <style:text-properties fo:font-style="italic" style:font-style-asian="italic"/>
    </style:style>
    <style:style style:name="T6873" style:parent-style-name="Policepardéfaut" style:family="text">
      <style:text-properties fo:font-style="italic" style:font-style-asian="italic"/>
    </style:style>
    <style:style style:name="T6874" style:parent-style-name="Policepardéfaut" style:family="text">
      <style:text-properties fo:font-style="italic" style:font-style-asian="italic"/>
    </style:style>
    <style:style style:name="T6875" style:parent-style-name="Policepardéfaut" style:family="text">
      <style:text-properties fo:font-style="italic" style:font-style-asian="italic"/>
    </style:style>
    <style:style style:name="T6876" style:parent-style-name="Policepardéfaut" style:family="text">
      <style:text-properties fo:font-style="italic" style:font-style-asian="italic"/>
    </style:style>
    <style:style style:name="T6877" style:parent-style-name="Policepardéfaut" style:family="text">
      <style:text-properties fo:font-style="italic" style:font-style-asian="italic"/>
    </style:style>
    <style:style style:name="T6878" style:parent-style-name="Policepardéfaut" style:family="text">
      <style:text-properties fo:font-style="italic" style:font-style-asian="italic"/>
    </style:style>
    <style:style style:name="T6879" style:parent-style-name="Policepardéfaut" style:family="text">
      <style:text-properties fo:font-style="italic" style:font-style-asian="italic"/>
    </style:style>
    <style:style style:name="T6880" style:parent-style-name="Policepardéfaut" style:family="text">
      <style:text-properties fo:font-style="italic" style:font-style-asian="italic"/>
    </style:style>
    <style:style style:name="T6881" style:parent-style-name="Policepardéfaut" style:family="text">
      <style:text-properties fo:font-style="italic" style:font-style-asian="italic"/>
    </style:style>
    <style:style style:name="T6882" style:parent-style-name="Policepardéfaut" style:family="text">
      <style:text-properties fo:font-style="italic" style:font-style-asian="italic"/>
    </style:style>
    <style:style style:name="T6883" style:parent-style-name="Policepardéfaut" style:family="text">
      <style:text-properties fo:font-style="italic" style:font-style-asian="italic"/>
    </style:style>
    <style:style style:name="T6884" style:parent-style-name="Policepardéfaut" style:family="text">
      <style:text-properties fo:font-style="italic" style:font-style-asian="italic"/>
    </style:style>
    <style:style style:name="T6885" style:parent-style-name="Policepardéfaut" style:family="text">
      <style:text-properties fo:font-style="italic" style:font-style-asian="italic"/>
    </style:style>
    <style:style style:name="T6886" style:parent-style-name="Policepardéfaut" style:family="text">
      <style:text-properties fo:font-style="italic" style:font-style-asian="italic"/>
    </style:style>
    <style:style style:name="T6887" style:parent-style-name="Policepardéfaut" style:family="text">
      <style:text-properties fo:font-style="italic" style:font-style-asian="italic"/>
    </style:style>
    <style:style style:name="T6888" style:parent-style-name="Policepardéfaut" style:family="text">
      <style:text-properties fo:font-style="italic" style:font-style-asian="italic"/>
    </style:style>
    <style:style style:name="T6889" style:parent-style-name="Policepardéfaut" style:family="text">
      <style:text-properties fo:font-style="italic" style:font-style-asian="italic"/>
    </style:style>
    <style:style style:name="T6890" style:parent-style-name="Policepardéfaut" style:family="text">
      <style:text-properties fo:font-style="italic" style:font-style-asian="italic"/>
    </style:style>
    <style:style style:name="T6891" style:parent-style-name="Policepardéfaut" style:family="text">
      <style:text-properties fo:font-style="italic" style:font-style-asian="italic"/>
    </style:style>
    <style:style style:name="T6892" style:parent-style-name="Policepardéfaut" style:family="text">
      <style:text-properties fo:font-style="italic" style:font-style-asian="italic"/>
    </style:style>
    <style:style style:name="T6893" style:parent-style-name="Policepardéfaut" style:family="text">
      <style:text-properties fo:font-style="italic" style:font-style-asian="italic"/>
    </style:style>
    <style:style style:name="T6894" style:parent-style-name="Policepardéfaut" style:family="text">
      <style:text-properties fo:font-style="italic" style:font-style-asian="italic"/>
    </style:style>
    <style:style style:name="T6895" style:parent-style-name="Policepardéfaut" style:family="text">
      <style:text-properties fo:font-style="italic" style:font-style-asian="italic"/>
    </style:style>
    <style:style style:name="T6896" style:parent-style-name="Policepardéfaut" style:family="text">
      <style:text-properties fo:font-style="italic" style:font-style-asian="italic"/>
    </style:style>
    <style:style style:name="T6897" style:parent-style-name="Policepardéfaut" style:family="text">
      <style:text-properties fo:font-style="italic" style:font-style-asian="italic"/>
    </style:style>
    <style:style style:name="T6898" style:parent-style-name="Policepardéfaut" style:family="text">
      <style:text-properties fo:font-style="italic" style:font-style-asian="italic"/>
    </style:style>
    <style:style style:name="T6899" style:parent-style-name="Policepardéfaut" style:family="text">
      <style:text-properties fo:font-style="italic" style:font-style-asian="italic"/>
    </style:style>
    <style:style style:name="T6900" style:parent-style-name="Policepardéfaut" style:family="text">
      <style:text-properties fo:font-style="italic" style:font-style-asian="italic"/>
    </style:style>
    <style:style style:name="T6901" style:parent-style-name="Policepardéfaut" style:family="text">
      <style:text-properties fo:font-style="italic" style:font-style-asian="italic"/>
    </style:style>
    <style:style style:name="T6902" style:parent-style-name="Policepardéfaut" style:family="text">
      <style:text-properties fo:font-style="italic" style:font-style-asian="italic"/>
    </style:style>
    <style:style style:name="T6903" style:parent-style-name="Policepardéfaut" style:family="text">
      <style:text-properties fo:font-style="italic" style:font-style-asian="italic"/>
    </style:style>
    <style:style style:name="T6904" style:parent-style-name="Policepardéfaut" style:family="text">
      <style:text-properties fo:font-style="italic" style:font-style-asian="italic"/>
    </style:style>
    <style:style style:name="T6905" style:parent-style-name="Policepardéfaut" style:family="text">
      <style:text-properties fo:font-style="italic" style:font-style-asian="italic"/>
    </style:style>
    <style:style style:name="T6906" style:parent-style-name="Policepardéfaut" style:family="text">
      <style:text-properties fo:font-style="italic" style:font-style-asian="italic"/>
    </style:style>
    <style:style style:name="T6907" style:parent-style-name="Policepardéfaut" style:family="text">
      <style:text-properties fo:font-style="italic" style:font-style-asian="italic"/>
    </style:style>
    <style:style style:name="T6908" style:parent-style-name="Policepardéfaut" style:family="text">
      <style:text-properties fo:font-style="italic" style:font-style-asian="italic"/>
    </style:style>
    <style:style style:name="T6909" style:parent-style-name="Policepardéfaut" style:family="text">
      <style:text-properties fo:font-style="italic" style:font-style-asian="italic"/>
    </style:style>
    <style:style style:name="T6910" style:parent-style-name="Policepardéfaut" style:family="text">
      <style:text-properties fo:font-style="italic" style:font-style-asian="italic"/>
    </style:style>
    <style:style style:name="T6911" style:parent-style-name="Policepardéfaut" style:family="text">
      <style:text-properties fo:font-style="italic" style:font-style-asian="italic"/>
    </style:style>
    <style:style style:name="T6912" style:parent-style-name="Policepardéfaut" style:family="text">
      <style:text-properties fo:font-style="italic" style:font-style-asian="italic"/>
    </style:style>
    <style:style style:name="T6913" style:parent-style-name="pb" style:family="text">
      <style:text-properties style:text-position="0% 100%"/>
    </style:style>
    <style:style style:name="T6914" style:parent-style-name="Policepardéfaut" style:family="text">
      <style:text-properties style:font-name-complex="Times New Roman" style:font-size-complex="10pt"/>
    </style:style>
    <style:style style:name="T6915" style:parent-style-name="Policepardéfaut" style:family="text">
      <style:text-properties style:font-name-complex="Times New Roman" style:font-size-complex="10pt"/>
    </style:style>
    <style:style style:name="T6916" style:parent-style-name="Policepardéfaut" style:family="text">
      <style:text-properties style:font-name-complex="Times New Roman" style:font-size-complex="10pt"/>
    </style:style>
    <style:style style:name="T6917" style:parent-style-name="Policepardéfaut" style:family="text">
      <style:text-properties style:font-name-complex="Times New Roman" fo:font-style="italic" style:font-style-asian="italic" style:font-size-complex="10pt"/>
    </style:style>
    <style:style style:name="T6918" style:parent-style-name="Policepardéfaut" style:family="text">
      <style:text-properties style:font-name-complex="Times New Roman" style:font-size-complex="10pt"/>
    </style:style>
    <style:style style:name="T6919" style:parent-style-name="Policepardéfaut" style:family="text">
      <style:text-properties style:font-size-complex="11pt"/>
    </style:style>
    <style:style style:name="T6920" style:parent-style-name="Policepardéfaut" style:family="text">
      <style:text-properties style:font-size-complex="11pt"/>
    </style:style>
    <style:style style:name="T6921" style:parent-style-name="Policepardéfaut" style:family="text">
      <style:text-properties fo:font-style="italic" style:font-style-asian="italic"/>
    </style:style>
    <style:style style:name="T6922" style:parent-style-name="Policepardéfaut" style:family="text">
      <style:text-properties fo:font-style="italic" style:font-style-asian="italic"/>
    </style:style>
    <style:style style:name="T6923" style:parent-style-name="Policepardéfaut" style:family="text">
      <style:text-properties fo:font-style="italic" style:font-style-asian="italic"/>
    </style:style>
    <style:style style:name="T6924" style:parent-style-name="Policepardéfaut" style:family="text">
      <style:text-properties fo:font-style="italic" style:font-style-asian="italic"/>
    </style:style>
    <style:style style:name="T6925" style:parent-style-name="Policepardéfaut" style:family="text">
      <style:text-properties fo:font-style="italic" style:font-style-asian="italic"/>
    </style:style>
    <style:style style:name="T6926" style:parent-style-name="Policepardéfaut" style:family="text">
      <style:text-properties fo:font-style="italic" style:font-style-asian="italic"/>
    </style:style>
    <style:style style:name="T6927" style:parent-style-name="Policepardéfaut" style:family="text">
      <style:text-properties fo:font-style="italic" style:font-style-asian="italic"/>
    </style:style>
    <style:style style:name="T6928" style:parent-style-name="Policepardéfaut" style:family="text">
      <style:text-properties fo:font-style="italic" style:font-style-asian="italic"/>
    </style:style>
    <style:style style:name="T6929" style:parent-style-name="pb" style:family="text">
      <style:text-properties style:text-position="0% 100%"/>
    </style:style>
    <style:style style:name="T6930" style:parent-style-name="pb" style:family="text">
      <style:text-properties style:text-position="0% 100%"/>
    </style:style>
    <style:style style:name="T6931" style:parent-style-name="pb" style:family="text">
      <style:text-properties style:text-position="0% 100%"/>
    </style:style>
    <style:style style:name="T6932" style:parent-style-name="Policepardéfaut" style:family="text">
      <style:text-properties fo:font-style="italic" style:font-style-asian="italic"/>
    </style:style>
    <style:style style:name="T6933" style:parent-style-name="Policepardéfaut" style:family="text">
      <style:text-properties fo:font-style="italic" style:font-style-asian="italic"/>
    </style:style>
    <style:style style:name="T6934" style:parent-style-name="quote.c" style:family="text">
      <style:text-properties fo:font-style="italic" style:font-style-asian="italic"/>
    </style:style>
    <style:style style:name="T6935" style:parent-style-name="pb" style:family="text">
      <style:text-properties style:text-position="0% 100%"/>
    </style:style>
    <style:style style:name="T6936" style:parent-style-name="pb" style:family="text">
      <style:text-properties style:text-position="0% 100%"/>
    </style:style>
    <style:style style:name="T6937" style:parent-style-name="pb" style:family="text">
      <style:text-properties style:text-position="0% 100%"/>
    </style:style>
    <style:style style:name="T6938" style:parent-style-name="pb" style:family="text">
      <style:text-properties style:text-position="0% 100%"/>
    </style:style>
    <style:style style:name="P6939" style:parent-style-name="Corpsdetexte" style:family="paragraph">
      <style:paragraph-properties fo:text-indent="0.1666in"/>
    </style:style>
    <style:style style:name="T6940" style:parent-style-name="Policepardéfaut" style:family="text">
      <style:text-properties style:font-name-complex="Times New Roman"/>
    </style:style>
    <style:style style:name="T6941" style:parent-style-name="Policepardéfaut" style:family="text">
      <style:text-properties style:font-name-complex="Times New Roman"/>
    </style:style>
    <style:style style:name="T6942" style:parent-style-name="Policepardéfaut" style:family="text">
      <style:text-properties style:font-name-complex="Times New Roman" fo:font-style="italic" style:font-style-asian="italic"/>
    </style:style>
    <style:style style:name="T6943" style:parent-style-name="Policepardéfaut" style:family="text">
      <style:text-properties style:font-name-complex="Times New Roman"/>
    </style:style>
    <style:style style:name="T6944" style:parent-style-name="Policepardéfaut" style:family="text">
      <style:text-properties style:font-name-complex="Times New Roman"/>
    </style:style>
    <style:style style:name="T6945" style:parent-style-name="Policepardéfaut" style:family="text">
      <style:text-properties style:font-name-complex="Times New Roman"/>
    </style:style>
    <style:style style:name="T6946" style:parent-style-name="Policepardéfaut" style:family="text">
      <style:text-properties style:font-name-complex="Times New Roman"/>
    </style:style>
    <style:style style:name="T6947" style:parent-style-name="Policepardéfaut" style:family="text">
      <style:text-properties style:font-name-complex="Times New Roman"/>
    </style:style>
    <style:style style:name="T6948" style:parent-style-name="Policepardéfaut" style:family="text">
      <style:text-properties style:font-name-complex="Times New Roman"/>
    </style:style>
    <style:style style:name="T6949" style:parent-style-name="Policepardéfaut" style:family="text">
      <style:text-properties style:font-name-complex="Times New Roman"/>
    </style:style>
    <style:style style:name="T6950" style:parent-style-name="Policepardéfaut" style:family="text">
      <style:text-properties style:font-name-complex="Times New Roman"/>
    </style:style>
    <style:style style:name="T6951" style:parent-style-name="Policepardéfaut" style:family="text">
      <style:text-properties style:font-name-complex="Times New Roman"/>
    </style:style>
    <style:style style:name="T6952" style:parent-style-name="Policepardéfaut" style:family="text">
      <style:text-properties style:font-name-complex="Times New Roman"/>
    </style:style>
    <style:style style:name="T6953" style:parent-style-name="Policepardéfaut" style:family="text">
      <style:text-properties style:font-name-complex="Times New Roman"/>
    </style:style>
    <style:style style:name="T6954" style:parent-style-name="Policepardéfaut" style:family="text">
      <style:text-properties style:font-name-complex="Times New Roman"/>
    </style:style>
    <style:style style:name="T6955" style:parent-style-name="Policepardéfaut" style:family="text">
      <style:text-properties style:font-name-complex="Times New Roman"/>
    </style:style>
    <style:style style:name="T6956" style:parent-style-name="Policepardéfaut" style:family="text">
      <style:text-properties style:font-name-complex="Times New Roman"/>
    </style:style>
    <style:style style:name="T6957" style:parent-style-name="Policepardéfaut" style:family="text">
      <style:text-properties style:font-name-complex="Times New Roman"/>
    </style:style>
    <style:style style:name="T6958" style:parent-style-name="Policepardéfaut" style:family="text">
      <style:text-properties style:font-name-complex="Times New Roman"/>
    </style:style>
    <style:style style:name="T6959" style:parent-style-name="Policepardéfaut" style:family="text">
      <style:text-properties style:font-name-complex="Times New Roman"/>
    </style:style>
    <style:style style:name="T6960" style:parent-style-name="Policepardéfaut" style:family="text">
      <style:text-properties style:font-name-complex="Times New Roman"/>
    </style:style>
    <style:style style:name="T6961" style:parent-style-name="Policepardéfaut" style:family="text">
      <style:text-properties style:font-name-complex="Times New Roman"/>
    </style:style>
    <style:style style:name="T6962" style:parent-style-name="Policepardéfaut" style:family="text">
      <style:text-properties style:font-name-complex="Times New Roman"/>
    </style:style>
    <style:style style:name="T6963" style:parent-style-name="Policepardéfaut" style:family="text">
      <style:text-properties style:font-name-complex="Times New Roman"/>
    </style:style>
    <style:style style:name="T6964" style:parent-style-name="Policepardéfaut" style:family="text">
      <style:text-properties style:font-name-complex="Times New Roman"/>
    </style:style>
    <style:style style:name="T6965" style:parent-style-name="Policepardéfaut" style:family="text">
      <style:text-properties style:font-name-complex="Times New Roman"/>
    </style:style>
    <style:style style:name="T6966" style:parent-style-name="Policepardéfaut" style:family="text">
      <style:text-properties style:font-name-complex="Times New Roman"/>
    </style:style>
    <style:style style:name="T6967" style:parent-style-name="pb" style:family="text">
      <style:text-properties style:text-position="0% 100%"/>
    </style:style>
    <style:style style:name="T6968" style:parent-style-name="Policepardéfaut" style:family="text">
      <style:text-properties fo:font-style="italic" style:font-style-asian="italic" fo:font-variant="normal"/>
    </style:style>
    <style:style style:name="T6969" style:parent-style-name="Policepardéfaut" style:family="text">
      <style:text-properties fo:font-style="italic" style:font-style-asian="italic" fo:font-variant="normal"/>
    </style:style>
    <style:style style:name="T6970" style:parent-style-name="Policepardéfaut" style:family="text">
      <style:text-properties fo:font-style="italic" style:font-style-asian="italic" fo:font-variant="normal"/>
    </style:style>
    <style:style style:name="T6971" style:parent-style-name="Policepardéfaut" style:family="text">
      <style:text-properties fo:font-weight="bold" style:font-weight-asian="bold" fo:font-style="italic" style:font-style-asian="italic" fo:font-variant="normal"/>
    </style:style>
    <style:style style:name="T6972" style:parent-style-name="Policepardéfaut" style:family="text">
      <style:text-properties fo:font-style="italic" style:font-style-asian="italic" fo:font-variant="normal"/>
    </style:style>
    <style:style style:name="T6973" style:parent-style-name="Policepardéfaut" style:family="text">
      <style:text-properties style:font-name-complex="Times New Roman" style:font-size-complex="10pt"/>
    </style:style>
    <style:style style:name="T6974" style:parent-style-name="Policepardéfaut" style:family="text">
      <style:text-properties style:font-name-complex="Times New Roman" style:font-size-complex="10pt"/>
    </style:style>
    <style:style style:name="T6975" style:parent-style-name="Policepardéfaut" style:family="text">
      <style:text-properties style:font-name-complex="Times New Roman" style:font-size-complex="10pt"/>
    </style:style>
    <style:style style:name="T6976" style:parent-style-name="Policepardéfaut" style:family="text">
      <style:text-properties style:font-name-complex="Times New Roman" fo:font-style="italic" style:font-style-asian="italic" style:font-size-complex="10pt"/>
    </style:style>
    <style:style style:name="T6977" style:parent-style-name="Policepardéfaut" style:family="text">
      <style:text-properties style:font-name-complex="Times New Roman" style:font-size-complex="10pt"/>
    </style:style>
    <style:style style:name="T6978" style:parent-style-name="Policepardéfaut" style:family="text">
      <style:text-properties fo:font-style="italic" style:font-style-asian="italic"/>
    </style:style>
    <style:style style:name="T6979" style:parent-style-name="Policepardéfaut" style:family="text">
      <style:text-properties fo:font-style="italic" style:font-style-asian="italic"/>
    </style:style>
    <style:style style:name="T6980" style:parent-style-name="Policepardéfaut" style:family="text">
      <style:text-properties style:font-size-complex="11pt"/>
    </style:style>
    <style:style style:name="T6981" style:parent-style-name="Policepardéfaut" style:family="text">
      <style:text-properties style:font-size-complex="11pt"/>
    </style:style>
    <style:style style:name="T6982" style:parent-style-name="Policepardéfaut" style:family="text">
      <style:text-properties style:font-size-complex="11pt"/>
    </style:style>
    <style:style style:name="T6983" style:parent-style-name="Policepardéfaut" style:family="text">
      <style:text-properties fo:font-variant="small-caps" style:font-size-complex="11pt"/>
    </style:style>
    <style:style style:name="T6984" style:parent-style-name="Policepardéfaut" style:family="text">
      <style:text-properties fo:font-variant="small-caps" style:font-size-complex="11pt"/>
    </style:style>
    <style:style style:name="T6985" style:parent-style-name="Policepardéfaut" style:family="text">
      <style:text-properties fo:font-variant="small-caps" style:font-size-complex="11pt"/>
    </style:style>
    <style:style style:name="T6986" style:parent-style-name="Policepardéfaut" style:family="text">
      <style:text-properties style:font-size-complex="11pt"/>
    </style:style>
    <style:style style:name="T6987" style:parent-style-name="Policepardéfaut" style:family="text">
      <style:text-properties fo:font-variant="small-caps" style:font-size-complex="11pt"/>
    </style:style>
    <style:style style:name="T6988" style:parent-style-name="Policepardéfaut" style:family="text">
      <style:text-properties style:font-size-complex="11pt"/>
    </style:style>
    <style:style style:name="T6989" style:parent-style-name="Policepardéfaut" style:family="text">
      <style:text-properties style:font-size-complex="11pt"/>
    </style:style>
    <style:style style:name="T6990" style:parent-style-name="Policepardéfaut" style:family="text">
      <style:text-properties style:font-size-complex="11pt"/>
    </style:style>
    <style:style style:name="P6991" style:parent-style-name="quote.l" style:family="paragraph">
      <style:text-properties style:font-size-complex="11pt"/>
    </style:style>
    <style:style style:name="P6992" style:parent-style-name="quote.l" style:family="paragraph">
      <style:text-properties style:font-size-complex="11pt"/>
    </style:style>
    <style:style style:name="P6993" style:parent-style-name="quote.l" style:family="paragraph">
      <style:text-properties style:font-size-complex="11pt"/>
    </style:style>
    <style:style style:name="T6994" style:parent-style-name="Policepardéfaut" style:family="text">
      <style:text-properties style:font-size-complex="11pt"/>
    </style:style>
    <style:style style:name="T6995" style:parent-style-name="Policepardéfaut" style:family="text">
      <style:text-properties style:font-size-complex="11pt"/>
    </style:style>
    <style:style style:name="T6996" style:parent-style-name="Policepardéfaut" style:family="text">
      <style:text-properties style:font-size-complex="11pt"/>
    </style:style>
    <style:style style:name="T6997" style:parent-style-name="Policepardéfaut" style:family="text">
      <style:text-properties style:font-size-complex="11pt"/>
    </style:style>
    <style:style style:name="T6998" style:parent-style-name="Policepardéfaut" style:family="text">
      <style:text-properties style:font-size-complex="11pt"/>
    </style:style>
    <style:style style:name="T6999" style:parent-style-name="Policepardéfaut" style:family="text">
      <style:text-properties style:font-size-complex="11pt"/>
    </style:style>
    <style:style style:name="T7000" style:parent-style-name="Policepardéfaut" style:family="text">
      <style:text-properties style:font-size-complex="11pt"/>
    </style:style>
    <style:style style:name="T7001" style:parent-style-name="Policepardéfaut" style:family="text">
      <style:text-properties style:font-name-complex="Times New Roman" style:font-size-complex="10pt"/>
    </style:style>
    <style:style style:name="T7002" style:parent-style-name="Policepardéfaut" style:family="text">
      <style:text-properties style:font-name-complex="Times New Roman" style:font-size-complex="10pt"/>
    </style:style>
    <style:style style:name="T7003" style:parent-style-name="Policepardéfaut" style:family="text">
      <style:text-properties style:font-name-complex="Times New Roman" style:font-size-complex="10pt"/>
    </style:style>
    <style:style style:name="T7004" style:parent-style-name="Policepardéfaut" style:family="text">
      <style:text-properties style:font-name-complex="Times New Roman" fo:font-style="italic" style:font-style-asian="italic" style:font-size-complex="10pt"/>
    </style:style>
    <style:style style:name="T7005" style:parent-style-name="Policepardéfaut" style:family="text">
      <style:text-properties style:font-name-complex="Times New Roman" style:font-size-complex="10pt"/>
    </style:style>
    <style:style style:name="T7006" style:parent-style-name="Policepardéfaut" style:family="text">
      <style:text-properties style:font-size-complex="11pt"/>
    </style:style>
    <style:style style:name="P7007" style:parent-style-name="quote.l" style:family="paragraph">
      <style:text-properties style:font-size-complex="11pt"/>
    </style:style>
    <style:style style:name="P7008" style:parent-style-name="quote.l" style:family="paragraph">
      <style:text-properties style:font-size-complex="11pt"/>
    </style:style>
    <style:style style:name="P7009" style:parent-style-name="quote.l" style:family="paragraph">
      <style:text-properties style:font-size-complex="11pt"/>
    </style:style>
    <style:style style:name="P7010" style:parent-style-name="quote.l" style:family="paragraph">
      <style:text-properties style:font-size-complex="11pt"/>
    </style:style>
    <style:style style:name="P7011" style:parent-style-name="quote.l" style:family="paragraph">
      <style:text-properties style:font-size-complex="11pt"/>
    </style:style>
    <style:style style:name="P7012" style:parent-style-name="quote.l" style:family="paragraph">
      <style:text-properties style:font-size-complex="11pt"/>
    </style:style>
    <style:style style:name="P7013" style:parent-style-name="quote.l" style:family="paragraph">
      <style:text-properties style:font-size-complex="11pt"/>
    </style:style>
    <style:style style:name="P7014" style:parent-style-name="quote.l" style:family="paragraph">
      <style:text-properties style:font-size-complex="11pt"/>
    </style:style>
    <style:style style:name="T7015" style:parent-style-name="Policepardéfaut" style:family="text">
      <style:text-properties style:font-size-complex="11pt"/>
    </style:style>
    <style:style style:name="T7016" style:parent-style-name="Policepardéfaut" style:family="text">
      <style:text-properties style:font-size-complex="11pt"/>
    </style:style>
    <style:style style:name="T7017" style:parent-style-name="Policepardéfaut" style:family="text">
      <style:text-properties style:font-size-complex="11pt"/>
    </style:style>
    <style:style style:name="T7018" style:parent-style-name="Policepardéfaut" style:family="text">
      <style:text-properties style:font-size-complex="11pt"/>
    </style:style>
    <style:style style:name="T7019" style:parent-style-name="Policepardéfaut" style:family="text">
      <style:text-properties style:font-size-complex="11pt"/>
    </style:style>
    <style:style style:name="T7020" style:parent-style-name="Policepardéfaut" style:family="text">
      <style:text-properties style:font-size-complex="11pt"/>
    </style:style>
    <style:style style:name="T7021" style:parent-style-name="Policepardéfaut" style:family="text">
      <style:text-properties style:font-size-complex="11pt"/>
    </style:style>
    <style:style style:name="T7022" style:parent-style-name="Policepardéfaut" style:family="text">
      <style:text-properties style:font-size-complex="11pt"/>
    </style:style>
    <style:style style:name="T7023" style:parent-style-name="Policepardéfaut" style:family="text">
      <style:text-properties style:font-size-complex="11pt"/>
    </style:style>
    <style:style style:name="T7024" style:parent-style-name="Policepardéfaut" style:family="text">
      <style:text-properties style:font-size-complex="11pt"/>
    </style:style>
    <style:style style:name="T7025" style:parent-style-name="Policepardéfaut" style:family="text">
      <style:text-properties fo:font-style="italic" style:font-style-asian="italic" style:font-size-complex="11pt"/>
    </style:style>
    <style:style style:name="T7026" style:parent-style-name="Policepardéfaut" style:family="text">
      <style:text-properties style:font-size-complex="11pt"/>
    </style:style>
    <style:style style:name="P7027" style:parent-style-name="quote.l" style:family="paragraph">
      <style:text-properties style:font-size-complex="11pt"/>
    </style:style>
    <style:style style:name="P7028" style:parent-style-name="quote.l" style:family="paragraph">
      <style:text-properties style:font-size-complex="11pt"/>
    </style:style>
    <style:style style:name="P7029" style:parent-style-name="quote.l" style:family="paragraph">
      <style:text-properties style:font-size-complex="11pt"/>
    </style:style>
    <style:style style:name="P7030" style:parent-style-name="quote.l" style:family="paragraph">
      <style:text-properties style:font-size-complex="11pt"/>
    </style:style>
    <style:style style:name="P7031" style:parent-style-name="quote.l" style:family="paragraph">
      <style:text-properties style:font-size-complex="11pt"/>
    </style:style>
    <style:style style:name="P7032" style:parent-style-name="quote.l" style:family="paragraph">
      <style:text-properties style:font-size-complex="11pt"/>
    </style:style>
    <style:style style:name="P7033" style:parent-style-name="quote.l" style:family="paragraph">
      <style:text-properties style:font-size-complex="11pt"/>
    </style:style>
    <style:style style:name="T7034" style:parent-style-name="Policepardéfaut" style:family="text">
      <style:text-properties style:font-size-complex="11pt"/>
    </style:style>
    <style:style style:name="T7035" style:parent-style-name="Policepardéfaut" style:family="text">
      <style:text-properties style:font-size-complex="11pt"/>
    </style:style>
    <style:style style:name="T7036" style:parent-style-name="Policepardéfaut" style:family="text">
      <style:text-properties style:font-size-complex="11pt"/>
    </style:style>
    <style:style style:name="T7037" style:parent-style-name="Policepardéfaut" style:family="text">
      <style:text-properties style:font-size-complex="11pt"/>
    </style:style>
    <style:style style:name="T7038" style:parent-style-name="Policepardéfaut" style:family="text">
      <style:text-properties style:font-size-complex="11pt"/>
    </style:style>
    <style:style style:name="T7039" style:parent-style-name="Policepardéfaut" style:family="text">
      <style:text-properties style:font-size-complex="11pt"/>
    </style:style>
    <style:style style:name="T7040" style:parent-style-name="Policepardéfaut" style:family="text">
      <style:text-properties fo:font-style="italic" style:font-style-asian="italic" style:font-size-complex="11pt"/>
    </style:style>
    <style:style style:name="T7041" style:parent-style-name="Policepardéfaut" style:family="text">
      <style:text-properties fo:font-style="italic" style:font-style-asian="italic" style:font-size-complex="11pt"/>
    </style:style>
    <style:style style:name="T7042" style:parent-style-name="Policepardéfaut" style:family="text">
      <style:text-properties fo:font-style="italic" style:font-style-asian="italic" style:font-size-complex="11pt"/>
    </style:style>
    <style:style style:name="T7043" style:parent-style-name="Policepardéfaut" style:family="text">
      <style:text-properties fo:font-style="italic" style:font-style-asian="italic" style:font-size-complex="11pt"/>
    </style:style>
    <style:style style:name="T7044" style:parent-style-name="Policepardéfaut" style:family="text">
      <style:text-properties fo:font-style="italic" style:font-style-asian="italic" style:font-size-complex="11pt"/>
    </style:style>
    <style:style style:name="T7045" style:parent-style-name="Policepardéfaut" style:family="text">
      <style:text-properties fo:font-style="italic" style:font-style-asian="italic" style:font-size-complex="11pt"/>
    </style:style>
    <style:style style:name="T7046" style:parent-style-name="Policepardéfaut" style:family="text">
      <style:text-properties fo:font-style="italic" style:font-style-asian="italic" style:font-size-complex="11pt"/>
    </style:style>
    <style:style style:name="T7047" style:parent-style-name="Policepardéfaut" style:family="text">
      <style:text-properties fo:font-style="italic" style:font-style-asian="italic" style:font-size-complex="11pt"/>
    </style:style>
    <style:style style:name="T7048" style:parent-style-name="Policepardéfaut" style:family="text">
      <style:text-properties style:font-size-complex="11pt"/>
    </style:style>
    <style:style style:name="P7049" style:parent-style-name="quote.l" style:family="paragraph">
      <style:text-properties style:font-size-complex="11pt"/>
    </style:style>
    <style:style style:name="P7050" style:parent-style-name="quote.l" style:family="paragraph">
      <style:text-properties style:font-size-complex="11pt"/>
    </style:style>
    <style:style style:name="T7051" style:parent-style-name="Policepardéfaut" style:family="text">
      <style:text-properties style:font-size-complex="11pt"/>
    </style:style>
    <style:style style:name="T7052" style:parent-style-name="Policepardéfaut" style:family="text">
      <style:text-properties style:font-size-complex="11pt"/>
    </style:style>
    <style:style style:name="T7053" style:parent-style-name="Policepardéfaut" style:family="text">
      <style:text-properties style:font-size-complex="11pt"/>
    </style:style>
    <style:style style:name="T7054" style:parent-style-name="Policepardéfaut" style:family="text">
      <style:text-properties style:font-size-complex="11pt"/>
    </style:style>
    <style:style style:name="T7055" style:parent-style-name="Policepardéfaut" style:family="text">
      <style:text-properties style:font-size-complex="11pt"/>
    </style:style>
    <style:style style:name="T7056" style:parent-style-name="Policepardéfaut" style:family="text">
      <style:text-properties style:font-size-complex="11pt"/>
    </style:style>
    <style:style style:name="T7057" style:parent-style-name="Policepardéfaut" style:family="text">
      <style:text-properties style:font-size-complex="11pt"/>
    </style:style>
    <style:style style:name="T7058" style:parent-style-name="Policepardéfaut" style:family="text">
      <style:text-properties style:font-size-complex="11pt"/>
    </style:style>
    <style:style style:name="T7059" style:parent-style-name="Policepardéfaut" style:family="text">
      <style:text-properties style:font-size-complex="11pt"/>
    </style:style>
    <style:style style:name="T7060" style:parent-style-name="Policepardéfaut" style:family="text">
      <style:text-properties style:font-size-complex="11pt"/>
    </style:style>
    <style:style style:name="T7061" style:parent-style-name="Policepardéfaut" style:family="text">
      <style:text-properties style:font-size-complex="11pt"/>
    </style:style>
    <style:style style:name="T7062" style:parent-style-name="Policepardéfaut" style:family="text">
      <style:text-properties style:font-name-complex="Times New Roman" style:font-size-complex="10pt"/>
    </style:style>
    <style:style style:name="T7063" style:parent-style-name="Policepardéfaut" style:family="text">
      <style:text-properties style:font-name-complex="Times New Roman" style:font-size-complex="10pt"/>
    </style:style>
    <style:style style:name="T7064" style:parent-style-name="Policepardéfaut" style:family="text">
      <style:text-properties style:font-name-complex="Times New Roman" style:font-size-complex="10pt"/>
    </style:style>
    <style:style style:name="T7065" style:parent-style-name="Policepardéfaut" style:family="text">
      <style:text-properties style:font-name-complex="Times New Roman" style:font-size-complex="10pt"/>
    </style:style>
    <style:style style:name="T7066" style:parent-style-name="Policepardéfaut" style:family="text">
      <style:text-properties style:font-name-complex="Times New Roman" style:text-position="super 63.6%" style:font-size-complex="10pt"/>
    </style:style>
    <style:style style:name="T7067" style:parent-style-name="Policepardéfaut" style:family="text">
      <style:text-properties style:font-name-complex="Times New Roman" style:font-size-complex="10pt"/>
    </style:style>
    <style:style style:name="T7068" style:parent-style-name="Policepardéfaut" style:family="text">
      <style:text-properties style:font-name-complex="Times New Roman" style:font-size-complex="10pt"/>
    </style:style>
    <style:style style:name="T7069" style:parent-style-name="Policepardéfaut" style:family="text">
      <style:text-properties style:font-size-complex="11pt"/>
    </style:style>
    <style:style style:name="P7070" style:parent-style-name="quote.l" style:family="paragraph">
      <style:text-properties style:font-size-complex="11pt"/>
    </style:style>
    <style:style style:name="P7071" style:parent-style-name="quote.l" style:family="paragraph">
      <style:text-properties style:font-size-complex="11pt"/>
    </style:style>
    <style:style style:name="P7072" style:parent-style-name="quote.l" style:family="paragraph">
      <style:text-properties style:font-size-complex="11pt"/>
    </style:style>
    <style:style style:name="T7073" style:parent-style-name="pb" style:family="text">
      <style:text-properties style:font-size-complex="11pt"/>
    </style:style>
    <style:style style:name="T7074" style:parent-style-name="pb" style:family="text">
      <style:text-properties style:font-size-complex="11pt"/>
    </style:style>
    <style:style style:name="T7075" style:parent-style-name="pb" style:family="text">
      <style:text-properties style:font-size-complex="11pt"/>
    </style:style>
    <style:style style:name="T7076" style:parent-style-name="pb" style:family="text">
      <style:text-properties style:text-position="0% 100%"/>
    </style:style>
    <style:style style:name="T7077" style:parent-style-name="Policepardéfaut" style:family="text">
      <style:text-properties style:font-size-complex="11pt"/>
    </style:style>
    <style:style style:name="T7078" style:parent-style-name="Policepardéfaut" style:family="text">
      <style:text-properties style:font-size-complex="11pt"/>
    </style:style>
    <style:style style:name="T7079" style:parent-style-name="Policepardéfaut" style:family="text">
      <style:text-properties style:font-size-complex="11pt"/>
    </style:style>
    <style:style style:name="T7080" style:parent-style-name="Policepardéfaut" style:family="text">
      <style:text-properties style:font-size-complex="11pt"/>
    </style:style>
    <style:style style:name="T7081" style:parent-style-name="Policepardéfaut" style:family="text">
      <style:text-properties style:font-size-complex="11pt"/>
    </style:style>
    <style:style style:name="T7082" style:parent-style-name="Policepardéfaut" style:family="text">
      <style:text-properties style:font-size-complex="11pt"/>
    </style:style>
    <style:style style:name="T7083" style:parent-style-name="Policepardéfaut" style:family="text">
      <style:text-properties style:font-size-complex="11pt"/>
    </style:style>
    <style:style style:name="T7084" style:parent-style-name="Policepardéfaut" style:family="text">
      <style:text-properties style:font-size-complex="11pt"/>
    </style:style>
    <style:style style:name="T7085" style:parent-style-name="Policepardéfaut" style:family="text">
      <style:text-properties fo:font-style="italic" style:font-style-asian="italic" style:font-size-complex="11pt"/>
    </style:style>
    <style:style style:name="T7086" style:parent-style-name="Policepardéfaut" style:family="text">
      <style:text-properties style:font-size-complex="11pt"/>
    </style:style>
    <style:style style:name="P7087" style:parent-style-name="quote.l" style:family="paragraph">
      <style:text-properties style:font-size-complex="11pt"/>
    </style:style>
    <style:style style:name="P7088" style:parent-style-name="quote.l" style:family="paragraph">
      <style:text-properties style:font-size-complex="11pt"/>
    </style:style>
    <style:style style:name="P7089" style:parent-style-name="quote.l" style:family="paragraph">
      <style:text-properties style:font-size-complex="11pt"/>
    </style:style>
    <style:style style:name="P7090" style:parent-style-name="Corpsdetexte" style:family="paragraph">
      <style:paragraph-properties fo:text-indent="0.1666in"/>
    </style:style>
    <style:style style:name="T7091" style:parent-style-name="Appelnotedebasdep." style:family="text">
      <style:text-properties style:font-name-complex="Times New Roman" fo:font-variant="small-caps"/>
    </style:style>
    <style:style style:name="T7092" style:parent-style-name="Policepardéfaut" style:family="text">
      <style:text-properties style:font-name-complex="Times New Roman"/>
    </style:style>
    <style:style style:name="T7093" style:parent-style-name="Policepardéfaut" style:family="text">
      <style:text-properties style:font-name-complex="Times New Roman"/>
    </style:style>
    <style:style style:name="T7094" style:parent-style-name="Policepardéfaut" style:family="text">
      <style:text-properties style:font-name-complex="Times New Roman"/>
    </style:style>
    <style:style style:name="T7095" style:parent-style-name="Policepardéfaut" style:family="text">
      <style:text-properties style:font-name-complex="Times New Roman"/>
    </style:style>
    <style:style style:name="T7096" style:parent-style-name="Policepardéfaut" style:family="text">
      <style:text-properties style:font-name-complex="Times New Roman"/>
    </style:style>
    <style:style style:name="T7097" style:parent-style-name="Policepardéfaut" style:family="text">
      <style:text-properties style:font-name-complex="Times New Roman" fo:font-variant="small-caps"/>
    </style:style>
    <style:style style:name="T7098" style:parent-style-name="Policepardéfaut" style:family="text">
      <style:text-properties style:font-name-complex="Times New Roman" fo:font-variant="small-caps"/>
    </style:style>
    <style:style style:name="T7099" style:parent-style-name="Policepardéfaut" style:family="text">
      <style:text-properties style:font-name-complex="Times New Roman" fo:font-variant="small-caps"/>
    </style:style>
    <style:style style:name="T7100" style:parent-style-name="Policepardéfaut" style:family="text">
      <style:text-properties style:font-name-complex="Times New Roman" fo:font-variant="small-caps"/>
    </style:style>
    <style:style style:name="T7101" style:parent-style-name="Policepardéfaut" style:family="text">
      <style:text-properties style:font-name-complex="Times New Roman" fo:font-variant="small-caps"/>
    </style:style>
    <style:style style:name="T7102" style:parent-style-name="Policepardéfaut" style:family="text">
      <style:text-properties style:font-name-complex="Times New Roman"/>
    </style:style>
    <style:style style:name="T7103" style:parent-style-name="Policepardéfaut" style:family="text">
      <style:text-properties style:font-name-complex="Times New Roman"/>
    </style:style>
    <style:style style:name="T7104" style:parent-style-name="Policepardéfaut" style:family="text">
      <style:text-properties style:font-name-complex="Times New Roman"/>
    </style:style>
    <style:style style:name="T7105" style:parent-style-name="Policepardéfaut" style:family="text">
      <style:text-properties style:font-name-complex="Times New Roman"/>
    </style:style>
    <style:style style:name="T7106" style:parent-style-name="Policepardéfaut" style:family="text">
      <style:text-properties style:font-name-complex="Times New Roman"/>
    </style:style>
    <style:style style:name="T7107" style:parent-style-name="Policepardéfaut" style:family="text">
      <style:text-properties style:font-name-complex="Times New Roman"/>
    </style:style>
    <style:style style:name="T7108" style:parent-style-name="Policepardéfaut" style:family="text">
      <style:text-properties style:font-name-complex="Times New Roman"/>
    </style:style>
    <style:style style:name="T7109" style:parent-style-name="Policepardéfaut" style:family="text">
      <style:text-properties style:font-name-complex="Times New Roman"/>
    </style:style>
    <style:style style:name="T7110" style:parent-style-name="Policepardéfaut" style:family="text">
      <style:text-properties style:font-name-complex="Times New Roman"/>
    </style:style>
    <style:style style:name="T7111" style:parent-style-name="Policepardéfaut" style:family="text">
      <style:text-properties style:font-name-complex="Times New Roman"/>
    </style:style>
    <style:style style:name="T7112" style:parent-style-name="Policepardéfaut" style:family="text">
      <style:text-properties style:font-name-complex="Times New Roman"/>
    </style:style>
    <style:style style:name="T7113" style:parent-style-name="Policepardéfaut" style:family="text">
      <style:text-properties style:font-name-complex="Times New Roman"/>
    </style:style>
    <style:style style:name="T7114" style:parent-style-name="Policepardéfaut" style:family="text">
      <style:text-properties style:font-name-complex="Times New Roman"/>
    </style:style>
    <style:style style:name="T7115" style:parent-style-name="Policepardéfaut" style:family="text">
      <style:text-properties style:font-name-complex="Times New Roman"/>
    </style:style>
    <style:style style:name="T7116" style:parent-style-name="Policepardéfaut" style:family="text">
      <style:text-properties style:font-name-complex="Times New Roman"/>
    </style:style>
    <style:style style:name="T7117" style:parent-style-name="Policepardéfaut" style:family="text">
      <style:text-properties style:font-name-complex="Times New Roman"/>
    </style:style>
    <style:style style:name="T7118" style:parent-style-name="Policepardéfaut" style:family="text">
      <style:text-properties style:font-name-complex="Times New Roman"/>
    </style:style>
    <style:style style:name="T7119" style:parent-style-name="Policepardéfaut" style:family="text">
      <style:text-properties style:font-name-complex="Times New Roman"/>
    </style:style>
    <style:style style:name="T7120" style:parent-style-name="Policepardéfaut" style:family="text">
      <style:text-properties style:font-name-complex="Times New Roman"/>
    </style:style>
    <style:style style:name="T7121" style:parent-style-name="Policepardéfaut" style:family="text">
      <style:text-properties style:font-name-complex="Times New Roman"/>
    </style:style>
    <style:style style:name="T7122" style:parent-style-name="Policepardéfaut" style:family="text">
      <style:text-properties style:font-name-complex="Times New Roman"/>
    </style:style>
    <style:style style:name="T7123" style:parent-style-name="Policepardéfaut" style:family="text">
      <style:text-properties style:font-name-complex="Times New Roman"/>
    </style:style>
    <style:style style:name="T7124" style:parent-style-name="Policepardéfaut" style:family="text">
      <style:text-properties style:font-name-complex="Times New Roman"/>
    </style:style>
    <style:style style:name="T7125" style:parent-style-name="Policepardéfaut" style:family="text">
      <style:text-properties style:font-name-complex="Times New Roman"/>
    </style:style>
    <style:style style:name="T7126" style:parent-style-name="Policepardéfaut" style:family="text">
      <style:text-properties style:font-name-complex="Times New Roman"/>
    </style:style>
    <style:style style:name="T7127" style:parent-style-name="Policepardéfaut" style:family="text">
      <style:text-properties style:font-name-complex="Times New Roman"/>
    </style:style>
    <style:style style:name="T7128" style:parent-style-name="Policepardéfaut" style:family="text">
      <style:text-properties style:font-name-complex="Times New Roman"/>
    </style:style>
    <style:style style:name="T7129" style:parent-style-name="Policepardéfaut" style:family="text">
      <style:text-properties style:font-name-complex="Times New Roman"/>
    </style:style>
    <style:style style:name="T7130" style:parent-style-name="Policepardéfaut" style:family="text">
      <style:text-properties style:font-name-complex="Times New Roman"/>
    </style:style>
    <style:style style:name="T7131" style:parent-style-name="Policepardéfaut" style:family="text">
      <style:text-properties style:font-name-complex="Times New Roman"/>
    </style:style>
    <style:style style:name="T7132" style:parent-style-name="Policepardéfaut" style:family="text">
      <style:text-properties style:font-name-complex="Times New Roman"/>
    </style:style>
    <style:style style:name="T7133" style:parent-style-name="Policepardéfaut" style:family="text">
      <style:text-properties style:font-name-complex="Times New Roman"/>
    </style:style>
    <style:style style:name="T7134" style:parent-style-name="Policepardéfaut" style:family="text">
      <style:text-properties style:font-name-complex="Times New Roman"/>
    </style:style>
    <style:style style:name="T7135" style:parent-style-name="Policepardéfaut" style:family="text">
      <style:text-properties style:font-name-complex="Times New Roman"/>
    </style:style>
    <style:style style:name="T7136" style:parent-style-name="Policepardéfaut" style:family="text">
      <style:text-properties style:font-name-complex="Times New Roman"/>
    </style:style>
    <style:style style:name="T7137" style:parent-style-name="Policepardéfaut" style:family="text">
      <style:text-properties style:font-name-complex="Times New Roman"/>
    </style:style>
    <style:style style:name="T7138" style:parent-style-name="Policepardéfaut" style:family="text">
      <style:text-properties style:font-name-complex="Times New Roman"/>
    </style:style>
    <style:style style:name="T7139" style:parent-style-name="Policepardéfaut" style:family="text">
      <style:text-properties style:font-name-complex="Times New Roman"/>
    </style:style>
    <style:style style:name="T7140" style:parent-style-name="Policepardéfaut" style:family="text">
      <style:text-properties style:font-name-complex="Times New Roman"/>
    </style:style>
    <style:style style:name="T7141" style:parent-style-name="Policepardéfaut" style:family="text">
      <style:text-properties style:font-name-complex="Times New Roman"/>
    </style:style>
    <style:style style:name="T7142" style:parent-style-name="Policepardéfaut" style:family="text">
      <style:text-properties style:font-name-complex="Times New Roman"/>
    </style:style>
    <style:style style:name="T7143" style:parent-style-name="Policepardéfaut" style:family="text">
      <style:text-properties style:font-name-complex="Times New Roman"/>
    </style:style>
    <style:style style:name="T7144" style:parent-style-name="Policepardéfaut" style:family="text">
      <style:text-properties style:font-name-complex="Times New Roman"/>
    </style:style>
    <style:style style:name="T7145" style:parent-style-name="Policepardéfaut" style:family="text">
      <style:text-properties style:font-name-complex="Times New Roman"/>
    </style:style>
    <style:style style:name="T7146" style:parent-style-name="Policepardéfaut" style:family="text">
      <style:text-properties style:font-name-complex="Times New Roman"/>
    </style:style>
    <style:style style:name="T7147" style:parent-style-name="Policepardéfaut" style:family="text">
      <style:text-properties style:font-name-complex="Times New Roman"/>
    </style:style>
    <style:style style:name="T7148" style:parent-style-name="Policepardéfaut" style:family="text">
      <style:text-properties style:font-name-complex="Times New Roman"/>
    </style:style>
    <style:style style:name="T7149" style:parent-style-name="Policepardéfaut" style:family="text">
      <style:text-properties style:font-name-complex="Times New Roman"/>
    </style:style>
    <style:style style:name="T7150" style:parent-style-name="Policepardéfaut" style:family="text">
      <style:text-properties style:font-name-complex="Times New Roman"/>
    </style:style>
    <style:style style:name="T7151" style:parent-style-name="Policepardéfaut" style:family="text">
      <style:text-properties style:font-name-complex="Times New Roman"/>
    </style:style>
    <style:style style:name="T7152" style:parent-style-name="Policepardéfaut" style:family="text">
      <style:text-properties style:font-name-complex="Times New Roman"/>
    </style:style>
    <style:style style:name="T7153" style:parent-style-name="Policepardéfaut" style:family="text">
      <style:text-properties style:font-name-complex="Times New Roman"/>
    </style:style>
    <style:style style:name="T7154" style:parent-style-name="Policepardéfaut" style:family="text">
      <style:text-properties style:font-name-complex="Times New Roman"/>
    </style:style>
    <style:style style:name="T7155" style:parent-style-name="Policepardéfaut" style:family="text">
      <style:text-properties style:font-name-complex="Times New Roman"/>
    </style:style>
    <style:style style:name="T7156" style:parent-style-name="Policepardéfaut" style:family="text">
      <style:text-properties style:font-name-complex="Times New Roman"/>
    </style:style>
    <style:style style:name="T7157" style:parent-style-name="Policepardéfaut" style:family="text">
      <style:text-properties style:font-name-complex="Times New Roman"/>
    </style:style>
    <style:style style:name="T7158" style:parent-style-name="Policepardéfaut" style:family="text">
      <style:text-properties style:font-name-complex="Times New Roman"/>
    </style:style>
    <style:style style:name="T7159" style:parent-style-name="Policepardéfaut" style:family="text">
      <style:text-properties style:font-name-complex="Times New Roman"/>
    </style:style>
    <style:style style:name="T7160" style:parent-style-name="Policepardéfaut" style:family="text">
      <style:text-properties style:font-name-complex="Times New Roman"/>
    </style:style>
    <style:style style:name="T7161" style:parent-style-name="Policepardéfaut" style:family="text">
      <style:text-properties style:font-name-complex="Times New Roman"/>
    </style:style>
    <style:style style:name="T7162" style:parent-style-name="Policepardéfaut" style:family="text">
      <style:text-properties style:font-name-complex="Times New Roman"/>
    </style:style>
    <style:style style:name="T7163" style:parent-style-name="Policepardéfaut" style:family="text">
      <style:text-properties style:font-name-complex="Times New Roman"/>
    </style:style>
    <style:style style:name="T7164" style:parent-style-name="Policepardéfaut" style:family="text">
      <style:text-properties style:font-name-complex="Times New Roman"/>
    </style:style>
    <style:style style:name="T7165" style:parent-style-name="Policepardéfaut" style:family="text">
      <style:text-properties style:font-name-complex="Times New Roman"/>
    </style:style>
    <style:style style:name="T7166" style:parent-style-name="Policepardéfaut" style:family="text">
      <style:text-properties style:font-name-complex="Times New Roman"/>
    </style:style>
    <style:style style:name="T7167" style:parent-style-name="Policepardéfaut" style:family="text">
      <style:text-properties style:font-name-complex="Times New Roman"/>
    </style:style>
    <style:style style:name="T7168" style:parent-style-name="Policepardéfaut" style:family="text">
      <style:text-properties style:font-name-complex="Times New Roman"/>
    </style:style>
    <style:style style:name="T7169" style:parent-style-name="Policepardéfaut" style:family="text">
      <style:text-properties style:font-name-complex="Times New Roman"/>
    </style:style>
    <style:style style:name="T7170" style:parent-style-name="Policepardéfaut" style:family="text">
      <style:text-properties style:font-name-complex="Times New Roman"/>
    </style:style>
    <style:style style:name="T7171" style:parent-style-name="Policepardéfaut" style:family="text">
      <style:text-properties style:font-name-complex="Times New Roman"/>
    </style:style>
    <style:style style:name="T7172" style:parent-style-name="Policepardéfaut" style:family="text">
      <style:text-properties style:font-name-complex="Times New Roman"/>
    </style:style>
    <style:style style:name="T7173" style:parent-style-name="Policepardéfaut" style:family="text">
      <style:text-properties style:font-name-complex="Times New Roman"/>
    </style:style>
    <style:style style:name="T7174" style:parent-style-name="Policepardéfaut" style:family="text">
      <style:text-properties style:font-name-complex="Times New Roman"/>
    </style:style>
    <style:style style:name="T7175" style:parent-style-name="Policepardéfaut" style:family="text">
      <style:text-properties style:font-name-complex="Times New Roman"/>
    </style:style>
    <style:style style:name="T7176" style:parent-style-name="Policepardéfaut" style:family="text">
      <style:text-properties style:font-name-complex="Times New Roman"/>
    </style:style>
    <style:style style:name="T7177" style:parent-style-name="Policepardéfaut" style:family="text">
      <style:text-properties style:font-name-complex="Times New Roman"/>
    </style:style>
    <style:style style:name="T7178" style:parent-style-name="Policepardéfaut" style:family="text">
      <style:text-properties style:font-name-complex="Times New Roman"/>
    </style:style>
    <style:style style:name="T7179" style:parent-style-name="Policepardéfaut" style:family="text">
      <style:text-properties style:font-name-complex="Times New Roman"/>
    </style:style>
    <style:style style:name="T7180" style:parent-style-name="Policepardéfaut" style:family="text">
      <style:text-properties style:font-name-complex="Times New Roman"/>
    </style:style>
    <style:style style:name="T7181" style:parent-style-name="Policepardéfaut" style:family="text">
      <style:text-properties style:font-name-complex="Times New Roman"/>
    </style:style>
    <style:style style:name="T7182" style:parent-style-name="Policepardéfaut" style:family="text">
      <style:text-properties style:font-name-complex="Times New Roman"/>
    </style:style>
    <style:style style:name="T7183" style:parent-style-name="Policepardéfaut" style:family="text">
      <style:text-properties style:font-name-complex="Times New Roman"/>
    </style:style>
    <style:style style:name="T7184" style:parent-style-name="Policepardéfaut" style:family="text">
      <style:text-properties style:font-name-complex="Times New Roman"/>
    </style:style>
    <style:style style:name="T7185" style:parent-style-name="Policepardéfaut" style:family="text">
      <style:text-properties style:font-name-complex="Times New Roman"/>
    </style:style>
    <style:style style:name="T7186" style:parent-style-name="Policepardéfaut" style:family="text">
      <style:text-properties style:font-name-complex="Times New Roman"/>
    </style:style>
    <style:style style:name="T7187" style:parent-style-name="Policepardéfaut" style:family="text">
      <style:text-properties style:font-name-complex="Times New Roman"/>
    </style:style>
    <style:style style:name="T7188" style:parent-style-name="Policepardéfaut" style:family="text">
      <style:text-properties style:font-name-complex="Times New Roman"/>
    </style:style>
    <style:style style:name="T7189" style:parent-style-name="Policepardéfaut" style:family="text">
      <style:text-properties style:font-name-complex="Times New Roman"/>
    </style:style>
    <style:style style:name="T7190" style:parent-style-name="Policepardéfaut" style:family="text">
      <style:text-properties style:font-name-complex="Times New Roman"/>
    </style:style>
    <style:style style:name="T7191" style:parent-style-name="Policepardéfaut" style:family="text">
      <style:text-properties style:font-name-complex="Times New Roman"/>
    </style:style>
    <style:style style:name="T7192" style:parent-style-name="Policepardéfaut" style:family="text">
      <style:text-properties style:font-name-complex="Times New Roman"/>
    </style:style>
    <style:style style:name="T7193" style:parent-style-name="Policepardéfaut" style:family="text">
      <style:text-properties style:font-name-complex="Times New Roman"/>
    </style:style>
    <style:style style:name="T7194" style:parent-style-name="Policepardéfaut" style:family="text">
      <style:text-properties style:font-name-complex="Times New Roman"/>
    </style:style>
    <style:style style:name="T7195" style:parent-style-name="Policepardéfaut" style:family="text">
      <style:text-properties style:font-name-complex="Times New Roman"/>
    </style:style>
    <style:style style:name="T7196" style:parent-style-name="Policepardéfaut" style:family="text">
      <style:text-properties style:font-name-complex="Times New Roman"/>
    </style:style>
    <style:style style:name="T7197" style:parent-style-name="Policepardéfaut" style:family="text">
      <style:text-properties style:font-name-complex="Times New Roman"/>
    </style:style>
    <style:style style:name="T7198" style:parent-style-name="Policepardéfaut" style:family="text">
      <style:text-properties style:font-name-complex="Times New Roman"/>
    </style:style>
    <style:style style:name="T7199" style:parent-style-name="Policepardéfaut" style:family="text">
      <style:text-properties style:font-name-complex="Times New Roman"/>
    </style:style>
    <style:style style:name="T7200" style:parent-style-name="Policepardéfaut" style:family="text">
      <style:text-properties style:font-name-complex="Times New Roman"/>
    </style:style>
    <style:style style:name="T7201" style:parent-style-name="Policepardéfaut" style:family="text">
      <style:text-properties style:font-name-complex="Times New Roman"/>
    </style:style>
    <style:style style:name="T7202" style:parent-style-name="Policepardéfaut" style:family="text">
      <style:text-properties style:font-name-complex="Times New Roman"/>
    </style:style>
    <style:style style:name="T7203" style:parent-style-name="Policepardéfaut" style:family="text">
      <style:text-properties style:font-name-complex="Times New Roman"/>
    </style:style>
    <style:style style:name="T7204" style:parent-style-name="Policepardéfaut" style:family="text">
      <style:text-properties style:font-name-complex="Times New Roman"/>
    </style:style>
    <style:style style:name="T7205" style:parent-style-name="Policepardéfaut" style:family="text">
      <style:text-properties style:font-name-complex="Times New Roman"/>
    </style:style>
    <style:style style:name="T7206" style:parent-style-name="Policepardéfaut" style:family="text">
      <style:text-properties style:font-name-complex="Times New Roman"/>
    </style:style>
    <style:style style:name="T7207" style:parent-style-name="Policepardéfaut" style:family="text">
      <style:text-properties style:font-name-complex="Times New Roman"/>
    </style:style>
    <style:style style:name="T7208" style:parent-style-name="Policepardéfaut" style:family="text">
      <style:text-properties style:font-name-complex="Times New Roman"/>
    </style:style>
    <style:style style:name="T7209" style:parent-style-name="Policepardéfaut" style:family="text">
      <style:text-properties style:font-name-complex="Times New Roman"/>
    </style:style>
    <style:style style:name="T7210" style:parent-style-name="Policepardéfaut" style:family="text">
      <style:text-properties style:font-name-complex="Times New Roman"/>
    </style:style>
    <style:style style:name="T7211" style:parent-style-name="Policepardéfaut" style:family="text">
      <style:text-properties style:font-name-complex="Times New Roman"/>
    </style:style>
    <style:style style:name="T7212" style:parent-style-name="Policepardéfaut" style:family="text">
      <style:text-properties style:font-name-complex="Times New Roman"/>
    </style:style>
    <style:style style:name="T7213" style:parent-style-name="Policepardéfaut" style:family="text">
      <style:text-properties style:font-name-complex="Times New Roman"/>
    </style:style>
    <style:style style:name="T7214" style:parent-style-name="Policepardéfaut" style:family="text">
      <style:text-properties style:font-name-complex="Times New Roman"/>
    </style:style>
    <style:style style:name="T7215" style:parent-style-name="Policepardéfaut" style:family="text">
      <style:text-properties style:font-name-complex="Times New Roman"/>
    </style:style>
    <style:style style:name="T7216" style:parent-style-name="Policepardéfaut" style:family="text">
      <style:text-properties style:font-name-complex="Times New Roman"/>
    </style:style>
    <style:style style:name="T7217" style:parent-style-name="Policepardéfaut" style:family="text">
      <style:text-properties style:font-name-complex="Times New Roman"/>
    </style:style>
    <style:style style:name="T7218" style:parent-style-name="Policepardéfaut" style:family="text">
      <style:text-properties style:font-name-complex="Times New Roman"/>
    </style:style>
    <style:style style:name="T7219" style:parent-style-name="Policepardéfaut" style:family="text">
      <style:text-properties style:font-name-complex="Times New Roman"/>
    </style:style>
    <style:style style:name="T7220" style:parent-style-name="Policepardéfaut" style:family="text">
      <style:text-properties style:font-name-complex="Times New Roman"/>
    </style:style>
    <style:style style:name="T7221" style:parent-style-name="Policepardéfaut" style:family="text">
      <style:text-properties style:font-name-complex="Times New Roman"/>
    </style:style>
    <style:style style:name="T7222" style:parent-style-name="Policepardéfaut" style:family="text">
      <style:text-properties style:font-name-complex="Times New Roman"/>
    </style:style>
    <style:style style:name="T7223" style:parent-style-name="Policepardéfaut" style:family="text">
      <style:text-properties style:font-name-complex="Times New Roman"/>
    </style:style>
    <style:style style:name="T7224" style:parent-style-name="Policepardéfaut" style:family="text">
      <style:text-properties style:font-name-complex="Times New Roman"/>
    </style:style>
    <style:style style:name="T7225" style:parent-style-name="Policepardéfaut" style:family="text">
      <style:text-properties style:font-name-complex="Times New Roman"/>
    </style:style>
    <style:style style:name="T7226" style:parent-style-name="Policepardéfaut" style:family="text">
      <style:text-properties style:font-name-complex="Times New Roman"/>
    </style:style>
    <style:style style:name="T7227" style:parent-style-name="Policepardéfaut" style:family="text">
      <style:text-properties style:font-name-complex="Times New Roman"/>
    </style:style>
    <style:style style:name="T7228" style:parent-style-name="Policepardéfaut" style:family="text">
      <style:text-properties style:font-name-complex="Times New Roman"/>
    </style:style>
    <style:style style:name="T7229" style:parent-style-name="Policepardéfaut" style:family="text">
      <style:text-properties style:font-name-complex="Times New Roman"/>
    </style:style>
    <style:style style:name="T7230" style:parent-style-name="Policepardéfaut" style:family="text">
      <style:text-properties style:font-name-complex="Times New Roman"/>
    </style:style>
    <style:style style:name="T7231" style:parent-style-name="Policepardéfaut" style:family="text">
      <style:text-properties style:font-name-complex="Times New Roman"/>
    </style:style>
    <style:style style:name="T7232" style:parent-style-name="Policepardéfaut" style:family="text">
      <style:text-properties style:font-name-complex="Times New Roman"/>
    </style:style>
    <style:style style:name="T7233" style:parent-style-name="Policepardéfaut" style:family="text">
      <style:text-properties style:font-name-complex="Times New Roman"/>
    </style:style>
    <style:style style:name="T7234" style:parent-style-name="Policepardéfaut" style:family="text">
      <style:text-properties style:font-name-complex="Times New Roman"/>
    </style:style>
    <style:style style:name="T7235" style:parent-style-name="Policepardéfaut" style:family="text">
      <style:text-properties style:font-name-complex="Times New Roman"/>
    </style:style>
    <style:style style:name="T7236" style:parent-style-name="Policepardéfaut" style:family="text">
      <style:text-properties style:font-name-complex="Times New Roman"/>
    </style:style>
    <style:style style:name="T7237" style:parent-style-name="Policepardéfaut" style:family="text">
      <style:text-properties style:font-name-complex="Times New Roman"/>
    </style:style>
    <style:style style:name="T7238" style:parent-style-name="Policepardéfaut" style:family="text">
      <style:text-properties style:font-name-complex="Times New Roman"/>
    </style:style>
    <style:style style:name="T7239" style:parent-style-name="Policepardéfaut" style:family="text">
      <style:text-properties style:font-name-complex="Times New Roman"/>
    </style:style>
    <style:style style:name="T7240" style:parent-style-name="Policepardéfaut" style:family="text">
      <style:text-properties style:font-name-complex="Times New Roman"/>
    </style:style>
    <style:style style:name="T7241" style:parent-style-name="Policepardéfaut" style:family="text">
      <style:text-properties style:font-name-complex="Times New Roman"/>
    </style:style>
    <style:style style:name="T7242" style:parent-style-name="Policepardéfaut" style:family="text">
      <style:text-properties style:font-name-complex="Times New Roman"/>
    </style:style>
    <style:style style:name="T7243" style:parent-style-name="Policepardéfaut" style:family="text">
      <style:text-properties style:font-name-complex="Times New Roman" fo:font-style="italic" style:font-style-asian="italic"/>
    </style:style>
    <style:style style:name="T7244" style:parent-style-name="Policepardéfaut" style:family="text">
      <style:text-properties style:font-name-complex="Times New Roman"/>
    </style:style>
    <style:style style:name="T7245" style:parent-style-name="Policepardéfaut" style:family="text">
      <style:text-properties style:font-name-complex="Times New Roman"/>
    </style:style>
    <style:style style:name="T7246" style:parent-style-name="Policepardéfaut" style:family="text">
      <style:text-properties style:font-name-complex="Times New Roman"/>
    </style:style>
    <style:style style:name="T7247" style:parent-style-name="Policepardéfaut" style:family="text">
      <style:text-properties style:font-name-complex="Times New Roman"/>
    </style:style>
    <style:style style:name="T7248" style:parent-style-name="Policepardéfaut" style:family="text">
      <style:text-properties style:font-name-complex="Times New Roman"/>
    </style:style>
    <style:style style:name="T7249" style:parent-style-name="Policepardéfaut" style:family="text">
      <style:text-properties style:font-name-complex="Times New Roman"/>
    </style:style>
    <style:style style:name="T7250" style:parent-style-name="Policepardéfaut" style:family="text">
      <style:text-properties style:font-name-complex="Times New Roman"/>
    </style:style>
    <style:style style:name="T7251" style:parent-style-name="Policepardéfaut" style:family="text">
      <style:text-properties style:font-name-complex="Times New Roman"/>
    </style:style>
    <style:style style:name="T7252" style:parent-style-name="Policepardéfaut" style:family="text">
      <style:text-properties style:font-name-complex="Times New Roman"/>
    </style:style>
    <style:style style:name="T7253" style:parent-style-name="Policepardéfaut" style:family="text">
      <style:text-properties style:font-name-complex="Times New Roman"/>
    </style:style>
    <style:style style:name="T7254" style:parent-style-name="Policepardéfaut" style:family="text">
      <style:text-properties style:font-name-complex="Times New Roman"/>
    </style:style>
    <style:style style:name="T7255" style:parent-style-name="Policepardéfaut" style:family="text">
      <style:text-properties style:font-name-complex="Times New Roman"/>
    </style:style>
    <style:style style:name="T7256" style:parent-style-name="Policepardéfaut" style:family="text">
      <style:text-properties style:font-name-complex="Times New Roman"/>
    </style:style>
    <style:style style:name="T7257" style:parent-style-name="Policepardéfaut" style:family="text">
      <style:text-properties style:font-name-complex="Times New Roman"/>
    </style:style>
    <style:style style:name="T7258" style:parent-style-name="Policepardéfaut" style:family="text">
      <style:text-properties style:font-name-complex="Times New Roman"/>
    </style:style>
    <style:style style:name="T7259" style:parent-style-name="Policepardéfaut" style:family="text">
      <style:text-properties style:font-name-complex="Times New Roman"/>
    </style:style>
    <style:style style:name="T7260" style:parent-style-name="Policepardéfaut" style:family="text">
      <style:text-properties style:font-name-complex="Times New Roman"/>
    </style:style>
    <style:style style:name="T7261" style:parent-style-name="Policepardéfaut" style:family="text">
      <style:text-properties style:font-name-complex="Times New Roman"/>
    </style:style>
    <style:style style:name="T7262" style:parent-style-name="Policepardéfaut" style:family="text">
      <style:text-properties style:font-name-complex="Times New Roman"/>
    </style:style>
    <style:style style:name="T7263" style:parent-style-name="Policepardéfaut" style:family="text">
      <style:text-properties style:font-name-complex="Times New Roman"/>
    </style:style>
    <style:style style:name="T7264" style:parent-style-name="Policepardéfaut" style:family="text">
      <style:text-properties style:font-name-complex="Times New Roman"/>
    </style:style>
    <style:style style:name="T7265" style:parent-style-name="Policepardéfaut" style:family="text">
      <style:text-properties style:font-name-complex="Times New Roman"/>
    </style:style>
    <style:style style:name="T7266" style:parent-style-name="Policepardéfaut" style:family="text">
      <style:text-properties style:font-name-complex="Times New Roman"/>
    </style:style>
    <style:style style:name="T7267" style:parent-style-name="Policepardéfaut" style:family="text">
      <style:text-properties style:font-name-complex="Times New Roman"/>
    </style:style>
    <style:style style:name="T7268" style:parent-style-name="Policepardéfaut" style:family="text">
      <style:text-properties style:font-name-complex="Times New Roman"/>
    </style:style>
    <style:style style:name="T7269" style:parent-style-name="Policepardéfaut" style:family="text">
      <style:text-properties style:font-name-complex="Times New Roman"/>
    </style:style>
    <style:style style:name="T7270" style:parent-style-name="Policepardéfaut" style:family="text">
      <style:text-properties style:font-name-complex="Times New Roman"/>
    </style:style>
    <style:style style:name="T7271" style:parent-style-name="Policepardéfaut" style:family="text">
      <style:text-properties style:font-name-complex="Times New Roman"/>
    </style:style>
    <style:style style:name="T7272" style:parent-style-name="Policepardéfaut" style:family="text">
      <style:text-properties style:font-name-complex="Times New Roman"/>
    </style:style>
    <style:style style:name="T7273" style:parent-style-name="Policepardéfaut" style:family="text">
      <style:text-properties style:font-name-complex="Times New Roman"/>
    </style:style>
    <style:style style:name="T7274" style:parent-style-name="Policepardéfaut" style:family="text">
      <style:text-properties style:font-name-complex="Times New Roman"/>
    </style:style>
    <style:style style:name="T7275" style:parent-style-name="Policepardéfaut" style:family="text">
      <style:text-properties style:font-name-complex="Times New Roman"/>
    </style:style>
    <style:style style:name="T7276" style:parent-style-name="Policepardéfaut" style:family="text">
      <style:text-properties style:font-name-complex="Times New Roman"/>
    </style:style>
    <style:style style:name="T7277" style:parent-style-name="Policepardéfaut" style:family="text">
      <style:text-properties style:font-name-complex="Times New Roman"/>
    </style:style>
    <style:style style:name="T7278" style:parent-style-name="Policepardéfaut" style:family="text">
      <style:text-properties style:font-name-complex="Times New Roman"/>
    </style:style>
    <style:style style:name="T7279" style:parent-style-name="Policepardéfaut" style:family="text">
      <style:text-properties style:font-name-complex="Times New Roman"/>
    </style:style>
    <style:style style:name="T7280" style:parent-style-name="Policepardéfaut" style:family="text">
      <style:text-properties style:font-name-complex="Times New Roman"/>
    </style:style>
    <style:style style:name="T7281" style:parent-style-name="Policepardéfaut" style:family="text">
      <style:text-properties style:font-name-complex="Times New Roman"/>
    </style:style>
    <style:style style:name="T7282" style:parent-style-name="Policepardéfaut" style:family="text">
      <style:text-properties style:font-name-complex="Times New Roman"/>
    </style:style>
    <style:style style:name="T7283" style:parent-style-name="Policepardéfaut" style:family="text">
      <style:text-properties style:font-name-complex="Times New Roman"/>
    </style:style>
    <style:style style:name="T7284" style:parent-style-name="Policepardéfaut" style:family="text">
      <style:text-properties style:font-name-complex="Times New Roman"/>
    </style:style>
    <style:style style:name="T7285" style:parent-style-name="Policepardéfaut" style:family="text">
      <style:text-properties style:font-name-complex="Times New Roman"/>
    </style:style>
    <style:style style:name="T7286" style:parent-style-name="Policepardéfaut" style:family="text">
      <style:text-properties style:font-name-complex="Times New Roman"/>
    </style:style>
    <style:style style:name="T7287" style:parent-style-name="Policepardéfaut" style:family="text">
      <style:text-properties style:font-name-complex="Times New Roman"/>
    </style:style>
    <style:style style:name="T7288" style:parent-style-name="Policepardéfaut" style:family="text">
      <style:text-properties style:font-size-complex="11pt"/>
    </style:style>
    <style:style style:name="T7289" style:parent-style-name="Policepardéfaut" style:family="text">
      <style:text-properties style:font-size-complex="11pt"/>
    </style:style>
    <style:style style:name="T7290" style:parent-style-name="Policepardéfaut" style:family="text">
      <style:text-properties style:font-size-complex="11pt"/>
    </style:style>
    <style:style style:name="T7291" style:parent-style-name="Policepardéfaut" style:family="text">
      <style:text-properties style:font-size-complex="11pt"/>
    </style:style>
    <style:style style:name="T7292" style:parent-style-name="Policepardéfaut" style:family="text">
      <style:text-properties style:font-size-complex="11pt"/>
    </style:style>
    <style:style style:name="T7293" style:parent-style-name="Policepardéfaut" style:family="text">
      <style:text-properties style:font-size-complex="11pt"/>
    </style:style>
    <style:style style:name="T7294" style:parent-style-name="Policepardéfaut" style:family="text">
      <style:text-properties style:font-size-complex="11pt"/>
    </style:style>
    <style:style style:name="T7295" style:parent-style-name="Policepardéfaut" style:family="text">
      <style:text-properties style:font-size-complex="11pt"/>
    </style:style>
    <style:style style:name="T7296" style:parent-style-name="Policepardéfaut" style:family="text">
      <style:text-properties style:font-size-complex="11pt"/>
    </style:style>
    <style:style style:name="T7297" style:parent-style-name="Policepardéfaut" style:family="text">
      <style:text-properties style:font-size-complex="11pt"/>
    </style:style>
    <style:style style:name="T7298" style:parent-style-name="Policepardéfaut" style:family="text">
      <style:text-properties style:font-size-complex="11pt"/>
    </style:style>
    <style:style style:name="T7299" style:parent-style-name="Policepardéfaut" style:family="text">
      <style:text-properties style:font-size-complex="11pt"/>
    </style:style>
    <style:style style:name="T7300" style:parent-style-name="Policepardéfaut" style:family="text">
      <style:text-properties style:font-size-complex="11pt"/>
    </style:style>
    <style:style style:name="T7301" style:parent-style-name="Policepardéfaut" style:family="text">
      <style:text-properties style:font-size-complex="11pt"/>
    </style:style>
    <style:style style:name="T7302" style:parent-style-name="Policepardéfaut" style:family="text">
      <style:text-properties style:font-size-complex="11pt"/>
    </style:style>
    <style:style style:name="T7303" style:parent-style-name="Policepardéfaut" style:family="text">
      <style:text-properties style:font-size-complex="11pt"/>
    </style:style>
    <style:style style:name="T7304" style:parent-style-name="Policepardéfaut" style:family="text">
      <style:text-properties style:font-size-complex="11pt"/>
    </style:style>
    <style:style style:name="T7305" style:parent-style-name="Policepardéfaut" style:family="text">
      <style:text-properties style:font-size-complex="11pt"/>
    </style:style>
    <style:style style:name="T7306" style:parent-style-name="Policepardéfaut" style:family="text">
      <style:text-properties style:font-size-complex="11pt"/>
    </style:style>
    <style:style style:name="T7307" style:parent-style-name="Policepardéfaut" style:family="text">
      <style:text-properties style:font-size-complex="11pt"/>
    </style:style>
    <style:style style:name="T7308" style:parent-style-name="Policepardéfaut" style:family="text">
      <style:text-properties style:font-size-complex="11pt"/>
    </style:style>
    <style:style style:name="T7309" style:parent-style-name="Policepardéfaut" style:family="text">
      <style:text-properties style:font-size-complex="11pt"/>
    </style:style>
    <style:style style:name="T7310" style:parent-style-name="Policepardéfaut" style:family="text">
      <style:text-properties style:font-size-complex="11pt"/>
    </style:style>
    <style:style style:name="T7311" style:parent-style-name="Policepardéfaut" style:family="text">
      <style:text-properties style:font-size-complex="11pt"/>
    </style:style>
    <style:style style:name="T7312" style:parent-style-name="Policepardéfaut" style:family="text">
      <style:text-properties style:font-size-complex="11pt"/>
    </style:style>
    <style:style style:name="T7313" style:parent-style-name="Policepardéfaut" style:family="text">
      <style:text-properties style:font-size-complex="11pt"/>
    </style:style>
    <style:style style:name="T7314" style:parent-style-name="Policepardéfaut" style:family="text">
      <style:text-properties style:font-size-complex="11pt"/>
    </style:style>
    <style:style style:name="T7315" style:parent-style-name="Policepardéfaut" style:family="text">
      <style:text-properties style:font-size-complex="11pt"/>
    </style:style>
    <style:style style:name="T7316" style:parent-style-name="Policepardéfaut" style:family="text">
      <style:text-properties style:font-size-complex="11pt"/>
    </style:style>
    <style:style style:name="T7317" style:parent-style-name="Policepardéfaut" style:family="text">
      <style:text-properties style:font-size-complex="11pt"/>
    </style:style>
    <style:style style:name="T7318" style:parent-style-name="Policepardéfaut" style:family="text">
      <style:text-properties style:font-size-complex="11pt"/>
    </style:style>
    <style:style style:name="T7319" style:parent-style-name="Policepardéfaut" style:family="text">
      <style:text-properties style:font-size-complex="11pt"/>
    </style:style>
    <style:style style:name="T7320" style:parent-style-name="Policepardéfaut" style:family="text">
      <style:text-properties style:font-size-complex="11pt"/>
    </style:style>
    <style:style style:name="T7321" style:parent-style-name="Policepardéfaut" style:family="text">
      <style:text-properties style:font-size-complex="11pt"/>
    </style:style>
    <style:style style:name="T7322" style:parent-style-name="Policepardéfaut" style:family="text">
      <style:text-properties style:font-size-complex="11pt"/>
    </style:style>
    <style:style style:name="T7323" style:parent-style-name="Policepardéfaut" style:family="text">
      <style:text-properties style:font-size-complex="11pt"/>
    </style:style>
    <style:style style:name="T7324" style:parent-style-name="Policepardéfaut" style:family="text">
      <style:text-properties style:font-size-complex="11pt"/>
    </style:style>
    <style:style style:name="T7325" style:parent-style-name="Policepardéfaut" style:family="text">
      <style:text-properties style:font-size-complex="11pt"/>
    </style:style>
    <style:style style:name="T7326" style:parent-style-name="Policepardéfaut" style:family="text">
      <style:text-properties style:font-size-complex="11pt"/>
    </style:style>
    <style:style style:name="T7327" style:parent-style-name="Policepardéfaut" style:family="text">
      <style:text-properties style:font-size-complex="11pt"/>
    </style:style>
    <style:style style:name="T7328" style:parent-style-name="Policepardéfaut" style:family="text">
      <style:text-properties style:font-size-complex="11pt"/>
    </style:style>
    <style:style style:name="T7329" style:parent-style-name="Policepardéfaut" style:family="text">
      <style:text-properties style:font-size-complex="11pt"/>
    </style:style>
    <style:style style:name="T7330" style:parent-style-name="Policepardéfaut" style:family="text">
      <style:text-properties style:font-size-complex="11pt"/>
    </style:style>
    <style:style style:name="T7331" style:parent-style-name="Policepardéfaut" style:family="text">
      <style:text-properties style:font-size-complex="11pt"/>
    </style:style>
    <style:style style:name="T7332" style:parent-style-name="Policepardéfaut" style:family="text">
      <style:text-properties style:font-size-complex="11pt"/>
    </style:style>
    <style:style style:name="T7333" style:parent-style-name="Policepardéfaut" style:family="text">
      <style:text-properties style:font-size-complex="11pt"/>
    </style:style>
    <style:style style:name="T7334" style:parent-style-name="Policepardéfaut" style:family="text">
      <style:text-properties style:font-size-complex="11pt"/>
    </style:style>
    <style:style style:name="T7335" style:parent-style-name="Policepardéfaut" style:family="text">
      <style:text-properties style:font-size-complex="11pt"/>
    </style:style>
    <style:style style:name="T7336" style:parent-style-name="Policepardéfaut" style:family="text">
      <style:text-properties style:font-size-complex="11pt"/>
    </style:style>
    <style:style style:name="T7337" style:parent-style-name="Policepardéfaut" style:family="text">
      <style:text-properties style:font-size-complex="11pt"/>
    </style:style>
    <style:style style:name="T7338" style:parent-style-name="Policepardéfaut" style:family="text">
      <style:text-properties style:font-size-complex="11pt"/>
    </style:style>
    <style:style style:name="T7339" style:parent-style-name="Policepardéfaut" style:family="text">
      <style:text-properties style:font-size-complex="11pt"/>
    </style:style>
    <style:style style:name="T7340" style:parent-style-name="Policepardéfaut" style:family="text">
      <style:text-properties style:font-size-complex="11pt"/>
    </style:style>
    <style:style style:name="T7341" style:parent-style-name="Policepardéfaut" style:family="text">
      <style:text-properties style:font-size-complex="11pt"/>
    </style:style>
    <style:style style:name="T7342" style:parent-style-name="Policepardéfaut" style:family="text">
      <style:text-properties style:font-size-complex="11pt"/>
    </style:style>
    <style:style style:name="T7343" style:parent-style-name="Policepardéfaut" style:family="text">
      <style:text-properties style:font-size-complex="11pt"/>
    </style:style>
    <style:style style:name="T7344" style:parent-style-name="Policepardéfaut" style:family="text">
      <style:text-properties style:font-size-complex="11pt"/>
    </style:style>
    <style:style style:name="T7345" style:parent-style-name="Policepardéfaut" style:family="text">
      <style:text-properties style:font-size-complex="11pt"/>
    </style:style>
    <style:style style:name="T7346" style:parent-style-name="Policepardéfaut" style:family="text">
      <style:text-properties style:font-size-complex="11pt"/>
    </style:style>
    <style:style style:name="T7347" style:parent-style-name="Policepardéfaut" style:family="text">
      <style:text-properties style:font-size-complex="11pt"/>
    </style:style>
    <style:style style:name="T7348" style:parent-style-name="Policepardéfaut" style:family="text">
      <style:text-properties style:font-size-complex="11pt"/>
    </style:style>
    <style:style style:name="T7349" style:parent-style-name="Policepardéfaut" style:family="text">
      <style:text-properties style:font-size-complex="11pt"/>
    </style:style>
    <style:style style:name="T7350" style:parent-style-name="Policepardéfaut" style:family="text">
      <style:text-properties style:font-size-complex="11pt"/>
    </style:style>
    <style:style style:name="T7351" style:parent-style-name="Policepardéfaut" style:family="text">
      <style:text-properties style:font-size-complex="11pt"/>
    </style:style>
    <style:style style:name="T7352" style:parent-style-name="Policepardéfaut" style:family="text">
      <style:text-properties style:font-size-complex="11pt"/>
    </style:style>
    <style:style style:name="T7353" style:parent-style-name="Policepardéfaut" style:family="text">
      <style:text-properties style:font-size-complex="11pt"/>
    </style:style>
    <style:style style:name="T7354" style:parent-style-name="Policepardéfaut" style:family="text">
      <style:text-properties style:font-size-complex="11pt"/>
    </style:style>
    <style:style style:name="T7355" style:parent-style-name="Policepardéfaut" style:family="text">
      <style:text-properties style:font-size-complex="11pt"/>
    </style:style>
    <style:style style:name="T7356" style:parent-style-name="Policepardéfaut" style:family="text">
      <style:text-properties style:font-size-complex="11pt"/>
    </style:style>
    <style:style style:name="T7357" style:parent-style-name="Policepardéfaut" style:family="text">
      <style:text-properties style:font-size-complex="11pt"/>
    </style:style>
    <style:style style:name="T7358" style:parent-style-name="Policepardéfaut" style:family="text">
      <style:text-properties style:font-size-complex="11pt"/>
    </style:style>
    <style:style style:name="T7359" style:parent-style-name="Policepardéfaut" style:family="text">
      <style:text-properties style:font-size-complex="11pt"/>
    </style:style>
    <style:style style:name="T7360" style:parent-style-name="Policepardéfaut" style:family="text">
      <style:text-properties style:font-size-complex="11pt"/>
    </style:style>
    <style:style style:name="T7361" style:parent-style-name="Policepardéfaut" style:family="text">
      <style:text-properties style:font-size-complex="11pt"/>
    </style:style>
    <style:style style:name="T7362" style:parent-style-name="Policepardéfaut" style:family="text">
      <style:text-properties style:font-size-complex="11pt"/>
    </style:style>
    <style:style style:name="T7363" style:parent-style-name="Policepardéfaut" style:family="text">
      <style:text-properties style:font-size-complex="11pt"/>
    </style:style>
    <style:style style:name="T7364" style:parent-style-name="Policepardéfaut" style:family="text">
      <style:text-properties style:font-size-complex="11pt"/>
    </style:style>
    <style:style style:name="T7365" style:parent-style-name="Policepardéfaut" style:family="text">
      <style:text-properties style:font-size-complex="11pt"/>
    </style:style>
    <style:style style:name="T7366" style:parent-style-name="Policepardéfaut" style:family="text">
      <style:text-properties style:font-size-complex="11pt"/>
    </style:style>
    <style:style style:name="T7367" style:parent-style-name="Policepardéfaut" style:family="text">
      <style:text-properties style:font-size-complex="11pt"/>
    </style:style>
    <style:style style:name="T7368" style:parent-style-name="Policepardéfaut" style:family="text">
      <style:text-properties style:font-size-complex="11pt"/>
    </style:style>
    <style:style style:name="T7369" style:parent-style-name="Policepardéfaut" style:family="text">
      <style:text-properties style:font-size-complex="11pt"/>
    </style:style>
    <style:style style:name="T7370" style:parent-style-name="Policepardéfaut" style:family="text">
      <style:text-properties style:font-size-complex="11pt"/>
    </style:style>
    <style:style style:name="T7371" style:parent-style-name="Policepardéfaut" style:family="text">
      <style:text-properties style:font-size-complex="11pt"/>
    </style:style>
    <style:style style:name="T7372" style:parent-style-name="Policepardéfaut" style:family="text">
      <style:text-properties style:font-size-complex="11pt"/>
    </style:style>
    <style:style style:name="T7373" style:parent-style-name="Policepardéfaut" style:family="text">
      <style:text-properties style:font-size-complex="11pt"/>
    </style:style>
    <style:style style:name="T7374" style:parent-style-name="Policepardéfaut" style:family="text">
      <style:text-properties style:font-size-complex="11pt"/>
    </style:style>
    <style:style style:name="T7375" style:parent-style-name="Policepardéfaut" style:family="text">
      <style:text-properties style:font-size-complex="11pt"/>
    </style:style>
    <style:style style:name="T7376" style:parent-style-name="Policepardéfaut" style:family="text">
      <style:text-properties style:font-size-complex="11pt"/>
    </style:style>
    <style:style style:name="T7377" style:parent-style-name="Policepardéfaut" style:family="text">
      <style:text-properties fo:font-style="italic" style:font-style-asian="italic" style:font-size-complex="11pt"/>
    </style:style>
    <style:style style:name="T7378" style:parent-style-name="Policepardéfaut" style:family="text">
      <style:text-properties fo:font-style="italic" style:font-style-asian="italic" style:font-size-complex="11pt"/>
    </style:style>
    <style:style style:name="T7379" style:parent-style-name="Policepardéfaut" style:family="text">
      <style:text-properties fo:font-style="italic" style:font-style-asian="italic" style:font-size-complex="11pt"/>
    </style:style>
    <style:style style:name="T7380" style:parent-style-name="Policepardéfaut" style:family="text">
      <style:text-properties fo:font-style="italic" style:font-style-asian="italic" style:font-size-complex="11pt"/>
    </style:style>
    <style:style style:name="T7381" style:parent-style-name="Policepardéfaut" style:family="text">
      <style:text-properties fo:font-style="italic" style:font-style-asian="italic" style:font-size-complex="11pt"/>
    </style:style>
    <style:style style:name="T7382" style:parent-style-name="Policepardéfaut" style:family="text">
      <style:text-properties fo:font-style="italic" style:font-style-asian="italic" style:font-size-complex="11pt"/>
    </style:style>
    <style:style style:name="T7383" style:parent-style-name="Policepardéfaut" style:family="text">
      <style:text-properties fo:font-style="italic" style:font-style-asian="italic" style:font-size-complex="11pt"/>
    </style:style>
    <style:style style:name="T7384" style:parent-style-name="Policepardéfaut" style:family="text">
      <style:text-properties fo:font-style="italic" style:font-style-asian="italic" style:font-size-complex="11pt"/>
    </style:style>
    <style:style style:name="T7385" style:parent-style-name="Policepardéfaut" style:family="text">
      <style:text-properties fo:font-style="italic" style:font-style-asian="italic" style:font-size-complex="11pt"/>
    </style:style>
    <style:style style:name="T7386" style:parent-style-name="Policepardéfaut" style:family="text">
      <style:text-properties fo:font-style="italic" style:font-style-asian="italic" style:font-size-complex="11pt"/>
    </style:style>
    <style:style style:name="T7387" style:parent-style-name="Policepardéfaut" style:family="text">
      <style:text-properties fo:font-style="italic" style:font-style-asian="italic" style:font-size-complex="11pt"/>
    </style:style>
    <style:style style:name="T7388" style:parent-style-name="Policepardéfaut" style:family="text">
      <style:text-properties fo:font-style="italic" style:font-style-asian="italic" style:font-size-complex="11pt"/>
    </style:style>
    <style:style style:name="T7389" style:parent-style-name="Policepardéfaut" style:family="text">
      <style:text-properties fo:font-style="italic" style:font-style-asian="italic" style:font-size-complex="11pt"/>
    </style:style>
    <style:style style:name="T7390" style:parent-style-name="Policepardéfaut" style:family="text">
      <style:text-properties fo:font-style="italic" style:font-style-asian="italic" style:font-size-complex="11pt"/>
    </style:style>
    <style:style style:name="T7391" style:parent-style-name="Policepardéfaut" style:family="text">
      <style:text-properties fo:font-style="italic" style:font-style-asian="italic" style:font-size-complex="11pt"/>
    </style:style>
    <style:style style:name="T7392" style:parent-style-name="Policepardéfaut" style:family="text">
      <style:text-properties fo:font-style="italic" style:font-style-asian="italic" style:font-size-complex="11pt"/>
    </style:style>
    <style:style style:name="T7393" style:parent-style-name="Policepardéfaut" style:family="text">
      <style:text-properties fo:font-style="italic" style:font-style-asian="italic" style:font-size-complex="11pt"/>
    </style:style>
    <style:style style:name="T7394" style:parent-style-name="Policepardéfaut" style:family="text">
      <style:text-properties style:font-size-complex="11pt"/>
    </style:style>
    <style:style style:name="T7395" style:parent-style-name="Policepardéfaut" style:family="text">
      <style:text-properties fo:font-style="italic" style:font-style-asian="italic" style:font-size-complex="11pt"/>
    </style:style>
    <style:style style:name="T7396" style:parent-style-name="Policepardéfaut" style:family="text">
      <style:text-properties fo:font-style="italic" style:font-style-asian="italic" style:font-size-complex="11pt"/>
    </style:style>
    <style:style style:name="T7397" style:parent-style-name="Policepardéfaut" style:family="text">
      <style:text-properties fo:font-style="italic" style:font-style-asian="italic" style:font-size-complex="11pt"/>
    </style:style>
    <style:style style:name="T7398" style:parent-style-name="Policepardéfaut" style:family="text">
      <style:text-properties fo:font-style="italic" style:font-style-asian="italic" style:font-size-complex="11pt"/>
    </style:style>
    <style:style style:name="T7399" style:parent-style-name="Policepardéfaut" style:family="text">
      <style:text-properties fo:font-style="italic" style:font-style-asian="italic" style:font-size-complex="11pt"/>
    </style:style>
    <style:style style:name="T7400" style:parent-style-name="Policepardéfaut" style:family="text">
      <style:text-properties fo:font-style="italic" style:font-style-asian="italic" style:font-size-complex="11pt"/>
    </style:style>
    <style:style style:name="T7401" style:parent-style-name="Policepardéfaut" style:family="text">
      <style:text-properties fo:font-style="italic" style:font-style-asian="italic" style:font-size-complex="11pt"/>
    </style:style>
    <style:style style:name="T7402" style:parent-style-name="Policepardéfaut" style:family="text">
      <style:text-properties fo:font-style="italic" style:font-style-asian="italic" style:font-size-complex="11pt"/>
    </style:style>
    <style:style style:name="T7403" style:parent-style-name="Policepardéfaut" style:family="text">
      <style:text-properties fo:font-style="italic" style:font-style-asian="italic" style:font-size-complex="11pt"/>
    </style:style>
    <style:style style:name="T7404" style:parent-style-name="Policepardéfaut" style:family="text">
      <style:text-properties fo:font-style="italic" style:font-style-asian="italic" style:font-size-complex="11pt"/>
    </style:style>
    <style:style style:name="T7405" style:parent-style-name="Policepardéfaut" style:family="text">
      <style:text-properties fo:font-style="italic" style:font-style-asian="italic" style:font-size-complex="11pt"/>
    </style:style>
    <style:style style:name="T7406" style:parent-style-name="Policepardéfaut" style:family="text">
      <style:text-properties style:font-size-complex="11pt"/>
    </style:style>
    <style:style style:name="T7407" style:parent-style-name="Policepardéfaut" style:family="text">
      <style:text-properties fo:font-style="italic" style:font-style-asian="italic" style:font-size-complex="11pt"/>
    </style:style>
    <style:style style:name="T7408" style:parent-style-name="Policepardéfaut" style:family="text">
      <style:text-properties fo:font-style="italic" style:font-style-asian="italic" style:font-size-complex="11pt"/>
    </style:style>
    <style:style style:name="T7409" style:parent-style-name="Policepardéfaut" style:family="text">
      <style:text-properties fo:font-style="italic" style:font-style-asian="italic" style:font-size-complex="11pt"/>
    </style:style>
    <style:style style:name="T7410" style:parent-style-name="Policepardéfaut" style:family="text">
      <style:text-properties fo:font-style="italic" style:font-style-asian="italic" style:font-size-complex="11pt"/>
    </style:style>
    <style:style style:name="T7411" style:parent-style-name="Policepardéfaut" style:family="text">
      <style:text-properties fo:font-style="italic" style:font-style-asian="italic" style:font-size-complex="11pt"/>
    </style:style>
    <style:style style:name="T7412" style:parent-style-name="Policepardéfaut" style:family="text">
      <style:text-properties fo:font-style="italic" style:font-style-asian="italic" style:font-size-complex="11pt"/>
    </style:style>
    <style:style style:name="T7413" style:parent-style-name="Policepardéfaut" style:family="text">
      <style:text-properties fo:font-style="italic" style:font-style-asian="italic" style:font-size-complex="11pt"/>
    </style:style>
    <style:style style:name="T7414" style:parent-style-name="Policepardéfaut" style:family="text">
      <style:text-properties fo:font-style="italic" style:font-style-asian="italic" style:font-size-complex="11pt"/>
    </style:style>
    <style:style style:name="T7415" style:parent-style-name="Policepardéfaut" style:family="text">
      <style:text-properties fo:font-style="italic" style:font-style-asian="italic" style:font-size-complex="11pt"/>
    </style:style>
    <style:style style:name="T7416" style:parent-style-name="Policepardéfaut" style:family="text">
      <style:text-properties style:font-size-complex="11pt"/>
    </style:style>
    <style:style style:name="T7417" style:parent-style-name="Policepardéfaut" style:family="text">
      <style:text-properties style:font-size-complex="11pt"/>
    </style:style>
    <style:style style:name="T7418" style:parent-style-name="Policepardéfaut" style:family="text">
      <style:text-properties fo:font-style="italic" style:font-style-asian="italic" style:font-size-complex="11pt"/>
    </style:style>
    <style:style style:name="T7419" style:parent-style-name="Policepardéfaut" style:family="text">
      <style:text-properties fo:font-style="italic" style:font-style-asian="italic" style:font-size-complex="11pt"/>
    </style:style>
    <style:style style:name="T7420" style:parent-style-name="Policepardéfaut" style:family="text">
      <style:text-properties fo:font-style="italic" style:font-style-asian="italic" style:font-size-complex="11pt"/>
    </style:style>
    <style:style style:name="T7421" style:parent-style-name="Policepardéfaut" style:family="text">
      <style:text-properties fo:font-style="italic" style:font-style-asian="italic" style:font-size-complex="11pt"/>
    </style:style>
    <style:style style:name="T7422" style:parent-style-name="Policepardéfaut" style:family="text">
      <style:text-properties fo:font-style="italic" style:font-style-asian="italic" style:font-size-complex="11pt"/>
    </style:style>
    <style:style style:name="T7423" style:parent-style-name="Policepardéfaut" style:family="text">
      <style:text-properties fo:font-style="italic" style:font-style-asian="italic" style:font-size-complex="11pt"/>
    </style:style>
    <style:style style:name="T7424" style:parent-style-name="Policepardéfaut" style:family="text">
      <style:text-properties fo:font-style="italic" style:font-style-asian="italic" style:font-size-complex="11pt"/>
    </style:style>
    <style:style style:name="T7425" style:parent-style-name="Policepardéfaut" style:family="text">
      <style:text-properties fo:font-style="italic" style:font-style-asian="italic" style:font-size-complex="11pt"/>
    </style:style>
    <style:style style:name="T7426" style:parent-style-name="Policepardéfaut" style:family="text">
      <style:text-properties fo:font-style="italic" style:font-style-asian="italic" style:font-size-complex="11pt"/>
    </style:style>
    <style:style style:name="T7427" style:parent-style-name="Policepardéfaut" style:family="text">
      <style:text-properties fo:font-style="italic" style:font-style-asian="italic" style:font-size-complex="11pt"/>
    </style:style>
    <style:style style:name="T7428" style:parent-style-name="Policepardéfaut" style:family="text">
      <style:text-properties fo:font-style="italic" style:font-style-asian="italic" style:font-size-complex="11pt"/>
    </style:style>
    <style:style style:name="T7429" style:parent-style-name="Policepardéfaut" style:family="text">
      <style:text-properties fo:font-style="italic" style:font-style-asian="italic" style:font-size-complex="11pt"/>
    </style:style>
    <style:style style:name="T7430" style:parent-style-name="Policepardéfaut" style:family="text">
      <style:text-properties fo:font-style="italic" style:font-style-asian="italic" style:font-size-complex="11pt"/>
    </style:style>
    <style:style style:name="T7431" style:parent-style-name="Policepardéfaut" style:family="text">
      <style:text-properties fo:font-style="italic" style:font-style-asian="italic" style:font-size-complex="11pt"/>
    </style:style>
    <style:style style:name="T7432" style:parent-style-name="Policepardéfaut" style:family="text">
      <style:text-properties fo:font-style="italic" style:font-style-asian="italic" style:font-size-complex="11pt"/>
    </style:style>
    <style:style style:name="T7433" style:parent-style-name="Policepardéfaut" style:family="text">
      <style:text-properties fo:font-style="italic" style:font-style-asian="italic" style:font-size-complex="11pt"/>
    </style:style>
    <style:style style:name="T7434" style:parent-style-name="Policepardéfaut" style:family="text">
      <style:text-properties fo:font-style="italic" style:font-style-asian="italic" style:font-size-complex="11pt"/>
    </style:style>
    <style:style style:name="T7435" style:parent-style-name="Policepardéfaut" style:family="text">
      <style:text-properties fo:font-style="italic" style:font-style-asian="italic" style:font-size-complex="11pt"/>
    </style:style>
    <style:style style:name="T7436" style:parent-style-name="Policepardéfaut" style:family="text">
      <style:text-properties fo:font-style="italic" style:font-style-asian="italic" style:font-size-complex="11pt"/>
    </style:style>
    <style:style style:name="T7437" style:parent-style-name="Policepardéfaut" style:family="text">
      <style:text-properties fo:font-style="italic" style:font-style-asian="italic" style:font-size-complex="11pt"/>
    </style:style>
    <style:style style:name="T7438" style:parent-style-name="Policepardéfaut" style:family="text">
      <style:text-properties fo:font-style="italic" style:font-style-asian="italic" style:font-size-complex="11pt"/>
    </style:style>
    <style:style style:name="T7439" style:parent-style-name="Policepardéfaut" style:family="text">
      <style:text-properties fo:font-style="italic" style:font-style-asian="italic" style:font-size-complex="11pt"/>
    </style:style>
    <style:style style:name="T7440" style:parent-style-name="Policepardéfaut" style:family="text">
      <style:text-properties style:font-size-complex="11pt"/>
    </style:style>
    <style:style style:name="T7441" style:parent-style-name="Policepardéfaut" style:family="text">
      <style:text-properties style:font-size-complex="11pt"/>
    </style:style>
    <style:style style:name="T7442" style:parent-style-name="Policepardéfaut" style:family="text">
      <style:text-properties style:font-size-complex="11pt"/>
    </style:style>
    <style:style style:name="T7443" style:parent-style-name="Policepardéfaut" style:family="text">
      <style:text-properties style:font-size-complex="11pt"/>
    </style:style>
    <style:style style:name="T7444" style:parent-style-name="Policepardéfaut" style:family="text">
      <style:text-properties style:font-size-complex="11pt"/>
    </style:style>
    <style:style style:name="T7445" style:parent-style-name="Policepardéfaut" style:family="text">
      <style:text-properties style:font-size-complex="11pt"/>
    </style:style>
    <style:style style:name="T7446" style:parent-style-name="Policepardéfaut" style:family="text">
      <style:text-properties style:font-size-complex="11pt"/>
    </style:style>
    <style:style style:name="T7447" style:parent-style-name="Policepardéfaut" style:family="text">
      <style:text-properties style:font-size-complex="11pt"/>
    </style:style>
    <style:style style:name="T7448" style:parent-style-name="Policepardéfaut" style:family="text">
      <style:text-properties style:font-size-complex="11pt"/>
    </style:style>
    <style:style style:name="T7449" style:parent-style-name="Policepardéfaut" style:family="text">
      <style:text-properties style:font-size-complex="11pt"/>
    </style:style>
    <style:style style:name="T7450" style:parent-style-name="Policepardéfaut" style:family="text">
      <style:text-properties style:font-size-complex="11pt"/>
    </style:style>
    <style:style style:name="T7451" style:parent-style-name="Policepardéfaut" style:family="text">
      <style:text-properties style:font-size-complex="11pt"/>
    </style:style>
    <style:style style:name="T7452" style:parent-style-name="Policepardéfaut" style:family="text">
      <style:text-properties style:font-size-complex="11pt"/>
    </style:style>
    <style:style style:name="T7453" style:parent-style-name="pb" style:family="text">
      <style:text-properties style:font-size-complex="11pt"/>
    </style:style>
    <style:style style:name="T7454" style:parent-style-name="pb" style:family="text">
      <style:text-properties style:font-size-complex="11pt"/>
    </style:style>
    <style:style style:name="T7455" style:parent-style-name="pb" style:family="text">
      <style:text-properties style:font-size-complex="11pt"/>
    </style:style>
    <style:style style:name="T7456" style:parent-style-name="pb" style:family="text">
      <style:text-properties style:text-position="0% 100%"/>
    </style:style>
    <style:style style:name="T7457" style:parent-style-name="Policepardéfaut" style:family="text">
      <style:text-properties style:font-size-complex="11pt"/>
    </style:style>
    <style:style style:name="T7458" style:parent-style-name="Policepardéfaut" style:family="text">
      <style:text-properties style:font-size-complex="11pt"/>
    </style:style>
    <style:style style:name="T7459" style:parent-style-name="Policepardéfaut" style:family="text">
      <style:text-properties style:font-size-complex="11pt"/>
    </style:style>
    <style:style style:name="T7460" style:parent-style-name="Policepardéfaut" style:family="text">
      <style:text-properties style:font-size-complex="11pt"/>
    </style:style>
    <style:style style:name="T7461" style:parent-style-name="Policepardéfaut" style:family="text">
      <style:text-properties style:font-size-complex="11pt"/>
    </style:style>
    <style:style style:name="T7462" style:parent-style-name="Policepardéfaut" style:family="text">
      <style:text-properties style:font-size-complex="11pt"/>
    </style:style>
    <style:style style:name="T7463" style:parent-style-name="Policepardéfaut" style:family="text">
      <style:text-properties style:font-size-complex="11pt"/>
    </style:style>
    <style:style style:name="T7464" style:parent-style-name="Policepardéfaut" style:family="text">
      <style:text-properties style:font-size-complex="11pt"/>
    </style:style>
    <style:style style:name="T7465" style:parent-style-name="Policepardéfaut" style:family="text">
      <style:text-properties style:font-size-complex="11pt"/>
    </style:style>
    <style:style style:name="T7466" style:parent-style-name="Policepardéfaut" style:family="text">
      <style:text-properties style:font-size-complex="11pt"/>
    </style:style>
    <style:style style:name="T7467" style:parent-style-name="Policepardéfaut" style:family="text">
      <style:text-properties style:font-size-complex="11pt"/>
    </style:style>
    <style:style style:name="T7468" style:parent-style-name="Policepardéfaut" style:family="text">
      <style:text-properties style:font-size-complex="11pt"/>
    </style:style>
    <style:style style:name="T7469" style:parent-style-name="Policepardéfaut" style:family="text">
      <style:text-properties style:font-size-complex="11pt"/>
    </style:style>
    <style:style style:name="T7470" style:parent-style-name="Policepardéfaut" style:family="text">
      <style:text-properties style:font-size-complex="11pt"/>
    </style:style>
    <style:style style:name="T7471" style:parent-style-name="Policepardéfaut" style:family="text">
      <style:text-properties style:font-size-complex="11pt"/>
    </style:style>
    <style:style style:name="T7472" style:parent-style-name="Policepardéfaut" style:family="text">
      <style:text-properties style:font-size-complex="11pt"/>
    </style:style>
    <style:style style:name="T7473" style:parent-style-name="Policepardéfaut" style:family="text">
      <style:text-properties style:font-size-complex="11pt"/>
    </style:style>
    <style:style style:name="T7474" style:parent-style-name="Policepardéfaut" style:family="text">
      <style:text-properties style:font-size-complex="11pt"/>
    </style:style>
    <style:style style:name="T7475" style:parent-style-name="Policepardéfaut" style:family="text">
      <style:text-properties style:font-size-complex="11pt"/>
    </style:style>
    <style:style style:name="T7476" style:parent-style-name="Policepardéfaut" style:family="text">
      <style:text-properties style:font-size-complex="11pt"/>
    </style:style>
    <style:style style:name="T7477" style:parent-style-name="Policepardéfaut" style:family="text">
      <style:text-properties style:font-size-complex="11pt"/>
    </style:style>
    <style:style style:name="T7478" style:parent-style-name="Policepardéfaut" style:family="text">
      <style:text-properties style:font-size-complex="11pt"/>
    </style:style>
    <style:style style:name="T7479" style:parent-style-name="Policepardéfaut" style:family="text">
      <style:text-properties style:font-size-complex="11pt"/>
    </style:style>
    <style:style style:name="T7480" style:parent-style-name="Policepardéfaut" style:family="text">
      <style:text-properties style:font-size-complex="11pt"/>
    </style:style>
    <style:style style:name="T7481" style:parent-style-name="Policepardéfaut" style:family="text">
      <style:text-properties style:font-size-complex="11pt"/>
    </style:style>
    <style:style style:name="T7482" style:parent-style-name="Policepardéfaut" style:family="text">
      <style:text-properties style:font-size-complex="11pt"/>
    </style:style>
    <style:style style:name="T7483" style:parent-style-name="Policepardéfaut" style:family="text">
      <style:text-properties style:font-size-complex="11pt"/>
    </style:style>
    <style:style style:name="T7484" style:parent-style-name="Policepardéfaut" style:family="text">
      <style:text-properties style:font-size-complex="11pt"/>
    </style:style>
    <style:style style:name="T7485" style:parent-style-name="Policepardéfaut" style:family="text">
      <style:text-properties style:font-size-complex="11pt"/>
    </style:style>
    <style:style style:name="T7486" style:parent-style-name="Policepardéfaut" style:family="text">
      <style:text-properties style:font-size-complex="11pt"/>
    </style:style>
    <style:style style:name="T7487" style:parent-style-name="Policepardéfaut" style:family="text">
      <style:text-properties style:font-size-complex="11pt"/>
    </style:style>
    <style:style style:name="T7488" style:parent-style-name="Policepardéfaut" style:family="text">
      <style:text-properties style:font-size-complex="11pt"/>
    </style:style>
    <style:style style:name="T7489" style:parent-style-name="Policepardéfaut" style:family="text">
      <style:text-properties style:font-size-complex="11pt"/>
    </style:style>
    <style:style style:name="T7490" style:parent-style-name="Policepardéfaut" style:family="text">
      <style:text-properties style:font-size-complex="11pt"/>
    </style:style>
    <style:style style:name="T7491" style:parent-style-name="Policepardéfaut" style:family="text">
      <style:text-properties style:font-size-complex="11pt"/>
    </style:style>
    <style:style style:name="T7492" style:parent-style-name="Policepardéfaut" style:family="text">
      <style:text-properties style:font-size-complex="11pt"/>
    </style:style>
    <style:style style:name="T7493" style:parent-style-name="Policepardéfaut" style:family="text">
      <style:text-properties style:font-size-complex="11pt"/>
    </style:style>
    <style:style style:name="T7494" style:parent-style-name="Policepardéfaut" style:family="text">
      <style:text-properties style:font-size-complex="11pt"/>
    </style:style>
    <style:style style:name="T7495" style:parent-style-name="Policepardéfaut" style:family="text">
      <style:text-properties style:font-size-complex="11pt"/>
    </style:style>
    <style:style style:name="T7496" style:parent-style-name="Policepardéfaut" style:family="text">
      <style:text-properties style:font-size-complex="11pt"/>
    </style:style>
    <style:style style:name="T7497" style:parent-style-name="Policepardéfaut" style:family="text">
      <style:text-properties style:font-size-complex="11pt"/>
    </style:style>
    <style:style style:name="T7498" style:parent-style-name="Policepardéfaut" style:family="text">
      <style:text-properties style:font-size-complex="11pt"/>
    </style:style>
    <style:style style:name="T7499" style:parent-style-name="Policepardéfaut" style:family="text">
      <style:text-properties style:font-size-complex="11pt"/>
    </style:style>
    <style:style style:name="T7500" style:parent-style-name="Policepardéfaut" style:family="text">
      <style:text-properties style:font-size-complex="11pt"/>
    </style:style>
    <style:style style:name="T7501" style:parent-style-name="Policepardéfaut" style:family="text">
      <style:text-properties style:font-size-complex="11pt"/>
    </style:style>
    <style:style style:name="T7502" style:parent-style-name="Policepardéfaut" style:family="text">
      <style:text-properties style:font-size-complex="11pt"/>
    </style:style>
    <style:style style:name="T7503" style:parent-style-name="Policepardéfaut" style:family="text">
      <style:text-properties style:font-size-complex="11pt"/>
    </style:style>
    <style:style style:name="T7504" style:parent-style-name="Policepardéfaut" style:family="text">
      <style:text-properties style:font-size-complex="11pt"/>
    </style:style>
    <style:style style:name="T7505" style:parent-style-name="Policepardéfaut" style:family="text">
      <style:text-properties style:font-size-complex="11pt"/>
    </style:style>
    <style:style style:name="T7506" style:parent-style-name="Policepardéfaut" style:family="text">
      <style:text-properties style:font-size-complex="11pt"/>
    </style:style>
    <style:style style:name="T7507" style:parent-style-name="Policepardéfaut" style:family="text">
      <style:text-properties style:font-size-complex="11pt"/>
    </style:style>
    <style:style style:name="T7508" style:parent-style-name="Policepardéfaut" style:family="text">
      <style:text-properties style:font-size-complex="11pt"/>
    </style:style>
    <style:style style:name="T7509" style:parent-style-name="Policepardéfaut" style:family="text">
      <style:text-properties style:font-size-complex="11pt"/>
    </style:style>
    <style:style style:name="T7510" style:parent-style-name="Policepardéfaut" style:family="text">
      <style:text-properties style:font-size-complex="11pt"/>
    </style:style>
    <style:style style:name="T7511" style:parent-style-name="Policepardéfaut" style:family="text">
      <style:text-properties style:font-size-complex="11pt"/>
    </style:style>
    <style:style style:name="T7512" style:parent-style-name="Policepardéfaut" style:family="text">
      <style:text-properties style:font-size-complex="11pt"/>
    </style:style>
    <style:style style:name="T7513" style:parent-style-name="Policepardéfaut" style:family="text">
      <style:text-properties style:font-size-complex="11pt"/>
    </style:style>
    <style:style style:name="T7514" style:parent-style-name="Policepardéfaut" style:family="text">
      <style:text-properties style:font-size-complex="11pt"/>
    </style:style>
    <style:style style:name="T7515" style:parent-style-name="Policepardéfaut" style:family="text">
      <style:text-properties style:font-size-complex="11pt"/>
    </style:style>
    <style:style style:name="T7516" style:parent-style-name="Policepardéfaut" style:family="text">
      <style:text-properties style:font-size-complex="11pt"/>
    </style:style>
    <style:style style:name="T7517" style:parent-style-name="Policepardéfaut" style:family="text">
      <style:text-properties style:font-size-complex="11pt"/>
    </style:style>
    <style:style style:name="T7518" style:parent-style-name="Policepardéfaut" style:family="text">
      <style:text-properties style:font-size-complex="11pt"/>
    </style:style>
    <style:style style:name="T7519" style:parent-style-name="Policepardéfaut" style:family="text">
      <style:text-properties style:font-size-complex="11pt"/>
    </style:style>
    <style:style style:name="T7520" style:parent-style-name="Policepardéfaut" style:family="text">
      <style:text-properties style:font-size-complex="11pt"/>
    </style:style>
    <style:style style:name="T7521" style:parent-style-name="Policepardéfaut" style:family="text">
      <style:text-properties style:font-size-complex="11pt"/>
    </style:style>
    <style:style style:name="T7522" style:parent-style-name="Policepardéfaut" style:family="text">
      <style:text-properties style:font-size-complex="11pt"/>
    </style:style>
    <style:style style:name="T7523" style:parent-style-name="Policepardéfaut" style:family="text">
      <style:text-properties style:font-size-complex="11pt"/>
    </style:style>
    <style:style style:name="T7524" style:parent-style-name="Policepardéfaut" style:family="text">
      <style:text-properties style:font-size-complex="11pt"/>
    </style:style>
    <style:style style:name="T7525" style:parent-style-name="Policepardéfaut" style:family="text">
      <style:text-properties style:font-size-complex="11pt"/>
    </style:style>
    <style:style style:name="T7526" style:parent-style-name="Policepardéfaut" style:family="text">
      <style:text-properties style:font-size-complex="11pt"/>
    </style:style>
    <style:style style:name="T7527" style:parent-style-name="Policepardéfaut" style:family="text">
      <style:text-properties style:font-size-complex="11pt"/>
    </style:style>
    <style:style style:name="T7528" style:parent-style-name="Policepardéfaut" style:family="text">
      <style:text-properties style:font-size-complex="11pt"/>
    </style:style>
    <style:style style:name="T7529" style:parent-style-name="Policepardéfaut" style:family="text">
      <style:text-properties style:font-size-complex="11pt"/>
    </style:style>
    <style:style style:name="T7530" style:parent-style-name="Policepardéfaut" style:family="text">
      <style:text-properties style:font-size-complex="11pt"/>
    </style:style>
    <style:style style:name="T7531" style:parent-style-name="Policepardéfaut" style:family="text">
      <style:text-properties style:font-size-complex="11pt"/>
    </style:style>
    <style:style style:name="T7532" style:parent-style-name="Policepardéfaut" style:family="text">
      <style:text-properties style:font-size-complex="11pt"/>
    </style:style>
    <style:style style:name="T7533" style:parent-style-name="Policepardéfaut" style:family="text">
      <style:text-properties style:font-size-complex="11pt"/>
    </style:style>
    <style:style style:name="T7534" style:parent-style-name="Policepardéfaut" style:family="text">
      <style:text-properties style:font-size-complex="11pt"/>
    </style:style>
    <style:style style:name="T7535" style:parent-style-name="Policepardéfaut" style:family="text">
      <style:text-properties style:font-size-complex="11pt"/>
    </style:style>
    <style:style style:name="T7536" style:parent-style-name="Policepardéfaut" style:family="text">
      <style:text-properties style:font-size-complex="11pt"/>
    </style:style>
    <style:style style:name="T7537" style:parent-style-name="Policepardéfaut" style:family="text">
      <style:text-properties style:font-size-complex="11pt"/>
    </style:style>
    <style:style style:name="T7538" style:parent-style-name="Policepardéfaut" style:family="text">
      <style:text-properties style:font-size-complex="11pt"/>
    </style:style>
    <style:style style:name="T7539" style:parent-style-name="Policepardéfaut" style:family="text">
      <style:text-properties style:font-size-complex="11pt"/>
    </style:style>
    <style:style style:name="T7540" style:parent-style-name="Policepardéfaut" style:family="text">
      <style:text-properties style:font-size-complex="11pt"/>
    </style:style>
    <style:style style:name="T7541" style:parent-style-name="Policepardéfaut" style:family="text">
      <style:text-properties style:font-size-complex="11pt"/>
    </style:style>
    <style:style style:name="T7542" style:parent-style-name="Policepardéfaut" style:family="text">
      <style:text-properties style:font-size-complex="11pt"/>
    </style:style>
    <style:style style:name="T7543" style:parent-style-name="Policepardéfaut" style:family="text">
      <style:text-properties style:font-size-complex="11pt"/>
    </style:style>
    <style:style style:name="T7544" style:parent-style-name="Policepardéfaut" style:family="text">
      <style:text-properties style:font-size-complex="11pt"/>
    </style:style>
    <style:style style:name="T7545" style:parent-style-name="Policepardéfaut" style:family="text">
      <style:text-properties style:font-size-complex="11pt"/>
    </style:style>
    <style:style style:name="T7546" style:parent-style-name="Policepardéfaut" style:family="text">
      <style:text-properties style:font-size-complex="11pt"/>
    </style:style>
    <style:style style:name="T7547" style:parent-style-name="Policepardéfaut" style:family="text">
      <style:text-properties style:font-size-complex="11pt"/>
    </style:style>
    <style:style style:name="T7548" style:parent-style-name="Policepardéfaut" style:family="text">
      <style:text-properties style:font-size-complex="11pt"/>
    </style:style>
    <style:style style:name="T7549" style:parent-style-name="Policepardéfaut" style:family="text">
      <style:text-properties style:font-size-complex="11pt"/>
    </style:style>
    <style:style style:name="T7550" style:parent-style-name="Policepardéfaut" style:family="text">
      <style:text-properties style:font-size-complex="11pt"/>
    </style:style>
    <style:style style:name="T7551" style:parent-style-name="Policepardéfaut" style:family="text">
      <style:text-properties style:font-size-complex="11pt"/>
    </style:style>
    <style:style style:name="T7552" style:parent-style-name="Policepardéfaut" style:family="text">
      <style:text-properties style:font-size-complex="11pt"/>
    </style:style>
    <style:style style:name="T7553" style:parent-style-name="Policepardéfaut" style:family="text">
      <style:text-properties style:font-size-complex="11pt"/>
    </style:style>
    <style:style style:name="T7554" style:parent-style-name="Policepardéfaut" style:family="text">
      <style:text-properties style:font-size-complex="11pt"/>
    </style:style>
    <style:style style:name="T7555" style:parent-style-name="Policepardéfaut" style:family="text">
      <style:text-properties style:font-size-complex="11pt"/>
    </style:style>
    <style:style style:name="T7556" style:parent-style-name="Policepardéfaut" style:family="text">
      <style:text-properties style:font-size-complex="11pt"/>
    </style:style>
    <style:style style:name="T7557" style:parent-style-name="Policepardéfaut" style:family="text">
      <style:text-properties style:font-size-complex="11pt"/>
    </style:style>
    <style:style style:name="T7558" style:parent-style-name="Policepardéfaut" style:family="text">
      <style:text-properties style:font-size-complex="11pt"/>
    </style:style>
    <style:style style:name="T7559" style:parent-style-name="Policepardéfaut" style:family="text">
      <style:text-properties style:font-size-complex="11pt"/>
    </style:style>
    <style:style style:name="T7560" style:parent-style-name="Policepardéfaut" style:family="text">
      <style:text-properties style:font-size-complex="11pt"/>
    </style:style>
    <style:style style:name="T7561" style:parent-style-name="Policepardéfaut" style:family="text">
      <style:text-properties style:font-size-complex="11pt"/>
    </style:style>
    <style:style style:name="T7562" style:parent-style-name="Policepardéfaut" style:family="text">
      <style:text-properties style:font-size-complex="11pt"/>
    </style:style>
    <style:style style:name="T7563" style:parent-style-name="Policepardéfaut" style:family="text">
      <style:text-properties style:font-size-complex="11pt"/>
    </style:style>
    <style:style style:name="T7564" style:parent-style-name="Policepardéfaut" style:family="text">
      <style:text-properties style:font-size-complex="11pt"/>
    </style:style>
    <style:style style:name="T7565" style:parent-style-name="Policepardéfaut" style:family="text">
      <style:text-properties style:font-size-complex="11pt"/>
    </style:style>
    <style:style style:name="T7566" style:parent-style-name="Policepardéfaut" style:family="text">
      <style:text-properties style:font-size-complex="11pt"/>
    </style:style>
    <style:style style:name="T7567" style:parent-style-name="Policepardéfaut" style:family="text">
      <style:text-properties style:font-size-complex="11pt"/>
    </style:style>
    <style:style style:name="T7568" style:parent-style-name="Policepardéfaut" style:family="text">
      <style:text-properties style:font-size-complex="11pt"/>
    </style:style>
    <style:style style:name="T7569" style:parent-style-name="Policepardéfaut" style:family="text">
      <style:text-properties style:font-size-complex="11pt"/>
    </style:style>
    <style:style style:name="T7570" style:parent-style-name="Policepardéfaut" style:family="text">
      <style:text-properties style:font-size-complex="11pt"/>
    </style:style>
    <style:style style:name="T7571" style:parent-style-name="Policepardéfaut" style:family="text">
      <style:text-properties style:font-size-complex="11pt"/>
    </style:style>
    <style:style style:name="T7572" style:parent-style-name="Policepardéfaut" style:family="text">
      <style:text-properties style:font-size-complex="11pt"/>
    </style:style>
    <style:style style:name="T7573" style:parent-style-name="Policepardéfaut" style:family="text">
      <style:text-properties style:font-size-complex="11pt"/>
    </style:style>
    <style:style style:name="T7574" style:parent-style-name="Policepardéfaut" style:family="text">
      <style:text-properties style:font-size-complex="11pt"/>
    </style:style>
    <style:style style:name="T7575" style:parent-style-name="Policepardéfaut" style:family="text">
      <style:text-properties style:font-size-complex="11pt"/>
    </style:style>
    <style:style style:name="T7576" style:parent-style-name="Policepardéfaut" style:family="text">
      <style:text-properties style:font-size-complex="11pt"/>
    </style:style>
    <style:style style:name="T7577" style:parent-style-name="Policepardéfaut" style:family="text">
      <style:text-properties style:font-size-complex="11pt"/>
    </style:style>
    <style:style style:name="T7578" style:parent-style-name="Policepardéfaut" style:family="text">
      <style:text-properties style:font-size-complex="11pt"/>
    </style:style>
    <style:style style:name="T7579" style:parent-style-name="Policepardéfaut" style:family="text">
      <style:text-properties style:font-size-complex="11pt"/>
    </style:style>
    <style:style style:name="T7580" style:parent-style-name="Policepardéfaut" style:family="text">
      <style:text-properties style:font-size-complex="11pt"/>
    </style:style>
    <style:style style:name="T7581" style:parent-style-name="Policepardéfaut" style:family="text">
      <style:text-properties style:font-size-complex="11pt"/>
    </style:style>
    <style:style style:name="T7582" style:parent-style-name="Policepardéfaut" style:family="text">
      <style:text-properties style:font-size-complex="11pt"/>
    </style:style>
    <style:style style:name="T7583" style:parent-style-name="Policepardéfaut" style:family="text">
      <style:text-properties style:font-size-complex="11pt"/>
    </style:style>
    <style:style style:name="T7584" style:parent-style-name="Policepardéfaut" style:family="text">
      <style:text-properties style:font-size-complex="11pt"/>
    </style:style>
    <style:style style:name="T7585" style:parent-style-name="Policepardéfaut" style:family="text">
      <style:text-properties style:font-size-complex="11pt"/>
    </style:style>
    <style:style style:name="T7586" style:parent-style-name="Policepardéfaut" style:family="text">
      <style:text-properties style:font-size-complex="11pt"/>
    </style:style>
    <style:style style:name="T7587" style:parent-style-name="Policepardéfaut" style:family="text">
      <style:text-properties style:font-size-complex="11pt"/>
    </style:style>
    <style:style style:name="T7588" style:parent-style-name="Policepardéfaut" style:family="text">
      <style:text-properties style:font-size-complex="11pt"/>
    </style:style>
    <style:style style:name="T7589" style:parent-style-name="Policepardéfaut" style:family="text">
      <style:text-properties style:font-size-complex="11pt"/>
    </style:style>
    <style:style style:name="T7590" style:parent-style-name="Policepardéfaut" style:family="text">
      <style:text-properties style:font-size-complex="11pt"/>
    </style:style>
    <style:style style:name="T7591" style:parent-style-name="Policepardéfaut" style:family="text">
      <style:text-properties style:font-size-complex="11pt"/>
    </style:style>
    <style:style style:name="T7592" style:parent-style-name="Policepardéfaut" style:family="text">
      <style:text-properties style:font-size-complex="11pt"/>
    </style:style>
    <style:style style:name="T7593" style:parent-style-name="Policepardéfaut" style:family="text">
      <style:text-properties style:font-size-complex="11pt"/>
    </style:style>
    <style:style style:name="T7594" style:parent-style-name="Policepardéfaut" style:family="text">
      <style:text-properties style:font-size-complex="11pt"/>
    </style:style>
    <style:style style:name="T7595" style:parent-style-name="Policepardéfaut" style:family="text">
      <style:text-properties style:font-size-complex="11pt"/>
    </style:style>
    <style:style style:name="T7596" style:parent-style-name="Policepardéfaut" style:family="text">
      <style:text-properties style:font-size-complex="11pt"/>
    </style:style>
    <style:style style:name="T7597" style:parent-style-name="Policepardéfaut" style:family="text">
      <style:text-properties style:font-size-complex="11pt"/>
    </style:style>
    <style:style style:name="T7598" style:parent-style-name="Policepardéfaut" style:family="text">
      <style:text-properties style:font-size-complex="11pt"/>
    </style:style>
    <style:style style:name="T7599" style:parent-style-name="Policepardéfaut" style:family="text">
      <style:text-properties style:font-size-complex="11pt"/>
    </style:style>
    <style:style style:name="T7600" style:parent-style-name="Policepardéfaut" style:family="text">
      <style:text-properties style:font-size-complex="11pt"/>
    </style:style>
    <style:style style:name="T7601" style:parent-style-name="Policepardéfaut" style:family="text">
      <style:text-properties style:font-size-complex="11pt"/>
    </style:style>
    <style:style style:name="T7602" style:parent-style-name="Policepardéfaut" style:family="text">
      <style:text-properties style:font-size-complex="11pt"/>
    </style:style>
    <style:style style:name="T7603" style:parent-style-name="Policepardéfaut" style:family="text">
      <style:text-properties style:font-size-complex="11pt"/>
    </style:style>
    <style:style style:name="T7604" style:parent-style-name="Policepardéfaut" style:family="text">
      <style:text-properties style:font-size-complex="11pt"/>
    </style:style>
    <style:style style:name="T7605" style:parent-style-name="Policepardéfaut" style:family="text">
      <style:text-properties style:font-size-complex="11pt"/>
    </style:style>
    <style:style style:name="T7606" style:parent-style-name="Policepardéfaut" style:family="text">
      <style:text-properties style:font-size-complex="11pt"/>
    </style:style>
    <style:style style:name="T7607" style:parent-style-name="Policepardéfaut" style:family="text">
      <style:text-properties style:font-size-complex="11pt"/>
    </style:style>
    <style:style style:name="T7608" style:parent-style-name="Policepardéfaut" style:family="text">
      <style:text-properties style:font-size-complex="11pt"/>
    </style:style>
    <style:style style:name="T7609" style:parent-style-name="Policepardéfaut" style:family="text">
      <style:text-properties style:font-size-complex="11pt"/>
    </style:style>
    <style:style style:name="T7610" style:parent-style-name="Policepardéfaut" style:family="text">
      <style:text-properties style:font-size-complex="11pt"/>
    </style:style>
    <style:style style:name="T7611" style:parent-style-name="Policepardéfaut" style:family="text">
      <style:text-properties style:font-size-complex="11pt"/>
    </style:style>
    <style:style style:name="T7612" style:parent-style-name="Policepardéfaut" style:family="text">
      <style:text-properties style:font-size-complex="11pt"/>
    </style:style>
    <style:style style:name="T7613" style:parent-style-name="Policepardéfaut" style:family="text">
      <style:text-properties style:font-size-complex="11pt"/>
    </style:style>
    <style:style style:name="T7614" style:parent-style-name="Policepardéfaut" style:family="text">
      <style:text-properties style:font-size-complex="11pt"/>
    </style:style>
    <style:style style:name="T7615" style:parent-style-name="Policepardéfaut" style:family="text">
      <style:text-properties style:font-size-complex="11pt"/>
    </style:style>
    <style:style style:name="T7616" style:parent-style-name="Policepardéfaut" style:family="text">
      <style:text-properties style:font-size-complex="11pt"/>
    </style:style>
    <style:style style:name="T7617" style:parent-style-name="Policepardéfaut" style:family="text">
      <style:text-properties style:font-size-complex="11pt"/>
    </style:style>
    <style:style style:name="T7618" style:parent-style-name="Policepardéfaut" style:family="text">
      <style:text-properties style:font-size-complex="11pt"/>
    </style:style>
    <style:style style:name="T7619" style:parent-style-name="Policepardéfaut" style:family="text">
      <style:text-properties style:font-size-complex="11pt"/>
    </style:style>
    <style:style style:name="T7620" style:parent-style-name="Policepardéfaut" style:family="text">
      <style:text-properties style:font-size-complex="11pt"/>
    </style:style>
    <style:style style:name="T7621" style:parent-style-name="Policepardéfaut" style:family="text">
      <style:text-properties style:font-size-complex="11pt"/>
    </style:style>
    <style:style style:name="T7622" style:parent-style-name="Policepardéfaut" style:family="text">
      <style:text-properties style:font-size-complex="11pt"/>
    </style:style>
    <style:style style:name="T7623" style:parent-style-name="Policepardéfaut" style:family="text">
      <style:text-properties style:font-size-complex="11pt"/>
    </style:style>
    <style:style style:name="T7624" style:parent-style-name="Policepardéfaut" style:family="text">
      <style:text-properties style:font-size-complex="11pt"/>
    </style:style>
    <style:style style:name="T7625" style:parent-style-name="Policepardéfaut" style:family="text">
      <style:text-properties style:font-size-complex="11pt"/>
    </style:style>
    <style:style style:name="T7626" style:parent-style-name="Policepardéfaut" style:family="text">
      <style:text-properties style:font-size-complex="11pt"/>
    </style:style>
    <style:style style:name="T7627" style:parent-style-name="Policepardéfaut" style:family="text">
      <style:text-properties style:font-size-complex="11pt"/>
    </style:style>
    <style:style style:name="T7628" style:parent-style-name="Policepardéfaut" style:family="text">
      <style:text-properties style:font-size-complex="11pt"/>
    </style:style>
    <style:style style:name="T7629" style:parent-style-name="Policepardéfaut" style:family="text">
      <style:text-properties style:font-size-complex="11pt"/>
    </style:style>
    <style:style style:name="T7630" style:parent-style-name="Policepardéfaut" style:family="text">
      <style:text-properties style:font-size-complex="11pt"/>
    </style:style>
    <style:style style:name="T7631" style:parent-style-name="Policepardéfaut" style:family="text">
      <style:text-properties style:font-size-complex="11pt"/>
    </style:style>
    <style:style style:name="T7632" style:parent-style-name="Policepardéfaut" style:family="text">
      <style:text-properties style:font-size-complex="11pt"/>
    </style:style>
    <style:style style:name="T7633" style:parent-style-name="Policepardéfaut" style:family="text">
      <style:text-properties style:font-size-complex="11pt"/>
    </style:style>
    <style:style style:name="T7634" style:parent-style-name="Policepardéfaut" style:family="text">
      <style:text-properties style:font-size-complex="11pt"/>
    </style:style>
    <style:style style:name="T7635" style:parent-style-name="Policepardéfaut" style:family="text">
      <style:text-properties style:font-size-complex="11pt"/>
    </style:style>
    <style:style style:name="T7636" style:parent-style-name="Policepardéfaut" style:family="text">
      <style:text-properties style:font-size-complex="11pt"/>
    </style:style>
    <style:style style:name="T7637" style:parent-style-name="Policepardéfaut" style:family="text">
      <style:text-properties style:font-size-complex="11pt"/>
    </style:style>
    <style:style style:name="T7638" style:parent-style-name="Policepardéfaut" style:family="text">
      <style:text-properties style:font-size-complex="11pt"/>
    </style:style>
    <style:style style:name="T7639" style:parent-style-name="Policepardéfaut" style:family="text">
      <style:text-properties style:font-size-complex="11pt"/>
    </style:style>
    <style:style style:name="T7640" style:parent-style-name="Policepardéfaut" style:family="text">
      <style:text-properties style:font-size-complex="11pt"/>
    </style:style>
    <style:style style:name="T7641" style:parent-style-name="Policepardéfaut" style:family="text">
      <style:text-properties style:font-size-complex="11pt"/>
    </style:style>
    <style:style style:name="T7642" style:parent-style-name="Policepardéfaut" style:family="text">
      <style:text-properties style:font-size-complex="11pt"/>
    </style:style>
    <style:style style:name="T7643" style:parent-style-name="Policepardéfaut" style:family="text">
      <style:text-properties style:font-size-complex="11pt"/>
    </style:style>
    <style:style style:name="T7644" style:parent-style-name="Policepardéfaut" style:family="text">
      <style:text-properties style:font-size-complex="11pt"/>
    </style:style>
    <style:style style:name="T7645" style:parent-style-name="Policepardéfaut" style:family="text">
      <style:text-properties style:font-size-complex="11pt"/>
    </style:style>
    <style:style style:name="T7646" style:parent-style-name="Policepardéfaut" style:family="text">
      <style:text-properties style:font-size-complex="11pt"/>
    </style:style>
    <style:style style:name="T7647" style:parent-style-name="Policepardéfaut" style:family="text">
      <style:text-properties style:font-size-complex="11pt"/>
    </style:style>
    <style:style style:name="T7648" style:parent-style-name="Policepardéfaut" style:family="text">
      <style:text-properties style:font-size-complex="11pt"/>
    </style:style>
    <style:style style:name="T7649" style:parent-style-name="Policepardéfaut" style:family="text">
      <style:text-properties style:font-size-complex="11pt"/>
    </style:style>
    <style:style style:name="T7650" style:parent-style-name="Policepardéfaut" style:family="text">
      <style:text-properties style:font-size-complex="11pt"/>
    </style:style>
    <style:style style:name="T7651" style:parent-style-name="Policepardéfaut" style:family="text">
      <style:text-properties style:font-size-complex="11pt"/>
    </style:style>
    <style:style style:name="T7652" style:parent-style-name="Policepardéfaut" style:family="text">
      <style:text-properties style:font-size-complex="11pt"/>
    </style:style>
    <style:style style:name="T7653" style:parent-style-name="Policepardéfaut" style:family="text">
      <style:text-properties style:font-size-complex="11pt"/>
    </style:style>
    <style:style style:name="T7654" style:parent-style-name="Policepardéfaut" style:family="text">
      <style:text-properties style:font-size-complex="11pt"/>
    </style:style>
    <style:style style:name="T7655" style:parent-style-name="Policepardéfaut" style:family="text">
      <style:text-properties style:font-size-complex="11pt"/>
    </style:style>
    <style:style style:name="T7656" style:parent-style-name="Policepardéfaut" style:family="text">
      <style:text-properties style:font-size-complex="11pt"/>
    </style:style>
    <style:style style:name="T7657" style:parent-style-name="Policepardéfaut" style:family="text">
      <style:text-properties style:font-size-complex="11pt"/>
    </style:style>
    <style:style style:name="T7658" style:parent-style-name="Policepardéfaut" style:family="text">
      <style:text-properties style:font-size-complex="11pt"/>
    </style:style>
    <style:style style:name="T7659" style:parent-style-name="Policepardéfaut" style:family="text">
      <style:text-properties style:font-size-complex="11pt"/>
    </style:style>
    <style:style style:name="T7660" style:parent-style-name="Policepardéfaut" style:family="text">
      <style:text-properties style:font-size-complex="11pt"/>
    </style:style>
    <style:style style:name="T7661" style:parent-style-name="Policepardéfaut" style:family="text">
      <style:text-properties style:font-size-complex="11pt"/>
    </style:style>
    <style:style style:name="T7662" style:parent-style-name="Policepardéfaut" style:family="text">
      <style:text-properties style:font-size-complex="11pt"/>
    </style:style>
    <style:style style:name="T7663" style:parent-style-name="Policepardéfaut" style:family="text">
      <style:text-properties style:font-size-complex="11pt"/>
    </style:style>
    <style:style style:name="T7664" style:parent-style-name="Policepardéfaut" style:family="text">
      <style:text-properties style:font-size-complex="11pt"/>
    </style:style>
    <style:style style:name="T7665" style:parent-style-name="Policepardéfaut" style:family="text">
      <style:text-properties style:font-size-complex="11pt"/>
    </style:style>
    <style:style style:name="T7666" style:parent-style-name="Policepardéfaut" style:family="text">
      <style:text-properties style:font-size-complex="11pt"/>
    </style:style>
    <style:style style:name="T7667" style:parent-style-name="Policepardéfaut" style:family="text">
      <style:text-properties style:font-size-complex="11pt"/>
    </style:style>
    <style:style style:name="T7668" style:parent-style-name="Policepardéfaut" style:family="text">
      <style:text-properties style:font-size-complex="11pt"/>
    </style:style>
    <style:style style:name="T7669" style:parent-style-name="Policepardéfaut" style:family="text">
      <style:text-properties style:font-size-complex="11pt"/>
    </style:style>
    <style:style style:name="T7670" style:parent-style-name="Policepardéfaut" style:family="text">
      <style:text-properties style:font-size-complex="11pt"/>
    </style:style>
    <style:style style:name="T7671" style:parent-style-name="Policepardéfaut" style:family="text">
      <style:text-properties style:font-size-complex="11pt"/>
    </style:style>
    <style:style style:name="T7672" style:parent-style-name="Policepardéfaut" style:family="text">
      <style:text-properties style:font-size-complex="11pt"/>
    </style:style>
    <style:style style:name="T7673" style:parent-style-name="Policepardéfaut" style:family="text">
      <style:text-properties style:font-size-complex="11pt"/>
    </style:style>
    <style:style style:name="T7674" style:parent-style-name="Policepardéfaut" style:family="text">
      <style:text-properties style:font-size-complex="11pt"/>
    </style:style>
    <style:style style:name="T7675" style:parent-style-name="Policepardéfaut" style:family="text">
      <style:text-properties style:font-size-complex="11pt"/>
    </style:style>
    <style:style style:name="T7676" style:parent-style-name="Policepardéfaut" style:family="text">
      <style:text-properties style:font-size-complex="11pt"/>
    </style:style>
    <style:style style:name="T7677" style:parent-style-name="Policepardéfaut" style:family="text">
      <style:text-properties style:font-size-complex="11pt"/>
    </style:style>
    <style:style style:name="T7678" style:parent-style-name="Policepardéfaut" style:family="text">
      <style:text-properties style:font-size-complex="11pt"/>
    </style:style>
    <style:style style:name="T7679" style:parent-style-name="Policepardéfaut" style:family="text">
      <style:text-properties style:font-size-complex="11pt"/>
    </style:style>
    <style:style style:name="T7680" style:parent-style-name="Policepardéfaut" style:family="text">
      <style:text-properties style:font-size-complex="11pt"/>
    </style:style>
    <style:style style:name="T7681" style:parent-style-name="Policepardéfaut" style:family="text">
      <style:text-properties style:font-size-complex="11pt"/>
    </style:style>
    <style:style style:name="T7682" style:parent-style-name="Policepardéfaut" style:family="text">
      <style:text-properties style:font-size-complex="11pt"/>
    </style:style>
    <style:style style:name="T7683" style:parent-style-name="Policepardéfaut" style:family="text">
      <style:text-properties style:font-size-complex="11pt"/>
    </style:style>
    <style:style style:name="T7684" style:parent-style-name="Policepardéfaut" style:family="text">
      <style:text-properties style:font-size-complex="11pt"/>
    </style:style>
    <style:style style:name="T7685" style:parent-style-name="Policepardéfaut" style:family="text">
      <style:text-properties style:font-size-complex="11pt"/>
    </style:style>
    <style:style style:name="T7686" style:parent-style-name="Policepardéfaut" style:family="text">
      <style:text-properties style:font-size-complex="11pt"/>
    </style:style>
    <style:style style:name="T7687" style:parent-style-name="Policepardéfaut" style:family="text">
      <style:text-properties style:font-size-complex="11pt"/>
    </style:style>
    <style:style style:name="T7688" style:parent-style-name="Policepardéfaut" style:family="text">
      <style:text-properties style:font-size-complex="11pt"/>
    </style:style>
    <style:style style:name="T7689" style:parent-style-name="Policepardéfaut" style:family="text">
      <style:text-properties style:font-size-complex="11pt"/>
    </style:style>
    <style:style style:name="T7690" style:parent-style-name="Policepardéfaut" style:family="text">
      <style:text-properties style:font-size-complex="11pt"/>
    </style:style>
    <style:style style:name="T7691" style:parent-style-name="Policepardéfaut" style:family="text">
      <style:text-properties style:font-size-complex="11pt"/>
    </style:style>
    <style:style style:name="T7692" style:parent-style-name="Policepardéfaut" style:family="text">
      <style:text-properties style:font-size-complex="11pt"/>
    </style:style>
    <style:style style:name="T7693" style:parent-style-name="Policepardéfaut" style:family="text">
      <style:text-properties style:font-size-complex="11pt"/>
    </style:style>
    <style:style style:name="T7694" style:parent-style-name="Policepardéfaut" style:family="text">
      <style:text-properties style:font-size-complex="11pt"/>
    </style:style>
    <style:style style:name="T7695" style:parent-style-name="Policepardéfaut" style:family="text">
      <style:text-properties style:font-size-complex="11pt"/>
    </style:style>
    <style:style style:name="T7696" style:parent-style-name="Policepardéfaut" style:family="text">
      <style:text-properties style:font-size-complex="11pt"/>
    </style:style>
    <style:style style:name="T7697" style:parent-style-name="Policepardéfaut" style:family="text">
      <style:text-properties style:font-size-complex="11pt"/>
    </style:style>
    <style:style style:name="T7698" style:parent-style-name="Policepardéfaut" style:family="text">
      <style:text-properties style:font-size-complex="11pt"/>
    </style:style>
    <style:style style:name="T7699" style:parent-style-name="Policepardéfaut" style:family="text">
      <style:text-properties style:font-size-complex="11pt"/>
    </style:style>
    <style:style style:name="T7700" style:parent-style-name="Policepardéfaut" style:family="text">
      <style:text-properties style:font-size-complex="11pt"/>
    </style:style>
    <style:style style:name="T7701" style:parent-style-name="Policepardéfaut" style:family="text">
      <style:text-properties style:font-size-complex="11pt"/>
    </style:style>
    <style:style style:name="T7702" style:parent-style-name="Policepardéfaut" style:family="text">
      <style:text-properties style:font-size-complex="11pt"/>
    </style:style>
    <style:style style:name="T7703" style:parent-style-name="Policepardéfaut" style:family="text">
      <style:text-properties style:font-size-complex="11pt"/>
    </style:style>
    <style:style style:name="T7704" style:parent-style-name="Policepardéfaut" style:family="text">
      <style:text-properties style:font-size-complex="11pt"/>
    </style:style>
    <style:style style:name="T7705" style:parent-style-name="Policepardéfaut" style:family="text">
      <style:text-properties style:font-size-complex="11pt"/>
    </style:style>
    <style:style style:name="T7706" style:parent-style-name="Policepardéfaut" style:family="text">
      <style:text-properties style:font-size-complex="11pt"/>
    </style:style>
    <style:style style:name="T7707" style:parent-style-name="Policepardéfaut" style:family="text">
      <style:text-properties style:font-size-complex="11pt"/>
    </style:style>
    <style:style style:name="T7708" style:parent-style-name="Policepardéfaut" style:family="text">
      <style:text-properties style:font-size-complex="11pt"/>
    </style:style>
    <style:style style:name="T7709" style:parent-style-name="Policepardéfaut" style:family="text">
      <style:text-properties style:font-size-complex="11pt"/>
    </style:style>
    <style:style style:name="T7710" style:parent-style-name="Policepardéfaut" style:family="text">
      <style:text-properties style:font-size-complex="11pt"/>
    </style:style>
    <style:style style:name="T7711" style:parent-style-name="Policepardéfaut" style:family="text">
      <style:text-properties style:font-size-complex="11pt"/>
    </style:style>
    <style:style style:name="T7712" style:parent-style-name="Policepardéfaut" style:family="text">
      <style:text-properties style:font-size-complex="11pt"/>
    </style:style>
    <style:style style:name="T7713" style:parent-style-name="Policepardéfaut" style:family="text">
      <style:text-properties style:font-size-complex="11pt"/>
    </style:style>
    <style:style style:name="T7714" style:parent-style-name="Policepardéfaut" style:family="text">
      <style:text-properties style:font-size-complex="11pt"/>
    </style:style>
    <style:style style:name="T7715" style:parent-style-name="Policepardéfaut" style:family="text">
      <style:text-properties style:font-size-complex="11pt"/>
    </style:style>
    <style:style style:name="T7716" style:parent-style-name="Policepardéfaut" style:family="text">
      <style:text-properties style:font-size-complex="11pt"/>
    </style:style>
    <style:style style:name="T7717" style:parent-style-name="Policepardéfaut" style:family="text">
      <style:text-properties style:font-size-complex="11pt"/>
    </style:style>
    <style:style style:name="T7718" style:parent-style-name="Policepardéfaut" style:family="text">
      <style:text-properties style:font-size-complex="11pt"/>
    </style:style>
    <style:style style:name="T7719" style:parent-style-name="Policepardéfaut" style:family="text">
      <style:text-properties style:font-size-complex="11pt"/>
    </style:style>
    <style:style style:name="T7720" style:parent-style-name="Policepardéfaut" style:family="text">
      <style:text-properties style:font-size-complex="11pt"/>
    </style:style>
    <style:style style:name="T7721" style:parent-style-name="Policepardéfaut" style:family="text">
      <style:text-properties style:font-size-complex="11pt"/>
    </style:style>
    <style:style style:name="T7722" style:parent-style-name="Policepardéfaut" style:family="text">
      <style:text-properties style:font-size-complex="11pt"/>
    </style:style>
    <style:style style:name="T7723" style:parent-style-name="Policepardéfaut" style:family="text">
      <style:text-properties style:font-size-complex="11pt"/>
    </style:style>
    <style:style style:name="T7724" style:parent-style-name="Policepardéfaut" style:family="text">
      <style:text-properties style:font-size-complex="11pt"/>
    </style:style>
    <style:style style:name="T7725" style:parent-style-name="Policepardéfaut" style:family="text">
      <style:text-properties style:font-size-complex="11pt"/>
    </style:style>
    <style:style style:name="T7726" style:parent-style-name="Policepardéfaut" style:family="text">
      <style:text-properties style:font-size-complex="11pt"/>
    </style:style>
    <style:style style:name="T7727" style:parent-style-name="Policepardéfaut" style:family="text">
      <style:text-properties style:font-size-complex="11pt"/>
    </style:style>
    <style:style style:name="T7728" style:parent-style-name="Policepardéfaut" style:family="text">
      <style:text-properties style:font-size-complex="11pt"/>
    </style:style>
    <style:style style:name="T7729" style:parent-style-name="Policepardéfaut" style:family="text">
      <style:text-properties style:font-size-complex="11pt"/>
    </style:style>
    <style:style style:name="T7730" style:parent-style-name="Policepardéfaut" style:family="text">
      <style:text-properties style:font-size-complex="11pt"/>
    </style:style>
    <style:style style:name="T7731" style:parent-style-name="Policepardéfaut" style:family="text">
      <style:text-properties style:font-size-complex="11pt"/>
    </style:style>
    <style:style style:name="T7732" style:parent-style-name="Policepardéfaut" style:family="text">
      <style:text-properties style:font-size-complex="11pt"/>
    </style:style>
    <style:style style:name="T7733" style:parent-style-name="Policepardéfaut" style:family="text">
      <style:text-properties style:font-size-complex="11pt"/>
    </style:style>
    <style:style style:name="T7734" style:parent-style-name="Policepardéfaut" style:family="text">
      <style:text-properties style:font-size-complex="11pt"/>
    </style:style>
    <style:style style:name="T7735" style:parent-style-name="Policepardéfaut" style:family="text">
      <style:text-properties style:font-size-complex="11pt"/>
    </style:style>
    <style:style style:name="T7736" style:parent-style-name="Policepardéfaut" style:family="text">
      <style:text-properties style:font-size-complex="11pt"/>
    </style:style>
    <style:style style:name="T7737" style:parent-style-name="Policepardéfaut" style:family="text">
      <style:text-properties style:font-size-complex="11pt"/>
    </style:style>
    <style:style style:name="T7738" style:parent-style-name="Policepardéfaut" style:family="text">
      <style:text-properties style:font-size-complex="11pt"/>
    </style:style>
    <style:style style:name="T7739" style:parent-style-name="Policepardéfaut" style:family="text">
      <style:text-properties style:font-size-complex="11pt"/>
    </style:style>
    <style:style style:name="T7740" style:parent-style-name="Policepardéfaut" style:family="text">
      <style:text-properties style:font-size-complex="11pt"/>
    </style:style>
    <style:style style:name="T7741" style:parent-style-name="Policepardéfaut" style:family="text">
      <style:text-properties style:font-size-complex="11pt"/>
    </style:style>
    <style:style style:name="T7742" style:parent-style-name="Policepardéfaut" style:family="text">
      <style:text-properties style:font-size-complex="11pt"/>
    </style:style>
    <style:style style:name="T7743" style:parent-style-name="Policepardéfaut" style:family="text">
      <style:text-properties style:font-size-complex="11pt"/>
    </style:style>
    <style:style style:name="T7744" style:parent-style-name="Policepardéfaut" style:family="text">
      <style:text-properties style:font-size-complex="11pt"/>
    </style:style>
    <style:style style:name="T7745" style:parent-style-name="Policepardéfaut" style:family="text">
      <style:text-properties style:font-size-complex="11pt"/>
    </style:style>
    <style:style style:name="T7746" style:parent-style-name="Policepardéfaut" style:family="text">
      <style:text-properties style:font-size-complex="11pt"/>
    </style:style>
    <style:style style:name="T7747" style:parent-style-name="Policepardéfaut" style:family="text">
      <style:text-properties style:font-size-complex="11pt"/>
    </style:style>
    <style:style style:name="T7748" style:parent-style-name="Policepardéfaut" style:family="text">
      <style:text-properties style:font-size-complex="11pt"/>
    </style:style>
    <style:style style:name="T7749" style:parent-style-name="Policepardéfaut" style:family="text">
      <style:text-properties style:font-size-complex="11pt"/>
    </style:style>
    <style:style style:name="T7750" style:parent-style-name="Policepardéfaut" style:family="text">
      <style:text-properties style:font-size-complex="11pt"/>
    </style:style>
    <style:style style:name="T7751" style:parent-style-name="Policepardéfaut" style:family="text">
      <style:text-properties style:font-size-complex="11pt"/>
    </style:style>
    <style:style style:name="T7752" style:parent-style-name="Policepardéfaut" style:family="text">
      <style:text-properties style:font-size-complex="11pt"/>
    </style:style>
    <style:style style:name="T7753" style:parent-style-name="Policepardéfaut" style:family="text">
      <style:text-properties style:font-size-complex="11pt"/>
    </style:style>
    <style:style style:name="T7754" style:parent-style-name="Policepardéfaut" style:family="text">
      <style:text-properties style:font-size-complex="11pt"/>
    </style:style>
    <style:style style:name="T7755" style:parent-style-name="Policepardéfaut" style:family="text">
      <style:text-properties style:font-size-complex="11pt"/>
    </style:style>
    <style:style style:name="T7756" style:parent-style-name="Policepardéfaut" style:family="text">
      <style:text-properties style:font-size-complex="11pt"/>
    </style:style>
    <style:style style:name="T7757" style:parent-style-name="Policepardéfaut" style:family="text">
      <style:text-properties style:font-size-complex="11pt"/>
    </style:style>
    <style:style style:name="T7758" style:parent-style-name="Policepardéfaut" style:family="text">
      <style:text-properties style:font-size-complex="11pt"/>
    </style:style>
    <style:style style:name="T7759" style:parent-style-name="Policepardéfaut" style:family="text">
      <style:text-properties style:font-size-complex="11pt"/>
    </style:style>
    <style:style style:name="T7760" style:parent-style-name="Policepardéfaut" style:family="text">
      <style:text-properties style:font-size-complex="11pt"/>
    </style:style>
    <style:style style:name="T7761" style:parent-style-name="Policepardéfaut" style:family="text">
      <style:text-properties style:font-size-complex="11pt"/>
    </style:style>
    <style:style style:name="T7762" style:parent-style-name="Policepardéfaut" style:family="text">
      <style:text-properties style:font-size-complex="11pt"/>
    </style:style>
    <style:style style:name="T7763" style:parent-style-name="Policepardéfaut" style:family="text">
      <style:text-properties style:font-size-complex="11pt"/>
    </style:style>
    <style:style style:name="T7764" style:parent-style-name="Policepardéfaut" style:family="text">
      <style:text-properties style:font-size-complex="11pt"/>
    </style:style>
    <style:style style:name="T7765" style:parent-style-name="Policepardéfaut" style:family="text">
      <style:text-properties style:font-size-complex="11pt"/>
    </style:style>
    <style:style style:name="T7766" style:parent-style-name="Policepardéfaut" style:family="text">
      <style:text-properties style:font-size-complex="11pt"/>
    </style:style>
    <style:style style:name="T7767" style:parent-style-name="Policepardéfaut" style:family="text">
      <style:text-properties style:font-size-complex="11pt"/>
    </style:style>
    <style:style style:name="T7768" style:parent-style-name="Policepardéfaut" style:family="text">
      <style:text-properties style:font-size-complex="11pt"/>
    </style:style>
    <style:style style:name="T7769" style:parent-style-name="Policepardéfaut" style:family="text">
      <style:text-properties style:font-size-complex="11pt"/>
    </style:style>
    <style:style style:name="T7770" style:parent-style-name="Policepardéfaut" style:family="text">
      <style:text-properties style:font-size-complex="11pt"/>
    </style:style>
    <style:style style:name="T7771" style:parent-style-name="Policepardéfaut" style:family="text">
      <style:text-properties style:font-size-complex="11pt"/>
    </style:style>
    <style:style style:name="T7772" style:parent-style-name="Policepardéfaut" style:family="text">
      <style:text-properties style:font-size-complex="11pt"/>
    </style:style>
    <style:style style:name="T7773" style:parent-style-name="Policepardéfaut" style:family="text">
      <style:text-properties style:font-size-complex="11pt"/>
    </style:style>
    <style:style style:name="T7774" style:parent-style-name="Policepardéfaut" style:family="text">
      <style:text-properties style:font-size-complex="11pt"/>
    </style:style>
    <style:style style:name="T7775" style:parent-style-name="Policepardéfaut" style:family="text">
      <style:text-properties style:font-size-complex="11pt"/>
    </style:style>
    <style:style style:name="T7776" style:parent-style-name="Policepardéfaut" style:family="text">
      <style:text-properties style:font-size-complex="11pt"/>
    </style:style>
    <style:style style:name="T7777" style:parent-style-name="Policepardéfaut" style:family="text">
      <style:text-properties style:font-size-complex="11pt"/>
    </style:style>
    <style:style style:name="T7778" style:parent-style-name="Policepardéfaut" style:family="text">
      <style:text-properties style:font-size-complex="11pt"/>
    </style:style>
    <style:style style:name="T7779" style:parent-style-name="Policepardéfaut" style:family="text">
      <style:text-properties style:font-size-complex="11pt"/>
    </style:style>
    <style:style style:name="T7780" style:parent-style-name="Policepardéfaut" style:family="text">
      <style:text-properties style:font-size-complex="11pt"/>
    </style:style>
    <style:style style:name="T7781" style:parent-style-name="Policepardéfaut" style:family="text">
      <style:text-properties style:font-size-complex="11pt"/>
    </style:style>
    <style:style style:name="T7782" style:parent-style-name="Policepardéfaut" style:family="text">
      <style:text-properties style:font-size-complex="11pt"/>
    </style:style>
    <style:style style:name="T7783" style:parent-style-name="Policepardéfaut" style:family="text">
      <style:text-properties style:font-size-complex="11pt"/>
    </style:style>
    <style:style style:name="T7784" style:parent-style-name="Policepardéfaut" style:family="text">
      <style:text-properties style:font-size-complex="11pt"/>
    </style:style>
    <style:style style:name="T7785" style:parent-style-name="Policepardéfaut" style:family="text">
      <style:text-properties style:font-size-complex="11pt"/>
    </style:style>
    <style:style style:name="T7786" style:parent-style-name="Policepardéfaut" style:family="text">
      <style:text-properties style:font-size-complex="11pt"/>
    </style:style>
    <style:style style:name="T7787" style:parent-style-name="Policepardéfaut" style:family="text">
      <style:text-properties style:font-size-complex="11pt"/>
    </style:style>
    <style:style style:name="T7788" style:parent-style-name="Policepardéfaut" style:family="text">
      <style:text-properties style:font-size-complex="11pt"/>
    </style:style>
    <style:style style:name="T7789" style:parent-style-name="Policepardéfaut" style:family="text">
      <style:text-properties style:font-size-complex="11pt"/>
    </style:style>
    <style:style style:name="T7790" style:parent-style-name="Policepardéfaut" style:family="text">
      <style:text-properties style:font-size-complex="11pt"/>
    </style:style>
    <style:style style:name="T7791" style:parent-style-name="Policepardéfaut" style:family="text">
      <style:text-properties style:font-size-complex="11pt"/>
    </style:style>
    <style:style style:name="T7792" style:parent-style-name="Policepardéfaut" style:family="text">
      <style:text-properties style:font-size-complex="11pt"/>
    </style:style>
    <style:style style:name="T7793" style:parent-style-name="Policepardéfaut" style:family="text">
      <style:text-properties style:font-size-complex="11pt"/>
    </style:style>
    <style:style style:name="T7794" style:parent-style-name="Policepardéfaut" style:family="text">
      <style:text-properties style:font-size-complex="11pt"/>
    </style:style>
    <style:style style:name="T7795" style:parent-style-name="Policepardéfaut" style:family="text">
      <style:text-properties style:font-size-complex="11pt"/>
    </style:style>
    <style:style style:name="T7796" style:parent-style-name="Policepardéfaut" style:family="text">
      <style:text-properties style:font-size-complex="11pt"/>
    </style:style>
    <style:style style:name="T7797" style:parent-style-name="Policepardéfaut" style:family="text">
      <style:text-properties style:font-size-complex="11pt"/>
    </style:style>
    <style:style style:name="T7798" style:parent-style-name="Policepardéfaut" style:family="text">
      <style:text-properties style:font-size-complex="11pt"/>
    </style:style>
    <style:style style:name="T7799" style:parent-style-name="Policepardéfaut" style:family="text">
      <style:text-properties style:font-size-complex="11pt"/>
    </style:style>
    <style:style style:name="T7800" style:parent-style-name="Policepardéfaut" style:family="text">
      <style:text-properties style:font-size-complex="11pt"/>
    </style:style>
    <style:style style:name="T7801" style:parent-style-name="Policepardéfaut" style:family="text">
      <style:text-properties style:font-size-complex="11pt"/>
    </style:style>
    <style:style style:name="T7802" style:parent-style-name="Policepardéfaut" style:family="text">
      <style:text-properties style:font-size-complex="11pt"/>
    </style:style>
    <style:style style:name="T7803" style:parent-style-name="Policepardéfaut" style:family="text">
      <style:text-properties style:font-size-complex="11pt"/>
    </style:style>
    <style:style style:name="T7804" style:parent-style-name="Policepardéfaut" style:family="text">
      <style:text-properties style:font-size-complex="11pt"/>
    </style:style>
    <style:style style:name="T7805" style:parent-style-name="Policepardéfaut" style:family="text">
      <style:text-properties style:font-size-complex="11pt"/>
    </style:style>
    <style:style style:name="T7806" style:parent-style-name="Policepardéfaut" style:family="text">
      <style:text-properties style:font-size-complex="11pt"/>
    </style:style>
    <style:style style:name="T7807" style:parent-style-name="Policepardéfaut" style:family="text">
      <style:text-properties style:font-size-complex="11pt"/>
    </style:style>
    <style:style style:name="T7808" style:parent-style-name="Policepardéfaut" style:family="text">
      <style:text-properties style:font-size-complex="11pt"/>
    </style:style>
    <style:style style:name="T7809" style:parent-style-name="Policepardéfaut" style:family="text">
      <style:text-properties style:font-size-complex="11pt"/>
    </style:style>
    <style:style style:name="T7810" style:parent-style-name="Policepardéfaut" style:family="text">
      <style:text-properties style:font-size-complex="11pt"/>
    </style:style>
    <style:style style:name="T7811" style:parent-style-name="Policepardéfaut" style:family="text">
      <style:text-properties style:font-size-complex="11pt"/>
    </style:style>
    <style:style style:name="T7812" style:parent-style-name="Policepardéfaut" style:family="text">
      <style:text-properties style:font-size-complex="11pt"/>
    </style:style>
    <style:style style:name="T7813" style:parent-style-name="Policepardéfaut" style:family="text">
      <style:text-properties style:font-size-complex="11pt"/>
    </style:style>
    <style:style style:name="T7814" style:parent-style-name="Policepardéfaut" style:family="text">
      <style:text-properties style:font-size-complex="11pt"/>
    </style:style>
    <style:style style:name="T7815" style:parent-style-name="Policepardéfaut" style:family="text">
      <style:text-properties style:font-size-complex="11pt"/>
    </style:style>
    <style:style style:name="T7816" style:parent-style-name="Policepardéfaut" style:family="text">
      <style:text-properties style:font-size-complex="11pt"/>
    </style:style>
    <style:style style:name="T7817" style:parent-style-name="Policepardéfaut" style:family="text">
      <style:text-properties style:font-size-complex="11pt"/>
    </style:style>
    <style:style style:name="T7818" style:parent-style-name="Policepardéfaut" style:family="text">
      <style:text-properties style:font-size-complex="11pt"/>
    </style:style>
    <style:style style:name="T7819" style:parent-style-name="Policepardéfaut" style:family="text">
      <style:text-properties style:font-size-complex="11pt"/>
    </style:style>
    <style:style style:name="T7820" style:parent-style-name="Policepardéfaut" style:family="text">
      <style:text-properties style:font-size-complex="11pt"/>
    </style:style>
    <style:style style:name="T7821" style:parent-style-name="Policepardéfaut" style:family="text">
      <style:text-properties style:font-size-complex="11pt"/>
    </style:style>
    <style:style style:name="T7822" style:parent-style-name="Policepardéfaut" style:family="text">
      <style:text-properties style:font-size-complex="11pt"/>
    </style:style>
    <style:style style:name="T7823" style:parent-style-name="Policepardéfaut" style:family="text">
      <style:text-properties style:font-size-complex="11pt"/>
    </style:style>
    <style:style style:name="T7824" style:parent-style-name="Policepardéfaut" style:family="text">
      <style:text-properties style:font-size-complex="11pt"/>
    </style:style>
    <style:style style:name="T7825" style:parent-style-name="Policepardéfaut" style:family="text">
      <style:text-properties style:font-size-complex="11pt"/>
    </style:style>
    <style:style style:name="T7826" style:parent-style-name="Policepardéfaut" style:family="text">
      <style:text-properties style:font-size-complex="11pt"/>
    </style:style>
    <style:style style:name="T7827" style:parent-style-name="Policepardéfaut" style:family="text">
      <style:text-properties style:font-size-complex="11pt"/>
    </style:style>
    <style:style style:name="T7828" style:parent-style-name="Policepardéfaut" style:family="text">
      <style:text-properties style:font-size-complex="11pt"/>
    </style:style>
    <style:style style:name="T7829" style:parent-style-name="Policepardéfaut" style:family="text">
      <style:text-properties style:font-size-complex="11pt"/>
    </style:style>
    <style:style style:name="T7830" style:parent-style-name="Policepardéfaut" style:family="text">
      <style:text-properties style:font-size-complex="11pt"/>
    </style:style>
    <style:style style:name="T7831" style:parent-style-name="Policepardéfaut" style:family="text">
      <style:text-properties style:font-size-complex="11pt"/>
    </style:style>
    <style:style style:name="T7832" style:parent-style-name="Policepardéfaut" style:family="text">
      <style:text-properties style:font-size-complex="11pt"/>
    </style:style>
    <style:style style:name="T7833" style:parent-style-name="Policepardéfaut" style:family="text">
      <style:text-properties style:font-size-complex="11pt"/>
    </style:style>
    <style:style style:name="T7834" style:parent-style-name="Policepardéfaut" style:family="text">
      <style:text-properties style:font-size-complex="11pt"/>
    </style:style>
    <style:style style:name="T7835" style:parent-style-name="Policepardéfaut" style:family="text">
      <style:text-properties style:font-size-complex="11pt"/>
    </style:style>
    <style:style style:name="T7836" style:parent-style-name="Policepardéfaut" style:family="text">
      <style:text-properties style:font-size-complex="11pt"/>
    </style:style>
    <style:style style:name="T7837" style:parent-style-name="Policepardéfaut" style:family="text">
      <style:text-properties style:font-size-complex="11pt"/>
    </style:style>
    <style:style style:name="T7838" style:parent-style-name="Policepardéfaut" style:family="text">
      <style:text-properties style:font-size-complex="11pt"/>
    </style:style>
    <style:style style:name="T7839" style:parent-style-name="Policepardéfaut" style:family="text">
      <style:text-properties style:font-size-complex="11pt"/>
    </style:style>
    <style:style style:name="T7840" style:parent-style-name="Policepardéfaut" style:family="text">
      <style:text-properties style:font-size-complex="11pt"/>
    </style:style>
    <style:style style:name="T7841" style:parent-style-name="Policepardéfaut" style:family="text">
      <style:text-properties style:font-size-complex="11pt"/>
    </style:style>
    <style:style style:name="T7842" style:parent-style-name="Policepardéfaut" style:family="text">
      <style:text-properties style:font-size-complex="11pt"/>
    </style:style>
    <style:style style:name="T7843" style:parent-style-name="Policepardéfaut" style:family="text">
      <style:text-properties style:font-size-complex="11pt"/>
    </style:style>
    <style:style style:name="T7844" style:parent-style-name="Policepardéfaut" style:family="text">
      <style:text-properties style:font-size-complex="11pt"/>
    </style:style>
    <style:style style:name="T7845" style:parent-style-name="Policepardéfaut" style:family="text">
      <style:text-properties style:font-size-complex="11pt"/>
    </style:style>
    <style:style style:name="T7846" style:parent-style-name="Policepardéfaut" style:family="text">
      <style:text-properties style:font-size-complex="11pt"/>
    </style:style>
    <style:style style:name="T7847" style:parent-style-name="Policepardéfaut" style:family="text">
      <style:text-properties style:font-size-complex="11pt"/>
    </style:style>
    <style:style style:name="T7848" style:parent-style-name="Policepardéfaut" style:family="text">
      <style:text-properties style:font-size-complex="11pt"/>
    </style:style>
    <style:style style:name="T7849" style:parent-style-name="Policepardéfaut" style:family="text">
      <style:text-properties style:font-size-complex="11pt"/>
    </style:style>
    <style:style style:name="T7850" style:parent-style-name="Policepardéfaut" style:family="text">
      <style:text-properties style:font-size-complex="11pt"/>
    </style:style>
    <style:style style:name="T7851" style:parent-style-name="Policepardéfaut" style:family="text">
      <style:text-properties style:font-size-complex="11pt"/>
    </style:style>
    <style:style style:name="T7852" style:parent-style-name="Policepardéfaut" style:family="text">
      <style:text-properties style:font-size-complex="11pt"/>
    </style:style>
    <style:style style:name="T7853" style:parent-style-name="Policepardéfaut" style:family="text">
      <style:text-properties style:font-size-complex="11pt"/>
    </style:style>
    <style:style style:name="T7854" style:parent-style-name="Policepardéfaut" style:family="text">
      <style:text-properties style:font-size-complex="11pt"/>
    </style:style>
    <style:style style:name="T7855" style:parent-style-name="Policepardéfaut" style:family="text">
      <style:text-properties style:font-size-complex="11pt"/>
    </style:style>
    <style:style style:name="T7856" style:parent-style-name="Policepardéfaut" style:family="text">
      <style:text-properties style:font-size-complex="11pt"/>
    </style:style>
    <style:style style:name="T7857" style:parent-style-name="Policepardéfaut" style:family="text">
      <style:text-properties style:font-size-complex="11pt"/>
    </style:style>
    <style:style style:name="T7858" style:parent-style-name="Policepardéfaut" style:family="text">
      <style:text-properties style:font-size-complex="11pt"/>
    </style:style>
    <style:style style:name="T7859" style:parent-style-name="Policepardéfaut" style:family="text">
      <style:text-properties style:font-size-complex="11pt"/>
    </style:style>
    <style:style style:name="T7860" style:parent-style-name="Policepardéfaut" style:family="text">
      <style:text-properties style:font-size-complex="11pt"/>
    </style:style>
    <style:style style:name="T7861" style:parent-style-name="Policepardéfaut" style:family="text">
      <style:text-properties style:font-size-complex="11pt"/>
    </style:style>
    <style:style style:name="T7862" style:parent-style-name="Policepardéfaut" style:family="text">
      <style:text-properties style:font-size-complex="11pt"/>
    </style:style>
    <style:style style:name="T7863" style:parent-style-name="Policepardéfaut" style:family="text">
      <style:text-properties style:font-size-complex="11pt"/>
    </style:style>
    <style:style style:name="T7864" style:parent-style-name="Policepardéfaut" style:family="text">
      <style:text-properties style:font-size-complex="11pt"/>
    </style:style>
    <style:style style:name="T7865" style:parent-style-name="Policepardéfaut" style:family="text">
      <style:text-properties style:font-size-complex="11pt"/>
    </style:style>
    <style:style style:name="T7866" style:parent-style-name="Policepardéfaut" style:family="text">
      <style:text-properties style:font-size-complex="11pt"/>
    </style:style>
    <style:style style:name="T7867" style:parent-style-name="Policepardéfaut" style:family="text">
      <style:text-properties style:font-size-complex="11pt"/>
    </style:style>
    <style:style style:name="T7868" style:parent-style-name="Policepardéfaut" style:family="text">
      <style:text-properties style:font-size-complex="11pt"/>
    </style:style>
    <style:style style:name="T7869" style:parent-style-name="pb" style:family="text">
      <style:text-properties style:font-size-complex="11pt"/>
    </style:style>
    <style:style style:name="T7870" style:parent-style-name="pb" style:family="text">
      <style:text-properties style:font-size-complex="11pt"/>
    </style:style>
    <style:style style:name="T7871" style:parent-style-name="pb" style:family="text">
      <style:text-properties style:font-size-complex="11pt"/>
    </style:style>
    <style:style style:name="T7872" style:parent-style-name="pb" style:family="text">
      <style:text-properties style:text-position="0% 100%"/>
    </style:style>
    <style:style style:name="T7873" style:parent-style-name="Policepardéfaut" style:family="text">
      <style:text-properties style:font-size-complex="11pt"/>
    </style:style>
    <style:style style:name="T7874" style:parent-style-name="Policepardéfaut" style:family="text">
      <style:text-properties style:font-size-complex="11pt"/>
    </style:style>
    <style:style style:name="T7875" style:parent-style-name="Policepardéfaut" style:family="text">
      <style:text-properties style:font-size-complex="11pt"/>
    </style:style>
    <style:style style:name="T7876" style:parent-style-name="Policepardéfaut" style:family="text">
      <style:text-properties style:font-size-complex="11pt"/>
    </style:style>
    <style:style style:name="T7877" style:parent-style-name="Policepardéfaut" style:family="text">
      <style:text-properties style:font-size-complex="11pt"/>
    </style:style>
    <style:style style:name="T7878" style:parent-style-name="Policepardéfaut" style:family="text">
      <style:text-properties style:font-size-complex="11pt"/>
    </style:style>
    <style:style style:name="T7879" style:parent-style-name="Policepardéfaut" style:family="text">
      <style:text-properties style:font-size-complex="11pt"/>
    </style:style>
    <style:style style:name="T7880" style:parent-style-name="Policepardéfaut" style:family="text">
      <style:text-properties style:font-size-complex="11pt"/>
    </style:style>
    <style:style style:name="T7881" style:parent-style-name="Policepardéfaut" style:family="text">
      <style:text-properties style:font-size-complex="11pt"/>
    </style:style>
    <style:style style:name="T7882" style:parent-style-name="Policepardéfaut" style:family="text">
      <style:text-properties style:font-size-complex="11pt"/>
    </style:style>
    <style:style style:name="T7883" style:parent-style-name="Policepardéfaut" style:family="text">
      <style:text-properties style:font-size-complex="11pt"/>
    </style:style>
    <style:style style:name="T7884" style:parent-style-name="Policepardéfaut" style:family="text">
      <style:text-properties style:font-size-complex="11pt"/>
    </style:style>
    <style:style style:name="T7885" style:parent-style-name="Policepardéfaut" style:family="text">
      <style:text-properties style:font-size-complex="11pt"/>
    </style:style>
    <style:style style:name="T7886" style:parent-style-name="Policepardéfaut" style:family="text">
      <style:text-properties style:font-size-complex="11pt"/>
    </style:style>
    <style:style style:name="T7887" style:parent-style-name="Policepardéfaut" style:family="text">
      <style:text-properties style:font-size-complex="11pt"/>
    </style:style>
    <style:style style:name="T7888" style:parent-style-name="Policepardéfaut" style:family="text">
      <style:text-properties style:font-size-complex="11pt"/>
    </style:style>
    <style:style style:name="T7889" style:parent-style-name="Policepardéfaut" style:family="text">
      <style:text-properties style:font-size-complex="11pt"/>
    </style:style>
    <style:style style:name="T7890" style:parent-style-name="Policepardéfaut" style:family="text">
      <style:text-properties style:font-size-complex="11pt"/>
    </style:style>
    <style:style style:name="T7891" style:parent-style-name="Policepardéfaut" style:family="text">
      <style:text-properties style:font-size-complex="11pt"/>
    </style:style>
    <style:style style:name="T7892" style:parent-style-name="Policepardéfaut" style:family="text">
      <style:text-properties style:font-size-complex="11pt"/>
    </style:style>
    <style:style style:name="T7893" style:parent-style-name="Policepardéfaut" style:family="text">
      <style:text-properties style:font-size-complex="11pt"/>
    </style:style>
    <style:style style:name="T7894" style:parent-style-name="Policepardéfaut" style:family="text">
      <style:text-properties style:font-size-complex="11pt"/>
    </style:style>
    <style:style style:name="T7895" style:parent-style-name="Policepardéfaut" style:family="text">
      <style:text-properties style:font-size-complex="11pt"/>
    </style:style>
    <style:style style:name="T7896" style:parent-style-name="Policepardéfaut" style:family="text">
      <style:text-properties style:font-size-complex="11pt"/>
    </style:style>
    <style:style style:name="T7897" style:parent-style-name="Policepardéfaut" style:family="text">
      <style:text-properties style:font-size-complex="11pt"/>
    </style:style>
    <style:style style:name="T7898" style:parent-style-name="Policepardéfaut" style:family="text">
      <style:text-properties style:font-size-complex="11pt"/>
    </style:style>
    <style:style style:name="T7899" style:parent-style-name="Policepardéfaut" style:family="text">
      <style:text-properties style:font-size-complex="11pt"/>
    </style:style>
    <style:style style:name="T7900" style:parent-style-name="Policepardéfaut" style:family="text">
      <style:text-properties style:font-size-complex="11pt"/>
    </style:style>
    <style:style style:name="T7901" style:parent-style-name="Policepardéfaut" style:family="text">
      <style:text-properties style:font-size-complex="11pt"/>
    </style:style>
    <style:style style:name="T7902" style:parent-style-name="Policepardéfaut" style:family="text">
      <style:text-properties style:font-size-complex="11pt"/>
    </style:style>
    <style:style style:name="T7903" style:parent-style-name="Policepardéfaut" style:family="text">
      <style:text-properties style:font-size-complex="11pt"/>
    </style:style>
    <style:style style:name="T7904" style:parent-style-name="Policepardéfaut" style:family="text">
      <style:text-properties style:font-size-complex="11pt"/>
    </style:style>
    <style:style style:name="T7905" style:parent-style-name="Policepardéfaut" style:family="text">
      <style:text-properties style:font-size-complex="11pt"/>
    </style:style>
    <style:style style:name="T7906" style:parent-style-name="Policepardéfaut" style:family="text">
      <style:text-properties style:font-size-complex="11pt"/>
    </style:style>
    <style:style style:name="T7907" style:parent-style-name="Policepardéfaut" style:family="text">
      <style:text-properties style:font-size-complex="11pt"/>
    </style:style>
    <style:style style:name="T7908" style:parent-style-name="Policepardéfaut" style:family="text">
      <style:text-properties style:font-size-complex="11pt"/>
    </style:style>
    <style:style style:name="T7909" style:parent-style-name="Policepardéfaut" style:family="text">
      <style:text-properties style:font-size-complex="11pt"/>
    </style:style>
    <style:style style:name="T7910" style:parent-style-name="Policepardéfaut" style:family="text">
      <style:text-properties style:font-size-complex="11pt"/>
    </style:style>
    <style:style style:name="T7911" style:parent-style-name="Policepardéfaut" style:family="text">
      <style:text-properties style:font-size-complex="11pt"/>
    </style:style>
    <style:style style:name="T7912" style:parent-style-name="Policepardéfaut" style:family="text">
      <style:text-properties style:font-size-complex="11pt"/>
    </style:style>
    <style:style style:name="T7913" style:parent-style-name="Policepardéfaut" style:family="text">
      <style:text-properties style:font-size-complex="11pt"/>
    </style:style>
    <style:style style:name="T7914" style:parent-style-name="Policepardéfaut" style:family="text">
      <style:text-properties style:font-size-complex="11pt"/>
    </style:style>
    <style:style style:name="T7915" style:parent-style-name="Policepardéfaut" style:family="text">
      <style:text-properties style:font-size-complex="11pt"/>
    </style:style>
    <style:style style:name="T7916" style:parent-style-name="Policepardéfaut" style:family="text">
      <style:text-properties style:font-size-complex="11pt"/>
    </style:style>
    <style:style style:name="T7917" style:parent-style-name="Policepardéfaut" style:family="text">
      <style:text-properties style:font-size-complex="11pt"/>
    </style:style>
    <style:style style:name="T7918" style:parent-style-name="Policepardéfaut" style:family="text">
      <style:text-properties style:font-size-complex="11pt"/>
    </style:style>
    <style:style style:name="T7919" style:parent-style-name="Policepardéfaut" style:family="text">
      <style:text-properties style:font-size-complex="11pt"/>
    </style:style>
    <style:style style:name="T7920" style:parent-style-name="Policepardéfaut" style:family="text">
      <style:text-properties style:font-size-complex="11pt"/>
    </style:style>
    <style:style style:name="T7921" style:parent-style-name="Policepardéfaut" style:family="text">
      <style:text-properties style:font-size-complex="11pt"/>
    </style:style>
    <style:style style:name="T7922" style:parent-style-name="Policepardéfaut" style:family="text">
      <style:text-properties style:font-size-complex="11pt"/>
    </style:style>
    <style:style style:name="T7923" style:parent-style-name="Policepardéfaut" style:family="text">
      <style:text-properties style:font-size-complex="11pt"/>
    </style:style>
    <style:style style:name="T7924" style:parent-style-name="Policepardéfaut" style:family="text">
      <style:text-properties style:font-size-complex="11pt"/>
    </style:style>
    <style:style style:name="T7925" style:parent-style-name="Policepardéfaut" style:family="text">
      <style:text-properties style:font-size-complex="11pt"/>
    </style:style>
    <style:style style:name="T7926" style:parent-style-name="Policepardéfaut" style:family="text">
      <style:text-properties style:font-size-complex="11pt"/>
    </style:style>
    <style:style style:name="T7927" style:parent-style-name="Policepardéfaut" style:family="text">
      <style:text-properties style:font-size-complex="11pt"/>
    </style:style>
    <style:style style:name="T7928" style:parent-style-name="Policepardéfaut" style:family="text">
      <style:text-properties style:font-size-complex="11pt"/>
    </style:style>
    <style:style style:name="T7929" style:parent-style-name="Policepardéfaut" style:family="text">
      <style:text-properties style:font-size-complex="11pt"/>
    </style:style>
    <style:style style:name="T7930" style:parent-style-name="Policepardéfaut" style:family="text">
      <style:text-properties style:font-size-complex="11pt"/>
    </style:style>
    <style:style style:name="T7931" style:parent-style-name="Policepardéfaut" style:family="text">
      <style:text-properties style:font-size-complex="11pt"/>
    </style:style>
    <style:style style:name="T7932" style:parent-style-name="Policepardéfaut" style:family="text">
      <style:text-properties style:font-size-complex="11pt"/>
    </style:style>
    <style:style style:name="T7933" style:parent-style-name="Policepardéfaut" style:family="text">
      <style:text-properties style:font-size-complex="11pt"/>
    </style:style>
    <style:style style:name="T7934" style:parent-style-name="Policepardéfaut" style:family="text">
      <style:text-properties style:font-size-complex="11pt"/>
    </style:style>
    <style:style style:name="T7935" style:parent-style-name="Policepardéfaut" style:family="text">
      <style:text-properties style:font-size-complex="11pt"/>
    </style:style>
    <style:style style:name="T7936" style:parent-style-name="Policepardéfaut" style:family="text">
      <style:text-properties style:font-size-complex="11pt"/>
    </style:style>
    <style:style style:name="T7937" style:parent-style-name="Policepardéfaut" style:family="text">
      <style:text-properties style:font-size-complex="11pt"/>
    </style:style>
    <style:style style:name="T7938" style:parent-style-name="Policepardéfaut" style:family="text">
      <style:text-properties style:font-size-complex="11pt"/>
    </style:style>
    <style:style style:name="T7939" style:parent-style-name="Policepardéfaut" style:family="text">
      <style:text-properties style:font-size-complex="11pt"/>
    </style:style>
    <style:style style:name="T7940" style:parent-style-name="Policepardéfaut" style:family="text">
      <style:text-properties style:font-size-complex="11pt"/>
    </style:style>
    <style:style style:name="T7941" style:parent-style-name="Policepardéfaut" style:family="text">
      <style:text-properties style:font-size-complex="11pt"/>
    </style:style>
    <style:style style:name="T7942" style:parent-style-name="Policepardéfaut" style:family="text">
      <style:text-properties style:font-size-complex="11pt"/>
    </style:style>
    <style:style style:name="T7943" style:parent-style-name="Policepardéfaut" style:family="text">
      <style:text-properties style:font-size-complex="11pt"/>
    </style:style>
    <style:style style:name="T7944" style:parent-style-name="Policepardéfaut" style:family="text">
      <style:text-properties style:font-size-complex="11pt"/>
    </style:style>
    <style:style style:name="T7945" style:parent-style-name="Policepardéfaut" style:family="text">
      <style:text-properties style:font-size-complex="11pt"/>
    </style:style>
    <style:style style:name="T7946" style:parent-style-name="Policepardéfaut" style:family="text">
      <style:text-properties style:font-size-complex="11pt"/>
    </style:style>
    <style:style style:name="T7947" style:parent-style-name="Policepardéfaut" style:family="text">
      <style:text-properties style:font-size-complex="11pt"/>
    </style:style>
    <style:style style:name="T7948" style:parent-style-name="Policepardéfaut" style:family="text">
      <style:text-properties style:font-size-complex="11pt"/>
    </style:style>
    <style:style style:name="T7949" style:parent-style-name="Policepardéfaut" style:family="text">
      <style:text-properties style:font-size-complex="11pt"/>
    </style:style>
    <style:style style:name="T7950" style:parent-style-name="Policepardéfaut" style:family="text">
      <style:text-properties style:font-size-complex="11pt"/>
    </style:style>
    <style:style style:name="T7951" style:parent-style-name="Policepardéfaut" style:family="text">
      <style:text-properties style:font-size-complex="11pt"/>
    </style:style>
    <style:style style:name="T7952" style:parent-style-name="Policepardéfaut" style:family="text">
      <style:text-properties style:font-size-complex="11pt"/>
    </style:style>
    <style:style style:name="T7953" style:parent-style-name="Policepardéfaut" style:family="text">
      <style:text-properties style:font-size-complex="11pt"/>
    </style:style>
    <style:style style:name="P7954" style:parent-style-name="quote" style:family="paragraph">
      <style:text-properties style:font-size-complex="11pt"/>
    </style:style>
    <style:style style:name="P7955" style:parent-style-name="Corpsdetexte" style:family="paragraph">
      <style:paragraph-properties fo:text-indent="0.1666in"/>
      <style:text-properties style:font-name-complex="Times New Roman"/>
    </style:style>
    <style:style style:name="P7956" style:parent-style-name="label" style:family="paragraph">
      <style:text-properties fo:font-style="italic" style:font-style-asian="italic" fo:font-variant="normal"/>
    </style:style>
    <style:style style:name="T7957" style:parent-style-name="Policepardéfaut" style:family="text">
      <style:text-properties style:font-size-complex="11pt"/>
    </style:style>
    <style:style style:name="T7958" style:parent-style-name="Policepardéfaut" style:family="text">
      <style:text-properties style:font-size-complex="11pt"/>
    </style:style>
    <style:style style:name="T7959" style:parent-style-name="Policepardéfaut" style:family="text">
      <style:text-properties style:font-size-complex="11pt"/>
    </style:style>
    <style:style style:name="T7960" style:parent-style-name="Policepardéfaut" style:family="text">
      <style:text-properties style:font-size-complex="11pt"/>
    </style:style>
    <style:style style:name="T7961" style:parent-style-name="Policepardéfaut" style:family="text">
      <style:text-properties style:font-name-complex="Times New Roman"/>
    </style:style>
    <style:style style:name="T7962" style:parent-style-name="Policepardéfaut" style:family="text">
      <style:text-properties style:font-name-complex="Times New Roman"/>
    </style:style>
    <style:style style:name="T7963" style:parent-style-name="Policepardéfaut" style:family="text">
      <style:text-properties style:font-name-complex="Times New Roman"/>
    </style:style>
    <style:style style:name="T7964" style:parent-style-name="Policepardéfaut" style:family="text">
      <style:text-properties style:font-name-complex="Times New Roman"/>
    </style:style>
    <style:style style:name="T7965" style:parent-style-name="Policepardéfaut" style:family="text">
      <style:text-properties style:font-size-complex="11pt"/>
    </style:style>
    <style:style style:name="T7966" style:parent-style-name="Policepardéfaut" style:family="text">
      <style:text-properties style:font-size-complex="11pt"/>
    </style:style>
    <style:style style:name="T7967" style:parent-style-name="Policepardéfaut" style:family="text">
      <style:text-properties style:font-size-complex="11pt"/>
    </style:style>
    <style:style style:name="T7968" style:parent-style-name="Policepardéfaut" style:family="text">
      <style:text-properties style:font-size-complex="11pt"/>
    </style:style>
    <style:style style:name="P7969" style:parent-style-name="quote.l" style:family="paragraph">
      <style:text-properties style:font-size-complex="11pt"/>
    </style:style>
    <style:style style:name="P7970" style:parent-style-name="quote.l" style:family="paragraph">
      <style:text-properties style:font-size-complex="11pt"/>
    </style:style>
    <style:style style:name="P7971" style:parent-style-name="quote.l" style:family="paragraph">
      <style:text-properties style:font-size-complex="11pt"/>
    </style:style>
    <style:style style:name="P7972" style:parent-style-name="quote.l" style:family="paragraph">
      <style:text-properties style:font-size-complex="11pt"/>
    </style:style>
    <style:style style:name="P7973" style:parent-style-name="quote.l" style:family="paragraph">
      <style:text-properties style:font-size-complex="11pt"/>
    </style:style>
    <style:style style:name="T7974" style:parent-style-name="pb" style:family="text">
      <style:text-properties style:font-size-complex="11pt"/>
    </style:style>
    <style:style style:name="T7975" style:parent-style-name="pb" style:family="text">
      <style:text-properties style:font-size-complex="11pt"/>
    </style:style>
    <style:style style:name="T7976" style:parent-style-name="pb" style:family="text">
      <style:text-properties style:font-size-complex="11pt"/>
    </style:style>
    <style:style style:name="T7977" style:parent-style-name="pb" style:family="text">
      <style:text-properties style:text-position="0% 100%"/>
    </style:style>
    <style:style style:name="T7978" style:parent-style-name="Policepardéfaut" style:family="text">
      <style:text-properties style:font-size-complex="11pt"/>
    </style:style>
    <style:style style:name="T7979" style:parent-style-name="Policepardéfaut" style:family="text">
      <style:text-properties style:font-size-complex="11pt"/>
    </style:style>
    <style:style style:name="T7980" style:parent-style-name="Policepardéfaut" style:family="text">
      <style:text-properties style:font-size-complex="11pt"/>
    </style:style>
    <style:style style:name="T7981" style:parent-style-name="Policepardéfaut" style:family="text">
      <style:text-properties style:font-size-complex="11pt"/>
    </style:style>
    <style:style style:name="T7982" style:parent-style-name="Policepardéfaut" style:family="text">
      <style:text-properties style:font-size-complex="11pt"/>
    </style:style>
    <style:style style:name="T7983" style:parent-style-name="Policepardéfaut" style:family="text">
      <style:text-properties style:font-size-complex="11pt"/>
    </style:style>
    <style:style style:name="T7984" style:parent-style-name="Policepardéfaut" style:family="text">
      <style:text-properties style:font-size-complex="11pt"/>
    </style:style>
    <style:style style:name="P7985" style:parent-style-name="quote.l" style:family="paragraph">
      <style:text-properties style:font-size-complex="11pt"/>
    </style:style>
    <style:style style:name="P7986" style:parent-style-name="quote.l" style:family="paragraph">
      <style:text-properties style:font-size-complex="11pt"/>
    </style:style>
    <style:style style:name="P7987" style:parent-style-name="quote.l" style:family="paragraph">
      <style:text-properties style:font-size-complex="11pt"/>
    </style:style>
    <style:style style:name="P7988" style:parent-style-name="quote.l" style:family="paragraph">
      <style:text-properties style:font-size-complex="11pt"/>
    </style:style>
    <style:style style:name="P7989" style:parent-style-name="quote.l" style:family="paragraph">
      <style:text-properties style:font-size-complex="11pt"/>
    </style:style>
    <style:style style:name="P7990" style:parent-style-name="quote.l" style:family="paragraph">
      <style:text-properties style:font-size-complex="11pt"/>
    </style:style>
    <style:style style:name="P7991" style:parent-style-name="quote.l" style:family="paragraph">
      <style:text-properties style:font-size-complex="11pt"/>
    </style:style>
    <style:style style:name="P7992" style:parent-style-name="quote.l" style:family="paragraph">
      <style:text-properties style:font-size-complex="11pt"/>
    </style:style>
    <style:style style:name="T7993" style:parent-style-name="Policepardéfaut" style:family="text">
      <style:text-properties style:font-size-complex="11pt"/>
    </style:style>
    <style:style style:name="T7994" style:parent-style-name="Policepardéfaut" style:family="text">
      <style:text-properties style:font-size-complex="11pt"/>
    </style:style>
    <style:style style:name="T7995" style:parent-style-name="Policepardéfaut" style:family="text">
      <style:text-properties style:font-size-complex="11pt"/>
    </style:style>
    <style:style style:name="T7996" style:parent-style-name="Policepardéfaut" style:family="text">
      <style:text-properties style:font-size-complex="11pt"/>
    </style:style>
    <style:style style:name="T7997" style:parent-style-name="Policepardéfaut" style:family="text">
      <style:text-properties style:font-size-complex="11pt"/>
    </style:style>
    <style:style style:name="T7998" style:parent-style-name="Policepardéfaut" style:family="text">
      <style:text-properties style:font-size-complex="11pt"/>
    </style:style>
    <style:style style:name="T7999" style:parent-style-name="Policepardéfaut" style:family="text">
      <style:text-properties style:font-size-complex="11pt"/>
    </style:style>
    <style:style style:name="T8000" style:parent-style-name="Policepardéfaut" style:family="text">
      <style:text-properties style:font-size-complex="11pt"/>
    </style:style>
    <style:style style:name="T8001" style:parent-style-name="Policepardéfaut" style:family="text">
      <style:text-properties fo:font-style="italic" style:font-style-asian="italic" style:font-size-complex="11pt"/>
    </style:style>
    <style:style style:name="T8002" style:parent-style-name="Policepardéfaut" style:family="text">
      <style:text-properties style:font-size-complex="11pt"/>
    </style:style>
    <style:style style:name="P8003" style:parent-style-name="quote.l" style:family="paragraph">
      <style:text-properties style:font-size-complex="11pt"/>
    </style:style>
    <style:style style:name="P8004" style:parent-style-name="quote.l" style:family="paragraph">
      <style:text-properties style:font-size-complex="11pt"/>
    </style:style>
    <style:style style:name="P8005" style:parent-style-name="quote.l" style:family="paragraph">
      <style:text-properties style:font-size-complex="11pt"/>
    </style:style>
    <style:style style:name="P8006" style:parent-style-name="quote.l" style:family="paragraph">
      <style:text-properties style:font-size-complex="11pt"/>
    </style:style>
    <style:style style:name="P8007" style:parent-style-name="quote.l" style:family="paragraph">
      <style:text-properties style:font-size-complex="11pt"/>
    </style:style>
    <style:style style:name="P8008" style:parent-style-name="quote.l" style:family="paragraph">
      <style:text-properties style:font-size-complex="11pt"/>
    </style:style>
    <style:style style:name="T8009" style:parent-style-name="Policepardéfaut" style:family="text">
      <style:text-properties fo:font-style="italic" style:font-style-asian="italic"/>
    </style:style>
    <style:style style:name="T8010" style:parent-style-name="Policepardéfaut" style:family="text">
      <style:text-properties style:font-name-complex="Times New Roman" style:font-size-complex="10pt"/>
    </style:style>
    <style:style style:name="T8011" style:parent-style-name="Policepardéfaut" style:family="text">
      <style:text-properties style:font-name-complex="Times New Roman" style:font-size-complex="10pt"/>
    </style:style>
    <style:style style:name="T8012" style:parent-style-name="Policepardéfaut" style:family="text">
      <style:text-properties style:font-name-complex="Times New Roman" style:font-size-complex="10pt"/>
    </style:style>
    <style:style style:name="T8013" style:parent-style-name="Policepardéfaut" style:family="text">
      <style:text-properties style:font-name-complex="Times New Roman" style:font-size-complex="10pt"/>
    </style:style>
    <style:style style:name="T8014" style:parent-style-name="Policepardéfaut" style:family="text">
      <style:text-properties style:font-name-complex="Times New Roman" style:font-size-complex="10pt"/>
    </style:style>
    <style:style style:name="T8015" style:parent-style-name="Policepardéfaut" style:family="text">
      <style:text-properties style:font-name-complex="Times New Roman" style:font-size-complex="10pt"/>
    </style:style>
    <style:style style:name="T8016" style:parent-style-name="Policepardéfaut" style:family="text">
      <style:text-properties style:font-size-complex="11pt"/>
    </style:style>
    <style:style style:name="P8017" style:parent-style-name="Corpsdetexte" style:family="paragraph">
      <style:paragraph-properties fo:text-indent="0.1666in"/>
      <style:text-properties style:font-name-complex="Times New Roman"/>
    </style:style>
    <style:style style:name="P8018" style:parent-style-name="quote.l" style:family="paragraph">
      <style:text-properties style:font-size-complex="11pt"/>
    </style:style>
    <style:style style:name="P8019" style:parent-style-name="quote.l" style:family="paragraph">
      <style:text-properties style:font-size-complex="11pt"/>
    </style:style>
    <style:style style:name="P8020" style:parent-style-name="quote.l" style:family="paragraph">
      <style:text-properties style:font-size-complex="11pt"/>
    </style:style>
    <style:style style:name="P8021" style:parent-style-name="quote.l" style:family="paragraph">
      <style:text-properties style:font-size-complex="11pt"/>
    </style:style>
    <style:style style:name="P8022" style:parent-style-name="quote.l" style:family="paragraph">
      <style:text-properties style:font-size-complex="11pt"/>
    </style:style>
    <style:style style:name="P8023" style:parent-style-name="quote.l" style:family="paragraph">
      <style:text-properties style:font-size-complex="11pt"/>
    </style:style>
    <style:style style:name="P8024" style:parent-style-name="quote.l" style:family="paragraph">
      <style:text-properties style:font-size-complex="11pt"/>
    </style:style>
    <style:style style:name="P8025" style:parent-style-name="quote.l" style:family="paragraph">
      <style:text-properties style:font-size-complex="11pt"/>
    </style:style>
    <style:style style:name="P8026" style:parent-style-name="quote.l" style:family="paragraph">
      <style:text-properties style:font-size-complex="11pt"/>
    </style:style>
    <style:style style:name="P8027" style:parent-style-name="quote.l" style:family="paragraph">
      <style:text-properties style:font-size-complex="11pt"/>
    </style:style>
    <style:style style:name="P8028" style:parent-style-name="quote.l" style:family="paragraph">
      <style:text-properties style:font-size-complex="11pt"/>
    </style:style>
    <style:style style:name="P8029" style:parent-style-name="quote.l" style:family="paragraph">
      <style:text-properties style:font-size-complex="11pt"/>
    </style:style>
    <style:style style:name="P8030" style:parent-style-name="quote.l" style:family="paragraph">
      <style:text-properties style:font-size-complex="11pt"/>
    </style:style>
    <style:style style:name="P8031" style:parent-style-name="quote.l" style:family="paragraph">
      <style:text-properties style:font-size-complex="11pt"/>
    </style:style>
    <style:style style:name="P8032" style:parent-style-name="quote.l" style:family="paragraph">
      <style:text-properties style:font-size-complex="11pt"/>
    </style:style>
    <style:style style:name="P8033" style:parent-style-name="quote.l" style:family="paragraph">
      <style:text-properties style:font-size-complex="11pt"/>
    </style:style>
    <style:style style:name="P8034" style:parent-style-name="quote.l" style:family="paragraph">
      <style:text-properties style:font-size-complex="11pt"/>
    </style:style>
    <style:style style:name="P8035" style:parent-style-name="quote.l" style:family="paragraph">
      <style:text-properties style:font-size-complex="11pt"/>
    </style:style>
    <style:style style:name="P8036" style:parent-style-name="quote.l" style:family="paragraph">
      <style:text-properties style:font-size-complex="11pt"/>
    </style:style>
    <style:style style:name="P8037" style:parent-style-name="quote.l" style:family="paragraph">
      <style:text-properties style:font-size-complex="11pt"/>
    </style:style>
    <style:style style:name="T8038" style:parent-style-name="pb" style:family="text">
      <style:text-properties style:font-size-complex="11pt"/>
    </style:style>
    <style:style style:name="T8039" style:parent-style-name="pb" style:family="text">
      <style:text-properties style:font-size-complex="11pt"/>
    </style:style>
    <style:style style:name="T8040" style:parent-style-name="pb" style:family="text">
      <style:text-properties style:font-size-complex="11pt"/>
    </style:style>
    <style:style style:name="T8041" style:parent-style-name="pb" style:family="text">
      <style:text-properties style:text-position="0% 100%"/>
    </style:style>
    <style:style style:name="T8042" style:parent-style-name="Policepardéfaut" style:family="text">
      <style:text-properties style:font-size-complex="11pt"/>
    </style:style>
    <style:style style:name="T8043" style:parent-style-name="Policepardéfaut" style:family="text">
      <style:text-properties style:font-size-complex="11pt"/>
    </style:style>
    <style:style style:name="T8044" style:parent-style-name="Policepardéfaut" style:family="text">
      <style:text-properties style:font-size-complex="11pt"/>
    </style:style>
    <style:style style:name="T8045" style:parent-style-name="Policepardéfaut" style:family="text">
      <style:text-properties style:font-size-complex="11pt"/>
    </style:style>
    <style:style style:name="T8046" style:parent-style-name="Policepardéfaut" style:family="text">
      <style:text-properties style:font-size-complex="11pt"/>
    </style:style>
    <style:style style:name="T8047" style:parent-style-name="Policepardéfaut" style:family="text">
      <style:text-properties style:font-size-complex="11pt"/>
    </style:style>
    <style:style style:name="T8048" style:parent-style-name="Policepardéfaut" style:family="text">
      <style:text-properties style:font-size-complex="11pt"/>
    </style:style>
    <style:style style:name="T8049" style:parent-style-name="Policepardéfaut" style:family="text">
      <style:text-properties style:font-size-complex="11pt"/>
    </style:style>
    <style:style style:name="T8050" style:parent-style-name="Policepardéfaut" style:family="text">
      <style:text-properties style:font-size-complex="11pt"/>
    </style:style>
    <style:style style:name="T8051" style:parent-style-name="Policepardéfaut" style:family="text">
      <style:text-properties style:font-size-complex="11pt"/>
    </style:style>
    <style:style style:name="T8052" style:parent-style-name="Policepardéfaut" style:family="text">
      <style:text-properties style:font-size-complex="11pt"/>
    </style:style>
    <style:style style:name="T8053" style:parent-style-name="Policepardéfaut" style:family="text">
      <style:text-properties style:font-size-complex="11pt"/>
    </style:style>
    <style:style style:name="T8054" style:parent-style-name="Policepardéfaut" style:family="text">
      <style:text-properties style:font-name-complex="Times New Roman" style:font-size-complex="10pt"/>
    </style:style>
    <style:style style:name="T8055" style:parent-style-name="Policepardéfaut" style:family="text">
      <style:text-properties style:font-name-complex="Times New Roman" style:font-size-complex="10pt"/>
    </style:style>
    <style:style style:name="T8056" style:parent-style-name="Policepardéfaut" style:family="text">
      <style:text-properties style:font-name-complex="Times New Roman" style:font-size-complex="10pt"/>
    </style:style>
    <style:style style:name="T8057" style:parent-style-name="Policepardéfaut" style:family="text">
      <style:text-properties style:font-name-complex="Times New Roman" style:font-size-complex="10pt"/>
    </style:style>
    <style:style style:name="T8058" style:parent-style-name="Policepardéfaut" style:family="text">
      <style:text-properties style:font-size-complex="11pt"/>
    </style:style>
    <style:style style:name="T8059" style:parent-style-name="Policepardéfaut" style:family="text">
      <style:text-properties style:font-size-complex="11pt"/>
    </style:style>
    <style:style style:name="T8060" style:parent-style-name="Policepardéfaut" style:family="text">
      <style:text-properties style:font-size-complex="11pt"/>
    </style:style>
    <style:style style:name="T8061" style:parent-style-name="Policepardéfaut" style:family="text">
      <style:text-properties style:font-size-complex="11pt"/>
    </style:style>
    <style:style style:name="T8062" style:parent-style-name="Policepardéfaut" style:family="text">
      <style:text-properties style:font-size-complex="11pt"/>
    </style:style>
    <style:style style:name="T8063" style:parent-style-name="Policepardéfaut" style:family="text">
      <style:text-properties style:font-size-complex="11pt"/>
    </style:style>
    <style:style style:name="T8064" style:parent-style-name="Policepardéfaut" style:family="text">
      <style:text-properties style:font-size-complex="11pt"/>
    </style:style>
    <style:style style:name="T8065" style:parent-style-name="Policepardéfaut" style:family="text">
      <style:text-properties style:font-size-complex="11pt"/>
    </style:style>
    <style:style style:name="T8066" style:parent-style-name="Policepardéfaut" style:family="text">
      <style:text-properties style:font-size-complex="11pt"/>
    </style:style>
    <style:style style:name="T8067" style:parent-style-name="Policepardéfaut" style:family="text">
      <style:text-properties style:font-size-complex="11pt"/>
    </style:style>
    <style:style style:name="T8068" style:parent-style-name="Policepardéfaut" style:family="text">
      <style:text-properties style:font-size-complex="11pt"/>
    </style:style>
    <style:style style:name="T8069" style:parent-style-name="Policepardéfaut" style:family="text">
      <style:text-properties style:font-size-complex="11pt"/>
    </style:style>
    <style:style style:name="P8070" style:parent-style-name="quote.l" style:family="paragraph">
      <style:text-properties style:font-size-complex="11pt"/>
    </style:style>
    <style:style style:name="P8071" style:parent-style-name="quote.l" style:family="paragraph">
      <style:text-properties style:font-size-complex="11pt"/>
    </style:style>
    <style:style style:name="P8072" style:parent-style-name="quote.l" style:family="paragraph">
      <style:text-properties style:font-size-complex="11pt"/>
    </style:style>
    <style:style style:name="P8073" style:parent-style-name="quote.l" style:family="paragraph">
      <style:text-properties style:font-size-complex="11pt"/>
    </style:style>
    <style:style style:name="P8074" style:parent-style-name="quote.l" style:family="paragraph">
      <style:text-properties style:font-size-complex="11pt"/>
    </style:style>
    <style:style style:name="P8075" style:parent-style-name="quote.l" style:family="paragraph">
      <style:text-properties style:font-size-complex="11pt"/>
    </style:style>
    <style:style style:name="P8076" style:parent-style-name="quote.l" style:family="paragraph">
      <style:text-properties style:font-size-complex="11pt"/>
    </style:style>
    <style:style style:name="P8077" style:parent-style-name="quote.l" style:family="paragraph">
      <style:text-properties style:font-size-complex="11pt"/>
    </style:style>
    <style:style style:name="P8078" style:parent-style-name="quote.l" style:family="paragraph">
      <style:text-properties style:font-size-complex="11pt"/>
    </style:style>
    <style:style style:name="P8079" style:parent-style-name="quote.l" style:family="paragraph">
      <style:text-properties style:font-size-complex="11pt"/>
    </style:style>
    <style:style style:name="P8080" style:parent-style-name="quote.l" style:family="paragraph">
      <style:text-properties style:font-size-complex="11pt"/>
    </style:style>
    <style:style style:name="P8081" style:parent-style-name="quote.l" style:family="paragraph">
      <style:text-properties style:font-size-complex="11pt"/>
    </style:style>
    <style:style style:name="P8082" style:parent-style-name="quote.l" style:family="paragraph">
      <style:text-properties style:font-size-complex="11pt"/>
    </style:style>
    <style:style style:name="P8083" style:parent-style-name="quote.l" style:family="paragraph">
      <style:text-properties style:font-size-complex="11pt"/>
    </style:style>
    <style:style style:name="P8084" style:parent-style-name="quote.l" style:family="paragraph">
      <style:text-properties style:font-size-complex="11pt"/>
    </style:style>
    <style:style style:name="P8085" style:parent-style-name="quote.l" style:family="paragraph">
      <style:text-properties style:font-size-complex="11pt"/>
    </style:style>
    <style:style style:name="T8086" style:parent-style-name="Policepardéfaut" style:family="text">
      <style:text-properties fo:font-style="italic" style:font-style-asian="italic"/>
    </style:style>
    <style:style style:name="T8087" style:parent-style-name="Policepardéfaut" style:family="text">
      <style:text-properties fo:font-style="italic" style:font-style-asian="italic"/>
    </style:style>
    <style:style style:name="T8088" style:parent-style-name="pb" style:family="text">
      <style:text-properties style:text-position="0% 100%"/>
    </style:style>
    <style:style style:name="P8089" style:parent-style-name="Corpsdetexte" style:family="paragraph">
      <style:text-properties style:font-name-complex="Times New Roman"/>
    </style:style>
    <style:style style:name="P8090" style:parent-style-name="label" style:family="paragraph">
      <style:text-properties fo:font-style="italic" style:font-style-asian="italic" fo:font-variant="normal"/>
    </style:style>
    <style:style style:name="P8091" style:parent-style-name="quote.l" style:family="paragraph">
      <style:text-properties style:font-size-complex="11pt"/>
    </style:style>
    <style:style style:name="P8092" style:parent-style-name="quote.l" style:family="paragraph">
      <style:text-properties style:font-size-complex="11pt"/>
    </style:style>
    <style:style style:name="P8093" style:parent-style-name="quote.l" style:family="paragraph">
      <style:text-properties style:font-size-complex="11pt"/>
    </style:style>
    <style:style style:name="P8094" style:parent-style-name="quote.l" style:family="paragraph">
      <style:text-properties style:font-size-complex="11pt"/>
    </style:style>
    <style:style style:name="P8095" style:parent-style-name="quote.l" style:family="paragraph">
      <style:text-properties style:font-size-complex="11pt"/>
    </style:style>
    <style:style style:name="P8096" style:parent-style-name="quote.l" style:family="paragraph">
      <style:text-properties style:font-size-complex="11pt"/>
    </style:style>
    <style:style style:name="P8097" style:parent-style-name="quote.l" style:family="paragraph">
      <style:text-properties style:font-size-complex="11pt"/>
    </style:style>
    <style:style style:name="P8098" style:parent-style-name="quote.l" style:family="paragraph">
      <style:text-properties style:font-size-complex="11pt"/>
    </style:style>
    <style:style style:name="P8099" style:parent-style-name="quote.l" style:family="paragraph">
      <style:text-properties style:font-size-complex="11pt"/>
    </style:style>
    <style:style style:name="P8100" style:parent-style-name="quote.l" style:family="paragraph">
      <style:text-properties style:font-size-complex="11pt"/>
    </style:style>
    <style:style style:name="P8101" style:parent-style-name="quote.l" style:family="paragraph">
      <style:text-properties style:font-size-complex="11pt"/>
    </style:style>
    <style:style style:name="P8102" style:parent-style-name="quote.l" style:family="paragraph">
      <style:text-properties style:font-size-complex="11pt"/>
    </style:style>
    <style:style style:name="T8103" style:parent-style-name="pb" style:family="text">
      <style:text-properties style:font-size-complex="11pt"/>
    </style:style>
    <style:style style:name="T8104" style:parent-style-name="pb" style:family="text">
      <style:text-properties style:font-size-complex="11pt"/>
    </style:style>
    <style:style style:name="T8105" style:parent-style-name="pb" style:family="text">
      <style:text-properties style:font-size-complex="11pt"/>
    </style:style>
    <style:style style:name="T8106" style:parent-style-name="pb" style:family="text">
      <style:text-properties style:text-position="0% 100%"/>
    </style:style>
    <style:style style:name="T8107" style:parent-style-name="Policepardéfaut" style:family="text">
      <style:text-properties style:font-size-complex="11pt"/>
    </style:style>
    <style:style style:name="T8108" style:parent-style-name="Policepardéfaut" style:family="text">
      <style:text-properties style:font-size-complex="11pt"/>
    </style:style>
    <style:style style:name="T8109" style:parent-style-name="Policepardéfaut" style:family="text">
      <style:text-properties style:font-size-complex="11pt"/>
    </style:style>
    <style:style style:name="T8110" style:parent-style-name="Policepardéfaut" style:family="text">
      <style:text-properties style:font-size-complex="11pt"/>
    </style:style>
    <style:style style:name="T8111" style:parent-style-name="Policepardéfaut" style:family="text">
      <style:text-properties style:font-size-complex="11pt"/>
    </style:style>
    <style:style style:name="T8112" style:parent-style-name="Policepardéfaut" style:family="text">
      <style:text-properties style:font-size-complex="11pt"/>
    </style:style>
    <style:style style:name="T8113" style:parent-style-name="Policepardéfaut" style:family="text">
      <style:text-properties style:font-size-complex="11pt"/>
    </style:style>
    <style:style style:name="T8114" style:parent-style-name="Policepardéfaut" style:family="text">
      <style:text-properties style:font-size-complex="11pt"/>
    </style:style>
    <style:style style:name="T8115" style:parent-style-name="Policepardéfaut" style:family="text">
      <style:text-properties style:font-size-complex="11pt"/>
    </style:style>
    <style:style style:name="T8116" style:parent-style-name="Policepardéfaut" style:family="text">
      <style:text-properties style:font-size-complex="11pt"/>
    </style:style>
    <style:style style:name="T8117" style:parent-style-name="Policepardéfaut" style:family="text">
      <style:text-properties style:font-size-complex="11pt"/>
    </style:style>
    <style:style style:name="P8118" style:parent-style-name="quote.l" style:family="paragraph">
      <style:text-properties style:font-size-complex="11pt"/>
    </style:style>
    <style:style style:name="P8119" style:parent-style-name="quote.l" style:family="paragraph">
      <style:text-properties style:font-size-complex="11pt"/>
    </style:style>
    <style:style style:name="P8120" style:parent-style-name="quote.l" style:family="paragraph">
      <style:text-properties style:font-size-complex="11pt"/>
    </style:style>
    <style:style style:name="P8121" style:parent-style-name="quote.l" style:family="paragraph">
      <style:text-properties style:font-size-complex="11pt"/>
    </style:style>
    <style:style style:name="P8122" style:parent-style-name="quote.l" style:family="paragraph">
      <style:text-properties style:font-size-complex="11pt"/>
    </style:style>
    <style:style style:name="P8123" style:parent-style-name="quote.l" style:family="paragraph">
      <style:text-properties style:font-size-complex="11pt"/>
    </style:style>
    <style:style style:name="P8124" style:parent-style-name="quote.l" style:family="paragraph">
      <style:text-properties style:font-size-complex="11pt"/>
    </style:style>
    <style:style style:name="P8125" style:parent-style-name="quote.l" style:family="paragraph">
      <style:text-properties style:font-size-complex="11pt"/>
    </style:style>
    <style:style style:name="P8126" style:parent-style-name="quote.l" style:family="paragraph">
      <style:text-properties style:font-size-complex="11pt"/>
    </style:style>
    <style:style style:name="T8127" style:parent-style-name="Policepardéfaut" style:family="text">
      <style:text-properties style:font-size-complex="11pt"/>
    </style:style>
    <style:style style:name="T8128" style:parent-style-name="Policepardéfaut" style:family="text">
      <style:text-properties style:font-name-complex="Times New Roman" style:font-size-complex="10pt"/>
    </style:style>
    <style:style style:name="T8129" style:parent-style-name="Policepardéfaut" style:family="text">
      <style:text-properties style:font-name-complex="Times New Roman" style:font-size-complex="10pt"/>
    </style:style>
    <style:style style:name="T8130" style:parent-style-name="Policepardéfaut" style:family="text">
      <style:text-properties style:font-name-complex="Times New Roman" style:font-size-complex="10pt"/>
    </style:style>
    <style:style style:name="T8131" style:parent-style-name="Policepardéfaut" style:family="text">
      <style:text-properties style:font-name-complex="Times New Roman" style:font-size-complex="10pt"/>
    </style:style>
    <style:style style:name="T8132" style:parent-style-name="Policepardéfaut" style:family="text">
      <style:text-properties style:font-name-complex="Times New Roman" style:font-size-complex="10pt"/>
    </style:style>
    <style:style style:name="T8133" style:parent-style-name="Policepardéfaut" style:family="text">
      <style:text-properties style:font-name-complex="Times New Roman" style:font-size-complex="10pt"/>
    </style:style>
    <style:style style:name="T8134" style:parent-style-name="Policepardéfaut" style:family="text">
      <style:text-properties style:font-name-complex="Times New Roman" fo:font-size="13pt" style:font-size-asian="13pt"/>
    </style:style>
    <style:style style:name="T8135" style:parent-style-name="Policepardéfaut" style:family="text">
      <style:text-properties style:font-size-complex="11pt"/>
    </style:style>
    <style:style style:name="T8136" style:parent-style-name="Policepardéfaut" style:family="text">
      <style:text-properties style:font-size-complex="11pt"/>
    </style:style>
    <style:style style:name="T8137" style:parent-style-name="Policepardéfaut" style:family="text">
      <style:text-properties style:font-size-complex="11pt"/>
    </style:style>
    <style:style style:name="T8138" style:parent-style-name="Policepardéfaut" style:family="text">
      <style:text-properties style:font-size-complex="11pt"/>
    </style:style>
    <style:style style:name="T8139" style:parent-style-name="Policepardéfaut" style:family="text">
      <style:text-properties style:font-size-complex="11pt"/>
    </style:style>
    <style:style style:name="T8140" style:parent-style-name="Policepardéfaut" style:family="text">
      <style:text-properties style:font-size-complex="11pt"/>
    </style:style>
    <style:style style:name="T8141" style:parent-style-name="Policepardéfaut" style:family="text">
      <style:text-properties style:font-size-complex="11pt"/>
    </style:style>
    <style:style style:name="T8142" style:parent-style-name="Policepardéfaut" style:family="text">
      <style:text-properties style:font-size-complex="11pt"/>
    </style:style>
    <style:style style:name="T8143" style:parent-style-name="Policepardéfaut" style:family="text">
      <style:text-properties style:font-size-complex="11pt"/>
    </style:style>
    <style:style style:name="T8144" style:parent-style-name="Policepardéfaut" style:family="text">
      <style:text-properties style:font-size-complex="11pt"/>
    </style:style>
    <style:style style:name="P8145" style:parent-style-name="quote.l" style:family="paragraph">
      <style:text-properties style:font-size-complex="11pt"/>
    </style:style>
    <style:style style:name="P8146" style:parent-style-name="quote.l" style:family="paragraph">
      <style:text-properties style:font-size-complex="11pt"/>
    </style:style>
    <style:style style:name="P8147" style:parent-style-name="quote.l" style:family="paragraph">
      <style:text-properties style:font-size-complex="11pt"/>
    </style:style>
    <style:style style:name="P8148" style:parent-style-name="quote.l" style:family="paragraph">
      <style:text-properties style:font-size-complex="11pt"/>
    </style:style>
    <style:style style:name="P8149" style:parent-style-name="quote.l" style:family="paragraph">
      <style:text-properties style:font-size-complex="11pt"/>
    </style:style>
    <style:style style:name="P8150" style:parent-style-name="quote.l" style:family="paragraph">
      <style:text-properties style:font-size-complex="11pt"/>
    </style:style>
    <style:style style:name="P8151" style:parent-style-name="quote.l" style:family="paragraph">
      <style:text-properties style:font-size-complex="11pt"/>
    </style:style>
    <style:style style:name="P8152" style:parent-style-name="quote.l" style:family="paragraph">
      <style:text-properties style:font-size-complex="11pt"/>
    </style:style>
    <style:style style:name="P8153" style:parent-style-name="quote.l" style:family="paragraph">
      <style:text-properties style:font-size-complex="11pt"/>
    </style:style>
    <style:style style:name="P8154" style:parent-style-name="quote.l" style:family="paragraph">
      <style:text-properties style:font-size-complex="11pt"/>
    </style:style>
    <style:style style:name="P8155" style:parent-style-name="quote.l" style:family="paragraph">
      <style:text-properties style:font-size-complex="11pt"/>
    </style:style>
    <style:style style:name="P8156" style:parent-style-name="quote.l" style:family="paragraph">
      <style:text-properties style:font-size-complex="11pt"/>
    </style:style>
    <style:style style:name="P8157" style:parent-style-name="quote.l" style:family="paragraph">
      <style:text-properties style:font-size-complex="11pt"/>
    </style:style>
    <style:style style:name="P8158" style:parent-style-name="quote.l" style:family="paragraph">
      <style:text-properties style:font-size-complex="11pt"/>
    </style:style>
    <style:style style:name="P8159" style:parent-style-name="quote.l" style:family="paragraph">
      <style:text-properties style:font-size-complex="11pt"/>
    </style:style>
    <style:style style:name="P8160" style:parent-style-name="quote.l" style:family="paragraph">
      <style:text-properties style:font-size-complex="11pt"/>
    </style:style>
    <style:style style:name="P8161" style:parent-style-name="quote.l" style:family="paragraph">
      <style:text-properties style:font-size-complex="11pt"/>
    </style:style>
    <style:style style:name="P8162" style:parent-style-name="quote.l" style:family="paragraph">
      <style:text-properties style:font-size-complex="11pt"/>
    </style:style>
    <style:style style:name="P8163" style:parent-style-name="Corpsdetexte" style:family="paragraph">
      <style:paragraph-properties fo:text-indent="0.1666in"/>
    </style:style>
    <style:style style:name="T8164" style:parent-style-name="Policepardéfaut" style:family="text">
      <style:text-properties style:font-name-complex="Times New Roman"/>
    </style:style>
    <style:style style:name="T8165" style:parent-style-name="Policepardéfaut" style:family="text">
      <style:text-properties style:font-name-complex="Times New Roman"/>
    </style:style>
    <style:style style:name="T8166" style:parent-style-name="Policepardéfaut" style:family="text">
      <style:text-properties style:font-name-complex="Times New Roman"/>
    </style:style>
    <style:style style:name="T8167" style:parent-style-name="Policepardéfaut" style:family="text">
      <style:text-properties style:font-name-complex="Times New Roman"/>
    </style:style>
    <style:style style:name="T8168" style:parent-style-name="Policepardéfaut" style:family="text">
      <style:text-properties style:font-name-complex="Times New Roman"/>
    </style:style>
    <style:style style:name="T8169" style:parent-style-name="Policepardéfaut" style:family="text">
      <style:text-properties style:font-name-complex="Times New Roman"/>
    </style:style>
    <style:style style:name="T8170" style:parent-style-name="Policepardéfaut" style:family="text">
      <style:text-properties style:font-name-complex="Times New Roman"/>
    </style:style>
    <style:style style:name="T8171" style:parent-style-name="Policepardéfaut" style:family="text">
      <style:text-properties style:font-name-complex="Times New Roman"/>
    </style:style>
    <style:style style:name="T8172" style:parent-style-name="Policepardéfaut" style:family="text">
      <style:text-properties style:font-name-complex="Times New Roman"/>
    </style:style>
    <style:style style:name="T8173" style:parent-style-name="Policepardéfaut" style:family="text">
      <style:text-properties style:font-name-complex="Times New Roman"/>
    </style:style>
    <style:style style:name="T8174" style:parent-style-name="Policepardéfaut" style:family="text">
      <style:text-properties style:font-name-complex="Times New Roman"/>
    </style:style>
    <style:style style:name="T8175" style:parent-style-name="Policepardéfaut" style:family="text">
      <style:text-properties style:font-name-complex="Times New Roman"/>
    </style:style>
    <style:style style:name="T8176" style:parent-style-name="Policepardéfaut" style:family="text">
      <style:text-properties style:font-name-complex="Times New Roman"/>
    </style:style>
    <style:style style:name="T8177" style:parent-style-name="Policepardéfaut" style:family="text">
      <style:text-properties style:font-name-complex="Times New Roman"/>
    </style:style>
    <style:style style:name="T8178" style:parent-style-name="Policepardéfaut" style:family="text">
      <style:text-properties style:font-name-complex="Times New Roman"/>
    </style:style>
    <style:style style:name="T8179" style:parent-style-name="Policepardéfaut" style:family="text">
      <style:text-properties style:font-name-complex="Times New Roman"/>
    </style:style>
    <style:style style:name="T8180" style:parent-style-name="Policepardéfaut" style:family="text">
      <style:text-properties style:font-name-complex="Times New Roman"/>
    </style:style>
    <style:style style:name="T8181" style:parent-style-name="Policepardéfaut" style:family="text">
      <style:text-properties style:font-name-complex="Times New Roman"/>
    </style:style>
    <style:style style:name="T8182" style:parent-style-name="Policepardéfaut" style:family="text">
      <style:text-properties style:font-name-complex="Times New Roman"/>
    </style:style>
    <style:style style:name="T8183" style:parent-style-name="Policepardéfaut" style:family="text">
      <style:text-properties style:font-name-complex="Times New Roman" fo:font-style="italic" style:font-style-asian="italic"/>
    </style:style>
    <style:style style:name="T8184" style:parent-style-name="Policepardéfaut" style:family="text">
      <style:text-properties style:font-name-complex="Times New Roman"/>
    </style:style>
    <style:style style:name="T8185" style:parent-style-name="Policepardéfaut" style:family="text">
      <style:text-properties style:font-name-complex="Times New Roman"/>
    </style:style>
    <style:style style:name="T8186" style:parent-style-name="Policepardéfaut" style:family="text">
      <style:text-properties style:font-name-complex="Times New Roman"/>
    </style:style>
    <style:style style:name="T8187" style:parent-style-name="Policepardéfaut" style:family="text">
      <style:text-properties style:font-name-complex="Times New Roman"/>
    </style:style>
    <style:style style:name="T8188" style:parent-style-name="Policepardéfaut" style:family="text">
      <style:text-properties style:font-name-complex="Times New Roman"/>
    </style:style>
    <style:style style:name="T8189" style:parent-style-name="Policepardéfaut" style:family="text">
      <style:text-properties style:font-name-complex="Times New Roman"/>
    </style:style>
    <style:style style:name="T8190" style:parent-style-name="Policepardéfaut" style:family="text">
      <style:text-properties style:font-name-complex="Times New Roman"/>
    </style:style>
    <style:style style:name="T8191" style:parent-style-name="Policepardéfaut" style:family="text">
      <style:text-properties style:font-name-complex="Times New Roman"/>
    </style:style>
    <style:style style:name="T8192" style:parent-style-name="Policepardéfaut" style:family="text">
      <style:text-properties style:font-name-complex="Times New Roman"/>
    </style:style>
    <style:style style:name="T8193" style:parent-style-name="Policepardéfaut" style:family="text">
      <style:text-properties style:font-name-complex="Times New Roman"/>
    </style:style>
    <style:style style:name="T8194" style:parent-style-name="Policepardéfaut" style:family="text">
      <style:text-properties style:font-name-complex="Times New Roman"/>
    </style:style>
    <style:style style:name="T8195" style:parent-style-name="Policepardéfaut" style:family="text">
      <style:text-properties style:font-name-complex="Times New Roman"/>
    </style:style>
    <style:style style:name="T8196" style:parent-style-name="Policepardéfaut" style:family="text">
      <style:text-properties style:font-name-complex="Times New Roman"/>
    </style:style>
    <style:style style:name="T8197" style:parent-style-name="Policepardéfaut" style:family="text">
      <style:text-properties style:font-name-complex="Times New Roman"/>
    </style:style>
    <style:style style:name="T8198" style:parent-style-name="Policepardéfaut" style:family="text">
      <style:text-properties style:font-name-complex="Times New Roman"/>
    </style:style>
    <style:style style:name="T8199" style:parent-style-name="Policepardéfaut" style:family="text">
      <style:text-properties style:font-name-complex="Times New Roman"/>
    </style:style>
    <style:style style:name="T8200" style:parent-style-name="Policepardéfaut" style:family="text">
      <style:text-properties style:font-name-complex="Times New Roman"/>
    </style:style>
    <style:style style:name="T8201" style:parent-style-name="Policepardéfaut" style:family="text">
      <style:text-properties style:font-name-complex="Times New Roman"/>
    </style:style>
    <style:style style:name="T8202" style:parent-style-name="Policepardéfaut" style:family="text">
      <style:text-properties style:font-name-complex="Times New Roman"/>
    </style:style>
    <style:style style:name="T8203" style:parent-style-name="Policepardéfaut" style:family="text">
      <style:text-properties style:font-name-complex="Times New Roman"/>
    </style:style>
    <style:style style:name="T8204" style:parent-style-name="Policepardéfaut" style:family="text">
      <style:text-properties style:font-name-complex="Times New Roman"/>
    </style:style>
    <style:style style:name="T8205" style:parent-style-name="Policepardéfaut" style:family="text">
      <style:text-properties style:font-name-complex="Times New Roman"/>
    </style:style>
    <style:style style:name="T8206" style:parent-style-name="Policepardéfaut" style:family="text">
      <style:text-properties style:font-name-complex="Times New Roman"/>
    </style:style>
    <style:style style:name="T8207" style:parent-style-name="Policepardéfaut" style:family="text">
      <style:text-properties style:font-name-complex="Times New Roman"/>
    </style:style>
    <style:style style:name="T8208" style:parent-style-name="Policepardéfaut" style:family="text">
      <style:text-properties style:font-name-complex="Times New Roman"/>
    </style:style>
    <style:style style:name="T8209" style:parent-style-name="Policepardéfaut" style:family="text">
      <style:text-properties style:font-name-complex="Times New Roman"/>
    </style:style>
    <style:style style:name="T8210" style:parent-style-name="Policepardéfaut" style:family="text">
      <style:text-properties style:font-name-complex="Times New Roman"/>
    </style:style>
    <style:style style:name="T8211" style:parent-style-name="Policepardéfaut" style:family="text">
      <style:text-properties style:font-name-complex="Times New Roman"/>
    </style:style>
    <style:style style:name="T8212" style:parent-style-name="Policepardéfaut" style:family="text">
      <style:text-properties style:font-name-complex="Times New Roman"/>
    </style:style>
    <style:style style:name="T8213" style:parent-style-name="Policepardéfaut" style:family="text">
      <style:text-properties style:font-name-complex="Times New Roman"/>
    </style:style>
    <style:style style:name="T8214" style:parent-style-name="Policepardéfaut" style:family="text">
      <style:text-properties style:font-name-complex="Times New Roman"/>
    </style:style>
    <style:style style:name="T8215" style:parent-style-name="Policepardéfaut" style:family="text">
      <style:text-properties style:font-name-complex="Times New Roman"/>
    </style:style>
    <style:style style:name="T8216" style:parent-style-name="Policepardéfaut" style:family="text">
      <style:text-properties style:font-name-complex="Times New Roman"/>
    </style:style>
    <style:style style:name="T8217" style:parent-style-name="Policepardéfaut" style:family="text">
      <style:text-properties style:font-name-complex="Times New Roman"/>
    </style:style>
    <style:style style:name="T8218" style:parent-style-name="Policepardéfaut" style:family="text">
      <style:text-properties style:font-name-complex="Times New Roman"/>
    </style:style>
    <style:style style:name="T8219" style:parent-style-name="Policepardéfaut" style:family="text">
      <style:text-properties style:font-name-complex="Times New Roman"/>
    </style:style>
    <style:style style:name="T8220" style:parent-style-name="Policepardéfaut" style:family="text">
      <style:text-properties style:font-name-complex="Times New Roman"/>
    </style:style>
    <style:style style:name="T8221" style:parent-style-name="Policepardéfaut" style:family="text">
      <style:text-properties style:font-name-complex="Times New Roman"/>
    </style:style>
    <style:style style:name="T8222" style:parent-style-name="Policepardéfaut" style:family="text">
      <style:text-properties style:font-name-complex="Times New Roman"/>
    </style:style>
    <style:style style:name="T8223" style:parent-style-name="Policepardéfaut" style:family="text">
      <style:text-properties style:font-name-complex="Times New Roman"/>
    </style:style>
    <style:style style:name="T8224" style:parent-style-name="Policepardéfaut" style:family="text">
      <style:text-properties style:font-name-complex="Times New Roman"/>
    </style:style>
    <style:style style:name="T8225" style:parent-style-name="Policepardéfaut" style:family="text">
      <style:text-properties style:font-name-complex="Times New Roman"/>
    </style:style>
    <style:style style:name="T8226" style:parent-style-name="Policepardéfaut" style:family="text">
      <style:text-properties style:font-name-complex="Times New Roman"/>
    </style:style>
    <style:style style:name="T8227" style:parent-style-name="Policepardéfaut" style:family="text">
      <style:text-properties style:font-name-complex="Times New Roman"/>
    </style:style>
    <style:style style:name="T8228" style:parent-style-name="Policepardéfaut" style:family="text">
      <style:text-properties style:font-name-complex="Times New Roman"/>
    </style:style>
    <style:style style:name="T8229" style:parent-style-name="Policepardéfaut" style:family="text">
      <style:text-properties style:font-name-complex="Times New Roman"/>
    </style:style>
    <style:style style:name="T8230" style:parent-style-name="Policepardéfaut" style:family="text">
      <style:text-properties style:font-name-complex="Times New Roman"/>
    </style:style>
    <style:style style:name="T8231" style:parent-style-name="Policepardéfaut" style:family="text">
      <style:text-properties style:font-name-complex="Times New Roman"/>
    </style:style>
    <style:style style:name="T8232" style:parent-style-name="Policepardéfaut" style:family="text">
      <style:text-properties style:font-name-complex="Times New Roman"/>
    </style:style>
    <style:style style:name="T8233" style:parent-style-name="Policepardéfaut" style:family="text">
      <style:text-properties style:font-name-complex="Times New Roman"/>
    </style:style>
    <style:style style:name="T8234" style:parent-style-name="Policepardéfaut" style:family="text">
      <style:text-properties style:font-name-complex="Times New Roman"/>
    </style:style>
    <style:style style:name="T8235" style:parent-style-name="Policepardéfaut" style:family="text">
      <style:text-properties style:font-name-complex="Times New Roman"/>
    </style:style>
    <style:style style:name="T8236" style:parent-style-name="Policepardéfaut" style:family="text">
      <style:text-properties style:font-name-complex="Times New Roman"/>
    </style:style>
    <style:style style:name="T8237" style:parent-style-name="Policepardéfaut" style:family="text">
      <style:text-properties style:font-name-complex="Times New Roman"/>
    </style:style>
    <style:style style:name="T8238" style:parent-style-name="Policepardéfaut" style:family="text">
      <style:text-properties style:font-name-complex="Times New Roman"/>
    </style:style>
    <style:style style:name="T8239" style:parent-style-name="Policepardéfaut" style:family="text">
      <style:text-properties style:font-name-complex="Times New Roman"/>
    </style:style>
    <style:style style:name="T8240" style:parent-style-name="Policepardéfaut" style:family="text">
      <style:text-properties style:font-name-complex="Times New Roman"/>
    </style:style>
    <style:style style:name="T8241" style:parent-style-name="Policepardéfaut" style:family="text">
      <style:text-properties style:font-name-complex="Times New Roman"/>
    </style:style>
    <style:style style:name="T8242" style:parent-style-name="Policepardéfaut" style:family="text">
      <style:text-properties style:font-name-complex="Times New Roman"/>
    </style:style>
    <style:style style:name="T8243" style:parent-style-name="Policepardéfaut" style:family="text">
      <style:text-properties style:font-name-complex="Times New Roman"/>
    </style:style>
    <style:style style:name="T8244" style:parent-style-name="Policepardéfaut" style:family="text">
      <style:text-properties style:font-name-complex="Times New Roman"/>
    </style:style>
    <style:style style:name="T8245" style:parent-style-name="Policepardéfaut" style:family="text">
      <style:text-properties style:font-name-complex="Times New Roman"/>
    </style:style>
    <style:style style:name="T8246" style:parent-style-name="Policepardéfaut" style:family="text">
      <style:text-properties style:font-name-complex="Times New Roman"/>
    </style:style>
    <style:style style:name="T8247" style:parent-style-name="Policepardéfaut" style:family="text">
      <style:text-properties style:font-name-complex="Times New Roman"/>
    </style:style>
    <style:style style:name="T8248" style:parent-style-name="Policepardéfaut" style:family="text">
      <style:text-properties style:font-name-complex="Times New Roman"/>
    </style:style>
    <style:style style:name="T8249" style:parent-style-name="Policepardéfaut" style:family="text">
      <style:text-properties style:font-name-complex="Times New Roman"/>
    </style:style>
    <style:style style:name="T8250" style:parent-style-name="Policepardéfaut" style:family="text">
      <style:text-properties style:font-name-complex="Times New Roman"/>
    </style:style>
    <style:style style:name="T8251" style:parent-style-name="Policepardéfaut" style:family="text">
      <style:text-properties style:font-name-complex="Times New Roman"/>
    </style:style>
    <style:style style:name="T8252" style:parent-style-name="Policepardéfaut" style:family="text">
      <style:text-properties style:font-name-complex="Times New Roman"/>
    </style:style>
    <style:style style:name="T8253" style:parent-style-name="Policepardéfaut" style:family="text">
      <style:text-properties style:font-name-complex="Times New Roman"/>
    </style:style>
    <style:style style:name="T8254" style:parent-style-name="Policepardéfaut" style:family="text">
      <style:text-properties style:font-name-complex="Times New Roman"/>
    </style:style>
    <style:style style:name="T8255" style:parent-style-name="Policepardéfaut" style:family="text">
      <style:text-properties style:font-name-complex="Times New Roman"/>
    </style:style>
    <style:style style:name="T8256" style:parent-style-name="Policepardéfaut" style:family="text">
      <style:text-properties style:font-name-complex="Times New Roman"/>
    </style:style>
    <style:style style:name="T8257" style:parent-style-name="Policepardéfaut" style:family="text">
      <style:text-properties style:font-name-complex="Times New Roman"/>
    </style:style>
    <style:style style:name="T8258" style:parent-style-name="Policepardéfaut" style:family="text">
      <style:text-properties style:font-name-complex="Times New Roman"/>
    </style:style>
    <style:style style:name="T8259" style:parent-style-name="Policepardéfaut" style:family="text">
      <style:text-properties style:font-name-complex="Times New Roman"/>
    </style:style>
    <style:style style:name="T8260" style:parent-style-name="Policepardéfaut" style:family="text">
      <style:text-properties style:font-name-complex="Times New Roman"/>
    </style:style>
    <style:style style:name="T8261" style:parent-style-name="Policepardéfaut" style:family="text">
      <style:text-properties style:font-name-complex="Times New Roman"/>
    </style:style>
    <style:style style:name="T8262" style:parent-style-name="Policepardéfaut" style:family="text">
      <style:text-properties style:font-name-complex="Times New Roman"/>
    </style:style>
    <style:style style:name="T8263" style:parent-style-name="Policepardéfaut" style:family="text">
      <style:text-properties style:font-name-complex="Times New Roman"/>
    </style:style>
    <style:style style:name="T8264" style:parent-style-name="Policepardéfaut" style:family="text">
      <style:text-properties style:font-name-complex="Times New Roman"/>
    </style:style>
    <style:style style:name="T8265" style:parent-style-name="Policepardéfaut" style:family="text">
      <style:text-properties style:font-name-complex="Times New Roman"/>
    </style:style>
    <style:style style:name="T8266" style:parent-style-name="Policepardéfaut" style:family="text">
      <style:text-properties style:font-name-complex="Times New Roman"/>
    </style:style>
    <style:style style:name="T8267" style:parent-style-name="Policepardéfaut" style:family="text">
      <style:text-properties style:font-name-complex="Times New Roman"/>
    </style:style>
    <style:style style:name="T8268" style:parent-style-name="Policepardéfaut" style:family="text">
      <style:text-properties style:font-name-complex="Times New Roman" fo:font-style="italic" style:font-style-asian="italic"/>
    </style:style>
    <style:style style:name="T8269" style:parent-style-name="Policepardéfaut" style:family="text">
      <style:text-properties style:font-name-complex="Times New Roman"/>
    </style:style>
    <style:style style:name="T8270" style:parent-style-name="Policepardéfaut" style:family="text">
      <style:text-properties style:font-name-complex="Times New Roman"/>
    </style:style>
    <style:style style:name="T8271" style:parent-style-name="Policepardéfaut" style:family="text">
      <style:text-properties style:font-name-complex="Times New Roman"/>
    </style:style>
    <style:style style:name="T8272" style:parent-style-name="Policepardéfaut" style:family="text">
      <style:text-properties style:font-name-complex="Times New Roman" fo:font-variant="small-caps"/>
    </style:style>
    <style:style style:name="T8273" style:parent-style-name="Policepardéfaut" style:family="text">
      <style:text-properties style:font-name-complex="Times New Roman"/>
    </style:style>
    <style:style style:name="T8274" style:parent-style-name="Policepardéfaut" style:family="text">
      <style:text-properties style:font-name-complex="Times New Roman"/>
    </style:style>
    <style:style style:name="T8275" style:parent-style-name="Policepardéfaut" style:family="text">
      <style:text-properties style:font-name-complex="Times New Roman"/>
    </style:style>
    <style:style style:name="T8276" style:parent-style-name="Policepardéfaut" style:family="text">
      <style:text-properties style:font-name-complex="Times New Roman"/>
    </style:style>
    <style:style style:name="T8277" style:parent-style-name="Policepardéfaut" style:family="text">
      <style:text-properties style:font-name-complex="Times New Roman"/>
    </style:style>
    <style:style style:name="T8278" style:parent-style-name="Policepardéfaut" style:family="text">
      <style:text-properties style:font-name-complex="Times New Roman"/>
    </style:style>
    <style:style style:name="T8279" style:parent-style-name="Policepardéfaut" style:family="text">
      <style:text-properties style:font-name-complex="Times New Roman"/>
    </style:style>
    <style:style style:name="T8280" style:parent-style-name="Policepardéfaut" style:family="text">
      <style:text-properties style:font-name-complex="Times New Roman"/>
    </style:style>
    <style:style style:name="T8281" style:parent-style-name="Policepardéfaut" style:family="text">
      <style:text-properties style:font-name-complex="Times New Roman"/>
    </style:style>
    <style:style style:name="T8282" style:parent-style-name="Policepardéfaut" style:family="text">
      <style:text-properties style:font-name-complex="Times New Roman"/>
    </style:style>
    <style:style style:name="T8283" style:parent-style-name="Policepardéfaut" style:family="text">
      <style:text-properties style:font-name-complex="Times New Roman"/>
    </style:style>
    <style:style style:name="T8284" style:parent-style-name="Policepardéfaut" style:family="text">
      <style:text-properties style:font-name-complex="Times New Roman"/>
    </style:style>
    <style:style style:name="T8285" style:parent-style-name="Policepardéfaut" style:family="text">
      <style:text-properties style:font-name-complex="Times New Roman"/>
    </style:style>
    <style:style style:name="T8286" style:parent-style-name="Policepardéfaut" style:family="text">
      <style:text-properties style:font-name-complex="Times New Roman"/>
    </style:style>
    <style:style style:name="T8287" style:parent-style-name="Policepardéfaut" style:family="text">
      <style:text-properties style:font-name-complex="Times New Roman"/>
    </style:style>
    <style:style style:name="T8288" style:parent-style-name="Policepardéfaut" style:family="text">
      <style:text-properties style:font-name-complex="Times New Roman"/>
    </style:style>
    <style:style style:name="T8289" style:parent-style-name="Policepardéfaut" style:family="text">
      <style:text-properties style:font-name-complex="Times New Roman"/>
    </style:style>
    <style:style style:name="T8290" style:parent-style-name="Policepardéfaut" style:family="text">
      <style:text-properties style:font-name-complex="Times New Roman"/>
    </style:style>
    <style:style style:name="T8291" style:parent-style-name="Policepardéfaut" style:family="text">
      <style:text-properties style:font-name-complex="Times New Roman"/>
    </style:style>
    <style:style style:name="T8292" style:parent-style-name="Policepardéfaut" style:family="text">
      <style:text-properties style:font-name-complex="Times New Roman"/>
    </style:style>
    <style:style style:name="T8293" style:parent-style-name="Policepardéfaut" style:family="text">
      <style:text-properties style:font-name-complex="Times New Roman"/>
    </style:style>
    <style:style style:name="T8294" style:parent-style-name="Policepardéfaut" style:family="text">
      <style:text-properties style:font-name-complex="Times New Roman"/>
    </style:style>
    <style:style style:name="T8295" style:parent-style-name="Policepardéfaut" style:family="text">
      <style:text-properties style:font-name-complex="Times New Roman"/>
    </style:style>
    <style:style style:name="T8296" style:parent-style-name="Policepardéfaut" style:family="text">
      <style:text-properties style:font-name-complex="Times New Roman"/>
    </style:style>
    <style:style style:name="T8297" style:parent-style-name="Policepardéfaut" style:family="text">
      <style:text-properties style:font-name-complex="Times New Roman"/>
    </style:style>
    <style:style style:name="T8298" style:parent-style-name="Policepardéfaut" style:family="text">
      <style:text-properties style:font-name-complex="Times New Roman"/>
    </style:style>
    <style:style style:name="T8299" style:parent-style-name="Policepardéfaut" style:family="text">
      <style:text-properties style:font-name-complex="Times New Roman"/>
    </style:style>
    <style:style style:name="T8300" style:parent-style-name="Policepardéfaut" style:family="text">
      <style:text-properties style:font-name-complex="Times New Roman"/>
    </style:style>
    <style:style style:name="T8301" style:parent-style-name="Policepardéfaut" style:family="text">
      <style:text-properties style:font-name-complex="Times New Roman"/>
    </style:style>
    <style:style style:name="T8302" style:parent-style-name="Policepardéfaut" style:family="text">
      <style:text-properties style:font-name-complex="Times New Roman"/>
    </style:style>
    <style:style style:name="T8303" style:parent-style-name="Policepardéfaut" style:family="text">
      <style:text-properties style:font-name-complex="Times New Roman"/>
    </style:style>
    <style:style style:name="T8304" style:parent-style-name="Policepardéfaut" style:family="text">
      <style:text-properties style:font-name-complex="Times New Roman"/>
    </style:style>
    <style:style style:name="T8305" style:parent-style-name="Policepardéfaut" style:family="text">
      <style:text-properties style:font-name-complex="Times New Roman"/>
    </style:style>
    <style:style style:name="T8306" style:parent-style-name="Policepardéfaut" style:family="text">
      <style:text-properties style:font-name-complex="Times New Roman"/>
    </style:style>
    <style:style style:name="T8307" style:parent-style-name="Policepardéfaut" style:family="text">
      <style:text-properties style:font-name-complex="Times New Roman"/>
    </style:style>
    <style:style style:name="T8308" style:parent-style-name="Policepardéfaut" style:family="text">
      <style:text-properties style:font-name-complex="Times New Roman"/>
    </style:style>
    <style:style style:name="T8309" style:parent-style-name="Policepardéfaut" style:family="text">
      <style:text-properties style:font-name-complex="Times New Roman"/>
    </style:style>
    <style:style style:name="T8310" style:parent-style-name="Policepardéfaut" style:family="text">
      <style:text-properties style:font-name-complex="Times New Roman"/>
    </style:style>
    <style:style style:name="T8311" style:parent-style-name="Policepardéfaut" style:family="text">
      <style:text-properties style:font-name-complex="Times New Roman"/>
    </style:style>
    <style:style style:name="T8312" style:parent-style-name="Policepardéfaut" style:family="text">
      <style:text-properties style:font-name-complex="Times New Roman"/>
    </style:style>
    <style:style style:name="T8313" style:parent-style-name="Policepardéfaut" style:family="text">
      <style:text-properties style:font-name-complex="Times New Roman"/>
    </style:style>
    <style:style style:name="T8314" style:parent-style-name="Policepardéfaut" style:family="text">
      <style:text-properties style:font-name-complex="Times New Roman"/>
    </style:style>
    <style:style style:name="T8315" style:parent-style-name="Policepardéfaut" style:family="text">
      <style:text-properties style:font-name-complex="Times New Roman"/>
    </style:style>
    <style:style style:name="T8316" style:parent-style-name="Policepardéfaut" style:family="text">
      <style:text-properties style:font-name-complex="Times New Roman"/>
    </style:style>
    <style:style style:name="T8317" style:parent-style-name="Policepardéfaut" style:family="text">
      <style:text-properties style:font-name-complex="Times New Roman"/>
    </style:style>
    <style:style style:name="T8318" style:parent-style-name="Policepardéfaut" style:family="text">
      <style:text-properties style:font-name-complex="Times New Roman"/>
    </style:style>
    <style:style style:name="T8319" style:parent-style-name="Policepardéfaut" style:family="text">
      <style:text-properties style:font-name-complex="Times New Roman"/>
    </style:style>
    <style:style style:name="T8320" style:parent-style-name="Policepardéfaut" style:family="text">
      <style:text-properties style:font-name-complex="Times New Roman"/>
    </style:style>
    <style:style style:name="T8321" style:parent-style-name="Policepardéfaut" style:family="text">
      <style:text-properties style:font-name-complex="Times New Roman"/>
    </style:style>
    <style:style style:name="T8322" style:parent-style-name="Policepardéfaut" style:family="text">
      <style:text-properties style:font-name-complex="Times New Roman"/>
    </style:style>
    <style:style style:name="T8323" style:parent-style-name="Policepardéfaut" style:family="text">
      <style:text-properties style:font-name-complex="Times New Roman"/>
    </style:style>
    <style:style style:name="T8324" style:parent-style-name="Policepardéfaut" style:family="text">
      <style:text-properties style:font-name-complex="Times New Roman"/>
    </style:style>
    <style:style style:name="T8325" style:parent-style-name="Policepardéfaut" style:family="text">
      <style:text-properties style:font-name-complex="Times New Roman"/>
    </style:style>
    <style:style style:name="T8326" style:parent-style-name="Policepardéfaut" style:family="text">
      <style:text-properties style:font-name-complex="Times New Roman"/>
    </style:style>
    <style:style style:name="T8327" style:parent-style-name="Policepardéfaut" style:family="text">
      <style:text-properties style:font-name-complex="Times New Roman"/>
    </style:style>
    <style:style style:name="T8328" style:parent-style-name="Policepardéfaut" style:family="text">
      <style:text-properties style:font-name-complex="Times New Roman"/>
    </style:style>
    <style:style style:name="P8329" style:parent-style-name="label" style:family="paragraph">
      <style:text-properties fo:font-style="italic" style:font-style-asian="italic" fo:font-variant="normal"/>
    </style:style>
    <style:style style:name="T8330" style:parent-style-name="Policepardéfaut" style:family="text">
      <style:text-properties style:font-size-complex="11pt"/>
    </style:style>
    <style:style style:name="T8331" style:parent-style-name="Policepardéfaut" style:family="text">
      <style:text-properties style:font-size-complex="11pt"/>
    </style:style>
    <style:style style:name="T8332" style:parent-style-name="Policepardéfaut" style:family="text">
      <style:text-properties style:font-size-complex="11pt"/>
    </style:style>
    <style:style style:name="T8333" style:parent-style-name="Policepardéfaut" style:family="text">
      <style:text-properties style:font-size-complex="11pt"/>
    </style:style>
    <style:style style:name="T8334" style:parent-style-name="Policepardéfaut" style:family="text">
      <style:text-properties style:font-size-complex="11pt"/>
    </style:style>
    <style:style style:name="T8335" style:parent-style-name="Policepardéfaut" style:family="text">
      <style:text-properties style:font-size-complex="11pt"/>
    </style:style>
    <style:style style:name="T8336" style:parent-style-name="Policepardéfaut" style:family="text">
      <style:text-properties style:font-size-complex="11pt"/>
    </style:style>
    <style:style style:name="T8337" style:parent-style-name="Policepardéfaut" style:family="text">
      <style:text-properties style:font-size-complex="11pt"/>
    </style:style>
    <style:style style:name="T8338" style:parent-style-name="Policepardéfaut" style:family="text">
      <style:text-properties style:font-size-complex="11pt"/>
    </style:style>
    <style:style style:name="T8339" style:parent-style-name="Policepardéfaut" style:family="text">
      <style:text-properties style:font-size-complex="11pt"/>
    </style:style>
    <style:style style:name="T8340" style:parent-style-name="Policepardéfaut" style:family="text">
      <style:text-properties style:font-size-complex="11pt"/>
    </style:style>
    <style:style style:name="T8341" style:parent-style-name="Policepardéfaut" style:family="text">
      <style:text-properties style:font-size-complex="11pt"/>
    </style:style>
    <style:style style:name="T8342" style:parent-style-name="Policepardéfaut" style:family="text">
      <style:text-properties style:font-name-complex="Times New Roman" style:font-size-complex="10pt"/>
    </style:style>
    <style:style style:name="T8343" style:parent-style-name="Policepardéfaut" style:family="text">
      <style:text-properties style:font-name-complex="Times New Roman" style:font-size-complex="10pt"/>
    </style:style>
    <style:style style:name="T8344" style:parent-style-name="Policepardéfaut" style:family="text">
      <style:text-properties style:font-size-complex="11pt"/>
    </style:style>
    <style:style style:name="P8345" style:parent-style-name="quote.l" style:family="paragraph">
      <style:text-properties style:font-size-complex="11pt"/>
    </style:style>
    <style:style style:name="T8346" style:parent-style-name="Policepardéfaut" style:family="text">
      <style:text-properties style:font-size-complex="11pt"/>
    </style:style>
    <style:style style:name="T8347" style:parent-style-name="Policepardéfaut" style:family="text">
      <style:text-properties style:font-size-complex="11pt"/>
    </style:style>
    <style:style style:name="T8348" style:parent-style-name="Policepardéfaut" style:family="text">
      <style:text-properties style:font-size-complex="11pt"/>
    </style:style>
    <style:style style:name="T8349" style:parent-style-name="Policepardéfaut" style:family="text">
      <style:text-properties style:font-size-complex="11pt"/>
    </style:style>
    <style:style style:name="T8350" style:parent-style-name="Policepardéfaut" style:family="text">
      <style:text-properties style:font-size-complex="11pt"/>
    </style:style>
    <style:style style:name="T8351" style:parent-style-name="Policepardéfaut" style:family="text">
      <style:text-properties style:font-size-complex="11pt"/>
    </style:style>
    <style:style style:name="T8352" style:parent-style-name="Policepardéfaut" style:family="text">
      <style:text-properties fo:font-style="italic" style:font-style-asian="italic" style:font-size-complex="11pt"/>
    </style:style>
    <style:style style:name="T8353" style:parent-style-name="Policepardéfaut" style:family="text">
      <style:text-properties fo:font-style="italic" style:font-style-asian="italic" style:font-size-complex="11pt"/>
    </style:style>
    <style:style style:name="T8354" style:parent-style-name="Policepardéfaut" style:family="text">
      <style:text-properties fo:font-style="italic" style:font-style-asian="italic" style:font-size-complex="11pt"/>
    </style:style>
    <style:style style:name="T8355" style:parent-style-name="Policepardéfaut" style:family="text">
      <style:text-properties fo:font-style="italic" style:font-style-asian="italic" style:font-size-complex="11pt"/>
    </style:style>
    <style:style style:name="T8356" style:parent-style-name="Policepardéfaut" style:family="text">
      <style:text-properties fo:font-style="italic" style:font-style-asian="italic" style:font-size-complex="11pt"/>
    </style:style>
    <style:style style:name="T8357" style:parent-style-name="Policepardéfaut" style:family="text">
      <style:text-properties style:font-size-complex="11pt"/>
    </style:style>
    <style:style style:name="P8358" style:parent-style-name="quote.l" style:family="paragraph">
      <style:text-properties style:font-size-complex="11pt"/>
    </style:style>
    <style:style style:name="T8359" style:parent-style-name="Policepardéfaut" style:family="text">
      <style:text-properties style:font-size-complex="11pt"/>
    </style:style>
    <style:style style:name="T8360" style:parent-style-name="Policepardéfaut" style:family="text">
      <style:text-properties style:font-size-complex="11pt"/>
    </style:style>
    <style:style style:name="T8361" style:parent-style-name="Policepardéfaut" style:family="text">
      <style:text-properties style:font-size-complex="11pt"/>
    </style:style>
    <style:style style:name="T8362" style:parent-style-name="Policepardéfaut" style:family="text">
      <style:text-properties style:font-size-complex="11pt"/>
    </style:style>
    <style:style style:name="T8363" style:parent-style-name="Policepardéfaut" style:family="text">
      <style:text-properties style:font-size-complex="11pt"/>
    </style:style>
    <style:style style:name="T8364" style:parent-style-name="Policepardéfaut" style:family="text">
      <style:text-properties style:font-size-complex="11pt"/>
    </style:style>
    <style:style style:name="T8365" style:parent-style-name="Policepardéfaut" style:family="text">
      <style:text-properties style:font-size-complex="11pt"/>
    </style:style>
    <style:style style:name="T8366" style:parent-style-name="Policepardéfaut" style:family="text">
      <style:text-properties style:font-name-complex="Times New Roman" style:font-size-complex="10pt"/>
    </style:style>
    <style:style style:name="T8367" style:parent-style-name="Policepardéfaut" style:family="text">
      <style:text-properties style:font-name-complex="Times New Roman" style:font-size-complex="10pt"/>
    </style:style>
    <style:style style:name="T8368" style:parent-style-name="Policepardéfaut" style:family="text">
      <style:text-properties style:font-size-complex="11pt"/>
    </style:style>
    <style:style style:name="P8369" style:parent-style-name="quote.l" style:family="paragraph">
      <style:text-properties style:font-size-complex="11pt"/>
    </style:style>
    <style:style style:name="P8370" style:parent-style-name="quote.l" style:family="paragraph">
      <style:text-properties style:font-size-complex="11pt"/>
    </style:style>
    <style:style style:name="P8371" style:parent-style-name="quote.l" style:family="paragraph">
      <style:text-properties style:font-size-complex="11pt"/>
    </style:style>
    <style:style style:name="P8372" style:parent-style-name="quote.l" style:family="paragraph">
      <style:text-properties style:font-size-complex="11pt"/>
    </style:style>
    <style:style style:name="T8373" style:parent-style-name="Policepardéfaut" style:family="text">
      <style:text-properties style:font-size-complex="11pt"/>
    </style:style>
    <style:style style:name="T8374" style:parent-style-name="Policepardéfaut" style:family="text">
      <style:text-properties style:font-size-complex="11pt"/>
    </style:style>
    <style:style style:name="T8375" style:parent-style-name="Policepardéfaut" style:family="text">
      <style:text-properties style:font-size-complex="11pt"/>
    </style:style>
    <style:style style:name="T8376" style:parent-style-name="Policepardéfaut" style:family="text">
      <style:text-properties style:font-size-complex="11pt"/>
    </style:style>
    <style:style style:name="T8377" style:parent-style-name="Policepardéfaut" style:family="text">
      <style:text-properties style:font-size-complex="11pt"/>
    </style:style>
    <style:style style:name="T8378" style:parent-style-name="Policepardéfaut" style:family="text">
      <style:text-properties style:font-size-complex="11pt"/>
    </style:style>
    <style:style style:name="T8379" style:parent-style-name="Policepardéfaut" style:family="text">
      <style:text-properties style:font-size-complex="11pt"/>
    </style:style>
    <style:style style:name="T8380" style:parent-style-name="Policepardéfaut" style:family="text">
      <style:text-properties style:font-size-complex="11pt"/>
    </style:style>
    <style:style style:name="T8381" style:parent-style-name="Policepardéfaut" style:family="text">
      <style:text-properties style:font-size-complex="11pt"/>
    </style:style>
    <style:style style:name="T8382" style:parent-style-name="Policepardéfaut" style:family="text">
      <style:text-properties style:font-size-complex="11pt"/>
    </style:style>
    <style:style style:name="T8383" style:parent-style-name="Policepardéfaut" style:family="text">
      <style:text-properties style:font-size-complex="11pt"/>
    </style:style>
    <style:style style:name="T8384" style:parent-style-name="Policepardéfaut" style:family="text">
      <style:text-properties style:font-size-complex="11pt"/>
    </style:style>
    <style:style style:name="T8385" style:parent-style-name="Policepardéfaut" style:family="text">
      <style:text-properties style:font-size-complex="11pt"/>
    </style:style>
    <style:style style:name="T8386" style:parent-style-name="Policepardéfaut" style:family="text">
      <style:text-properties style:font-name-complex="Times New Roman" style:font-size-complex="10pt"/>
    </style:style>
    <style:style style:name="T8387" style:parent-style-name="Policepardéfaut" style:family="text">
      <style:text-properties style:font-name-complex="Times New Roman" style:font-size-complex="10pt"/>
    </style:style>
    <style:style style:name="T8388" style:parent-style-name="Policepardéfaut" style:family="text">
      <style:text-properties style:font-size-complex="11pt"/>
    </style:style>
    <style:style style:name="P8389" style:parent-style-name="quote.l" style:family="paragraph">
      <style:text-properties style:font-size-complex="11pt"/>
    </style:style>
    <style:style style:name="P8390" style:parent-style-name="quote.l" style:family="paragraph">
      <style:text-properties style:font-size-complex="11pt"/>
    </style:style>
    <style:style style:name="P8391" style:parent-style-name="quote.l" style:family="paragraph">
      <style:text-properties style:font-size-complex="11pt"/>
    </style:style>
    <style:style style:name="P8392" style:parent-style-name="quote.l" style:family="paragraph">
      <style:text-properties style:font-size-complex="11pt"/>
    </style:style>
    <style:style style:name="P8393" style:parent-style-name="quote.l" style:family="paragraph">
      <style:text-properties style:font-size-complex="11pt"/>
    </style:style>
    <style:style style:name="P8394" style:parent-style-name="quote.l" style:family="paragraph">
      <style:text-properties style:font-size-complex="11pt"/>
    </style:style>
    <style:style style:name="P8395" style:parent-style-name="quote.l" style:family="paragraph">
      <style:text-properties style:font-size-complex="11pt"/>
    </style:style>
    <style:style style:name="T8396" style:parent-style-name="pb" style:family="text">
      <style:text-properties style:font-size-complex="11pt"/>
    </style:style>
    <style:style style:name="T8397" style:parent-style-name="pb" style:family="text">
      <style:text-properties style:font-size-complex="11pt"/>
    </style:style>
    <style:style style:name="T8398" style:parent-style-name="pb" style:family="text">
      <style:text-properties style:font-size-complex="11pt"/>
    </style:style>
    <style:style style:name="T8399" style:parent-style-name="pb" style:family="text">
      <style:text-properties style:text-position="0% 100%"/>
    </style:style>
    <style:style style:name="T8400" style:parent-style-name="Policepardéfaut" style:family="text">
      <style:text-properties style:font-size-complex="11pt"/>
    </style:style>
    <style:style style:name="T8401" style:parent-style-name="Policepardéfaut" style:family="text">
      <style:text-properties style:font-size-complex="11pt"/>
    </style:style>
    <style:style style:name="T8402" style:parent-style-name="Policepardéfaut" style:family="text">
      <style:text-properties style:font-size-complex="11pt"/>
    </style:style>
    <style:style style:name="T8403" style:parent-style-name="Policepardéfaut" style:family="text">
      <style:text-properties style:font-size-complex="11pt"/>
    </style:style>
    <style:style style:name="T8404" style:parent-style-name="Policepardéfaut" style:family="text">
      <style:text-properties style:font-size-complex="11pt"/>
    </style:style>
    <style:style style:name="T8405" style:parent-style-name="Policepardéfaut" style:family="text">
      <style:text-properties style:font-size-complex="11pt"/>
    </style:style>
    <style:style style:name="T8406" style:parent-style-name="Policepardéfaut" style:family="text">
      <style:text-properties style:font-size-complex="11pt"/>
    </style:style>
    <style:style style:name="T8407" style:parent-style-name="Policepardéfaut" style:family="text">
      <style:text-properties style:font-size-complex="11pt"/>
    </style:style>
    <style:style style:name="T8408" style:parent-style-name="Policepardéfaut" style:family="text">
      <style:text-properties style:font-size-complex="11pt"/>
    </style:style>
    <style:style style:name="P8409" style:parent-style-name="quote.l" style:family="paragraph">
      <style:text-properties style:font-size-complex="11pt"/>
    </style:style>
    <style:style style:name="P8410" style:parent-style-name="quote.l" style:family="paragraph">
      <style:text-properties style:font-size-complex="11pt"/>
    </style:style>
    <style:style style:name="P8411" style:parent-style-name="quote.l" style:family="paragraph">
      <style:text-properties style:font-size-complex="11pt"/>
    </style:style>
    <style:style style:name="P8412" style:parent-style-name="quote.l" style:family="paragraph">
      <style:text-properties style:font-size-complex="11pt"/>
    </style:style>
    <style:style style:name="T8413" style:parent-style-name="Policepardéfaut" style:family="text">
      <style:text-properties style:font-size-complex="11pt"/>
    </style:style>
    <style:style style:name="T8414" style:parent-style-name="Policepardéfaut" style:family="text">
      <style:text-properties style:font-size-complex="11pt"/>
    </style:style>
    <style:style style:name="T8415" style:parent-style-name="Policepardéfaut" style:family="text">
      <style:text-properties style:font-size-complex="11pt"/>
    </style:style>
    <style:style style:name="T8416" style:parent-style-name="Policepardéfaut" style:family="text">
      <style:text-properties style:font-size-complex="11pt"/>
    </style:style>
    <style:style style:name="T8417" style:parent-style-name="Policepardéfaut" style:family="text">
      <style:text-properties style:font-size-complex="11pt"/>
    </style:style>
    <style:style style:name="T8418" style:parent-style-name="Policepardéfaut" style:family="text">
      <style:text-properties style:font-size-complex="11pt"/>
    </style:style>
    <style:style style:name="T8419" style:parent-style-name="Policepardéfaut" style:family="text">
      <style:text-properties style:font-size-complex="11pt"/>
    </style:style>
    <style:style style:name="T8420" style:parent-style-name="Policepardéfaut" style:family="text">
      <style:text-properties style:font-size-complex="11pt"/>
    </style:style>
    <style:style style:name="T8421" style:parent-style-name="Policepardéfaut" style:family="text">
      <style:text-properties style:font-size-complex="11pt"/>
    </style:style>
    <style:style style:name="T8422" style:parent-style-name="Policepardéfaut" style:family="text">
      <style:text-properties style:font-size-complex="11pt"/>
    </style:style>
    <style:style style:name="T8423" style:parent-style-name="Policepardéfaut" style:family="text">
      <style:text-properties style:font-size-complex="11pt"/>
    </style:style>
    <style:style style:name="T8424" style:parent-style-name="Policepardéfaut" style:family="text">
      <style:text-properties style:font-size-complex="11pt"/>
    </style:style>
    <style:style style:name="T8425" style:parent-style-name="Policepardéfaut" style:family="text">
      <style:text-properties style:font-size-complex="11pt"/>
    </style:style>
    <style:style style:name="T8426" style:parent-style-name="Policepardéfaut" style:family="text">
      <style:text-properties style:font-size-complex="11pt"/>
    </style:style>
    <style:style style:name="T8427" style:parent-style-name="Policepardéfaut" style:family="text">
      <style:text-properties style:font-size-complex="11pt"/>
    </style:style>
    <style:style style:name="T8428" style:parent-style-name="Policepardéfaut" style:family="text">
      <style:text-properties style:font-name-complex="Times New Roman" fo:font-size="10pt" style:font-size-asian="10pt" style:font-size-complex="10pt"/>
    </style:style>
    <style:style style:name="T8429" style:parent-style-name="quote.c" style:family="text">
      <style:text-properties fo:font-style="italic" style:font-style-asian="italic"/>
    </style:style>
    <style:style style:name="T8430" style:parent-style-name="quote.c" style:family="text">
      <style:text-properties fo:font-style="italic" style:font-style-asian="italic"/>
    </style:style>
    <style:style style:name="T8431" style:parent-style-name="quote.c" style:family="text">
      <style:text-properties fo:font-style="italic" style:font-style-asian="italic"/>
    </style:style>
    <style:style style:name="T8432" style:parent-style-name="quote.c" style:family="text">
      <style:text-properties fo:font-variant="small-caps"/>
    </style:style>
    <style:style style:name="T8433" style:parent-style-name="Policepardéfaut" style:family="text">
      <style:text-properties fo:font-style="italic" style:font-style-asian="italic"/>
    </style:style>
    <style:style style:name="T8434" style:parent-style-name="Policepardéfaut" style:family="text">
      <style:text-properties style:font-size-complex="11pt"/>
    </style:style>
    <style:style style:name="P8435" style:parent-style-name="Corpsdetexte" style:family="paragraph">
      <style:paragraph-properties fo:text-indent="0.1666in"/>
      <style:text-properties style:font-name-complex="Times New Roman"/>
    </style:style>
    <style:style style:name="T8436" style:parent-style-name="Policepardéfaut" style:family="text">
      <style:text-properties style:font-size-complex="11pt"/>
    </style:style>
    <style:style style:name="T8437" style:parent-style-name="Appelnotedebasdep." style:family="text">
      <style:text-properties style:font-size-complex="11pt"/>
    </style:style>
    <style:style style:name="T8438" style:parent-style-name="Policepardéfaut" style:family="text">
      <style:text-properties fo:font-style="italic" style:font-style-asian="italic"/>
    </style:style>
    <style:style style:name="T8439" style:parent-style-name="Policepardéfaut" style:family="text">
      <style:text-properties style:font-size-complex="11pt"/>
    </style:style>
    <style:style style:name="T8440" style:parent-style-name="Policepardéfaut" style:family="text">
      <style:text-properties style:font-size-complex="11pt"/>
    </style:style>
    <style:style style:name="T8441" style:parent-style-name="Policepardéfaut" style:family="text">
      <style:text-properties style:font-size-complex="11pt"/>
    </style:style>
    <style:style style:name="T8442" style:parent-style-name="Policepardéfaut" style:family="text">
      <style:text-properties style:font-size-complex="11pt"/>
    </style:style>
    <style:style style:name="T8443" style:parent-style-name="Policepardéfaut" style:family="text">
      <style:text-properties style:font-size-complex="11pt"/>
    </style:style>
    <style:style style:name="T8444" style:parent-style-name="Policepardéfaut" style:family="text">
      <style:text-properties style:font-size-complex="11pt"/>
    </style:style>
    <style:style style:name="T8445" style:parent-style-name="Policepardéfaut" style:family="text">
      <style:text-properties style:font-size-complex="11pt"/>
    </style:style>
    <style:style style:name="T8446" style:parent-style-name="Policepardéfaut" style:family="text">
      <style:text-properties style:font-size-complex="11pt"/>
    </style:style>
    <style:style style:name="T8447" style:parent-style-name="Policepardéfaut" style:family="text">
      <style:text-properties style:font-size-complex="11pt"/>
    </style:style>
    <style:style style:name="T8448" style:parent-style-name="Policepardéfaut" style:family="text">
      <style:text-properties style:font-size-complex="11pt"/>
    </style:style>
    <style:style style:name="T8449" style:parent-style-name="Policepardéfaut" style:family="text">
      <style:text-properties style:font-size-complex="11pt"/>
    </style:style>
    <style:style style:name="T8450" style:parent-style-name="Policepardéfaut" style:family="text">
      <style:text-properties style:font-size-complex="11pt"/>
    </style:style>
    <style:style style:name="T8451" style:parent-style-name="Policepardéfaut" style:family="text">
      <style:text-properties style:font-size-complex="11pt"/>
    </style:style>
    <style:style style:name="T8452" style:parent-style-name="Policepardéfaut" style:family="text">
      <style:text-properties style:font-size-complex="11pt"/>
    </style:style>
    <style:style style:name="T8453" style:parent-style-name="Policepardéfaut" style:family="text">
      <style:text-properties style:font-size-complex="11pt"/>
    </style:style>
    <style:style style:name="T8454" style:parent-style-name="Policepardéfaut" style:family="text">
      <style:text-properties style:font-size-complex="11pt"/>
    </style:style>
    <style:style style:name="T8455" style:parent-style-name="Policepardéfaut" style:family="text">
      <style:text-properties style:font-size-complex="11pt"/>
    </style:style>
    <style:style style:name="T8456" style:parent-style-name="Policepardéfaut" style:family="text">
      <style:text-properties style:font-size-complex="11pt"/>
    </style:style>
    <style:style style:name="T8457" style:parent-style-name="Policepardéfaut" style:family="text">
      <style:text-properties style:font-size-complex="11pt"/>
    </style:style>
    <style:style style:name="T8458" style:parent-style-name="Policepardéfaut" style:family="text">
      <style:text-properties style:font-size-complex="11pt"/>
    </style:style>
    <style:style style:name="T8459" style:parent-style-name="Policepardéfaut" style:family="text">
      <style:text-properties style:font-size-complex="11pt"/>
    </style:style>
    <style:style style:name="T8460" style:parent-style-name="Policepardéfaut" style:family="text">
      <style:text-properties style:font-size-complex="11pt"/>
    </style:style>
    <style:style style:name="T8461" style:parent-style-name="Policepardéfaut" style:family="text">
      <style:text-properties style:font-size-complex="11pt"/>
    </style:style>
    <style:style style:name="T8462" style:parent-style-name="Policepardéfaut" style:family="text">
      <style:text-properties style:font-size-complex="11pt"/>
    </style:style>
    <style:style style:name="T8463" style:parent-style-name="Policepardéfaut" style:family="text">
      <style:text-properties style:font-size-complex="11pt"/>
    </style:style>
    <style:style style:name="T8464" style:parent-style-name="Policepardéfaut" style:family="text">
      <style:text-properties style:font-size-complex="11pt"/>
    </style:style>
    <style:style style:name="T8465" style:parent-style-name="Policepardéfaut" style:family="text">
      <style:text-properties style:font-size-complex="11pt"/>
    </style:style>
    <style:style style:name="T8466" style:parent-style-name="Policepardéfaut" style:family="text">
      <style:text-properties style:font-size-complex="11pt"/>
    </style:style>
    <style:style style:name="T8467" style:parent-style-name="Policepardéfaut" style:family="text">
      <style:text-properties style:font-size-complex="11pt"/>
    </style:style>
    <style:style style:name="T8468" style:parent-style-name="Policepardéfaut" style:family="text">
      <style:text-properties style:font-size-complex="11pt"/>
    </style:style>
    <style:style style:name="T8469" style:parent-style-name="Policepardéfaut" style:family="text">
      <style:text-properties style:font-size-complex="11pt"/>
    </style:style>
    <style:style style:name="T8470" style:parent-style-name="Policepardéfaut" style:family="text">
      <style:text-properties style:font-size-complex="11pt"/>
    </style:style>
    <style:style style:name="T8471" style:parent-style-name="Policepardéfaut" style:family="text">
      <style:text-properties style:font-size-complex="11pt"/>
    </style:style>
    <style:style style:name="T8472" style:parent-style-name="Policepardéfaut" style:family="text">
      <style:text-properties style:font-size-complex="11pt"/>
    </style:style>
    <style:style style:name="T8473" style:parent-style-name="Policepardéfaut" style:family="text">
      <style:text-properties style:font-size-complex="11pt"/>
    </style:style>
    <style:style style:name="T8474" style:parent-style-name="Policepardéfaut" style:family="text">
      <style:text-properties style:font-size-complex="11pt"/>
    </style:style>
    <style:style style:name="T8475" style:parent-style-name="Policepardéfaut" style:family="text">
      <style:text-properties style:font-size-complex="11pt"/>
    </style:style>
    <style:style style:name="T8476" style:parent-style-name="Policepardéfaut" style:family="text">
      <style:text-properties style:font-size-complex="11pt"/>
    </style:style>
    <style:style style:name="T8477" style:parent-style-name="Policepardéfaut" style:family="text">
      <style:text-properties style:font-size-complex="11pt"/>
    </style:style>
    <style:style style:name="T8478" style:parent-style-name="Policepardéfaut" style:family="text">
      <style:text-properties style:font-size-complex="11pt"/>
    </style:style>
    <style:style style:name="T8479" style:parent-style-name="Policepardéfaut" style:family="text">
      <style:text-properties style:font-size-complex="11pt"/>
    </style:style>
    <style:style style:name="T8480" style:parent-style-name="Policepardéfaut" style:family="text">
      <style:text-properties style:font-size-complex="11pt"/>
    </style:style>
    <style:style style:name="T8481" style:parent-style-name="Policepardéfaut" style:family="text">
      <style:text-properties style:font-size-complex="11pt"/>
    </style:style>
    <style:style style:name="T8482" style:parent-style-name="Policepardéfaut" style:family="text">
      <style:text-properties style:font-size-complex="11pt"/>
    </style:style>
    <style:style style:name="T8483" style:parent-style-name="Policepardéfaut" style:family="text">
      <style:text-properties style:font-size-complex="11pt"/>
    </style:style>
    <style:style style:name="T8484" style:parent-style-name="Policepardéfaut" style:family="text">
      <style:text-properties style:font-size-complex="11pt"/>
    </style:style>
    <style:style style:name="T8485" style:parent-style-name="Policepardéfaut" style:family="text">
      <style:text-properties style:font-size-complex="11pt"/>
    </style:style>
    <style:style style:name="T8486" style:parent-style-name="Policepardéfaut" style:family="text">
      <style:text-properties style:font-size-complex="11pt"/>
    </style:style>
    <style:style style:name="T8487" style:parent-style-name="Policepardéfaut" style:family="text">
      <style:text-properties style:font-size-complex="11pt"/>
    </style:style>
    <style:style style:name="T8488" style:parent-style-name="Policepardéfaut" style:family="text">
      <style:text-properties style:font-size-complex="11pt"/>
    </style:style>
    <style:style style:name="T8489" style:parent-style-name="Policepardéfaut" style:family="text">
      <style:text-properties style:font-size-complex="11pt"/>
    </style:style>
    <style:style style:name="T8490" style:parent-style-name="Policepardéfaut" style:family="text">
      <style:text-properties style:font-size-complex="11pt"/>
    </style:style>
    <style:style style:name="T8491" style:parent-style-name="Policepardéfaut" style:family="text">
      <style:text-properties style:font-size-complex="11pt"/>
    </style:style>
    <style:style style:name="T8492" style:parent-style-name="Policepardéfaut" style:family="text">
      <style:text-properties style:font-size-complex="11pt"/>
    </style:style>
    <style:style style:name="T8493" style:parent-style-name="Policepardéfaut" style:family="text">
      <style:text-properties style:font-size-complex="11pt"/>
    </style:style>
    <style:style style:name="T8494" style:parent-style-name="Policepardéfaut" style:family="text">
      <style:text-properties style:font-size-complex="11pt"/>
    </style:style>
    <style:style style:name="T8495" style:parent-style-name="Policepardéfaut" style:family="text">
      <style:text-properties style:font-size-complex="11pt"/>
    </style:style>
    <style:style style:name="T8496" style:parent-style-name="Policepardéfaut" style:family="text">
      <style:text-properties style:font-size-complex="11pt"/>
    </style:style>
    <style:style style:name="T8497" style:parent-style-name="Policepardéfaut" style:family="text">
      <style:text-properties style:font-size-complex="11pt"/>
    </style:style>
    <style:style style:name="T8498" style:parent-style-name="Policepardéfaut" style:family="text">
      <style:text-properties style:font-size-complex="11pt"/>
    </style:style>
    <style:style style:name="T8499" style:parent-style-name="Policepardéfaut" style:family="text">
      <style:text-properties style:font-size-complex="11pt"/>
    </style:style>
    <style:style style:name="T8500" style:parent-style-name="Policepardéfaut" style:family="text">
      <style:text-properties style:font-size-complex="11pt"/>
    </style:style>
    <style:style style:name="T8501" style:parent-style-name="Policepardéfaut" style:family="text">
      <style:text-properties style:font-size-complex="11pt"/>
    </style:style>
    <style:style style:name="T8502" style:parent-style-name="Policepardéfaut" style:family="text">
      <style:text-properties style:font-size-complex="11pt"/>
    </style:style>
    <style:style style:name="T8503" style:parent-style-name="Policepardéfaut" style:family="text">
      <style:text-properties style:font-size-complex="11pt"/>
    </style:style>
    <style:style style:name="T8504" style:parent-style-name="Policepardéfaut" style:family="text">
      <style:text-properties style:font-size-complex="11pt"/>
    </style:style>
    <style:style style:name="T8505" style:parent-style-name="Policepardéfaut" style:family="text">
      <style:text-properties style:font-size-complex="11pt"/>
    </style:style>
    <style:style style:name="T8506" style:parent-style-name="Policepardéfaut" style:family="text">
      <style:text-properties style:font-size-complex="11pt"/>
    </style:style>
    <style:style style:name="T8507" style:parent-style-name="Policepardéfaut" style:family="text">
      <style:text-properties style:font-size-complex="11pt"/>
    </style:style>
    <style:style style:name="T8508" style:parent-style-name="Policepardéfaut" style:family="text">
      <style:text-properties style:font-size-complex="11pt"/>
    </style:style>
    <style:style style:name="T8509" style:parent-style-name="Policepardéfaut" style:family="text">
      <style:text-properties style:font-size-complex="11pt"/>
    </style:style>
    <style:style style:name="T8510" style:parent-style-name="Policepardéfaut" style:family="text">
      <style:text-properties style:font-size-complex="11pt"/>
    </style:style>
    <style:style style:name="T8511" style:parent-style-name="Policepardéfaut" style:family="text">
      <style:text-properties style:font-size-complex="11pt"/>
    </style:style>
    <style:style style:name="T8512" style:parent-style-name="Policepardéfaut" style:family="text">
      <style:text-properties style:font-size-complex="11pt"/>
    </style:style>
    <style:style style:name="T8513" style:parent-style-name="Policepardéfaut" style:family="text">
      <style:text-properties style:font-size-complex="11pt"/>
    </style:style>
    <style:style style:name="T8514" style:parent-style-name="Policepardéfaut" style:family="text">
      <style:text-properties style:font-size-complex="11pt"/>
    </style:style>
    <style:style style:name="T8515" style:parent-style-name="Policepardéfaut" style:family="text">
      <style:text-properties style:font-size-complex="11pt"/>
    </style:style>
    <style:style style:name="T8516" style:parent-style-name="Policepardéfaut" style:family="text">
      <style:text-properties style:font-size-complex="11pt"/>
    </style:style>
    <style:style style:name="T8517" style:parent-style-name="Policepardéfaut" style:family="text">
      <style:text-properties style:font-size-complex="11pt"/>
    </style:style>
    <style:style style:name="T8518" style:parent-style-name="Policepardéfaut" style:family="text">
      <style:text-properties style:font-size-complex="11pt"/>
    </style:style>
    <style:style style:name="T8519" style:parent-style-name="Policepardéfaut" style:family="text">
      <style:text-properties style:font-size-complex="11pt"/>
    </style:style>
    <style:style style:name="T8520" style:parent-style-name="Policepardéfaut" style:family="text">
      <style:text-properties style:font-size-complex="11pt"/>
    </style:style>
    <style:style style:name="T8521" style:parent-style-name="Policepardéfaut" style:family="text">
      <style:text-properties style:font-size-complex="11pt"/>
    </style:style>
    <style:style style:name="T8522" style:parent-style-name="Policepardéfaut" style:family="text">
      <style:text-properties style:font-size-complex="11pt"/>
    </style:style>
    <style:style style:name="T8523" style:parent-style-name="Policepardéfaut" style:family="text">
      <style:text-properties style:font-size-complex="11pt"/>
    </style:style>
    <style:style style:name="T8524" style:parent-style-name="Policepardéfaut" style:family="text">
      <style:text-properties style:font-size-complex="11pt"/>
    </style:style>
    <style:style style:name="T8525" style:parent-style-name="Policepardéfaut" style:family="text">
      <style:text-properties style:font-size-complex="11pt"/>
    </style:style>
    <style:style style:name="T8526" style:parent-style-name="Policepardéfaut" style:family="text">
      <style:text-properties style:font-size-complex="11pt"/>
    </style:style>
    <style:style style:name="T8527" style:parent-style-name="Policepardéfaut" style:family="text">
      <style:text-properties style:font-size-complex="11pt"/>
    </style:style>
    <style:style style:name="T8528" style:parent-style-name="Policepardéfaut" style:family="text">
      <style:text-properties style:font-size-complex="11pt"/>
    </style:style>
    <style:style style:name="T8529" style:parent-style-name="Policepardéfaut" style:family="text">
      <style:text-properties style:font-size-complex="11pt"/>
    </style:style>
    <style:style style:name="T8530" style:parent-style-name="Policepardéfaut" style:family="text">
      <style:text-properties style:font-size-complex="11pt"/>
    </style:style>
    <style:style style:name="T8531" style:parent-style-name="Policepardéfaut" style:family="text">
      <style:text-properties style:font-size-complex="11pt"/>
    </style:style>
    <style:style style:name="T8532" style:parent-style-name="Policepardéfaut" style:family="text">
      <style:text-properties style:font-size-complex="11pt"/>
    </style:style>
    <style:style style:name="T8533" style:parent-style-name="Policepardéfaut" style:family="text">
      <style:text-properties style:font-size-complex="11pt"/>
    </style:style>
    <style:style style:name="T8534" style:parent-style-name="Policepardéfaut" style:family="text">
      <style:text-properties style:font-size-complex="11pt"/>
    </style:style>
    <style:style style:name="T8535" style:parent-style-name="Policepardéfaut" style:family="text">
      <style:text-properties style:font-size-complex="11pt"/>
    </style:style>
    <style:style style:name="T8536" style:parent-style-name="Policepardéfaut" style:family="text">
      <style:text-properties style:font-size-complex="11pt"/>
    </style:style>
    <style:style style:name="T8537" style:parent-style-name="Policepardéfaut" style:family="text">
      <style:text-properties style:font-size-complex="11pt"/>
    </style:style>
    <style:style style:name="T8538" style:parent-style-name="Policepardéfaut" style:family="text">
      <style:text-properties style:font-size-complex="11pt"/>
    </style:style>
    <style:style style:name="T8539" style:parent-style-name="Policepardéfaut" style:family="text">
      <style:text-properties style:font-size-complex="11pt"/>
    </style:style>
    <style:style style:name="T8540" style:parent-style-name="Policepardéfaut" style:family="text">
      <style:text-properties style:font-size-complex="11pt"/>
    </style:style>
    <style:style style:name="T8541" style:parent-style-name="Policepardéfaut" style:family="text">
      <style:text-properties style:font-size-complex="11pt"/>
    </style:style>
    <style:style style:name="T8542" style:parent-style-name="Policepardéfaut" style:family="text">
      <style:text-properties style:font-size-complex="11pt"/>
    </style:style>
    <style:style style:name="T8543" style:parent-style-name="Policepardéfaut" style:family="text">
      <style:text-properties style:font-size-complex="11pt"/>
    </style:style>
    <style:style style:name="T8544" style:parent-style-name="Policepardéfaut" style:family="text">
      <style:text-properties style:font-size-complex="11pt"/>
    </style:style>
    <style:style style:name="T8545" style:parent-style-name="Policepardéfaut" style:family="text">
      <style:text-properties style:font-size-complex="11pt"/>
    </style:style>
    <style:style style:name="T8546" style:parent-style-name="Policepardéfaut" style:family="text">
      <style:text-properties style:font-size-complex="11pt"/>
    </style:style>
    <style:style style:name="T8547" style:parent-style-name="Policepardéfaut" style:family="text">
      <style:text-properties style:font-size-complex="11pt"/>
    </style:style>
    <style:style style:name="T8548" style:parent-style-name="Policepardéfaut" style:family="text">
      <style:text-properties style:font-size-complex="11pt"/>
    </style:style>
    <style:style style:name="T8549" style:parent-style-name="Policepardéfaut" style:family="text">
      <style:text-properties style:font-size-complex="11pt"/>
    </style:style>
    <style:style style:name="T8550" style:parent-style-name="Policepardéfaut" style:family="text">
      <style:text-properties style:font-size-complex="11pt"/>
    </style:style>
    <style:style style:name="T8551" style:parent-style-name="Policepardéfaut" style:family="text">
      <style:text-properties style:font-size-complex="11pt"/>
    </style:style>
    <style:style style:name="T8552" style:parent-style-name="Policepardéfaut" style:family="text">
      <style:text-properties style:font-size-complex="11pt"/>
    </style:style>
    <style:style style:name="T8553" style:parent-style-name="Policepardéfaut" style:family="text">
      <style:text-properties style:font-size-complex="11pt"/>
    </style:style>
    <style:style style:name="T8554" style:parent-style-name="Policepardéfaut" style:family="text">
      <style:text-properties style:font-size-complex="11pt"/>
    </style:style>
    <style:style style:name="T8555" style:parent-style-name="Policepardéfaut" style:family="text">
      <style:text-properties style:font-size-complex="11pt"/>
    </style:style>
    <style:style style:name="T8556" style:parent-style-name="Policepardéfaut" style:family="text">
      <style:text-properties style:font-size-complex="11pt"/>
    </style:style>
    <style:style style:name="T8557" style:parent-style-name="Policepardéfaut" style:family="text">
      <style:text-properties style:font-size-complex="11pt"/>
    </style:style>
    <style:style style:name="T8558" style:parent-style-name="Policepardéfaut" style:family="text">
      <style:text-properties style:font-size-complex="11pt"/>
    </style:style>
    <style:style style:name="T8559" style:parent-style-name="Policepardéfaut" style:family="text">
      <style:text-properties style:font-size-complex="11pt"/>
    </style:style>
    <style:style style:name="T8560" style:parent-style-name="Policepardéfaut" style:family="text">
      <style:text-properties style:font-size-complex="11pt"/>
    </style:style>
    <style:style style:name="T8561" style:parent-style-name="Policepardéfaut" style:family="text">
      <style:text-properties style:font-size-complex="11pt"/>
    </style:style>
    <style:style style:name="T8562" style:parent-style-name="Policepardéfaut" style:family="text">
      <style:text-properties style:font-size-complex="11pt"/>
    </style:style>
    <style:style style:name="T8563" style:parent-style-name="Policepardéfaut" style:family="text">
      <style:text-properties style:font-size-complex="11pt"/>
    </style:style>
    <style:style style:name="T8564" style:parent-style-name="Policepardéfaut" style:family="text">
      <style:text-properties style:font-size-complex="11pt"/>
    </style:style>
    <style:style style:name="T8565" style:parent-style-name="Policepardéfaut" style:family="text">
      <style:text-properties style:font-size-complex="11pt"/>
    </style:style>
    <style:style style:name="T8566" style:parent-style-name="Policepardéfaut" style:family="text">
      <style:text-properties style:font-size-complex="11pt"/>
    </style:style>
    <style:style style:name="T8567" style:parent-style-name="Policepardéfaut" style:family="text">
      <style:text-properties style:font-size-complex="11pt"/>
    </style:style>
    <style:style style:name="T8568" style:parent-style-name="Policepardéfaut" style:family="text">
      <style:text-properties style:font-size-complex="11pt"/>
    </style:style>
    <style:style style:name="T8569" style:parent-style-name="Policepardéfaut" style:family="text">
      <style:text-properties style:font-size-complex="11pt"/>
    </style:style>
    <style:style style:name="T8570" style:parent-style-name="Policepardéfaut" style:family="text">
      <style:text-properties style:font-size-complex="11pt"/>
    </style:style>
    <style:style style:name="T8571" style:parent-style-name="Policepardéfaut" style:family="text">
      <style:text-properties style:font-size-complex="11pt"/>
    </style:style>
    <style:style style:name="T8572" style:parent-style-name="Policepardéfaut" style:family="text">
      <style:text-properties style:font-size-complex="11pt"/>
    </style:style>
    <style:style style:name="T8573" style:parent-style-name="Policepardéfaut" style:family="text">
      <style:text-properties style:font-size-complex="11pt"/>
    </style:style>
    <style:style style:name="T8574" style:parent-style-name="Policepardéfaut" style:family="text">
      <style:text-properties style:font-size-complex="11pt"/>
    </style:style>
    <style:style style:name="T8575" style:parent-style-name="Policepardéfaut" style:family="text">
      <style:text-properties style:font-size-complex="11pt"/>
    </style:style>
    <style:style style:name="T8576" style:parent-style-name="Policepardéfaut" style:family="text">
      <style:text-properties style:font-size-complex="11pt"/>
    </style:style>
    <style:style style:name="T8577" style:parent-style-name="Policepardéfaut" style:family="text">
      <style:text-properties style:font-size-complex="11pt"/>
    </style:style>
    <style:style style:name="T8578" style:parent-style-name="Policepardéfaut" style:family="text">
      <style:text-properties style:font-size-complex="11pt"/>
    </style:style>
    <style:style style:name="T8579" style:parent-style-name="Policepardéfaut" style:family="text">
      <style:text-properties style:font-size-complex="11pt"/>
    </style:style>
    <style:style style:name="T8580" style:parent-style-name="Policepardéfaut" style:family="text">
      <style:text-properties style:font-size-complex="11pt"/>
    </style:style>
    <style:style style:name="T8581" style:parent-style-name="Policepardéfaut" style:family="text">
      <style:text-properties style:font-size-complex="11pt"/>
    </style:style>
    <style:style style:name="T8582" style:parent-style-name="Policepardéfaut" style:family="text">
      <style:text-properties style:font-size-complex="11pt"/>
    </style:style>
    <style:style style:name="T8583" style:parent-style-name="Policepardéfaut" style:family="text">
      <style:text-properties style:font-size-complex="11pt"/>
    </style:style>
    <style:style style:name="T8584" style:parent-style-name="Policepardéfaut" style:family="text">
      <style:text-properties style:font-size-complex="11pt"/>
    </style:style>
    <style:style style:name="T8585" style:parent-style-name="Policepardéfaut" style:family="text">
      <style:text-properties style:font-size-complex="11pt"/>
    </style:style>
    <style:style style:name="T8586" style:parent-style-name="Policepardéfaut" style:family="text">
      <style:text-properties style:font-size-complex="11pt"/>
    </style:style>
    <style:style style:name="T8587" style:parent-style-name="Policepardéfaut" style:family="text">
      <style:text-properties style:font-size-complex="11pt"/>
    </style:style>
    <style:style style:name="T8588" style:parent-style-name="Policepardéfaut" style:family="text">
      <style:text-properties style:font-size-complex="11pt"/>
    </style:style>
    <style:style style:name="T8589" style:parent-style-name="Policepardéfaut" style:family="text">
      <style:text-properties style:font-size-complex="11pt"/>
    </style:style>
    <style:style style:name="T8590" style:parent-style-name="Policepardéfaut" style:family="text">
      <style:text-properties style:font-size-complex="11pt"/>
    </style:style>
    <style:style style:name="T8591" style:parent-style-name="Policepardéfaut" style:family="text">
      <style:text-properties style:font-size-complex="11pt"/>
    </style:style>
    <style:style style:name="T8592" style:parent-style-name="Policepardéfaut" style:family="text">
      <style:text-properties style:font-size-complex="11pt"/>
    </style:style>
    <style:style style:name="T8593" style:parent-style-name="Policepardéfaut" style:family="text">
      <style:text-properties style:font-size-complex="11pt"/>
    </style:style>
    <style:style style:name="T8594" style:parent-style-name="Policepardéfaut" style:family="text">
      <style:text-properties style:font-size-complex="11pt"/>
    </style:style>
    <style:style style:name="T8595" style:parent-style-name="Policepardéfaut" style:family="text">
      <style:text-properties style:font-size-complex="11pt"/>
    </style:style>
    <style:style style:name="T8596" style:parent-style-name="Policepardéfaut" style:family="text">
      <style:text-properties style:font-size-complex="11pt"/>
    </style:style>
    <style:style style:name="T8597" style:parent-style-name="Policepardéfaut" style:family="text">
      <style:text-properties style:font-size-complex="11pt"/>
    </style:style>
    <style:style style:name="T8598" style:parent-style-name="Policepardéfaut" style:family="text">
      <style:text-properties style:font-size-complex="11pt"/>
    </style:style>
    <style:style style:name="T8599" style:parent-style-name="Policepardéfaut" style:family="text">
      <style:text-properties style:font-size-complex="11pt"/>
    </style:style>
    <style:style style:name="T8600" style:parent-style-name="Policepardéfaut" style:family="text">
      <style:text-properties style:font-size-complex="11pt"/>
    </style:style>
    <style:style style:name="T8601" style:parent-style-name="Policepardéfaut" style:family="text">
      <style:text-properties style:font-size-complex="11pt"/>
    </style:style>
    <style:style style:name="T8602" style:parent-style-name="Policepardéfaut" style:family="text">
      <style:text-properties style:font-size-complex="11pt"/>
    </style:style>
    <style:style style:name="T8603" style:parent-style-name="Policepardéfaut" style:family="text">
      <style:text-properties style:font-size-complex="11pt"/>
    </style:style>
    <style:style style:name="T8604" style:parent-style-name="Policepardéfaut" style:family="text">
      <style:text-properties style:font-size-complex="11pt"/>
    </style:style>
    <style:style style:name="T8605" style:parent-style-name="Policepardéfaut" style:family="text">
      <style:text-properties style:font-size-complex="11pt"/>
    </style:style>
    <style:style style:name="T8606" style:parent-style-name="Policepardéfaut" style:family="text">
      <style:text-properties style:font-size-complex="11pt"/>
    </style:style>
    <style:style style:name="T8607" style:parent-style-name="Policepardéfaut" style:family="text">
      <style:text-properties style:font-size-complex="11pt"/>
    </style:style>
    <style:style style:name="T8608" style:parent-style-name="Policepardéfaut" style:family="text">
      <style:text-properties style:font-size-complex="11pt"/>
    </style:style>
    <style:style style:name="T8609" style:parent-style-name="Policepardéfaut" style:family="text">
      <style:text-properties style:font-size-complex="11pt"/>
    </style:style>
    <style:style style:name="T8610" style:parent-style-name="Policepardéfaut" style:family="text">
      <style:text-properties style:font-size-complex="11pt"/>
    </style:style>
    <style:style style:name="T8611" style:parent-style-name="pb" style:family="text">
      <style:text-properties style:font-size-complex="11pt"/>
    </style:style>
    <style:style style:name="T8612" style:parent-style-name="pb" style:family="text">
      <style:text-properties style:font-size-complex="11pt"/>
    </style:style>
    <style:style style:name="T8613" style:parent-style-name="pb" style:family="text">
      <style:text-properties style:font-size-complex="11pt"/>
    </style:style>
    <style:style style:name="T8614" style:parent-style-name="pb" style:family="text">
      <style:text-properties style:text-position="0% 100%"/>
    </style:style>
    <style:style style:name="T8615" style:parent-style-name="Policepardéfaut" style:family="text">
      <style:text-properties style:font-size-complex="11pt"/>
    </style:style>
    <style:style style:name="T8616" style:parent-style-name="Policepardéfaut" style:family="text">
      <style:text-properties style:font-size-complex="11pt"/>
    </style:style>
    <style:style style:name="T8617" style:parent-style-name="Policepardéfaut" style:family="text">
      <style:text-properties style:font-size-complex="11pt"/>
    </style:style>
    <style:style style:name="T8618" style:parent-style-name="Policepardéfaut" style:family="text">
      <style:text-properties style:font-size-complex="11pt"/>
    </style:style>
    <style:style style:name="T8619" style:parent-style-name="Policepardéfaut" style:family="text">
      <style:text-properties style:font-size-complex="11pt"/>
    </style:style>
    <style:style style:name="T8620" style:parent-style-name="Policepardéfaut" style:family="text">
      <style:text-properties style:font-size-complex="11pt"/>
    </style:style>
    <style:style style:name="T8621" style:parent-style-name="Policepardéfaut" style:family="text">
      <style:text-properties style:font-size-complex="11pt"/>
    </style:style>
    <style:style style:name="T8622" style:parent-style-name="Policepardéfaut" style:family="text">
      <style:text-properties style:font-size-complex="11pt"/>
    </style:style>
    <style:style style:name="T8623" style:parent-style-name="Policepardéfaut" style:family="text">
      <style:text-properties style:font-size-complex="11pt"/>
    </style:style>
    <style:style style:name="T8624" style:parent-style-name="Policepardéfaut" style:family="text">
      <style:text-properties style:font-size-complex="11pt"/>
    </style:style>
    <style:style style:name="T8625" style:parent-style-name="Policepardéfaut" style:family="text">
      <style:text-properties style:font-size-complex="11pt"/>
    </style:style>
    <style:style style:name="T8626" style:parent-style-name="Policepardéfaut" style:family="text">
      <style:text-properties style:font-size-complex="11pt"/>
    </style:style>
    <style:style style:name="T8627" style:parent-style-name="Policepardéfaut" style:family="text">
      <style:text-properties style:font-size-complex="11pt"/>
    </style:style>
    <style:style style:name="T8628" style:parent-style-name="Policepardéfaut" style:family="text">
      <style:text-properties style:font-size-complex="11pt"/>
    </style:style>
    <style:style style:name="T8629" style:parent-style-name="Policepardéfaut" style:family="text">
      <style:text-properties style:font-size-complex="11pt"/>
    </style:style>
    <style:style style:name="T8630" style:parent-style-name="Policepardéfaut" style:family="text">
      <style:text-properties style:font-size-complex="11pt"/>
    </style:style>
    <style:style style:name="T8631" style:parent-style-name="Policepardéfaut" style:family="text">
      <style:text-properties style:font-size-complex="11pt"/>
    </style:style>
    <style:style style:name="T8632" style:parent-style-name="Policepardéfaut" style:family="text">
      <style:text-properties style:font-size-complex="11pt"/>
    </style:style>
    <style:style style:name="T8633" style:parent-style-name="Policepardéfaut" style:family="text">
      <style:text-properties style:font-size-complex="11pt"/>
    </style:style>
    <style:style style:name="T8634" style:parent-style-name="Policepardéfaut" style:family="text">
      <style:text-properties style:font-size-complex="11pt"/>
    </style:style>
    <style:style style:name="T8635" style:parent-style-name="Policepardéfaut" style:family="text">
      <style:text-properties style:font-size-complex="11pt"/>
    </style:style>
    <style:style style:name="T8636" style:parent-style-name="Policepardéfaut" style:family="text">
      <style:text-properties style:font-size-complex="11pt"/>
    </style:style>
    <style:style style:name="T8637" style:parent-style-name="Policepardéfaut" style:family="text">
      <style:text-properties style:font-size-complex="11pt"/>
    </style:style>
    <style:style style:name="T8638" style:parent-style-name="Policepardéfaut" style:family="text">
      <style:text-properties style:font-size-complex="11pt"/>
    </style:style>
    <style:style style:name="T8639" style:parent-style-name="Policepardéfaut" style:family="text">
      <style:text-properties style:font-size-complex="11pt"/>
    </style:style>
    <style:style style:name="T8640" style:parent-style-name="Policepardéfaut" style:family="text">
      <style:text-properties style:font-size-complex="11pt"/>
    </style:style>
    <style:style style:name="T8641" style:parent-style-name="Policepardéfaut" style:family="text">
      <style:text-properties style:font-size-complex="11pt"/>
    </style:style>
    <style:style style:name="T8642" style:parent-style-name="Policepardéfaut" style:family="text">
      <style:text-properties style:font-size-complex="11pt"/>
    </style:style>
    <style:style style:name="T8643" style:parent-style-name="Policepardéfaut" style:family="text">
      <style:text-properties style:font-size-complex="11pt"/>
    </style:style>
    <style:style style:name="T8644" style:parent-style-name="Policepardéfaut" style:family="text">
      <style:text-properties style:font-size-complex="11pt"/>
    </style:style>
    <style:style style:name="T8645" style:parent-style-name="Policepardéfaut" style:family="text">
      <style:text-properties style:font-size-complex="11pt"/>
    </style:style>
    <style:style style:name="T8646" style:parent-style-name="Policepardéfaut" style:family="text">
      <style:text-properties style:font-size-complex="11pt"/>
    </style:style>
    <style:style style:name="T8647" style:parent-style-name="Policepardéfaut" style:family="text">
      <style:text-properties style:font-size-complex="11pt"/>
    </style:style>
    <style:style style:name="T8648" style:parent-style-name="Policepardéfaut" style:family="text">
      <style:text-properties style:font-size-complex="11pt"/>
    </style:style>
    <style:style style:name="T8649" style:parent-style-name="Policepardéfaut" style:family="text">
      <style:text-properties style:font-size-complex="11pt"/>
    </style:style>
    <style:style style:name="T8650" style:parent-style-name="Policepardéfaut" style:family="text">
      <style:text-properties style:font-size-complex="11pt"/>
    </style:style>
    <style:style style:name="T8651" style:parent-style-name="Policepardéfaut" style:family="text">
      <style:text-properties style:font-size-complex="11pt"/>
    </style:style>
    <style:style style:name="T8652" style:parent-style-name="Policepardéfaut" style:family="text">
      <style:text-properties style:font-size-complex="11pt"/>
    </style:style>
    <style:style style:name="T8653" style:parent-style-name="Policepardéfaut" style:family="text">
      <style:text-properties style:font-size-complex="11pt"/>
    </style:style>
    <style:style style:name="T8654" style:parent-style-name="Policepardéfaut" style:family="text">
      <style:text-properties style:font-size-complex="11pt"/>
    </style:style>
    <style:style style:name="T8655" style:parent-style-name="Policepardéfaut" style:family="text">
      <style:text-properties style:font-size-complex="11pt"/>
    </style:style>
    <style:style style:name="T8656" style:parent-style-name="Policepardéfaut" style:family="text">
      <style:text-properties style:font-size-complex="11pt"/>
    </style:style>
    <style:style style:name="T8657" style:parent-style-name="Policepardéfaut" style:family="text">
      <style:text-properties style:font-size-complex="11pt"/>
    </style:style>
    <style:style style:name="T8658" style:parent-style-name="Policepardéfaut" style:family="text">
      <style:text-properties style:font-size-complex="11pt"/>
    </style:style>
    <style:style style:name="T8659" style:parent-style-name="Policepardéfaut" style:family="text">
      <style:text-properties style:font-size-complex="11pt"/>
    </style:style>
    <style:style style:name="T8660" style:parent-style-name="Policepardéfaut" style:family="text">
      <style:text-properties style:font-size-complex="11pt"/>
    </style:style>
    <style:style style:name="T8661" style:parent-style-name="Policepardéfaut" style:family="text">
      <style:text-properties style:font-size-complex="11pt"/>
    </style:style>
    <style:style style:name="T8662" style:parent-style-name="Policepardéfaut" style:family="text">
      <style:text-properties style:font-size-complex="11pt"/>
    </style:style>
    <style:style style:name="T8663" style:parent-style-name="Policepardéfaut" style:family="text">
      <style:text-properties style:font-size-complex="11pt"/>
    </style:style>
    <style:style style:name="T8664" style:parent-style-name="Policepardéfaut" style:family="text">
      <style:text-properties style:font-size-complex="11pt"/>
    </style:style>
    <style:style style:name="T8665" style:parent-style-name="Policepardéfaut" style:family="text">
      <style:text-properties style:font-size-complex="11pt"/>
    </style:style>
    <style:style style:name="T8666" style:parent-style-name="Policepardéfaut" style:family="text">
      <style:text-properties style:font-size-complex="11pt"/>
    </style:style>
    <style:style style:name="T8667" style:parent-style-name="Policepardéfaut" style:family="text">
      <style:text-properties style:font-size-complex="11pt"/>
    </style:style>
    <style:style style:name="T8668" style:parent-style-name="Policepardéfaut" style:family="text">
      <style:text-properties style:font-size-complex="11pt"/>
    </style:style>
    <style:style style:name="T8669" style:parent-style-name="Policepardéfaut" style:family="text">
      <style:text-properties style:font-size-complex="11pt"/>
    </style:style>
    <style:style style:name="T8670" style:parent-style-name="Policepardéfaut" style:family="text">
      <style:text-properties style:font-size-complex="11pt"/>
    </style:style>
    <style:style style:name="T8671" style:parent-style-name="Policepardéfaut" style:family="text">
      <style:text-properties style:font-size-complex="11pt"/>
    </style:style>
    <style:style style:name="T8672" style:parent-style-name="Policepardéfaut" style:family="text">
      <style:text-properties style:font-size-complex="11pt"/>
    </style:style>
    <style:style style:name="T8673" style:parent-style-name="Policepardéfaut" style:family="text">
      <style:text-properties style:font-size-complex="11pt"/>
    </style:style>
    <style:style style:name="T8674" style:parent-style-name="Policepardéfaut" style:family="text">
      <style:text-properties style:font-size-complex="11pt"/>
    </style:style>
    <style:style style:name="T8675" style:parent-style-name="Policepardéfaut" style:family="text">
      <style:text-properties style:font-size-complex="11pt"/>
    </style:style>
    <style:style style:name="T8676" style:parent-style-name="Policepardéfaut" style:family="text">
      <style:text-properties style:font-size-complex="11pt"/>
    </style:style>
    <style:style style:name="T8677" style:parent-style-name="Policepardéfaut" style:family="text">
      <style:text-properties style:font-size-complex="11pt"/>
    </style:style>
    <style:style style:name="T8678" style:parent-style-name="Policepardéfaut" style:family="text">
      <style:text-properties style:font-size-complex="11pt"/>
    </style:style>
    <style:style style:name="T8679" style:parent-style-name="Policepardéfaut" style:family="text">
      <style:text-properties style:font-size-complex="11pt"/>
    </style:style>
    <style:style style:name="T8680" style:parent-style-name="Policepardéfaut" style:family="text">
      <style:text-properties style:font-size-complex="11pt"/>
    </style:style>
    <style:style style:name="T8681" style:parent-style-name="Policepardéfaut" style:family="text">
      <style:text-properties style:font-size-complex="11pt"/>
    </style:style>
    <style:style style:name="T8682" style:parent-style-name="Policepardéfaut" style:family="text">
      <style:text-properties style:font-size-complex="11pt"/>
    </style:style>
    <style:style style:name="T8683" style:parent-style-name="Policepardéfaut" style:family="text">
      <style:text-properties style:font-size-complex="11pt"/>
    </style:style>
    <style:style style:name="T8684" style:parent-style-name="Policepardéfaut" style:family="text">
      <style:text-properties style:font-size-complex="11pt"/>
    </style:style>
    <style:style style:name="T8685" style:parent-style-name="Policepardéfaut" style:family="text">
      <style:text-properties style:font-size-complex="11pt"/>
    </style:style>
    <style:style style:name="T8686" style:parent-style-name="Policepardéfaut" style:family="text">
      <style:text-properties style:font-size-complex="11pt"/>
    </style:style>
    <style:style style:name="T8687" style:parent-style-name="Policepardéfaut" style:family="text">
      <style:text-properties style:font-size-complex="11pt"/>
    </style:style>
    <style:style style:name="T8688" style:parent-style-name="Policepardéfaut" style:family="text">
      <style:text-properties style:font-size-complex="11pt"/>
    </style:style>
    <style:style style:name="T8689" style:parent-style-name="Policepardéfaut" style:family="text">
      <style:text-properties style:font-size-complex="11pt"/>
    </style:style>
    <style:style style:name="T8690" style:parent-style-name="Policepardéfaut" style:family="text">
      <style:text-properties style:font-size-complex="11pt"/>
    </style:style>
    <style:style style:name="T8691" style:parent-style-name="Policepardéfaut" style:family="text">
      <style:text-properties style:font-size-complex="11pt"/>
    </style:style>
    <style:style style:name="T8692" style:parent-style-name="Policepardéfaut" style:family="text">
      <style:text-properties style:font-size-complex="11pt"/>
    </style:style>
    <style:style style:name="T8693" style:parent-style-name="Policepardéfaut" style:family="text">
      <style:text-properties style:font-size-complex="11pt"/>
    </style:style>
    <style:style style:name="T8694" style:parent-style-name="Policepardéfaut" style:family="text">
      <style:text-properties style:font-size-complex="11pt"/>
    </style:style>
    <style:style style:name="T8695" style:parent-style-name="Policepardéfaut" style:family="text">
      <style:text-properties style:font-size-complex="11pt"/>
    </style:style>
    <style:style style:name="T8696" style:parent-style-name="Policepardéfaut" style:family="text">
      <style:text-properties style:font-size-complex="11pt"/>
    </style:style>
    <style:style style:name="T8697" style:parent-style-name="Policepardéfaut" style:family="text">
      <style:text-properties style:font-size-complex="11pt"/>
    </style:style>
    <style:style style:name="T8698" style:parent-style-name="Policepardéfaut" style:family="text">
      <style:text-properties style:font-size-complex="11pt"/>
    </style:style>
    <style:style style:name="T8699" style:parent-style-name="Policepardéfaut" style:family="text">
      <style:text-properties style:font-size-complex="11pt"/>
    </style:style>
    <style:style style:name="T8700" style:parent-style-name="Policepardéfaut" style:family="text">
      <style:text-properties style:font-size-complex="11pt"/>
    </style:style>
    <style:style style:name="T8701" style:parent-style-name="Policepardéfaut" style:family="text">
      <style:text-properties style:font-size-complex="11pt"/>
    </style:style>
    <style:style style:name="T8702" style:parent-style-name="Policepardéfaut" style:family="text">
      <style:text-properties style:font-size-complex="11pt"/>
    </style:style>
    <style:style style:name="T8703" style:parent-style-name="Policepardéfaut" style:family="text">
      <style:text-properties style:font-size-complex="11pt"/>
    </style:style>
    <style:style style:name="T8704" style:parent-style-name="Policepardéfaut" style:family="text">
      <style:text-properties style:font-size-complex="11pt"/>
    </style:style>
    <style:style style:name="T8705" style:parent-style-name="Policepardéfaut" style:family="text">
      <style:text-properties style:font-size-complex="11pt"/>
    </style:style>
    <style:style style:name="T8706" style:parent-style-name="Policepardéfaut" style:family="text">
      <style:text-properties style:font-size-complex="11pt"/>
    </style:style>
    <style:style style:name="T8707" style:parent-style-name="Policepardéfaut" style:family="text">
      <style:text-properties style:font-size-complex="11pt"/>
    </style:style>
    <style:style style:name="T8708" style:parent-style-name="Policepardéfaut" style:family="text">
      <style:text-properties style:font-size-complex="11pt"/>
    </style:style>
    <style:style style:name="T8709" style:parent-style-name="Policepardéfaut" style:family="text">
      <style:text-properties style:font-size-complex="11pt"/>
    </style:style>
    <style:style style:name="T8710" style:parent-style-name="Policepardéfaut" style:family="text">
      <style:text-properties style:font-size-complex="11pt"/>
    </style:style>
    <style:style style:name="T8711" style:parent-style-name="Policepardéfaut" style:family="text">
      <style:text-properties style:font-size-complex="11pt"/>
    </style:style>
    <style:style style:name="T8712" style:parent-style-name="Policepardéfaut" style:family="text">
      <style:text-properties style:font-size-complex="11pt"/>
    </style:style>
    <style:style style:name="T8713" style:parent-style-name="Policepardéfaut" style:family="text">
      <style:text-properties style:font-size-complex="11pt"/>
    </style:style>
    <style:style style:name="T8714" style:parent-style-name="Policepardéfaut" style:family="text">
      <style:text-properties style:font-size-complex="11pt"/>
    </style:style>
    <style:style style:name="T8715" style:parent-style-name="Policepardéfaut" style:family="text">
      <style:text-properties style:font-size-complex="11pt"/>
    </style:style>
    <style:style style:name="T8716" style:parent-style-name="Policepardéfaut" style:family="text">
      <style:text-properties style:font-size-complex="11pt"/>
    </style:style>
    <style:style style:name="T8717" style:parent-style-name="Policepardéfaut" style:family="text">
      <style:text-properties style:font-size-complex="11pt"/>
    </style:style>
    <style:style style:name="T8718" style:parent-style-name="Policepardéfaut" style:family="text">
      <style:text-properties style:font-size-complex="11pt"/>
    </style:style>
    <style:style style:name="T8719" style:parent-style-name="Policepardéfaut" style:family="text">
      <style:text-properties style:font-size-complex="11pt"/>
    </style:style>
    <style:style style:name="T8720" style:parent-style-name="Policepardéfaut" style:family="text">
      <style:text-properties style:font-size-complex="11pt"/>
    </style:style>
    <style:style style:name="T8721" style:parent-style-name="Policepardéfaut" style:family="text">
      <style:text-properties style:font-size-complex="11pt"/>
    </style:style>
    <style:style style:name="T8722" style:parent-style-name="Policepardéfaut" style:family="text">
      <style:text-properties style:font-size-complex="11pt"/>
    </style:style>
    <style:style style:name="T8723" style:parent-style-name="Policepardéfaut" style:family="text">
      <style:text-properties style:font-size-complex="11pt"/>
    </style:style>
    <style:style style:name="T8724" style:parent-style-name="Policepardéfaut" style:family="text">
      <style:text-properties style:font-size-complex="11pt"/>
    </style:style>
    <style:style style:name="T8725" style:parent-style-name="Policepardéfaut" style:family="text">
      <style:text-properties style:font-size-complex="11pt"/>
    </style:style>
    <style:style style:name="T8726" style:parent-style-name="Policepardéfaut" style:family="text">
      <style:text-properties style:font-size-complex="11pt"/>
    </style:style>
    <style:style style:name="T8727" style:parent-style-name="Policepardéfaut" style:family="text">
      <style:text-properties style:font-size-complex="11pt"/>
    </style:style>
    <style:style style:name="T8728" style:parent-style-name="Policepardéfaut" style:family="text">
      <style:text-properties style:font-size-complex="11pt"/>
    </style:style>
    <style:style style:name="T8729" style:parent-style-name="Policepardéfaut" style:family="text">
      <style:text-properties style:font-size-complex="11pt"/>
    </style:style>
    <style:style style:name="T8730" style:parent-style-name="Policepardéfaut" style:family="text">
      <style:text-properties style:font-size-complex="11pt"/>
    </style:style>
    <style:style style:name="T8731" style:parent-style-name="Policepardéfaut" style:family="text">
      <style:text-properties style:font-size-complex="11pt"/>
    </style:style>
    <style:style style:name="T8732" style:parent-style-name="Policepardéfaut" style:family="text">
      <style:text-properties style:font-size-complex="11pt"/>
    </style:style>
    <style:style style:name="T8733" style:parent-style-name="Policepardéfaut" style:family="text">
      <style:text-properties style:font-size-complex="11pt"/>
    </style:style>
    <style:style style:name="T8734" style:parent-style-name="Policepardéfaut" style:family="text">
      <style:text-properties style:font-size-complex="11pt"/>
    </style:style>
    <style:style style:name="T8735" style:parent-style-name="Policepardéfaut" style:family="text">
      <style:text-properties style:font-size-complex="11pt"/>
    </style:style>
    <style:style style:name="T8736" style:parent-style-name="Policepardéfaut" style:family="text">
      <style:text-properties style:font-size-complex="11pt"/>
    </style:style>
    <style:style style:name="T8737" style:parent-style-name="Policepardéfaut" style:family="text">
      <style:text-properties style:font-size-complex="11pt"/>
    </style:style>
    <style:style style:name="T8738" style:parent-style-name="Policepardéfaut" style:family="text">
      <style:text-properties style:font-size-complex="11pt"/>
    </style:style>
    <style:style style:name="T8739" style:parent-style-name="Policepardéfaut" style:family="text">
      <style:text-properties style:font-size-complex="11pt"/>
    </style:style>
    <style:style style:name="T8740" style:parent-style-name="Policepardéfaut" style:family="text">
      <style:text-properties style:font-size-complex="11pt"/>
    </style:style>
    <style:style style:name="T8741" style:parent-style-name="Policepardéfaut" style:family="text">
      <style:text-properties style:font-size-complex="11pt"/>
    </style:style>
    <style:style style:name="T8742" style:parent-style-name="Policepardéfaut" style:family="text">
      <style:text-properties style:font-size-complex="11pt"/>
    </style:style>
    <style:style style:name="T8743" style:parent-style-name="Policepardéfaut" style:family="text">
      <style:text-properties style:font-size-complex="11pt"/>
    </style:style>
    <style:style style:name="T8744" style:parent-style-name="Policepardéfaut" style:family="text">
      <style:text-properties style:font-size-complex="11pt"/>
    </style:style>
    <style:style style:name="T8745" style:parent-style-name="Policepardéfaut" style:family="text">
      <style:text-properties style:font-size-complex="11pt"/>
    </style:style>
    <style:style style:name="T8746" style:parent-style-name="Policepardéfaut" style:family="text">
      <style:text-properties style:font-size-complex="11pt"/>
    </style:style>
    <style:style style:name="T8747" style:parent-style-name="Policepardéfaut" style:family="text">
      <style:text-properties style:font-size-complex="11pt"/>
    </style:style>
    <style:style style:name="T8748" style:parent-style-name="Policepardéfaut" style:family="text">
      <style:text-properties style:font-size-complex="11pt"/>
    </style:style>
    <style:style style:name="T8749" style:parent-style-name="Policepardéfaut" style:family="text">
      <style:text-properties style:font-size-complex="11pt"/>
    </style:style>
    <style:style style:name="T8750" style:parent-style-name="Policepardéfaut" style:family="text">
      <style:text-properties style:font-size-complex="11pt"/>
    </style:style>
    <style:style style:name="T8751" style:parent-style-name="Policepardéfaut" style:family="text">
      <style:text-properties style:font-size-complex="11pt"/>
    </style:style>
    <style:style style:name="T8752" style:parent-style-name="Policepardéfaut" style:family="text">
      <style:text-properties style:font-size-complex="11pt"/>
    </style:style>
    <style:style style:name="T8753" style:parent-style-name="Policepardéfaut" style:family="text">
      <style:text-properties style:font-size-complex="11pt"/>
    </style:style>
    <style:style style:name="T8754" style:parent-style-name="Policepardéfaut" style:family="text">
      <style:text-properties style:font-size-complex="11pt"/>
    </style:style>
    <style:style style:name="T8755" style:parent-style-name="Policepardéfaut" style:family="text">
      <style:text-properties style:font-size-complex="11pt"/>
    </style:style>
    <style:style style:name="T8756" style:parent-style-name="Policepardéfaut" style:family="text">
      <style:text-properties style:font-size-complex="11pt"/>
    </style:style>
    <style:style style:name="T8757" style:parent-style-name="Policepardéfaut" style:family="text">
      <style:text-properties style:font-size-complex="11pt"/>
    </style:style>
    <style:style style:name="T8758" style:parent-style-name="Policepardéfaut" style:family="text">
      <style:text-properties style:font-size-complex="11pt"/>
    </style:style>
    <style:style style:name="T8759" style:parent-style-name="Policepardéfaut" style:family="text">
      <style:text-properties style:font-size-complex="11pt"/>
    </style:style>
    <style:style style:name="T8760" style:parent-style-name="Policepardéfaut" style:family="text">
      <style:text-properties style:font-size-complex="11pt"/>
    </style:style>
    <style:style style:name="T8761" style:parent-style-name="Policepardéfaut" style:family="text">
      <style:text-properties style:font-size-complex="11pt"/>
    </style:style>
    <style:style style:name="T8762" style:parent-style-name="Policepardéfaut" style:family="text">
      <style:text-properties style:font-size-complex="11pt"/>
    </style:style>
    <style:style style:name="T8763" style:parent-style-name="Policepardéfaut" style:family="text">
      <style:text-properties style:font-size-complex="11pt"/>
    </style:style>
    <style:style style:name="T8764" style:parent-style-name="Policepardéfaut" style:family="text">
      <style:text-properties style:font-size-complex="11pt"/>
    </style:style>
    <style:style style:name="T8765" style:parent-style-name="Policepardéfaut" style:family="text">
      <style:text-properties style:font-size-complex="11pt"/>
    </style:style>
    <style:style style:name="T8766" style:parent-style-name="Policepardéfaut" style:family="text">
      <style:text-properties style:font-size-complex="11pt"/>
    </style:style>
    <style:style style:name="T8767" style:parent-style-name="Policepardéfaut" style:family="text">
      <style:text-properties style:font-size-complex="11pt"/>
    </style:style>
    <style:style style:name="T8768" style:parent-style-name="Policepardéfaut" style:family="text">
      <style:text-properties style:font-size-complex="11pt"/>
    </style:style>
    <style:style style:name="T8769" style:parent-style-name="Policepardéfaut" style:family="text">
      <style:text-properties style:font-size-complex="11pt"/>
    </style:style>
    <style:style style:name="T8770" style:parent-style-name="Policepardéfaut" style:family="text">
      <style:text-properties style:font-size-complex="11pt"/>
    </style:style>
    <style:style style:name="T8771" style:parent-style-name="Policepardéfaut" style:family="text">
      <style:text-properties style:font-size-complex="11pt"/>
    </style:style>
    <style:style style:name="T8772" style:parent-style-name="Policepardéfaut" style:family="text">
      <style:text-properties style:font-size-complex="11pt"/>
    </style:style>
    <style:style style:name="T8773" style:parent-style-name="Policepardéfaut" style:family="text">
      <style:text-properties style:font-size-complex="11pt"/>
    </style:style>
    <style:style style:name="T8774" style:parent-style-name="Policepardéfaut" style:family="text">
      <style:text-properties style:font-size-complex="11pt"/>
    </style:style>
    <style:style style:name="T8775" style:parent-style-name="Policepardéfaut" style:family="text">
      <style:text-properties style:font-size-complex="11pt"/>
    </style:style>
    <style:style style:name="T8776" style:parent-style-name="Policepardéfaut" style:family="text">
      <style:text-properties style:font-size-complex="11pt"/>
    </style:style>
    <style:style style:name="T8777" style:parent-style-name="Policepardéfaut" style:family="text">
      <style:text-properties style:font-size-complex="11pt"/>
    </style:style>
    <style:style style:name="T8778" style:parent-style-name="Policepardéfaut" style:family="text">
      <style:text-properties style:font-size-complex="11pt"/>
    </style:style>
    <style:style style:name="T8779" style:parent-style-name="Policepardéfaut" style:family="text">
      <style:text-properties style:font-size-complex="11pt"/>
    </style:style>
    <style:style style:name="T8780" style:parent-style-name="Policepardéfaut" style:family="text">
      <style:text-properties style:font-size-complex="11pt"/>
    </style:style>
    <style:style style:name="T8781" style:parent-style-name="Policepardéfaut" style:family="text">
      <style:text-properties style:font-size-complex="11pt"/>
    </style:style>
    <style:style style:name="T8782" style:parent-style-name="Policepardéfaut" style:family="text">
      <style:text-properties style:font-size-complex="11pt"/>
    </style:style>
    <style:style style:name="T8783" style:parent-style-name="Policepardéfaut" style:family="text">
      <style:text-properties style:font-size-complex="11pt"/>
    </style:style>
    <style:style style:name="T8784" style:parent-style-name="Policepardéfaut" style:family="text">
      <style:text-properties style:font-size-complex="11pt"/>
    </style:style>
    <style:style style:name="T8785" style:parent-style-name="Policepardéfaut" style:family="text">
      <style:text-properties style:font-size-complex="11pt"/>
    </style:style>
    <style:style style:name="T8786" style:parent-style-name="Policepardéfaut" style:family="text">
      <style:text-properties style:font-size-complex="11pt"/>
    </style:style>
    <style:style style:name="T8787" style:parent-style-name="Policepardéfaut" style:family="text">
      <style:text-properties style:font-size-complex="11pt"/>
    </style:style>
    <style:style style:name="T8788" style:parent-style-name="Policepardéfaut" style:family="text">
      <style:text-properties style:font-size-complex="11pt"/>
    </style:style>
    <style:style style:name="T8789" style:parent-style-name="Policepardéfaut" style:family="text">
      <style:text-properties style:font-size-complex="11pt"/>
    </style:style>
    <style:style style:name="T8790" style:parent-style-name="Policepardéfaut" style:family="text">
      <style:text-properties style:font-size-complex="11pt"/>
    </style:style>
    <style:style style:name="T8791" style:parent-style-name="Policepardéfaut" style:family="text">
      <style:text-properties style:font-size-complex="11pt"/>
    </style:style>
    <style:style style:name="T8792" style:parent-style-name="Policepardéfaut" style:family="text">
      <style:text-properties style:font-size-complex="11pt"/>
    </style:style>
    <style:style style:name="T8793" style:parent-style-name="Policepardéfaut" style:family="text">
      <style:text-properties style:font-size-complex="11pt"/>
    </style:style>
    <style:style style:name="T8794" style:parent-style-name="Policepardéfaut" style:family="text">
      <style:text-properties style:font-size-complex="11pt"/>
    </style:style>
    <style:style style:name="T8795" style:parent-style-name="Policepardéfaut" style:family="text">
      <style:text-properties style:font-size-complex="11pt"/>
    </style:style>
    <style:style style:name="T8796" style:parent-style-name="Policepardéfaut" style:family="text">
      <style:text-properties style:font-size-complex="11pt"/>
    </style:style>
    <style:style style:name="T8797" style:parent-style-name="Policepardéfaut" style:family="text">
      <style:text-properties style:font-size-complex="11pt"/>
    </style:style>
    <style:style style:name="T8798" style:parent-style-name="Policepardéfaut" style:family="text">
      <style:text-properties style:font-size-complex="11pt"/>
    </style:style>
    <style:style style:name="T8799" style:parent-style-name="Policepardéfaut" style:family="text">
      <style:text-properties style:font-size-complex="11pt"/>
    </style:style>
    <style:style style:name="T8800" style:parent-style-name="Policepardéfaut" style:family="text">
      <style:text-properties style:font-size-complex="11pt"/>
    </style:style>
    <style:style style:name="T8801" style:parent-style-name="Policepardéfaut" style:family="text">
      <style:text-properties style:font-size-complex="11pt"/>
    </style:style>
    <style:style style:name="T8802" style:parent-style-name="Policepardéfaut" style:family="text">
      <style:text-properties style:font-size-complex="11pt"/>
    </style:style>
    <style:style style:name="T8803" style:parent-style-name="Policepardéfaut" style:family="text">
      <style:text-properties style:font-size-complex="11pt"/>
    </style:style>
    <style:style style:name="T8804" style:parent-style-name="Policepardéfaut" style:family="text">
      <style:text-properties style:font-size-complex="11pt"/>
    </style:style>
    <style:style style:name="T8805" style:parent-style-name="Policepardéfaut" style:family="text">
      <style:text-properties style:font-size-complex="11pt"/>
    </style:style>
    <style:style style:name="T8806" style:parent-style-name="Policepardéfaut" style:family="text">
      <style:text-properties style:font-size-complex="11pt"/>
    </style:style>
    <style:style style:name="T8807" style:parent-style-name="Policepardéfaut" style:family="text">
      <style:text-properties style:font-size-complex="11pt"/>
    </style:style>
    <style:style style:name="T8808" style:parent-style-name="Policepardéfaut" style:family="text">
      <style:text-properties style:font-size-complex="11pt"/>
    </style:style>
    <style:style style:name="T8809" style:parent-style-name="Policepardéfaut" style:family="text">
      <style:text-properties style:font-size-complex="11pt"/>
    </style:style>
    <style:style style:name="T8810" style:parent-style-name="Policepardéfaut" style:family="text">
      <style:text-properties style:font-size-complex="11pt"/>
    </style:style>
    <style:style style:name="T8811" style:parent-style-name="Policepardéfaut" style:family="text">
      <style:text-properties style:font-size-complex="11pt"/>
    </style:style>
    <style:style style:name="T8812" style:parent-style-name="Policepardéfaut" style:family="text">
      <style:text-properties style:font-size-complex="11pt"/>
    </style:style>
    <style:style style:name="T8813" style:parent-style-name="Policepardéfaut" style:family="text">
      <style:text-properties style:font-size-complex="11pt"/>
    </style:style>
    <style:style style:name="T8814" style:parent-style-name="Policepardéfaut" style:family="text">
      <style:text-properties style:font-size-complex="11pt"/>
    </style:style>
    <style:style style:name="T8815" style:parent-style-name="Policepardéfaut" style:family="text">
      <style:text-properties style:font-size-complex="11pt"/>
    </style:style>
    <style:style style:name="T8816" style:parent-style-name="Policepardéfaut" style:family="text">
      <style:text-properties style:font-size-complex="11pt"/>
    </style:style>
    <style:style style:name="T8817" style:parent-style-name="Policepardéfaut" style:family="text">
      <style:text-properties style:font-size-complex="11pt"/>
    </style:style>
    <style:style style:name="T8818" style:parent-style-name="Policepardéfaut" style:family="text">
      <style:text-properties style:font-size-complex="11pt"/>
    </style:style>
    <style:style style:name="T8819" style:parent-style-name="Policepardéfaut" style:family="text">
      <style:text-properties style:font-size-complex="11pt"/>
    </style:style>
    <style:style style:name="T8820" style:parent-style-name="Policepardéfaut" style:family="text">
      <style:text-properties style:font-size-complex="11pt"/>
    </style:style>
    <style:style style:name="T8821" style:parent-style-name="Policepardéfaut" style:family="text">
      <style:text-properties style:font-size-complex="11pt"/>
    </style:style>
    <style:style style:name="T8822" style:parent-style-name="Policepardéfaut" style:family="text">
      <style:text-properties style:font-size-complex="11pt"/>
    </style:style>
    <style:style style:name="T8823" style:parent-style-name="Policepardéfaut" style:family="text">
      <style:text-properties style:font-size-complex="11pt"/>
    </style:style>
    <style:style style:name="T8824" style:parent-style-name="Policepardéfaut" style:family="text">
      <style:text-properties style:font-size-complex="11pt"/>
    </style:style>
    <style:style style:name="T8825" style:parent-style-name="Policepardéfaut" style:family="text">
      <style:text-properties style:font-size-complex="11pt"/>
    </style:style>
    <style:style style:name="T8826" style:parent-style-name="Policepardéfaut" style:family="text">
      <style:text-properties style:font-size-complex="11pt"/>
    </style:style>
    <style:style style:name="T8827" style:parent-style-name="Policepardéfaut" style:family="text">
      <style:text-properties style:font-size-complex="11pt"/>
    </style:style>
    <style:style style:name="T8828" style:parent-style-name="Policepardéfaut" style:family="text">
      <style:text-properties style:font-size-complex="11pt"/>
    </style:style>
    <style:style style:name="T8829" style:parent-style-name="Policepardéfaut" style:family="text">
      <style:text-properties style:font-size-complex="11pt"/>
    </style:style>
    <style:style style:name="T8830" style:parent-style-name="Policepardéfaut" style:family="text">
      <style:text-properties style:font-size-complex="11pt"/>
    </style:style>
    <style:style style:name="T8831" style:parent-style-name="Policepardéfaut" style:family="text">
      <style:text-properties style:font-size-complex="11pt"/>
    </style:style>
    <style:style style:name="T8832" style:parent-style-name="Policepardéfaut" style:family="text">
      <style:text-properties style:font-size-complex="11pt"/>
    </style:style>
    <style:style style:name="T8833" style:parent-style-name="Policepardéfaut" style:family="text">
      <style:text-properties style:font-size-complex="11pt"/>
    </style:style>
    <style:style style:name="T8834" style:parent-style-name="Policepardéfaut" style:family="text">
      <style:text-properties style:font-size-complex="11pt"/>
    </style:style>
    <style:style style:name="T8835" style:parent-style-name="Policepardéfaut" style:family="text">
      <style:text-properties style:font-size-complex="11pt"/>
    </style:style>
    <style:style style:name="T8836" style:parent-style-name="Policepardéfaut" style:family="text">
      <style:text-properties style:font-size-complex="11pt"/>
    </style:style>
    <style:style style:name="T8837" style:parent-style-name="Policepardéfaut" style:family="text">
      <style:text-properties style:font-size-complex="11pt"/>
    </style:style>
    <style:style style:name="T8838" style:parent-style-name="Policepardéfaut" style:family="text">
      <style:text-properties style:font-size-complex="11pt"/>
    </style:style>
    <style:style style:name="T8839" style:parent-style-name="Policepardéfaut" style:family="text">
      <style:text-properties style:font-size-complex="11pt"/>
    </style:style>
    <style:style style:name="T8840" style:parent-style-name="Policepardéfaut" style:family="text">
      <style:text-properties style:font-size-complex="11pt"/>
    </style:style>
    <style:style style:name="T8841" style:parent-style-name="Policepardéfaut" style:family="text">
      <style:text-properties style:font-size-complex="11pt"/>
    </style:style>
    <style:style style:name="T8842" style:parent-style-name="Policepardéfaut" style:family="text">
      <style:text-properties style:font-size-complex="11pt"/>
    </style:style>
    <style:style style:name="T8843" style:parent-style-name="Policepardéfaut" style:family="text">
      <style:text-properties style:font-size-complex="11pt"/>
    </style:style>
    <style:style style:name="T8844" style:parent-style-name="Policepardéfaut" style:family="text">
      <style:text-properties style:font-size-complex="11pt"/>
    </style:style>
    <style:style style:name="T8845" style:parent-style-name="Policepardéfaut" style:family="text">
      <style:text-properties style:font-size-complex="11pt"/>
    </style:style>
    <style:style style:name="T8846" style:parent-style-name="Policepardéfaut" style:family="text">
      <style:text-properties style:font-size-complex="11pt"/>
    </style:style>
    <style:style style:name="T8847" style:parent-style-name="Policepardéfaut" style:family="text">
      <style:text-properties style:font-size-complex="11pt"/>
    </style:style>
    <style:style style:name="T8848" style:parent-style-name="Policepardéfaut" style:family="text">
      <style:text-properties style:font-size-complex="11pt"/>
    </style:style>
    <style:style style:name="T8849" style:parent-style-name="Policepardéfaut" style:family="text">
      <style:text-properties style:font-size-complex="11pt"/>
    </style:style>
    <style:style style:name="T8850" style:parent-style-name="Policepardéfaut" style:family="text">
      <style:text-properties style:font-size-complex="11pt"/>
    </style:style>
    <style:style style:name="T8851" style:parent-style-name="Policepardéfaut" style:family="text">
      <style:text-properties style:font-size-complex="11pt"/>
    </style:style>
    <style:style style:name="T8852" style:parent-style-name="Policepardéfaut" style:family="text">
      <style:text-properties style:font-size-complex="11pt"/>
    </style:style>
    <style:style style:name="T8853" style:parent-style-name="Policepardéfaut" style:family="text">
      <style:text-properties style:font-size-complex="11pt"/>
    </style:style>
    <style:style style:name="T8854" style:parent-style-name="Policepardéfaut" style:family="text">
      <style:text-properties style:font-size-complex="11pt"/>
    </style:style>
    <style:style style:name="T8855" style:parent-style-name="Policepardéfaut" style:family="text">
      <style:text-properties style:font-size-complex="11pt"/>
    </style:style>
    <style:style style:name="T8856" style:parent-style-name="Policepardéfaut" style:family="text">
      <style:text-properties style:font-size-complex="11pt"/>
    </style:style>
    <style:style style:name="T8857" style:parent-style-name="Policepardéfaut" style:family="text">
      <style:text-properties style:font-size-complex="11pt"/>
    </style:style>
    <style:style style:name="T8858" style:parent-style-name="Policepardéfaut" style:family="text">
      <style:text-properties style:font-size-complex="11pt"/>
    </style:style>
    <style:style style:name="T8859" style:parent-style-name="Policepardéfaut" style:family="text">
      <style:text-properties style:font-size-complex="11pt"/>
    </style:style>
    <style:style style:name="T8860" style:parent-style-name="Policepardéfaut" style:family="text">
      <style:text-properties style:font-size-complex="11pt"/>
    </style:style>
    <style:style style:name="T8861" style:parent-style-name="Policepardéfaut" style:family="text">
      <style:text-properties style:font-size-complex="11pt"/>
    </style:style>
    <style:style style:name="T8862" style:parent-style-name="Policepardéfaut" style:family="text">
      <style:text-properties style:font-size-complex="11pt"/>
    </style:style>
    <style:style style:name="P8863" style:parent-style-name="Corpsdetexte" style:family="paragraph">
      <style:paragraph-properties fo:text-indent="0.1666in"/>
      <style:text-properties style:font-name-complex="Times New Roman"/>
    </style:style>
    <style:style style:name="P8864" style:parent-style-name="label" style:family="paragraph">
      <style:text-properties fo:font-style="italic" style:font-style-asian="italic" fo:font-variant="normal"/>
    </style:style>
    <style:style style:name="T8865" style:parent-style-name="pb" style:family="text">
      <style:text-properties style:text-position="0% 100%"/>
    </style:style>
    <style:style style:name="T8866" style:parent-style-name="Policepardéfaut" style:family="text">
      <style:text-properties fo:font-style="italic" style:font-style-asian="italic"/>
    </style:style>
    <style:style style:name="P8867" style:parent-style-name="quote.l" style:family="paragraph">
      <style:text-properties style:font-size-complex="11pt"/>
    </style:style>
    <style:style style:name="P8868" style:parent-style-name="quote.l" style:family="paragraph">
      <style:text-properties style:font-size-complex="11pt"/>
    </style:style>
    <style:style style:name="P8869" style:parent-style-name="Corpsdetexte" style:family="paragraph">
      <style:paragraph-properties fo:text-indent="0.1666in"/>
    </style:style>
    <style:style style:name="T8870" style:parent-style-name="Policepardéfaut" style:family="text">
      <style:text-properties style:font-name-complex="Times New Roman"/>
    </style:style>
    <style:style style:name="T8871" style:parent-style-name="Policepardéfaut" style:family="text">
      <style:text-properties style:font-name-complex="Times New Roman"/>
    </style:style>
    <style:style style:name="T8872" style:parent-style-name="Policepardéfaut" style:family="text">
      <style:text-properties style:font-name-complex="Times New Roman"/>
    </style:style>
    <style:style style:name="T8873" style:parent-style-name="Policepardéfaut" style:family="text">
      <style:text-properties style:font-name-complex="Times New Roman"/>
    </style:style>
    <style:style style:name="T8874" style:parent-style-name="Policepardéfaut" style:family="text">
      <style:text-properties style:font-name-complex="Times New Roman"/>
    </style:style>
    <style:style style:name="T8875" style:parent-style-name="Policepardéfaut" style:family="text">
      <style:text-properties style:font-name-complex="Times New Roman"/>
    </style:style>
    <style:style style:name="T8876" style:parent-style-name="Policepardéfaut" style:family="text">
      <style:text-properties style:font-name-complex="Times New Roman"/>
    </style:style>
    <style:style style:name="T8877" style:parent-style-name="Policepardéfaut" style:family="text">
      <style:text-properties style:font-name-complex="Times New Roman"/>
    </style:style>
    <style:style style:name="T8878" style:parent-style-name="Policepardéfaut" style:family="text">
      <style:text-properties style:font-name-complex="Times New Roman"/>
    </style:style>
    <style:style style:name="T8879" style:parent-style-name="Policepardéfaut" style:family="text">
      <style:text-properties style:font-name-complex="Times New Roman"/>
    </style:style>
    <style:style style:name="T8880" style:parent-style-name="Policepardéfaut" style:family="text">
      <style:text-properties style:font-name-complex="Times New Roman"/>
    </style:style>
    <style:style style:name="T8881" style:parent-style-name="Policepardéfaut" style:family="text">
      <style:text-properties style:font-name-complex="Times New Roman"/>
    </style:style>
    <style:style style:name="T8882" style:parent-style-name="Policepardéfaut" style:family="text">
      <style:text-properties style:font-name-complex="Times New Roman"/>
    </style:style>
    <style:style style:name="T8883" style:parent-style-name="Policepardéfaut" style:family="text">
      <style:text-properties style:font-name-complex="Times New Roman"/>
    </style:style>
    <style:style style:name="T8884" style:parent-style-name="Policepardéfaut" style:family="text">
      <style:text-properties style:font-name-complex="Times New Roman"/>
    </style:style>
    <style:style style:name="T8885" style:parent-style-name="Policepardéfaut" style:family="text">
      <style:text-properties style:font-name-complex="Times New Roman"/>
    </style:style>
    <style:style style:name="T8886" style:parent-style-name="Policepardéfaut" style:family="text">
      <style:text-properties style:font-name-complex="Times New Roman"/>
    </style:style>
    <style:style style:name="T8887" style:parent-style-name="Policepardéfaut" style:family="text">
      <style:text-properties style:font-name-complex="Times New Roman"/>
    </style:style>
    <style:style style:name="T8888" style:parent-style-name="Policepardéfaut" style:family="text">
      <style:text-properties style:font-name-complex="Times New Roman"/>
    </style:style>
    <style:style style:name="T8889" style:parent-style-name="Policepardéfaut" style:family="text">
      <style:text-properties style:font-name-complex="Times New Roman"/>
    </style:style>
    <style:style style:name="T8890" style:parent-style-name="Policepardéfaut" style:family="text">
      <style:text-properties style:font-name-complex="Times New Roman"/>
    </style:style>
    <style:style style:name="T8891" style:parent-style-name="Policepardéfaut" style:family="text">
      <style:text-properties style:font-name-complex="Times New Roman"/>
    </style:style>
    <style:style style:name="T8892" style:parent-style-name="Policepardéfaut" style:family="text">
      <style:text-properties style:font-name-complex="Times New Roman"/>
    </style:style>
    <style:style style:name="T8893" style:parent-style-name="Policepardéfaut" style:family="text">
      <style:text-properties style:font-name-complex="Times New Roman"/>
    </style:style>
    <style:style style:name="T8894" style:parent-style-name="Policepardéfaut" style:family="text">
      <style:text-properties style:font-name-complex="Times New Roman"/>
    </style:style>
    <style:style style:name="T8895" style:parent-style-name="Policepardéfaut" style:family="text">
      <style:text-properties style:font-name-complex="Times New Roman"/>
    </style:style>
    <style:style style:name="T8896" style:parent-style-name="Policepardéfaut" style:family="text">
      <style:text-properties style:font-name-complex="Times New Roman"/>
    </style:style>
    <style:style style:name="T8897" style:parent-style-name="Policepardéfaut" style:family="text">
      <style:text-properties style:font-name-complex="Times New Roman"/>
    </style:style>
    <style:style style:name="T8898" style:parent-style-name="Policepardéfaut" style:family="text">
      <style:text-properties style:font-name-complex="Times New Roman"/>
    </style:style>
    <style:style style:name="T8899" style:parent-style-name="Policepardéfaut" style:family="text">
      <style:text-properties style:font-name-complex="Times New Roman"/>
    </style:style>
    <style:style style:name="T8900" style:parent-style-name="Policepardéfaut" style:family="text">
      <style:text-properties style:font-name-complex="Times New Roman"/>
    </style:style>
    <style:style style:name="T8901" style:parent-style-name="Policepardéfaut" style:family="text">
      <style:text-properties style:font-name-complex="Times New Roman"/>
    </style:style>
    <style:style style:name="T8902" style:parent-style-name="Policepardéfaut" style:family="text">
      <style:text-properties style:font-name-complex="Times New Roman"/>
    </style:style>
    <style:style style:name="T8903" style:parent-style-name="Policepardéfaut" style:family="text">
      <style:text-properties style:font-name-complex="Times New Roman"/>
    </style:style>
    <style:style style:name="T8904" style:parent-style-name="Policepardéfaut" style:family="text">
      <style:text-properties style:font-name-complex="Times New Roman"/>
    </style:style>
    <style:style style:name="T8905" style:parent-style-name="Policepardéfaut" style:family="text">
      <style:text-properties style:font-name-complex="Times New Roman"/>
    </style:style>
    <style:style style:name="T8906" style:parent-style-name="Policepardéfaut" style:family="text">
      <style:text-properties style:font-name-complex="Times New Roman"/>
    </style:style>
    <style:style style:name="T8907" style:parent-style-name="Policepardéfaut" style:family="text">
      <style:text-properties style:font-name-complex="Times New Roman"/>
    </style:style>
    <style:style style:name="T8908" style:parent-style-name="Policepardéfaut" style:family="text">
      <style:text-properties style:font-name-complex="Times New Roman"/>
    </style:style>
    <style:style style:name="T8909" style:parent-style-name="Policepardéfaut" style:family="text">
      <style:text-properties style:font-name-complex="Times New Roman"/>
    </style:style>
    <style:style style:name="T8910" style:parent-style-name="Policepardéfaut" style:family="text">
      <style:text-properties style:font-name-complex="Times New Roman"/>
    </style:style>
    <style:style style:name="T8911" style:parent-style-name="Policepardéfaut" style:family="text">
      <style:text-properties style:font-name-complex="Times New Roman"/>
    </style:style>
    <style:style style:name="T8912" style:parent-style-name="Policepardéfaut" style:family="text">
      <style:text-properties style:font-name-complex="Times New Roman"/>
    </style:style>
    <style:style style:name="T8913" style:parent-style-name="Policepardéfaut" style:family="text">
      <style:text-properties style:font-name-complex="Times New Roman"/>
    </style:style>
    <style:style style:name="T8914" style:parent-style-name="Policepardéfaut" style:family="text">
      <style:text-properties style:font-name-complex="Times New Roman"/>
    </style:style>
    <style:style style:name="T8915" style:parent-style-name="Policepardéfaut" style:family="text">
      <style:text-properties style:font-name-complex="Times New Roman"/>
    </style:style>
    <style:style style:name="T8916" style:parent-style-name="Policepardéfaut" style:family="text">
      <style:text-properties style:font-name-complex="Times New Roman"/>
    </style:style>
    <style:style style:name="T8917" style:parent-style-name="Policepardéfaut" style:family="text">
      <style:text-properties style:font-name-complex="Times New Roman"/>
    </style:style>
    <style:style style:name="T8918" style:parent-style-name="Policepardéfaut" style:family="text">
      <style:text-properties style:font-name-complex="Times New Roman"/>
    </style:style>
    <style:style style:name="T8919" style:parent-style-name="Policepardéfaut" style:family="text">
      <style:text-properties style:font-name-complex="Times New Roman"/>
    </style:style>
    <style:style style:name="T8920" style:parent-style-name="Policepardéfaut" style:family="text">
      <style:text-properties style:font-name-complex="Times New Roman"/>
    </style:style>
    <style:style style:name="T8921" style:parent-style-name="Policepardéfaut" style:family="text">
      <style:text-properties style:font-name-complex="Times New Roman"/>
    </style:style>
    <style:style style:name="T8922" style:parent-style-name="Policepardéfaut" style:family="text">
      <style:text-properties style:font-name-complex="Times New Roman"/>
    </style:style>
    <style:style style:name="T8923" style:parent-style-name="Policepardéfaut" style:family="text">
      <style:text-properties style:font-name-complex="Times New Roman"/>
    </style:style>
    <style:style style:name="T8924" style:parent-style-name="Policepardéfaut" style:family="text">
      <style:text-properties style:font-name-complex="Times New Roman"/>
    </style:style>
    <style:style style:name="T8925" style:parent-style-name="Policepardéfaut" style:family="text">
      <style:text-properties style:font-name-complex="Times New Roman"/>
    </style:style>
    <style:style style:name="T8926" style:parent-style-name="Policepardéfaut" style:family="text">
      <style:text-properties style:font-name-complex="Times New Roman"/>
    </style:style>
    <style:style style:name="T8927" style:parent-style-name="Policepardéfaut" style:family="text">
      <style:text-properties style:font-name-complex="Times New Roman"/>
    </style:style>
    <style:style style:name="T8928" style:parent-style-name="Policepardéfaut" style:family="text">
      <style:text-properties style:font-name-complex="Times New Roman"/>
    </style:style>
    <style:style style:name="T8929" style:parent-style-name="Policepardéfaut" style:family="text">
      <style:text-properties style:font-name-complex="Times New Roman"/>
    </style:style>
    <style:style style:name="T8930" style:parent-style-name="Policepardéfaut" style:family="text">
      <style:text-properties style:font-name-complex="Times New Roman"/>
    </style:style>
    <style:style style:name="T8931" style:parent-style-name="Policepardéfaut" style:family="text">
      <style:text-properties style:font-name-complex="Times New Roman"/>
    </style:style>
    <style:style style:name="T8932" style:parent-style-name="Policepardéfaut" style:family="text">
      <style:text-properties style:font-name-complex="Times New Roman"/>
    </style:style>
    <style:style style:name="T8933" style:parent-style-name="Policepardéfaut" style:family="text">
      <style:text-properties style:font-name-complex="Times New Roman"/>
    </style:style>
    <style:style style:name="T8934" style:parent-style-name="Policepardéfaut" style:family="text">
      <style:text-properties style:font-name-complex="Times New Roman"/>
    </style:style>
    <style:style style:name="T8935" style:parent-style-name="Policepardéfaut" style:family="text">
      <style:text-properties style:font-name-complex="Times New Roman"/>
    </style:style>
    <style:style style:name="T8936" style:parent-style-name="Policepardéfaut" style:family="text">
      <style:text-properties style:font-name-complex="Times New Roman"/>
    </style:style>
    <style:style style:name="T8937" style:parent-style-name="Policepardéfaut" style:family="text">
      <style:text-properties style:font-name-complex="Times New Roman"/>
    </style:style>
    <style:style style:name="T8938" style:parent-style-name="Policepardéfaut" style:family="text">
      <style:text-properties style:font-name-complex="Times New Roman"/>
    </style:style>
    <style:style style:name="T8939" style:parent-style-name="Policepardéfaut" style:family="text">
      <style:text-properties style:font-name-complex="Times New Roman"/>
    </style:style>
    <style:style style:name="T8940" style:parent-style-name="Policepardéfaut" style:family="text">
      <style:text-properties style:font-name-complex="Times New Roman"/>
    </style:style>
    <style:style style:name="T8941" style:parent-style-name="Policepardéfaut" style:family="text">
      <style:text-properties style:font-name-complex="Times New Roman"/>
    </style:style>
    <style:style style:name="T8942" style:parent-style-name="Policepardéfaut" style:family="text">
      <style:text-properties style:font-name-complex="Times New Roman"/>
    </style:style>
    <style:style style:name="T8943" style:parent-style-name="Policepardéfaut" style:family="text">
      <style:text-properties style:font-name-complex="Times New Roman"/>
    </style:style>
    <style:style style:name="T8944" style:parent-style-name="Policepardéfaut" style:family="text">
      <style:text-properties style:font-name-complex="Times New Roman"/>
    </style:style>
    <style:style style:name="T8945" style:parent-style-name="Policepardéfaut" style:family="text">
      <style:text-properties style:font-name-complex="Times New Roman"/>
    </style:style>
    <style:style style:name="T8946" style:parent-style-name="Policepardéfaut" style:family="text">
      <style:text-properties style:font-name-complex="Times New Roman"/>
    </style:style>
    <style:style style:name="T8947" style:parent-style-name="Policepardéfaut" style:family="text">
      <style:text-properties style:font-name-complex="Times New Roman"/>
    </style:style>
    <style:style style:name="T8948" style:parent-style-name="Policepardéfaut" style:family="text">
      <style:text-properties style:font-name-complex="Times New Roman"/>
    </style:style>
    <style:style style:name="T8949" style:parent-style-name="Policepardéfaut" style:family="text">
      <style:text-properties style:font-name-complex="Times New Roman"/>
    </style:style>
    <style:style style:name="T8950" style:parent-style-name="Policepardéfaut" style:family="text">
      <style:text-properties style:font-name-complex="Times New Roman"/>
    </style:style>
    <style:style style:name="T8951" style:parent-style-name="Policepardéfaut" style:family="text">
      <style:text-properties style:font-name-complex="Times New Roman"/>
    </style:style>
    <style:style style:name="T8952" style:parent-style-name="Policepardéfaut" style:family="text">
      <style:text-properties style:font-name-complex="Times New Roman"/>
    </style:style>
    <style:style style:name="T8953" style:parent-style-name="Policepardéfaut" style:family="text">
      <style:text-properties style:font-name-complex="Times New Roman"/>
    </style:style>
    <style:style style:name="T8954" style:parent-style-name="Policepardéfaut" style:family="text">
      <style:text-properties style:font-name-complex="Times New Roman"/>
    </style:style>
    <style:style style:name="T8955" style:parent-style-name="Policepardéfaut" style:family="text">
      <style:text-properties style:font-name-complex="Times New Roman"/>
    </style:style>
    <style:style style:name="T8956" style:parent-style-name="Policepardéfaut" style:family="text">
      <style:text-properties style:font-name-complex="Times New Roman"/>
    </style:style>
    <style:style style:name="T8957" style:parent-style-name="Policepardéfaut" style:family="text">
      <style:text-properties style:font-name-complex="Times New Roman"/>
    </style:style>
    <style:style style:name="T8958" style:parent-style-name="Policepardéfaut" style:family="text">
      <style:text-properties style:font-name-complex="Times New Roman"/>
    </style:style>
    <style:style style:name="T8959" style:parent-style-name="Policepardéfaut" style:family="text">
      <style:text-properties style:font-name-complex="Times New Roman"/>
    </style:style>
    <style:style style:name="T8960" style:parent-style-name="Policepardéfaut" style:family="text">
      <style:text-properties style:font-name-complex="Times New Roman"/>
    </style:style>
    <style:style style:name="T8961" style:parent-style-name="Policepardéfaut" style:family="text">
      <style:text-properties style:font-name-complex="Times New Roman"/>
    </style:style>
    <style:style style:name="T8962" style:parent-style-name="Policepardéfaut" style:family="text">
      <style:text-properties style:font-name-complex="Times New Roman"/>
    </style:style>
    <style:style style:name="T8963" style:parent-style-name="Policepardéfaut" style:family="text">
      <style:text-properties style:font-name-complex="Times New Roman"/>
    </style:style>
    <style:style style:name="T8964" style:parent-style-name="Policepardéfaut" style:family="text">
      <style:text-properties style:font-name-complex="Times New Roman"/>
    </style:style>
    <style:style style:name="T8965" style:parent-style-name="Policepardéfaut" style:family="text">
      <style:text-properties style:font-name-complex="Times New Roman"/>
    </style:style>
    <style:style style:name="T8966" style:parent-style-name="Policepardéfaut" style:family="text">
      <style:text-properties style:font-name-complex="Times New Roman"/>
    </style:style>
    <style:style style:name="T8967" style:parent-style-name="Policepardéfaut" style:family="text">
      <style:text-properties style:font-name-complex="Times New Roman"/>
    </style:style>
    <style:style style:name="T8968" style:parent-style-name="Policepardéfaut" style:family="text">
      <style:text-properties style:font-name-complex="Times New Roman"/>
    </style:style>
    <style:style style:name="T8969" style:parent-style-name="Policepardéfaut" style:family="text">
      <style:text-properties style:font-name-complex="Times New Roman"/>
    </style:style>
    <style:style style:name="T8970" style:parent-style-name="Policepardéfaut" style:family="text">
      <style:text-properties style:font-name-complex="Times New Roman"/>
    </style:style>
    <style:style style:name="T8971" style:parent-style-name="Policepardéfaut" style:family="text">
      <style:text-properties style:font-name-complex="Times New Roman"/>
    </style:style>
    <style:style style:name="T8972" style:parent-style-name="Policepardéfaut" style:family="text">
      <style:text-properties style:font-name-complex="Times New Roman"/>
    </style:style>
    <style:style style:name="T8973" style:parent-style-name="Policepardéfaut" style:family="text">
      <style:text-properties style:font-name-complex="Times New Roman"/>
    </style:style>
    <style:style style:name="T8974" style:parent-style-name="Policepardéfaut" style:family="text">
      <style:text-properties style:font-name-complex="Times New Roman"/>
    </style:style>
    <style:style style:name="T8975" style:parent-style-name="Policepardéfaut" style:family="text">
      <style:text-properties style:font-name-complex="Times New Roman"/>
    </style:style>
    <style:style style:name="T8976" style:parent-style-name="Policepardéfaut" style:family="text">
      <style:text-properties style:font-name-complex="Times New Roman"/>
    </style:style>
    <style:style style:name="T8977" style:parent-style-name="Policepardéfaut" style:family="text">
      <style:text-properties style:font-name-complex="Times New Roman"/>
    </style:style>
    <style:style style:name="T8978" style:parent-style-name="Policepardéfaut" style:family="text">
      <style:text-properties style:font-name-complex="Times New Roman"/>
    </style:style>
    <style:style style:name="T8979" style:parent-style-name="Policepardéfaut" style:family="text">
      <style:text-properties style:font-name-complex="Times New Roman"/>
    </style:style>
    <style:style style:name="T8980" style:parent-style-name="Policepardéfaut" style:family="text">
      <style:text-properties style:font-name-complex="Times New Roman"/>
    </style:style>
    <style:style style:name="T8981" style:parent-style-name="Policepardéfaut" style:family="text">
      <style:text-properties style:font-name-complex="Times New Roman"/>
    </style:style>
    <style:style style:name="T8982" style:parent-style-name="Policepardéfaut" style:family="text">
      <style:text-properties style:font-name-complex="Times New Roman"/>
    </style:style>
    <style:style style:name="T8983" style:parent-style-name="Policepardéfaut" style:family="text">
      <style:text-properties style:font-name-complex="Times New Roman"/>
    </style:style>
    <style:style style:name="T8984" style:parent-style-name="Policepardéfaut" style:family="text">
      <style:text-properties style:font-name-complex="Times New Roman"/>
    </style:style>
    <style:style style:name="T8985" style:parent-style-name="Policepardéfaut" style:family="text">
      <style:text-properties style:font-name-complex="Times New Roman"/>
    </style:style>
    <style:style style:name="T8986" style:parent-style-name="Policepardéfaut" style:family="text">
      <style:text-properties style:font-name-complex="Times New Roman"/>
    </style:style>
    <style:style style:name="T8987" style:parent-style-name="Policepardéfaut" style:family="text">
      <style:text-properties style:font-name-complex="Times New Roman"/>
    </style:style>
    <style:style style:name="T8988" style:parent-style-name="Policepardéfaut" style:family="text">
      <style:text-properties style:font-name-complex="Times New Roman"/>
    </style:style>
    <style:style style:name="T8989" style:parent-style-name="Policepardéfaut" style:family="text">
      <style:text-properties style:font-name-complex="Times New Roman"/>
    </style:style>
    <style:style style:name="T8990" style:parent-style-name="Policepardéfaut" style:family="text">
      <style:text-properties style:font-name-complex="Times New Roman"/>
    </style:style>
    <style:style style:name="T8991" style:parent-style-name="Policepardéfaut" style:family="text">
      <style:text-properties style:font-name-complex="Times New Roman"/>
    </style:style>
    <style:style style:name="T8992" style:parent-style-name="Policepardéfaut" style:family="text">
      <style:text-properties style:font-name-complex="Times New Roman"/>
    </style:style>
    <style:style style:name="T8993" style:parent-style-name="Policepardéfaut" style:family="text">
      <style:text-properties style:font-name-complex="Times New Roman"/>
    </style:style>
    <style:style style:name="T8994" style:parent-style-name="Policepardéfaut" style:family="text">
      <style:text-properties style:font-name-complex="Times New Roman"/>
    </style:style>
    <style:style style:name="T8995" style:parent-style-name="Policepardéfaut" style:family="text">
      <style:text-properties style:font-name-complex="Times New Roman"/>
    </style:style>
    <style:style style:name="T8996" style:parent-style-name="Policepardéfaut" style:family="text">
      <style:text-properties style:font-name-complex="Times New Roman"/>
    </style:style>
    <style:style style:name="T8997" style:parent-style-name="Policepardéfaut" style:family="text">
      <style:text-properties style:font-name-complex="Times New Roman"/>
    </style:style>
    <style:style style:name="T8998" style:parent-style-name="Policepardéfaut" style:family="text">
      <style:text-properties style:font-name-complex="Times New Roman"/>
    </style:style>
    <style:style style:name="T8999" style:parent-style-name="Policepardéfaut" style:family="text">
      <style:text-properties style:font-name-complex="Times New Roman"/>
    </style:style>
    <style:style style:name="T9000" style:parent-style-name="Policepardéfaut" style:family="text">
      <style:text-properties style:font-name-complex="Times New Roman"/>
    </style:style>
    <style:style style:name="T9001" style:parent-style-name="Policepardéfaut" style:family="text">
      <style:text-properties style:font-name-complex="Times New Roman"/>
    </style:style>
    <style:style style:name="T9002" style:parent-style-name="Policepardéfaut" style:family="text">
      <style:text-properties style:font-name-complex="Times New Roman"/>
    </style:style>
    <style:style style:name="T9003" style:parent-style-name="Policepardéfaut" style:family="text">
      <style:text-properties style:font-name-complex="Times New Roman"/>
    </style:style>
    <style:style style:name="T9004" style:parent-style-name="Policepardéfaut" style:family="text">
      <style:text-properties style:font-name-complex="Times New Roman"/>
    </style:style>
    <style:style style:name="T9005" style:parent-style-name="Policepardéfaut" style:family="text">
      <style:text-properties style:font-name-complex="Times New Roman"/>
    </style:style>
    <style:style style:name="T9006" style:parent-style-name="Policepardéfaut" style:family="text">
      <style:text-properties style:font-name-complex="Times New Roman"/>
    </style:style>
    <style:style style:name="T9007" style:parent-style-name="Policepardéfaut" style:family="text">
      <style:text-properties style:font-name-complex="Times New Roman"/>
    </style:style>
    <style:style style:name="T9008" style:parent-style-name="Policepardéfaut" style:family="text">
      <style:text-properties style:font-name-complex="Times New Roman"/>
    </style:style>
    <style:style style:name="T9009" style:parent-style-name="Policepardéfaut" style:family="text">
      <style:text-properties style:font-name-complex="Times New Roman"/>
    </style:style>
    <style:style style:name="T9010" style:parent-style-name="Policepardéfaut" style:family="text">
      <style:text-properties style:font-name-complex="Times New Roman"/>
    </style:style>
    <style:style style:name="T9011" style:parent-style-name="Policepardéfaut" style:family="text">
      <style:text-properties style:font-name-complex="Times New Roman"/>
    </style:style>
    <style:style style:name="T9012" style:parent-style-name="Policepardéfaut" style:family="text">
      <style:text-properties style:font-name-complex="Times New Roman"/>
    </style:style>
    <style:style style:name="T9013" style:parent-style-name="Policepardéfaut" style:family="text">
      <style:text-properties style:font-name-complex="Times New Roman"/>
    </style:style>
    <style:style style:name="T9014" style:parent-style-name="Policepardéfaut" style:family="text">
      <style:text-properties style:font-name-complex="Times New Roman"/>
    </style:style>
    <style:style style:name="T9015" style:parent-style-name="Policepardéfaut" style:family="text">
      <style:text-properties style:font-name-complex="Times New Roman"/>
    </style:style>
    <style:style style:name="T9016" style:parent-style-name="Policepardéfaut" style:family="text">
      <style:text-properties style:font-name-complex="Times New Roman"/>
    </style:style>
    <style:style style:name="T9017" style:parent-style-name="Policepardéfaut" style:family="text">
      <style:text-properties style:font-name-complex="Times New Roman"/>
    </style:style>
    <style:style style:name="T9018" style:parent-style-name="Policepardéfaut" style:family="text">
      <style:text-properties style:font-name-complex="Times New Roman"/>
    </style:style>
    <style:style style:name="T9019" style:parent-style-name="Policepardéfaut" style:family="text">
      <style:text-properties style:font-name-complex="Times New Roman"/>
    </style:style>
    <style:style style:name="T9020" style:parent-style-name="Policepardéfaut" style:family="text">
      <style:text-properties style:font-name-complex="Times New Roman"/>
    </style:style>
    <style:style style:name="T9021" style:parent-style-name="Policepardéfaut" style:family="text">
      <style:text-properties style:font-name-complex="Times New Roman"/>
    </style:style>
    <style:style style:name="T9022" style:parent-style-name="Policepardéfaut" style:family="text">
      <style:text-properties style:font-name-complex="Times New Roman"/>
    </style:style>
    <style:style style:name="T9023" style:parent-style-name="Policepardéfaut" style:family="text">
      <style:text-properties style:font-name-complex="Times New Roman"/>
    </style:style>
    <style:style style:name="T9024" style:parent-style-name="Policepardéfaut" style:family="text">
      <style:text-properties style:font-name-complex="Times New Roman"/>
    </style:style>
    <style:style style:name="T9025" style:parent-style-name="Policepardéfaut" style:family="text">
      <style:text-properties style:font-name-complex="Times New Roman"/>
    </style:style>
    <style:style style:name="T9026" style:parent-style-name="Policepardéfaut" style:family="text">
      <style:text-properties style:font-name-complex="Times New Roman"/>
    </style:style>
    <style:style style:name="T9027" style:parent-style-name="Policepardéfaut" style:family="text">
      <style:text-properties style:font-name-complex="Times New Roman"/>
    </style:style>
    <style:style style:name="T9028" style:parent-style-name="Policepardéfaut" style:family="text">
      <style:text-properties style:font-name-complex="Times New Roman"/>
    </style:style>
    <style:style style:name="T9029" style:parent-style-name="Policepardéfaut" style:family="text">
      <style:text-properties style:font-name-complex="Times New Roman"/>
    </style:style>
    <style:style style:name="T9030" style:parent-style-name="Policepardéfaut" style:family="text">
      <style:text-properties style:font-name-complex="Times New Roman"/>
    </style:style>
    <style:style style:name="T9031" style:parent-style-name="Policepardéfaut" style:family="text">
      <style:text-properties style:font-name-complex="Times New Roman"/>
    </style:style>
    <style:style style:name="T9032" style:parent-style-name="Policepardéfaut" style:family="text">
      <style:text-properties style:font-name-complex="Times New Roman"/>
    </style:style>
    <style:style style:name="T9033" style:parent-style-name="Policepardéfaut" style:family="text">
      <style:text-properties style:font-name-complex="Times New Roman"/>
    </style:style>
    <style:style style:name="T9034" style:parent-style-name="Policepardéfaut" style:family="text">
      <style:text-properties style:font-name-complex="Times New Roman"/>
    </style:style>
    <style:style style:name="T9035" style:parent-style-name="Policepardéfaut" style:family="text">
      <style:text-properties style:font-name-complex="Times New Roman"/>
    </style:style>
    <style:style style:name="T9036" style:parent-style-name="Policepardéfaut" style:family="text">
      <style:text-properties style:font-name-complex="Times New Roman"/>
    </style:style>
    <style:style style:name="T9037" style:parent-style-name="Policepardéfaut" style:family="text">
      <style:text-properties style:font-name-complex="Times New Roman"/>
    </style:style>
    <style:style style:name="T9038" style:parent-style-name="Policepardéfaut" style:family="text">
      <style:text-properties style:font-name-complex="Times New Roman"/>
    </style:style>
    <style:style style:name="T9039" style:parent-style-name="Policepardéfaut" style:family="text">
      <style:text-properties style:font-name-complex="Times New Roman"/>
    </style:style>
    <style:style style:name="T9040" style:parent-style-name="Policepardéfaut" style:family="text">
      <style:text-properties style:font-name-complex="Times New Roman"/>
    </style:style>
    <style:style style:name="T9041" style:parent-style-name="Policepardéfaut" style:family="text">
      <style:text-properties style:font-name-complex="Times New Roman"/>
    </style:style>
    <style:style style:name="T9042" style:parent-style-name="Policepardéfaut" style:family="text">
      <style:text-properties style:font-name-complex="Times New Roman"/>
    </style:style>
    <style:style style:name="T9043" style:parent-style-name="Policepardéfaut" style:family="text">
      <style:text-properties style:font-name-complex="Times New Roman"/>
    </style:style>
    <style:style style:name="T9044" style:parent-style-name="Policepardéfaut" style:family="text">
      <style:text-properties style:font-name-complex="Times New Roman" fo:font-style="italic" style:font-style-asian="italic"/>
    </style:style>
    <style:style style:name="T9045" style:parent-style-name="Policepardéfaut" style:family="text">
      <style:text-properties style:font-name-complex="Times New Roman" fo:font-style="italic" style:font-style-asian="italic"/>
    </style:style>
    <style:style style:name="T9046" style:parent-style-name="Policepardéfaut" style:family="text">
      <style:text-properties style:font-name-complex="Times New Roman" fo:font-style="italic" style:font-style-asian="italic"/>
    </style:style>
    <style:style style:name="T9047" style:parent-style-name="Policepardéfaut" style:family="text">
      <style:text-properties style:font-name-complex="Times New Roman"/>
    </style:style>
    <style:style style:name="T9048" style:parent-style-name="Policepardéfaut" style:family="text">
      <style:text-properties style:font-name-complex="Times New Roman"/>
    </style:style>
    <style:style style:name="T9049" style:parent-style-name="Policepardéfaut" style:family="text">
      <style:text-properties style:font-name-complex="Times New Roman"/>
    </style:style>
    <style:style style:name="T9050" style:parent-style-name="Policepardéfaut" style:family="text">
      <style:text-properties style:font-name-complex="Times New Roman"/>
    </style:style>
    <style:style style:name="T9051" style:parent-style-name="Policepardéfaut" style:family="text">
      <style:text-properties style:font-name-complex="Times New Roman"/>
    </style:style>
    <style:style style:name="T9052" style:parent-style-name="Policepardéfaut" style:family="text">
      <style:text-properties style:font-name-complex="Times New Roman"/>
    </style:style>
    <style:style style:name="T9053" style:parent-style-name="Policepardéfaut" style:family="text">
      <style:text-properties style:font-name-complex="Times New Roman"/>
    </style:style>
    <style:style style:name="T9054" style:parent-style-name="Policepardéfaut" style:family="text">
      <style:text-properties style:font-name-complex="Times New Roman"/>
    </style:style>
    <style:style style:name="T9055" style:parent-style-name="Policepardéfaut" style:family="text">
      <style:text-properties style:font-name-complex="Times New Roman"/>
    </style:style>
    <style:style style:name="T9056" style:parent-style-name="Policepardéfaut" style:family="text">
      <style:text-properties style:font-name-complex="Times New Roman"/>
    </style:style>
    <style:style style:name="T9057" style:parent-style-name="Policepardéfaut" style:family="text">
      <style:text-properties style:font-name-complex="Times New Roman"/>
    </style:style>
    <style:style style:name="T9058" style:parent-style-name="Policepardéfaut" style:family="text">
      <style:text-properties style:font-name-complex="Times New Roman"/>
    </style:style>
    <style:style style:name="T9059" style:parent-style-name="Policepardéfaut" style:family="text">
      <style:text-properties style:font-name-complex="Times New Roman"/>
    </style:style>
    <style:style style:name="T9060" style:parent-style-name="Policepardéfaut" style:family="text">
      <style:text-properties style:font-name-complex="Times New Roman"/>
    </style:style>
    <style:style style:name="T9061" style:parent-style-name="Policepardéfaut" style:family="text">
      <style:text-properties style:font-name-complex="Times New Roman"/>
    </style:style>
    <style:style style:name="T9062" style:parent-style-name="Policepardéfaut" style:family="text">
      <style:text-properties style:font-name-complex="Times New Roman"/>
    </style:style>
    <style:style style:name="T9063" style:parent-style-name="Policepardéfaut" style:family="text">
      <style:text-properties style:font-name-complex="Times New Roman"/>
    </style:style>
    <style:style style:name="T9064" style:parent-style-name="Policepardéfaut" style:family="text">
      <style:text-properties style:font-name-complex="Times New Roman"/>
    </style:style>
    <style:style style:name="T9065" style:parent-style-name="Policepardéfaut" style:family="text">
      <style:text-properties style:font-name-complex="Times New Roman"/>
    </style:style>
    <style:style style:name="T9066" style:parent-style-name="Policepardéfaut" style:family="text">
      <style:text-properties style:font-name-complex="Times New Roman"/>
    </style:style>
    <style:style style:name="T9067" style:parent-style-name="Policepardéfaut" style:family="text">
      <style:text-properties style:font-name-complex="Times New Roman"/>
    </style:style>
    <style:style style:name="T9068" style:parent-style-name="Policepardéfaut" style:family="text">
      <style:text-properties style:font-name-complex="Times New Roman"/>
    </style:style>
    <style:style style:name="T9069" style:parent-style-name="Policepardéfaut" style:family="text">
      <style:text-properties style:font-name-complex="Times New Roman"/>
    </style:style>
    <style:style style:name="T9070" style:parent-style-name="Policepardéfaut" style:family="text">
      <style:text-properties style:font-name-complex="Times New Roman"/>
    </style:style>
    <style:style style:name="T9071" style:parent-style-name="Policepardéfaut" style:family="text">
      <style:text-properties style:font-name-complex="Times New Roman"/>
    </style:style>
    <style:style style:name="T9072" style:parent-style-name="Policepardéfaut" style:family="text">
      <style:text-properties style:font-name-complex="Times New Roman"/>
    </style:style>
    <style:style style:name="T9073" style:parent-style-name="Policepardéfaut" style:family="text">
      <style:text-properties style:font-name-complex="Times New Roman"/>
    </style:style>
    <style:style style:name="T9074" style:parent-style-name="pb" style:family="text">
      <style:text-properties style:text-position="0% 100%"/>
    </style:style>
    <style:style style:name="T9075" style:parent-style-name="Policepardéfaut" style:family="text">
      <style:text-properties fo:font-style="italic" style:font-style-asian="italic" fo:font-variant="normal"/>
    </style:style>
    <style:style style:name="T9076" style:parent-style-name="Policepardéfaut" style:family="text">
      <style:text-properties fo:font-style="italic" style:font-style-asian="italic" fo:font-variant="normal"/>
    </style:style>
    <style:style style:name="T9077" style:parent-style-name="Policepardéfaut" style:family="text">
      <style:text-properties fo:font-style="italic" style:font-style-asian="italic" fo:font-variant="normal"/>
    </style:style>
    <style:style style:name="T9078" style:parent-style-name="Policepardéfaut" style:family="text">
      <style:text-properties fo:font-style="italic" style:font-style-asian="italic" fo:font-variant="normal"/>
    </style:style>
    <style:style style:name="T9079" style:parent-style-name="Policepardéfaut" style:family="text">
      <style:text-properties fo:font-style="italic" style:font-style-asian="italic" fo:font-variant="normal"/>
    </style:style>
    <style:style style:name="P9080" style:parent-style-name="label" style:family="paragraph">
      <style:text-properties fo:font-style="italic" style:font-style-asian="italic" fo:font-variant="normal"/>
    </style:style>
    <style:style style:name="P9081" style:parent-style-name="quote.l" style:family="paragraph">
      <style:text-properties style:font-size-complex="11pt"/>
    </style:style>
    <style:style style:name="P9082" style:parent-style-name="quote.l" style:family="paragraph">
      <style:text-properties style:font-size-complex="11pt"/>
    </style:style>
    <style:style style:name="P9083" style:parent-style-name="quote.l" style:family="paragraph">
      <style:text-properties style:font-size-complex="11pt"/>
    </style:style>
    <style:style style:name="P9084" style:parent-style-name="quote.l" style:family="paragraph">
      <style:text-properties style:font-size-complex="11pt"/>
    </style:style>
    <style:style style:name="P9085" style:parent-style-name="quote.l" style:family="paragraph">
      <style:text-properties style:font-size-complex="11pt"/>
    </style:style>
    <style:style style:name="P9086" style:parent-style-name="quote.l" style:family="paragraph">
      <style:text-properties style:font-size-complex="11pt"/>
    </style:style>
    <style:style style:name="P9087" style:parent-style-name="quote.l" style:family="paragraph">
      <style:text-properties style:font-size-complex="11pt"/>
    </style:style>
    <style:style style:name="P9088" style:parent-style-name="quote.l" style:family="paragraph">
      <style:text-properties style:font-size-complex="11pt"/>
    </style:style>
    <style:style style:name="P9089" style:parent-style-name="quote.l" style:family="paragraph">
      <style:text-properties style:font-size-complex="11pt"/>
    </style:style>
    <style:style style:name="P9090" style:parent-style-name="quote.l" style:family="paragraph">
      <style:text-properties style:font-size-complex="11pt"/>
    </style:style>
    <style:style style:name="P9091" style:parent-style-name="quote.l" style:family="paragraph">
      <style:text-properties style:font-size-complex="11pt"/>
    </style:style>
    <style:style style:name="P9092" style:parent-style-name="quote.l" style:family="paragraph">
      <style:text-properties style:font-size-complex="11pt"/>
    </style:style>
    <style:style style:name="T9093" style:parent-style-name="Policepardéfaut" style:family="text">
      <style:text-properties style:font-size-complex="11pt"/>
    </style:style>
    <style:style style:name="T9094" style:parent-style-name="Policepardéfaut" style:family="text">
      <style:text-properties style:font-size-complex="11pt"/>
    </style:style>
    <style:style style:name="T9095" style:parent-style-name="Policepardéfaut" style:family="text">
      <style:text-properties style:font-size-complex="11pt"/>
    </style:style>
    <style:style style:name="T9096" style:parent-style-name="Policepardéfaut" style:family="text">
      <style:text-properties style:font-size-complex="11pt"/>
    </style:style>
    <style:style style:name="T9097" style:parent-style-name="Policepardéfaut" style:family="text">
      <style:text-properties style:font-size-complex="11pt"/>
    </style:style>
    <style:style style:name="T9098" style:parent-style-name="Policepardéfaut" style:family="text">
      <style:text-properties style:font-size-complex="11pt"/>
    </style:style>
    <style:style style:name="T9099" style:parent-style-name="Policepardéfaut" style:family="text">
      <style:text-properties style:font-size-complex="11pt"/>
    </style:style>
    <style:style style:name="T9100" style:parent-style-name="Policepardéfaut" style:family="text">
      <style:text-properties style:font-size-complex="11pt"/>
    </style:style>
    <style:style style:name="T9101" style:parent-style-name="Policepardéfaut" style:family="text">
      <style:text-properties style:font-size-complex="11pt"/>
    </style:style>
    <style:style style:name="T9102" style:parent-style-name="Policepardéfaut" style:family="text">
      <style:text-properties style:font-size-complex="11pt"/>
    </style:style>
    <style:style style:name="T9103" style:parent-style-name="Policepardéfaut" style:family="text">
      <style:text-properties style:font-size-complex="11pt"/>
    </style:style>
    <style:style style:name="T9104" style:parent-style-name="Policepardéfaut" style:family="text">
      <style:text-properties style:font-size-complex="11pt"/>
    </style:style>
    <style:style style:name="T9105" style:parent-style-name="Policepardéfaut" style:family="text">
      <style:text-properties style:font-size-complex="11pt"/>
    </style:style>
    <style:style style:name="T9106" style:parent-style-name="Policepardéfaut" style:family="text">
      <style:text-properties style:font-size-complex="11pt"/>
    </style:style>
    <style:style style:name="T9107" style:parent-style-name="Policepardéfaut" style:family="text">
      <style:text-properties style:font-size-complex="11pt"/>
    </style:style>
    <style:style style:name="T9108" style:parent-style-name="Policepardéfaut" style:family="text">
      <style:text-properties style:font-size-complex="11pt"/>
    </style:style>
    <style:style style:name="T9109" style:parent-style-name="Policepardéfaut" style:family="text">
      <style:text-properties style:font-size-complex="11pt"/>
    </style:style>
    <style:style style:name="T9110" style:parent-style-name="Policepardéfaut" style:family="text">
      <style:text-properties style:font-name-complex="Times New Roman" style:font-size-complex="10pt"/>
    </style:style>
    <style:style style:name="T9111" style:parent-style-name="Policepardéfaut" style:family="text">
      <style:text-properties style:font-name-complex="Times New Roman" style:font-size-complex="10pt"/>
    </style:style>
    <style:style style:name="T9112" style:parent-style-name="Policepardéfaut" style:family="text">
      <style:text-properties style:font-name-complex="Times New Roman" style:font-size-complex="10pt"/>
    </style:style>
    <style:style style:name="T9113" style:parent-style-name="Policepardéfaut" style:family="text">
      <style:text-properties style:font-name-complex="Times New Roman" style:font-size-complex="10pt"/>
    </style:style>
    <style:style style:name="T9114" style:parent-style-name="Policepardéfaut" style:family="text">
      <style:text-properties style:font-name-complex="Times New Roman" style:font-size-complex="10pt"/>
    </style:style>
    <style:style style:name="T9115" style:parent-style-name="Policepardéfaut" style:family="text">
      <style:text-properties style:font-name-complex="Times New Roman" style:font-size-complex="10pt"/>
    </style:style>
    <style:style style:name="T9116" style:parent-style-name="Policepardéfaut" style:family="text">
      <style:text-properties style:font-name-complex="Times New Roman" style:font-size-complex="10pt"/>
    </style:style>
    <style:style style:name="T9117" style:parent-style-name="Policepardéfaut" style:family="text">
      <style:text-properties style:font-size-complex="11pt"/>
    </style:style>
    <style:style style:name="P9118" style:parent-style-name="quote.l" style:family="paragraph">
      <style:text-properties style:font-size-complex="11pt"/>
    </style:style>
    <style:style style:name="T9119" style:parent-style-name="Policepardéfaut" style:family="text">
      <style:text-properties fo:font-style="italic" style:font-style-asian="italic"/>
    </style:style>
    <style:style style:name="T9120" style:parent-style-name="Policepardéfaut" style:family="text">
      <style:text-properties fo:font-style="italic" style:font-style-asian="italic"/>
    </style:style>
    <style:style style:name="T9121" style:parent-style-name="pb" style:family="text">
      <style:text-properties style:text-position="0% 100%"/>
    </style:style>
    <style:style style:name="T9122" style:parent-style-name="Policepardéfaut" style:family="text">
      <style:text-properties fo:font-style="italic" style:font-style-asian="italic" fo:font-variant="normal"/>
    </style:style>
    <style:style style:name="T9123" style:parent-style-name="Policepardéfaut" style:family="text">
      <style:text-properties fo:font-style="italic" style:font-style-asian="italic" fo:font-variant="normal"/>
    </style:style>
    <style:style style:name="T9124" style:parent-style-name="Appelnotedebasdep." style:family="text">
      <style:text-properties fo:font-variant="normal"/>
    </style:style>
    <style:style style:name="T9125" style:parent-style-name="Policepardéfaut" style:family="text">
      <style:text-properties style:font-name-complex="Times New Roman" style:font-size-complex="10pt"/>
    </style:style>
    <style:style style:name="T9126" style:parent-style-name="Policepardéfaut" style:family="text">
      <style:text-properties style:font-name-complex="Times New Roman" style:font-size-complex="10pt"/>
    </style:style>
    <style:style style:name="T9127" style:parent-style-name="Policepardéfaut" style:family="text">
      <style:text-properties style:font-name-complex="Times New Roman" style:font-size-complex="10pt"/>
    </style:style>
    <style:style style:name="T9128" style:parent-style-name="Policepardéfaut" style:family="text">
      <style:text-properties style:font-name-complex="Times New Roman" fo:font-style="italic" style:font-style-asian="italic" style:font-size-complex="10pt"/>
    </style:style>
    <style:style style:name="T9129" style:parent-style-name="Policepardéfaut" style:family="text">
      <style:text-properties style:font-name-complex="Times New Roman" style:font-size-complex="10pt"/>
    </style:style>
    <style:style style:name="T9130" style:parent-style-name="Policepardéfaut" style:family="text">
      <style:text-properties style:font-name-complex="Times New Roman" style:font-size-complex="10pt"/>
    </style:style>
    <style:style style:name="T9131" style:parent-style-name="Policepardéfaut" style:family="text">
      <style:text-properties style:font-name-complex="Times New Roman" style:font-size-complex="10pt"/>
    </style:style>
    <style:style style:name="T9132" style:parent-style-name="Policepardéfaut" style:family="text">
      <style:text-properties fo:font-style="italic" style:font-style-asian="italic" fo:font-variant="normal"/>
    </style:style>
    <style:style style:name="T9133" style:parent-style-name="Policepardéfaut" style:family="text">
      <style:text-properties style:font-size-complex="11pt"/>
    </style:style>
    <style:style style:name="T9134" style:parent-style-name="Policepardéfaut" style:family="text">
      <style:text-properties style:font-size-complex="11pt"/>
    </style:style>
    <style:style style:name="T9135" style:parent-style-name="Policepardéfaut" style:family="text">
      <style:text-properties style:font-size-complex="11pt"/>
    </style:style>
    <style:style style:name="T9136" style:parent-style-name="Policepardéfaut" style:family="text">
      <style:text-properties style:font-size-complex="11pt"/>
    </style:style>
    <style:style style:name="T9137" style:parent-style-name="Policepardéfaut" style:family="text">
      <style:text-properties style:font-size-complex="11pt"/>
    </style:style>
    <style:style style:name="T9138" style:parent-style-name="Policepardéfaut" style:family="text">
      <style:text-properties fo:font-style="italic" style:font-style-asian="italic" style:font-size-complex="11pt"/>
    </style:style>
    <style:style style:name="T9139" style:parent-style-name="Policepardéfaut" style:family="text">
      <style:text-properties style:font-size-complex="11pt"/>
    </style:style>
    <style:style style:name="P9140" style:parent-style-name="quote.l" style:family="paragraph">
      <style:text-properties style:font-size-complex="11pt"/>
    </style:style>
    <style:style style:name="P9141" style:parent-style-name="quote.l" style:family="paragraph">
      <style:text-properties style:font-size-complex="11pt"/>
    </style:style>
    <style:style style:name="P9142" style:parent-style-name="quote.l" style:family="paragraph">
      <style:text-properties style:font-size-complex="11pt"/>
    </style:style>
    <style:style style:name="P9143" style:parent-style-name="quote.l" style:family="paragraph">
      <style:text-properties style:font-size-complex="11pt"/>
    </style:style>
    <style:style style:name="P9144" style:parent-style-name="quote.l" style:family="paragraph">
      <style:text-properties style:font-size-complex="11pt"/>
    </style:style>
    <style:style style:name="P9145" style:parent-style-name="quote.l" style:family="paragraph">
      <style:text-properties style:font-size-complex="11pt"/>
    </style:style>
    <style:style style:name="P9146" style:parent-style-name="quote.l" style:family="paragraph">
      <style:text-properties style:font-size-complex="11pt"/>
    </style:style>
    <style:style style:name="P9147" style:parent-style-name="quote.l" style:family="paragraph">
      <style:text-properties style:font-size-complex="11pt"/>
    </style:style>
    <style:style style:name="P9148" style:parent-style-name="quote.l" style:family="paragraph">
      <style:text-properties style:font-size-complex="11pt"/>
    </style:style>
    <style:style style:name="P9149" style:parent-style-name="quote.l" style:family="paragraph">
      <style:text-properties style:font-size-complex="11pt"/>
    </style:style>
    <style:style style:name="P9150" style:parent-style-name="quote.l" style:family="paragraph">
      <style:text-properties style:font-size-complex="11pt"/>
    </style:style>
    <style:style style:name="P9151" style:parent-style-name="quote.l" style:family="paragraph">
      <style:text-properties style:font-size-complex="11pt"/>
    </style:style>
    <style:style style:name="P9152" style:parent-style-name="quote.l" style:family="paragraph">
      <style:text-properties style:font-size-complex="11pt"/>
    </style:style>
    <style:style style:name="T9153" style:parent-style-name="pb" style:family="text">
      <style:text-properties style:font-size-complex="11pt"/>
    </style:style>
    <style:style style:name="T9154" style:parent-style-name="pb" style:family="text">
      <style:text-properties style:font-size-complex="11pt"/>
    </style:style>
    <style:style style:name="T9155" style:parent-style-name="pb" style:family="text">
      <style:text-properties style:font-size-complex="11pt"/>
    </style:style>
    <style:style style:name="T9156" style:parent-style-name="pb" style:family="text">
      <style:text-properties style:text-position="0% 100%"/>
    </style:style>
    <style:style style:name="T9157" style:parent-style-name="Policepardéfaut" style:family="text">
      <style:text-properties style:font-size-complex="11pt"/>
    </style:style>
    <style:style style:name="T9158" style:parent-style-name="Policepardéfaut" style:family="text">
      <style:text-properties style:font-size-complex="11pt"/>
    </style:style>
    <style:style style:name="T9159" style:parent-style-name="Policepardéfaut" style:family="text">
      <style:text-properties style:font-size-complex="11pt"/>
    </style:style>
    <style:style style:name="T9160" style:parent-style-name="Policepardéfaut" style:family="text">
      <style:text-properties style:font-size-complex="11pt"/>
    </style:style>
    <style:style style:name="T9161" style:parent-style-name="Policepardéfaut" style:family="text">
      <style:text-properties style:font-size-complex="11pt"/>
    </style:style>
    <style:style style:name="T9162" style:parent-style-name="Policepardéfaut" style:family="text">
      <style:text-properties style:font-size-complex="11pt"/>
    </style:style>
    <style:style style:name="T9163" style:parent-style-name="Policepardéfaut" style:family="text">
      <style:text-properties style:font-size-complex="11pt"/>
    </style:style>
    <style:style style:name="T9164" style:parent-style-name="Policepardéfaut" style:family="text">
      <style:text-properties style:font-size-complex="11pt"/>
    </style:style>
    <style:style style:name="T9165" style:parent-style-name="Policepardéfaut" style:family="text">
      <style:text-properties style:font-size-complex="11pt"/>
    </style:style>
    <style:style style:name="T9166" style:parent-style-name="Policepardéfaut" style:family="text">
      <style:text-properties style:font-size-complex="11pt"/>
    </style:style>
    <style:style style:name="T9167" style:parent-style-name="Policepardéfaut" style:family="text">
      <style:text-properties style:font-size-complex="11pt"/>
    </style:style>
    <style:style style:name="P9168" style:parent-style-name="quote.l" style:family="paragraph">
      <style:text-properties style:font-size-complex="11pt"/>
    </style:style>
    <style:style style:name="P9169" style:parent-style-name="quote.l" style:family="paragraph">
      <style:text-properties style:font-size-complex="11pt"/>
    </style:style>
    <style:style style:name="P9170" style:parent-style-name="quote.l" style:family="paragraph">
      <style:text-properties style:font-size-complex="11pt"/>
    </style:style>
    <style:style style:name="P9171" style:parent-style-name="quote.l" style:family="paragraph">
      <style:text-properties style:font-size-complex="11pt"/>
    </style:style>
    <style:style style:name="P9172" style:parent-style-name="quote.l" style:family="paragraph">
      <style:text-properties style:font-size-complex="11pt"/>
    </style:style>
    <style:style style:name="P9173" style:parent-style-name="quote.l" style:family="paragraph">
      <style:text-properties style:font-size-complex="11pt"/>
    </style:style>
    <style:style style:name="P9174" style:parent-style-name="quote.l" style:family="paragraph">
      <style:text-properties style:font-size-complex="11pt"/>
    </style:style>
    <style:style style:name="P9175" style:parent-style-name="quote.l" style:family="paragraph">
      <style:text-properties style:font-size-complex="11pt"/>
    </style:style>
    <style:style style:name="P9176" style:parent-style-name="quote.l" style:family="paragraph">
      <style:text-properties style:font-size-complex="11pt"/>
    </style:style>
    <style:style style:name="P9177" style:parent-style-name="quote.l" style:family="paragraph">
      <style:text-properties style:font-size-complex="11pt"/>
    </style:style>
    <style:style style:name="P9178" style:parent-style-name="quote.l" style:family="paragraph">
      <style:text-properties style:font-size-complex="11pt"/>
    </style:style>
    <style:style style:name="P9179" style:parent-style-name="quote.l" style:family="paragraph">
      <style:text-properties style:font-size-complex="11pt"/>
    </style:style>
    <style:style style:name="P9180" style:parent-style-name="quote.l" style:family="paragraph">
      <style:text-properties style:font-size-complex="11pt"/>
    </style:style>
    <style:style style:name="P9181" style:parent-style-name="quote.l" style:family="paragraph">
      <style:text-properties style:font-size-complex="11pt"/>
    </style:style>
    <style:style style:name="P9182" style:parent-style-name="quote.l" style:family="paragraph">
      <style:text-properties style:font-size-complex="11pt"/>
    </style:style>
    <style:style style:name="P9183" style:parent-style-name="quote.l" style:family="paragraph">
      <style:text-properties style:font-size-complex="11pt"/>
    </style:style>
    <style:style style:name="P9184" style:parent-style-name="quote.l" style:family="paragraph">
      <style:text-properties style:font-size-complex="11pt"/>
    </style:style>
    <style:style style:name="P9185" style:parent-style-name="quote.l" style:family="paragraph">
      <style:text-properties style:font-size-complex="11pt"/>
    </style:style>
    <style:style style:name="P9186" style:parent-style-name="quote.l" style:family="paragraph">
      <style:text-properties style:font-size-complex="11pt"/>
    </style:style>
    <style:style style:name="P9187" style:parent-style-name="quote.l" style:family="paragraph">
      <style:text-properties style:font-size-complex="11pt"/>
    </style:style>
    <style:style style:name="P9188" style:parent-style-name="quote.l" style:family="paragraph">
      <style:text-properties style:font-size-complex="11pt"/>
    </style:style>
    <style:style style:name="P9189" style:parent-style-name="quote.l" style:family="paragraph">
      <style:text-properties style:font-size-complex="11pt"/>
    </style:style>
    <style:style style:name="P9190" style:parent-style-name="quote.l" style:family="paragraph">
      <style:text-properties style:font-size-complex="11pt"/>
    </style:style>
    <style:style style:name="T9191" style:parent-style-name="Policepardéfaut" style:family="text">
      <style:text-properties style:font-name-complex="Times New Roman"/>
    </style:style>
    <style:style style:name="T9192" style:parent-style-name="Policepardéfaut" style:family="text">
      <style:text-properties style:font-name-complex="Times New Roman"/>
    </style:style>
    <style:style style:name="T9193" style:parent-style-name="Policepardéfaut" style:family="text">
      <style:text-properties style:font-name-complex="Times New Roman"/>
    </style:style>
    <style:style style:name="T9194" style:parent-style-name="Policepardéfaut" style:family="text">
      <style:text-properties style:font-name-complex="Times New Roman"/>
    </style:style>
    <style:style style:name="T9195" style:parent-style-name="Policepardéfaut" style:family="text">
      <style:text-properties style:font-name-complex="Times New Roman"/>
    </style:style>
    <style:style style:name="T9196" style:parent-style-name="Policepardéfaut" style:family="text">
      <style:text-properties style:font-name-complex="Times New Roman"/>
    </style:style>
    <style:style style:name="T9197" style:parent-style-name="Policepardéfaut" style:family="text">
      <style:text-properties style:font-name-complex="Times New Roman"/>
    </style:style>
    <style:style style:name="T9198" style:parent-style-name="Policepardéfaut" style:family="text">
      <style:text-properties style:font-name-complex="Times New Roman"/>
    </style:style>
    <style:style style:name="T9199" style:parent-style-name="Policepardéfaut" style:family="text">
      <style:text-properties style:font-name-complex="Times New Roman"/>
    </style:style>
    <style:style style:name="T9200" style:parent-style-name="Policepardéfaut" style:family="text">
      <style:text-properties style:font-name-complex="Times New Roman"/>
    </style:style>
    <style:style style:name="T9201" style:parent-style-name="Policepardéfaut" style:family="text">
      <style:text-properties style:font-name-complex="Times New Roman"/>
    </style:style>
    <style:style style:name="T9202" style:parent-style-name="Policepardéfaut" style:family="text">
      <style:text-properties style:font-name-complex="Times New Roman"/>
    </style:style>
    <style:style style:name="T9203" style:parent-style-name="Policepardéfaut" style:family="text">
      <style:text-properties style:font-name-complex="Times New Roman"/>
    </style:style>
    <style:style style:name="T9204" style:parent-style-name="Policepardéfaut" style:family="text">
      <style:text-properties style:font-name-complex="Times New Roman"/>
    </style:style>
    <style:style style:name="T9205" style:parent-style-name="Policepardéfaut" style:family="text">
      <style:text-properties style:font-name-complex="Times New Roman"/>
    </style:style>
    <style:style style:name="T9206" style:parent-style-name="Policepardéfaut" style:family="text">
      <style:text-properties style:font-name-complex="Times New Roman"/>
    </style:style>
    <style:style style:name="T9207" style:parent-style-name="Policepardéfaut" style:family="text">
      <style:text-properties style:font-name-complex="Times New Roman"/>
    </style:style>
    <style:style style:name="T9208" style:parent-style-name="Policepardéfaut" style:family="text">
      <style:text-properties style:font-name-complex="Times New Roman"/>
    </style:style>
    <style:style style:name="T9209" style:parent-style-name="Policepardéfaut" style:family="text">
      <style:text-properties style:font-name-complex="Times New Roman"/>
    </style:style>
    <style:style style:name="T9210" style:parent-style-name="Policepardéfaut" style:family="text">
      <style:text-properties style:font-name-complex="Times New Roman"/>
    </style:style>
    <style:style style:name="T9211" style:parent-style-name="Policepardéfaut" style:family="text">
      <style:text-properties style:font-name-complex="Times New Roman"/>
    </style:style>
    <style:style style:name="T9212" style:parent-style-name="Policepardéfaut" style:family="text">
      <style:text-properties style:font-name-complex="Times New Roman"/>
    </style:style>
    <style:style style:name="T9213" style:parent-style-name="Policepardéfaut" style:family="text">
      <style:text-properties style:font-name-complex="Times New Roman"/>
    </style:style>
    <style:style style:name="T9214" style:parent-style-name="Policepardéfaut" style:family="text">
      <style:text-properties style:font-name-complex="Times New Roman"/>
    </style:style>
    <style:style style:name="T9215" style:parent-style-name="Policepardéfaut" style:family="text">
      <style:text-properties style:font-name-complex="Times New Roman"/>
    </style:style>
    <style:style style:name="T9216" style:parent-style-name="Policepardéfaut" style:family="text">
      <style:text-properties style:font-name-complex="Times New Roman"/>
    </style:style>
    <style:style style:name="T9217" style:parent-style-name="Policepardéfaut" style:family="text">
      <style:text-properties style:font-name-complex="Times New Roman"/>
    </style:style>
    <style:style style:name="T9218" style:parent-style-name="Policepardéfaut" style:family="text">
      <style:text-properties style:font-name-complex="Times New Roman"/>
    </style:style>
    <style:style style:name="T9219" style:parent-style-name="Policepardéfaut" style:family="text">
      <style:text-properties style:font-name-complex="Times New Roman" fo:font-style="italic" style:font-style-asian="italic"/>
    </style:style>
    <style:style style:name="T9220" style:parent-style-name="Policepardéfaut" style:family="text">
      <style:text-properties style:font-name-complex="Times New Roman" fo:font-style="italic" style:font-style-asian="italic"/>
    </style:style>
    <style:style style:name="T9221" style:parent-style-name="Policepardéfaut" style:family="text">
      <style:text-properties style:font-name-complex="Times New Roman" fo:font-style="italic" style:font-style-asian="italic"/>
    </style:style>
    <style:style style:name="T9222" style:parent-style-name="Policepardéfaut" style:family="text">
      <style:text-properties style:font-name-complex="Times New Roman"/>
    </style:style>
    <style:style style:name="T9223" style:parent-style-name="Policepardéfaut" style:family="text">
      <style:text-properties style:font-name-complex="Times New Roman"/>
    </style:style>
    <style:style style:name="T9224" style:parent-style-name="quote.c" style:family="text">
      <style:text-properties fo:font-style="italic" style:font-style-asian="italic"/>
    </style:style>
    <style:style style:name="T9225" style:parent-style-name="quote.c" style:family="text">
      <style:text-properties fo:font-style="italic" style:font-style-asian="italic"/>
    </style:style>
    <style:style style:name="T9226" style:parent-style-name="quote.c" style:family="text">
      <style:text-properties fo:font-style="italic" style:font-style-asian="italic"/>
    </style:style>
    <style:style style:name="T9227" style:parent-style-name="quote.c" style:family="text">
      <style:text-properties fo:font-style="italic" style:font-style-asian="italic"/>
    </style:style>
    <style:style style:name="T9228" style:parent-style-name="quote.c" style:family="text">
      <style:text-properties fo:font-style="italic" style:font-style-asian="italic"/>
    </style:style>
    <style:style style:name="T9229" style:parent-style-name="quote.c" style:family="text">
      <style:text-properties fo:font-style="italic" style:font-style-asian="italic"/>
    </style:style>
    <style:style style:name="T9230" style:parent-style-name="quote.c" style:family="text">
      <style:text-properties fo:font-style="italic" style:font-style-asian="italic"/>
    </style:style>
    <style:style style:name="T9231" style:parent-style-name="quote.c" style:family="text">
      <style:text-properties fo:font-style="italic" style:font-style-asian="italic"/>
    </style:style>
    <style:style style:name="T9232" style:parent-style-name="quote.c" style:family="text">
      <style:text-properties fo:font-style="italic" style:font-style-asian="italic"/>
    </style:style>
    <style:style style:name="T9233" style:parent-style-name="quote.c" style:family="text">
      <style:text-properties fo:font-style="italic" style:font-style-asian="italic"/>
    </style:style>
    <style:style style:name="T9234" style:parent-style-name="Policepardéfaut" style:family="text">
      <style:text-properties fo:font-style="italic" style:font-style-asian="italic"/>
    </style:style>
    <style:style style:name="T9235" style:parent-style-name="Policepardéfaut" style:family="text">
      <style:text-properties fo:font-style="italic" style:font-style-asian="italic"/>
    </style:style>
    <style:style style:name="T9236" style:parent-style-name="Policepardéfaut" style:family="text">
      <style:text-properties style:font-name-complex="Times New Roman"/>
    </style:style>
    <style:style style:name="T9237" style:parent-style-name="Policepardéfaut" style:family="text">
      <style:text-properties style:font-name-complex="Times New Roman"/>
    </style:style>
    <style:style style:name="T9238" style:parent-style-name="Policepardéfaut" style:family="text">
      <style:text-properties style:font-name-complex="Times New Roman"/>
    </style:style>
    <style:style style:name="T9239" style:parent-style-name="Policepardéfaut" style:family="text">
      <style:text-properties fo:font-style="italic" style:font-style-asian="italic"/>
    </style:style>
    <style:style style:name="T9240" style:parent-style-name="Policepardéfaut" style:family="text">
      <style:text-properties fo:font-style="italic" style:font-style-asian="italic"/>
    </style:style>
    <style:style style:name="T9241" style:parent-style-name="Policepardéfaut" style:family="text">
      <style:text-properties style:font-name-complex="Times New Roman"/>
    </style:style>
    <style:style style:name="T9242" style:parent-style-name="pb" style:family="text">
      <style:text-properties style:text-position="0% 100%"/>
    </style:style>
    <style:style style:name="T9243" style:parent-style-name="Policepardéfaut" style:family="text">
      <style:text-properties style:font-name-complex="Times New Roman" style:font-size-complex="10pt"/>
    </style:style>
    <style:style style:name="T9244" style:parent-style-name="Policepardéfaut" style:family="text">
      <style:text-properties style:font-name-complex="Times New Roman" style:font-size-complex="10pt"/>
    </style:style>
    <style:style style:name="T9245" style:parent-style-name="Policepardéfaut" style:family="text">
      <style:text-properties style:font-name-complex="Times New Roman" style:font-size-complex="10pt"/>
    </style:style>
    <style:style style:name="T9246" style:parent-style-name="Policepardéfaut" style:family="text">
      <style:text-properties style:font-name-complex="Times New Roman" fo:font-style="italic" style:font-style-asian="italic" style:font-size-complex="10pt"/>
    </style:style>
    <style:style style:name="T9247" style:parent-style-name="Policepardéfaut" style:family="text">
      <style:text-properties style:font-name-complex="Times New Roman" style:font-size-complex="10pt"/>
    </style:style>
    <style:style style:name="T9248" style:parent-style-name="Policepardéfaut" style:family="text">
      <style:text-properties style:font-name-complex="Times New Roman" style:font-size-complex="10pt"/>
    </style:style>
    <style:style style:name="T9249" style:parent-style-name="Policepardéfaut" style:family="text">
      <style:text-properties style:font-name-complex="Times New Roman" fo:font-style="italic" style:font-style-asian="italic" style:font-size-complex="10pt"/>
    </style:style>
    <style:style style:name="T9250" style:parent-style-name="Policepardéfaut" style:family="text">
      <style:text-properties style:font-name-complex="Times New Roman" style:font-size-complex="10pt"/>
    </style:style>
    <style:style style:name="T9251" style:parent-style-name="Policepardéfaut" style:family="text">
      <style:text-properties style:font-name-complex="Times New Roman" fo:font-size="10pt" style:font-size-asian="10pt" style:font-size-complex="10pt"/>
    </style:style>
    <style:style style:name="T9252" style:parent-style-name="Policepardéfaut" style:family="text">
      <style:text-properties fo:font-style="italic" style:font-style-asian="italic"/>
    </style:style>
    <style:style style:name="T9253" style:parent-style-name="Policepardéfaut" style:family="text">
      <style:text-properties fo:font-style="italic" style:font-style-asian="italic"/>
    </style:style>
    <style:style style:name="T9254" style:parent-style-name="Policepardéfaut" style:family="text">
      <style:text-properties fo:font-style="italic" style:font-style-asian="italic"/>
    </style:style>
    <style:style style:name="T9255" style:parent-style-name="Policepardéfaut" style:family="text">
      <style:text-properties style:font-size-complex="11pt"/>
    </style:style>
    <style:style style:name="T9256" style:parent-style-name="quote.c" style:family="text">
      <style:text-properties fo:font-style="italic" style:font-style-asian="italic"/>
    </style:style>
    <style:style style:name="T9257" style:parent-style-name="Policepardéfaut" style:family="text">
      <style:text-properties style:font-size-complex="11pt"/>
    </style:style>
    <style:style style:name="T9258" style:parent-style-name="Policepardéfaut" style:family="text">
      <style:text-properties fo:font-style="italic" style:font-style-asian="italic" style:font-size-complex="11pt"/>
    </style:style>
    <style:style style:name="T9259" style:parent-style-name="Policepardéfaut" style:family="text">
      <style:text-properties style:font-size-complex="11pt"/>
    </style:style>
    <style:style style:name="T9260" style:parent-style-name="Policepardéfaut" style:family="text">
      <style:text-properties style:font-name-complex="Times New Roman"/>
    </style:style>
    <style:style style:name="T9261" style:parent-style-name="Policepardéfaut" style:family="text">
      <style:text-properties style:font-name-complex="Times New Roman"/>
    </style:style>
    <style:style style:name="T9262" style:parent-style-name="Policepardéfaut" style:family="text">
      <style:text-properties style:font-name-complex="Times New Roman"/>
    </style:style>
    <style:style style:name="T9263" style:parent-style-name="Policepardéfaut" style:family="text">
      <style:text-properties style:font-name-complex="Times New Roman"/>
    </style:style>
    <style:style style:name="T9264" style:parent-style-name="Policepardéfaut" style:family="text">
      <style:text-properties style:font-name-complex="Times New Roman"/>
    </style:style>
    <style:style style:name="T9265" style:parent-style-name="Policepardéfaut" style:family="text">
      <style:text-properties style:font-name-complex="Times New Roman"/>
    </style:style>
    <style:style style:name="T9266" style:parent-style-name="pb" style:family="text">
      <style:text-properties style:font-name-complex="Times New Roman"/>
    </style:style>
    <style:style style:name="T9267" style:parent-style-name="pb" style:family="text">
      <style:text-properties style:font-name-complex="Times New Roman"/>
    </style:style>
    <style:style style:name="T9268" style:parent-style-name="pb" style:family="text">
      <style:text-properties style:font-name-complex="Times New Roman"/>
    </style:style>
    <style:style style:name="T9269" style:parent-style-name="pb" style:family="text">
      <style:text-properties style:text-position="0% 100%"/>
    </style:style>
    <style:style style:name="T9270" style:parent-style-name="Policepardéfaut" style:family="text">
      <style:text-properties style:font-name-complex="Times New Roman"/>
    </style:style>
    <style:style style:name="T9271" style:parent-style-name="Policepardéfaut" style:family="text">
      <style:text-properties style:font-name-complex="Times New Roman"/>
    </style:style>
    <style:style style:name="T9272" style:parent-style-name="Policepardéfaut" style:family="text">
      <style:text-properties style:font-name-complex="Times New Roman"/>
    </style:style>
    <style:style style:name="T9273" style:parent-style-name="Policepardéfaut" style:family="text">
      <style:text-properties style:font-name-complex="Times New Roman"/>
    </style:style>
    <style:style style:name="T9274" style:parent-style-name="Policepardéfaut" style:family="text">
      <style:text-properties style:font-name-complex="Times New Roman" fo:font-style="italic" style:font-style-asian="italic"/>
    </style:style>
    <style:style style:name="T9275" style:parent-style-name="Policepardéfaut" style:family="text">
      <style:text-properties style:font-name-complex="Times New Roman"/>
    </style:style>
    <style:style style:name="T9276" style:parent-style-name="Policepardéfaut" style:family="text">
      <style:text-properties style:font-name-complex="Times New Roman"/>
    </style:style>
    <style:style style:name="T9277" style:parent-style-name="Policepardéfaut" style:family="text">
      <style:text-properties style:font-name-complex="Times New Roman"/>
    </style:style>
    <style:style style:name="T9278" style:parent-style-name="Policepardéfaut" style:family="text">
      <style:text-properties style:font-name-complex="Times New Roman"/>
    </style:style>
    <style:style style:name="T9279" style:parent-style-name="Policepardéfaut" style:family="text">
      <style:text-properties style:font-name-complex="Times New Roman"/>
    </style:style>
    <style:style style:name="T9280" style:parent-style-name="Policepardéfaut" style:family="text">
      <style:text-properties style:font-name-complex="Times New Roman"/>
    </style:style>
    <style:style style:name="T9281" style:parent-style-name="Policepardéfaut" style:family="text">
      <style:text-properties style:font-name-complex="Times New Roman"/>
    </style:style>
    <style:style style:name="T9282" style:parent-style-name="Policepardéfaut" style:family="text">
      <style:text-properties style:font-name-complex="Times New Roman"/>
    </style:style>
    <style:style style:name="T9283" style:parent-style-name="Policepardéfaut" style:family="text">
      <style:text-properties style:font-name-complex="Times New Roman"/>
    </style:style>
    <style:style style:name="T9284" style:parent-style-name="Policepardéfaut" style:family="text">
      <style:text-properties style:font-name-complex="Times New Roman"/>
    </style:style>
    <style:style style:name="T9285" style:parent-style-name="Policepardéfaut" style:family="text">
      <style:text-properties style:font-name-complex="Times New Roman"/>
    </style:style>
    <style:style style:name="T9286" style:parent-style-name="Policepardéfaut" style:family="text">
      <style:text-properties style:font-name-complex="Times New Roman"/>
    </style:style>
    <style:style style:name="T9287" style:parent-style-name="Policepardéfaut" style:family="text">
      <style:text-properties style:font-name-complex="Times New Roman"/>
    </style:style>
    <style:style style:name="T9288" style:parent-style-name="Policepardéfaut" style:family="text">
      <style:text-properties style:font-name-complex="Times New Roman"/>
    </style:style>
    <style:style style:name="T9289" style:parent-style-name="Policepardéfaut" style:family="text">
      <style:text-properties style:font-name-complex="Times New Roman"/>
    </style:style>
    <style:style style:name="T9290" style:parent-style-name="Policepardéfaut" style:family="text">
      <style:text-properties style:font-name-complex="Times New Roman"/>
    </style:style>
    <style:style style:name="T9291" style:parent-style-name="Policepardéfaut" style:family="text">
      <style:text-properties style:font-name-complex="Times New Roman"/>
    </style:style>
    <style:style style:name="T9292" style:parent-style-name="Policepardéfaut" style:family="text">
      <style:text-properties style:font-name-complex="Times New Roman"/>
    </style:style>
    <style:style style:name="T9293" style:parent-style-name="Policepardéfaut" style:family="text">
      <style:text-properties style:font-name-complex="Times New Roman"/>
    </style:style>
    <style:style style:name="T9294" style:parent-style-name="Policepardéfaut" style:family="text">
      <style:text-properties style:font-name-complex="Times New Roman"/>
    </style:style>
    <style:style style:name="T9295" style:parent-style-name="Policepardéfaut" style:family="text">
      <style:text-properties style:font-name-complex="Times New Roman"/>
    </style:style>
    <style:style style:name="T9296" style:parent-style-name="Policepardéfaut" style:family="text">
      <style:text-properties style:font-name-complex="Times New Roman"/>
    </style:style>
    <style:style style:name="T9297" style:parent-style-name="Policepardéfaut" style:family="text">
      <style:text-properties style:font-name-complex="Times New Roman"/>
    </style:style>
    <style:style style:name="T9298" style:parent-style-name="Policepardéfaut" style:family="text">
      <style:text-properties style:font-name-complex="Times New Roman"/>
    </style:style>
    <style:style style:name="T9299" style:parent-style-name="Policepardéfaut" style:family="text">
      <style:text-properties style:font-name-complex="Times New Roman"/>
    </style:style>
    <style:style style:name="T9300" style:parent-style-name="Policepardéfaut" style:family="text">
      <style:text-properties style:font-name-complex="Times New Roman"/>
    </style:style>
    <style:style style:name="T9301" style:parent-style-name="Policepardéfaut" style:family="text">
      <style:text-properties style:font-name-complex="Times New Roman"/>
    </style:style>
    <style:style style:name="T9302" style:parent-style-name="Policepardéfaut" style:family="text">
      <style:text-properties style:font-name-complex="Times New Roman"/>
    </style:style>
    <style:style style:name="T9303" style:parent-style-name="Policepardéfaut" style:family="text">
      <style:text-properties style:font-name-complex="Times New Roman"/>
    </style:style>
    <style:style style:name="T9304" style:parent-style-name="Policepardéfaut" style:family="text">
      <style:text-properties style:font-name-complex="Times New Roman" fo:font-style="italic" style:font-style-asian="italic"/>
    </style:style>
    <style:style style:name="T9305" style:parent-style-name="Policepardéfaut" style:family="text">
      <style:text-properties style:font-name-complex="Times New Roman" fo:font-style="italic" style:font-style-asian="italic"/>
    </style:style>
    <style:style style:name="T9306" style:parent-style-name="Policepardéfaut" style:family="text">
      <style:text-properties style:font-name-complex="Times New Roman" fo:font-style="italic" style:font-style-asian="italic"/>
    </style:style>
    <style:style style:name="T9307" style:parent-style-name="Policepardéfaut" style:family="text">
      <style:text-properties style:font-name-complex="Times New Roman" fo:font-style="italic" style:font-style-asian="italic"/>
    </style:style>
    <style:style style:name="T9308" style:parent-style-name="Policepardéfaut" style:family="text">
      <style:text-properties style:font-name-complex="Times New Roman" fo:font-style="italic" style:font-style-asian="italic"/>
    </style:style>
    <style:style style:name="T9309" style:parent-style-name="Policepardéfaut" style:family="text">
      <style:text-properties style:font-name-complex="Times New Roman" fo:font-style="italic" style:font-style-asian="italic"/>
    </style:style>
    <style:style style:name="T9310" style:parent-style-name="Policepardéfaut" style:family="text">
      <style:text-properties style:font-name-complex="Times New Roman" fo:font-style="italic" style:font-style-asian="italic"/>
    </style:style>
    <style:style style:name="T9311" style:parent-style-name="Policepardéfaut" style:family="text">
      <style:text-properties style:font-name-complex="Times New Roman" fo:font-style="italic" style:font-style-asian="italic"/>
    </style:style>
    <style:style style:name="T9312" style:parent-style-name="Policepardéfaut" style:family="text">
      <style:text-properties style:font-name-complex="Times New Roman" fo:font-style="italic" style:font-style-asian="italic"/>
    </style:style>
    <style:style style:name="T9313" style:parent-style-name="Policepardéfaut" style:family="text">
      <style:text-properties style:font-name-complex="Times New Roman" fo:font-style="italic" style:font-style-asian="italic"/>
    </style:style>
    <style:style style:name="T9314" style:parent-style-name="Policepardéfaut" style:family="text">
      <style:text-properties style:font-name-complex="Times New Roman" fo:font-style="italic" style:font-style-asian="italic"/>
    </style:style>
    <style:style style:name="T9315" style:parent-style-name="Policepardéfaut" style:family="text">
      <style:text-properties style:font-name-complex="Times New Roman" fo:font-style="italic" style:font-style-asian="italic"/>
    </style:style>
    <style:style style:name="T9316" style:parent-style-name="Policepardéfaut" style:family="text">
      <style:text-properties style:font-name-complex="Times New Roman" fo:font-style="italic" style:font-style-asian="italic"/>
    </style:style>
    <style:style style:name="T9317" style:parent-style-name="Policepardéfaut" style:family="text">
      <style:text-properties style:font-name-complex="Times New Roman"/>
    </style:style>
    <style:style style:name="T9318" style:parent-style-name="Policepardéfaut" style:family="text">
      <style:text-properties style:font-name-complex="Times New Roman"/>
    </style:style>
    <style:style style:name="T9319" style:parent-style-name="Policepardéfaut" style:family="text">
      <style:text-properties style:font-name-complex="Times New Roman"/>
    </style:style>
    <style:style style:name="T9320" style:parent-style-name="Policepardéfaut" style:family="text">
      <style:text-properties style:font-name-complex="Times New Roman"/>
    </style:style>
    <style:style style:name="T9321" style:parent-style-name="Policepardéfaut" style:family="text">
      <style:text-properties style:font-name-complex="Times New Roman"/>
    </style:style>
    <style:style style:name="T9322" style:parent-style-name="Policepardéfaut" style:family="text">
      <style:text-properties style:font-name-complex="Times New Roman"/>
    </style:style>
    <style:style style:name="T9323" style:parent-style-name="Policepardéfaut" style:family="text">
      <style:text-properties style:font-name-complex="Times New Roman"/>
    </style:style>
    <style:style style:name="T9324" style:parent-style-name="Policepardéfaut" style:family="text">
      <style:text-properties style:font-name-complex="Times New Roman"/>
    </style:style>
    <style:style style:name="T9325" style:parent-style-name="Policepardéfaut" style:family="text">
      <style:text-properties style:font-name-complex="Times New Roman"/>
    </style:style>
    <style:style style:name="T9326" style:parent-style-name="Policepardéfaut" style:family="text">
      <style:text-properties style:font-name-complex="Times New Roman" fo:font-style="italic" style:font-style-asian="italic"/>
    </style:style>
    <style:style style:name="T9327" style:parent-style-name="Policepardéfaut" style:family="text">
      <style:text-properties style:font-name-complex="Times New Roman" fo:font-style="italic" style:font-style-asian="italic"/>
    </style:style>
    <style:style style:name="T9328" style:parent-style-name="Policepardéfaut" style:family="text">
      <style:text-properties style:font-name-complex="Times New Roman" fo:font-style="italic" style:font-style-asian="italic"/>
    </style:style>
    <style:style style:name="T9329" style:parent-style-name="Policepardéfaut" style:family="text">
      <style:text-properties style:font-name-complex="Times New Roman" fo:font-style="italic" style:font-style-asian="italic"/>
    </style:style>
    <style:style style:name="T9330" style:parent-style-name="Policepardéfaut" style:family="text">
      <style:text-properties style:font-name-complex="Times New Roman" fo:font-style="italic" style:font-style-asian="italic"/>
    </style:style>
    <style:style style:name="T9331" style:parent-style-name="Policepardéfaut" style:family="text">
      <style:text-properties style:font-name-complex="Times New Roman" fo:font-style="italic" style:font-style-asian="italic"/>
    </style:style>
    <style:style style:name="T9332" style:parent-style-name="Policepardéfaut" style:family="text">
      <style:text-properties style:font-name-complex="Times New Roman" fo:font-style="italic" style:font-style-asian="italic"/>
    </style:style>
    <style:style style:name="T9333" style:parent-style-name="Policepardéfaut" style:family="text">
      <style:text-properties style:font-name-complex="Times New Roman" fo:font-style="italic" style:font-style-asian="italic"/>
    </style:style>
    <style:style style:name="T9334" style:parent-style-name="Policepardéfaut" style:family="text">
      <style:text-properties style:font-name-complex="Times New Roman" fo:font-style="italic" style:font-style-asian="italic"/>
    </style:style>
    <style:style style:name="T9335" style:parent-style-name="Policepardéfaut" style:family="text">
      <style:text-properties style:font-name-complex="Times New Roman" fo:font-style="italic" style:font-style-asian="italic"/>
    </style:style>
    <style:style style:name="T9336" style:parent-style-name="Policepardéfaut" style:family="text">
      <style:text-properties style:font-name-complex="Times New Roman"/>
    </style:style>
    <style:style style:name="T9337" style:parent-style-name="Policepardéfaut" style:family="text">
      <style:text-properties style:font-name-complex="Times New Roman"/>
    </style:style>
    <style:style style:name="T9338" style:parent-style-name="Policepardéfaut" style:family="text">
      <style:text-properties style:font-name-complex="Times New Roman"/>
    </style:style>
    <style:style style:name="T9339" style:parent-style-name="Policepardéfaut" style:family="text">
      <style:text-properties style:font-name-complex="Times New Roman"/>
    </style:style>
    <style:style style:name="T9340" style:parent-style-name="Policepardéfaut" style:family="text">
      <style:text-properties style:font-name-complex="Times New Roman"/>
    </style:style>
    <style:style style:name="T9341" style:parent-style-name="Policepardéfaut" style:family="text">
      <style:text-properties style:font-name-complex="Times New Roman"/>
    </style:style>
    <style:style style:name="T9342" style:parent-style-name="Policepardéfaut" style:family="text">
      <style:text-properties style:font-name-complex="Times New Roman"/>
    </style:style>
    <style:style style:name="T9343" style:parent-style-name="Policepardéfaut" style:family="text">
      <style:text-properties style:font-name-complex="Times New Roman"/>
    </style:style>
    <style:style style:name="T9344" style:parent-style-name="Policepardéfaut" style:family="text">
      <style:text-properties style:font-name-complex="Times New Roman"/>
    </style:style>
    <style:style style:name="T9345" style:parent-style-name="Policepardéfaut" style:family="text">
      <style:text-properties style:font-name-complex="Times New Roman"/>
    </style:style>
    <style:style style:name="T9346" style:parent-style-name="Policepardéfaut" style:family="text">
      <style:text-properties style:font-name-complex="Times New Roman"/>
    </style:style>
    <style:style style:name="T9347" style:parent-style-name="Policepardéfaut" style:family="text">
      <style:text-properties style:font-name-complex="Times New Roman"/>
    </style:style>
    <style:style style:name="T9348" style:parent-style-name="Policepardéfaut" style:family="text">
      <style:text-properties style:font-name-complex="Times New Roman"/>
    </style:style>
    <style:style style:name="T9349" style:parent-style-name="Policepardéfaut" style:family="text">
      <style:text-properties style:font-name-complex="Times New Roman"/>
    </style:style>
    <style:style style:name="T9350" style:parent-style-name="Policepardéfaut" style:family="text">
      <style:text-properties style:font-name-complex="Times New Roman"/>
    </style:style>
    <style:style style:name="T9351" style:parent-style-name="Policepardéfaut" style:family="text">
      <style:text-properties style:font-name-complex="Times New Roman"/>
    </style:style>
    <style:style style:name="T9352" style:parent-style-name="Policepardéfaut" style:family="text">
      <style:text-properties style:font-name-complex="Times New Roman"/>
    </style:style>
    <style:style style:name="T9353" style:parent-style-name="Policepardéfaut" style:family="text">
      <style:text-properties style:font-name-complex="Times New Roman"/>
    </style:style>
    <style:style style:name="T9354" style:parent-style-name="Policepardéfaut" style:family="text">
      <style:text-properties style:font-name-complex="Times New Roman"/>
    </style:style>
    <style:style style:name="T9355" style:parent-style-name="Policepardéfaut" style:family="text">
      <style:text-properties style:font-name-complex="Times New Roman"/>
    </style:style>
    <style:style style:name="T9356" style:parent-style-name="Policepardéfaut" style:family="text">
      <style:text-properties style:font-name-complex="Times New Roman"/>
    </style:style>
    <style:style style:name="T9357" style:parent-style-name="Policepardéfaut" style:family="text">
      <style:text-properties style:font-name-complex="Times New Roman"/>
    </style:style>
    <style:style style:name="T9358" style:parent-style-name="Policepardéfaut" style:family="text">
      <style:text-properties style:font-name-complex="Times New Roman"/>
    </style:style>
    <style:style style:name="T9359" style:parent-style-name="Policepardéfaut" style:family="text">
      <style:text-properties style:font-name-complex="Times New Roman"/>
    </style:style>
    <style:style style:name="T9360" style:parent-style-name="Policepardéfaut" style:family="text">
      <style:text-properties style:font-name-complex="Times New Roman"/>
    </style:style>
    <style:style style:name="T9361" style:parent-style-name="Policepardéfaut" style:family="text">
      <style:text-properties style:font-name-complex="Times New Roman"/>
    </style:style>
    <style:style style:name="T9362" style:parent-style-name="Policepardéfaut" style:family="text">
      <style:text-properties style:font-name-complex="Times New Roman"/>
    </style:style>
    <style:style style:name="T9363" style:parent-style-name="Policepardéfaut" style:family="text">
      <style:text-properties style:font-name-complex="Times New Roman"/>
    </style:style>
    <style:style style:name="T9364" style:parent-style-name="Policepardéfaut" style:family="text">
      <style:text-properties style:font-name-complex="Times New Roman"/>
    </style:style>
    <style:style style:name="T9365" style:parent-style-name="Policepardéfaut" style:family="text">
      <style:text-properties style:font-name-complex="Times New Roman"/>
    </style:style>
    <style:style style:name="T9366" style:parent-style-name="Policepardéfaut" style:family="text">
      <style:text-properties style:font-name-complex="Times New Roman"/>
    </style:style>
    <style:style style:name="T9367" style:parent-style-name="Policepardéfaut" style:family="text">
      <style:text-properties style:font-name-complex="Times New Roman"/>
    </style:style>
    <style:style style:name="T9368" style:parent-style-name="Policepardéfaut" style:family="text">
      <style:text-properties style:font-name-complex="Times New Roman"/>
    </style:style>
    <style:style style:name="T9369" style:parent-style-name="Policepardéfaut" style:family="text">
      <style:text-properties style:font-name-complex="Times New Roman"/>
    </style:style>
    <style:style style:name="T9370" style:parent-style-name="Policepardéfaut" style:family="text">
      <style:text-properties style:font-name-complex="Times New Roman"/>
    </style:style>
    <style:style style:name="T9371" style:parent-style-name="Policepardéfaut" style:family="text">
      <style:text-properties style:font-name-complex="Times New Roman"/>
    </style:style>
    <style:style style:name="T9372" style:parent-style-name="Policepardéfaut" style:family="text">
      <style:text-properties style:font-name-complex="Times New Roman"/>
    </style:style>
    <style:style style:name="T9373" style:parent-style-name="Policepardéfaut" style:family="text">
      <style:text-properties style:font-name-complex="Times New Roman"/>
    </style:style>
    <style:style style:name="T9374" style:parent-style-name="Policepardéfaut" style:family="text">
      <style:text-properties style:font-name-complex="Times New Roman"/>
    </style:style>
    <style:style style:name="T9375" style:parent-style-name="Policepardéfaut" style:family="text">
      <style:text-properties style:font-name-complex="Times New Roman"/>
    </style:style>
    <style:style style:name="T9376" style:parent-style-name="Policepardéfaut" style:family="text">
      <style:text-properties style:font-name-complex="Times New Roman"/>
    </style:style>
    <style:style style:name="T9377" style:parent-style-name="quote.c" style:family="text">
      <style:text-properties fo:font-style="italic" style:font-style-asian="italic"/>
    </style:style>
    <style:style style:name="T9378" style:parent-style-name="pb" style:family="text">
      <style:text-properties style:text-position="0% 100%"/>
    </style:style>
    <style:style style:name="T9379" style:parent-style-name="Policepardéfaut" style:family="text">
      <style:text-properties style:font-name-complex="Times New Roman"/>
    </style:style>
    <style:style style:name="T9380" style:parent-style-name="Policepardéfaut" style:family="text">
      <style:text-properties style:font-name-complex="Times New Roman"/>
    </style:style>
    <style:style style:name="T9381" style:parent-style-name="Policepardéfaut" style:family="text">
      <style:text-properties style:font-name-complex="Times New Roman"/>
    </style:style>
    <style:style style:name="T9382" style:parent-style-name="Policepardéfaut" style:family="text">
      <style:text-properties style:font-name-complex="Times New Roman"/>
    </style:style>
    <style:style style:name="T9383" style:parent-style-name="Policepardéfaut" style:family="text">
      <style:text-properties style:font-name-complex="Times New Roman"/>
    </style:style>
    <style:style style:name="T9384" style:parent-style-name="Policepardéfaut" style:family="text">
      <style:text-properties style:font-name-complex="Times New Roman"/>
    </style:style>
    <style:style style:name="T9385" style:parent-style-name="Policepardéfaut" style:family="text">
      <style:text-properties style:font-name-complex="Times New Roman"/>
    </style:style>
    <style:style style:name="T9386" style:parent-style-name="Policepardéfaut" style:family="text">
      <style:text-properties style:font-name-complex="Times New Roman"/>
    </style:style>
    <style:style style:name="T9387" style:parent-style-name="Policepardéfaut" style:family="text">
      <style:text-properties style:font-name-complex="Times New Roman"/>
    </style:style>
    <style:style style:name="T9388" style:parent-style-name="Policepardéfaut" style:family="text">
      <style:text-properties style:font-name-complex="Times New Roman"/>
    </style:style>
    <style:style style:name="T9389" style:parent-style-name="Policepardéfaut" style:family="text">
      <style:text-properties style:font-name-complex="Times New Roman"/>
    </style:style>
    <style:style style:name="T9390" style:parent-style-name="Policepardéfaut" style:family="text">
      <style:text-properties style:font-name-complex="Times New Roman"/>
    </style:style>
    <style:style style:name="T9391" style:parent-style-name="Policepardéfaut" style:family="text">
      <style:text-properties style:font-name-complex="Times New Roman"/>
    </style:style>
    <style:style style:name="T9392" style:parent-style-name="Policepardéfaut" style:family="text">
      <style:text-properties style:font-name-complex="Times New Roman"/>
    </style:style>
    <style:style style:name="T9393" style:parent-style-name="Policepardéfaut" style:family="text">
      <style:text-properties style:font-name-complex="Times New Roman"/>
    </style:style>
    <style:style style:name="T9394" style:parent-style-name="Policepardéfaut" style:family="text">
      <style:text-properties style:font-name-complex="Times New Roman"/>
    </style:style>
    <style:style style:name="T9395" style:parent-style-name="Policepardéfaut" style:family="text">
      <style:text-properties style:font-name-complex="Times New Roman"/>
    </style:style>
    <style:style style:name="T9396" style:parent-style-name="Policepardéfaut" style:family="text">
      <style:text-properties style:font-name-complex="Times New Roman"/>
    </style:style>
    <style:style style:name="T9397" style:parent-style-name="Policepardéfaut" style:family="text">
      <style:text-properties style:font-name-complex="Times New Roman"/>
    </style:style>
    <style:style style:name="T9398" style:parent-style-name="Policepardéfaut" style:family="text">
      <style:text-properties style:font-name-complex="Times New Roman"/>
    </style:style>
    <style:style style:name="T9399" style:parent-style-name="Policepardéfaut" style:family="text">
      <style:text-properties style:font-name-complex="Times New Roman"/>
    </style:style>
    <style:style style:name="T9400" style:parent-style-name="Policepardéfaut" style:family="text">
      <style:text-properties style:font-name-complex="Times New Roman"/>
    </style:style>
    <style:style style:name="T9401" style:parent-style-name="Policepardéfaut" style:family="text">
      <style:text-properties style:font-name-complex="Times New Roman"/>
    </style:style>
    <style:style style:name="T9402" style:parent-style-name="Policepardéfaut" style:family="text">
      <style:text-properties style:font-name-complex="Times New Roman"/>
    </style:style>
    <style:style style:name="T9403" style:parent-style-name="Policepardéfaut" style:family="text">
      <style:text-properties style:font-name-complex="Times New Roman"/>
    </style:style>
    <style:style style:name="T9404" style:parent-style-name="Policepardéfaut" style:family="text">
      <style:text-properties style:font-name-complex="Times New Roman"/>
    </style:style>
    <style:style style:name="T9405" style:parent-style-name="Policepardéfaut" style:family="text">
      <style:text-properties style:font-name-complex="Times New Roman"/>
    </style:style>
    <style:style style:name="T9406" style:parent-style-name="Policepardéfaut" style:family="text">
      <style:text-properties style:font-name-complex="Times New Roman"/>
    </style:style>
    <style:style style:name="T9407" style:parent-style-name="Policepardéfaut" style:family="text">
      <style:text-properties style:font-name-complex="Times New Roman"/>
    </style:style>
    <style:style style:name="T9408" style:parent-style-name="Policepardéfaut" style:family="text">
      <style:text-properties style:font-name-complex="Times New Roman"/>
    </style:style>
    <style:style style:name="T9409" style:parent-style-name="Policepardéfaut" style:family="text">
      <style:text-properties style:font-name-complex="Times New Roman"/>
    </style:style>
    <style:style style:name="T9410" style:parent-style-name="Policepardéfaut" style:family="text">
      <style:text-properties style:font-name-complex="Times New Roman"/>
    </style:style>
    <style:style style:name="T9411" style:parent-style-name="Policepardéfaut" style:family="text">
      <style:text-properties style:font-name-complex="Times New Roman"/>
    </style:style>
    <style:style style:name="T9412" style:parent-style-name="Policepardéfaut" style:family="text">
      <style:text-properties style:font-name-complex="Times New Roman"/>
    </style:style>
    <style:style style:name="T9413" style:parent-style-name="Policepardéfaut" style:family="text">
      <style:text-properties style:font-name-complex="Times New Roman"/>
    </style:style>
    <style:style style:name="T9414" style:parent-style-name="Policepardéfaut" style:family="text">
      <style:text-properties style:font-name-complex="Times New Roman"/>
    </style:style>
    <style:style style:name="T9415" style:parent-style-name="Policepardéfaut" style:family="text">
      <style:text-properties style:font-name-complex="Times New Roman"/>
    </style:style>
    <style:style style:name="T9416" style:parent-style-name="Policepardéfaut" style:family="text">
      <style:text-properties style:font-name-complex="Times New Roman"/>
    </style:style>
    <style:style style:name="T9417" style:parent-style-name="Policepardéfaut" style:family="text">
      <style:text-properties style:font-name-complex="Times New Roman"/>
    </style:style>
    <style:style style:name="T9418" style:parent-style-name="Policepardéfaut" style:family="text">
      <style:text-properties style:font-name-complex="Times New Roman"/>
    </style:style>
    <style:style style:name="T9419" style:parent-style-name="Policepardéfaut" style:family="text">
      <style:text-properties style:font-name-complex="Times New Roman"/>
    </style:style>
    <style:style style:name="T9420" style:parent-style-name="Policepardéfaut" style:family="text">
      <style:text-properties style:font-name-complex="Times New Roman"/>
    </style:style>
    <style:style style:name="T9421" style:parent-style-name="Policepardéfaut" style:family="text">
      <style:text-properties style:font-name-complex="Times New Roman"/>
    </style:style>
    <style:style style:name="T9422" style:parent-style-name="Policepardéfaut" style:family="text">
      <style:text-properties style:font-name-complex="Times New Roman"/>
    </style:style>
    <style:style style:name="T9423" style:parent-style-name="Policepardéfaut" style:family="text">
      <style:text-properties style:font-name-complex="Times New Roman"/>
    </style:style>
    <style:style style:name="T9424" style:parent-style-name="Policepardéfaut" style:family="text">
      <style:text-properties style:font-size-complex="11pt"/>
    </style:style>
    <style:style style:name="T9425" style:parent-style-name="Appelnotedebasdep." style:family="text">
      <style:text-properties style:font-size-complex="11pt"/>
    </style:style>
    <style:style style:name="T9426" style:parent-style-name="Policepardéfaut" style:family="text">
      <style:text-properties fo:font-style="italic" style:font-style-asian="italic"/>
    </style:style>
    <style:style style:name="T9427" style:parent-style-name="Policepardéfaut" style:family="text">
      <style:text-properties style:font-size-complex="11pt"/>
    </style:style>
    <style:style style:name="T9428" style:parent-style-name="Policepardéfaut" style:family="text">
      <style:text-properties style:font-size-complex="11pt"/>
    </style:style>
    <style:style style:name="T9429" style:parent-style-name="Policepardéfaut" style:family="text">
      <style:text-properties style:font-size-complex="11pt"/>
    </style:style>
    <style:style style:name="T9430" style:parent-style-name="Policepardéfaut" style:family="text">
      <style:text-properties style:font-size-complex="11pt"/>
    </style:style>
    <style:style style:name="T9431" style:parent-style-name="Policepardéfaut" style:family="text">
      <style:text-properties style:font-size-complex="11pt"/>
    </style:style>
    <style:style style:name="T9432" style:parent-style-name="Policepardéfaut" style:family="text">
      <style:text-properties style:font-size-complex="11pt"/>
    </style:style>
    <style:style style:name="T9433" style:parent-style-name="Policepardéfaut" style:family="text">
      <style:text-properties style:font-size-complex="11pt"/>
    </style:style>
    <style:style style:name="T9434" style:parent-style-name="Policepardéfaut" style:family="text">
      <style:text-properties style:font-size-complex="11pt"/>
    </style:style>
    <style:style style:name="T9435" style:parent-style-name="Policepardéfaut" style:family="text">
      <style:text-properties style:font-size-complex="11pt"/>
    </style:style>
    <style:style style:name="T9436" style:parent-style-name="Policepardéfaut" style:family="text">
      <style:text-properties style:font-size-complex="11pt"/>
    </style:style>
    <style:style style:name="T9437" style:parent-style-name="Policepardéfaut" style:family="text">
      <style:text-properties style:font-size-complex="11pt"/>
    </style:style>
    <style:style style:name="T9438" style:parent-style-name="Policepardéfaut" style:family="text">
      <style:text-properties style:font-size-complex="11pt"/>
    </style:style>
    <style:style style:name="T9439" style:parent-style-name="Policepardéfaut" style:family="text">
      <style:text-properties style:font-size-complex="11pt"/>
    </style:style>
    <style:style style:name="T9440" style:parent-style-name="Policepardéfaut" style:family="text">
      <style:text-properties style:font-size-complex="11pt"/>
    </style:style>
    <style:style style:name="T9441" style:parent-style-name="Policepardéfaut" style:family="text">
      <style:text-properties style:font-size-complex="11pt"/>
    </style:style>
    <style:style style:name="T9442" style:parent-style-name="Policepardéfaut" style:family="text">
      <style:text-properties style:font-size-complex="11pt"/>
    </style:style>
    <style:style style:name="T9443" style:parent-style-name="Policepardéfaut" style:family="text">
      <style:text-properties style:font-size-complex="11pt"/>
    </style:style>
    <style:style style:name="T9444" style:parent-style-name="Policepardéfaut" style:family="text">
      <style:text-properties style:font-size-complex="11pt"/>
    </style:style>
    <style:style style:name="T9445" style:parent-style-name="Policepardéfaut" style:family="text">
      <style:text-properties style:font-size-complex="11pt"/>
    </style:style>
    <style:style style:name="T9446" style:parent-style-name="Policepardéfaut" style:family="text">
      <style:text-properties style:font-size-complex="11pt"/>
    </style:style>
    <style:style style:name="T9447" style:parent-style-name="Policepardéfaut" style:family="text">
      <style:text-properties style:font-size-complex="11pt"/>
    </style:style>
    <style:style style:name="T9448" style:parent-style-name="Policepardéfaut" style:family="text">
      <style:text-properties style:font-size-complex="11pt"/>
    </style:style>
    <style:style style:name="T9449" style:parent-style-name="Policepardéfaut" style:family="text">
      <style:text-properties style:font-size-complex="11pt"/>
    </style:style>
    <style:style style:name="T9450" style:parent-style-name="Policepardéfaut" style:family="text">
      <style:text-properties style:font-size-complex="11pt"/>
    </style:style>
    <style:style style:name="T9451" style:parent-style-name="Policepardéfaut" style:family="text">
      <style:text-properties style:font-size-complex="11pt"/>
    </style:style>
    <style:style style:name="T9452" style:parent-style-name="Policepardéfaut" style:family="text">
      <style:text-properties style:font-size-complex="11pt"/>
    </style:style>
    <style:style style:name="T9453" style:parent-style-name="Policepardéfaut" style:family="text">
      <style:text-properties style:font-size-complex="11pt"/>
    </style:style>
    <style:style style:name="T9454" style:parent-style-name="Policepardéfaut" style:family="text">
      <style:text-properties style:font-size-complex="11pt"/>
    </style:style>
    <style:style style:name="T9455" style:parent-style-name="Policepardéfaut" style:family="text">
      <style:text-properties style:font-size-complex="11pt"/>
    </style:style>
    <style:style style:name="T9456" style:parent-style-name="Policepardéfaut" style:family="text">
      <style:text-properties style:font-size-complex="11pt"/>
    </style:style>
    <style:style style:name="T9457" style:parent-style-name="Policepardéfaut" style:family="text">
      <style:text-properties fo:font-style="italic" style:font-style-asian="italic" style:font-size-complex="11pt"/>
    </style:style>
    <style:style style:name="T9458" style:parent-style-name="Policepardéfaut" style:family="text">
      <style:text-properties style:font-size-complex="11pt"/>
    </style:style>
    <style:style style:name="T9459" style:parent-style-name="Policepardéfaut" style:family="text">
      <style:text-properties style:font-size-complex="11pt"/>
    </style:style>
    <style:style style:name="T9460" style:parent-style-name="Policepardéfaut" style:family="text">
      <style:text-properties style:font-size-complex="11pt"/>
    </style:style>
    <style:style style:name="T9461" style:parent-style-name="Policepardéfaut" style:family="text">
      <style:text-properties style:font-size-complex="11pt"/>
    </style:style>
    <style:style style:name="T9462" style:parent-style-name="Policepardéfaut" style:family="text">
      <style:text-properties style:font-size-complex="11pt"/>
    </style:style>
    <style:style style:name="T9463" style:parent-style-name="Policepardéfaut" style:family="text">
      <style:text-properties style:font-size-complex="11pt"/>
    </style:style>
    <style:style style:name="T9464" style:parent-style-name="Policepardéfaut" style:family="text">
      <style:text-properties style:font-size-complex="11pt"/>
    </style:style>
    <style:style style:name="T9465" style:parent-style-name="Policepardéfaut" style:family="text">
      <style:text-properties style:font-size-complex="11pt"/>
    </style:style>
    <style:style style:name="T9466" style:parent-style-name="Policepardéfaut" style:family="text">
      <style:text-properties style:font-size-complex="11pt"/>
    </style:style>
    <style:style style:name="T9467" style:parent-style-name="Policepardéfaut" style:family="text">
      <style:text-properties style:font-size-complex="11pt"/>
    </style:style>
    <style:style style:name="T9468" style:parent-style-name="Policepardéfaut" style:family="text">
      <style:text-properties style:font-size-complex="11pt"/>
    </style:style>
    <style:style style:name="T9469" style:parent-style-name="Policepardéfaut" style:family="text">
      <style:text-properties style:font-size-complex="11pt"/>
    </style:style>
    <style:style style:name="T9470" style:parent-style-name="Policepardéfaut" style:family="text">
      <style:text-properties style:font-size-complex="11pt"/>
    </style:style>
    <style:style style:name="T9471" style:parent-style-name="Policepardéfaut" style:family="text">
      <style:text-properties style:font-size-complex="11pt"/>
    </style:style>
    <style:style style:name="T9472" style:parent-style-name="Policepardéfaut" style:family="text">
      <style:text-properties style:font-size-complex="11pt"/>
    </style:style>
    <style:style style:name="T9473" style:parent-style-name="Policepardéfaut" style:family="text">
      <style:text-properties style:font-size-complex="11pt"/>
    </style:style>
    <style:style style:name="T9474" style:parent-style-name="Policepardéfaut" style:family="text">
      <style:text-properties style:font-size-complex="11pt"/>
    </style:style>
    <style:style style:name="T9475" style:parent-style-name="Policepardéfaut" style:family="text">
      <style:text-properties style:font-size-complex="11pt"/>
    </style:style>
    <style:style style:name="T9476" style:parent-style-name="Policepardéfaut" style:family="text">
      <style:text-properties style:font-size-complex="11pt"/>
    </style:style>
    <style:style style:name="T9477" style:parent-style-name="Policepardéfaut" style:family="text">
      <style:text-properties style:font-size-complex="11pt"/>
    </style:style>
    <style:style style:name="T9478" style:parent-style-name="Policepardéfaut" style:family="text">
      <style:text-properties style:font-size-complex="11pt"/>
    </style:style>
    <style:style style:name="T9479" style:parent-style-name="Policepardéfaut" style:family="text">
      <style:text-properties style:font-size-complex="11pt"/>
    </style:style>
    <style:style style:name="T9480" style:parent-style-name="Policepardéfaut" style:family="text">
      <style:text-properties style:font-size-complex="11pt"/>
    </style:style>
    <style:style style:name="T9481" style:parent-style-name="Policepardéfaut" style:family="text">
      <style:text-properties style:font-size-complex="11pt"/>
    </style:style>
    <style:style style:name="T9482" style:parent-style-name="Policepardéfaut" style:family="text">
      <style:text-properties style:font-size-complex="11pt"/>
    </style:style>
    <style:style style:name="T9483" style:parent-style-name="Policepardéfaut" style:family="text">
      <style:text-properties style:font-size-complex="11pt"/>
    </style:style>
    <style:style style:name="T9484" style:parent-style-name="Policepardéfaut" style:family="text">
      <style:text-properties style:font-size-complex="11pt"/>
    </style:style>
    <style:style style:name="T9485" style:parent-style-name="Policepardéfaut" style:family="text">
      <style:text-properties style:font-size-complex="11pt"/>
    </style:style>
    <style:style style:name="T9486" style:parent-style-name="Policepardéfaut" style:family="text">
      <style:text-properties style:font-size-complex="11pt"/>
    </style:style>
    <style:style style:name="T9487" style:parent-style-name="Policepardéfaut" style:family="text">
      <style:text-properties style:font-size-complex="11pt"/>
    </style:style>
    <style:style style:name="T9488" style:parent-style-name="Policepardéfaut" style:family="text">
      <style:text-properties style:font-size-complex="11pt"/>
    </style:style>
    <style:style style:name="T9489" style:parent-style-name="Policepardéfaut" style:family="text">
      <style:text-properties style:font-size-complex="11pt"/>
    </style:style>
    <style:style style:name="T9490" style:parent-style-name="Policepardéfaut" style:family="text">
      <style:text-properties style:font-size-complex="11pt"/>
    </style:style>
    <style:style style:name="T9491" style:parent-style-name="Policepardéfaut" style:family="text">
      <style:text-properties style:font-size-complex="11pt"/>
    </style:style>
    <style:style style:name="T9492" style:parent-style-name="Policepardéfaut" style:family="text">
      <style:text-properties style:font-size-complex="11pt"/>
    </style:style>
    <style:style style:name="T9493" style:parent-style-name="Policepardéfaut" style:family="text">
      <style:text-properties style:font-size-complex="11pt"/>
    </style:style>
    <style:style style:name="T9494" style:parent-style-name="Policepardéfaut" style:family="text">
      <style:text-properties style:font-size-complex="11pt"/>
    </style:style>
    <style:style style:name="T9495" style:parent-style-name="Policepardéfaut" style:family="text">
      <style:text-properties style:font-size-complex="11pt"/>
    </style:style>
    <style:style style:name="T9496" style:parent-style-name="Policepardéfaut" style:family="text">
      <style:text-properties style:font-size-complex="11pt"/>
    </style:style>
    <style:style style:name="T9497" style:parent-style-name="Policepardéfaut" style:family="text">
      <style:text-properties style:font-size-complex="11pt"/>
    </style:style>
    <style:style style:name="T9498" style:parent-style-name="Policepardéfaut" style:family="text">
      <style:text-properties style:font-size-complex="11pt"/>
    </style:style>
    <style:style style:name="T9499" style:parent-style-name="Policepardéfaut" style:family="text">
      <style:text-properties style:font-size-complex="11pt"/>
    </style:style>
    <style:style style:name="T9500" style:parent-style-name="Policepardéfaut" style:family="text">
      <style:text-properties style:font-size-complex="11pt"/>
    </style:style>
    <style:style style:name="T9501" style:parent-style-name="Policepardéfaut" style:family="text">
      <style:text-properties style:font-size-complex="11pt"/>
    </style:style>
    <style:style style:name="T9502" style:parent-style-name="Policepardéfaut" style:family="text">
      <style:text-properties style:font-size-complex="11pt"/>
    </style:style>
    <style:style style:name="T9503" style:parent-style-name="Policepardéfaut" style:family="text">
      <style:text-properties style:font-size-complex="11pt"/>
    </style:style>
    <style:style style:name="T9504" style:parent-style-name="Policepardéfaut" style:family="text">
      <style:text-properties style:font-size-complex="11pt"/>
    </style:style>
    <style:style style:name="T9505" style:parent-style-name="Policepardéfaut" style:family="text">
      <style:text-properties style:font-size-complex="11pt"/>
    </style:style>
    <style:style style:name="T9506" style:parent-style-name="Policepardéfaut" style:family="text">
      <style:text-properties style:font-size-complex="11pt"/>
    </style:style>
    <style:style style:name="T9507" style:parent-style-name="Policepardéfaut" style:family="text">
      <style:text-properties style:font-size-complex="11pt"/>
    </style:style>
    <style:style style:name="T9508" style:parent-style-name="Policepardéfaut" style:family="text">
      <style:text-properties style:font-size-complex="11pt"/>
    </style:style>
    <style:style style:name="T9509" style:parent-style-name="Policepardéfaut" style:family="text">
      <style:text-properties style:font-size-complex="11pt"/>
    </style:style>
    <style:style style:name="T9510" style:parent-style-name="Policepardéfaut" style:family="text">
      <style:text-properties style:font-size-complex="11pt"/>
    </style:style>
    <style:style style:name="T9511" style:parent-style-name="Policepardéfaut" style:family="text">
      <style:text-properties style:font-size-complex="11pt"/>
    </style:style>
    <style:style style:name="T9512" style:parent-style-name="Policepardéfaut" style:family="text">
      <style:text-properties style:font-size-complex="11pt"/>
    </style:style>
    <style:style style:name="T9513" style:parent-style-name="Policepardéfaut" style:family="text">
      <style:text-properties style:font-size-complex="11pt"/>
    </style:style>
    <style:style style:name="T9514" style:parent-style-name="Policepardéfaut" style:family="text">
      <style:text-properties style:font-size-complex="11pt"/>
    </style:style>
    <style:style style:name="T9515" style:parent-style-name="Policepardéfaut" style:family="text">
      <style:text-properties style:font-size-complex="11pt"/>
    </style:style>
    <style:style style:name="T9516" style:parent-style-name="Policepardéfaut" style:family="text">
      <style:text-properties style:font-size-complex="11pt"/>
    </style:style>
    <style:style style:name="T9517" style:parent-style-name="Policepardéfaut" style:family="text">
      <style:text-properties style:font-size-complex="11pt"/>
    </style:style>
    <style:style style:name="T9518" style:parent-style-name="Policepardéfaut" style:family="text">
      <style:text-properties style:font-size-complex="11pt"/>
    </style:style>
    <style:style style:name="T9519" style:parent-style-name="Policepardéfaut" style:family="text">
      <style:text-properties style:font-size-complex="11pt"/>
    </style:style>
    <style:style style:name="T9520" style:parent-style-name="Policepardéfaut" style:family="text">
      <style:text-properties style:font-size-complex="11pt"/>
    </style:style>
    <style:style style:name="T9521" style:parent-style-name="Policepardéfaut" style:family="text">
      <style:text-properties style:font-size-complex="11pt"/>
    </style:style>
    <style:style style:name="T9522" style:parent-style-name="Policepardéfaut" style:family="text">
      <style:text-properties style:font-size-complex="11pt"/>
    </style:style>
    <style:style style:name="T9523" style:parent-style-name="Policepardéfaut" style:family="text">
      <style:text-properties style:font-size-complex="11pt"/>
    </style:style>
    <style:style style:name="T9524" style:parent-style-name="Policepardéfaut" style:family="text">
      <style:text-properties style:font-size-complex="11pt"/>
    </style:style>
    <style:style style:name="T9525" style:parent-style-name="Policepardéfaut" style:family="text">
      <style:text-properties style:font-size-complex="11pt"/>
    </style:style>
    <style:style style:name="T9526" style:parent-style-name="Policepardéfaut" style:family="text">
      <style:text-properties style:font-size-complex="11pt"/>
    </style:style>
    <style:style style:name="T9527" style:parent-style-name="Policepardéfaut" style:family="text">
      <style:text-properties style:font-size-complex="11pt"/>
    </style:style>
    <style:style style:name="T9528" style:parent-style-name="Policepardéfaut" style:family="text">
      <style:text-properties style:font-size-complex="11pt"/>
    </style:style>
    <style:style style:name="T9529" style:parent-style-name="Policepardéfaut" style:family="text">
      <style:text-properties style:font-size-complex="11pt"/>
    </style:style>
    <style:style style:name="T9530" style:parent-style-name="Policepardéfaut" style:family="text">
      <style:text-properties style:font-size-complex="11pt"/>
    </style:style>
    <style:style style:name="T9531" style:parent-style-name="Policepardéfaut" style:family="text">
      <style:text-properties style:font-size-complex="11pt"/>
    </style:style>
    <style:style style:name="T9532" style:parent-style-name="Policepardéfaut" style:family="text">
      <style:text-properties style:font-size-complex="11pt"/>
    </style:style>
    <style:style style:name="T9533" style:parent-style-name="Policepardéfaut" style:family="text">
      <style:text-properties style:font-size-complex="11pt"/>
    </style:style>
    <style:style style:name="T9534" style:parent-style-name="Policepardéfaut" style:family="text">
      <style:text-properties style:font-size-complex="11pt"/>
    </style:style>
    <style:style style:name="T9535" style:parent-style-name="Policepardéfaut" style:family="text">
      <style:text-properties style:font-size-complex="11pt"/>
    </style:style>
    <style:style style:name="T9536" style:parent-style-name="Policepardéfaut" style:family="text">
      <style:text-properties style:font-size-complex="11pt"/>
    </style:style>
    <style:style style:name="T9537" style:parent-style-name="Policepardéfaut" style:family="text">
      <style:text-properties fo:font-style="italic" style:font-style-asian="italic" style:font-size-complex="11pt"/>
    </style:style>
    <style:style style:name="T9538" style:parent-style-name="Policepardéfaut" style:family="text">
      <style:text-properties style:font-size-complex="11pt"/>
    </style:style>
    <style:style style:name="T9539" style:parent-style-name="Policepardéfaut" style:family="text">
      <style:text-properties style:font-size-complex="11pt"/>
    </style:style>
    <style:style style:name="T9540" style:parent-style-name="Policepardéfaut" style:family="text">
      <style:text-properties style:font-size-complex="11pt"/>
    </style:style>
    <style:style style:name="T9541" style:parent-style-name="Policepardéfaut" style:family="text">
      <style:text-properties style:font-size-complex="11pt"/>
    </style:style>
    <style:style style:name="T9542" style:parent-style-name="Policepardéfaut" style:family="text">
      <style:text-properties style:font-size-complex="11pt"/>
    </style:style>
    <style:style style:name="T9543" style:parent-style-name="Policepardéfaut" style:family="text">
      <style:text-properties style:font-size-complex="11pt"/>
    </style:style>
    <style:style style:name="T9544" style:parent-style-name="Policepardéfaut" style:family="text">
      <style:text-properties style:font-size-complex="11pt"/>
    </style:style>
    <style:style style:name="T9545" style:parent-style-name="Policepardéfaut" style:family="text">
      <style:text-properties style:font-size-complex="11pt"/>
    </style:style>
    <style:style style:name="T9546" style:parent-style-name="Policepardéfaut" style:family="text">
      <style:text-properties style:font-size-complex="11pt"/>
    </style:style>
    <style:style style:name="T9547" style:parent-style-name="Policepardéfaut" style:family="text">
      <style:text-properties style:font-size-complex="11pt"/>
    </style:style>
    <style:style style:name="T9548" style:parent-style-name="Policepardéfaut" style:family="text">
      <style:text-properties style:font-size-complex="11pt"/>
    </style:style>
    <style:style style:name="T9549" style:parent-style-name="Policepardéfaut" style:family="text">
      <style:text-properties style:font-size-complex="11pt"/>
    </style:style>
    <style:style style:name="T9550" style:parent-style-name="Policepardéfaut" style:family="text">
      <style:text-properties style:font-size-complex="11pt"/>
    </style:style>
    <style:style style:name="T9551" style:parent-style-name="Policepardéfaut" style:family="text">
      <style:text-properties style:font-size-complex="11pt"/>
    </style:style>
    <style:style style:name="T9552" style:parent-style-name="Policepardéfaut" style:family="text">
      <style:text-properties style:font-size-complex="11pt"/>
    </style:style>
    <style:style style:name="T9553" style:parent-style-name="Policepardéfaut" style:family="text">
      <style:text-properties style:font-size-complex="11pt"/>
    </style:style>
    <style:style style:name="T9554" style:parent-style-name="Policepardéfaut" style:family="text">
      <style:text-properties style:font-size-complex="11pt"/>
    </style:style>
    <style:style style:name="T9555" style:parent-style-name="Policepardéfaut" style:family="text">
      <style:text-properties style:font-size-complex="11pt"/>
    </style:style>
    <style:style style:name="T9556" style:parent-style-name="Policepardéfaut" style:family="text">
      <style:text-properties style:font-size-complex="11pt"/>
    </style:style>
    <style:style style:name="T9557" style:parent-style-name="Policepardéfaut" style:family="text">
      <style:text-properties style:font-size-complex="11pt"/>
    </style:style>
    <style:style style:name="T9558" style:parent-style-name="Policepardéfaut" style:family="text">
      <style:text-properties style:font-size-complex="11pt"/>
    </style:style>
    <style:style style:name="T9559" style:parent-style-name="Policepardéfaut" style:family="text">
      <style:text-properties style:font-size-complex="11pt"/>
    </style:style>
    <style:style style:name="T9560" style:parent-style-name="Policepardéfaut" style:family="text">
      <style:text-properties style:font-size-complex="11pt"/>
    </style:style>
    <style:style style:name="T9561" style:parent-style-name="Policepardéfaut" style:family="text">
      <style:text-properties style:font-size-complex="11pt"/>
    </style:style>
    <style:style style:name="T9562" style:parent-style-name="Policepardéfaut" style:family="text">
      <style:text-properties style:font-size-complex="11pt"/>
    </style:style>
    <style:style style:name="T9563" style:parent-style-name="Policepardéfaut" style:family="text">
      <style:text-properties style:font-size-complex="11pt"/>
    </style:style>
    <style:style style:name="T9564" style:parent-style-name="Policepardéfaut" style:family="text">
      <style:text-properties style:font-size-complex="11pt"/>
    </style:style>
    <style:style style:name="T9565" style:parent-style-name="Policepardéfaut" style:family="text">
      <style:text-properties style:font-name-complex="Times New Roman" style:font-size-complex="10pt"/>
    </style:style>
    <style:style style:name="T9566" style:parent-style-name="Policepardéfaut" style:family="text">
      <style:text-properties style:font-name-complex="Times New Roman" style:font-size-complex="10pt"/>
    </style:style>
    <style:style style:name="T9567" style:parent-style-name="Policepardéfaut" style:family="text">
      <style:text-properties style:font-name-complex="Times New Roman" style:font-size-complex="10pt"/>
    </style:style>
    <style:style style:name="T9568" style:parent-style-name="Policepardéfaut" style:family="text">
      <style:text-properties style:font-name-complex="Times New Roman" style:font-size-complex="10pt"/>
    </style:style>
    <style:style style:name="T9569" style:parent-style-name="Policepardéfaut" style:family="text">
      <style:text-properties style:font-name-complex="Times New Roman" fo:font-style="italic" style:font-style-asian="italic" style:font-size-complex="10pt"/>
    </style:style>
    <style:style style:name="T9570" style:parent-style-name="Policepardéfaut" style:family="text">
      <style:text-properties style:font-name-complex="Times New Roman" style:font-size-complex="10pt"/>
    </style:style>
    <style:style style:name="T9571" style:parent-style-name="Policepardéfaut" style:family="text">
      <style:text-properties style:font-size-complex="11pt"/>
    </style:style>
    <style:style style:name="T9572" style:parent-style-name="Policepardéfaut" style:family="text">
      <style:text-properties style:font-size-complex="11pt"/>
    </style:style>
    <style:style style:name="T9573" style:parent-style-name="Policepardéfaut" style:family="text">
      <style:text-properties style:font-size-complex="11pt"/>
    </style:style>
    <style:style style:name="T9574" style:parent-style-name="Policepardéfaut" style:family="text">
      <style:text-properties style:font-size-complex="11pt"/>
    </style:style>
    <style:style style:name="T9575" style:parent-style-name="Policepardéfaut" style:family="text">
      <style:text-properties style:font-size-complex="11pt"/>
    </style:style>
    <style:style style:name="T9576" style:parent-style-name="Policepardéfaut" style:family="text">
      <style:text-properties style:font-size-complex="11pt"/>
    </style:style>
    <style:style style:name="T9577" style:parent-style-name="Policepardéfaut" style:family="text">
      <style:text-properties style:font-size-complex="11pt"/>
    </style:style>
    <style:style style:name="T9578" style:parent-style-name="Policepardéfaut" style:family="text">
      <style:text-properties style:font-size-complex="11pt"/>
    </style:style>
    <style:style style:name="T9579" style:parent-style-name="Policepardéfaut" style:family="text">
      <style:text-properties style:font-size-complex="11pt"/>
    </style:style>
    <style:style style:name="T9580" style:parent-style-name="Policepardéfaut" style:family="text">
      <style:text-properties style:font-size-complex="11pt"/>
    </style:style>
    <style:style style:name="T9581" style:parent-style-name="Policepardéfaut" style:family="text">
      <style:text-properties style:font-size-complex="11pt"/>
    </style:style>
    <style:style style:name="T9582" style:parent-style-name="Policepardéfaut" style:family="text">
      <style:text-properties style:font-size-complex="11pt"/>
    </style:style>
    <style:style style:name="T9583" style:parent-style-name="Policepardéfaut" style:family="text">
      <style:text-properties style:font-size-complex="11pt"/>
    </style:style>
    <style:style style:name="T9584" style:parent-style-name="Policepardéfaut" style:family="text">
      <style:text-properties style:font-size-complex="11pt"/>
    </style:style>
    <style:style style:name="T9585" style:parent-style-name="Policepardéfaut" style:family="text">
      <style:text-properties style:font-size-complex="11pt"/>
    </style:style>
    <style:style style:name="T9586" style:parent-style-name="Policepardéfaut" style:family="text">
      <style:text-properties style:font-size-complex="11pt"/>
    </style:style>
    <style:style style:name="T9587" style:parent-style-name="Policepardéfaut" style:family="text">
      <style:text-properties style:font-size-complex="11pt"/>
    </style:style>
    <style:style style:name="T9588" style:parent-style-name="Policepardéfaut" style:family="text">
      <style:text-properties style:font-size-complex="11pt"/>
    </style:style>
    <style:style style:name="T9589" style:parent-style-name="Policepardéfaut" style:family="text">
      <style:text-properties style:font-size-complex="11pt"/>
    </style:style>
    <style:style style:name="T9590" style:parent-style-name="Policepardéfaut" style:family="text">
      <style:text-properties style:font-size-complex="11pt"/>
    </style:style>
    <style:style style:name="T9591" style:parent-style-name="Policepardéfaut" style:family="text">
      <style:text-properties style:font-size-complex="11pt"/>
    </style:style>
    <style:style style:name="T9592" style:parent-style-name="Policepardéfaut" style:family="text">
      <style:text-properties style:font-size-complex="11pt"/>
    </style:style>
    <style:style style:name="T9593" style:parent-style-name="Policepardéfaut" style:family="text">
      <style:text-properties style:font-size-complex="11pt"/>
    </style:style>
    <style:style style:name="T9594" style:parent-style-name="Policepardéfaut" style:family="text">
      <style:text-properties style:font-size-complex="11pt"/>
    </style:style>
    <style:style style:name="T9595" style:parent-style-name="Policepardéfaut" style:family="text">
      <style:text-properties style:font-size-complex="11pt"/>
    </style:style>
    <style:style style:name="T9596" style:parent-style-name="Policepardéfaut" style:family="text">
      <style:text-properties style:font-size-complex="11pt"/>
    </style:style>
    <style:style style:name="T9597" style:parent-style-name="Policepardéfaut" style:family="text">
      <style:text-properties style:font-size-complex="11pt"/>
    </style:style>
    <style:style style:name="T9598" style:parent-style-name="Policepardéfaut" style:family="text">
      <style:text-properties style:font-size-complex="11pt"/>
    </style:style>
    <style:style style:name="T9599" style:parent-style-name="Policepardéfaut" style:family="text">
      <style:text-properties style:font-size-complex="11pt"/>
    </style:style>
    <style:style style:name="T9600" style:parent-style-name="Policepardéfaut" style:family="text">
      <style:text-properties style:font-size-complex="11pt"/>
    </style:style>
    <style:style style:name="T9601" style:parent-style-name="Policepardéfaut" style:family="text">
      <style:text-properties style:font-size-complex="11pt"/>
    </style:style>
    <style:style style:name="T9602" style:parent-style-name="Policepardéfaut" style:family="text">
      <style:text-properties style:font-size-complex="11pt"/>
    </style:style>
    <style:style style:name="T9603" style:parent-style-name="Policepardéfaut" style:family="text">
      <style:text-properties style:font-size-complex="11pt"/>
    </style:style>
    <style:style style:name="T9604" style:parent-style-name="Policepardéfaut" style:family="text">
      <style:text-properties style:font-size-complex="11pt"/>
    </style:style>
    <style:style style:name="T9605" style:parent-style-name="Policepardéfaut" style:family="text">
      <style:text-properties style:font-size-complex="11pt"/>
    </style:style>
    <style:style style:name="T9606" style:parent-style-name="Policepardéfaut" style:family="text">
      <style:text-properties style:font-size-complex="11pt"/>
    </style:style>
    <style:style style:name="T9607" style:parent-style-name="Policepardéfaut" style:family="text">
      <style:text-properties style:font-size-complex="11pt"/>
    </style:style>
    <style:style style:name="T9608" style:parent-style-name="Policepardéfaut" style:family="text">
      <style:text-properties style:font-size-complex="11pt"/>
    </style:style>
    <style:style style:name="T9609" style:parent-style-name="Policepardéfaut" style:family="text">
      <style:text-properties style:font-size-complex="11pt"/>
    </style:style>
    <style:style style:name="T9610" style:parent-style-name="Policepardéfaut" style:family="text">
      <style:text-properties style:font-size-complex="11pt"/>
    </style:style>
    <style:style style:name="T9611" style:parent-style-name="pb" style:family="text">
      <style:text-properties style:font-size-complex="11pt"/>
    </style:style>
    <style:style style:name="T9612" style:parent-style-name="pb" style:family="text">
      <style:text-properties style:font-size-complex="11pt"/>
    </style:style>
    <style:style style:name="T9613" style:parent-style-name="pb" style:family="text">
      <style:text-properties style:font-size-complex="11pt"/>
    </style:style>
    <style:style style:name="T9614" style:parent-style-name="pb" style:family="text">
      <style:text-properties style:text-position="0% 100%"/>
    </style:style>
    <style:style style:name="T9615" style:parent-style-name="Policepardéfaut" style:family="text">
      <style:text-properties fo:font-style="italic" style:font-style-asian="italic"/>
    </style:style>
    <style:style style:name="T9616" style:parent-style-name="Policepardéfaut" style:family="text">
      <style:text-properties fo:font-style="italic" style:font-style-asian="italic"/>
    </style:style>
    <style:style style:name="T9617" style:parent-style-name="Policepardéfaut" style:family="text">
      <style:text-properties fo:font-style="italic" style:font-style-asian="italic"/>
    </style:style>
    <style:style style:name="T9618" style:parent-style-name="Policepardéfaut" style:family="text">
      <style:text-properties fo:font-style="italic" style:font-style-asian="italic"/>
    </style:style>
    <style:style style:name="T9619" style:parent-style-name="Policepardéfaut" style:family="text">
      <style:text-properties fo:font-style="italic" style:font-style-asian="italic"/>
    </style:style>
    <style:style style:name="T9620" style:parent-style-name="Policepardéfaut" style:family="text">
      <style:text-properties fo:font-style="italic" style:font-style-asian="italic"/>
    </style:style>
    <style:style style:name="T9621" style:parent-style-name="Policepardéfaut" style:family="text">
      <style:text-properties fo:font-style="italic" style:font-style-asian="italic"/>
    </style:style>
    <style:style style:name="T9622" style:parent-style-name="Policepardéfaut" style:family="text">
      <style:text-properties fo:font-style="italic" style:font-style-asian="italic"/>
    </style:style>
    <style:style style:name="T9623" style:parent-style-name="Policepardéfaut" style:family="text">
      <style:text-properties fo:font-style="italic" style:font-style-asian="italic"/>
    </style:style>
    <style:style style:name="T9624" style:parent-style-name="Policepardéfaut" style:family="text">
      <style:text-properties fo:font-style="italic" style:font-style-asian="italic"/>
    </style:style>
    <style:style style:name="T9625" style:parent-style-name="Policepardéfaut" style:family="text">
      <style:text-properties fo:font-style="italic" style:font-style-asian="italic"/>
    </style:style>
    <style:style style:name="T9626" style:parent-style-name="Policepardéfaut" style:family="text">
      <style:text-properties fo:font-style="italic" style:font-style-asian="italic"/>
    </style:style>
    <style:style style:name="T9627" style:parent-style-name="Policepardéfaut" style:family="text">
      <style:text-properties fo:font-style="italic" style:font-style-asian="italic"/>
    </style:style>
    <style:style style:name="T9628" style:parent-style-name="Policepardéfaut" style:family="text">
      <style:text-properties fo:font-style="italic" style:font-style-asian="italic"/>
    </style:style>
    <style:style style:name="T9629" style:parent-style-name="Policepardéfaut" style:family="text">
      <style:text-properties fo:font-style="italic" style:font-style-asian="italic"/>
    </style:style>
    <style:style style:name="T9630" style:parent-style-name="Policepardéfaut" style:family="text">
      <style:text-properties fo:font-style="italic" style:font-style-asian="italic"/>
    </style:style>
    <style:style style:name="T9631" style:parent-style-name="Policepardéfaut" style:family="text">
      <style:text-properties fo:font-style="italic" style:font-style-asian="italic"/>
    </style:style>
    <style:style style:name="T9632" style:parent-style-name="Policepardéfaut" style:family="text">
      <style:text-properties fo:font-style="italic" style:font-style-asian="italic"/>
    </style:style>
    <style:style style:name="T9633" style:parent-style-name="Policepardéfaut" style:family="text">
      <style:text-properties fo:font-style="italic" style:font-style-asian="italic"/>
    </style:style>
    <style:style style:name="T9634" style:parent-style-name="Appelnotedebasdep." style:family="text">
      <style:text-properties style:font-size-complex="11pt"/>
    </style:style>
    <style:style style:name="T9635" style:parent-style-name="Policepardéfaut" style:family="text">
      <style:text-properties fo:font-style="italic" style:font-style-asian="italic"/>
    </style:style>
    <style:style style:name="T9636" style:parent-style-name="quote.c" style:family="text">
      <style:text-properties fo:font-style="italic" style:font-style-asian="italic"/>
    </style:style>
    <style:style style:name="T9637" style:parent-style-name="quote.c" style:family="text">
      <style:text-properties fo:font-style="italic" style:font-style-asian="italic"/>
    </style:style>
    <style:style style:name="T9638" style:parent-style-name="quote.c" style:family="text">
      <style:text-properties fo:font-style="italic" style:font-style-asian="italic"/>
    </style:style>
    <style:style style:name="T9639" style:parent-style-name="quote.c" style:family="text">
      <style:text-properties fo:font-style="italic" style:font-style-asian="italic"/>
    </style:style>
    <style:style style:name="T9640" style:parent-style-name="quote.c" style:family="text">
      <style:text-properties fo:font-style="italic" style:font-style-asian="italic"/>
    </style:style>
    <style:style style:name="T9641" style:parent-style-name="quote.c" style:family="text">
      <style:text-properties fo:font-style="italic" style:font-style-asian="italic"/>
    </style:style>
    <style:style style:name="T9642" style:parent-style-name="Policepardéfaut" style:family="text">
      <style:text-properties style:font-name-complex="Times New Roman"/>
    </style:style>
    <style:style style:name="T9643" style:parent-style-name="Policepardéfaut" style:family="text">
      <style:text-properties style:font-name-complex="Times New Roman"/>
    </style:style>
    <style:style style:name="T9644" style:parent-style-name="Policepardéfaut" style:family="text">
      <style:text-properties style:font-name-complex="Times New Roman"/>
    </style:style>
    <style:style style:name="T9645" style:parent-style-name="Policepardéfaut" style:family="text">
      <style:text-properties style:font-name-complex="Times New Roman"/>
    </style:style>
    <style:style style:name="T9646" style:parent-style-name="Policepardéfaut" style:family="text">
      <style:text-properties style:font-name-complex="Times New Roman"/>
    </style:style>
    <style:style style:name="T9647" style:parent-style-name="Policepardéfaut" style:family="text">
      <style:text-properties style:font-name-complex="Times New Roman"/>
    </style:style>
    <style:style style:name="T9648" style:parent-style-name="Policepardéfaut" style:family="text">
      <style:text-properties style:font-name-complex="Times New Roman"/>
    </style:style>
    <style:style style:name="T9649" style:parent-style-name="Policepardéfaut" style:family="text">
      <style:text-properties style:font-name-complex="Times New Roman"/>
    </style:style>
    <style:style style:name="T9650" style:parent-style-name="Policepardéfaut" style:family="text">
      <style:text-properties style:font-name-complex="Times New Roman"/>
    </style:style>
    <style:style style:name="T9651" style:parent-style-name="Policepardéfaut" style:family="text">
      <style:text-properties style:font-name-complex="Times New Roman"/>
    </style:style>
    <style:style style:name="T9652" style:parent-style-name="Policepardéfaut" style:family="text">
      <style:text-properties style:font-name-complex="Times New Roman"/>
    </style:style>
    <style:style style:name="T9653" style:parent-style-name="Policepardéfaut" style:family="text">
      <style:text-properties style:font-name-complex="Times New Roman"/>
    </style:style>
    <style:style style:name="T9654" style:parent-style-name="Policepardéfaut" style:family="text">
      <style:text-properties style:font-name-complex="Times New Roman"/>
    </style:style>
    <style:style style:name="T9655" style:parent-style-name="Policepardéfaut" style:family="text">
      <style:text-properties style:font-name-complex="Times New Roman"/>
    </style:style>
    <style:style style:name="T9656" style:parent-style-name="Policepardéfaut" style:family="text">
      <style:text-properties style:font-name-complex="Times New Roman"/>
    </style:style>
    <style:style style:name="T9657" style:parent-style-name="Policepardéfaut" style:family="text">
      <style:text-properties style:font-name-complex="Times New Roman"/>
    </style:style>
    <style:style style:name="T9658" style:parent-style-name="Policepardéfaut" style:family="text">
      <style:text-properties style:font-name-complex="Times New Roman"/>
    </style:style>
    <style:style style:name="T9659" style:parent-style-name="Policepardéfaut" style:family="text">
      <style:text-properties style:font-name-complex="Times New Roman"/>
    </style:style>
    <style:style style:name="T9660" style:parent-style-name="Policepardéfaut" style:family="text">
      <style:text-properties style:font-name-complex="Times New Roman"/>
    </style:style>
    <style:style style:name="T9661" style:parent-style-name="Policepardéfaut" style:family="text">
      <style:text-properties style:font-name-complex="Times New Roman"/>
    </style:style>
    <style:style style:name="T9662" style:parent-style-name="Policepardéfaut" style:family="text">
      <style:text-properties style:font-name-complex="Times New Roman"/>
    </style:style>
    <style:style style:name="T9663" style:parent-style-name="Policepardéfaut" style:family="text">
      <style:text-properties style:font-name-complex="Times New Roman"/>
    </style:style>
    <style:style style:name="T9664" style:parent-style-name="Policepardéfaut" style:family="text">
      <style:text-properties style:font-name-complex="Times New Roman" fo:font-style="italic" style:font-style-asian="italic"/>
    </style:style>
    <style:style style:name="T9665" style:parent-style-name="Policepardéfaut" style:family="text">
      <style:text-properties style:font-name-complex="Times New Roman" fo:font-style="italic" style:font-style-asian="italic"/>
    </style:style>
    <style:style style:name="T9666" style:parent-style-name="Policepardéfaut" style:family="text">
      <style:text-properties style:font-name-complex="Times New Roman" fo:font-style="italic" style:font-style-asian="italic"/>
    </style:style>
    <style:style style:name="T9667" style:parent-style-name="Policepardéfaut" style:family="text">
      <style:text-properties style:font-name-complex="Times New Roman" fo:font-style="italic" style:font-style-asian="italic"/>
    </style:style>
    <style:style style:name="T9668" style:parent-style-name="Policepardéfaut" style:family="text">
      <style:text-properties style:font-name-complex="Times New Roman" fo:font-style="italic" style:font-style-asian="italic"/>
    </style:style>
    <style:style style:name="T9669" style:parent-style-name="Policepardéfaut" style:family="text">
      <style:text-properties style:font-name-complex="Times New Roman" fo:font-style="italic" style:font-style-asian="italic"/>
    </style:style>
    <style:style style:name="T9670" style:parent-style-name="Policepardéfaut" style:family="text">
      <style:text-properties style:font-name-complex="Times New Roman" fo:font-style="italic" style:font-style-asian="italic"/>
    </style:style>
    <style:style style:name="T9671" style:parent-style-name="Policepardéfaut" style:family="text">
      <style:text-properties style:font-name-complex="Times New Roman" fo:font-style="italic" style:font-style-asian="italic"/>
    </style:style>
    <style:style style:name="T9672" style:parent-style-name="Policepardéfaut" style:family="text">
      <style:text-properties style:font-name-complex="Times New Roman" fo:font-style="italic" style:font-style-asian="italic"/>
    </style:style>
    <style:style style:name="T9673" style:parent-style-name="Policepardéfaut" style:family="text">
      <style:text-properties style:font-name-complex="Times New Roman" fo:font-style="italic" style:font-style-asian="italic"/>
    </style:style>
    <style:style style:name="T9674" style:parent-style-name="Policepardéfaut" style:family="text">
      <style:text-properties style:font-name-complex="Times New Roman" fo:font-style="italic" style:font-style-asian="italic"/>
    </style:style>
    <style:style style:name="T9675" style:parent-style-name="Policepardéfaut" style:family="text">
      <style:text-properties style:font-name-complex="Times New Roman" fo:font-style="italic" style:font-style-asian="italic"/>
    </style:style>
    <style:style style:name="T9676" style:parent-style-name="Policepardéfaut" style:family="text">
      <style:text-properties style:font-name-complex="Times New Roman" fo:font-style="italic" style:font-style-asian="italic"/>
    </style:style>
    <style:style style:name="T9677" style:parent-style-name="Policepardéfaut" style:family="text">
      <style:text-properties style:font-name-complex="Times New Roman" fo:font-style="italic" style:font-style-asian="italic"/>
    </style:style>
    <style:style style:name="T9678" style:parent-style-name="Policepardéfaut" style:family="text">
      <style:text-properties style:font-name-complex="Times New Roman" fo:font-style="italic" style:font-style-asian="italic"/>
    </style:style>
    <style:style style:name="T9679" style:parent-style-name="Policepardéfaut" style:family="text">
      <style:text-properties style:font-name-complex="Times New Roman" fo:font-style="italic" style:font-style-asian="italic"/>
    </style:style>
    <style:style style:name="T9680" style:parent-style-name="Policepardéfaut" style:family="text">
      <style:text-properties style:font-name-complex="Times New Roman" fo:font-style="italic" style:font-style-asian="italic"/>
    </style:style>
    <style:style style:name="T9681" style:parent-style-name="Policepardéfaut" style:family="text">
      <style:text-properties style:font-name-complex="Times New Roman" fo:font-style="italic" style:font-style-asian="italic"/>
    </style:style>
    <style:style style:name="T9682" style:parent-style-name="Policepardéfaut" style:family="text">
      <style:text-properties style:font-name-complex="Times New Roman" fo:font-style="italic" style:font-style-asian="italic"/>
    </style:style>
    <style:style style:name="T9683" style:parent-style-name="Policepardéfaut" style:family="text">
      <style:text-properties style:font-name-complex="Times New Roman" fo:font-style="italic" style:font-style-asian="italic"/>
    </style:style>
    <style:style style:name="T9684" style:parent-style-name="Policepardéfaut" style:family="text">
      <style:text-properties style:font-name-complex="Times New Roman" fo:font-style="italic" style:font-style-asian="italic"/>
    </style:style>
    <style:style style:name="T9685" style:parent-style-name="Policepardéfaut" style:family="text">
      <style:text-properties style:font-name-complex="Times New Roman" fo:font-style="italic" style:font-style-asian="italic"/>
    </style:style>
    <style:style style:name="T9686" style:parent-style-name="Policepardéfaut" style:family="text">
      <style:text-properties style:font-name-complex="Times New Roman" fo:font-style="italic" style:font-style-asian="italic"/>
    </style:style>
    <style:style style:name="T9687" style:parent-style-name="Policepardéfaut" style:family="text">
      <style:text-properties style:font-name-complex="Times New Roman" fo:font-style="italic" style:font-style-asian="italic"/>
    </style:style>
    <style:style style:name="T9688" style:parent-style-name="Policepardéfaut" style:family="text">
      <style:text-properties style:font-name-complex="Times New Roman" fo:font-style="italic" style:font-style-asian="italic" fo:font-variant="small-caps"/>
    </style:style>
    <style:style style:name="T9689" style:parent-style-name="Policepardéfaut" style:family="text">
      <style:text-properties style:font-name-complex="Times New Roman" fo:font-style="italic" style:font-style-asian="italic" fo:font-variant="small-caps"/>
    </style:style>
    <style:style style:name="T9690" style:parent-style-name="Policepardéfaut" style:family="text">
      <style:text-properties style:font-name-complex="Times New Roman" fo:font-style="italic" style:font-style-asian="italic" fo:font-variant="small-caps"/>
    </style:style>
    <style:style style:name="T9691" style:parent-style-name="Policepardéfaut" style:family="text">
      <style:text-properties style:font-name-complex="Times New Roman" fo:font-style="italic" style:font-style-asian="italic" fo:font-variant="small-caps"/>
    </style:style>
    <style:style style:name="T9692" style:parent-style-name="Policepardéfaut" style:family="text">
      <style:text-properties style:font-name-complex="Times New Roman" fo:font-style="italic" style:font-style-asian="italic" fo:font-variant="small-caps"/>
    </style:style>
    <style:style style:name="T9693" style:parent-style-name="Policepardéfaut" style:family="text">
      <style:text-properties style:font-name-complex="Times New Roman" fo:font-style="italic" style:font-style-asian="italic" fo:font-variant="small-caps"/>
    </style:style>
    <style:style style:name="T9694" style:parent-style-name="Policepardéfaut" style:family="text">
      <style:text-properties style:font-name-complex="Times New Roman" fo:font-style="italic" style:font-style-asian="italic" fo:font-variant="small-caps"/>
    </style:style>
    <style:style style:name="T9695" style:parent-style-name="Policepardéfaut" style:family="text">
      <style:text-properties style:font-name-complex="Times New Roman"/>
    </style:style>
    <style:style style:name="T9696" style:parent-style-name="Appelnotedebasdep." style:family="text">
      <style:text-properties style:font-size-complex="11pt"/>
    </style:style>
    <style:style style:name="T9697" style:parent-style-name="Policepardéfaut" style:family="text">
      <style:text-properties fo:font-style="italic" style:font-style-asian="italic"/>
    </style:style>
    <style:style style:name="T9698" style:parent-style-name="Policepardéfaut" style:family="text">
      <style:text-properties fo:font-style="italic" style:font-style-asian="italic"/>
    </style:style>
    <style:style style:name="T9699" style:parent-style-name="pb" style:family="text">
      <style:text-properties style:text-position="0% 100%"/>
    </style:style>
    <style:style style:name="T9700" style:parent-style-name="pb" style:family="text">
      <style:text-properties style:text-position="0% 100%"/>
    </style:style>
    <style:style style:name="T9701" style:parent-style-name="Policepardéfaut" style:family="text">
      <style:text-properties fo:font-style="italic" style:font-style-asian="italic"/>
    </style:style>
    <style:style style:name="T9702" style:parent-style-name="Policepardéfaut" style:family="text">
      <style:text-properties fo:font-style="italic" style:font-style-asian="italic"/>
    </style:style>
    <style:style style:name="T9703" style:parent-style-name="Policepardéfaut" style:family="text">
      <style:text-properties fo:font-style="italic" style:font-style-asian="italic"/>
    </style:style>
    <style:style style:name="T9704" style:parent-style-name="Policepardéfaut" style:family="text">
      <style:text-properties fo:font-style="italic" style:font-style-asian="italic"/>
    </style:style>
    <style:style style:name="T9705" style:parent-style-name="Policepardéfaut" style:family="text">
      <style:text-properties fo:font-style="italic" style:font-style-asian="italic"/>
    </style:style>
    <style:style style:name="T9706" style:parent-style-name="Policepardéfaut" style:family="text">
      <style:text-properties fo:font-style="italic" style:font-style-asian="italic"/>
    </style:style>
    <style:style style:name="T9707" style:parent-style-name="Policepardéfaut" style:family="text">
      <style:text-properties fo:font-style="italic" style:font-style-asian="italic"/>
    </style:style>
    <style:style style:name="T9708" style:parent-style-name="quote.c" style:family="text">
      <style:text-properties fo:font-style="italic" style:font-style-asian="italic"/>
    </style:style>
    <style:style style:name="T9709" style:parent-style-name="Policepardéfaut" style:family="text">
      <style:text-properties fo:font-style="italic" style:font-style-asian="italic"/>
    </style:style>
    <style:style style:name="P9710" style:parent-style-name="Corpsdetexte" style:family="paragraph">
      <style:paragraph-properties fo:text-indent="0.1666in"/>
      <style:text-properties style:font-name-complex="Times New Roman"/>
    </style:style>
    <style:style style:name="P9711" style:parent-style-name="label" style:family="paragraph">
      <style:text-properties fo:font-style="italic" style:font-style-asian="italic" fo:font-variant="normal"/>
    </style:style>
    <style:style style:name="T9712" style:parent-style-name="Policepardéfaut" style:family="text">
      <style:text-properties fo:font-style="italic" style:font-style-asian="italic"/>
    </style:style>
    <style:style style:name="T9713" style:parent-style-name="Policepardéfaut" style:family="text">
      <style:text-properties style:font-size-complex="13pt"/>
    </style:style>
    <style:style style:name="T9714" style:parent-style-name="pb" style:family="text">
      <style:text-properties style:text-position="0% 100%"/>
    </style:style>
    <style:style style:name="T9715" style:parent-style-name="Policepardéfaut" style:family="text">
      <style:text-properties fo:font-style="italic" style:font-style-asian="italic"/>
    </style:style>
    <style:style style:name="T9716" style:parent-style-name="pb" style:family="text">
      <style:text-properties style:text-position="0% 100%"/>
    </style:style>
    <style:style style:name="T9717" style:parent-style-name="Policepardéfaut" style:family="text">
      <style:text-properties style:font-size-complex="11pt"/>
    </style:style>
    <style:style style:name="T9718" style:parent-style-name="Policepardéfaut" style:family="text">
      <style:text-properties fo:font-style="italic" style:font-style-asian="italic" style:font-size-complex="11pt"/>
    </style:style>
    <style:style style:name="T9719" style:parent-style-name="Policepardéfaut" style:family="text">
      <style:text-properties fo:font-style="italic" style:font-style-asian="italic" style:font-size-complex="11pt"/>
    </style:style>
    <style:style style:name="T9720" style:parent-style-name="Policepardéfaut" style:family="text">
      <style:text-properties fo:font-style="italic" style:font-style-asian="italic" style:font-size-complex="11pt"/>
    </style:style>
    <style:style style:name="T9721" style:parent-style-name="Policepardéfaut" style:family="text">
      <style:text-properties style:font-size-complex="11pt"/>
    </style:style>
    <style:style style:name="T9722" style:parent-style-name="Policepardéfaut" style:family="text">
      <style:text-properties style:font-size-complex="11pt"/>
    </style:style>
    <style:style style:name="T9723" style:parent-style-name="Policepardéfaut" style:family="text">
      <style:text-properties style:font-size-complex="11pt"/>
    </style:style>
    <style:style style:name="T9724" style:parent-style-name="Policepardéfaut" style:family="text">
      <style:text-properties style:font-size-complex="11pt"/>
    </style:style>
    <style:style style:name="T9725" style:parent-style-name="Policepardéfaut" style:family="text">
      <style:text-properties style:font-size-complex="11pt"/>
    </style:style>
    <style:style style:name="T9726" style:parent-style-name="Policepardéfaut" style:family="text">
      <style:text-properties style:font-size-complex="11pt"/>
    </style:style>
    <style:style style:name="T9727" style:parent-style-name="Policepardéfaut" style:family="text">
      <style:text-properties style:font-size-complex="11pt"/>
    </style:style>
    <style:style style:name="T9728" style:parent-style-name="Policepardéfaut" style:family="text">
      <style:text-properties style:font-size-complex="11pt"/>
    </style:style>
    <style:style style:name="T9729" style:parent-style-name="Policepardéfaut" style:family="text">
      <style:text-properties style:font-size-complex="11pt"/>
    </style:style>
    <style:style style:name="T9730" style:parent-style-name="Policepardéfaut" style:family="text">
      <style:text-properties style:font-size-complex="11pt"/>
    </style:style>
    <style:style style:name="T9731" style:parent-style-name="Policepardéfaut" style:family="text">
      <style:text-properties style:font-size-complex="11pt"/>
    </style:style>
    <style:style style:name="T9732" style:parent-style-name="Policepardéfaut" style:family="text">
      <style:text-properties style:font-size-complex="11pt"/>
    </style:style>
    <style:style style:name="T9733" style:parent-style-name="Policepardéfaut" style:family="text">
      <style:text-properties style:font-size-complex="11pt"/>
    </style:style>
    <style:style style:name="T9734" style:parent-style-name="Policepardéfaut" style:family="text">
      <style:text-properties style:font-size-complex="11pt"/>
    </style:style>
    <style:style style:name="T9735" style:parent-style-name="Policepardéfaut" style:family="text">
      <style:text-properties style:font-size-complex="11pt"/>
    </style:style>
    <style:style style:name="T9736" style:parent-style-name="Policepardéfaut" style:family="text">
      <style:text-properties style:font-size-complex="11pt"/>
    </style:style>
    <style:style style:name="T9737" style:parent-style-name="Policepardéfaut" style:family="text">
      <style:text-properties style:font-size-complex="11pt"/>
    </style:style>
    <style:style style:name="T9738" style:parent-style-name="Policepardéfaut" style:family="text">
      <style:text-properties style:font-size-complex="11pt"/>
    </style:style>
    <style:style style:name="T9739" style:parent-style-name="Policepardéfaut" style:family="text">
      <style:text-properties style:font-size-complex="11pt"/>
    </style:style>
    <style:style style:name="T9740" style:parent-style-name="Policepardéfaut" style:family="text">
      <style:text-properties style:font-size-complex="11pt"/>
    </style:style>
    <style:style style:name="T9741" style:parent-style-name="Policepardéfaut" style:family="text">
      <style:text-properties style:font-size-complex="11pt"/>
    </style:style>
    <style:style style:name="T9742" style:parent-style-name="Policepardéfaut" style:family="text">
      <style:text-properties style:font-size-complex="11pt"/>
    </style:style>
    <style:style style:name="T9743" style:parent-style-name="Policepardéfaut" style:family="text">
      <style:text-properties style:font-size-complex="11pt"/>
    </style:style>
    <style:style style:name="T9744" style:parent-style-name="Policepardéfaut" style:family="text">
      <style:text-properties style:font-size-complex="11pt"/>
    </style:style>
    <style:style style:name="T9745" style:parent-style-name="Policepardéfaut" style:family="text">
      <style:text-properties style:font-size-complex="11pt"/>
    </style:style>
    <style:style style:name="T9746" style:parent-style-name="Policepardéfaut" style:family="text">
      <style:text-properties style:font-size-complex="11pt"/>
    </style:style>
    <style:style style:name="T9747" style:parent-style-name="Policepardéfaut" style:family="text">
      <style:text-properties style:font-size-complex="11pt"/>
    </style:style>
    <style:style style:name="T9748" style:parent-style-name="Policepardéfaut" style:family="text">
      <style:text-properties style:font-size-complex="11pt"/>
    </style:style>
    <style:style style:name="T9749" style:parent-style-name="Policepardéfaut" style:family="text">
      <style:text-properties style:font-size-complex="11pt"/>
    </style:style>
    <style:style style:name="T9750" style:parent-style-name="Policepardéfaut" style:family="text">
      <style:text-properties style:font-size-complex="11pt"/>
    </style:style>
    <style:style style:name="T9751" style:parent-style-name="Policepardéfaut" style:family="text">
      <style:text-properties fo:font-style="italic" style:font-style-asian="italic"/>
    </style:style>
    <style:style style:name="T9752" style:parent-style-name="Policepardéfaut" style:family="text">
      <style:text-properties fo:font-style="italic" style:font-style-asian="italic"/>
    </style:style>
    <style:style style:name="T9753" style:parent-style-name="Policepardéfaut" style:family="text">
      <style:text-properties style:font-size-complex="11pt"/>
    </style:style>
    <style:style style:name="T9754" style:parent-style-name="Policepardéfaut" style:family="text">
      <style:text-properties style:font-size-complex="11pt"/>
    </style:style>
    <style:style style:name="T9755" style:parent-style-name="Policepardéfaut" style:family="text">
      <style:text-properties style:font-size-complex="11pt"/>
    </style:style>
    <style:style style:name="T9756" style:parent-style-name="Policepardéfaut" style:family="text">
      <style:text-properties style:font-size-complex="11pt"/>
    </style:style>
    <style:style style:name="T9757" style:parent-style-name="Policepardéfaut" style:family="text">
      <style:text-properties fo:font-style="italic" style:font-style-asian="italic" style:font-size-complex="11pt"/>
    </style:style>
    <style:style style:name="T9758" style:parent-style-name="Policepardéfaut" style:family="text">
      <style:text-properties fo:font-style="italic" style:font-style-asian="italic" style:font-size-complex="11pt"/>
    </style:style>
    <style:style style:name="T9759" style:parent-style-name="Policepardéfaut" style:family="text">
      <style:text-properties fo:font-style="italic" style:font-style-asian="italic" style:font-size-complex="11pt"/>
    </style:style>
    <style:style style:name="T9760" style:parent-style-name="Policepardéfaut" style:family="text">
      <style:text-properties fo:font-style="italic" style:font-style-asian="italic" style:font-size-complex="11pt"/>
    </style:style>
    <style:style style:name="T9761" style:parent-style-name="Policepardéfaut" style:family="text">
      <style:text-properties fo:font-style="italic" style:font-style-asian="italic" style:font-size-complex="11pt"/>
    </style:style>
    <style:style style:name="T9762" style:parent-style-name="Policepardéfaut" style:family="text">
      <style:text-properties fo:font-style="italic" style:font-style-asian="italic" style:font-size-complex="11pt"/>
    </style:style>
    <style:style style:name="T9763" style:parent-style-name="Policepardéfaut" style:family="text">
      <style:text-properties fo:font-style="italic" style:font-style-asian="italic" style:font-size-complex="11pt"/>
    </style:style>
    <style:style style:name="T9764" style:parent-style-name="Policepardéfaut" style:family="text">
      <style:text-properties fo:font-style="italic" style:font-style-asian="italic" style:font-size-complex="11pt"/>
    </style:style>
    <style:style style:name="T9765" style:parent-style-name="Policepardéfaut" style:family="text">
      <style:text-properties fo:font-style="italic" style:font-style-asian="italic" style:font-size-complex="11pt"/>
    </style:style>
    <style:style style:name="T9766" style:parent-style-name="Policepardéfaut" style:family="text">
      <style:text-properties fo:font-style="italic" style:font-style-asian="italic" style:font-size-complex="11pt"/>
    </style:style>
    <style:style style:name="T9767" style:parent-style-name="Policepardéfaut" style:family="text">
      <style:text-properties fo:font-style="italic" style:font-style-asian="italic" style:font-size-complex="11pt"/>
    </style:style>
    <style:style style:name="T9768" style:parent-style-name="Policepardéfaut" style:family="text">
      <style:text-properties fo:font-style="italic" style:font-style-asian="italic" style:font-size-complex="11pt"/>
    </style:style>
    <style:style style:name="T9769" style:parent-style-name="Policepardéfaut" style:family="text">
      <style:text-properties fo:font-style="italic" style:font-style-asian="italic" style:font-size-complex="11pt"/>
    </style:style>
    <style:style style:name="T9770" style:parent-style-name="Policepardéfaut" style:family="text">
      <style:text-properties fo:font-style="italic" style:font-style-asian="italic" style:font-size-complex="11pt"/>
    </style:style>
    <style:style style:name="T9771" style:parent-style-name="Policepardéfaut" style:family="text">
      <style:text-properties fo:font-style="italic" style:font-style-asian="italic" style:font-size-complex="11pt"/>
    </style:style>
    <style:style style:name="T9772" style:parent-style-name="Policepardéfaut" style:family="text">
      <style:text-properties fo:font-style="italic" style:font-style-asian="italic" style:font-size-complex="11pt"/>
    </style:style>
    <style:style style:name="T9773" style:parent-style-name="Policepardéfaut" style:family="text">
      <style:text-properties fo:font-style="italic" style:font-style-asian="italic" style:font-size-complex="11pt"/>
    </style:style>
    <style:style style:name="T9774" style:parent-style-name="Policepardéfaut" style:family="text">
      <style:text-properties fo:font-style="italic" style:font-style-asian="italic" style:font-size-complex="11pt"/>
    </style:style>
    <style:style style:name="T9775" style:parent-style-name="Policepardéfaut" style:family="text">
      <style:text-properties fo:font-style="italic" style:font-style-asian="italic" style:font-size-complex="11pt"/>
    </style:style>
    <style:style style:name="T9776" style:parent-style-name="Policepardéfaut" style:family="text">
      <style:text-properties fo:font-style="italic" style:font-style-asian="italic" style:font-size-complex="11pt"/>
    </style:style>
    <style:style style:name="T9777" style:parent-style-name="Policepardéfaut" style:family="text">
      <style:text-properties fo:font-style="italic" style:font-style-asian="italic" style:font-size-complex="11pt"/>
    </style:style>
    <style:style style:name="T9778" style:parent-style-name="Policepardéfaut" style:family="text">
      <style:text-properties fo:font-style="italic" style:font-style-asian="italic" style:font-size-complex="11pt"/>
    </style:style>
    <style:style style:name="T9779" style:parent-style-name="Policepardéfaut" style:family="text">
      <style:text-properties fo:font-style="italic" style:font-style-asian="italic" style:font-size-complex="11pt"/>
    </style:style>
    <style:style style:name="T9780" style:parent-style-name="Policepardéfaut" style:family="text">
      <style:text-properties fo:font-style="italic" style:font-style-asian="italic" style:font-size-complex="11pt"/>
    </style:style>
    <style:style style:name="T9781" style:parent-style-name="Policepardéfaut" style:family="text">
      <style:text-properties fo:font-style="italic" style:font-style-asian="italic" style:font-size-complex="11pt"/>
    </style:style>
    <style:style style:name="T9782" style:parent-style-name="Policepardéfaut" style:family="text">
      <style:text-properties fo:font-style="italic" style:font-style-asian="italic" style:font-size-complex="11pt"/>
    </style:style>
    <style:style style:name="T9783" style:parent-style-name="Policepardéfaut" style:family="text">
      <style:text-properties fo:font-style="italic" style:font-style-asian="italic" style:font-size-complex="11pt"/>
    </style:style>
    <style:style style:name="T9784" style:parent-style-name="Policepardéfaut" style:family="text">
      <style:text-properties fo:font-style="italic" style:font-style-asian="italic" style:font-size-complex="11pt"/>
    </style:style>
    <style:style style:name="T9785" style:parent-style-name="Policepardéfaut" style:family="text">
      <style:text-properties fo:font-style="italic" style:font-style-asian="italic" style:font-size-complex="11pt"/>
    </style:style>
    <style:style style:name="T9786" style:parent-style-name="Policepardéfaut" style:family="text">
      <style:text-properties fo:font-style="italic" style:font-style-asian="italic" style:font-size-complex="11pt"/>
    </style:style>
    <style:style style:name="T9787" style:parent-style-name="Policepardéfaut" style:family="text">
      <style:text-properties fo:font-style="italic" style:font-style-asian="italic" style:font-size-complex="11pt"/>
    </style:style>
    <style:style style:name="T9788" style:parent-style-name="Policepardéfaut" style:family="text">
      <style:text-properties fo:font-style="italic" style:font-style-asian="italic" style:font-size-complex="11pt"/>
    </style:style>
    <style:style style:name="T9789" style:parent-style-name="Policepardéfaut" style:family="text">
      <style:text-properties fo:font-style="italic" style:font-style-asian="italic" style:font-size-complex="11pt"/>
    </style:style>
    <style:style style:name="T9790" style:parent-style-name="Policepardéfaut" style:family="text">
      <style:text-properties fo:font-style="italic" style:font-style-asian="italic" style:font-size-complex="11pt"/>
    </style:style>
    <style:style style:name="T9791" style:parent-style-name="Policepardéfaut" style:family="text">
      <style:text-properties fo:font-style="italic" style:font-style-asian="italic" style:font-size-complex="11pt"/>
    </style:style>
    <style:style style:name="T9792" style:parent-style-name="Policepardéfaut" style:family="text">
      <style:text-properties fo:font-style="italic" style:font-style-asian="italic" style:font-size-complex="11pt"/>
    </style:style>
    <style:style style:name="T9793" style:parent-style-name="Policepardéfaut" style:family="text">
      <style:text-properties fo:font-style="italic" style:font-style-asian="italic" style:font-size-complex="11pt"/>
    </style:style>
    <style:style style:name="T9794" style:parent-style-name="Policepardéfaut" style:family="text">
      <style:text-properties fo:font-style="italic" style:font-style-asian="italic" style:font-size-complex="11pt"/>
    </style:style>
    <style:style style:name="T9795" style:parent-style-name="Policepardéfaut" style:family="text">
      <style:text-properties fo:font-style="italic" style:font-style-asian="italic" style:font-size-complex="11pt"/>
    </style:style>
    <style:style style:name="T9796" style:parent-style-name="Policepardéfaut" style:family="text">
      <style:text-properties fo:font-style="italic" style:font-style-asian="italic" style:font-size-complex="11pt"/>
    </style:style>
    <style:style style:name="T9797" style:parent-style-name="Policepardéfaut" style:family="text">
      <style:text-properties fo:font-style="italic" style:font-style-asian="italic" style:font-size-complex="11pt"/>
    </style:style>
    <style:style style:name="T9798" style:parent-style-name="Policepardéfaut" style:family="text">
      <style:text-properties fo:font-style="italic" style:font-style-asian="italic"/>
    </style:style>
    <style:style style:name="T9799" style:parent-style-name="Policepardéfaut" style:family="text">
      <style:text-properties style:font-size-complex="11pt"/>
    </style:style>
    <style:style style:name="T9800" style:parent-style-name="Policepardéfaut" style:family="text">
      <style:text-properties style:font-size-complex="11pt"/>
    </style:style>
    <style:style style:name="T9801" style:parent-style-name="Policepardéfaut" style:family="text">
      <style:text-properties style:font-size-complex="11pt"/>
    </style:style>
    <style:style style:name="T9802" style:parent-style-name="Policepardéfaut" style:family="text">
      <style:text-properties style:font-size-complex="11pt"/>
    </style:style>
    <style:style style:name="T9803" style:parent-style-name="Policepardéfaut" style:family="text">
      <style:text-properties style:font-size-complex="11pt"/>
    </style:style>
    <style:style style:name="T9804" style:parent-style-name="Policepardéfaut" style:family="text">
      <style:text-properties style:font-size-complex="11pt"/>
    </style:style>
    <style:style style:name="T9805" style:parent-style-name="Policepardéfaut" style:family="text">
      <style:text-properties style:font-size-complex="11pt"/>
    </style:style>
    <style:style style:name="T9806" style:parent-style-name="Policepardéfaut" style:family="text">
      <style:text-properties style:font-size-complex="11pt"/>
    </style:style>
    <style:style style:name="T9807" style:parent-style-name="Policepardéfaut" style:family="text">
      <style:text-properties style:font-size-complex="11pt"/>
    </style:style>
    <style:style style:name="T9808" style:parent-style-name="Policepardéfaut" style:family="text">
      <style:text-properties style:font-size-complex="11pt"/>
    </style:style>
    <style:style style:name="T9809" style:parent-style-name="Policepardéfaut" style:family="text">
      <style:text-properties style:font-size-complex="11pt"/>
    </style:style>
    <style:style style:name="T9810" style:parent-style-name="Policepardéfaut" style:family="text">
      <style:text-properties style:font-size-complex="11pt"/>
    </style:style>
    <style:style style:name="T9811" style:parent-style-name="Policepardéfaut" style:family="text">
      <style:text-properties style:font-size-complex="11pt"/>
    </style:style>
    <style:style style:name="T9812" style:parent-style-name="Policepardéfaut" style:family="text">
      <style:text-properties style:font-size-complex="11pt"/>
    </style:style>
    <style:style style:name="T9813" style:parent-style-name="Policepardéfaut" style:family="text">
      <style:text-properties style:font-size-complex="11pt"/>
    </style:style>
    <style:style style:name="T9814" style:parent-style-name="Policepardéfaut" style:family="text">
      <style:text-properties style:font-size-complex="11pt"/>
    </style:style>
    <style:style style:name="T9815" style:parent-style-name="Policepardéfaut" style:family="text">
      <style:text-properties style:font-size-complex="11pt"/>
    </style:style>
    <style:style style:name="T9816" style:parent-style-name="Policepardéfaut" style:family="text">
      <style:text-properties style:font-size-complex="11pt"/>
    </style:style>
    <style:style style:name="T9817" style:parent-style-name="Policepardéfaut" style:family="text">
      <style:text-properties style:font-size-complex="11pt"/>
    </style:style>
    <style:style style:name="T9818" style:parent-style-name="Policepardéfaut" style:family="text">
      <style:text-properties style:font-size-complex="11pt"/>
    </style:style>
    <style:style style:name="T9819" style:parent-style-name="Policepardéfaut" style:family="text">
      <style:text-properties style:font-size-complex="11pt"/>
    </style:style>
    <style:style style:name="T9820" style:parent-style-name="Policepardéfaut" style:family="text">
      <style:text-properties style:font-size-complex="11pt"/>
    </style:style>
    <style:style style:name="T9821" style:parent-style-name="Policepardéfaut" style:family="text">
      <style:text-properties style:font-size-complex="11pt"/>
    </style:style>
    <style:style style:name="T9822" style:parent-style-name="Policepardéfaut" style:family="text">
      <style:text-properties style:font-size-complex="11pt"/>
    </style:style>
    <style:style style:name="T9823" style:parent-style-name="Policepardéfaut" style:family="text">
      <style:text-properties style:font-size-complex="11pt"/>
    </style:style>
    <style:style style:name="T9824" style:parent-style-name="Policepardéfaut" style:family="text">
      <style:text-properties style:font-size-complex="11pt"/>
    </style:style>
    <style:style style:name="T9825" style:parent-style-name="Policepardéfaut" style:family="text">
      <style:text-properties style:font-size-complex="11pt"/>
    </style:style>
    <style:style style:name="T9826" style:parent-style-name="Policepardéfaut" style:family="text">
      <style:text-properties style:font-size-complex="11pt"/>
    </style:style>
    <style:style style:name="T9827" style:parent-style-name="Policepardéfaut" style:family="text">
      <style:text-properties style:font-size-complex="11pt"/>
    </style:style>
    <style:style style:name="T9828" style:parent-style-name="Policepardéfaut" style:family="text">
      <style:text-properties style:font-size-complex="11pt"/>
    </style:style>
    <style:style style:name="T9829" style:parent-style-name="Policepardéfaut" style:family="text">
      <style:text-properties style:font-size-complex="11pt"/>
    </style:style>
    <style:style style:name="T9830" style:parent-style-name="Policepardéfaut" style:family="text">
      <style:text-properties style:font-size-complex="11pt"/>
    </style:style>
    <style:style style:name="T9831" style:parent-style-name="Policepardéfaut" style:family="text">
      <style:text-properties style:font-size-complex="11pt"/>
    </style:style>
    <style:style style:name="T9832" style:parent-style-name="Policepardéfaut" style:family="text">
      <style:text-properties style:font-size-complex="11pt"/>
    </style:style>
    <style:style style:name="T9833" style:parent-style-name="Policepardéfaut" style:family="text">
      <style:text-properties style:font-size-complex="11pt"/>
    </style:style>
    <style:style style:name="T9834" style:parent-style-name="Policepardéfaut" style:family="text">
      <style:text-properties style:font-size-complex="11pt"/>
    </style:style>
    <style:style style:name="T9835" style:parent-style-name="Policepardéfaut" style:family="text">
      <style:text-properties style:font-size-complex="11pt"/>
    </style:style>
    <style:style style:name="T9836" style:parent-style-name="Policepardéfaut" style:family="text">
      <style:text-properties style:font-size-complex="11pt"/>
    </style:style>
    <style:style style:name="T9837" style:parent-style-name="Policepardéfaut" style:family="text">
      <style:text-properties style:font-size-complex="11pt"/>
    </style:style>
    <style:style style:name="T9838" style:parent-style-name="Policepardéfaut" style:family="text">
      <style:text-properties style:font-size-complex="11pt"/>
    </style:style>
    <style:style style:name="T9839" style:parent-style-name="Policepardéfaut" style:family="text">
      <style:text-properties style:font-size-complex="11pt"/>
    </style:style>
    <style:style style:name="T9840" style:parent-style-name="Policepardéfaut" style:family="text">
      <style:text-properties style:font-size-complex="11pt"/>
    </style:style>
    <style:style style:name="T9841" style:parent-style-name="Policepardéfaut" style:family="text">
      <style:text-properties style:font-size-complex="11pt"/>
    </style:style>
    <style:style style:name="T9842" style:parent-style-name="Policepardéfaut" style:family="text">
      <style:text-properties style:font-size-complex="11pt"/>
    </style:style>
    <style:style style:name="T9843" style:parent-style-name="Policepardéfaut" style:family="text">
      <style:text-properties style:font-size-complex="11pt"/>
    </style:style>
    <style:style style:name="T9844" style:parent-style-name="Policepardéfaut" style:family="text">
      <style:text-properties style:font-size-complex="11pt"/>
    </style:style>
    <style:style style:name="T9845" style:parent-style-name="Policepardéfaut" style:family="text">
      <style:text-properties style:font-size-complex="11pt"/>
    </style:style>
    <style:style style:name="T9846" style:parent-style-name="Policepardéfaut" style:family="text">
      <style:text-properties style:font-size-complex="11pt"/>
    </style:style>
    <style:style style:name="T9847" style:parent-style-name="Policepardéfaut" style:family="text">
      <style:text-properties style:font-size-complex="11pt"/>
    </style:style>
    <style:style style:name="T9848" style:parent-style-name="Policepardéfaut" style:family="text">
      <style:text-properties style:font-size-complex="11pt"/>
    </style:style>
    <style:style style:name="T9849" style:parent-style-name="pb" style:family="text">
      <style:text-properties style:font-size-complex="11pt"/>
    </style:style>
    <style:style style:name="T9850" style:parent-style-name="pb" style:family="text">
      <style:text-properties style:font-size-complex="11pt"/>
    </style:style>
    <style:style style:name="T9851" style:parent-style-name="pb" style:family="text">
      <style:text-properties style:font-size-complex="11pt"/>
    </style:style>
    <style:style style:name="T9852" style:parent-style-name="pb" style:family="text">
      <style:text-properties style:text-position="0% 100%"/>
    </style:style>
    <style:style style:name="T9853" style:parent-style-name="Policepardéfaut" style:family="text">
      <style:text-properties style:font-size-complex="11pt"/>
    </style:style>
    <style:style style:name="T9854" style:parent-style-name="Policepardéfaut" style:family="text">
      <style:text-properties style:font-size-complex="11pt"/>
    </style:style>
    <style:style style:name="T9855" style:parent-style-name="Policepardéfaut" style:family="text">
      <style:text-properties style:font-size-complex="11pt"/>
    </style:style>
    <style:style style:name="T9856" style:parent-style-name="Policepardéfaut" style:family="text">
      <style:text-properties style:font-size-complex="11pt"/>
    </style:style>
    <style:style style:name="T9857" style:parent-style-name="Policepardéfaut" style:family="text">
      <style:text-properties style:font-size-complex="11pt"/>
    </style:style>
    <style:style style:name="T9858" style:parent-style-name="Policepardéfaut" style:family="text">
      <style:text-properties style:font-size-complex="11pt"/>
    </style:style>
    <style:style style:name="T9859" style:parent-style-name="Policepardéfaut" style:family="text">
      <style:text-properties style:font-size-complex="11pt"/>
    </style:style>
    <style:style style:name="T9860" style:parent-style-name="Policepardéfaut" style:family="text">
      <style:text-properties style:font-size-complex="11pt"/>
    </style:style>
    <style:style style:name="T9861" style:parent-style-name="Policepardéfaut" style:family="text">
      <style:text-properties style:font-size-complex="11pt"/>
    </style:style>
    <style:style style:name="T9862" style:parent-style-name="Policepardéfaut" style:family="text">
      <style:text-properties style:font-size-complex="11pt"/>
    </style:style>
    <style:style style:name="T9863" style:parent-style-name="Policepardéfaut" style:family="text">
      <style:text-properties style:font-size-complex="11pt"/>
    </style:style>
    <style:style style:name="T9864" style:parent-style-name="Policepardéfaut" style:family="text">
      <style:text-properties style:font-size-complex="11pt"/>
    </style:style>
    <style:style style:name="T9865" style:parent-style-name="Policepardéfaut" style:family="text">
      <style:text-properties style:font-size-complex="11pt"/>
    </style:style>
    <style:style style:name="T9866" style:parent-style-name="Policepardéfaut" style:family="text">
      <style:text-properties style:font-name-complex="Times New Roman" style:font-size-complex="10pt"/>
    </style:style>
    <style:style style:name="T9867" style:parent-style-name="Policepardéfaut" style:family="text">
      <style:text-properties style:font-name-complex="Times New Roman" fo:font-style="italic" style:font-style-asian="italic" style:font-size-complex="10pt"/>
    </style:style>
    <style:style style:name="T9868" style:parent-style-name="Policepardéfaut" style:family="text">
      <style:text-properties style:font-name-complex="Times New Roman" style:font-size-complex="10pt"/>
    </style:style>
    <style:style style:name="T9869" style:parent-style-name="Policepardéfaut" style:family="text">
      <style:text-properties style:font-name-complex="Times New Roman" style:font-size-complex="10pt"/>
    </style:style>
    <style:style style:name="T9870" style:parent-style-name="Policepardéfaut" style:family="text">
      <style:text-properties style:font-size-complex="11pt"/>
    </style:style>
    <style:style style:name="T9871" style:parent-style-name="Policepardéfaut" style:family="text">
      <style:text-properties style:font-size-complex="11pt"/>
    </style:style>
    <style:style style:name="T9872" style:parent-style-name="Policepardéfaut" style:family="text">
      <style:text-properties style:font-size-complex="11pt"/>
    </style:style>
    <style:style style:name="T9873" style:parent-style-name="Policepardéfaut" style:family="text">
      <style:text-properties style:font-size-complex="11pt"/>
    </style:style>
    <style:style style:name="T9874" style:parent-style-name="Policepardéfaut" style:family="text">
      <style:text-properties style:font-size-complex="11pt"/>
    </style:style>
    <style:style style:name="T9875" style:parent-style-name="Policepardéfaut" style:family="text">
      <style:text-properties style:font-size-complex="11pt"/>
    </style:style>
    <style:style style:name="T9876" style:parent-style-name="Policepardéfaut" style:family="text">
      <style:text-properties style:font-size-complex="11pt"/>
    </style:style>
    <style:style style:name="T9877" style:parent-style-name="Policepardéfaut" style:family="text">
      <style:text-properties style:font-size-complex="11pt"/>
    </style:style>
    <style:style style:name="T9878" style:parent-style-name="Policepardéfaut" style:family="text">
      <style:text-properties style:font-size-complex="11pt"/>
    </style:style>
    <style:style style:name="T9879" style:parent-style-name="Policepardéfaut" style:family="text">
      <style:text-properties style:font-size-complex="11pt"/>
    </style:style>
    <style:style style:name="T9880" style:parent-style-name="Policepardéfaut" style:family="text">
      <style:text-properties style:font-size-complex="11pt"/>
    </style:style>
    <style:style style:name="T9881" style:parent-style-name="Policepardéfaut" style:family="text">
      <style:text-properties style:font-size-complex="11pt"/>
    </style:style>
    <style:style style:name="T9882" style:parent-style-name="Policepardéfaut" style:family="text">
      <style:text-properties style:font-size-complex="11pt"/>
    </style:style>
    <style:style style:name="T9883" style:parent-style-name="Policepardéfaut" style:family="text">
      <style:text-properties style:font-size-complex="11pt"/>
    </style:style>
    <style:style style:name="T9884" style:parent-style-name="Policepardéfaut" style:family="text">
      <style:text-properties style:font-size-complex="11pt"/>
    </style:style>
    <style:style style:name="T9885" style:parent-style-name="Policepardéfaut" style:family="text">
      <style:text-properties style:font-size-complex="11pt"/>
    </style:style>
    <style:style style:name="T9886" style:parent-style-name="Policepardéfaut" style:family="text">
      <style:text-properties style:font-size-complex="11pt"/>
    </style:style>
    <style:style style:name="T9887" style:parent-style-name="Policepardéfaut" style:family="text">
      <style:text-properties style:font-size-complex="11pt"/>
    </style:style>
    <style:style style:name="T9888" style:parent-style-name="Policepardéfaut" style:family="text">
      <style:text-properties style:font-size-complex="11pt"/>
    </style:style>
    <style:style style:name="T9889" style:parent-style-name="Policepardéfaut" style:family="text">
      <style:text-properties style:font-size-complex="11pt"/>
    </style:style>
    <style:style style:name="T9890" style:parent-style-name="Policepardéfaut" style:family="text">
      <style:text-properties style:font-size-complex="11pt"/>
    </style:style>
    <style:style style:name="T9891" style:parent-style-name="Policepardéfaut" style:family="text">
      <style:text-properties style:font-size-complex="11pt"/>
    </style:style>
    <style:style style:name="T9892" style:parent-style-name="Policepardéfaut" style:family="text">
      <style:text-properties style:font-size-complex="11pt"/>
    </style:style>
    <style:style style:name="T9893" style:parent-style-name="Policepardéfaut" style:family="text">
      <style:text-properties style:font-size-complex="11pt"/>
    </style:style>
    <style:style style:name="T9894" style:parent-style-name="Policepardéfaut" style:family="text">
      <style:text-properties style:font-size-complex="11pt"/>
    </style:style>
    <style:style style:name="T9895" style:parent-style-name="Policepardéfaut" style:family="text">
      <style:text-properties style:font-size-complex="11pt"/>
    </style:style>
    <style:style style:name="T9896" style:parent-style-name="Policepardéfaut" style:family="text">
      <style:text-properties style:font-size-complex="11pt"/>
    </style:style>
    <style:style style:name="T9897" style:parent-style-name="Policepardéfaut" style:family="text">
      <style:text-properties style:font-size-complex="11pt"/>
    </style:style>
    <style:style style:name="T9898" style:parent-style-name="Policepardéfaut" style:family="text">
      <style:text-properties style:font-size-complex="11pt"/>
    </style:style>
    <style:style style:name="T9899" style:parent-style-name="Policepardéfaut" style:family="text">
      <style:text-properties style:font-size-complex="11pt"/>
    </style:style>
    <style:style style:name="T9900" style:parent-style-name="Policepardéfaut" style:family="text">
      <style:text-properties style:font-size-complex="11pt"/>
    </style:style>
    <style:style style:name="T9901" style:parent-style-name="Policepardéfaut" style:family="text">
      <style:text-properties style:font-size-complex="11pt"/>
    </style:style>
    <style:style style:name="T9902" style:parent-style-name="Policepardéfaut" style:family="text">
      <style:text-properties style:font-size-complex="11pt"/>
    </style:style>
    <style:style style:name="T9903" style:parent-style-name="Policepardéfaut" style:family="text">
      <style:text-properties style:font-size-complex="11pt"/>
    </style:style>
    <style:style style:name="T9904" style:parent-style-name="Policepardéfaut" style:family="text">
      <style:text-properties style:font-size-complex="11pt"/>
    </style:style>
    <style:style style:name="T9905" style:parent-style-name="Policepardéfaut" style:family="text">
      <style:text-properties style:font-size-complex="11pt"/>
    </style:style>
    <style:style style:name="T9906" style:parent-style-name="Policepardéfaut" style:family="text">
      <style:text-properties style:font-size-complex="11pt"/>
    </style:style>
    <style:style style:name="T9907" style:parent-style-name="Policepardéfaut" style:family="text">
      <style:text-properties style:font-size-complex="11pt"/>
    </style:style>
    <style:style style:name="T9908" style:parent-style-name="Policepardéfaut" style:family="text">
      <style:text-properties style:font-size-complex="11pt"/>
    </style:style>
    <style:style style:name="T9909" style:parent-style-name="Policepardéfaut" style:family="text">
      <style:text-properties style:font-size-complex="11pt"/>
    </style:style>
    <style:style style:name="T9910" style:parent-style-name="Policepardéfaut" style:family="text">
      <style:text-properties style:font-size-complex="11pt"/>
    </style:style>
    <style:style style:name="T9911" style:parent-style-name="Policepardéfaut" style:family="text">
      <style:text-properties style:font-size-complex="11pt"/>
    </style:style>
    <style:style style:name="T9912" style:parent-style-name="Policepardéfaut" style:family="text">
      <style:text-properties style:font-size-complex="11pt"/>
    </style:style>
    <style:style style:name="T9913" style:parent-style-name="Policepardéfaut" style:family="text">
      <style:text-properties style:font-size-complex="11pt"/>
    </style:style>
    <style:style style:name="T9914" style:parent-style-name="Policepardéfaut" style:family="text">
      <style:text-properties style:font-size-complex="11pt"/>
    </style:style>
    <style:style style:name="T9915" style:parent-style-name="Policepardéfaut" style:family="text">
      <style:text-properties style:font-size-complex="11pt"/>
    </style:style>
    <style:style style:name="T9916" style:parent-style-name="Policepardéfaut" style:family="text">
      <style:text-properties style:font-size-complex="11pt"/>
    </style:style>
    <style:style style:name="T9917" style:parent-style-name="Policepardéfaut" style:family="text">
      <style:text-properties style:font-size-complex="11pt"/>
    </style:style>
    <style:style style:name="T9918" style:parent-style-name="Policepardéfaut" style:family="text">
      <style:text-properties style:font-size-complex="11pt"/>
    </style:style>
    <style:style style:name="T9919" style:parent-style-name="Policepardéfaut" style:family="text">
      <style:text-properties style:font-size-complex="11pt"/>
    </style:style>
    <style:style style:name="T9920" style:parent-style-name="Policepardéfaut" style:family="text">
      <style:text-properties style:font-size-complex="11pt"/>
    </style:style>
    <style:style style:name="T9921" style:parent-style-name="Policepardéfaut" style:family="text">
      <style:text-properties style:font-size-complex="11pt"/>
    </style:style>
    <style:style style:name="T9922" style:parent-style-name="Policepardéfaut" style:family="text">
      <style:text-properties style:font-size-complex="11pt"/>
    </style:style>
    <style:style style:name="T9923" style:parent-style-name="Policepardéfaut" style:family="text">
      <style:text-properties style:font-size-complex="11pt"/>
    </style:style>
    <style:style style:name="T9924" style:parent-style-name="Policepardéfaut" style:family="text">
      <style:text-properties style:font-size-complex="11pt"/>
    </style:style>
    <style:style style:name="T9925" style:parent-style-name="Policepardéfaut" style:family="text">
      <style:text-properties style:font-size-complex="11pt"/>
    </style:style>
    <style:style style:name="T9926" style:parent-style-name="Policepardéfaut" style:family="text">
      <style:text-properties style:font-size-complex="11pt"/>
    </style:style>
    <style:style style:name="T9927" style:parent-style-name="Policepardéfaut" style:family="text">
      <style:text-properties style:font-size-complex="11pt"/>
    </style:style>
    <style:style style:name="T9928" style:parent-style-name="Policepardéfaut" style:family="text">
      <style:text-properties style:font-size-complex="11pt"/>
    </style:style>
    <style:style style:name="T9929" style:parent-style-name="Policepardéfaut" style:family="text">
      <style:text-properties style:font-size-complex="11pt"/>
    </style:style>
    <style:style style:name="T9930" style:parent-style-name="Policepardéfaut" style:family="text">
      <style:text-properties style:font-size-complex="11pt"/>
    </style:style>
    <style:style style:name="T9931" style:parent-style-name="Policepardéfaut" style:family="text">
      <style:text-properties style:font-size-complex="11pt"/>
    </style:style>
    <style:style style:name="T9932" style:parent-style-name="Policepardéfaut" style:family="text">
      <style:text-properties style:font-size-complex="11pt"/>
    </style:style>
    <style:style style:name="T9933" style:parent-style-name="Policepardéfaut" style:family="text">
      <style:text-properties style:font-size-complex="11pt"/>
    </style:style>
    <style:style style:name="T9934" style:parent-style-name="Policepardéfaut" style:family="text">
      <style:text-properties style:font-size-complex="11pt"/>
    </style:style>
    <style:style style:name="T9935" style:parent-style-name="Policepardéfaut" style:family="text">
      <style:text-properties style:font-size-complex="11pt"/>
    </style:style>
    <style:style style:name="T9936" style:parent-style-name="Policepardéfaut" style:family="text">
      <style:text-properties style:font-size-complex="11pt"/>
    </style:style>
    <style:style style:name="T9937" style:parent-style-name="Policepardéfaut" style:family="text">
      <style:text-properties style:font-size-complex="11pt"/>
    </style:style>
    <style:style style:name="T9938" style:parent-style-name="Policepardéfaut" style:family="text">
      <style:text-properties style:font-size-complex="11pt"/>
    </style:style>
    <style:style style:name="T9939" style:parent-style-name="Policepardéfaut" style:family="text">
      <style:text-properties style:font-size-complex="11pt"/>
    </style:style>
    <style:style style:name="T9940" style:parent-style-name="Policepardéfaut" style:family="text">
      <style:text-properties style:font-size-complex="11pt"/>
    </style:style>
    <style:style style:name="T9941" style:parent-style-name="Policepardéfaut" style:family="text">
      <style:text-properties style:font-size-complex="11pt"/>
    </style:style>
    <style:style style:name="T9942" style:parent-style-name="Policepardéfaut" style:family="text">
      <style:text-properties style:font-size-complex="11pt"/>
    </style:style>
    <style:style style:name="T9943" style:parent-style-name="Policepardéfaut" style:family="text">
      <style:text-properties style:font-size-complex="11pt"/>
    </style:style>
    <style:style style:name="T9944" style:parent-style-name="Policepardéfaut" style:family="text">
      <style:text-properties style:font-size-complex="11pt"/>
    </style:style>
    <style:style style:name="T9945" style:parent-style-name="Policepardéfaut" style:family="text">
      <style:text-properties style:font-size-complex="11pt"/>
    </style:style>
    <style:style style:name="T9946" style:parent-style-name="Policepardéfaut" style:family="text">
      <style:text-properties style:font-size-complex="11pt"/>
    </style:style>
    <style:style style:name="T9947" style:parent-style-name="Policepardéfaut" style:family="text">
      <style:text-properties style:font-size-complex="11pt"/>
    </style:style>
    <style:style style:name="T9948" style:parent-style-name="Policepardéfaut" style:family="text">
      <style:text-properties style:font-size-complex="11pt"/>
    </style:style>
    <style:style style:name="T9949" style:parent-style-name="Policepardéfaut" style:family="text">
      <style:text-properties style:font-size-complex="11pt"/>
    </style:style>
    <style:style style:name="T9950" style:parent-style-name="Policepardéfaut" style:family="text">
      <style:text-properties style:font-size-complex="11pt"/>
    </style:style>
    <style:style style:name="T9951" style:parent-style-name="Policepardéfaut" style:family="text">
      <style:text-properties style:font-size-complex="11pt"/>
    </style:style>
    <style:style style:name="T9952" style:parent-style-name="Policepardéfaut" style:family="text">
      <style:text-properties style:font-size-complex="11pt"/>
    </style:style>
    <style:style style:name="T9953" style:parent-style-name="Policepardéfaut" style:family="text">
      <style:text-properties style:font-size-complex="11pt"/>
    </style:style>
    <style:style style:name="T9954" style:parent-style-name="Policepardéfaut" style:family="text">
      <style:text-properties style:font-size-complex="11pt"/>
    </style:style>
    <style:style style:name="T9955" style:parent-style-name="Policepardéfaut" style:family="text">
      <style:text-properties style:font-size-complex="11pt"/>
    </style:style>
    <style:style style:name="T9956" style:parent-style-name="Policepardéfaut" style:family="text">
      <style:text-properties style:font-size-complex="11pt"/>
    </style:style>
    <style:style style:name="T9957" style:parent-style-name="Policepardéfaut" style:family="text">
      <style:text-properties style:font-size-complex="11pt"/>
    </style:style>
    <style:style style:name="T9958" style:parent-style-name="Policepardéfaut" style:family="text">
      <style:text-properties style:font-size-complex="11pt"/>
    </style:style>
    <style:style style:name="T9959" style:parent-style-name="Policepardéfaut" style:family="text">
      <style:text-properties style:font-size-complex="11pt"/>
    </style:style>
    <style:style style:name="T9960" style:parent-style-name="Policepardéfaut" style:family="text">
      <style:text-properties style:font-size-complex="11pt"/>
    </style:style>
    <style:style style:name="T9961" style:parent-style-name="Policepardéfaut" style:family="text">
      <style:text-properties style:font-size-complex="11pt"/>
    </style:style>
    <style:style style:name="T9962" style:parent-style-name="Policepardéfaut" style:family="text">
      <style:text-properties style:font-size-complex="11pt"/>
    </style:style>
    <style:style style:name="T9963" style:parent-style-name="Policepardéfaut" style:family="text">
      <style:text-properties style:font-size-complex="11pt"/>
    </style:style>
    <style:style style:name="T9964" style:parent-style-name="Policepardéfaut" style:family="text">
      <style:text-properties style:font-size-complex="11pt"/>
    </style:style>
    <style:style style:name="T9965" style:parent-style-name="Policepardéfaut" style:family="text">
      <style:text-properties style:font-size-complex="11pt"/>
    </style:style>
    <style:style style:name="T9966" style:parent-style-name="Policepardéfaut" style:family="text">
      <style:text-properties style:font-size-complex="11pt"/>
    </style:style>
    <style:style style:name="T9967" style:parent-style-name="Policepardéfaut" style:family="text">
      <style:text-properties style:font-size-complex="11pt"/>
    </style:style>
    <style:style style:name="T9968" style:parent-style-name="Policepardéfaut" style:family="text">
      <style:text-properties style:font-size-complex="11pt"/>
    </style:style>
    <style:style style:name="T9969" style:parent-style-name="Policepardéfaut" style:family="text">
      <style:text-properties style:font-size-complex="11pt"/>
    </style:style>
    <style:style style:name="T9970" style:parent-style-name="Policepardéfaut" style:family="text">
      <style:text-properties style:font-size-complex="11pt"/>
    </style:style>
    <style:style style:name="T9971" style:parent-style-name="Policepardéfaut" style:family="text">
      <style:text-properties style:font-size-complex="11pt"/>
    </style:style>
    <style:style style:name="T9972" style:parent-style-name="Policepardéfaut" style:family="text">
      <style:text-properties style:font-size-complex="11pt"/>
    </style:style>
    <style:style style:name="T9973" style:parent-style-name="Policepardéfaut" style:family="text">
      <style:text-properties style:font-size-complex="11pt"/>
    </style:style>
    <style:style style:name="T9974" style:parent-style-name="Policepardéfaut" style:family="text">
      <style:text-properties style:font-size-complex="11pt"/>
    </style:style>
    <style:style style:name="T9975" style:parent-style-name="Policepardéfaut" style:family="text">
      <style:text-properties fo:font-style="italic" style:font-style-asian="italic"/>
    </style:style>
    <style:style style:name="T9976" style:parent-style-name="Policepardéfaut" style:family="text">
      <style:text-properties fo:font-style="italic" style:font-style-asian="italic"/>
    </style:style>
    <style:style style:name="T9977" style:parent-style-name="Policepardéfaut" style:family="text">
      <style:text-properties style:font-size-complex="11pt"/>
    </style:style>
    <style:style style:name="T9978" style:parent-style-name="Policepardéfaut" style:family="text">
      <style:text-properties style:font-size-complex="11pt"/>
    </style:style>
    <style:style style:name="T9979" style:parent-style-name="Policepardéfaut" style:family="text">
      <style:text-properties style:font-size-complex="11pt"/>
    </style:style>
    <style:style style:name="T9980" style:parent-style-name="Policepardéfaut" style:family="text">
      <style:text-properties style:font-size-complex="11pt"/>
    </style:style>
    <style:style style:name="T9981" style:parent-style-name="Policepardéfaut" style:family="text">
      <style:text-properties style:font-size-complex="11pt"/>
    </style:style>
    <style:style style:name="T9982" style:parent-style-name="Policepardéfaut" style:family="text">
      <style:text-properties style:font-size-complex="11pt"/>
    </style:style>
    <style:style style:name="T9983" style:parent-style-name="Policepardéfaut" style:family="text">
      <style:text-properties style:font-size-complex="11pt"/>
    </style:style>
    <style:style style:name="T9984" style:parent-style-name="Policepardéfaut" style:family="text">
      <style:text-properties style:font-size-complex="11pt"/>
    </style:style>
    <style:style style:name="T9985" style:parent-style-name="Policepardéfaut" style:family="text">
      <style:text-properties style:font-size-complex="11pt"/>
    </style:style>
    <style:style style:name="T9986" style:parent-style-name="Policepardéfaut" style:family="text">
      <style:text-properties style:font-size-complex="11pt"/>
    </style:style>
    <style:style style:name="T9987" style:parent-style-name="Policepardéfaut" style:family="text">
      <style:text-properties style:font-size-complex="11pt"/>
    </style:style>
    <style:style style:name="T9988" style:parent-style-name="Policepardéfaut" style:family="text">
      <style:text-properties style:font-size-complex="11pt"/>
    </style:style>
    <style:style style:name="T9989" style:parent-style-name="Policepardéfaut" style:family="text">
      <style:text-properties style:font-size-complex="11pt"/>
    </style:style>
    <style:style style:name="T9990" style:parent-style-name="Policepardéfaut" style:family="text">
      <style:text-properties style:font-size-complex="11pt"/>
    </style:style>
    <style:style style:name="T9991" style:parent-style-name="Policepardéfaut" style:family="text">
      <style:text-properties style:font-size-complex="11pt"/>
    </style:style>
    <style:style style:name="T9992" style:parent-style-name="Policepardéfaut" style:family="text">
      <style:text-properties style:font-size-complex="11pt"/>
    </style:style>
    <style:style style:name="T9993" style:parent-style-name="Policepardéfaut" style:family="text">
      <style:text-properties style:font-size-complex="11pt"/>
    </style:style>
    <style:style style:name="T9994" style:parent-style-name="Policepardéfaut" style:family="text">
      <style:text-properties style:font-size-complex="11pt"/>
    </style:style>
    <style:style style:name="T9995" style:parent-style-name="Policepardéfaut" style:family="text">
      <style:text-properties style:font-size-complex="11pt"/>
    </style:style>
    <style:style style:name="T9996" style:parent-style-name="Policepardéfaut" style:family="text">
      <style:text-properties style:font-size-complex="11pt"/>
    </style:style>
    <style:style style:name="T9997" style:parent-style-name="Policepardéfaut" style:family="text">
      <style:text-properties style:font-size-complex="11pt"/>
    </style:style>
    <style:style style:name="T9998" style:parent-style-name="Policepardéfaut" style:family="text">
      <style:text-properties style:font-size-complex="11pt"/>
    </style:style>
    <style:style style:name="T9999" style:parent-style-name="Policepardéfaut" style:family="text">
      <style:text-properties style:font-size-complex="11pt"/>
    </style:style>
    <style:style style:name="T10000" style:parent-style-name="Policepardéfaut" style:family="text">
      <style:text-properties style:font-size-complex="11pt"/>
    </style:style>
    <style:style style:name="T10001" style:parent-style-name="Policepardéfaut" style:family="text">
      <style:text-properties style:font-size-complex="11pt"/>
    </style:style>
    <style:style style:name="T10002" style:parent-style-name="Policepardéfaut" style:family="text">
      <style:text-properties style:font-size-complex="11pt"/>
    </style:style>
    <style:style style:name="T10003" style:parent-style-name="Policepardéfaut" style:family="text">
      <style:text-properties style:font-size-complex="11pt"/>
    </style:style>
    <style:style style:name="T10004" style:parent-style-name="Policepardéfaut" style:family="text">
      <style:text-properties style:font-size-complex="11pt"/>
    </style:style>
    <style:style style:name="T10005" style:parent-style-name="Policepardéfaut" style:family="text">
      <style:text-properties style:font-size-complex="11pt"/>
    </style:style>
    <style:style style:name="T10006" style:parent-style-name="Policepardéfaut" style:family="text">
      <style:text-properties style:font-size-complex="11pt"/>
    </style:style>
    <style:style style:name="T10007" style:parent-style-name="Policepardéfaut" style:family="text">
      <style:text-properties style:font-size-complex="11pt"/>
    </style:style>
    <style:style style:name="T10008" style:parent-style-name="Policepardéfaut" style:family="text">
      <style:text-properties style:font-size-complex="11pt"/>
    </style:style>
    <style:style style:name="T10009" style:parent-style-name="Policepardéfaut" style:family="text">
      <style:text-properties style:font-size-complex="11pt"/>
    </style:style>
    <style:style style:name="T10010" style:parent-style-name="Policepardéfaut" style:family="text">
      <style:text-properties style:font-size-complex="11pt"/>
    </style:style>
    <style:style style:name="T10011" style:parent-style-name="Policepardéfaut" style:family="text">
      <style:text-properties style:font-size-complex="11pt"/>
    </style:style>
    <style:style style:name="T10012" style:parent-style-name="Policepardéfaut" style:family="text">
      <style:text-properties style:font-size-complex="11pt"/>
    </style:style>
    <style:style style:name="T10013" style:parent-style-name="Policepardéfaut" style:family="text">
      <style:text-properties style:font-size-complex="11pt"/>
    </style:style>
    <style:style style:name="T10014" style:parent-style-name="Policepardéfaut" style:family="text">
      <style:text-properties style:font-size-complex="11pt"/>
    </style:style>
    <style:style style:name="T10015" style:parent-style-name="Policepardéfaut" style:family="text">
      <style:text-properties style:font-size-complex="11pt"/>
    </style:style>
    <style:style style:name="T10016" style:parent-style-name="Policepardéfaut" style:family="text">
      <style:text-properties style:font-size-complex="11pt"/>
    </style:style>
    <style:style style:name="T10017" style:parent-style-name="Policepardéfaut" style:family="text">
      <style:text-properties style:font-size-complex="11pt"/>
    </style:style>
    <style:style style:name="T10018" style:parent-style-name="Policepardéfaut" style:family="text">
      <style:text-properties style:font-size-complex="11pt"/>
    </style:style>
    <style:style style:name="T10019" style:parent-style-name="Policepardéfaut" style:family="text">
      <style:text-properties style:font-size-complex="11pt"/>
    </style:style>
    <style:style style:name="T10020" style:parent-style-name="Policepardéfaut" style:family="text">
      <style:text-properties style:font-size-complex="11pt"/>
    </style:style>
    <style:style style:name="T10021" style:parent-style-name="Policepardéfaut" style:family="text">
      <style:text-properties style:font-size-complex="11pt"/>
    </style:style>
    <style:style style:name="T10022" style:parent-style-name="Policepardéfaut" style:family="text">
      <style:text-properties style:font-size-complex="11pt"/>
    </style:style>
    <style:style style:name="T10023" style:parent-style-name="Policepardéfaut" style:family="text">
      <style:text-properties style:font-size-complex="11pt"/>
    </style:style>
    <style:style style:name="T10024" style:parent-style-name="Policepardéfaut" style:family="text">
      <style:text-properties style:font-size-complex="11pt"/>
    </style:style>
    <style:style style:name="T10025" style:parent-style-name="Policepardéfaut" style:family="text">
      <style:text-properties style:font-size-complex="11pt"/>
    </style:style>
    <style:style style:name="T10026" style:parent-style-name="Policepardéfaut" style:family="text">
      <style:text-properties style:font-size-complex="11pt"/>
    </style:style>
    <style:style style:name="T10027" style:parent-style-name="Policepardéfaut" style:family="text">
      <style:text-properties style:font-size-complex="11pt"/>
    </style:style>
    <style:style style:name="T10028" style:parent-style-name="Policepardéfaut" style:family="text">
      <style:text-properties style:font-size-complex="11pt"/>
    </style:style>
    <style:style style:name="T10029" style:parent-style-name="Policepardéfaut" style:family="text">
      <style:text-properties style:font-size-complex="11pt"/>
    </style:style>
    <style:style style:name="T10030" style:parent-style-name="Policepardéfaut" style:family="text">
      <style:text-properties style:font-size-complex="11pt"/>
    </style:style>
    <style:style style:name="T10031" style:parent-style-name="Policepardéfaut" style:family="text">
      <style:text-properties style:font-size-complex="11pt"/>
    </style:style>
    <style:style style:name="T10032" style:parent-style-name="Policepardéfaut" style:family="text">
      <style:text-properties style:font-size-complex="11pt"/>
    </style:style>
    <style:style style:name="T10033" style:parent-style-name="Policepardéfaut" style:family="text">
      <style:text-properties style:font-size-complex="11pt"/>
    </style:style>
    <style:style style:name="T10034" style:parent-style-name="Policepardéfaut" style:family="text">
      <style:text-properties style:font-size-complex="11pt"/>
    </style:style>
    <style:style style:name="T10035" style:parent-style-name="Policepardéfaut" style:family="text">
      <style:text-properties style:font-size-complex="11pt"/>
    </style:style>
    <style:style style:name="T10036" style:parent-style-name="Policepardéfaut" style:family="text">
      <style:text-properties style:font-size-complex="11pt"/>
    </style:style>
    <style:style style:name="T10037" style:parent-style-name="Policepardéfaut" style:family="text">
      <style:text-properties style:font-size-complex="11pt"/>
    </style:style>
    <style:style style:name="T10038" style:parent-style-name="Policepardéfaut" style:family="text">
      <style:text-properties style:font-size-complex="11pt"/>
    </style:style>
    <style:style style:name="T10039" style:parent-style-name="Policepardéfaut" style:family="text">
      <style:text-properties style:font-size-complex="11pt"/>
    </style:style>
    <style:style style:name="T10040" style:parent-style-name="Policepardéfaut" style:family="text">
      <style:text-properties style:font-size-complex="11pt"/>
    </style:style>
    <style:style style:name="T10041" style:parent-style-name="Policepardéfaut" style:family="text">
      <style:text-properties style:font-size-complex="11pt"/>
    </style:style>
    <style:style style:name="T10042" style:parent-style-name="Policepardéfaut" style:family="text">
      <style:text-properties style:font-size-complex="11pt"/>
    </style:style>
    <style:style style:name="T10043" style:parent-style-name="Policepardéfaut" style:family="text">
      <style:text-properties style:font-size-complex="11pt"/>
    </style:style>
    <style:style style:name="T10044" style:parent-style-name="Policepardéfaut" style:family="text">
      <style:text-properties style:font-size-complex="11pt"/>
    </style:style>
    <style:style style:name="T10045" style:parent-style-name="Policepardéfaut" style:family="text">
      <style:text-properties style:font-size-complex="11pt"/>
    </style:style>
    <style:style style:name="T10046" style:parent-style-name="Policepardéfaut" style:family="text">
      <style:text-properties style:font-size-complex="11pt"/>
    </style:style>
    <style:style style:name="T10047" style:parent-style-name="Policepardéfaut" style:family="text">
      <style:text-properties style:font-size-complex="11pt"/>
    </style:style>
    <style:style style:name="T10048" style:parent-style-name="Policepardéfaut" style:family="text">
      <style:text-properties style:font-size-complex="11pt"/>
    </style:style>
    <style:style style:name="T10049" style:parent-style-name="Policepardéfaut" style:family="text">
      <style:text-properties style:font-size-complex="11pt"/>
    </style:style>
    <style:style style:name="T10050" style:parent-style-name="Policepardéfaut" style:family="text">
      <style:text-properties style:font-size-complex="11pt"/>
    </style:style>
    <style:style style:name="T10051" style:parent-style-name="Policepardéfaut" style:family="text">
      <style:text-properties style:font-size-complex="11pt"/>
    </style:style>
    <style:style style:name="T10052" style:parent-style-name="Policepardéfaut" style:family="text">
      <style:text-properties style:font-size-complex="11pt"/>
    </style:style>
    <style:style style:name="T10053" style:parent-style-name="Policepardéfaut" style:family="text">
      <style:text-properties style:font-size-complex="11pt"/>
    </style:style>
    <style:style style:name="T10054" style:parent-style-name="Policepardéfaut" style:family="text">
      <style:text-properties style:font-size-complex="11pt"/>
    </style:style>
    <style:style style:name="T10055" style:parent-style-name="Policepardéfaut" style:family="text">
      <style:text-properties style:font-size-complex="11pt"/>
    </style:style>
    <style:style style:name="T10056" style:parent-style-name="Policepardéfaut" style:family="text">
      <style:text-properties style:font-size-complex="11pt"/>
    </style:style>
    <style:style style:name="T10057" style:parent-style-name="Policepardéfaut" style:family="text">
      <style:text-properties style:font-size-complex="11pt"/>
    </style:style>
    <style:style style:name="T10058" style:parent-style-name="Policepardéfaut" style:family="text">
      <style:text-properties fo:font-style="italic" style:font-style-asian="italic"/>
    </style:style>
    <style:style style:name="T10059" style:parent-style-name="Policepardéfaut" style:family="text">
      <style:text-properties fo:font-style="italic" style:font-style-asian="italic"/>
    </style:style>
    <style:style style:name="T10060" style:parent-style-name="Policepardéfaut" style:family="text">
      <style:text-properties fo:font-style="italic" style:font-style-asian="italic"/>
    </style:style>
    <style:style style:name="T10061" style:parent-style-name="pb" style:family="text">
      <style:text-properties style:text-position="0% 100%"/>
    </style:style>
    <style:style style:name="T10062" style:parent-style-name="Policepardéfaut" style:family="text">
      <style:text-properties fo:font-variant="small-caps"/>
    </style:style>
    <style:style style:name="T10063" style:parent-style-name="Policepardéfaut" style:family="text">
      <style:text-properties fo:font-style="italic" style:font-style-asian="italic"/>
    </style:style>
    <style:style style:name="T10064" style:parent-style-name="Policepardéfaut" style:family="text">
      <style:text-properties fo:font-style="italic" style:font-style-asian="italic"/>
    </style:style>
    <style:style style:name="T10065" style:parent-style-name="Policepardéfaut" style:family="text">
      <style:text-properties fo:font-style="italic" style:font-style-asian="italic"/>
    </style:style>
    <style:style style:name="T10066" style:parent-style-name="pb" style:family="text">
      <style:text-properties style:text-position="0% 100%"/>
    </style:style>
    <style:style style:name="T10067" style:parent-style-name="Policepardéfaut" style:family="text">
      <style:text-properties fo:font-style="italic" style:font-style-asian="italic"/>
    </style:style>
    <style:style style:name="T10068" style:parent-style-name="Policepardéfaut" style:family="text">
      <style:text-properties style:font-size-complex="11pt"/>
    </style:style>
    <style:style style:name="T10069" style:parent-style-name="Policepardéfaut" style:family="text">
      <style:text-properties fo:font-style="italic" style:font-style-asian="italic"/>
    </style:style>
    <style:style style:name="T10070" style:parent-style-name="Policepardéfaut" style:family="text">
      <style:text-properties fo:font-style="italic" style:font-style-asian="italic"/>
    </style:style>
    <style:style style:name="T10071" style:parent-style-name="Policepardéfaut" style:family="text">
      <style:text-properties fo:font-style="italic" style:font-style-asian="italic"/>
    </style:style>
    <style:style style:name="T10072" style:parent-style-name="pb" style:family="text">
      <style:text-properties style:text-position="0% 100%"/>
    </style:style>
    <style:style style:name="T10073" style:parent-style-name="pb" style:family="text">
      <style:text-properties style:text-position="0% 100%"/>
    </style:style>
    <style:style style:name="T10074" style:parent-style-name="pb" style:family="text">
      <style:text-properties style:text-position="0% 100%"/>
    </style:style>
    <style:style style:name="T10075" style:parent-style-name="Policepardéfaut" style:family="text">
      <style:text-properties style:font-size-complex="11pt"/>
    </style:style>
    <style:style style:name="T10076" style:parent-style-name="Policepardéfaut" style:family="text">
      <style:text-properties style:font-size-complex="11pt"/>
    </style:style>
    <style:style style:name="T10077" style:parent-style-name="Policepardéfaut" style:family="text">
      <style:text-properties style:font-size-complex="11pt"/>
    </style:style>
    <style:style style:name="T10078" style:parent-style-name="Policepardéfaut" style:family="text">
      <style:text-properties style:font-size-complex="11pt"/>
    </style:style>
    <style:style style:name="T10079" style:parent-style-name="Policepardéfaut" style:family="text">
      <style:text-properties style:font-size-complex="11pt"/>
    </style:style>
    <style:style style:name="T10080" style:parent-style-name="Policepardéfaut" style:family="text">
      <style:text-properties style:font-size-complex="11pt"/>
    </style:style>
    <style:style style:name="T10081" style:parent-style-name="Policepardéfaut" style:family="text">
      <style:text-properties style:font-size-complex="11pt"/>
    </style:style>
    <style:style style:name="T10082" style:parent-style-name="Policepardéfaut" style:family="text">
      <style:text-properties style:font-size-complex="11pt"/>
    </style:style>
    <style:style style:name="T10083" style:parent-style-name="Policepardéfaut" style:family="text">
      <style:text-properties style:font-size-complex="11pt"/>
    </style:style>
    <style:style style:name="T10084" style:parent-style-name="Policepardéfaut" style:family="text">
      <style:text-properties style:font-size-complex="11pt"/>
    </style:style>
    <style:style style:name="T10085" style:parent-style-name="Policepardéfaut" style:family="text">
      <style:text-properties style:font-size-complex="11pt"/>
    </style:style>
    <style:style style:name="T10086" style:parent-style-name="Policepardéfaut" style:family="text">
      <style:text-properties style:font-size-complex="11pt"/>
    </style:style>
    <style:style style:name="T10087" style:parent-style-name="Policepardéfaut" style:family="text">
      <style:text-properties style:font-size-complex="11pt"/>
    </style:style>
    <style:style style:name="T10088" style:parent-style-name="Policepardéfaut" style:family="text">
      <style:text-properties style:font-size-complex="11pt"/>
    </style:style>
    <style:style style:name="T10089" style:parent-style-name="Policepardéfaut" style:family="text">
      <style:text-properties style:font-size-complex="11pt"/>
    </style:style>
    <style:style style:name="T10090" style:parent-style-name="Policepardéfaut" style:family="text">
      <style:text-properties style:font-size-complex="11pt"/>
    </style:style>
    <style:style style:name="T10091" style:parent-style-name="Policepardéfaut" style:family="text">
      <style:text-properties style:font-size-complex="11pt"/>
    </style:style>
    <style:style style:name="T10092" style:parent-style-name="Policepardéfaut" style:family="text">
      <style:text-properties style:font-size-complex="11pt"/>
    </style:style>
    <style:style style:name="T10093" style:parent-style-name="Policepardéfaut" style:family="text">
      <style:text-properties style:font-size-complex="11pt"/>
    </style:style>
    <style:style style:name="T10094" style:parent-style-name="Policepardéfaut" style:family="text">
      <style:text-properties style:font-size-complex="11pt"/>
    </style:style>
    <style:style style:name="T10095" style:parent-style-name="Policepardéfaut" style:family="text">
      <style:text-properties style:font-size-complex="11pt"/>
    </style:style>
    <style:style style:name="T10096" style:parent-style-name="Policepardéfaut" style:family="text">
      <style:text-properties style:font-size-complex="11pt"/>
    </style:style>
    <style:style style:name="T10097" style:parent-style-name="Policepardéfaut" style:family="text">
      <style:text-properties style:font-size-complex="11pt"/>
    </style:style>
    <style:style style:name="T10098" style:parent-style-name="Policepardéfaut" style:family="text">
      <style:text-properties style:font-size-complex="11pt"/>
    </style:style>
    <style:style style:name="T10099" style:parent-style-name="Policepardéfaut" style:family="text">
      <style:text-properties style:font-size-complex="11pt"/>
    </style:style>
    <style:style style:name="T10100" style:parent-style-name="Policepardéfaut" style:family="text">
      <style:text-properties style:font-size-complex="11pt"/>
    </style:style>
    <style:style style:name="T10101" style:parent-style-name="Policepardéfaut" style:family="text">
      <style:text-properties style:font-size-complex="11pt"/>
    </style:style>
    <style:style style:name="T10102" style:parent-style-name="Policepardéfaut" style:family="text">
      <style:text-properties style:font-size-complex="11pt"/>
    </style:style>
    <style:style style:name="T10103" style:parent-style-name="Policepardéfaut" style:family="text">
      <style:text-properties style:font-size-complex="11pt"/>
    </style:style>
    <style:style style:name="T10104" style:parent-style-name="Policepardéfaut" style:family="text">
      <style:text-properties style:font-size-complex="11pt"/>
    </style:style>
    <style:style style:name="T10105" style:parent-style-name="Policepardéfaut" style:family="text">
      <style:text-properties style:font-size-complex="11pt"/>
    </style:style>
    <style:style style:name="T10106" style:parent-style-name="Policepardéfaut" style:family="text">
      <style:text-properties style:font-size-complex="11pt"/>
    </style:style>
    <style:style style:name="T10107" style:parent-style-name="Policepardéfaut" style:family="text">
      <style:text-properties style:font-size-complex="11pt"/>
    </style:style>
    <style:style style:name="T10108" style:parent-style-name="Policepardéfaut" style:family="text">
      <style:text-properties style:font-size-complex="11pt"/>
    </style:style>
    <style:style style:name="T10109" style:parent-style-name="Policepardéfaut" style:family="text">
      <style:text-properties style:font-size-complex="11pt"/>
    </style:style>
    <style:style style:name="T10110" style:parent-style-name="Policepardéfaut" style:family="text">
      <style:text-properties style:font-size-complex="11pt"/>
    </style:style>
    <style:style style:name="T10111" style:parent-style-name="Policepardéfaut" style:family="text">
      <style:text-properties style:font-size-complex="11pt"/>
    </style:style>
    <style:style style:name="T10112" style:parent-style-name="Policepardéfaut" style:family="text">
      <style:text-properties style:font-size-complex="11pt"/>
    </style:style>
    <style:style style:name="T10113" style:parent-style-name="Policepardéfaut" style:family="text">
      <style:text-properties style:font-size-complex="11pt"/>
    </style:style>
    <style:style style:name="T10114" style:parent-style-name="Policepardéfaut" style:family="text">
      <style:text-properties style:font-size-complex="11pt"/>
    </style:style>
    <style:style style:name="T10115" style:parent-style-name="Policepardéfaut" style:family="text">
      <style:text-properties style:font-size-complex="11pt"/>
    </style:style>
    <style:style style:name="T10116" style:parent-style-name="Policepardéfaut" style:family="text">
      <style:text-properties style:font-size-complex="11pt"/>
    </style:style>
    <style:style style:name="T10117" style:parent-style-name="Policepardéfaut" style:family="text">
      <style:text-properties style:font-size-complex="11pt"/>
    </style:style>
    <style:style style:name="T10118" style:parent-style-name="Policepardéfaut" style:family="text">
      <style:text-properties style:font-size-complex="11pt"/>
    </style:style>
    <style:style style:name="T10119" style:parent-style-name="Policepardéfaut" style:family="text">
      <style:text-properties style:font-size-complex="11pt"/>
    </style:style>
    <style:style style:name="T10120" style:parent-style-name="Policepardéfaut" style:family="text">
      <style:text-properties style:font-size-complex="11pt"/>
    </style:style>
    <style:style style:name="T10121" style:parent-style-name="Policepardéfaut" style:family="text">
      <style:text-properties style:font-size-complex="11pt"/>
    </style:style>
    <style:style style:name="T10122" style:parent-style-name="Policepardéfaut" style:family="text">
      <style:text-properties style:font-size-complex="11pt"/>
    </style:style>
    <style:style style:name="T10123" style:parent-style-name="Policepardéfaut" style:family="text">
      <style:text-properties style:font-size-complex="11pt"/>
    </style:style>
    <style:style style:name="T10124" style:parent-style-name="Policepardéfaut" style:family="text">
      <style:text-properties style:font-size-complex="11pt"/>
    </style:style>
    <style:style style:name="T10125" style:parent-style-name="Policepardéfaut" style:family="text">
      <style:text-properties style:font-size-complex="11pt"/>
    </style:style>
    <style:style style:name="T10126" style:parent-style-name="Policepardéfaut" style:family="text">
      <style:text-properties style:font-size-complex="11pt"/>
    </style:style>
    <style:style style:name="T10127" style:parent-style-name="Policepardéfaut" style:family="text">
      <style:text-properties style:font-size-complex="11pt"/>
    </style:style>
    <style:style style:name="T10128" style:parent-style-name="Policepardéfaut" style:family="text">
      <style:text-properties style:font-size-complex="11pt"/>
    </style:style>
    <style:style style:name="T10129" style:parent-style-name="Policepardéfaut" style:family="text">
      <style:text-properties style:font-size-complex="11pt"/>
    </style:style>
    <style:style style:name="T10130" style:parent-style-name="Policepardéfaut" style:family="text">
      <style:text-properties style:font-size-complex="11pt"/>
    </style:style>
    <style:style style:name="T10131" style:parent-style-name="Policepardéfaut" style:family="text">
      <style:text-properties style:font-size-complex="11pt"/>
    </style:style>
    <style:style style:name="T10132" style:parent-style-name="Policepardéfaut" style:family="text">
      <style:text-properties style:font-size-complex="11pt"/>
    </style:style>
    <style:style style:name="T10133" style:parent-style-name="Policepardéfaut" style:family="text">
      <style:text-properties style:font-size-complex="11pt"/>
    </style:style>
    <style:style style:name="T10134" style:parent-style-name="Policepardéfaut" style:family="text">
      <style:text-properties style:font-size-complex="11pt"/>
    </style:style>
    <style:style style:name="T10135" style:parent-style-name="Policepardéfaut" style:family="text">
      <style:text-properties style:font-size-complex="11pt"/>
    </style:style>
    <style:style style:name="T10136" style:parent-style-name="Policepardéfaut" style:family="text">
      <style:text-properties style:font-size-complex="11pt"/>
    </style:style>
    <style:style style:name="T10137" style:parent-style-name="Policepardéfaut" style:family="text">
      <style:text-properties style:font-size-complex="11pt"/>
    </style:style>
    <style:style style:name="T10138" style:parent-style-name="Policepardéfaut" style:family="text">
      <style:text-properties style:font-size-complex="11pt"/>
    </style:style>
    <style:style style:name="T10139" style:parent-style-name="Policepardéfaut" style:family="text">
      <style:text-properties style:font-size-complex="11pt"/>
    </style:style>
  </office:automatic-styles>
  <office:body>
    <office:text text:use-soft-page-breaks="true">
      <text:p text:style-name="P1"><text:bookmark-start text:name="bookmark0"/><text:bookmark-end text:name="bookmark0"/>title : Notices des pièces de Molière (1661-1665) [<text:span text:style-name="T2">Histoire du théâtre français</text:span>, tome IX]</text:p>
      <text:p text:style-name="P3">creator : François et Claude Parfaict</text:p>
      <text:p text:style-name="P4">copyeditor : Emmanuelle Taton (Saisie et stylage sémantique) ; Éric Thiébaud (Édition TEI)</text:p>
      <text:p text:style-name="P5">publisher : Sorbonne Université, LABEX OBVIL</text:p>
      <text:p text:style-name="P6">issued : 2018</text:p>
      <text:p text:style-name="P7">idno : http://obvil.paris-sorbonne.fr/corpus/moliere/critique/parfaict_histoire-theatre-09/</text:p>
      <text:p text:style-name="P8">source : Parfaict, François (1698-1753) et Parfaict, Claude (1705-1777),<text:s/><text:span text:style-name="T9">Histoire du théâtre français, depuis son origine jusqu’à présent, avec la vie des plus célèbres poètes dramatiques, un catalogue exact de leurs pièces, et des notes historiques et critiques</text:span>, tome IX, Paris, P. G. Le Mercier et Saillant, 1746. PDF :<text:s/><text:a xlink:href="https://books.google.fr/books?id=M3BcAAAAcAAJ" office:target-frame-name="_top" xlink:show="replace"><text:span text:style-name="Lienhypertexte">Google</text:span></text:a>. N.-B. :<text:s/>Nous avons effectué quelques modifications sur le texte d’origine, outre une modernisation<text:s/>et une normalisation<text:s/>globales<text:s/>(des noms propres et communs) :<text:s/>ajout d’accents sur les majuscules, suppression de l’italique pour la ponctuation suivant un terme en italique ;<text:s/>remplacement des points par des virgules lorsqu’ils se situaient en milieu de phrase ;<text:s/>de même, remplacement des points faisant suite à des chiffres (pour les dates notamment) par des virgules, etc.</text:p>
      <text:p text:style-name="P10">created : 1746</text:p>
      <text:p text:style-name="P11">language : fre</text:p>
      <text:h text:style-name="Titre1" text:outline-level="1"><text:span text:style-name="T12">Préface</text:span></text:h>
      <text:p text:style-name="Corpsdetexte"><text:span text:style-name="pb">[p.</text:span><text:span text:style-name="pb"><text:s/>i</text:span><text:span text:style-name="pb">]<text:s/></text:span><text:span text:style-name="T13">Si les v</text:span><text:span text:style-name="T14">olumes précédents de cette<text:s/></text:span><text:span text:style-name="T15">Histoire</text:span><text:span text:style-name="T16"><text:s/>de notre<text:s/></text:span><text:span text:style-name="T17">théâtre</text:span><text:span text:style-name="T18"><text:s/>ont pu, comme nous osons l</text:span><text:span text:style-name="T19">’</text:span><text:span text:style-name="T20">espérer, intéresser nos<text:s/></text:span><text:span text:style-name="T21">lecteur</text:span><text:span text:style-name="T22">s, nous ne craignons pas d</text:span><text:span text:style-name="T23">’</text:span><text:span text:style-name="T24">assurer que la lecture de celui-ci leur donnera une satisfaction encore plus complète. Rien de plus curieux en effet</text:span><text:span text:style-name="T25">, rien de plus important pour l’h</text:span><text:span text:style-name="T26">istoire de notre<text:s/></text:span><text:span text:style-name="T27">théâtre</text:span><text:span text:style-name="T28">, que le détail dans lequel nous<text:s/></text:span><text:span text:style-name="T29">allons entrer dans ce neuvième v</text:span><text:span text:style-name="T30">olume. Nous y offrons aux yeux de nos<text:s/></text:span><text:span text:style-name="T31">lecteurs les inimitables c</text:span><text:span text:style-name="T32">omédies de Molière</text:span><text:span text:style-name="T33"> ;</text:span><text:span text:style-name="T34"><text:s/>les brillants commence</text:span><text:span text:style-name="T35">ments de Racine dans le genre t</text:span><text:span text:style-name="T36">ragique</text:span><text:span text:style-name="T37"> ;</text:span><text:span text:style-name="T38"><text:s/>les restes précieux de la<text:s/></text:span><text:span text:style-name="T39">Muse</text:span><text:span text:style-name="T40"><text:s/>de Pierre Corneille</text:span><text:span text:style-name="T41"> ;</text:span><text:span text:style-name="T42"><text:s/>les<text:s/></text:span><text:span text:style-name="pb">[p</text:span><text:span text:style-name="pb"><text:s/>.ij</text:span><text:span text:style-name="pb">]<text:s/></text:span><text:span text:style-name="T43">situations tend</text:span><text:span text:style-name="T44">res et pathétiques de quelques t</text:span><text:span text:style-name="T45">ragédies de Thomas Corneille et de Quinault, et enfin divers faits<text:s/></text:span><text:span text:style-name="T46">et anecdotes</text:span><text:span text:style-name="T47"><text:s/>concernant les<text:s/></text:span><text:span text:style-name="T48">auteur</text:span><text:span text:style-name="T49">s et les<text:s/></text:span><text:span text:style-name="T50">pièces</text:span><text:span text:style-name="T51"><text:s/>dont nous rendons compte.</text:span></text:p>
      <text:p text:style-name="P52"><text:span text:style-name="T53">Ce v</text:span><text:span text:style-name="T54">olume commence par l</text:span><text:span text:style-name="T55">’</text:span><text:span text:style-name="T56">établissement d</text:span><text:span text:style-name="T57">’une nouvelle troupe f</text:span><text:span text:style-name="T58">rançaise, qui prit le titre de Comédiens de Mademoiselle</text:span><text:span text:style-name="Appelnotedebasdep."><text:note text:note-class="footnote" text:id="_ftn0"><text:note-citation>1</text:note-citation><text:note-body><text:p text:style-name="Notedebasdepage"><text:span text:style-name="T59"><text:s/></text:span><text:span text:style-name="T60">[BOTTOM]<text:s/></text:span><text:span text:style-name="T61">* M</text:span><text:span text:style-name="T62">lle</text:span><text:span text:style-name="T63"> de </text:span><text:span text:style-name="T64">Montpensier.</text:span></text:p></text:note-body></text:note></text:span><text:span text:style-name="T65">. Ce<text:s/></text:span><text:span text:style-name="T66">théâtre</text:span><text:span text:style-name="T67"><text:s/>ne subsista que peu de temps</text:span><text:span text:style-name="T68"> :</text:span><text:span text:style-name="T69"><text:s/>nous en marquons le commencement, le progrès et la fin.</text:span></text:p>
      <text:soft-page-break/>
      <text:p text:style-name="P70"><text:span text:style-name="T71">Tandis que ces nouveaux c</text:span><text:span text:style-name="T72">omédiens exerçaient leurs talents, on vit paraître<text:s/></text:span><text:span text:style-name="T73">Camma</text:span><text:span text:style-name="T74">,<text:s/></text:span><text:span text:style-name="T75">de Cornei</text:span><text:span text:style-name="T76">lle de L’</text:span><text:span text:style-name="T77">Isle, à l</text:span><text:span text:style-name="T78">’</text:span><text:span text:style-name="T79">Hôtel de Bourgogne</text:span><text:span text:style-name="T80"> ;</text:span><text:span text:style-name="T81"><text:s/></text:span><text:span text:style-name="T82">L</text:span><text:span text:style-name="T83">a</text:span><text:span text:style-name="T84"><text:s/></text:span><text:span text:style-name="T85">Toison d</text:span><text:span text:style-name="T86">’o</text:span><text:span text:style-name="T87">r</text:span><text:span text:style-name="T88">, de Pierre Corneille, sur le t</text:span><text:span text:style-name="T89">héâtre du Marais</text:span><text:span text:style-name="T90"> ;<text:s/></text:span><text:span text:style-name="T91">L’É</text:span><text:span text:style-name="T92">cole des m</text:span><text:span text:style-name="T93">aris</text:span><text:span text:style-name="T94"><text:s/>et<text:s/></text:span><text:span text:style-name="T95">L</text:span><text:span text:style-name="T96">es Fâcheux</text:span><text:span text:style-name="T97">,<text:s/></text:span><text:span text:style-name="T98">de Molière, sur celui du Palais-</text:span><text:span text:style-name="T99">Royal.</text:span></text:p>
      <text:p text:style-name="P100"><text:span text:style-name="T101">Avant que la c</text:span><text:span text:style-name="T102">omédie des<text:s/></text:span><text:span text:style-name="T103">Fâcheux</text:span><text:span text:style-name="T104"><text:s/>parût sur ce dernier<text:s/></text:span><text:span text:style-name="T105">théâtre</text:span><text:span text:style-name="T106">, elle avait été représentée à Vaux, maison qui appartenait alors<text:s/></text:span><text:span text:style-name="pb">[p.</text:span><text:span text:style-name="pb"><text:s/>iij</text:span><text:span text:style-name="pb">]<text:s/></text:span><text:span text:style-name="T107">à<text:s/></text:span><text:span text:style-name="T108">M. Fouquet, surintendant des finances. Ce m</text:span><text:span text:style-name="T109">inistre avait demandé cette<text:s/></text:span><text:span text:style-name="T110">pièce à Molière pour orner une f</text:span><text:span text:style-name="T111">ête magnifique qu</text:span><text:span text:style-name="T112">’</text:span><text:span text:style-name="T113">il donna au<text:s/></text:span><text:span text:style-name="T114">roi et à toute sa c</text:span><text:span text:style-name="T115">our. On t</text:span><text:span text:style-name="T116">rouvera ici le détail de cette f</text:span><text:span text:style-name="T117">ête, d</text:span><text:span text:style-name="T118">’</text:span><text:span text:style-name="T119">après ce qu</text:span><text:span text:style-name="T120">’</text:span><text:span text:style-name="T121">en dit Loret dans sa<text:s/></text:span><text:span text:style-name="T122">Muse h</text:span><text:span text:style-name="T123">istorique</text:span><text:span text:style-name="T124">, le seul que nous sachions qui en<text:s/></text:span><text:span text:style-name="T125">ait parlé avec quelque étendue.</text:span></text:p>
      <text:p text:style-name="P126"><text:span text:style-name="T127">En 1662, le<text:s/></text:span><text:span text:style-name="T128">théâtre</text:span><text:span text:style-name="T129"><text:s/>fut fertile en nouveautés. Parmi celles qui eurent un véritable succès, on peut citer<text:s/></text:span><text:span text:style-name="T130">Sertorius</text:span><text:span text:style-name="T131">,<text:s/></text:span><text:span text:style-name="T132">de Pierre Corneille</text:span><text:span text:style-name="T133">, et<text:s/></text:span><text:span text:style-name="T134">L’Éco</text:span><text:span text:style-name="T135">le des f</text:span><text:span text:style-name="T136">emmes</text:span><text:span text:style-name="T137">, de Molière.</text:span></text:p>
      <text:p text:style-name="P138"><text:span text:style-name="T139">Ce fut dans cette même année que M</text:span><text:span text:style-name="T140">lle</text:span><text:span text:style-name="T141"> Des J</text:span><text:span text:style-name="T142">ardins, si connue d</text:span><text:span text:style-name="T143">ans le monde sous le nom de M</text:span><text:span text:style-name="T144">me</text:span><text:span text:style-name="T145"> de </text:span><text:span text:style-name="T146">Villedieu, donna un essai de son talent pour le genre dramatique</text:span><text:span text:style-name="T147"> :</text:span><text:span text:style-name="T148"><text:s/>l</text:span><text:span text:style-name="T149">’article de cette d</text:span><text:span text:style-name="T150">emoiselle mérite d</text:span><text:span text:style-name="T151">’</text:span><text:span text:style-name="T152">être lu, par les singulières aventures qu</text:span><text:span text:style-name="T153">’</text:span><text:span text:style-name="T154">il renferme.</text:span></text:p>
      <text:p text:style-name="P155"><text:span text:style-name="T156">Après cet article, et plusieurs<text:s/></text:span><text:span text:style-name="pb">[p.</text:span><text:span text:style-name="pb"><text:s/>iv</text:span><text:span text:style-name="pb">]<text:s/></text:span><text:span text:style-name="T157">autres qui ne sont pas moins curieux, nous parlons d</text:span><text:span text:style-name="T158">’une troupe de jeunes a</text:span><text:span text:style-name="T159">cteurs de l</text:span><text:span text:style-name="T160">’</text:span><text:span text:style-name="T161">un et de l</text:span><text:span text:style-name="T162">’</text:span><text:span text:style-name="T163">a</text:span><text:span text:style-name="T164">utre sexe, qui jouèrent sur le théâtre du Palais-</text:span><text:span text:style-name="T165">Royal en 1664, et qu</text:span><text:span text:style-name="T166">’</text:span><text:span text:style-name="T167">on nomma<text:s/></text:span><text:span text:style-name="T168">la Troupe du Dauphin</text:span><text:span text:style-name="T169">. L</text:span><text:span text:style-name="T170">’</text:span><text:span text:style-name="T171">origine de cette petite société nous a semblé mériter d</text:span><text:span text:style-name="T172">’</text:span><text:span text:style-name="T173">être éclaircie</text:span><text:span text:style-name="T174"> :</text:span><text:span text:style-name="T175"><text:s/>ce fut là que déb</text:span><text:span text:style-name="T176">utèrent deux des plus parfaits acteurs du théâtre f</text:span><text:span text:style-name="T177">rançais, Baron et Raisin le cadet</text:span><text:span text:style-name="T178"> ;</text:span><text:span text:style-name="T179"><text:s/>le premier si admirable dans les premiers rôles tragiques, et ceux du haut comique, et le second, si supérieur dans<text:s/></text:span><text:span text:style-name="T180">tous les emplois comiques et à m</text:span><text:span text:style-name="T181">anteau.</text:span></text:p>
      <text:p text:style-name="P182"><text:span text:style-name="T183">Ce qui concerne la t</text:span><text:span text:style-name="T184">ragédie d</text:span><text:span text:style-name="T185">’</text:span><text:span text:style-name="T186">Alexandre</text:span><text:span text:style-name="T187">, de<text:s/></text:span><text:span text:style-name="T188">M. Racine, termine ce v</text:span><text:span text:style-name="T189">olume. Parmi les faits intéressants, dont ce morceau est rempli, il y en a un qui est unique dans l</text:span><text:span text:style-name="T190">’histoire du théâtre f</text:span><text:span text:style-name="T191">rançais, et qui a été ignoré jusqu</text:span><text:span text:style-name="T192">’</text:span><text:span text:style-name="T193">à présent.<text:s/></text:span><text:span text:style-name="T194">M. Racine donna également à la t</text:span><text:span text:style-name="T195">roupe de l</text:span><text:span text:style-name="T196">’</text:span><text:span text:style-name="T197">Hôtel<text:s/></text:span><text:span text:style-name="pb">[p. v</text:span><text:span text:style-name="pb">]<text:s/></text:span><text:span text:style-name="T198">de<text:s/></text:span><text:span text:style-name="T199">Bourgogne, et à celle du Palais-Royal, la t</text:span><text:span text:style-name="T200">ragédie d</text:span><text:span text:style-name="T201">’</text:span><text:span text:style-name="T202">Alexandre</text:span><text:span text:style-name="T203">, qui parut le même jour sur ces deux<text:s/></text:span><text:span text:style-name="T204">théâtre</text:span><text:span text:style-name="T205">s.</text:span></text:p>
      <text:p text:style-name="P206"><text:span text:style-name="T207">Le dixième volume de cette<text:s/></text:span><text:span text:style-name="T208">H</text:span><text:span text:style-name="T209">istoire</text:span><text:span text:style-name="T210"><text:s/>rassemblera la vie de Molière et celle de Raci</text:span><text:span text:style-name="T211">ne, plusieurs articles sur les a</text:span><text:span text:style-name="T212">cteurs célèbres de ce temps et beauco</text:span><text:span text:style-name="T213">up de faits singuliers sur les poèmes d</text:span><text:span text:style-name="T214">ramatiques qui parurent alors.</text:span></text:p>
      <text:p text:style-name="P215"><text:span text:style-name="T216">Depuis l</text:span><text:span text:style-name="T217">’impression des tomes </text:span><text:span text:style-name="T218">V et VI de cette<text:s/></text:span><text:span text:style-name="T219">Histoire</text:span><text:span text:style-name="T220">, il nous est tombé entre les mains une seconde partie des<text:s/></text:span><text:span text:style-name="T221">Œuvres de P. </text:span><text:span text:style-name="T222">Corneille</text:span><text:span text:style-name="T223">, imprimée en 1655</text:span><text:span text:style-name="Appelnotedebasdep."><text:note text:note-class="footnote" text:id="_ftn1"><text:note-citation>2</text:note-citation><text:note-body><text:p text:style-name="Notedebasdepage"><text:span text:style-name="T224"><text:s/></text:span><text:span text:style-name="T225">[BOTTOM]<text:s/></text:span><text:span text:style-name="T226">* Paris, in-12,</text:span><text:span text:style-name="T227"><text:s/>Edme Pépingué.</text:span></text:p></text:note-body></text:note></text:span><text:span text:style-name="T228">, qui comprend</text:span><text:span text:style-name="T229"> :</text:span><text:span text:style-name="T230"><text:s/></text:span><text:span text:style-name="T231">L</text:span><text:span text:style-name="T232">e Cid</text:span><text:span text:style-name="T233">,<text:s/></text:span><text:soft-page-break/><text:span text:style-name="T234">Horace</text:span><text:span text:style-name="T235">,<text:s/></text:span><text:span text:style-name="T236">Cinna</text:span><text:span text:style-name="T237">,<text:s/></text:span><text:span text:style-name="T238">Polyeucte</text:span><text:span text:style-name="T239">,<text:s/></text:span><text:span text:style-name="T240">La M</text:span><text:span text:style-name="T241">ort de Pompée</text:span><text:span text:style-name="T242">,</text:span><text:span text:style-name="T243"><text:s/>L</text:span><text:span text:style-name="T244">e Menteur</text:span><text:span text:style-name="T245"><text:s/>et<text:s/></text:span><text:span text:style-name="T246">La S</text:span><text:span text:style-name="T247">uite</text:span><text:span text:style-name="T248"><text:s/>du M</text:span><text:span text:style-name="T249">enteur</text:span><text:span text:style-name="T250">. Cette édition est extrêmement rare, et presque ignorée, même des curieux.<text:s/></text:span><text:span text:style-name="T251">M. </text:span><text:span text:style-name="T252">Joly, dernier éditeur des<text:s/></text:span><text:span text:style-name="T253">ouvrage</text:span><text:span text:style-name="T254">s de Corneille</text:span><text:span text:style-name="T255">, en aurait sûrement fait usage</text:span><text:span text:style-name="T256"><text:s/>si elle lui eût été<text:s/></text:span><text:span text:style-name="pb">[p.</text:span><text:span text:style-name="pb"><text:s/>vj</text:span><text:span text:style-name="pb">]<text:s/></text:span><text:span text:style-name="T257">connue, puisqu</text:span><text:span text:style-name="T258">’</text:span><text:span text:style-name="T259">elle contient plusieurs morceaux qui ne se trouvent point dans les autres. Nous en avons extrait ceux qui conviennent à notre<text:s/></text:span><text:span text:style-name="T260">ouvrage</text:span><text:span text:style-name="T261">, et nous les plaçons ici pour servir de supplément aux articles que nous avons déjà traités.</text:span></text:p>
      <text:p text:style-name="P262"><text:span text:style-name="T263">On peut aisément reconnaître les endroits du<text:s/></text:span><text:span text:style-name="T264">Cid</text:span><text:span text:style-name="T265"><text:s/>imités de Guillén de Castro</text:span><text:span text:style-name="T266"><text:s/>par la différence du caractère, et les chiffres qui marquent les renvois pour trouver au bas des pages les vers espagnols. Le<text:s/></text:span><text:span text:style-name="T267">même ordre est observé, dans la t</text:span><text:span text:style-name="T268">ragédie de<text:s/></text:span><text:span text:style-name="T269">L</text:span><text:span text:style-name="T270">a Mort de Pompée</text:span><text:span text:style-name="T271">, pour les imitations de Lucain.<text:s/></text:span><text:span text:style-name="T272">M. </text:span><text:span text:style-name="T273">Corn</text:span><text:span text:style-name="T274">eille crut devoir en user ainsi</text:span><text:span text:style-name="T275"><text:s/>pour faire taire les critiques, qui prétendaient que ce que l</text:span><text:span text:style-name="T276">’</text:span><text:span text:style-name="T277">on admirait le plus dans les deux<text:s/></text:span><text:span text:style-name="T278">poèmes</text:span><text:span text:style-name="T279"><text:s/>n</text:span><text:span text:style-name="T280">’était que des larcins faits au poète latin</text:span><text:span text:style-name="T281"><text:s/>et à l</text:span><text:span text:style-name="T282">’auteur</text:span><text:span text:style-name="T283"><text:s/></text:span><text:span text:style-name="T284">espagnol</text:span><text:span text:style-name="T285">. Corneille, en exposant ce qu</text:span><text:span text:style-name="T286">’</text:span><text:span text:style-name="T287">il avait pris de l</text:span><text:span text:style-name="T288">’</text:span><text:span text:style-name="T289">un et de<text:s/></text:span><text:span text:style-name="pb">[p.<text:s/></text:span><text:span text:style-name="pb">vij</text:span><text:span text:style-name="pb">]<text:s/></text:span><text:span text:style-name="T290">l</text:span><text:span text:style-name="T291">’</text:span><text:span text:style-name="T292">autre, travailla plus à sa propre gloire, et</text:span><text:span text:style-name="T293"><text:s/>à la confusion des c</text:span><text:span text:style-name="T294">ritiques, que s</text:span><text:span text:style-name="T295">’</text:span><text:span text:style-name="T296">il fût demeuré dans le silence. Chacun se trouva en état de comparer l</text:span><text:span text:style-name="T297">’</text:span><text:span text:style-name="T298">original avec sa traduction et de reconnaître que jamais inf</text:span><text:span text:style-name="T299">érieur à ses modèles, ce grand p</text:span><text:span text:style-name="T300">oète les a souvent surpassé, et que ce qu</text:span><text:span text:style-name="T301">’</text:span><text:span text:style-name="T302">il a ajouté est encore supérieur.</text:span></text:p>
      <text:p text:style-name="P303"><text:span text:style-name="T304">La t</text:span><text:span text:style-name="T305">ragédie du<text:s/></text:span><text:span text:style-name="T306">Cid</text:span><text:span text:style-name="T307"><text:s/>est précédée de deux r</text:span><text:span text:style-name="T308">omances espagnoles, et d</text:span><text:span text:style-name="T309">’une préface dont voici un passage</text:span><text:span text:style-name="T310"><text:s/>qui servira de supplément à l</text:span><text:span text:style-name="T311">’</text:span><text:span text:style-name="T312">article de cette<text:s/></text:span><text:span text:style-name="T313">pièce</text:span><text:span text:style-name="Appelnotedebasdep."><text:note text:note-class="footnote" text:id="_ftn2"><text:note-citation>3</text:note-citation><text:note-body><text:p text:style-name="Notedebasdepage"><text:span text:style-name="T314"><text:s/></text:span><text:span text:style-name="T315">[BOTTOM]<text:s/></text:span><text:span text:style-name="T316">* Voyez l’article du<text:s/></text:span><text:span text:style-name="T317">Cid</text:span><text:span text:style-name="T318">, tome V, p. 247 et suiv.</text:span></text:p></text:note-body></text:note></text:span><text:span text:style-name="T319"> ;<text:s/></text:span><text:span text:style-name="T320">il découvre les véritables sentiments de l</text:span><text:span text:style-name="T321">’auteur</text:span><text:span text:style-name="T322">.</text:span></text:p>
      <text:p text:style-name="quote">« Je me sens obligé, dit-il, de désabuser le<text:s/>public<text:s/>de deux erreurs qui s’y sont glissées touchant cette tragédie, et qui semblent avoir été autorisées par mon silence. La première, que j’aie convenu de juges touchant son mérite, et m’en sois rapporté au sentiment de ceux<text:s/><text:span text:style-name="pb">[p.</text:span><text:span text:style-name="pb"><text:s/>viij</text:span><text:span text:style-name="pb">]<text:s/></text:span>qu’on a prié d’en juger.<text:s/>Je m’en tairais encore, si ce faux bruit n’avait été jusque<text:s/>chez<text:s/>M. de Balzac, dans sa province, ou, pour me servir de ses paroles mêmes,<text:s/><text:span text:style-name="T323">dans son désert</text:span> ;<text:s/>et si je n’en avais vu depuis peu les marques dans cette admirable lettre qu’il a écrite sur ce sujet, et qui ne fait pas la moindre richesse des deux derniers trésors qu’il nous a donnés. Or, comme tout ce qui part de sa plume regarde la postérité, maintenant que mon nom est assuré de passer jusqu’à elle<text:s/>dans cette lettre incomparable, il me serait honteux qu’il y passât avec cette tache, et qu’on pût à jamais me reprocher d’avoir compromis de ma réputation. C’est une chose qui jusqu’à présent est sans exemple, et de tous ceux qui ont été attaqués comme moi, aucun, que je sache, n’a eu assez de faiblesse<text:span text:style-name="T324"><text:s/></text:span><text:span text:style-name="pb">[p.</text:span><text:span text:style-name="pb"><text:s/>ix</text:span><text:span text:style-name="pb">]<text:s/></text:span>pour convenir d’arbitres avec ses censeurs :<text:s/>et s’ils ont laissé tout le monde dans la liberté publique d’en juger, ainsi que j’ai<text:s/><text:soft-page-break/>fait, ç’a été, sans s’obliger, non plus que moi, à en croire personne. Outre que dans la conjoncture où étaient lors les affaires du<text:s/><text:span text:style-name="T325">Cid</text:span>,<text:span text:style-name="T326"><text:s/></text:span>il ne fallait pas être grand devin<text:s/>pour prévoir ce que nous en avons vu arriver. À moins que d’être tout à fait stupide, on ne pouvait pas ignorer que comme les questions de cette nature ne concernant ni la<text:s/>religion, ni l’État, on en peut décider par les règles de la prudence humaine, aussi bien que par celles du<text:s/>théâtre ;<text:s/>et tourner sans scrupule le sens du bon homme Aristote<text:s/>du côté de la politique. Ce n’est pas que je sache, si ceux qui ont jugé du<text:s/><text:span text:style-name="T327">Cid<text:s/></text:span>en ont jugé suivant leur sentiment, ou non :<text:s/>ni même que je veuille dire qu’ils<text:span text:style-name="T328"><text:s/></text:span><text:span text:style-name="pb">[p. x</text:span><text:span text:style-name="pb">]<text:s/></text:span>en aient bien ou mal jugé, et que peut-être je l’aurais justifié, sans beaucoup de peine, si la même raison qui les a fait parler<text:s/>ne m’avait obligé à me taire. »</text:p>
      <text:p text:style-name="P329"><text:span text:style-name="T330">Au-devant d</text:span><text:span text:style-name="T331">’</text:span><text:span text:style-name="T332">Horace</text:span><text:span text:style-name="T333"><text:s/>et de<text:s/></text:span><text:span text:style-name="T334">Cinna</text:span><text:span text:style-name="T335"><text:s/></text:span><text:span text:style-name="T336">sont les passages la</text:span><text:span text:style-name="T337">tins de Tite-Live et de Sénèque</text:span><text:span text:style-name="T338"><text:s/>d</text:span><text:span text:style-name="T339">’</text:span><text:span text:style-name="T340">où ces sujets sont tirés</text:span><text:span text:style-name="T341"> ;</text:span><text:span text:style-name="T342"><text:s/>et une lettre de<text:s/></text:span><text:span text:style-name="T343">M. </text:span><text:span text:style-name="T344">de Balzac, imprimée dans la seconde partie de ses<text:s/></text:span><text:span text:style-name="T345">Lettres choisies</text:span><text:span text:style-name="T346">, livre III, lettre </text:span><text:span text:style-name="T347">IX, qui contient l</text:span><text:span text:style-name="T348">’</text:span><text:span text:style-name="T349">éloge de la dernière de c</text:span><text:span text:style-name="T350">es t</text:span><text:span text:style-name="T351">ragédies.</text:span></text:p>
      <text:p text:style-name="P352"><text:span text:style-name="T353">Saint Polyeucte étant (pour nous servir des termes de l</text:span><text:span text:style-name="T354">’auteur</text:span><text:span text:style-name="T355">)<text:s/></text:span><text:span text:style-name="T356">un Martyr, dont beaucoup ont plutôt appris le nom à<text:s/></text:span><text:span text:style-name="T357">la comédie</text:span><text:span text:style-name="T358"><text:s/>qu’à l’Église</text:span><text:span text:style-name="T359">, il a jugé à<text:s/></text:span><text:span text:style-name="T360">propos de faire précéder cette t</text:span><text:span text:style-name="T361">ragédie par l</text:span><text:span text:style-name="T362">’</text:span><text:span text:style-name="T363">abrégé de son martyre, écrit par Siméon Métaphraste, et rapporté par Surius</text:span><text:span text:style-name="T364"> :</text:span><text:span text:style-name="T365"><text:s/>et de faire remarquer qu</text:span><text:span text:style-name="T366">’</text:span><text:span text:style-name="T367">il a ajouté à<text:s/></text:span><text:span text:style-name="T368">son sujet, pour le rendre plus t</text:span><text:span text:style-name="T369">héâtral, le songe de Pauline,<text:s/></text:span><text:span text:style-name="pb">[p.</text:span><text:span text:style-name="pb"><text:s/>xj</text:span><text:span text:style-name="pb">]<text:s/></text:span><text:span text:style-name="T370">l</text:span><text:span text:style-name="T371">’</text:span><text:span text:style-name="T372">amour de Sévère, etc.</text:span></text:p>
      <text:p text:style-name="P373"><text:span text:style-name="T374">M. </text:span><text:span text:style-name="T375">Corneille explique, dans l</text:span><text:span text:style-name="T376">’A</text:span><text:span text:style-name="T377">vis au<text:s/></text:span><text:span text:style-name="T378">lecteur de sa comédie</text:span><text:span text:style-name="T379"><text:s/>du<text:s/></text:span><text:span text:style-name="T380">Menteur</text:span><text:span text:style-name="T381">, les raisons qui l</text:span><text:span text:style-name="T382">’</text:span><text:span text:style-name="T383">ont empê</text:span><text:span text:style-name="T384">ché de joindre, au bas des pages, les vers imités de Lope de Ve</text:span><text:span text:style-name="T385">ga, comme il avait fait ceux de Guillén de Castro</text:span><text:span text:style-name="T386">,</text:span><text:span text:style-name="T387"><text:s/>et de Lucain, dans cette nouvelle édition du<text:s/></text:span><text:span text:style-name="T388">Cid</text:span><text:span text:style-name="T389"><text:s/>et de<text:s/></text:span><text:span text:style-name="T390">Pompée</text:span><text:span text:style-name="T391">. Il finit par des remerciements à<text:s/></text:span><text:span text:style-name="T392">M. de Zuylichem (Constantin<text:s/></text:span><text:span text:style-name="T393">Huygens)</text:span><text:span text:style-name="T394">, secrétaire des commandements du p</text:span><text:span text:style-name="T395">rince d</text:span><text:span text:style-name="T396">’</text:span><text:span text:style-name="T397">Orange, qui, sans le connaître, s</text:span><text:span text:style-name="T398">’</text:span><text:span text:style-name="T399">était donné la peine de composer deux épigrammes, l</text:span><text:span text:style-name="T400">’</text:span><text:span text:style-name="T401">une latine, et l</text:span><text:span text:style-name="T402">’</text:span><text:span text:style-name="T403">aut</text:span><text:span text:style-name="T404">re française, pour louer cette c</text:span><text:span text:style-name="T405">omédie. Ces deux épigrammes se trouvent imprimées à la tête de l</text:span><text:span text:style-name="T406">’</text:span><text:span text:style-name="T407">édition que les Elzevier ont faite de la<text:s/></text:span><text:span text:style-name="T408">pièce ;</text:span><text:span text:style-name="T409"><text:s/></text:span><text:span text:style-name="T410">M. </text:span><text:span text:style-name="T411">Corneille les joint ici à la sienne</text:span><text:span text:style-name="T412"> :</text:span><text:span text:style-name="T413"><text:s/>nous rapportons l</text:span><text:span text:style-name="T414">’</text:span><text:span text:style-name="T415">une et l</text:span><text:span text:style-name="T416">’</text:span><text:span text:style-name="T417">autre, persuadés que le<text:s/></text:span><text:span text:style-name="T418">lecteur</text:span><text:span text:style-name="T419">, ainsi que nous,<text:s/></text:span><text:span text:style-name="T420">n</text:span><text:span text:style-name="T421">’</text:span><text:span text:style-name="T422">aura pas lieu d</text:span><text:span text:style-name="T423">’accuser<text:s/></text:span><text:span text:style-name="T424">l</text:span><text:span text:style-name="T425">’auteur</text:span><text:span text:style-name="T426"><text:s/></text:span><text:span text:style-name="pb">[p.</text:span><text:span text:style-name="pb"><text:s/>xij</text:span><text:span text:style-name="pb">]<text:s/></text:span><text:span text:style-name="T427">de beaucoup de vanité, pour en avoir fait parade</text:span><text:span text:style-name="T428">.</text:span></text:p>
      <text:p text:style-name="label"><text:span text:style-name="T429">In præstantissimi Poetæ Gallici<text:s/></text:span><text:line-break/>CORNELII<text:s/><text:line-break/>Comœdiam, quas inscribitur MENDAX.</text:p>
      <text:p text:style-name="P430">      Gravi cothurno torvus, orchesta truci,</text:p>
      <text:p text:style-name="P431">Dudum cruentus Gallia justus Stupor</text:p>
      <text:soft-page-break/>
      <text:p text:style-name="P432">Audivit, et vatum decus Cornelius.</text:p>
      <text:p text:style-name="P433">Laudem Poetae num mereret Comici</text:p>
      <text:p text:style-name="P434">Pari nitore et elegantia, fuit</text:p>
      <text:p text:style-name="P435">Qui disputaret, et negarunt inscii ;</text:p>
      <text:p text:style-name="P436">Et mos gerendus insciis semel fuit.</text:p>
      <text:p text:style-name="P437">Et ecce, gessit, mentiendi gratia</text:p>
      <text:p text:style-name="P438">Facetiisque, quas Terentius, pater</text:p>
      <text:p text:style-name="P439">Amœnitatum, Menander, quas merum</text:p>
      <text:p text:style-name="P440">Nectar Deorum Plautus, et Mortalium</text:p>
      <text:p text:style-name="P441">Si saecula reddantur, agnoscant suas,</text:p>
      <text:p text:style-name="P442">Et quas negare non graventur non suas.</text:p>
      <text:p text:style-name="P443">Tandem Poeta est :<text:s/>fraude, suco, fabula,</text:p>
      <text:p text:style-name="P444">Mendace Scena vindicavit<text:s/>se sibi.</text:p>
      <text:p text:style-name="P445">Cui Stagitae venit in mentem, putas,</text:p>
      <text:p text:style-name="P446">Quis qua praeivit supputator Algebra,</text:p>
      <text:p text:style-name="P447">Qui cogitavit illud Euclides prior,</text:p>
      <text:p text:style-name="P448">Probare rem verissimam mendacio ?</text:p>
      <text:p text:style-name="signed"><text:span text:style-name="T449">Constanter</text:span>, 1645.</text:p>
      <text:p text:style-name="label"><text:span text:style-name="pb">[p.</text:span><text:span text:style-name="pb"><text:s/>xiij</text:span><text:span text:style-name="pb">]<text:s/></text:span>À<text:s/>M. CORNEILLE,<text:s/><text:line-break/><text:span text:style-name="T450">Sur sa c</text:span><text:span text:style-name="T451">omédie</text:span><text:span text:style-name="T452">,</text:span><text:span text:style-name="T453"><text:s/></text:span><text:span text:style-name="T454"><text:line-break/></text:span>LE MENTEUR.</text:p>
      <text:p text:style-name="quote.l">      Et bien, ce beau<text:s/><text:span text:style-name="T455">Menteur,</text:span><text:s/>cette pièce fameuse,</text:p>
      <text:p text:style-name="quote.l">Qui étonne le Rhin, et fait rougir la Meuse,<text:s/></text:p>
      <text:p text:style-name="quote.l">Et<text:s/>le Tage, et le Pô, et le Tibre romain,</text:p>
      <text:p text:style-name="quote.l">De n’avoir rien produit d’égal à cette main.</text:p>
      <text:p text:style-name="quote.l">À<text:s/>ce Plaute rené, à ce nouveau Térence,<text:s/></text:p>
      <text:p text:style-name="quote.l">La trouve-t-on si loin, ou de l’indifférence,</text:p>
      <text:p text:style-name="quote.l">Ou du juste mépris des savants d’aujourd’hui ?<text:s/></text:p>
      <text:p text:style-name="quote.l">Je tiens tout au rebours, qu’elle a besoin d’appui,</text:p>
      <text:p text:style-name="quote.l">De grâce, de pitié, de faveur affétée,<text:s/></text:p>
      <text:p text:style-name="quote.l">D’extrême charité, de louange empruntée.</text:p>
      <text:p text:style-name="quote.l">Elle<text:s/>est plate, elle est fade, elle manque de sel,<text:s/></text:p>
      <text:p text:style-name="quote.l">De pointe, de vigueur, et n’y a carrousel,</text:p>
      <text:p text:style-name="quote.l">Où la rage, et le vin n’enfante des Corneilles,</text:p>
      <text:p text:style-name="quote.l">Capables de fournir de plus fortes merveilles.<text:s/></text:p>
      <text:p text:style-name="quote.l">Qu’ai-je dit ?<text:s/>Ah !<text:s/>Corneille, aime mon repentir,</text:p>
      <text:soft-page-break/>
      <text:p text:style-name="quote.l">Ton excellent<text:s/><text:span text:style-name="T456">Menteur</text:span><text:s/>m’a porté<text:s/>à<text:s/>mentir.</text:p>
      <text:p text:style-name="quote.l">Il m’a rendu le faux si doux, et si aimable,<text:s/></text:p>
      <text:p text:style-name="quote.l">Que sans m’en aviser, j’ai vu<text:s/>le véritable,</text:p>
      <text:p text:style-name="quote.l"><text:span text:style-name="pb">[p. xiv</text:span><text:span text:style-name="pb">]</text:span><text:span text:style-name="pb"><text:s/></text:span>Ruiné de crédit, et ai cru constamment,</text:p>
      <text:p text:style-name="quote.l">N’y avoir plus d’honneur qu’à mentir vaillamment.<text:s/></text:p>
      <text:p text:style-name="quote.l">Après<text:s/>tout,<text:s/>le<text:s/>moyen<text:s/>de<text:s/>s’en<text:s/>pouvoir<text:s/>dédire ?</text:p>
      <text:p text:style-name="quote.l">À<text:s/>moins<text:s/>que<text:s/>de<text:s/>mentir,<text:s/>je<text:s/>n’en<text:s/>pourrais<text:s/>rien<text:s/>dire.</text:p>
      <text:p text:style-name="quote.l">La<text:s/>plus<text:s/>haute<text:s/>pensée<text:s/>au<text:s/>bas<text:s/>de<text:s/>sa<text:s/>valeur,</text:p>
      <text:p text:style-name="quote.l">Devenait<text:s/>injustice,<text:s/>et<text:s/>injure<text:s/>à<text:s/>l’auteur.</text:p>
      <text:p text:style-name="quote.l">Qu’importe<text:s/>donc<text:s/>qu’on<text:s/>mente,<text:s/>ou<text:s/>que<text:s/>d’un<text:s/>faible<text:s/>éloge</text:p>
      <text:p text:style-name="quote.l">À<text:s/>toi,<text:s/>et<text:s/>ton<text:s/><text:span text:style-name="T457">Menteur</text:span><text:s/>faussement<text:s/>on<text:s/>déroge ?</text:p>
      <text:p text:style-name="quote.l">Qu’importe<text:s/>que<text:s/>les<text:s/>dieux<text:s/>se<text:s/>trouvent<text:s/>irrités ?</text:p>
      <text:p text:style-name="quote.l">De<text:s/>mensonges,<text:s/>ou<text:s/>bien<text:s/>de<text:s/>fausses<text:s/>vérités.</text:p>
      <text:p text:style-name="signed"><text:span text:style-name="T458">Constanter</text:span>.</text:p>
      <text:p text:style-name="P459"><text:span text:style-name="T460">En</text:span><text:span text:style-name="T461"><text:s/></text:span><text:span text:style-name="T462">finissant</text:span><text:span text:style-name="T463"><text:s/></text:span><text:span text:style-name="T464">cette</text:span><text:span text:style-name="T465"><text:s/>p</text:span><text:span text:style-name="T466">réface,</text:span><text:span text:style-name="T467"><text:s/></text:span><text:span text:style-name="T468">il</text:span><text:span text:style-name="T469"><text:s/></text:span><text:span text:style-name="T470">nous</text:span><text:span text:style-name="T471"><text:s/></text:span><text:span text:style-name="T472">paraît</text:span><text:span text:style-name="T473"><text:s/></text:span><text:span text:style-name="T474">nécessaire</text:span><text:span text:style-name="T475"><text:s/></text:span><text:span text:style-name="T476">de</text:span><text:span text:style-name="T477"><text:s/></text:span><text:span text:style-name="T478">prévenir</text:span><text:span text:style-name="T479"><text:s/></text:span><text:span text:style-name="T480">le</text:span><text:span text:style-name="T481"><text:s/>lecteur<text:s/></text:span><text:span text:style-name="T482">sur</text:span><text:span text:style-name="T483"><text:s/></text:span><text:span text:style-name="T484">la</text:span><text:span text:style-name="T485"><text:s/></text:span><text:span text:style-name="T486">méthode</text:span><text:span text:style-name="T487"><text:s/></text:span><text:span text:style-name="T488">que</text:span><text:span text:style-name="T489"><text:s/></text:span><text:span text:style-name="T490">nous</text:span><text:span text:style-name="T491"><text:s/></text:span><text:span text:style-name="T492">avons</text:span><text:span text:style-name="T493"><text:s/></text:span><text:span text:style-name="T494">observée</text:span><text:span text:style-name="T495"><text:s/></text:span><text:span text:style-name="T496">dans</text:span><text:span text:style-name="T497"><text:s/></text:span><text:span text:style-name="T498">les</text:span><text:span text:style-name="T499"><text:s/></text:span><text:span text:style-name="T500">articles</text:span><text:span text:style-name="T501"><text:s/></text:span><text:span text:style-name="T502">des</text:span><text:span text:style-name="T503"><text:s/>pièces<text:s/></text:span><text:span text:style-name="T504">de</text:span><text:span text:style-name="T505"><text:s/>théâtre</text:span><text:span text:style-name="T506">s</text:span><text:span text:style-name="T507"><text:s/></text:span><text:span text:style-name="T508">de</text:span><text:span text:style-name="T509"><text:s/></text:span><text:span text:style-name="T510">ce</text:span><text:span text:style-name="T511"><text:s/></text:span><text:span text:style-name="T512">neuvième</text:span><text:span text:style-name="T513"><text:s/>v</text:span><text:span text:style-name="T514">olume,</text:span><text:span text:style-name="T515"><text:s/></text:span><text:span text:style-name="T516">et</text:span><text:span text:style-name="T517"><text:s/></text:span><text:span text:style-name="T518">que</text:span><text:span text:style-name="T519"><text:s/></text:span><text:span text:style-name="T520">nous</text:span><text:span text:style-name="T521"><text:s/></text:span><text:span text:style-name="T522">suivrons</text:span><text:span text:style-name="T523"><text:s/></text:span><text:span text:style-name="T524">dans</text:span><text:span text:style-name="T525"><text:s/></text:span><text:span text:style-name="T526">les</text:span><text:span text:style-name="T527"><text:s/></text:span><text:span text:style-name="T528">autres</text:span><text:span text:style-name="T529"><text:s/>t</text:span><text:span text:style-name="T530">omes.</text:span><text:span text:style-name="T531"><text:s/></text:span><text:span text:style-name="T532">Sans</text:span><text:span text:style-name="T533"><text:s/></text:span><text:span text:style-name="T534">vouloir</text:span><text:span text:style-name="T535"><text:s/></text:span><text:span text:style-name="T536">diminuer</text:span><text:span text:style-name="T537"><text:s/></text:span><text:span text:style-name="T538">le</text:span><text:span text:style-name="T539"><text:s/></text:span><text:span text:style-name="T540">mérite</text:span><text:span text:style-name="T541"><text:s/></text:span><text:span text:style-name="T542">d</text:span><text:span text:style-name="T543">’</text:span><text:span text:style-name="T544">un</text:span><text:span text:style-name="T545"><text:s/>poème drama</text:span><text:span text:style-name="T546">tique,</text:span><text:span text:style-name="T547"><text:s/></text:span><text:span text:style-name="T548">nous</text:span><text:span text:style-name="T549"><text:s/></text:span><text:span text:style-name="T550">avons</text:span><text:span text:style-name="T551"><text:s/></text:span><text:span text:style-name="T552">marqué</text:span><text:span text:style-name="T553"><text:s/></text:span><text:span text:style-name="T554">exactement</text:span><text:span text:style-name="T555"><text:s/></text:span><text:span text:style-name="T556">les</text:span><text:span text:style-name="T557"><text:s/>c</text:span><text:span text:style-name="T558">ritiques</text:span><text:span text:style-name="T559"><text:s/></text:span><text:span text:style-name="T560">qu</text:span><text:span text:style-name="T561">’</text:span><text:span text:style-name="T562">on</text:span><text:span text:style-name="T563"><text:s/></text:span><text:span text:style-name="T564">en</text:span><text:span text:style-name="T565"><text:s/></text:span><text:span text:style-name="T566">a</text:span><text:span text:style-name="T567"><text:s/></text:span><text:span text:style-name="T568">faites,</text:span><text:span text:style-name="T569"><text:s/></text:span><text:span text:style-name="T570">le</text:span><text:span text:style-name="T571"><text:s/></text:span><text:span text:style-name="T572">rapport</text:span><text:span text:style-name="T573"><text:s/></text:span><text:span text:style-name="T574">de</text:span><text:span text:style-name="T575"><text:s/></text:span><text:span text:style-name="T576">ce</text:span><text:span text:style-name="T577"><text:s/></text:span><text:span text:style-name="T578">même</text:span><text:span text:style-name="T579"><text:s/>poème<text:s/></text:span><text:span text:style-name="T580">avec</text:span><text:span text:style-name="T581"><text:s/></text:span><text:span text:style-name="T582">les</text:span><text:span text:style-name="T583"><text:s/></text:span><text:span text:style-name="T584">autres</text:span><text:span text:style-name="T585"><text:s/></text:span><text:span text:style-name="T586">plus</text:span><text:span text:style-name="T587"><text:s/></text:span><text:span text:style-name="pb">[p.</text:span><text:span text:style-name="pb"><text:s/>xv</text:span><text:span text:style-name="pb">]</text:span><text:span text:style-name="T588"><text:s/></text:span><text:span text:style-name="T589">anciens.</text:span><text:span text:style-name="T590"><text:s/></text:span><text:span text:style-name="T591">Et</text:span><text:span text:style-name="T592"><text:s/></text:span><text:span text:style-name="T593">enfin</text:span><text:span text:style-name="T594"><text:s/></text:span><text:span text:style-name="T595">s</text:span><text:span text:style-name="T596">’</text:span><text:span text:style-name="T597">il</text:span><text:span text:style-name="T598"><text:s/></text:span><text:span text:style-name="T599">est</text:span><text:span text:style-name="T600"><text:s/></text:span><text:span text:style-name="T601">tiré</text:span><text:span text:style-name="T602"><text:s/></text:span><text:span text:style-name="T603">ou</text:span><text:span text:style-name="T604"><text:s/></text:span><text:span text:style-name="T605">imité</text:span><text:span text:style-name="T606"><text:s/></text:span><text:span text:style-name="T607">de</text:span><text:span text:style-name="T608"><text:s/></text:span><text:span text:style-name="T609">quelque</text:span><text:span text:style-name="T610"><text:s/></text:span><text:span text:style-name="T611">autre,</text:span><text:span text:style-name="T612"><text:s/></text:span><text:span text:style-name="T613">dont</text:span><text:span text:style-name="T614"><text:s/></text:span><text:span text:style-name="T615">l</text:span><text:span text:style-name="T616">’</text:span><text:span text:style-name="T617">original</text:span><text:span text:style-name="T618"><text:s/></text:span><text:span text:style-name="T619">est</text:span><text:span text:style-name="T620"><text:s/>espagnol<text:s/></text:span><text:span text:style-name="T621">ou</text:span><text:span text:style-name="T622"><text:s/>i</text:span><text:span text:style-name="T623">talien</text:span><text:span text:style-name="T624"> ;<text:s/></text:span><text:span text:style-name="T625">voilà</text:span><text:span text:style-name="T626"><text:s/></text:span><text:span text:style-name="T627">tout</text:span><text:span text:style-name="T628"><text:s/></text:span><text:span text:style-name="T629">ce</text:span><text:span text:style-name="T630"><text:s/></text:span><text:span text:style-name="T631">que</text:span><text:span text:style-name="T632"><text:s/></text:span><text:span text:style-name="T633">le</text:span><text:span text:style-name="T634"><text:s/>lecteur<text:s/></text:span><text:span text:style-name="T635">peut</text:span><text:span text:style-name="T636"><text:s/></text:span><text:span text:style-name="T637">exiger</text:span><text:span text:style-name="T638"><text:s/></text:span><text:span text:style-name="T639">de</text:span><text:span text:style-name="T640"><text:s/></text:span><text:span text:style-name="T641">nous.</text:span><text:span text:style-name="T642"><text:s/></text:span><text:span text:style-name="T643">Nous</text:span><text:span text:style-name="T644"><text:s/></text:span><text:span text:style-name="T645">croyons</text:span><text:span text:style-name="T646"><text:s/></text:span><text:span text:style-name="T647">être</text:span><text:span text:style-name="T648"><text:s/></text:span><text:span text:style-name="T649">dispensés</text:span><text:span text:style-name="T650"><text:s/></text:span><text:span text:style-name="T651">de</text:span><text:span text:style-name="T652"><text:s/></text:span><text:span text:style-name="T653">parler</text:span><text:span text:style-name="T654"><text:s/></text:span><text:span text:style-name="T655">du</text:span><text:span text:style-name="T656"><text:s/></text:span><text:span text:style-name="T657">pillage</text:span><text:span text:style-name="T658"><text:s/></text:span><text:span text:style-name="T659">maussade</text:span><text:span text:style-name="T660"><text:s/></text:span><text:span text:style-name="T661">que</text:span><text:span text:style-name="T662"><text:s/></text:span><text:span text:style-name="T663">les</text:span><text:span text:style-name="T664"><text:s/></text:span><text:span text:style-name="T665">compositeurs</text:span><text:span text:style-name="T666"><text:s/></text:span><text:span text:style-name="T667">du</text:span><text:span text:style-name="T668"><text:s/>théâtre a</text:span><text:span text:style-name="T669">nglais</text:span><text:span text:style-name="T670"><text:s/></text:span><text:span text:style-name="T671">ont</text:span><text:span text:style-name="T672"><text:s/></text:span><text:span text:style-name="T673">fait</text:span><text:span text:style-name="T674"><text:s/></text:span><text:span text:style-name="T675">de</text:span><text:span text:style-name="T676"><text:s/></text:span><text:span text:style-name="T677">quelques-unes</text:span><text:span text:style-name="T678"><text:s/></text:span><text:span text:style-name="T679">de</text:span><text:span text:style-name="T680"><text:s/></text:span><text:span text:style-name="T681">nos</text:span><text:span text:style-name="T682"><text:s/>t</text:span><text:span text:style-name="T683">ragédies</text:span><text:span text:style-name="T684"><text:s/></text:span><text:span text:style-name="T685">et</text:span><text:span text:style-name="T686"><text:s/></text:span><text:span text:style-name="T687">de</text:span><text:span text:style-name="T688"><text:s/></text:span><text:span text:style-name="T689">nos</text:span><text:span text:style-name="T690"><text:s/>c</text:span><text:span text:style-name="T691">omédies</text:span><text:span text:style-name="T692"> ;<text:s/></text:span><text:span text:style-name="T693">la</text:span><text:span text:style-name="T694"><text:s/>t</text:span><text:span text:style-name="T695">ragédie</text:span><text:span text:style-name="T696"><text:s/>a</text:span><text:span text:style-name="T697">nglaise</text:span><text:span text:style-name="T698"><text:s/></text:span><text:span text:style-name="T699">ne</text:span><text:span text:style-name="T700"><text:s/></text:span><text:span text:style-name="T701">captive</text:span><text:span text:style-name="T702"><text:s/></text:span><text:span text:style-name="T703">le</text:span><text:span text:style-name="T704"><text:s/></text:span><text:span text:style-name="T705">goût</text:span><text:span text:style-name="T706"><text:s/></text:span><text:span text:style-name="T707">des</text:span><text:span text:style-name="T708"><text:s/>s</text:span><text:span text:style-name="T709">pectateurs</text:span><text:span text:style-name="T710"><text:s/></text:span><text:span text:style-name="T711">de</text:span><text:span text:style-name="T712"><text:s/></text:span><text:span text:style-name="T713">cette</text:span><text:span text:style-name="T714"><text:s/>nation<text:s/></text:span><text:span text:style-name="T715">que</text:span><text:span text:style-name="T716"><text:s/></text:span><text:span text:style-name="T717">lorsqu</text:span><text:span text:style-name="T718">’</text:span><text:span text:style-name="T719">elle</text:span><text:span text:style-name="T720"><text:s/></text:span><text:span text:style-name="T721">est</text:span><text:span text:style-name="T722"><text:s/></text:span><text:span text:style-name="T723">affreusement</text:span><text:span text:style-name="T724"><text:s/></text:span><text:span text:style-name="T725">barbare,</text:span><text:span text:style-name="T726"><text:s/></text:span><text:span text:style-name="T727">et</text:span><text:span text:style-name="T728"><text:s/></text:span><text:span text:style-name="T729">la</text:span><text:span text:style-name="T730"><text:s/>c</text:span><text:span text:style-name="T731">omédie</text:span><text:span text:style-name="T732"><text:s/></text:span><text:span text:style-name="T733">n</text:span><text:span text:style-name="T734">’</text:span><text:span text:style-name="T735">obtient</text:span><text:span text:style-name="T736"><text:s/></text:span><text:span text:style-name="T737">des</text:span><text:span text:style-name="T738"><text:s/>applaudissements<text:s/></text:span><text:span text:style-name="T739">qu</text:span><text:span text:style-name="T740">’</text:span><text:span text:style-name="T741">au</text:span><text:span text:style-name="T742"><text:s/></text:span><text:span text:style-name="T743">moyen</text:span><text:span text:style-name="T744"><text:s/></text:span><text:span text:style-name="T745">d</text:span><text:span text:style-name="T746">’</text:span><text:span text:style-name="T747">un</text:span><text:span text:style-name="T748"><text:s/></text:span><text:span text:style-name="T749">sujet</text:span><text:span text:style-name="T750"><text:s/></text:span><text:span text:style-name="T751">composé</text:span><text:span text:style-name="T752"><text:s/></text:span><text:span text:style-name="T753">aux</text:span><text:span text:style-name="T754"><text:s/></text:span><text:span text:style-name="T755">dépens</text:span><text:span text:style-name="T756"><text:s/></text:span><text:span text:style-name="T757">des</text:span><text:span text:style-name="T758"><text:s/></text:span><text:span text:style-name="T759">bonnes</text:span><text:span text:style-name="T760"><text:s/></text:span><text:span text:style-name="T761">mœurs</text:span><text:span text:style-name="T762"> :<text:s/></text:span><text:span text:style-name="T763">avec</text:span><text:span text:style-name="T764"><text:s/></text:span><text:span text:style-name="T765">un</text:span><text:span text:style-name="T766"><text:s/></text:span><text:span text:style-name="T767">pareil</text:span><text:span text:style-name="T768"><text:s/></text:span><text:span text:style-name="T769">goût</text:span><text:span text:style-name="T770"><text:s/></text:span><text:span text:style-name="T771">on</text:span><text:span text:style-name="T772"><text:s/></text:span><text:span text:style-name="T773">peut</text:span><text:span text:style-name="T774"><text:s/></text:span><text:span text:style-name="T775">s</text:span><text:span text:style-name="T776">’</text:span><text:span text:style-name="T777">imaginer</text:span><text:span text:style-name="T778"><text:s/></text:span><text:span text:style-name="T779">que</text:span><text:span text:style-name="T780"><text:s/></text:span><text:span text:style-name="T781">les</text:span><text:span text:style-name="T782"><text:s/>t</text:span><text:span text:style-name="T783">ragédies</text:span><text:span text:style-name="T784"><text:s/></text:span><text:span text:style-name="T785">de</text:span><text:span text:style-name="T786"><text:s/></text:span><text:span text:style-name="T787">Corneille</text:span><text:span text:style-name="T788"><text:s/></text:span><text:span text:style-name="T789">ou</text:span><text:span text:style-name="T790"><text:s/></text:span><text:span text:style-name="T791">de</text:span><text:span text:style-name="T792"><text:s/></text:span><text:span text:style-name="T793">Racine,</text:span><text:span text:style-name="T794"><text:s/></text:span><text:span text:style-name="T795">et</text:span><text:span text:style-name="T796"><text:s/></text:span><text:span text:style-name="T797">les</text:span><text:span text:style-name="T798"><text:s/>c</text:span><text:span text:style-name="T799">omédies</text:span><text:span text:style-name="T800"><text:s/></text:span><text:span text:style-name="T801">de</text:span><text:span text:style-name="T802"><text:s/></text:span><text:span text:style-name="T803">Molière</text:span><text:span text:style-name="T804">,<text:s/></text:span><text:span text:style-name="T805">doivent</text:span><text:span text:style-name="T806"><text:s/></text:span><text:span text:style-name="T807">être</text:span><text:span text:style-name="T808"><text:s/></text:span><text:span text:style-name="T809">étrangement</text:span><text:span text:style-name="T810"><text:s/></text:span><text:span text:style-name="T811">défigurées.</text:span><text:span text:style-name="T812"><text:s/></text:span><text:span text:style-name="T813">Veut-on</text:span><text:span text:style-name="T814"><text:s/></text:span><text:span text:style-name="T815">voir</text:span><text:span text:style-name="T816">,<text:s/></text:span><text:span text:style-name="T817">dans</text:span><text:span text:style-name="T818"><text:s/></text:span><text:span text:style-name="T819">ce</text:span><text:span text:style-name="T820"><text:s/></text:span><text:span text:style-name="T821">dernier</text:span><text:span text:style-name="T822"><text:s/></text:span><text:span text:style-name="T823">genre,</text:span><text:span text:style-name="T824"><text:s/></text:span><text:span text:style-name="T825">jusqu</text:span><text:span text:style-name="T826">’</text:span><text:span text:style-name="T827">à</text:span><text:span text:style-name="T828"><text:s/></text:span><text:span text:style-name="T829">quel</text:span><text:span text:style-name="T830"><text:s/></text:span><text:span text:style-name="T831">point</text:span><text:span text:style-name="T832"><text:s/></text:span><text:span text:style-name="T833">Le Misanthrope</text:span><text:span text:style-name="T834"><text:s/></text:span><text:span text:style-name="T835">est</text:span><text:span text:style-name="T836"><text:s/></text:span><text:span text:style-name="T837">dégradé</text:span><text:span text:style-name="T838"><text:s/></text:span><text:span text:style-name="T839">sur</text:span><text:span text:style-name="T840"><text:s/></text:span><text:span text:style-name="T841">le</text:span><text:span text:style-name="T842"><text:s/>théâtre a</text:span><text:span text:style-name="T843">nglais</text:span><text:span text:style-name="T844"> ?<text:s/></text:span><text:span text:style-name="T845">Nous</text:span><text:span text:style-name="T846"><text:s/></text:span><text:span text:style-name="T847">allons</text:span><text:span text:style-name="T848"><text:s/></text:span><text:span text:style-name="T849">employer</text:span><text:span text:style-name="T850"><text:s/></text:span><text:span text:style-name="T851">les</text:span><text:span text:style-name="T852"><text:s/></text:span><text:span text:style-name="pb">[p.</text:span><text:span text:style-name="pb"><text:s/>xvj</text:span><text:span text:style-name="pb">]</text:span><text:span text:style-name="T853"><text:s/></text:span><text:span text:style-name="T854">termes</text:span><text:span text:style-name="T855"><text:s/></text:span><text:span text:style-name="T856">d</text:span><text:span text:style-name="T857">’</text:span><text:span text:style-name="T858">un</text:span><text:span text:style-name="T859"><text:s/></text:span><text:span text:style-name="T860">écrivain</text:span><text:span text:style-name="T861"><text:s/></text:span><text:span text:style-name="T862">distingué</text:span><text:span text:style-name="T863"><text:s/></text:span><text:span text:style-name="T864">qui</text:span><text:span text:style-name="T865"><text:s/></text:span><text:span text:style-name="T866">ne</text:span><text:span text:style-name="T867"><text:s/></text:span><text:span text:style-name="T868">passe</text:span><text:span text:style-name="T869"><text:s/></text:span><text:span text:style-name="T870">nullement</text:span><text:span text:style-name="T871"><text:s/></text:span><text:span text:style-name="T872">pour</text:span><text:span text:style-name="T873"><text:s/></text:span><text:span text:style-name="T874">être</text:span><text:span text:style-name="T875"><text:s/></text:span><text:span text:style-name="T876">prévenu</text:span><text:span text:style-name="T877"><text:s/></text:span><text:span text:style-name="T878">contre</text:span><text:span text:style-name="T879"><text:s/></text:span><text:span text:style-name="T880">les</text:span><text:span text:style-name="T881"><text:s/>auteur</text:span><text:span text:style-name="T882">s</text:span><text:span text:style-name="T883"><text:s/>a</text:span><text:span text:style-name="T884">nglais.</text:span></text:p>
      <text:p text:style-name="quote">« <text:span text:style-name="Appelnotedebasdep."><text:note text:note-class="footnote" text:id="_ftn3"><text:note-citation>4</text:note-citation><text:note-body><text:p text:style-name="Notedebasdepage"><text:s/>[MARGIN] (*)<text:s/><text:span text:style-name="T885">Œuvres mêlées de M. de Voltaire</text:span>,<text:s/><text:span text:style-name="T886">Lettre sur la comédie anglaise</text:span>.</text:p></text:note-body></text:note></text:span>… M. Wycherley,<text:s/>dit<text:s/>M. de<text:s/>Voltaire,<text:s/>qui<text:s/>fut<text:s/>longtemps l’amant déclaré de la maîtresse<text:s/>la<text:s/>plus<text:s/>illustre<text:s/>de<text:s/>Charles II.<text:s/>Cet<text:s/>homme<text:s/>qui<text:s/>passait<text:s/>sa<text:s/>vie<text:s/>dans<text:s/>le<text:s/>plus<text:s/>grand<text:s/>monde,<text:s/>en<text:s/>connaissait<text:s/>parfaitement les vices et le ridicule ; et les peignait<text:s/>du<text:s/>pinceau<text:s/>le<text:s/>plus<text:s/>ferme,<text:s/>et<text:s/><text:soft-page-break/>des<text:s/>couleurs<text:s/>les<text:s/>plus<text:s/>vraies.<text:s/>Il<text:s/>a<text:s/>fait<text:s/>un<text:s/><text:span text:style-name="T887">Misanthrope</text:span><text:span text:style-name="Appelnotedebasdep."><text:note text:note-class="footnote" text:id="_ftn4"><text:note-citation>5</text:note-citation><text:note-body><text:p text:style-name="Notedebasdepage"><text:span text:style-name="T888"><text:s/></text:span>[BOTTOM]<text:s/>*<text:s/><text:span text:style-name="T889">La com</text:span><text:span text:style-name="T890">édie de Wycherley est intitulée :</text:span><text:span text:style-name="T891"><text:s/></text:span><text:span text:style-name="T892">Plain-Dealer</text:span><text:span text:style-name="T893">.</text:span></text:p></text:note-body></text:note></text:span><text:s/><text:span text:style-name="T894">qu</text:span><text:span text:style-name="T895">’</text:span><text:span text:style-name="T896">il</text:span><text:span text:style-name="T897"><text:s/></text:span><text:span text:style-name="T898">a</text:span><text:span text:style-name="T899"><text:s/></text:span><text:span text:style-name="T900">imité</text:span><text:span text:style-name="T901"><text:s/></text:span><text:span text:style-name="T902">de</text:span><text:span text:style-name="T903"><text:s/></text:span><text:span text:style-name="T904">Molière</text:span>.<text:s/>Tous<text:s/>les<text:s/>traits<text:s/>de Wycherley<text:s/>sont<text:s/>plus<text:s/>forts<text:s/>et<text:s/>plus<text:s/>hardis que ceux de notre<text:s/><text:span text:style-name="T905">Misanthrope</text:span> ;<text:s/>mais<text:s/>aussi<text:s/>ils<text:s/>ont<text:s/>moins<text:s/>de<text:s/>finesse<text:s/>et<text:s/>de<text:s/>bienséance.<text:s/>L’auteur anglais<text:s/>a<text:s/>corrigé<text:s/>le<text:s/>seul<text:s/>défaut<text:s/>qui soit dans la pièce de Molière ;<text:s/>ce<text:s/>défaut<text:s/>est<text:s/>le<text:s/>manque<text:s/>d’intrigue<text:s/>et<text:s/>d’intérêt. La pièce anglaise est intéressante,<text:s/>et<text:s/>l’intrigue<text:s/>en<text:s/>est<text:s/>ingénieuse :<text:s/>elle<text:s/>est<text:s/>trop<text:s/><text:span text:style-name="pb">[p.</text:span><text:span text:style-name="pb"><text:s/>xvij</text:span><text:span text:style-name="pb">]</text:span><text:span text:style-name="T906"><text:s/></text:span>hardie, sans doute, pour nos mœurs ;<text:s/>c’est<text:s/>un<text:s/>capitaine<text:s/>de<text:s/>vaisseau<text:s/>plein<text:s/>de<text:s/>valeur,<text:s/>de<text:s/>franchise<text:s/>et<text:s/>de<text:s/>mépris<text:s/>pour<text:s/>le<text:s/>genre<text:s/>humain.<text:s/>Il<text:s/>a<text:s/>un<text:s/>ami<text:s/>sage<text:s/>et<text:s/>sincère,<text:s/>dont<text:s/>il<text:s/>se<text:s/>défie,<text:s/>et<text:s/>une<text:s/>maîtresse<text:s/>dont<text:s/>il<text:s/>est<text:s/>tendrement<text:s/>aimé,<text:s/>sur<text:s/>laquelle<text:s/>il ne daigne pas jeter les yeux ;<text:s/>au<text:s/>contraire,<text:s/>il<text:s/>a<text:s/>mis<text:s/>toute<text:s/>sa<text:s/>confiance<text:s/>dans<text:s/>un<text:s/>faux<text:s/>ami,<text:s/>qui<text:s/>est<text:s/>le<text:s/>plus<text:s/>indigne<text:s/>homme<text:s/>qui<text:s/>respire,<text:s/>et<text:s/>il<text:s/>a<text:s/>donné<text:s/>son<text:s/>cœur<text:s/>à<text:s/>la<text:s/>plus<text:s/>coquette<text:s/>et<text:s/>à<text:s/>la<text:s/>plus<text:s/>perfide<text:s/>de<text:s/>toutes<text:s/>les<text:s/>femmes.<text:s/>Il<text:s/>est<text:s/>bien<text:s/>assuré<text:s/>que<text:s/>cette<text:s/>femme<text:s/>est<text:s/>une<text:s/>Pénélope,<text:s/>et<text:s/>ce<text:s/>faux<text:s/>ami<text:s/>un<text:s/>Caton.<text:s/>Il<text:s/>part<text:s/>pour<text:s/>s’aller<text:s/>battre<text:s/>contre<text:s/>les<text:s/>Hollandais,<text:s/>et<text:s/>laisse<text:s/>tout<text:s/>son<text:s/>argent,<text:s/>ses<text:s/>pierreries,<text:s/>et<text:s/>tout<text:s/>ce<text:s/>qu’il<text:s/>a<text:s/>au<text:s/>monde<text:s/>à<text:s/>cette<text:s/>femme<text:s/>de<text:s/>bien,<text:s/>et<text:s/>recommande<text:s/>cette<text:s/>femme,<text:s/>elle-même,<text:s/>à<text:s/>cet<text:s/>ami<text:s/>fidèle,<text:s/>sur<text:s/>lequel<text:s/>il<text:s/>compte<text:s/>si<text:s/>fort.<text:s/>Cependant<text:s/>le<text:s/>véritable<text:s/><text:span text:style-name="pb">[p.</text:span><text:span text:style-name="pb"><text:s/>xviij</text:span><text:span text:style-name="pb">]</text:span><text:span text:style-name="T907"><text:s/></text:span>honnête<text:s/>homme,<text:s/>dont<text:s/>il<text:s/>se<text:s/>défie<text:s/>tant,<text:s/>s’embarque<text:s/>avec<text:s/>lui,<text:s/>et<text:s/>la<text:s/>maîtresse<text:s/>qu’il<text:s/>n’a<text:s/>pas<text:s/>seulement<text:s/>daigné<text:s/>regarder<text:s/>se<text:s/>déguise<text:s/>en<text:s/>page,<text:s/>et<text:s/>fait<text:s/>le<text:s/>voyage,<text:s/>sans<text:s/>que<text:s/>le<text:s/>capitaine s’aperçoive<text:s/>de<text:s/>son<text:s/>sexe,<text:s/>de<text:s/>toute<text:s/>la<text:s/>campagne.</text:p>
      <text:p text:style-name="quote">« Le<text:s/>capitaine,<text:s/>ayant<text:s/>fait<text:s/>sauter<text:s/>son<text:s/>vaisseau<text:s/>dans<text:s/>un<text:s/>combat,<text:s/>revient<text:s/>à<text:s/>Londres,<text:s/>sans<text:s/>secours,<text:s/>sans<text:s/>vaisseau<text:s/>et<text:s/>sans<text:s/>argent,<text:s/>avec<text:s/>son<text:s/>page<text:s/>et<text:s/>son<text:s/>ami,<text:s/>ne<text:s/>connaissant<text:s/>ni<text:s/>l’amitié<text:s/>de<text:s/>l’un,<text:s/>ni<text:s/>l’amour<text:s/>de<text:s/>l’autre.<text:s/>Il<text:s/>va<text:s/>droit<text:s/>chez<text:s/>la<text:s/>perle<text:s/>des<text:s/>femmes,<text:s/>qu’il<text:s/>compte<text:s/>retrouver<text:s/>avec<text:s/>sa<text:s/>cassette<text:s/>et<text:s/>sa<text:s/>fidélité :<text:s/>il<text:s/>la<text:s/>trouve<text:s/>mariée<text:s/>avec<text:s/>l’honnête<text:s/>fripon<text:s/>à<text:s/>qui<text:s/>il<text:s/>s’était<text:s/>confié,<text:s/>et<text:s/>on<text:s/>ne<text:s/>lui<text:s/>a<text:s/>pas<text:s/>plus<text:s/>gardé<text:s/>son<text:s/>dépôt<text:s/>que<text:s/>le<text:s/>reste.<text:s/>Mon<text:s/>homme<text:s/>a<text:s/>toutes<text:s/>les<text:s/>peines<text:s/>du<text:s/>monde<text:s/>à<text:s/>croire<text:s/>qu’une<text:s/>femme<text:s/>de<text:s/>bien puisse faire de pareils tours ; mais, pour l’en<text:s/><text:span text:style-name="pb">[p.</text:span><text:span text:style-name="pb"><text:s/>xix</text:span><text:span text:style-name="pb">]</text:span><text:span text:style-name="T908"><text:s/></text:span>convaincre<text:s/>mieux,<text:s/>cette<text:s/>honnête<text:s/>dame<text:s/>devient<text:s/>amoureuse<text:s/>du<text:s/>petit<text:s/>page, et veut le prendre à force ;<text:s/>mais<text:s/>comme<text:s/>il<text:s/>faut<text:s/>que<text:s/>justice<text:s/>se<text:s/>fasse,<text:s/>et<text:s/>que,<text:s/>dans<text:s/>une<text:s/>pièce<text:s/>de<text:s/>théâtre,<text:s/>le<text:s/>vice<text:s/>soit<text:s/>puni<text:s/>ou<text:s/>la<text:s/>vertu<text:s/>récompensée,<text:s/>il<text:s/>se<text:s/>trouve<text:s/>à<text:s/>la<text:s/>fin<text:s/>du<text:s/>compte<text:s/>que<text:s/>le<text:s/>capitaine<text:s/>se<text:s/>met<text:s/>à<text:s/>la<text:s/>place<text:s/>du<text:s/>page,<text:s/>couche<text:s/>avec<text:s/>son<text:s/>infidèle,<text:s/>fait<text:s/>cocu<text:s/>son<text:s/>traître<text:s/>ami,<text:s/>lui<text:s/>donne<text:s/>un<text:s/>bon<text:s/>coup<text:s/>d’épée<text:s/>au<text:s/>travers<text:s/>du<text:s/>corps,<text:s/>reprend<text:s/>sa<text:s/>cassette,<text:s/>et<text:s/>épouse<text:s/>son<text:s/>page.<text:s/>Vous<text:s/>remarquerez<text:s/>qu’on<text:s/>a<text:s/>encore<text:s/>lardé<text:s/>cette<text:s/>pièce<text:s/>d’une<text:s/>comtesse<text:s/>de<text:s/>Pimbêche,<text:s/>vieille<text:s/>plaideuse,<text:s/>parente<text:s/>du<text:s/>capitaine,<text:s/>laquelle<text:s/>est<text:s/>bien<text:s/>la<text:s/>plus<text:s/>plaisante<text:s/>créature,<text:s/>et<text:s/>le<text:s/>meilleur<text:s/>caractère<text:s/>qui<text:s/>soit<text:s/>au<text:s/>théâtre.<text:s/>»</text:p>
      <text:p text:style-name="P909"><text:span text:style-name="T910">Nous</text:span><text:span text:style-name="T911"><text:s/></text:span><text:span text:style-name="T912">demandons</text:span><text:span text:style-name="T913"><text:s/></text:span><text:span text:style-name="T914">maintenant</text:span><text:span text:style-name="T915"><text:s/></text:span><text:span text:style-name="T916">à</text:span><text:span text:style-name="T917"><text:s/></text:span><text:span text:style-name="T918">tout</text:span><text:span text:style-name="T919"><text:s/>lecteur<text:s/></text:span><text:span text:style-name="T920">si</text:span><text:span text:style-name="T921"><text:s/></text:span><text:span text:style-name="T922">ce</text:span><text:span text:style-name="T923"><text:s/></text:span><text:span text:style-name="T924">prétendu</text:span><text:span text:style-name="T925"><text:s/></text:span><text:span text:style-name="T926">Misanthrope</text:span><text:span text:style-name="T927"><text:s/>anglais<text:s/></text:span><text:span text:style-name="T928">peut</text:span><text:span text:style-name="T929"><text:s/></text:span><text:span text:style-name="T930">entrer</text:span><text:span text:style-name="T931"><text:s/></text:span><text:span text:style-name="T932">en</text:span><text:span text:style-name="T933"><text:s/></text:span><text:span text:style-name="T934">quelque</text:span><text:span text:style-name="T935"><text:s/></text:span><text:span text:style-name="T936">comparaison</text:span><text:span text:style-name="T937"><text:s/></text:span><text:span text:style-name="T938">avec</text:span><text:span text:style-name="T939"><text:s/></text:span><text:span text:style-name="pb">[p.</text:span><text:span text:style-name="pb"><text:s/></text:span><text:span text:style-name="pb">XX</text:span><text:span text:style-name="pb">]</text:span><text:span text:style-name="T940"><text:s/></text:span><text:span text:style-name="T941">celui</text:span><text:span text:style-name="T942"><text:s/></text:span><text:span text:style-name="T943">de</text:span><text:span text:style-name="T944"><text:s/></text:span><text:span text:style-name="T945">Molière</text:span><text:span text:style-name="T946"> ?<text:s/></text:span><text:span text:style-name="T947">On</text:span><text:span text:style-name="T948"><text:s/></text:span><text:span text:style-name="T949">jugerait</text:span><text:span text:style-name="T950"><text:s/></text:span><text:span text:style-name="T951">de</text:span><text:span text:style-name="T952"><text:s/></text:span><text:span text:style-name="T953">même</text:span><text:span text:style-name="T954"><text:s/></text:span><text:span text:style-name="T955">des</text:span><text:span text:style-name="T956"><text:s/></text:span><text:span text:style-name="T957">autres</text:span><text:span text:style-name="T958"><text:s/></text:span><text:span text:style-name="T959">imitations</text:span><text:span text:style-name="T960"><text:s/></text:span><text:span text:style-name="T961">prétendues</text:span><text:span text:style-name="T962"><text:s/></text:span><text:span text:style-name="T963">que</text:span><text:span text:style-name="T964"><text:s/></text:span><text:span text:style-name="T965">les</text:span><text:span text:style-name="T966"><text:s/>Anglais<text:s/></text:span><text:span text:style-name="T967">ont</text:span><text:span text:style-name="T968"><text:s/></text:span><text:span text:style-name="T969">faites</text:span><text:span text:style-name="T970"><text:s/></text:span><text:span text:style-name="T971">des</text:span><text:span text:style-name="T972"><text:s/>pièces<text:s/></text:span><text:span text:style-name="T973">de</text:span><text:span text:style-name="T974"><text:s/></text:span><text:span text:style-name="T975">notre</text:span><text:span text:style-name="T976"><text:s/>théâtre</text:span><text:span text:style-name="T977">,</text:span><text:span text:style-name="T978"><text:s/></text:span><text:span text:style-name="T979">si</text:span><text:span text:style-name="T980"><text:s/></text:span><text:span text:style-name="T981">c</text:span><text:span text:style-name="T982">’</text:span><text:span text:style-name="T983">était</text:span><text:span text:style-name="T984"><text:s/></text:span><text:span text:style-name="T985">ici</text:span><text:span text:style-name="T986"><text:s/></text:span><text:span text:style-name="T987">le</text:span><text:span text:style-name="T988"><text:s/></text:span><text:span text:style-name="T989">lieu</text:span><text:span text:style-name="T990"><text:s/></text:span><text:span text:style-name="T991">d</text:span><text:span text:style-name="T992">’</text:span><text:span text:style-name="T993">en</text:span><text:span text:style-name="T994"><text:s/></text:span><text:span text:style-name="T995">faire</text:span><text:span text:style-name="T996"><text:s/></text:span><text:span text:style-name="T997">la</text:span><text:span text:style-name="T998"><text:s/></text:span><text:span text:style-name="T999">comparaison</text:span><text:span text:style-name="T1000"> ?<text:s/></text:span><text:span text:style-name="T1001">Mais</text:span><text:span text:style-name="T1002"><text:s/></text:span><text:span text:style-name="T1003">c</text:span><text:span text:style-name="T1004">’</text:span><text:span text:style-name="T1005">est</text:span><text:span text:style-name="T1006"><text:s/></text:span><text:span text:style-name="T1007">un</text:span><text:span text:style-name="T1008"><text:s/></text:span><text:span text:style-name="T1009">détail</text:span><text:span text:style-name="T1010"><text:s/></text:span><text:span text:style-name="T1011">dans</text:span><text:span text:style-name="T1012"><text:s/></text:span><text:span text:style-name="T1013">lequel</text:span><text:span text:style-name="T1014"><text:s/></text:span><text:span text:style-name="T1015">il</text:span><text:span text:style-name="T1016"><text:s/></text:span><text:span text:style-name="T1017">ne</text:span><text:span text:style-name="T1018"><text:s/></text:span><text:span text:style-name="T1019">nous</text:span><text:span text:style-name="T1020"><text:s/></text:span><text:span text:style-name="T1021">convient</text:span><text:span text:style-name="T1022"><text:s/></text:span><text:span text:style-name="T1023">point</text:span><text:span text:style-name="T1024"><text:s/></text:span><text:span text:style-name="T1025">d</text:span><text:span text:style-name="T1026">’</text:span><text:span text:style-name="T1027">entrer</text:span><text:span text:style-name="T1028"> ;<text:s/></text:span><text:span text:style-name="T1029">et</text:span><text:span text:style-name="T1030"><text:s/></text:span><text:span text:style-name="T1031">nous</text:span><text:span text:style-name="T1032"><text:s/></text:span><text:span text:style-name="T1033">ne</text:span><text:span text:style-name="T1034"><text:s/></text:span><text:span text:style-name="T1035">parlerons</text:span><text:span text:style-name="T1036"><text:s/></text:span><text:span text:style-name="T1037">d</text:span><text:span text:style-name="T1038">’</text:span><text:span text:style-name="T1039">aucune</text:span><text:span text:style-name="T1040"><text:s/>pièce anglais</text:span><text:span text:style-name="T1041">e,</text:span><text:span text:style-name="T1042"><text:s/></text:span><text:span text:style-name="T1043">que</text:span><text:span text:style-name="T1044"><text:s/></text:span><text:span text:style-name="T1045">lorsqu</text:span><text:span text:style-name="T1046">’</text:span><text:span text:style-name="T1047">elle</text:span><text:span text:style-name="T1048"><text:s/></text:span><text:span text:style-name="T1049">sera</text:span><text:span text:style-name="T1050"><text:s/></text:span><text:span text:style-name="T1051">employée</text:span><text:span text:style-name="T1052"><text:s/></text:span><text:span text:style-name="T1053">par</text:span><text:span text:style-name="T1054"><text:s/></text:span><text:span text:style-name="T1055">un</text:span><text:span text:style-name="T1056"><text:s/></text:span><text:soft-page-break/><text:span text:style-name="T1057">auteur f</text:span><text:span text:style-name="T1058">rançais.</text:span></text:p>
      <text:p text:style-name="P1059"><text:span text:style-name="T1060">Quelques</text:span><text:span text:style-name="T1061"><text:s/></text:span><text:span text:style-name="T1062">personnes</text:span><text:span text:style-name="T1063"><text:s/></text:span><text:span text:style-name="T1064">de</text:span><text:span text:style-name="T1065"><text:s/></text:span><text:span text:style-name="T1066">goût</text:span><text:span text:style-name="T1067"><text:s/></text:span><text:span text:style-name="T1068">nous</text:span><text:span text:style-name="T1069"><text:s/></text:span><text:span text:style-name="T1070">ont</text:span><text:span text:style-name="T1071"><text:s/></text:span><text:span text:style-name="T1072">conseillé</text:span><text:span text:style-name="T1073"><text:s/></text:span><text:span text:style-name="T1074">de</text:span><text:span text:style-name="T1075"><text:s/></text:span><text:span text:style-name="T1076">joindre</text:span><text:span text:style-name="T1077">,<text:s/></text:span><text:span text:style-name="T1078">à</text:span><text:span text:style-name="T1079"><text:s/></text:span><text:span text:style-name="T1080">la</text:span><text:span text:style-name="T1081"><text:s/></text:span><text:span text:style-name="T1082">fin</text:span><text:span text:style-name="T1083"><text:s/></text:span><text:span text:style-name="T1084">de</text:span><text:span text:style-name="T1085"><text:s/></text:span><text:span text:style-name="T1086">ce</text:span><text:span text:style-name="T1087"><text:s/>volume,<text:s/></text:span><text:span text:style-name="T1088">un</text:span><text:span text:style-name="T1089"><text:s/>c</text:span><text:span text:style-name="T1090">atalogue</text:span><text:span text:style-name="T1091"><text:s/>c</text:span><text:span text:style-name="T1092">hronologique</text:span><text:span text:style-name="T1093"><text:s/></text:span><text:span text:style-name="T1094">des</text:span><text:span text:style-name="T1095"><text:s/>pièces<text:s/></text:span><text:span text:style-name="T1096">du</text:span><text:span text:style-name="T1097"><text:s/>théâtre f</text:span><text:span text:style-name="T1098">rançais,</text:span><text:span text:style-name="T1099"><text:s/></text:span><text:span text:style-name="T1100">depuis</text:span><text:span text:style-name="T1101"><text:s/></text:span><text:span text:style-name="T1102">son</text:span><text:span text:style-name="T1103"><text:s/></text:span><text:span text:style-name="T1104">origine</text:span><text:span text:style-name="T1105"><text:s/></text:span><text:span text:style-name="T1106">jusqu</text:span><text:span text:style-name="T1107">’</text:span><text:span text:style-name="T1108">à</text:span><text:span text:style-name="T1109"><text:s/></text:span><text:span text:style-name="T1110">la</text:span><text:span text:style-name="T1111"><text:s/></text:span><text:span text:style-name="T1112">fin</text:span><text:span text:style-name="T1113"><text:s/></text:span><text:span text:style-name="T1114">de</text:span><text:span text:style-name="T1115"><text:s/></text:span><text:span text:style-name="T1116">l</text:span><text:span text:style-name="T1117">’</text:span><text:span text:style-name="T1118">année</text:span><text:span text:style-name="T1119"> </text:span><text:span text:style-name="T1120">1665.</text:span><text:span text:style-name="T1121"><text:s/></text:span><text:span text:style-name="T1122">Nous</text:span><text:span text:style-name="T1123"><text:s/></text:span><text:span text:style-name="T1124">nous</text:span><text:span text:style-name="T1125"><text:s/></text:span><text:span text:style-name="T1126">sommes</text:span><text:span text:style-name="T1127"><text:s/></text:span><text:span text:style-name="T1128">d</text:span><text:span text:style-name="T1129">’</text:span><text:span text:style-name="T1130">autant</text:span><text:span text:style-name="T1131"><text:s/></text:span><text:span text:style-name="T1132">plus</text:span><text:span text:style-name="T1133"><text:s/></text:span><text:span text:style-name="T1134">prêtés</text:span><text:span text:style-name="T1135"><text:s/></text:span><text:span text:style-name="T1136">à</text:span><text:span text:style-name="T1137"><text:s/></text:span><text:span text:style-name="T1138">cet</text:span><text:span text:style-name="T1139"><text:s/>avis<text:s/></text:span><text:span text:style-name="T1140">que</text:span><text:span text:style-name="T1141"><text:s/></text:span><text:span text:style-name="T1142">ce</text:span><text:span text:style-name="T1143"><text:s/>c</text:span><text:span text:style-name="T1144">atalogue</text:span><text:span text:style-name="T1145"><text:s/></text:span><text:span text:style-name="T1146">sera</text:span><text:span text:style-name="T1147"><text:s/></text:span><text:span text:style-name="T1148">très</text:span><text:span text:style-name="T1149"><text:s/></text:span><text:span text:style-name="T1150">utile</text:span><text:span text:style-name="T1151"><text:s/></text:span><text:span text:style-name="T1152">aux</text:span><text:span text:style-name="T1153"><text:s/></text:span><text:span text:style-name="T1154">personnes</text:span><text:span text:style-name="T1155"><text:s/></text:span><text:span text:style-name="T1156">qui</text:span><text:span text:style-name="T1157"><text:s/></text:span><text:span text:style-name="T1158">voudront</text:span><text:span text:style-name="T1159"><text:s/></text:span><text:span text:style-name="T1160">voir</text:span><text:span text:style-name="T1161">,<text:s/></text:span><text:span text:style-name="T1162">en</text:span><text:span text:style-name="T1163"><text:s/></text:span><text:span text:style-name="T1164">un</text:span><text:span text:style-name="T1165"><text:s/>moment,<text:s/></text:span><text:span text:style-name="T1166">le</text:span><text:span text:style-name="T1167"><text:s/></text:span><text:span text:style-name="T1168">commencement,</text:span><text:span text:style-name="T1169"><text:s/></text:span><text:span text:style-name="T1170">le</text:span><text:span text:style-name="T1171"><text:s/>progrès<text:s/></text:span><text:span text:style-name="T1172">et</text:span><text:span text:style-name="T1173"><text:s/></text:span><text:span text:style-name="T1174">la</text:span><text:span text:style-name="T1175"><text:s/></text:span><text:span text:style-name="T1176">suite</text:span><text:span text:style-name="T1177"><text:s/></text:span><text:span text:style-name="T1178">du</text:span><text:span text:style-name="T1179"><text:s/>t</text:span><text:span text:style-name="T1180">héâtre</text:span><text:span text:style-name="T1181"><text:s/>f</text:span><text:span text:style-name="T1182">rançais.</text:span></text:p>
      <text:h text:style-name="Titre1" text:outline-level="1">1661.<text:s/>Dom Garcie de Navarre, ou le Prince jaloux</text:h>
      <text:p text:style-name="argument">Comédie<text:s/>héroïque<text:s/>de<text:s/>M. de Molière,<text:s/>représentée<text:s/>sur le théâtre du Palais-Royal<text:span text:style-name="Appelnotedebasdep."><text:note text:note-class="footnote" text:id="_ftn5"><text:note-citation>6</text:note-citation><text:note-body><text:p text:style-name="Notedebasdepage"><text:span text:style-name="T1183"><text:s/></text:span>[BOTTOM] (a)<text:s/><text:span text:style-name="T1184">La Troupe de<text:s/></text:span><text:span text:style-name="T1185">Monsieur<text:s/></text:span><text:span text:style-name="T1186">commença de jouer sur le théâtre du Palais-Royal le 4 ou le 5 novembre 1660. Voyez la note jointe à l’article de la comédie de<text:s/></text:span><text:span text:style-name="T1187">L’Étourdi</text:span><text:span text:style-name="T1188">, tome VIII, p. 239.</text:span></text:p></text:note-body></text:note></text:span><text:s/>le<text:s/>4 février.</text:p>
      <text:p text:style-name="Corpsdetexte"><text:span text:style-name="pb">[p.</text:span><text:span text:style-name="pb"><text:s/></text:span><text:span text:style-name="pb">13</text:span><text:span text:style-name="pb">]</text:span><text:span text:style-name="T1189"><text:s/></text:span><text:span text:style-name="T1190">Cette</text:span><text:span text:style-name="T1191"><text:s/>pièce<text:s/></text:span><text:span text:style-name="T1192">tomba,</text:span><text:span text:style-name="T1193"><text:s/></text:span><text:span text:style-name="T1194">et</text:span><text:span text:style-name="T1195"><text:s/></text:span><text:span text:style-name="T1196">ne</text:span><text:span text:style-name="T1197"><text:s/></text:span><text:span text:style-name="T1198">fut</text:span><text:span text:style-name="T1199"><text:s/></text:span><text:span text:style-name="T1200">jouée</text:span><text:span text:style-name="T1201"><text:s/></text:span><text:span text:style-name="T1202">que</text:span><text:span text:style-name="T1203"><text:s/></text:span><text:span text:style-name="T1204">peu</text:span><text:span text:style-name="T1205"><text:s/></text:span><text:span text:style-name="T1206">de</text:span><text:span text:style-name="T1207"><text:s/></text:span><text:span text:style-name="T1208">fois</text:span><text:span text:style-name="Appelnotedebasdep."><text:note text:note-class="footnote" text:id="_ftn6"><text:note-citation>7</text:note-citation><text:note-body><text:p text:style-name="Notedebasdepage"><text:span text:style-name="T1209"><text:s/></text:span>[BOTTOM] (b)<text:span text:style-name="T1210"><text:s/></text:span><text:span text:style-name="quote.c">« (*) La réputation naissante de Molière souffrit beaucoup de cette disgrâce, et ses ennemis triomphèrent. »</text:span><text:s/>M. de Visé en parla d’un ton méprisant ;<text:s/>voici ses termes :<text:s/><text:span text:style-name="quote.c">« *Le peu de succès qu’a eu son<text:s/></text:span><text:span text:style-name="T1211">Dom Garcie ou le Prince jaloux</text:span><text:span text:style-name="quote.c"><text:s/>m’a fait oubli</text:span><text:span text:style-name="quote.c">er de vous en parler à son rang</text:span><text:span text:style-name="quote.c"> ; mais je crois qu’il suffit de vous dire que c’était une pièce sérieuse, et qu’il en avait le premier rôle, pour vous faire connaître que l’on ne s’y devait pas beaucoup divertir. »</text:span></text:p><text:p text:style-name="Notedebasdepage"><text:span text:style-name="T1212">(*)<text:s/></text:span><text:span text:style-name="T1213">Vie de Molière, avec des jugements sur ses ouvrages</text:span>.</text:p><text:p text:style-name="Notedebasdepage">*<text:s/><text:span text:style-name="T1214">Nouvelles nouvelles</text:span>, troisième partie, p. 227.</text:p></text:note-body></text:note></text:span><text:span text:style-name="T1215"> :<text:s/></text:span><text:span text:style-name="T1216">« </text:span><text:span text:style-name="T1217"><text:note text:note-class="footnote" text:id="_ftn7"><text:note-citation>8</text:note-citation><text:note-body><text:p text:style-name="Notedebasdepage"><text:s/>[MARGIN] (*)<text:s/><text:span text:style-name="T1218">Mémoires sur la vie et les ouvrages de Molière</text:span>.</text:p></text:note-body></text:note></text:span><text:span text:style-name="T1219">le</text:span><text:span text:style-name="T1220"><text:s/></text:span><text:span text:style-name="T1221">choix</text:span><text:span text:style-name="T1222"><text:s/></text:span><text:span text:style-name="T1223">du</text:span><text:span text:style-name="T1224"><text:s/></text:span><text:span text:style-name="T1225">sujet</text:span><text:span text:style-name="T1226">, tiré<text:s/></text:span><text:span text:style-name="T1227">ou</text:span><text:span text:style-name="T1228"><text:s/></text:span><text:span text:style-name="T1229">imité</text:span><text:span text:style-name="T1230"><text:s/></text:span><text:span text:style-name="T1231">des</text:span><text:span text:style-name="T1232"><text:s/>Espagnol</text:span><text:span text:style-name="T1233">s</text:span><text:span text:style-name="T1234">,<text:s/></text:span><text:span text:style-name="T1235">dans</text:span><text:span text:style-name="T1236"><text:s/></text:span><text:span text:style-name="pb">[p.</text:span><text:span text:style-name="pb"><text:s/></text:span><text:span text:style-name="pb">14</text:span><text:span text:style-name="pb">]</text:span><text:span text:style-name="T1237"><text:s/></text:span><text:span text:style-name="T1238">lequel</text:span><text:span text:style-name="T1239"><text:s/></text:span><text:span text:style-name="T1240">les</text:span><text:span text:style-name="T1241"><text:s/></text:span><text:span text:style-name="T1242">incidents</text:span><text:span text:style-name="T1243"><text:s/></text:span><text:span text:style-name="T1244">appartiennent</text:span><text:span text:style-name="T1245"><text:s/></text:span><text:span text:style-name="T1246">plus</text:span><text:span text:style-name="T1247"><text:s/></text:span><text:span text:style-name="T1248">à</text:span><text:span text:style-name="T1249"><text:s/></text:span><text:span text:style-name="T1250">la</text:span><text:span text:style-name="T1251"><text:s/>c</text:span><text:span text:style-name="T1252">omédie</text:span><text:span text:style-name="T1253"><text:s/></text:span><text:span text:style-name="T1254">qu</text:span><text:span text:style-name="T1255">’</text:span><text:span text:style-name="T1256">au</text:span><text:span text:style-name="T1257"><text:s/></text:span><text:span text:style-name="T1258">genre</text:span><text:span text:style-name="T1259"><text:s/></text:span><text:span text:style-name="T1260">héroïque,</text:span><text:span text:style-name="T1261"><text:s/></text:span><text:span text:style-name="T1262">et</text:span><text:span text:style-name="T1263"><text:s/></text:span><text:span text:style-name="T1264">dont</text:span><text:span text:style-name="T1265"><text:s/></text:span><text:span text:style-name="T1266">le</text:span><text:span text:style-name="T1267"><text:s/></text:span><text:span text:style-name="T1268">fond</text:span><text:span text:style-name="T1269"><text:s/></text:span><text:span text:style-name="T1270">même</text:span><text:span text:style-name="T1271"><text:s/></text:span><text:span text:style-name="T1272">est</text:span><text:span text:style-name="T1273"><text:s/></text:span><text:span text:style-name="T1274">vicieux,</text:span><text:span text:style-name="T1275"><text:s/>pu</text:span><text:span text:style-name="T1276">t</text:span><text:span text:style-name="T1277"><text:s/></text:span><text:span text:style-name="T1278">contribuer</text:span><text:span text:style-name="T1279"><text:s/></text:span><text:span text:style-name="T1280">au</text:span><text:span text:style-name="T1281"><text:s/></text:span><text:span text:style-name="T1282">peu</text:span><text:span text:style-name="T1283"><text:s/></text:span><text:span text:style-name="T1284">de</text:span><text:span text:style-name="T1285"><text:s/></text:span><text:span text:style-name="T1286">succès</text:span><text:span text:style-name="T1287"><text:s/></text:span><text:span text:style-name="T1288">de</text:span><text:span text:style-name="T1289"><text:s/></text:span><text:span text:style-name="T1290">cet</text:span><text:span text:style-name="T1291"><text:s/>ouvrage ;<text:s/></text:span><text:span text:style-name="T1292">Molière</text:span><text:span text:style-name="T1293">,<text:s/></text:span><text:span text:style-name="T1294">qui</text:span><text:span text:style-name="T1295"><text:s/></text:span><text:span text:style-name="T1296">jouait</text:span><text:span text:style-name="T1297"><text:s/></text:span><text:span text:style-name="T1298">le</text:span><text:span text:style-name="T1299"><text:s/></text:span><text:span text:style-name="T1300">rôle</text:span><text:span text:style-name="T1301"><text:s/></text:span><text:span text:style-name="T1302">de</text:span><text:span text:style-name="T1303"><text:s/></text:span><text:span text:style-name="T1304">Dom</text:span><text:span text:style-name="T1305"> </text:span><text:span text:style-name="T1306">Garcie,</text:span><text:span text:style-name="T1307"><text:s/></text:span><text:span text:style-name="T1308">ne</text:span><text:span text:style-name="T1309"><text:s/></text:span><text:span text:style-name="T1310">réussit</text:span><text:span text:style-name="T1311"><text:s/></text:span><text:span text:style-name="T1312">pas</text:span><text:span text:style-name="T1313"><text:s/></text:span><text:span text:style-name="T1314">mieux</text:span><text:span text:style-name="T1315"><text:s/></text:span><text:span text:style-name="T1316">comme</text:span><text:span text:style-name="T1317"><text:s/>a</text:span><text:span text:style-name="T1318">cteur.</text:span><text:span text:style-name="T1319"><text:s/></text:span><text:span text:style-name="T1320">Il</text:span><text:span text:style-name="T1321"><text:s/></text:span><text:span text:style-name="T1322">n</text:span><text:span text:style-name="T1323">’</text:span><text:span text:style-name="T1324">appela</text:span><text:span text:style-name="T1325"><text:s/></text:span><text:span text:style-name="T1326">pas</text:span><text:span text:style-name="T1327"><text:s/></text:span><text:span text:style-name="T1328">du</text:span><text:span text:style-name="T1329"><text:s/></text:span><text:span text:style-name="T1330">jugement</text:span><text:span text:style-name="T1331"><text:s/></text:span><text:span text:style-name="T1332">du</text:span><text:span text:style-name="T1333"><text:s/></text:span><text:span text:style-name="T1334">public,</text:span><text:span text:style-name="T1335"><text:s/></text:span><text:span text:style-name="T1336">il</text:span><text:span text:style-name="T1337"><text:s/></text:span><text:span text:style-name="T1338">ne</text:span><text:span text:style-name="T1339"><text:s/></text:span><text:span text:style-name="T1340">fit</text:span><text:span text:style-name="T1341"><text:s/></text:span><text:span text:style-name="T1342">pas</text:span><text:span text:style-name="T1343"><text:s/></text:span><text:span text:style-name="T1344">même</text:span><text:span text:style-name="T1345"><text:s/></text:span><text:span text:style-name="T1346">imprimer</text:span><text:span text:style-name="T1347"><text:s/></text:span><text:span text:style-name="T1348">sa</text:span><text:span text:style-name="T1349"><text:s/>pièce</text:span><text:span text:style-name="T1350">,</text:span><text:span text:style-name="T1351"><text:s/></text:span><text:span text:style-name="T1352">quoiqu</text:span><text:span text:style-name="T1353">’</text:span><text:span text:style-name="T1354">il</text:span><text:span text:style-name="T1355"><text:s/></text:span><text:span text:style-name="T1356">y</text:span><text:span text:style-name="T1357"><text:s/>eû</text:span><text:span text:style-name="T1358">t</text:span><text:span text:style-name="T1359"><text:s/></text:span><text:span text:style-name="T1360">des</text:span><text:span text:style-name="T1361"><text:s/></text:span><text:span text:style-name="T1362">traits</text:span><text:span text:style-name="T1363"><text:s/></text:span><text:span text:style-name="T1364">qu</text:span><text:span text:style-name="T1365">’</text:span><text:span text:style-name="T1366">il</text:span><text:span text:style-name="T1367"><text:s/></text:span><text:span text:style-name="T1368">jugea</text:span><text:span text:style-name="T1369"><text:s/></text:span><text:span text:style-name="T1370">dignes</text:span><text:span text:style-name="T1371"><text:s/></text:span><text:span text:style-name="T1372">d</text:span><text:span text:style-name="T1373">’</text:span><text:span text:style-name="T1374">être</text:span><text:span text:style-name="T1375"><text:s/></text:span><text:span text:style-name="T1376">insérés</text:span><text:span text:style-name="T1377"><text:s/></text:span><text:span text:style-name="T1378">dans</text:span><text:span text:style-name="T1379"><text:s/></text:span><text:span text:style-name="T1380">d</text:span><text:span text:style-name="T1381">’</text:span><text:span text:style-name="T1382">autres</text:span><text:span text:style-name="T1383"><text:s/>pièces</text:span><text:span text:style-name="Appelnotedebasdep."><text:note text:note-class="footnote" text:id="_ftn8"><text:note-citation>9</text:note-citation><text:note-body><text:p text:style-name="Notedebasdepage"><text:s/>[BOTTOM] (a) Voyez la scène V de l’acte second, et la scène VIII de l’acte quatrième de<text:s/><text:span text:style-name="T1384">Dom Garcie</text:span>, et la scène III du quatrième acte du<text:s/><text:span text:style-name="T1385">Misanthrope</text:span>. Il y a aussi quelques vers de<text:s/><text:span text:style-name="T1386">Dom Garcie</text:span><text:s/>dans l’acte second, scène sixième de l’<text:span text:style-name="T1387">Amphitryon</text:span>.</text:p></text:note-body></text:note></text:span><text:span text:style-name="T1388"> »</text:span>.</text:p>
      <text:h text:style-name="Titre1" text:outline-level="1">1661.<text:s/>L’École des maris</text:h>
      <text:p text:style-name="argument">Comédie<text:s/>en<text:s/>vers,<text:s/>en<text:s/>trois<text:s/>actes,<text:s/>de<text:s/>M. Molière,<text:s/>représentée<text:s/>sur<text:s/>le<text:s/>théâtre<text:s/>du<text:s/>Palais-Royal,<text:s/>le<text:s/>4 juin.</text:p>
      <text:p text:style-name="Corpsdetexte"><text:span text:style-name="pb">[p.</text:span><text:span text:style-name="pb"><text:s/></text:span><text:span text:style-name="pb">40</text:span><text:span text:style-name="pb">]</text:span><text:span text:style-name="T1389"><text:s/></text:span><text:span text:style-name="T1390">Dans</text:span><text:span text:style-name="T1391"><text:s/></text:span><text:span text:style-name="T1392">toutes</text:span><text:span text:style-name="T1393"><text:s/></text:span><text:span text:style-name="T1394">les</text:span><text:span text:style-name="T1395"><text:s/></text:span><text:span text:style-name="T1396">éditions</text:span><text:span text:style-name="T1397"><text:s/></text:span><text:span text:style-name="T1398">des</text:span><text:span text:style-name="T1399"><text:s/></text:span><text:span text:style-name="T1400">Œuvres</text:span><text:span text:style-name="T1401"><text:s/></text:span><text:span text:style-name="T1402">de</text:span><text:span text:style-name="T1403"><text:s/>M. </text:span><text:span text:style-name="T1404">Molière,</text:span><text:span text:style-name="T1405"><text:s/></text:span><text:span text:style-name="T1406">la</text:span><text:span text:style-name="T1407"><text:s/></text:span><text:span text:style-name="T1408">première</text:span><text:span text:style-name="T1409"><text:s/></text:span><text:span text:style-name="T1410">représentation</text:span><text:span text:style-name="T1411"><text:s/></text:span><text:span text:style-name="T1412">de</text:span><text:span text:style-name="T1413"><text:s/></text:span><text:span text:style-name="T1414">L</text:span><text:span text:style-name="T1415">’École des<text:s/></text:span><text:span text:style-name="T1416">m</text:span><text:span text:style-name="T1417">aris</text:span><text:span text:style-name="T1418"><text:s/></text:span><text:span text:style-name="T1419">est</text:span><text:span text:style-name="T1420"><text:s/></text:span><text:span text:style-name="T1421">marquée</text:span><text:span text:style-name="T1422"><text:s/></text:span><text:span text:style-name="T1423">le</text:span><text:span text:style-name="T1424"><text:s/></text:span><text:span text:style-name="T1425">24</text:span><text:span text:style-name="T1426"> j</text:span><text:span text:style-name="T1427">uin.</text:span><text:span text:style-name="T1428"><text:s/></text:span><text:span text:style-name="T1429">Cependant</text:span><text:span text:style-name="T1430"><text:s/></text:span><text:span text:style-name="T1431">il</text:span><text:span text:style-name="T1432"><text:s/></text:span><text:span text:style-name="T1433">est</text:span><text:span text:style-name="T1434"><text:s/></text:span><text:span text:style-name="T1435">certain</text:span><text:span text:style-name="T1436"><text:s/></text:span><text:span text:style-name="T1437">que</text:span><text:span text:style-name="T1438"><text:s/></text:span><text:span text:style-name="T1439">cette</text:span><text:span text:style-name="T1440"><text:s/>pièce<text:s/></text:span><text:span text:style-name="T1441">parut</text:span><text:span text:style-name="T1442"><text:s/></text:span><text:span text:style-name="T1443">au</text:span><text:span text:style-name="T1444"><text:s/></text:span><text:span text:style-name="T1445">commencement</text:span><text:span text:style-name="T1446"><text:s/></text:span><text:span text:style-name="T1447">de</text:span><text:span text:style-name="T1448"><text:s/></text:span><text:span text:style-name="T1449">ce</text:span><text:span text:style-name="T1450"><text:s/></text:span><text:span text:style-name="T1451">même</text:span><text:span text:style-name="T1452"><text:s/></text:span><text:span text:style-name="T1453">mois.</text:span><text:span text:style-name="T1454"><text:s/></text:span><text:span text:style-name="T1455">Loret,</text:span><text:span text:style-name="T1456"><text:s/></text:span><text:span text:style-name="T1457">dans</text:span><text:span text:style-name="T1458"><text:s/></text:span><text:span text:style-name="T1459">sa</text:span><text:span text:style-name="T1460"><text:s/></text:span><text:span text:style-name="T1461">Muse historique</text:span><text:span text:style-name="T1462"><text:s/></text:span><text:span text:style-name="T1463">du</text:span><text:span text:style-name="T1464"><text:s/></text:span><text:span text:style-name="T1465">17</text:span><text:span text:style-name="T1466"> j</text:span><text:span text:style-name="T1467">uin</text:span><text:span text:style-name="T1468"> </text:span><text:span text:style-name="T1469">1661,</text:span><text:span text:style-name="T1470"><text:s/></text:span><text:span text:style-name="T1471">dit</text:span><text:span text:style-name="T1472"><text:s/></text:span><text:span text:style-name="T1473">que</text:span><text:span text:style-name="T1474"><text:s/></text:span><text:soft-page-break/><text:span text:style-name="T1475">cette</text:span><text:span text:style-name="T1476"><text:s/>c</text:span><text:span text:style-name="T1477">omédie</text:span><text:span text:style-name="T1478"><text:s/></text:span><text:span text:style-name="T1479">fut</text:span><text:span text:style-name="T1480"><text:s/></text:span><text:span text:style-name="T1481">jouée</text:span><text:span text:style-name="T1482"><text:s/></text:span><text:span text:style-name="T1483">à</text:span><text:span text:style-name="T1484"><text:s/></text:span><text:span text:style-name="T1485">Vaux,</text:span><text:span text:style-name="T1486"><text:s/></text:span><text:span text:style-name="T1487">chez</text:span><text:span text:style-name="T1488"><text:s/>M. </text:span><text:span text:style-name="T1489">Fouquet,</text:span><text:span text:style-name="T1490"><text:s/></text:span><text:span text:style-name="T1491">le</text:span><text:span text:style-name="T1492"><text:s/></text:span><text:span text:style-name="T1493">12,</text:span><text:span text:style-name="T1494"><text:s/></text:span><text:span text:style-name="T1495">et</text:span><text:span text:style-name="T1496"><text:s/>ajoute :</text:span></text:p>
      <text:p text:style-name="quote.l">Charme,<text:s/>(à<text:s/>présent)<text:s/>de<text:s/>tout<text:s/>Paris,</text:p>
      <text:p text:style-name="noindent">de<text:s/>sorte<text:s/>qu’il<text:s/>y<text:s/>a<text:s/>tout<text:s/>lieu<text:s/>de<text:s/>croire<text:s/>que<text:s/>la<text:s/>date<text:s/>du<text:s/>24 juin,<text:s/>est<text:s/>une<text:s/>faute<text:s/>d’impression,<text:s/>qui<text:s/>a<text:s/>été<text:s/>copiée<text:s/>dans<text:s/>toutes<text:s/>les<text:s/>éditions<text:s/>suivantes,<text:s/>et<text:s/>que<text:s/>c’était<text:s/><text:span text:style-name="pb">[p.</text:span><text:span text:style-name="pb"><text:s/></text:span><text:span text:style-name="pb">41</text:span><text:span text:style-name="pb">]</text:span><text:span text:style-name="T1497"><text:s/></text:span>le<text:s/>4 juin<text:s/>qu’on<text:s/>avait<text:s/>voulu<text:s/>mettre.<text:s/>Voici<text:s/>le<text:s/>passage<text:s/>de<text:s/>Loret :</text:p>
      <text:p text:style-name="P1498">Muse<text:s/>historique du 17 juin 1661.</text:p>
      <text:p text:style-name="P1499">Fouquet,<text:s/>dont<text:s/>l’illustre<text:s/>mémoire,</text:p>
      <text:p text:style-name="P1500">Vivra<text:s/>toujours<text:s/>dans<text:s/>notre<text:s/>Histoire,</text:p>
      <text:p text:style-name="P1501">Fouquet,<text:s/>l’amour<text:s/>des<text:s/>beaux<text:s/>esprits,</text:p>
      <text:p text:style-name="quote.l"><text:span text:style-name="T1502">Et</text:span><text:span text:style-name="T1503"><text:s/></text:span><text:span text:style-name="T1504">dont</text:span><text:span text:style-name="T1505"><text:s/></text:span><text:span text:style-name="T1506">un</text:span><text:span text:style-name="T1507"><text:s/>r</text:span><text:span text:style-name="T1508">oman</text:span><text:span text:style-name="Appelnotedebasdep."><text:note text:note-class="footnote" text:id="_ftn9"><text:note-citation>10</text:note-citation><text:note-body><text:p text:style-name="Notedebasdepage"><text:span text:style-name="T1509"><text:s/></text:span>[BOTTOM]<text:s/>(1)<text:s/><text:span text:style-name="T1510">Clélie</text:span><text:span text:style-name="T1511">.</text:span></text:p></text:note-body></text:note></text:span><text:span text:style-name="T1512"><text:s/></text:span><text:span text:style-name="T1513">de</text:span><text:span text:style-name="T1514"><text:s/></text:span><text:span text:style-name="T1515">grand</text:span><text:span text:style-name="T1516"><text:s/></text:span><text:span text:style-name="T1517">prix,</text:span></text:p>
      <text:p text:style-name="P1518">Dépeint<text:s/>le<text:s/>mérite<text:s/>sublime,</text:p>
      <text:p text:style-name="P1519">Sous<text:s/>le<text:s/>nom<text:s/>du<text:s/>grand<text:s/>Cléonime ;</text:p>
      <text:p text:style-name="P1520">Ce<text:s/>sage<text:s/>donc,<text:s/>ce<text:s/>libéral,</text:p>
      <text:p text:style-name="P1521">Du<text:s/>roi<text:s/>procureur<text:s/>général,</text:p>
      <text:p text:style-name="P1522">Et<text:s/>plein<text:s/>de<text:s/>hautes<text:s/>connaissances,</text:p>
      <text:p text:style-name="P1523">Touchant<text:s/>l’État<text:s/>et<text:s/>les<text:s/>finances,</text:p>
      <text:p text:style-name="quote.l"><text:span text:style-name="T1524">Lundi</text:span><text:span text:style-name="T1525"><text:s/></text:span><text:span text:style-name="T1526">dernier</text:span><text:span text:style-name="Appelnotedebasdep."><text:note text:note-class="footnote" text:id="_ftn10"><text:note-citation>11</text:note-citation><text:note-body><text:p text:style-name="Notedebasdepage"><text:span text:style-name="T1527"><text:s/></text:span>[BOTTOM]<text:s/>(2)<text:s/><text:span text:style-name="T1528">C’est-à-dire</text:span><text:span text:style-name="T1529"><text:s/>le 12 juin.</text:span></text:p></text:note-body></text:note></text:span><text:span text:style-name="T1530"><text:s/></text:span><text:span text:style-name="T1531">traita</text:span><text:span text:style-name="T1532"><text:s/></text:span><text:span text:style-name="T1533">la</text:span><text:span text:style-name="T1534"><text:s/></text:span><text:span text:style-name="T1535">Cour,</text:span></text:p>
      <text:p text:style-name="P1536">En<text:s/>son<text:s/>délicieux<text:s/>séjour.</text:p>
      <text:p text:style-name="P1537">Qui<text:s/>la<text:s/>maison<text:s/>de<text:s/>Vaux<text:s/>s’appelle,</text:p>
      <text:p text:style-name="quote.l"><text:span text:style-name="T1538">Où</text:span><text:span text:style-name="T1539"><text:s/>L</text:span><text:span text:style-name="T1540">e</text:span><text:span text:style-name="T1541"> </text:span><text:span text:style-name="T1542">Brun</text:span><text:span text:style-name="T1543"><text:s/></text:span><text:span text:style-name="T1544">de</text:span><text:span text:style-name="T1545"><text:s/></text:span><text:span text:style-name="T1546">ce</text:span><text:span text:style-name="T1547"><text:s/></text:span><text:span text:style-name="T1548">temps</text:span><text:span text:style-name="T1549"><text:s/></text:span><text:span text:style-name="T1550">l</text:span><text:span text:style-name="T1551">’Ap</text:span><text:span text:style-name="T1552">elle,</text:span></text:p>
      <text:p text:style-name="P1553">A<text:s/>mis,<text:s/>(je<text:s/>ne<text:s/>le<text:s/>flatte<text:s/>point)</text:p>
      <text:p text:style-name="P1554">La<text:s/>peinture<text:s/>en<text:s/>son<text:s/>plus<text:s/>haut<text:s/>point.</text:p>
      <text:p text:style-name="P1555">………………………………………</text:p>
      <text:p text:style-name="P1556">Mais<text:s/>pour<text:s/>dire<text:s/>un<text:s/>mot<text:s/>des<text:s/>régales,</text:p>
      <text:p text:style-name="quote.l"><text:span text:style-name="T1557">Qu</text:span><text:span text:style-name="T1558">’</text:span><text:span text:style-name="T1559">il</text:span><text:span text:style-name="T1560"><text:s/></text:span><text:span text:style-name="T1561">fit</text:span><text:span text:style-name="T1562"><text:s/></text:span><text:span text:style-name="T1563">aux</text:span><text:span text:style-name="T1564"><text:s/>p</text:span><text:span text:style-name="T1565">ersonnes</text:span><text:span text:style-name="T1566"><text:s/>r</text:span><text:span text:style-name="T1567">oyales</text:span><text:span text:style-name="Appelnotedebasdep."><text:note text:note-class="footnote" text:id="_ftn11"><text:note-citation>12</text:note-citation><text:note-body><text:p text:style-name="Notedebasdepage"><text:span text:style-name="T1568"><text:s/></text:span>[BOTTOM]<text:s/>(3)<text:s/><text:span text:style-name="T1569">La reine d’Angleterre, Monsieur, et Madame.</text:span></text:p></text:note-body></text:note></text:span><text:span text:style-name="T1570">,</text:span></text:p>
      <text:p text:style-name="P1571">Dans<text:s/>cette<text:s/>superbe<text:s/>maison,</text:p>
      <text:p text:style-name="P1572">Admirable<text:s/>en<text:s/>toute<text:s/>saison,</text:p>
      <text:p text:style-name="P1573">Après<text:s/>qu’on<text:s/>eut<text:s/>de<text:s/>plusieurs<text:s/>tables,</text:p>
      <text:p text:style-name="P1574">Desservi<text:s/>cent<text:s/>mets<text:s/>délectables,</text:p>
      <text:p text:style-name="P1575">Tous<text:s/>confits,<text:s/>en<text:s/>friands<text:s/>appas,</text:p>
      <text:p text:style-name="P1576">Qu’ici<text:s/>je<text:s/>ne<text:s/>dénombre<text:s/>pas ;</text:p>
      <text:p text:style-name="quote.l"><text:span text:style-name="T1577">[p.</text:span><text:span text:style-name="T1578"><text:s/></text:span><text:span text:style-name="T1579">42</text:span><text:span text:style-name="pb">]</text:span><text:span text:style-name="T1580"><text:s/></text:span><text:span text:style-name="T1581">Outre</text:span><text:span text:style-name="T1582"><text:s/></text:span><text:span text:style-name="T1583">concerts,</text:span><text:span text:style-name="T1584"><text:s/></text:span><text:span text:style-name="T1585">et</text:span><text:span text:style-name="T1586"><text:s/></text:span><text:span text:style-name="T1587">mélodie,</text:span></text:p>
      <text:soft-page-break/>
      <text:p text:style-name="P1588">Il<text:s/>leur<text:s/>donna<text:s/>la<text:s/>comédie,</text:p>
      <text:p text:style-name="quote.l"><text:span text:style-name="T1589">Savoir</text:span><text:span text:style-name="T1590"><text:s/></text:span><text:span text:style-name="T1591">l</text:span><text:span text:style-name="T1592">’</text:span><text:span text:style-name="T1593">École</text:span><text:span text:style-name="T1594"><text:s/></text:span><text:span text:style-name="T1595">des</text:span><text:span text:style-name="T1596"><text:s/></text:span><text:span text:style-name="T1597">Maris</text:span><text:span text:style-name="T1598">,</text:span></text:p>
      <text:p text:style-name="quote.l"><text:span text:style-name="T1599">Charme</text:span><text:span text:style-name="T1600">,</text:span><text:span text:style-name="T1601"><text:s/></text:span><text:span text:style-name="T1602">(</text:span><text:span text:style-name="T1603">à</text:span><text:span text:style-name="T1604"><text:s/></text:span><text:span text:style-name="T1605">présent</text:span><text:span text:style-name="T1606">)</text:span><text:span text:style-name="T1607"><text:s/></text:span><text:span text:style-name="T1608">de</text:span><text:span text:style-name="T1609"><text:s/></text:span><text:span text:style-name="T1610">tout</text:span><text:span text:style-name="T1611"><text:s/></text:span><text:span text:style-name="T1612">Paris,</text:span></text:p>
      <text:p text:style-name="quote.l">Pièce<text:s/>nouvelle<text:s/>et<text:s/>fort<text:s/>prisée,</text:p>
      <text:p text:style-name="quote.l">Que<text:s/>sieur<text:s/>Molière<text:s/>a<text:s/>composée,</text:p>
      <text:p text:style-name="quote.l">Sujet si riant et si beau,</text:p>
      <text:p text:style-name="quote.l">Qu’il<text:s/>fallut<text:s/>qu’à<text:s/>Fontainebleau,</text:p>
      <text:p text:style-name="quote.l">Cette<text:s/>troupe<text:s/>ayant<text:s/>la<text:s/>pratique,</text:p>
      <text:p text:style-name="quote.l">Du<text:s/>sérieux<text:s/>et<text:s/>du<text:s/>comique,</text:p>
      <text:p text:style-name="quote.l">Pour<text:s/>reines,<text:s/>et<text:s/>roi<text:s/>contenter.</text:p>
      <text:p text:style-name="quote.l">L’allât<text:s/>encore<text:s/>représenter.</text:p>
      <text:p text:style-name="quote">« <text:span text:style-name="Appelnotedebasdep."><text:note text:note-class="footnote" text:id="_ftn12"><text:note-citation>13</text:note-citation><text:note-body><text:p text:style-name="Notedebasdepage"><text:s/>[MARGIN] (*)<text:s/><text:span text:style-name="T1613">Mémoires sur la vie et les ouvrages de Molière</text:span><text:span text:style-name="T1614">.</text:span></text:p></text:note-body></text:note></text:span><text:span text:style-name="T1615">L’École des<text:s/></text:span><text:span text:style-name="T1616">m</text:span><text:span text:style-name="T1617">aris</text:span><text:s/>effaça<text:s/>l’impression<text:s/>désavantageuse<text:s/>que<text:s/><text:span text:style-name="T1618">Dom Garcie</text:span><text:s/>avait<text:s/>laissée.<text:s/>Il<text:s/>est<text:s/>peu<text:s/>de<text:s/>pièces,<text:s/>surtout<text:s/>en<text:s/>trois<text:s/>actes,<text:s/>aussi<text:s/>simples,<text:s/>aussi<text:s/>claires,<text:s/>aussi<text:s/>fécondes,<text:s/>que<text:s/>celle-ci.<text:s/>Chaque<text:s/>scène<text:s/>produit<text:s/>un<text:s/>incident<text:s/>nouveau,<text:s/>et<text:s/>ces<text:s/>incidents,<text:s/>développés<text:s/>avec<text:s/>art,<text:s/>amènent<text:s/>insensiblement<text:s/>un<text:s/>des<text:s/>plus<text:s/>beaux<text:s/>dénouements<text:s/>qu’on ait vu sur le théâtre. »</text:p>
      <text:p text:style-name="quote">« <text:span text:style-name="Appelnotedebasdep."><text:note text:note-class="footnote" text:id="_ftn13"><text:note-citation>14</text:note-citation><text:note-body><text:p text:style-name="Notedebasdepage"><text:s/>[MARGIN] (*)<text:s/><text:span text:style-name="T1619">Vie de Molière, avec des jugements sur ses ouvrages</text:span><text:span text:style-name="T1620">.</text:span></text:p></text:note-body></text:note></text:span><text:span text:style-name="T1621">L’École des<text:s/></text:span><text:span text:style-name="T1622">m</text:span><text:span text:style-name="T1623">aris</text:span><text:s/>affermit<text:s/>pour<text:s/>jamais<text:s/>la<text:s/>réputation<text:s/>de<text:s/>Molière.<text:s/>C’est<text:s/>une<text:s/>pièce<text:s/>de<text:s/>caractère<text:s/>et<text:s/>d’intrigue ;<text:s/>quand<text:s/>il<text:s/>n’aurait<text:s/>fait<text:s/>que<text:s/>ce<text:s/>seul<text:s/>ouvrage,<text:s/>il<text:s/>eût<text:s/>pu<text:s/>passer<text:s/>pour<text:s/>un<text:s/>excellent<text:s/>auteur<text:s/>comique.<text:s/>On<text:s/>a<text:s/>dit<text:s/>que<text:s/><text:span text:style-name="T1624">L’École des<text:s/></text:span><text:span text:style-name="T1625">m</text:span><text:span text:style-name="T1626">aris</text:span><text:s/>était<text:s/>une<text:s/>copie<text:s/>des<text:s/><text:span text:style-name="T1627">Adelphes</text:span><text:s/>de<text:s/>Térence ;<text:s/>si<text:s/>cela<text:s/>était,<text:s/><text:span text:style-name="pb">[p.</text:span><text:span text:style-name="pb"><text:s/></text:span><text:span text:style-name="pb">43</text:span><text:span text:style-name="pb">]</text:span><text:span text:style-name="T1628"><text:s/></text:span>Molière<text:s/>eut<text:s/>plus<text:s/>mérité<text:s/>l’éloge<text:s/>d’avoir<text:s/>fait<text:s/>passer<text:s/>en<text:s/>France<text:s/>le<text:s/>bon<text:s/>goût<text:s/>de<text:s/>l’ancienne<text:s/>Rome,<text:s/>que<text:s/>le<text:s/>reproche<text:s/>d’avoir<text:s/>dérobé<text:s/>sa<text:s/>pièce.<text:s/>Mais<text:s/>les<text:s/><text:span text:style-name="T1629">Adelphes</text:span><text:s/>ont<text:s/>fourni<text:s/>tout<text:s/>au<text:s/>plus<text:s/>l’idée<text:s/>de<text:s/><text:span text:style-name="T1630">L</text:span><text:span text:style-name="T1631">’École des<text:s/></text:span><text:span text:style-name="T1632">m</text:span><text:span text:style-name="T1633">aris</text:span>.<text:s/>Il<text:s/>y<text:s/>a<text:s/>dans<text:s/>les<text:s/><text:span text:style-name="T1634">Adelphes</text:span><text:s/>deux<text:s/>vieillards<text:s/>de<text:s/>différentes<text:s/>humeurs,<text:s/>qui<text:s/>donnent<text:s/>chacun<text:s/>une<text:s/>éducation<text:s/>différente<text:s/>aux<text:s/>enfants<text:s/>qu’ils<text:s/>élèvent ;<text:s/>il<text:s/>y<text:s/>a<text:s/>de<text:s/>même<text:s/>dans<text:s/><text:span text:style-name="T1635">L</text:span><text:span text:style-name="T1636">’École des<text:s/></text:span><text:span text:style-name="T1637">m</text:span><text:span text:style-name="T1638">aris</text:span><text:s/>deux<text:s/>tuteurs,<text:s/>dont<text:s/>l’un<text:s/>est<text:s/>sévère,<text:s/>et<text:s/>l’autre<text:s/>indulgent ;<text:s/>voilà<text:s/>toute<text:s/>la<text:s/>ressemblance.<text:s/>Il<text:s/>n’y<text:s/>a<text:s/>presque<text:s/>point<text:s/>d’intrigue<text:s/>dans<text:s/>les<text:s/><text:span text:style-name="T1639">Adelphes</text:span><text:s/>et<text:s/>celle<text:s/>de<text:s/><text:span text:style-name="T1640">L</text:span><text:span text:style-name="T1641">’École des<text:s/></text:span><text:span text:style-name="T1642">m</text:span><text:span text:style-name="T1643">aris</text:span><text:s/>est<text:s/>fine,<text:s/>intéressante<text:s/>et<text:s/>comique.<text:s/>Une<text:s/>des<text:s/>femmes<text:s/>de<text:s/>la<text:s/>pièce<text:s/>de<text:s/>Térence,<text:s/>qui<text:s/>devrait<text:s/>faire<text:s/>le<text:s/>personnage<text:s/>le<text:s/>plus<text:s/>intéressant,<text:s/>ne<text:s/>paraît<text:s/>sur<text:s/>le<text:s/>théâtre<text:s/>que<text:s/>pour<text:s/>accoucher. L’Isabelle<text:s/>de<text:s/>Molière<text:s/>occupe<text:s/>presque<text:s/>toujours<text:s/>la<text:s/>scène<text:s/>avec<text:s/>esprit<text:s/>et<text:s/>avec<text:s/>grâce,<text:s/>et<text:s/>mêle<text:s/>quelquefois<text:s/>de<text:s/>la<text:s/>bienséance,<text:s/>même<text:s/>dans<text:s/>les<text:s/>tours<text:s/>qu’elle<text:s/>joue<text:s/>à<text:s/>son<text:s/>tuteur.</text:p>
      <text:p text:style-name="quote">« Le<text:s/>dénouement<text:s/>des<text:s/><text:span text:style-name="T1644">Adelphes</text:span><text:s/>n’a<text:s/>nulle<text:s/>vraisemblance ;<text:s/>il<text:s/>n’est<text:s/>point<text:s/>dans<text:s/>la<text:s/>nature<text:s/>qu’un<text:s/>vieillard<text:s/>qui<text:s/>a<text:s/>été<text:s/>soixante<text:s/>ans,<text:s/>chagrin, sévère<text:s/>et<text:s/>avare,<text:s/>devienne<text:s/>tout à<text:s/>coup<text:s/>gai,<text:s/>complaisant<text:s/>et<text:s/>libéral.<text:s/>Le<text:s/>dénouement<text:s/>de<text:s/><text:span text:style-name="T1645">L</text:span><text:span text:style-name="T1646">’École des<text:s/></text:span><text:span text:style-name="T1647">m</text:span><text:span text:style-name="T1648">aris</text:span><text:s/>est<text:s/>le<text:s/>meilleur<text:s/>de<text:s/><text:span text:style-name="pb">[p.</text:span><text:span text:style-name="pb"><text:s/></text:span><text:span text:style-name="pb">44</text:span><text:span text:style-name="pb">]</text:span><text:span text:style-name="T1649"><text:s/></text:span>toutes<text:s/>les<text:s/>pièces<text:s/>de<text:s/>Molière.<text:s/>Il<text:s/>est<text:s/>vraisemblable,<text:s/>naturel,<text:s/>tiré<text:s/>du<text:s/>fond<text:s/>de<text:s/>l’intrigue,<text:s/>et,<text:s/>ce<text:s/>qui<text:s/>vaut<text:s/>bien<text:s/>autant,<text:s/>il<text:s/>est<text:s/>extrêmement<text:s/>comique.<text:s/>Le<text:s/>style<text:s/>de<text:s/>Térence<text:s/>est<text:s/>pur,<text:s/>sentencieux,<text:s/>mais<text:s/>un<text:s/>peu<text:s/>froid,<text:s/>comme<text:s/>César<text:s/>qui<text:s/>excellait en tout le lui a reproché ;<text:s/>celui<text:s/>de<text:s/>Molière<text:s/>dans<text:s/>cette<text:s/>pièce<text:s/><text:soft-page-break/>est<text:s/>plus<text:s/>châtié<text:s/>que<text:s/>dans<text:s/>les<text:s/>autres.<text:s/>L’auteur français<text:s/>égale<text:s/>presque<text:s/>la<text:s/>pureté<text:s/>de<text:s/>la<text:s/>diction<text:s/>de<text:s/>Térence,<text:s/>et<text:s/>le<text:s/>passe<text:s/>de<text:s/>bien<text:s/>loin<text:s/>dans<text:s/>l’intrigue,<text:s/>dans<text:s/>le<text:s/>caractère,<text:s/>et<text:s/>dans<text:s/>le<text:s/>dénouement,<text:s/>et<text:s/>dans<text:s/>la<text:s/>plaisanterie. »</text:p>
      <text:p text:style-name="P1650"><text:span text:style-name="T1651">M. </text:span><text:span text:style-name="T1652">Riccoboni</text:span><text:span text:style-name="T1653">,<text:s/></text:span><text:span text:style-name="T1654">dans</text:span><text:span text:style-name="T1655"><text:s/>ses<text:s/></text:span><text:span text:style-name="T1656">Observations</text:span><text:span text:style-name="T1657"><text:s/></text:span><text:span text:style-name="T1658">sur</text:span><text:span text:style-name="T1659"><text:s/></text:span><text:span text:style-name="T1660">la</text:span><text:span text:style-name="T1661"><text:s/>comédie et<text:s/></text:span><text:span text:style-name="T1662">sur</text:span><text:span text:style-name="T1663"><text:s/></text:span><text:span text:style-name="T1664">le</text:span><text:span text:style-name="T1665"><text:s/></text:span><text:span text:style-name="T1666">génie</text:span><text:span text:style-name="T1667"><text:s/></text:span><text:span text:style-name="T1668">de</text:span><text:span text:style-name="T1669"><text:s/></text:span><text:span text:style-name="T1670">Molière</text:span><text:span text:style-name="T1671">,</text:span><text:span text:style-name="T1672"><text:s/></text:span><text:span text:style-name="T1673">détaille</text:span><text:span text:style-name="T1674"><text:s/></text:span><text:span text:style-name="T1675">avec</text:span><text:span text:style-name="T1676"><text:s/></text:span><text:span text:style-name="T1677">une</text:span><text:span text:style-name="T1678"><text:s/></text:span><text:span text:style-name="T1679">grande</text:span><text:span text:style-name="T1680"><text:s/></text:span><text:span text:style-name="T1681">connaissance</text:span><text:span text:style-name="T1682"><text:s/></text:span><text:span text:style-name="T1683">du</text:span><text:span text:style-name="T1684"><text:s/>théâtre</text:span><text:span text:style-name="T1685">,</text:span><text:span text:style-name="T1686"><text:s/></text:span><text:span text:style-name="T1687">et</text:span><text:span text:style-name="T1688"><text:s/></text:span><text:span text:style-name="T1689">beaucoup</text:span><text:span text:style-name="T1690"><text:s/></text:span><text:span text:style-name="T1691">de</text:span><text:span text:style-name="T1692"><text:s/></text:span><text:span text:style-name="T1693">goût,</text:span><text:span text:style-name="T1694"><text:s/></text:span><text:span text:style-name="T1695">les</text:span><text:span text:style-name="T1696"><text:s/></text:span><text:span text:style-name="T1697">beautés</text:span><text:span text:style-name="T1698"><text:s/></text:span><text:span text:style-name="T1699">de</text:span><text:span text:style-name="T1700"><text:s/></text:span><text:span text:style-name="T1701">la</text:span><text:span text:style-name="T1702"><text:s/></text:span><text:span text:style-name="T1703">c</text:span><text:span text:style-name="T1704">omédie</text:span><text:span text:style-name="T1705"><text:s/></text:span><text:span text:style-name="T1706">de</text:span><text:span text:style-name="T1707"><text:s/></text:span><text:span text:style-name="T1708">L</text:span><text:span text:style-name="T1709">’École des<text:s/></text:span><text:span text:style-name="T1710">m</text:span><text:span text:style-name="T1711">aris</text:span><text:span text:style-name="T1712"> ;<text:s/></text:span><text:span text:style-name="T1713">ensuite</text:span><text:span text:style-name="T1714"><text:s/></text:span><text:span text:style-name="T1715">il</text:span><text:span text:style-name="T1716"><text:s/></text:span><text:span text:style-name="T1717">joint</text:span><text:span text:style-name="T1718"><text:s/></text:span><text:span text:style-name="T1719">au</text:span><text:span text:style-name="T1720"><text:s/></text:span><text:span text:style-name="T1721">juste</text:span><text:span text:style-name="T1722"><text:s/></text:span><text:span text:style-name="T1723">éloge</text:span><text:span text:style-name="T1724"><text:s/></text:span><text:span text:style-name="T1725">de</text:span><text:span text:style-name="T1726"><text:s/></text:span><text:span text:style-name="T1727">cette</text:span><text:span text:style-name="T1728"><text:s/>pièce<text:s/></text:span><text:span text:style-name="T1729">les</text:span><text:span text:style-name="T1730"><text:s/></text:span><text:span text:style-name="T1731">remarques</text:span><text:span text:style-name="T1732"><text:s/></text:span><text:span text:style-name="T1733">suivantes.</text:span></text:p>
      <text:p text:style-name="quote"><text:span text:style-name="T1734">« </text:span><text:span text:style-name="T1735"><text:note text:note-class="footnote" text:id="_ftn14"><text:note-citation>15</text:note-citation><text:note-body><text:p text:style-name="Notedebasdepage"><text:s/>[MARGIN] (*) Article 8 du 2<text:span text:style-name="T1736">e</text:span> livre, p. 157-164.</text:p></text:note-body></text:note></text:span><text:span text:style-name="T1737">La</text:span><text:span text:style-name="T1738"><text:s/></text:span><text:span text:style-name="T1739">troisième</text:span><text:span text:style-name="T1740"><text:s/></text:span><text:span text:style-name="T1741">nouvelle</text:span><text:span text:style-name="T1742"><text:s/></text:span><text:span text:style-name="T1743">de</text:span><text:span text:style-name="T1744"><text:s/></text:span><text:span text:style-name="T1745">la</text:span><text:span text:style-name="T1746"><text:s/></text:span><text:span text:style-name="T1747">troisième</text:span><text:span text:style-name="T1748"><text:s/>j</text:span><text:span text:style-name="T1749">ournée</text:span><text:span text:style-name="T1750"><text:s/></text:span><text:span text:style-name="T1751">du</text:span><text:span text:style-name="T1752"><text:s/></text:span><text:span text:style-name="T1753">Décamé</text:span><text:span text:style-name="T1754">ron</text:span><text:span text:style-name="T1755"><text:s/></text:span><text:span text:style-name="T1756">de</text:span><text:span text:style-name="T1757"><text:s/>Boccace<text:s/></text:span><text:span text:style-name="T1758">a</text:span><text:span text:style-name="T1759"><text:s/></text:span><text:span text:style-name="T1760">non</text:span><text:span text:style-name="T1761"><text:s/></text:span><text:span text:style-name="T1762">seulement</text:span><text:span text:style-name="T1763"><text:s/></text:span><text:span text:style-name="T1764">fourni</text:span><text:span text:style-name="T1765"><text:s/></text:span><text:span text:style-name="T1766">à</text:span><text:span text:style-name="T1767"><text:s/>Molière<text:s/></text:span><text:span text:style-name="T1768">l</text:span><text:span text:style-name="T1769">’</text:span><text:span text:style-name="T1770">idée</text:span><text:span text:style-name="T1771"><text:s/></text:span><text:span text:style-name="T1772">de</text:span><text:span text:style-name="T1773"><text:s/></text:span><text:span text:style-name="T1774">sa</text:span><text:span text:style-name="T1775"><text:s/>c</text:span><text:span text:style-name="T1776">omédie</text:span><text:span text:style-name="T1777"><text:s/></text:span><text:span text:style-name="T1778">de</text:span><text:span text:style-name="T1779"><text:s/></text:span><text:span text:style-name="T1780">L</text:span><text:span text:style-name="T1781">’École des<text:s/></text:span><text:span text:style-name="T1782">m</text:span><text:span text:style-name="T1783">aris</text:span><text:span text:style-name="T1784">,</text:span><text:span text:style-name="T1785"><text:s/></text:span><text:span text:style-name="T1786">mais</text:span><text:span text:style-name="T1787"><text:s/></text:span><text:span text:style-name="T1788">encore</text:span><text:span text:style-name="T1789"><text:s/></text:span><text:span text:style-name="T1790">elle</text:span><text:span text:style-name="T1791"><text:s/></text:span><text:span text:style-name="T1792">a</text:span><text:span text:style-name="T1793"><text:s/></text:span><text:span text:style-name="T1794">servi</text:span><text:span text:style-name="T1795"><text:s/></text:span><text:span text:style-name="T1796">à</text:span><text:span text:style-name="T1797"><text:s/></text:span><text:span text:style-name="T1798">Lope</text:span><text:span text:style-name="T1799"><text:s/></text:span><text:span text:style-name="T1800">de</text:span><text:span text:style-name="T1801"><text:s/></text:span><text:span text:style-name="T1802">Vega</text:span><text:span text:style-name="T1803"><text:s/></text:span><text:span text:style-name="T1804">Carpio</text:span><text:span text:style-name="T1805">,</text:span><text:span text:style-name="T1806"><text:s/>p</text:span><text:span text:style-name="T1807">oète</text:span><text:span text:style-name="T1808"><text:s/>espagnol<text:s/></text:span><text:span text:style-name="T1809">dans</text:span><text:span text:style-name="T1810"><text:s/></text:span><text:span text:style-name="T1811">une</text:span><text:span text:style-name="T1812"><text:s/>pièce<text:s/></text:span><text:span text:style-name="T1813">intitulée</text:span><text:span text:style-name="T1814"><text:s/></text:span><text:span text:style-name="T1815">La Di</text:span><text:span text:style-name="T1816">screta</text:span><text:span text:style-name="T1817"><text:s/></text:span><text:span text:style-name="T1818">enamorada</text:span><text:span text:style-name="T1819">. Tou</text:span><text:span text:style-name="T1820">t</text:span><text:span text:style-name="T1821"><text:s/></text:span><text:span text:style-name="T1822">le</text:span><text:span text:style-name="T1823"><text:s/></text:span><text:span text:style-name="T1824">monde</text:span><text:span text:style-name="T1825"><text:s/></text:span><text:span text:style-name="T1826">sait</text:span><text:span text:style-name="T1827"><text:s/></text:span><text:span text:style-name="T1828">que</text:span><text:span text:style-name="T1829"><text:s/></text:span><text:span text:style-name="T1830">dans</text:span><text:span text:style-name="T1831"><text:s/></text:span><text:span text:style-name="T1832">Boccace,</text:span><text:span text:style-name="T1833"><text:s/></text:span><text:span text:style-name="T1834">une</text:span><text:span text:style-name="T1835"><text:s/></text:span><text:span text:style-name="T1836">femme,</text:span><text:span text:style-name="T1837"><text:s/></text:span><text:span text:style-name="T1838">amoureuse</text:span><text:span text:style-name="T1839"><text:s/></text:span><text:span text:style-name="T1840">d</text:span><text:span text:style-name="T1841">’</text:span><text:span text:style-name="T1842">un</text:span><text:span text:style-name="T1843"><text:s/></text:span><text:span text:style-name="T1844">jeune</text:span><text:span text:style-name="T1845"><text:s/></text:span><text:span text:style-name="T1846">homme,</text:span><text:span text:style-name="T1847"><text:s/></text:span><text:span text:style-name="T1848">trompe</text:span><text:span text:style-name="T1849"><text:s/></text:span><text:span text:style-name="T1850">son</text:span><text:span text:style-name="T1851"><text:s/></text:span><text:span text:style-name="T1852">[p.</text:span><text:span text:style-name="T1853"><text:s/></text:span><text:span text:style-name="T1854">45</text:span><text:span text:style-name="pb">]</text:span><text:span text:style-name="T1855"><text:s/></text:span><text:span text:style-name="T1856">c</text:span><text:span text:style-name="T1857">onfesseur,</text:span><text:span text:style-name="T1858"><text:s/></text:span><text:span text:style-name="T1859">et</text:span><text:span text:style-name="T1860"><text:s/></text:span><text:span text:style-name="T1861">que</text:span><text:span text:style-name="T1862"><text:s/></text:span><text:span text:style-name="T1863">pensant</text:span><text:span text:style-name="T1864"><text:s/></text:span><text:span text:style-name="T1865">remplir</text:span><text:span text:style-name="T1866"><text:s/></text:span><text:span text:style-name="T1867">uniquement</text:span><text:span text:style-name="T1868"><text:s/></text:span><text:span text:style-name="T1869">les</text:span><text:span text:style-name="T1870"><text:s/></text:span><text:span text:style-name="T1871">devoirs</text:span><text:span text:style-name="T1872"><text:s/></text:span><text:span text:style-name="T1873">de</text:span><text:span text:style-name="T1874"><text:s/></text:span><text:span text:style-name="T1875">son</text:span><text:span text:style-name="T1876"><text:s/></text:span><text:span text:style-name="T1877">ministère,</text:span><text:span text:style-name="T1878"><text:s/></text:span><text:span text:style-name="T1879">celui-ci</text:span><text:span text:style-name="T1880"><text:s/></text:span><text:span text:style-name="T1881">porte</text:span><text:span text:style-name="T1882"><text:s/></text:span><text:span text:style-name="T1883">au</text:span><text:span text:style-name="T1884"><text:s/></text:span><text:span text:style-name="T1885">jeune</text:span><text:span text:style-name="T1886"><text:s/></text:span><text:span text:style-name="T1887">homme</text:span><text:span text:style-name="T1888"><text:s/></text:span><text:span text:style-name="T1889">des</text:span><text:span text:style-name="T1890"><text:s/></text:span><text:span text:style-name="T1891">présents,</text:span><text:span text:style-name="T1892"><text:s/></text:span><text:span text:style-name="T1893">et</text:span><text:span text:style-name="T1894"><text:s/></text:span><text:span text:style-name="T1895">des</text:span><text:span text:style-name="T1896"><text:s/></text:span><text:span text:style-name="T1897">billets</text:span><text:span text:style-name="T1898"><text:s/></text:span><text:span text:style-name="T1899">de</text:span><text:span text:style-name="T1900"><text:s/></text:span><text:span text:style-name="T1901">sa</text:span><text:span text:style-name="T1902"><text:s/></text:span><text:span text:style-name="T1903">pénitente</text:span><text:span text:style-name="T1904"> ;<text:s/></text:span><text:span text:style-name="T1905">mais</text:span><text:span text:style-name="T1906"><text:s/></text:span><text:span text:style-name="T1907">Lope</text:span><text:span text:style-name="T1908"><text:s/></text:span><text:span text:style-name="T1909">de</text:span><text:span text:style-name="T1910"><text:s/></text:span><text:span text:style-name="T1911">Vega</text:span><text:span text:style-name="T1912"><text:s/></text:span><text:span text:style-name="T1913">a</text:span><text:span text:style-name="T1914"><text:s/></text:span><text:span text:style-name="T1915">substitué</text:span><text:span text:style-name="T1916"><text:s/></text:span><text:span text:style-name="T1917">au</text:span><text:span text:style-name="T1918"><text:s/>c</text:span><text:span text:style-name="T1919">onfesseur</text:span><text:span text:style-name="T1920"><text:s/></text:span><text:span text:style-name="T1921">un</text:span><text:span text:style-name="T1922"><text:s/>v</text:span><text:span text:style-name="T1923">ieillard</text:span><text:span text:style-name="T1924"><text:s/></text:span><text:span text:style-name="T1925">amoureux</text:span><text:span text:style-name="T1926"><text:s/></text:span><text:span text:style-name="T1927">d</text:span><text:span text:style-name="T1928">’</text:span><text:span text:style-name="T1929">une</text:span><text:span text:style-name="T1930"><text:s/></text:span><text:span text:style-name="T1931">jeune</text:span><text:span text:style-name="T1932"><text:s/></text:span><text:span text:style-name="T1933">personne</text:span><text:span text:style-name="T1934"><text:s/></text:span><text:span text:style-name="T1935">qu</text:span><text:span text:style-name="T1936">’</text:span><text:span text:style-name="T1937">il</text:span><text:span text:style-name="T1938"><text:s/></text:span><text:span text:style-name="T1939">veut</text:span><text:span text:style-name="T1940"><text:s/></text:span><text:span text:style-name="T1941">épouser,</text:span><text:span text:style-name="T1942"><text:s/></text:span><text:span text:style-name="T1943">et</text:span><text:span text:style-name="T1944"><text:s/></text:span><text:span text:style-name="T1945">dont</text:span><text:span text:style-name="T1946"><text:s/></text:span><text:span text:style-name="T1947">il</text:span><text:span text:style-name="T1948"><text:s/></text:span><text:span text:style-name="T1949">ignore</text:span><text:span text:style-name="T1950"><text:s/></text:span><text:span text:style-name="T1951">que</text:span><text:span text:style-name="T1952"><text:s/></text:span><text:span text:style-name="T1953">son</text:span><text:span text:style-name="T1954"><text:s/></text:span><text:span text:style-name="T1955">fils</text:span><text:span text:style-name="T1956"><text:s/></text:span><text:span text:style-name="T1957">est</text:span><text:span text:style-name="T1958"><text:s/></text:span><text:span text:style-name="T1959">aimé</text:span><text:span text:style-name="T1960"> :<text:s/></text:span><text:span text:style-name="T1961">elle</text:span><text:span text:style-name="T1962"><text:s/></text:span><text:span text:style-name="T1963">feint</text:span><text:span text:style-name="T1964"><text:s/></text:span><text:span text:style-name="T1965">néanmoins</text:span><text:span text:style-name="T1966"><text:s/></text:span><text:span text:style-name="T1967">de</text:span><text:span text:style-name="T1968"><text:s/></text:span><text:span text:style-name="T1969">consentir</text:span><text:span text:style-name="T1970"><text:s/></text:span><text:span text:style-name="T1971">à</text:span><text:span text:style-name="T1972"><text:s/></text:span><text:span text:style-name="T1973">épouser</text:span><text:span text:style-name="T1974"><text:s/></text:span><text:span text:style-name="T1975">le</text:span><text:span text:style-name="T1976"><text:s/></text:span><text:span text:style-name="T1977">père</text:span><text:span text:style-name="T1978"><text:s/></text:span><text:span text:style-name="T1979">de</text:span><text:span text:style-name="T1980"><text:s/></text:span><text:span text:style-name="T1981">son</text:span><text:span text:style-name="T1982"><text:s/></text:span><text:span text:style-name="T1983">amant,</text:span><text:span text:style-name="T1984"><text:s/></text:span><text:span text:style-name="T1985">et</text:span><text:span text:style-name="T1986"><text:s/>demande<text:s/></text:span><text:span text:style-name="T1987">seulement</text:span><text:span text:style-name="T1988"><text:s/></text:span><text:span text:style-name="T1989">pour</text:span><text:span text:style-name="T1990"><text:s/></text:span><text:span text:style-name="T1991">toute</text:span><text:span text:style-name="T1992"><text:s/></text:span><text:span text:style-name="T1993">grâce</text:span><text:span text:style-name="T1994"><text:s/></text:span><text:span text:style-name="T1995">un</text:span><text:span text:style-name="T1996"><text:s/></text:span><text:span text:style-name="T1997">mois</text:span><text:span text:style-name="T1998"><text:s/></text:span><text:span text:style-name="T1999">de</text:span><text:span text:style-name="T2000"><text:s/></text:span><text:span text:style-name="T2001">délai</text:span><text:span text:style-name="T2002"> ;<text:s/></text:span><text:span text:style-name="T2003">ensuite</text:span><text:span text:style-name="T2004"><text:s/></text:span><text:span text:style-name="T2005">elle</text:span><text:span text:style-name="T2006"><text:s/></text:span><text:span text:style-name="T2007">prie</text:span><text:span text:style-name="T2008"><text:s/></text:span><text:span text:style-name="T2009">le</text:span><text:span text:style-name="T2010"><text:s/>v</text:span><text:span text:style-name="T2011">ieillard,</text:span><text:span text:style-name="T2012"><text:s/></text:span><text:span text:style-name="T2013">en</text:span><text:span text:style-name="T2014"><text:s/></text:span><text:span text:style-name="T2015">qualité</text:span><text:span text:style-name="T2016"><text:s/></text:span><text:span text:style-name="T2017">de</text:span><text:span text:style-name="T2018"><text:s/></text:span><text:span text:style-name="T2019">belle-mère</text:span><text:span text:style-name="T2020"><text:s/></text:span><text:span text:style-name="T2021">future,</text:span><text:span text:style-name="T2022"><text:s/></text:span><text:span text:style-name="T2023">de</text:span><text:span text:style-name="T2024"><text:s/></text:span><text:span text:style-name="T2025">faire</text:span><text:span text:style-name="T2026"><text:s/></text:span><text:span text:style-name="T2027">cesser</text:span><text:span text:style-name="T2028"><text:s/></text:span><text:span text:style-name="T2029">l</text:span><text:span text:style-name="T2030">’</text:span><text:span text:style-name="T2031">inquiétude</text:span><text:span text:style-name="T2032"><text:s/></text:span><text:span text:style-name="T2033">que</text:span><text:span text:style-name="T2034"><text:s/></text:span><text:span text:style-name="T2035">lui</text:span><text:span text:style-name="T2036"><text:s/></text:span><text:span text:style-name="T2037">cause</text:span><text:span text:style-name="T2038">nt<text:s/></text:span><text:span text:style-name="T2039">depuis</text:span><text:span text:style-name="T2040"><text:s/></text:span><text:span text:style-name="T2041">quelque</text:span><text:span text:style-name="T2042"><text:s/></text:span><text:span text:style-name="T2043">temps</text:span><text:span text:style-name="T2044"><text:s/></text:span><text:span text:style-name="T2045">les</text:span><text:span text:style-name="T2046"><text:s/></text:span><text:span text:style-name="T2047">messages</text:span><text:span text:style-name="T2048"><text:s/></text:span><text:span text:style-name="T2049">fréquents</text:span><text:span text:style-name="T2050"><text:s/></text:span><text:span text:style-name="T2051">de</text:span><text:span text:style-name="T2052"><text:s/></text:span><text:span text:style-name="T2053">son</text:span><text:span text:style-name="T2054"><text:s/></text:span><text:span text:style-name="T2055">fils.</text:span><text:span text:style-name="T2056"><text:s/></text:span><text:span text:style-name="T2057">Le</text:span><text:span text:style-name="T2058"><text:s/></text:span><text:span text:style-name="T2059">père,</text:span><text:span text:style-name="T2060"><text:s/></text:span><text:span text:style-name="T2061">étonné</text:span><text:span text:style-name="T2062"><text:s/></text:span><text:span text:style-name="T2063">d</text:span><text:span text:style-name="T2064">’</text:span><text:span text:style-name="T2065">apprendre</text:span><text:span text:style-name="T2066"><text:s/></text:span><text:span text:style-name="T2067">une</text:span><text:span text:style-name="T2068"><text:s/></text:span><text:span text:style-name="T2069">pareille</text:span><text:span text:style-name="T2070"><text:s/></text:span><text:span text:style-name="T2071">nouvelle,</text:span><text:span text:style-name="T2072"><text:s/></text:span><text:span text:style-name="T2073">fait</text:span><text:span text:style-name="T2074"><text:s/></text:span><text:span text:style-name="T2075">à</text:span><text:span text:style-name="T2076"><text:s/></text:span><text:span text:style-name="T2077">ce</text:span><text:span text:style-name="T2078"><text:s/></text:span><text:span text:style-name="T2079">fils</text:span><text:span text:style-name="T2080"><text:s/></text:span><text:span text:style-name="T2081">des</text:span><text:span text:style-name="T2082"><text:s/></text:span><text:span text:style-name="T2083">reproches</text:span><text:span text:style-name="T2084"><text:s/></text:span><text:span text:style-name="T2085">sanglants,</text:span><text:span text:style-name="T2086"><text:s/></text:span><text:span text:style-name="T2087">et</text:span><text:span text:style-name="T2088"><text:s/></text:span><text:span text:style-name="T2089">l</text:span><text:span text:style-name="T2090">’</text:span><text:span text:style-name="T2091">oblige</text:span><text:span text:style-name="T2092"><text:s/></text:span><text:span text:style-name="T2093">d</text:span><text:span text:style-name="T2094">’</text:span><text:span text:style-name="T2095">aller</text:span><text:span text:style-name="T2096"><text:s/></text:span><text:span text:style-name="T2097">trouver</text:span><text:span text:style-name="T2098"><text:s/></text:span><text:span text:style-name="T2099">sa</text:span><text:span text:style-name="T2100"><text:s/>m</text:span><text:span text:style-name="T2101">aîtresse,</text:span><text:span text:style-name="T2102"><text:s/></text:span><text:span text:style-name="T2103">et</text:span><text:span text:style-name="T2104"><text:s/></text:span><text:span text:style-name="T2105">de</text:span><text:span text:style-name="T2106"><text:s/></text:span><text:span text:style-name="T2107">lui</text:span><text:span text:style-name="T2108"><text:s/></text:span><text:span text:style-name="T2109">demander</text:span><text:span text:style-name="T2110"><text:s/></text:span><text:span text:style-name="T2111">pardon</text:span><text:span text:style-name="T2112"><text:s/></text:span><text:span text:style-name="T2113">de</text:span><text:span text:style-name="T2114"><text:s/></text:span><text:span text:style-name="T2115">ses</text:span><text:span text:style-name="T2116"><text:s/></text:span><text:span text:style-name="T2117">importunités</text:span><text:span text:style-name="T2118"> ;<text:s/></text:span><text:span text:style-name="T2119">le</text:span><text:span text:style-name="T2120"><text:s/></text:span><text:span text:style-name="T2121">fils,</text:span><text:span text:style-name="T2122"><text:s/></text:span><text:span text:style-name="T2123">qui</text:span><text:span text:style-name="T2124"><text:s/></text:span><text:span text:style-name="T2125">soupçonne</text:span><text:span text:style-name="T2126"><text:s/></text:span><text:span text:style-name="T2127">la</text:span><text:span text:style-name="T2128"><text:s/></text:span><text:span text:style-name="T2129">ruse,</text:span><text:s/>obéit ;<text:s/>la<text:s/>scène<text:s/>se<text:s/>passe<text:s/>en<text:s/>présence<text:s/>du<text:s/>vieillard<text:s/>même,<text:s/>et<text:s/>de<text:s/>la<text:s/>belle-mère<text:s/>prétendue ;<text:s/>il<text:s/>se<text:s/>jette<text:s/>aux<text:s/>genoux<text:s/>de<text:s/>sa<text:s/>maîtresse,<text:s/>qui<text:s/>lui<text:s/>pardonne,<text:s/>et<text:s/>lui<text:s/>donne sa main à baiser ;<text:s/>mais<text:s/>un<text:s/>instant<text:s/>après,<text:s/>et<text:s/>dans<text:s/>la<text:s/>même<text:s/>scène,<text:s/>il<text:s/>lui<text:s/>dit<text:s/>tout<text:s/>bas<text:s/>qu’il<text:s/>n’est<text:s/>pas<text:s/>content<text:s/>de<text:s/>lui<text:s/>avoir<text:s/>baisé<text:s/>la<text:s/>main,<text:s/>et<text:s/>qu’il<text:s/>souhaiterait<text:s/>aussi<text:s/>de<text:s/>l’embrasser.<text:s/>Elle<text:s/>répond<text:s/>que<text:s/>la<text:s/>chose<text:s/>sera<text:s/>facile,<text:s/>qu’elle<text:s/>fera<text:s/>semblant<text:s/>de<text:s/><text:span text:style-name="pb">[p.</text:span><text:span text:style-name="pb"><text:s/></text:span><text:span text:style-name="pb">46</text:span><text:span text:style-name="pb">]</text:span><text:span text:style-name="T2130"><text:s/></text:span>tomber,<text:s/>et<text:s/>que<text:s/>le<text:s/>trouvant<text:s/>en<text:s/>ce<text:s/>moment<text:s/>à<text:s/>côté<text:s/>d’elle<text:s/>pour<text:s/>la<text:s/>relever,<text:s/>il pourra aisément l’embrasser ;<text:s/>leur<text:s/>projet<text:s/>réussit.<text:s/>Le<text:s/>reste<text:s/>de<text:s/>la<text:s/>fable<text:s/>n’est<text:s/>qu’un<text:s/>tissu<text:s/>sans<text:s/>ordre,<text:s/>et<text:s/>sans<text:s/>liaison,<text:s/>d’idées<text:s/>détachées<text:s/>et<text:s/>éloignées<text:s/>du<text:s/>point<text:s/>principal.</text:p>
      <text:p text:style-name="quote">« Molière,<text:s/>sans<text:s/>perdre<text:s/>de<text:s/>vue<text:s/>l’idée de Boccace, n’a pas tout à<text:s/>fait<text:s/>méprisé<text:s/>celle<text:s/>de<text:s/>Vega,<text:s/>il<text:s/>l’a<text:s/>perfectionnée<text:s/>et<text:s/>l’a<text:s/>jointe<text:s/>à<text:s/>l’original,<text:s/>avec<text:s/>tant<text:s/>de<text:s/>finesse<text:s/>et<text:s/>tant<text:s/>d’art<text:s/>que<text:s/>l’on<text:s/>peut<text:s/>tirer<text:s/>de<text:s/>la<text:s/>pièce<text:s/>de<text:s/><text:span text:style-name="T2131">L</text:span><text:span text:style-name="T2132">’École des<text:s/></text:span><text:span text:style-name="T2133">m</text:span><text:span text:style-name="T2134">aris</text:span><text:s/>une<text:s/>poétique<text:s/>toute<text:s/>entière.</text:p>
      <text:p text:style-name="quote">« Comme<text:s/>il<text:s/>ne<text:s/>convenait<text:s/>pas<text:s/>de<text:s/>mettre<text:s/>un<text:s/>confesseur<text:s/>sur<text:s/>le<text:s/>théâtre,<text:s/>et<text:s/>que<text:s/>nos<text:s/>mœurs<text:s/>défendaient<text:s/>aussi<text:s/>d’y<text:s/>présenter<text:s/>une<text:s/>femme<text:s/>mariée<text:s/>et<text:s/>amoureuse,<text:s/>comme<text:s/>l’a<text:s/>fait<text:s/>Boccace,<text:s/>Molière a suivi Vega à cet égard ;<text:s/>il<text:s/>a<text:s/>mis<text:s/>sur<text:s/>la<text:s/>scène<text:s/>un<text:s/>vieux<text:s/>tuteur,<text:s/>amoureux<text:s/>de<text:s/>sa<text:s/>pupille, et qui veut l’épouser ;<text:s/>on<text:s/>conçoit<text:s/>aisément<text:s/>la<text:s/>justesse<text:s/>de<text:s/>cette<text:s/>idée,<text:s/>et<text:s/>combien<text:s/>il<text:s/>convenait<text:s/>à<text:s/>l’économie<text:s/>de<text:s/>toute<text:s/>la<text:s/>machine<text:s/>que<text:s/>l’idée<text:s/>imparfaite<text:s/>de<text:s/>Vega fût<text:s/>ainsi<text:s/>renversée.<text:s/><text:soft-page-break/>Quoique<text:s/>ce<text:s/>changement<text:s/>paraisse<text:s/>extrêmement<text:s/>impie<text:s/>en<text:s/>soi,<text:s/>il<text:s/>est<text:s/>pourtant<text:s/>vrai<text:s/>que<text:s/>les<text:s/>connaisseurs<text:s/>en<text:s/>sentiront<text:s/>sans<text:s/>peine<text:s/>la<text:s/>difficulté.<text:s/>Dans<text:s/>l’idée<text:s/>de<text:s/>Molière les motifs du comique<text:s/><text:span text:style-name="pb">[p.</text:span><text:span text:style-name="pb"><text:s/></text:span><text:span text:style-name="pb">47</text:span><text:span text:style-name="pb">]</text:span><text:span text:style-name="T2135"><text:s/></text:span>naissent,<text:s/>pour<text:s/>ainsi<text:s/>dire,<text:s/>à<text:s/>chaque<text:s/>instant,<text:s/>et<text:s/>le<text:s/>tuteur<text:s/>devient<text:s/>avec<text:s/>plus<text:s/>de<text:s/>convenance<text:s/>le<text:s/>confident<text:s/>de<text:s/>sa<text:s/>pupille<text:s/>que<text:s/>le<text:s/>confesseur<text:s/>ne<text:s/>l’est<text:s/>d’une<text:s/>femme<text:s/>mariée.<text:s/>Dans<text:s/>Boccace,<text:s/>elle<text:s/>ne<text:s/>court<text:s/>aucun<text:s/>risque<text:s/>en<text:s/>mettant<text:s/>le<text:s/>confesseur<text:s/>dans<text:s/>sa<text:s/>confidence ;<text:s/>c’est<text:s/>l’homme<text:s/>du<text:s/>monde<text:s/>le<text:s/>plus<text:s/>aisé<text:s/>à<text:s/>tromper,<text:s/>dès<text:s/>que<text:s/>la<text:s/>fourberie<text:s/>se<text:s/>couvre<text:s/>du<text:s/>voile<text:s/>de<text:s/>la<text:s/>religion :<text:s/>au<text:s/>lieu<text:s/>que<text:s/>dans<text:s/>Molière,<text:s/>la<text:s/>jeune<text:s/>fille,<text:s/>qui<text:s/>ne<text:s/>peut<text:s/>avoir<text:s/>d’entretien<text:s/>qu’avec<text:s/>son tuteur, s’expose à mille inconvénients<text:s/>pour<text:s/>se<text:s/>tirer de la situation où elle est ;<text:s/>et<text:s/>toutes<text:s/>les<text:s/>démarches<text:s/>qu’elle<text:s/>fait<text:s/>dans<text:s/>cette<text:s/>vue<text:s/>deviennent,<text:s/>pour<text:s/>ainsi<text:s/>dire,<text:s/>autant<text:s/>de<text:s/>coups<text:s/>de<text:s/>théâtre<text:s/>ou<text:s/>de<text:s/>situations<text:s/>neuves,<text:s/>amenées,<text:s/>intéressantes,<text:s/>et<text:s/>d’où<text:s/>sort<text:s/>enfin<text:s/>un<text:s/>dénouement<text:s/>aussi<text:s/>juste<text:s/>qu’admirable.</text:p>
      <text:p text:style-name="quote">« La<text:s/>bourse<text:s/>et<text:s/>la<text:s/>ceinture<text:s/>que<text:s/>Boccace<text:s/>fait<text:s/>envoyer<text:s/>par<text:s/>la<text:s/>femme<text:s/>à<text:s/>son<text:s/>amant<text:s/>ne<text:s/>sont<text:s/>pas<text:s/>selon<text:s/>les<text:s/>mœurs,<text:s/>du<text:s/>moins<text:s/>en<text:s/>France,<text:s/>des<text:s/>présents<text:s/>convenables.<text:s/>Une<text:s/>femme<text:s/>qui<text:s/>aime,<text:s/>si<text:s/>son<text:s/>amant<text:s/>est<text:s/>d’une<text:s/>condition<text:s/>égale<text:s/>à<text:s/>la<text:s/>sienne,<text:s/>ne<text:s/>lui<text:s/>donne<text:s/>point<text:s/>une<text:s/>bourse<text:s/>d’argent,<text:s/>et<text:s/>surtout<text:s/>une<text:s/>première<text:s/>fois<text:s/>qu’elle<text:s/>lui<text:s/>fait<text:s/>une<text:s/>galanterie.<text:s/>Molière,<text:s/>qui<text:s/>a<text:s/>senti<text:s/>ce<text:s/>défaut<text:s/>de<text:s/>bienséance,<text:s/>a<text:s/>imaginé,<text:s/>en<text:s/>corrigeant<text:s/>son<text:s/>original,<text:s/><text:span text:style-name="pb">[p.</text:span><text:span text:style-name="pb"><text:s/></text:span><text:span text:style-name="pb">48</text:span><text:span text:style-name="pb">]</text:span><text:span text:style-name="T2136"><text:s/></text:span>un<text:s/>coup<text:s/>de<text:s/>théâtre<text:s/>merveilleux ;<text:s/>au<text:s/>lieu<text:s/>d’une<text:s/>bourse<text:s/>et<text:s/>d’une<text:s/>ceinture,<text:s/>la<text:span text:style-name="T2137"><text:s/></text:span>pupille<text:s/>donne<text:s/>à<text:s/>son<text:s/>amant<text:s/>une<text:s/>boîte<text:s/>d’or,<text:s/>dans<text:s/>laquelle<text:s/>est<text:s/>une<text:s/>lettre<text:s/>qu’elle<text:s/>vient<text:s/>de<text:s/>lui<text:s/>écrire ;<text:s/>elle<text:s/>fait<text:s/>accroire<text:s/>à<text:s/>son<text:s/>tuteur<text:s/>que<text:s/>le<text:s/>jeune<text:s/>homme<text:s/>la<text:s/>lui<text:s/>a<text:span text:style-name="T2138"><text:s/></text:span>jetée<text:s/>dans<text:s/>sa<text:s/>fenêtre,<text:s/>et<text:s/>lui<text:s/>persuade<text:s/>encore<text:s/>de<text:s/>reporter<text:s/>lui-même<text:s/>la<text:s/>boîte<text:s/>et<text:s/>la<text:s/>lettre<text:s/>sans<text:s/>la<text:s/>lire.<text:s/>Pour<text:s/>éviter<text:s/>les<text:s/>répétitions,<text:s/>car<text:s/>nous<text:s/>avons déjà parlé de cette pièce<text:span text:style-name="Appelnotedebasdep."><text:note text:note-class="footnote" text:id="_ftn15"><text:note-citation>16</text:note-citation><text:note-body><text:p text:style-name="Notedebasdepage"><text:span text:style-name="T2139"><text:s/></text:span>[MARGIN]<text:s/>(*)<text:s/><text:span text:style-name="T2140">Livre premier, article 4, p. 52, 58, et article 6, p. 70.</text:span></text:p></text:note-body></text:note></text:span>,<text:s/>il<text:s/>suffira<text:s/>de<text:s/>rappeler<text:s/>en<text:s/>passant<text:s/>le<text:s/>coup<text:s/>de<text:s/>théâtre<text:s/>par<text:s/>lequel<text:s/>Isabelle,<text:s/>feignant<text:s/>d’embrasser<text:s/>son<text:s/>tuteur,<text:s/>se<text:s/>sert<text:s/>de<text:s/>ce<text:s/>moyen<text:s/>pour<text:s/>donner<text:s/>à<text:s/>son<text:s/>amant<text:s/>sa<text:s/>main<text:s/>à<text:s/>baiser,<text:s/>et<text:s/>lui<text:s/>engager<text:s/>sa<text:s/>foi.<text:s/>On<text:s/>connaîtra<text:s/>par<text:s/>là<text:s/>avec<text:s/>quel<text:s/>esprit<text:s/>et<text:s/>avec<text:s/>quel<text:s/>art<text:s/>Molière<text:s/>fait<text:s/>usage,<text:s/>pour<text:s/>ainsi<text:s/>dire,<text:s/>d’une<text:s/>ombre<text:s/>de<text:s/>coup<text:s/>de<text:s/>théâtre<text:s/>que<text:s/>Vega<text:s/>lui<text:s/>avait<text:s/>fait<text:s/>entrevoir<text:s/>dans<text:s/>sa<text:s/>comédie<text:s/>de<text:s/><text:span text:style-name="T2141">La D</text:span><text:span text:style-name="T2142">iscreta</text:span><text:span text:style-name="T2143"><text:s/>e</text:span><text:span text:style-name="T2144">namorada</text:span>.<text:s/>Je<text:s/>n’entrerai<text:s/>point<text:s/>dans<text:s/>un<text:s/>plus<text:s/>long<text:s/>détail<text:s/>des<text:s/>beautés<text:s/>dont<text:s/>Molière<text:s/>a<text:s/>enrichi<text:s/>sa<text:s/>pièce ; beautés<text:s/>que<text:s/>la<text:s/>nouvelle<text:s/>de<text:span text:style-name="T2145"><text:s/></text:span>Boccace<text:s/>et<text:s/>la<text:s/>comédie<text:s/>de<text:s/>Vega<text:s/>ne<text:s/>pouvaient<text:s/>lui<text:s/>fournir,<text:s/>et<text:s/>que<text:s/>lui<text:s/>seul<text:s/>a<text:s/>pu<text:s/>imaginer.<text:s/>Comme<text:s/>il<text:s/>connaissait<text:s/>parfaitement<text:s/>tous<text:s/>les<text:s/>ressorts<text:s/>du<text:s/>cœur,<text:s/>tous les replis de l’esprit humain,<text:s/>il<text:span text:style-name="T2146"><text:s/></text:span>était<text:s/>avantageux<text:s/>qu’il<text:s/>entreprît<text:s/>de<text:s/>traiter<text:s/>ce<text:s/>sujet,<text:s/>pour<text:s/>nous<text:s/>apprendre<text:s/>de<text:s/><text:span text:style-name="pb">[p.</text:span><text:span text:style-name="pb"><text:s/></text:span><text:span text:style-name="pb">49</text:span><text:span text:style-name="pb">]</text:span><text:span text:style-name="T2147"><text:s/></text:span>quelle manière on peut s’approprier<text:s/>les<text:s/>idées<text:s/>d’autrui,<text:s/>et<text:s/>leur<text:s/>donner<text:s/>les<text:s/>grâces<text:s/>de<text:s/>la<text:s/>nouveauté. »</text:p>
      <text:p text:style-name="P2148"><text:span text:style-name="T2149">M. </text:span><text:span text:style-name="T2150">Riccoboni</text:span><text:span text:style-name="T2151"><text:s/></text:span><text:span text:style-name="T2152">tâche,</text:span><text:span text:style-name="T2153"><text:s/></text:span><text:span text:style-name="T2154">autant</text:span><text:span text:style-name="T2155"><text:s/></text:span><text:span text:style-name="T2156">qu</text:span><text:span text:style-name="T2157">’</text:span><text:span text:style-name="T2158">il</text:span><text:span text:style-name="T2159"><text:s/></text:span><text:span text:style-name="T2160">lui</text:span><text:span text:style-name="T2161"><text:s/></text:span><text:span text:style-name="T2162">est</text:span><text:span text:style-name="T2163"><text:s/></text:span><text:span text:style-name="T2164">possible,</text:span><text:span text:style-name="T2165"><text:s/></text:span><text:span text:style-name="T2166">de</text:span><text:span text:style-name="T2167"><text:s/></text:span><text:span text:style-name="T2168">rapprocher</text:span><text:span text:style-name="T2169"><text:s/></text:span><text:span text:style-name="T2170">toutes</text:span><text:span text:style-name="T2171"><text:s/></text:span><text:span text:style-name="T2172">les</text:span><text:span text:style-name="T2173"><text:s/></text:span><text:span text:style-name="T2174">idées</text:span><text:span text:style-name="T2175"><text:s/></text:span><text:span text:style-name="T2176">du</text:span><text:span text:style-name="T2177"><text:s/>théâtre<text:s/></text:span><text:span text:style-name="T2178">du</text:span><text:span text:style-name="T2179"><text:s/></text:span><text:span text:style-name="T2180">côté</text:span><text:span text:style-name="T2181"><text:s/></text:span><text:span text:style-name="T2182">des</text:span><text:span text:style-name="T2183"><text:s/>poètes i</text:span><text:span text:style-name="T2184">taliens</text:span><text:span text:style-name="T2185"> ;<text:s/></text:span><text:span text:style-name="T2186">c</text:span><text:span text:style-name="T2187">’</text:span><text:span text:style-name="T2188">est</text:span><text:span text:style-name="T2189"><text:s/></text:span><text:span text:style-name="T2190">pourquoi,</text:span><text:span text:style-name="T2191"><text:s/></text:span><text:span text:style-name="T2192">malgré</text:span><text:span text:style-name="T2193"><text:s/></text:span><text:span text:style-name="T2194">les</text:span><text:span text:style-name="T2195"><text:s/></text:span><text:span text:style-name="T2196">louanges</text:span><text:span text:style-name="T2197"><text:s/></text:span><text:span text:style-name="T2198">qu</text:span><text:span text:style-name="T2199">’</text:span><text:span text:style-name="T2200">il</text:span><text:span text:style-name="T2201"><text:s/></text:span><text:span text:style-name="T2202">donne</text:span><text:span text:style-name="T2203"><text:s/></text:span><text:span text:style-name="T2204">à</text:span><text:span text:style-name="T2205"><text:s/></text:span><text:span text:style-name="T2206">Molière,</text:span><text:span text:style-name="T2207"><text:s/></text:span><text:span text:style-name="T2208">il</text:span><text:span text:style-name="T2209"><text:s/></text:span><text:span text:style-name="T2210">veut</text:span><text:span text:style-name="T2211"><text:s/></text:span><text:span text:style-name="T2212">que</text:span><text:span text:style-name="T2213"><text:s/></text:span><text:span text:style-name="T2214">ce</text:span><text:span text:style-name="T2215"><text:s/></text:span><text:span text:style-name="T2216">grand</text:span><text:span text:style-name="T2217"><text:s/>auteur<text:s/></text:span><text:span text:style-name="T2218">comique</text:span><text:span text:style-name="T2219"><text:s/></text:span><text:span text:style-name="T2220">ait</text:span><text:span text:style-name="T2221"><text:s/></text:span><text:span text:style-name="T2222">puisé</text:span><text:span text:style-name="T2223"><text:s/></text:span><text:span text:style-name="T2224">le</text:span><text:span text:style-name="T2225"><text:s/></text:span><text:span text:style-name="T2226">fond</text:span><text:span text:style-name="T2227"><text:s/></text:span><text:span text:style-name="T2228">de</text:span><text:span text:style-name="T2229"><text:s/></text:span><text:span text:style-name="T2230">L</text:span><text:span text:style-name="T2231">’École des<text:s/></text:span><text:span text:style-name="T2232">m</text:span><text:span text:style-name="T2233">aris</text:span><text:span text:style-name="T2234"><text:s/></text:span><text:span text:style-name="T2235">chez</text:span><text:span text:style-name="T2236"><text:s/></text:span><text:span text:style-name="T2237">les</text:span><text:span text:style-name="T2238"><text:s/>auteur</text:span><text:span text:style-name="T2239">s</text:span><text:span text:style-name="T2240"><text:s/></text:span><text:span text:style-name="T2241">de</text:span><text:span text:style-name="T2242"><text:s/></text:span><text:span text:style-name="T2243">sa</text:span><text:span text:style-name="T2244"><text:s/></text:span><text:span text:style-name="T2245">nation,</text:span><text:span text:style-name="T2246"><text:s/></text:span><text:span text:style-name="T2247">et</text:span><text:span text:style-name="T2248"><text:s/></text:span><text:span text:style-name="T2249">ne</text:span><text:span text:style-name="T2250"><text:s/></text:span><text:span text:style-name="T2251">dit</text:span><text:span text:style-name="T2252"><text:s/></text:span><text:span text:style-name="T2253">pas</text:span><text:span text:style-name="T2254"><text:s/></text:span><text:span text:style-name="T2255">un</text:span><text:span text:style-name="T2256"><text:s/></text:span><text:span text:style-name="T2257">mot</text:span><text:span text:style-name="T2258"><text:s/></text:span><text:span text:style-name="T2259">de</text:span><text:span text:style-name="T2260"><text:s/></text:span><text:span text:style-name="T2261">Térence,</text:span><text:span text:style-name="T2262"><text:s/></text:span><text:span text:style-name="T2263">à</text:span><text:span text:style-name="T2264"><text:s/></text:span><text:span text:style-name="T2265">qui</text:span><text:span text:style-name="T2266"><text:s/></text:span><text:span text:style-name="T2267">Molière</text:span><text:span text:style-name="T2268"><text:s/></text:span><text:span text:style-name="T2269">doit</text:span><text:span text:style-name="T2270"><text:s/></text:span><text:span text:style-name="T2271">la</text:span><text:span text:style-name="T2272"><text:s/></text:span><text:span text:style-name="T2273">principale</text:span><text:span text:style-name="T2274"><text:s/></text:span><text:span text:style-name="T2275">idée</text:span><text:span text:style-name="T2276"><text:s/></text:span><text:span text:style-name="T2277">de</text:span><text:span text:style-name="T2278"><text:s/></text:span><text:span text:style-name="T2279">sa</text:span><text:span text:style-name="T2280"><text:s/>c</text:span><text:span text:style-name="T2281">omédie.</text:span><text:span text:style-name="T2282"><text:s/></text:span><text:soft-page-break/><text:span text:style-name="T2283">Dorimon,<text:s/></text:span><text:span text:style-name="T2284">dans</text:span><text:span text:style-name="T2285"><text:s/></text:span><text:span text:style-name="T2286">celle</text:span><text:span text:style-name="T2287"><text:s/></text:span><text:span text:style-name="T2288">de</text:span><text:span text:style-name="T2289"><text:s/></text:span><text:span text:style-name="T2290">La Femme industrieuse</text:span><text:span text:style-name="T2291">,</text:span><text:span text:style-name="T2292"><text:s/></text:span><text:span text:style-name="T2293">et</text:span><text:span text:style-name="T2294"><text:s/></text:span><text:span text:style-name="T2295">qui</text:span><text:span text:style-name="T2296"><text:s/></text:span><text:span text:style-name="T2297">n</text:span><text:span text:style-name="T2298">’</text:span><text:span text:style-name="T2299">est</text:span><text:span text:style-name="T2300"><text:s/></text:span><text:span text:style-name="T2301">pas</text:span><text:span text:style-name="T2302"><text:s/></text:span><text:span text:style-name="T2303">connue</text:span><text:span text:style-name="T2304"><text:s/></text:span><text:span text:style-name="T2305">de</text:span><text:span text:style-name="T2306"><text:s/>M. </text:span><text:span text:style-name="T2307">Riccoboni,</text:span><text:span text:style-name="T2308"><text:s/></text:span><text:span text:style-name="T2309">a</text:span><text:span text:style-name="T2310"><text:s/></text:span><text:span text:style-name="T2311">employé</text:span><text:span text:style-name="T2312"><text:s/></text:span><text:span text:style-name="T2313">en</text:span><text:span text:style-name="T2314"><text:s/></text:span><text:span text:style-name="T2315">partie</text:span><text:span text:style-name="T2316"><text:s/></text:span><text:span text:style-name="T2317">la</text:span><text:span text:style-name="T2318"><text:s/></text:span><text:span text:style-name="T2319">nouvelle</text:span><text:span text:style-name="T2320"><text:s/></text:span><text:span text:style-name="T2321">de</text:span><text:span text:style-name="T2322"><text:s/></text:span><text:span text:style-name="T2323">Boccace,</text:span><text:span text:style-name="T2324"><text:s/></text:span><text:span text:style-name="T2325">et</text:span><text:span text:style-name="T2326"><text:s/></text:span><text:span text:style-name="T2327">en</text:span><text:span text:style-name="T2328"><text:s/></text:span><text:span text:style-name="T2329">partie</text:span><text:span text:style-name="T2330"><text:s/></text:span><text:span text:style-name="T2331">la</text:span><text:span text:style-name="T2332"><text:s/>pièce espagnol</text:span><text:span text:style-name="T2333">e</text:span><text:span text:style-name="T2334"><text:s/></text:span><text:span text:style-name="T2335">de</text:span><text:span text:style-name="T2336"><text:s/></text:span><text:span text:style-name="T2337">Lope</text:span><text:span text:style-name="T2338"><text:s/></text:span><text:span text:style-name="T2339">de</text:span><text:span text:style-name="T2340"><text:s/></text:span><text:span text:style-name="T2341">Vega</text:span><text:span text:style-name="T2342"> ;<text:s/></text:span><text:span text:style-name="T2343">et</text:span><text:span text:style-name="T2344"><text:s/></text:span><text:span text:style-name="T2345">on</text:span><text:span text:style-name="T2346"><text:s/></text:span><text:span text:style-name="T2347">pourrait</text:span><text:span text:style-name="T2348"><text:s/></text:span><text:span text:style-name="T2349">dire</text:span><text:span text:style-name="T2350"><text:s/></text:span><text:span text:style-name="T2351">que</text:span><text:span text:style-name="T2352"><text:s/></text:span><text:span text:style-name="T2353">Molière</text:span><text:span text:style-name="T2354"><text:s/></text:span><text:span text:style-name="T2355">a</text:span><text:span text:style-name="T2356"><text:s/></text:span><text:span text:style-name="T2357">emprunté</text:span><text:span text:style-name="T2358"><text:s/></text:span><text:span text:style-name="T2359">quelque</text:span><text:span text:style-name="T2360"><text:s/></text:span><text:span text:style-name="T2361">chose</text:span><text:span text:style-name="T2362"><text:s/></text:span><text:span text:style-name="T2363">de</text:span><text:span text:style-name="T2364"><text:s/></text:span><text:span text:style-name="T2365">cette</text:span><text:span text:style-name="T2366"><text:s/>pièce<text:s/></text:span><text:span text:style-name="T2367">de</text:span><text:span text:style-name="T2368"><text:s/>Dorimon</text:span><text:span text:style-name="T2369">.</text:span><text:span text:style-name="T2370"><text:s/></text:span><text:span text:style-name="T2371">Cependant</text:span><text:span text:style-name="T2372"><text:s/></text:span><text:span text:style-name="T2373">ses</text:span><text:span text:style-name="T2374"><text:s/></text:span><text:span text:style-name="T2375">plus</text:span><text:span text:style-name="T2376"><text:s/></text:span><text:span text:style-name="T2377">sévères</text:span><text:span text:style-name="T2378"><text:s/>c</text:span><text:span text:style-name="T2379">enseurs</text:span><text:span text:style-name="T2380"><text:s/></text:span><text:span text:style-name="T2381">n</text:span><text:span text:style-name="T2382">’</text:span><text:span text:style-name="T2383">en</text:span><text:span text:style-name="T2384"><text:s/></text:span><text:span text:style-name="T2385">ont</text:span><text:span text:style-name="T2386"><text:s/></text:span><text:span text:style-name="T2387">point</text:span><text:span text:style-name="T2388"><text:s/></text:span><text:span text:style-name="T2389">parlé.</text:span><text:span text:style-name="T2390"><text:s/>M. </text:span><text:span text:style-name="T2391">Riccoboni</text:span><text:span text:style-name="T2392">,<text:s/></text:span><text:span text:style-name="T2393">dans</text:span><text:span text:style-name="T2394"><text:s/></text:span><text:span text:style-name="T2395">le</text:span><text:span text:style-name="T2396"><text:s/></text:span><text:span text:style-name="T2397">même</text:span><text:span text:style-name="T2398"><text:s/>c</text:span><text:span text:style-name="T2399">hapitre</text:span><text:span text:style-name="T2400"><text:s/></text:span><text:span text:style-name="T2401">que</text:span><text:span text:style-name="T2402"><text:s/></text:span><text:span text:style-name="T2403">nous</text:span><text:span text:style-name="T2404"><text:s/></text:span><text:span text:style-name="T2405">avons</text:span><text:span text:style-name="T2406"><text:s/></text:span><text:span text:style-name="T2407">cité</text:span><text:span text:style-name="T2408"><text:s/></text:span><text:span text:style-name="T2409">plus</text:span><text:span text:style-name="T2410"><text:s/></text:span><text:span text:style-name="T2411">haut,</text:span><text:span text:style-name="T2412"><text:s/></text:span><text:span text:style-name="T2413">après</text:span><text:span text:style-name="T2414"><text:s/></text:span><text:span text:style-name="T2415">avoir</text:span><text:span text:style-name="T2416"><text:s/></text:span><text:span text:style-name="T2417">dit</text:span><text:span text:style-name="T2418"><text:s/></text:span><text:span text:style-name="T2419">que</text:span><text:span text:style-name="T2420"><text:s/></text:span><text:span text:style-name="T2421">Molière</text:span><text:span text:style-name="T2422"><text:s/></text:span><text:span text:style-name="T2423">a</text:span><text:span text:style-name="T2424"><text:s/></text:span><text:span text:style-name="T2425">pris</text:span><text:span text:style-name="T2426"><text:s/></text:span><text:span text:style-name="T2427">quelques-uns</text:span><text:span text:style-name="T2428"><text:s/></text:span><text:span text:style-name="T2429">de</text:span><text:span text:style-name="T2430"><text:s/></text:span><text:span text:style-name="T2431">ses</text:span><text:span text:style-name="T2432"><text:s/></text:span><text:span text:style-name="T2433">sujets</text:span><text:span text:style-name="T2434"><text:s/></text:span><text:span text:style-name="T2435">dans</text:span><text:span text:style-name="T2436"><text:s/></text:span><text:span text:style-name="T2437">les</text:span><text:span text:style-name="T2438"><text:s/>pièces<text:s/></text:span><text:span text:style-name="T2439">que</text:span><text:span text:style-name="T2440"><text:s/></text:span><text:span text:style-name="T2441">la</text:span><text:span text:style-name="T2442"><text:s/>t</text:span><text:span text:style-name="T2443">roupe</text:span><text:span text:style-name="T2444"><text:s/></text:span><text:span text:style-name="T2445">des</text:span><text:span text:style-name="T2446"><text:s/>c</text:span><text:span text:style-name="T2447">omédiens</text:span><text:span text:style-name="T2448"><text:s/>i</text:span><text:span text:style-name="T2449">taliens</text:span><text:span text:style-name="T2450"><text:s/></text:span><text:span text:style-name="T2451">représentaient</text:span><text:span text:style-name="T2452"><text:s/></text:span><text:span text:style-name="T2453">sur</text:span><text:span text:style-name="T2454"><text:s/></text:span><text:span text:style-name="T2455">le</text:span><text:span text:style-name="T2456"><text:s/>t</text:span><text:span text:style-name="T2457">héâtre</text:span><text:span text:style-name="T2458"><text:s/></text:span><text:span text:style-name="T2459">du</text:span><text:span text:style-name="T2460"><text:s/>Palais-Royal</text:span><text:span text:style-name="T2461">,</text:span><text:span text:style-name="T2462"><text:s/></text:span><text:span text:style-name="T2463">ajoute</text:span><text:span text:style-name="T2464"> :</text:span></text:p>
      <text:p text:style-name="quote">« Les<text:s/>Italiens<text:s/>avaient<text:s/>peut-être<text:s/>représenté<text:s/>cinquante<text:s/>fois<text:s/>telle<text:s/>pièce,<text:s/>dont<text:s/>il<text:s/>a<text:s/>tiré<text:s/>quelqu’une<text:s/>de<text:s/>celles<text:s/>dont<text:s/>nous<text:s/>nous<text:s/>avons<text:s/>parlé ;<text:s/>mais<text:s/>cela<text:s/>ne<text:s/><text:span text:style-name="pb">[p.</text:span><text:span text:style-name="pb"><text:s/></text:span><text:span text:style-name="pb">50</text:span><text:span text:style-name="pb">]</text:span><text:span text:style-name="T2465"><text:s/></text:span>l’empêchait<text:s/>pas<text:s/>de<text:s/>la<text:s/>donner<text:s/>comme<text:s/>nouvelle<text:s/>à<text:s/>ces<text:s/>mêmes<text:s/>spectateurs<text:s/>qui,<text:s/>peu<text:s/>de<text:s/>jours<text:s/>auparavant,<text:s/>en<text:s/>avaient<text:s/>vu,<text:s/>mais<text:s/>sous<text:s/>une<text:s/>autre<text:s/>forme,<text:s/>le<text:s/>fond,<text:s/>le<text:s/>caractère,<text:s/>les<text:s/>lazzis,<text:s/>et<text:s/>quelquefois<text:s/>même<text:s/>des<text:s/>scènes<text:s/>entières.</text:p>
      <text:p text:style-name="quote">« Tout<text:s/>autre<text:s/>que<text:s/>Molière,<text:s/>en<text:s/>de<text:s/>pareilles<text:s/>circonstances,<text:s/>aurait<text:s/>sans<text:s/>doute<text:s/>beaucoup<text:s/>risqué,<text:s/>mais<text:s/>il<text:s/>savait<text:s/>trop<text:s/>de<text:s/>quelle<text:s/>manière<text:s/>il<text:s/>avait<text:s/>traité<text:s/>ses<text:s/>sujets<text:s/>pour<text:s/>ne<text:s/>pas<text:s/>compter<text:s/>avec<text:s/>raison<text:s/>que<text:s/>le<text:s/>public,<text:s/>en<text:s/>les<text:s/>reconnaissant,<text:s/>lui<text:s/>rendrait<text:s/>justice. »</text:p>
      <text:p text:style-name="P2466"><text:span text:style-name="T2467">M. </text:span><text:span text:style-name="T2468">de</text:span><text:span text:style-name="T2469"><text:s/></text:span><text:span text:style-name="T2470">Visé,</text:span><text:span text:style-name="T2471"><text:s/></text:span><text:span text:style-name="T2472">constant</text:span><text:span text:style-name="T2473"><text:s/></text:span><text:span text:style-name="T2474">ennemi</text:span><text:span text:style-name="T2475"><text:s/></text:span><text:span text:style-name="T2476">des</text:span><text:span text:style-name="T2477"><text:s/></text:span><text:span text:style-name="T2478">talents</text:span><text:span text:style-name="T2479"><text:s/></text:span><text:span text:style-name="T2480">de</text:span><text:span text:style-name="T2481"><text:s/></text:span><text:span text:style-name="T2482">Molière,</text:span><text:span text:style-name="T2483"><text:s/></text:span><text:span text:style-name="T2484">a</text:span><text:span text:style-name="T2485"><text:s/></text:span><text:span text:style-name="T2486">parlé</text:span><text:span text:style-name="T2487"><text:s/></text:span><text:span text:style-name="T2488">de</text:span><text:span text:style-name="T2489"><text:s/></text:span><text:span text:style-name="T2490">L</text:span><text:span text:style-name="T2491">’École des<text:s/></text:span><text:span text:style-name="T2492">m</text:span><text:span text:style-name="T2493">aris</text:span><text:span text:style-name="T2494"> :<text:s/></text:span><text:span text:style-name="T2495">voici</text:span><text:span text:style-name="T2496"><text:s/></text:span><text:span text:style-name="T2497">le</text:span><text:span text:style-name="T2498"><text:s/></text:span><text:span text:style-name="T2499">jugement</text:span><text:span text:style-name="T2500"><text:s/></text:span><text:span text:style-name="T2501">qu</text:span><text:span text:style-name="T2502">’</text:span><text:span text:style-name="T2503">il</text:span><text:span text:style-name="T2504"><text:s/></text:span><text:span text:style-name="T2505">en</text:span><text:span text:style-name="T2506"><text:s/></text:span><text:span text:style-name="T2507">porte.</text:span></text:p>
      <text:p text:style-name="quote">« <text:span text:style-name="Appelnotedebasdep."><text:note text:note-class="footnote" text:id="_ftn16"><text:note-citation>17</text:note-citation><text:note-body><text:p text:style-name="Notedebasdepage"><text:s/>[MARGIN] (*)<text:s/><text:span text:style-name="T2508">Nouvelles nouvelles</text:span>, troisième partie.</text:p></text:note-body></text:note></text:span><text:span text:style-name="T2509">L’École des Maris</text:span><text:s/>parut<text:s/>après<text:s/><text:span text:style-name="T2510">Le Cocu<text:s/></text:span><text:span text:style-name="T2511">i</text:span><text:span text:style-name="T2512">maginaire</text:span> ;<text:s/>c’est<text:s/>encore<text:s/>un<text:s/>de<text:s/>ces<text:s/>tableaux<text:s/>des<text:s/>choses<text:s/>que<text:s/>l’on<text:s/>voit<text:s/>le<text:s/>plus<text:s/>fréquemment<text:s/>arriver<text:s/>dans<text:s/>le<text:s/>monde,<text:s/>ce<text:s/>qui<text:s/>a<text:s/>fait<text:s/>qu’elle<text:s/>n’a<text:s/>pas<text:s/>moins<text:s/>été<text:s/>suivie<text:s/>que<text:s/>les<text:s/>précédentes.<text:s/>Les<text:s/>vers<text:s/>en<text:s/>sont<text:s/>moins<text:s/>bons<text:s/>que<text:s/>ceux<text:s/>du<text:s/><text:span text:style-name="T2513">Cocu<text:s/></text:span><text:span text:style-name="T2514">i</text:span><text:span text:style-name="T2515">maginaire</text:span>,<text:s/>mais<text:s/>le<text:s/>sujet<text:s/>en est tout à fait bien conduit ;<text:s/>et<text:s/>si<text:s/>cette<text:s/>pièce<text:s/>avait<text:s/>eu<text:s/>cinq<text:s/>actes,<text:s/>elle<text:s/>pourrait<text:s/>tenir<text:s/>rang<text:s/>dans<text:s/>la<text:s/>postérité,<text:s/>après<text:s/><text:span text:style-name="T2516">Le Menteur</text:span><text:s/>et<text:s/><text:span text:style-name="T2517">Les Visionnaires</text:span>. »</text:p>
      <text:p text:style-name="P2518">Cette<text:s/>dernière<text:s/>phrase<text:s/>n’est-elle<text:s/>pas<text:s/>d’un<text:s/>homme<text:s/>d’un<text:s/>goût<text:s/>bien<text:s/>sûr ?</text:p>
      <text:h text:style-name="Titre1" text:outline-level="1">1661.<text:s/>Les Fâcheux</text:h>
      <text:p text:style-name="argument">Comédie-Ballet,<text:s/>en<text:s/>trois<text:s/>actes,<text:s/>en<text:s/>vers,<text:s/>de<text:s/>M. Molière,<text:s/>représentée<text:s/>à<text:s/>Vaux<text:s/>le<text:s/>16 août,<text:s/>à<text:s/>Fontainebleau<text:s/>le<text:s/>17<text:s/>du<text:s/>même<text:s/>mois,<text:s/>et<text:s/>à<text:s/>Paris<text:s/>sur<text:s/>le<text:s/>théâtre<text:s/>du<text:s/>Palais-Royal,<text:s/>le<text:s/>4 novembre<text:s/>suivant.</text:p>
      <text:p text:style-name="quote"><text:span text:style-name="pb">[p.</text:span><text:span text:style-name="pb"><text:s/></text:span><text:span text:style-name="pb">58</text:span><text:span text:style-name="pb">]</text:span><text:span text:style-name="T2519"><text:s/></text:span><text:span text:style-name="Appelnotedebasdep."><text:note text:note-class="footnote" text:id="_ftn17"><text:note-citation>18</text:note-citation><text:note-body><text:p text:style-name="Notedebasdepage"><text:s/>[MARGIN] (*)<text:s/><text:span text:style-name="T2520">Vie de Molière, avec des jugements sur ses ouvrages</text:span><text:span text:style-name="T2521">.</text:span></text:p></text:note-body></text:note></text:span>Nicolas<text:s/>Fouquet,<text:s/>dernier<text:s/>surintendant<text:s/>des<text:s/>finances,<text:s/>engagea<text:s/>Molière<text:s/>à<text:s/>composer<text:s/>cette<text:s/>comédie<text:s/>pour<text:s/>la<text:s/>fameuse<text:s/>fête<text:s/>qu’il<text:s/>donna<text:s/>au<text:s/>roi<text:s/>et<text:s/>à<text:s/>la<text:s/>reine<text:s/>mère<text:s/>dans<text:s/>sa<text:s/>maison<text:s/>de<text:s/>Vaux,<text:s/>aujourd’hui<text:s/>appelée<text:s/>Villars.<text:s/>Comme<text:s/>le<text:s/>détail<text:s/>de<text:s/>cette<text:s/>fête<text:s/>est<text:s/>peu<text:s/>connu,<text:s/>nous<text:s/>croyons<text:s/><text:soft-page-break/>faire<text:s/>plaisir<text:s/>au<text:s/>lecteur<text:s/>de<text:s/>placer<text:s/>ici<text:s/>ce<text:s/>que<text:s/>Loret<text:s/>en<text:s/>a<text:s/>dit.</text:p>
      <text:p text:style-name="P2522">Muse historique du 20 août 1661.</text:p>
      <text:p text:style-name="quote.l">      Aujourd’hui,<text:s/>mes<text:s/>soins,<text:s/>mes<text:s/>travaux,</text:p>
      <text:p text:style-name="quote.l">N’iront<text:s/>qu’à<text:s/>discourir<text:s/>de<text:s/>Vaux,</text:p>
      <text:p text:style-name="quote.l">…………………………………</text:p>
      <text:p text:style-name="quote.l">Mercredi<text:span text:style-name="Appelnotedebasdep."><text:note text:note-class="footnote" text:id="_ftn18"><text:note-citation>19</text:note-citation><text:note-body><text:p text:style-name="Notedebasdepage"><text:span text:style-name="T2523"><text:s/></text:span><text:span text:style-name="T2524">[BOTTOM]<text:s/></text:span><text:span text:style-name="T2525">* C’est-à-dire le 16 août.</text:span></text:p></text:note-body></text:note></text:span><text:s/>dernier<text:s/>étant<text:s/>donc,</text:p>
      <text:p text:style-name="quote.l">En<text:s/>ce<text:s/>lieu<text:s/>beau,<text:s/>s’il<text:s/>en<text:s/>fut<text:s/>onc,</text:p>
      <text:p text:style-name="quote.l">Le<text:s/>roi,<text:s/>l’illustre<text:s/>reine<text:s/>mère,</text:p>
      <text:p text:style-name="quote.l">Monseigneur<text:s/>d’Orléans<text:s/>son<text:s/>frère,</text:p>
      <text:p text:style-name="quote.l">Et<text:s/>Madame<text:s/>pareillement,</text:p>
      <text:p text:style-name="quote.l">Y<text:s/>vinrent<text:s/>par<text:s/>ébattement,</text:p>
      <text:p text:style-name="quote.l"><text:span text:style-name="T2526">[p.</text:span><text:span text:style-name="T2527"><text:s/></text:span><text:span text:style-name="T2528">59</text:span><text:span text:style-name="pb">]</text:span><text:span text:style-name="T2529"><text:s/></text:span>Suivis<text:s/>d’une<text:s/>cour<text:s/>si<text:s/>brillante,</text:p>
      <text:p text:style-name="quote.l">Ou<text:s/>(pour<text:s/>mieux<text:s/>dire)<text:s/>si<text:s/>galante,</text:p>
      <text:p text:style-name="quote.l">Que<text:s/>Phébus,<text:s/>au<text:s/>chef<text:s/>radieux,</text:p>
      <text:p text:style-name="quote.l">Phébus<text:s/>le<text:s/>plus<text:s/>charmant<text:s/>des<text:s/>dieux,</text:p>
      <text:p text:style-name="quote.l">Avec<text:s/>ses<text:s/>clartés<text:s/>immortelles,</text:p>
      <text:p text:style-name="quote.l">N’en<text:s/>éclaira<text:s/>jamais<text:s/>de<text:s/>telles ;</text:p>
      <text:p text:style-name="quote.l">Là<text:s/>cent<text:s/>objets<text:s/>miraculeux,</text:p>
      <text:p text:style-name="quote.l">De<text:s/>grands<text:s/>princes,<text:s/>des<text:s/>cordons,</text:p>
      <text:p text:style-name="quote.l">Tous<text:s/>gens<text:s/>choisis,<text:s/>et<text:s/>d’importance,</text:p>
      <text:p text:style-name="quote.l">Bref,<text:s/>la<text:s/>fleur<text:s/>de<text:s/>toute<text:s/>la<text:s/>France,</text:p>
      <text:p text:style-name="quote.l">Arrivèrent<text:s/>en<text:s/>bel<text:s/>arroi,</text:p>
      <text:p text:style-name="quote.l">Avec<text:s/>notre<text:s/>cher<text:s/>et<text:s/>grand<text:s/>roi,</text:p>
      <text:p text:style-name="quote.l">Que<text:s/>ce<text:s/>fameux<text:s/>et<text:s/>beau<text:s/>génie,</text:p>
      <text:p text:style-name="quote.l">De<text:s/>sagesse<text:s/>presque<text:s/>infinie,</text:p>
      <text:p text:style-name="quote.l">Monsieur<text:s/>Fouquet,<text:s/>surintendant,</text:p>
      <text:p text:style-name="quote.l">En<text:s/>bon<text:s/>sens<text:s/>toujours<text:s/>abondant,</text:p>
      <text:p text:style-name="quote.l">Ainsi<text:s/>qu’en<text:s/>toute<text:s/>politesse,</text:p>
      <text:p text:style-name="quote.l">Reçut<text:s/>avec<text:s/>grande<text:s/>allégresse,</text:p>
      <text:p text:style-name="quote.l">Et<text:s/>son<text:s/>aimable<text:s/>épouse<text:s/>aussi,</text:p>
      <text:p text:style-name="quote.l">Dame,<text:s/>où<text:s/>l’on<text:s/>ne<text:s/>trouve<text:s/>aucun<text:s/>si,</text:p>
      <text:p text:style-name="quote.l">Que<text:s/>le<text:s/>Ciel<text:s/>bénisse<text:s/>et<text:s/>conserve,</text:p>
      <text:p text:style-name="quote.l">Et<text:s/>qui<text:s/>comme<text:s/>une<text:s/>autre<text:s/>Minerve,</text:p>
      <text:p text:style-name="quote.l">A<text:s/>des<text:s/>vertus<text:s/>et<text:s/>des<text:s/>appas,</text:p>
      <text:soft-page-break/>
      <text:p text:style-name="quote.l">Que<text:s/>bien<text:s/>des<text:s/>déesses<text:s/>n’ont<text:s/>pas ;</text:p>
      <text:p text:style-name="quote.l">Le<text:s/>monarque<text:s/>ensuite<text:s/>et<text:s/>le<text:s/>reste,</text:p>
      <text:p text:style-name="quote.l">De<text:s/>sa<text:s/>cour<text:s/>ravissante<text:s/>et<text:s/>leste,</text:p>
      <text:p text:style-name="quote.l">Ayant<text:s/>traversé<text:s/>la<text:s/>maison,</text:p>
      <text:p text:style-name="quote.l">De<text:s/>tous<text:s/>biens<text:s/>garnie<text:s/>à<text:s/>foison,</text:p>
      <text:p text:style-name="quote.l">Pour<text:s/>y<text:s/>faire<text:s/>chère<text:s/>plénière<text:span text:style-name="T2530">,</text:span></text:p>
      <text:p text:style-name="quote.l">Adressa<text:s/>sa<text:s/>marche<text:s/>première,</text:p>
      <text:p text:style-name="quote.l"><text:span text:style-name="T2531">[p.</text:span><text:span text:style-name="T2532"><text:s/></text:span><text:span text:style-name="T2533">60</text:span><text:span text:style-name="pb">]</text:span><text:span text:style-name="T2534"><text:s/></text:span>Dans<text:s/>l’incomparable<text:s/>jardin,</text:p>
      <text:p text:style-name="quote.l">Où<text:s/>l’on<text:s/>ne<text:s/>voit<text:s/>rien<text:s/>de<text:s/>gredin,</text:p>
      <text:p text:style-name="quote.l">Mais<text:s/>dont<text:s/>les<text:s/>très<text:s/>larges<text:s/>allées,</text:p>
      <text:p text:style-name="quote.l">Dignes<text:s/>d’être<text:s/>des<text:s/>dieux<text:s/>foulées,</text:p>
      <text:p text:style-name="quote.l">Les<text:s/>marbres<text:s/>extrêmement<text:s/>beaux,</text:p>
      <text:p text:style-name="quote.l">Les<text:s/>fontaines,<text:s/>et<text:s/>les<text:s/>canaux,</text:p>
      <text:p text:style-name="quote.l">Les<text:s/>parterres,<text:s/>les<text:s/>balustrades,</text:p>
      <text:p text:style-name="quote.l">Les<text:s/>rigoles,<text:s/>jets<text:s/>d’eau,<text:s/>cascades,</text:p>
      <text:p text:style-name="quote.l">Au<text:s/>nombre<text:s/>de<text:s/>plus<text:s/>d’onze<text:s/>cent,</text:p>
      <text:p text:style-name="quote.l">Charment<text:s/>et<text:s/>ravissent<text:s/>les<text:s/>sens.</text:p>
      <text:p text:style-name="quote.l">Le<text:s/>Soleil,<text:s/>dieu<text:s/>de<text:s/>la<text:s/>lumière,</text:p>
      <text:p text:style-name="quote.l">Roulant<text:s/>dans<text:s/>sa<text:s/>ronde<text:s/>carrière,</text:p>
      <text:p text:style-name="quote.l">Quoiqu’il<text:s/>modérât<text:s/>son<text:s/>ardeur,</text:p>
      <text:p text:style-name="quote.l">Semblait<text:s/>augmenter<text:s/>sa<text:s/>splendeur,</text:p>
      <text:p text:style-name="quote.l">Pour<text:s/>donner<text:s/>plus<text:s/>de<text:s/>lustres<text:s/>aux<text:s/>choses,</text:p>
      <text:p text:style-name="quote.l">En<text:s/>ce<text:s/>vaste<text:s/>jardin<text:s/>encloses.</text:p>
      <text:p text:style-name="quote.l">Enfin<text:s/>le<text:s/>temps<text:s/>se<text:s/>faisant<text:s/>noir,</text:p>
      <text:p text:style-name="quote.l">On<text:s/>prit<text:s/>congé<text:s/>du<text:s/>promenoir,</text:p>
      <text:p text:style-name="quote.l">Et<text:s/>passant<text:s/>dans<text:s/>d’autres<text:s/>régales,</text:p>
      <text:p text:style-name="quote.l">On<text:s/>fut<text:s/>dans<text:s/>de<text:s/>fort<text:s/>riches<text:s/>salles,</text:p>
      <text:p text:style-name="quote.l">Remplir<text:s/>intestins<text:s/>et<text:s/>boyaux,</text:p>
      <text:p text:style-name="quote.l">Non<text:s/>de<text:s/>jambons<text:s/>ni<text:s/>d’aloyaux,</text:p>
      <text:p text:style-name="quote.l">Mais<text:s/>d’infinités<text:s/>de<text:s/>viandes,</text:p>
      <text:p text:style-name="quote.l">Si<text:s/>délicates,<text:s/>si<text:s/>friandes,</text:p>
      <text:p text:style-name="quote.l">Y<text:s/>compris<text:s/>mille<text:s/>fruits<text:s/>divers,</text:p>
      <text:p text:style-name="quote.l">Les<text:s/>uns<text:s/>sucrés,<text:s/>les<text:s/>autres<text:s/>verts,</text:p>
      <text:p text:style-name="quote.l">Que<text:s/>cela<text:s/>(chose<text:s/>très<text:s/>certaine)</text:p>
      <text:p text:style-name="quote.l">Passe<text:s/>toute<text:s/>croyance<text:s/>humaine.</text:p>
      <text:p text:style-name="quote.l"><text:span text:style-name="T2535">[p.</text:span><text:span text:style-name="T2536"><text:s/></text:span><text:span text:style-name="T2537">61</text:span><text:span text:style-name="pb">]</text:span><text:span text:style-name="T2538"><text:s/></text:span>Après<text:s/>ce<text:s/>somptueux<text:s/>repas,</text:p>
      <text:p text:style-name="quote.l">Pour<text:s/>goûter<text:s/>de<text:s/>nouveaux<text:s/>appas,</text:p>
      <text:soft-page-break/>
      <text:p text:style-name="quote.l">On<text:s/>alla<text:s/>sous<text:s/>une<text:s/>feuillée,</text:p>
      <text:p text:style-name="quote.l">Pompeusement<text:s/>appareillée,</text:p>
      <text:p text:style-name="quote.l">Où<text:s/>sur<text:s/>un<text:s/>théâtre<text:s/>charmant,</text:p>
      <text:p text:style-name="quote.l">Dont<text:s/>à<text:s/>grand-peine<text:s/>un<text:s/>Saint-Amant,</text:p>
      <text:p text:style-name="quote.l">Un<text:s/>feu<text:s/>Ronsard,<text:s/>un<text:s/>feu<text:s/>Malherbe,</text:p>
      <text:p text:style-name="quote.l">Figurerait<text:s/>l’aspect<text:s/>superbe,</text:p>
      <text:p text:style-name="quote.l">Sur<text:s/>ce<text:s/>théâtre<text:s/>que<text:s/>je<text:s/>dis,</text:p>
      <text:p text:style-name="quote.l">Qui<text:s/>paraissait<text:s/>un<text:s/>paradis,</text:p>
      <text:p text:style-name="quote.l">Fut,<text:s/>avec<text:s/>grande<text:s/>mélodie,</text:p>
      <text:p text:style-name="quote.l">Récitée<text:s/>une<text:s/><text:span text:style-name="T2539">c</text:span><text:span text:style-name="T2540">omédie</text:span>,</text:p>
      <text:p text:style-name="quote.l">Que<text:s/><text:span text:style-name="T2541">Molière</text:span><text:s/>d’un<text:s/>esprit<text:s/>pointu,</text:p>
      <text:p text:style-name="quote.l">Avait<text:s/>composé<text:s/>impromptu<text:span text:style-name="Appelnotedebasdep."><text:note text:note-class="footnote" text:id="_ftn19"><text:note-citation>20</text:note-citation><text:note-body><text:p text:style-name="Notedebasdepage"><text:s/>[BOTTOM] (a) Avertissement de Molière à la tête de sa comédie des<text:s/><text:span text:style-name="T2542">Fâcheux</text:span>.</text:p><text:p text:style-name="quote">« Jamais entreprise de théâtre ne fut si précipitée que celle-ci ;<text:s/>et c’est une chose, je crois, toute nouvelle<text:s/>qu’une comédie ait été conçue, faite, apprise et représentée en quinze jours. Je ne dis pas cela pour me piquer de l’impromptu, et en prétendre de la gloire, mais seulement pour prévenir certaines gens qui pourraient trouver à redire que je n’aie pas mis ici toutes les espèces des fâcheux qui se trouvent… Mais dans le peu de temps qui me fut donné, il m’était impossible de faire un grand dessein, et de rêver beaucoup sur le choix de mes personnages et sur la disposition de mon sujet. Je me réduisis donc à ne toucher qu’un petit nombre d’importuns ;<text:s/>et je pris ceux qui s’offrirent d’abord à mon esprit, et que je crus les plus propres à réjouir les augustes personnes devant qui j’avais à paraître, et pour lier promptement toutes ces choses ensemble, je me servis du premier nœud que je pus trouver. Ce n’est pas mon dessein d’examiner maintenant si tout cela pouvait être mieux, et si tous ceux qui s’y sont divertis ont ri selon les règles. »</text:p></text:note-body></text:note></text:span>.</text:p>
      <text:p text:style-name="quote.l"><text:span text:style-name="T2543">[p.</text:span><text:span text:style-name="T2544"><text:s/></text:span><text:span text:style-name="T2545">62</text:span><text:span text:style-name="pb">]</text:span><text:span text:style-name="T2546"><text:s/></text:span><text:span text:style-name="T2547">D</text:span><text:span text:style-name="T2548">’</text:span><text:span text:style-name="T2549">une</text:span><text:span text:style-name="T2550"><text:s/></text:span><text:span text:style-name="T2551">manière</text:span><text:span text:style-name="T2552"><text:s/></text:span><text:span text:style-name="T2553">assez</text:span><text:span text:style-name="T2554"><text:s/></text:span><text:span text:style-name="T2555">exquise,</text:span></text:p>
      <text:p text:style-name="P2556">Et<text:s/>sa<text:s/>troupe<text:s/>en<text:s/>trois<text:s/>jours<text:s/>apprise,</text:p>
      <text:p text:style-name="P2557">Mais<text:s/>qui<text:s/>(sans<text:s/>flatter<text:s/>peu<text:s/>ni<text:s/>point)</text:p>
      <text:p text:style-name="P2558">Fut<text:s/>agréable<text:s/>au<text:s/>dernier<text:s/>point,</text:p>
      <text:p text:style-name="P2559">Étant<text:s/>fort<text:s/>bien<text:s/>représentée,</text:p>
      <text:p text:style-name="P2560">Quoique<text:s/>si<text:s/>peu<text:s/>préméditée.</text:p>
      <text:p text:style-name="P2561">D’abord<text:s/>pour<text:s/>le<text:s/>commencement,</text:p>
      <text:p text:style-name="P2562">De<text:s/>ce<text:s/>beau<text:s/>divertissement,</text:p>
      <text:p text:style-name="P2563">Sortit<text:s/>d’un<text:s/>rocher<text:s/>en<text:s/>coquille,</text:p>
      <text:p text:style-name="quote.l"><text:span text:style-name="T2564">Une</text:span><text:span text:style-name="T2565"><text:s/>n</text:span><text:span text:style-name="T2566">aïade,</text:span><text:span text:style-name="T2567"><text:s/></text:span><text:span text:style-name="T2568">ou</text:span><text:span text:style-name="T2569"><text:s/></text:span><text:span text:style-name="T2570">belle</text:span><text:span text:style-name="T2571"><text:s/></text:span><text:span text:style-name="T2572">fille</text:span><text:span text:style-name="Appelnotedebasdep."><text:note text:note-class="footnote" text:id="_ftn20"><text:note-citation>21</text:note-citation><text:note-body><text:p text:style-name="Notedebasdepage"><text:s/>[BOTTOM] (a) Loret oublie que ce fut Molière qui ouvrit la scène. C’est lui-même qui nous apprend ce fait dans l’Avertissement que nous avons cité dans la note précédente.<text:s/><text:span text:style-name="quote.c">« (*) D’abord que la toile fut levée, un des acteurs, comme vous pourriez dire moi, parut s</text:span><text:span text:style-name="quote.c">ur le théâtre en habit de ville</text:span><text:span text:style-name="quote.c"><text:s/>et</text:span><text:span text:style-name="quote.c">, s’adressant au roi</text:span><text:span text:style-name="quote.c"><text:s/>avec le visage d’un homme surpris, fit des excuses en désordre, de ce qu’il se trouvait là seul, et manquait de temps et d’acteurs pour donner à Sa Majesté le divertissement qu’elle semblait attendre. En même temps, au milieu de vingt jets d’eau naturels, s’ouvrit cette coquille que tout le monde a vue, et l’agréable naïade* qui parut dedans s’avança au bord du théâtre, et d’un air héroïque prononça les vers que M. Pellisson avait faits et qui servent de prologue. »</text:span></text:p><text:p text:style-name="Notedebasdepage">(*) Avertissement des<text:s/><text:span text:style-name="T2573">Fâcheux</text:span>.</text:p><text:p text:style-name="Notedebasdepage">* C’était M<text:span text:style-name="T2574">lle</text:span> Béjart qui fit ce rôle.</text:p></text:note-body></text:note></text:span><text:span text:style-name="T2575">…</text:span></text:p>
      <text:soft-page-break/>
      <text:p text:style-name="P2576">Qui<text:s/>récita<text:s/>quarante<text:s/>vers,</text:p>
      <text:p text:style-name="P2577">Au<text:s/>plus<text:s/>grand<text:s/>roi<text:s/>de<text:s/>l’univers,</text:p>
      <text:p text:style-name="P2578">Prônant<text:s/>les<text:s/>vertus<text:s/>dudit<text:s/>sire :</text:p>
      <text:p text:style-name="P2579">Et<text:s/>certainement<text:s/>j’ose<text:s/>dire,</text:p>
      <text:p text:style-name="P2580">Qu’ils<text:s/>ne<text:s/>seraient<text:s/>pas<text:s/>plus<text:s/>parfaits,</text:p>
      <text:p text:style-name="P2581">Quand<text:s/>Apollon<text:s/>les<text:s/>aurait<text:s/>faits.</text:p>
      <text:p text:style-name="P2582">Tous<text:s/>ceux<text:s/>qui<text:s/>bien<text:s/>les<text:s/>écoutèrent,</text:p>
      <text:p text:style-name="P2583">Jusques<text:s/>au<text:s/>Ciel<text:s/>les<text:s/>exaltèrent :</text:p>
      <text:p text:style-name="quote.l"><text:span text:style-name="T2584">[p.</text:span><text:span text:style-name="T2585"><text:s/></text:span><text:span text:style-name="T2586">63</text:span><text:span text:style-name="pb">]</text:span><text:span text:style-name="T2587"><text:s/></text:span><text:span text:style-name="T2588">Leur</text:span><text:span text:style-name="T2589"><text:s/></text:span><text:span text:style-name="T2590">sage</text:span><text:span text:style-name="T2591"><text:s/>a</text:span><text:span text:style-name="T2592">uteur,</text:span><text:span text:style-name="T2593"><text:s/></text:span><text:span text:style-name="T2594">c</text:span><text:span text:style-name="T2595">’</text:span><text:span text:style-name="T2596">est</text:span><text:span text:style-name="T2597"><text:s/></text:span><text:span text:style-name="T2598">Pellisson</text:span><text:span text:style-name="T2599">,</text:span></text:p>
      <text:p text:style-name="P2600">Des<text:s/>Muses<text:s/>le<text:s/>vrai<text:s/>nourrisson,</text:p>
      <text:p text:style-name="P2601">Que<text:s/>non<text:s/>seulement<text:s/>on<text:s/>estime,</text:p>
      <text:p text:style-name="P2602">Par<text:s/>sa<text:s/>noble<text:s/>et<text:s/>savante<text:s/>rime,</text:p>
      <text:p text:style-name="P2603">Mais<text:s/>pour<text:s/>plusieurs<text:s/>vertus<text:s/>qu’en<text:s/>lui,</text:p>
      <text:p text:style-name="P2604">Chacun<text:s/>reconnaît<text:s/>aujourd’hui,</text:p>
      <text:p text:style-name="P2605">Et<text:s/>surtout<text:s/>étant<text:s/>le<text:s/>modèle,</text:p>
      <text:p text:style-name="P2606">D’un<text:s/>ami<text:s/>solide<text:s/>et<text:s/>fidèle.</text:p>
      <text:p text:style-name="P2607">Durant<text:s/>la<text:s/>susdite<text:s/>action,</text:p>
      <text:p text:style-name="P2608">On<text:s/>vit<text:s/>par<text:s/>admiration,</text:p>
      <text:p text:style-name="P2609">(Quoiqu’en<text:s/>apparence<text:s/>bien<text:s/>fermes)</text:p>
      <text:p text:style-name="quote.l">Mouvoir<text:s/>des<text:s/>figures,<text:s/>des<text:s/>thermes,</text:p>
      <text:p text:style-name="P2610">Et<text:s/>douze<text:s/>fontaines<text:s/>couler,</text:p>
      <text:p text:style-name="P2611">S’élevant<text:s/>de<text:s/>dix<text:s/>pieds<text:s/>en<text:s/>l’air.</text:p>
      <text:p text:style-name="P2612">Mais<text:s/>il<text:s/>ne<text:s/>faut<text:s/>pas<text:s/>que<text:s/>je<text:s/>die,</text:p>
      <text:p text:style-name="P2613">Le<text:s/>reste<text:s/>de<text:s/>la<text:s/>comédie,</text:p>
      <text:p text:style-name="P2614">Car<text:s/>bientôt<text:s/>Paris<text:s/>la<text:s/>verra,</text:p>
      <text:p text:style-name="P2615">On<text:s/>n’ira<text:s/>pas,<text:s/>on<text:s/>y<text:s/>courra,</text:p>
      <text:p text:style-name="P2616">Et<text:s/>chacun<text:s/>prêtant<text:s/>les<text:s/>oreilles,</text:p>
      <text:p text:style-name="P2617">À<text:s/>tant<text:s/>de<text:s/>charmantes<text:s/>merveilles,</text:p>
      <text:p text:style-name="quote.l"><text:span text:style-name="T2618">Y</text:span><text:span text:style-name="T2619"><text:s/></text:span><text:span text:style-name="T2620">prendra</text:span><text:span text:style-name="T2621"><text:s/></text:span><text:span text:style-name="T2622">plaisir</text:span><text:span text:style-name="T2623"><text:s/></text:span><text:span text:style-name="T2624">à</text:span><text:span text:style-name="T2625"><text:s/></text:span><text:span text:style-name="T2626">gogo</text:span><text:span text:style-name="T2627">,</text:span></text:p>
      <text:soft-page-break/>
      <text:p text:style-name="quote.l"><text:span text:style-name="T2628">Et</text:span><text:span text:style-name="T2629"><text:s/></text:span><text:span text:style-name="T2630">rira</text:span><text:span text:style-name="T2631"><text:s/></text:span><text:span text:style-name="T2632">tout</text:span><text:span text:style-name="T2633"><text:s/></text:span><text:span text:style-name="T2634">son</text:span><text:span text:style-name="T2635"><text:s/></text:span><text:span text:style-name="T2636">saoul</text:span><text:span text:style-name="T2637"> ;<text:s/></text:span><text:span text:style-name="T2638">ergo</text:span><text:span text:style-name="T2639">,</text:span></text:p>
      <text:p text:style-name="P2640">Pour<text:s/>ne<text:s/>faire<text:s/>aux<text:s/>acteurs<text:s/>outrage,</text:p>
      <text:p text:style-name="P2641">Je<text:s/>n’en<text:s/>dirai<text:s/>pas<text:s/>davantage,</text:p>
      <text:p text:style-name="P2642">Sinon<text:s/>qu’au<text:s/>gré<text:s/>des<text:s/>curieux,</text:p>
      <text:p text:style-name="quote.l"><text:span text:style-name="T2643">Un</text:span><text:span text:style-name="T2644"><text:s/>b</text:span><text:span text:style-name="T2645">allet</text:span><text:span text:style-name="T2646"><text:s/></text:span><text:span text:style-name="T2647">entendu</text:span><text:span text:style-name="T2648"><text:s/></text:span><text:span text:style-name="T2649">des</text:span><text:span text:style-name="T2650"><text:s/></text:span><text:span text:style-name="T2651">mieux</text:span><text:span text:style-name="Appelnotedebasdep."><text:note text:note-class="footnote" text:id="_ftn21"><text:note-citation>22</text:note-citation><text:note-body><text:p text:style-name="Notedebasdepage"><text:s/>[BOTTOM] (a) Les ballets et les intermèdes furent mal inventés et mal exécutés. Molière semble en convenir dans l’avertissement des<text:s/><text:span text:style-name="T2652">Fâcheux</text:span> :</text:p><text:p text:style-name="quote">« (*) Le dessein était de donner un ballet aussi ;<text:s/>et comme il n’y avait qu’un petit nombre choisi de danseurs excellents, on fut contraint de séparer les entrées de ce ballet, et l’avis fut de les jeter dans les entractes de la comédie, afin que ces intervalles donnassent le temps aux mêmes baladins de venir sous d’autres habits. De sorte que pour ne point<text:s/>rompre aussi le fil de la pièce<text:s/>par ces manières d’intermèdes, on s’avisa de les coudre au sujet du mieux que l’on put, et de ne faire qu’une seule chose du ballet et de la comédie ;<text:s/>mais comme le temps était fort précipité, et que tout cela ne fut pas réglé entièrement par une même tête, on trouvera peut-être quelques endroits du ballet qui n’entrent pas dans la comédie aussi naturellement que d’autres. Quoi qu’il en soit,<text:s/>c’est un mélange qui<text:s/>est nouveau pour nos théâtres…<text:s/>Il peut servir d’idée à d’autres choses qui pourraient être méditées avec plus de loisir. »</text:p><text:p text:style-name="Notedebasdepage">(*)<text:s/><text:span text:style-name="T2653">Vie de Molière, avec des jugements sur ses ouvrages</text:span>.</text:p></text:note-body></text:note></text:span><text:span text:style-name="T2654">…</text:span></text:p>
      <text:p text:style-name="quote.l"><text:span text:style-name="T2655">[p.</text:span><text:span text:style-name="T2656"><text:s/></text:span><text:span text:style-name="T2657">64</text:span><text:span text:style-name="pb">]</text:span><text:span text:style-name="T2658"><text:s/></text:span><text:span text:style-name="T2659">Qui</text:span><text:span text:style-name="T2660"><text:s/></text:span><text:span text:style-name="T2661">par</text:span><text:span text:style-name="T2662"><text:s/></text:span><text:span text:style-name="T2663">intervalle</text:span><text:span text:style-name="T2664"><text:s/></text:span><text:span text:style-name="T2665">succède,</text:span></text:p>
      <text:p text:style-name="P2666">Sert<text:s/>à<text:s/>la<text:s/>pièce<text:s/>d’intermède,</text:p>
      <text:p text:style-name="P2667">Lequel<text:s/>ballet<text:s/>fut<text:s/>composé,</text:p>
      <text:p text:style-name="quote.l"><text:span text:style-name="T2668">Par</text:span><text:span text:style-name="T2669"><text:s/></text:span><text:span text:style-name="T2670">Beauchamp</text:span><text:span text:style-name="T2671"><text:s/></text:span><text:span text:style-name="T2672">danseur</text:span><text:span text:style-name="T2673"><text:s/></text:span><text:span text:style-name="T2674">fort</text:span><text:span text:style-name="T2675"><text:s/></text:span><text:span text:style-name="T2676">prisé,</text:span></text:p>
      <text:p text:style-name="P2677">Et<text:s/>dansé<text:s/>de<text:s/>la<text:s/>belle<text:s/>sorte,</text:p>
      <text:p text:style-name="quote.l"><text:span text:style-name="T2678">Par</text:span><text:span text:style-name="T2679"><text:s/></text:span><text:span text:style-name="T2680">les</text:span><text:span text:style-name="T2681"><text:s/>m</text:span><text:span text:style-name="T2682">essieurs</text:span><text:span text:style-name="T2683"><text:s/></text:span><text:span text:style-name="T2684">de</text:span><text:span text:style-name="T2685"><text:s/></text:span><text:span text:style-name="T2686">son</text:span><text:span text:style-name="T2687"><text:s/></text:span><text:span text:style-name="T2688">escorte</text:span><text:span text:style-name="T2689"> ;</text:span></text:p>
      <text:p text:style-name="P2690">Et<text:s/>même<text:s/>où<text:s/>le<text:s/>sieur<text:s/>d’Olivet,</text:p>
      <text:p text:style-name="P2691">(Digne<text:s/>d’avoir<text:s/>quelque<text:s/>brevet,)</text:p>
      <text:p text:style-name="P2692">Et<text:s/>fameux<text:s/>en<text:s/>cette<text:s/>contrée,</text:p>
      <text:p text:style-name="P2693">A<text:s/>fait<text:s/>mainte<text:s/>agréable<text:s/>entrée :</text:p>
      <text:p text:style-name="P2694">Après<text:s/>la<text:s/>danse,<text:s/>et<text:s/>le<text:s/>récit,</text:p>
      <text:p text:style-name="P2695">Ou<text:s/>des<text:s/>mieux<text:s/>chacun<text:s/>réussit,</text:p>
      <text:p text:style-name="P2696">Après<text:s/>ce<text:s/>plaisir<text:s/>de<text:s/>théâtre,</text:p>
      <text:p text:style-name="P2697">Dont<text:s/>la<text:s/>Cour<text:s/>fut<text:s/>presque<text:s/>idolâtre,</text:p>
      <text:p text:style-name="P2698">Et<text:s/>qui<text:s/>lui<text:s/>sembla<text:s/>durer<text:s/>peu,</text:p>
      <text:p text:style-name="P2699">Tout<text:s/>le<text:s/>monde<text:s/>courut<text:s/>au<text:s/>feu,</text:p>
      <text:p text:style-name="P2700">C’est-à-dire<text:s/>au<text:s/>feu<text:s/>d’artifice,</text:p>
      <text:soft-page-break/>
      <text:p text:style-name="P2701">Élevé<text:s/>sur<text:s/>maint<text:s/>édifice,</text:p>
      <text:p text:style-name="quote.l"><text:span text:style-name="T2702">[p.</text:span><text:span text:style-name="T2703"><text:s/></text:span><text:span text:style-name="T2704">65</text:span><text:span text:style-name="pb">]</text:span><text:span text:style-name="T2705"><text:s/></text:span><text:span text:style-name="T2706">Et</text:span><text:span text:style-name="T2707"><text:s/></text:span><text:span text:style-name="T2708">qui</text:span><text:span text:style-name="T2709"><text:s/></text:span><text:span text:style-name="T2710">sur</text:span><text:span text:style-name="T2711"><text:s/></text:span><text:span text:style-name="T2712">l</text:span><text:span text:style-name="T2713">’</text:span><text:span text:style-name="T2714">onde,</text:span><text:span text:style-name="T2715"><text:s/></text:span><text:span text:style-name="T2716">et</text:span><text:span text:style-name="T2717"><text:s/></text:span><text:span text:style-name="T2718">dans</text:span><text:span text:style-name="T2719"><text:s/></text:span><text:span text:style-name="T2720">les</text:span><text:span text:style-name="T2721"><text:s/></text:span><text:span text:style-name="T2722">airs,</text:span></text:p>
      <text:p text:style-name="P2723">Donna<text:s/>mille<text:s/>plaisirs<text:s/>divers ;</text:p>
      <text:p text:style-name="P2724">Sans<text:s/>mentir<text:s/>toutes<text:s/>les<text:s/>fusées,</text:p>
      <text:p text:style-name="P2725">Soit<text:s/>directes,<text:s/>ou<text:s/>soit<text:s/>croisées,</text:p>
      <text:p text:style-name="P2726">Fixent<text:s/>d’admirables<text:s/>effets,</text:p>
      <text:p text:style-name="P2727">Et<text:s/>tout<text:s/>ce<text:s/>que<text:s/>j’en<text:s/>vis<text:s/>jamais,</text:p>
      <text:p text:style-name="P2728">(Et<text:s/>j’ai<text:s/>vu<text:s/>cent<text:s/>feux<text:s/>ce<text:s/>me<text:s/>semble)</text:p>
      <text:p text:style-name="quote.l">Quand<text:s/>ils<text:s/>seraient<text:s/>tous<text:s/>joints<text:s/>ensemble,</text:p>
      <text:p text:style-name="quote.l">Pour<text:s/>entrer<text:s/>en<text:s/>comparaison,</text:p>
      <text:p text:style-name="quote.l">Ne<text:s/>pourraient<text:s/>pas<text:s/>avec<text:s/>raison,</text:p>
      <text:p text:style-name="quote.l">Égaler<text:s/>celui<text:s/>dont<text:s/>je<text:s/>parle ;</text:p>
      <text:p text:style-name="quote.l">Et certes sans faire le Charles,</text:p>
      <text:p text:style-name="quote.l">Le<text:s/>flatteur,<text:s/>l’exagérateur,</text:p>
      <text:p text:style-name="quote.l">Foi<text:s/>d’homme<text:s/>de<text:s/>bien,<text:s/>et<text:s/>d’auteur,</text:p>
      <text:p text:style-name="quote.l">Tous<text:s/>ceux<text:s/>qui<text:s/>comme<text:s/>moi<text:s/>le<text:s/>virent,</text:p>
      <text:p text:style-name="quote.l">Même,<text:s/>ou<text:s/>pareille<text:s/>chose<text:s/>dirent.</text:p>
      <text:p text:style-name="quote.l">Pendant<text:s/>que<text:s/>ce<text:s/>grand<text:s/>feu<text:s/>dura,</text:p>
      <text:p text:style-name="quote.l">Que<text:s/>toute<text:s/>la<text:s/>Cour<text:s/>admira,</text:p>
      <text:p text:style-name="quote.l">Je<text:s/>criai<text:s/>trente<text:s/>fois<text:s/>miracle,</text:p>
      <text:p text:style-name="quote.l">Ayant<text:s/>devant<text:s/>moi<text:s/>pour<text:s/>spectacle,</text:p>
      <text:p text:style-name="quote.l">Plus<text:s/>de<text:s/>quatre<text:s/>cent<text:s/>fleurs de<text:s/>lys,</text:p>
      <text:p text:style-name="quote.l">Dont<text:s/>les<text:s/>bords<text:s/>étaient<text:s/>embellis,</text:p>
      <text:p text:style-name="quote.l">Avec<text:s/>ordre<text:s/>et<text:s/>compas<text:s/>formées,</text:p>
      <text:p text:style-name="quote.l">Et<text:s/>qui<text:s/>paraissaient<text:s/>enflammées,</text:p>
      <text:p text:style-name="quote.l">Sans<text:s/>consumer<text:s/>aucunement,</text:p>
      <text:p text:style-name="quote.l">Excitaient<text:s/>des<text:s/>ravissements ;</text:p>
      <text:p text:style-name="quote.l">Outre<text:s/>seize<text:s/>grandes<text:s/>figures,</text:p>
      <text:p text:style-name="quote.l">Qui<text:s/>n’étaient<text:s/>pourtant<text:s/>que<text:s/>peintures,</text:p>
      <text:p text:style-name="quote.l">De<text:s/>même<text:s/>composition,</text:p>
      <text:p text:style-name="quote.l">Mais<text:s/>faites<text:s/>en<text:s/>perfection.</text:p>
      <text:p text:style-name="quote.l"><text:span text:style-name="T2729">[p.</text:span><text:span text:style-name="T2730"><text:s/></text:span><text:span text:style-name="T2731">66</text:span><text:span text:style-name="pb">]</text:span><text:span text:style-name="T2732"><text:s/></text:span>Certes,<text:s/>jusque-là<text:s/>mes<text:s/>prunelles</text:p>
      <text:p text:style-name="quote.l">N’avaient<text:s/>lorgné<text:s/>choses<text:s/>si<text:s/>belles,</text:p>
      <text:p text:style-name="quote.l">Et<text:s/>je<text:s/>croyais<text:s/>en<text:s/>vérité,</text:p>
      <text:p text:style-name="quote.l">Être<text:s/>à<text:s/>tous<text:s/>moments<text:s/>enchanté.</text:p>
      <text:p text:style-name="quote.l">Or,<text:s/>comme<text:s/>il<text:s/>faut<text:s/>que<text:s/>tout<text:s/>finisse,</text:p>
      <text:p text:style-name="quote.l">Fini<text:s/>que<text:s/>fut<text:s/>cet<text:s/>artifice,</text:p>
      <text:soft-page-break/>
      <text:p text:style-name="quote.l">En<text:s/>retournant<text:s/>vers<text:s/>le<text:s/>château,</text:p>
      <text:p text:style-name="quote.l">Il<text:s/>en<text:s/>parut<text:s/>un<text:s/>tout<text:s/>nouveau,</text:p>
      <text:p text:style-name="quote.l">À<text:s/>l’entour<text:s/>d’un<text:s/>superbe<text:s/>dôme,</text:p>
      <text:p text:style-name="quote.l">Des<text:s/>mieux<text:s/>fabriqués<text:s/>du<text:s/>royaume,</text:p>
      <text:p text:style-name="quote.l">Contenant<text:s/>des<text:s/>clartés<text:s/>ou<text:s/>feux,</text:p>
      <text:p text:style-name="quote.l">Plus<text:s/>de<text:s/>cinq<text:s/>cent<text:s/>quatre-vingt-deux,</text:p>
      <text:p text:style-name="quote.l">(Si<text:s/>bien,<text:s/>je<text:s/>me<text:s/>les<text:s/>remémore)</text:p>
      <text:p text:style-name="quote.l">Duquel<text:s/>dôme<text:s/>sortit<text:s/>encore,</text:p>
      <text:p text:style-name="quote.l">Un<text:s/>embrasement<text:s/>imprévu,</text:p>
      <text:p text:style-name="quote.l">Aussi<text:s/>beau<text:s/>qu’autre<text:s/>qu’on<text:s/>eut<text:s/>vu.</text:p>
      <text:p text:style-name="quote.l">Puis<text:s/>on<text:s/>passa<text:s/>sans<text:s/>faute<text:s/>nulle,</text:p>
      <text:p text:style-name="quote.l">Au<text:s/>travers<text:s/>d’un<text:s/>grand<text:s/>vestibule,</text:p>
      <text:p text:style-name="quote.l">Où<text:s/>la<text:s/>Cour<text:s/>collationna,</text:p>
      <text:p text:style-name="quote.l">Et<text:s/>tout<text:s/>soudain<text:s/>s’en<text:s/>retourna.</text:p>
      <text:p text:style-name="quote.l">C’est<text:s/>ainsi<text:s/>que<text:s/>cet<text:s/>homme<text:s/>sage,</text:p>
      <text:p text:style-name="quote.l">Que<text:s/>cet<text:s/>illustre<text:s/>personnage,</text:p>
      <text:p text:style-name="quote.l">Capable<text:s/>du<text:s/>plus<text:s/>haut<text:s/>emploi,</text:p>
      <text:p text:style-name="quote.l">Festoya<text:s/>son<text:s/>maître<text:s/>et<text:s/>son<text:s/>roi ;</text:p>
      <text:p text:style-name="quote.l">N’épargnant<text:s/>ni<text:s/>soin<text:s/>ni<text:s/>dépense,</text:p>
      <text:p text:style-name="quote.l">Pour<text:s/>montrer<text:s/>sa<text:s/>magnificence,</text:p>
      <text:p text:style-name="quote.l">Et<text:s/>j’ai<text:s/>su<text:s/>de<text:s/>quelques<text:s/>amis,</text:p>
      <text:p text:style-name="quote.l">Que<text:s/>si<text:s/>le<text:s/>bref<text:s/>temps<text:s/>eût<text:s/>permis,</text:p>
      <text:p text:style-name="quote.l"><text:span text:style-name="pb">[p.</text:span><text:span text:style-name="pb"><text:s/></text:span><text:span text:style-name="pb">67</text:span><text:span text:style-name="pb">]</text:span><text:span text:style-name="T2733"><text:s/></text:span>D’achever maint sublime ouvrage,</text:p>
      <text:p text:style-name="quote.l">Il en eût<text:s/>bien<text:s/>fait<text:s/>davantage.</text:p>
      <text:p text:style-name="quote.l">Le renommé<text:s/>Monsieur<text:s/><text:span text:style-name="T2734">Le </text:span><text:span text:style-name="T2735">Brun</text:span>,</text:p>
      <text:p text:style-name="quote.l">Qui<text:s/>des<text:s/>rares<text:s/>du<text:s/>temps<text:s/>est<text:s/>l’un,</text:p>
      <text:p text:style-name="quote.l">Et<text:s/>qui<text:s/>dans<text:s/>l’art<text:s/>de<text:s/>la<text:s/>peinture,</text:p>
      <text:p text:style-name="quote.l">Imitant<text:s/>de<text:s/>près<text:s/>la<text:s/>nature,</text:p>
      <text:p text:style-name="quote.l">S’élève<text:s/>au-dessus<text:s/>des<text:s/>humains,</text:p>
      <text:p text:style-name="quote.l">A,<text:s/>dit-on,<text:s/>bien<text:s/>prêté<text:s/>les<text:s/>mains,</text:p>
      <text:p text:style-name="quote.l">Ou plutôt<text:s/><text:span text:style-name="T2736">son</text:span><text:span text:style-name="T2737"><text:s/></text:span><text:span text:style-name="T2738">sens,</text:span><text:span text:style-name="T2739"><text:s/></text:span><text:span text:style-name="T2740">et</text:span><text:span text:style-name="T2741"><text:s/></text:span><text:span text:style-name="T2742">sa</text:span><text:span text:style-name="T2743"><text:s/></text:span><text:span text:style-name="T2744">tête,</text:span></text:p>
      <text:p text:style-name="P2745">Aux<text:s/>appareils<text:s/>de<text:s/>cette<text:s/>fête ;</text:p>
      <text:p text:style-name="quote.l"><text:span text:style-name="T2746">Ou</text:span><text:span text:style-name="T2747"><text:s/></text:span><text:span text:style-name="T2748">l</text:span><text:span text:style-name="T2749">’</text:span><text:span text:style-name="T2750">ingénieux</text:span><text:span text:style-name="T2751"><text:s/></text:span><text:span text:style-name="T2752">Hesselin</text:span><text:span text:style-name="Appelnotedebasdep."><text:note text:note-class="footnote" text:id="_ftn22"><text:note-citation>23</text:note-citation><text:note-body><text:p text:style-name="Notedebasdepage"><text:span text:style-name="T2753"><text:s/></text:span><text:span text:style-name="T2754">[BOTTOM]<text:s/></text:span><text:span text:style-name="T2755">* Contrôleur des menus plaisirs de la Maison du roi.</text:span></text:p></text:note-body></text:note></text:span><text:span text:style-name="T2756">,</text:span></text:p>
      <text:p text:style-name="P2757">Aux<text:s/>somptuosités<text:s/>enclin,</text:p>
      <text:p text:style-name="P2758">Pour<text:s/>à<text:s/>ce<text:s/>grand<text:s/>Fouquet<text:s/>complaire,</text:p>
      <text:soft-page-break/>
      <text:p text:style-name="P2759">Se<text:s/>rendit<text:s/>aussi<text:s/>nécessaire.</text:p>
      <text:p text:style-name="P2760">Muse<text:s/>historique de Loret du 27 août 1661.</text:p>
      <text:p text:style-name="quote.l">      La pièce tant et tant louée,</text:p>
      <text:p text:style-name="quote.l">Qui fut dernièrement jouée,</text:p>
      <text:p text:style-name="quote.l">Avec<text:s/>ses<text:s/>agréments<text:s/>nouveaux,</text:p>
      <text:p text:style-name="quote.l">Dans la belle maison de Vaux,</text:p>
      <text:p text:style-name="quote.l">Divertit<text:s/>si<text:s/>bien<text:s/>notre<text:s/>sire,</text:p>
      <text:p text:style-name="quote.l">Et fit la Cour tellement rire,</text:p>
      <text:p text:style-name="quote.l">Qu’avec<text:s/>les<text:s/>mêmes<text:s/>beaux<text:s/>apprêts</text:p>
      <text:p text:style-name="quote.l">Et<text:s/>par<text:s/>commandement<text:s/>exprès,</text:p>
      <text:p text:style-name="quote.l">La troupe comique excellente,</text:p>
      <text:p text:style-name="quote.l">Qui cette pièce représente,</text:p>
      <text:p text:style-name="quote.l">Est allée encor de plus beau,</text:p>
      <text:p text:style-name="quote.l">La jouer à Fontainebleau<text:span text:style-name="Appelnotedebasdep."><text:note text:note-class="footnote" text:id="_ftn23"><text:note-citation>24</text:note-citation><text:note-body><text:p text:style-name="Notedebasdepage"><text:s/>[BOTTOM] (a) Dans les<text:s/><text:span text:style-name="T2761">Mémoires sur la vie et les ouvrages de Molière</text:span>, et dans la<text:s/><text:span text:style-name="T2762">Vie de Molière, avec des jugements sur ses ouvrages</text:span>, on dit que la comédie des<text:s/><text:span text:style-name="T2763">Fâcheux</text:span>,<text:s/>après avoir été représentée à Vaux, parut ensuite à Saint-Germain. Je ne vois aucune preuve de ce fait :<text:s/>et voici au contraire Loret qui dit que ce fut à Fontainebleau que le roi fit jouer<text:s/><text:span text:style-name="T2764">Les Fâcheux</text:span>.</text:p></text:note-body></text:note></text:span>…</text:p>
      <text:p text:style-name="quote.l">Étant<text:s/>illec<text:s/>fort<text:s/>approuvée,</text:p>
      <text:p text:style-name="quote.l">Et<text:s/>mêmement<text:s/>enjolivée,</text:p>
      <text:p text:style-name="quote.l"><text:span text:style-name="pb">[p.</text:span><text:span text:style-name="pb"><text:s/></text:span><text:span text:style-name="pb">68</text:span><text:span text:style-name="pb">]</text:span><text:span text:style-name="T2765"><text:s/></text:span>D’un<text:s/>ballet gaillard, et mignon<text:span text:style-name="Appelnotedebasdep."><text:note text:note-class="footnote" text:id="_ftn24"><text:note-citation>25</text:note-citation><text:note-body><text:p text:style-name="Notedebasdepage"><text:s/>[BOTTOM] (a) Indépendamment de ce ballet<text:s/><text:span text:style-name="T2766">gaillard et mignon</text:span>, Molière ajouta une nouvelle scène à sa comédie, qui est celle du chasseur, dont<text:s/>le roi lui avait donné l’idée<text:span text:style-name="T2767">1</text:span>. Voici de quelle façon M. Ménage raconte ce fait<text:span text:style-name="T2768">2</text:span>.<text:s/><text:span text:style-name="quote.c">« Dans la comédie des<text:s/></text:span><text:span text:style-name="T2769">Fâcheux</text:span><text:span text:style-name="quote.c">, qui est une des plus belles<text:s/></text:span><text:span text:style-name="quote.c">de Molière, le fâcheux chasseur,</text:span><text:span text:style-name="quote.c"><text:s/>qu’il introduit dans une de ces pièces, est M. de Soyecourt. Ce fut le roi lui-même qui lui donna le sujet, et voici comme, au sortir de la première représentation de cette comédie, qui se fit chez M. Fouquet ; le roi dit à Molière, en lui montrant M. de Soyecourt : “Voilà un grand original, que tu n’as pas encore copié.” C’en fut assez dit : cette scène fut faite et apprise en moins de vingt-quatre heures, et le roi eut le plaisir de la voir en sa place, à la représentation suivante de cette pièce. »</text:span><text:span text:style-name="T2770"><text:s/></text:span>L’auteur de la<text:s/><text:span text:style-name="T2771">Vie de Molière, avec des jugements sur ses ouvrages</text:span>, apporte ce fait, et ajoute :<text:s/><text:span text:style-name="quote.c">« Molière, qui n’entendait rien au jargon de la chasse, pria le comte de Soyecourt lui-même de lui indiquer les termes dont il devait se servir. »</text:span><text:s/>Ce dernier fait ne paraît pas trop vraisemblable, et j’aimerais mieux m’en rapporter à Grimarest, qui dit que ce fut une autre personne de la Cour qui rendit ce service à Molière.</text:p><text:p text:style-name="Notedebasdepage">(1) Voyez l’Épître dédicatoire des<text:s/><text:span text:style-name="T2772">Fâcheux</text:span>.</text:p><text:p text:style-name="Notedebasdepage">(2)<text:s/><text:span text:style-name="T2773">Menagiana</text:span>, édition de 1729, tome III, p. 24.</text:p></text:note-body></text:note></text:span>,</text:p>
      <text:p text:style-name="quote.l">Dansé<text:s/>par<text:s/>maint<text:s/>bon<text:s/>compagnon,</text:p>
      <text:p text:style-name="quote.l">Où<text:s/>cette<text:s/>jeune<text:s/>demoiselle,</text:p>
      <text:p text:style-name="quote.l">Qu’en<text:s/>surnom<text:s/>Giraut<text:s/>on<text:s/>appelle,</text:p>
      <text:p text:style-name="quote.l">Plut<text:s/>fort<text:s/>à<text:s/>tous<text:s/>par<text:s/>les<text:s/>appas,</text:p>
      <text:p text:style-name="quote.l">De<text:s/>sa<text:s/>personne<text:s/>et<text:s/>de<text:s/>ses<text:s/>pas ;</text:p>
      <text:soft-page-break/>
      <text:p text:style-name="quote.l">Ô citadins<text:s/>de<text:s/>cette<text:s/>ville,</text:p>
      <text:p text:style-name="quote.l">En<text:s/>curieux<text:s/>toujours<text:s/>fertile,</text:p>
      <text:p text:style-name="quote.l"><text:span text:style-name="pb">[p.</text:span><text:span text:style-name="pb"><text:s/></text:span><text:span text:style-name="pb">69</text:span><text:span text:style-name="pb">]</text:span><text:span text:style-name="T2774"><text:s/></text:span><text:span text:style-name="T2775">Gens</text:span><text:span text:style-name="T2776"><text:s/></text:span><text:span text:style-name="T2777">de</text:span><text:span text:style-name="T2778"><text:s/></text:span><text:span text:style-name="T2779">diverses</text:span><text:span text:style-name="T2780"><text:s/></text:span><text:span text:style-name="T2781">nations</text:span><text:span text:style-name="T2782">,</text:span></text:p>
      <text:p text:style-name="quote.l">Gens de toutes conditions,</text:p>
      <text:p text:style-name="quote.l">Gens<text:s/>du<text:s/>commun,<text:s/>gens<text:s/>de<text:s/>science,</text:p>
      <text:p text:style-name="quote.l">Donnez-vous un peu patience ;</text:p>
      <text:p text:style-name="quote.l">Après<text:s/>le<text:s/>monarque<text:s/>et<text:s/>sa<text:s/>cour,</text:p>
      <text:p text:style-name="quote.l">Vous la verrez à votre tour,</text:p>
      <text:p text:style-name="quote.l">Et<text:s/>vous<text:s/>jugerez<text:s/>par<text:s/>icelle,</text:p>
      <text:p text:style-name="quote.l">Si<text:s/>l’auteur<text:s/>a<text:s/>bonne<text:s/>cervelle.</text:p>
      <text:p text:style-name="P2783"><text:span text:style-name="T2784">Passons</text:span><text:span text:style-name="T2785"><text:s/></text:span><text:span text:style-name="T2786">présentement</text:span><text:span text:style-name="T2787"><text:s/></text:span><text:span text:style-name="T2788">à</text:span><text:span text:style-name="T2789"><text:s/></text:span><text:span text:style-name="T2790">l</text:span><text:span text:style-name="T2791">’</text:span><text:span text:style-name="T2792">examen</text:span><text:span text:style-name="T2793"><text:s/></text:span><text:span text:style-name="T2794">des</text:span><text:span text:style-name="T2795"><text:s/></text:span><text:span text:style-name="T2796">Fâcheux</text:span><text:span text:style-name="T2797">,</text:span><text:span text:style-name="T2798"><text:s/></text:span><text:span text:style-name="T2799">c</text:span><text:span text:style-name="T2800">’</text:span><text:span text:style-name="T2801">est</text:span><text:span text:style-name="T2802"><text:s/>M. </text:span><text:span text:style-name="T2803">Riccoboni</text:span><text:span text:style-name="T2804"><text:s/></text:span><text:span text:style-name="T2805">qui</text:span><text:span text:style-name="T2806"><text:s/></text:span><text:span text:style-name="T2807">va</text:span><text:span text:style-name="T2808"><text:s/></text:span><text:span text:style-name="T2809">prendre</text:span><text:span text:style-name="T2810"><text:s/></text:span><text:span text:style-name="T2811">ce</text:span><text:span text:style-name="T2812"><text:s/></text:span><text:span text:style-name="T2813">soin.</text:span></text:p>
      <text:p text:style-name="quote">« <text:span text:style-name="Appelnotedebasdep."><text:note text:note-class="footnote" text:id="_ftn25"><text:note-citation>26</text:note-citation><text:note-body><text:p text:style-name="Notedebasdepage"><text:s/>[MARGIN] (*)<text:s/><text:span text:style-name="T2814">Observations sur la comédie, et le génie de Molière</text:span>, livre II, p. 104-111.</text:p></text:note-body></text:note></text:span>Ceux-là se trompent, qui croient<text:s/>que<text:s/>Molière<text:s/>a<text:s/>tiré<text:s/>l’idée<text:s/>de<text:s/>sa<text:s/>comédie des<text:s/><text:span text:style-name="T2815">Fâcheux</text:span><text:s/>d’une satire<text:s/>d’Horace :<text:s/>Molière<text:s/>avait<text:s/>vu<text:s/>jouer<text:s/>à<text:s/>l’impromptu<text:s/>par<text:s/>les<text:s/>comédiens<text:s/>italiens,<text:s/>qui<text:s/>de<text:s/>son<text:s/>temps<text:s/>étaient<text:s/>à<text:s/>Paris,<text:s/>une<text:s/>ancienne<text:s/>comédie<text:s/>italienne<text:s/>intitulée :<text:s/><text:span text:style-name="T2816">Le</text:span><text:span text:style-name="T2817"><text:s/>cas</text:span><text:span text:style-name="T2818">e</text:span><text:span text:style-name="T2819"><text:s/>s</text:span><text:span text:style-name="T2820">valiggiate</text:span>,<text:s/>ou<text:s/><text:span text:style-name="T2821">Gli</text:span><text:span text:style-name="T2822"><text:s/></text:span><text:span text:style-name="T2823">interompimenti</text:span><text:span text:style-name="T2824"><text:s/></text:span><text:span text:style-name="T2825">di</text:span><text:span text:style-name="T2826"><text:s/></text:span><text:span text:style-name="T2827">Pantalone</text:span>, et<text:s/>à<text:s/>laquelle<text:s/>les<text:s/>comédiens<text:s/>italiens<text:s/>d’aujourd’hui<text:s/>ont<text:s/>donné<text:s/>simplement<text:s/>le<text:s/>titre<text:s/>d’<text:span text:style-name="T2828">Arlequin</text:span><text:span text:style-name="T2829"><text:s/></text:span><text:span text:style-name="T2830">dévaliseur</text:span><text:span text:style-name="T2831"><text:s/></text:span><text:span text:style-name="T2832">de</text:span><text:span text:style-name="T2833"><text:s/>m</text:span><text:span text:style-name="T2834">aisons</text:span>,<text:s/>pour<text:s/>éviter<text:s/>celui<text:s/>des<text:s/><text:span text:style-name="T2835">Fâcheux</text:span>,<text:s/>dont<text:s/>Molière<text:s/>s’était<text:s/>emparé.<text:s/>Dans<text:s/>la<text:s/>comédie<text:s/>italienne,<text:s/>Pantalon<text:s/>est<text:s/>amoureux<text:s/>d’une<text:s/>jeune<text:s/>fille,<text:s/>dont<text:s/>il<text:s/>attaque<text:s/>vivement<text:s/>la<text:s/>vertu.<text:s/>Un<text:s/>valet<text:s/>de<text:s/>cette<text:s/>fille,<text:s/>dans<text:s/>le<text:s/>dessein<text:s/>de<text:s/>la<text:s/>débarrasser<text:s/>des<text:s/>poursuites<text:s/><text:span text:style-name="T2836">du</text:span><text:span text:style-name="T2837"><text:s/></text:span>vieillard,<text:s/>et<text:s/>mettre<text:s/>son<text:s/><text:span text:style-name="pb">[p.</text:span><text:span text:style-name="pb"><text:s/></text:span><text:span text:style-name="pb">70</text:span><text:span text:style-name="pb">]</text:span><text:span text:style-name="T2838"><text:s/></text:span>honneur<text:s/>en<text:s/>sûreté,<text:s/>imagine<text:s/>de<text:s/>faire<text:s/>venir<text:s/>successivement<text:s/>plusieurs<text:s/>personnages<text:s/>qui,<text:s/>sur<text:s/>différents<text:s/>prétextes,<text:s/>entretiennent<text:s/>Pantalon,<text:s/>et<text:s/>lui<text:s/>font<text:s/>manquer<text:s/>le<text:s/>rendez-vous<text:s/>qu’il<text:s/>avait<text:s/>obligé<text:s/>la<text:s/>jeune<text:s/>personne<text:s/>de<text:s/>lui<text:s/>accorder :<text:s/>c’est<text:s/>de<text:s/>cette<text:s/>farce<text:s/>si<text:s/>peu<text:s/>vraisemblable<text:s/>que<text:s/>Molière<text:s/>a<text:s/>tiré<text:s/>l’idée<text:s/>et<text:s/>le<text:s/>motif<text:s/>de<text:s/>l’action<text:s/>de<text:s/>sa<text:s/>comédie<text:s/>des<text:s/><text:span text:style-name="T2839">Fâcheux</text:span>.</text:p>
      <text:p text:style-name="quote">« On<text:s/>ne peut douter qu’en voyant représenter<text:s/>la<text:s/>pièce italienne,<text:s/>Molière ne se soit rappelé la satire d’Horace<text:span text:style-name="Appelnotedebasdep."><text:note text:note-class="footnote" text:id="_ftn26"><text:note-citation>27</text:note-citation><text:note-body><text:p text:style-name="Notedebasdepage"><text:span text:style-name="T2840"><text:s/></text:span><text:span text:style-name="T2841">[BOTTOM]<text:s/></text:span><text:span text:style-name="T2842">*<text:s/></text:span><text:span text:style-name="quote.c">Ibam forte via sacra</text:span><text:span text:style-name="T2843">, Hor., satire IX, l</text:span><text:span text:style-name="T2844">ivre premier.</text:span></text:p></text:note-body></text:note></text:span>,<text:s/>puisqu’il<text:s/>s’en<text:s/>est<text:s/>servi<text:s/>pour<text:s/>la<text:s/>composition<text:s/>de<text:s/>la<text:s/>première<text:s/>scène<text:s/>et<text:s/>pour<text:s/>l’exposition<text:s/>de<text:s/>toute<text:s/>sa<text:s/>pièce ;<text:s/>mais<text:s/>il<text:s/>imagina<text:s/>un<text:s/>motif,<text:s/>une<text:s/>intrigue<text:s/>ou<text:s/>action,<text:s/>et<text:s/>un<text:s/>dénouement,<text:s/>et<text:s/>fit<text:s/>sa comédie<text:s/>en<text:s/>trois<text:s/>actes.<text:s/>Peut-être<text:s/>que<text:s/>cela<text:s/>même<text:s/>a<text:s/>été<text:s/>critiqué<text:s/>par<text:s/>les<text:s/>gens<text:s/>du<text:s/>métier,<text:s/>et<text:s/>par<text:s/>les<text:s/>prétendus<text:s/>connaisseurs<text:s/>ses<text:s/>contemporains.<text:s/>Comment<text:s/>se<text:s/>peut-il<text:s/>faire,<text:s/>auront-ils<text:s/>dit,<text:s/>qu’Éraste,<text:s/>qui<text:s/>n’a<text:s/>pas<text:s/>le<text:s/>temps<text:s/>de<text:s/>voir<text:s/>sa<text:s/>maîtresse,<text:s/>puisse<text:s/>se<text:s/>raccommoder<text:s/>avec<text:s/>elle<text:s/>dans<text:s/>l’intervalle<text:s/>de<text:s/>l’acte ?<text:s/>Comment<text:s/>peut-il<text:s/>avoir<text:s/>appris<text:s/>que<text:s/>non<text:s/>seulement<text:s/>l’oncle<text:s/>ne<text:s/>veut<text:s/>pas<text:s/>qu’il<text:s/>épouse<text:s/>sa<text:s/>nièce,<text:s/>mais<text:s/>qu’il<text:s/>veut<text:s/>encore<text:s/>la<text:s/>marier<text:s/>avec<text:s/>un<text:s/>autre<text:s/>le<text:s/>lendemain ?<text:s/>Comment<text:s/>se<text:s/>peut-il<text:s/>qu’Orphise<text:s/>lui<text:s/>ait<text:s/>donné<text:s/>un<text:s/>rendez-vous<text:s/>pour<text:s/>la<text:s/>nuit ?<text:s/><text:span text:style-name="pb">[p.</text:span><text:span text:style-name="pb"><text:s/></text:span><text:span text:style-name="pb">71</text:span><text:span text:style-name="pb">]</text:span><text:span text:style-name="T2845"><text:s/></text:span>Que<text:s/>son<text:s/>oncle,<text:s/>informé<text:s/>de<text:s/>leur<text:s/>projet,<text:s/>l’attende<text:s/>pour<text:s/>l’assassiner ?<text:s/>Que<text:s/>les<text:s/><text:soft-page-break/>domestiques<text:s/>d’Éraste,<text:s/>ayant<text:s/>découvert<text:s/>ce<text:s/>dessein,<text:s/>forment<text:s/>à<text:s/>leur<text:s/>tour<text:s/>celui<text:s/>d’assassiner<text:s/>l’oncle ?<text:s/>Qu’Éraste<text:s/>lui<text:s/>sauve<text:s/>la<text:s/>vie ?<text:s/>Que<text:s/>l’oncle<text:s/>se<text:s/>raccommode<text:s/>avec<text:s/>lui ?<text:s/>Qu’il<text:s/>consente<text:s/>à<text:s/>lui<text:s/>donner<text:s/>sa<text:s/>nièce ?<text:s/>Et<text:s/>qu’enfin<text:s/>on<text:s/>instruise<text:s/>de<text:s/>tous<text:s/>ces<text:s/>faits<text:s/>le<text:s/>spectateur,<text:s/>avec<text:s/>environ<text:s/>cinquante<text:s/>vers<text:s/>qui<text:s/>sont<text:s/>épars<text:s/>dans<text:s/>la<text:s/>pièce ?<text:s/>Est-ce<text:s/>ainsi<text:s/>que<text:s/>l’on<text:s/>conduit<text:s/>une<text:s/>intrigue ?<text:s/>Doit-on<text:s/>précipiter<text:s/>ainsi<text:s/>un<text:s/>dénouement ?<text:s/>Oui ;<text:s/>et<text:s/>voici<text:s/>par<text:s/>quelle<text:s/>raison<text:s/>Molière<text:s/>en<text:s/>a<text:s/>usé<text:s/>de<text:s/>la<text:s/>sorte.</text:p>
      <text:p text:style-name="quote">« L’intérêt<text:s/>de<text:s/>la<text:s/>pièce<text:s/>est<text:s/>celui<text:s/>que<text:s/>font<text:s/>naître<text:s/><text:span text:style-name="T2846">l</text:span><text:span text:style-name="T2847">es</text:span><text:span text:style-name="T2848"><text:s/>f</text:span><text:span text:style-name="T2849">âcheux</text:span> :<text:s/>le<text:s/>poète<text:s/>par<text:s/>son<text:s/>titre<text:s/>ne<text:s/>s’est<text:s/>engagé<text:s/>à<text:s/>rien<text:s/>de<text:s/>plus.<text:s/>Mais<text:s/>comme<text:s/>les<text:s/>hommes<text:s/>dans<text:s/>toutes<text:s/>leurs<text:s/>actions<text:s/>ont<text:s/>un<text:s/>but<text:s/>ou<text:s/>un<text:s/>motif,<text:s/>et<text:s/>que<text:s/>les<text:s/>scènes<text:s/>détachées<text:s/>des<text:s/><text:span text:style-name="T2850">f</text:span><text:span text:style-name="T2851">âcheux</text:span><text:s/>ne<text:s/>comportent<text:s/>pas<text:s/>par<text:s/>elles-mêmes<text:s/>aucunes<text:s/>des<text:s/>circonstances<text:s/>d’une<text:s/>action<text:s/>humaine,<text:s/>ou<text:s/>de<text:s/>la<text:s/>vie<text:s/>civile, il<text:s/>fallait<text:s/>lier<text:s/>ces<text:s/>scènes à un motif intéressant ;<text:s/>il<text:s/>fallait<text:s/>donc<text:s/>donner<text:s/>à<text:s/>Éraste<text:s/>une<text:s/>affaire<text:s/>qui<text:s/>lui<text:s/>tînt<text:s/>au<text:s/>cœur,<text:s/>ou<text:s/>quelque<text:s/>dessein<text:s/>important<text:s/>qui<text:s/>occupât<text:s/>son<text:s/>esprit ;<text:s/>ainsi,<text:s/>ne<text:s/>s’exposant<text:s/>pas<text:s/>lui-même<text:s/>à<text:s/>rencontrer<text:s/>des<text:s/>fâcheux<text:s/>et<text:s/>ne<text:s/>les<text:s/>écoutant<text:s/>que<text:s/>parce<text:s/>qu’il<text:s/>y<text:s/><text:span text:style-name="pb">[p.</text:span><text:span text:style-name="pb"><text:s/></text:span><text:span text:style-name="pb">72</text:span><text:span text:style-name="pb">]</text:span><text:span text:style-name="T2852"><text:s/></text:span>est<text:s/>forcé, il<text:s/>aura,<text:s/>dès<text:s/>qu’ils<text:s/>cesseront<text:s/>de<text:s/>l’arrêter,<text:s/>un<text:s/>pressant<text:s/>motif,<text:s/>ou<text:s/>tout<text:s/>au<text:s/>moins<text:s/>une<text:s/>raison<text:s/>plausible<text:s/>de<text:s/>quitter<text:s/>le<text:s/>théâtre,<text:s/>et<text:s/>il<text:s/>ne<text:s/>pourra<text:s/>pas<text:s/>finir<text:s/>la<text:s/>pièce<text:s/>en<text:s/>remerciant,<text:s/>par<text:s/>exemple,<text:s/>le<text:s/>Ciel<text:s/>de<text:s/>ce<text:s/>que<text:s/>personne ne viendra plus l’importuner ;<text:s/>parce<text:s/>qu’alors<text:s/>les<text:s/>fâcheux<text:s/>n’avaient<text:s/>produit<text:s/>aucun<text:s/>effet<text:s/>bien<text:s/>intéressant<text:s/>à<text:s/>l’égard<text:s/>d’Éraste,<text:s/>et<text:s/>par<text:s/>conséquent<text:s/>à<text:s/>l’égard<text:s/>des<text:s/>spectateurs.<text:s/>Il<text:s/>fallait<text:s/>donc<text:s/>encore<text:s/>une<text:s/>fois<text:s/>lier<text:s/>les<text:s/>scènes<text:s/>détachées<text:s/>à<text:s/>une<text:s/>action<text:s/>où<text:s/>à<text:s/>un<text:s/>motif, et c’était là la difficulté ;<text:s/>mais<text:s/>comme<text:s/>rien<text:s/>n’intéresse<text:s/>davantage<text:s/>que<text:s/>la<text:s/>passion<text:s/>de<text:s/>l’amour,<text:s/>et<text:s/>qu’elle<text:s/>est<text:s/>plus<text:s/>à<text:s/>la<text:s/>portée<text:s/>des<text:s/>spectateurs<text:s/>que<text:s/>toute<text:s/>autre, c’est<text:s/>aussi<text:s/>sur<text:s/>cette<text:s/>passion<text:s/>que<text:s/>Molière<text:s/>a<text:s/>fait<text:s/>rouler<text:s/>son<text:s/>action,<text:s/>son<text:s/>intrigue,<text:s/>et<text:s/>son<text:s/>dénouement.<text:s/>Mais<text:s/>l’amour,<text:s/>devenu<text:s/>le<text:s/>principal mobile de cette pièce, entraînait<text:s/>de<text:s/>nouvelles<text:s/>difficultés.<text:s/>Une<text:s/>scène<text:s/>d’amour<text:s/>bien<text:s/>filée,<text:s/>une<text:s/>autre<text:s/>scène<text:s/>de<text:s/>jalousie, suivie d’une réconciliation ;<text:s/>une<text:s/>intrigue<text:s/>bien<text:s/>soutenue<text:s/>et<text:s/>un<text:s/>dénouement<text:s/>imprévu<text:s/>n’auraient<text:s/>pas<text:s/>été<text:s/>convenables.<text:s/>Les<text:s/>scènes<text:s/>tendres,<text:s/>quoiqu’écrites<text:s/>avec<text:s/>la<text:s/>plus<text:s/>grande<text:s/>précision,<text:s/>auraient<text:s/>refroidi<text:s/>celles<text:s/>des<text:s/>fâcheux,<text:s/>et<text:s/>celles-ci<text:s/>à<text:s/>leur<text:s/>tour<text:s/>auraient<text:s/>détourné<text:s/>du<text:s/>motif<text:s/>de<text:s/>la<text:s/><text:span text:style-name="pb">[p.</text:span><text:span text:style-name="pb"><text:s/></text:span><text:span text:style-name="pb">73</text:span><text:span text:style-name="pb">]</text:span><text:span text:style-name="T2853"><text:s/></text:span>pièce<text:s/>l’attention<text:s/>du<text:s/>spectateur.<text:s/>Ce<text:s/>n’est<text:s/>pas<text:s/>tout ;<text:s/>si<text:s/>telle<text:s/>avait<text:s/>été<text:s/>la<text:s/>disposition<text:s/>de<text:s/>la<text:s/>fable,<text:s/>cette<text:s/>disposition<text:s/>eût<text:s/>été<text:s/>vicieuse<text:s/>par<text:s/>rapport<text:s/>à<text:s/>la<text:s/>pièce,<text:s/>et<text:s/>l’auteur<text:s/>eût<text:s/>été<text:s/>embarrassé<text:s/>à<text:s/>lui<text:s/>donner<text:s/>un<text:s/>titre.</text:p>
      <text:p text:style-name="quote">« Il<text:s/>n’y<text:s/>avait<text:s/>donc<text:s/>qu’un<text:s/>seul<text:s/>parti<text:s/>à<text:s/>prendre<text:s/>en<text:s/>traitant<text:s/>un<text:s/>pareil<text:s/>sujet,<text:s/>je<text:s/>veux<text:s/>dire,<text:s/>le<text:s/>parti<text:s/>qu’a<text:s/>pris<text:s/>Molière,<text:s/>guidé<text:s/>par<text:s/>son<text:s/>génie :<text:s/>il<text:s/>a<text:s/>traité<text:s/>l’intrigue<text:s/>avec<text:s/>précision<text:s/>et<text:s/>en<text:s/>des<text:s/>moments<text:s/>différents ;<text:s/>il<text:s/>a<text:s/>resserré<text:s/>l’action,<text:s/>il<text:s/>en<text:s/>a<text:s/>rapproché<text:s/>les<text:s/>parties,<text:s/>pour<text:s/>lui<text:s/>donner<text:s/>plus<text:s/>de<text:s/>feu<text:s/>et<text:s/>la<text:s/>terminer<text:s/>d’une<text:s/>manière<text:s/>qui<text:s/>satisfît<text:s/>également<text:s/>et<text:s/>les acteurs,<text:s/>et<text:s/>les<text:s/>spectateurs.</text:p>
      <text:p text:style-name="quote">« Voilà<text:s/>par<text:s/>quelle<text:s/>raison<text:s/>on<text:s/>peut<text:s/>donner<text:s/>à<text:s/>juste<text:s/>titre<text:s/><text:span text:style-name="T2854">Les Fâcheux</text:span><text:s/>pour<text:s/>un<text:s/>parfait<text:s/>modèle<text:s/>de<text:s/>la comédie<text:s/>de<text:s/>scènes<text:s/>détachées.<text:s/>Si<text:s/>personne<text:s/>jusqu’ici<text:s/>n’a<text:s/>rien<text:s/>tenté<text:s/>de<text:s/>semblable,<text:s/>c’est<text:s/>l’effet<text:s/>d’une<text:s/>prudence<text:s/>qui<text:s/>mérite<text:s/>des<text:s/>éloges.<text:s/>On<text:s/>a<text:s/>senti<text:s/>la<text:s/>difficulté,<text:s/>et<text:s/>on<text:s/>n’a<text:s/>pas<text:s/>voulu<text:s/>s’exposer<text:s/>au<text:s/>risque<text:s/>presque<text:s/>inévitable<text:s/>d’échouer.<text:s/>Molière<text:s/>a<text:s/>réussi, j’en conviens,<text:s/>mais<text:s/>s’il<text:s/>a<text:s/>surmonté<text:s/>tous<text:s/>les<text:s/>obstacles<text:s/>qui<text:s/>pouvaient<text:s/>l’arrêter,<text:s/>il<text:s/>en<text:s/>est<text:s/>uniquement<text:s/>redevable<text:s/>à<text:s/>la<text:s/><text:soft-page-break/>finesse<text:s/>de<text:s/>son<text:s/>génie,<text:s/>à<text:s/>la<text:s/>justesse<text:s/>de<text:s/>son<text:s/>discernement,<text:s/>et<text:s/>à<text:s/>la<text:s/>parfaite<text:s/>intelligence<text:s/>qu’il<text:s/>avait<text:s/>de<text:s/>l’art<text:s/>dramatique :<text:s/><text:span text:style-name="pb">[</text:span><text:span text:style-name="pb">p. 74</text:span><text:span text:style-name="pb">]</text:span><text:span text:style-name="T2855"><text:s/></text:span>qualités<text:s/>qui<text:s/>se<text:s/>trouvent<text:s/>si<text:s/>rarement<text:s/>réunies<text:s/>dans<text:s/>un<text:s/>même<text:s/>sujet,<text:s/>et<text:s/>qui<text:s/>sont<text:s/>cependant<text:s/>si<text:s/>nécessaires<text:s/>pour<text:s/>produire des ouvrages excellents. »</text:p>
      <text:p text:style-name="P2856"><text:span text:style-name="T2857">Dans</text:span><text:span text:style-name="T2858"><text:s/></text:span><text:span text:style-name="T2859">les</text:span><text:span text:style-name="T2860"><text:s/></text:span><text:span text:style-name="T2861">Mémoires sur la vie et les ouvrages de Molière</text:span><text:span text:style-name="T2862">,<text:s/></text:span><text:span text:style-name="T2863">voici</text:span><text:span text:style-name="T2864"><text:s/></text:span><text:span text:style-name="T2865">le</text:span><text:span text:style-name="T2866"><text:s/></text:span><text:span text:style-name="T2867">jugement</text:span><text:span text:style-name="T2868"><text:s/></text:span><text:span text:style-name="T2869">que</text:span><text:span text:style-name="T2870"><text:s/></text:span><text:span text:style-name="T2871">l</text:span><text:span text:style-name="T2872">’</text:span><text:span text:style-name="T2873">on</text:span><text:span text:style-name="T2874"><text:s/></text:span><text:span text:style-name="T2875">porte</text:span><text:span text:style-name="T2876"><text:s/></text:span><text:span text:style-name="T2877">de</text:span><text:span text:style-name="T2878"><text:s/></text:span><text:span text:style-name="T2879">la</text:span><text:span text:style-name="T2880"><text:s/>pièce<text:s/></text:span><text:span text:style-name="T2881">des</text:span><text:span text:style-name="T2882"><text:s/></text:span><text:span text:style-name="T2883">Fâcheux</text:span><text:span text:style-name="T2884"> </text:span><text:span text:style-name="T2885">:</text:span></text:p>
      <text:p text:style-name="quote">« Cette<text:s/>espèce<text:s/>de<text:s/>comédie<text:s/>est<text:s/>presque<text:s/>sans<text:s/>nœud. Les scènes n’ont point entre<text:s/>elles<text:s/>de<text:s/>liaison<text:s/>nécessaire ;<text:s/>on<text:s/>peut<text:s/>en<text:s/>changer<text:s/>l’ordre,<text:s/>en<text:s/>supprimer<text:s/>quelques-unes,<text:s/>en<text:s/>substituer<text:s/>d’autres,<text:s/>sans<text:s/>faire<text:s/>tort<text:s/>à<text:s/>l’ouvrage :<text:s/>mais<text:s/>le<text:s/>point<text:s/>essentiel<text:s/>était<text:s/>de<text:s/>soutenir<text:s/>l’attention<text:s/>du<text:s/>spectateur,<text:s/>par<text:s/>la<text:s/>variété<text:s/>des<text:s/>caractères,<text:s/>par<text:s/>la<text:s/>vérité<text:s/>des<text:s/>portraits,<text:s/>et<text:s/>par<text:s/>l’élégance<text:s/>continue<text:s/>du<text:s/>style.<text:s/>C’est<text:s/>l’assemblage de ces beautés exquises ;<text:s/>c’est<text:s/>cette<text:s/>image,<text:s/>ou<text:s/>plutôt<text:s/>la<text:s/>réalité<text:s/>même<text:s/>des<text:s/>embarras,<text:s/>et<text:s/>des<text:s/>importuns<text:s/>de<text:s/>la<text:s/>Cour,<text:s/>qui<text:s/>firent<text:s/>le<text:s/>succès<text:s/>des<text:s/><text:span text:style-name="T2886">Fâcheux</text:span><text:span text:style-name="T2887">,</text:span><text:s/>quoique<text:s/>les<text:s/>intermèdes<text:s/>ne<text:s/>soient<text:s/>pas naturellement liés au sujet ;<text:s/>ce<text:s/>mélange<text:s/>plut<text:s/>par<text:s/>sa<text:s/>nouveauté,<text:s/>on<text:s/>eut<text:s/>peut-être<text:s/>de<text:s/>l’indulgence<text:s/>pour<text:s/>un<text:s/>ouvrage, conçu, fait, appris, et représenté en quinze jours<text:span text:style-name="Appelnotedebasdep."><text:note text:note-class="footnote" text:id="_ftn27"><text:note-citation>28</text:note-citation><text:note-body><text:p text:style-name="Notedebasdepage"><text:span text:style-name="T2888"><text:s/></text:span><text:span text:style-name="T2889">[BOTTOM]<text:s/></text:span><text:span text:style-name="T2890">* Voyez la préface des<text:s/></text:span><text:span text:style-name="T2891">Fâcheux</text:span><text:span text:style-name="T2892">.</text:span></text:p></text:note-body></text:note></text:span>. »</text:p>
      <text:p text:style-name="P2893"><text:span text:style-name="T2894">La</text:span><text:span text:style-name="T2895"><text:s/>c</text:span><text:span text:style-name="T2896">omédie</text:span><text:span text:style-name="T2897"><text:s/></text:span><text:span text:style-name="T2898">des</text:span><text:span text:style-name="T2899"><text:s/></text:span><text:span text:style-name="T2900">Fâcheux</text:span><text:span text:style-name="T2901"><text:s/></text:span><text:span text:style-name="T2902">parut</text:span><text:span text:style-name="T2903"><text:s/></text:span><text:span text:style-name="T2904">pour</text:span><text:span text:style-name="T2905"><text:s/></text:span><text:span text:style-name="T2906">la</text:span><text:span text:style-name="T2907"><text:s/></text:span><text:span text:style-name="T2908">première</text:span><text:span text:style-name="T2909"><text:s/></text:span><text:span text:style-name="T2910">fois</text:span><text:span text:style-name="T2911"><text:s/></text:span><text:span text:style-name="T2912">sur</text:span><text:span text:style-name="T2913"><text:s/></text:span><text:span text:style-name="T2914">le</text:span><text:span text:style-name="T2915"><text:s/>t</text:span><text:span text:style-name="T2916">héâtre</text:span><text:span text:style-name="T2917"><text:s/></text:span><text:span text:style-name="T2918">du</text:span><text:span text:style-name="T2919"><text:s/>Palais-Royal<text:s/></text:span><text:span text:style-name="T2920">le</text:span><text:span text:style-name="T2921"><text:s/></text:span><text:span text:style-name="T2922">4</text:span><text:span text:style-name="T2923"> n</text:span><text:span text:style-name="T2924">ovembre</text:span><text:span text:style-name="T2925"> </text:span><text:span text:style-name="T2926">1661</text:span><text:span text:style-name="T2927"><text:s/></text:span><text:span text:style-name="T2928">et</text:span><text:span text:style-name="T2929"><text:s/></text:span><text:span text:style-name="T2930">Loret</text:span><text:span text:style-name="T2931"><text:s/></text:span><text:span text:style-name="T2932">en</text:span><text:span text:style-name="T2933"><text:s/></text:span><text:span text:style-name="T2934">rendit</text:span><text:span text:style-name="T2935"><text:s/></text:span><text:span text:style-name="T2936">le</text:span><text:span text:style-name="T2937"><text:s/></text:span><text:span text:style-name="T2938">compte</text:span><text:span text:style-name="T2939"><text:s/>suivant :</text:span></text:p>
      <text:p text:style-name="P2940">Muse historique du 19 novembre 1661.</text:p>
      <text:p text:style-name="quote.l">      Les<text:s/><text:span text:style-name="T2941">Fâcheux</text:span>, ce nouveau poème,</text:p>
      <text:p text:style-name="quote.l">Qui<text:s/>par<text:s/>sa<text:s/>gentillesse<text:s/>extrême,</text:p>
      <text:p text:style-name="quote.l">Charma<text:s/>si<text:s/>fort<text:s/>ces<text:s/>jours<text:s/>passés,</text:p>
      <text:p text:style-name="quote.l"><text:span text:style-name="T2942">À</text:span><text:s/>la<text:s/>Cour<text:s/>tous<text:s/>les<text:s/>mieux<text:s/>sensés,</text:p>
      <text:p text:style-name="quote.l">Dans<text:s/>Paris<text:s/>maintenant<text:s/>se<text:s/>joue,</text:p>
      <text:p text:style-name="quote.l">Et<text:s/>certes<text:s/>tout<text:s/>le<text:s/>monde<text:s/>avoue,</text:p>
      <text:p text:style-name="quote.l">Qu’entre<text:s/>les<text:s/>pièces<text:s/>d’à<text:s/>présent,</text:p>
      <text:p text:style-name="quote.l">On<text:s/>ne<text:s/>voit<text:s/>rien<text:s/>de<text:s/>si<text:s/>plaisant.</text:p>
      <text:p text:style-name="quote.l">Celle-ci, sans doute, est si belle,</text:p>
      <text:p text:style-name="quote.l">Que<text:s/>l’on<text:s/>dit<text:s/>beaucoup<text:s/>de<text:s/>bien<text:s/>d’elle ;</text:p>
      <text:p text:style-name="quote.l">Et<text:s/>selon<text:s/>les<text:s/>beaux<text:s/>jugements.</text:p>
      <text:p text:style-name="quote.l">Elle<text:s/>a<text:s/>quantité<text:s/>d’agréments.</text:p>
      <text:p text:style-name="quote.l">Elle<text:s/>paraît<text:s/>assez<text:s/>pudique,</text:p>
      <text:p text:style-name="quote.l">Et<text:s/>pourtant<text:s/>elle<text:s/>est<text:s/>si<text:s/>publique,</text:p>
      <text:p text:style-name="quote.l">Que<text:s/>bien des gens vont sans mentir :</text:p>
      <text:soft-page-break/>
      <text:p text:style-name="quote.l">Avec<text:s/>elle<text:s/>se<text:s/>divertir ;</text:p>
      <text:p text:style-name="quote.l">Afin<text:s/>de<text:s/>la<text:s/>voir<text:s/>avec<text:s/>joie,</text:p>
      <text:p text:style-name="quote.l">On<text:s/>ne<text:s/>plaint<text:s/>argent<text:s/>ni<text:s/>monnoie,</text:p>
      <text:p text:style-name="quote.l">Car sans distinction d’humains,</text:p>
      <text:p text:style-name="quote.l">Elle<text:s/>reçoit<text:s/>de<text:s/>toutes<text:s/>mains,</text:p>
      <text:p text:style-name="quote.l">Elle<text:s/>fait<text:s/>toutefois<text:s/>la<text:s/>grâce,</text:p>
      <text:p text:style-name="quote.l">À<text:s/>plusieurs<text:s/>Messieurs<text:s/>du<text:s/>Parnasse,</text:p>
      <text:p text:style-name="quote.l">En<text:s/>contentant<text:s/>leurs<text:s/>appétits,</text:p>
      <text:p text:style-name="quote.l">De<text:s/>leur<text:s/>faire<text:s/>plaisir<text:s/><text:span text:style-name="T2943">gratis</text:span>.</text:p>
      <text:p text:style-name="quote.l">Outre<text:s/>qu’elle est belle, elle est bonne,</text:p>
      <text:p text:style-name="quote.l">Car<text:s/>à<text:s/>ses<text:s/>amants<text:s/>elle<text:s/>donne,</text:p>
      <text:p text:style-name="quote.l">(Outre<text:s/>de<text:s/>naturels<text:s/>appas)</text:p>
      <text:p text:style-name="quote.l">Non<text:s/>collation<text:s/>ni<text:s/>repas,</text:p>
      <text:p text:style-name="quote.l"><text:span text:style-name="T2944">[p.</text:span><text:span text:style-name="T2945"><text:s/></text:span><text:span text:style-name="T2946">76</text:span><text:span text:style-name="pb">]</text:span><text:span text:style-name="T2947"><text:s/></text:span>Mais<text:s/>ballets,<text:s/>violons,<text:s/>musique ;</text:p>
      <text:p text:style-name="quote.l">Afin<text:s/>d’avoir<text:s/>grande<text:s/>pratique,</text:p>
      <text:p text:style-name="quote.l">Et<text:s/>pour<text:s/>rendre<text:s/>encore<text:s/>plus<text:s/>gens,</text:p>
      <text:p text:style-name="quote.l">À<text:s/>la visiter diligents.</text:p>
      <text:p text:style-name="quote.l">Comme<text:s/>elle<text:s/>est<text:s/>fine,<text:s/>entre<text:s/>les<text:s/>fines,</text:p>
      <text:p text:style-name="quote.l">Elle<text:s/>fait<text:s/>jouer<text:s/>des<text:s/>machines.</text:p>
      <text:p text:style-name="quote.l">Mais<text:s/>pour<text:s/>ne<text:s/>plus<text:s/>en<text:s/>ce<text:s/>moment,</text:p>
      <text:p text:style-name="quote.l">Parler<text:s/>allégoriquement,</text:p>
      <text:p text:style-name="quote.l">Le<text:s/>sieur<text:s/>Molière,<text:s/>dont<text:s/>cette pièce,</text:p>
      <text:p text:style-name="quote.l">Est<text:s/>la<text:s/>fille,<text:s/>et<text:s/>non<text:s/>pas<text:s/>la<text:s/>nièce,</text:p>
      <text:p text:style-name="quote.l">A<text:s/>quantité<text:s/>d’admirateurs ;</text:p>
      <text:p text:style-name="quote.l">Ses<text:s/>camarades<text:s/>les<text:s/>acteurs,</text:p>
      <text:p text:style-name="quote.l">Ayant<text:s/>des<text:s/>personnages<text:s/>drôles,</text:p>
      <text:p text:style-name="quote.l">Y<text:s/>font<text:s/>des<text:s/>mieux<text:s/>valoir<text:s/>leurs<text:s/>rôles,</text:p>
      <text:p text:style-name="quote.l">Et<text:s/>les<text:s/>femmes<text:s/>mêmement,</text:p>
      <text:p text:style-name="quote.l">Car<text:s/>l’agréable<text:s/>nymphe<text:s/><text:span text:style-name="T2948">Béjart</text:span>,</text:p>
      <text:p text:style-name="quote.l">Quittant<text:s/>sa<text:s/>pompeuse<text:s/>coquille,</text:p>
      <text:p text:style-name="quote.l">Y<text:s/>joue<text:s/>en<text:s/>admirable<text:s/>fille.</text:p>
      <text:p text:style-name="quote.l">La<text:s/>Brie<text:span text:style-name="Appelnotedebasdep."><text:note text:note-class="footnote" text:id="_ftn28"><text:note-citation>29</text:note-citation><text:note-body><text:p text:style-name="Notedebasdepage"><text:span text:style-name="T2949"><text:s/></text:span><text:span text:style-name="T2950">[BOTTOM]<text:s/></text:span><text:span text:style-name="T2951">* M</text:span><text:span text:style-name="T2952">lle</text:span><text:span text:style-name="T2953"> de </text:span><text:span text:style-name="T2954">Brie.</text:span></text:p></text:note-body></text:note></text:span><text:s/>a<text:s/>des<text:s/>charmes<text:s/>vainqueurs,</text:p>
      <text:p text:style-name="quote.l">Qui<text:s/>plaisent<text:s/>à<text:s/>très<text:s/>bien<text:s/>de<text:s/>cœurs,</text:p>
      <text:p text:style-name="quote.l">La<text:s/>Duparc<text:s/>cette<text:s/>belle<text:s/>actrice,</text:p>
      <text:p text:style-name="quote.l">Avec<text:s/>son<text:s/>port<text:s/>d’impératrice,</text:p>
      <text:soft-page-break/>
      <text:p text:style-name="quote.l">Soit<text:s/>en<text:s/>récitant,<text:s/>ou<text:s/>dansant,</text:p>
      <text:p text:style-name="quote.l">N’a<text:s/>rien<text:s/>qui<text:s/>ne<text:s/>soit<text:s/>ravissant,</text:p>
      <text:p text:style-name="quote.l">Et<text:s/>comme<text:s/>sa<text:s/>taille<text:s/>et<text:s/>sa<text:s/>tête,</text:p>
      <text:p text:style-name="quote.l">Lui<text:s/>font<text:s/>mainte<text:s/>et<text:s/>mainte<text:s/>conquête,</text:p>
      <text:p text:style-name="P2955">Mille<text:s/>soupirants<text:s/>sont<text:s/>témoins,</text:p>
      <text:p text:style-name="P2956">Que<text:s/>ses<text:s/>beaux pas n’en sont pas moins.</text:p>
      <text:p text:style-name="P2957">Enfin<text:s/>pour<text:s/>abréger<text:s/>matière,</text:p>
      <text:p text:style-name="P2958">Cette pièce assez singulière,</text:p>
      <text:p text:style-name="quote.l"><text:span text:style-name="T2959">[p.</text:span><text:span text:style-name="T2960"><text:s/></text:span><text:span text:style-name="T2961">77</text:span><text:span text:style-name="pb">]</text:span><text:span text:style-name="T2962"><text:s/></text:span><text:span text:style-name="T2963">Et</text:span><text:span text:style-name="T2964"><text:s/></text:span><text:span text:style-name="T2965">d</text:span><text:span text:style-name="T2966">’</text:span><text:span text:style-name="T2967">un</text:span><text:span text:style-name="T2968"><text:s/></text:span><text:span text:style-name="T2969">air</text:span><text:span text:style-name="T2970"><text:s/></text:span><text:span text:style-name="T2971">assez</text:span><text:span text:style-name="T2972"><text:s/></text:span><text:span text:style-name="T2973">jovial,</text:span></text:p>
      <text:p text:style-name="P2974">Se<text:s/>fait<text:s/>voir<text:s/>au<text:s/>Palais-Royal ;</text:p>
      <text:p text:style-name="P2975">Non<text:s/>pas<text:s/>par<text:s/>la<text:s/>Troupe<text:s/>royale,</text:p>
      <text:p text:style-name="P2976">Mais par la Troupe joviale,</text:p>
      <text:p text:style-name="P2977">De<text:s/>Monsieur<text:s/>le<text:s/>duc<text:s/>d’Orléans,</text:p>
      <text:p text:style-name="quote.l"><text:span text:style-name="T2978">Qui</text:span><text:span text:style-name="T2979"><text:s/></text:span><text:span text:style-name="T2980">les</text:span><text:span text:style-name="T2981"><text:s/></text:span><text:span text:style-name="T2982">a</text:span><text:span text:style-name="T2983"><text:s/></text:span><text:span text:style-name="T2984">colloqués</text:span><text:span text:style-name="T2985"><text:s/></text:span><text:span text:style-name="T2986">céans</text:span><text:span text:style-name="T2987">.</text:span></text:p>
      <text:h text:style-name="Titre1" text:outline-level="1">1662.<text:s/>L’<text:span text:style-name="T2988">É</text:span>cole des femmes</text:h>
      <text:p text:style-name="argument">Comédie<text:s/>en<text:s/>vers,<text:s/>en<text:s/>cinq<text:s/>actes,<text:s/>de<text:s/>M. Molière,<text:s/>représentée<text:s/>sur<text:s/>le<text:s/>théâtre<text:s/>du<text:s/>Palais-Royal,<text:s/>le<text:s/>26 décembre.</text:p>
      <text:p text:style-name="Corpsdetexte"><text:span text:style-name="pb">[p.</text:span><text:span text:style-name="pb"><text:s/></text:span><text:span text:style-name="pb">168</text:span><text:span text:style-name="pb">]</text:span><text:span text:style-name="T2989"><text:s/></text:span><text:span text:style-name="T2990">Cette</text:span><text:span text:style-name="T2991"><text:s/>c</text:span><text:span text:style-name="T2992">omédie</text:span><text:span text:style-name="T2993">,<text:s/></text:span><text:span text:style-name="T2994">qu</text:span><text:span text:style-name="T2995">’</text:span><text:span text:style-name="T2996">on</text:span><text:span text:style-name="T2997"><text:s/></text:span><text:span text:style-name="T2998">peut</text:span><text:span text:style-name="T2999"><text:s/></text:span><text:span text:style-name="T3000">mettre</text:span><text:span text:style-name="T3001"><text:s/></text:span><text:span text:style-name="T3002">au</text:span><text:span text:style-name="T3003"><text:s/></text:span><text:span text:style-name="T3004">nombre</text:span><text:span text:style-name="T3005"><text:s/></text:span><text:span text:style-name="T3006">des</text:span><text:span text:style-name="T3007"><text:s/></text:span><text:span text:style-name="T3008">chefs-d</text:span><text:span text:style-name="T3009">’</text:span><text:span text:style-name="T3010">œuvre</text:span><text:span text:style-name="T3011"><text:s/></text:span><text:span text:style-name="T3012">de</text:span><text:span text:style-name="T3013"><text:s/></text:span><text:span text:style-name="T3014">son</text:span><text:span text:style-name="T3015"><text:s/>auteur</text:span><text:span text:style-name="T3016">,</text:span><text:span text:style-name="T3017"><text:s/></text:span><text:span text:style-name="T3018">eut</text:span><text:span text:style-name="T3019"><text:s/></text:span><text:span text:style-name="T3020">tout</text:span><text:span text:style-name="T3021"><text:s/></text:span><text:span text:style-name="T3022">le</text:span><text:span text:style-name="T3023"><text:s/></text:span><text:span text:style-name="T3024">succès</text:span><text:span text:style-name="T3025"><text:s/></text:span><text:span text:style-name="T3026">qu</text:span><text:span text:style-name="T3027">’</text:span><text:span text:style-name="T3028">elle</text:span><text:span text:style-name="T3029"><text:s/></text:span><text:span text:style-name="T3030">méritait,</text:span><text:span text:style-name="T3031"><text:s/></text:span><text:span text:style-name="T3032">mais</text:span><text:span text:style-name="T3033"><text:s/></text:span><text:span text:style-name="T3034">en</text:span><text:span text:style-name="T3035"><text:s/></text:span><text:span text:style-name="T3036">même</text:span><text:span text:style-name="T3037"><text:s/></text:span><text:span text:style-name="T3038">temps</text:span><text:span text:style-name="T3039"><text:s/></text:span><text:span text:style-name="T3040">elle</text:span><text:span text:style-name="T3041"><text:s/></text:span><text:span text:style-name="T3042">essuya</text:span><text:span text:style-name="T3043"><text:s/></text:span><text:span text:style-name="T3044">beaucoup</text:span><text:span text:style-name="T3045"><text:s/></text:span><text:span text:style-name="T3046">de</text:span><text:span text:style-name="T3047"><text:s/></text:span><text:span text:style-name="T3048">critiques.</text:span></text:p>
      <text:p text:style-name="quote">« <text:span text:style-name="Appelnotedebasdep."><text:note text:note-class="footnote" text:id="_ftn29"><text:note-citation>30</text:note-citation><text:note-body><text:p text:style-name="Notedebasdepage"><text:s/>[MARGIN] (*)<text:s/><text:span text:style-name="T3049">Mémoires sur la vie et les ouvrages de Molière</text:span>.</text:p></text:note-body></text:note></text:span>Soit<text:s/>malignité,<text:s/>soit<text:s/>cabale,<text:s/>on<text:s/>insista<text:s/>sur<text:s/>de<text:s/>légers<text:s/>défauts,<text:s/>on<text:s/>releva<text:s/>jusqu’aux moindres négligences<text:span text:style-name="Appelnotedebasdep."><text:note text:note-class="footnote" text:id="_ftn30"><text:note-citation>31</text:note-citation><text:note-body><text:p text:style-name="Notedebasdepage"><text:s/>[BOTTOM]<text:s/>(a)<text:s/><text:span text:style-name="quote.c">« (*) On se révolta généralement contre quelques expressions qui paraissent indignes de Molière. On désapprouva le<text:s/></text:span><text:span text:style-name="T3050">c</text:span><text:span text:style-name="T3051">orbillon</text:span><text:span text:style-name="quote.c">, la<text:s/></text:span><text:span text:style-name="T3052">t</text:span><text:span text:style-name="T3053">arte à la crème</text:span><text:span text:style-name="quote.c">, les<text:s/></text:span><text:span text:style-name="T3054">e</text:span><text:span text:style-name="T3055">nfants faits par l’oreille</text:span><text:span text:style-name="quote.c">. Mais aussi les connaisseurs admirent avec quelle adresse Molière avait su a</text:span><text:span text:style-name="quote.c">ttacher et plaire pendant cinq a</text:span><text:span text:style-name="quote.c">ctes, par la seule confidence d’Horace au vieillard, et par de simples récits. Il se</text:span><text:span text:style-name="quote.c">mblait qu’un sujet ainsi traité</text:span><text:span text:style-name="quote.c"><text:s/>ne dût fournir qu’</text:span><text:span text:style-name="quote.c">un acte :</text:span><text:span text:style-name="quote.c"><text:s/>m</text:span><text:span text:style-name="quote.c">ais c’est le caractère du vrai génie de répandre sa fécondité sur un sujet stérile, et de varier ce qui semble uniforme. On peut dire</text:span><text:span text:style-name="quote.c">,</text:span><text:span text:style-name="quote.c"><text:s/>en passa</text:span><text:span text:style-name="quote.c">nt, que c’est le grand art des tragédies</text:span><text:span text:style-name="quote.c"><text:s/>de Racine. »</text:span></text:p><text:p text:style-name="Notedebasdepage">(*)<text:s/><text:span text:style-name="T3056">Vie de Molière, avec des j</text:span><text:span text:style-name="T3057">ugements sur ses ouvrages</text:span>.</text:p></text:note-body></text:note></text:span>.<text:s/>Le<text:s/>défaut<text:s/>le<text:s/>plus<text:s/>essentiel<text:s/>ne<text:s/>fut<text:s/>pas<text:s/>remarqué :<text:s/>il<text:s/>est<text:s/>des<text:s/>images<text:s/>dangereuses<text:s/>qu’on<text:s/>ne<text:s/>doit<text:s/>jamais<text:s/>exposer<text:s/>sur<text:s/>la<text:s/>scène ;<text:s/>mais<text:s/>si<text:s/>l’on<text:s/>ne<text:s/>considère<text:s/>que<text:s/>l’art<text:s/>qui<text:s/>règne<text:s/><text:span text:style-name="pb">[p.</text:span><text:span text:style-name="pb"><text:s/></text:span><text:span text:style-name="pb">169</text:span><text:span text:style-name="pb">]</text:span><text:span text:style-name="T3058"><text:s/></text:span>dans<text:s/>cette<text:s/>pièce,<text:s/>on<text:s/>sera<text:s/>forcé<text:s/>de<text:s/>convenir<text:s/>que<text:s/><text:span text:style-name="T3059">L’École des<text:s/></text:span><text:span text:style-name="T3060">f</text:span><text:span text:style-name="T3061">emmes</text:span><text:s/>est<text:s/>une<text:s/>les<text:s/>plus<text:s/>excellentes<text:s/>productions<text:s/>de<text:s/>l’esprit<text:s/>humain.<text:s/>Les<text:s/>ressorts<text:s/>en<text:s/>sont<text:s/>cachés,<text:s/>et<text:s/>la<text:s/>machine<text:s/>en<text:s/>produit<text:s/>un<text:s/>mouvement<text:s/>plus<text:s/>brillant :<text:s/>la<text:s/>confidence<text:s/>que<text:s/>fait<text:s/>Horace<text:s/>au<text:s/>jaloux<text:s/>Arnolphe,<text:s/>toujours<text:s/>la<text:s/>dupe,<text:s/>malgré<text:s/>ses<text:s/>précautions,</text:p>
      <text:p text:style-name="quote.l"><text:span text:style-name="quote.c">D’une jeune innocente, et d’un jeune<text:s/></text:span><text:span text:style-name="quote.c">éventé ;</text:span></text:p>
      <text:soft-page-break/>
      <text:p text:style-name="P3062">le<text:s/>caractère<text:s/>inimitable<text:s/>d’Agnès ;<text:s/>le<text:s/>jeu<text:s/>des<text:s/>personnages<text:s/>subalternes, tous formés pour elle ;<text:s/>le<text:s/>passage<text:s/>prompt<text:s/>et<text:s/>naturel<text:s/>de<text:s/>surprise<text:s/>en<text:s/>surprise,<text:s/>sont<text:s/>autant<text:s/>de coups de maître. Ce qui distingue<text:s/>encore<text:s/>plus<text:s/>particulièrement<text:s/><text:span text:style-name="T3063">L’École des<text:s/></text:span><text:span text:style-name="T3064">f</text:span><text:span text:style-name="T3065">emmes</text:span>,<text:s/>et<text:s/>dont<text:s/>l’Antiquité<text:s/>ni<text:s/>les<text:s/>théâtres<text:s/>modernes,<text:s/>n’ont<text:s/>donné<text:s/>aucun<text:s/>modèle,<text:s/>c’est<text:s/>que<text:s/>tout<text:s/>paraît<text:s/>en<text:s/>récit,<text:s/>et<text:s/>tout<text:s/>est<text:s/>en<text:s/>action :<text:s/>chaque<text:s/>récit,<text:s/>par<text:s/>la<text:s/>proximité<text:s/>avec<text:s/>l’incident<text:s/>qui<text:s/>y<text:s/>a<text:s/>donné<text:s/>lieu,<text:s/>le<text:s/>retrace<text:s/>si<text:s/>vivement<text:s/>que<text:s/>le<text:s/>spectateur<text:s/>croit<text:s/>en<text:s/>être<text:s/>le<text:s/>témoin ;<text:s/>et<text:s/>par<text:s/>un<text:s/>avantage<text:s/>singulier<text:s/>que<text:s/>le<text:s/>récit<text:s/>a<text:s/>sur<text:s/>l’action<text:s/>dans<text:s/>cette<text:s/>pièce,<text:s/>en<text:s/>apprenant<text:s/>le<text:s/>fait,<text:s/>on<text:s/>jouit<text:s/>en<text:s/>même<text:s/>temps<text:s/>de<text:s/>l’effet<text:s/>qu’il<text:s/>produit,<text:s/>parce<text:s/>que<text:s/>la<text:s/>personne<text:s/>qui<text:s/>a<text:s/>intérêt<text:s/>d’être<text:s/>instruite<text:s/><text:span text:style-name="pb">[p.</text:span><text:span text:style-name="pb"><text:s/></text:span><text:span text:style-name="pb">170</text:span><text:span text:style-name="pb">]</text:span><text:span text:style-name="T3066"><text:s/></text:span>apprend<text:s/>tout<text:s/>de<text:s/>celle<text:s/>qui<text:s/>a<text:s/>le<text:s/>plus<text:s/>d’intérêt<text:s/>à le lui cacher. La ressemblance<text:s/>que l’on pourrait trouver entre<text:s/><text:span text:style-name="T3067">L</text:span><text:span text:style-name="T3068">’École des<text:s/></text:span><text:span text:style-name="T3069">m</text:span><text:span text:style-name="T3070">aris</text:span><text:s/>et<text:s/><text:span text:style-name="T3071">L’École des<text:s/></text:span><text:span text:style-name="T3072">f</text:span><text:span text:style-name="T3073">emmes</text:span>,<text:span text:style-name="T3074"><text:s/></text:span>sur<text:s/>ce<text:s/>qu’Arnolphe<text:s/>et<text:s/>Sganarelle<text:s/>sont<text:s/>tous<text:s/>deux<text:s/>trompés<text:s/>par<text:s/>les<text:s/>mesures<text:s/>qu’ils<text:s/>prennent<text:s/>pour<text:s/>assurer<text:s/>leur<text:s/>tranquillité,<text:s/>ne<text:s/>peut<text:s/>tourner<text:s/>qu’à<text:s/>la<text:s/>gloire<text:s/>de<text:s/>Molière,<text:s/>qui<text:s/>a<text:s/>trouvé<text:s/>le<text:s/>secret<text:s/>de<text:s/>varier<text:s/>ce<text:s/>qui<text:s/>paraît<text:s/>uniforme.<text:s/>Les<text:s/>traits<text:s/>naïfs<text:s/>d’Agnès<text:s/>ingénue<text:s/>et<text:s/>spirituelle,<text:s/>qui<text:s/>ne<text:s/>pêche<text:s/>contre<text:s/>les<text:s/>bienséances<text:s/>que<text:s/>parce<text:s/>qu’Arnolphe<text:s/>les<text:s/>lui<text:s/>a<text:s/>laissé<text:s/>ignorer,<text:s/>ne<text:s/>sont<text:s/>pas<text:s/>les<text:s/>mêmes<text:s/>que<text:s/>ceux<text:s/>d’Isabelle<text:s/>fine<text:s/>et<text:s/>déliée,<text:s/>qui<text:s/>n’ont<text:s/>d’autre<text:s/>principe<text:s/>que<text:s/>la<text:s/>contrainte où la tient son tuteur. »</text:p>
      <text:p text:style-name="P3075"><text:span text:style-name="T3076">Avant</text:span><text:span text:style-name="T3077"><text:s/></text:span><text:span text:style-name="T3078">de</text:span><text:span text:style-name="T3079"><text:s/></text:span><text:span text:style-name="T3080">passer</text:span><text:span text:style-name="T3081"><text:s/></text:span><text:span text:style-name="T3082">aux</text:span><text:span text:style-name="T3083"><text:s/></text:span><text:span text:style-name="T3084">critiques</text:span><text:span text:style-name="T3085"><text:s/></text:span><text:span text:style-name="T3086">qui</text:span><text:span text:style-name="T3087"><text:s/></text:span><text:span text:style-name="T3088">parurent</text:span><text:span text:style-name="T3089"><text:s/></text:span><text:span text:style-name="T3090">sur</text:span><text:span text:style-name="T3091"><text:s/>la comédie<text:s/></text:span><text:span text:style-name="T3092">de</text:span><text:span text:style-name="T3093"><text:s/></text:span><text:span text:style-name="T3094">L’École des<text:s/></text:span><text:span text:style-name="T3095">f</text:span><text:span text:style-name="T3096">emmes</text:span><text:span text:style-name="T3097">,</text:span><text:span text:style-name="T3098"><text:s/></text:span><text:span text:style-name="T3099">nous</text:span><text:span text:style-name="T3100"><text:s/></text:span><text:span text:style-name="T3101">croyons</text:span><text:span text:style-name="T3102"><text:s/></text:span><text:span text:style-name="T3103">devoir</text:span><text:span text:style-name="T3104"><text:s/></text:span><text:span text:style-name="T3105">rapporter</text:span><text:span text:style-name="T3106"><text:s/></text:span><text:span text:style-name="T3107">ce</text:span><text:span text:style-name="T3108"><text:s/></text:span><text:span text:style-name="T3109">que</text:span><text:span text:style-name="T3110"><text:s/></text:span><text:span text:style-name="T3111">Loret</text:span><text:span text:style-name="T3112"><text:s/></text:span><text:span text:style-name="T3113">a</text:span><text:span text:style-name="T3114"><text:s/></text:span><text:span text:style-name="T3115">dit</text:span><text:span text:style-name="T3116"><text:s/></text:span><text:span text:style-name="T3117">de</text:span><text:span text:style-name="T3118"><text:s/></text:span><text:span text:style-name="T3119">cette</text:span><text:span text:style-name="T3120"><text:s/>pièce</text:span><text:span text:style-name="T3121">.</text:span></text:p>
      <text:p text:style-name="P3122">Muse<text:s/>historique du 13 janvier 1663.</text:p>
      <text:p text:style-name="quote.l">      Le Roi festoya<text:s/>l’autre<text:s/>jour,</text:p>
      <text:p text:style-name="quote.l">La<text:s/>plus<text:s/>fine<text:s/>fleur<text:s/>de<text:s/>sa<text:s/>cour,</text:p>
      <text:p text:style-name="quote.l">Savoir<text:s/>sa<text:s/>mère,<text:s/>et<text:s/>son<text:s/>épouse,</text:p>
      <text:p text:style-name="quote.l">Et<text:s/>d’autres<text:s/>jusqu’à<text:s/>plus<text:s/>de<text:s/>douze,</text:p>
      <text:p text:style-name="P3123">Dont<text:s/>ce<text:s/>monarque<text:s/>avait<text:s/>fait<text:s/>choix.</text:p>
      <text:p text:style-name="quote.l"><text:span text:style-name="T3124">Ce</text:span><text:span text:style-name="T3125"><text:s/></text:span><text:span text:style-name="T3126">fut</text:span><text:span text:style-name="T3127"><text:s/></text:span><text:span text:style-name="T3128">la</text:span><text:span text:style-name="T3129"><text:s/></text:span><text:span text:style-name="T3130">veille,</text:span><text:span text:style-name="T3131"><text:s/></text:span><text:span text:style-name="T3132">ou</text:span><text:span text:style-name="T3133"><text:s/></text:span><text:span text:style-name="T3134">jour</text:span><text:span text:style-name="T3135"><text:s/></text:span><text:span text:style-name="T3136">des</text:span><text:span text:style-name="T3137"><text:s/></text:span><text:span text:style-name="T3138">Rois</text:span><text:span text:style-name="Appelnotedebasdep."><text:note text:note-class="footnote" text:id="_ftn31"><text:note-citation>32</text:note-citation><text:note-body><text:p text:style-name="Notedebasdepage"><text:s/>[BOTTOM]<text:s/>*<text:s/>C’est-à-dire le 5 ou le 6 janvier 1663.</text:p></text:note-body></text:note></text:span><text:span text:style-name="T3139">,</text:span></text:p>
      <text:p text:style-name="P3140">Certes,<text:s/>ce<text:s/>festin<text:s/>admirable,</text:p>
      <text:p text:style-name="P3141">N’eut<text:s/>jamais<text:s/>rien<text:s/>de<text:s/>comparable,</text:p>
      <text:p text:style-name="quote.l"><text:span text:style-name="T3142">[p.</text:span><text:span text:style-name="T3143"><text:s/></text:span><text:span text:style-name="T3144">171</text:span><text:span text:style-name="pb">]</text:span><text:span text:style-name="T3145"><text:s/></text:span><text:span text:style-name="T3146">Plusieurs</text:span><text:span text:style-name="T3147"><text:s/></text:span><text:span text:style-name="T3148">sont</text:span><text:span text:style-name="T3149"><text:s/></text:span><text:span text:style-name="T3150">d</text:span><text:span text:style-name="T3151">’</text:span><text:span text:style-name="T3152">accord</text:span><text:span text:style-name="T3153"><text:s/></text:span><text:span text:style-name="T3154">sur</text:span><text:span text:style-name="T3155"><text:s/></text:span><text:span text:style-name="T3156">ce</text:span><text:span text:style-name="T3157"><text:s/></text:span><text:span text:style-name="T3158">point</text:span><text:span text:style-name="T3159"> :</text:span></text:p>
      <text:p text:style-name="P3160">Et<text:s/>quoique<text:s/>je<text:s/>n’y<text:s/>fusse<text:s/>point,</text:p>
      <text:p text:style-name="P3161">J’en<text:s/>puis<text:s/>bien<text:s/>tenir<text:s/>ce<text:s/>langage,</text:p>
      <text:p text:style-name="P3162">Car<text:s/>un<text:s/>solide<text:s/>personnage,</text:p>
      <text:p text:style-name="P3163">Qui<text:s/>vit<text:s/>ce<text:s/>rare<text:s/>souper-là,</text:p>
      <text:p text:style-name="P3164">M’en<text:s/>a<text:s/>parlé<text:s/>comme<text:s/>cela,</text:p>
      <text:p text:style-name="P3165">Mais<text:s/>sans<text:s/>me<text:s/>dire<text:s/>chose<text:s/>aucune,</text:p>
      <text:p text:style-name="P3166">Des<text:s/>noms<text:s/>de<text:s/>chacun<text:s/>et<text:s/>chacune,</text:p>
      <text:soft-page-break/>
      <text:p text:style-name="P3167">Qui<text:s/>furent<text:s/>du<text:s/>susdit<text:s/>repas ;</text:p>
      <text:p text:style-name="P3168">Ainsi,<text:s/>je<text:s/>ne<text:s/>les<text:s/>nomme<text:s/>pas.</text:p>
      <text:p text:style-name="P3169">Pour<text:s/>premier<text:s/>et<text:s/>charmant<text:s/>régale,</text:p>
      <text:p text:style-name="P3170">Avant<text:s/>cette<text:s/>chère<text:s/>royale,</text:p>
      <text:p text:style-name="P3171">Où<text:s/>raisonna<text:s/>maint<text:s/>violon,</text:p>
      <text:p text:style-name="P3172">Dans<text:s/>une<text:s/>salle<text:s/>ou<text:s/>beau<text:s/>salon,</text:p>
      <text:p text:style-name="P3173">Pour<text:s/>divertir<text:s/>seigneurs<text:s/>et<text:s/>dames,</text:p>
      <text:p text:style-name="quote.l"><text:span text:style-name="T3174">On</text:span><text:span text:style-name="T3175"><text:s/></text:span><text:span text:style-name="T3176">joua</text:span><text:span text:style-name="T3177"><text:s/></text:span><text:span text:style-name="T3178">l</text:span><text:span text:style-name="T3179">’É</text:span><text:span text:style-name="T3180">cole</text:span><text:span text:style-name="T3181"><text:s/></text:span><text:span text:style-name="T3182">des</text:span><text:span text:style-name="T3183"><text:s/>f</text:span><text:span text:style-name="T3184">emmes,</text:span></text:p>
      <text:p text:style-name="P3185">Qui<text:s/>fit<text:s/>rire<text:s/>Leurs<text:s/>Majestés,</text:p>
      <text:p text:style-name="P3186">Jusqu’à<text:s/>s’en<text:s/>tenir<text:s/>les<text:s/>côtés ;</text:p>
      <text:p text:style-name="P3187">Pièce<text:s/>aucunement<text:s/>instructive,</text:p>
      <text:p text:style-name="P3188">Et<text:s/>tout<text:s/>à<text:s/>fait<text:s/>récréative,</text:p>
      <text:p text:style-name="P3189">Pièce,<text:s/>dont<text:s/>Molière<text:s/>est<text:s/>auteur ;</text:p>
      <text:p text:style-name="P3190">Et<text:s/>même<text:s/>principal<text:s/>acteur :</text:p>
      <text:p text:style-name="P3191">Pièce<text:s/>qu’en<text:s/>plusieurs<text:s/>lieux<text:s/>on<text:s/>fronde,</text:p>
      <text:p text:style-name="P3192">Mais<text:s/>où<text:s/>pourtant<text:s/>va<text:s/>tant<text:s/>de<text:s/>monde,</text:p>
      <text:p text:style-name="P3193">Que<text:s/>jamais<text:s/>sujet<text:s/>important,</text:p>
      <text:p text:style-name="P3194">Pour<text:s/>le<text:s/>voir<text:s/>n’en<text:s/>attira<text:s/>tant.</text:p>
      <text:p text:style-name="P3195">Quant<text:s/>à<text:s/>moi,<text:s/>ce<text:s/>que<text:s/>j’en<text:s/>puis<text:s/>dire,</text:p>
      <text:p text:style-name="P3196">C’est<text:s/>que<text:s/>pour<text:s/>extrêmement<text:s/>rire,</text:p>
      <text:p text:style-name="P3197">Faut<text:s/>voir<text:s/>avec<text:s/>attention,</text:p>
      <text:p text:style-name="P3198">Cette<text:s/>représentation,</text:p>
      <text:p text:style-name="quote.l"><text:span text:style-name="T3199">[p.</text:span><text:span text:style-name="T3200"><text:s/></text:span><text:span text:style-name="T3201">172</text:span><text:span text:style-name="pb">]</text:span><text:span text:style-name="T3202"><text:s/></text:span><text:span text:style-name="T3203">Qui</text:span><text:span text:style-name="T3204"><text:s/></text:span><text:span text:style-name="T3205">peut</text:span><text:span text:style-name="T3206"><text:s/></text:span><text:span text:style-name="T3207">dans</text:span><text:span text:style-name="T3208"><text:s/></text:span><text:span text:style-name="T3209">son</text:span><text:span text:style-name="T3210"><text:s/></text:span><text:span text:style-name="T3211">genre</text:span><text:span text:style-name="T3212"><text:s/></text:span><text:span text:style-name="T3213">comique,</text:span></text:p>
      <text:p text:style-name="P3214">Charmer<text:s/>le<text:s/>plus<text:s/>mélancolique,</text:p>
      <text:p text:style-name="P3215">Surtout<text:s/>par<text:s/>les<text:s/>simplicités,</text:p>
      <text:p text:style-name="P3216">Ou<text:s/>plaisantes<text:s/>naïvetés,</text:p>
      <text:p text:style-name="P3217">D’Agnès,<text:s/>d’Alain ;<text:s/>et<text:s/>de<text:s/>Georgette,</text:p>
      <text:p text:style-name="P3218">Maîtresse,<text:s/>valet<text:s/>et<text:s/>soubrette ;</text:p>
      <text:p text:style-name="P3219">Voilà,<text:s/>dès<text:s/>le<text:s/>commencement,</text:p>
      <text:p text:style-name="P3220">Quel<text:s/>fut<text:s/>mon<text:s/>propre<text:s/>sentiment,</text:p>
      <text:p text:style-name="P3221">Sans<text:s/>être<text:s/>pourtant<text:s/>adversaire,</text:p>
      <text:p text:style-name="P3222">De<text:s/>ceux<text:s/>qui<text:s/>sont<text:s/>d’avis<text:s/>contraire,</text:p>
      <text:p text:style-name="P3223">Soit<text:s/>gens<text:s/>d’esprit,<text:s/>soit<text:s/>innocents,</text:p>
      <text:p text:style-name="P3224">Car<text:s/>chacun<text:s/>abonde<text:s/>en<text:s/>son<text:s/>sens.</text:p>
      <text:p text:style-name="P3225"><text:span text:style-name="T3226">M. </text:span><text:span text:style-name="T3227">de</text:span><text:span text:style-name="T3228"> </text:span><text:span text:style-name="T3229">Visé,</text:span><text:span text:style-name="T3230"><text:s/></text:span><text:span text:style-name="T3231">dans</text:span><text:span text:style-name="T3232"><text:s/></text:span><text:span text:style-name="T3233">la</text:span><text:span text:style-name="T3234"><text:s/></text:span><text:span text:style-name="T3235">troisième</text:span><text:span text:style-name="T3236"><text:s/></text:span><text:span text:style-name="T3237">partie</text:span><text:span text:style-name="T3238"><text:s/></text:span><text:span text:style-name="T3239">de</text:span><text:span text:style-name="T3240"><text:s/></text:span><text:span text:style-name="T3241">ses</text:span><text:span text:style-name="T3242"><text:s/></text:span><text:span text:style-name="T3243">Nouvelles</text:span><text:span text:style-name="T3244"><text:s/>n</text:span><text:span text:style-name="T3245">ouvelles</text:span><text:span text:style-name="T3246">,</text:span><text:span text:style-name="T3247"><text:s/></text:span><text:span text:style-name="T3248">y</text:span><text:span text:style-name="T3249"><text:s/></text:span><text:span text:style-name="T3250">inséra</text:span><text:span text:style-name="T3251"><text:s/></text:span><text:span text:style-name="T3252">une</text:span><text:span text:style-name="T3253"><text:s/></text:span><text:span text:style-name="T3254">critique</text:span><text:span text:style-name="T3255"><text:s/></text:span><text:span text:style-name="T3256">de</text:span><text:span text:style-name="T3257"><text:s/></text:span><text:span text:style-name="T3258">L’École des<text:s/></text:span><text:span text:style-name="T3259">f</text:span><text:span text:style-name="T3260">emmes</text:span><text:span text:style-name="T3261">,</text:span><text:span text:style-name="T3262"><text:s/></text:span><text:span text:style-name="T3263">où</text:span><text:span text:style-name="T3264"><text:s/></text:span><text:span text:style-name="T3265">l</text:span><text:span text:style-name="T3266">’</text:span><text:span text:style-name="T3267">on</text:span><text:span text:style-name="T3268"><text:s/></text:span><text:span text:style-name="T3269">voit</text:span><text:span text:style-name="T3270"><text:s/></text:span><text:span text:style-name="T3271">que</text:span><text:span text:style-name="T3272"><text:s/></text:span><text:span text:style-name="T3273">l</text:span><text:span text:style-name="T3274">’</text:span><text:span text:style-name="T3275">envie</text:span><text:span text:style-name="T3276"><text:s/></text:span><text:span text:style-name="T3277">la</text:span><text:span text:style-name="T3278"><text:s/></text:span><text:span text:style-name="T3279">plus</text:span><text:span text:style-name="T3280"><text:s/></text:span><text:span text:style-name="T3281">envenimée</text:span><text:span text:style-name="T3282"><text:s/></text:span><text:span text:style-name="T3283">conduisit</text:span><text:span text:style-name="T3284"><text:s/></text:span><text:span text:style-name="T3285">la</text:span><text:span text:style-name="T3286"><text:s/></text:span><text:span text:style-name="T3287">plume</text:span><text:span text:style-name="T3288"><text:s/></text:span><text:span text:style-name="T3289">de</text:span><text:span text:style-name="T3290"><text:s/></text:span><text:span text:style-name="T3291">cet</text:span><text:span text:style-name="T3292"><text:s/></text:span><text:soft-page-break/><text:span text:style-name="T3293">auteur</text:span><text:span text:style-name="T3294">.</text:span><text:span text:style-name="T3295"><text:s/></text:span><text:span text:style-name="T3296">Voici</text:span><text:span text:style-name="T3297"><text:s/></text:span><text:span text:style-name="T3298">ses</text:span><text:span text:style-name="T3299"><text:s/>termes :</text:span></text:p>
      <text:p text:style-name="quote">« La<text:s/>dernière<text:s/>de<text:s/>ses<text:s/>comédies<text:s/>(il<text:s/>parle<text:s/>de<text:s/>M. Molière),<text:s/>et<text:s/>celle<text:s/>donc<text:s/>vous<text:s/>souhaitez<text:s/>le<text:s/>plus<text:s/>que<text:s/>je<text:s/>vous<text:s/>entretienne,<text:s/>parce<text:s/>que<text:s/>c’est<text:s/>elle<text:s/>qui<text:s/>fait<text:s/>le<text:s/>plus<text:s/>de<text:s/>bruit,<text:s/>s’appelle<text:s/><text:span text:style-name="T3300">L’École<text:s/></text:span><text:span text:style-name="T3301">des</text:span><text:span text:style-name="T3302"><text:s/>f</text:span><text:span text:style-name="T3303">emmes</text:span>.<text:s/>Cette<text:s/>pièce<text:s/>a<text:s/>cinq actes :<text:s/>tous<text:s/>ceux<text:s/>qui<text:s/>l’ont<text:s/>vue<text:s/>sont<text:s/>demeurés<text:s/>d’accord<text:s/>qu’elle<text:s/>est<text:s/>mal<text:s/>nommée,<text:s/>et<text:s/>que<text:s/>c’est<text:s/>plutôt<text:s/><text:span text:style-name="T3304">L’Écol</text:span><text:span text:style-name="T3305">e</text:span><text:span text:style-name="T3306"><text:s/></text:span><text:span text:style-name="T3307">des</text:span><text:span text:style-name="T3308"><text:s/>m</text:span><text:span text:style-name="T3309">aris</text:span><text:s/>que<text:s/><text:span text:style-name="T3310">L’Éc</text:span><text:span text:style-name="T3311">ole</text:span><text:span text:style-name="T3312"><text:s/></text:span><text:span text:style-name="T3313">des</text:span><text:span text:style-name="T3314"><text:s/>f</text:span><text:span text:style-name="T3315">emmes</text:span> :<text:s/>mais<text:s/>comme<text:s/>il<text:s/>y<text:s/>en<text:s/>a<text:s/>déjà<text:s/>une<text:s/>sous<text:s/>ce<text:s/>titre,<text:s/>il<text:s/>n’a<text:s/>pu<text:s/>lui<text:s/>donner<text:s/>le<text:s/>même<text:s/>nom.</text:p>
      <text:p text:style-name="quote"><text:span text:style-name="pb">[p.</text:span><text:span text:style-name="pb"><text:s/></text:span><text:span text:style-name="pb">173</text:span><text:span text:style-name="pb">]</text:span><text:span text:style-name="T3316"><text:s/></text:span>« Elles<text:s/>ont beaucoup de rapport ensemble ;<text:s/>et<text:s/>dans<text:s/>la<text:s/>première,<text:s/>il<text:s/>garde<text:s/>une<text:s/>femme<text:s/>dont<text:s/>il<text:s/>veut<text:s/>faire<text:s/>son<text:s/>épouse,<text:s/>qui,<text:s/>bien<text:s/>qu’il<text:s/>la<text:s/>croie<text:s/>ignorante,<text:s/>en<text:s/>sait<text:s/>plus<text:s/>qu’il<text:s/>ne<text:s/>croit,<text:s/>ainsi<text:s/>que<text:s/>l’Agnès<text:s/>de<text:s/>la<text:s/>dernière,<text:s/>qui<text:s/>joue,<text:s/>aussi<text:s/>bien<text:s/>que<text:s/>lui,<text:s/>le<text:s/>même<text:s/>personnage,<text:s/>et<text:s/>dans<text:s/><text:span text:style-name="T3317">L</text:span><text:span text:style-name="T3318">’École des<text:s/></text:span><text:span text:style-name="T3319">m</text:span><text:span text:style-name="T3320">aris</text:span>, et dans<text:s/><text:span text:style-name="T3321">L’École des femmes</text:span> :<text:s/>et<text:s/>toute<text:s/>la<text:s/>différence<text:s/>que<text:s/>l’on<text:s/>y<text:s/>trouve,<text:s/>c’est<text:s/>que<text:s/>l’<text:span text:style-name="T3322">Agnès</text:span><text:s/>de<text:s/><text:span text:style-name="T3323">L’École des femmes</text:span><text:s/>est<text:s/>un<text:s/>peu<text:s/>plus<text:s/>sotte<text:s/>et<text:s/>plus<text:s/>ignorante<text:s/>que<text:s/>l’<text:span text:style-name="T3324">Isabelle</text:span><text:s/>de<text:s/><text:span text:style-name="T3325">L</text:span><text:span text:style-name="T3326">’École des<text:s/></text:span><text:span text:style-name="T3327">m</text:span><text:span text:style-name="T3328">aris</text:span>.</text:p>
      <text:p text:style-name="quote">« Le<text:s/>sujet<text:s/>des<text:s/>deux<text:s/>pièces<text:s/>n’est<text:s/>point<text:s/>de<text:s/>son<text:s/>invention,<text:s/>il<text:s/>est<text:s/>tiré<text:s/>de<text:s/>divers<text:s/>endroits,<text:s/>à<text:s/>savoir<text:s/>de<text:s/>Boccace,<text:s/>des<text:s/><text:span text:style-name="T3329">Contes</text:span><text:s/>d’Ouville,<text:s/>de<text:s/><text:span text:style-name="T3330">La Précaution inutile</text:span><text:s/>de<text:s/>Scarron,<text:s/>et<text:s/>ce<text:s/>qu’il<text:s/>y<text:s/>a<text:s/>de<text:s/>plus<text:s/>beau<text:s/>dans<text:s/>la<text:s/>dernière<text:s/>est<text:s/>tiré<text:s/>d’un<text:s/>livre<text:s/>intitulé :<text:s/><text:span text:style-name="T3331">Les</text:span><text:span text:style-name="T3332"><text:s/></text:span><text:span text:style-name="T3333">Nuits</text:span><text:span text:style-name="T3334"><text:s/></text:span><text:span text:style-name="T3335">facétieuses</text:span><text:span text:style-name="T3336"><text:s/></text:span><text:span text:style-name="T3337">du</text:span><text:span text:style-name="T3338"><text:s/></text:span><text:span text:style-name="T3339">Seigneur</text:span><text:span text:style-name="T3340"><text:s/></text:span><text:span text:style-name="T3341">Straparolle</text:span>,<text:s/>dans<text:s/>une<text:s/>histoire<text:s/>duquel<text:s/>un<text:s/>rival<text:s/>vient<text:s/>tous<text:s/>les<text:s/>jours<text:s/>faire<text:s/>confidence<text:s/>à<text:s/>son<text:s/>ami,<text:s/>sans<text:s/>savoir<text:s/>qu’il<text:s/>est<text:s/>son<text:s/>rival,<text:s/>des<text:s/>faveurs<text:s/>qu’il<text:s/>obtient<text:s/>de<text:s/>sa<text:s/>maîtresse,<text:s/>ce<text:s/>qui<text:s/>fait<text:s/>tout le sujet et la beauté de<text:s/><text:span text:style-name="T3342">L’École des femmes</text:span>.</text:p>
      <text:p text:style-name="quote">« Cette<text:s/>pièce<text:s/>a<text:s/>produit<text:s/>des<text:s/>effets<text:s/>tout<text:s/>nouveaux ;<text:s/>tout<text:s/>le<text:s/>monde<text:s/>l’a<text:s/>trouvée<text:s/>méchante,<text:s/>et<text:s/>tout<text:s/>le<text:s/>monde<text:s/>y<text:s/>a<text:s/>couru.<text:s/>Les<text:s/>dames<text:s/>l’ont<text:s/>blâmée,<text:s/>et<text:s/>l’ont<text:s/>été<text:s/><text:span text:style-name="pb">[p.</text:span><text:span text:style-name="pb"><text:s/></text:span><text:span text:style-name="pb">174</text:span><text:span text:style-name="pb">]</text:span><text:span text:style-name="T3343"><text:s/></text:span>voir :<text:s/>elle<text:s/>a<text:s/>réussi<text:s/>sans<text:s/>avoir<text:s/>plu,<text:s/>et<text:s/>elle<text:s/>a<text:s/>plu<text:s/>à<text:s/>plusieurs<text:s/>qui<text:s/>ne<text:s/>l’ont<text:s/>pas<text:s/>trouvée<text:s/>bonne ;<text:s/>mais<text:s/>pour<text:s/>vous<text:s/>en<text:s/>dire<text:s/>mon<text:s/>sentiment,<text:s/>c’est<text:s/>le<text:s/>sujet<text:s/>le<text:s/>plus<text:s/>mal<text:s/>conduit<text:s/>qui<text:s/>fut<text:s/>jamais,<text:s/>et<text:s/>je<text:s/>suis<text:s/>prêt<text:s/>de<text:s/>soutenir<text:s/>qu’il<text:s/>n’y<text:s/>a<text:s/>point<text:s/>de<text:s/>scènes<text:s/>où<text:s/>l’on<text:s/>ne<text:s/>puisse<text:s/>faire<text:s/>voir<text:s/>une<text:s/>infinité<text:s/>de<text:s/>fautes.</text:p>
      <text:p text:style-name="quote">« Je<text:s/>suis<text:s/>toutefois<text:s/>obligé<text:s/>d’avouer,<text:s/>pour<text:s/>rendre<text:s/>justice<text:s/>à<text:s/>ce<text:s/>que<text:s/>son<text:s/>auteur<text:s/>a<text:s/>de<text:s/>mérite,<text:s/>que<text:s/>cette<text:s/>pièce<text:s/>est<text:s/>un<text:s/>monstre<text:s/>qui<text:s/>a<text:s/>de<text:s/>belles<text:s/>parties,<text:s/>et<text:s/>que<text:s/>jamais<text:s/>l’on<text:s/>ne<text:s/>vit<text:s/>tant<text:s/>de<text:s/>si<text:s/>bonnes<text:s/>choses<text:s/>ensemble.<text:s/>Il<text:s/>y<text:s/>en<text:s/>a<text:s/>de<text:s/>si<text:s/>naturelles<text:s/>qu’il<text:s/>semble<text:s/>que<text:s/>la<text:s/>nature<text:s/>ait<text:s/>elle-même<text:s/>travaillé<text:s/>à<text:s/>les<text:s/>faire.<text:s/>Il<text:s/>y<text:s/>a<text:s/>des<text:s/>endroits<text:s/>qui<text:s/>sont<text:s/>inimitables,<text:s/>et<text:s/>qui<text:s/>sont<text:s/>si<text:s/>bien<text:s/>exprimés<text:s/>que<text:s/>je<text:s/>manque<text:s/>de<text:s/>termes<text:s/>assez<text:s/>forts<text:s/>et<text:s/>assez<text:s/>significatifs<text:s/>pour<text:s/>vous<text:s/>les<text:s/>bien<text:s/>faire<text:s/>concevoir.<text:s/>Il<text:s/>n’y<text:s/>a<text:s/>personne<text:s/>au<text:s/>monde<text:s/>qui<text:s/>les<text:s/>pût<text:s/>si<text:s/>bien<text:s/>exprimer,<text:s/>à<text:s/>moins<text:s/>qu’il<text:s/>n’eût<text:s/>son<text:s/>génie,<text:s/>quand<text:s/>il<text:s/>ferait<text:s/>un<text:s/>siècle<text:s/>à<text:s/>les<text:s/>tourner.<text:s/>Ce<text:s/>sont<text:s/>des<text:s/>portraits<text:s/>de<text:s/>la<text:s/>nature<text:s/>qui<text:s/>peuvent<text:s/>passer<text:s/>pour<text:s/>originaux ;<text:s/>il<text:s/>semble<text:s/>qu’elle<text:s/>y<text:s/>parle<text:s/>elle-même :<text:s/>ces<text:s/>endroits<text:s/>ne<text:s/>se<text:s/>rencontrent<text:s/>pas<text:s/>seulement<text:s/>dans<text:s/>ce<text:s/>que<text:s/>joue<text:s/><text:span text:style-name="T3344">Agnès</text:span>,<text:s/>mais<text:s/>dans<text:s/>les<text:s/>rôles<text:s/>de<text:s/>tous<text:s/>ceux<text:s/>qui<text:s/>jouent<text:s/>à<text:s/>cette<text:s/>pièce.</text:p>
      <text:p text:style-name="quote">« Jamais comédie ne fut si bien<text:s/><text:span text:style-name="pb">[p.</text:span><text:span text:style-name="pb"><text:s/></text:span><text:span text:style-name="pb">175</text:span><text:span text:style-name="pb">]</text:span><text:span text:style-name="T3345"><text:s/></text:span>représentée,<text:s/>ni<text:s/>avec<text:s/>tant<text:s/>d’art,<text:s/>chaque<text:s/>acteur<text:s/>sait<text:s/>combien<text:s/>il<text:s/>y<text:s/>doit<text:s/>faire<text:s/>de<text:s/>pas,<text:s/>et<text:s/>toutes<text:s/>ses<text:s/>œillades<text:s/>sont comptées. »</text:p>
      <text:p text:style-name="P3346"><text:span text:style-name="T3347">La</text:span><text:span text:style-name="T3348"><text:s/></text:span><text:span text:style-name="T3349">seconde</text:span><text:span text:style-name="T3350"><text:s/></text:span><text:span text:style-name="T3351">critique</text:span><text:span text:style-name="T3352"><text:s/></text:span><text:span text:style-name="T3353">imprimée</text:span><text:span text:style-name="T3354"><text:s/></text:span><text:span text:style-name="T3355">sur</text:span><text:span text:style-name="T3356"><text:s/></text:span><text:span text:style-name="T3357">L’École des<text:s/></text:span><text:span text:style-name="T3358">f</text:span><text:span text:style-name="T3359">emmes</text:span><text:span text:style-name="T3360"><text:s/></text:span><text:span text:style-name="T3361">est</text:span><text:span text:style-name="T3362"><text:s/></text:span><text:span text:style-name="T3363">d</text:span><text:span text:style-name="T3364">’</text:span><text:span text:style-name="T3365">un</text:span><text:span text:style-name="T3366"><text:s/>auteur a</text:span><text:span text:style-name="T3367">nonyme</text:span><text:span text:style-name="T3368"> ;<text:s/></text:span><text:span text:style-name="T3369">elle</text:span><text:span text:style-name="T3370"><text:s/></text:span><text:span text:style-name="T3371">est</text:span><text:span text:style-name="T3372"><text:s/></text:span><text:soft-page-break/><text:span text:style-name="T3373">intitulée</text:span><text:span text:style-name="T3374"> :<text:s/></text:span><text:span text:style-name="T3375">Panégyrique</text:span><text:span text:style-name="T3376"><text:s/></text:span><text:span text:style-name="T3377">de</text:span><text:span text:style-name="T3378"><text:s/></text:span><text:span text:style-name="T3379">l</text:span><text:span text:style-name="T3380">’</text:span><text:span text:style-name="T3381">École</text:span><text:span text:style-name="T3382"><text:s/></text:span><text:span text:style-name="T3383">des</text:span><text:span text:style-name="T3384"><text:s/>f</text:span><text:span text:style-name="T3385">emmes</text:span><text:span text:style-name="T3386">,</text:span><text:span text:style-name="T3387"><text:s/></text:span><text:span text:style-name="T3388">ou</text:span><text:span text:style-name="T3389"><text:s/></text:span><text:span text:style-name="T3390">Conversation</text:span><text:span text:style-name="T3391"><text:s/>c</text:span><text:span text:style-name="T3392">omique</text:span><text:span text:style-name="T3393"><text:s/></text:span><text:span text:style-name="T3394">sur</text:span><text:span text:style-name="T3395"><text:s/></text:span><text:span text:style-name="T3396">les</text:span><text:span text:style-name="T3397"><text:s/>œuvres<text:s/></text:span><text:span text:style-name="T3398">de</text:span><text:span text:style-name="T3399"><text:s/>M. </text:span><text:span text:style-name="T3400">de</text:span><text:span text:style-name="T3401"><text:s/></text:span><text:span text:style-name="T3402">Molière</text:span><text:span text:style-name="T3403">,</text:span><text:span text:style-name="T3404"><text:s/></text:span><text:span text:style-name="T3405">in-12</text:span><text:span text:style-name="T3406">,</text:span><text:span text:style-name="T3407"><text:s/>Paris, Charles de Sercy,</text:span><text:span text:style-name="T3408"><text:s/></text:span><text:span text:style-name="T3409">p</text:span><text:span text:style-name="T3410">rivilège du 30</text:span><text:span text:style-name="T3411"> o</text:span><text:span text:style-name="T3412">ctobre</text:span><text:span text:style-name="T3413"> </text:span><text:span text:style-name="T3414">1663. U</text:span><text:span text:style-name="T3415">n</text:span><text:span text:style-name="T3416"><text:s/></text:span><text:span text:style-name="T3417">passage</text:span><text:span text:style-name="T3418"><text:s/></text:span><text:span text:style-name="T3419">de</text:span><text:span text:style-name="T3420"><text:s/></text:span><text:span text:style-name="T3421">la</text:span><text:span text:style-name="T3422"><text:s/>préface<text:s/></text:span><text:span text:style-name="T3423">qui</text:span><text:span text:style-name="T3424"><text:s/></text:span><text:span text:style-name="T3425">précède</text:span><text:span text:style-name="T3426"><text:s/></text:span><text:span text:style-name="T3427">cette</text:span><text:span text:style-name="T3428"><text:s/>critique<text:s/></text:span><text:span text:style-name="T3429">va</text:span><text:span text:style-name="T3430"><text:s/></text:span><text:span text:style-name="T3431">donner</text:span><text:span text:style-name="T3432"><text:s/></text:span><text:span text:style-name="T3433">l</text:span><text:span text:style-name="T3434">’</text:span><text:span text:style-name="T3435">idée</text:span><text:span text:style-name="T3436"><text:s/></text:span><text:span text:style-name="T3437">de</text:span><text:span text:style-name="T3438"><text:s/></text:span><text:span text:style-name="T3439">cet</text:span><text:span text:style-name="T3440"><text:s/>ouvrage</text:span><text:span text:style-name="T3441">.</text:span></text:p>
      <text:p text:style-name="quote">« On<text:s/>ajoute<text:s/>à<text:s/>cet<text:s/>avis<text:s/>que<text:s/>celui<text:s/>qui<text:s/>a<text:s/>écrit<text:s/>cette<text:s/>conversation,<text:s/>de<text:s/>laquelle<text:s/>il<text:s/>était,<text:s/>a<text:s/>jugé<text:s/>qu’elle<text:s/>plairait<text:s/>davantage<text:s/>sous<text:s/>la<text:s/>forme<text:s/>qu’il<text:s/>lui<text:s/>a<text:s/>donnée<text:s/>que dans une narration de plain-pied,<text:s/>qui<text:s/>n’aurait<text:s/>pu<text:s/>avoir<text:s/>les<text:s/>mêmes<text:s/>grâces.<text:s/>Au<text:s/>reste,<text:s/>de<text:s/>quelque<text:s/>opinion<text:s/>et<text:s/>de<text:s/>quelque<text:s/>goût<text:s/>que<text:s/>tu<text:s/>sois,<text:s/>tu<text:s/>y<text:s/>trouveras<text:s/>quelqu’un<text:s/>de<text:s/>ton<text:s/>parti,<text:s/>puisque<text:s/>si<text:s/>Lidamon<text:s/>et<text:s/>Lisandre<text:s/>s’y<text:s/>déclarent<text:s/>avec<text:s/>Bélise<text:s/>et<text:s/>Célante<text:s/>contre<text:s/>les<text:s/>ouvrages du sieur de Molière, Palamède<text:s/>et<text:s/>Crysolite,<text:s/>qui<text:s/>sont<text:s/>leurs<text:s/>amants,<text:s/>leur<text:s/>sont<text:s/>favorables,<text:s/>y<text:s/>ayant<text:s/>beaucoup<text:s/>d’apparence,<text:s/>lorsqu’ils<text:s/>chantent<text:s/>la<text:s/>palinodie,<text:s/>comme<text:s/>tu<text:s/>verras,<text:s/>que<text:s/>ce<text:s/>n’est<text:s/>que<text:s/>par<text:s/>complaisance,<text:s/>et<text:s/><text:span text:style-name="pb">[p.</text:span><text:span text:style-name="pb"><text:s/></text:span><text:span text:style-name="pb">176</text:span><text:span text:style-name="pb">]</text:span><text:span text:style-name="T3442"><text:s/></text:span>quand<text:s/>ils<text:s/>ont<text:s/>reconnu<text:s/>que<text:s/>leurs<text:s/>amantes,<text:s/>en<text:s/>adroites<text:s/>femelles,<text:s/>leur<text:s/>tiraient<text:s/>les<text:s/>vers<text:s/>du<text:s/>nez,<text:s/>pour<text:s/>en<text:s/>tirer<text:s/>des<text:s/>conséquences<text:s/>qui,<text:s/>peut-être, leur auraient<text:s/>été<text:s/>ruineuses. »</text:p>
      <text:p text:style-name="P3443"><text:span text:style-name="T3444">Le</text:span><text:span text:style-name="T3445"><text:s/></text:span><text:span text:style-name="T3446">Panégyrique de l’École des femmes</text:span><text:span text:style-name="T3447"><text:s/></text:span><text:span text:style-name="T3448">est</text:span><text:span text:style-name="T3449"><text:s/></text:span><text:span text:style-name="T3450">divisé</text:span><text:span text:style-name="T3451"><text:s/></text:span><text:span text:style-name="T3452">en</text:span><text:span text:style-name="T3453"><text:s/></text:span><text:span text:style-name="T3454">six</text:span><text:span text:style-name="T3455"><text:s/></text:span><text:span text:style-name="T3456">dialogues.</text:span><text:span text:style-name="T3457"><text:s/></text:span><text:span text:style-name="T3458">Une</text:span><text:span text:style-name="T3459"><text:s/></text:span><text:span text:style-name="T3460">partie</text:span><text:span text:style-name="T3461"><text:s/></text:span><text:span text:style-name="T3462">des</text:span><text:span text:style-name="T3463"><text:s/>interlocuteurs<text:s/></text:span><text:span text:style-name="T3464">critique</text:span><text:span text:style-name="T3465"><text:s/></text:span><text:span text:style-name="T3466">L’École des<text:s/></text:span><text:span text:style-name="T3467">f</text:span><text:span text:style-name="T3468">emmes</text:span><text:span text:style-name="T3469">,</text:span><text:span text:style-name="T3470"><text:s/></text:span><text:span text:style-name="T3471">et</text:span><text:span text:style-name="T3472"><text:s/></text:span><text:span text:style-name="T3473">l</text:span><text:span text:style-name="T3474">’</text:span><text:span text:style-name="T3475">autre</text:span><text:span text:style-name="T3476"><text:s/></text:span><text:span text:style-name="T3477">la</text:span><text:span text:style-name="T3478"><text:s/></text:span><text:span text:style-name="T3479">défend.</text:span><text:span text:style-name="T3480"><text:s/></text:span><text:span text:style-name="T3481">On</text:span><text:span text:style-name="T3482"><text:s/></text:span><text:span text:style-name="T3483">ne</text:span><text:span text:style-name="T3484"><text:s/></text:span><text:span text:style-name="T3485">trouve</text:span><text:span text:style-name="T3486"><text:s/></text:span><text:span text:style-name="T3487">rien</text:span><text:span text:style-name="T3488"><text:s/></text:span><text:span text:style-name="T3489">de</text:span><text:span text:style-name="T3490"><text:s/></text:span><text:span text:style-name="T3491">remarquable</text:span><text:span text:style-name="T3492"><text:s/></text:span><text:span text:style-name="T3493">dans</text:span><text:span text:style-name="T3494"><text:s/></text:span><text:span text:style-name="T3495">cet</text:span><text:span text:style-name="T3496"><text:s/>ouvrage</text:span><text:span text:style-name="T3497">,</text:span><text:span text:style-name="T3498"><text:s/></text:span><text:span text:style-name="T3499">si</text:span><text:span text:style-name="T3500"><text:s/></text:span><text:span text:style-name="T3501">on</text:span><text:span text:style-name="T3502"><text:s/></text:span><text:span text:style-name="T3503">en</text:span><text:span text:style-name="T3504"><text:s/></text:span><text:span text:style-name="T3505">excepte</text:span><text:span text:style-name="T3506"><text:s/></text:span><text:span text:style-name="T3507">quelques</text:span><text:span text:style-name="T3508"><text:s/></text:span><text:span text:style-name="T3509">personnalités</text:span><text:span text:style-name="T3510"><text:s/></text:span><text:span text:style-name="T3511">contre</text:span><text:span text:style-name="T3512"><text:s/></text:span><text:span text:style-name="T3513">Molière,</text:span><text:span text:style-name="T3514"><text:s/></text:span><text:span text:style-name="T3515">qu</text:span><text:span text:style-name="T3516">’</text:span><text:span text:style-name="T3517">on</text:span><text:span text:style-name="T3518"><text:s/></text:span><text:span text:style-name="T3519">appelle</text:span><text:span text:style-name="T3520"><text:s/></text:span><text:span text:style-name="T3521">Elimore</text:span><text:span text:style-name="T3522">,</text:span><text:span text:style-name="T3523"><text:s/></text:span><text:span text:style-name="T3524">qui</text:span><text:span text:style-name="T3525"><text:s/></text:span><text:span text:style-name="T3526">est</text:span><text:span text:style-name="T3527"><text:s/></text:span><text:span text:style-name="T3528">l</text:span><text:span text:style-name="T3529">’</text:span><text:span text:style-name="T3530">anagramme</text:span><text:span text:style-name="T3531"><text:s/></text:span><text:span text:style-name="T3532">de</text:span><text:span text:style-name="T3533"><text:s/></text:span><text:span text:style-name="T3534">son</text:span><text:span text:style-name="T3535"><text:s/></text:span><text:span text:style-name="T3536">nom</text:span><text:span text:style-name="T3537"> :<text:s/></text:span><text:span text:style-name="T3538">et</text:span><text:span text:style-name="T3539"><text:s/></text:span><text:span text:style-name="T3540">ces</text:span><text:span text:style-name="T3541"><text:s/></text:span><text:span text:style-name="T3542">personnalités</text:span><text:span text:style-name="T3543"><text:s/></text:span><text:span text:style-name="T3544">ne</text:span><text:span text:style-name="T3545"><text:s/></text:span><text:span text:style-name="T3546">méritent</text:span><text:span text:style-name="T3547"><text:s/></text:span><text:span text:style-name="T3548">pas</text:span><text:span text:style-name="T3549"><text:s/></text:span><text:span text:style-name="T3550">la</text:span><text:span text:style-name="T3551"><text:s/></text:span><text:span text:style-name="T3552">peine</text:span><text:span text:style-name="T3553"><text:s/></text:span><text:span text:style-name="T3554">d</text:span><text:span text:style-name="T3555">’</text:span><text:span text:style-name="T3556">être</text:span><text:span text:style-name="T3557"><text:s/></text:span><text:span text:style-name="T3558">relevées.</text:span></text:p>
      <text:p text:style-name="P3559"><text:span text:style-name="T3560">Cette</text:span><text:span text:style-name="T3561"><text:s/></text:span><text:span text:style-name="T3562">critique</text:span><text:span text:style-name="T3563"><text:s/></text:span><text:span text:style-name="T3564">fut</text:span><text:span text:style-name="T3565"><text:s/></text:span><text:span text:style-name="T3566">suivie</text:span><text:span text:style-name="T3567"><text:s/></text:span><text:span text:style-name="T3568">d</text:span><text:span text:style-name="T3569">’</text:span><text:span text:style-name="T3570">une</text:span><text:span text:style-name="T3571"><text:s/></text:span><text:span text:style-name="T3572">autre</text:span><text:span text:style-name="T3573"><text:s/></text:span><text:span text:style-name="T3574">intitulée</text:span><text:span text:style-name="T3575"> :<text:s/></text:span><text:span text:style-name="T3576">La</text:span><text:span text:style-name="T3577"><text:s/></text:span><text:span text:style-name="T3578">Guerre</text:span><text:span text:style-name="T3579"><text:s/>c</text:span><text:span text:style-name="T3580">omique</text:span><text:span text:style-name="T3581">,<text:s/></text:span><text:span text:style-name="T3582">ou</text:span><text:span text:style-name="T3583"><text:s/></text:span><text:span text:style-name="T3584">Défense</text:span><text:span text:style-name="T3585"><text:s/></text:span><text:span text:style-name="T3586">de</text:span><text:span text:style-name="T3587"><text:s/></text:span><text:span text:style-name="T3588">l</text:span><text:span text:style-name="T3589">’</text:span><text:span text:style-name="T3590">École</text:span><text:span text:style-name="T3591"><text:s/></text:span><text:span text:style-name="T3592">des</text:span><text:span text:style-name="T3593"><text:s/>f</text:span><text:span text:style-name="T3594">emmes</text:span><text:span text:style-name="T3595"><text:s/></text:span><text:span text:style-name="T3596">du</text:span><text:span text:style-name="T3597"><text:s/>s</text:span><text:span text:style-name="T3598">ieur</text:span><text:span text:style-name="T3599"><text:s/></text:span><text:span text:style-name="T3600">de</text:span><text:span text:style-name="T3601"><text:s/></text:span><text:span text:style-name="T3602">Molière</text:span><text:span text:style-name="T3603">, et de sa Critique, par le<text:s/></text:span><text:span text:style-name="T3604">s</text:span><text:span text:style-name="T3605">i</text:span><text:span text:style-name="T3606">eur</text:span><text:span text:style-name="T3607"><text:s/></text:span><text:span text:style-name="T3608">P</text:span><text:span text:style-name="T3609">. </text:span><text:span text:style-name="T3610">de</text:span><text:span text:style-name="T3611"><text:s/></text:span><text:span text:style-name="T3612">la</text:span><text:span text:style-name="T3613"><text:s/></text:span><text:span text:style-name="T3614">Croix</text:span><text:span text:style-name="T3615">,<text:s/></text:span><text:span text:style-name="T3616">in-12</text:span><text:span text:style-name="T3617">,</text:span><text:span text:style-name="T3618"><text:s/>Paris, Pierre Bienfait,<text:s/></text:span><text:span text:style-name="T3619">p</text:span><text:span text:style-name="T3620">rivilège du 13</text:span><text:span text:style-name="T3621"> f</text:span><text:span text:style-name="T3622">évrier</text:span><text:span text:style-name="T3623"> </text:span><text:span text:style-name="T3624">1664. Cet ouvrage est, comme le précédent, en forme de<text:s/></text:span><text:span text:style-name="T3625">d</text:span><text:span text:style-name="T3626">ialogues.</text:span><text:span text:style-name="T3627"><text:s/></text:span><text:span text:style-name="T3628">On</text:span><text:span text:style-name="T3629"><text:s/>blâme<text:s/></text:span><text:span text:style-name="T3630">et</text:span><text:span text:style-name="T3631"><text:s/></text:span><text:span text:style-name="T3632">on</text:span><text:span text:style-name="T3633"><text:s/></text:span><text:span text:style-name="T3634">loue</text:span><text:span text:style-name="T3635"><text:s/></text:span><text:span text:style-name="T3636">la</text:span><text:span text:style-name="T3637"><text:s/>pièce<text:s/></text:span><text:span text:style-name="T3638">de</text:span><text:span text:style-name="T3639"><text:s/></text:span><text:span text:style-name="T3640">L’École des<text:s/></text:span><text:span text:style-name="T3641">f</text:span><text:span text:style-name="T3642">emmes</text:span><text:span text:style-name="T3643">.</text:span><text:span text:style-name="T3644"><text:s/></text:span><text:span text:style-name="T3645">Enfin</text:span><text:span text:style-name="T3646"><text:s/></text:span><text:span text:style-name="T3647">survient</text:span><text:span text:style-name="T3648"><text:s/></text:span><text:span text:style-name="T3649">Apollon</text:span><text:span text:style-name="T3650"><text:s/></text:span><text:span text:style-name="T3651">qui</text:span><text:span text:style-name="T3652"><text:s/></text:span><text:span text:style-name="T3653">rend</text:span><text:span text:style-name="T3654"><text:s/></text:span><text:span text:style-name="T3655">l</text:span><text:span text:style-name="T3656">’a</text:span><text:span text:style-name="T3657">rrêt</text:span><text:span text:style-name="T3658"><text:s/></text:span><text:span text:style-name="T3659">suivant.</text:span></text:p>
      <text:p text:style-name="quote.l"><text:span text:style-name="T3660">      </text:span><text:span text:style-name="T3661">Apollon,</text:span><text:span text:style-name="T3662"><text:s/></text:span><text:span text:style-name="T3663">grâces</text:span><text:span text:style-name="T3664"><text:s/></text:span><text:span text:style-name="T3665">au</text:span><text:span text:style-name="T3666"><text:s/></text:span><text:span text:style-name="T3667">destin,</text:span></text:p>
      <text:p text:style-name="P3668">Du<text:s/>Parnasse,<text:s/>prince<text:s/>divin,</text:p>
      <text:p text:style-name="P3669">Et<text:s/>les<text:s/>trois<text:s/>fois<text:s/>trois<text:s/>sœurs<text:s/>pucelles,</text:p>
      <text:p text:style-name="P3670">Grandes<text:s/>d’esprits,<text:s/>et<text:s/>de<text:s/>corps<text:s/>belles,</text:p>
      <text:p text:style-name="quote.l"><text:span text:style-name="T3671">[p.</text:span><text:span text:style-name="T3672"><text:s/></text:span><text:span text:style-name="T3673">177</text:span><text:span text:style-name="pb">]</text:span><text:span text:style-name="T3674"><text:s/></text:span><text:span text:style-name="T3675">À</text:span><text:span text:style-name="T3676"><text:s/></text:span><text:span text:style-name="T3677">tous</text:span><text:span text:style-name="T3678"><text:s/></text:span><text:span text:style-name="T3679">qui</text:span><text:span text:style-name="T3680"><text:s/></text:span><text:span text:style-name="T3681">ces</text:span><text:span text:style-name="T3682"><text:s/>l</text:span><text:span text:style-name="T3683">ettres</text:span><text:span text:style-name="T3684"><text:s/></text:span><text:span text:style-name="T3685">verront,</text:span></text:p>
      <text:p text:style-name="P3686">Ceux<text:s/>qui<text:s/>sauront<text:s/>lire<text:s/>liront.</text:p>
      <text:p text:style-name="P3687">Devant<text:s/>Nous<text:s/>querelle<text:s/>s’est<text:s/>mue,</text:p>
      <text:p text:style-name="P3688">Pour<text:s/>une<text:s/>pièce<text:s/>assez<text:s/>connue,</text:p>
      <text:p text:style-name="P3689">Et<text:s/>qui<text:s/>vient<text:s/>d’auteur<text:s/>assez<text:s/>bon,</text:p>
      <text:p text:style-name="P3690">Molière,<text:s/>notre<text:s/>mignon ;</text:p>
      <text:p text:style-name="P3691">Les<text:s/>uns<text:s/>en<text:s/>ont<text:s/>dit<text:s/>pis<text:s/>que<text:s/>pendre,</text:p>
      <text:soft-page-break/>
      <text:p text:style-name="P3692">Les<text:s/>autres<text:s/>ont<text:s/>su<text:s/>la<text:s/>défendre ;</text:p>
      <text:p text:style-name="P3693">Bien<text:s/>informé<text:s/>de<text:s/>leurs<text:s/>raisons,</text:p>
      <text:p text:style-name="P3694">Tout<text:s/>considéré ;<text:s/>Nous<text:s/>disons,</text:p>
      <text:p text:style-name="P3695">Que<text:s/>cette<text:s/>pièce<text:s/>est<text:s/>belle<text:s/>et<text:s/>bonne,</text:p>
      <text:p text:style-name="P3696">Commandons<text:s/>à<text:s/>toute<text:s/>personne,</text:p>
      <text:p text:style-name="P3697">De<text:s/>bien<text:s/>soutenir<text:s/>son<text:s/>parti ;</text:p>
      <text:p text:style-name="P3698">Et<text:s/>donnons<text:s/>un<text:s/>beau<text:s/>démenti,</text:p>
      <text:p text:style-name="P3699">À<text:s/>qui<text:s/>sera<text:s/>si<text:s/>téméraire,</text:p>
      <text:p text:style-name="P3700">D’oser<text:s/>avancer<text:s/>le<text:s/>contraire.</text:p>
      <text:p text:style-name="quote.l"><text:span text:style-name="T3701">L’É</text:span><text:span text:style-name="T3702">cole</text:span><text:span text:style-name="T3703"><text:s/></text:span><text:span text:style-name="T3704">des</text:span><text:span text:style-name="T3705"><text:s/></text:span><text:span text:style-name="T3706">Femmes</text:span><text:span text:style-name="T3707">,</text:span><text:span text:style-name="T3708"><text:s/></text:span><text:span text:style-name="T3709">enfin</text:span></text:p>
      <text:p text:style-name="P3710">Doit<text:s/>passer<text:s/>pour<text:s/>ouvrage<text:s/>fin.</text:p>
      <text:p text:style-name="P3711">Permettons<text:s/>à<text:s/>chacun<text:s/>d’en<text:s/>rire ;</text:p>
      <text:p text:style-name="P3712">Défendons<text:s/>à<text:s/>tous<text:s/>d’en<text:s/>médire,</text:p>
      <text:p text:style-name="P3713">Et<text:s/>déclarons<text:s/>que<text:s/>son<text:s/>auteur,</text:p>
      <text:p text:style-name="P3714">Dans<text:s/>son<text:s/>style<text:s/>a<text:s/>de<text:s/>la<text:s/>douceur,</text:p>
      <text:p text:style-name="P3715">De<text:s/>la<text:s/>netteté,<text:s/>de<text:s/>la<text:s/>grâce,</text:p>
      <text:p text:style-name="P3716">Qu’avec<text:s/>tant<text:s/>de<text:s/>nature<text:s/>il<text:s/>trace</text:p>
      <text:p text:style-name="P3717">Les<text:s/>sujets,<text:s/>et<text:s/>les<text:s/>passions,</text:p>
      <text:p text:style-name="P3718">Et<text:s/>débite<text:s/>des<text:s/>mots<text:s/>si<text:s/>bons,</text:p>
      <text:p text:style-name="P3719">Qu’un<text:s/>esprit<text:s/>bien<text:s/>fait,<text:s/>quoiqu’on<text:s/>die,</text:p>
      <text:p text:style-name="P3720">Doit<text:s/>admirer<text:s/>sa<text:s/>comédie,</text:p>
      <text:p text:style-name="P3721">Et<text:s/>le<text:s/>prendre,<text:s/>tout<text:s/>bien<text:s/>compté</text:p>
      <text:p text:style-name="P3722">Pour<text:s/>Térence<text:s/>ressuscité,</text:p>
      <text:p text:style-name="quote.l"><text:span text:style-name="T3723">[p.</text:span><text:span text:style-name="T3724"><text:s/></text:span><text:span text:style-name="T3725">178</text:span><text:span text:style-name="pb">]</text:span><text:span text:style-name="T3726"><text:s/></text:span><text:span text:style-name="T3727">Commandons</text:span><text:span text:style-name="T3728"><text:s/></text:span><text:span text:style-name="T3729">à</text:span><text:span text:style-name="T3730"><text:s/></text:span><text:span text:style-name="T3731">tous</text:span><text:span text:style-name="T3732"><text:s/></text:span><text:span text:style-name="T3733">les</text:span><text:span text:style-name="T3734"><text:s/>poètes</text:span><text:span text:style-name="T3735">,</text:span></text:p>
      <text:p text:style-name="P3736">D’être<text:s/>fidèles<text:s/>interprètes</text:p>
      <text:p text:style-name="quote.l"><text:span text:style-name="T3737">De</text:span><text:span text:style-name="T3738"><text:s/></text:span><text:span text:style-name="T3739">l</text:span><text:span text:style-name="T3740">’</text:span><text:span text:style-name="T3741">École</text:span><text:span text:style-name="T3742">,</text:span><text:span text:style-name="T3743"><text:s/></text:span><text:span text:style-name="T3744">et</text:span><text:span text:style-name="T3745"><text:s/></text:span><text:span text:style-name="T3746">de</text:span><text:span text:style-name="T3747"><text:s/></text:span><text:span text:style-name="T3748">sa</text:span><text:span text:style-name="T3749"><text:s/></text:span><text:span text:style-name="T3750">beauté</text:span><text:span text:style-name="T3751"> :</text:span></text:p>
      <text:p text:style-name="P3752">D’en<text:s/>dire<text:s/>bien<text:s/>la<text:s/>vérité,</text:p>
      <text:p text:style-name="P3753">Et<text:s/>d’en<text:s/>parler<text:s/>en<text:s/>conscience.</text:p>
      <text:p text:style-name="P3754">Et<text:s/>quoique<text:s/>quelqu’un<text:s/>s’en<text:s/>offense,</text:p>
      <text:p text:style-name="P3755">Voulons<text:s/>que<text:s/>cette<text:s/>pièce<text:s/>ait<text:s/>cours :</text:p>
      <text:p text:style-name="quote.l"><text:span text:style-name="T3756">Qu</text:span><text:span text:style-name="T3757">’</text:span><text:span text:style-name="T3758">en</text:span><text:span text:style-name="T3759"><text:s/></text:span><text:span text:style-name="T3760">ce</text:span><text:span text:style-name="T3761"><text:s/></text:span><text:span text:style-name="T3762">lieu</text:span><text:span text:style-name="Appelnotedebasdep."><text:note text:note-class="footnote" text:id="_ftn32"><text:note-citation>33</text:note-citation><text:note-body><text:p text:style-name="Notedebasdepage"><text:s/>[BOTTOM]<text:s/>* L’auteur a placé la scène de ses personnages sur le théâtre du Palais-Royal.</text:p></text:note-body></text:note></text:span><text:span text:style-name="T3763"><text:s/></text:span><text:span text:style-name="T3764">on</text:span><text:span text:style-name="T3765"><text:s/></text:span><text:span text:style-name="T3766">vienne</text:span><text:span text:style-name="T3767"><text:s/></text:span><text:span text:style-name="T3768">toujours,</text:span></text:p>
      <text:p text:style-name="P3769">Et<text:s/>sans<text:s/>craindre<text:s/>que<text:s/>Molière,</text:p>
      <text:p text:style-name="P3770">Se<text:s/>lasse<text:s/>jamais<text:s/>de<text:s/>bien<text:s/>faire,<text:s/>etc.</text:p>
      <text:p text:style-name="P3771"><text:span text:style-name="T3772">L</text:span><text:span text:style-name="T3773">’a</text:span><text:span text:style-name="T3774">bbé</text:span><text:span text:style-name="T3775"><text:s/></text:span><text:span text:style-name="T3776">d</text:span><text:span text:style-name="T3777">’</text:span><text:span text:style-name="T3778">Aubignac,</text:span><text:span text:style-name="T3779"><text:s/></text:span><text:span text:style-name="T3780">dans</text:span><text:span text:style-name="T3781"><text:s/></text:span><text:span text:style-name="T3782">sa</text:span><text:span text:style-name="T3783"><text:s/></text:span><text:span text:style-name="T3784">Quatrième</text:span><text:span text:style-name="T3785"><text:s/>d</text:span><text:span text:style-name="T3786">issertation</text:span><text:span text:style-name="T3787"><text:s/></text:span><text:span text:style-name="T3788">concernant</text:span><text:span text:style-name="T3789"><text:s/></text:span><text:span text:style-name="T3790">le</text:span><text:span text:style-name="T3791"><text:s/>poème drama</text:span><text:span text:style-name="T3792">tique</text:span><text:span text:style-name="T3793">,</text:span><text:span text:style-name="T3794"><text:s/></text:span><text:span text:style-name="T3795">reproche</text:span><text:span text:style-name="T3796"><text:s/></text:span><text:span text:style-name="T3797">à</text:span><text:span text:style-name="T3798"><text:s/>M. </text:span><text:span text:style-name="T3799">Corneille</text:span><text:span text:style-name="T3800"><text:s/></text:span><text:span text:style-name="T3801">l</text:span><text:span text:style-name="T3802">’aîné<text:s/></text:span><text:span text:style-name="T3803">sa</text:span><text:span text:style-name="T3804"><text:s/></text:span><text:span text:style-name="T3805">jalousie</text:span><text:span text:style-name="T3806"><text:s/></text:span><text:span text:style-name="T3807">contre</text:span><text:span text:style-name="T3808"><text:s/></text:span><text:span text:style-name="T3809">le</text:span><text:span text:style-name="T3810"><text:s/></text:span><text:span text:style-name="T3811">succès</text:span><text:span text:style-name="T3812"><text:s/></text:span><text:span text:style-name="T3813">de</text:span><text:span text:style-name="T3814"><text:s/></text:span><text:span text:style-name="T3815">L’École des<text:s/></text:span><text:span text:style-name="T3816">f</text:span><text:span text:style-name="T3817">emmes</text:span><text:span text:style-name="T3818">.</text:span><text:span text:style-name="T3819"><text:s/></text:span><text:span text:style-name="T3820">Voici</text:span><text:span text:style-name="T3821"><text:s/></text:span><text:span text:style-name="T3822">ses</text:span><text:span text:style-name="T3823"><text:s/></text:span><text:soft-page-break/><text:span text:style-name="T3824">termes.</text:span><text:span text:style-name="T3825"><text:s/></text:span><text:span text:style-name="quote.c">« De quoi vous êtes-vous avisé sur vos vieux jours, d’accroître votre nom, et de vous faire nommer M. de Corneille ? L’auteur de<text:s/></text:span><text:span text:style-name="T3826">L’École des femmes</text:span><text:span text:style-name="quote.c"> :</text:span><text:span text:style-name="quote.c"><text:s/>je demande pardon, si je parle de cette comédie, qui vous fait désespérer, et que vous avez essayé de détruire par votre cabale, dès la première représentation, l’auteur, dis-je, de cette pièce, fait conter à un de ses a</text:span><text:span text:style-name="quote.c">cteurs</text:span><text:span text:style-name="quote.c"><text:s/>qu’un de ses voisins</text:span><text:span text:style-name="quote.c">,</text:span><text:span text:style-name="quote.c"><text:s/>ayant fait clore de fossés un arpent de pré, se<text:s/></text:span><text:span text:style-name="pb">[p.</text:span><text:span text:style-name="pb"><text:s/></text:span><text:span text:style-name="pb">179</text:span><text:span text:style-name="pb">]</text:span><text:span text:style-name="T3827"><text:s/></text:span><text:span text:style-name="quote.c">fit appeler M. de</text:span><text:span text:style-name="quote.c"> </text:span><text:span text:style-name="quote.c">L’Isle</text:span><text:span text:style-name="Appelnotedebasdep."><text:note text:note-class="footnote" text:id="_ftn33"><text:note-citation>34</text:note-citation><text:note-body><text:p text:style-name="Notedebasdepage"><text:s/>[BOTTOM]<text:s/>(a)<text:s/>C’est Chrysalde qui parle à Arnolphe.<text:s/>acte<text:s/>premier, scène première.</text:p><text:p text:style-name="quote">DQ</text:p><text:p text:style-name="label">CHRYSALDE.</text:p><text:p text:style-name="l">LPIJe me réjouis fort, seigneur Arnolphe…</text:p><text:p text:style-name="label">ARNOLPHE.</text:p><text:p text:style-name="l">LPFBon,</text:p><text:p text:style-name="l">Me voulez-vous toujours appeler de ce nom ?<text:s/></text:p><text:p text:style-name="label">CHRYSALDE.</text:p><text:p text:style-name="l">Ah ! malgré que j’en aie, il me vient à la bouche,<text:s/></text:p><text:p text:style-name="l">Et jamais je ne songe à Monsieur de la Souche,</text:p><text:p text:style-name="l">Qui diable vous a fait aussi vous aviser,</text:p><text:p text:style-name="l">À quarante-deux ans de vous débaptiser,</text:p><text:p text:style-name="l">Et d’un vieux tronc pourri de votre métairie,</text:p><text:p text:style-name="l">Vous<text:s/>faire dans le monde un nom de seigneurie ?</text:p><text:p text:style-name="label">ARNOLPHE.</text:p><text:p text:style-name="l">Outre que la maison par ce nom se connaît,</text:p><text:p text:style-name="l">La Souche, plus qu’Arnolphe à mes oreilles plaît.<text:s/></text:p><text:p text:style-name="label">CHRYSALDE.</text:p><text:p text:style-name="l">Quel abus de quitter le vrai nom de ses pères,</text:p><text:p text:style-name="l">Pour en vouloir prendre un bâti sur des chimères ?</text:p><text:p text:style-name="l">De la plupart des gens c’est la démangeaison ;</text:p><text:p text:style-name="l">Et sans vous embrasser dans la comparaison.</text:p><text:p text:style-name="l">Je sais un paysan, qu’on appelait Gros-Pierre,</text:p><text:p text:style-name="l">Qui n’ayant pour tout bien qu’un seul quartier de terre,</text:p><text:p text:style-name="l">Y fit tout à l’entour faire un fossé bourbeux,</text:p><text:p text:style-name="l">Et de Monsieur de l’Isle en prit le nom pompeux.</text:p><text:p text:style-name="label">ARNOLPHE.</text:p><text:p text:style-name="l">Vous pouviez-vous passer d’exemple de la sorte :</text:p><text:p text:style-name="l">Mais enfin, de la Souche est le nom que je porte,</text:p><text:p text:style-name="l">J’y vois de la raison, j’y trouve des appas,</text:p><text:p text:style-name="l">Et m’appeler de l’autre, est ne m’obliger pas.FQ</text:p></text:note-body></text:note></text:span><text:span text:style-name="quote.c">, que l’on dit être le nom de votre petit frère. »</text:span><text:s/><text:span text:style-name="T3828">Dans</text:span><text:span text:style-name="T3829"><text:s/></text:span><text:span text:style-name="T3830">la</text:span><text:span text:style-name="T3831"><text:s/></text:span><text:span text:style-name="T3832">même</text:span><text:span text:style-name="T3833"><text:s/>d</text:span><text:span text:style-name="T3834">issertation,</text:span><text:span text:style-name="T3835"><text:s/></text:span><text:soft-page-break/><text:span text:style-name="T3836">l</text:span><text:span text:style-name="T3837">’a</text:span><text:span text:style-name="T3838">bbé</text:span><text:span text:style-name="T3839"><text:s/></text:span><text:span text:style-name="T3840">d</text:span><text:span text:style-name="T3841">’</text:span><text:span text:style-name="T3842">Aubignac</text:span><text:span text:style-name="T3843"><text:s/></text:span><text:span text:style-name="T3844">parle</text:span><text:span text:style-name="T3845"><text:s/></text:span><text:span text:style-name="T3846">encore</text:span><text:span text:style-name="T3847"><text:s/></text:span><text:span text:style-name="T3848">du</text:span><text:span text:style-name="T3849"><text:s/></text:span><text:span text:style-name="T3850">chagrin</text:span><text:span text:style-name="T3851"><text:s/></text:span><text:span text:style-name="T3852">de</text:span><text:span text:style-name="T3853"><text:s/>M. </text:span><text:span text:style-name="T3854">Corneille,</text:span><text:span text:style-name="T3855"><text:s/></text:span><text:span text:style-name="T3856">au</text:span><text:span text:style-name="T3857"><text:s/></text:span><text:span text:style-name="T3858">sujet</text:span><text:span text:style-name="T3859"><text:s/></text:span><text:span text:style-name="T3860">de</text:span><text:span text:style-name="T3861"><text:s/></text:span><text:span text:style-name="T3862">la</text:span><text:span text:style-name="T3863"><text:s/></text:span><text:span text:style-name="T3864">réussite</text:span><text:span text:style-name="T3865"><text:s/></text:span><text:span text:style-name="T3866">de</text:span><text:span text:style-name="T3867"><text:s/></text:span><text:span text:style-name="T3868">Molière.</text:span><text:span text:style-name="T3869"><text:s/></text:span><text:span text:style-name="quote.c">« Le poète qui fait profession de fournir le théâtre, et d’entretenir durant toute sa vie la satisfaction des bourgeois, ne peut souffrir de<text:s/></text:span><text:span text:style-name="pb">[p.</text:span><text:span text:style-name="pb"><text:s/></text:span><text:span text:style-name="pb">180</text:span><text:span text:style-name="pb">]</text:span><text:span text:style-name="T3870"><text:s/></text:span><text:span text:style-name="quote.c">compagnon. II y a longtemps qu’Aristophane l’a dit</text:span><text:span text:style-name="quote.c"> ;</text:span><text:span text:style-name="quote.c"><text:s/>il se ronge de chagrin quand un seul poème occupe Paris durant plusieurs mois, et<text:s/></text:span><text:span text:style-name="T3871">L’École des maris</text:span><text:span text:style-name="quote.c">, et celle<text:s/></text:span><text:span text:style-name="T3872">des femmes</text:span><text:span text:style-name="quote.c">, sont les trophées de Miltiade, qui empêchent Thémistocle de dormir. Nous en avons su quelque chose, et les vers que M. Despréaux a faits sur la dernière pièce de Molière, nous en ont assez appris.</text:span><text:span text:style-name="quote.c"> »</text:span><text:span text:style-name="T3873"><text:s/></text:span><text:span text:style-name="T3874">Ces</text:span><text:span text:style-name="T3875"><text:s/></text:span><text:span text:style-name="T3876">vers</text:span><text:span text:style-name="T3877"><text:s/></text:span><text:span text:style-name="T3878">de</text:span><text:span text:style-name="T3879"><text:s/>M. </text:span><text:span text:style-name="T3880">Despréaux</text:span><text:span text:style-name="T3881"><text:s/></text:span><text:span text:style-name="T3882">sur</text:span><text:span text:style-name="T3883"><text:s/></text:span><text:span text:style-name="T3884">L’École des<text:s/></text:span><text:span text:style-name="T3885">f</text:span><text:span text:style-name="T3886">emmes</text:span><text:span text:style-name="T3887">,</text:span><text:span text:style-name="T3888"><text:s/></text:span><text:span text:style-name="T3889">se</text:span><text:span text:style-name="T3890"><text:s/></text:span><text:span text:style-name="T3891">trouvent</text:span><text:span text:style-name="T3892"><text:s/></text:span><text:span text:style-name="T3893">à</text:span><text:span text:style-name="T3894"><text:s/></text:span><text:span text:style-name="T3895">la</text:span><text:span text:style-name="T3896"><text:s/></text:span><text:span text:style-name="T3897">fin</text:span><text:span text:style-name="T3898"><text:s/></text:span><text:span text:style-name="T3899">des</text:span><text:span text:style-name="T3900"><text:s/></text:span><text:span text:style-name="T3901">Œuvres</text:span><text:span text:style-name="T3902"><text:s/></text:span><text:span text:style-name="T3903">de</text:span><text:span text:style-name="T3904"><text:s/></text:span><text:span text:style-name="T3905">Molière,</text:span><text:span text:style-name="T3906"><text:s/></text:span><text:span text:style-name="T3907">mais</text:span><text:span text:style-name="T3908"><text:s/></text:span><text:span text:style-name="T3909">sans</text:span><text:span text:style-name="T3910"><text:s/></text:span><text:span text:style-name="T3911">nom</text:span><text:span text:style-name="T3912"><text:s/></text:span><text:span text:style-name="T3913">d</text:span><text:span text:style-name="T3914">’auteur</text:span><text:span text:style-name="T3915">.</text:span><text:span text:style-name="T3916"><text:s/></text:span><text:span text:style-name="T3917">Nous</text:span><text:span text:style-name="T3918"><text:s/></text:span><text:span text:style-name="T3919">allons</text:span><text:span text:style-name="T3920"><text:s/></text:span><text:span text:style-name="T3921">les</text:span><text:span text:style-name="T3922"><text:s/></text:span><text:span text:style-name="T3923">placer</text:span><text:span text:style-name="T3924"><text:s/></text:span><text:span text:style-name="T3925">ici.</text:span></text:p>
      <text:p text:style-name="P3926">Stances sur l’École des femmes, à M. Molière, par M. Despréaux.</text:p>
      <text:p text:style-name="quote.l">      En<text:s/>vain,<text:s/>mille<text:s/>jaloux<text:s/>esprits,</text:p>
      <text:p text:style-name="quote.l">Molière,<text:s/>osent<text:s/>avec<text:s/>mépris,</text:p>
      <text:p text:style-name="quote.l">Censurer<text:s/>un<text:s/>si<text:s/>bel<text:s/>ouvrage :</text:p>
      <text:p text:style-name="quote.l">Ta<text:s/>charmante<text:s/>naïveté</text:p>
      <text:p text:style-name="quote.l">S’en<text:s/>va<text:s/>pour<text:s/>jamais<text:s/>d’âge<text:s/>en<text:s/>âge,</text:p>
      <text:p text:style-name="quote.l">Enjouer<text:s/>la<text:s/>postérité,</text:p>
      <text:p text:style-name="ab">* * *</text:p>
      <text:p text:style-name="quote.l">      Ta<text:s/>Muse<text:s/>avec<text:s/>utilité</text:p>
      <text:p text:style-name="quote.l">Dit<text:s/>plaisamment<text:s/>la<text:s/>vérité,</text:p>
      <text:p text:style-name="quote.l">Chacun<text:s/>profite<text:s/>à<text:s/>ton<text:s/>école,</text:p>
      <text:p text:style-name="quote.l">Tout<text:s/>en<text:s/>est<text:s/>beau,<text:s/>tout<text:s/>en<text:s/>est<text:s/>bon,</text:p>
      <text:p text:style-name="quote.l">Et<text:s/>ta<text:s/>plus<text:s/>burlesque<text:s/>parole</text:p>
      <text:p text:style-name="quote.l">Est<text:s/>souvent<text:s/>un<text:s/>docte<text:s/>sermon.</text:p>
      <text:p text:style-name="ab">* * *</text:p>
      <text:p text:style-name="quote.l"><text:span text:style-name="pb">[p.</text:span><text:span text:style-name="pb"><text:s/></text:span><text:span text:style-name="pb">181</text:span><text:span text:style-name="pb">]</text:span><text:span text:style-name="T3927"><text:s/></text:span>      Que tu ris agréablement !</text:p>
      <text:p text:style-name="quote.l">Que tu badines savamment !</text:p>
      <text:p text:style-name="quote.l">Celui qui sut vaincre Numance<text:span text:style-name="Appelnotedebasdep."><text:note text:note-class="footnote" text:id="_ftn34"><text:note-citation>35</text:note-citation><text:note-body><text:p text:style-name="Notedebasdepage"><text:span text:style-name="T3928"><text:s/></text:span><text:span text:style-name="T3929">[BOTTOM]<text:s/></text:span><text:span text:style-name="T3930">* Scipion.</text:span></text:p></text:note-body></text:note></text:span>,</text:p>
      <text:p text:style-name="quote.l">Jadis, sous le nom de Térence,</text:p>
      <text:p text:style-name="quote.l">Sut-il mieux badiner que toi ?</text:p>
      <text:p text:style-name="ab">* * *</text:p>
      <text:soft-page-break/>
      <text:p text:style-name="quote.l">      Laisse gronder tes envieux,</text:p>
      <text:p text:style-name="quote.l">Ils ont beau crier en tous lieux,</text:p>
      <text:p text:style-name="quote.l">Que c’est à tort qu’on te révère ;</text:p>
      <text:p text:style-name="quote.l">Que tu n’es rien moins que plaisant :</text:p>
      <text:p text:style-name="quote.l">Si tu savais un peu moins plaire,</text:p>
      <text:p text:style-name="quote.l">Tu ne leur déplairais pas tant.</text:p>
      <text:h text:style-name="Titre1" text:outline-level="1">1663.<text:s/>La Critique de l’<text:span text:style-name="T3931">É</text:span>cole des femmes</text:h>
      <text:p text:style-name="argument"><text:span text:style-name="T3932">[p.</text:span><text:span text:style-name="T3933"><text:s/>211</text:span><text:span text:style-name="pb">]</text:span><text:span text:style-name="T3934"><text:s/></text:span>Comédie<text:s/>en<text:s/>un<text:s/>acte,<text:s/>en<text:s/>prose,<text:s/>de<text:s/>M. Molière,<text:s/>représentée<text:s/>sur<text:s/>le<text:s/>théâtre<text:s/>du<text:s/>Palais-Royal le vendredi premier juin<text:span text:style-name="Appelnotedebasdep."><text:note text:note-class="footnote" text:id="_ftn35"><text:note-citation>36</text:note-citation><text:note-body><text:p text:style-name="Notedebasdepage"><text:span text:style-name="T3935">[BOTTOM]<text:s/></text:span><text:span text:style-name="T3936">*<text:s/></text:span><text:span text:style-name="T3937">Elle eut trente et<text:s/></text:span><text:span text:style-name="T3938">une rep</text:span><text:span text:style-name="T3939">résentations, la dernière le 12 a</text:span><text:span text:style-name="T3940">oût,<text:s/></text:span><text:span text:style-name="T3941">Registre de Molière</text:span><text:span text:style-name="T3942">.</text:span></text:p></text:note-body></text:note></text:span>.</text:p>
      <text:p text:style-name="P3943">Muse<text:s/>historique de Loret, du 2 juin 1663.</text:p>
      <text:p text:style-name="quote.l"><text:span text:style-name="T3944">Les</text:span><text:span text:style-name="T3945"><text:s/></text:span><text:span text:style-name="T3946">Comédiens</text:span><text:span text:style-name="T3947"><text:s/></text:span><text:span text:style-name="T3948">de</text:span><text:span text:style-name="T3949"><text:s/></text:span><text:span text:style-name="T3950">Monsieur</text:span><text:span text:style-name="T3951">,</text:span></text:p>
      <text:p text:style-name="P3952">Pour<text:s/>qui<text:s/>dans<text:s/>mon<text:s/>intérieur,</text:p>
      <text:p text:style-name="P3953">J’ai<text:s/>de<text:s/>l’amour<text:s/>et<text:s/>de<text:s/>l’estime,</text:p>
      <text:p text:style-name="P3954">(Et<text:s/>surtout<text:s/>pour<text:s/>un<text:s/>anonyme,)</text:p>
      <text:p text:style-name="quote.l"><text:span text:style-name="T3955">[p.</text:span><text:span text:style-name="T3956"><text:s/></text:span><text:span text:style-name="T3957">212</text:span><text:span text:style-name="pb">]</text:span><text:span text:style-name="T3958"><text:s/></text:span><text:span text:style-name="T3959">Ont</text:span><text:span text:style-name="T3960"><text:s/></text:span><text:span text:style-name="T3961">aussi</text:span><text:span text:style-name="T3962"><text:s/></text:span><text:span text:style-name="T3963">mis</text:span><text:span text:style-name="T3964"><text:s/></text:span><text:span text:style-name="T3965">sur</text:span><text:span text:style-name="T3966"><text:s/></text:span><text:span text:style-name="T3967">le</text:span><text:span text:style-name="T3968"><text:s/>b</text:span><text:span text:style-name="T3969">ureau,</text:span></text:p>
      <text:p text:style-name="P3970">Quelque<text:s/>chose<text:s/>de<text:s/>fort<text:s/>nouveau,</text:p>
      <text:p text:style-name="P3971">Savoir<text:s/>une<text:s/>pièce<text:s/>comique,</text:p>
      <text:p text:style-name="quote.l"><text:span text:style-name="T3972">Qui</text:span><text:span text:style-name="T3973"><text:s/></text:span><text:span text:style-name="T3974">s</text:span><text:span text:style-name="T3975">’</text:span><text:span text:style-name="T3976">intitule</text:span><text:span text:style-name="T3977"><text:s/></text:span><text:span text:style-name="T3978">La</text:span><text:span text:style-name="T3979"><text:s/></text:span><text:span text:style-name="T3980">Critique</text:span><text:span text:style-name="T3981"> ;</text:span></text:p>
      <text:p text:style-name="P3982">Sans<text:s/>doute<text:s/>que<text:s/>très<text:s/>bien<text:s/>de<text:s/>gens,</text:p>
      <text:p text:style-name="P3983">De<text:s/>la<text:s/>voir<text:s/>seront<text:s/>diligents,</text:p>
      <text:p text:style-name="P3984">Étant,<text:s/>dit-on,<text:s/>fort<text:s/>singulière,</text:p>
      <text:p text:style-name="P3985">Et<text:s/>venant<text:s/>du<text:s/>rare<text:s/>Molière,</text:p>
      <text:p text:style-name="P3986">C’est-à-dire,<text:s/>de<text:s/>bonne<text:s/>main,</text:p>
      <text:p text:style-name="P3987">Je<text:s/>la<text:s/>verrai,<text:s/>(je<text:s/>crois)<text:s/>demain.</text:p>
      <text:p text:style-name="quote">« <text:span text:style-name="Appelnotedebasdep."><text:note text:note-class="footnote" text:id="_ftn36"><text:note-citation>37</text:note-citation><text:note-body><text:p text:style-name="Notedebasdepage"><text:s/>[MARGIN]<text:s/>(*)<text:s/><text:span text:style-name="T3988">Vie de Molière, avec des jugements sur ses ouvrages</text:span>.</text:p></text:note-body></text:note></text:span>La<text:s/><text:span text:style-name="T3989">Critique de l’École des<text:s/></text:span><text:span text:style-name="T3990">f</text:span><text:span text:style-name="T3991">emmes</text:span><text:s/>et<text:s/>le<text:s/>premier<text:s/>ouvrage<text:s/>de<text:s/>ce<text:s/>genre<text:s/>qu’on<text:s/>connaisse<text:s/>au<text:s/>théâtre,<text:s/>c’est<text:s/>proprement<text:s/>un<text:s/>dialogue,<text:s/>et<text:s/>non<text:s/>une<text:s/>comédie.<text:s/>Molière<text:s/>y<text:s/>fait<text:s/>plus<text:s/>la<text:s/>satire<text:s/>de<text:s/>ses<text:s/>censeurs,<text:s/>qu’il<text:s/>ne<text:s/>défend<text:s/>les<text:s/>endroits<text:s/>faibles<text:s/>de<text:s/><text:span text:style-name="T3992">L’École des femmes</text:span>.<text:s/>On<text:s/>convient<text:s/>qu’il<text:s/>avait<text:s/>tort<text:s/>de<text:s/>vouloir<text:s/>justifier<text:s/><text:span text:style-name="T3993">la</text:span><text:span text:style-name="T3994"><text:s/>t</text:span><text:span text:style-name="T3995">arte</text:span><text:span text:style-name="T3996"><text:s/></text:span><text:span text:style-name="T3997">à</text:span><text:span text:style-name="T3998"><text:s/></text:span><text:span text:style-name="T3999">la</text:span><text:span text:style-name="T4000"><text:s/>c</text:span><text:span text:style-name="T4001">rème</text:span>,<text:s/>et<text:s/>quelques<text:s/>autres<text:s/>bassesses<text:s/>de<text:s/>style<text:s/>qui<text:s/>lui<text:s/>étaient<text:s/>échappées ;<text:s/>mais<text:s/>ses<text:s/>ennemis<text:s/>avaient<text:s/>plus<text:s/>grand<text:s/>tort<text:s/>de<text:s/>saisir<text:s/>ces<text:s/>petits<text:s/>défauts<text:s/>pour<text:s/>condamner<text:s/>un<text:s/>bon<text:s/>ouvrage. »</text:p>
      <text:p text:style-name="quote"><text:span text:style-name="T4002">« </text:span><text:span text:style-name="T4003"><text:note text:note-class="footnote" text:id="_ftn37"><text:note-citation>38</text:note-citation><text:note-body><text:p text:style-name="Notedebasdepage"><text:s/>[MARGIN]<text:s/>(*)<text:s/><text:span text:style-name="T4004">Mémoires sur la vie et les ouvrages de Molière</text:span>.</text:p></text:note-body></text:note></text:span><text:span text:style-name="T4005">Molière</text:span><text:span text:style-name="T4006"><text:s/></text:span><text:span text:style-name="T4007">n</text:span><text:span text:style-name="T4008">’</text:span><text:span text:style-name="T4009">opposa</text:span><text:span text:style-name="T4010"><text:s/></text:span><text:span text:style-name="T4011">pendant</text:span><text:span text:style-name="T4012"><text:s/></text:span><text:span text:style-name="T4013">longtemps</text:span><text:span text:style-name="T4014"><text:s/></text:span><text:span text:style-name="T4015">que</text:span><text:span text:style-name="T4016"><text:s/></text:span><text:span text:style-name="T4017">les</text:span><text:span text:style-name="T4018"><text:s/>représentations,<text:s/></text:span><text:span text:style-name="T4019">toujours</text:span><text:span text:style-name="T4020"><text:s/></text:span><text:span text:style-name="T4021">suivies</text:span><text:span text:style-name="T4022">,<text:s/></text:span><text:span text:style-name="T4023">de</text:span><text:span text:style-name="T4024"><text:s/></text:span><text:soft-page-break/><text:span text:style-name="T4025">L’École des femmes</text:span><text:span text:style-name="T4026"><text:s/></text:span><text:span text:style-name="T4027">aux</text:span><text:span text:style-name="T4028"><text:s/>c</text:span><text:span text:style-name="T4029">ritiques</text:span><text:span text:style-name="T4030"><text:s/></text:span><text:span text:style-name="T4031">que</text:span><text:span text:style-name="T4032"><text:s/></text:span><text:span text:style-name="T4033">l</text:span><text:span text:style-name="T4034">’</text:span><text:span text:style-name="T4035">on</text:span><text:span text:style-name="T4036"><text:s/></text:span><text:span text:style-name="T4037">en</text:span><text:span text:style-name="T4038"><text:s/></text:span><text:span text:style-name="T4039">faisait,</text:span><text:span text:style-name="T4040"><text:s/></text:span><text:span text:style-name="T4041">et</text:span><text:span text:style-name="T4042"><text:s/></text:span><text:span text:style-name="T4043">ne</text:span><text:span text:style-name="T4044"><text:s/></text:span><text:span text:style-name="T4045">songea</text:span><text:span text:style-name="T4046"><text:s/></text:span><text:span text:style-name="T4047">à</text:span><text:span text:style-name="T4048"><text:s/></text:span><text:span text:style-name="T4049">les</text:span><text:span text:style-name="T4050"><text:s/></text:span><text:span text:style-name="T4051">détruire,</text:span><text:span text:style-name="T4052"><text:s/></text:span><text:span text:style-name="T4053">du</text:span><text:span text:style-name="T4054"><text:s/></text:span><text:span text:style-name="T4055">moins</text:span><text:span text:style-name="T4056"><text:s/></text:span><text:span text:style-name="T4057">en</text:span><text:span text:style-name="T4058"><text:s/></text:span><text:span text:style-name="T4059">partie,</text:span><text:span text:style-name="T4060"><text:s/></text:span><text:span text:style-name="T4061">qu</text:span><text:span text:style-name="T4062">’</text:span><text:span text:style-name="T4063">au</text:span><text:span text:style-name="T4064"><text:s/></text:span><text:span text:style-name="T4065">mois</text:span><text:span text:style-name="T4066"><text:s/></text:span><text:span text:style-name="T4067">de</text:span><text:span text:style-name="T4068"><text:s/>j</text:span><text:span text:style-name="T4069">uin</text:span><text:span text:style-name="T4070"> </text:span><text:span text:style-name="T4071">1663</text:span><text:span text:style-name="T4072"><text:s/></text:span><text:span text:style-name="T4073">qu</text:span><text:span text:style-name="T4074">’</text:span><text:span text:style-name="T4075">il</text:span><text:span text:style-name="T4076"><text:s/></text:span><text:span text:style-name="T4077">donna</text:span><text:span text:style-name="T4078"><text:s/></text:span><text:span text:style-name="T4079">[p.</text:span><text:span text:style-name="T4080"><text:s/></text:span><text:span text:style-name="T4081">213</text:span><text:span text:style-name="pb">]</text:span><text:span text:style-name="T4082"><text:s/></text:span><text:span text:style-name="T4083">au</text:span><text:span text:style-name="T4084"><text:s/>public sa comédie<text:s/></text:span><text:span text:style-name="T4085">intitulée</text:span><text:span text:style-name="T4086"><text:s/></text:span><text:span text:style-name="T4087">La</text:span><text:span text:style-name="T4088"><text:s/></text:span><text:span text:style-name="T4089">Critique</text:span><text:span text:style-name="T4090"><text:s/></text:span><text:span text:style-name="T4091">de</text:span><text:span text:style-name="T4092"><text:s/></text:span><text:span text:style-name="T4093">l</text:span><text:span text:style-name="T4094">’É</text:span><text:span text:style-name="T4095">cole</text:span><text:span text:style-name="T4096"><text:s/></text:span><text:span text:style-name="T4097">des</text:span><text:span text:style-name="T4098"><text:s/>f</text:span><text:span text:style-name="T4099">emmes</text:span><text:span text:style-name="T4100">.</text:span><text:span text:style-name="T4101"><text:s/></text:span><text:span text:style-name="T4102">Le</text:span><text:span text:style-name="T4103"><text:s/></text:span><text:span text:style-name="T4104">fond</text:span><text:span text:style-name="T4105"><text:s/></text:span><text:span text:style-name="T4106">en</text:span><text:span text:style-name="T4107"><text:s/>devait<text:s/></text:span><text:span text:style-name="T4108">être</text:span><text:span text:style-name="T4109"><text:s/></text:span><text:span text:style-name="T4110">une</text:span><text:span text:style-name="T4111"><text:s/>dissertation,<text:s/></text:span><text:span text:style-name="T4112">et</text:span><text:span text:style-name="T4113"><text:s/></text:span><text:span text:style-name="T4114">n</text:span><text:span text:style-name="T4115">’</text:span><text:span text:style-name="T4116">admettait</text:span><text:span text:style-name="T4117"><text:s/></text:span><text:span text:style-name="T4118">par</text:span><text:span text:style-name="T4119"><text:s/></text:span><text:span text:style-name="T4120">conséquent</text:span><text:span text:style-name="T4121"><text:s/></text:span><text:span text:style-name="T4122">ni</text:span><text:span text:style-name="T4123"><text:s/></text:span><text:span text:style-name="T4124">intrigue,</text:span><text:span text:style-name="T4125"><text:s/></text:span><text:span text:style-name="T4126">ni</text:span><text:span text:style-name="T4127"><text:s/></text:span><text:span text:style-name="T4128">dénouement</text:span><text:span text:style-name="T4129"> ;<text:s/></text:span><text:span text:style-name="T4130">mais</text:span><text:span text:style-name="T4131"><text:s/></text:span><text:span text:style-name="T4132">Molière</text:span><text:span text:style-name="T4133"><text:s/></text:span><text:span text:style-name="T4134">ne</text:span><text:span text:style-name="T4135"><text:s/></text:span><text:span text:style-name="T4136">s</text:span><text:span text:style-name="T4137">’</text:span><text:span text:style-name="T4138">écarte</text:span><text:span text:style-name="T4139"><text:s/></text:span><text:span text:style-name="T4140">jamais</text:span><text:span text:style-name="T4141"><text:s/></text:span><text:span text:style-name="T4142">de</text:span><text:span text:style-name="T4143"><text:s/></text:span><text:span text:style-name="T4144">l</text:span><text:span text:style-name="T4145">’</text:span><text:span text:style-name="T4146">objet</text:span><text:span text:style-name="T4147"><text:s/></text:span><text:span text:style-name="T4148">que</text:span><text:span text:style-name="T4149"><text:s/></text:span><text:span text:style-name="T4150">doit</text:span><text:span text:style-name="T4151"><text:s/></text:span><text:span text:style-name="T4152">avoir</text:span><text:span text:style-name="T4153"><text:s/></text:span><text:span text:style-name="T4154">un</text:span><text:span text:style-name="T4155"><text:s/>auteur c</text:span><text:span text:style-name="T4156">omique,</text:span><text:span text:style-name="T4157"><text:s/></text:span><text:span text:style-name="T4158">quelque</text:span><text:span text:style-name="T4159"><text:s/></text:span><text:span text:style-name="T4160">genre</text:span><text:span text:style-name="T4161"><text:s/></text:span><text:span text:style-name="T4162">qu</text:span><text:span text:style-name="T4163">’</text:span><text:span text:style-name="T4164">il</text:span><text:span text:style-name="T4165"><text:s/></text:span><text:span text:style-name="T4166">mette</text:span><text:span text:style-name="T4167"><text:s/></text:span><text:span text:style-name="T4168">sur</text:span><text:span text:style-name="T4169"><text:s/></text:span><text:span text:style-name="T4170">la</text:span><text:span text:style-name="T4171"><text:s/>scène</text:span><text:span text:style-name="T4172">.</text:span><text:span text:style-name="T4173"><text:s/></text:span><text:span text:style-name="T4174">Il</text:span><text:span text:style-name="T4175"><text:s/></text:span><text:span text:style-name="T4176">sut,</text:span><text:span text:style-name="T4177"><text:s/></text:span><text:span text:style-name="T4178">par</text:span><text:span text:style-name="T4179"><text:s/></text:span><text:span text:style-name="T4180">le</text:span><text:span text:style-name="T4181"><text:s/></text:span><text:span text:style-name="T4182">tableau</text:span><text:span text:style-name="T4183"><text:s/></text:span><text:span text:style-name="T4184">de</text:span><text:span text:style-name="T4185"><text:s/></text:span><text:span text:style-name="T4186">ce</text:span><text:span text:style-name="T4187"><text:s/></text:span><text:span text:style-name="T4188">qui</text:span><text:span text:style-name="T4189"><text:s/></text:span><text:span text:style-name="T4190">se</text:span><text:span text:style-name="T4191"><text:s/></text:span><text:span text:style-name="T4192">passa</text:span><text:span text:style-name="T4193"><text:s/></text:span><text:span text:style-name="T4194">dans</text:span><text:span text:style-name="T4195"><text:s/></text:span><text:span text:style-name="T4196">les</text:span><text:span text:style-name="T4197"><text:s/></text:span><text:span text:style-name="T4198">cercles</text:span><text:span text:style-name="T4199"><text:s/></text:span><text:span text:style-name="T4200">de</text:span><text:span text:style-name="T4201"><text:s/></text:span><text:span text:style-name="T4202">Paris,</text:span><text:span text:style-name="T4203"><text:s/></text:span><text:span text:style-name="T4204">tandis</text:span><text:span text:style-name="T4205"><text:s/></text:span><text:span text:style-name="T4206">que</text:span><text:span text:style-name="T4207"><text:s/></text:span><text:span text:style-name="T4208">L’École des femmes</text:span><text:span text:style-name="T4209"><text:s/></text:span><text:span text:style-name="T4210">en</text:span><text:span text:style-name="T4211"><text:s/></text:span><text:span text:style-name="T4212">faisait</text:span><text:span text:style-name="T4213"><text:s/></text:span><text:span text:style-name="T4214">l</text:span><text:span text:style-name="T4215">’</text:span><text:span text:style-name="T4216">entretien,</text:span><text:span text:style-name="T4217"><text:s/></text:span><text:span text:style-name="T4218">tracer</text:span><text:span text:style-name="T4219"><text:s/></text:span><text:span text:style-name="T4220">une</text:span><text:span text:style-name="T4221"><text:s/></text:span><text:span text:style-name="T4222">image</text:span><text:span text:style-name="T4223"><text:s/></text:span><text:span text:style-name="T4224">fidèle</text:span><text:span text:style-name="T4225"><text:s/></text:span><text:span text:style-name="T4226">d</text:span><text:span text:style-name="T4227">’</text:span><text:span text:style-name="T4228">une</text:span><text:span text:style-name="T4229"><text:s/></text:span><text:span text:style-name="T4230">des</text:span><text:span text:style-name="T4231"><text:s/></text:span><text:span text:style-name="T4232">parties</text:span><text:span text:style-name="T4233"><text:s/></text:span><text:span text:style-name="T4234">de</text:span><text:span text:style-name="T4235"><text:s/></text:span><text:span text:style-name="T4236">sa</text:span><text:span text:style-name="T4237"><text:s/></text:span><text:span text:style-name="T4238">vie</text:span><text:span text:style-name="T4239"><text:s/></text:span><text:span text:style-name="T4240">civile,</text:span><text:span text:style-name="T4241"><text:s/></text:span><text:span text:style-name="T4242">en</text:span><text:span text:style-name="T4243"><text:s/></text:span><text:span text:style-name="T4244">copiant</text:span><text:span text:style-name="T4245"><text:s/></text:span><text:span text:style-name="T4246">le</text:span><text:span text:style-name="T4247"><text:s/>langage<text:s/></text:span><text:span text:style-name="T4248">et</text:span><text:span text:style-name="T4249"><text:s/></text:span><text:span text:style-name="T4250">le</text:span><text:span text:style-name="T4251"><text:s/></text:span><text:span text:style-name="T4252">caractère</text:span><text:span text:style-name="T4253"><text:s/></text:span><text:span text:style-name="T4254">des</text:span><text:span text:style-name="T4255"><text:s/></text:span><text:span text:style-name="T4256">conversations</text:span><text:span text:style-name="T4257"><text:s/></text:span><text:span text:style-name="T4258">ordinaires</text:span><text:span text:style-name="T4259"><text:s/></text:span><text:span text:style-name="T4260">des</text:span><text:span text:style-name="T4261"><text:s/></text:span><text:span text:style-name="T4262">personnes</text:span><text:span text:style-name="T4263"><text:s/></text:span><text:span text:style-name="T4264">du</text:span><text:span text:style-name="T4265"><text:s/></text:span><text:span text:style-name="T4266">monde.</text:span><text:span text:style-name="T4267"><text:s/></text:span><text:span text:style-name="T4268">Par</text:span><text:span text:style-name="T4269"><text:s/></text:span><text:span text:style-name="T4270">le</text:span><text:span text:style-name="T4271"><text:s/></text:span><text:span text:style-name="T4272">choix</text:span><text:span text:style-name="T4273"><text:s/></text:span><text:span text:style-name="T4274">des</text:span><text:span text:style-name="T4275"><text:s/></text:span><text:span text:style-name="T4276">personnages</text:span><text:span text:style-name="T4277"><text:s/></text:span><text:span text:style-name="T4278">ridicules</text:span><text:span text:style-name="T4279"><text:s/></text:span><text:span text:style-name="T4280">qu</text:span><text:span text:style-name="T4281">’</text:span><text:span text:style-name="T4282">il</text:span><text:span text:style-name="T4283"><text:s/></text:span><text:span text:style-name="T4284">introduisit,</text:span><text:span text:style-name="T4285"><text:s/></text:span><text:span text:style-name="T4286">il</text:span><text:span text:style-name="T4287"><text:s/></text:span><text:span text:style-name="T4288">paraît</text:span><text:span text:style-name="T4289"><text:s/></text:span><text:span text:style-name="T4290">n</text:span><text:span text:style-name="T4291">’</text:span><text:span text:style-name="T4292">avoir</text:span><text:span text:style-name="T4293"><text:s/></text:span><text:span text:style-name="T4294">pas</text:span><text:span text:style-name="T4295"><text:s/></text:span><text:span text:style-name="T4296">eu</text:span><text:span text:style-name="T4297"><text:s/></text:span><text:span text:style-name="T4298">moins</text:span><text:span text:style-name="T4299"><text:s/></text:span><text:span text:style-name="T4300">en</text:span><text:span text:style-name="T4301"><text:s/></text:span><text:span text:style-name="T4302">vue</text:span><text:span text:style-name="T4303"><text:s/></text:span><text:span text:style-name="T4304">de</text:span><text:span text:style-name="T4305"><text:s/></text:span><text:span text:style-name="T4306">faire</text:span><text:span text:style-name="T4307"><text:s/></text:span><text:span text:style-name="T4308">la</text:span><text:span text:style-name="T4309"><text:s/></text:span><text:span text:style-name="T4310">satire</text:span><text:span text:style-name="T4311"><text:s/></text:span><text:span text:style-name="T4312">de</text:span><text:span text:style-name="T4313"><text:s/></text:span><text:span text:style-name="T4314">ses</text:span><text:span text:style-name="T4315"><text:s/>censeurs<text:s/></text:span><text:span text:style-name="T4316">que</text:span><text:span text:style-name="T4317"><text:s/></text:span><text:span text:style-name="T4318">l</text:span><text:span text:style-name="T4319">’</text:span><text:span text:style-name="T4320">apologie</text:span><text:span text:style-name="T4321"><text:s/></text:span><text:span text:style-name="T4322">de</text:span><text:span text:style-name="T4323"><text:s/></text:span><text:span text:style-name="T4324">sa</text:span><text:span text:style-name="T4325"><text:s/>pièce</text:span><text:span text:style-name="T4326">,</text:span><text:span text:style-name="T4327"><text:s/></text:span><text:span text:style-name="T4328">séduit</text:span><text:span text:style-name="T4329"><text:s/></text:span><text:span text:style-name="T4330">peut-être</text:span><text:span text:style-name="T4331"><text:s/></text:span><text:span text:style-name="T4332">par</text:span><text:span text:style-name="T4333"><text:s/></text:span><text:span text:style-name="T4334">le</text:span><text:span text:style-name="T4335"><text:s/></text:span><text:span text:style-name="T4336">penchant</text:span><text:span text:style-name="T4337"><text:s/></text:span><text:span text:style-name="T4338">de</text:span><text:span text:style-name="T4339"><text:s/></text:span><text:span text:style-name="T4340">la</text:span><text:span text:style-name="T4341"><text:s/></text:span><text:span text:style-name="T4342">malignité</text:span><text:span text:style-name="T4343"><text:s/>h</text:span><text:span text:style-name="T4344">umaine,</text:span><text:span text:style-name="T4345"><text:s/></text:span><text:span text:style-name="T4346">qui</text:span><text:span text:style-name="T4347"><text:s/></text:span><text:span text:style-name="T4348">croit</text:span><text:span text:style-name="T4349"><text:s/></text:span><text:span text:style-name="T4350">ne</text:span><text:span text:style-name="T4351"><text:s/></text:span><text:span text:style-name="T4352">pouvoir</text:span><text:span text:style-name="T4353"><text:s/></text:span><text:span text:style-name="T4354">mieux</text:span><text:span text:style-name="T4355"><text:s/></text:span><text:span text:style-name="T4356">se</text:span><text:span text:style-name="T4357"><text:s/></text:span><text:span text:style-name="T4358">défendre</text:span><text:span text:style-name="T4359"><text:s/></text:span><text:span text:style-name="T4360">qu</text:span><text:span text:style-name="T4361">’</text:span><text:span text:style-name="T4362">en</text:span><text:span text:style-name="T4363"><text:s/></text:span><text:span text:style-name="T4364">attaquant</text:span><text:span text:style-name="Appelnotedebasdep."><text:note text:note-class="footnote" text:id="_ftn38"><text:note-citation>39</text:note-citation><text:note-body><text:p text:style-name="Notedebasdepage"><text:s/>[BOTTOM]<text:s/>(a)<text:s/>M. de Visé dans ses<text:s/><text:span text:style-name="T4365">Nouvelles n</text:span><text:span text:style-name="T4366">ouvelles</text:span>,<text:s/>tome III, p. 236 et 237, avance un fait au sujet de cette comédie, qui tout faux qu’il est, mérite d’être placé ici, pour faire connaître l’envie et la jalousie de cet auteur contre Molière.</text:p><text:p text:style-name="quote">« Nous verrons dans peu, continua Clorante, une pièce de lui (Molière) intitulée :<text:s/><text:span text:style-name="T4367">La Critique de l’École des femmes</text:span>, où il dit toutes les fautes que l’on reprend dans sa pièce, et les excuses en même temps : elle n’est pas de lui, répartit Straton, elle est de l’abbé Du Buisson, qui est un des plus galants hommes de ce siècle. J’avoue, lui répartit Clorante, que cet illustre abbé en a fait une,<text:s/>et que l’ayant porté à l’auteur<text:s/>dont nous parlons, il trouva des raisons pour ne la point jouer, encore qu’il avouât qu’elle fût bonne ;<text:s/>cependant, comme son esprit consiste principalement à se savoir bien servir de l’occasion, et que cette idée lui a plu, il a fait une pièce sur le même sujet, croyant qu’il était seul capable de lui donner des louanges. »</text:p></text:note-body></text:note></text:span><text:span text:style-name="T4368">. »</text:span></text:p>
      <text:h text:style-name="Titre1" text:outline-level="1"><text:bookmark-start text:name="bookmark23"/><text:bookmark-end text:name="bookmark23"/>1663.<text:s/>L’Impromptu de Versailles</text:h>
      <text:p text:style-name="argument">Comédie<text:s/>en<text:s/>prose,<text:s/>en<text:s/>un<text:s/>acte,<text:s/>de<text:s/>M. Molière,<text:s/>représentée<text:s/>à<text:s/>Versailles<text:s/>le<text:s/>14 octobre 1663<text:s/>et<text:s/>à<text:s/>Paris<text:s/>sur<text:s/>le<text:s/>théâtre<text:s/>du<text:s/>Palais-Royal,<text:s/>le<text:s/>4 novembre<text:s/>de<text:s/>la<text:s/>même<text:s/>année.</text:p>
      <text:p text:style-name="quote"><text:span text:style-name="T4369">« </text:span><text:span text:style-name="T4370"><text:note text:note-class="footnote" text:id="_ftn39"><text:note-citation>40</text:note-citation><text:note-body><text:p text:style-name="Notedebasdepage"><text:s/>[MARGIN] (*)<text:s/><text:span text:style-name="T4371">Mémoires sur la vie et les ouvrages de Molière</text:span>.</text:p></text:note-body></text:note></text:span><text:span text:style-name="T4372">Molière,</text:span><text:span text:style-name="T4373"><text:s/></text:span><text:span text:style-name="T4374">pénétré</text:span><text:span text:style-name="T4375"><text:s/></text:span><text:span text:style-name="T4376">des</text:span><text:span text:style-name="T4377"><text:s/></text:span><text:span text:style-name="T4378">bontés</text:span><text:span text:style-name="T4379"><text:s/></text:span><text:span text:style-name="T4380">du</text:span><text:span text:style-name="T4381"><text:s/>roi</text:span><text:span text:style-name="T4382">,</text:span><text:span text:style-name="T4383"><text:s/></text:span><text:span text:style-name="T4384">dont</text:span><text:span text:style-name="T4385"><text:s/></text:span><text:span text:style-name="T4386">il</text:span><text:span text:style-name="T4387"><text:s/></text:span><text:span text:style-name="T4388">venait</text:span><text:span text:style-name="T4389"><text:s/></text:span><text:span text:style-name="T4390">d</text:span><text:span text:style-name="T4391">’</text:span><text:span text:style-name="T4392">éprouver</text:span><text:span text:style-name="T4393"><text:s/></text:span><text:span text:style-name="T4394">de</text:span><text:span text:style-name="T4395"><text:s/></text:span><text:span text:style-name="T4396">nouvelles</text:span><text:span text:style-name="T4397"><text:s/></text:span><text:span text:style-name="T4398">marques</text:span><text:span text:style-name="Appelnotedebasdep."><text:note text:note-class="footnote" text:id="_ftn40"><text:note-citation>41</text:note-citation><text:note-body><text:p text:style-name="Notedebasdepage"><text:span text:style-name="T4399"><text:s/></text:span>[BOTTOM]<text:s/>(a)<text:s/><text:span text:style-name="quote.c">« Il fut compris dans l’état des gens de lettres qui eurent part aux libéralités du roi en 1663 par les soins de M. Co</text:span><text:span text:style-name="quote.c">lbert. On trouvera à la fin du tome </text:span><text:span text:style-name="quote.c">VI, édition de 1739, in-12, le remerciement que Molière fit au roi à ce sujet.</text:span><text:span text:style-name="quote.c"> »</text:span><text:span text:style-name="T4400"><text:s/></text:span><text:span text:style-name="T4401">Mémoires sur la vie et les ouvrages de Molière</text:span><text:span text:style-name="T4402">.</text:span></text:p></text:note-body></text:note></text:span><text:span text:style-name="T4403">,</text:span><text:span text:style-name="T4404"><text:s/></text:span><text:span text:style-name="T4405">crut</text:span><text:span text:style-name="T4406"><text:s/></text:span><text:span text:style-name="T4407">devoir</text:span><text:span text:style-name="T4408"><text:s/></text:span><text:span text:style-name="T4409">en</text:span><text:span text:style-name="T4410"><text:s/></text:span><text:span text:style-name="T4411">sa</text:span><text:span text:style-name="T4412"><text:s/></text:span><text:span text:style-name="T4413">présence,</text:span><text:span text:style-name="T4414"><text:s/></text:span><text:span text:style-name="T4415">et</text:span><text:span text:style-name="T4416"><text:s/></text:span><text:span text:style-name="T4417">aux</text:span><text:span text:style-name="T4418"><text:s/></text:span><text:span text:style-name="T4419">yeux</text:span><text:span text:style-name="T4420"><text:s/></text:span><text:span text:style-name="T4421">de</text:span><text:span text:style-name="T4422"><text:s/></text:span><text:span text:style-name="T4423">toute</text:span><text:span text:style-name="T4424"><text:s/></text:span><text:span text:style-name="T4425">[p.</text:span><text:span text:style-name="T4426"><text:s/></text:span><text:span text:style-name="T4427">227</text:span><text:span text:style-name="pb">]</text:span><text:span text:style-name="T4428"><text:s/></text:span><text:span text:style-name="T4429">la</text:span><text:span text:style-name="T4430"><text:s/></text:span><text:span text:style-name="T4431">Cour,</text:span><text:span text:style-name="T4432"><text:s/></text:span><text:span text:style-name="T4433">détruire</text:span><text:span text:style-name="T4434"><text:s/></text:span><text:span text:style-name="T4435">un</text:span><text:span text:style-name="T4436"><text:s/></text:span><text:span text:style-name="T4437">soup</text:span><text:span text:style-name="T4438">çon<text:s/></text:span><text:span text:style-name="T4439">dont</text:span><text:span text:style-name="T4440"><text:s/></text:span><text:span text:style-name="T4441">les</text:span><text:span text:style-name="T4442"><text:s/></text:span><text:span text:style-name="T4443">impressions</text:span><text:span text:style-name="T4444"><text:s/></text:span><text:span text:style-name="T4445">lui</text:span><text:span text:style-name="T4446"><text:s/></text:span><text:span text:style-name="T4447">pouvaient</text:span><text:span text:style-name="T4448"><text:s/></text:span><text:span text:style-name="T4449">être</text:span><text:span text:style-name="T4450"><text:s/></text:span><text:span text:style-name="T4451">désavantageuses,</text:span><text:span text:style-name="T4452"><text:s/></text:span><text:span text:style-name="T4453">et</text:span><text:span text:style-name="T4454"><text:s/></text:span><text:span text:style-name="T4455">fit</text:span><text:span text:style-name="T4456"><text:s/></text:span><text:span text:style-name="T4457">paraître</text:span><text:span text:style-name="T4458"><text:s/></text:span><text:span text:style-name="T4459">L’</text:span><text:span text:style-name="T4460">Impromptu</text:span><text:span text:style-name="T4461"><text:s/></text:span><text:span text:style-name="T4462">de</text:span><text:span text:style-name="T4463"><text:s/></text:span><text:span text:style-name="T4464">Versailles</text:span><text:span text:style-name="T4465">.</text:span><text:span text:style-name="T4466"><text:s/></text:span><text:span text:style-name="T4467">Boursault</text:span><text:span text:style-name="T4468"><text:s/></text:span><text:span text:style-name="T4469">n</text:span><text:span text:style-name="T4470">’</text:span><text:span text:style-name="T4471">y</text:span><text:span text:style-name="T4472"><text:s/></text:span><text:span text:style-name="T4473">est</text:span><text:span text:style-name="T4474"><text:s/></text:span><text:span text:style-name="T4475">pas</text:span><text:span text:style-name="T4476"><text:s/></text:span><text:span text:style-name="T4477">épargné,</text:span><text:span text:style-name="T4478"><text:s/></text:span><text:span text:style-name="T4479">il</text:span><text:span text:style-name="T4480"><text:s/></text:span><text:span text:style-name="T4481">y</text:span><text:span text:style-name="T4482"><text:s/></text:span><text:span text:style-name="T4483">est</text:span><text:span text:style-name="T4484"><text:s/></text:span><text:span text:style-name="T4485">nommé</text:span><text:span text:style-name="T4486"><text:s/></text:span><text:span text:style-name="T4487">avec</text:span><text:span text:style-name="T4488"><text:s/></text:span><text:span text:style-name="T4489">le</text:span><text:span text:style-name="T4490"><text:s/></text:span><text:span text:style-name="T4491">dernier</text:span><text:span text:style-name="T4492"><text:s/></text:span><text:span text:style-name="T4493">mépris,</text:span><text:span text:style-name="T4494"><text:s/></text:span><text:span text:style-name="T4495">mais</text:span><text:span text:style-name="T4496"><text:s/></text:span><text:span text:style-name="T4497">ce</text:span><text:span text:style-name="T4498"><text:s/></text:span><text:span text:style-name="T4499">mépris</text:span><text:span text:style-name="T4500"><text:s/></text:span><text:span text:style-name="T4501">ne</text:span><text:span text:style-name="T4502"><text:s/></text:span><text:span text:style-name="T4503">tombe</text:span><text:span text:style-name="T4504"><text:s/></text:span><text:span text:style-name="T4505">que</text:span><text:span text:style-name="T4506"><text:s/></text:span><text:span text:style-name="T4507">sur</text:span><text:span text:style-name="T4508"><text:s/></text:span><text:span text:style-name="T4509">l</text:span><text:span text:style-name="T4510">’esprit<text:s/></text:span><text:span text:style-name="T4511">et</text:span><text:span text:style-name="T4512"><text:s/></text:span><text:span text:style-name="T4513">sur</text:span><text:span text:style-name="T4514"><text:s/></text:span><text:span text:style-name="T4515">les</text:span><text:span text:style-name="T4516"><text:s/></text:span><text:span text:style-name="T4517">talents</text:span><text:span text:style-name="T4518"> :<text:s/></text:span><text:span text:style-name="T4519">il</text:span><text:span text:style-name="T4520"><text:s/></text:span><text:span text:style-name="T4521">avait</text:span><text:span text:style-name="T4522"><text:s/></text:span><text:span text:style-name="T4523">attaqué</text:span><text:span text:style-name="T4524"><text:s/></text:span><text:span text:style-name="T4525">Molière</text:span><text:span text:style-name="T4526"><text:s/></text:span><text:span text:style-name="T4527">par</text:span><text:span text:style-name="T4528"><text:s/></text:span><text:span text:style-name="T4529">un</text:span><text:span text:style-name="T4530"><text:s/></text:span><text:span text:style-name="T4531">endroit</text:span><text:span text:style-name="T4532"><text:s/></text:span><text:span text:style-name="T4533">plus</text:span><text:span text:style-name="T4534"><text:s/></text:span><text:span text:style-name="T4535">sensible.</text:span></text:p>
      <text:soft-page-break/>
      <text:p text:style-name="quote"><text:span text:style-name="T4536">« </text:span><text:span text:style-name="T4537">Ce</text:span><text:span text:style-name="T4538"><text:s/></text:span><text:span text:style-name="T4539">qui</text:span><text:span text:style-name="T4540"><text:s/></text:span><text:span text:style-name="T4541">regarde</text:span><text:span text:style-name="T4542"><text:s/>dans<text:s/></text:span><text:span text:style-name="T4543">L’</text:span><text:span text:style-name="T4544">Impromptu</text:span><text:span text:style-name="T4545"><text:s/></text:span><text:span text:style-name="T4546">de</text:span><text:span text:style-name="T4547"><text:s/></text:span><text:span text:style-name="T4548">Versailles</text:span><text:span text:style-name="T4549"><text:s/></text:span><text:span text:style-name="T4550">les</text:span><text:span text:style-name="T4551"><text:s/>c</text:span><text:span text:style-name="T4552">omédiens</text:span><text:span text:style-name="T4553"><text:s/></text:span><text:span text:style-name="T4554">de</text:span><text:span text:style-name="T4555"><text:s/></text:span><text:span text:style-name="T4556">l</text:span><text:span text:style-name="T4557">’</text:span><text:span text:style-name="T4558">Hôtel</text:span><text:span text:style-name="T4559"><text:s/></text:span><text:span text:style-name="T4560">de</text:span><text:span text:style-name="T4561"><text:s/>Bourgogne<text:s/></text:span><text:span text:style-name="T4562">peut</text:span><text:span text:style-name="T4563"><text:s/></text:span><text:span text:style-name="T4564">avoir</text:span><text:span text:style-name="T4565"><text:s/></text:span><text:span text:style-name="T4566">été</text:span><text:span text:style-name="T4567"><text:s/></text:span><text:span text:style-name="T4568">dicté</text:span><text:span text:style-name="T4569"><text:s/></text:span><text:span text:style-name="T4570">par</text:span><text:span text:style-name="T4571"><text:s/></text:span><text:span text:style-name="T4572">l</text:span><text:span text:style-name="T4573">’</text:span><text:span text:style-name="T4574">esprit</text:span><text:span text:style-name="T4575"><text:s/></text:span><text:span text:style-name="T4576">de</text:span><text:span text:style-name="T4577"><text:s/></text:span><text:span text:style-name="T4578">vengeance</text:span><text:span text:style-name="T4579"> ;<text:s/></text:span><text:span text:style-name="T4580">mais</text:span><text:span text:style-name="T4581"><text:s/></text:span><text:span text:style-name="T4582">du</text:span><text:span text:style-name="T4583"><text:s/></text:span><text:span text:style-name="T4584">moins</text:span><text:span text:style-name="T4585"><text:s/></text:span><text:span text:style-name="T4586">le</text:span><text:span text:style-name="T4587"><text:s/></text:span><text:span text:style-name="T4588">bon</text:span><text:span text:style-name="T4589"><text:s/></text:span><text:span text:style-name="T4590">goût</text:span><text:span text:style-name="T4591"><text:s/></text:span><text:span text:style-name="T4592">l</text:span><text:span text:style-name="T4593">’</text:span><text:span text:style-name="T4594">a-t-il</text:span><text:span text:style-name="T4595"><text:s/></text:span><text:span text:style-name="T4596">réglé,</text:span><text:span text:style-name="T4597"><text:s/></text:span><text:span text:style-name="T4598">et</text:span><text:span text:style-name="T4599"><text:s/></text:span><text:span text:style-name="T4600">l</text:span><text:span text:style-name="T4601">’</text:span><text:span text:style-name="T4602">utilité</text:span><text:span text:style-name="T4603"><text:s/></text:span><text:span text:style-name="T4604">publique</text:span><text:span text:style-name="T4605"><text:s/></text:span><text:span text:style-name="T4606">en</text:span><text:span text:style-name="T4607"><text:s/></text:span><text:span text:style-name="T4608">pouvait</text:span><text:span text:style-name="T4609"><text:s/></text:span><text:span text:style-name="T4610">être</text:span><text:span text:style-name="T4611"><text:s/></text:span><text:span text:style-name="T4612">l</text:span><text:span text:style-name="T4613">’</text:span><text:span text:style-name="T4614">objet,</text:span><text:span text:style-name="T4615"><text:s/></text:span><text:span text:style-name="T4616">puisque</text:span><text:span text:style-name="T4617"><text:s/></text:span><text:span text:style-name="T4618">dans</text:span><text:span text:style-name="T4619"><text:s/></text:span><text:span text:style-name="T4620">l</text:span><text:span text:style-name="T4621">’</text:span><text:span text:style-name="T4622">imitation</text:span><text:span text:style-name="T4623"><text:s/></text:span><text:span text:style-name="T4624">chargée</text:span><text:span text:style-name="T4625"><text:s/></text:span><text:span text:style-name="T4626">du</text:span><text:span text:style-name="T4627"><text:s/></text:span><text:span text:style-name="T4628">jeu</text:span><text:span text:style-name="T4629"><text:s/></text:span><text:span text:style-name="T4630">de</text:span><text:span text:style-name="T4631"><text:s/></text:span><text:span text:style-name="T4632">ces</text:span><text:span text:style-name="T4633"><text:s/>a</text:span><text:span text:style-name="T4634">cteurs,</text:span><text:span text:style-name="T4635"><text:s/></text:span><text:span text:style-name="T4636">on</text:span><text:span text:style-name="T4637"><text:s/></text:span><text:span text:style-name="T4638">découvrait</text:span><text:span text:style-name="T4639"><text:s/></text:span><text:span text:style-name="T4640">le</text:span><text:span text:style-name="T4641"><text:s/></text:span><text:span text:style-name="T4642">ton</text:span><text:span text:style-name="T4643"><text:s/></text:span><text:span text:style-name="T4644">faux</text:span><text:span text:style-name="T4645"><text:s/></text:span><text:span text:style-name="T4646">et</text:span><text:span text:style-name="T4647"><text:s/></text:span><text:span text:style-name="T4648">outré</text:span><text:span text:style-name="T4649"><text:s/></text:span><text:span text:style-name="T4650">de</text:span><text:span text:style-name="T4651"><text:s/></text:span><text:span text:style-name="T4652">leur</text:span><text:span text:style-name="T4653"><text:s/></text:span><text:span text:style-name="T4654">déclamation</text:span><text:span text:style-name="T4655"><text:s/></text:span><text:span text:style-name="T4656">chantante.</text:span><text:span text:style-name="T4657"> </text:span><text:span text:style-name="T4658">»</text:span></text:p>
      <text:h text:style-name="Titre1" text:outline-level="1"><text:bookmark-start text:name="bookmark24"/><text:bookmark-end text:name="bookmark24"/>1664.<text:s/>Le Mariage forcé</text:h>
      <text:p text:style-name="argument"><text:span text:style-name="T4659">[p.</text:span><text:span text:style-name="T4660"><text:s/>249</text:span><text:span text:style-name="pb">]</text:span><text:span text:style-name="T4661"><text:s/></text:span>Comédie-ballet,<text:s/>en<text:s/>trois<text:s/>actes,<text:s/>de<text:s/>M. Molière,<text:s/>représentée<text:s/>au<text:s/>Louvre<text:s/>les<text:s/>29<text:s/>et<text:s/>31 janvier,<text:s/>et<text:s/>sur<text:s/>le<text:s/>théâtre<text:s/>du<text:s/>Palais-Royal<text:s/>sans<text:s/>divertissement,<text:s/>et<text:s/>avec<text:s/>quelques<text:s/>changements<text:s/>en<text:s/>un<text:s/>acte,<text:s/>le<text:s/>15 février<text:s/>suivant<text:span text:style-name="Appelnotedebasdep."><text:note text:note-class="footnote" text:id="_ftn41"><text:note-citation>42</text:note-citation><text:note-body><text:p text:style-name="Notedebasdepage"><text:span text:style-name="T4662"><text:s/></text:span>[BOTTOM]<text:s/>(a)<text:s/><text:span text:style-name="T4663">Dans toutes les éditions des<text:s/></text:span><text:span text:style-name="T4664">Œuvres</text:span><text:span text:style-name="T4665"><text:s/>de M. Molière, on met la première représentation du<text:s/></text:span><text:span text:style-name="T4666">Mariage forcé</text:span><text:span text:style-name="T4667"><text:s/>sur le théâtre du Palais-Royal, le 15 novembre 1664, mais le<text:s/></text:span><text:span text:style-name="T4668">Registre de Molière</text:span><text:span text:style-name="T4669"><text:s/>prouve que cette date est fausse.</text:span></text:p></text:note-body></text:note></text:span>.<text:s/>Douze<text:s/>représentations.<text:s/><text:span text:style-name="T4670">Registre de Molière</text:span>.</text:p>
      <text:p text:style-name="P4671">M<text:bookmark-start text:name="bookmark25"/><text:bookmark-end text:name="bookmark25"/>use<text:s/>historique de Loret, du 2 février 1664.</text:p>
      <text:p text:style-name="quote.l"><text:span text:style-name="T4672">[p.</text:span><text:span text:style-name="T4673"><text:s/></text:span><text:span text:style-name="T4674">250</text:span><text:span text:style-name="pb">]</text:span><text:span text:style-name="T4675"><text:s/></text:span><text:span text:style-name="T4676">Dans</text:span><text:span text:style-name="T4677"><text:s/></text:span><text:span text:style-name="T4678">un</text:span><text:span text:style-name="T4679"><text:s/>s</text:span><text:span text:style-name="T4680">alon,</text:span><text:span text:style-name="T4681"><text:s/></text:span><text:span text:style-name="T4682">ou</text:span><text:span text:style-name="T4683"><text:s/></text:span><text:span text:style-name="T4684">grande</text:span><text:span text:style-name="T4685"><text:s/>s</text:span><text:span text:style-name="T4686">alle,</text:span></text:p>
      <text:p text:style-name="quote.l"><text:span text:style-name="T4687">De</text:span><text:span text:style-name="T4688"><text:s/></text:span><text:span text:style-name="T4689">la</text:span><text:span text:style-name="T4690"><text:s/></text:span><text:span text:style-name="T4691">noble</text:span><text:span text:style-name="T4692"><text:s/></text:span><text:span text:style-name="T4693">maison</text:span><text:span text:style-name="T4694"><text:s/></text:span><text:span text:style-name="T4695">royale</text:span><text:span text:style-name="Appelnotedebasdep."><text:note text:note-class="footnote" text:id="_ftn42"><text:note-citation>43</text:note-citation><text:note-body><text:p text:style-name="Notedebasdepage"><text:span text:style-name="T4696"><text:s/></text:span>[BOTTOM]<text:s/>(1)<text:s/><text:span text:style-name="T4697">Le Louvre.</text:span></text:p></text:note-body></text:note></text:span><text:span text:style-name="T4698">,</text:span></text:p>
      <text:p text:style-name="quote.l"><text:span text:style-name="T4699">Un</text:span><text:span text:style-name="T4700"><text:s/>b</text:span><text:span text:style-name="T4701">allet</text:span><text:span text:style-name="T4702"><text:s/></text:span><text:span text:style-name="T4703">fut</text:span><text:span text:style-name="T4704"><text:s/></text:span><text:span text:style-name="T4705">dansé</text:span><text:span text:style-name="T4706"><text:s/>m</text:span><text:span text:style-name="T4707">ardi</text:span><text:span text:style-name="Appelnotedebasdep."><text:note text:note-class="footnote" text:id="_ftn43"><text:note-citation>44</text:note-citation><text:note-body><text:p text:style-name="Notedebasdepage"><text:span text:style-name="T4708"><text:s/></text:span>[BOTTOM]<text:s/>(2)<text:s/><text:span text:style-name="T4709">29 j</text:span><text:span text:style-name="T4710">anvier.</text:span></text:p></text:note-body></text:note></text:span><text:span text:style-name="T4711">,</text:span></text:p>
      <text:p text:style-name="P4712">Duquel<text:s/>ici<text:s/>rien<text:s/>je<text:s/>ne<text:s/>dis,</text:p>
      <text:p text:style-name="P4713">Je<text:s/>n’ouïs<text:s/>point<text:s/>la<text:s/>mélodie,</text:p>
      <text:p text:style-name="P4714">Je<text:s/>ne<text:s/>vis<text:s/>point<text:s/>la<text:s/>comédie,</text:p>
      <text:p text:style-name="P4715">………………………………………</text:p>
      <text:p text:style-name="quote.l"><text:span text:style-name="T4716">Jeudi</text:span><text:span text:style-name="Appelnotedebasdep."><text:note text:note-class="footnote" text:id="_ftn44"><text:note-citation>45</text:note-citation><text:note-body><text:p text:style-name="Notedebasdepage"><text:span text:style-name="T4717"><text:s/></text:span>[BOTTOM]<text:s/>(3)<text:s/><text:span text:style-name="T4718">31 j</text:span><text:span text:style-name="T4719">anvier.</text:span></text:p></text:note-body></text:note></text:span><text:span text:style-name="T4720"><text:s/></text:span><text:span text:style-name="T4721">ma</text:span><text:span text:style-name="T4722"><text:s/></text:span><text:span text:style-name="T4723">chance</text:span><text:span text:style-name="T4724"><text:s/></text:span><text:span text:style-name="T4725">fut</text:span><text:span text:style-name="T4726"><text:s/></text:span><text:span text:style-name="T4727">meilleure,</text:span></text:p>
      <text:p text:style-name="P4728">………………………………………</text:p>
      <text:p text:style-name="P4729">Je<text:s/>vis<text:s/>bien,<text:s/>et<text:s/>de<text:s/>bout<text:s/>en<text:s/>bout,</text:p>
      <text:p text:style-name="P4730">Ce<text:s/>plaisant<text:s/>ballet<text:s/>qui<text:s/>se<text:s/>pique,</text:p>
      <text:p text:style-name="P4731">De<text:s/>musical,<text:s/>et<text:s/>de<text:s/>musique,</text:p>
      <text:p text:style-name="quote.l"><text:span text:style-name="T4732">[p.</text:span><text:span text:style-name="T4733"><text:s/></text:span><text:span text:style-name="T4734">251</text:span><text:span text:style-name="pb">]</text:span><text:span text:style-name="T4735"><text:s/></text:span><text:span text:style-name="T4736">Et</text:span><text:span text:style-name="T4737"><text:s/>v</text:span><text:span text:style-name="T4738">oici</text:span><text:span text:style-name="T4739"><text:s/></text:span><text:span text:style-name="T4740">deux</text:span><text:span text:style-name="T4741"><text:s/></text:span><text:span text:style-name="T4742">mots</text:span><text:span text:style-name="T4743"><text:s/></text:span><text:span text:style-name="T4744">du</text:span><text:span text:style-name="T4745"><text:s/></text:span><text:span text:style-name="T4746">sujet.</text:span></text:p>
      <text:p text:style-name="P4747">Un<text:s/>jaloux<text:s/>charmé<text:s/>d’un<text:s/>objet</text:p>
      <text:p text:style-name="P4748">Ravissant<text:s/>et<text:s/>de<text:s/>belle<text:s/>taille,</text:p>
      <text:p text:style-name="P4749">Veut<text:s/>l’épouser<text:s/>vaille<text:s/>que<text:s/>vaille ;</text:p>
      <text:p text:style-name="P4750">Ou<text:s/>du<text:s/>moins<text:s/>il<text:s/>promet<text:s/>cela,</text:p>
      <text:p text:style-name="P4751">Aux<text:s/>parents<text:s/>de<text:s/>cet<text:s/>objet-là ;</text:p>
      <text:p text:style-name="P4752">Mais<text:s/>connaissant<text:s/>que<text:s/>sa<text:s/>maîtresse,</text:p>
      <text:p text:style-name="P4753">Est<text:s/>plus<text:s/>coquette<text:s/>que<text:s/>tigresse,</text:p>
      <text:p text:style-name="P4754">Redoutant<text:s/>comme<text:s/>un<text:s/>grand<text:s/>méchef,</text:p>
      <text:soft-page-break/>
      <text:p text:style-name="P4755">Le<text:s/>fatal<text:s/>panache<text:s/>du<text:s/>chef,</text:p>
      <text:p text:style-name="P4756">S’étant<text:s/>dégagé<text:s/>vers<text:s/>le<text:s/>père,</text:p>
      <text:p text:style-name="P4757">Il<text:s/>arrive<text:s/>enfin<text:s/>que<text:s/>le<text:s/>frère,</text:p>
      <text:p text:style-name="P4758">Qui<text:s/>paraît<text:s/>doux<text:s/>comme<text:s/>un<text:s/>mouton,</text:p>
      <text:p text:style-name="P4759">Le<text:s/>contraint<text:s/>à<text:s/>coups<text:s/>de<text:s/>bâton,</text:p>
      <text:p text:style-name="P4760">De<text:s/>conclure<text:s/>le<text:s/>mariage :</text:p>
      <text:p text:style-name="P4761">Ce<text:s/>qu’il<text:s/>fait :<text:s/>dont<text:s/>son<text:s/>âme<text:s/>enrage.</text:p>
      <text:p text:style-name="P4762">Mais<text:s/>ce<text:s/>que<text:s/>je<text:s/>dis<text:s/>du<text:s/>ballet,</text:p>
      <text:p text:style-name="P4763">Ne<text:s/>vaut<text:s/>pas<text:s/>un<text:s/>coup<text:s/>de<text:s/>sifflet,</text:p>
      <text:p text:style-name="P4764">Ou<text:s/>du<text:s/>moins<text:s/>ce<text:s/>n’est<text:s/>pas<text:s/>grand-chose,</text:p>
      <text:p text:style-name="P4765">Ni<text:s/>de<text:s/>la<text:s/>comédie<text:s/>en<text:s/>prose ;</text:p>
      <text:p text:style-name="P4766">Qu’on<text:s/>peut<text:s/>nommer<text:s/>certainement,</text:p>
      <text:p text:style-name="quote.l">Un<text:s/>exquis<text:s/>divertissement.</text:p>
      <text:p text:style-name="quote.l">Je<text:s/>ne<text:s/>dis<text:s/>rien<text:s/>des<text:s/>huit<text:s/>entrées,</text:p>
      <text:p text:style-name="quote.l">Qui<text:s/>méritent<text:s/>d’être<text:s/>admirées,</text:p>
      <text:p text:style-name="quote.l">Où<text:s/>princes<text:s/>et<text:s/>grands<text:s/>de<text:s/>la<text:s/>Cour,</text:p>
      <text:p text:style-name="quote.l">Et<text:s/>notre<text:s/>roi<text:s/>digne<text:s/>d’amour,</text:p>
      <text:p text:style-name="quote.l">En<text:s/>comblant<text:s/>nos<text:s/>cœurs<text:s/>d’allégresses,</text:p>
      <text:p text:style-name="quote.l">Font<text:s/>éclater<text:s/>leur<text:s/>noble<text:s/>adresse.</text:p>
      <text:p text:style-name="quote.l">Je<text:s/>laisse<text:s/>les<text:s/>concerts<text:s/>galants,</text:p>
      <text:p text:style-name="quote.l">Où<text:s/>les<text:s/>habits<text:s/>beaux<text:s/>et<text:s/>brillants ;</text:p>
      <text:p text:style-name="quote.l"><text:span text:style-name="pb">[p.</text:span><text:span text:style-name="pb"><text:s/></text:span><text:span text:style-name="pb">252</text:span><text:span text:style-name="pb">]</text:span><text:span text:style-name="T4767"><text:s/></text:span>J’omets<text:s/>les<text:s/>deux<text:s/>Égyptiennes<text:span text:style-name="Appelnotedebasdep."><text:note text:note-class="footnote" text:id="_ftn45"><text:note-citation>46</text:note-citation><text:note-body><text:p text:style-name="Notedebasdepage"><text:span text:style-name="T4768">[BOTTOM]<text:s/></text:span><text:span text:style-name="T4769">*<text:s/></text:span><text:span text:style-name="T4770">Mesdemoiselles Béjart et de Brie.</text:span></text:p></text:note-body></text:note></text:span>,</text:p>
      <text:p text:style-name="quote.l">Ou<text:s/>si<text:s/>l’on<text:s/>veut,<text:s/>Bohémiennes,</text:p>
      <text:p text:style-name="quote.l">Qui<text:s/>jouèrent<text:s/>au<text:s/>dit<text:s/>ballet</text:p>
      <text:p text:style-name="quote.l">Admirablement<text:s/>leur<text:s/>rôlet ;</text:p>
      <text:p text:style-name="quote.l">Et<text:s/>parurent<text:s/>assez<text:s/>charmantes</text:p>
      <text:p text:style-name="quote.l">Avec<text:s/>leurs<text:s/>atours,<text:s/>et<text:s/>leurs<text:s/>mantes.</text:p>
      <text:p text:style-name="quote.l"><text:span text:style-name="T4771">De</text:span><text:span text:style-name="T4772"><text:s/></text:span><text:span text:style-name="T4773">la</text:span><text:span text:style-name="T4774"><text:s/>D</text:span><text:span text:style-name="T4775">u</text:span><text:span text:style-name="T4776"> </text:span><text:span text:style-name="T4777">Parc</text:span>,<text:s/>rien<text:s/>je<text:s/>ne<text:s/>dis,</text:p>
      <text:p text:style-name="quote.l">Qui<text:s/>rendait<text:s/>les<text:s/>gens<text:s/>ébaudis,</text:p>
      <text:p text:style-name="quote.l">Par<text:s/>ses<text:s/>appas,<text:s/>par<text:s/>sa<text:s/>prestance,</text:p>
      <text:p text:style-name="quote.l">Et<text:s/>par<text:s/>ses<text:s/>beaux<text:s/>pas,<text:s/>et<text:s/>sa<text:s/>danse ;</text:p>
      <text:p text:style-name="quote.l">Enfin<text:s/>je<text:s/>ne<text:s/>décide<text:s/>rien</text:p>
      <text:p text:style-name="quote.l">De<text:s/>ce<text:s/>ballet<text:s/>qui<text:s/>me<text:s/>plaît<text:s/>bien.</text:p>
      <text:p text:style-name="quote.l">Cette<text:s/>pièce<text:s/>assez<text:s/>singulière,</text:p>
      <text:p text:style-name="quote.l">Est<text:s/>un<text:s/>impromptu<text:s/>de<text:s/>Molière ;</text:p>
      <text:soft-page-break/>
      <text:p text:style-name="quote.l">Et<text:s/>comme<text:s/>les<text:s/>bourgeois<text:s/>un<text:s/>jour</text:p>
      <text:p text:style-name="quote.l">Verront<text:s/>ce<text:s/>spectacle<text:s/>à<text:s/>leur<text:s/>tour,</text:p>
      <text:p text:style-name="quote.l">Où<text:s/>l’on<text:s/>a<text:s/>des<text:s/>plaisirs<text:s/>extrêmes,</text:p>
      <text:p text:style-name="quote.l">Ils<text:s/>en<text:s/>pourront<text:s/>juger<text:s/>eux-mêmes.</text:p>
      <text:p text:style-name="P4778"><text:span text:style-name="T4779">Voici</text:span><text:span text:style-name="T4780"><text:s/></text:span><text:span text:style-name="T4781">de</text:span><text:span text:style-name="T4782"><text:s/></text:span><text:span text:style-name="T4783">quelle</text:span><text:span text:style-name="T4784"><text:s/></text:span><text:span text:style-name="T4785">façon</text:span><text:span text:style-name="T4786"><text:s/></text:span><text:span text:style-name="T4787">on</text:span><text:span text:style-name="T4788"><text:s/></text:span><text:span text:style-name="T4789">distribua</text:span><text:span text:style-name="T4790"><text:s/></text:span><text:span text:style-name="T4791">les</text:span><text:span text:style-name="T4792"><text:s/>scène</text:span><text:span text:style-name="T4793">s</text:span><text:span text:style-name="T4794"><text:s/></text:span><text:span text:style-name="T4795">du</text:span><text:span text:style-name="T4796"><text:s/></text:span><text:span text:style-name="T4797">Mariage forcé</text:span><text:span text:style-name="T4798">,</text:span><text:span text:style-name="T4799"><text:s/></text:span><text:span text:style-name="T4800">en</text:span><text:span text:style-name="T4801"><text:s/></text:span><text:span text:style-name="T4802">un</text:span><text:span text:style-name="T4803"><text:s/>a</text:span><text:span text:style-name="T4804">cte,</text:span><text:span text:style-name="T4805"><text:s/></text:span><text:span text:style-name="T4806">pour</text:span><text:span text:style-name="T4807"><text:s/></text:span><text:span text:style-name="T4808">en</text:span><text:span text:style-name="T4809"><text:s/></text:span><text:span text:style-name="T4810">composer</text:span><text:span text:style-name="T4811"><text:s/></text:span><text:span text:style-name="T4812">trois</text:span><text:span text:style-name="T4813"><text:s/>actes</text:span><text:span text:style-name="T4814">.</text:span><text:span text:style-name="T4815"><text:s/></text:span><text:span text:style-name="quote.c">« </text:span><text:span text:style-name="Appelnotedebasdep."><text:note text:note-class="footnote" text:id="_ftn46"><text:note-citation>47</text:note-citation><text:note-body><text:p text:style-name="Notedebasdepage"><text:s/>[MARGIN] (*) Avertissement de l’éditeur des<text:s/><text:span text:style-name="T4816">Œuvres de Molière</text:span>, in-12. Paris, 1739, tome III, p. 247.</text:p></text:note-body></text:note></text:span><text:span text:style-name="quote.c">Après la quatrième scène, Sganarelle restait seul, il se plaignait d’une pesanteur de tête insupportable, et se mettait dans un coin du théâtre pour dormir ; pendant son sommeil, il voyait en songe ce qui forme les deux premières entrées du ballet. »</text:span></text:p>
      <text:p text:style-name="Corpsdetexte"><text:span text:style-name="T4817">Première entrée</text:span> :<text:s/><text:span text:style-name="T4818">La</text:span><text:span text:style-name="T4819"><text:s/></text:span><text:span text:style-name="T4820">Jalousie,</text:span><text:span text:style-name="T4821"><text:s/></text:span><text:span text:style-name="T4822">les</text:span><text:span text:style-name="T4823"><text:s/></text:span><text:span text:style-name="T4824">Chagrins,</text:span><text:span text:style-name="T4825"><text:s/></text:span><text:span text:style-name="T4826">les</text:span><text:span text:style-name="T4827"><text:s/></text:span><text:span text:style-name="T4828">Soupçons.</text:span></text:p>
      <text:p text:style-name="Corpsdetexte"><text:span text:style-name="T4829">[p.</text:span><text:span text:style-name="T4830"><text:s/></text:span><text:span text:style-name="T4831">253</text:span><text:span text:style-name="pb">]</text:span><text:span text:style-name="T4832"><text:s/></text:span><text:span text:style-name="T4833">S</text:span><text:span text:style-name="T4834">econde entrée</text:span><text:span text:style-name="T4835"> : q</text:span><text:span text:style-name="T4836">uatre</text:span><text:span text:style-name="T4837"><text:s/></text:span><text:span text:style-name="T4838">Plaisants</text:span><text:span text:style-name="T4839"><text:s/></text:span><text:span text:style-name="T4840">ou</text:span><text:span text:style-name="T4841"><text:s/></text:span><text:span text:style-name="T4842">Goguenards.</text:span></text:p>
      <text:p text:style-name="quote">« Le<text:s/>second<text:s/>acte<text:s/>ouvrait<text:s/>par<text:s/>le<text:s/>retour<text:s/>de<text:s/>Germino,<text:s/>qui<text:s/>venait<text:s/>éveiller<text:s/>Sganarelle :<text:s/>la<text:s/><text:span text:style-name="T4843">troisième</text:span><text:span text:style-name="T4844"><text:s/>e</text:span><text:span text:style-name="T4845">ntrée</text:span>, la scène des Bohémiennes. »</text:p>
      <text:p text:style-name="Corpsdetexte"><text:span text:style-name="T4846">Troisième</text:span><text:span text:style-name="T4847"><text:s/>entr</text:span><text:span text:style-name="T4848">ée</text:span><text:span text:style-name="T4849"> :<text:s/></text:span><text:span text:style-name="T4850">Égyptiens,</text:span><text:span text:style-name="T4851"><text:s/></text:span><text:span text:style-name="T4852">et</text:span><text:span text:style-name="T4853"><text:s/></text:span><text:span text:style-name="T4854">Égyptiennes</text:span><text:span text:style-name="T4855"><text:s/></text:span><text:span text:style-name="T4856">dansant</text:span><text:span text:style-name="Appelnotedebasdep."><text:note text:note-class="footnote" text:id="_ftn47"><text:note-citation>48</text:note-citation><text:note-body><text:p text:style-name="Notedebasdepage"><text:span text:style-name="T4857"><text:s/></text:span><text:span text:style-name="T4858">[BOTTOM]<text:s/></text:span><text:span text:style-name="T4859">*<text:s/></text:span><text:span text:style-name="T4860">Le roi dansait dans cette entrée.</text:span></text:p></text:note-body></text:note></text:span><text:span text:style-name="T4861">,</text:span></text:p>
      <text:p text:style-name="quote">« Ensuite<text:s/>Sganarelle<text:s/>allait<text:s/>frapper<text:s/>à<text:s/>la<text:s/>porte<text:s/>d’un<text:s/>Magicien,<text:s/>et<text:s/>le<text:s/>consultait<text:s/>sur<text:s/>son<text:s/>mariage ;<text:s/>le Magicien appelait les Démons. »</text:p>
      <text:p text:style-name="Corpsdetexte"><text:span text:style-name="T4862">Quatrième</text:span><text:span text:style-name="T4863"><text:s/></text:span><text:span text:style-name="T4864">entrée</text:span><text:span text:style-name="T4865"> :<text:s/></text:span><text:span text:style-name="T4866">Magiciens</text:span><text:span text:style-name="T4867"><text:s/></text:span><text:span text:style-name="T4868">et</text:span><text:span text:style-name="T4869"><text:s/></text:span><text:span text:style-name="T4870">Démons.</text:span></text:p>
      <text:p text:style-name="quote">« Sganarelle<text:s/>interroge<text:s/>les<text:s/>Démons,<text:s/>ils<text:s/>répondent<text:s/>par<text:s/>lignes,<text:s/>et<text:s/>sortent<text:s/>en<text:s/>lui<text:s/>faisant<text:s/>les<text:s/>cornes.</text:p>
      <text:p text:style-name="quote">« Le<text:s/>troisième<text:s/>acte<text:s/>était<text:s/>rempli<text:s/>par<text:s/>les<text:s/>scènes<text:s/>de<text:s/>Sganarelle<text:s/>seul,<text:s/>de<text:s/>Sganarelle<text:s/>avec<text:s/>Alcantor, etc. enfin<text:s/><text:span text:style-name="T4871">jusqu</text:span><text:span text:style-name="T4872">’</text:span><text:span text:style-name="T4873">au</text:span><text:span text:style-name="T4874"><text:s/></text:span><text:span text:style-name="T4875">mariage. »</text:span></text:p>
      <text:p text:style-name="Corpsdetexte"><text:span text:style-name="T4876">Cinquiè</text:span><text:span text:style-name="T4877">me</text:span><text:span text:style-name="T4878"><text:s/></text:span><text:span text:style-name="T4879">entr</text:span><text:span text:style-name="T4880">é</text:span><text:span text:style-name="T4881">e</text:span><text:span text:style-name="T4882"> :<text:s/></text:span><text:span text:style-name="quote.c">« Un Maître à danser (le sieur d’Olivet) venait enseigner une courante à Sganarelle.<text:s/></text:span><text:span text:style-name="quote.c">Germin</text:span><text:span text:style-name="quote.c">o venait se réjouir avec Sganarelle, et lui disait que les jeunes gens de la ville avaient préparé une mascarade pour honorer ses noces. »</text:span></text:p>
      <text:p text:style-name="Corpsdetexte"><text:span text:style-name="T4883">Sixième</text:span><text:span text:style-name="T4884"><text:s/></text:span><text:span text:style-name="T4885">entrée</text:span><text:span text:style-name="T4886"> : Deu</text:span><text:span text:style-name="T4887">x</text:span><text:span text:style-name="T4888"><text:s/>Espagnol</text:span><text:span text:style-name="T4889">s,</text:span><text:span text:style-name="T4890"><text:s/></text:span><text:span text:style-name="T4891">deux</text:span><text:span text:style-name="T4892"><text:s/>Espagnol</text:span><text:span text:style-name="T4893">es.</text:span></text:p>
      <text:p text:style-name="Corpsdetexte"><text:span text:style-name="pb">[p.</text:span><text:span text:style-name="pb"><text:s/></text:span><text:span text:style-name="pb">254</text:span><text:span text:style-name="pb">]</text:span><text:span text:style-name="T4894"><text:s/></text:span><text:span text:style-name="T4895">S</text:span><text:span text:style-name="T4896">eptième</text:span><text:span text:style-name="T4897"><text:s/></text:span><text:span text:style-name="T4898">entrée</text:span><text:span text:style-name="T4899"> : Un<text:s/></text:span><text:span text:style-name="T4900">c</text:span><text:span text:style-name="T4901">har</text:span><text:span text:style-name="T4902">ivari</text:span><text:span text:style-name="T4903"><text:s/></text:span><text:span text:style-name="T4904">grotesque.</text:span></text:p>
      <text:p text:style-name="Corpsdetexte"><text:span text:style-name="T4905">Huitième et dernière entrée</text:span><text:span text:style-name="T4906"> : Quatre</text:span><text:span text:style-name="T4907"><text:s/></text:span><text:span text:style-name="T4908">Galants,</text:span><text:span text:style-name="T4909"><text:s/></text:span><text:span text:style-name="T4910">cajolant</text:span><text:span text:style-name="T4911"><text:s/></text:span><text:span text:style-name="T4912">la</text:span><text:span text:style-name="T4913"><text:s/></text:span><text:span text:style-name="T4914">femme</text:span><text:span text:style-name="T4915"><text:s/></text:span><text:span text:style-name="T4916">de</text:span><text:span text:style-name="T4917"><text:s/></text:span><text:span text:style-name="T4918">Sganarelle.</text:span></text:p>
      <text:soft-page-break/>
      <text:p text:style-name="P4919">Acteurs de la comédie du Mariage<text:s/>forcé.</text:p>
      <text:p text:style-name="Corpsdetexte"><text:span text:style-name="T4920"><text:note text:note-class="footnote" text:id="_ftn48"><text:note-citation>49</text:note-citation><text:note-body><text:p text:style-name="Notedebasdepage"><text:s/>[BOTTOM]<text:s/>(*)<text:s/><text:span text:style-name="T4921">On</text:span><text:span text:style-name="T4922"><text:s/></text:span><text:span text:style-name="T4923">oublie</text:span><text:span text:style-name="T4924"><text:s/></text:span><text:span text:style-name="T4925">dans</text:span><text:span text:style-name="T4926"><text:s/></text:span><text:span text:style-name="T4927">cette</text:span><text:span text:style-name="T4928"><text:s/></text:span><text:span text:style-name="T4929">liste</text:span><text:span text:style-name="T4930"><text:s/></text:span><text:span text:style-name="T4931">des</text:span><text:span text:style-name="T4932"><text:s/>a</text:span><text:span text:style-name="T4933">cteurs,</text:span><text:span text:style-name="T4934"><text:s/></text:span><text:span text:style-name="T4935">le</text:span><text:span text:style-name="T4936"><text:s/>personnage<text:s/></text:span><text:span text:style-name="T4937">d</text:span><text:span text:style-name="T4938">’</text:span><text:span text:style-name="T4939">Alcidas,</text:span><text:span text:style-name="T4940"><text:s/></text:span><text:span text:style-name="T4941">et</text:span><text:span text:style-name="T4942"><text:s/></text:span><text:span text:style-name="T4943">le</text:span><text:span text:style-name="T4944"><text:s/></text:span><text:span text:style-name="T4945">nom</text:span><text:span text:style-name="T4946"><text:s/></text:span><text:span text:style-name="T4947">de</text:span><text:span text:style-name="T4948"><text:s/></text:span><text:span text:style-name="T4949">celui</text:span><text:span text:style-name="T4950"><text:s/></text:span><text:span text:style-name="T4951">qui</text:span><text:span text:style-name="T4952"><text:s/></text:span><text:span text:style-name="T4953">jouait</text:span><text:span text:style-name="T4954"><text:s/></text:span><text:span text:style-name="T4955">ce</text:span><text:span text:style-name="T4956"><text:s/></text:span><text:span text:style-name="T4957">rôle.</text:span></text:p></text:note-body></text:note></text:span><text:span text:style-name="T4958">Sganarelle,</text:span><text:span text:style-name="T4959"><text:s/></text:span><text:span text:style-name="T4960">le</text:span><text:span text:style-name="T4961"><text:s/>s</text:span><text:span text:style-name="T4962">ieur</text:span><text:span text:style-name="T4963"><text:s/></text:span><text:span text:style-name="T4964">Molière</text:span><text:span text:style-name="T4965"> ;<text:s/></text:span><text:span text:style-name="T4966">Germino,</text:span><text:span text:style-name="T4967"><text:s/></text:span><text:span text:style-name="T4968">le si</text:span><text:span text:style-name="T4969">eur</text:span><text:span text:style-name="T4970"><text:s/></text:span><text:span text:style-name="T4971">de</text:span><text:span text:style-name="T4972"><text:s/>L</text:span><text:span text:style-name="T4973">a</text:span><text:span text:style-name="T4974"> </text:span><text:span text:style-name="T4975">Thorillière</text:span><text:span text:style-name="T4976"> ;<text:s/></text:span><text:span text:style-name="T4977">Dorimène,</text:span><text:span text:style-name="T4978"><text:s/></text:span><text:span text:style-name="T4979">M</text:span><text:span text:style-name="T4980">lle</text:span><text:span text:style-name="T4981"> D</text:span><text:span text:style-name="T4982">u</text:span><text:span text:style-name="T4983"> </text:span><text:span text:style-name="T4984">Parc</text:span><text:span text:style-name="T4985"> ;<text:s/></text:span><text:span text:style-name="T4986">Alcantor,</text:span><text:span text:style-name="T4987"><text:s/></text:span><text:span text:style-name="T4988">le</text:span><text:span text:style-name="T4989"><text:s/>s</text:span><text:span text:style-name="T4990">ieur</text:span><text:span text:style-name="T4991"><text:s/></text:span><text:span text:style-name="T4992">Béjart</text:span><text:span text:style-name="T4993"> ;<text:s/></text:span><text:span text:style-name="T4994">Lycaste,</text:span><text:span text:style-name="T4995"><text:s/></text:span><text:span text:style-name="T4996">le</text:span><text:span text:style-name="T4997"><text:s/>s</text:span><text:span text:style-name="T4998">ieur</text:span><text:span text:style-name="T4999"><text:s/></text:span><text:span text:style-name="T5000">de</text:span><text:span text:style-name="T5001"><text:s/>L</text:span><text:span text:style-name="T5002">a</text:span><text:span text:style-name="T5003"> </text:span><text:span text:style-name="T5004">Grange</text:span><text:span text:style-name="T5005"> ;<text:s/></text:span><text:span text:style-name="T5006">la</text:span><text:span text:style-name="T5007"><text:s/></text:span><text:span text:style-name="T5008">première</text:span><text:span text:style-name="T5009"><text:s/></text:span><text:span text:style-name="T5010">Bohémienne,</text:span><text:span text:style-name="T5011"><text:s/></text:span><text:span text:style-name="T5012">M</text:span><text:span text:style-name="T5013">lle</text:span><text:span text:style-name="T5014"> </text:span><text:span text:style-name="T5015">Béjart</text:span><text:span text:style-name="T5016"> ;<text:s/></text:span><text:span text:style-name="T5017">la</text:span><text:span text:style-name="T5018"><text:s/></text:span><text:span text:style-name="T5019">seconde</text:span><text:span text:style-name="T5020"><text:s/></text:span><text:span text:style-name="T5021">Bohémienne,</text:span><text:span text:style-name="T5022"><text:s/></text:span><text:span text:style-name="T5023">M</text:span><text:span text:style-name="T5024">lle</text:span><text:span text:style-name="T5025"> </text:span><text:span text:style-name="T5026">de</text:span><text:span text:style-name="T5027"> </text:span><text:span text:style-name="T5028">Brie</text:span><text:span text:style-name="T5029"> ;<text:s/></text:span><text:span text:style-name="T5030">le</text:span><text:span text:style-name="T5031"><text:s/></text:span><text:span text:style-name="T5032">premier</text:span><text:span text:style-name="T5033"><text:s/></text:span><text:span text:style-name="T5034">Docteur,</text:span><text:span text:style-name="T5035"><text:s/></text:span><text:span text:style-name="T5036">le si</text:span><text:span text:style-name="T5037">eur</text:span><text:span text:style-name="T5038"><text:s/></text:span><text:span text:style-name="T5039">Brécourt</text:span><text:span text:style-name="T5040"> ;<text:s/></text:span><text:span text:style-name="T5041">le</text:span><text:span text:style-name="T5042"><text:s/></text:span><text:span text:style-name="T5043">second</text:span><text:span text:style-name="T5044"><text:s/></text:span><text:span text:style-name="T5045">Docteur,</text:span><text:span text:style-name="T5046"><text:s/></text:span><text:span text:style-name="T5047">le</text:span><text:span text:style-name="T5048"><text:s/>s</text:span><text:span text:style-name="T5049">ieur</text:span><text:span text:style-name="T5050"><text:s/>D</text:span><text:span text:style-name="T5051">u</text:span><text:span text:style-name="T5052"> </text:span><text:span text:style-name="T5053">Croisy</text:span><text:span text:style-name="T5054">.</text:span></text:p>
      <text:p text:style-name="quote"><text:span text:style-name="T5055">« </text:span><text:span text:style-name="T5056"><text:note text:note-class="footnote" text:id="_ftn49"><text:note-citation>50</text:note-citation><text:note-body><text:p text:style-name="Notedebasdepage"><text:s/>[MARGIN] (*) Avertissement de l’éditeur de Molière, in-12, Paris, 1739, tome III, p. 247.</text:p></text:note-body></text:note></text:span><text:span text:style-name="T5057">Quand</text:span><text:span text:style-name="T5058"><text:s/></text:span><text:span text:style-name="T5059">l</text:span><text:span text:style-name="T5060">’auteur<text:s/></text:span><text:span text:style-name="T5061">fit</text:span><text:span text:style-name="T5062"><text:s/></text:span><text:span text:style-name="T5063">représenter</text:span><text:span text:style-name="T5064"><text:s/>cette comédie</text:span><text:span text:style-name="T5065"><text:s/>sur</text:span><text:span text:style-name="T5066"><text:s/></text:span><text:span text:style-name="T5067">le</text:span><text:span text:style-name="T5068"><text:s/>t</text:span><text:span text:style-name="T5069">héâtre</text:span><text:span text:style-name="T5070"><text:s/></text:span><text:span text:style-name="T5071">du</text:span><text:span text:style-name="T5072"><text:s/>Palais-Royal</text:span><text:span text:style-name="T5073">,</text:span><text:span text:style-name="T5074"><text:s/></text:span><text:span text:style-name="T5075">il</text:span><text:span text:style-name="T5076"><text:s/></text:span><text:span text:style-name="T5077">supprima</text:span><text:span text:style-name="T5078"><text:s/></text:span><text:span text:style-name="T5079">les</text:span><text:span text:style-name="T5080"><text:s/></text:span><text:span text:style-name="T5081">récits</text:span><text:span text:style-name="T5082"><text:s/></text:span><text:span text:style-name="T5083">et</text:span><text:span text:style-name="T5084"><text:s/></text:span><text:span text:style-name="T5085">les</text:span><text:span text:style-name="T5086"><text:s/>e</text:span><text:span text:style-name="T5087">ntrées</text:span><text:span text:style-name="T5088"><text:s/></text:span><text:span text:style-name="T5089">du</text:span><text:span text:style-name="T5090"><text:s/>b</text:span><text:span text:style-name="T5091">allet,</text:span><text:span text:style-name="T5092"><text:s/></text:span><text:span text:style-name="T5093">et</text:span><text:span text:style-name="T5094"><text:s/></text:span><text:span text:style-name="T5095">réduisit</text:span><text:span text:style-name="T5096"><text:s/></text:span><text:span text:style-name="T5097">sa</text:span><text:span text:style-name="T5098"><text:s/>pièce<text:s/></text:span><text:span text:style-name="T5099">en</text:span><text:span text:style-name="T5100"><text:s/></text:span><text:span text:style-name="T5101">un</text:span><text:span text:style-name="T5102"><text:s/>a</text:span><text:span text:style-name="T5103">cte,</text:span><text:span text:style-name="T5104"><text:s/></text:span><text:span text:style-name="T5105">en</text:span><text:span text:style-name="T5106"><text:s/></text:span><text:span text:style-name="T5107">y</text:span><text:span text:style-name="T5108"><text:s/></text:span><text:span text:style-name="T5109">faisant</text:span><text:span text:style-name="T5110"><text:s/></text:span><text:span text:style-name="T5111">quelques</text:span><text:span text:style-name="T5112"><text:s/></text:span><text:span text:style-name="T5113">changements</text:span><text:span text:style-name="T5114"> ;<text:s/></text:span><text:span text:style-name="T5115">le</text:span><text:span text:style-name="T5116"><text:s/></text:span><text:span text:style-name="T5117">plus</text:span><text:span text:style-name="T5118"><text:s/></text:span><text:span text:style-name="T5119">considérable</text:span><text:span text:style-name="T5120"><text:s/></text:span><text:span text:style-name="T5121">est</text:span><text:span text:style-name="T5122"><text:s/></text:span><text:span text:style-name="T5123">la</text:span><text:span text:style-name="T5124"><text:s/>scène<text:s/></text:span><text:span text:style-name="T5125">entre</text:span><text:span text:style-name="T5126"><text:s/></text:span><text:span text:style-name="T5127">Lycaste</text:span><text:span text:style-name="T5128"><text:s/></text:span><text:span text:style-name="T5129">et</text:span><text:span text:style-name="T5130"><text:s/></text:span><text:span text:style-name="T5131">Dorimène</text:span><text:span text:style-name="T5132"> ; scène<text:s/></text:span><text:span text:style-name="T5133">ajoutée</text:span><text:span text:style-name="T5134"><text:s/></text:span><text:span text:style-name="T5135">pour</text:span><text:span text:style-name="T5136"><text:s/></text:span><text:span text:style-name="T5137">suppléer</text:span><text:span text:style-name="T5138"><text:s/></text:span><text:span text:style-name="T5139">à</text:span><text:span text:style-name="T5140"><text:s/></text:span><text:span text:style-name="T5141">celle</text:span><text:span text:style-name="T5142"><text:s/></text:span><text:span text:style-name="T5143">du</text:span><text:span text:style-name="T5144"><text:s/></text:span><text:span text:style-name="T5145">Magicien</text:span><text:span text:style-name="T5146"><text:s/></text:span><text:span text:style-name="T5147">chantant,</text:span><text:span text:style-name="T5148"><text:s/></text:span><text:span text:style-name="T5149">qui</text:span><text:span text:style-name="T5150"><text:s/></text:span><text:span text:style-name="T5151">déterminait</text:span><text:span text:style-name="T5152"><text:s/></text:span><text:span text:style-name="T5153">Sganarelle</text:span><text:span text:style-name="T5154"><text:s/></text:span><text:span text:style-name="T5155">à</text:span><text:span text:style-name="T5156"><text:s/></text:span><text:span text:style-name="T5157">rompre</text:span><text:span text:style-name="T5158"><text:s/></text:span><text:span text:style-name="T5159">son</text:span><text:span text:style-name="T5160"><text:s/>m</text:span><text:span text:style-name="T5161">ariage. »</text:span></text:p>
      <text:p text:style-name="quote"><text:span text:style-name="T5162">« </text:span><text:span text:style-name="T5163"><text:note text:note-class="footnote" text:id="_ftn50"><text:note-citation>51</text:note-citation><text:note-body><text:p text:style-name="Notedebasdepage"><text:s/>[MARGIN] (*)<text:s/><text:span text:style-name="T5164">Mémoires sur la vie et les ouvrages de Molière</text:span><text:span text:style-name="T5165">.</text:span></text:p></text:note-body></text:note></text:span><text:span text:style-name="T5166">On</text:span><text:span text:style-name="T5167"><text:s/></text:span><text:span text:style-name="T5168">veut</text:span><text:span text:style-name="T5169"><text:s/></text:span><text:span text:style-name="T5170">qu</text:span><text:span text:style-name="T5171">’</text:span><text:span text:style-name="T5172">une</text:span><text:span text:style-name="T5173"><text:s/></text:span><text:span text:style-name="T5174">aventure</text:span><text:span text:style-name="T5175"><text:s/></text:span><text:span text:style-name="T5176">réelle</text:span><text:span text:style-name="Appelnotedebasdep."><text:note text:note-class="footnote" text:id="_ftn51"><text:note-citation>52</text:note-citation><text:note-body><text:p text:style-name="Notedebasdepage"><text:s/>[BOTTOM]<text:s/>(a) (*) Le fameux comte de Grammont a fourni à Molière l’idée de son<text:s/><text:span text:style-name="T5177">Mariage forcé</text:span>. Ce seigneur, pendant son séjour à la cour d’Angleterre, avait fort aimé M<text:span text:style-name="T5178">lle</text:span> Hamilton :<text:s/>leurs amours même avaient fait du bruit, et il repassait en France sans avoir conclu avec elle ; les deux frères de la demoiselle le joignirent à Douvres, dans le dessein de faire avec lui le coup de pistolet. Du plus loin qu’ils l’aperçurent, ils lui crièrent :<text:s/>“Comte de Grammont, comte de Grammont, n’avez-vous rien oublié à Londres ?<text:s/>— Pardonnez-moi, répondit le comte, qui devinait leur intention, j’ai oublié d’épouser votre sœur, et j’y retourne avec<text:s/>vous pour finir cette affaire.” »</text:p><text:p text:style-name="Notedebasdepage">(*)<text:s/><text:span text:style-name="T5179">Anna, ou bigarrure c</text:span><text:span text:style-name="T5180">alotine</text:span>, première partie, p. 18.</text:p></text:note-body></text:note></text:span><text:span text:style-name="T5181">,</text:span><text:span text:style-name="T5182"><text:s/></text:span><text:span text:style-name="T5183">[p.</text:span><text:span text:style-name="T5184"><text:s/></text:span><text:span text:style-name="T5185">255</text:span><text:span text:style-name="pb">]</text:span><text:span text:style-name="T5186"><text:s/></text:span><text:span text:style-name="T5187">qui</text:span><text:span text:style-name="T5188"><text:s/></text:span><text:span text:style-name="T5189">avait</text:span><text:span text:style-name="T5190"><text:s/></text:span><text:span text:style-name="T5191">un</text:span><text:span text:style-name="T5192"><text:s/></text:span><text:span text:style-name="T5193">rapport</text:span><text:span text:style-name="T5194"><text:s/></text:span><text:span text:style-name="T5195">éloigné</text:span><text:span text:style-name="T5196"><text:s/></text:span><text:span text:style-name="T5197">à</text:span><text:span text:style-name="T5198"><text:s/></text:span><text:span text:style-name="T5199">l</text:span><text:span text:style-name="T5200">’</text:span><text:span text:style-name="T5201">intrigue</text:span><text:span text:style-name="T5202"><text:s/></text:span><text:span text:style-name="T5203">(du</text:span><text:span text:style-name="T5204"><text:s/></text:span><text:span text:style-name="T5205">Mariage forcé</text:span><text:span text:style-name="T5206">)</text:span><text:span text:style-name="T5207">,<text:s/></text:span><text:span text:style-name="T5208">ait</text:span><text:span text:style-name="T5209"><text:s/></text:span><text:span text:style-name="T5210">alors</text:span><text:span text:style-name="T5211"><text:s/></text:span><text:span text:style-name="T5212">donné</text:span><text:span text:style-name="T5213"><text:s/></text:span><text:span text:style-name="T5214">à</text:span><text:span text:style-name="T5215"><text:s/></text:span><text:span text:style-name="T5216">cette</text:span><text:span text:style-name="T5217"><text:s/>pièce<text:s/></text:span><text:span text:style-name="T5218">un</text:span><text:span text:style-name="T5219"><text:s/></text:span><text:span text:style-name="T5220">sel</text:span><text:span text:style-name="T5221"><text:s/></text:span><text:span text:style-name="T5222">qu</text:span><text:span text:style-name="T5223">’</text:span><text:span text:style-name="T5224">elle</text:span><text:span text:style-name="T5225"><text:s/></text:span><text:span text:style-name="T5226">n</text:span><text:span text:style-name="T5227">’</text:span><text:span text:style-name="T5228">a</text:span><text:span text:style-name="T5229"><text:s/>plus. M. </text:span><text:span text:style-name="T5230">Riccoboni</text:span><text:span text:style-name="T5231">,<text:s/></text:span><text:span text:style-name="T5232">dans</text:span><text:span text:style-name="T5233"><text:s/>ses<text:s/></text:span><text:span text:style-name="T5234">Observations</text:span><text:span text:style-name="T5235"><text:s/></text:span><text:span text:style-name="T5236">sur</text:span><text:span text:style-name="T5237"><text:s/></text:span><text:span text:style-name="T5238">la</text:span><text:span text:style-name="T5239"><text:s/>c</text:span><text:span text:style-name="T5240">omédie</text:span><text:span text:style-name="T5241">,<text:s/></text:span><text:span text:style-name="T5242">et</text:span><text:span text:style-name="T5243"><text:s/></text:span><text:span text:style-name="T5244">le</text:span><text:span text:style-name="T5245"><text:s/></text:span><text:span text:style-name="T5246">génie</text:span><text:span text:style-name="T5247"><text:s/></text:span><text:span text:style-name="T5248">de</text:span><text:span text:style-name="T5249"><text:s/></text:span><text:span text:style-name="T5250">Molière</text:span><text:span text:style-name="T5251">,</text:span><text:span text:style-name="T5252"><text:s/></text:span><text:span text:style-name="T5253">pages</text:span><text:span text:style-name="T5254"> </text:span><text:span text:style-name="T5255">130</text:span><text:span text:style-name="T5256"><text:s/></text:span><text:span text:style-name="T5257">et</text:span><text:span text:style-name="T5258"> </text:span><text:span text:style-name="T5259">131,</text:span><text:span text:style-name="T5260"><text:s/></text:span><text:span text:style-name="T5261">met</text:span><text:span text:style-name="T5262"><text:s/></text:span><text:span text:style-name="T5263">le</text:span><text:span text:style-name="T5264"><text:s/></text:span><text:span text:style-name="T5265">dénouement</text:span><text:span text:style-name="T5266"><text:s/></text:span><text:span text:style-name="T5267">du</text:span><text:span text:style-name="T5268"><text:s/></text:span><text:span text:style-name="T5269">Mariage forcé</text:span><text:span text:style-name="T5270"><text:s/></text:span><text:span text:style-name="T5271">au</text:span><text:span text:style-name="T5272"><text:s/></text:span><text:span text:style-name="T5273">nombre</text:span><text:span text:style-name="T5274"><text:s/></text:span><text:span text:style-name="T5275">des</text:span><text:span text:style-name="T5276"><text:s/></text:span><text:span text:style-name="T5277">plus</text:span><text:span text:style-name="T5278"><text:s/></text:span><text:span text:style-name="T5279">heureux</text:span><text:span text:style-name="T5280"><text:s/></text:span><text:span text:style-name="T5281">de</text:span><text:span text:style-name="T5282"><text:s/></text:span><text:span text:style-name="T5283">Molière.</text:span><text:span text:style-name="T5284"><text:s/></text:span><text:span text:style-name="T5285">Voici</text:span><text:span text:style-name="T5286"><text:s/></text:span><text:span text:style-name="T5287">ses</text:span><text:span text:style-name="T5288"><text:s/>termes :</text:span></text:p>
      <text:p text:style-name="quote"><text:span text:style-name="T5289">« </text:span><text:span text:style-name="T5290">Je</text:span><text:span text:style-name="T5291"><text:s/></text:span><text:span text:style-name="T5292">crois</text:span><text:span text:style-name="T5293"><text:s/></text:span><text:span text:style-name="T5294">qu</text:span><text:span text:style-name="T5295">’</text:span><text:span text:style-name="T5296">on</text:span><text:span text:style-name="T5297"><text:s/></text:span><text:span text:style-name="T5298">doit</text:span><text:span text:style-name="T5299"><text:s/></text:span><text:span text:style-name="T5300">ranger</text:span><text:span text:style-name="T5301"><text:s/></text:span><text:span text:style-name="T5302">encore</text:span><text:span text:style-name="T5303"><text:s/></text:span><text:span text:style-name="T5304">le</text:span><text:span text:style-name="T5305"><text:s/></text:span><text:span text:style-name="T5306">dénouement</text:span><text:span text:style-name="T5307"><text:s/></text:span><text:span text:style-name="T5308">du</text:span><text:span text:style-name="T5309"><text:s/></text:span><text:span text:style-name="T5310">Mariage forcé</text:span><text:span text:style-name="T5311"><text:s/></text:span><text:span text:style-name="T5312">parmi</text:span><text:span text:style-name="T5313"><text:s/></text:span><text:span text:style-name="T5314">les</text:span><text:span text:style-name="T5315"><text:s/></text:span><text:span text:style-name="T5316">beautés</text:span><text:span text:style-name="T5317"><text:s/></text:span><text:span text:style-name="T5318">de</text:span><text:span text:style-name="T5319"><text:s/></text:span><text:span text:style-name="T5320">Molière,</text:span><text:span text:style-name="T5321"><text:s/></text:span><text:span text:style-name="T5322">qui</text:span><text:span text:style-name="T5323"><text:s/></text:span><text:span text:style-name="T5324">sont</text:span><text:span text:style-name="T5325"><text:s/></text:span><text:span text:style-name="T5326">inconnues</text:span><text:span text:style-name="T5327"><text:s/></text:span><text:span text:style-name="T5328">à</text:span><text:span text:style-name="T5329"><text:s/></text:span><text:span text:style-name="T5330">la</text:span><text:span text:style-name="T5331"><text:s/></text:span><text:span text:style-name="T5332">plupart</text:span><text:span text:style-name="T5333"><text:s/></text:span><text:span text:style-name="T5334">des</text:span><text:span text:style-name="T5335"><text:s/>s</text:span><text:span text:style-name="T5336">pectateurs,</text:span><text:span text:style-name="T5337"><text:s/></text:span><text:span text:style-name="T5338">ou</text:span><text:span text:style-name="T5339"><text:s/></text:span><text:span text:style-name="T5340">du</text:span><text:span text:style-name="T5341"><text:s/>moins<text:s/></text:span><text:span text:style-name="T5342">dont</text:span><text:span text:style-name="T5343"><text:s/></text:span><text:span text:style-name="T5344">ils</text:span><text:span text:style-name="T5345"><text:s/></text:span><text:span text:style-name="T5346">ne</text:span><text:span text:style-name="T5347"><text:s/></text:span><text:span text:style-name="T5348">sentent</text:span><text:span text:style-name="T5349"><text:s/></text:span><text:span text:style-name="T5350">pas</text:span><text:span text:style-name="T5351"><text:s/></text:span><text:span text:style-name="T5352">tout</text:span><text:span text:style-name="T5353"><text:s/></text:span><text:span text:style-name="T5354">le</text:span><text:span text:style-name="T5355"><text:s/></text:span><text:span text:style-name="T5356">mérite</text:span><text:span text:style-name="T5357"> :<text:s/></text:span><text:span text:style-name="T5358">mais</text:span><text:span text:style-name="T5359"><text:s/></text:span><text:span text:style-name="T5360">examinons</text:span><text:span text:style-name="T5361"><text:s/></text:span><text:span text:style-name="T5362">s</text:span><text:span text:style-name="T5363">’</text:span><text:span text:style-name="T5364">il</text:span><text:span text:style-name="T5365"><text:s/></text:span><text:span text:style-name="T5366">manque</text:span><text:span text:style-name="T5367"><text:s/></text:span><text:span text:style-name="T5368">en</text:span><text:span text:style-name="T5369"><text:s/></text:span><text:span text:style-name="T5370">effet,</text:span><text:span text:style-name="T5371"><text:s/></text:span><text:span text:style-name="T5372">comme</text:span><text:span text:style-name="T5373"><text:s/></text:span><text:span text:style-name="T5374">on</text:span><text:span text:style-name="T5375"><text:s/></text:span><text:span text:style-name="T5376">le</text:span><text:span text:style-name="T5377"><text:s/></text:span><text:span text:style-name="T5378">prétend,</text:span><text:span text:style-name="T5379"><text:s/></text:span><text:span text:style-name="T5380">de</text:span><text:span text:style-name="T5381"><text:s/></text:span><text:span text:style-name="T5382">quelque</text:span><text:span text:style-name="T5383"><text:s/></text:span><text:span text:style-name="T5384">qualité</text:span><text:span text:style-name="T5385"><text:s/></text:span><text:span text:style-name="T5386">qui</text:span><text:span text:style-name="T5387"><text:s/></text:span><text:span text:style-name="T5388">soit</text:span><text:span text:style-name="T5389"><text:s/></text:span><text:span text:style-name="T5390">nécessaire</text:span><text:span text:style-name="T5391"><text:s/></text:span><text:span text:style-name="T5392">à</text:span><text:span text:style-name="T5393"><text:s/></text:span><text:span text:style-name="T5394">un</text:span><text:span text:style-name="T5395"><text:s/></text:span><text:span text:style-name="T5396">dénouement</text:span><text:span text:style-name="T5397"><text:s/></text:span><text:span text:style-name="T5398">pour</text:span><text:span text:style-name="T5399"><text:s/></text:span><text:span text:style-name="T5400">être</text:span><text:span text:style-name="T5401"><text:s/></text:span><text:span text:style-name="T5402">parfait.</text:span><text:span text:style-name="T5403"><text:s/></text:span><text:span text:style-name="T5404">Lorsqu</text:span><text:span text:style-name="T5405">’</text:span><text:span text:style-name="T5406">Alcidas,</text:span><text:span text:style-name="T5407"><text:s/></text:span><text:span text:style-name="T5408">afin</text:span><text:span text:style-name="T5409"><text:s/></text:span><text:span text:style-name="T5410">d</text:span><text:span text:style-name="T5411">’</text:span><text:span text:style-name="T5412">obliger</text:span><text:span text:style-name="T5413"><text:s/></text:span><text:span text:style-name="T5414">Sganarelle</text:span><text:span text:style-name="T5415"><text:s/></text:span><text:span text:style-name="T5416">à</text:span><text:span text:style-name="T5417"><text:s/></text:span><text:span text:style-name="T5418">tenir</text:span><text:span text:style-name="T5419"><text:s/></text:span><text:span text:style-name="T5420">la</text:span><text:span text:style-name="T5421"><text:s/></text:span><text:span text:style-name="T5422">parole</text:span><text:span text:style-name="T5423"><text:s/></text:span><text:span text:style-name="T5424">qu</text:span><text:span text:style-name="T5425">’</text:span><text:span text:style-name="T5426">il</text:span><text:span text:style-name="T5427"><text:s/></text:span><text:span text:style-name="T5428">a</text:span><text:span text:style-name="T5429"><text:s/></text:span><text:span text:style-name="T5430">donnée</text:span><text:span text:style-name="T5431"><text:s/></text:span><text:span text:style-name="T5432">d</text:span><text:span text:style-name="T5433">’</text:span><text:span text:style-name="T5434">épouser</text:span><text:span text:style-name="T5435"><text:s/></text:span><text:span text:style-name="T5436">sa</text:span><text:span text:style-name="T5437"><text:s/></text:span><text:span text:style-name="T5438">sœur,</text:span><text:span text:style-name="T5439"><text:s/></text:span><text:span text:style-name="T5440">veut</text:span><text:span text:style-name="T5441"><text:s/></text:span><text:span text:style-name="T5442">lui</text:span><text:span text:style-name="T5443"><text:s/></text:span><text:span text:style-name="T5444">donner</text:span><text:span text:style-name="T5445"><text:s/></text:span><text:span text:style-name="T5446">pour</text:span><text:span text:style-name="T5447"><text:s/></text:span><text:span text:style-name="T5448">la</text:span><text:span text:style-name="T5449"><text:s/></text:span><text:span text:style-name="T5450">troisième</text:span><text:span text:style-name="T5451"><text:s/></text:span><text:span text:style-name="T5452">fois</text:span><text:span text:style-name="T5453"><text:s/></text:span><text:span text:style-name="T5454">des</text:span><text:span text:style-name="T5455"><text:s/></text:span><text:span text:style-name="T5456">coups</text:span><text:span text:style-name="T5457"><text:s/></text:span><text:span text:style-name="T5458">de</text:span><text:span text:style-name="T5459"><text:s/></text:span><text:span text:style-name="T5460">[p.</text:span><text:span text:style-name="T5461"><text:s/></text:span><text:span text:style-name="T5462">256</text:span><text:span text:style-name="pb">]</text:span><text:span text:style-name="pb"><text:s/></text:span><text:span text:style-name="T5463">bâton,<text:s/></text:span><text:span text:style-name="T5464">et</text:span><text:span text:style-name="T5465"><text:s/></text:span><text:span text:style-name="T5466">que</text:span><text:span text:style-name="T5467"><text:s/></text:span><text:span text:style-name="T5468">celui-ci</text:span><text:span text:style-name="T5469"><text:s/></text:span><text:span text:style-name="T5470">a</text:span><text:span text:style-name="T5471"><text:s/></text:span><text:span text:style-name="T5472">répondu,</text:span><text:span text:style-name="T5473"><text:s/></text:span><text:span text:style-name="T5474">j</text:span><text:span text:style-name="T5475">’</text:span><text:span text:style-name="T5476">épouserai</text:span><text:span text:style-name="T5477">,</text:span><text:span text:style-name="T5478"><text:s/></text:span><text:span text:style-name="T5479">j</text:span><text:span text:style-name="T5480">’</text:span><text:span text:style-name="T5481">épouserai</text:span><text:span text:style-name="T5482">,<text:s/></text:span><text:span text:style-name="T5483">le</text:span><text:span text:style-name="T5484"><text:s/></text:span><text:span text:style-name="T5485">père</text:span><text:span text:style-name="T5486"><text:s/>arrive<text:s/></text:span><text:span text:style-name="T5487">qui</text:span><text:span text:style-name="T5488">,<text:s/></text:span><text:span text:style-name="T5489">après</text:span><text:span text:style-name="T5490"><text:s/></text:span><text:span text:style-name="T5491">avoir</text:span><text:span text:style-name="T5492"><text:s/></text:span><text:span text:style-name="T5493">contraint</text:span><text:span text:style-name="T5494"><text:s/></text:span><text:span text:style-name="T5495">sa</text:span><text:span text:style-name="T5496"><text:s/></text:span><text:span text:style-name="T5497">fille</text:span><text:span text:style-name="T5498"><text:s/></text:span><text:span text:style-name="T5499">à</text:span><text:span text:style-name="T5500"><text:s/></text:span><text:span text:style-name="T5501">donner</text:span><text:span text:style-name="T5502"><text:s/></text:span><text:span text:style-name="T5503">la</text:span><text:span text:style-name="T5504"><text:s/></text:span><text:span text:style-name="T5505">main</text:span><text:span text:style-name="T5506"><text:s/></text:span><text:span text:style-name="T5507">à</text:span><text:span text:style-name="T5508"><text:s/></text:span><text:span text:style-name="T5509">Sganarelle,</text:span><text:span text:style-name="T5510"><text:s/></text:span><text:span text:style-name="T5511">s</text:span><text:span text:style-name="T5512">’</text:span><text:span text:style-name="T5513">écrie,</text:span><text:span text:style-name="T5514"><text:s/></text:span><text:span text:style-name="T5515">en</text:span><text:span text:style-name="T5516"><text:s/></text:span><text:span text:style-name="T5517">lui</text:span><text:span text:style-name="T5518"><text:s/></text:span><text:span text:style-name="T5519">adressant</text:span><text:span text:style-name="T5520"><text:s/></text:span><text:span text:style-name="T5521">la</text:span><text:span text:style-name="T5522"><text:s/></text:span><text:span text:style-name="T5523">parole</text:span><text:span text:style-name="T5524"> :<text:s/></text:span><text:span text:style-name="T5525">Le</text:span><text:span text:style-name="T5526"><text:s/>C</text:span><text:span text:style-name="T5527">iel</text:span><text:span text:style-name="T5528"><text:s/></text:span><text:span text:style-name="T5529">soit</text:span><text:span text:style-name="T5530"><text:s/></text:span><text:span text:style-name="T5531">l</text:span><text:span text:style-name="T5532">oué : m’en voilà déchargé, et c’est à vous désormais qu</text:span><text:span text:style-name="T5533">e</text:span><text:span text:style-name="T5534"><text:s/></text:span><text:span text:style-name="T5535">regarde</text:span><text:span text:style-name="T5536"><text:s/></text:span><text:span text:style-name="T5537">le</text:span><text:span text:style-name="T5538"><text:s/></text:span><text:span text:style-name="T5539">soin</text:span><text:span text:style-name="T5540"><text:s/></text:span><text:span text:style-name="T5541">de</text:span><text:span text:style-name="T5542"><text:s/></text:span><text:span text:style-name="T5543">sa</text:span><text:span text:style-name="T5544"><text:s/></text:span><text:span text:style-name="T5545">conduite</text:span><text:span text:style-name="T5546">.</text:span><text:span text:style-name="T5547"><text:s/></text:span><text:span text:style-name="T5548">Sganarelle</text:span><text:span text:style-name="T5549"><text:s/></text:span><text:span text:style-name="T5550">ne</text:span><text:span text:style-name="T5551"><text:s/></text:span><text:span text:style-name="T5552">profère</text:span><text:span text:style-name="T5553"><text:s/></text:span><text:span text:style-name="T5554">pas</text:span><text:span text:style-name="T5555"><text:s/></text:span><text:span text:style-name="T5556">un</text:span><text:span text:style-name="T5557"><text:s/></text:span><text:span text:style-name="T5558">seul</text:span><text:span text:style-name="T5559"><text:s/></text:span><text:span text:style-name="T5560">mot,</text:span><text:span text:style-name="T5561"><text:s/></text:span><text:span text:style-name="T5562">et</text:span><text:span text:style-name="T5563"><text:s/></text:span><text:span text:style-name="T5564">la</text:span><text:span text:style-name="T5565"><text:s/>pièce<text:s/></text:span><text:span text:style-name="T5566">finit.</text:span><text:span text:style-name="T5567"><text:s/></text:span><text:span text:style-name="T5568">C</text:span><text:span text:style-name="T5569">’</text:span><text:span text:style-name="T5570">est</text:span><text:span text:style-name="T5571"><text:s/></text:span><text:span text:style-name="T5572">là,</text:span><text:span text:style-name="T5573"><text:s/></text:span><text:span text:style-name="T5574">si</text:span><text:span text:style-name="T5575"><text:s/></text:span><text:span text:style-name="T5576">je</text:span><text:span text:style-name="T5577"><text:s/></text:span><text:span text:style-name="T5578">ne</text:span><text:span text:style-name="T5579"><text:s/></text:span><text:span text:style-name="T5580">suis</text:span><text:span text:style-name="T5581"><text:s/></text:span><text:span text:style-name="T5582">trompé,</text:span><text:span text:style-name="T5583"><text:s/></text:span><text:span text:style-name="T5584">connaître</text:span><text:span text:style-name="T5585"><text:s/></text:span><text:span text:style-name="T5586">parfaitement</text:span><text:span text:style-name="T5587"><text:s/></text:span><text:span text:style-name="T5588">l</text:span><text:span text:style-name="T5589">’</text:span><text:span text:style-name="T5590">art</text:span><text:span text:style-name="T5591"><text:s/></text:span><text:span text:style-name="T5592">du</text:span><text:span text:style-name="T5593"><text:s/>théâtre</text:span><text:span text:style-name="T5594">,</text:span><text:span text:style-name="T5595"><text:s/></text:span><text:span text:style-name="T5596">et</text:span><text:span text:style-name="T5597"><text:s/></text:span><text:span text:style-name="T5598">le</text:span><text:span text:style-name="T5599"><text:s/></text:span><text:span text:style-name="T5600">cœur</text:span><text:span text:style-name="T5601"><text:s/></text:span><text:span text:style-name="T5602">humain</text:span><text:span text:style-name="T5603"> ;<text:s/></text:span><text:span text:style-name="T5604">Sganarelle</text:span><text:span text:style-name="T5605"><text:s/></text:span><text:span text:style-name="T5606">ne</text:span><text:span text:style-name="T5607"><text:s/></text:span><text:span text:style-name="T5608">dit</text:span><text:span text:style-name="T5609"><text:s/></text:span><text:span text:style-name="T5610">rien,</text:span><text:span text:style-name="T5611"><text:s/></text:span><text:span text:style-name="T5612">mais</text:span><text:span text:style-name="T5613"><text:s/></text:span><text:span text:style-name="T5614">son</text:span><text:span text:style-name="T5615"><text:s/></text:span><text:span text:style-name="T5616">silence</text:span><text:span text:style-name="T5617"><text:s/></text:span><text:span text:style-name="T5618">parle</text:span><text:span text:style-name="T5619"><text:s/></text:span><text:span text:style-name="T5620">éloquemment</text:span><text:span text:style-name="T5621"><text:s/></text:span><text:span text:style-name="T5622">aux</text:span><text:span text:style-name="T5623"><text:s/>spectateur</text:span><text:span text:style-name="T5624">s.</text:span><text:span text:style-name="T5625"><text:s/></text:span><text:span text:style-name="T5626">Ce</text:span><text:span text:style-name="T5627"><text:s/></text:span><text:span text:style-name="T5628">silence</text:span><text:span text:style-name="T5629"><text:s/></text:span><text:span text:style-name="T5630">est</text:span><text:span text:style-name="T5631"><text:s/></text:span><text:span text:style-name="T5632">un</text:span><text:span text:style-name="T5633"><text:s/></text:span><text:span text:style-name="T5634">coup</text:span><text:span text:style-name="T5635"><text:s/></text:span><text:span text:style-name="T5636">de</text:span><text:span text:style-name="T5637"><text:s/></text:span><text:span text:style-name="T5638">maître</text:span><text:span text:style-name="T5639"> :<text:s/></text:span><text:span text:style-name="T5640">et</text:span><text:span text:style-name="T5641"><text:s/></text:span><text:span text:style-name="T5642">c</text:span><text:span text:style-name="T5643">’</text:span><text:span text:style-name="T5644">est</text:span><text:span text:style-name="T5645"><text:s/></text:span><text:span text:style-name="T5646">cette</text:span><text:span text:style-name="T5647"><text:s/></text:span><text:span text:style-name="T5648">espèce</text:span><text:span text:style-name="T5649"><text:s/></text:span><text:span text:style-name="T5650">de</text:span><text:span text:style-name="T5651"><text:s/></text:span><text:span text:style-name="T5652">dénouement</text:span><text:span text:style-name="T5653"><text:s/></text:span><text:span text:style-name="T5654">que</text:span><text:span text:style-name="T5655"><text:s/></text:span><text:span text:style-name="T5656">j</text:span><text:span text:style-name="T5657">’</text:span><text:span text:style-name="T5658">avais</text:span><text:span text:style-name="T5659"><text:s/></text:span><text:span text:style-name="T5660">en</text:span><text:span text:style-name="T5661"><text:s/>vue,<text:s/></text:span><text:span text:style-name="T5662">lorsque</text:span><text:span text:style-name="T5663"><text:s/></text:span><text:span text:style-name="T5664">j</text:span><text:span text:style-name="T5665">’</text:span><text:span text:style-name="T5666">ai</text:span><text:span text:style-name="T5667"><text:s/>dit<text:s/></text:span><text:span text:style-name="T5668">que</text:span><text:span text:style-name="T5669"><text:s/></text:span><text:span text:style-name="T5670">le</text:span><text:span text:style-name="T5671"><text:s/></text:span><text:span text:style-name="T5672">froid</text:span><text:span text:style-name="T5673"><text:s/></text:span><text:span text:style-name="T5674">d</text:span><text:span text:style-name="T5675">’</text:span><text:span text:style-name="T5676">une</text:span><text:span text:style-name="T5677"><text:s/></text:span><text:span text:style-name="T5678">situation</text:span><text:span text:style-name="T5679"><text:s/></text:span><text:span text:style-name="T5680">pouvait</text:span><text:span text:style-name="T5681"><text:s/></text:span><text:span text:style-name="T5682">quelquefois</text:span><text:span text:style-name="T5683"><text:s/></text:span><text:span text:style-name="T5684">servir</text:span><text:span text:style-name="T5685"><text:s/></text:span><text:span text:style-name="T5686">à</text:span><text:span text:style-name="T5687"><text:s/></text:span><text:span text:style-name="T5688">dénouer</text:span><text:span text:style-name="T5689"><text:s/></text:span><text:span text:style-name="T5690">une</text:span><text:span text:style-name="T5691"><text:s/>pièce</text:span><text:span text:style-name="T5692">,</text:span><text:span text:style-name="T5693"><text:s/></text:span><text:span text:style-name="T5694">autant</text:span><text:span text:style-name="T5695"><text:s/></text:span><text:span text:style-name="T5696">que</text:span><text:span text:style-name="T5697"><text:s/></text:span><text:span text:style-name="T5698">le</text:span><text:span text:style-name="T5699"><text:s/></text:span><text:span text:style-name="T5700">feu</text:span><text:span text:style-name="T5701"><text:s/></text:span><text:span text:style-name="T5702">et</text:span><text:span text:style-name="T5703"><text:s/></text:span><text:span text:style-name="T5704">la</text:span><text:span text:style-name="T5705"><text:s/></text:span><text:soft-page-break/><text:span text:style-name="T5706">vivacité</text:span><text:span text:style-name="T5707"><text:s/></text:span><text:span text:style-name="T5708">d</text:span><text:span text:style-name="T5709">’</text:span><text:span text:style-name="T5710">une</text:span><text:span text:style-name="T5711"><text:s/></text:span><text:span text:style-name="T5712">action. »</text:span></text:p>
      <text:p text:style-name="P5713">M. Riccoboni<text:s/>dans<text:s/>le<text:s/>même<text:s/>ouvrage<text:s/>ci-dessus<text:s/>cité,<text:s/>page 148,<text:s/>dit :</text:p>
      <text:p text:style-name="quote">« Il<text:s/>y<text:s/>a,<text:s/>dans<text:s/><text:span text:style-name="T5714">Le Mariage forcé</text:span>,<text:s/>une<text:s/>scène<text:s/>et<text:s/>des<text:s/>lazzis<text:s/>tirés<text:s/>de<text:s/>plusieurs<text:s/>comédies<text:s/>italiennes, jouées à l’impromptu. »</text:p>
      <text:p text:style-name="P5715">M. Riccoboni<text:s/>aurait<text:s/>dû<text:s/>marquer<text:s/>la<text:s/>scène<text:s/>imitée<text:s/>des<text:s/>Italiens.</text:p>
      <text:h text:style-name="Titre1" text:outline-level="1"><text:bookmark-start text:name="bookmark26"/><text:bookmark-end text:name="bookmark26"/>1664.<text:s/>La<text:s/>Princesse<text:bookmark-start text:name="bookmark27"/><text:bookmark-end text:name="bookmark27"/><text:s/>d’Élide<text:span text:style-name="Appelnotedebasdep."><text:note text:note-class="footnote" text:id="_ftn52"><text:note-citation>53</text:note-citation><text:note-body><text:p text:style-name="Notedebasdepage"><text:span text:style-name="T5716"><text:s/></text:span>[BOTTOM]<text:s/>(a)<text:s/><text:span text:style-name="T5717">Quoique la<text:s/></text:span><text:span text:style-name="T5718">Fête de Versailles en 1664</text:span><text:span text:style-name="T5719">, dans laquelle la comédie-ballet de<text:s/></text:span><text:span text:style-name="T5720">La Princesse d’Élide</text:span><text:span text:style-name="T5721"><text:s/>entra, soit non seulement imprimée dans toutes les éditions des<text:s/></text:span><text:span text:style-name="T5722">Œuvres</text:span><text:span text:style-name="T5723"><text:s/>de Molière, mais encore séparément, nous avons cru cependant ne pouvoir nous dispenser d’en rapporter quelques détails, surtout ceux qui ont rapport à la<text:s/></text:span><text:span text:style-name="T5724">pièce qui fait le sujet de cet article, et à l’h</text:span><text:span text:style-name="T5725">istoire que nous traitons</text:span><text:span text:style-name="T5726"> ;</text:span><text:span text:style-name="T5727"><text:s/>mais nous abrégerons le plus qu’il nous sera possible.</text:span></text:p></text:note-body></text:note></text:span></text:h>
      <text:p text:style-name="argument">Comédie-ballet<text:s/>en<text:s/>cinq<text:s/>actes,<text:s/>précédée<text:s/>d’un<text:s/>prologue<text:s/>(le<text:s/>premier<text:s/>acte,<text:s/>et<text:s/>la<text:s/>première<text:s/>scène<text:s/>du<text:s/>second<text:s/>en<text:s/>vers,<text:span text:style-name="T5728"><text:s/></text:span><text:span text:style-name="T5729">le</text:span><text:s/>reste<text:s/>en<text:s/>prose),<text:s/>de<text:s/>M. de<text:s/>Molière,<text:s/>représentée<text:s/>à<text:s/>Versailles<text:s/>le<text:s/>8 mai,<text:s/>et<text:s/>sur<text:s/>le<text:s/>théâtre<text:s/>du<text:s/>Palais-Royal,<text:s/>le<text:s/>9 novembre<text:s/>suivant<text:span text:style-name="Appelnotedebasdep."><text:note text:note-class="footnote" text:id="_ftn53"><text:note-citation>54</text:note-citation><text:note-body><text:p text:style-name="Notedebasdepage"><text:span text:style-name="T5730"><text:s/></text:span>[BOTTOM]<text:s/>(b)<text:s/><text:span text:style-name="T5731">La Princesse d’Élide</text:span><text:span text:style-name="T5732"><text:s/>paru</text:span><text:span text:style-name="T5733">t pour la première fois sur le théâtre du Palais-Royal, le d</text:span><text:span text:style-name="T5734">imanche<text:s/></text:span><text:span text:style-name="T5735">9 novembre </text:span><text:span text:style-name="T5736">1664, et elle eut vingt-trois re</text:span><text:span text:style-name="T5737">présentations. La dernière, le d</text:span><text:span text:style-name="T5738">imanche<text:s/></text:span><text:span text:style-name="T5739">4 janvier </text:span><text:span text:style-name="T5740">1665.<text:s/></text:span><text:span text:style-name="T5741">Registre de Molière</text:span><text:span text:style-name="T5742">.</text:span></text:p></text:note-body></text:note></text:span>.</text:p>
      <text:p text:style-name="quote"><text:span text:style-name="pb">[p.</text:span><text:span text:style-name="pb"><text:s/></text:span><text:span text:style-name="pb">260</text:span><text:span text:style-name="pb">]</text:span><text:span text:style-name="T5743"><text:s/></text:span>« <text:span text:style-name="T5744"><text:note text:note-class="footnote" text:id="_ftn54"><text:note-citation>55</text:note-citation><text:note-body><text:p text:style-name="Notedebasdepage"><text:s/>[MARGIN] (*)<text:s/><text:span text:style-name="T5745">Fête de Versailles en 1664</text:span>.</text:p></text:note-body></text:note></text:span>Le<text:s/>roi,<text:s/>voulant<text:s/>donner<text:s/>aux<text:s/>reines<text:s/>et<text:s/>à<text:s/>toute<text:s/>sa<text:s/>cour,<text:s/>le<text:s/>plaisir<text:s/>de<text:s/>quelques<text:s/>fêtes<text:s/>peu<text:s/>communes,<text:s/>dans<text:s/>un<text:s/>lieu<text:s/>orné<text:s/>de<text:s/>tous<text:s/>les<text:s/>agréments<text:s/>qui<text:s/>peuvent<text:s/>faire<text:s/>admirer<text:s/>une<text:s/>maison<text:s/>de<text:s/>campagne,<text:s/>choisit<text:s/>Versailles<text:s/>à<text:s/>quatre<text:s/>lieues<text:s/>de<text:s/>Paris.<text:s/>C’est<text:s/>un<text:s/><text:span text:style-name="T5746">[p.</text:span><text:span text:style-name="T5747"><text:s/></text:span><text:span text:style-name="T5748">261</text:span><text:span text:style-name="pb">]</text:span><text:span text:style-name="T5749"><text:s/></text:span>château<text:s/>qu’on<text:s/>peut<text:s/>nommer<text:s/>un<text:s/>palais<text:s/>enchanté,<text:s/>tant<text:s/>les<text:s/>ajustements<text:s/>de<text:s/>l’art<text:s/>ont<text:s/>bien<text:s/>secondé<text:s/>les<text:s/>soins<text:s/>que<text:s/>la<text:s/>nature<text:s/>a<text:s/>pris<text:s/>pour<text:s/>le<text:s/>rendre<text:s/>parfait…<text:s/><text:span text:style-name="Appelnotedebasdep."><text:note text:note-class="footnote" text:id="_ftn55"><text:note-citation>56</text:note-citation><text:note-body><text:p text:style-name="Notedebasdepage"><text:span text:style-name="T5750"><text:s/>[MARGIN] *<text:s/></text:span><text:span text:style-name="T5751">Première<text:s/></text:span><text:span text:style-name="T5752">j</text:span><text:span text:style-name="T5753">ournée</text:span><text:span text:style-name="T5754">.<text:s/></text:span><text:span text:style-name="T5755">Les plaisirs de l’Île enchantée.</text:span></text:p></text:note-body></text:note></text:span>Ce<text:s/>fut<text:s/>en<text:s/>ce<text:s/>beau<text:s/>lieu,<text:s/>où<text:s/>toute<text:s/>la<text:s/>Cour<text:s/>se<text:s/>rendit<text:s/>le<text:s/>cinquième<text:s/>mai,<text:s/>que<text:s/>le<text:s/>roi<text:s/>traita<text:s/>plus<text:s/>de<text:s/>six<text:s/>cents<text:s/>personnes<text:s/>jusqu’au<text:s/>quatorzième ;<text:s/>outre<text:s/>une<text:s/>infinité<text:s/>de<text:s/>gens<text:s/>nécessaires<text:s/>à<text:s/>la<text:s/>danse<text:s/>et<text:s/>à<text:s/>la comédie,<text:s/>et<text:s/>d’artisans<text:s/>de<text:s/>toutes<text:s/>sortes,<text:s/>venus<text:s/>de<text:s/>Paris.</text:p>
      <text:p text:style-name="P5756">« Le<text:s/>ciel<text:s/>même<text:s/>sembla<text:s/>favoriser<text:s/>les<text:s/>desseins<text:s/>de<text:s/>Sa Majesté,<text:s/>puisqu’en<text:s/>une<text:s/>saison<text:s/>presque<text:s/>toujours<text:s/>pluvieuse,<text:s/>on<text:s/>en<text:s/>fut<text:s/>quitte<text:s/>pour<text:s/>un<text:s/>peu<text:s/>de<text:s/>vent,<text:s/>qui<text:s/>sembla<text:s/>n’avoir<text:s/>augmenté<text:s/>qu’afin<text:s/>de<text:s/>faire<text:s/>voir<text:s/>que<text:s/>la<text:s/>prévoyance<text:s/>et<text:s/>la<text:s/>puissance<text:s/>du<text:s/>roi<text:s/>étaient<text:s/>à<text:s/>l’épreuve<text:s/>des<text:s/>plus<text:s/>grandes<text:s/>incommodités.<text:s/>De<text:s/>hautes<text:s/>toiles,<text:s/>des<text:s/>bâtiments<text:s/>de<text:s/>bois<text:s/>faits<text:s/>presque<text:s/>en<text:s/>un<text:s/>instant,<text:s/>et<text:s/>un<text:s/>nombre<text:s/>prodigieux<text:s/>de<text:s/>flambeaux<text:s/>de<text:s/>cire<text:s/>blanche,<text:s/>pour<text:s/>suppléer<text:s/>à<text:s/>plus<text:s/>de<text:s/>quatre<text:s/>mille<text:s/>bougies,<text:s/>chaque<text:s/>journée,<text:s/>résistèrent<text:s/>à<text:s/>ce<text:s/>vent<text:s/>qui,<text:s/>partout<text:s/>ailleurs,<text:s/>eût<text:s/>rendu<text:s/>ces<text:s/>divertissements<text:s/>impossibles<text:s/>à<text:s/>achever.</text:p>
      <text:p text:style-name="quote"><text:span text:style-name="T5757">« M. </text:span><text:span text:style-name="T5758">de</text:span><text:span text:style-name="T5759"> </text:span><text:span text:style-name="T5760">Vigarani,</text:span><text:span text:style-name="T5761"><text:s/>g</text:span><text:span text:style-name="T5762">entilhomme</text:span><text:span text:style-name="T5763"><text:s/>modé</text:span><text:span text:style-name="T5764">nois,</text:span><text:span text:style-name="T5765"><text:s/></text:span><text:span text:style-name="T5766">fort</text:span><text:span text:style-name="T5767"><text:s/></text:span><text:span text:style-name="T5768">savant</text:span><text:span text:style-name="T5769"><text:s/></text:span><text:span text:style-name="T5770">en</text:span><text:span text:style-name="T5771"><text:s/></text:span><text:span text:style-name="T5772">toutes</text:span><text:span text:style-name="T5773"><text:s/></text:span><text:span text:style-name="T5774">ces</text:span><text:span text:style-name="T5775"><text:s/></text:span><text:span text:style-name="T5776">choses,</text:span><text:span text:style-name="T5777"><text:s/></text:span><text:span text:style-name="T5778">inventa</text:span><text:span text:style-name="T5779"><text:s/></text:span><text:span text:style-name="T5780">et</text:span><text:span text:style-name="T5781"><text:s/></text:span><text:soft-page-break/><text:span text:style-name="T5782">proposa</text:span><text:span text:style-name="T5783"><text:s/></text:span><text:span text:style-name="T5784">celles-ci</text:span><text:span text:style-name="T5785"> ;<text:s/></text:span><text:span text:style-name="T5786">et</text:span><text:span text:style-name="T5787"><text:s/></text:span><text:span text:style-name="T5788">le</text:span><text:span text:style-name="T5789"><text:s/>roi<text:s/></text:span><text:span text:style-name="T5790">commanda</text:span><text:span text:style-name="T5791"><text:s/></text:span><text:span text:style-name="T5792">au</text:span><text:span text:style-name="T5793"><text:s/>d</text:span><text:span text:style-name="T5794">uc</text:span><text:span text:style-name="T5795"><text:s/></text:span><text:span text:style-name="T5796">de</text:span><text:span text:style-name="T5797"><text:s/></text:span><text:span text:style-name="T5798">Saint</text:span><text:span text:style-name="T5799">-</text:span><text:span text:style-name="T5800">Aignan,</text:span><text:span text:style-name="T5801"><text:s/></text:span><text:span text:style-name="T5802">[p.</text:span><text:span text:style-name="T5803"><text:s/></text:span><text:span text:style-name="T5804">262</text:span><text:span text:style-name="pb">]</text:span><text:span text:style-name="T5805"><text:s/></text:span><text:span text:style-name="T5806">qui</text:span><text:span text:style-name="T5807"><text:s/>s</text:span><text:span text:style-name="T5808">e</text:span><text:span text:style-name="T5809"><text:s/></text:span><text:span text:style-name="T5810">trouva</text:span><text:span text:style-name="T5811"><text:s/></text:span><text:span text:style-name="T5812">lors</text:span><text:span text:style-name="T5813"><text:s/></text:span><text:span text:style-name="T5814">en</text:span><text:span text:style-name="T5815"><text:s/></text:span><text:span text:style-name="T5816">fonction</text:span><text:span text:style-name="T5817"><text:s/></text:span><text:span text:style-name="T5818">de</text:span><text:span text:style-name="T5819"><text:s/>p</text:span><text:span text:style-name="T5820">remier</text:span><text:span text:style-name="T5821"><text:s/>g</text:span><text:span text:style-name="T5822">entilhomme</text:span><text:span text:style-name="T5823"><text:s/></text:span><text:span text:style-name="T5824">de</text:span><text:span text:style-name="T5825"><text:s/></text:span><text:span text:style-name="T5826">sa</text:span><text:span text:style-name="T5827"><text:s/>c</text:span><text:span text:style-name="T5828">hambre,</text:span><text:span text:style-name="T5829"><text:s/></text:span><text:span text:style-name="T5830">et</text:span><text:span text:style-name="T5831"><text:s/></text:span><text:span text:style-name="T5832">qui</text:span><text:span text:style-name="T5833"><text:s/></text:span><text:span text:style-name="T5834">avait</text:span><text:span text:style-name="T5835"><text:s/></text:span><text:span text:style-name="T5836">déjà</text:span><text:span text:style-name="T5837"><text:s/></text:span><text:span text:style-name="T5838">donné</text:span><text:span text:style-name="T5839"><text:s/></text:span><text:span text:style-name="T5840">plusieurs</text:span><text:span text:style-name="T5841"><text:s/></text:span><text:span text:style-name="T5842">sujets</text:span><text:span text:style-name="T5843"><text:s/></text:span><text:span text:style-name="T5844">de</text:span><text:span text:style-name="T5845"><text:s/>b</text:span><text:span text:style-name="T5846">allets</text:span><text:span text:style-name="T5847"><text:s/></text:span><text:span text:style-name="T5848">fort</text:span><text:span text:style-name="T5849"><text:s/></text:span><text:span text:style-name="T5850">agréables</text:span><text:span text:style-name="T5851">,<text:s/></text:span><text:span text:style-name="T5852">de</text:span><text:span text:style-name="T5853"><text:s/></text:span><text:span text:style-name="T5854">faire</text:span><text:span text:style-name="T5855"><text:s/></text:span><text:span text:style-name="T5856">un</text:span><text:span text:style-name="T5857"><text:s/></text:span><text:span text:style-name="T5858">dessein</text:span><text:span text:style-name="T5859"><text:s/></text:span><text:span text:style-name="T5860">où</text:span><text:span text:style-name="T5861"><text:s/></text:span><text:span text:style-name="T5862">elles</text:span><text:span text:style-name="T5863"><text:s/></text:span><text:span text:style-name="T5864">fussent</text:span><text:span text:style-name="T5865"><text:s/></text:span><text:span text:style-name="T5866">toutes</text:span><text:span text:style-name="T5867"><text:s/></text:span><text:span text:style-name="T5868">comprises,</text:span><text:span text:style-name="T5869"><text:s/></text:span><text:span text:style-name="T5870">avec</text:span><text:span text:style-name="T5871"><text:s/></text:span><text:span text:style-name="T5872">liaison</text:span><text:span text:style-name="T5873"><text:s/></text:span><text:span text:style-name="T5874">et</text:span><text:span text:style-name="T5875"><text:s/></text:span><text:span text:style-name="T5876">avec</text:span><text:span text:style-name="T5877"><text:s/></text:span><text:span text:style-name="T5878">ordre,</text:span><text:span text:style-name="T5879"><text:s/></text:span><text:span text:style-name="T5880">de</text:span><text:span text:style-name="T5881"><text:s/></text:span><text:span text:style-name="T5882">sorte</text:span><text:span text:style-name="T5883"><text:s/></text:span><text:span text:style-name="T5884">qu</text:span><text:span text:style-name="T5885">’</text:span><text:span text:style-name="T5886">elles</text:span><text:span text:style-name="T5887"><text:s/></text:span><text:span text:style-name="T5888">ne</text:span><text:span text:style-name="T5889"><text:s/></text:span><text:span text:style-name="T5890">pouvaient</text:span><text:span text:style-name="T5891"><text:s/></text:span><text:span text:style-name="T5892">manquer</text:span><text:span text:style-name="T5893"><text:s/></text:span><text:span text:style-name="T5894">de</text:span><text:span text:style-name="T5895"><text:s/></text:span><text:span text:style-name="T5896">bien</text:span><text:span text:style-name="T5897"><text:s/></text:span><text:span text:style-name="T5898">réussir.</text:span></text:p>
      <text:p text:style-name="quote"><text:span text:style-name="T5899">« </text:span><text:span text:style-name="T5900">Il</text:span><text:span text:style-name="T5901"><text:s/></text:span><text:span text:style-name="T5902">prit</text:span><text:span text:style-name="T5903"><text:s/></text:span><text:span text:style-name="T5904">pour</text:span><text:span text:style-name="T5905"><text:s/></text:span><text:span text:style-name="T5906">sujet</text:span><text:span text:style-name="T5907"><text:s/></text:span><text:span text:style-name="T5908">le</text:span><text:span text:style-name="T5909"><text:s/>p</text:span><text:span text:style-name="T5910">alais</text:span><text:span text:style-name="T5911"><text:s/></text:span><text:span text:style-name="T5912">d</text:span><text:span text:style-name="T5913">’</text:span><text:span text:style-name="T5914">Alcine,</text:span><text:span text:style-name="T5915"><text:s/></text:span><text:span text:style-name="T5916">qui</text:span><text:span text:style-name="T5917"><text:s/></text:span><text:span text:style-name="T5918">donna</text:span><text:span text:style-name="T5919"><text:s/></text:span><text:span text:style-name="T5920">lieu</text:span><text:span text:style-name="T5921"><text:s/></text:span><text:span text:style-name="T5922">au</text:span><text:span text:style-name="T5923"><text:s/></text:span><text:span text:style-name="T5924">titre</text:span><text:span text:style-name="T5925"><text:s/>des<text:s/></text:span><text:span text:style-name="T5926">Plaisirs</text:span><text:span text:style-name="T5927"><text:s/></text:span><text:span text:style-name="T5928">de</text:span><text:span text:style-name="T5929"><text:s/></text:span><text:span text:style-name="T5930">l</text:span><text:span text:style-name="T5931">’</text:span><text:span text:style-name="T5932">Île</text:span><text:span text:style-name="T5933"><text:s/>e</text:span><text:span text:style-name="T5934">nchantée</text:span><text:span text:style-name="T5935">…</text:span><text:span text:style-name="T5936"><text:s/></text:span><text:span text:style-name="T5937">On</text:span><text:span text:style-name="T5938"><text:s/></text:span><text:span text:style-name="T5939">fit</text:span><text:span text:style-name="T5940"><text:s/></text:span><text:span text:style-name="T5941">donc</text:span><text:span text:style-name="T5942"><text:s/></text:span><text:span text:style-name="T5943">en</text:span><text:span text:style-name="T5944"><text:s/></text:span><text:span text:style-name="T5945">peu</text:span><text:span text:style-name="T5946"><text:s/></text:span><text:span text:style-name="T5947">de</text:span><text:span text:style-name="T5948"><text:s/></text:span><text:span text:style-name="T5949">jours</text:span><text:span text:style-name="T5950"><text:s/></text:span><text:span text:style-name="T5951">orner</text:span><text:span text:style-name="T5952"><text:s/></text:span><text:span text:style-name="T5953">un</text:span><text:span text:style-name="T5954"><text:s/>rond, où<text:s/></text:span><text:span text:style-name="T5955">quatre</text:span><text:span text:style-name="T5956"><text:s/></text:span><text:span text:style-name="T5957">grandes</text:span><text:span text:style-name="T5958"><text:s/></text:span><text:span text:style-name="T5959">allées</text:span><text:span text:style-name="T5960"><text:s/>aboutissent<text:s/></text:span><text:span text:style-name="T5961">entre</text:span><text:span text:style-name="T5962"><text:s/></text:span><text:span text:style-name="T5963">de</text:span><text:span text:style-name="T5964"><text:s/></text:span><text:span text:style-name="T5965">hautes</text:span><text:span text:style-name="T5966"><text:s/></text:span><text:span text:style-name="T5967">palissades,</text:span><text:span text:style-name="T5968"><text:s/></text:span><text:span text:style-name="T5969">de</text:span><text:span text:style-name="T5970"><text:s/></text:span><text:span text:style-name="T5971">quatre</text:span><text:span text:style-name="T5972"><text:s/></text:span><text:span text:style-name="T5973">portiques</text:span><text:span text:style-name="T5974"><text:s/></text:span><text:span text:style-name="T5975">de</text:span><text:span text:style-name="T5976"><text:s/></text:span><text:span text:style-name="T5977">trente-cinq</text:span><text:span text:style-name="T5978"><text:s/></text:span><text:span text:style-name="T5979">pieds</text:span><text:span text:style-name="T5980"><text:s/></text:span><text:span text:style-name="T5981">d</text:span><text:span text:style-name="T5982">’</text:span><text:span text:style-name="T5983">élévation,</text:span><text:span text:style-name="T5984"><text:s/></text:span><text:span text:style-name="T5985">et</text:span><text:span text:style-name="T5986"><text:s/></text:span><text:span text:style-name="T5987">de</text:span><text:span text:style-name="T5988"><text:s/></text:span><text:span text:style-name="T5989">vingt-deux</text:span><text:span text:style-name="T5990"><text:s/></text:span><text:span text:style-name="T5991">en</text:span><text:span text:style-name="T5992"><text:s/>c</text:span><text:span text:style-name="T5993">arré</text:span><text:span text:style-name="T5994"><text:s/></text:span><text:span text:style-name="T5995">d</text:span><text:span text:style-name="T5996">’</text:span><text:span text:style-name="T5997">ouverture,</text:span><text:span text:style-name="T5998"><text:s/></text:span><text:span text:style-name="T5999">et</text:span><text:span text:style-name="T6000"><text:s/></text:span><text:span text:style-name="T6001">de</text:span><text:span text:style-name="T6002"><text:s/></text:span><text:span text:style-name="T6003">plusieurs</text:span><text:span text:style-name="T6004"><text:s/></text:span><text:span text:style-name="T6005">festons</text:span><text:span text:style-name="T6006"><text:s/></text:span><text:span text:style-name="T6007">enrichis</text:span><text:span text:style-name="T6008"><text:s/></text:span><text:span text:style-name="T6009">d</text:span><text:span text:style-name="T6010">’</text:span><text:span text:style-name="T6011">or,</text:span><text:span text:style-name="T6012"><text:s/></text:span><text:span text:style-name="T6013">et</text:span><text:span text:style-name="T6014"><text:s/></text:span><text:span text:style-name="T6015">de</text:span><text:span text:style-name="T6016"><text:s/></text:span><text:span text:style-name="T6017">diverses</text:span><text:span text:style-name="T6018"><text:s/></text:span><text:span text:style-name="T6019">peintures</text:span><text:span text:style-name="T6020"><text:s/></text:span><text:span text:style-name="T6021">avec</text:span><text:span text:style-name="T6022"><text:s/></text:span><text:span text:style-name="T6023">les</text:span><text:span text:style-name="T6024"><text:s/></text:span><text:span text:style-name="T6025">armes</text:span><text:span text:style-name="T6026"><text:s/></text:span><text:span text:style-name="T6027">de</text:span><text:span text:style-name="T6028"><text:s/></text:span><text:span text:style-name="T6029">Sa</text:span><text:span text:style-name="T6030"> </text:span><text:span text:style-name="T6031">Majesté.</text:span></text:p>
      <text:p text:style-name="P6032">Toute<text:s/>la<text:s/>Cour<text:s/>s’y<text:s/>étant<text:s/>placée<text:s/>le<text:s/>septième<text:s/>mai »...</text:p>
      <text:p text:style-name="P6033">Le<text:s/>surplus<text:s/>du<text:s/>récit<text:s/>de<text:s/>cette<text:s/>journée<text:s/>est<text:s/>la<text:s/>description<text:s/>d’une<text:s/>course<text:s/>de<text:s/>bague ;<text:s/>Loret<text:s/>va<text:s/>nous<text:s/>en<text:s/>rendre<text:s/>compte.</text:p>
      <text:p text:style-name="P6034">Muse historique du 10 mai 1664.</text:p>
      <text:p text:style-name="quote.l"><text:span text:style-name="T6035">      </text:span><text:span text:style-name="T6036"><text:note text:note-class="footnote" text:id="_ftn56"><text:note-citation>57</text:note-citation><text:note-body><text:p text:style-name="Notedebasdepage"><text:s/>[MARGIN] (*) Première<text:s/><text:span text:style-name="T6037">journée</text:span>.</text:p></text:note-body></text:note></text:span><text:span text:style-name="T6038">La</text:span><text:span text:style-name="T6039"><text:s/></text:span><text:span text:style-name="T6040">première</text:span><text:span text:style-name="T6041"><text:s/></text:span><text:span text:style-name="T6042">de</text:span><text:span text:style-name="T6043"><text:s/></text:span><text:span text:style-name="T6044">trois</text:span><text:span text:style-name="T6045"><text:s/>j</text:span><text:span text:style-name="T6046">ournées,</text:span></text:p>
      <text:p text:style-name="P6047">À<text:s/>cette<text:s/>fête<text:s/>destinées,</text:p>
      <text:p text:style-name="P6048">……………………………………</text:p>
      <text:p text:style-name="P6049">Dans<text:s/>un<text:s/>lieu<text:s/>plus<text:s/>étroit<text:s/>que<text:s/>vague,</text:p>
      <text:p text:style-name="P6050">Se<text:s/>firent<text:s/>des<text:s/>courses<text:s/>de<text:s/>bague,</text:p>
      <text:p text:style-name="quote.l"><text:span text:style-name="T6051">[p.</text:span><text:span text:style-name="T6052"><text:s/></text:span><text:span text:style-name="T6053">263</text:span><text:span text:style-name="pb">]</text:span><text:span text:style-name="T6054"><text:s/></text:span><text:span text:style-name="T6055">Avec</text:span><text:span text:style-name="T6056"><text:s/></text:span><text:span text:style-name="T6057">des</text:span><text:span text:style-name="T6058"><text:s/></text:span><text:span text:style-name="T6059">habits</text:span><text:span text:style-name="T6060"><text:s/></text:span><text:span text:style-name="T6061">fort</text:span><text:span text:style-name="T6062"><text:s/></text:span><text:span text:style-name="T6063">galants,</text:span></text:p>
      <text:p text:style-name="P6064">D’argent,<text:s/>de<text:s/>soie,<text:s/>et<text:s/>d’or<text:s/>brillants,</text:p>
      <text:p text:style-name="quote.l"><text:span text:style-name="T6065">Dont</text:span><text:span text:style-name="T6066"><text:s/></text:span><text:span text:style-name="T6067">le</text:span><text:span text:style-name="T6068"><text:s/></text:span><text:span text:style-name="T6069">brave,</text:span><text:span text:style-name="T6070"><text:s/></text:span><text:span text:style-name="T6071">et</text:span><text:span text:style-name="T6072"><text:s/></text:span><text:span text:style-name="T6073">beau</text:span><text:span text:style-name="T6074"><text:s/></text:span><text:span text:style-name="T6075">L</text:span><text:span text:style-name="T6076">a</text:span><text:span text:style-name="T6077"> </text:span><text:span text:style-name="T6078">Val</text:span><text:span text:style-name="T6079">l</text:span><text:span text:style-name="T6080">ière</text:span><text:span text:style-name="T6081">,</text:span></text:p>
      <text:p text:style-name="P6082">Par<text:s/>son<text:s/>adresse<text:s/>singulière,</text:p>
      <text:p text:style-name="P6083">Devant<text:s/>plus<text:s/>de<text:s/>deux<text:s/>cents<text:s/>beaux<text:s/>yeux,</text:p>
      <text:p text:style-name="P6084">Emporta<text:s/>le<text:s/>prix<text:s/>glorieux,</text:p>
      <text:p text:style-name="P6085">De<text:s/>valeur<text:s/>extraordinaire,</text:p>
      <text:p text:style-name="P6086">Qu’il<text:s/>reçut<text:s/>de<text:s/>la<text:s/>reine mère ;</text:p>
      <text:p text:style-name="P6087">Ô<text:s/>vraiment<text:s/>trop<text:s/>heureux<text:s/>humain !</text:p>
      <text:p text:style-name="P6088">D’avoir<text:s/>d’une<text:s/>si<text:s/>belle<text:s/>main,</text:p>
      <text:p text:style-name="P6089">Si<text:s/>blanche,<text:s/>et<text:s/>même<text:s/>si<text:s/>royale,</text:p>
      <text:p text:style-name="P6090">Obtenu<text:s/>ce<text:s/>riche<text:s/>régale,</text:p>
      <text:p text:style-name="P6091">À<text:s/>savoir<text:s/>épée<text:s/>et<text:s/>baudrier,</text:p>
      <text:p text:style-name="P6092">Propres<text:s/>pour<text:s/>un<text:s/>jeune<text:s/>guerrier.</text:p>
      <text:p text:style-name="quote.l"><text:span text:style-name="T6093">Illec</text:span><text:span text:style-name="T6094"><text:s/></text:span><text:span text:style-name="T6095">les</text:span><text:span text:style-name="T6096"><text:s/></text:span><text:span text:style-name="T6097">quatre</text:span><text:span text:style-name="T6098"><text:s/></text:span><text:span text:style-name="T6099">âges</text:span><text:span text:style-name="T6100"><text:s/></text:span><text:span text:style-name="T6101">parurent</text:span><text:span text:style-name="Appelnotedebasdep."><text:note text:note-class="footnote" text:id="_ftn57"><text:note-citation>58</text:note-citation><text:note-body><text:p text:style-name="Notedebasdepage"><text:span text:style-name="T6102"><text:s/></text:span>[BOTTOM]<text:s/>(1)<text:s/><text:span text:style-name="T6103">M</text:span><text:span text:style-name="T6104">lle</text:span><text:span text:style-name="T6105"> </text:span><text:span text:style-name="T6106">de</text:span><text:span text:style-name="T6107"> Brie représentait le Siècle d’a</text:span><text:span text:style-name="T6108">irain. On ne nomme point les autres.</text:span></text:p></text:note-body></text:note></text:span><text:span text:style-name="T6109">,</text:span></text:p>
      <text:soft-page-break/>
      <text:p text:style-name="P6110">Qui<text:s/>de<text:s/>tous<text:s/>trois<text:s/>admirés<text:s/>furent,</text:p>
      <text:p text:style-name="quote.l"><text:span text:style-name="T6111">Et</text:span><text:span text:style-name="T6112"><text:s/></text:span><text:span text:style-name="T6113">les</text:span><text:span text:style-name="T6114"><text:s/></text:span><text:span text:style-name="T6115">quatre</text:span><text:span text:style-name="T6116"><text:s/>s</text:span><text:span text:style-name="T6117">aisons</text:span><text:span text:style-name="T6118"><text:s/></text:span><text:span text:style-name="T6119">aussi</text:span><text:span text:style-name="Appelnotedebasdep."><text:note text:note-class="footnote" text:id="_ftn58"><text:note-citation>59</text:note-citation><text:note-body><text:p text:style-name="Notedebasdepage"><text:span text:style-name="T6120"><text:s/></text:span>[BOTTOM]<text:s/>(a)<text:s/><text:span text:style-name="T6121">Le Printemps était représenté par<text:s/></text:span><text:span text:style-name="T6122">M</text:span><text:span text:style-name="T6123">lle</text:span><text:span text:style-name="T6124"> Du </text:span><text:span text:style-name="T6125">Parc</text:span><text:span text:style-name="T6126"> ; l’Été, par le sieur Du </text:span><text:span text:style-name="T6127">Parc son mari</text:span><text:span text:style-name="T6128"> ; l’Automne, par le sieur de La </text:span><text:span text:style-name="T6129">Thorilliè</text:span><text:span text:style-name="T6130">re, et l’Hiver, par le s</text:span><text:span text:style-name="T6131">ieur Béjart.</text:span></text:p></text:note-body></text:note></text:span><text:span text:style-name="T6132">.</text:span></text:p>
      <text:p text:style-name="quote.l"><text:span text:style-name="T6133">Non</text:span><text:span text:style-name="T6134"><text:s/></text:span><text:span text:style-name="T6135">pas</text:span><text:span text:style-name="T6136"><text:s/></text:span><text:span text:style-name="T6137">certes</text:span><text:span text:style-name="T6138"><text:s/></text:span><text:span text:style-name="T6139">cosi</text:span><text:span text:style-name="T6140"><text:s/></text:span><text:span text:style-name="T6141">cosi</text:span><text:span text:style-name="T6142">,</text:span></text:p>
      <text:p text:style-name="P6143">Mais<text:s/>dans<text:s/>une<text:s/>admirable<text:s/>place,</text:p>
      <text:p text:style-name="P6144">Avec<text:s/>tant<text:s/>d’art<text:s/>et<text:s/>tant<text:s/>de<text:s/>grâce,</text:p>
      <text:p text:style-name="P6145">Tant<text:s/>de<text:s/>pompe<text:s/>et<text:s/>tant<text:s/>de<text:s/>beauté,</text:p>
      <text:p text:style-name="P6146">Que<text:s/>l’on<text:s/>croyait<text:s/>être<text:s/>enchanté.</text:p>
      <text:p text:style-name="P6147">Mais<text:s/>entre<text:s/>tant<text:s/>de<text:s/>rares<text:s/>choses,</text:p>
      <text:p text:style-name="quote.l"><text:span text:style-name="T6148">Le</text:span><text:span text:style-name="T6149"><text:s/></text:span><text:span text:style-name="T6150">Printemps</text:span><text:span text:style-name="Appelnotedebasdep."><text:note text:note-class="footnote" text:id="_ftn59"><text:note-citation>60</text:note-citation><text:note-body><text:p text:style-name="Notedebasdepage"><text:span text:style-name="T6151"><text:s/></text:span>[BOTTOM]<text:s/>(b)<text:s/><text:span text:style-name="T6152">M</text:span><text:span text:style-name="T6153">lle</text:span><text:span text:style-name="T6154"> Du </text:span><text:span text:style-name="T6155">Parc.</text:span></text:p></text:note-body></text:note></text:span><text:span text:style-name="T6156"><text:s/></text:span><text:span text:style-name="T6157">avecque</text:span><text:span text:style-name="T6158"><text:s/></text:span><text:span text:style-name="T6159">ses</text:span><text:span text:style-name="T6160"><text:s/></text:span><text:span text:style-name="T6161">roses,</text:span></text:p>
      <text:p text:style-name="P6162">Avec<text:s/>ses<text:s/>œillets,<text:s/>et<text:s/>ses<text:s/>lys,</text:p>
      <text:p text:style-name="P6163">Qui<text:s/>semblaient<text:s/>fraîchement<text:s/>cueillis,</text:p>
      <text:p text:style-name="quote.l"><text:span text:style-name="T6164">[p.</text:span><text:span text:style-name="T6165"><text:s/></text:span><text:span text:style-name="T6166">264</text:span><text:span text:style-name="pb">]</text:span><text:span text:style-name="T6167"><text:s/></text:span><text:span text:style-name="T6168">Son</text:span><text:span text:style-name="T6169"><text:s/></text:span><text:span text:style-name="T6170">visage</text:span><text:span text:style-name="T6171"><text:s/></text:span><text:span text:style-name="T6172">et</text:span><text:span text:style-name="T6173"><text:s/></text:span><text:span text:style-name="T6174">sa</text:span><text:span text:style-name="T6175"><text:s/></text:span><text:span text:style-name="T6176">riche</text:span><text:span text:style-name="T6177"><text:s/></text:span><text:span text:style-name="T6178">taille,</text:span></text:p>
      <text:p text:style-name="P6179">Charmèrent,<text:s/>dit-on,<text:s/>tout<text:s/>Versailles :</text:p>
      <text:p text:style-name="P6180">Puis<text:s/>le<text:s/>soir,<text:s/>on<text:s/>fit<text:s/>un<text:s/>repas,</text:p>
      <text:p text:style-name="P6181">Si<text:s/>plein<text:s/>de<text:s/>superbes<text:s/>appas,</text:p>
      <text:p text:style-name="P6182">Qu’on<text:s/>n’a,<text:s/>dans<text:s/>pas<text:s/>un<text:s/>siècle<text:s/>antique,</text:p>
      <text:p text:style-name="P6183">Rien<text:s/>vu<text:s/>qui<text:s/>fût<text:s/>si<text:s/>magnifique :</text:p>
      <text:p text:style-name="P6184">Car<text:s/>enfin<text:s/>on<text:s/>n’a<text:s/>jamais<text:s/>su,</text:p>
      <text:p text:style-name="P6185">Et<text:s/>dans<text:s/>nulle<text:s/>auteur<text:s/>aperçu,</text:p>
      <text:p text:style-name="P6186">Que<text:s/>sans<text:s/>miracles,<text:s/>ou<text:s/>magies,</text:p>
      <text:p text:style-name="P6187">On<text:s/>ait<text:s/>vu<text:s/>deux<text:s/>mille<text:s/>bougies,</text:p>
      <text:p text:style-name="P6188">Éclairer<text:s/>par<text:s/>profusion,</text:p>
      <text:p text:style-name="P6189">Une<text:s/>seule<text:s/>collation.</text:p>
      <text:p text:style-name="quote">« <text:span text:style-name="Appelnotedebasdep."><text:note text:note-class="footnote" text:id="_ftn60"><text:note-citation>61</text:note-citation><text:note-body><text:p text:style-name="Notedebasdepage"><text:s/><text:span text:style-name="T6190">[MARGIN] (*) Seconde<text:s/></text:span><text:span text:style-name="T6191">journée</text:span><text:span text:style-name="T6192"> : suite des plaisirs de l’Île enchantée.</text:span></text:p></text:note-body></text:note></text:span>Lorsque<text:s/>la<text:s/>nuit<text:s/>du<text:s/>second<text:s/>jour<text:s/>fut<text:s/>venue,<text:s/>Leurs Majestés<text:s/>se<text:s/>rendirent<text:s/>dans<text:s/>un<text:s/>autre<text:s/>rond<text:s/>environné<text:s/>de<text:s/>palissades<text:s/>comme<text:s/>le<text:s/>premier,<text:s/>et<text:s/>sur<text:s/>la<text:s/>même<text:s/>ligne,<text:s/>s’avançant<text:s/>toujours<text:s/>vers<text:s/>le<text:s/>lac,<text:s/>où<text:s/>l’on<text:s/>feignait<text:s/>que<text:s/>le<text:s/>palais<text:s/>d’Alcine<text:s/>était<text:s/>bâti.<text:s/>Le<text:s/>dessein<text:s/>de<text:s/>cette<text:s/>seconde<text:s/>fête<text:s/>était<text:s/>que<text:s/>Roger<text:s/>et<text:s/>les<text:s/>chevaliers<text:s/>de<text:s/>sa<text:s/>quadrille,<text:s/>après<text:s/>avoir<text:s/>fait<text:s/>des<text:s/>merveilles<text:s/>aux<text:s/>courses<text:s/>que,<text:s/>par<text:s/>l’ordre<text:s/>de<text:s/>la<text:s/>belle<text:s/>Magicienne,<text:s/>ils<text:s/>avaient<text:s/>faits<text:s/>en<text:s/>faveur<text:s/>de<text:s/>la<text:s/>reine,<text:s/>continuaient<text:s/>en<text:s/>ce<text:s/>même<text:s/>dessein,<text:s/>pour<text:s/>le<text:s/>divertissement<text:s/>suivant,<text:s/>et<text:s/>que<text:s/>l’Île<text:s/>flottante,<text:s/>n’ayant<text:s/>point<text:s/>éloigné<text:s/>le<text:s/>rivage<text:s/>de<text:s/>la<text:s/>France,<text:s/>ils<text:s/>donnaient<text:s/>à<text:s/>Sa Majesté<text:s/>le<text:s/>plaisir<text:s/>d’une<text:s/>comédie,<text:s/>dont<text:s/>la<text:s/>scène<text:s/>était<text:s/>en<text:s/>Élide.</text:p>
      <text:p text:style-name="quote"><text:span text:style-name="pb">[p.</text:span><text:span text:style-name="pb"><text:s/></text:span><text:span text:style-name="pb">265</text:span><text:span text:style-name="pb">]</text:span><text:span text:style-name="T6193"><text:s/></text:span>« Le<text:s/>roi<text:s/>fit<text:s/>donc<text:s/>couvrir<text:s/>de<text:s/>toiles,<text:s/>en<text:s/>si<text:s/>peu<text:s/>de<text:s/>temps<text:s/>qu’on<text:s/>avait<text:s/>lieu<text:s/>de<text:s/>s’en<text:s/>étonner,<text:s/>tout<text:s/>ce<text:s/>rond<text:s/>d’une<text:s/>espèce<text:s/>de<text:s/>dôme,<text:s/>pour<text:s/>défendre<text:s/>contre<text:s/>le<text:s/>vent<text:s/>le<text:s/>grand<text:s/>nombre<text:s/>de<text:s/><text:soft-page-break/>flambeaux<text:s/>et<text:s/>de<text:s/>bougies<text:s/>qui<text:s/>devaient<text:s/>éclairer<text:s/>le<text:s/>théâtre,<text:s/>dont<text:s/>la<text:s/>décoration<text:s/>était<text:s/>fort<text:s/>agréable.<text:s/>Aussitôt<text:s/>qu’on<text:s/>eut<text:s/>levé<text:s/>la<text:s/>toile,<text:s/>un<text:s/>grand<text:s/>concert<text:s/>de<text:s/>plusieurs<text:s/>instruments se fit entendre, et l’Aurore<text:span text:style-name="Appelnotedebasdep."><text:note text:note-class="footnote" text:id="_ftn61"><text:note-citation>62</text:note-citation><text:note-body><text:p text:style-name="Notedebasdepage"><text:span text:style-name="T6194"><text:s/></text:span><text:span text:style-name="T6195">[BOTTOM]<text:s/></text:span><text:span text:style-name="T6196">*<text:s/></text:span><text:span text:style-name="T6197">M</text:span><text:span text:style-name="T6198">lle</text:span><text:span text:style-name="T6199"> </text:span><text:span text:style-name="T6200">Hilaire.</text:span></text:p></text:note-body></text:note></text:span><text:s/>ouvrit<text:s/>la<text:s/>scène ;<text:s/>on<text:s/>représenta<text:s/><text:span text:style-name="T6201">L</text:span><text:span text:style-name="T6202">a</text:span><text:span text:style-name="T6203"><text:s/></text:span><text:span text:style-name="T6204">Princesse</text:span><text:span text:style-name="T6205"><text:s/></text:span><text:span text:style-name="T6206">d</text:span><text:span text:style-name="T6207">’É</text:span><text:span text:style-name="T6208">lide</text:span>,<text:s/>comédie-ballet,<text:s/>avec<text:s/>un prologue et des intermèdes. »</text:p>
      <text:p text:style-name="P6209">Acteurs de La Princesse d’Élide.</text:p>
      <text:p text:style-name="Corpsdetexte"><text:span text:style-name="T6210">Iphitas,</text:span><text:span text:style-name="T6211"><text:s/>p</text:span><text:span text:style-name="T6212">rince</text:span><text:span text:style-name="T6213"><text:s/></text:span><text:span text:style-name="T6214">d</text:span><text:span text:style-name="T6215">’</text:span><text:span text:style-name="T6216">Élide,</text:span><text:span text:style-name="T6217"><text:s/></text:span><text:span text:style-name="T6218">père</text:span><text:span text:style-name="T6219"><text:s/></text:span><text:span text:style-name="T6220">de</text:span><text:span text:style-name="T6221"><text:s/></text:span><text:span text:style-name="T6222">la</text:span><text:span text:style-name="T6223"><text:s/>p</text:span><text:span text:style-name="T6224">rincesse,</text:span><text:span text:style-name="T6225"><text:s/></text:span><text:span text:style-name="T6226">le</text:span><text:span text:style-name="T6227"><text:s/>s</text:span><text:span text:style-name="T6228">ieur</text:span><text:span text:style-name="T6229"><text:s/></text:span><text:span text:style-name="T6230">Hubert</text:span><text:span text:style-name="T6231"> ;<text:s/></text:span><text:span text:style-name="T6232">la</text:span><text:span text:style-name="T6233"><text:s/></text:span><text:span text:style-name="T6234">Princesse</text:span><text:span text:style-name="T6235"><text:s/></text:span><text:span text:style-name="T6236">d</text:span><text:span text:style-name="T6237">’</text:span><text:span text:style-name="T6238">Élide,</text:span><text:span text:style-name="T6239"><text:s/></text:span><text:span text:style-name="T6240">M</text:span><text:span text:style-name="T6241">lle</text:span><text:span text:style-name="T6242"> </text:span><text:span text:style-name="T6243">Molière</text:span><text:span text:style-name="T6244"> ;<text:s/></text:span><text:span text:style-name="T6245">Euriale,</text:span><text:span text:style-name="T6246"><text:s/>p</text:span><text:span text:style-name="T6247">rince</text:span><text:span text:style-name="T6248"><text:s/></text:span><text:span text:style-name="T6249">d</text:span><text:span text:style-name="T6250">’</text:span><text:span text:style-name="T6251">It</text:span><text:span text:style-name="T6252">h</text:span><text:span text:style-name="T6253">aque,</text:span><text:span text:style-name="T6254"><text:s/></text:span><text:span text:style-name="T6255">le</text:span><text:span text:style-name="T6256"><text:s/>s</text:span><text:span text:style-name="T6257">ieur</text:span><text:span text:style-name="T6258"><text:s/></text:span><text:span text:style-name="T6259">de</text:span><text:span text:style-name="T6260"><text:s/>L</text:span><text:span text:style-name="T6261">a</text:span><text:span text:style-name="T6262"> </text:span><text:span text:style-name="T6263">Grange</text:span><text:span text:style-name="T6264"> ;<text:s/></text:span><text:span text:style-name="T6265">Aristomène,</text:span><text:span text:style-name="T6266"><text:s/>p</text:span><text:span text:style-name="T6267">rince</text:span><text:span text:style-name="T6268"><text:s/></text:span><text:span text:style-name="T6269">de</text:span><text:span text:style-name="T6270"><text:s/></text:span><text:span text:style-name="T6271">Messine,</text:span><text:span text:style-name="T6272"><text:s/></text:span><text:span text:style-name="T6273">le</text:span><text:span text:style-name="T6274"><text:s/>s</text:span><text:span text:style-name="T6275">ieur</text:span><text:span text:style-name="T6276"><text:s/>D</text:span><text:span text:style-name="T6277">u</text:span><text:span text:style-name="T6278"> </text:span><text:span text:style-name="T6279">Croisy</text:span><text:span text:style-name="T6280"> ;<text:s/></text:span><text:span text:style-name="T6281">Théocle,</text:span><text:span text:style-name="T6282"><text:s/>p</text:span><text:span text:style-name="T6283">rince</text:span><text:span text:style-name="T6284"><text:s/></text:span><text:span text:style-name="T6285">de</text:span><text:span text:style-name="T6286"><text:s/></text:span><text:span text:style-name="T6287">Pyle,</text:span><text:span text:style-name="T6288"><text:s/></text:span><text:span text:style-name="T6289">le</text:span><text:span text:style-name="T6290"><text:s/>s</text:span><text:span text:style-name="T6291">ieur</text:span><text:span text:style-name="T6292"><text:s/></text:span><text:span text:style-name="T6293">Béjart</text:span><text:span text:style-name="T6294"> ;<text:s/></text:span><text:span text:style-name="T6295">Aglante,</text:span><text:span text:style-name="T6296"><text:s/></text:span><text:span text:style-name="T6297">cousine</text:span><text:span text:style-name="T6298"><text:s/></text:span><text:span text:style-name="T6299">de</text:span><text:span text:style-name="T6300"><text:s/></text:span><text:span text:style-name="T6301">la</text:span><text:span text:style-name="T6302"><text:s/>p</text:span><text:span text:style-name="T6303">rincesse,</text:span><text:span text:style-name="T6304"><text:s/></text:span><text:span text:style-name="T6305">M</text:span><text:span text:style-name="T6306">lle</text:span><text:span text:style-name="T6307"> D</text:span><text:span text:style-name="T6308">u</text:span><text:span text:style-name="T6309"> </text:span><text:span text:style-name="T6310">Parc</text:span><text:span text:style-name="T6311"> ;<text:s/></text:span><text:span text:style-name="T6312">Cinthie,</text:span><text:span text:style-name="T6313"><text:s/></text:span><text:span text:style-name="T6314">cousine</text:span><text:span text:style-name="T6315"><text:s/></text:span><text:span text:style-name="T6316">de</text:span><text:span text:style-name="T6317"><text:s/></text:span><text:span text:style-name="T6318">la</text:span><text:span text:style-name="T6319"><text:s/>p</text:span><text:span text:style-name="T6320">rincesse,</text:span><text:span text:style-name="T6321"><text:s/></text:span><text:span text:style-name="T6322">M</text:span><text:span text:style-name="T6323">lle</text:span><text:span text:style-name="T6324"> </text:span><text:span text:style-name="T6325">de</text:span><text:span text:style-name="T6326"> </text:span><text:span text:style-name="T6327">Brie</text:span><text:span text:style-name="T6328"> ;<text:s/></text:span><text:span text:style-name="T6329">Arbatte,</text:span><text:span text:style-name="T6330"><text:s/>g</text:span><text:span text:style-name="T6331">ouverneur</text:span><text:span text:style-name="T6332"><text:s/></text:span><text:span text:style-name="T6333">du</text:span><text:span text:style-name="T6334"><text:s/>p</text:span><text:span text:style-name="T6335">rince</text:span><text:span text:style-name="T6336"><text:s/></text:span><text:span text:style-name="T6337">d</text:span><text:span text:style-name="T6338">’</text:span><text:span text:style-name="T6339">It</text:span><text:span text:style-name="T6340">h</text:span><text:span text:style-name="T6341">aque,</text:span><text:span text:style-name="T6342"><text:s/></text:span><text:span text:style-name="T6343">le</text:span><text:span text:style-name="T6344"><text:s/>s</text:span><text:span text:style-name="T6345">ieur</text:span><text:span text:style-name="T6346"><text:s/></text:span><text:span text:style-name="T6347">de</text:span><text:span text:style-name="T6348"><text:s/>L</text:span><text:span text:style-name="T6349">a</text:span><text:span text:style-name="T6350"> </text:span><text:span text:style-name="T6351">Thorillière</text:span><text:span text:style-name="T6352"> ;<text:s/></text:span><text:span text:style-name="T6353">Philis,</text:span><text:span text:style-name="T6354"><text:s/>s</text:span><text:span text:style-name="T6355">uivante</text:span><text:span text:style-name="T6356"><text:s/></text:span><text:span text:style-name="T6357">de</text:span><text:span text:style-name="T6358"><text:s/></text:span><text:span text:style-name="T6359">la</text:span><text:span text:style-name="T6360"><text:s/>p</text:span><text:span text:style-name="T6361">rincesse,</text:span><text:span text:style-name="T6362"><text:s/></text:span><text:span text:style-name="T6363">M</text:span><text:span text:style-name="T6364">lle</text:span><text:span text:style-name="T6365"> </text:span><text:span text:style-name="T6366">Béjart</text:span><text:span text:style-name="T6367"> ;<text:s/></text:span><text:span text:style-name="T6368">Moron,</text:span><text:span text:style-name="T6369"><text:s/></text:span><text:span text:style-name="T6370">plaisant</text:span><text:span text:style-name="T6371"><text:s/></text:span><text:span text:style-name="T6372">de</text:span><text:span text:style-name="T6373"><text:s/></text:span><text:span text:style-name="T6374">la</text:span><text:span text:style-name="T6375"><text:s/>p</text:span><text:span text:style-name="T6376">rincesse,</text:span><text:span text:style-name="T6377"><text:s/></text:span><text:span text:style-name="T6378">le</text:span><text:span text:style-name="T6379"><text:s/>s</text:span><text:span text:style-name="T6380">ieur</text:span><text:span text:style-name="T6381"><text:s/></text:span><text:span text:style-name="T6382">Molière</text:span><text:span text:style-name="T6383"> ;<text:s/></text:span><text:span text:style-name="T6384">Lycas,</text:span><text:span text:style-name="T6385"><text:s/></text:span><text:span text:style-name="T6386">suivant</text:span><text:span text:style-name="T6387"><text:s/></text:span><text:span text:style-name="T6388">d</text:span><text:span text:style-name="T6389">’</text:span><text:span text:style-name="T6390">Iphitas,</text:span><text:span text:style-name="T6391"><text:s/></text:span><text:span text:style-name="T6392">le</text:span><text:span text:style-name="T6393"><text:s/>s</text:span><text:span text:style-name="T6394">ieur</text:span><text:span text:style-name="T6395"><text:s/></text:span><text:span text:style-name="T6396">Prévot</text:span><text:span text:style-name="T6397">.</text:span></text:p>
      <text:p text:style-name="Corpsdetexte"><text:span text:style-name="T6398">[p.</text:span><text:span text:style-name="T6399"><text:s/></text:span><text:span text:style-name="T6400">266</text:span><text:span text:style-name="pb">]</text:span><text:span text:style-name="T6401"><text:s/></text:span><text:span text:style-name="T6402">Loret,</text:span><text:span text:style-name="T6403"><text:s/></text:span><text:span text:style-name="T6404">dans</text:span><text:span text:style-name="T6405"><text:s/></text:span><text:span text:style-name="T6406">la</text:span><text:span text:style-name="T6407"><text:s/></text:span><text:span text:style-name="T6408">lettre</text:span><text:span text:style-name="T6409"><text:s/></text:span><text:span text:style-name="T6410">dont</text:span><text:span text:style-name="T6411"><text:s/></text:span><text:span text:style-name="T6412">nous</text:span><text:span text:style-name="T6413"><text:s/></text:span><text:span text:style-name="T6414">venons</text:span><text:span text:style-name="T6415"><text:s/></text:span><text:span text:style-name="T6416">de</text:span><text:span text:style-name="T6417"><text:s/></text:span><text:span text:style-name="T6418">rapporter</text:span><text:span text:style-name="T6419"><text:s/></text:span><text:span text:style-name="T6420">un</text:span><text:span text:style-name="T6421"><text:s/></text:span><text:span text:style-name="T6422">passage,</text:span><text:span text:style-name="T6423"><text:s/></text:span><text:span text:style-name="T6424">au</text:span><text:span text:style-name="T6425"><text:s/></text:span><text:span text:style-name="T6426">sujet</text:span><text:span text:style-name="T6427"><text:s/></text:span><text:span text:style-name="T6428">de</text:span><text:span text:style-name="T6429"><text:s/></text:span><text:span text:style-name="T6430">la</text:span><text:span text:style-name="T6431"><text:s/></text:span><text:span text:style-name="T6432">première</text:span><text:span text:style-name="T6433"><text:s/></text:span><text:span text:style-name="T6434">journée</text:span><text:span text:style-name="T6435"><text:s/></text:span><text:span text:style-name="T6436">des</text:span><text:span text:style-name="T6437"><text:s/></text:span><text:span text:style-name="T6438">plaisirs</text:span><text:span text:style-name="T6439"><text:s/></text:span><text:span text:style-name="T6440">de</text:span><text:span text:style-name="T6441"><text:s/></text:span><text:span text:style-name="T6442">l</text:span><text:span text:style-name="T6443">’</text:span><text:span text:style-name="T6444">Île</text:span><text:span text:style-name="T6445"><text:s/>e</text:span><text:span text:style-name="T6446">nchantée,</text:span><text:span text:style-name="T6447"><text:s/></text:span><text:span text:style-name="T6448">continue</text:span><text:span text:style-name="T6449"><text:s/></text:span><text:span text:style-name="T6450">ainsi</text:span><text:span text:style-name="T6451"><text:s/></text:span><text:span text:style-name="T6452">son</text:span><text:span text:style-name="T6453"><text:s/></text:span><text:span text:style-name="T6454">discours.</text:span></text:p>
      <text:p text:style-name="quote.l"><text:span text:style-name="T6455">Le</text:span><text:span text:style-name="T6456"><text:s/></text:span><text:span text:style-name="T6457">second</text:span><text:span text:style-name="T6458"><text:s/></text:span><text:span text:style-name="T6459">jour</text:span><text:span text:style-name="Appelnotedebasdep."><text:note text:note-class="footnote" text:id="_ftn62"><text:note-citation>63</text:note-citation><text:note-body><text:p text:style-name="Notedebasdepage"><text:span text:style-name="T6460"><text:s/></text:span><text:span text:style-name="T6461">[BOTTOM]<text:s/></text:span><text:span text:style-name="T6462">* 8 m</text:span><text:span text:style-name="T6463">ai.</text:span></text:p></text:note-body></text:note></text:span><text:span text:style-name="T6464"><text:s/></text:span><text:span text:style-name="T6465">la</text:span><text:span text:style-name="T6466"><text:s/>c</text:span><text:span text:style-name="T6467">omédie,</text:span></text:p>
      <text:p text:style-name="P6468">Par<text:s/>le<text:s/>sieur<text:s/>de<text:s/>Molière<text:s/>ourdie,</text:p>
      <text:p text:style-name="P6469">Où<text:s/>l’on<text:s/>remarqua<text:s/>pleinement,</text:p>
      <text:p text:style-name="P6470">Grand<text:s/>esprit<text:s/>et<text:s/>grand<text:s/>agrément.</text:p>
      <text:p text:style-name="P6471">(Cet<text:s/>auteur<text:s/>ayant<text:s/>vent<text:s/>en<text:s/>poupe)</text:p>
      <text:p text:style-name="P6472">Occupa<text:s/>tant<text:s/>lui<text:s/>que<text:s/>sa<text:s/>troupe,</text:p>
      <text:p text:style-name="quote.l"><text:span text:style-name="T6473">Avec</text:span><text:span text:style-name="T6474"><text:s/></text:span><text:span text:style-name="T6475">de</text:span><text:span text:style-name="T6476"><text:s/></text:span><text:span text:style-name="T6477">célestes</text:span><text:span text:style-name="T6478"><text:s/></text:span><text:span text:style-name="T6479">récits</text:span><text:span text:style-name="Appelnotedebasdep."><text:note text:note-class="footnote" text:id="_ftn63"><text:note-citation>64</text:note-citation><text:note-body><text:p text:style-name="Notedebasdepage"><text:span text:style-name="T6480"><text:s/></text:span>[BOTTOM]<text:s/>(1)<text:s/><text:span text:style-name="T6481">La musique de cette f</text:span><text:span text:style-name="T6482">ête est de Lully.</text:span></text:p></text:note-body></text:note></text:span><text:span text:style-name="T6483">,</text:span></text:p>
      <text:p text:style-name="P6484">À<text:s/>toucher<text:s/>les<text:s/>plus<text:s/>endurcis :</text:p>
      <text:p text:style-name="P6485">Animés<text:s/>des<text:s/>douceurs<text:s/>divines,</text:p>
      <text:p text:style-name="P6486">De<text:s/>deux<text:s/>rares<text:s/>voix<text:s/>féminines ;</text:p>
      <text:p text:style-name="P6487">(Qui<text:s/>font<text:s/>comme<text:s/>j’ai<text:s/>dit<text:s/>un<text:s/>jour)</text:p>
      <text:p text:style-name="P6488">Les<text:s/>rossignols<text:s/>de<text:s/>la<text:s/>Cour,</text:p>
      <text:p text:style-name="P6489">Que<text:s/>personne<text:s/>ne<text:s/>contrecarre,</text:p>
      <text:p text:style-name="P6490">À savoir, Hilaire,<text:s/>et<text:s/>La Barre.</text:p>
      <text:p text:style-name="P6491">Suite de la Muse<text:s/>historique de Loret, du 10 mai 1664.</text:p>
      <text:p text:style-name="quote.l"><text:span text:style-name="T6492">      </text:span><text:span text:style-name="T6493"><text:note text:note-class="footnote" text:id="_ftn64"><text:note-citation>65</text:note-citation><text:note-body><text:p text:style-name="Notedebasdepage"><text:s/>[MARGIN] Troisième<text:s/><text:span text:style-name="T6494">journée</text:span> : suite et conclusion des plaisirs de l’Île enchantée.</text:p></text:note-body></text:note></text:span><text:span text:style-name="T6495">Le</text:span><text:span text:style-name="T6496"><text:s/></text:span><text:span text:style-name="T6497">troisième</text:span><text:span text:style-name="T6498"><text:s/></text:span><text:span text:style-name="T6499">jour</text:span><text:span text:style-name="Appelnotedebasdep."><text:note text:note-class="footnote" text:id="_ftn65"><text:note-citation>66</text:note-citation><text:note-body><text:p text:style-name="Notedebasdepage"><text:span text:style-name="T6500"><text:s/></text:span><text:span text:style-name="T6501">[BOTTOM]<text:s/></text:span><text:span text:style-name="T6502">* 9 m</text:span><text:span text:style-name="T6503">ai.</text:span></text:p></text:note-body></text:note></text:span><text:span text:style-name="T6504"><text:s/></text:span><text:span text:style-name="T6505">aux</text:span><text:span text:style-name="T6506"><text:s/></text:span><text:span text:style-name="T6507">flambeaux,</text:span></text:p>
      <text:soft-page-break/>
      <text:p text:style-name="P6508">Un<text:s/>grand<text:s/>ballet,<text:s/>et<text:s/>des<text:s/>plus<text:s/>beaux,</text:p>
      <text:p text:style-name="P6509">Dont<text:s/>était<text:s/>en<text:s/>propre<text:s/>personne,</text:p>
      <text:p text:style-name="quote.l"><text:span text:style-name="T6510">Notre</text:span><text:span text:style-name="T6511"><text:s/></text:span><text:span text:style-name="T6512">digne</text:span><text:span text:style-name="T6513"><text:s/></text:span><text:span text:style-name="T6514">porte-c</text:span><text:span text:style-name="T6515">ouronne</text:span><text:span text:style-name="T6516">,</text:span></text:p>
      <text:p text:style-name="P6517">Avec<text:s/>maint<text:s/>prince,<text:s/>et<text:s/>grand<text:s/>seigneur,</text:p>
      <text:p text:style-name="P6518">Et<text:s/>d’autres<text:s/>gens,<text:s/>qui<text:s/>par<text:s/>honneur,</text:p>
      <text:p text:style-name="P6519">Comme<text:s/>étant<text:s/>personnes<text:s/>de<text:s/>marques,</text:p>
      <text:p text:style-name="P6520">Sont<text:s/>dans<text:s/>les<text:s/>plaisirs<text:s/>des<text:s/>monarques,</text:p>
      <text:p text:style-name="quote.l"><text:span text:style-name="T6521">[p.</text:span><text:span text:style-name="T6522"><text:s/></text:span><text:span text:style-name="T6523">267</text:span><text:span text:style-name="pb">]</text:span><text:span text:style-name="T6524"><text:s/></text:span><text:span text:style-name="T6525">Fut</text:span><text:span text:style-name="T6526"><text:s/></text:span><text:span text:style-name="T6527">admirablement</text:span><text:span text:style-name="T6528"><text:s/></text:span><text:span text:style-name="T6529">dansé</text:span><text:span text:style-name="Appelnotedebasdep."><text:note text:note-class="footnote" text:id="_ftn66"><text:note-citation>67</text:note-citation><text:note-body><text:p text:style-name="Notedebasdepage"><text:span text:style-name="T6530"><text:s/></text:span>[BOTTOM]<text:s/><text:span text:style-name="T6531">(a)<text:s/></text:span><text:span text:style-name="T6532">À la fin de la sixième et<text:s/></text:span><text:span text:style-name="T6533">dernière</text:span><text:span text:style-name="T6534"><text:s/>entrée de ce ballet.<text:s/></text:span><text:span text:style-name="T6535">« Un coup de tonnerre, suivi de plusieurs éclairs, marqua la destruction du palais d’Alcine, qui fut aussitôt réduit</text:span><text:span text:style-name="quote.c"><text:s/></text:span><text:span text:style-name="quote.c">en cendre par un feu d’artifice</text:span><text:span text:style-name="quote.c"><text:s/>qui mit fin à cette aventure, et aux divertissements de l’Île enchantée. »</text:span></text:p></text:note-body></text:note></text:span><text:span text:style-name="T6536">,</text:span></text:p>
      <text:p text:style-name="P6537">Et<text:s/>quand<text:s/>ce<text:s/>plaisir<text:s/>fut<text:s/>passé,</text:p>
      <text:p text:style-name="P6538">On<text:s/>finit<text:s/>toutes<text:s/>ces<text:s/>délices,</text:p>
      <text:p text:style-name="P6539">Par<text:s/>des<text:s/>feux,<text:s/>par<text:s/>des<text:s/>artifices,</text:p>
      <text:p text:style-name="P6540">Allumés<text:s/>sur<text:s/>de<text:s/>claires<text:s/>eaux,</text:p>
      <text:p text:style-name="P6541">Si<text:s/>radieux<text:s/>et<text:s/>si<text:s/>nouveaux,</text:p>
      <text:p text:style-name="P6542">Que<text:s/>si<text:s/>les<text:s/>bruits<text:s/>sont<text:s/>véritables,</text:p>
      <text:p text:style-name="P6543">On<text:s/>n’en<text:s/>vit<text:s/>jamais<text:s/>de<text:s/>semblables.</text:p>
      <text:p text:style-name="P6544">Enfin<text:s/>tant<text:s/>de<text:s/>ravissements,</text:p>
      <text:p text:style-name="P6545">Tant<text:s/>de<text:s/>pompeux<text:s/>contentements</text:p>
      <text:p text:style-name="P6546">Courses<text:s/>de<text:s/>bague<text:s/>magnifiques,</text:p>
      <text:p text:style-name="P6547">Carrousels,<text:s/>spectacles<text:s/>comiques,</text:p>
      <text:p text:style-name="P6548">Mille<text:s/>feux<text:s/>brillants<text:s/>dans<text:s/>les<text:s/>airs,</text:p>
      <text:p text:style-name="P6549">Tant<text:s/>de<text:s/>festins,<text:s/>tant<text:s/>de<text:s/>concerts,</text:p>
      <text:p text:style-name="P6550">Et<text:s/>dans<text:s/>des<text:s/>marches<text:s/>rayonnantes,</text:p>
      <text:p text:style-name="P6551">Tant<text:s/>de<text:s/>machines<text:s/>surprenantes,</text:p>
      <text:p text:style-name="P6552">Bref,<text:s/>tant<text:s/>d’apprêts<text:s/>délicieux,</text:p>
      <text:p text:style-name="P6553">Avaient<text:s/>pour<text:s/>titre<text:s/>spécieux,</text:p>
      <text:p text:style-name="quote.l"><text:span text:style-name="T6554">Les</text:span><text:span text:style-name="T6555"><text:s/></text:span><text:span text:style-name="T6556">plaisirs</text:span><text:span text:style-name="T6557"><text:s/></text:span><text:span text:style-name="T6558">de</text:span><text:span text:style-name="T6559"><text:s/></text:span><text:span text:style-name="T6560">l</text:span><text:span text:style-name="T6561">’</text:span><text:span text:style-name="T6562">Île</text:span><text:span text:style-name="T6563"><text:s/></text:span><text:span text:style-name="T6564">Enchantée</text:span><text:span text:style-name="T6565">,</text:span></text:p>
      <text:p text:style-name="P6566">Que<text:s/>l’Arioste<text:s/>a<text:s/>tant<text:s/>chantée,</text:p>
      <text:p text:style-name="P6567">Où<text:s/>quantité<text:s/>de<text:s/>paladins,</text:p>
      <text:p text:style-name="P6568">Des<text:s/>plus<text:s/>preux,<text:s/>et<text:s/>des<text:s/>moins<text:s/>gredins,</text:p>
      <text:p text:style-name="P6569">Sans<text:s/>alors<text:s/>se<text:s/>soucier<text:s/>d’armes,</text:p>
      <text:p text:style-name="P6570">D’Alcine<text:s/>idolâtraient<text:s/>les<text:s/>charmes ;</text:p>
      <text:p text:style-name="P6571">Et<text:s/>c’était<text:s/>là<text:s/>le<text:s/>fondement,</text:p>
      <text:p text:style-name="P6572">De<text:s/>ce<text:s/>grand<text:s/>divertissement.</text:p>
      <text:soft-page-break/>
      <text:p text:style-name="quote"><text:span text:style-name="pb">[p.</text:span><text:span text:style-name="pb"><text:s/></text:span><text:span text:style-name="pb">268</text:span><text:span text:style-name="pb">]</text:span><text:span text:style-name="T6573"><text:s/></text:span>« <text:span text:style-name="Appelnotedebasdep."><text:note text:note-class="footnote" text:id="_ftn67"><text:note-citation>68</text:note-citation><text:note-body><text:p text:style-name="Notedebasdepage"><text:s/>[MARGIN] (*) Quatrième<text:s/><text:span text:style-name="T6574">journée</text:span>.</text:p></text:note-body></text:note></text:span>Mais,<text:s/>quoique<text:s/>les<text:s/>fêtes<text:s/>comprises<text:s/>dans le sujet des Plaisirs de l’Île<text:s/>enchantée<text:s/>fussent<text:s/>terminées,<text:s/>tous<text:s/>les<text:s/>divertissements<text:s/>de Versailles ne l’étaient pas ;<text:s/>et<text:s/>la<text:s/>magnificence<text:s/>et<text:s/>la<text:s/>galanterie<text:s/>du<text:s/>roi<text:s/>en<text:s/>avait<text:s/>encore<text:s/>réservé<text:s/>pour<text:s/>les<text:s/>autres<text:s/>jours,<text:s/>qui<text:s/>n’étaient<text:s/>pas<text:s/>moins<text:s/>agréables.<text:s/>Le<text:s/>samedi 10,<text:s/>Sa Majesté<text:s/>voulut<text:s/>courre<text:s/>les<text:s/>têtes.<text:s/>C’est<text:s/>un<text:s/>exercice<text:s/>que<text:s/>peu<text:s/>de<text:s/>gens<text:s/>ignorent,<text:s/>et<text:s/>dont l’usage est venu d’Allemagne. »</text:p>
      <text:p text:style-name="quote">« <text:span text:style-name="Appelnotedebasdep."><text:note text:note-class="footnote" text:id="_ftn68"><text:note-citation>69</text:note-citation><text:note-body><text:p text:style-name="Notedebasdepage"><text:s/>[MARGIN] (*) Cinquième<text:s/><text:span text:style-name="T6575">journée</text:span>.</text:p></text:note-body></text:note></text:span>Le<text:s/>dimanche<text:s/>11 mai,<text:s/>le<text:s/>roi<text:s/>mena<text:s/>toute<text:s/>la<text:s/>Cour<text:s/>l’après-dînée<text:s/>à<text:s/>sa<text:s/>ménagerie…<text:s/>Le<text:s/>soir,<text:s/>Sa Majesté<text:s/>fit<text:s/>représenter<text:s/>sur<text:s/>l’un<text:s/>de<text:s/>ces<text:s/>théâtres<text:s/>doubles<text:s/>de<text:s/>son<text:s/>salon,<text:s/>que<text:s/>son<text:s/>esprit<text:s/>universel<text:s/>a<text:s/>lui-même<text:s/>inventés,<text:s/>la comédie<text:s/>des<text:s/><text:span text:style-name="T6576">Fâcheux</text:span><text:s/>faite<text:s/>par<text:s/>le<text:s/>sieur<text:s/>Molière,<text:s/>mêlée<text:s/>d’entrées,<text:s/>de ballets, et fort ingénieuse. »</text:p>
      <text:p text:style-name="quote"><text:s/>« <text:span text:style-name="Appelnotedebasdep."><text:note text:note-class="footnote" text:id="_ftn69"><text:note-citation>70</text:note-citation><text:note-body><text:p text:style-name="Notedebasdepage"><text:s/>[MARGIN] (*) Sixième<text:s/><text:span text:style-name="T6577">journée</text:span>.</text:p></text:note-body></text:note></text:span>Lundi<text:s/>12 mai…<text:s/>le<text:s/>soir,<text:s/>Sa Majesté<text:s/>fit<text:s/>jouer<text:s/>les<text:s/>premiers<text:s/>actes<text:s/>d’une<text:s/>comédie<text:s/>nommée<text:s/><text:span text:style-name="T6578">Tartuffe</text:span>,<text:s/>que<text:s/>le<text:s/>sieur<text:s/>Molière<text:s/>avait<text:s/>faite<text:s/>contre<text:s/>les<text:s/>hypocrites ;<text:s/>mais<text:s/>quoiqu’elle<text:s/>eût<text:s/>été<text:s/>trouvée<text:s/>fort<text:s/>divertissante,<text:s/>le<text:s/>roi<text:s/>connut<text:s/>tant<text:s/>de<text:s/>conformité<text:s/>entre<text:s/>ceux<text:s/>qu’une<text:s/>véritable<text:s/>dévotion<text:s/>met<text:s/>dans<text:s/>le<text:s/>chemin<text:s/>du<text:s/>Ciel,<text:s/>[et]<text:s/>ceux<text:s/>qu’une<text:s/>vaine<text:s/>ostentation<text:s/>des<text:s/>bonnes<text:s/>œuvres<text:s/>n’empêche<text:s/>pas<text:s/>d’en<text:s/>commettre<text:s/>de<text:s/>mauvaises,<text:s/><text:span text:style-name="pb">[p.</text:span><text:span text:style-name="pb"><text:s/></text:span><text:span text:style-name="pb">269</text:span><text:span text:style-name="pb">]</text:span><text:span text:style-name="T6579"><text:s/></text:span>que<text:s/>son<text:s/>extrême<text:s/>délicatesse<text:s/>pour<text:s/>les<text:s/>choses<text:s/>de<text:s/>la<text:s/>religion<text:s/>eut<text:s/>de<text:s/>la<text:s/>peine<text:s/>à<text:s/>souffrir<text:s/>cette<text:s/>ressemblance<text:s/>du<text:s/>vice<text:s/>avec<text:s/>la<text:s/>vertu ;<text:s/>et<text:s/>quoiqu’on<text:s/>ne<text:s/>doutât<text:s/>pas<text:s/>des<text:s/>bonnes<text:s/>intentions<text:s/>de<text:s/>l’auteur,<text:s/>il<text:s/>défendit<text:s/>cette comédie<text:s/>pour<text:s/>le<text:s/>public,<text:s/>jusqu’à<text:s/>ce<text:s/>qu’elle<text:s/>fût<text:s/>entièrement<text:s/>achevée,<text:s/>et<text:s/>examinée<text:s/>par<text:s/>des<text:s/>gens<text:s/>capables<text:s/>d’en<text:s/>juger,<text:s/>pour<text:s/>n’en<text:s/>pas<text:s/>laisser<text:s/>abuser<text:s/>à<text:s/>d’autres<text:s/>moins<text:s/>capables<text:s/>d’en faire un juste discernement. »</text:p>
      <text:p text:style-name="quote">« <text:span text:style-name="Appelnotedebasdep."><text:note text:note-class="footnote" text:id="_ftn70"><text:note-citation>71</text:note-citation><text:note-body><text:p text:style-name="Notedebasdepage"><text:s/>[MARGIN] (*) Septième et dernière<text:s/><text:span text:style-name="T6580">journée</text:span>.</text:p></text:note-body></text:note></text:span>Le<text:s/>mardi<text:s/>13 mai…<text:s/>on<text:s/>joua<text:s/>le<text:s/>même<text:s/>soir<text:s/>la comédie<text:s/>du<text:s/><text:span text:style-name="T6581">Mariage</text:span><text:span text:style-name="T6582"><text:s/>f</text:span><text:span text:style-name="T6583">orcé</text:span>,<text:s/>encore<text:s/>de<text:s/>la<text:s/>façon<text:s/>du<text:s/>même<text:s/>sieur<text:s/>Molière,<text:s/>mêlée<text:s/>d’entrées<text:s/>de<text:s/>ballet<text:s/>et<text:s/>de<text:s/>récits ;<text:s/>puis<text:s/>le<text:s/>roi<text:s/>prit<text:s/>le<text:s/>chemin<text:s/>de<text:s/>Fontainebleau<text:s/>le<text:s/>mercredi<text:s/>quatorzième ;<text:s/>toute<text:s/>la<text:s/>Cour<text:s/>se<text:s/>trouva<text:s/>si<text:s/>satisfaite<text:s/>de<text:s/>ce<text:s/>qu’elle<text:s/>avait<text:s/>vu<text:s/>que<text:s/>chacun<text:s/>crut<text:s/>qu’on<text:s/>ne<text:s/>pouvoir<text:s/>se<text:s/>passer<text:s/>de<text:s/>le<text:s/>mettre<text:s/>par<text:s/>écrit,<text:s/>pour<text:s/>en<text:s/>donner<text:s/>la<text:s/>connaissance<text:s/>à<text:s/>ceux<text:s/>qui<text:s/>n’avaient<text:s/>pu<text:s/>admirer<text:s/>tout<text:s/>à<text:s/>la<text:s/>fois<text:s/>le<text:s/>projet<text:s/>avec<text:s/>le<text:s/>succès,<text:s/>la<text:s/>libéralité<text:s/>avec<text:s/>la<text:s/>politesse,<text:s/>le<text:s/>grand<text:s/>nombre<text:s/>avec<text:s/>l’ordre,<text:s/>et<text:s/>la<text:s/>satisfaction<text:s/>de<text:s/>tous ;<text:s/>où<text:s/>les<text:s/>soins<text:s/>infatigables<text:s/>de<text:s/>M. Colbert<text:s/>s’employèrent<text:s/>en<text:s/>tous<text:s/>ces<text:s/>divertissements,<text:s/>malgré<text:s/>ses<text:s/>importantes<text:s/>affaires ;<text:s/>où<text:s/>le<text:s/>duc<text:s/>de<text:s/>Saint-Aignan<text:s/>joignit<text:s/>l’action<text:s/>à<text:s/>l’invention<text:s/>du<text:s/>dessein,<text:s/>où<text:s/>les<text:s/>beaux<text:s/>vers<text:s/>du<text:s/><text:span text:style-name="pb">[p.</text:span><text:span text:style-name="pb"><text:s/></text:span><text:span text:style-name="pb">270</text:span><text:span text:style-name="pb">]</text:span><text:span text:style-name="T6584"><text:s/></text:span>président de Périgny à<text:s/>la<text:s/>louange<text:s/>des<text:s/>reines<text:s/>furent<text:s/>si<text:s/>justement<text:s/>pensés,<text:s/>si<text:s/>agréablement<text:s/>tournés et récités avec tant d’art ;<text:s/>et<text:s/>ceux<text:s/>que<text:s/>M. Benserade<text:s/>fit<text:s/>pour<text:s/>les<text:s/>chevaliers<text:s/>eurent une approbation si générale ;<text:s/>où<text:s/>la<text:s/>vigilance<text:s/>exacte<text:s/>de<text:s/>M. Bontemps,<text:s/>et<text:s/>l’application<text:s/>de<text:s/>M. de<text:s/>Launay,<text:s/>ne<text:s/>laissèrent<text:s/>manquer<text:s/>d’aucune<text:s/>des<text:s/>choses<text:s/>nécessaires.<text:s/>Enfin<text:s/>où<text:s/>chacun<text:s/>a<text:s/>marqué<text:s/>si<text:s/>avantageusement<text:s/>son<text:s/>dessein<text:s/>de<text:s/>plaire<text:s/>au<text:s/>roi,<text:s/>dans<text:s/>le<text:s/>temps<text:s/>où<text:s/>Sa Majesté<text:s/>ne<text:s/>pensait<text:s/>elle-même<text:s/>qu’à<text:s/>plaire,<text:s/>et<text:s/>où<text:s/>ce<text:s/>qu’on<text:s/>a<text:s/>vu<text:s/>ne<text:s/>saurait<text:s/>jamais<text:s/>se<text:s/>perdre<text:s/><text:soft-page-break/>dans<text:s/>la<text:s/>mémoire<text:s/>des<text:s/>spectateurs,<text:s/>quand<text:s/>on<text:s/>n’aurait<text:s/>pas<text:s/>pris<text:s/>le<text:s/>soin<text:s/>de<text:s/>conserver<text:s/>par<text:s/>écrit<text:s/>le<text:s/>souvenir<text:s/>de<text:s/>toutes<text:s/>ces<text:s/>merveilles. »</text:p>
      <text:p text:style-name="P6585"><text:span text:style-name="T6586">Après</text:span><text:span text:style-name="T6587"><text:s/></text:span><text:span text:style-name="T6588">avoir</text:span><text:span text:style-name="T6589"><text:s/></text:span><text:span text:style-name="T6590">parlé</text:span><text:span text:style-name="T6591"><text:s/></text:span><text:span text:style-name="T6592">des</text:span><text:span text:style-name="T6593"><text:s/>f</text:span><text:span text:style-name="T6594">êtes</text:span><text:span text:style-name="T6595"><text:s/></text:span><text:span text:style-name="T6596">qui</text:span><text:span text:style-name="T6597"><text:s/></text:span><text:span text:style-name="T6598">précédèrent,</text:span><text:span text:style-name="T6599"><text:s/></text:span><text:span text:style-name="T6600">et</text:span><text:span text:style-name="T6601"><text:s/></text:span><text:span text:style-name="T6602">qui</text:span><text:span text:style-name="T6603"><text:s/></text:span><text:span text:style-name="T6604">suivirent</text:span><text:span text:style-name="T6605"><text:s/></text:span><text:span text:style-name="T6606">la</text:span><text:span text:style-name="T6607"><text:s/></text:span><text:span text:style-name="T6608">représentation</text:span><text:span text:style-name="T6609"><text:s/></text:span><text:span text:style-name="T6610">de</text:span><text:span text:style-name="T6611"><text:s/></text:span><text:span text:style-name="T6612">La Princesse d’Élide</text:span><text:span text:style-name="T6613">,</text:span><text:span text:style-name="T6614"><text:s/></text:span><text:span text:style-name="T6615">il</text:span><text:span text:style-name="T6616"><text:s/></text:span><text:span text:style-name="T6617">est</text:span><text:span text:style-name="T6618"><text:s/></text:span><text:span text:style-name="T6619">nécessaire</text:span><text:span text:style-name="T6620"><text:s/></text:span><text:span text:style-name="T6621">de</text:span><text:span text:style-name="T6622"><text:s/></text:span><text:span text:style-name="T6623">revenir</text:span><text:span text:style-name="T6624"><text:s/></text:span><text:span text:style-name="T6625">à</text:span><text:span text:style-name="T6626"><text:s/></text:span><text:span text:style-name="T6627">cette</text:span><text:span text:style-name="T6628"><text:s/></text:span><text:span text:style-name="T6629">même</text:span><text:span text:style-name="T6630"><text:s/>pièce</text:span><text:span text:style-name="T6631">,</text:span><text:span text:style-name="T6632"><text:s/></text:span><text:span text:style-name="T6633">dont</text:span><text:span text:style-name="T6634"><text:s/>M. </text:span><text:span text:style-name="T6635">Riccoboni</text:span><text:span text:style-name="T6636"><text:s/></text:span><text:span text:style-name="T6637">a</text:span><text:span text:style-name="T6638"><text:s/></text:span><text:span text:style-name="T6639">fait</text:span><text:span text:style-name="T6640"><text:s/></text:span><text:span text:style-name="T6641">une</text:span><text:span text:style-name="T6642"><text:s/>analyse<text:s/></text:span><text:span text:style-name="T6643">où</text:span><text:span text:style-name="T6644"><text:s/>l’</text:span><text:span text:style-name="T6645">esprit</text:span><text:span text:style-name="T6646"><text:s/></text:span><text:span text:style-name="T6647">et</text:span><text:span text:style-name="T6648"><text:s/></text:span><text:span text:style-name="T6649">le</text:span><text:span text:style-name="T6650"><text:s/></text:span><text:span text:style-name="T6651">bon</text:span><text:span text:style-name="T6652"><text:s/></text:span><text:span text:style-name="T6653">goût</text:span><text:span text:style-name="T6654"><text:s/></text:span><text:span text:style-name="T6655">sont</text:span><text:span text:style-name="T6656"><text:s/></text:span><text:span text:style-name="T6657">réunis.</text:span><text:span text:style-name="T6658"><text:s/></text:span><text:span text:style-name="T6659">Nous</text:span><text:span text:style-name="T6660"><text:s/></text:span><text:span text:style-name="T6661">allons</text:span><text:span text:style-name="T6662"><text:s/></text:span><text:span text:style-name="T6663">employer</text:span><text:span text:style-name="T6664"><text:s/></text:span><text:span text:style-name="T6665">ses</text:span><text:span text:style-name="T6666"><text:s/></text:span><text:span text:style-name="T6667">termes.</text:span></text:p>
      <text:p text:style-name="quote">« <text:span text:style-name="Appelnotedebasdep."><text:note text:note-class="footnote" text:id="_ftn71"><text:note-citation>72</text:note-citation><text:note-body><text:p text:style-name="Notedebasdepage"><text:s/>[MARGIN] (*)<text:s/><text:span text:style-name="T6668">Observations sur la comédie, et le génie de Molière</text:span>, p. 74 et suivantes.</text:p></text:note-body></text:note></text:span>Il<text:s/>ne<text:s/>suffit<text:s/>pas<text:s/>toujours<text:s/>d’avoir<text:s/>un<text:s/>génie<text:s/>supérieur<text:s/>pour<text:s/>juger<text:s/>sûrement<text:s/>de<text:s/>ce<text:s/>qui<text:s/>peut<text:s/>plaire<text:s/>au<text:s/>théâtre,<text:s/>et<text:s/>mériter<text:s/>un<text:s/>applaudissement<text:s/>général.<text:s/>La<text:s/>nature,<text:s/>en<text:s/>formant<text:s/>Molière,<text:s/>avait<text:s/>montré<text:s/>pour<text:s/>lui,<text:s/>à<text:s/>cet<text:s/>égard,<text:s/>une<text:s/>prédilection<text:s/><text:span text:style-name="pb">[p.</text:span><text:span text:style-name="pb"><text:s/></text:span><text:span text:style-name="pb">271</text:span><text:span text:style-name="pb">]</text:span><text:span text:style-name="T6669"><text:s/></text:span>marquée,<text:s/>et<text:s/>les<text:s/>preuves<text:s/>singulières<text:s/>qu’il<text:s/>en<text:s/>a<text:s/>données<text:s/>ne<text:s/>laissent<text:s/>aucun<text:s/>lieu<text:s/>d’en<text:s/>douter.<text:s/>La<text:s/>pièce espagnole<text:s/>d’<text:span text:style-name="T6670">Agos</text:span><text:span text:style-name="T6671">tino</text:span><text:span text:style-name="T6672"><text:s/></text:span><text:span text:style-name="T6673">Moreto</text:span>,<text:s/>intitulée<text:s/><text:span text:style-name="T6674">El</text:span><text:span text:style-name="T6675"><text:s/></text:span><text:span text:style-name="T6676">desde</text:span><text:span text:style-name="T6677">n<text:s/></text:span><text:span text:style-name="T6678">con</text:span><text:span text:style-name="T6679"><text:s/></text:span><text:span text:style-name="T6680">el</text:span><text:span text:style-name="T6681"><text:s/></text:span><text:span text:style-name="T6682">desden</text:span>,<text:s/>dont<text:s/>notre<text:s/>poète<text:s/>a<text:s/>tiré<text:s/>sa<text:s/><text:span text:style-name="T6683">Prince</text:span><text:span text:style-name="T6684">sse</text:span><text:span text:style-name="T6685"><text:s/></text:span><text:span text:style-name="T6686">d</text:span><text:span text:style-name="T6687">’É</text:span><text:span text:style-name="T6688">lide</text:span>,<text:s/>est<text:s/>une<text:s/>preuve<text:s/>de<text:s/>la<text:s/>justesse<text:s/>de<text:s/>son<text:s/>esprit.<text:s/>Dans<text:s/>cette comédie<text:s/><text:span text:style-name="T6689">le</text:span><text:span text:style-name="T6690"><text:s/></text:span><text:span text:style-name="T6691">coup</text:span><text:span text:style-name="T6692"><text:s/></text:span><text:span text:style-name="T6693">de</text:span><text:span text:style-name="T6694"><text:s/>théâtre</text:span><text:s/>ou<text:s/><text:span text:style-name="T6695">surprise</text:span><text:span text:style-name="T6696"><text:s/></text:span><text:span text:style-name="T6697">de</text:span><text:span text:style-name="T6698"><text:s/></text:span><text:span text:style-name="T6699">pensée</text:span><text:s/>que<text:s/>je<text:s/>crois<text:s/>la<text:s/>plus<text:s/>belle<text:s/>qu’on<text:s/>puisse<text:s/>trouver,<text:s/>et<text:s/>que<text:s/>je<text:s/>donnerais<text:s/>pour<text:s/>modèle<text:s/>en<text:s/>ce<text:s/>genre,<text:s/>n’était<text:s/>que<text:s/>bonne<text:s/>dans<text:s/>l’original,<text:s/>mais<text:s/>elle<text:s/>est<text:s/>devenue<text:s/>sublime<text:s/>entre<text:s/>les<text:s/>mains<text:s/>de<text:s/>Molière.</text:p>
      <text:p text:style-name="quote">« Dans<text:s/>la comédie espagnole,<text:s/>la<text:s/>princesse,<text:s/>qui<text:s/>dédaigne<text:s/>l’amour,<text:s/>a<text:s/>une<text:s/>conversation<text:s/>avec<text:s/>le<text:s/>prince,<text:s/>dont<text:s/>elle<text:s/>est<text:s/>aimée<text:s/>autant<text:s/>que<text:s/>de<text:s/>ses<text:s/>autres<text:s/>amants,<text:s/>mais<text:s/>qui,<text:s/>pour<text:s/>l’engager<text:s/>plus<text:s/>sûrement,<text:s/>feint une insensibilité égale à<text:s/>la<text:s/>sienne ;<text:s/>la<text:s/>princesse<text:s/>paraît<text:s/>irritée<text:s/>de<text:s/>cette<text:s/>indifférence,<text:s/>de<text:s/>ce<text:s/>que<text:s/>malgré<text:s/>ses<text:s/>mépris,<text:s/>le<text:s/>prince<text:s/>ne<text:s/>lui<text:s/>offre<text:s/>pas<text:s/>son<text:s/>cœur<text:s/>comme<text:s/>les<text:s/>autres<text:s/>princes ;<text:s/>elle<text:s/>commence<text:s/>sans<text:s/>s’en<text:s/>apercevoir<text:s/>à<text:s/>l’estimer<text:s/>par<text:s/>dépit,<text:s/>et<text:s/>pour<text:s/>mieux<text:s/>découvrir<text:s/>les<text:s/>vrais<text:s/>sentiments<text:s/>du<text:s/>prince,<text:s/>elle<text:s/>lui<text:s/>fait<text:s/>un<text:s/>faux<text:s/>aveu<text:s/>de<text:s/>son<text:s/>inclination<text:s/>pour<text:s/>l’un<text:s/>de<text:s/>ses<text:s/>amants.</text:p>
      <text:p text:style-name="quote">« Dans<text:s/>cette<text:s/>surprise,<text:s/>la<text:s/>princesse<text:s/>ne<text:s/><text:span text:style-name="pb">[p.</text:span><text:span text:style-name="pb"><text:s/></text:span><text:span text:style-name="pb">272</text:span><text:span text:style-name="pb">]</text:span><text:span text:style-name="T6700"><text:s/></text:span>prévient<text:s/>pas<text:s/>les<text:s/>spectateurs<text:s/>de<text:s/>son<text:s/>intention,<text:s/>et<text:s/>c’est<text:s/>inopinément<text:s/>qu’ils<text:s/>en<text:s/>sont<text:s/>instruits.<text:s/>Molière,<text:s/>en<text:s/>portant<text:s/>cette<text:s/>même<text:s/>surprise<text:s/>au<text:s/>théâtre,<text:s/>semble<text:s/>l’avoir<text:s/>affaiblie,<text:s/>lorsqu’il<text:s/>fait<text:s/>dire<text:s/>à<text:s/>la<text:s/>princesse<text:s/>qu’elle<text:s/>a<text:s/>imaginé<text:s/>un<text:s/>moyen<text:s/>de<text:s/>découvrir<text:s/>les<text:s/>véritables<text:s/>sentiments<text:s/>du<text:s/>prince.<text:s/>Quiconque<text:s/>ignore<text:s/>les<text:s/>mystères<text:s/>de<text:s/>l’art,<text:s/>en<text:s/>jugera<text:s/>de<text:s/>la<text:s/>sorte.</text:p>
      <text:p text:style-name="quote">« Mais<text:s/>les<text:s/>personnes<text:s/>intelligentes<text:s/>sentiront<text:s/>aisément<text:s/>la<text:s/>finesse<text:s/>de<text:s/>l’auteur<text:s/>dans<text:s/>la<text:s/>correction qu’il a faite à l’original.<text:s/>Le<text:s/>défaut<text:s/>des<text:s/>Espagnols<text:s/>est<text:s/>de<text:s/>ne<text:s/>se<text:s/>contenter<text:s/>jamais<text:s/>de<text:s/>la<text:s/>juste<text:s/>mesure<text:s/>d’une<text:s/>action<text:s/>ou<text:s/>d’une<text:s/>situation ;<text:s/>Molière,<text:s/>qui<text:s/>connaissait<text:s/>ce<text:s/>faible,<text:s/>trouva<text:s/>qu’il<text:s/>y<text:s/>avait,<text:s/>dans<text:s/>la<text:s/>scène<text:s/>dont<text:s/>nous<text:s/>parlons,<text:s/>deux<text:s/>surprises<text:s/>de<text:s/>théâtre,<text:s/>et,<text:s/>jugeant<text:s/>qu’il<text:s/>ne<text:s/>fallait<text:s/>n’en<text:s/>laisser<text:s/>dominer<text:s/>qu’une,<text:s/>il<text:s/>affaiblit<text:s/>la<text:s/>première,<text:s/>pour<text:s/>rendre<text:s/>la<text:s/>seconde<text:s/>et<text:s/>plus<text:s/>vive<text:s/>et<text:s/>plus<text:s/>frappante ;<text:s/>il<text:s/>augmenta<text:s/>dans<text:s/>celle-ci<text:s/>l’intérêt<text:s/>du<text:s/>spectateur,<text:s/>en<text:s/>le<text:s/>faisant<text:s/>jouir<text:s/>du<text:s/>plaisir<text:s/>de<text:s/>voir<text:s/>le<text:s/>prince<text:s/>l’emporter<text:s/>par<text:s/>la<text:s/>ruse<text:s/>sur<text:s/>la<text:s/>princesse ;<text:s/>on<text:s/>sait<text:s/>qu’elle<text:s/>n’a<text:s/>d’autre<text:s/>dessein<text:s/>que<text:s/>de<text:s/>découvrir<text:s/>les<text:s/>véritables<text:s/>sentiments<text:s/>du<text:s/>prince,<text:s/>pour<text:s/>ne<text:s/>lui<text:s/>faire<text:s/>ensuite<text:s/>éprouver<text:s/>que<text:s/>des<text:s/>dédains,<text:s/>et<text:s/>le<text:s/>traiter<text:s/>comme<text:s/>ses<text:s/>autres<text:s/>amants ;<text:s/><text:span text:style-name="pb">[p.</text:span><text:span text:style-name="pb"><text:s/></text:span><text:span text:style-name="pb">273</text:span><text:span text:style-name="pb">]</text:span><text:span text:style-name="T6701"><text:s/></text:span>d’un<text:s/>autre<text:s/>côté,<text:s/>on<text:s/><text:soft-page-break/>voit<text:s/>que<text:s/>le<text:s/>prince<text:s/>n’a<text:s/>d’autre<text:s/>intention<text:s/>que<text:s/>de<text:s/>la<text:s/>toucher<text:s/>et<text:s/>de<text:s/>lui<text:s/>inspirer<text:s/>de<text:s/>l’amour ;<text:s/>dans<text:s/>cette<text:s/>situation,<text:s/>la<text:s/>princesse<text:s/>fait<text:s/>une<text:s/>fausse<text:s/>confidence<text:s/>de<text:s/>l’état<text:s/>de<text:s/>son<text:s/>cœur,<text:s/>et<text:s/>feint<text:s/>d’être<text:s/>sensible<text:s/>à<text:s/>l’amour<text:s/>d’un<text:s/>de<text:s/>ses<text:s/>amants.<text:s/>Le<text:s/>prince,<text:s/>revenu<text:s/>de<text:s/>l’étonnement<text:s/>où<text:s/>l’a<text:s/>jeté<text:s/>le<text:s/>discours<text:s/>de<text:s/>la<text:s/>princesse,<text:s/>lui<text:s/>répond :<text:s/><text:span text:style-name="Appelnotedebasdep."><text:note text:note-class="footnote" text:id="_ftn72"><text:note-citation>73</text:note-citation><text:note-body><text:p text:style-name="Notedebasdepage"><text:span text:style-name="T6702"><text:s/>[</text:span><text:span text:style-name="T6703">MARGIN</text:span><text:span text:style-name="T6704">]<text:s/></text:span><text:span text:style-name="T6705">(*) ACTE IV,<text:s/></text:span><text:span text:style-name="T6706">scène</text:span><text:span text:style-name="T6707"> I</text:span><text:span text:style-name="T6708">.</text:span></text:p></text:note-body></text:note></text:span><text:span text:style-name="T6709">Qu</text:span><text:span text:style-name="T6710">’</text:span><text:span text:style-name="T6711">il</text:span><text:span text:style-name="T6712"><text:s/></text:span><text:span text:style-name="T6713">admire</text:span><text:span text:style-name="T6714"><text:s/></text:span><text:span text:style-name="T6715">la</text:span><text:span text:style-name="T6716"><text:s/></text:span><text:span text:style-name="T6717">conformité</text:span><text:span text:style-name="T6718"><text:s/></text:span><text:span text:style-name="T6719">de</text:span><text:span text:style-name="T6720"><text:s/></text:span><text:span text:style-name="T6721">leurs</text:span><text:span text:style-name="T6722"><text:s/></text:span><text:span text:style-name="T6723">sentiments,</text:span><text:span text:style-name="T6724"><text:s/></text:span><text:span text:style-name="T6725">puisqu</text:span><text:span text:style-name="T6726">’</text:span><text:span text:style-name="T6727">il</text:span><text:span text:style-name="T6728"><text:s/></text:span><text:span text:style-name="T6729">vient</text:span><text:span text:style-name="T6730"><text:s/></text:span><text:span text:style-name="T6731">d</text:span><text:span text:style-name="T6732">’</text:span><text:span text:style-name="T6733">éprouver</text:span><text:span text:style-name="T6734"><text:s/></text:span><text:span text:style-name="T6735">un</text:span><text:span text:style-name="T6736"><text:s/></text:span><text:span text:style-name="T6737">changement</text:span><text:span text:style-name="T6738"><text:s/></text:span><text:span text:style-name="T6739">tout</text:span><text:span text:style-name="T6740"><text:s/></text:span><text:span text:style-name="T6741">semblable</text:span><text:span text:style-name="T6742"> ;<text:s/></text:span><text:span text:style-name="T6743">qu</text:span><text:span text:style-name="T6744">’</text:span><text:span text:style-name="T6745">autorisé</text:span><text:span text:style-name="T6746"><text:s/></text:span><text:span text:style-name="T6747">par</text:span><text:span text:style-name="T6748"><text:s/></text:span><text:span text:style-name="T6749">son</text:span><text:span text:style-name="T6750"><text:s/></text:span><text:span text:style-name="T6751">exemple,</text:span><text:span text:style-name="T6752"><text:s/></text:span><text:span text:style-name="T6753">il</text:span><text:span text:style-name="T6754"><text:s/></text:span><text:span text:style-name="T6755">va</text:span><text:span text:style-name="T6756"><text:s/></text:span><text:span text:style-name="T6757">lui</text:span><text:span text:style-name="T6758"><text:s/></text:span><text:span text:style-name="T6759">rendre</text:span><text:span text:style-name="T6760"><text:s/></text:span><text:span text:style-name="T6761">confidence</text:span><text:span text:style-name="T6762"><text:s/></text:span><text:span text:style-name="T6763">pour</text:span><text:span text:style-name="T6764"><text:s/></text:span><text:span text:style-name="T6765">confidence,</text:span><text:span text:style-name="T6766"><text:s/></text:span><text:span text:style-name="T6767">et</text:span><text:span text:style-name="T6768"><text:s/></text:span><text:span text:style-name="T6769">qu</text:span><text:span text:style-name="T6770">’</text:span><text:span text:style-name="T6771">une</text:span><text:span text:style-name="T6772"><text:s/></text:span><text:span text:style-name="T6773">des</text:span><text:span text:style-name="T6774"><text:s/>p</text:span><text:span text:style-name="T6775">rincesses</text:span><text:span text:style-name="T6776"><text:s/></text:span><text:span text:style-name="T6777">ses</text:span><text:span text:style-name="T6778"><text:s/></text:span><text:span text:style-name="T6779">cousines,</text:span><text:span text:style-name="T6780"><text:s/></text:span><text:span text:style-name="T6781">l</text:span><text:span text:style-name="T6782">’</text:span><text:span text:style-name="T6783">ai</text:span><text:span text:style-name="T6784">mable et belle Aglante, a triomphé<text:s/></text:span><text:span text:style-name="T6785">de</text:span><text:span text:style-name="T6786"><text:s/></text:span><text:span text:style-name="T6787">son</text:span><text:span text:style-name="T6788"><text:s/></text:span><text:span text:style-name="T6789">cœur</text:span>.<text:s/>Il<text:s/>implore<text:s/>son<text:s/>appui<text:s/>avec<text:s/>transport,<text:s/>pour<text:s/>obtenir<text:s/>la<text:s/>main<text:s/>de<text:s/>celle<text:s/>qu’il<text:s/>adore,<text:s/>et<text:s/>part<text:s/>précipitamment<text:s/>pour<text:s/>aller,<text:s/>dit-il,<text:s/>faire<text:s/>la<text:s/>demande<text:s/>à<text:s/>son<text:s/>père.</text:p>
      <text:p text:style-name="quote">« Voilà<text:s/>la<text:s/>surprise<text:s/>de<text:s/>théâtre<text:s/>à<text:s/>laquelle<text:s/>le<text:s/>spectateur<text:s/>ne<text:s/>s’attendait<text:s/>pas,<text:s/>mais<text:s/>qu’il<text:s/>aurait<text:s/>souhaité<text:s/>pour venger le prince qui l’intéresse<text:s/>et<text:s/>jeter<text:s/>la<text:s/>princesse<text:s/>dans<text:s/>la<text:s/>confusion,<text:s/>en<text:s/>la<text:s/>punissant<text:s/>de<text:s/>sa<text:s/>dureté<text:s/>et<text:s/>de<text:s/>sa<text:s/>coquetterie.<text:s/>La<text:s/>réponse<text:s/>du<text:s/>prince<text:s/>produit<text:s/>ici<text:s/>dans<text:s/>l’esprit<text:s/>du<text:s/>spectateur<text:s/>ce<text:s/>qu’il<text:s/>désire<text:s/>de<text:s/>trouver<text:s/>dans<text:s/>le<text:s/>tout<text:s/>ensemble ;<text:s/>elle<text:s/>fait<text:s/>passer<text:s/>tout<text:s/>à<text:s/>coup<text:s/>de<text:s/><text:span text:style-name="pb">[p.</text:span><text:span text:style-name="pb"><text:s/></text:span><text:span text:style-name="pb">274</text:span><text:span text:style-name="pb">]</text:span><text:span text:style-name="T6790"><text:s/></text:span>l’inquiétude<text:s/>à<text:s/>la<text:s/>satisfaction ;<text:s/>et<text:s/>par<text:s/>là<text:s/>cette<text:s/>surprise<text:s/>devient<text:s/>intéressante<text:s/>et<text:s/>comique<text:s/>tout<text:s/>à<text:s/>la<text:s/>fois. »</text:p>
      <text:p text:style-name="quote">« <text:span text:style-name="Appelnotedebasdep."><text:note text:note-class="footnote" text:id="_ftn73"><text:note-citation>74</text:note-citation><text:note-body><text:p text:style-name="Notedebasdepage"><text:s/>[MARGIN] (*)<text:s/><text:span text:style-name="T6791">Observations</text:span>, p. 137 et suivantes.</text:p></text:note-body></text:note></text:span>La<text:s/>fable<text:s/>et<text:s/>le<text:s/>dénouement<text:s/><text:span text:style-name="T6792">de<text:s/></text:span><text:span text:style-name="T6793">L</text:span><text:span text:style-name="T6794">a</text:span><text:span text:style-name="T6795"><text:s/>Prince</text:span><text:span text:style-name="T6796">sse</text:span><text:span text:style-name="T6797"><text:s/></text:span><text:span text:style-name="T6798">d</text:span><text:span text:style-name="T6799">’</text:span><text:span text:style-name="T6800">Élide</text:span><text:s/>est<text:s/>l’exemple<text:s/>que<text:s/>je<text:s/>me<text:s/>propose<text:s/>de<text:s/>donner<text:s/>d’un<text:s/>dénouement<text:s/>imité<text:s/>et<text:s/>corrigé<text:s/>par<text:s/>Molière ;<text:s/>mais<text:s/>voyons<text:s/>auparavant<text:s/>de<text:s/>quelle<text:s/>manière<text:s/><text:span text:style-name="T6801">Agostino Moreto</text:span>,<text:s/>célèbre<text:s/>poète<text:s/>espagnol,<text:s/>dénoue<text:s/>sa<text:s/>pièce<text:s/>intitulée<text:s/><text:span text:style-name="T6802">E</text:span><text:span text:style-name="T6803">l desden con el desden</text:span><text:span text:style-name="T6804">.</text:span></text:p>
      <text:p text:style-name="quote">« Dans<text:s/>la<text:s/>dernière<text:s/>scène,<text:s/>le<text:s/>père,<text:s/>accompagné<text:s/>des<text:s/>deux<text:s/>princes<text:s/>amants<text:s/>de<text:s/>sa<text:s/>fille,<text:s/>et<text:s/>instruit<text:s/>que<text:s/>la<text:s/>princesse<text:s/>vient<text:s/>enfin<text:s/>de<text:s/>se<text:s/>déclarer,<text:s/>laisse<text:s/>éclater<text:s/>des<text:s/>transports<text:s/>de<text:s/>joie.<text:s/>En<text:s/>ce<text:s/>moment<text:s/>la<text:s/>princesse<text:s/>arrive<text:s/>sur<text:s/>la<text:s/>scène,<text:s/>se<text:s/>tient<text:s/>à<text:s/>l’écart<text:s/>et<text:s/>paraît<text:s/>inquiète ;<text:s/>elle<text:s/>entend<text:s/>que<text:s/>sa<text:s/>cousine<text:s/>est<text:s/>promise<text:s/>au<text:s/>prince<text:s/>qui<text:s/>l’a<text:s/>demandée,<text:s/>et<text:s/>que<text:s/>ses<text:s/>propres<text:s/>noces<text:s/>seront<text:s/>célébrées<text:s/>le<text:s/>même<text:s/>jour<text:s/>que<text:s/>celles<text:s/>de<text:s/>cette<text:s/>cousine ;<text:s/>le<text:s/>prince,<text:s/>s’apercevant<text:s/>que<text:s/>la<text:s/>princesse<text:s/>les<text:s/>écoute,<text:s/>répond<text:s/>au<text:s/>père,<text:s/>qu’il<text:s/>n’est<text:s/>pas<text:s/>venu<text:s/>à<text:s/>la<text:s/>Cour<text:s/>dans<text:s/>le<text:s/>dessein<text:s/>d’épouser<text:s/>la<text:s/>princesse<text:s/>sa<text:s/>fille,<text:s/>et<text:s/>qu’il<text:s/>a<text:s/>été<text:s/>insensible<text:s/>à<text:s/>l’amour,<text:s/>jusqu’au<text:s/>moment<text:s/>où<text:s/>la<text:s/>vue<text:s/>de<text:s/>sa<text:s/>nièce<text:s/>a<text:s/>commencé<text:s/>à<text:s/>lui<text:s/>inspirer<text:s/>la<text:s/>plus<text:s/>vive<text:s/>tendresse :<text:s/>que<text:s/>cependant<text:s/>leur<text:s/>commune<text:s/>opposition<text:s/>à<text:s/>l’amour<text:s/>lui<text:s/>a<text:s/>rendu<text:s/><text:span text:style-name="pb">[p.</text:span><text:span text:style-name="pb"><text:s/></text:span><text:span text:style-name="pb">275</text:span><text:span text:style-name="pb">]</text:span><text:span text:style-name="T6805"><text:s/></text:span>trop<text:s/>chère<text:s/>la<text:s/>princesse<text:s/>pour<text:s/>rien<text:s/>entreprendre<text:s/>sans<text:s/>la<text:s/>consulter,<text:s/>et<text:s/>que<text:s/>si<text:s/>par<text:s/>malheur<text:s/>elle<text:s/>était<text:s/>contraire<text:s/>à<text:s/>son<text:s/>mariage,<text:s/>il<text:s/>ne<text:s/>se<text:s/>sent<text:s/>pas<text:s/>capable<text:s/>de<text:s/>s’engager<text:s/>malgré<text:s/>sa<text:s/>volonté.<text:s/>À<text:s/>l’instant<text:s/>la<text:s/>princesse<text:s/>se<text:s/>présente<text:s/>et<text:s/>demande<text:s/>à<text:s/>son<text:s/>père<text:s/>la<text:s/>liberté<text:s/>de<text:s/>choisir<text:s/>pour<text:s/>époux<text:s/>celui<text:s/>des<text:s/>trois<text:s/>princes<text:s/>qu’il<text:s/>lui<text:s/>plaira<text:s/>davantage.</text:p>
      <text:p text:style-name="quote">« Après<text:s/>avoir<text:s/>obtenu<text:s/>le<text:s/>consentement<text:s/>qu’elle<text:s/>souhaite,<text:s/>elle<text:s/>exige<text:s/>de<text:s/>ces<text:s/>mêmes<text:s/>princes<text:s/>qu’ils<text:s/>applaudiront<text:s/>au<text:s/>choix<text:s/>qu’elle<text:s/>va<text:s/>faire :<text:s/>et<text:s/>les<text:s/>deux<text:s/>princes,<text:s/>qui<text:s/>s’étaient<text:s/>expliqués, ne forment aucun obstacle ;<text:s/>elle<text:s/>déclare<text:s/>qu’elle<text:s/>donne<text:s/>la<text:s/>préférence<text:s/>à<text:s/>celui<text:s/>qui<text:s/>a<text:s/>su<text:s/>vaincre<text:s/><text:span text:style-name="T6806">le</text:span><text:span text:style-name="T6807"><text:s/></text:span><text:span text:style-name="T6808">dédain</text:span><text:span text:style-name="T6809"><text:s/></text:span><text:span text:style-name="T6810">par</text:span><text:span text:style-name="T6811"><text:s/></text:span><text:span text:style-name="T6812">le</text:span><text:span text:style-name="T6813"><text:s/></text:span><text:span text:style-name="T6814">dédain</text:span> ;<text:s/>alors<text:s/>le<text:s/>prince,<text:s/>lui<text:s/>demandant<text:s/>qui<text:s/>il<text:s/>est,<text:s/>elle<text:s/>répond :<text:s/><text:span text:style-name="T6815">toi</text:span><text:span text:style-name="T6816"><text:s/></text:span><text:span text:style-name="T6817">seul</text:span>,<text:s/>et<text:s/>lui<text:s/><text:soft-page-break/>donne<text:s/>en<text:s/>même<text:s/>temps<text:s/>la<text:s/>main.<text:s/>Le<text:s/>rival<text:s/>qui<text:s/>s’était<text:s/>le<text:s/>plus<text:s/>flatté<text:s/>du<text:s/>retour<text:s/>de<text:s/>la<text:s/>princesse<text:s/>épouse<text:s/>sa<text:s/>cousine,<text:s/>et<text:s/>la<text:s/>pièce<text:s/>finit.</text:p>
      <text:p text:style-name="quote">« Molière,<text:s/>après<text:s/>avoir<text:s/>lu<text:s/>l’original,<text:s/>trouva<text:s/>ridicule<text:s/>avec<text:s/>raison<text:s/>que<text:s/>la<text:s/>princesse,<text:s/>qui<text:s/>ne<text:s/>pouvait<text:s/>douter<text:s/>que<text:s/>le<text:s/>prince n’aimât sa cousine, s’offrît<text:s/>elle-même<text:s/>à<text:s/>lui,<text:s/>en<text:s/>le<text:s/>choisissant<text:s/>pour<text:s/>époux.<text:s/>Le<text:s/>sexe,<text:s/>le<text:s/>rang,<text:s/>la<text:s/>bienséance,<text:s/>tout<text:s/>était<text:s/>blessé,<text:s/>puisqu’elle<text:s/>s’exposait<text:s/>à<text:s/>un<text:s/>refus<text:s/>certain,<text:s/>si<text:s/>ce<text:s/>prince<text:s/><text:span text:style-name="pb">[p.</text:span><text:span text:style-name="pb"><text:s/></text:span><text:span text:style-name="pb">276</text:span><text:span text:style-name="pb">]</text:span><text:span text:style-name="T6818"><text:s/></text:span>avait véritablement aimé une autre<text:s/>personne.<text:s/>Notre<text:s/>auteur,<text:s/>qui<text:s/>connaissait<text:s/>parfaitement<text:s/>les<text:s/>mouvements<text:s/>du<text:s/>cœur,<text:s/>arrange<text:s/>si<text:s/>bien<text:s/>sa<text:s/>fable<text:s/>que<text:s/>la<text:s/>princesse,<text:s/>apercevant<text:s/>son<text:s/>amant<text:s/>avec<text:s/>son<text:s/>père,<text:s/>et<text:s/>ne<text:s/>sachant<text:s/>pas<text:s/>de<text:s/>quoi<text:s/>il<text:s/>s’agit<text:s/>entre<text:s/>eux,<text:s/>découvre<text:s/>à<text:s/>celui-ci,<text:s/>dans<text:s/>l’embarras<text:s/>où<text:s/>elle<text:s/>est,<text:s/>et<text:s/>devant<text:s/>tout<text:s/>le<text:s/>monde,<text:s/>qu’elle<text:s/>aime<text:s/>le<text:s/>prince<text:s/>sans<text:s/>cependant se déclarer tout à fait ;<text:s/>le<text:s/>moyen<text:s/>dont<text:s/>elle<text:s/>se<text:s/>sert<text:s/>est<text:s/>la<text:s/>prière<text:s/>qu’elle<text:s/>fait<text:s/>à<text:s/>son<text:s/>père<text:s/>de<text:s/>refuser<text:s/>au prince sa cousine en mariage ;<text:s/>elle<text:s/>cherche<text:s/>à<text:s/>se<text:s/>faire<text:s/>illusion,<text:s/>et<text:s/>veut<text:s/>persuader<text:s/>qu’elle<text:s/>n’agit<text:s/>de<text:s/>la<text:s/>sorte<text:s/>que<text:s/>pour<text:s/>punir<text:s/>le<text:s/>prince<text:s/>de<text:s/>son<text:s/>insensibilité ;<text:s/>ce<text:s/>prétexte,<text:s/>tout<text:s/>spécieux<text:s/>qu’il<text:s/>paraît,<text:s/>fait<text:s/>assez<text:s/>entendre<text:s/>que<text:s/>l’amour<text:s/>est<text:s/>le<text:s/>motif<text:s/>qui<text:s/>l’anime ;<text:s/>cependant<text:s/>le<text:s/>père<text:s/>consent<text:s/>à<text:s/>sa<text:s/>demande,<text:s/>et<text:s/>lui<text:s/>propose<text:s/>en<text:s/>même<text:s/>temps,<text:s/>pour<text:s/>empêcher<text:s/>le<text:s/>prince<text:s/>de<text:s/>se<text:s/>marier<text:s/>avec<text:s/>sa<text:s/>cousine,<text:s/>de<text:s/>le<text:s/>choisir<text:s/>elle-même<text:s/>pour<text:s/>son<text:s/>époux.<text:s/>En<text:s/>ce<text:s/>moment,<text:s/>Molière,<text:s/>par<text:s/>un<text:s/>coup<text:s/>de<text:s/>maître,<text:s/>fait<text:s/>dire<text:s/>à<text:s/>la<text:s/>princesse :<text:s/><text:span text:style-name="T6819">V</text:span><text:span text:style-name="T6820">ous</text:span><text:span text:style-name="T6821"><text:s/></text:span><text:span text:style-name="T6822">vous</text:span><text:span text:style-name="T6823"><text:s/></text:span><text:span text:style-name="T6824">moquez</text:span><text:span text:style-name="T6825"><text:s/>s</text:span><text:span text:style-name="T6826">eigneur,</text:span><text:span text:style-name="T6827"><text:s/></text:span><text:span text:style-name="T6828">et</text:span><text:span text:style-name="T6829"><text:s/></text:span><text:span text:style-name="T6830">ce</text:span><text:span text:style-name="T6831"><text:s/></text:span><text:span text:style-name="T6832">n</text:span><text:span text:style-name="T6833">’</text:span><text:span text:style-name="T6834">est</text:span><text:span text:style-name="T6835"><text:s/></text:span><text:span text:style-name="T6836">pas</text:span><text:span text:style-name="T6837"><text:s/></text:span><text:span text:style-name="T6838">ce</text:span><text:span text:style-name="T6839"><text:s/></text:span><text:span text:style-name="T6840">qu</text:span><text:span text:style-name="T6841">’</text:span><text:span text:style-name="T6842">il</text:span><text:span text:style-name="T6843"><text:s/></text:span><text:span text:style-name="T6844">demande</text:span> ;<text:s/>alors<text:s/>le<text:s/>prince<text:s/>se<text:s/>jette<text:s/>à<text:s/>ses<text:s/>genoux,<text:s/>avoue<text:s/>son<text:s/>amour<text:s/>et<text:s/>son<text:s/>stratagème,<text:s/>et<text:s/>lui<text:s/>en<text:s/>demande<text:s/>pardon,<text:s/>en<text:s/>protestant<text:s/>néanmoins<text:s/>que<text:s/>si<text:s/>elle<text:s/>veut se venger, il est prêt<text:s/><text:span text:style-name="pb">[p.</text:span><text:span text:style-name="pb"><text:s/></text:span><text:span text:style-name="pb">277</text:span><text:span text:style-name="pb">]</text:span><text:span text:style-name="T6845"><text:s/></text:span>d’exécuter<text:s/>de<text:s/>sa<text:s/>propre<text:s/>main l’arrêt qu’elle prononcera ;<text:s/>la<text:s/>princesse<text:s/>lui<text:s/>répond :<text:s/><text:span text:style-name="T6846">Non,</text:span><text:span text:style-name="T6847"><text:s/></text:span><text:span text:style-name="T6848">non</text:span><text:span text:style-name="T6849">, prince</text:span>,<text:s/>ce<text:s/>sont<text:s/>les<text:s/>termes<text:s/>de<text:s/>Molière,<text:s/><text:span text:style-name="T6850">j</text:span><text:span text:style-name="T6851">e</text:span><text:span text:style-name="T6852"><text:s/></text:span><text:span text:style-name="T6853">ne</text:span><text:span text:style-name="T6854"><text:s/></text:span><text:span text:style-name="T6855">vous</text:span><text:span text:style-name="T6856"><text:s/></text:span><text:span text:style-name="T6857">sais</text:span><text:span text:style-name="T6858"><text:s/></text:span><text:span text:style-name="T6859">pas</text:span><text:span text:style-name="T6860"><text:s/></text:span><text:span text:style-name="T6861">mauvais</text:span><text:span text:style-name="T6862"><text:s/></text:span><text:span text:style-name="T6863">gré</text:span><text:span text:style-name="T6864"><text:s/></text:span><text:span text:style-name="T6865">de</text:span><text:span text:style-name="T6866"><text:s/></text:span><text:span text:style-name="T6867">m</text:span><text:span text:style-name="T6868">’</text:span><text:span text:style-name="T6869">avoir</text:span><text:span text:style-name="T6870"><text:s/></text:span><text:span text:style-name="T6871">abusée,</text:span><text:span text:style-name="T6872"><text:s/></text:span><text:span text:style-name="T6873">et</text:span><text:span text:style-name="T6874"><text:s/></text:span><text:span text:style-name="T6875">tout</text:span><text:span text:style-name="T6876"><text:s/></text:span><text:span text:style-name="T6877">ce</text:span><text:span text:style-name="T6878"><text:s/></text:span><text:span text:style-name="T6879">que</text:span><text:span text:style-name="T6880"><text:s/></text:span><text:span text:style-name="T6881">vous</text:span><text:span text:style-name="T6882"><text:s/></text:span><text:span text:style-name="T6883">m</text:span><text:span text:style-name="T6884">’</text:span><text:span text:style-name="T6885">avez</text:span><text:span text:style-name="T6886"><text:s/></text:span><text:span text:style-name="T6887">dit,</text:span><text:span text:style-name="T6888"><text:s/></text:span><text:span text:style-name="T6889">je</text:span><text:span text:style-name="T6890"><text:s/></text:span><text:span text:style-name="T6891">l</text:span><text:span text:style-name="T6892">’</text:span><text:span text:style-name="T6893">aime</text:span><text:span text:style-name="T6894"><text:s/></text:span><text:span text:style-name="T6895">bien</text:span><text:span text:style-name="T6896"><text:s/></text:span><text:span text:style-name="T6897">mieux</text:span><text:span text:style-name="T6898"><text:s/></text:span><text:span text:style-name="T6899">une</text:span><text:span text:style-name="T6900"><text:s/></text:span><text:span text:style-name="T6901">feinte</text:span>,<text:s/><text:span text:style-name="T6902">que</text:span><text:span text:style-name="T6903"><text:s/></text:span><text:span text:style-name="T6904">non</text:span><text:span text:style-name="T6905"><text:s/></text:span><text:span text:style-name="T6906">pas</text:span><text:span text:style-name="T6907"><text:s/></text:span><text:span text:style-name="T6908">une</text:span><text:span text:style-name="T6909"><text:s/></text:span><text:span text:style-name="T6910">vérité</text:span>.<text:s/>Sur<text:s/>cela,<text:s/>le<text:s/>père<text:s/>la<text:s/>presse<text:s/>de<text:s/>terminer<text:s/>le<text:s/>mariage,<text:s/>mais<text:s/>la<text:s/>princesse,<text:s/>pour<text:s/>s’épargner<text:s/>la<text:s/>confusion<text:s/>où<text:s/>la<text:s/>jette<text:s/>l’aveu<text:s/>qu’elle<text:s/>vient<text:s/>de<text:s/>faire,<text:s/>lui<text:s/>demande<text:s/>du<text:s/>temps<text:s/>d’y<text:s/>penser,<text:s/>et<text:s/>la<text:s/>pièce<text:s/>finit.</text:p>
      <text:p text:style-name="quote">« Le<text:s/>goût,<text:s/>la<text:s/>finesse<text:s/>du<text:s/>sentiment<text:s/>naturel<text:s/>et<text:s/>de<text:s/>la<text:s/>vraisemblance<text:s/>se<text:s/>trouvent<text:s/>dans<text:s/>l’économie<text:s/>de<text:s/>ce<text:s/>dénouement :<text:s/>les<text:s/>égards<text:s/>du<text:s/>sexe<text:s/>et<text:s/>du<text:s/>rang,<text:s/>la<text:s/>délicatesse<text:s/>du<text:s/>cœur,<text:s/>et<text:s/>toutes<text:s/>les<text:s/>bienséances<text:s/>y<text:s/>sont<text:s/>marquées<text:s/>avec<text:s/>un<text:s/>art<text:s/>que<text:s/>l’on<text:s/>ne<text:s/>peut<text:s/>trop<text:s/>admirer ;<text:s/>ainsi,<text:s/>malgré<text:s/>les<text:s/>difficultés<text:s/>qu’il<text:s/>y<text:s/>avait<text:s/>à<text:s/>surmonter,<text:s/>Molière<text:s/>a<text:s/>rendu<text:s/>ce<text:s/>dénouement<text:s/>excellent,<text:s/>de<text:s/>défectueux<text:s/>qu’il<text:s/>était<text:s/>dans<text:s/>l’original. »</text:p>
      <text:p text:style-name="quote">« <text:span text:style-name="Appelnotedebasdep."><text:note text:note-class="footnote" text:id="_ftn74"><text:note-citation>75</text:note-citation><text:note-body><text:p text:style-name="Notedebasdepage"><text:s/>[MARGIN] (*)<text:s/><text:span text:style-name="T6911">Observations</text:span>, etc., p. 171 et suivantes.</text:p></text:note-body></text:note></text:span>Je<text:s/>ne<text:s/>sais<text:s/>si<text:s/>l’on<text:s/>peut<text:s/>citer<text:s/>une<text:s/>fable<text:s/>dont<text:s/>le<text:s/>fonds<text:s/>soit<text:s/>plus<text:s/>excellent<text:s/>que<text:s/>celui<text:s/>de<text:s/><text:span text:style-name="T6912">La Princesse d’Élide</text:span> :<text:s/>le<text:s/>caractère<text:s/>est<text:s/>beau<text:s/>et<text:s/>noble :<text:s/>les<text:s/>motifs<text:s/>sont<text:s/>naturels et puisés dans le sentiment ;<text:s/>les<text:s/>moyens<text:s/>et<text:s/>les passages, ingénieux et simples ;<text:s/>les<text:s/>degrés<text:s/>des<text:s/>passions<text:s/>sont traités avec toutes les<text:s/><text:span text:style-name="pb">[p.</text:span><text:span text:style-name="pb"><text:s/></text:span><text:span text:style-name="pb">278</text:span><text:span text:style-name="pb">]</text:span><text:span text:style-name="T6913"><text:s/></text:span>nuances<text:s/>et<text:s/>toute<text:s/>la<text:s/>vraisemblance<text:s/>possible,<text:s/>et<text:s/>l’art<text:s/>y<text:s/>est<text:s/>fin<text:s/>et<text:s/>caché<text:s/>tout<text:s/>ensemble.<text:s/>Mais<text:s/>comme<text:s/>on<text:s/>trouve<text:s/>difficilement<text:s/>un<text:s/>ouvrage<text:s/>qui<text:s/>soit<text:s/>parfait,<text:s/>le<text:s/>modèle<text:s/>qu’a<text:s/>choisi<text:s/>Molière<text:s/>n’était<text:s/>pas<text:s/>sans<text:s/>défaut,<text:s/>et<text:s/>surtout<text:s/>dans<text:s/>la disposition des<text:s/><text:soft-page-break/>personnages<text:span text:style-name="Appelnotedebasdep."><text:note text:note-class="footnote" text:id="_ftn75"><text:note-citation>76</text:note-citation><text:note-body><text:p text:style-name="Notedebasdepage"><text:span text:style-name="T6914"><text:s/></text:span><text:span text:style-name="T6915">[BOTTOM]<text:s/></text:span><text:span text:style-name="T6916">*<text:s/></text:span><text:span text:style-name="T6917">El desden con el desden</text:span><text:span text:style-name="T6918">.</text:span></text:p></text:note-body></text:note></text:span><text:span text:style-name="T6919">.</text:span><text:span text:style-name="T6920"><text:s/></text:span>Le<text:s/>bouffon<text:s/>en<text:s/>qui<text:s/>la<text:s/>princesse<text:s/>se<text:s/>confie<text:s/>entièrement,<text:s/>et<text:s/>à<text:s/>qui<text:s/>elle<text:s/>ne<text:s/>cache<text:s/>rien<text:s/>des<text:s/>mouvements<text:s/>de<text:s/>son<text:s/>cœur,<text:s/>est<text:s/>valet<text:s/>du<text:s/>prince dont elle veut être aimée ;<text:s/>ce<text:s/>valet<text:s/>se<text:s/>présente<text:s/>pour<text:s/>la<text:s/>première<text:s/>fois<text:s/>à<text:s/>la<text:s/>princesse<text:s/>en<text:s/>habit<text:s/>de<text:s/>médecin,<text:s/>et<text:s/>se<text:s/>dit<text:s/><text:span text:style-name="T6921">m</text:span><text:span text:style-name="T6922">édecin</text:span><text:span text:style-name="T6923"><text:s/></text:span><text:span text:style-name="T6924">de</text:span><text:span text:style-name="T6925"><text:s/></text:span><text:span text:style-name="T6926">l</text:span><text:span text:style-name="T6927">’a</text:span><text:span text:style-name="T6928">mour</text:span>.<text:s/>La<text:s/>princesse,<text:s/>que<text:s/>ces<text:s/>plaisanteries<text:s/>divertissent,<text:s/>le<text:s/>retient<text:s/>auprès<text:s/>d’elle<text:s/>en<text:s/>qualité<text:s/>de<text:s/>bouffon.<text:s/>Deux<text:s/>scènes<text:s/>après,<text:s/>lorsqu’elle<text:s/>a<text:s/>résolu<text:s/>de<text:s/>tenter<text:s/>tous<text:s/>les<text:s/>moyens<text:s/>pour<text:s/>obliger<text:s/>le<text:s/>prince<text:s/>à<text:s/>l’aimer,<text:s/>elle<text:s/>s’abandonne<text:s/>entièrement<text:s/>à<text:s/>la<text:s/>discrétion<text:s/>de<text:s/>ce<text:s/>valet<text:s/>et<text:s/>lui<text:s/>donne<text:s/>sa<text:s/>confiance,<text:s/>uniquement<text:s/>fondée<text:s/>sur<text:s/>ce<text:s/>qu’elle<text:s/>lui<text:s/>a<text:s/>entendu<text:s/>dire<text:s/>qu’il<text:s/>est<text:s/>familier<text:s/>avec<text:s/>le<text:s/>prince.<text:s/>Molière<text:s/>sentit<text:s/>que<text:s/>cette<text:s/>conduite<text:s/>n’était<text:s/>ni<text:s/>vraisemblable<text:s/>ni<text:s/>censée,<text:s/>et<text:s/>qu’une<text:s/>princesse<text:s/>ne<text:s/>pouvait,<text:s/>sans<text:s/>blesser<text:s/>la<text:s/>bienséance,<text:s/>se<text:s/>livrer<text:s/>de<text:s/>la<text:s/>sorte<text:s/>à<text:s/>la<text:s/>discrétion<text:s/>d’un<text:s/>valet<text:s/>qu’elle<text:s/>connaît<text:s/>seulement<text:s/>depuis<text:s/>un<text:s/>jour.<text:s/>Il<text:s/>changea<text:s/>donc<text:s/>entièrement<text:s/>cette<text:s/>économie :<text:s/>il<text:s/>donna<text:s/>un<text:bookmark-start text:name="bookmark28"/><text:bookmark-end text:name="bookmark28"/><text:s/><text:span text:style-name="pb">[p.</text:span><text:span text:style-name="pb"><text:s/></text:span><text:span text:style-name="pb">279</text:span><text:span text:style-name="pb">]</text:span><text:span text:style-name="T6929"><text:s/></text:span>gouverneur<text:s/>au<text:s/>prince,<text:s/>et<text:s/>fit<text:s/>de<text:s/>ce<text:s/>valet<text:s/>un<text:s/>bouffon<text:s/>qui<text:s/>depuis<text:s/>longtemps<text:s/>était<text:s/>au<text:s/>service<text:s/>de<text:s/>la<text:s/>princesse.<text:s/>Ce<text:s/>changement<text:s/>lui<text:s/>donna<text:s/>lieu<text:s/>de<text:s/>retrancher<text:s/>la<text:s/>scène<text:s/>du<text:s/>faux<text:s/>médecin,<text:s/>qui,<text:s/>par<text:s/>le<text:s/>bas<text:s/>comique<text:s/>dont<text:s/>elle<text:s/>est<text:s/>remplie,<text:s/>déshonore<text:s/>l’original.<text:s/>Pour<text:s/>donner<text:s/>encore<text:s/>plus<text:s/>de<text:s/>vraisemblance<text:s/>à<text:s/>l’engagement<text:s/>que<text:s/>ce<text:s/>valet<text:s/>prend<text:s/>avec<text:s/>le<text:s/>prince,<text:s/>contre<text:s/>la<text:s/>princesse,<text:s/>Molière<text:s/>commence<text:s/>par<text:s/>supposer<text:s/>dans<text:s/>Moron<text:s/>(c’est<text:s/>le<text:s/>nom<text:s/>de<text:s/>ce<text:s/>valet)<text:s/>du<text:s/>dépit<text:s/>et<text:s/>de<text:s/>l’indignation<text:s/>de<text:s/>la<text:s/>voir<text:s/>se<text:s/>déclarer<text:s/>si<text:s/>ouvertement<text:s/>contre<text:s/>l’amour ;<text:s/>les<text:s/>présents<text:s/>qu’il<text:s/>reçoit<text:s/>du<text:s/>prince<text:s/>achèvent<text:s/>de<text:s/>le<text:s/>gagner<text:s/>et<text:s/>de<text:s/>corrompre<text:s/>sa<text:s/>fidélité :<text:s/>il<text:s/>forme<text:s/>le<text:s/>projet<text:s/>de<text:s/>faire<text:s/>aimer<text:s/>le<text:s/>prince<text:s/>et<text:s/>d’engager<text:s/>la<text:s/>princesse<text:s/>à<text:s/>consentir<text:s/>à<text:s/>un<text:s/>mariage<text:s/>que<text:s/>son<text:s/>père<text:s/>et<text:s/>ses<text:s/>sujets<text:s/>désirent<text:s/>également.<text:s/>Cette<text:s/>première<text:s/>démarche<text:s/>est<text:s/>une<text:s/>preuve<text:s/>du<text:s/>génie<text:s/>de<text:s/>Molière,<text:s/>puisque<text:s/>par<text:s/>elle<text:s/>il<text:s/>répare<text:s/>le<text:s/>désordre<text:s/>qui<text:s/>règne<text:s/>dans<text:s/>tout<text:s/>le<text:s/>cours<text:s/>de<text:s/>l’action,<text:s/>et<text:s/>que<text:s/>par<text:s/>ce<text:s/>seul<text:s/>changement<text:s/>il<text:s/>la<text:s/>rend<text:s/>vraisemblable,<text:s/>et<text:s/>lui<text:s/>donne<text:s/>une<text:s/>conduite<text:s/>sage<text:s/>et<text:s/>régulière.</text:p>
      <text:p text:style-name="quote">« L’original<text:s/>lui<text:s/>fournissait<text:s/>plusieurs<text:s/>scènes<text:s/>qui<text:s/>n’étaient<text:s/>pas<text:s/>inférieures<text:s/>à<text:s/>celles<text:s/>qu’il<text:s/>a<text:s/>choisies,<text:s/>et<text:s/>dont<text:s/>il<text:s/>n’a<text:s/>fait<text:s/>cependant<text:s/>aucun<text:s/>usage,<text:s/>parce<text:s/><text:span text:style-name="pb">[p.</text:span><text:span text:style-name="pb"><text:s/></text:span><text:span text:style-name="pb">280</text:span><text:span text:style-name="pb">]</text:span><text:span text:style-name="T6930"><text:s/></text:span>qu’il était<text:s/>obligé<text:s/>de<text:s/>resserrer<text:s/>l’action<text:s/>pour<text:s/>laisser<text:s/>de<text:s/>la<text:s/>place<text:s/>aux<text:s/>intermèdes<text:s/>de<text:s/>musique,<text:s/>et<text:s/>aux<text:s/>ballets<text:s/>de<text:s/>la<text:s/>fête<text:s/>que<text:s/>le<text:s/>roi<text:s/>lui<text:s/>avait<text:s/>demandée.<text:s/>Mais<text:s/>s’il<text:s/>avait<text:s/>été<text:s/>le<text:s/>maître<text:s/>de<text:s/>donner<text:s/>à<text:s/>sa<text:s/>pièce<text:s/>l’étendue<text:s/>ordinaire,<text:s/>je<text:s/>suis<text:s/>persuadé<text:s/>qu’il<text:s/>aurait<text:s/>fait<text:s/>des<text:s/>changements<text:s/>à<text:s/>ces<text:s/>mêmes<text:s/>scènes,<text:s/>supposé<text:s/>qu’il<text:s/>s’en<text:s/>fût<text:s/>servi.</text:p>
      <text:p text:style-name="quote">« À<text:s/>la<text:s/>moitié<text:s/>du<text:s/>second<text:s/>acte,<text:s/>par<text:s/>exemple,<text:s/>le<text:s/>poète<text:s/>espagnol<text:s/>amène<text:s/>une<text:s/>fête,<text:s/>ou<text:s/>un<text:s/>jeu<text:s/>dans<text:s/>le<text:s/>goût<text:s/>de<text:s/>sa<text:s/>nation,<text:s/>et<text:s/>dont<text:s/>voici<text:s/>les<text:s/>principales<text:s/>règles.<text:s/>Chaque<text:s/>cavalier<text:s/>nomme<text:s/>une<text:s/>couleur<text:s/>à<text:s/>son<text:s/>choix.<text:s/>La<text:s/>dame<text:s/>qui<text:s/>a<text:s/>par<text:s/>hasard<text:s/>cette<text:s/>même<text:s/>couleur<text:s/>montre<text:s/>au<text:s/>cavalier un ruban qu’elle tenait caché ;<text:s/>alors<text:s/>elle<text:s/>doit<text:s/>absolument<text:s/>danser<text:s/>avec<text:s/>lui,<text:s/>et<text:s/>recevoir<text:s/>ses<text:s/>soins<text:s/>et<text:s/>ses<text:s/>services<text:s/>pendant<text:s/>tout<text:s/>le<text:s/>jour.<text:s/>Le<text:s/>cavalier<text:s/>est<text:s/>aussi<text:s/>obligé<text:s/>de<text:s/>tenir<text:s/>à<text:s/>la<text:s/>dame<text:s/>des<text:s/>propos<text:s/>de<text:s/>galanterie,<text:s/>et<text:s/>la<text:s/>dame<text:s/>pareillement<text:s/>doit,<text:s/>tant<text:s/>que<text:s/>le<text:s/>jour<text:s/>dure,<text:s/>faire<text:s/>semblant<text:s/>d’agréer<text:s/>sa<text:s/>tendresse.<text:s/>Voilà<text:s/>ce<text:s/>qui<text:s/>donne<text:s/>à<text:s/>la<text:s/>princesse<text:s/>l’idée<text:s/>d’exécuter<text:s/>le<text:s/>projet<text:s/>qu’elle<text:s/>médite :<text:s/>pour<text:s/>cet<text:s/>effet,<text:s/>elle<text:s/>dispose<text:s/>la<text:s/>fête<text:s/>suivant<text:s/>son<text:s/>intention,<text:s/>et<text:s/>feint<text:s/>d’avoir<text:s/>naturellement<text:s/>un<text:s/>ruban<text:s/>de<text:s/><text:soft-page-break/>la<text:s/>couleur<text:s/>que<text:s/>le<text:s/>prince<text:s/>a<text:s/>nommée ;<text:s/>par<text:s/>là,<text:s/>le<text:s/>prince<text:s/>et<text:s/>obligé<text:s/>de<text:s/>lui<text:s/><text:span text:style-name="pb">[p.</text:span><text:span text:style-name="pb"><text:s/></text:span><text:span text:style-name="pb">281</text:span><text:span text:style-name="pb">]</text:span><text:span text:style-name="T6931"><text:s/></text:span>parler<text:s/>d’amour,<text:s/>et<text:s/>elle<text:s/>est<text:s/>engagée<text:s/>à<text:s/>lui<text:s/>répondre :<text:s/>ce<text:s/>qui<text:s/>produit<text:s/>une<text:s/>situation<text:s/>fort<text:s/>théâtrale.<text:s/>Cependant,<text:s/>le<text:s/>prince,<text:s/>malgré<text:s/>le<text:s/>dessein<text:s/>qu’il<text:s/>a<text:s/>de<text:s/>cacher<text:s/>son<text:s/>amour,<text:s/>profite<text:s/>des<text:s/>circonstances<text:s/>pour<text:s/>déclarer<text:s/>sa<text:s/>passion,<text:s/>et<text:s/>il<text:s/>le<text:s/>fait<text:s/>avec<text:s/>tant<text:s/>de<text:s/>vivacité,<text:s/>et<text:s/>d’une<text:s/>façon<text:s/>si<text:s/>vraie,<text:s/>que<text:s/>la<text:s/>princesse,<text:s/>persuadée<text:s/>qu’il<text:s/>l’aime<text:s/>réellement,<text:s/>le<text:s/>rebute<text:s/>avec<text:s/>hauteur.<text:s/>Le<text:s/>prince ne manque pas de lui représenter<text:s/>que<text:s/>ce<text:s/>n’est que pour mieux observer les règles<text:s/>du<text:s/>jeu<text:s/>qu’il<text:s/>a<text:s/>parlé<text:s/>de<text:s/>la<text:s/>sorte,<text:s/>et<text:s/>que<text:s/>ce<text:s/>ne<text:s/>sont<text:s/>point<text:s/>ses<text:s/>véritables<text:s/>sentiments<text:s/>qu’il<text:s/>a<text:s/>exprimés.<text:s/>Par<text:s/>là,<text:s/>il<text:s/>pique<text:s/>vivement<text:s/>l’orgueil<text:s/>de<text:s/>la<text:s/>princesse,<text:s/>et<text:s/>détruit<text:s/>ses<text:s/>projets.<text:s/>Quoiqu’une<text:s/>pareille<text:s/>situation,<text:s/>traitée<text:s/>avec<text:s/>esprit,<text:s/>semble<text:s/>devoir<text:s/>intéresser<text:s/>infiniment,<text:s/>Molière<text:s/>en<text:s/>connut<text:s/>néanmoins<text:s/>le<text:s/>défaut<text:s/>et n’en fit aucun usage<text:span text:style-name="Appelnotedebasdep."><text:note text:note-class="footnote" text:id="_ftn76"><text:note-citation>77</text:note-citation><text:note-body><text:p text:style-name="Notedebasdepage"><text:s/>[BOTTOM]<text:s/>(a)<text:s/>Dans le<text:s/><text:span text:style-name="T6932">Mercure de France</text:span><text:s/>du mois de février 1722, on trouve une lettre (de l’abbé Pellegrin) où, après avoir annoncé la reprise de<text:s/><text:span text:style-name="T6933">La Princesse d’Élide</text:span>, jouée dans ce mois, l’auteur rapporte cette même situation<text:s/>que M. de Riccoboni vient de détailler, et dont il fait si judicieusement sentir le défaut ;<text:s/>mais l’auteur de la lettre croit que Molière a eu tort de ne s’en être pas servi, et il finit en disant :<text:s/><text:span text:style-name="quote.c">« Le célèbre Molière a sans doute fait sa pièce avec trop de précipitation pour pouvoir profiter de toutes les situations heureuses que<text:s/></text:span><text:span text:style-name="T6934">Moreto</text:span><text:span text:style-name="quote.c"><text:s/>lui offrait ; il avait de lui-même assez d’esprit et de génie pour y suppléer, et pour les mettre dans un plus beau jour, s’il en avait eu le temps. Il n’y a que le premier acte et la<text:s/></text:span><text:span text:style-name="quote.c">première scène du second qui soient ve</text:span><text:span text:style-name="quote.c">r</text:span><text:span text:style-name="quote.c">s</text:span><text:span text:style-name="quote.c">ifiés : le reste est en prose, prose qui se ressent des ordres pressants que l’auteur avait. »</text:span></text:p></text:note-body></text:note></text:span>.<text:s/>Il<text:s/>certain<text:s/>que<text:s/>les<text:s/><text:span text:style-name="pb">[p.</text:span><text:span text:style-name="pb"><text:s/></text:span><text:span text:style-name="pb">282</text:span><text:span text:style-name="pb">]</text:span><text:span text:style-name="T6935"><text:s/></text:span>préliminaires<text:s/>de<text:s/>la<text:s/>fête,<text:s/>le<text:s/>cérémonial,<text:s/>répété<text:s/>par<text:s/>trois<text:s/>personnages<text:s/>différents,<text:s/>de<text:s/>nommer<text:s/>et<text:s/>reconnaître<text:s/>une<text:s/>couleur,<text:s/>et<text:s/>la<text:s/>danse<text:s/>qui<text:s/>doit<text:s/>succéder,<text:s/>forment<text:s/>des<text:s/>longueurs<text:s/>qui<text:s/>fatiguent<text:s/>l’attention<text:s/>du<text:s/>spectateur<text:s/>et<text:s/>suspendent<text:s/>l’intérêt ;<text:s/>et<text:s/>c’est<text:s/>sans<text:s/>doute<text:s/>par<text:s/>cette<text:s/>raison<text:s/>que<text:s/>Molière,<text:s/>ou<text:s/>ne<text:s/>fit<text:s/>aucun<text:s/>usage<text:s/>de<text:s/>tout<text:s/>le<text:s/>reste<text:s/>du<text:s/>second<text:s/>acte,<text:s/>ou<text:s/>qu’il<text:s/>l’aurait<text:s/>tourné<text:s/>autrement<text:s/>s’il<text:s/>s’en<text:s/>était<text:s/>servi,<text:s/>comme<text:s/>on<text:s/>le<text:s/>verra<text:s/>par<text:s/>les<text:s/>détails<text:s/>que<text:s/>je<text:s/>vais<text:s/>ajouter.</text:p>
      <text:p text:style-name="quote">« L’auteur espagnol<text:s/>finit<text:s/>le<text:s/>second<text:s/>acte<text:s/>par<text:s/>une<text:s/>scène<text:s/>de<text:s/>la<text:s/>princesse<text:s/>dans<text:s/>le<text:s/>jardin.<text:s/>La<text:s/>princesse<text:s/>ordonne<text:s/>au<text:s/>bouffon<text:s/>d’y<text:s/>amener<text:s/>secrètement<text:s/>le<text:s/>prince :<text:s/>son<text:s/>dessein<text:s/>est<text:s/>d’y<text:s/>chanter,<text:s/>et<text:s/>de<text:s/>lui<text:s/>inspirer<text:s/>de<text:s/>l’amour<text:s/>par<text:s/>la<text:s/>beauté<text:s/>de<text:s/>sa<text:s/>voix,<text:s/>et<text:s/>par<text:s/>les<text:s/>grâces<text:s/>de<text:s/>son<text:s/>chant ;<text:s/>mais<text:s/>Molière<text:s/>a<text:s/>fait<text:s/>un<text:s/>bien<text:s/>meilleur<text:s/>usage<text:s/>de<text:s/>cette<text:s/>scène<text:s/>en<text:s/>ne<text:s/>la<text:s/>mettant<text:s/>point<text:s/>en<text:s/>action.<text:s/>Il<text:s/>a<text:s/>premièrement<text:s/>distribué<text:s/>en<text:s/>cinq<text:s/>actes<text:s/>l’action<text:s/>que<text:s/>l’auteur espagnol<text:s/>ne<text:s/>partage<text:s/>qu’en<text:s/>trois.<text:s/>Ensuite,<text:s/>comme<text:s/>il<text:s/><text:span text:style-name="pb">[p.</text:span><text:span text:style-name="pb"><text:s/></text:span><text:span text:style-name="pb">283</text:span><text:span text:style-name="pb">]</text:span><text:span text:style-name="T6936"><text:s/></text:span>fallait<text:s/>nécessairement<text:s/>que<text:s/>ces<text:s/>cinq<text:s/>actes<text:s/>fussent<text:s/>courts,<text:s/>et<text:s/>par<text:s/>conséquent<text:s/>qu’il<text:s/>pressât<text:s/>le<text:s/>mouvement<text:s/>de<text:s/>l’action,<text:s/>il<text:s/>précipite<text:s/>sur<text:s/>la<text:s/>scène<text:s/>les<text:s/>progrès<text:s/>de<text:s/>la<text:s/>passion,<text:s/>mais<text:s/>dans<text:s/>l’intervalle<text:s/>des<text:s/>actes,<text:s/>c’est-à-dire<text:s/>pendant<text:s/>les<text:s/>intermèdes,<text:s/>il<text:s/>fait<text:s/>toujours<text:s/>marcher<text:s/>l’action,<text:s/>et<text:s/>instruit<text:s/>le<text:s/>spectateur<text:s/>par<text:s/>des<text:s/>scènes<text:s/>particulières ;<text:s/>telle<text:s/>est<text:s/>la<text:s/>première<text:s/>du<text:s/>troisième<text:s/>acte,<text:s/>dans<text:s/>laquelle<text:s/>deux<text:s/>femmes<text:s/>de<text:s/>la<text:s/>princesse<text:s/>s’entretiennent<text:s/>de<text:s/>la<text:s/>scène<text:s/>du<text:s/>chant,<text:s/>dont<text:s/>nous<text:s/>venons<text:s/>de<text:s/>parler,<text:s/>et<text:s/>qui s’est passée dans l’entracte ;<text:s/>l’économie<text:s/>dont<text:s/>Molière<text:s/>s’est<text:s/>servi<text:s/>dans<text:s/>cette<text:s/>pièce<text:s/>était<text:s/>doublement<text:s/>nécessaire<text:s/>puisqu’il<text:s/>fallait<text:s/>non<text:s/>seulement<text:s/>amener<text:s/>quelque<text:s/>incident<text:s/>dans<text:s/>les<text:s/>entractes<text:s/>qui<text:s/>augmentât<text:s/>la<text:s/>passion,<text:s/>mais<text:s/>qu’il<text:s/>fallait<text:s/>encore<text:s/>que<text:s/>l’obligation<text:s/>dans<text:s/>laquelle<text:s/>il<text:s/>était<text:s/>de<text:s/>resserrer<text:s/>son<text:s/>action<text:s/>ne<text:s/>fît<text:s/>aucun<text:s/>tort<text:s/>sensible,<text:s/>ni<text:s/>au<text:s/>mouvement<text:s/>naturel<text:s/>de<text:s/>la<text:s/>passion,<text:s/>ni<text:s/>à<text:s/>ses<text:s/>progrès.<text:s/>Il<text:s/>me<text:s/>paraît<text:s/>à<text:s/>propos<text:s/><text:soft-page-break/>d’examiner<text:s/>ici<text:s/>si<text:s/>c’est<text:s/>art<text:s/>ou<text:s/>défaut<text:s/>dans<text:s/>Molière<text:s/>de<text:s/>n’avoir<text:s/>pas<text:s/>informé<text:s/>le<text:s/>spectateur<text:s/>de<text:s/>ce<text:s/>qui<text:s/>s’est<text:s/>passé<text:s/>entre<text:s/>le<text:s/>troisième<text:s/>et<text:s/>le<text:s/>quatrième<text:s/>acte,<text:s/>et<text:s/>pourquoi<text:s/>l’action<text:s/>est<text:s/>suspendue<text:s/>dans<text:s/>cet<text:s/>intervalle.</text:p>
      <text:p text:style-name="quote">« Dans<text:s/>la<text:s/>dernière<text:s/>scène<text:s/>du<text:s/>troisième<text:s/><text:span text:style-name="pb">[p.</text:span><text:span text:style-name="pb"><text:s/></text:span><text:span text:style-name="pb">284</text:span><text:span text:style-name="pb">]</text:span><text:span text:style-name="T6937"><text:s/></text:span>acte,<text:s/>la<text:s/>princesse<text:s/>dit, en<text:s/>quittant<text:s/>le<text:s/>théâtre,<text:s/>qu’elle<text:s/>vient<text:s/>d’imaginer<text:s/>un<text:s/>stratagème<text:s/>qui<text:s/>lui<text:s/>fera<text:s/>découvrir<text:s/>infailliblement<text:s/>les<text:s/>véritables<text:s/>sentiments<text:s/>du<text:s/>prince. Dans ce dessein, elle sort<text:s/>pour<text:s/>le<text:s/>chercher,<text:s/>mais<text:s/>sans<text:s/>communiquer<text:s/>son<text:s/>idée<text:s/>aux<text:s/>spectateurs,<text:s/>à<text:s/>qui<text:s/>elle<text:s/>donne<text:s/>en<text:s/>même<text:s/>temps<text:s/>une<text:s/>grande<text:s/>curiosité<text:s/>de<text:s/>savoir<text:s/>ce<text:s/>que<text:s/>produira<text:s/>cet<text:s/>entretien.<text:s/>Or,<text:s/>si<text:s/>cette<text:s/>scène se fût passée dans l’entracte,<text:s/>le<text:s/>spectateur<text:s/>n’eût<text:s/>pas<text:s/>été<text:s/>satisfait<text:s/>de<text:s/>n’apprendre<text:s/>que<text:s/>par<text:s/>récit<text:s/>ce<text:s/>qu’il<text:s/>aurait<text:s/>souhaité<text:s/>de<text:s/>voir<text:s/>dans<text:s/>l’action ;<text:s/>d’autant<text:s/>plus<text:s/>que<text:s/>ce<text:s/>que<text:s/>la<text:s/>princesse<text:s/>s’est<text:s/>proposé<text:s/>de<text:s/>faire<text:s/>en<text:s/>sortant<text:s/>est<text:s/>un<text:s/>de<text:s/>ces<text:s/>points<text:s/>principaux<text:s/>de<text:s/>l’action,<text:s/>que,<text:s/>selon<text:s/>les<text:s/>règles<text:s/>du<text:s/>théâtre,<text:s/>le<text:s/>spectateur<text:s/>doit<text:s/>voir,<text:s/>et<text:s/>non<text:s/>pas<text:s/>simplement<text:s/>connaître<text:s/>par<text:s/>un<text:s/>confident,<text:s/>ou<text:s/>par<text:s/>une<text:s/>confidente,<text:s/>comme<text:s/>dans<text:s/>la<text:s/>tragédie.<text:s/>Il<text:s/>était<text:s/>donc<text:s/>en<text:s/>quelque<text:s/>sorte<text:s/>indispensable<text:s/>que<text:s/>la<text:s/>scène<text:s/>ne<text:s/>se<text:s/>passât<text:s/>point<text:s/>hors<text:s/>du<text:s/>théâtre ;<text:s/>et<text:s/>lorsqu’au<text:s/>commencement<text:s/>du<text:s/>quatrième<text:s/>acte,<text:s/>la<text:s/>princesse,<text:s/>le<text:s/>prince<text:s/>et<text:s/>le<text:s/>bouffon<text:s/>paraissent,<text:s/>le<text:s/>spectateur<text:s/>qui,<text:s/>en<text:s/>les<text:s/>voyant,<text:s/>soupçonne<text:s/>que<text:s/>c’est<text:s/>là<text:s/>la<text:s/>première<text:s/>fois<text:s/>qu’ils<text:s/>ont<text:s/>pu<text:s/>se<text:s/>parler<text:s/>tête<text:s/>à<text:s/>tête,<text:s/>est<text:s/>charmé<text:s/>d’entendre<text:s/>leur<text:s/>conversation,<text:s/>et<text:s/>il<text:s/>eût<text:s/>été<text:s/>très<text:s/>fâché<text:s/>qu’on<text:s/><text:span text:style-name="pb">[p.</text:span><text:span text:style-name="pb"><text:s/></text:span><text:span text:style-name="pb">285</text:span><text:span text:style-name="pb">]</text:span><text:span text:style-name="T6938"><text:s/></text:span>n’eût<text:s/>fait<text:s/>que<text:s/>lui<text:s/>en<text:s/>rendre<text:s/>compte.<text:s/>Il<text:s/>vaut<text:s/>donc<text:s/>mieux<text:s/>suspendre<text:s/>l’action<text:s/>pour<text:s/>un<text:s/>moment,<text:s/>que<text:s/>de<text:s/>la<text:s/>ralentir<text:s/>par<text:s/>une<text:s/>observation mal entendue des règles ;<text:s/>et<text:s/>les<text:s/>moins<text:s/>intelligents<text:s/>sentiront<text:s/>les<text:s/>motifs<text:s/>qui<text:s/>ont<text:s/>déterminé<text:s/>Molière<text:s/>à<text:s/>en<text:s/>user<text:s/>de<text:s/>la<text:s/>sorte,<text:s/>et<text:s/>le<text:s/>mérite<text:s/>qu’il<text:s/>a<text:s/>eu<text:s/>dans<text:s/>une<text:s/>pareille<text:s/>conduite.<text:s/>Pour<text:s/>ceux<text:s/>qui<text:s/>entendent<text:s/>l’espagnol,<text:s/>ils<text:s/>connaîtront<text:s/>aisément<text:s/>avec<text:s/>quel<text:s/>art<text:s/>il<text:s/>a<text:s/>rendu<text:s/>sublimes<text:s/>dans<text:s/>ces<text:s/>deux<text:s/>scènes<text:s/>les<text:s/>beautés<text:s/>manquées<text:s/>dans<text:s/>l’original.<text:s/>Molière<text:s/>nous<text:s/>enseigne<text:s/>dans<text:s/>tout<text:s/>le<text:s/>cours<text:s/>de<text:s/>cette<text:s/>pièce<text:s/>comment<text:s/>il<text:s/>faut<text:s/>se<text:s/>servir<text:s/>d’une<text:s/>fable<text:s/>étrangère,<text:s/>et<text:s/>de<text:s/>quelle<text:s/>manière<text:s/>on<text:s/>peut<text:s/>la<text:s/>rendre<text:s/>propre<text:s/>aux<text:s/>mœurs<text:s/>et<text:s/>à<text:s/>la<text:s/>langue<text:s/>de<text:s/>son<text:s/>pays.<text:s/>Il<text:s/>fait<text:s/>voir<text:s/>qu’il<text:s/>ne<text:s/>suffit<text:s/>pas<text:s/>de<text:s/>traduire<text:s/>un<text:s/>bon<text:s/>original,<text:s/>mais<text:s/>que<text:s/>l’on<text:s/>doit<text:s/>souvent<text:s/>en<text:s/>changer<text:s/>la<text:s/>disposition,<text:s/>et<text:s/>transporter<text:s/>les<text:s/>incidents,<text:s/>sans<text:s/>renverser<text:s/>cependant<text:s/>la<text:s/>forme ;<text:s/>ainsi<text:s/>une<text:s/>fable<text:s/>qui<text:s/>serait<text:s/>bonne<text:s/>dans<text:s/>son<text:s/>premier<text:s/>état<text:s/>peut<text:s/>devenir<text:s/>parfaite<text:s/>dans<text:s/>l’imitation ;<text:s/>de<text:s/>même<text:s/>qu’une<text:s/>fable<text:s/>défectueuse<text:s/>peut<text:s/>être<text:s/>rendue<text:s/>plus<text:s/>ou<text:s/>moins<text:s/>bonne,<text:s/>suivant<text:s/>le<text:s/>génie<text:s/>de<text:s/>celui<text:s/>qui<text:s/>entreprend<text:s/>d’en<text:s/>faire<text:s/>usage. »</text:p>
      <text:p text:style-name="P6939"><text:span text:style-name="T6940">Lorsque</text:span><text:span text:style-name="T6941"><text:s/></text:span><text:span text:style-name="T6942">La Princesse d’Élide</text:span><text:span text:style-name="T6943"><text:s/></text:span><text:span text:style-name="T6944">parut</text:span><text:span text:style-name="T6945"><text:s/></text:span><text:span text:style-name="T6946">sur</text:span><text:span text:style-name="T6947"><text:s/></text:span><text:span text:style-name="T6948">le</text:span><text:span text:style-name="T6949"><text:s/>t</text:span><text:span text:style-name="T6950">héâtre</text:span><text:span text:style-name="T6951"><text:s/></text:span><text:span text:style-name="T6952">du</text:span><text:span text:style-name="T6953"><text:s/>Palais-Royal,<text:s/></text:span><text:span text:style-name="T6954">Loret</text:span><text:span text:style-name="T6955"><text:s/></text:span><text:span text:style-name="T6956">ne</text:span><text:span text:style-name="T6957"><text:s/></text:span><text:span text:style-name="T6958">manqua</text:span><text:span text:style-name="T6959"><text:s/></text:span><text:span text:style-name="T6960">pas</text:span><text:span text:style-name="T6961"><text:s/></text:span><text:span text:style-name="T6962">d</text:span><text:span text:style-name="T6963">’</text:span><text:span text:style-name="T6964">en</text:span><text:span text:style-name="T6965"><text:s/></text:span><text:span text:style-name="T6966">parler.</text:span></text:p>
      <text:p text:style-name="label"><text:span text:style-name="pb">[p.</text:span><text:span text:style-name="pb"><text:s/></text:span><text:span text:style-name="pb">286</text:span><text:span text:style-name="pb">]</text:span><text:span text:style-name="T6967"><text:s/></text:span><text:span text:style-name="T6968">Muse<text:s/></text:span><text:span text:style-name="T6969">h</text:span><text:span text:style-name="T6970">istorique du 10</text:span><text:span text:style-name="T6971"> </text:span><text:span text:style-name="T6972">novembre</text:span><text:span text:style-name="Appelnotedebasdep."><text:note text:note-class="footnote" text:id="_ftn77"><text:note-citation>78</text:note-citation><text:note-body><text:p text:style-name="Notedebasdepage"><text:span text:style-name="T6973"><text:s/></text:span><text:span text:style-name="T6974">[BOTTOM]<text:s/></text:span><text:span text:style-name="T6975">*<text:s/></text:span><text:span text:style-name="T6976">La Princesse d’Élide</text:span><text:span text:style-name="T6977"><text:s/>fut jouée le 9.</text:span></text:p></text:note-body></text:note></text:span><text:span text:style-name="T6978"> </text:span><text:span text:style-name="T6979">1664.</text:span></text:p>
      <text:p text:style-name="quote.l"><text:span text:style-name="T6980">      </text:span><text:span text:style-name="T6981">De</text:span><text:span text:style-name="T6982"><text:s/></text:span><text:span text:style-name="T6983">M</text:span><text:span text:style-name="T6984">onsieur</text:span><text:span text:style-name="T6985"><text:s/></text:span><text:span text:style-name="T6986">la</text:span><text:span text:style-name="T6987"><text:s/></text:span><text:span text:style-name="T6988">Troupe</text:span><text:span text:style-name="T6989"><text:s/></text:span><text:span text:style-name="T6990">comique,</text:span></text:p>
      <text:p text:style-name="P6991">Qui<text:s/>sait<text:s/>aussi<text:s/>mettre<text:s/>en<text:s/>pratique,</text:p>
      <text:p text:style-name="P6992">Cet<text:s/>art<text:s/>moralement<text:s/>plaisant,</text:p>
      <text:soft-page-break/>
      <text:p text:style-name="P6993">Qui<text:s/>nous<text:s/>charme<text:s/>en<text:s/>nous<text:s/>instruisant,</text:p>
      <text:p text:style-name="quote.l"><text:span text:style-name="T6994">En</text:span><text:span text:style-name="T6995"><text:s/>p</text:span><text:span text:style-name="T6996">ublic</text:span><text:span text:style-name="T6997"><text:s/></text:span><text:span text:style-name="T6998">mêmement</text:span><text:span text:style-name="T6999"><text:s/></text:span><text:span text:style-name="T7000">exposé</text:span><text:span text:style-name="Appelnotedebasdep."><text:note text:note-class="footnote" text:id="_ftn78"><text:note-citation>79</text:note-citation><text:note-body><text:p text:style-name="Notedebasdepage"><text:span text:style-name="T7001"><text:s/></text:span>[BOTTOM]<text:s/>(1)<text:s/><text:span text:style-name="T7002">Loret avait dans la même lettre parlé de la t</text:span><text:span text:style-name="T7003">ragédie d’</text:span><text:span text:style-name="T7004">Othon</text:span><text:span text:style-name="T7005">.</text:span></text:p></text:note-body></text:note></text:span><text:span text:style-name="T7006">,</text:span></text:p>
      <text:p text:style-name="P7007">(Partie<text:s/>en<text:s/>vers,<text:s/>partie<text:s/>en<text:s/>prose)</text:p>
      <text:p text:style-name="P7008">Un<text:s/>poème<text:s/>si<text:s/>bien<text:s/>tourné,</text:p>
      <text:p text:style-name="P7009">Et<text:s/>de<text:s/>tant<text:s/>d’agrément<text:s/>orné,</text:p>
      <text:p text:style-name="P7010">Que<text:s/>certes,<text:s/>si<text:s/>je<text:s/>ne<text:s/>me<text:s/>trompe,</text:p>
      <text:p text:style-name="P7011">Chacun<text:s/>doit<text:s/>admirer<text:s/>sa<text:s/>pompe,</text:p>
      <text:p text:style-name="P7012">Ses<text:s/>grâces,<text:s/>ses<text:s/>naïvetés,</text:p>
      <text:p text:style-name="P7013">Et<text:s/>ses<text:s/>rares<text:s/>diversités.</text:p>
      <text:p text:style-name="P7014">Cette<text:s/>pièce<text:s/>si<text:s/>singulière</text:p>
      <text:p text:style-name="quote.l"><text:span text:style-name="T7015">Est</text:span><text:span text:style-name="T7016"><text:s/></text:span><text:span text:style-name="T7017">de</text:span><text:span text:style-name="T7018"><text:s/></text:span><text:span text:style-name="T7019">la</text:span><text:span text:style-name="T7020"><text:s/></text:span><text:span text:style-name="T7021">façon</text:span><text:span text:style-name="T7022"><text:s/></text:span><text:span text:style-name="T7023">de</text:span><text:span text:style-name="T7024"><text:s/></text:span><text:span text:style-name="T7025">Molière</text:span><text:span text:style-name="T7026">,</text:span></text:p>
      <text:p text:style-name="P7027">Dont<text:s/>l’esprit<text:s/>doublement<text:s/>docteur,</text:p>
      <text:p text:style-name="P7028">Est<text:s/>aussi<text:s/>bien<text:s/>auteur<text:s/>qu’acteur,</text:p>
      <text:p text:style-name="P7029">Et<text:s/>que<text:s/>l’on<text:s/>tient<text:s/>par<text:s/>excellence,</text:p>
      <text:p text:style-name="P7030">De<text:s/>son<text:s/>temps<text:s/>le<text:s/>Plaute<text:s/>de<text:s/>France.</text:p>
      <text:p text:style-name="P7031">La<text:s/>pièce<text:s/>dont<text:s/>je<text:s/>parle<text:s/>ici,</text:p>
      <text:p text:style-name="P7032">Laquelle<text:s/>a<text:s/>fort<text:s/>bien<text:s/>réussi,</text:p>
      <text:p text:style-name="P7033">Est<text:s/>un<text:s/>sujet<text:s/>noble<text:s/>et<text:s/>splendide,</text:p>
      <text:p text:style-name="quote.l"><text:span text:style-name="T7034">Et</text:span><text:span text:style-name="T7035"><text:s/></text:span><text:span text:style-name="T7036">c</text:span><text:span text:style-name="T7037">’</text:span><text:span text:style-name="T7038">est</text:span><text:span text:style-name="T7039"><text:s/></text:span><text:span text:style-name="T7040">L</text:span><text:span text:style-name="T7041">a</text:span><text:span text:style-name="T7042"><text:s/></text:span><text:span text:style-name="T7043">Princesse</text:span><text:span text:style-name="T7044"><text:s/></text:span><text:span text:style-name="T7045">d</text:span><text:span text:style-name="T7046">’</text:span><text:span text:style-name="T7047">Élide</text:span><text:span text:style-name="T7048">,</text:span></text:p>
      <text:p text:style-name="P7049">Qu’elle<text:s/>se<text:s/>nomme<text:s/>proprement,</text:p>
      <text:p text:style-name="P7050">Vous<text:s/>assurant<text:s/>avec<text:s/>serment,</text:p>
      <text:p text:style-name="quote.l"><text:span text:style-name="T7051">Que</text:span><text:span text:style-name="T7052"><text:s/></text:span><text:span text:style-name="T7053">l</text:span><text:span text:style-name="T7054">’a</text:span><text:span text:style-name="T7055">ctrice</text:span><text:span text:style-name="T7056"><text:s/></text:span><text:span text:style-name="T7057">au</text:span><text:span text:style-name="T7058"><text:s/></text:span><text:span text:style-name="T7059">joli</text:span><text:span text:style-name="T7060"><text:s/></text:span><text:span text:style-name="T7061">visage</text:span><text:span text:style-name="Appelnotedebasdep."><text:note text:note-class="footnote" text:id="_ftn79"><text:note-citation>80</text:note-citation><text:note-body><text:p text:style-name="Notedebasdepage"><text:span text:style-name="T7062"><text:s/></text:span><text:span text:style-name="T7063">[BOTTOM]<text:s/></text:span><text:span text:style-name="T7064">*<text:s/></text:span><text:span text:style-name="T7065">M</text:span><text:span text:style-name="T7066">lle</text:span><text:span text:style-name="T7067"> </text:span><text:span text:style-name="T7068">Molière.</text:span></text:p></text:note-body></text:note></text:span><text:span text:style-name="T7069">,</text:span></text:p>
      <text:p text:style-name="P7070">Qui<text:s/>joue<text:s/>icelui<text:s/>personnage,</text:p>
      <text:p text:style-name="P7071">Le<text:s/>représente<text:s/>au<text:s/>gré<text:s/>de<text:s/>tous,</text:p>
      <text:p text:style-name="P7072">D’un<text:s/>air<text:s/>si<text:s/>charmant<text:s/>et<text:s/>si<text:s/>doux</text:p>
      <text:p text:style-name="quote.l"><text:span text:style-name="T7073">[p.</text:span><text:span text:style-name="T7074"><text:s/></text:span><text:span text:style-name="T7075">287</text:span><text:span text:style-name="pb">]</text:span><text:span text:style-name="T7076"><text:s/></text:span><text:span text:style-name="T7077">Que</text:span><text:span text:style-name="T7078"><text:s/></text:span><text:span text:style-name="T7079">la</text:span><text:span text:style-name="T7080"><text:s/></text:span><text:span text:style-name="T7081">feue</text:span><text:span text:style-name="T7082"><text:s/></text:span><text:span text:style-name="T7083">aimable</text:span><text:span text:style-name="T7084"><text:s/></text:span><text:span text:style-name="T7085">Baronne</text:span><text:span text:style-name="T7086">,</text:span></text:p>
      <text:p text:style-name="P7087">Actrice<text:s/>si<text:s/>belle<text:s/>et<text:s/>si<text:s/>bonne,</text:p>
      <text:p text:style-name="P7088">Et<text:s/>qui<text:s/>plaisait<text:s/>tant<text:s/>à<text:s/>nos<text:s/>yeux,</text:p>
      <text:p text:style-name="P7089">Jadis<text:s/>ne<text:s/>l’aurait<text:s/>pas<text:s/>fait<text:s/>mieux.</text:p>
      <text:p text:style-name="P7090"><text:span text:style-name="T7091"><text:note text:note-class="footnote" text:id="_ftn80"><text:note-citation>81</text:note-citation><text:note-body><text:p text:style-name="Notedebasdepage"><text:s/>[MARGIN] (*)<text:s/><text:span text:style-name="T7092">Troupe</text:span><text:span text:style-name="T7093"><text:s/></text:span><text:span text:style-name="T7094">du</text:span><text:span text:style-name="T7095"><text:s/></text:span><text:span text:style-name="T7096">Dauphin.</text:span></text:p></text:note-body></text:note></text:span><text:span text:style-name="T7097">Le</text:span><text:span text:style-name="T7098"><text:s/>n</text:span><text:span text:style-name="T7099">ouveau</text:span><text:span text:style-name="T7100"><text:s/>s</text:span><text:span text:style-name="T7101">pectacle</text:span><text:span text:style-name="T7102"><text:s/></text:span><text:span text:style-name="T7103">qui</text:span><text:span text:style-name="T7104"><text:s/></text:span><text:span text:style-name="T7105">parut</text:span><text:span text:style-name="T7106"><text:s/></text:span><text:span text:style-name="T7107">à</text:span><text:span text:style-name="T7108"><text:s/></text:span><text:span text:style-name="T7109">Paris</text:span><text:span text:style-name="T7110"><text:s/></text:span><text:span text:style-name="T7111">au</text:span><text:span text:style-name="T7112"><text:s/></text:span><text:span text:style-name="T7113">commencement</text:span><text:span text:style-name="T7114"><text:s/></text:span><text:span text:style-name="T7115">du</text:span><text:span text:style-name="T7116"><text:s/></text:span><text:span text:style-name="T7117">mois</text:span><text:span text:style-name="T7118"><text:s/></text:span><text:span text:style-name="T7119">de</text:span><text:span text:style-name="T7120"><text:s/>j</text:span><text:span text:style-name="T7121">uin</text:span><text:span text:style-name="T7122"><text:s/></text:span><text:span text:style-name="T7123">de</text:span><text:span text:style-name="T7124"><text:s/></text:span><text:span text:style-name="T7125">cette</text:span><text:span text:style-name="T7126"><text:s/>année<text:s/></text:span><text:span text:style-name="T7127">mérite</text:span><text:span text:style-name="T7128"><text:s/></text:span><text:span text:style-name="T7129">que</text:span><text:span text:style-name="T7130"><text:s/></text:span><text:span text:style-name="T7131">nous</text:span><text:span text:style-name="T7132"><text:s/></text:span><text:span text:style-name="T7133">en</text:span><text:span text:style-name="T7134"><text:s/></text:span><text:span text:style-name="T7135">rendions</text:span><text:span text:style-name="T7136"><text:s/></text:span><text:span text:style-name="T7137">compte</text:span><text:span text:style-name="T7138"> ;<text:s/></text:span><text:span text:style-name="T7139">nous</text:span><text:span text:style-name="T7140"><text:s/></text:span><text:span text:style-name="T7141">y</text:span><text:span text:style-name="T7142"><text:s/></text:span><text:span text:style-name="T7143">sommes</text:span><text:span text:style-name="T7144"><text:s/></text:span><text:span text:style-name="T7145">d</text:span><text:span text:style-name="T7146">’</text:span><text:span text:style-name="T7147">autant</text:span><text:span text:style-name="T7148"><text:s/></text:span><text:span text:style-name="T7149">plus</text:span><text:span text:style-name="T7150"><text:s/>engagés<text:s/></text:span><text:span text:style-name="T7151">que</text:span><text:span text:style-name="T7152"><text:s/></text:span><text:span text:style-name="T7153">quelques</text:span><text:span text:style-name="T7154"><text:s/>acte</text:span><text:span text:style-name="T7155">urs</text:span><text:span text:style-name="T7156">,<text:s/></text:span><text:span text:style-name="T7157">qui</text:span><text:span text:style-name="T7158"><text:s/></text:span><text:span text:style-name="T7159">par</text:span><text:span text:style-name="T7160"><text:s/></text:span><text:span text:style-name="T7161">leurs</text:span><text:span text:style-name="T7162"><text:s/></text:span><text:span text:style-name="T7163">talents</text:span><text:span text:style-name="T7164"><text:s/></text:span><text:span text:style-name="T7165">ont</text:span><text:span text:style-name="T7166"><text:s/></text:span><text:span text:style-name="T7167">mérité</text:span><text:span text:style-name="T7168"><text:s/></text:span><text:span text:style-name="T7169">un</text:span><text:span text:style-name="T7170"><text:s/></text:span><text:span text:style-name="T7171">rang</text:span><text:span text:style-name="T7172"><text:s/></text:span><text:span text:style-name="T7173">distingué</text:span><text:span text:style-name="T7174"><text:s/></text:span><text:span text:style-name="T7175">parmi</text:span><text:span text:style-name="T7176"><text:s/></text:span><text:span text:style-name="T7177">les</text:span><text:span text:style-name="T7178"><text:s/>c</text:span><text:span text:style-name="T7179">omédiens</text:span><text:span text:style-name="T7180"><text:s/>f</text:span><text:span text:style-name="T7181">rançais,</text:span><text:span text:style-name="T7182"><text:s/></text:span><text:span text:style-name="T7183">y</text:span><text:span text:style-name="T7184"><text:s/></text:span><text:span text:style-name="T7185">firent</text:span><text:span text:style-name="T7186"><text:s/></text:span><text:span text:style-name="T7187">leur</text:span><text:span text:style-name="T7188"><text:s/></text:span><text:span text:style-name="T7189">début</text:span><text:span text:style-name="T7190"> ;<text:s/></text:span><text:span text:style-name="T7191">mais</text:span><text:span text:style-name="T7192"><text:s/></text:span><text:span text:style-name="T7193">avant</text:span><text:span text:style-name="T7194"><text:s/></text:span><text:span text:style-name="T7195">de</text:span><text:span text:style-name="T7196"><text:s/></text:span><text:span text:style-name="T7197">parler</text:span><text:span text:style-name="T7198"><text:s/></text:span><text:span text:style-name="T7199">de</text:span><text:span text:style-name="T7200"><text:s/></text:span><text:span text:style-name="T7201">ce</text:span><text:span text:style-name="T7202"><text:s/>s</text:span><text:span text:style-name="T7203">pectacle,</text:span><text:span text:style-name="T7204"><text:s/></text:span><text:span text:style-name="T7205">il</text:span><text:span text:style-name="T7206"><text:s/></text:span><text:span text:style-name="T7207">est</text:span><text:span text:style-name="T7208"><text:s/></text:span><text:span text:style-name="T7209">nécessaire</text:span><text:span text:style-name="T7210"><text:s/></text:span><text:span text:style-name="T7211">de</text:span><text:span text:style-name="T7212"><text:s/></text:span><text:soft-page-break/><text:span text:style-name="T7213">rapporter</text:span><text:span text:style-name="T7214"><text:s/></text:span><text:span text:style-name="T7215">ce</text:span><text:span text:style-name="T7216"><text:s/></text:span><text:span text:style-name="T7217">qui</text:span><text:span text:style-name="T7218"><text:s/></text:span><text:span text:style-name="T7219">y</text:span><text:span text:style-name="T7220"><text:s/></text:span><text:span text:style-name="T7221">donna</text:span><text:span text:style-name="T7222"><text:s/></text:span><text:span text:style-name="T7223">lieu.</text:span><text:span text:style-name="T7224"><text:s/></text:span><text:span text:style-name="T7225">Nous</text:span><text:span text:style-name="T7226"><text:s/></text:span><text:span text:style-name="T7227">nous</text:span><text:span text:style-name="T7228"><text:s/></text:span><text:span text:style-name="T7229">servirons</text:span><text:span text:style-name="T7230"><text:s/></text:span><text:span text:style-name="T7231">du</text:span><text:span text:style-name="T7232"><text:s/></text:span><text:span text:style-name="T7233">récit</text:span><text:span text:style-name="T7234"><text:s/></text:span><text:span text:style-name="T7235">de</text:span><text:span text:style-name="T7236"><text:s/></text:span><text:span text:style-name="T7237">Grimarest,</text:span><text:span text:style-name="T7238"><text:s/>auteur<text:s/></text:span><text:span text:style-name="T7239">d</text:span><text:span text:style-name="T7240">’</text:span><text:span text:style-name="T7241">une</text:span><text:span text:style-name="T7242"><text:s/></text:span><text:span text:style-name="T7243">Vie de Molière</text:span><text:span text:style-name="T7244"><text:s/></text:span><text:span text:style-name="T7245">qui</text:span><text:span text:style-name="T7246"><text:s/></text:span><text:span text:style-name="T7247">parut</text:span><text:span text:style-name="T7248"><text:s/></text:span><text:span text:style-name="T7249">en</text:span><text:span text:style-name="T7250"><text:s/></text:span><text:span text:style-name="T7251">1705,</text:span><text:span text:style-name="T7252"><text:s/></text:span><text:span text:style-name="T7253">mais</text:span><text:span text:style-name="T7254"><text:s/></text:span><text:span text:style-name="T7255">avec</text:span><text:span text:style-name="T7256"><text:s/></text:span><text:span text:style-name="T7257">beaucoup</text:span><text:span text:style-name="T7258"><text:s/></text:span><text:span text:style-name="T7259">de</text:span><text:span text:style-name="T7260"><text:s/></text:span><text:span text:style-name="T7261">précaution</text:span><text:span text:style-name="T7262"> ;<text:s/></text:span><text:span text:style-name="T7263">car</text:span><text:span text:style-name="T7264"><text:s/></text:span><text:span text:style-name="T7265">cet</text:span><text:span text:style-name="T7266"><text:s/>auteur<text:s/></text:span><text:span text:style-name="T7267">est</text:span><text:span text:style-name="T7268"><text:s/></text:span><text:span text:style-name="T7269">peu</text:span><text:span text:style-name="T7270"><text:s/></text:span><text:span text:style-name="T7271">exact</text:span><text:span text:style-name="T7272"><text:s/></text:span><text:span text:style-name="T7273">sur</text:span><text:span text:style-name="T7274"><text:s/></text:span><text:span text:style-name="T7275">les</text:span><text:span text:style-name="T7276"><text:s/></text:span><text:span text:style-name="T7277">faits</text:span><text:span text:style-name="T7278"><text:s/></text:span><text:span text:style-name="T7279">et</text:span><text:span text:style-name="T7280"><text:s/></text:span><text:span text:style-name="T7281">l</text:span><text:span text:style-name="T7282">’</text:span><text:span text:style-name="T7283">ordre</text:span><text:span text:style-name="T7284"><text:s/></text:span><text:span text:style-name="T7285">des</text:span><text:span text:style-name="T7286"><text:s/></text:span><text:span text:style-name="T7287">temps.</text:span></text:p>
      <text:p text:style-name="quote"><text:span text:style-name="T7288">« </text:span><text:span text:style-name="T7289">Un</text:span><text:span text:style-name="T7290"><text:s/>o</text:span><text:span text:style-name="T7291">rganiste</text:span><text:span text:style-name="T7292"><text:s/></text:span><text:span text:style-name="T7293">de</text:span><text:span text:style-name="T7294"><text:s/></text:span><text:span text:style-name="T7295">Troye</text:span><text:span text:style-name="T7296">s</text:span><text:span text:style-name="T7297">,</text:span><text:span text:style-name="T7298"><text:s/></text:span><text:span text:style-name="T7299">nommé</text:span><text:span text:style-name="T7300"><text:s/></text:span><text:span text:style-name="T7301">Raisin,</text:span><text:span text:style-name="T7302"><text:s/></text:span><text:span text:style-name="T7303">imagina</text:span><text:span text:style-name="T7304"><text:s/></text:span><text:span text:style-name="T7305">et</text:span><text:span text:style-name="T7306"><text:s/></text:span><text:span text:style-name="T7307">exécuta</text:span><text:span text:style-name="T7308"><text:s/></text:span><text:span text:style-name="T7309">une</text:span><text:span text:style-name="T7310"><text:s/>é</text:span><text:span text:style-name="T7311">pinette</text:span><text:span text:style-name="T7312"><text:s/></text:span><text:span text:style-name="T7313">à</text:span><text:span text:style-name="T7314"><text:s/></text:span><text:span text:style-name="T7315">deux</text:span><text:span text:style-name="T7316"><text:s/></text:span><text:span text:style-name="T7317">claviers,</text:span><text:span text:style-name="T7318"><text:s/></text:span><text:span text:style-name="T7319">longue</text:span><text:span text:style-name="T7320"><text:s/></text:span><text:span text:style-name="T7321">à</text:span><text:span text:style-name="T7322"><text:s/></text:span><text:span text:style-name="T7323">peu</text:span><text:span text:style-name="T7324"><text:s/></text:span><text:span text:style-name="T7325">près</text:span><text:span text:style-name="T7326"><text:s/></text:span><text:span text:style-name="T7327">de</text:span><text:span text:style-name="T7328"><text:s/></text:span><text:span text:style-name="T7329">trois</text:span><text:span text:style-name="T7330"><text:s/></text:span><text:span text:style-name="T7331">pieds,</text:span><text:span text:style-name="T7332"><text:s/></text:span><text:span text:style-name="T7333">et</text:span><text:span text:style-name="T7334"><text:s/></text:span><text:span text:style-name="T7335">large</text:span><text:span text:style-name="T7336"><text:s/></text:span><text:span text:style-name="T7337">de</text:span><text:span text:style-name="T7338"><text:s/></text:span><text:span text:style-name="T7339">deux</text:span><text:span text:style-name="T7340"><text:s/></text:span><text:span text:style-name="T7341">et</text:span><text:span text:style-name="T7342"><text:s/></text:span><text:span text:style-name="T7343">demi,</text:span><text:span text:style-name="T7344"><text:s/></text:span><text:span text:style-name="T7345">avec</text:span><text:span text:style-name="T7346"><text:s/></text:span><text:span text:style-name="T7347">un</text:span><text:span text:style-name="T7348"><text:s/></text:span><text:span text:style-name="T7349">corps</text:span><text:span text:style-name="T7350"><text:s/></text:span><text:span text:style-name="T7351">dont</text:span><text:span text:style-name="T7352"><text:s/></text:span><text:span text:style-name="T7353">la</text:span><text:span text:style-name="T7354"><text:s/></text:span><text:span text:style-name="T7355">capacité</text:span><text:span text:style-name="T7356"><text:s/></text:span><text:span text:style-name="T7357">était</text:span><text:span text:style-name="T7358"><text:s/></text:span><text:span text:style-name="T7359">le</text:span><text:span text:style-name="T7360"><text:s/></text:span><text:span text:style-name="T7361">double</text:span><text:span text:style-name="T7362"><text:s/></text:span><text:span text:style-name="T7363">plus</text:span><text:span text:style-name="T7364"><text:s/></text:span><text:span text:style-name="T7365">grande</text:span><text:span text:style-name="T7366"><text:s/></text:span><text:span text:style-name="T7367">que</text:span><text:span text:style-name="T7368"><text:s/></text:span><text:span text:style-name="T7369">celle</text:span><text:span text:style-name="T7370"><text:s/></text:span><text:span text:style-name="T7371">des</text:span><text:span text:style-name="T7372"><text:s/>é</text:span><text:span text:style-name="T7373">pinettes</text:span><text:span text:style-name="T7374"><text:s/></text:span><text:span text:style-name="T7375">ordinaires.</text:span><text:span text:style-name="T7376"><text:s/></text:span><text:span text:style-name="T7377">Raisin</text:span><text:span text:style-name="T7378"><text:s/></text:span><text:span text:style-name="T7379">avait</text:span><text:span text:style-name="T7380"><text:s/></text:span><text:span text:style-name="T7381">trois</text:span><text:span text:style-name="T7382"><text:s/></text:span><text:span text:style-name="T7383">enfants,</text:span><text:span text:style-name="T7384"><text:s/></text:span><text:span text:style-name="T7385">deux</text:span><text:span text:style-name="T7386"><text:s/></text:span><text:span text:style-name="T7387">garçons</text:span><text:span text:style-name="T7388"><text:s/></text:span><text:span text:style-name="T7389">et</text:span><text:span text:style-name="T7390"><text:s/></text:span><text:span text:style-name="T7391">une</text:span><text:span text:style-name="T7392"><text:s/></text:span><text:span text:style-name="T7393">fille.</text:span><text:span text:style-name="T7394"><text:s/></text:span><text:span text:style-name="T7395">Cette</text:span><text:span text:style-name="T7396"><text:s/></text:span><text:span text:style-name="T7397">dernière</text:span><text:span text:style-name="T7398"><text:s/></text:span><text:span text:style-name="T7399">lui</text:span><text:span text:style-name="T7400"><text:s/></text:span><text:span text:style-name="T7401">était</text:span><text:span text:style-name="T7402"><text:s/></text:span><text:span text:style-name="T7403">alors</text:span><text:span text:style-name="T7404"><text:s/></text:span><text:span text:style-name="T7405">inutile,</text:span><text:span text:style-name="T7406"><text:s/></text:span><text:span text:style-name="T7407">par</text:span><text:span text:style-name="T7408"><text:s/></text:span><text:span text:style-name="T7409">sa</text:span><text:span text:style-name="T7410"><text:s/></text:span><text:span text:style-name="T7411">trop</text:span><text:span text:style-name="T7412"><text:s/></text:span><text:span text:style-name="T7413">grande</text:span><text:span text:style-name="T7414"><text:s/></text:span><text:span text:style-name="T7415">jeunesse</text:span><text:span text:style-name="T7416">,</text:span><text:span text:style-name="T7417"><text:s/></text:span><text:span text:style-name="T7418">mais</text:span><text:span text:style-name="T7419"><text:s/></text:span><text:span text:style-name="T7420">ses</text:span><text:span text:style-name="T7421"><text:s/></text:span><text:span text:style-name="T7422">deux</text:span><text:span text:style-name="T7423"><text:s/></text:span><text:span text:style-name="T7424">garçons</text:span><text:span text:style-name="T7425"><text:s/></text:span><text:span text:style-name="T7426">furent</text:span><text:span text:style-name="T7427"><text:s/></text:span><text:span text:style-name="T7428">en</text:span><text:span text:style-name="T7429"><text:s/></text:span><text:span text:style-name="T7430">état</text:span><text:span text:style-name="T7431"><text:s/></text:span><text:span text:style-name="T7432">de</text:span><text:span text:style-name="T7433"><text:s/></text:span><text:span text:style-name="T7434">seconder</text:span><text:span text:style-name="T7435"><text:s/></text:span><text:span text:style-name="T7436">ses</text:span><text:span text:style-name="T7437"><text:s/></text:span><text:span text:style-name="T7438">intentions</text:span><text:span text:style-name="T7439">.</text:span><text:span text:style-name="T7440"><text:s/></text:span><text:span text:style-name="T7441">Il</text:span><text:span text:style-name="T7442"><text:s/></text:span><text:span text:style-name="T7443">leur</text:span><text:span text:style-name="T7444"><text:s/></text:span><text:span text:style-name="T7445">apprit</text:span><text:span text:style-name="T7446"><text:s/></text:span><text:span text:style-name="T7447">à</text:span><text:span text:style-name="T7448"><text:s/></text:span><text:span text:style-name="T7449">jouer</text:span><text:span text:style-name="T7450"><text:s/></text:span><text:span text:style-name="T7451">de</text:span><text:span text:style-name="T7452"><text:s/></text:span><text:span text:style-name="T7453">[p.</text:span><text:span text:style-name="T7454"><text:s/></text:span><text:span text:style-name="T7455">288</text:span><text:span text:style-name="pb">]</text:span><text:span text:style-name="T7456"><text:s/></text:span><text:span text:style-name="T7457">l</text:span><text:span text:style-name="T7458">’é</text:span><text:span text:style-name="T7459">pinette,</text:span><text:span text:style-name="T7460"><text:s/></text:span><text:span text:style-name="T7461">et</text:span><text:span text:style-name="T7462"><text:s/></text:span><text:span text:style-name="T7463">ensuite</text:span><text:span text:style-name="T7464"><text:s/></text:span><text:span text:style-name="T7465">il</text:span><text:span text:style-name="T7466"><text:s/></text:span><text:span text:style-name="T7467">quitta</text:span><text:span text:style-name="T7468"><text:s/></text:span><text:span text:style-name="T7469">son</text:span><text:span text:style-name="T7470"><text:s/></text:span><text:span text:style-name="T7471">orgue</text:span><text:span text:style-name="T7472"><text:s/></text:span><text:span text:style-name="T7473">et</text:span><text:span text:style-name="T7474"><text:s/></text:span><text:span text:style-name="T7475">vint</text:span><text:span text:style-name="T7476"><text:s/></text:span><text:span text:style-name="T7477">à</text:span><text:span text:style-name="T7478"><text:s/></text:span><text:span text:style-name="T7479">Paris</text:span><text:span text:style-name="T7480"><text:s/></text:span><text:span text:style-name="T7481">en</text:span><text:span text:style-name="T7482"><text:s/></text:span><text:span text:style-name="T7483">1660</text:span><text:span text:style-name="T7484"><text:s/></text:span><text:span text:style-name="T7485">ou</text:span><text:span text:style-name="T7486"><text:s/></text:span><text:span text:style-name="T7487">au</text:span><text:span text:style-name="T7488"><text:s/></text:span><text:span text:style-name="T7489">commencement</text:span><text:span text:style-name="T7490"><text:s/></text:span><text:span text:style-name="T7491">de</text:span><text:span text:style-name="T7492"><text:s/></text:span><text:span text:style-name="T7493">1661</text:span><text:span text:style-name="T7494"><text:s/></text:span><text:span text:style-name="T7495">avec</text:span><text:span text:style-name="T7496"><text:s/></text:span><text:span text:style-name="T7497">sa</text:span><text:span text:style-name="T7498"><text:s/></text:span><text:span text:style-name="T7499">femme,</text:span><text:span text:style-name="T7500"><text:s/></text:span><text:span text:style-name="T7501">ses</text:span><text:span text:style-name="T7502"><text:s/></text:span><text:span text:style-name="T7503">enfants,</text:span><text:span text:style-name="T7504"><text:s/></text:span><text:span text:style-name="T7505">et</text:span><text:span text:style-name="T7506"><text:s/></text:span><text:span text:style-name="T7507">l</text:span><text:span text:style-name="T7508">’épinette ;<text:s/></text:span><text:span text:style-name="T7509">il</text:span><text:span text:style-name="T7510"><text:s/></text:span><text:span text:style-name="T7511">obtint</text:span><text:span text:style-name="T7512"><text:s/></text:span><text:span text:style-name="T7513">une</text:span><text:span text:style-name="T7514"><text:s/></text:span><text:span text:style-name="T7515">permission</text:span><text:span text:style-name="T7516"><text:s/></text:span><text:span text:style-name="T7517">de</text:span><text:span text:style-name="T7518"><text:s/></text:span><text:span text:style-name="T7519">faire</text:span><text:span text:style-name="T7520"><text:s/></text:span><text:span text:style-name="T7521">voir</text:span><text:span text:style-name="T7522"><text:s/></text:span><text:span text:style-name="T7523">à</text:span><text:span text:style-name="T7524"><text:s/></text:span><text:span text:style-name="T7525">la</text:span><text:span text:style-name="T7526"><text:s/>f</text:span><text:span text:style-name="T7527">oire</text:span><text:span text:style-name="T7528"><text:s/></text:span><text:span text:style-name="T7529">Saint</text:span><text:span text:style-name="T7530">-</text:span><text:span text:style-name="T7531">Germain</text:span><text:span text:style-name="T7532"><text:s/></text:span><text:span text:style-name="T7533">le</text:span><text:span text:style-name="T7534"><text:s/></text:span><text:span text:style-name="T7535">petit</text:span><text:span text:style-name="T7536"><text:s/>s</text:span><text:span text:style-name="T7537">pectacle</text:span><text:span text:style-name="T7538"><text:s/></text:span><text:span text:style-name="T7539">qu</text:span><text:span text:style-name="T7540">’</text:span><text:span text:style-name="T7541">il</text:span><text:span text:style-name="T7542"><text:s/></text:span><text:span text:style-name="T7543">avait</text:span><text:span text:style-name="T7544"><text:s/></text:span><text:span text:style-name="T7545">préparé.</text:span><text:span text:style-name="T7546"><text:s/></text:span><text:span text:style-name="T7547">Son</text:span><text:span text:style-name="T7548"><text:s/></text:span><text:span text:style-name="T7549">affiche</text:span><text:span text:style-name="T7550">,<text:s/></text:span><text:span text:style-name="T7551">qui</text:span><text:span text:style-name="T7552"><text:s/></text:span><text:span text:style-name="T7553">promettait</text:span><text:span text:style-name="T7554"><text:s/></text:span><text:span text:style-name="T7555">un</text:span><text:span text:style-name="T7556"><text:s/></text:span><text:span text:style-name="T7557">prodige</text:span><text:span text:style-name="T7558"><text:s/></text:span><text:span text:style-name="T7559">de</text:span><text:span text:style-name="T7560"><text:s/>mécanique<text:s/></text:span><text:span text:style-name="T7561">et</text:span><text:span text:style-name="T7562"><text:s/></text:span><text:span text:style-name="T7563">d</text:span><text:span text:style-name="T7564">’</text:span><text:span text:style-name="T7565">obéissance</text:span><text:span text:style-name="T7566"><text:s/></text:span><text:span text:style-name="T7567">dans</text:span><text:span text:style-name="T7568"><text:s/></text:span><text:span text:style-name="T7569">une</text:span><text:span text:style-name="T7570"><text:s/>é</text:span><text:span text:style-name="T7571">pinette</text:span><text:span text:style-name="T7572">,<text:s/></text:span><text:span text:style-name="T7573">lui</text:span><text:span text:style-name="T7574"><text:s/></text:span><text:span text:style-name="T7575">attira</text:span><text:span text:style-name="T7576"><text:s/></text:span><text:span text:style-name="T7577">du</text:span><text:span text:style-name="T7578"><text:s/></text:span><text:span text:style-name="T7579">monde</text:span><text:span text:style-name="T7580"><text:s/></text:span><text:span text:style-name="T7581">les</text:span><text:span text:style-name="T7582"><text:s/></text:span><text:span text:style-name="T7583">premières</text:span><text:span text:style-name="T7584"><text:s/></text:span><text:span text:style-name="T7585">fois,</text:span><text:span text:style-name="T7586"><text:s/></text:span><text:span text:style-name="T7587">suffisamment</text:span><text:span text:style-name="T7588"><text:s/></text:span><text:span text:style-name="T7589">pour</text:span><text:span text:style-name="T7590"><text:s/></text:span><text:span text:style-name="T7591">que</text:span><text:span text:style-name="T7592"><text:s/></text:span><text:span text:style-name="T7593">tout</text:span><text:span text:style-name="T7594"><text:s/></text:span><text:span text:style-name="T7595">le</text:span><text:span text:style-name="T7596"><text:s/>public<text:s/></text:span><text:span text:style-name="T7597">fût</text:span><text:span text:style-name="T7598"><text:s/>averti<text:s/></text:span><text:span text:style-name="T7599">que</text:span><text:span text:style-name="T7600"><text:s/></text:span><text:span text:style-name="T7601">jamais</text:span><text:span text:style-name="T7602"><text:s/></text:span><text:span text:style-name="T7603">on</text:span><text:span text:style-name="T7604"><text:s/></text:span><text:span text:style-name="T7605">n</text:span><text:span text:style-name="T7606">’</text:span><text:span text:style-name="T7607">avait</text:span><text:span text:style-name="T7608"><text:s/></text:span><text:span text:style-name="T7609">vu</text:span><text:span text:style-name="T7610"><text:s/></text:span><text:span text:style-name="T7611">une</text:span><text:span text:style-name="T7612"><text:s/></text:span><text:span text:style-name="T7613">chose</text:span><text:span text:style-name="T7614"><text:s/></text:span><text:span text:style-name="T7615">aussi</text:span><text:span text:style-name="T7616"><text:s/></text:span><text:span text:style-name="T7617">étonnante</text:span><text:span text:style-name="T7618"><text:s/></text:span><text:span text:style-name="T7619">que</text:span><text:span text:style-name="T7620"><text:s/></text:span><text:span text:style-name="T7621">l</text:span><text:span text:style-name="T7622">’é</text:span><text:span text:style-name="T7623">pinette</text:span><text:span text:style-name="T7624"><text:s/></text:span><text:span text:style-name="T7625">du</text:span><text:span text:style-name="T7626"><text:s/></text:span><text:span text:style-name="T7627">Troyen.</text:span><text:span text:style-name="T7628"><text:s/></text:span><text:span text:style-name="T7629">On</text:span><text:span text:style-name="T7630"><text:s/></text:span><text:span text:style-name="T7631">va</text:span><text:span text:style-name="T7632"><text:s/></text:span><text:span text:style-name="T7633">la</text:span><text:span text:style-name="T7634"><text:s/></text:span><text:span text:style-name="T7635">voir</text:span><text:span text:style-name="T7636"><text:s/></text:span><text:span text:style-name="T7637">en</text:span><text:span text:style-name="T7638"><text:s/></text:span><text:span text:style-name="T7639">foule</text:span><text:span text:style-name="T7640"> ;<text:s/></text:span><text:span text:style-name="T7641">tout</text:span><text:span text:style-name="T7642"><text:s/></text:span><text:span text:style-name="T7643">le</text:span><text:span text:style-name="T7644"><text:s/></text:span><text:span text:style-name="T7645">monde</text:span><text:span text:style-name="T7646"><text:s/></text:span><text:span text:style-name="T7647">l</text:span><text:span text:style-name="T7648">’</text:span><text:span text:style-name="T7649">admire,</text:span><text:span text:style-name="T7650"><text:s/></text:span><text:span text:style-name="T7651">tout</text:span><text:span text:style-name="T7652"><text:s/></text:span><text:span text:style-name="T7653">le</text:span><text:span text:style-name="T7654"><text:s/></text:span><text:span text:style-name="T7655">monde</text:span><text:span text:style-name="T7656"><text:s/></text:span><text:span text:style-name="T7657">en</text:span><text:span text:style-name="T7658"><text:s/></text:span><text:span text:style-name="T7659">est</text:span><text:span text:style-name="T7660"><text:s/></text:span><text:span text:style-name="T7661">surpris,</text:span><text:span text:style-name="T7662"><text:s/></text:span><text:span text:style-name="T7663">et</text:span><text:span text:style-name="T7664"><text:s/></text:span><text:span text:style-name="T7665">personne</text:span><text:span text:style-name="T7666"><text:s/></text:span><text:span text:style-name="T7667">ne</text:span><text:span text:style-name="T7668"><text:s/></text:span><text:span text:style-name="T7669">peut</text:span><text:span text:style-name="T7670"><text:s/></text:span><text:span text:style-name="T7671">deviner</text:span><text:span text:style-name="T7672"><text:s/></text:span><text:span text:style-name="T7673">l</text:span><text:span text:style-name="T7674">’</text:span><text:span text:style-name="T7675">artifice</text:span><text:span text:style-name="T7676"><text:s/></text:span><text:span text:style-name="T7677">de</text:span><text:span text:style-name="T7678"><text:s/></text:span><text:span text:style-name="T7679">cet</text:span><text:span text:style-name="T7680"><text:s/></text:span><text:span text:style-name="T7681">instrument.</text:span><text:span text:style-name="T7682"><text:s/></text:span><text:span text:style-name="T7683">D</text:span><text:span text:style-name="T7684">’</text:span><text:span text:style-name="T7685">abord</text:span><text:span text:style-name="T7686"><text:s/></text:span><text:span text:style-name="T7687">le</text:span><text:span text:style-name="T7688"><text:s/></text:span><text:span text:style-name="T7689">petit</text:span><text:span text:style-name="T7690"><text:s/></text:span><text:span text:style-name="T7691">Raisin,</text:span><text:span text:style-name="T7692"><text:s/></text:span><text:span text:style-name="T7693">l</text:span><text:span text:style-name="T7694">’</text:span><text:span text:style-name="T7695">aîné,</text:span><text:span text:style-name="T7696"><text:s/></text:span><text:span text:style-name="T7697">et</text:span><text:span text:style-name="T7698"><text:s/></text:span><text:span text:style-name="T7699">le</text:span><text:span text:style-name="T7700"><text:s/></text:span><text:span text:style-name="T7701">petit</text:span><text:span text:style-name="T7702"><text:s/></text:span><text:span text:style-name="T7703">Raisin</text:span><text:span text:style-name="T7704"><text:s/></text:span><text:span text:style-name="T7705">le</text:span><text:span text:style-name="T7706"><text:s/></text:span><text:span text:style-name="T7707">cadet,</text:span><text:span text:style-name="T7708"><text:s/></text:span><text:span text:style-name="T7709">se</text:span><text:span text:style-name="T7710"><text:s/></text:span><text:span text:style-name="T7711">mettaient</text:span><text:span text:style-name="T7712"><text:s/></text:span><text:span text:style-name="T7713">chacun</text:span><text:span text:style-name="T7714"><text:s/></text:span><text:span text:style-name="T7715">à</text:span><text:span text:style-name="T7716"><text:s/></text:span><text:span text:style-name="T7717">son</text:span><text:span text:style-name="T7718"><text:s/></text:span><text:span text:style-name="T7719">clavier,</text:span><text:span text:style-name="T7720"><text:s/></text:span><text:span text:style-name="T7721">et</text:span><text:span text:style-name="T7722"><text:s/></text:span><text:span text:style-name="T7723">jouaient</text:span><text:span text:style-name="T7724"><text:s/></text:span><text:span text:style-name="T7725">une</text:span><text:span text:style-name="T7726"><text:s/>pièce<text:s/></text:span><text:span text:style-name="T7727">ensemble.</text:span><text:span text:style-name="T7728"><text:s/></text:span><text:span text:style-name="T7729">Ensuite</text:span><text:span text:style-name="T7730"><text:s/></text:span><text:span text:style-name="T7731">le</text:span><text:span text:style-name="T7732"><text:s/></text:span><text:span text:style-name="T7733">père</text:span><text:span text:style-name="T7734"><text:s/></text:span><text:span text:style-name="T7735">prenait</text:span><text:span text:style-name="T7736"><text:s/></text:span><text:span text:style-name="T7737">une</text:span><text:span text:style-name="T7738"><text:s/></text:span><text:span text:style-name="T7739">clef,</text:span><text:span text:style-name="T7740"><text:s/></text:span><text:span text:style-name="T7741">avec</text:span><text:span text:style-name="T7742"><text:s/></text:span><text:span text:style-name="T7743">laquelle</text:span><text:span text:style-name="T7744"><text:s/></text:span><text:span text:style-name="T7745">il</text:span><text:span text:style-name="T7746"><text:s/></text:span><text:span text:style-name="T7747">semblait</text:span><text:span text:style-name="T7748"><text:s/></text:span><text:span text:style-name="T7749">monter</text:span><text:span text:style-name="T7750"><text:s/></text:span><text:span text:style-name="T7751">cet</text:span><text:span text:style-name="T7752"><text:s/></text:span><text:span text:style-name="T7753">instrument</text:span><text:span text:style-name="T7754"><text:s/></text:span><text:span text:style-name="T7755">par</text:span><text:span text:style-name="T7756"><text:s/></text:span><text:span text:style-name="T7757">le</text:span><text:span text:style-name="T7758"><text:s/></text:span><text:span text:style-name="T7759">moyen</text:span><text:span text:style-name="T7760"><text:s/></text:span><text:span text:style-name="T7761">d</text:span><text:span text:style-name="T7762">’</text:span><text:span text:style-name="T7763">une</text:span><text:span text:style-name="T7764"><text:s/></text:span><text:span text:style-name="T7765">roue</text:span><text:span text:style-name="T7766"><text:s/></text:span><text:span text:style-name="T7767">qui</text:span><text:span text:style-name="T7768"><text:s/></text:span><text:span text:style-name="T7769">faisait</text:span><text:span text:style-name="T7770"><text:s/></text:span><text:span text:style-name="T7771">un</text:span><text:span text:style-name="T7772"><text:s/></text:span><text:span text:style-name="T7773">vacarme</text:span><text:span text:style-name="T7774"><text:s/></text:span><text:span text:style-name="T7775">terrible</text:span><text:span text:style-name="T7776"><text:s/></text:span><text:span text:style-name="T7777">dans</text:span><text:span text:style-name="T7778"><text:s/></text:span><text:span text:style-name="T7779">le</text:span><text:span text:style-name="T7780"><text:s/></text:span><text:span text:style-name="T7781">corps</text:span><text:span text:style-name="T7782"><text:s/></text:span><text:span text:style-name="T7783">de</text:span><text:span text:style-name="T7784"><text:s/></text:span><text:span text:style-name="T7785">la</text:span><text:span text:style-name="T7786"><text:s/>m</text:span><text:span text:style-name="T7787">achine,</text:span><text:span text:style-name="T7788"><text:s/></text:span><text:span text:style-name="T7789">comme</text:span><text:span text:style-name="T7790"><text:s/></text:span><text:span text:style-name="T7791">s</text:span><text:span text:style-name="T7792">’</text:span><text:span text:style-name="T7793">il</text:span><text:span text:style-name="T7794"><text:s/></text:span><text:span text:style-name="T7795">y</text:span><text:span text:style-name="T7796"><text:s/></text:span><text:span text:style-name="T7797">avait</text:span><text:span text:style-name="T7798"><text:s/></text:span><text:span text:style-name="T7799">eu</text:span><text:span text:style-name="T7800"><text:s/></text:span><text:span text:style-name="T7801">une</text:span><text:span text:style-name="T7802"><text:s/></text:span><text:span text:style-name="T7803">multiplicité</text:span><text:span text:style-name="T7804"><text:s/></text:span><text:span text:style-name="T7805">de</text:span><text:span text:style-name="T7806"><text:s/></text:span><text:span text:style-name="T7807">roues</text:span><text:span text:style-name="T7808"><text:s/></text:span><text:span text:style-name="T7809">possible</text:span><text:span text:style-name="T7810"><text:s/></text:span><text:span text:style-name="T7811">et</text:span><text:span text:style-name="T7812"><text:s/>nécessaire<text:s/></text:span><text:span text:style-name="T7813">pour</text:span><text:span text:style-name="T7814"><text:s/></text:span><text:span text:style-name="T7815">exécuter</text:span><text:span text:style-name="T7816"><text:s/></text:span><text:span text:style-name="T7817">ce</text:span><text:span text:style-name="T7818"><text:s/></text:span><text:span text:style-name="T7819">qu</text:span><text:span text:style-name="T7820">’</text:span><text:span text:style-name="T7821">il</text:span><text:span text:style-name="T7822"><text:s/></text:span><text:span text:style-name="T7823">lui</text:span><text:span text:style-name="T7824"><text:s/></text:span><text:span text:style-name="T7825">allait</text:span><text:span text:style-name="T7826"><text:s/></text:span><text:span text:style-name="T7827">faire</text:span><text:span text:style-name="T7828"><text:s/></text:span><text:span text:style-name="T7829">jouer</text:span><text:span text:style-name="T7830"> ;<text:s/></text:span><text:span text:style-name="T7831">il</text:span><text:span text:style-name="T7832"><text:s/></text:span><text:span text:style-name="T7833">la</text:span><text:span text:style-name="T7834"><text:s/></text:span><text:span text:style-name="T7835">changeait</text:span><text:span text:style-name="T7836"><text:s/></text:span><text:span text:style-name="T7837">même</text:span><text:span text:style-name="T7838"><text:s/></text:span><text:span text:style-name="T7839">souvent</text:span><text:span text:style-name="T7840"><text:s/></text:span><text:span text:style-name="T7841">de</text:span><text:span text:style-name="T7842"><text:s/></text:span><text:span text:style-name="T7843">place,</text:span><text:span text:style-name="T7844"><text:s/></text:span><text:span text:style-name="T7845">pour</text:span><text:span text:style-name="T7846"><text:s/></text:span><text:span text:style-name="T7847">ôter</text:span><text:span text:style-name="T7848"><text:s/></text:span><text:span text:style-name="T7849">tout</text:span><text:span text:style-name="T7850"><text:s/></text:span><text:span text:style-name="T7851">soupçon.</text:span><text:span text:style-name="T7852"><text:s/></text:span><text:span text:style-name="T7853">Hé,</text:span><text:span text:style-name="T7854"><text:s/>é</text:span><text:span text:style-name="T7855">pinette,</text:span><text:span text:style-name="T7856"><text:s/>disait-il<text:s/></text:span><text:span text:style-name="T7857">à</text:span><text:span text:style-name="T7858"><text:s/></text:span><text:span text:style-name="T7859">cet</text:span><text:span text:style-name="T7860"><text:s/>instrument<text:s/></text:span><text:span text:style-name="T7861">quand</text:span><text:span text:style-name="T7862"><text:s/></text:span><text:span text:style-name="T7863">tout</text:span><text:span text:style-name="T7864"><text:s/></text:span><text:span text:style-name="T7865">était</text:span><text:span text:style-name="T7866"><text:s/></text:span><text:span text:style-name="T7867">préparé,</text:span><text:span text:style-name="T7868"><text:s/></text:span><text:span text:style-name="T7869">[p.</text:span><text:span text:style-name="T7870"><text:s/></text:span><text:span text:style-name="T7871">289</text:span><text:span text:style-name="pb">]</text:span><text:span text:style-name="T7872"><text:s/></text:span><text:span text:style-name="T7873">jouez-moi</text:span><text:span text:style-name="T7874"><text:s/></text:span><text:span text:style-name="T7875">une</text:span><text:span text:style-name="T7876"><text:s/></text:span><text:span text:style-name="T7877">telle</text:span><text:span text:style-name="T7878"><text:s/>courante ;<text:s/></text:span><text:span text:style-name="T7879">aussitôt</text:span><text:span text:style-name="T7880"><text:s/></text:span><text:span text:style-name="T7881">l</text:span><text:span text:style-name="T7882">’</text:span><text:span text:style-name="T7883">obéissante</text:span><text:span text:style-name="T7884"><text:s/>é</text:span><text:span text:style-name="T7885">pinette</text:span><text:span text:style-name="T7886"><text:s/></text:span><text:span text:style-name="T7887">jouait</text:span><text:span text:style-name="T7888"><text:s/></text:span><text:span text:style-name="T7889">cette</text:span><text:span text:style-name="T7890"><text:s/>pièce<text:s/></text:span><text:span text:style-name="T7891">entière.</text:span><text:span text:style-name="T7892"><text:s/></text:span><text:span text:style-name="T7893">Quelquefois</text:span><text:span text:style-name="T7894"><text:s/></text:span><text:span text:style-name="T7895">Raisin</text:span><text:span text:style-name="T7896"><text:s/></text:span><text:span text:style-name="T7897">l</text:span><text:span text:style-name="T7898">’</text:span><text:span text:style-name="T7899">interrompait,</text:span><text:span text:style-name="T7900"><text:s/></text:span><text:span text:style-name="T7901">en</text:span><text:span text:style-name="T7902"><text:s/></text:span><text:span text:style-name="T7903">lui</text:span><text:span text:style-name="T7904"><text:s/>disan :</text:span><text:span text:style-name="T7905">,</text:span><text:span text:style-name="T7906"><text:s/></text:span><text:span text:style-name="T7907">arrêtez-vous</text:span><text:span text:style-name="T7908"><text:s/>é</text:span><text:span text:style-name="T7909">pinette</text:span><text:span text:style-name="T7910"> ;<text:s/></text:span><text:span text:style-name="T7911">s</text:span><text:span text:style-name="T7912">’</text:span><text:span text:style-name="T7913">il</text:span><text:span text:style-name="T7914"><text:s/></text:span><text:span text:style-name="T7915">disait</text:span><text:span text:style-name="T7916"><text:s/></text:span><text:span text:style-name="T7917">de</text:span><text:span text:style-name="T7918"><text:s/></text:span><text:span text:style-name="T7919">poursuivre</text:span><text:span text:style-name="T7920"><text:s/></text:span><text:span text:style-name="T7921">la</text:span><text:span text:style-name="T7922"><text:s/>pièce</text:span><text:span text:style-name="T7923">,</text:span><text:span text:style-name="T7924"><text:s/></text:span><text:span text:style-name="T7925">elle</text:span><text:span text:style-name="T7926"><text:s/></text:span><text:span text:style-name="T7927">la</text:span><text:span text:style-name="T7928"><text:s/>poursuivait ;<text:s/></text:span><text:span text:style-name="T7929">d</text:span><text:span text:style-name="T7930">’</text:span><text:span text:style-name="T7931">en</text:span><text:span text:style-name="T7932"><text:s/></text:span><text:span text:style-name="T7933">jouer</text:span><text:span text:style-name="T7934"><text:s/></text:span><text:span text:style-name="T7935">un</text:span><text:span text:style-name="T7936"><text:s/></text:span><text:span text:style-name="T7937">autre,</text:span><text:span text:style-name="T7938"><text:s/></text:span><text:span text:style-name="T7939">elle</text:span><text:span text:style-name="T7940"><text:s/></text:span><text:span text:style-name="T7941">la</text:span><text:span text:style-name="T7942"><text:s/>jouait ;<text:s/></text:span><text:span text:style-name="T7943">de</text:span><text:span text:style-name="T7944"><text:s/></text:span><text:span text:style-name="T7945">se</text:span><text:span text:style-name="T7946"><text:s/></text:span><text:span text:style-name="T7947">taire,</text:span><text:span text:style-name="T7948"><text:s/></text:span><text:span text:style-name="T7949">elle</text:span><text:span text:style-name="T7950"><text:s/></text:span><text:span text:style-name="T7951">se</text:span><text:span text:style-name="T7952"><text:s/></text:span><text:span text:style-name="T7953">taisait.</text:span></text:p>
      <text:p text:style-name="P7954">« Tout<text:s/>Paris<text:s/>était<text:s/>occupé<text:s/>de<text:s/>ce<text:s/>petit<text:s/>prodige ;<text:s/>les<text:s/>esprits<text:s/>faibles<text:s/>croyaient<text:s/>que<text:s/>Raisin<text:s/>était<text:s/>sorcier ;<text:s/>les<text:s/>plus<text:s/>clairvoyants<text:s/>ne<text:s/>pouvaient<text:s/>le<text:s/>deviner.<text:s/>Cependant<text:s/>la<text:s/>foire<text:s/>valut<text:s/>plus<text:s/>de<text:s/>vingt<text:s/>mille<text:s/>livres<text:s/>à<text:s/>Raisin.<text:s/>Le<text:s/>bruit<text:s/>de<text:s/>cette<text:s/>épinette<text:s/>alla<text:s/>jusqu’au<text:s/>roi.<text:s/>Sa Majesté<text:s/>voulut<text:s/>la<text:s/>voir,<text:s/>et<text:s/>en<text:s/>admira<text:s/>l’invention. »</text:p>
      <text:p text:style-name="P7955">Nous<text:s/>quittons<text:s/>ici<text:s/>un<text:s/>moment<text:s/>le<text:s/>récit<text:s/>de<text:s/>Grimarest<text:s/>pour<text:s/>faire<text:s/>place<text:s/>à<text:s/>celui<text:s/>de<text:s/>Loret,<text:s/>auteur<text:s/>contemporain,<text:s/>qui<text:s/>rapporte<text:s/>de<text:s/>quelle<text:s/>façon<text:s/>Raisin<text:s/>fit<text:s/>exécuter<text:s/>son<text:s/>épinette<text:s/>devant<text:s/>le<text:s/>roi.</text:p>
      <text:p text:style-name="P7956">Muse<text:s/>historique du 9 avril 1661.</text:p>
      <text:p text:style-name="quote.l"><text:span text:style-name="T7957">      </text:span><text:span text:style-name="T7958">Mardi</text:span><text:span text:style-name="T7959"><text:s/></text:span><text:span text:style-name="T7960">dernier</text:span><text:span text:style-name="Appelnotedebasdep."><text:note text:note-class="footnote" text:id="_ftn81"><text:note-citation>82</text:note-citation><text:note-body><text:p text:style-name="Notedebasdepage"><text:span text:style-name="T7961"><text:s/></text:span><text:span text:style-name="T7962">[BOTTOM]<text:s/></text:span><text:span text:style-name="T7963">* C’est-à-dire le 5 a</text:span><text:span text:style-name="T7964">vril.</text:span></text:p></text:note-body></text:note></text:span><text:span text:style-name="T7965"><text:s/></text:span><text:span text:style-name="T7966">Sa</text:span><text:span text:style-name="T7967"> </text:span><text:span text:style-name="T7968">Majesté,</text:span></text:p>
      <text:p text:style-name="P7969">Admira<text:s/>fort<text:s/>la<text:s/>rareté,</text:p>
      <text:soft-page-break/>
      <text:p text:style-name="P7970">D’une<text:s/>machine<text:s/>surprenante,</text:p>
      <text:p text:style-name="P7971">Faite<text:s/>en<text:s/>épinette<text:s/>sonnante,</text:p>
      <text:p text:style-name="P7972">Qui<text:s/>par<text:s/>un<text:s/>secret<text:s/>non<text:s/>commun,</text:p>
      <text:p text:style-name="P7973">Et<text:s/>sans<text:s/>la<text:s/>voir<text:s/>toucher<text:s/>d’aucun,</text:p>
      <text:p text:style-name="quote.l"><text:span text:style-name="T7974">[p.</text:span><text:span text:style-name="T7975"><text:s/></text:span><text:span text:style-name="T7976">290</text:span><text:span text:style-name="pb">]</text:span><text:span text:style-name="T7977"><text:s/></text:span><text:span text:style-name="T7978">Joue</text:span><text:span text:style-name="T7979"><text:s/></text:span><text:span text:style-name="T7980">avecque</text:span><text:span text:style-name="T7981"><text:s/></text:span><text:span text:style-name="T7982">justesse</text:span><text:span text:style-name="T7983"><text:s/></text:span><text:span text:style-name="T7984">extrême,</text:span></text:p>
      <text:p text:style-name="P7985">Plusieurs<text:s/>nouveaux<text:s/>airs<text:s/>d’elle-même.</text:p>
      <text:p text:style-name="P7986">Mais<text:s/>ce<text:s/>qui<text:s/>dans<text:s/>cette<text:s/>action,</text:p>
      <text:p text:style-name="P7987">Donne<text:s/>plus<text:s/>d’admiration,</text:p>
      <text:p text:style-name="P7988">Et<text:s/>qui<text:s/>paraît<text:s/>un<text:s/>peu<text:s/>magique,</text:p>
      <text:p text:style-name="P7989">C’est<text:s/>qu’en<text:s/>belle<text:s/>et<text:s/>bonne<text:s/>musique,</text:p>
      <text:p text:style-name="P7990">Et<text:s/>des<text:s/>tons<text:s/>bien<text:s/>articulés,</text:p>
      <text:p text:style-name="P7991">Elle<text:s/>fait<text:s/>ce<text:s/>que<text:s/>vous<text:s/>voulez.</text:p>
      <text:p text:style-name="P7992">Quand<text:s/>on<text:s/>lui<text:s/>dit,<text:s/>« Dame épinette,</text:p>
      <text:p text:style-name="quote.l"><text:span text:style-name="T7993">Jouez</text:span><text:span text:style-name="T7994"><text:s/></text:span><text:span text:style-name="T7995">un</text:span><text:span text:style-name="T7996"><text:s/></text:span><text:span text:style-name="T7997">peu</text:span><text:span text:style-name="T7998"><text:s/></text:span><text:span text:style-name="T7999">la</text:span><text:span text:style-name="T8000"><text:s/></text:span><text:span text:style-name="T8001">Boivinette</text:span><text:span text:style-name="T8002">,</text:span></text:p>
      <text:p text:style-name="P8003">Jouez<text:s/>ceci,<text:s/>jouez<text:s/>cela » ;</text:p>
      <text:p text:style-name="P8004">Soudain<text:s/>cette<text:s/>machine-là,</text:p>
      <text:p text:style-name="P8005">Sans<text:s/>faire<text:s/>languir<text:s/>votre<text:s/>attente,</text:p>
      <text:p text:style-name="P8006">Si<text:s/>parfaitement<text:s/>vous<text:s/>contente,</text:p>
      <text:p text:style-name="P8007">Qu’on<text:s/>croit<text:s/>avec<text:s/>étonnement,</text:p>
      <text:p text:style-name="P8008">Que<text:s/>ce<text:s/>soit<text:s/>un<text:s/>enchantement.</text:p>
      <text:p text:style-name="quote">« <text:span text:style-name="Appelnotedebasdep."><text:note text:note-class="footnote" text:id="_ftn82"><text:note-citation>83</text:note-citation><text:note-body><text:p text:style-name="Notedebasdepage"><text:s/>[MARGIN] (*)<text:s/><text:span text:style-name="T8009">Vie de Molière</text:span>, par Grimarest.</text:p></text:note-body></text:note></text:span>Le<text:s/>roi<text:s/>fit<text:s/>passer<text:s/>l’épinette<text:s/>dans<text:s/>l’appartement<text:s/>de<text:s/>la<text:s/>reine,<text:s/>pour<text:s/>lui<text:s/>donner<text:s/>un<text:s/>spectacle<text:s/>si<text:s/>nouveau :<text:s/>mais<text:s/>Sa Majesté<text:s/>en<text:s/>fut<text:s/>tout<text:s/>d’un<text:s/>coup<text:s/>effrayée,<text:s/>de<text:s/>sorte<text:s/>que<text:s/>le<text:s/>roi<text:s/>ordonna<text:s/>sur-le-champ<text:s/>que<text:s/>l’on<text:s/>ouvrît<text:s/>le<text:s/>corps<text:s/>de<text:s/>l’épinette,<text:s/>d’où<text:s/>l’on<text:s/>vit<text:s/>sortir<text:s/>un<text:s/>petit<text:s/>enfant<text:s/>de<text:s/>cinq<text:s/>ans,<text:s/>beau<text:s/>comme<text:s/>un<text:s/>ange ; c’était Raisin le cadet<text:span text:style-name="Appelnotedebasdep."><text:note text:note-class="footnote" text:id="_ftn83"><text:note-citation>84</text:note-citation><text:note-body><text:p text:style-name="Notedebasdepage"><text:span text:style-name="T8010"><text:s/></text:span>[BOTTOM]<text:s/>(a)<text:s/><text:span text:style-name="T8011">Grimarest ne parle ici que de Raisin le cadet</text:span><text:span text:style-name="T8012"> ;</text:span><text:span text:style-name="T8013"><text:s/>son aî</text:span><text:span text:style-name="T8014">né n’était-il pas aussi dans l’é</text:span><text:span text:style-name="T8015">pinette, et dans une posture aussi gênante ? On ne comprend point ce manque d’attention.</text:span></text:p></text:note-body></text:note></text:span>, qui fut dans le moment<text:s/>caressé<text:s/>de<text:s/>toute<text:s/>la<text:s/>Cour.<text:s/>Il<text:s/>était<text:s/>temps<text:s/>que<text:s/>le<text:s/>pauvre<text:s/>enfant<text:s/>sortît<text:s/>de<text:s/>sa<text:s/>prison,<text:s/>car<text:s/>il<text:s/>était<text:s/>si<text:s/>mal<text:s/>à<text:s/>son<text:s/>aise<text:s/>depuis<text:s/>cinq<text:s/>ou<text:s/>six<text:s/>heures,<text:s/>que<text:s/>l’épinette<text:s/>en<text:s/>avait<text:s/>contracté une mauvaise odeur<text:span text:style-name="T8016">.</text:span> »</text:p>
      <text:p text:style-name="P8017">Le<text:s/>secret<text:s/>de<text:s/>l’épinette<text:s/>de<text:s/>Raisin<text:s/>était<text:s/>découvert<text:s/>lorsque<text:s/>Loret<text:s/>en<text:s/>parla,<text:s/>car<text:s/>après<text:s/>le<text:s/>passage<text:s/>que<text:s/>nous<text:s/>venons<text:s/>de<text:s/>rapporter,<text:s/>cet<text:s/>auteur<text:s/>poursuit<text:s/>ainsi.</text:p>
      <text:p text:style-name="P8018">      Le<text:s/>roi,<text:s/>la<text:s/>reine,<text:s/>et<text:s/>reine<text:s/>mère,</text:p>
      <text:p text:style-name="P8019">D’icelui<text:s/>roi,<text:s/>l’unique<text:s/>frère,</text:p>
      <text:p text:style-name="P8020">Et<text:s/>l’objet<text:s/>de<text:s/>son<text:s/>amitié,</text:p>
      <text:p text:style-name="P8021">Son<text:s/>aimable<text:s/>et<text:s/>chère<text:s/>moitié,</text:p>
      <text:p text:style-name="P8022">Item,<text:s/>Madame<text:s/>la<text:s/>Comtesse,</text:p>
      <text:p text:style-name="P8023">Goûtèrent<text:s/>avec<text:s/>allégresse,</text:p>
      <text:p text:style-name="P8024">Et<text:s/>même<text:s/>avec<text:s/>ravissement,</text:p>
      <text:p text:style-name="P8025">Ce<text:s/>charmant<text:s/>divertissement ;</text:p>
      <text:p text:style-name="P8026">L’inventeur<text:s/>de<text:s/>cette<text:s/>machine,</text:p>
      <text:p text:style-name="P8027">De<text:s/>bonne<text:s/>et<text:s/>française<text:s/>origine,</text:p>
      <text:p text:style-name="P8028">Est<text:s/>un<text:s/>Troyen<text:s/>nommé<text:s/>Raisin,</text:p>
      <text:p text:style-name="P8029">Pourvu<text:s/>d’esprit,<text:s/>et<text:s/>du<text:s/>plus<text:s/>fin,</text:p>
      <text:p text:style-name="P8030">Lequel<text:s/>étant<text:s/>heureux<text:s/>et<text:s/>sage,</text:p>
      <text:p text:style-name="P8031">En<text:s/>la<text:s/>fabrique<text:s/>de<text:s/>l’ouvrage,</text:p>
      <text:p text:style-name="P8032">En<text:s/>a<text:s/>fait<text:s/>les<text:s/>secrets<text:s/>ressorts ; ’</text:p>
      <text:p text:style-name="P8033">Qui<text:s/>sont<text:s/>deux<text:s/>jolis<text:s/>petits<text:s/>corps,</text:p>
      <text:p text:style-name="P8034">Lesquels<text:s/>ravissent<text:s/>à<text:s/>merveille,</text:p>
      <text:p text:style-name="P8035">Les<text:s/>yeux<text:s/>aussi<text:s/>bien<text:s/>que<text:s/>l’oreille :</text:p>
      <text:p text:style-name="P8036">Je<text:s/>ne<text:s/>dis<text:s/>rien<text:s/>de<text:s/>décevant,</text:p>
      <text:p text:style-name="P8037">Et<text:s/>j’en<text:s/>parle<text:s/>comme<text:s/>savant.</text:p>
      <text:p text:style-name="quote.l"><text:span text:style-name="T8038">[p.</text:span><text:span text:style-name="T8039"><text:s/></text:span><text:span text:style-name="T8040">292</text:span><text:span text:style-name="pb">]</text:span><text:span text:style-name="T8041"><text:s/></text:span><text:span text:style-name="T8042">Cet</text:span><text:span text:style-name="T8043"><text:s/></text:span><text:span text:style-name="T8044">homme</text:span><text:span text:style-name="T8045"><text:s/></text:span><text:span text:style-name="T8046">de</text:span><text:span text:style-name="T8047"><text:s/></text:span><text:span text:style-name="T8048">bonne</text:span><text:span text:style-name="T8049"><text:s/></text:span><text:span text:style-name="T8050">cervelle</text:span><text:span text:style-name="T8051"><text:s/></text:span><text:span text:style-name="T8052">Berthold,</text:span></text:p>
      <text:p text:style-name="quote.l"><text:span text:style-name="T8053">Berthold</text:span><text:span text:style-name="Appelnotedebasdep."><text:note text:note-class="footnote" text:id="_ftn84"><text:note-citation>85</text:note-citation><text:note-body><text:p text:style-name="Notedebasdepage"><text:span text:style-name="T8054"><text:s/></text:span><text:span text:style-name="T8055">[BOTTOM]<text:s/></text:span><text:span text:style-name="T8056">* Ordinaire de la M</text:span><text:span text:style-name="T8057">usique du roi.</text:span></text:p></text:note-body></text:note></text:span><text:span text:style-name="T8058"><text:s/></text:span><text:span text:style-name="T8059">dont</text:span><text:span text:style-name="T8060"><text:s/></text:span><text:span text:style-name="T8061">la</text:span><text:span text:style-name="T8062"><text:s/></text:span><text:span text:style-name="T8063">voix</text:span><text:span text:style-name="T8064"><text:s/></text:span><text:span text:style-name="T8065">est</text:span><text:span text:style-name="T8066"><text:s/></text:span><text:span text:style-name="T8067">si</text:span><text:span text:style-name="T8068"><text:s/></text:span><text:span text:style-name="T8069">belle,</text:span></text:p>
      <text:p text:style-name="P8070">Et<text:s/>qu’à<text:s/>le<text:s/>voir<text:s/>on<text:s/>peut<text:s/>juger,</text:p>
      <text:p text:style-name="P8071">Non<text:s/>pas<text:s/>inconstant,<text:s/>mais<text:s/>léger,</text:p>
      <text:p text:style-name="P8072">Comme<text:s/>à<text:s/>lui<text:s/>volontiers<text:s/>on<text:s/>ouvre,</text:p>
      <text:p text:style-name="P8073">Les<text:s/>plus<text:s/>importants<text:s/>lieux<text:s/>du<text:s/>Louvre,</text:p>
      <text:p text:style-name="P8074">La<text:s/>présenta<text:s/>lui-même<text:s/>au<text:s/>roi,</text:p>
      <text:p text:style-name="P8075">Qui<text:s/>(comme<text:s/>ai<text:s/>dit)<text:s/>en<text:s/>bonne<text:s/>foi,</text:p>
      <text:p text:style-name="P8076">Reçut<text:s/>de<text:s/>la<text:s/>susdite<text:s/>affaire,</text:p>
      <text:p text:style-name="P8077">Un<text:s/>plaisir<text:s/>extraordinaire,</text:p>
      <text:p text:style-name="P8078">Audit<text:s/>sieur<text:s/>Berthold<text:s/>témoignant,</text:p>
      <text:p text:style-name="P8079">Qu’un<text:s/>instrument<text:s/>si<text:s/>surprenant,</text:p>
      <text:p text:style-name="P8080">Réjouissait<text:s/>d’une<text:s/>manière,</text:p>
      <text:p text:style-name="P8081">Toute<text:s/>rare<text:s/>et<text:s/>particulière.</text:p>
      <text:p text:style-name="P8082">Ensuite<text:s/>de<text:s/>Leurs<text:s/>Majestés,</text:p>
      <text:p text:style-name="P8083">Quantité<text:s/>de<text:s/>principautés,</text:p>
      <text:p text:style-name="P8084">Ducs,<text:s/>pairs<text:s/>et<text:s/>maréchaux<text:s/>de<text:s/>France,</text:p>
      <text:p text:style-name="P8085">Seigneurs,<text:s/>et<text:s/>dames<text:s/>d’importance,</text:p>
      <text:p text:style-name="quote.l">Ont<text:s/>eu<text:s/>la<text:s/>curiosité,</text:p>
      <text:p text:style-name="quote.l">De<text:s/>voir<text:s/>ladite<text:s/>nouveauté,</text:p>
      <text:p text:style-name="quote.l">Que<text:s/>partout<text:s/>quérir<text:s/>l’on<text:s/>envoie,</text:p>
      <text:p text:style-name="quote.l">Et<text:s/>qu’on<text:s/>ne<text:s/>peut<text:s/>voir<text:s/>qu’avec<text:s/>joie.</text:p>
      <text:p text:style-name="quote">« <text:span text:style-name="Appelnotedebasdep."><text:note text:note-class="footnote" text:id="_ftn85"><text:note-citation>86</text:note-citation><text:note-body><text:p text:style-name="Notedebasdepage"><text:s/>[MARGIN] (*)<text:s/><text:span text:style-name="T8086">Vie de Molière</text:span>, par Grimarest.</text:p></text:note-body></text:note></text:span>Quoique<text:s/>le<text:s/>secret<text:s/>de<text:s/>Raisin<text:s/>fût<text:s/>connu<text:s/>(à<text:s/>la<text:s/>Cour)<text:s/>il<text:s/>ne<text:s/>laissa<text:s/>pas<text:s/>de<text:s/>former<text:s/>le<text:s/>dessein<text:s/>de<text:s/>tirer<text:s/>encore<text:s/>parti<text:s/>de<text:s/>son<text:s/>épinette<text:s/>à<text:s/>la<text:s/>foire<text:s/>suivante<text:s/>de<text:s/>l’année 1662<text:span text:style-name="T8087">.</text:span><text:s/>Dans<text:s/>le<text:s/>cours<text:s/>de<text:s/>celle<text:s/>de<text:s/>Saint-Germain, il<text:s/>fait<text:s/>afficher<text:s/>et<text:s/>il<text:s/>annonce<text:s/>le<text:s/>même spectacle que l’année<text:s/><text:span text:style-name="pb">[p.</text:span><text:span text:style-name="pb"><text:s/></text:span><text:span text:style-name="pb">293</text:span><text:span text:style-name="pb">]</text:span><text:span text:style-name="T8088"><text:s/></text:span>précédente ;<text:s/>mais<text:s/>il<text:s/>promet<text:s/>de<text:s/>découvrir<text:s/>son<text:s/>secret<text:s/>et<text:s/>d’accompagner<text:s/>son<text:s/>épinette d’un petit divertissement<text:span text:style-name="Appelnotedebasdep."><text:note text:note-class="footnote" text:id="_ftn86"><text:note-citation>87</text:note-citation><text:note-body><text:p text:style-name="Notedebasdepage"><text:s/>[BOTTOM] (a) Ce fut à cette foire Saint-Germain que Raisin fit paraître une épinette à trois claviers, parce que sa fille se trouva en état de jouer, ainsi que ses deux garçons ; voici de quelle manière ce jeu s’exécutait, suivant le récit de Grimarest.</text:p><text:p text:style-name="quote">« D’abord le petit Raisin l’aîné et sa petite sœur Babet se mettaient chacun à son clavier et jouaient ensemble une pièce que le troisième clavier* répétait seul d’un bout à l’autre, les deux enfants ayant les bras levés. »</text:p><text:p text:style-name="Notedebasdepage">* C’était Raisin le cadet qui le touchait.</text:p></text:note-body></text:note></text:span>. »</text:p>
      <text:p text:style-name="P8089">Loret<text:s/>parle<text:s/>aussi<text:s/>du<text:s/>spectacle<text:s/>que<text:s/>Raisin<text:s/>donna<text:s/>à<text:s/>cette<text:s/>foire,<text:s/>et<text:s/>de<text:s/>plus,<text:s/>il<text:s/>nous<text:s/>apprend<text:s/>que<text:s/>l’épinette<text:s/>et<text:s/>les<text:s/>enfants<text:s/>de<text:s/>Raisin<text:s/>parurent<text:s/>encore<text:s/>devant<text:s/>le<text:s/>roi<text:s/>et<text:s/>toute<text:s/>la<text:s/>Cour ;<text:s/>voici<text:s/>ses<text:s/>termes :</text:p>
      <text:p text:style-name="P8090">Muse historique du 11 mars 1662.</text:p>
      <text:p text:style-name="P8091">      Cet<text:s/>homme<text:s/>qui<text:s/>met<text:s/>en<text:s/>pratique,</text:p>
      <text:p text:style-name="P8092">Quand<text:s/>il<text:s/>lui<text:s/>plaît<text:s/>l’art<text:s/>de<text:s/>musique,</text:p>
      <text:p text:style-name="P8093">Ce<text:s/>Raisin,<text:s/>habile<text:s/>Troyen,</text:p>
      <text:p text:style-name="P8094">Qui<text:s/>l’an<text:s/>passé<text:s/>trouva<text:s/>moyen,</text:p>
      <text:p text:style-name="P8095">De<text:s/>donner<text:s/>au<text:s/>roi<text:s/>le<text:s/>régale,</text:p>
      <text:p text:style-name="P8096">D’une<text:s/>épinette<text:s/>machinale,</text:p>
      <text:p text:style-name="P8097">Qui<text:s/>d’elle-même<text:s/>en<text:s/>tons<text:s/>bien<text:s/>clairs</text:p>
      <text:p text:style-name="P8098">Exprimait<text:s/>toutes<text:s/>sortes<text:s/>d’airs,</text:p>
      <text:p text:style-name="P8099">Et<text:s/>tels<text:s/>que<text:s/>de<text:s/>sa<text:s/>symphonie,</text:p>
      <text:p text:style-name="P8100">Les<text:s/>désirait<text:s/>la<text:s/>compagnie,</text:p>
      <text:p text:style-name="P8101">(Ce<text:s/>qui<text:s/>paraissait<text:s/>plus<text:s/>qu’humain)</text:p>
      <text:p text:style-name="P8102">Sans<text:s/>que<text:s/>personne<text:s/>y<text:s/>mît<text:s/>la<text:s/>main ;</text:p>
      <text:p text:style-name="quote.l"><text:span text:style-name="T8103">[p.</text:span><text:span text:style-name="T8104"><text:s/></text:span><text:span text:style-name="T8105">294</text:span><text:span text:style-name="pb">]</text:span><text:span text:style-name="T8106"><text:s/></text:span><text:span text:style-name="T8107">Le</text:span><text:span text:style-name="T8108"><text:s/></text:span><text:span text:style-name="T8109">tout</text:span><text:span text:style-name="T8110"><text:s/></text:span><text:span text:style-name="T8111">par</text:span><text:span text:style-name="T8112"><text:s/></text:span><text:span text:style-name="T8113">des</text:span><text:span text:style-name="T8114"><text:s/></text:span><text:span text:style-name="T8115">ressorts</text:span><text:span text:style-name="T8116"><text:s/></text:span><text:span text:style-name="T8117">internes,</text:span></text:p>
      <text:p text:style-name="P8118">Qui<text:s/>plairaient<text:s/>à<text:s/>des<text:s/>Holophernes,</text:p>
      <text:p text:style-name="P8119">Et<text:s/>dont<text:s/>je<text:s/>fis<text:s/>lors<text:s/>quelque<text:s/>écrit :</text:p>
      <text:p text:style-name="P8120">Ce<text:s/>Raisin,<text:s/>donc,<text:s/>homme<text:s/>d’esprit,</text:p>
      <text:p text:style-name="P8121">En<text:s/>a<text:s/>fait<text:s/>une<text:s/>autre<text:s/>excellente,</text:p>
      <text:p text:style-name="P8122">De<text:s/>la<text:s/>première<text:s/>différente,</text:p>
      <text:p text:style-name="P8123">Qui,<text:s/>certes,<text:s/>vaut<text:s/>son<text:s/>pesant<text:s/>d’or,</text:p>
      <text:p text:style-name="P8124">Et<text:s/>surprend<text:s/>cent<text:s/>fois<text:s/>mieux<text:s/>encor.</text:p>
      <text:p text:style-name="P8125">L’autre<text:s/>jour,<text:s/>autant<text:s/>qu’on<text:s/>peut<text:s/>dire,</text:p>
      <text:p text:style-name="P8126">Il<text:s/>en<text:s/>charma<text:s/>notredit<text:s/>sire,</text:p>
      <text:p text:style-name="quote.l"><text:span text:style-name="T8127">Samedi</text:span><text:span text:style-name="Appelnotedebasdep."><text:note text:note-class="footnote" text:id="_ftn87"><text:note-citation>88</text:note-citation><text:note-body><text:p text:style-name="Notedebasdepage"><text:span text:style-name="T8128"><text:s/></text:span><text:span text:style-name="T8129">[BOTTOM]<text:s/></text:span><text:span text:style-name="T8130">*<text:s/></text:span><text:span text:style-name="T8131">C’est-à-dire, le<text:s/></text:span><text:span text:style-name="T8132">4 m</text:span><text:span text:style-name="T8133">ars</text:span><text:span text:style-name="T8134">.</text:span></text:p></text:note-body></text:note></text:span><text:span text:style-name="T8135"><text:s/></text:span><text:span text:style-name="T8136">vers</text:span><text:span text:style-name="T8137"><text:s/></text:span><text:span text:style-name="T8138">la</text:span><text:span text:style-name="T8139"><text:s/></text:span><text:span text:style-name="T8140">fin</text:span><text:span text:style-name="T8141"><text:s/></text:span><text:span text:style-name="T8142">du</text:span><text:span text:style-name="T8143"><text:s/></text:span><text:span text:style-name="T8144">jour,</text:span></text:p>
      <text:p text:style-name="P8145">Et<text:s/>plusieurs<text:s/>des<text:s/>grands<text:s/>de<text:s/>la<text:s/>Cour,</text:p>
      <text:p text:style-name="P8146">Qui<text:s/>(toutefois)<text:s/>sans<text:s/>complaisance,</text:p>
      <text:p text:style-name="P8147">En<text:s/>dirent<text:s/>du<text:s/>bien<text:s/>d’importance,</text:p>
      <text:p text:style-name="P8148">Et<text:s/>des<text:s/>trois<text:s/>beaux<text:s/>enfants<text:s/>aussi,</text:p>
      <text:p text:style-name="P8149">(Dudit<text:s/>Raisin,<text:s/>le<text:s/>cher<text:s/>souci.)</text:p>
      <text:p text:style-name="P8150">Qui<text:s/>dansaient<text:s/>avec<text:s/>castagnettes,</text:p>
      <text:p text:style-name="P8151">Bien<text:s/>mieux<text:s/>que<text:s/>des<text:s/>marionnettes,</text:p>
      <text:p text:style-name="P8152">Eux<text:s/>étant<text:s/>presque<text:s/>aussi<text:s/>petits ;</text:p>
      <text:p text:style-name="P8153">Oui,<text:s/>oui,<text:s/>les<text:s/>ayant<text:s/>vus<text:s/>gratis,</text:p>
      <text:p text:style-name="P8154">Je<text:s/>puis<text:s/>avec<text:s/>peu<text:s/>d’hyperbole,</text:p>
      <text:p text:style-name="P8155">Vous<text:s/>l’assurer<text:s/>sur<text:s/>ma<text:s/>parole.</text:p>
      <text:p text:style-name="P8156">………………………………………</text:p>
      <text:p text:style-name="P8157">Certes<text:s/>tous<text:s/>les<text:s/>grands<text:s/>et<text:s/>les<text:s/>grandes,</text:p>
      <text:p text:style-name="P8158">Dont<text:s/>les<text:s/>oreilles<text:s/>sont<text:s/>friandes,</text:p>
      <text:p text:style-name="P8159">De doux et de justes accords,</text:p>
      <text:p text:style-name="P8160">Doivent<text:s/>voir<text:s/>ces<text:s/>trois<text:s/>petits<text:s/>corps,</text:p>
      <text:p text:style-name="P8161">Et<text:s/>leur<text:s/>épinette<text:s/>enchantée,</text:p>
      <text:p text:style-name="P8162">Digne<text:s/>d’être<text:s/>à<text:s/>jamais<text:s/>vantée.</text:p>
      <text:p text:style-name="P8163"><text:span text:style-name="T8164">Il</text:span><text:span text:style-name="T8165"><text:s/></text:span><text:span text:style-name="T8166">y</text:span><text:span text:style-name="T8167"><text:s/></text:span><text:span text:style-name="T8168">a</text:span><text:span text:style-name="T8169"><text:s/></text:span><text:span text:style-name="T8170">grande</text:span><text:span text:style-name="T8171"><text:s/></text:span><text:span text:style-name="T8172">apparence</text:span><text:span text:style-name="T8173"><text:s/></text:span><text:span text:style-name="T8174">que</text:span><text:span text:style-name="T8175"><text:s/></text:span><text:span text:style-name="T8176">la</text:span><text:span text:style-name="T8177"><text:s/>f</text:span><text:span text:style-name="T8178">oire</text:span><text:span text:style-name="T8179"><text:s/></text:span><text:span text:style-name="T8180">suivante</text:span><text:span text:style-name="T8181"> </text:span><text:span text:style-name="T8182">1663</text:span><text:span text:style-name="T8183"><text:s/></text:span><text:span text:style-name="T8184">ne</text:span><text:span text:style-name="T8185"><text:s/></text:span><text:span text:style-name="T8186">fût</text:span><text:span text:style-name="T8187"><text:s/></text:span><text:span text:style-name="T8188">pas</text:span><text:span text:style-name="T8189"><text:s/></text:span><text:span text:style-name="T8190">si</text:span><text:span text:style-name="T8191"><text:s/></text:span><text:span text:style-name="T8192">favorable</text:span><text:span text:style-name="T8193"><text:s/></text:span><text:span text:style-name="T8194">pour</text:span><text:span text:style-name="T8195"><text:s/></text:span><text:span text:style-name="T8196">Raisin</text:span><text:span text:style-name="T8197"> ;<text:s/></text:span><text:span text:style-name="T8198">car</text:span><text:span text:style-name="T8199"><text:s/></text:span><text:span text:style-name="T8200">en</text:span><text:span text:style-name="T8201"><text:s/></text:span><text:span text:style-name="T8202">1664,</text:span><text:span text:style-name="T8203"><text:s/></text:span><text:span text:style-name="T8204">il</text:span><text:span text:style-name="T8205"><text:s/></text:span><text:span text:style-name="T8206">abandonna</text:span><text:span text:style-name="T8207"><text:s/></text:span><text:span text:style-name="T8208">son</text:span><text:span text:style-name="T8209"><text:s/>é</text:span><text:span text:style-name="T8210">pinette</text:span><text:span text:style-name="T8211"><text:s/></text:span><text:span text:style-name="T8212">et</text:span><text:span text:style-name="T8213"><text:s/></text:span><text:span text:style-name="T8214">prit</text:span><text:span text:style-name="T8215"><text:s/></text:span><text:span text:style-name="T8216">des</text:span><text:span text:style-name="T8217"><text:s/></text:span><text:span text:style-name="T8218">jeunes</text:span><text:span text:style-name="T8219"><text:s/></text:span><text:span text:style-name="T8220">gens</text:span><text:span text:style-name="T8221"><text:s/></text:span><text:span text:style-name="T8222">de</text:span><text:span text:style-name="T8223"><text:s/></text:span><text:span text:style-name="T8224">l</text:span><text:span text:style-name="T8225">’</text:span><text:span text:style-name="T8226">un</text:span><text:span text:style-name="T8227"><text:s/></text:span><text:span text:style-name="T8228">et</text:span><text:span text:style-name="T8229"><text:s/></text:span><text:span text:style-name="T8230">de</text:span><text:span text:style-name="T8231"><text:s/></text:span><text:span text:style-name="T8232">l</text:span><text:span text:style-name="T8233">’</text:span><text:span text:style-name="T8234">autre</text:span><text:span text:style-name="T8235"><text:s/>sexe<text:s/></text:span><text:span text:style-name="T8236">qu</text:span><text:span text:style-name="T8237">’</text:span><text:span text:style-name="T8238">il</text:span><text:span text:style-name="T8239"><text:s/></text:span><text:span text:style-name="T8240">joignit</text:span><text:span text:style-name="T8241"><text:s/></text:span><text:span text:style-name="T8242">à</text:span><text:span text:style-name="T8243"><text:s/></text:span><text:span text:style-name="T8244">ses</text:span><text:span text:style-name="T8245"><text:s/></text:span><text:span text:style-name="T8246">enfants,</text:span><text:span text:style-name="T8247"><text:s/></text:span><text:span text:style-name="T8248">dont</text:span><text:span text:style-name="T8249"><text:s/></text:span><text:span text:style-name="T8250">il</text:span><text:span text:style-name="T8251"><text:s/></text:span><text:span text:style-name="T8252">fit</text:span><text:span text:style-name="T8253"><text:s/></text:span><text:span text:style-name="T8254">une</text:span><text:span text:style-name="T8255"><text:s/>troupe<text:s/></text:span><text:span text:style-name="T8256">qui</text:span><text:span text:style-name="T8257"><text:s/></text:span><text:span text:style-name="T8258">prit</text:span><text:span text:style-name="T8259"><text:s/></text:span><text:span text:style-name="T8260">le</text:span><text:span text:style-name="T8261"><text:s/></text:span><text:span text:style-name="T8262">titre</text:span><text:span text:style-name="T8263"><text:s/></text:span><text:span text:style-name="T8264">de</text:span><text:span text:style-name="T8265"><text:s/></text:span><text:span text:style-name="T8266">la</text:span><text:span text:style-name="T8267"><text:s/></text:span><text:span text:style-name="T8268">Troupe</text:span><text:span text:style-name="T8269"><text:s/></text:span><text:span text:style-name="T8270">de</text:span><text:span text:style-name="T8271"><text:s/></text:span><text:span text:style-name="T8272">Monseigneur le Dauphin</text:span><text:span text:style-name="T8273"> ;<text:s/></text:span><text:span text:style-name="T8274">c</text:span><text:span text:style-name="T8275">’</text:span><text:span text:style-name="T8276">est</text:span><text:span text:style-name="T8277"><text:s/></text:span><text:span text:style-name="T8278">sous</text:span><text:span text:style-name="T8279"><text:s/></text:span><text:span text:style-name="T8280">ce</text:span><text:span text:style-name="T8281"><text:s/></text:span><text:span text:style-name="T8282">nom</text:span><text:span text:style-name="T8283"><text:s/></text:span><text:span text:style-name="T8284">qu</text:span><text:span text:style-name="T8285">’</text:span><text:span text:style-name="T8286">elle</text:span><text:span text:style-name="T8287"><text:s/></text:span><text:span text:style-name="T8288">parut</text:span><text:span text:style-name="T8289"><text:s/></text:span><text:span text:style-name="T8290">sur</text:span><text:span text:style-name="T8291"><text:s/></text:span><text:span text:style-name="T8292">le</text:span><text:span text:style-name="T8293"><text:s/>t</text:span><text:span text:style-name="T8294">héâtre</text:span><text:span text:style-name="T8295"><text:s/></text:span><text:span text:style-name="T8296">du</text:span><text:span text:style-name="T8297"><text:s/>Palais-Royal<text:s/></text:span><text:span text:style-name="T8298">au</text:span><text:span text:style-name="T8299"><text:s/></text:span><text:span text:style-name="T8300">commencement</text:span><text:span text:style-name="T8301"><text:s/></text:span><text:span text:style-name="T8302">du</text:span><text:span text:style-name="T8303"><text:s/></text:span><text:span text:style-name="T8304">mois</text:span><text:span text:style-name="T8305"><text:s/></text:span><text:span text:style-name="T8306">de</text:span><text:span text:style-name="T8307"><text:s/>j</text:span><text:span text:style-name="T8308">uin</text:span><text:span text:style-name="T8309"><text:s/></text:span><text:span text:style-name="T8310">de</text:span><text:span text:style-name="T8311"><text:s/></text:span><text:span text:style-name="T8312">cette</text:span><text:span text:style-name="T8313"><text:s/></text:span><text:span text:style-name="T8314">année.</text:span><text:span text:style-name="T8315"><text:s/></text:span><text:span text:style-name="T8316">Loret</text:span><text:span text:style-name="T8317"><text:s/></text:span><text:span text:style-name="T8318">va</text:span><text:span text:style-name="T8319"><text:s/></text:span><text:span text:style-name="T8320">nous</text:span><text:span text:style-name="T8321"><text:s/></text:span><text:span text:style-name="T8322">en</text:span><text:span text:style-name="T8323"><text:s/></text:span><text:span text:style-name="T8324">apprendre</text:span><text:span text:style-name="T8325"><text:s/></text:span><text:span text:style-name="T8326">le</text:span><text:span text:style-name="T8327"><text:s/></text:span><text:span text:style-name="T8328">succès.</text:span></text:p>
      <text:p text:style-name="P8329">Muse historique du 7 juin 1664.</text:p>
      <text:p text:style-name="quote.l"><text:span text:style-name="T8330">      </text:span><text:span text:style-name="T8331">À</text:span><text:span text:style-name="T8332"><text:s/></text:span><text:span text:style-name="T8333">propos</text:span><text:span text:style-name="T8334"><text:s/></text:span><text:span text:style-name="T8335">de</text:span><text:span text:style-name="T8336"><text:s/></text:span><text:span text:style-name="T8337">ce</text:span><text:span text:style-name="T8338"><text:s/></text:span><text:span text:style-name="T8339">noble</text:span><text:span text:style-name="T8340"><text:s/></text:span><text:span text:style-name="T8341">enfant</text:span><text:span text:style-name="Appelnotedebasdep."><text:note text:note-class="footnote" text:id="_ftn88"><text:note-citation>89</text:note-citation><text:note-body><text:p text:style-name="Notedebasdepage"><text:span text:style-name="T8342"><text:s/></text:span>[BOTTOM]<text:s/>(1)<text:s/><text:span text:style-name="T8343">Monseigneur le Dauphin.</text:span></text:p></text:note-body></text:note></text:span><text:span text:style-name="T8344">…</text:span></text:p>
      <text:p text:style-name="P8345">Pour<text:s/>quoi<text:s/>de<text:s/>zélé<text:s/>je<text:s/>me<text:s/>pique,</text:p>
      <text:p text:style-name="quote.l"><text:span text:style-name="T8346">Sur</text:span><text:span text:style-name="T8347"><text:s/></text:span><text:span text:style-name="T8348">ma</text:span><text:span text:style-name="T8349"><text:s/></text:span><text:span text:style-name="T8350">foi</text:span><text:span text:style-name="T8351"><text:s/></text:span><text:span text:style-name="T8352">sa</text:span><text:span text:style-name="T8353"><text:s/>t</text:span><text:span text:style-name="T8354">roupe</text:span><text:span text:style-name="T8355"><text:s/></text:span><text:span text:style-name="T8356">comique</text:span><text:span text:style-name="T8357">,</text:span></text:p>
      <text:p text:style-name="P8358">(Qui<text:s/>ne<text:s/>sont<text:s/>pourtant<text:s/>que<text:s/>ragots)</text:p>
      <text:p text:style-name="quote.l"><text:span text:style-name="T8359">Avec</text:span><text:span text:style-name="T8360"><text:s/></text:span><text:span text:style-name="T8361">leurs</text:span><text:span text:style-name="T8362"><text:s/></text:span><text:span text:style-name="T8363">surprenants</text:span><text:span text:style-name="T8364"><text:s/></text:span><text:span text:style-name="T8365">échos</text:span><text:span text:style-name="Appelnotedebasdep."><text:note text:note-class="footnote" text:id="_ftn89"><text:note-citation>90</text:note-citation><text:note-body><text:p text:style-name="Notedebasdepage"><text:span text:style-name="T8366"><text:s/></text:span>[BOTTOM]<text:s/>(2)<text:s/><text:span text:style-name="T8367">On n’entend point ce que veut dire ce vers.</text:span></text:p></text:note-body></text:note></text:span><text:span text:style-name="T8368">,</text:span></text:p>
      <text:p text:style-name="P8369">Leurs<text:s/>danses<text:s/>et<text:s/>leurs<text:s/>mélodies,</text:p>
      <text:p text:style-name="P8370">Pastorales,<text:s/>et<text:s/>comédies</text:p>
      <text:p text:style-name="P8371">Se<text:s/>font,<text:s/>(foi<text:s/>d’écrivain<text:s/>loyal)</text:p>
      <text:p text:style-name="P8372">Admirer<text:s/>au<text:s/>Palais-Royal,</text:p>
      <text:p text:style-name="quote.l"><text:span text:style-name="T8373">Où</text:span><text:span text:style-name="T8374"><text:s/></text:span><text:span text:style-name="T8375">le</text:span><text:span text:style-name="T8376"><text:s/></text:span><text:span text:style-name="T8377">plus</text:span><text:span text:style-name="T8378"><text:s/></text:span><text:span text:style-name="T8379">petit</text:span><text:span text:style-name="T8380"><text:s/></text:span><text:span text:style-name="T8381">de</text:span><text:span text:style-name="T8382"><text:s/></text:span><text:span text:style-name="T8383">la</text:span><text:span text:style-name="T8384"><text:s/>t</text:span><text:span text:style-name="T8385">roupe</text:span><text:span text:style-name="Appelnotedebasdep."><text:note text:note-class="footnote" text:id="_ftn90"><text:note-citation>91</text:note-citation><text:note-body><text:p text:style-name="Notedebasdepage"><text:span text:style-name="T8386"><text:s/></text:span>[BOTTOM]<text:s/>(3)<text:s/><text:span text:style-name="T8387">Le petit Raisin.</text:span></text:p></text:note-body></text:note></text:span><text:span text:style-name="T8388">,</text:span></text:p>
      <text:p text:style-name="P8389">Et<text:s/>guère<text:s/>plus<text:s/>haut<text:s/>qu’une<text:s/>coupe,</text:p>
      <text:p text:style-name="P8390">Dansant,<text:s/>récitant,<text:s/>annonçant,</text:p>
      <text:p text:style-name="P8391">Est<text:s/>si<text:s/>rare,<text:s/>et<text:s/>si<text:s/>ravissant,</text:p>
      <text:p text:style-name="P8392">Qu’on le pourrait entre<text:s/>autre<text:s/>chose,</text:p>
      <text:p text:style-name="P8393">Nommer<text:s/>le<text:s/>petit<text:s/>Bellerose.</text:p>
      <text:p text:style-name="P8394">À<text:s/>n’en<text:s/>point<text:s/>mentir,<text:s/>sans<text:s/>le<text:s/>voir,</text:p>
      <text:p text:style-name="P8395">On ne saurait bien concevoir,</text:p>
      <text:p text:style-name="quote.l"><text:span text:style-name="T8396">[p.</text:span><text:span text:style-name="T8397"><text:s/></text:span><text:span text:style-name="T8398">290</text:span><text:span text:style-name="pb">]</text:span><text:span text:style-name="T8399"><text:s/></text:span><text:span text:style-name="T8400">Comment</text:span><text:span text:style-name="T8401"><text:s/></text:span><text:span text:style-name="T8402">ces</text:span><text:span text:style-name="T8403"><text:s/>r</text:span><text:span text:style-name="T8404">agotins</text:span><text:span text:style-name="T8405"><text:s/></text:span><text:span text:style-name="T8406">s</text:span><text:span text:style-name="T8407">’</text:span><text:span text:style-name="T8408">acquittent</text:span></text:p>
      <text:p text:style-name="P8409">Des<text:s/>jolis<text:s/>endroits<text:s/>qu’ils<text:s/>débitent,</text:p>
      <text:p text:style-name="P8410">Et<text:s/>(sans<text:s/>à<text:s/>faux<text:s/>en<text:s/>discourir)</text:p>
      <text:p text:style-name="P8411">Tout<text:s/>Paris<text:s/>y<text:s/>devrait<text:s/>courir ;</text:p>
      <text:p text:style-name="P8412">Car<text:s/>je<text:s/>ne<text:s/>crois<text:s/>pas<text:s/>que<text:s/>personne</text:p>
      <text:p text:style-name="quote.l"><text:span text:style-name="T8413">Plaignit</text:span><text:span text:style-name="T8414"><text:s/></text:span><text:span text:style-name="T8415">l</text:span><text:span text:style-name="T8416">’</text:span><text:span text:style-name="T8417">argent</text:span><text:span text:style-name="T8418"><text:s/></text:span><text:span text:style-name="T8419">que</text:span><text:span text:style-name="T8420"><text:s/></text:span><text:span text:style-name="T8421">l</text:span><text:span text:style-name="T8422">’</text:span><text:span text:style-name="T8423">on</text:span><text:span text:style-name="T8424"><text:s/></text:span><text:span text:style-name="T8425">leur</text:span><text:span text:style-name="T8426"><text:s/></text:span><text:span text:style-name="T8427">donne</text:span><text:span text:style-name="Appelnotedebasdep."><text:note text:note-class="footnote" text:id="_ftn91"><text:note-citation>92</text:note-citation><text:note-body><text:p text:style-name="Notedebasdepage"><text:span text:style-name="T8428"><text:s/></text:span>[BOTTOM]<text:s/>(a)<text:s/><text:span text:style-name="quote.c">« (*) Les trois enfants de Raisin, et quelques autr</text:span><text:span text:style-name="quote.c">es dont Raisin avait formé une t</text:span><text:span text:style-name="quote.c">roupe, représentaient, tant bien que mal, deux petites pièces qu’ils faisaient rouler,<text:s/></text:span><text:span text:style-name="T8429">Tricassin rival</text:span><text:span text:style-name="quote.c"><text:s/>et<text:s/></text:span><text:span text:style-name="T8430">L’Andouille de Troye</text:span><text:span text:style-name="T8431">s</text:span><text:span text:style-name="quote.c">. Cette troupe prit le titre de C</text:span><text:span text:style-name="quote.c">omédiens de Monseigneur le<text:s/></text:span><text:span text:style-name="T8432">Dauphin</text:span><text:span text:style-name="quote.c">, et elle se donna en s</text:span><text:span text:style-name="quote.c">pectacle avec succès pendant du temps. »</text:span></text:p><text:p text:style-name="Notedebasdepage">(*)<text:s/><text:span text:style-name="T8433">Vie de Molière</text:span>, par Grimarest.</text:p></text:note-body></text:note></text:span><text:span text:style-name="T8434">.</text:span></text:p>
      <text:p text:style-name="P8435">Ce<text:s/>fut<text:s/>dans<text:s/>cette<text:s/>même<text:s/>troupe<text:s/>que<text:s/>le<text:s/>fameux<text:s/>Baron,<text:s/>mort<text:s/>en<text:s/>1719,<text:s/>débuta.<text:s/>Nous<text:s/>en<text:s/>parlerons<text:s/>à<text:s/>son<text:s/>article,<text:s/>pour<text:s/>ne<text:s/>point<text:s/>interrompre<text:s/>celui-ci,<text:s/>disons<text:s/>que<text:s/>Raisin<text:s/>étant<text:s/>mort,<text:s/>sa<text:s/>femme<text:s/>continua<text:s/>son<text:s/>entreprise.</text:p>
      <text:p text:style-name="quote"><text:span text:style-name="T8436">« </text:span><text:span text:style-name="T8437"><text:note text:note-class="footnote" text:id="_ftn92"><text:note-citation>93</text:note-citation><text:note-body><text:p text:style-name="Notedebasdepage"><text:s/>[MARGIN] (*)<text:s/><text:span text:style-name="T8438">Vie de Molière</text:span>, par Grimarest.</text:p></text:note-body></text:note></text:span><text:span text:style-name="T8439">Et</text:span><text:span text:style-name="T8440"><text:s/></text:span><text:span text:style-name="T8441">qu</text:span><text:span text:style-name="T8442">’</text:span><text:span text:style-name="T8443">après</text:span><text:span text:style-name="T8444"><text:s/></text:span><text:span text:style-name="T8445">avoir</text:span><text:span text:style-name="T8446"><text:s/></text:span><text:span text:style-name="T8447">gagné</text:span><text:span text:style-name="T8448"><text:s/></text:span><text:span text:style-name="T8449">plus</text:span><text:span text:style-name="T8450"><text:s/></text:span><text:span text:style-name="T8451">de</text:span><text:span text:style-name="T8452"><text:s/></text:span><text:span text:style-name="T8453">vingt</text:span><text:span text:style-name="T8454"><text:s/></text:span><text:span text:style-name="T8455">mille</text:span><text:span text:style-name="T8456"><text:s/></text:span><text:span text:style-name="T8457">écus</text:span><text:span text:style-name="T8458"><text:s/></text:span><text:span text:style-name="T8459">à</text:span><text:span text:style-name="T8460"><text:s/></text:span><text:span text:style-name="T8461">Paris,</text:span><text:span text:style-name="T8462"><text:s/></text:span><text:span text:style-name="T8463">elle</text:span><text:span text:style-name="T8464"><text:s/></text:span><text:span text:style-name="T8465">crut</text:span><text:span text:style-name="T8466"><text:s/></text:span><text:span text:style-name="T8467">que</text:span><text:span text:style-name="T8468"><text:s/></text:span><text:span text:style-name="T8469">la</text:span><text:span text:style-name="T8470"><text:s/>c</text:span><text:span text:style-name="T8471">ampagne</text:span><text:span text:style-name="T8472"><text:s/></text:span><text:span text:style-name="T8473">ne</text:span><text:span text:style-name="T8474"><text:s/></text:span><text:span text:style-name="T8475">lui</text:span><text:span text:style-name="T8476"><text:s/></text:span><text:span text:style-name="T8477">serait</text:span><text:span text:style-name="T8478"><text:s/></text:span><text:span text:style-name="T8479">pas</text:span><text:span text:style-name="T8480"><text:s/></text:span><text:span text:style-name="T8481">moins</text:span><text:span text:style-name="T8482"><text:s/></text:span><text:span text:style-name="T8483">favorable.</text:span><text:span text:style-name="T8484"><text:s/></text:span><text:span text:style-name="T8485">Elle</text:span><text:span text:style-name="T8486"><text:s/></text:span><text:span text:style-name="T8487">fut</text:span><text:span text:style-name="T8488"><text:s/></text:span><text:span text:style-name="T8489">à</text:span><text:span text:style-name="T8490"><text:s/></text:span><text:span text:style-name="T8491">Rouen,</text:span><text:span text:style-name="T8492"><text:s/></text:span><text:span text:style-name="T8493">mais</text:span><text:span text:style-name="T8494"><text:s/></text:span><text:span text:style-name="T8495">au</text:span><text:span text:style-name="T8496"><text:s/></text:span><text:span text:style-name="T8497">lieu</text:span><text:span text:style-name="T8498"><text:s/></text:span><text:span text:style-name="T8499">de</text:span><text:span text:style-name="T8500"><text:s/></text:span><text:span text:style-name="T8501">préparer</text:span><text:span text:style-name="T8502"><text:s/></text:span><text:span text:style-name="T8503">son</text:span><text:span text:style-name="T8504"><text:s/>s</text:span><text:span text:style-name="T8505">pectacle,</text:span><text:span text:style-name="T8506"><text:s/></text:span><text:span text:style-name="T8507">elle</text:span><text:span text:style-name="T8508"><text:s/></text:span><text:span text:style-name="T8509">mangea</text:span><text:span text:style-name="T8510"><text:s/></text:span><text:span text:style-name="T8511">ce</text:span><text:span text:style-name="T8512"><text:s/></text:span><text:span text:style-name="T8513">qu</text:span><text:span text:style-name="T8514">’</text:span><text:span text:style-name="T8515">elle</text:span><text:span text:style-name="T8516"><text:s/></text:span><text:span text:style-name="T8517">avait</text:span><text:span text:style-name="T8518"><text:s/></text:span><text:span text:style-name="T8519">d</text:span><text:span text:style-name="T8520">’</text:span><text:span text:style-name="T8521">argent</text:span><text:span text:style-name="T8522"><text:s/></text:span><text:span text:style-name="T8523">avec</text:span><text:span text:style-name="T8524"><text:s/></text:span><text:span text:style-name="T8525">un</text:span><text:span text:style-name="T8526"><text:s/>g</text:span><text:span text:style-name="T8527">entilhomme</text:span><text:span text:style-name="T8528"><text:s/></text:span><text:span text:style-name="T8529">de</text:span><text:span text:style-name="T8530"><text:s/>M. </text:span><text:span text:style-name="T8531">le</text:span><text:span text:style-name="T8532"><text:s/>p</text:span><text:span text:style-name="T8533">rince</text:span><text:span text:style-name="T8534"><text:s/></text:span><text:span text:style-name="T8535">de</text:span><text:span text:style-name="T8536"><text:s/></text:span><text:span text:style-name="T8537">Monaco,</text:span><text:span text:style-name="T8538"><text:s/></text:span><text:span text:style-name="T8539">nommé</text:span><text:span text:style-name="T8540"><text:s/></text:span><text:span text:style-name="T8541">Olivier,</text:span><text:span text:style-name="T8542"><text:s/></text:span><text:span text:style-name="T8543">qui</text:span><text:span text:style-name="T8544"><text:s/></text:span><text:span text:style-name="T8545">l</text:span><text:span text:style-name="T8546">’</text:span><text:span text:style-name="T8547">aimait</text:span><text:span text:style-name="T8548"><text:s/></text:span><text:span text:style-name="T8549">à</text:span><text:span text:style-name="T8550"><text:s/></text:span><text:span text:style-name="T8551">la</text:span><text:span text:style-name="T8552"><text:s/></text:span><text:span text:style-name="T8553">fureur,</text:span><text:span text:style-name="T8554"><text:s/></text:span><text:span text:style-name="T8555">et</text:span><text:span text:style-name="T8556"><text:s/></text:span><text:span text:style-name="T8557">qui</text:span><text:span text:style-name="T8558"><text:s/></text:span><text:span text:style-name="T8559">la</text:span><text:span text:style-name="T8560"><text:s/></text:span><text:span text:style-name="T8561">suivait</text:span><text:span text:style-name="T8562"><text:s/></text:span><text:span text:style-name="T8563">partout</text:span><text:span text:style-name="T8564"> ;<text:s/></text:span><text:span text:style-name="T8565">de</text:span><text:span text:style-name="T8566"><text:s/></text:span><text:span text:style-name="T8567">sorte</text:span><text:span text:style-name="T8568"><text:s/></text:span><text:span text:style-name="T8569">qu</text:span><text:span text:style-name="T8570">’</text:span><text:span text:style-name="T8571">en</text:span><text:span text:style-name="T8572"><text:s/></text:span><text:span text:style-name="T8573">très</text:span><text:span text:style-name="T8574"><text:s/></text:span><text:span text:style-name="T8575">peu</text:span><text:span text:style-name="T8576"><text:s/></text:span><text:span text:style-name="T8577">de</text:span><text:span text:style-name="T8578"><text:s/></text:span><text:span text:style-name="T8579">temps,</text:span><text:span text:style-name="T8580"><text:s/></text:span><text:span text:style-name="T8581">la</text:span><text:span text:style-name="T8582"><text:s/>t</text:span><text:span text:style-name="T8583">roupe</text:span><text:span text:style-name="T8584"><text:s/></text:span><text:span text:style-name="T8585">fut</text:span><text:span text:style-name="T8586"><text:s/></text:span><text:span text:style-name="T8587">réduite</text:span><text:span text:style-name="T8588"><text:s/></text:span><text:span text:style-name="T8589">dans</text:span><text:span text:style-name="T8590"><text:s/></text:span><text:span text:style-name="T8591">un</text:span><text:span text:style-name="T8592"><text:s/></text:span><text:span text:style-name="T8593">état</text:span><text:span text:style-name="T8594"><text:s/></text:span><text:span text:style-name="T8595">pitoyable</text:span><text:span text:style-name="T8596"> ;<text:s/></text:span><text:span text:style-name="T8597">ainsi</text:span><text:span text:style-name="T8598"><text:s/></text:span><text:span text:style-name="T8599">destituée</text:span><text:span text:style-name="T8600"><text:s/></text:span><text:span text:style-name="T8601">de</text:span><text:span text:style-name="T8602"><text:s/></text:span><text:span text:style-name="T8603">moyens</text:span><text:span text:style-name="T8604"><text:s/></text:span><text:span text:style-name="T8605">pour</text:span><text:span text:style-name="T8606"><text:s/></text:span><text:span text:style-name="T8607">jouer</text:span><text:span text:style-name="T8608"><text:s/>la comédie<text:s/></text:span><text:span text:style-name="T8609">à</text:span><text:span text:style-name="T8610"><text:s/></text:span><text:span text:style-name="T8611">[p.</text:span><text:span text:style-name="T8612"><text:s/></text:span><text:span text:style-name="T8613">297</text:span><text:span text:style-name="pb">]</text:span><text:span text:style-name="T8614"><text:s/></text:span><text:span text:style-name="T8615">Rouen,</text:span><text:span text:style-name="T8616"><text:s/></text:span><text:span text:style-name="T8617">la</text:span><text:span text:style-name="T8618"><text:s/></text:span><text:span text:style-name="T8619">veuve</text:span><text:span text:style-name="T8620"><text:s/></text:span><text:span text:style-name="T8621">Raisin</text:span><text:span text:style-name="T8622"><text:s/></text:span><text:span text:style-name="T8623">prit</text:span><text:span text:style-name="T8624"><text:s/></text:span><text:span text:style-name="T8625">le</text:span><text:span text:style-name="T8626"><text:s/></text:span><text:span text:style-name="T8627">parti</text:span><text:span text:style-name="T8628"><text:s/></text:span><text:span text:style-name="T8629">de</text:span><text:span text:style-name="T8630"><text:s/></text:span><text:span text:style-name="T8631">revenir</text:span><text:span text:style-name="T8632"><text:s/></text:span><text:span text:style-name="T8633">à</text:span><text:span text:style-name="T8634"><text:s/></text:span><text:span text:style-name="T8635">Paris</text:span><text:span text:style-name="T8636"><text:s/></text:span><text:span text:style-name="T8637">avec</text:span><text:span text:style-name="T8638"><text:s/></text:span><text:span text:style-name="T8639">ses</text:span><text:span text:style-name="T8640"><text:s/></text:span><text:span text:style-name="T8641">petits</text:span><text:span text:style-name="T8642"><text:s/>c</text:span><text:span text:style-name="T8643">omédiens</text:span><text:span text:style-name="T8644"><text:s/></text:span><text:span text:style-name="T8645">et</text:span><text:span text:style-name="T8646"><text:s/></text:span><text:span text:style-name="T8647">son</text:span><text:span text:style-name="T8648"><text:s/>Olivier<text:s/></text:span><text:span text:style-name="T8649">(au</text:span><text:span text:style-name="T8650"><text:s/></text:span><text:span text:style-name="T8651">commencement</text:span><text:span text:style-name="T8652"><text:s/></text:span><text:span text:style-name="T8653">de</text:span><text:span text:style-name="T8654"><text:s/></text:span><text:span text:style-name="T8655">l</text:span><text:span text:style-name="T8656">’</text:span><text:span text:style-name="T8657">année</text:span><text:span text:style-name="T8658"> </text:span><text:span text:style-name="T8659">1666).</text:span><text:span text:style-name="T8660"><text:s/></text:span><text:span text:style-name="T8661">Cette</text:span><text:span text:style-name="T8662"><text:s/></text:span><text:span text:style-name="T8663">femme</text:span><text:span text:style-name="T8664"><text:s/></text:span><text:span text:style-name="T8665">n</text:span><text:span text:style-name="T8666">’</text:span><text:span text:style-name="T8667">ayant</text:span><text:span text:style-name="T8668"><text:s/></text:span><text:span text:style-name="T8669">aucune</text:span><text:span text:style-name="T8670"><text:s/></text:span><text:span text:style-name="T8671">ressource,</text:span><text:span text:style-name="T8672"><text:s/></text:span><text:span text:style-name="T8673">et</text:span><text:span text:style-name="T8674"><text:s/></text:span><text:span text:style-name="T8675">connaissant</text:span><text:span text:style-name="T8676"><text:s/></text:span><text:span text:style-name="T8677">l</text:span><text:span text:style-name="T8678">’</text:span><text:span text:style-name="T8679">humeur</text:span><text:span text:style-name="T8680"><text:s/></text:span><text:span text:style-name="T8681">bienfaisante</text:span><text:span text:style-name="T8682"><text:s/></text:span><text:span text:style-name="T8683">de</text:span><text:span text:style-name="T8684"><text:s/></text:span><text:span text:style-name="T8685">Molière,</text:span><text:span text:style-name="T8686"><text:s/></text:span><text:span text:style-name="T8687">alla</text:span><text:span text:style-name="T8688"><text:s/></text:span><text:span text:style-name="T8689">le</text:span><text:span text:style-name="T8690"><text:s/></text:span><text:span text:style-name="T8691">prier</text:span><text:span text:style-name="T8692"><text:s/></text:span><text:span text:style-name="T8693">de</text:span><text:span text:style-name="T8694"><text:s/></text:span><text:span text:style-name="T8695">lui</text:span><text:span text:style-name="T8696"><text:s/></text:span><text:span text:style-name="T8697">prêter</text:span><text:span text:style-name="T8698"><text:s/></text:span><text:span text:style-name="T8699">son</text:span><text:span text:style-name="T8700"><text:s/>théâtre<text:s/></text:span><text:span text:style-name="T8701">pour</text:span><text:span text:style-name="T8702"><text:s/></text:span><text:span text:style-name="T8703">trois</text:span><text:span text:style-name="T8704"><text:s/></text:span><text:span text:style-name="T8705">jours</text:span><text:span text:style-name="T8706"><text:s/></text:span><text:span text:style-name="T8707">seulement,</text:span><text:span text:style-name="T8708"><text:s/></text:span><text:span text:style-name="T8709">afin</text:span><text:span text:style-name="T8710"><text:s/></text:span><text:span text:style-name="T8711">que</text:span><text:span text:style-name="T8712"><text:s/></text:span><text:span text:style-name="T8713">le</text:span><text:span text:style-name="T8714"><text:s/></text:span><text:span text:style-name="T8715">petit</text:span><text:span text:style-name="T8716"><text:s/></text:span><text:span text:style-name="T8717">gain</text:span><text:span text:style-name="T8718"><text:s/></text:span><text:span text:style-name="T8719">qu</text:span><text:span text:style-name="T8720">’</text:span><text:span text:style-name="T8721">elle</text:span><text:span text:style-name="T8722"><text:s/></text:span><text:span text:style-name="T8723">espérait</text:span><text:span text:style-name="T8724"><text:s/></text:span><text:span text:style-name="T8725">de</text:span><text:span text:style-name="T8726"><text:s/></text:span><text:span text:style-name="T8727">faire</text:span><text:span text:style-name="T8728"><text:s/></text:span><text:span text:style-name="T8729">dans</text:span><text:span text:style-name="T8730"><text:s/></text:span><text:span text:style-name="T8731">ces</text:span><text:span text:style-name="T8732"><text:s/></text:span><text:span text:style-name="T8733">trois</text:span><text:span text:style-name="T8734"><text:s/>représentations<text:s/></text:span><text:span text:style-name="T8735">lui</text:span><text:span text:style-name="T8736"><text:s/>servî</text:span><text:span text:style-name="T8737">t</text:span><text:span text:style-name="T8738"><text:s/></text:span><text:span text:style-name="T8739">à</text:span><text:span text:style-name="T8740"><text:s/></text:span><text:span text:style-name="T8741">remettre</text:span><text:span text:style-name="T8742"><text:s/></text:span><text:span text:style-name="T8743">sa</text:span><text:span text:style-name="T8744"><text:s/>t</text:span><text:span text:style-name="T8745">roupe</text:span><text:span text:style-name="T8746"><text:s/></text:span><text:span text:style-name="T8747">en</text:span><text:span text:style-name="T8748"><text:s/></text:span><text:span text:style-name="T8749">état.</text:span><text:span text:style-name="T8750"><text:s/></text:span><text:span text:style-name="T8751">Molière</text:span><text:span text:style-name="T8752"><text:s/></text:span><text:span text:style-name="T8753">voulut</text:span><text:span text:style-name="T8754"><text:s/></text:span><text:span text:style-name="T8755">bien</text:span><text:span text:style-name="T8756"><text:s/></text:span><text:span text:style-name="T8757">lui</text:span><text:span text:style-name="T8758"><text:s/></text:span><text:span text:style-name="T8759">accorder</text:span><text:span text:style-name="T8760"><text:s/></text:span><text:span text:style-name="T8761">ce</text:span><text:span text:style-name="T8762"><text:s/></text:span><text:span text:style-name="T8763">qu</text:span><text:span text:style-name="T8764">’</text:span><text:span text:style-name="T8765">elle</text:span><text:span text:style-name="T8766"><text:s/></text:span><text:span text:style-name="T8767">lui</text:span><text:span text:style-name="T8768"><text:s/></text:span><text:span text:style-name="T8769">demandait</text:span><text:span text:style-name="Appelnotedebasdep."><text:note text:note-class="footnote" text:id="_ftn93"><text:note-citation>94</text:note-citation><text:note-body><text:p text:style-name="Notedebasdepage"><text:s/>[BOTTOM]<text:s/>(a)<text:s/>Grimarest<text:s/>avance un fait qui n’est pas bien clair. Molière n’était point en droit de prêter son théâtre sans une permission de la Cour :<text:s/>mais sans doute que cette formalité fut observée.</text:p></text:note-body></text:note></text:span><text:span text:style-name="T8770">.</text:span><text:span text:style-name="T8771"><text:s/></text:span><text:span text:style-name="T8772">Le</text:span><text:span text:style-name="T8773"><text:s/></text:span><text:span text:style-name="T8774">premier</text:span><text:span text:style-name="T8775"><text:s/></text:span><text:span text:style-name="T8776">jour</text:span><text:span text:style-name="T8777"><text:s/></text:span><text:span text:style-name="T8778">fut</text:span><text:span text:style-name="T8779"><text:s/></text:span><text:span text:style-name="T8780">plus</text:span><text:span text:style-name="T8781"><text:s/></text:span><text:span text:style-name="T8782">heureux</text:span><text:span text:style-name="T8783"><text:s/></text:span><text:span text:style-name="T8784">qu</text:span><text:span text:style-name="T8785">’</text:span><text:span text:style-name="T8786">elle</text:span><text:span text:style-name="T8787"><text:s/></text:span><text:span text:style-name="T8788">ne</text:span><text:span text:style-name="T8789"><text:s/></text:span><text:span text:style-name="T8790">se</text:span><text:span text:style-name="T8791"><text:s/></text:span><text:span text:style-name="T8792">l</text:span><text:span text:style-name="T8793">’</text:span><text:span text:style-name="T8794">était</text:span><text:span text:style-name="T8795"><text:s/></text:span><text:span text:style-name="T8796">promis</text:span><text:span text:style-name="T8797"> ;<text:s/></text:span><text:span text:style-name="T8798">mais</text:span><text:span text:style-name="T8799"><text:s/></text:span><text:span text:style-name="T8800">ceux</text:span><text:span text:style-name="T8801"><text:s/></text:span><text:span text:style-name="T8802">qui</text:span><text:span text:style-name="T8803"><text:s/></text:span><text:span text:style-name="T8804">avaient</text:span><text:span text:style-name="T8805"><text:s/></text:span><text:span text:style-name="T8806">entendu</text:span><text:span text:style-name="T8807"><text:s/></text:span><text:span text:style-name="T8808">le</text:span><text:span text:style-name="T8809"><text:s/></text:span><text:span text:style-name="T8810">petit</text:span><text:span text:style-name="T8811"><text:s/>Baron<text:s/></text:span><text:span text:style-name="T8812">en</text:span><text:span text:style-name="T8813"><text:s/></text:span><text:span text:style-name="T8814">parlèrent</text:span><text:span text:style-name="T8815"><text:s/></text:span><text:span text:style-name="T8816">si</text:span><text:span text:style-name="T8817"><text:s/>avantageusement<text:s/></text:span><text:span text:style-name="T8818">que</text:span><text:span text:style-name="T8819"><text:s/></text:span><text:span text:style-name="T8820">le</text:span><text:span text:style-name="T8821"><text:s/></text:span><text:span text:style-name="T8822">second</text:span><text:span text:style-name="T8823"><text:s/></text:span><text:span text:style-name="T8824">jour</text:span><text:span text:style-name="T8825"><text:s/></text:span><text:span text:style-name="T8826">qu</text:span><text:span text:style-name="T8827">’</text:span><text:span text:style-name="T8828">il</text:span><text:span text:style-name="T8829"><text:s/></text:span><text:span text:style-name="T8830">parut</text:span><text:span text:style-name="T8831"><text:s/></text:span><text:span text:style-name="T8832">sur</text:span><text:span text:style-name="T8833"><text:s/></text:span><text:span text:style-name="T8834">le</text:span><text:span text:style-name="T8835"><text:s/>théâtre</text:span><text:span text:style-name="T8836">,</text:span><text:span text:style-name="T8837"><text:s/></text:span><text:span text:style-name="T8838">le</text:span><text:span text:style-name="T8839"><text:s/></text:span><text:span text:style-name="T8840">lieu</text:span><text:span text:style-name="T8841"><text:s/></text:span><text:span text:style-name="T8842">était</text:span><text:span text:style-name="T8843"><text:s/></text:span><text:span text:style-name="T8844">si</text:span><text:span text:style-name="T8845"><text:s/>rempli<text:s/></text:span><text:span text:style-name="T8846">que</text:span><text:span text:style-name="T8847"><text:s/></text:span><text:span text:style-name="T8848">la</text:span><text:span text:style-name="T8849"><text:s/></text:span><text:span text:style-name="T8850">veuve</text:span><text:span text:style-name="T8851"><text:s/></text:span><text:span text:style-name="T8852">Raisin</text:span><text:span text:style-name="T8853"><text:s/></text:span><text:span text:style-name="T8854">fit</text:span><text:span text:style-name="T8855"><text:s/></text:span><text:span text:style-name="T8856">plus</text:span><text:span text:style-name="T8857"><text:s/></text:span><text:span text:style-name="T8858">de</text:span><text:span text:style-name="T8859"><text:s/></text:span><text:span text:style-name="T8860">mille</text:span><text:span text:style-name="T8861"><text:s/></text:span><text:span text:style-name="T8862">écus. »</text:span></text:p>
      <text:p text:style-name="P8863">La<text:s/>fin<text:s/>de<text:s/>ce<text:s/>récit<text:s/>de<text:s/>Grimarest<text:s/>est<text:s/>assez<text:s/>conforme<text:s/>à<text:s/>celui<text:s/>de<text:s/>Robinet<text:s/>dans<text:s/>sa<text:s/>lettre<text:s/>en<text:s/>vers ;<text:s/>car<text:s/>voici<text:s/>ce<text:s/>qu’il<text:s/>dit<text:s/>de<text:s/>cette<text:s/>petite<text:s/>troupe :</text:p>
      <text:p text:style-name="P8864">Lettre en vers de Robinet, du 22 février 1666.</text:p>
      <text:p text:style-name="quote.l">      Cependant<text:s/>au<text:s/>Palais-Royal,</text:p>
      <text:p text:style-name="quote.l">Avec<text:s/>un<text:s/>plaisir<text:s/>sans<text:s/>égal,</text:p>
      <text:p text:style-name="quote.l"><text:span text:style-name="pb">[p.</text:span><text:span text:style-name="pb"><text:s/></text:span><text:span text:style-name="pb">298</text:span><text:span text:style-name="pb">]</text:span><text:span text:style-name="T8865"><text:s/></text:span>On<text:s/>peut<text:s/>voir<text:s/>la<text:s/>troupe<text:s/>enfantine,</text:p>
      <text:p text:style-name="quote.l">Qu’on<text:s/>nomme<text:s/>la<text:s/>Troupe<text:s/>Dauphine,</text:p>
      <text:p text:style-name="quote.l">Dont<text:s/>les<text:s/>acteurs<text:s/>à<text:s/>peine<text:s/>éclos,</text:p>
      <text:p text:style-name="quote.l">Des<text:s/>plus<text:s/>vieux<text:s/>méritent<text:s/>le<text:s/>los.</text:p>
      <text:p text:style-name="quote.l">Surtout<text:s/>le<text:s/>fils<text:s/>de<text:s/>la<text:s/><text:span text:style-name="T8866">Baronne</text:span>,</text:p>
      <text:p text:style-name="quote.l">Actrice<text:s/>si<text:s/>belle,<text:s/>et<text:s/>si<text:s/>bonne,</text:p>
      <text:p text:style-name="P8867">Dont<text:s/>la<text:s/>Parque<text:s/>a<text:s/>fait<text:s/>son<text:s/>butin,</text:p>
      <text:p text:style-name="P8868">A<text:s/>comme<text:s/>elle<text:s/>le<text:s/>beau<text:s/>destin,</text:p>
      <text:p text:style-name="quote.l">De<text:s/>charmer<text:s/>chacun<text:s/>sur<text:s/>la<text:s/>scène,</text:p>
      <text:p text:style-name="quote.l">Quoiqu’il<text:s/>n’ait<text:s/>que<text:s/>douze<text:s/>ans<text:s/>à<text:s/>peine,</text:p>
      <text:p text:style-name="quote.l">Et certes, il sera quelque jour,</text:p>
      <text:p text:style-name="quote.l">Fort<text:s/>propre<text:s/>aux<text:s/>rôles<text:s/>de<text:s/>l’amour.</text:p>
      <text:p text:style-name="P8869"><text:span text:style-name="T8870">La</text:span><text:span text:style-name="T8871"><text:s/></text:span><text:span text:style-name="T8872">permission</text:span><text:span text:style-name="T8873"><text:s/></text:span><text:span text:style-name="T8874">que</text:span><text:span text:style-name="T8875"><text:s/></text:span><text:span text:style-name="T8876">la</text:span><text:span text:style-name="T8877"><text:s/></text:span><text:span text:style-name="T8878">veuve</text:span><text:span text:style-name="T8879"><text:s/></text:span><text:span text:style-name="T8880">Raisin</text:span><text:span text:style-name="T8881"><text:s/></text:span><text:span text:style-name="T8882">obtint</text:span><text:span text:style-name="T8883"><text:s/></text:span><text:span text:style-name="T8884">pour</text:span><text:span text:style-name="T8885"><text:s/></text:span><text:span text:style-name="T8886">trois</text:span><text:span text:style-name="T8887"><text:s/>jours<text:s/></text:span><text:span text:style-name="T8888">s</text:span><text:span text:style-name="T8889">’</text:span><text:span text:style-name="T8890">étendit</text:span><text:span text:style-name="T8891"><text:s/></text:span><text:span text:style-name="T8892">plus</text:span><text:span text:style-name="T8893"><text:s/></text:span><text:span text:style-name="T8894">loin</text:span><text:span text:style-name="T8895"> ;<text:s/></text:span><text:span text:style-name="T8896">car</text:span><text:span text:style-name="T8897"><text:s/></text:span><text:span text:style-name="T8898">on</text:span><text:span text:style-name="T8899"><text:s/></text:span><text:span text:style-name="T8900">trouve</text:span><text:span text:style-name="T8901"><text:s/></text:span><text:span text:style-name="T8902">dans</text:span><text:span text:style-name="T8903"><text:s/></text:span><text:span text:style-name="T8904">deux</text:span><text:span text:style-name="T8905"><text:s/></text:span><text:span text:style-name="T8906">lettres</text:span><text:span text:style-name="T8907"><text:s/></text:span><text:span text:style-name="T8908">de</text:span><text:span text:style-name="T8909"><text:s/></text:span><text:span text:style-name="T8910">Robinet,</text:span><text:span text:style-name="T8911"><text:s/></text:span><text:span text:style-name="T8912">de</text:span><text:span text:style-name="T8913"><text:s/></text:span><text:span text:style-name="T8914">cette</text:span><text:span text:style-name="T8915"><text:s/></text:span><text:span text:style-name="T8916">même</text:span><text:span text:style-name="T8917"><text:s/></text:span><text:span text:style-name="T8918">année,</text:span><text:span text:style-name="T8919"><text:s/></text:span><text:span text:style-name="T8920">deux</text:span><text:span text:style-name="T8921"><text:s/></text:span><text:span text:style-name="T8922">passages</text:span><text:span text:style-name="T8923"><text:s/></text:span><text:span text:style-name="T8924">où</text:span><text:span text:style-name="T8925"><text:s/></text:span><text:span text:style-name="T8926">il</text:span><text:span text:style-name="T8927"><text:s/></text:span><text:span text:style-name="T8928">est</text:span><text:span text:style-name="T8929"><text:s/></text:span><text:span text:style-name="T8930">parlé</text:span><text:span text:style-name="T8931"><text:s/></text:span><text:span text:style-name="T8932">de</text:span><text:span text:style-name="T8933"><text:s/></text:span><text:span text:style-name="T8934">la</text:span><text:span text:style-name="T8935"><text:s/></text:span><text:span text:style-name="T8936">Troupe</text:span><text:span text:style-name="T8937"><text:s/></text:span><text:span text:style-name="T8938">du</text:span><text:span text:style-name="T8939"><text:s/>Dauphin<text:s/></text:span><text:span text:style-name="T8940">jouant</text:span><text:span text:style-name="T8941"><text:s/></text:span><text:span text:style-name="T8942">encore</text:span><text:span text:style-name="T8943"><text:s/></text:span><text:span text:style-name="T8944">au</text:span><text:span text:style-name="T8945"><text:s/>Palais-Royal</text:span><text:span text:style-name="T8946">.</text:span><text:span text:style-name="T8947"><text:s/></text:span><text:span text:style-name="T8948">Mais</text:span><text:span text:style-name="T8949"><text:s/></text:span><text:span text:style-name="T8950">il</text:span><text:span text:style-name="T8951"><text:s/></text:span><text:span text:style-name="T8952">y</text:span><text:span text:style-name="T8953"><text:s/></text:span><text:span text:style-name="T8954">a</text:span><text:span text:style-name="T8955"><text:s/></text:span><text:span text:style-name="T8956">grande</text:span><text:span text:style-name="T8957"><text:s/>apparence<text:s/></text:span><text:span text:style-name="T8958">qu</text:span><text:span text:style-name="T8959">’</text:span><text:span text:style-name="T8960">après</text:span><text:span text:style-name="T8961"><text:s/></text:span><text:span text:style-name="T8962">ce</text:span><text:span text:style-name="T8963"><text:s/></text:span><text:span text:style-name="T8964">temps,</text:span><text:span text:style-name="T8965"><text:s/></text:span><text:span text:style-name="T8966">elle</text:span><text:span text:style-name="T8967"><text:s/></text:span><text:span text:style-name="T8968">se</text:span><text:span text:style-name="T8969"><text:s/></text:span><text:span text:style-name="T8970">dispersa,</text:span><text:span text:style-name="T8971"><text:s/></text:span><text:span text:style-name="T8972">soit</text:span><text:span text:style-name="T8973"><text:s/></text:span><text:span text:style-name="T8974">par</text:span><text:span text:style-name="T8975"><text:s/></text:span><text:span text:style-name="T8976">la</text:span><text:span text:style-name="T8977"><text:s/></text:span><text:span text:style-name="T8978">mauvaise</text:span><text:span text:style-name="T8979"><text:s/></text:span><text:span text:style-name="T8980">administration</text:span><text:span text:style-name="T8981"><text:s/></text:span><text:span text:style-name="T8982">de</text:span><text:span text:style-name="T8983"><text:s/></text:span><text:span text:style-name="T8984">la</text:span><text:span text:style-name="T8985"><text:s/></text:span><text:span text:style-name="T8986">veuve</text:span><text:span text:style-name="T8987"><text:s/></text:span><text:span text:style-name="T8988">Raisin,</text:span><text:span text:style-name="T8989"><text:s/></text:span><text:span text:style-name="T8990">soit</text:span><text:span text:style-name="T8991"><text:s/></text:span><text:span text:style-name="T8992">parce</text:span><text:span text:style-name="T8993"><text:s/></text:span><text:span text:style-name="T8994">qu</text:span><text:span text:style-name="T8995">’</text:span><text:span text:style-name="T8996">une</text:span><text:span text:style-name="T8997"><text:s/></text:span><text:span text:style-name="T8998">partie</text:span><text:span text:style-name="T8999"><text:s/></text:span><text:span text:style-name="T9000">des</text:span><text:span text:style-name="T9001"><text:s/>acte</text:span><text:span text:style-name="T9002">urs</text:span><text:span text:style-name="T9003"><text:s/></text:span><text:span text:style-name="T9004">passa</text:span><text:span text:style-name="T9005"><text:s/></text:span><text:span text:style-name="T9006">dans</text:span><text:span text:style-name="T9007"><text:s/></text:span><text:span text:style-name="T9008">d</text:span><text:span text:style-name="T9009">’</text:span><text:span text:style-name="T9010">autres</text:span><text:span text:style-name="T9011"><text:s/>t</text:span><text:span text:style-name="T9012">roupes.</text:span><text:span text:style-name="T9013"><text:s/></text:span><text:span text:style-name="T9014">Ainsi</text:span><text:span text:style-name="T9015"><text:s/></text:span><text:span text:style-name="T9016">finit</text:span><text:span text:style-name="T9017"><text:s/></text:span><text:span text:style-name="T9018">celle</text:span><text:span text:style-name="T9019"><text:s/></text:span><text:span text:style-name="T9020">du</text:span><text:span text:style-name="T9021"><text:s/></text:span><text:span text:style-name="T9022">Dauphin,</text:span><text:span text:style-name="T9023"><text:s/></text:span><text:span text:style-name="T9024">dont</text:span><text:span text:style-name="T9025"><text:s/></text:span><text:span text:style-name="T9026">les</text:span><text:span text:style-name="T9027"><text:s/></text:span><text:span text:style-name="T9028">événements</text:span><text:span text:style-name="T9029"><text:s/></text:span><text:span text:style-name="T9030">nous</text:span><text:span text:style-name="T9031"><text:s/></text:span><text:span text:style-name="T9032">ont</text:span><text:span text:style-name="T9033"><text:s/></text:span><text:span text:style-name="T9034">paru</text:span><text:span text:style-name="T9035"><text:s/></text:span><text:span text:style-name="T9036">devoir</text:span><text:span text:style-name="T9037"><text:s/></text:span><text:span text:style-name="T9038">entrer</text:span><text:span text:style-name="T9039"><text:s/></text:span><text:span text:style-name="T9040">dans</text:span><text:span text:style-name="T9041"><text:s/></text:span><text:span text:style-name="T9042">l</text:span><text:span text:style-name="T9043">’</text:span><text:span text:style-name="T9044">Histoire du théâtre f</text:span><text:span text:style-name="T9045">rança</text:span><text:span text:style-name="T9046">is</text:span><text:span text:style-name="T9047">.</text:span><text:span text:style-name="T9048"><text:s/></text:span><text:span text:style-name="T9049">Terminons</text:span><text:span text:style-name="T9050"><text:s/></text:span><text:span text:style-name="T9051">cet</text:span><text:span text:style-name="T9052"><text:s/></text:span><text:span text:style-name="T9053">article</text:span><text:span text:style-name="T9054"><text:s/></text:span><text:span text:style-name="T9055">par</text:span><text:span text:style-name="T9056"><text:s/></text:span><text:span text:style-name="T9057">les</text:span><text:span text:style-name="T9058"><text:s/></text:span><text:span text:style-name="T9059">deux</text:span><text:span text:style-name="T9060"><text:s/></text:span><text:span text:style-name="T9061">passages</text:span><text:span text:style-name="T9062"><text:s/></text:span><text:span text:style-name="T9063">de</text:span><text:span text:style-name="T9064"><text:s/>Robinet<text:s/></text:span><text:span text:style-name="T9065">dont</text:span><text:span text:style-name="T9066"><text:s/></text:span><text:span text:style-name="T9067">nous</text:span><text:span text:style-name="T9068"><text:s/></text:span><text:span text:style-name="T9069">venons</text:span><text:span text:style-name="T9070"><text:s/></text:span><text:span text:style-name="T9071">de</text:span><text:span text:style-name="T9072"><text:s/></text:span><text:span text:style-name="T9073">parler.</text:span></text:p>
      <text:p text:style-name="label"><text:span text:style-name="pb">[p.</text:span><text:span text:style-name="pb"><text:s/></text:span><text:span text:style-name="pb">299</text:span><text:span text:style-name="pb">]</text:span><text:span text:style-name="T9074"><text:s/></text:span><text:span text:style-name="T9075">Lettre du 6</text:span><text:span text:style-name="T9076"> </text:span><text:span text:style-name="T9077">mai</text:span><text:span text:style-name="T9078"> </text:span><text:span text:style-name="T9079">1666.</text:span></text:p>
      <text:p text:style-name="quote.l">      Vous<text:s/>aurez<text:s/>pour<text:s/>tout<text:s/>dire<text:s/>enfin,</text:p>
      <text:p text:style-name="quote.l">La<text:s/>Troupe<text:s/>du<text:s/>charmant<text:s/>Dauphin,</text:p>
      <text:p text:style-name="quote.l">Dont<text:s/>les<text:s/>acteurs<text:s/>encore<text:s/>en<text:s/>graine,</text:p>
      <text:p text:style-name="quote.l">Peuvent<text:s/>guérir<text:s/>de<text:s/>la<text:s/>migraine,</text:p>
      <text:p text:style-name="quote.l">Soit<text:s/>dans<text:s/>les<text:s/>rôles<text:s/>sérieux,</text:p>
      <text:p text:style-name="quote.l">Soit<text:s/>dedans<text:s/>les<text:s/>facétieux.</text:p>
      <text:p text:style-name="quote.l">Ces<text:s/>marionnettes<text:s/>vivantes,</text:p>
      <text:p text:style-name="quote.l">Sont<text:s/>tout<text:s/>à<text:s/>fait<text:s/>divertissantes,</text:p>
      <text:p text:style-name="quote.l">Et<text:s/>l’on<text:s/>croit<text:s/>vraisemblablement,</text:p>
      <text:p text:style-name="quote.l">Que<text:s/>ce<text:s/>soit<text:s/>un<text:s/>enchantement.</text:p>
      <text:p text:style-name="P9080">Du 12 septembre 1666.</text:p>
      <text:p text:style-name="P9081">      J’ajoute<text:s/>ici<text:s/>que<text:s/>je<text:s/>reviens,</text:p>
      <text:p text:style-name="P9082">De<text:s/>ces<text:s/>beaux<text:s/>petits<text:s/>comédiens,</text:p>
      <text:p text:style-name="P9083">Qui<text:s/>consacrent<text:s/>toutes<text:s/>leurs<text:s/>veilles,</text:p>
      <text:p text:style-name="P9084">Et<text:s/>leurs<text:s/>agréables<text:s/>merveilles,</text:p>
      <text:p text:style-name="P9085">À<text:s/>notre<text:s/>Dauphin<text:s/>glorieux,</text:p>
      <text:p text:style-name="P9086">Et<text:s/>qu’on<text:s/>admire<text:s/>parmi<text:s/>eux,</text:p>
      <text:p text:style-name="P9087">Une<text:s/>actrice<text:s/>toute<text:s/>nouvelle,</text:p>
      <text:p text:style-name="P9088">Toute<text:s/>charmante<text:s/>et<text:s/>toute<text:s/>belle,</text:p>
      <text:p text:style-name="P9089">Et<text:s/>qui<text:s/>joue<text:s/>à<text:s/>merveille<text:s/>aussi,</text:p>
      <text:p text:style-name="P9090">Vrai<text:s/>comme<text:s/>je<text:s/>l’écris<text:s/>ici.</text:p>
      <text:p text:style-name="P9091">Ah !<text:s/>que<text:s/>dedans<text:s/>un<text:s/>rôle<text:s/>tendre,</text:p>
      <text:p text:style-name="P9092">Elle<text:s/>en<text:s/>forcera<text:s/>de<text:s/>se<text:s/>rendre,</text:p>
      <text:p text:style-name="quote.l"><text:span text:style-name="T9093">Et</text:span><text:span text:style-name="T9094"><text:s/></text:span><text:span text:style-name="T9095">que</text:span><text:span text:style-name="T9096"><text:s/></text:span><text:span text:style-name="T9097">maints</text:span><text:span text:style-name="T9098"><text:s/></text:span><text:span text:style-name="T9099">en</text:span><text:span text:style-name="T9100"><text:s/></text:span><text:span text:style-name="T9101">lorgnant</text:span><text:span text:style-name="T9102"><text:s/></text:span><text:span text:style-name="T9103">la</text:span><text:span text:style-name="T9104"><text:s/></text:span><text:span text:style-name="T9105">jeune</text:span><text:span text:style-name="T9106"><text:s/></text:span><text:span text:style-name="T9107">de</text:span><text:span text:style-name="T9108"><text:s/></text:span><text:span text:style-name="T9109">Beaulieu</text:span><text:span text:style-name="Appelnotedebasdep."><text:note text:note-class="footnote" text:id="_ftn94"><text:note-citation>95</text:note-citation><text:note-body><text:p text:style-name="Notedebasdepage"><text:span text:style-name="T9110"><text:s/></text:span>[BOTTOM]<text:s/>(a)<text:s/><text:span text:style-name="T9111">Apparemment que cette jeune demoiselle Beaulie</text:span><text:span text:style-name="T9112">u ne continua pas de jouer la comédi</text:span><text:span text:style-name="T9113">e, ou qu’elle ne la joua qu’en p</text:span><text:span text:style-name="T9114">rovince</text:span><text:span text:style-name="T9115"> ; car on ne trouve aucune a</text:span><text:span text:style-name="T9116">ctrice de Paris qui ait porté ce nom.</text:span></text:p></text:note-body></text:note></text:span><text:span text:style-name="T9117">,</text:span></text:p>
      <text:p text:style-name="P9118">Porteront<text:s/>volontiers<text:s/>leurs<text:s/>cœurs<text:s/>en<text:s/>si<text:s/>beau<text:s/>lieu.</text:p>
      <text:h text:style-name="Titre1" text:outline-level="1"><text:bookmark-start text:name="bookmark29"/><text:bookmark-end text:name="bookmark29"/>1665.<text:s/>Dom<text:s/>Juan,<text:s/><text:span text:style-name="T9119">o</text:span><text:span text:style-name="T9120">u</text:span><text:bookmark-start text:name="bookmark30"/><text:bookmark-end text:name="bookmark30"/><text:s/>le Festin de Pierre</text:h>
      <text:p text:style-name="argument"><text:span text:style-name="pb">[p.</text:span><text:span text:style-name="pb"><text:s/></text:span><text:span text:style-name="pb">343</text:span><text:span text:style-name="pb">]</text:span><text:span text:style-name="T9121"><text:s/></text:span>Comédie<text:s/>en<text:s/>cinq<text:s/>actes<text:s/>en<text:s/>prose,<text:s/>de<text:s/>M. Molière,<text:s/>représentée<text:s/>sur<text:s/>le<text:s/>théâtre<text:s/>du<text:s/>Palais-Royal,<text:s/>le<text:s/>15 février.</text:p>
      <text:p text:style-name="label"><text:span text:style-name="T9122">Muse historique de Loret, du 14 février</text:span><text:bookmark-start text:name="bookmark31"/><text:bookmark-end text:name="bookmark31"/><text:span text:style-name="T9123"><text:s/>1665</text:span><text:span text:style-name="T9124"><text:note text:note-class="footnote" text:id="_ftn95"><text:note-citation>96</text:note-citation><text:note-body><text:p text:style-name="Notedebasdepage"><text:span text:style-name="T9125"><text:s/></text:span>[BOTTOM]<text:s/>(a)<text:s/><text:span text:style-name="T9126">Voici</text:span><text:span text:style-name="T9127"><text:s/>le dernier article de la<text:s/></text:span><text:span text:style-name="T9128">Muse historique</text:span><text:span text:style-name="T9129"><text:s/>de Loret. Cet auteur mourut quelque temps après, c’e</text:span><text:span text:style-name="T9130">st-à-dire à la fin du mois de m</text:span><text:span text:style-name="T9131">ai suivant.</text:span></text:p></text:note-body></text:note></text:span><text:span text:style-name="T9132">.</text:span></text:p>
      <text:p text:style-name="quote.l"><text:span text:style-name="T9133">      </text:span><text:span text:style-name="T9134">L</text:span><text:span text:style-name="T9135">’e</text:span><text:span text:style-name="T9136">ffroyable</text:span><text:span text:style-name="T9137"><text:s/></text:span><text:span text:style-name="T9138">Festin de Pierre</text:span><text:span text:style-name="T9139">,</text:span></text:p>
      <text:p text:style-name="P9140">Si<text:s/>fameux<text:s/>par<text:s/>toute<text:s/>la<text:s/>terre,</text:p>
      <text:p text:style-name="P9141">Et<text:s/>qui<text:s/>réussissait<text:s/>si<text:s/>bien,</text:p>
      <text:p text:style-name="P9142">Sur<text:s/>le<text:s/>théâtre<text:s/>italien,</text:p>
      <text:p text:style-name="P9143">Va<text:s/>commencer<text:s/>l’autre<text:s/>semaine,</text:p>
      <text:p text:style-name="P9144">À<text:s/>paraître<text:s/>sur<text:s/>notre<text:s/>scène,</text:p>
      <text:p text:style-name="P9145">Pour<text:s/>contenter<text:s/>et<text:s/>ravir<text:s/>ceux,</text:p>
      <text:p text:style-name="P9146">Qui<text:s/>ne<text:s/>seront<text:s/>point<text:s/>paresseux,</text:p>
      <text:p text:style-name="P9147">De<text:s/>voir<text:s/>ce<text:s/>sujet<text:s/>admirable,</text:p>
      <text:p text:style-name="P9148">Et<text:s/>lequel<text:s/>est,<text:s/>dit-on,<text:s/>capable,</text:p>
      <text:p text:style-name="P9149">Par<text:s/>ses<text:s/>beaux<text:s/>discours<text:s/>de<text:s/>toucher,</text:p>
      <text:p text:style-name="P9150">Les<text:s/>cœurs<text:s/>de<text:s/>bronze<text:s/>et<text:s/>de<text:s/>rocher ;</text:p>
      <text:p text:style-name="P9151">Car<text:s/>le<text:s/>rare<text:s/>esprit<text:s/>de<text:s/>Molière,</text:p>
      <text:p text:style-name="P9152">L’a<text:s/>traité<text:s/>de<text:s/>telle<text:s/>manière,</text:p>
      <text:p text:style-name="quote.l"><text:span text:style-name="T9153">[p.</text:span><text:span text:style-name="T9154"><text:s/></text:span><text:span text:style-name="T9155">344</text:span><text:span text:style-name="pb">]</text:span><text:span text:style-name="T9156"><text:s/></text:span><text:span text:style-name="T9157">Que</text:span><text:span text:style-name="T9158"><text:s/></text:span><text:span text:style-name="T9159">les</text:span><text:span text:style-name="T9160"><text:s/></text:span><text:span text:style-name="T9161">gens</text:span><text:span text:style-name="T9162"><text:s/></text:span><text:span text:style-name="T9163">qui</text:span><text:span text:style-name="T9164"><text:s/></text:span><text:span text:style-name="T9165">sont</text:span><text:span text:style-name="T9166"><text:s/></text:span><text:span text:style-name="T9167">curieux</text:span></text:p>
      <text:p text:style-name="P9168">Du<text:s/>solide<text:s/>et<text:s/>beau<text:s/>sérieux,</text:p>
      <text:p text:style-name="P9169">S’il<text:s/>est<text:s/>vrai<text:s/>ce<text:s/>qu’on<text:s/>en<text:s/>conte,</text:p>
      <text:p text:style-name="P9170">Sans<text:s/>doute<text:s/>y<text:s/>trouveront<text:s/>leur<text:s/>compte.</text:p>
      <text:p text:style-name="P9171">Et<text:s/>touchant<text:s/>le<text:s/>style<text:s/>enjoué,</text:p>
      <text:p text:style-name="P9172">Plusieurs<text:s/>déjà<text:s/>m’ont<text:s/>avoué,</text:p>
      <text:p text:style-name="P9173">Qu’il<text:s/>est<text:s/>fin<text:s/>à<text:s/>son<text:s/>ordinaire,</text:p>
      <text:p text:style-name="P9174">Et<text:s/>d’un<text:s/>singulier<text:s/>caractère ;</text:p>
      <text:p text:style-name="P9175">Les<text:s/>actrices<text:s/>et<text:s/>les<text:s/>acteurs,</text:p>
      <text:p text:style-name="P9176">Pour<text:s/>mieux<text:s/>charmer<text:s/>les<text:s/>auditeurs,</text:p>
      <text:p text:style-name="P9177">Et<text:s/>plaire<text:s/>aux<text:s/>subtiles<text:s/>oreilles,</text:p>
      <text:p text:style-name="P9178">Y<text:s/>feront,<text:s/>dit-on,<text:s/>des<text:s/>merveilles :</text:p>
      <text:p text:style-name="P9179">C’est<text:s/>ce<text:s/>que<text:s/>nous<text:s/>viennent<text:s/>conter</text:p>
      <text:p text:style-name="P9180">Ceux<text:s/>qui<text:s/>les<text:s/>ont<text:s/>vu<text:s/>répéter ;</text:p>
      <text:p text:style-name="P9181">Pour<text:s/>les<text:s/>changements<text:s/>de<text:s/>théâtre,</text:p>
      <text:p text:style-name="P9182">Dont<text:s/>le<text:s/>bourgeois<text:s/>est<text:s/>idolâtre,</text:p>
      <text:p text:style-name="P9183">Selon<text:s/>le<text:s/>discours<text:s/>qu’on<text:s/>en<text:s/>fait,</text:p>
      <text:p text:style-name="P9184">Feront<text:s/>un<text:s/>surprenant<text:s/>effet ;</text:p>
      <text:p text:style-name="P9185">Mais<text:s/>je<text:s/>ne<text:s/>suis<text:s/>pas<text:s/>un<text:s/>oracle,</text:p>
      <text:p text:style-name="P9186">Et<text:s/>n’ayant<text:s/>pas<text:s/>vu<text:s/>ce<text:s/>spectacle,</text:p>
      <text:p text:style-name="P9187">Que<text:s/>sais-je<text:s/>moi,<text:s/>je<text:s/>puis<text:s/>errer ;</text:p>
      <text:p text:style-name="P9188">Ainsi<text:s/>pour<text:s/>mieux<text:s/>s’en<text:s/>assurer,</text:p>
      <text:p text:style-name="P9189">Soit<text:s/>aux<text:s/>jours<text:s/>gras,<text:s/>soit<text:s/>en<text:s/>Carême,</text:p>
      <text:p text:style-name="P9190">Que<text:s/>chacun<text:s/>l’aille<text:s/>voir<text:s/>soi-même.</text:p>
      <text:p text:style-name="Corpsdetexte"><text:span text:style-name="T9191">Ce</text:span><text:span text:style-name="T9192"><text:s/></text:span><text:span text:style-name="T9193">ne</text:span><text:span text:style-name="T9194"><text:s/></text:span><text:span text:style-name="T9195">fut</text:span><text:span text:style-name="T9196"><text:s/></text:span><text:span text:style-name="T9197">point</text:span><text:span text:style-name="T9198"><text:s/></text:span><text:span text:style-name="T9199">par</text:span><text:span text:style-name="T9200"><text:s/></text:span><text:span text:style-name="T9201">son</text:span><text:span text:style-name="T9202"><text:s/></text:span><text:span text:style-name="T9203">propre</text:span><text:span text:style-name="T9204"><text:s/></text:span><text:span text:style-name="T9205">choix</text:span><text:span text:style-name="T9206"><text:s/></text:span><text:span text:style-name="T9207">que</text:span><text:span text:style-name="T9208"><text:s/></text:span><text:span text:style-name="T9209">Molière</text:span><text:span text:style-name="T9210"><text:s/>trait</text:span><text:span text:style-name="T9211">a</text:span><text:span text:style-name="T9212"><text:s/></text:span><text:span text:style-name="T9213">le</text:span><text:span text:style-name="T9214"><text:s/></text:span><text:span text:style-name="T9215">sujet</text:span><text:span text:style-name="T9216"><text:s/></text:span><text:span text:style-name="T9217">de</text:span><text:span text:style-name="T9218"><text:s/></text:span><text:span text:style-name="T9219">Dom</text:span><text:span text:style-name="T9220"> </text:span><text:span text:style-name="T9221">Juan, ou le Festin de Pierre</text:span><text:span text:style-name="Appelnotedebasdep."><text:note text:note-class="footnote" text:id="_ftn96"><text:note-citation>97</text:note-citation><text:note-body><text:p text:style-name="Notedebasdepage"><text:span text:style-name="T9222"><text:s/>[BP]</text:span><text:span text:style-name="T9223"><text:s/></text:span><text:span text:style-name="quote.c">« L</text:span><text:span text:style-name="quote.c">’original de la comédie bizarre</text:span><text:span text:style-name="quote.c"><text:s/>du<text:s/></text:span><text:span text:style-name="T9224">Festin de Pierre</text:span><text:span text:style-name="quote.c"><text:s/>est de<text:s/></text:span><text:span text:style-name="quote.c">Tirso de Molina, poète espagnol ;</text:span><text:span text:style-name="quote.c"><text:s/>elle est intitulée :<text:s/></text:span><text:span text:style-name="T9225">El combidado, de piedra</text:span><text:span text:style-name="quote.c">, qui signifie<text:s/></text:span><text:span text:style-name="T9226">Le Convive de p</text:span><text:span text:style-name="T9227">ierre</text:span><text:span text:style-name="quote.c">, ou<text:s/></text:span><text:span text:style-name="T9228">L</text:span><text:span text:style-name="T9229">a<text:s/></text:span><text:span text:style-name="T9230">Statue de p</text:span><text:span text:style-name="T9231">ierre, conviée à un repas</text:span><text:span text:style-name="quote.c">. Ce qui a été mal rendu en français par l’expression du<text:s/></text:span><text:span text:style-name="T9232">Festin de Pierre</text:span><text:span text:style-name="quote.c">. Les Italiens, qui l’avaient empruntée des Espagnols, la firent conna</text:span><text:span text:style-name="quote.c">ître en France sur leur théâtre,</text:span><text:span text:style-name="quote.c"><text:s/>sous le titre de (</text:span><text:span text:style-name="T9233">Le convitato di pietra</text:span><text:span text:style-name="quote.c">)</text:span><text:span text:style-name="quote.c">,</text:span><text:span text:style-name="quote.c"><text:s/>où il eut un extrême succès : Un scélérat, odieux par ses noirceurs et par son hypocrisie, le prodige</text:span><text:span text:style-name="quote.c"><text:s/>insensé d’une statue qui parle</text:span><text:span text:style-name="quote.c"><text:s/>et qui se meut, le s</text:span><text:span text:style-name="quote.c">pectacle extravagant de l’enfer</text:span><text:span text:style-name="quote.c"><text:s/>ne</text:span><text:span text:style-name="quote.c"><text:s/>révoltèrent point la multitude ;</text:span><text:span text:style-name="quote.c"><text:s/>toujours avide du merveilleux, séduite par le jeu des acteurs, frappée d’une nouvelle espèce de tragi-comique, elle fit grâce à un mélange monstrueux de religion et d’impiété,</text:span><text:span text:style-name="quote.c"><text:s/>de morale et de bouffonneries. </text:span><text:span text:style-name="quote.c">»</text:span><text:s/><text:span text:style-name="T9234">Mémoires sur</text:span><text:span text:style-name="T9235"><text:s/>la vie et les ouvrages de Molière</text:span><text:span text:style-name="T9236">.</text:span></text:p></text:note-body></text:note></text:span><text:span text:style-name="T9237">,</text:span><text:span text:style-name="T9238"><text:s/></text:span><text:span text:style-name="quote.c">« </text:span><text:span text:style-name="Appelnotedebasdep."><text:note text:note-class="footnote" text:id="_ftn97"><text:note-citation>98</text:note-citation><text:note-body><text:p text:style-name="Notedebasdepage"><text:s/>(*)<text:s/><text:span text:style-name="T9239">Mémoires sur</text:span><text:span text:style-name="T9240"><text:s/>la vie et les ouvrages de Molière</text:span><text:span text:style-name="T9241">.</text:span></text:p></text:note-body></text:note></text:span><text:span text:style-name="quote.c">ses camarades<text:s/></text:span><text:span text:style-name="pb">[p.</text:span><text:span text:style-name="pb"><text:s/></text:span><text:span text:style-name="pb">345</text:span><text:span text:style-name="pb">]</text:span><text:span text:style-name="T9242"><text:s/></text:span><text:span text:style-name="quote.c">qui l’avaient engagé à ce<text:s/></text:span><text:span text:style-name="quote.c">travail</text:span><text:span text:style-name="quote.c"><text:s/>furent punis d’un si mauvais<text:s/></text:span><text:span text:style-name="quote.c">choix</text:span><text:span text:style-name="quote.c"><text:s/>par la médiocrité du succès ; soit que le<text:s/></text:span><text:span text:style-name="quote.c">préjugé</text:span><text:span text:style-name="quote.c"><text:s/>qui régnait alors contre les<text:s/></text:span><text:span text:style-name="quote.c">c</text:span><text:span text:style-name="quote.c">omédies en cinq actes, écrites en prose, fût plus fort que l’esprit de<text:s/></text:span><text:span text:style-name="quote.c">vertige</text:span><text:span text:style-name="quote.c"><text:s/>qui avait attiré le public en<text:s/></text:span><text:span text:style-name="quote.c">foule</text:span><text:span text:style-name="quote.c"><text:s/>aux Italiens, à l’Hôtel de Bourgogne</text:span><text:span text:style-name="Appelnotedebasdep."><text:note text:note-class="footnote" text:id="_ftn98"><text:note-citation>99</text:note-citation><text:note-body><text:p text:style-name="Notedebasdepage"><text:span text:style-name="T9243"><text:s/></text:span><text:span text:style-name="T9244">[BOTTOM]<text:s/></text:span><text:span text:style-name="T9245">*<text:s/></text:span><text:span text:style-name="T9246">Le Festin de Pierre</text:span><text:span text:style-name="T9247"><text:s/>d</text:span><text:span text:style-name="T9248">e Villers en 1659. Voyez aussi<text:s/></text:span><text:span text:style-name="T9249">Le Festin</text:span><text:span text:style-name="T9250"><text:s/>de Pierre de Dorimon, comédien de la Troupe de Mademoiselle, en 1661.</text:span></text:p></text:note-body></text:note></text:span><text:span text:style-name="quote.c">, soit que l’on y<text:s/></text:span><text:span text:style-name="quote.c">fû</text:span><text:span text:style-name="quote.c">t blessé de quelques traits hasardés</text:span><text:span text:style-name="Appelnotedebasdep."><text:note text:note-class="footnote" text:id="_ftn99"><text:note-citation>100</text:note-citation><text:note-body><text:p text:style-name="Notedebasdepage"><text:s/>[BOTTOM]<text:s/>(a)<text:s/><text:span text:style-name="quote.c">« Dom Juan</text:span><text:span text:style-name="quote.c">,</text:span><text:span text:style-name="quote.c"><text:s/>dans une scène avec un pauvre qui lui demandait l’aumône, ayant appris de lui qu’il passait sa vie à prier Dieu, et qu’il n’avait pas souvent de quoi manger, ajoutait : “Tu passes ta vie à prier Dieu, il te laisse mourir de faim, prend cet argent, je te le donne pour l’amour de l’humanité.” »</text:span></text:p></text:note-body></text:note></text:span><text:span text:style-name="quote.c">,</text:span><text:span text:style-name="quote.c"><text:s/>que l’auteur supprima à la<text:s/></text:span><text:span text:style-name="quote.c">seconde</text:span><text:span text:style-name="quote.c"><text:s/>représentation</text:span><text:span text:style-name="Appelnotedebasdep."><text:note text:note-class="footnote" text:id="_ftn100"><text:note-citation>101</text:note-citation><text:note-body><text:p text:style-name="Notedebasdepage"><text:span text:style-name="T9251"><text:s/></text:span>[BOTTOM] (b) Rosimont, comédien du Marais, traita en vers la comédie du<text:s/><text:span text:style-name="T9252">Festin de Pierre</text:span><text:s/>sous le titre de<text:s/><text:span text:style-name="T9253">L’Athé</text:span><text:span text:style-name="T9254">e foudroyé</text:span>, qui fut représentée à la fin de 1669, ou au commencement de 1670.<text:span text:style-name="T9255"><text:s/></text:span><text:span text:style-name="quote.c">« Enfin la Troupe de Guénégaud donna en 1677<text:s/></text:span><text:span text:style-name="T9256">Le Festin de Pierre</text:span><text:span text:style-name="quote.c"><text:s/>de Molière, que Thomas Corneille avait mis en vers : et c’est le seul que l’on joue a</text:span><text:span text:style-name="quote.c">ujourd’hui. </text:span><text:span text:style-name="quote.c">»</text:span><text:span text:style-name="T9257"><text:s/></text:span><text:span text:style-name="T9258">Mémoire sur la vie de Molière</text:span><text:span text:style-name="T9259">.</text:span></text:p></text:note-body></text:note></text:span><text:span text:style-name="quote.c"> ».</text:span></text:p>
      <text:p text:style-name="Corpsdetexte"><text:span text:style-name="T9260">Malgré</text:span><text:span text:style-name="T9261"><text:s/></text:span><text:span text:style-name="T9262">la</text:span><text:span text:style-name="T9263"><text:s/></text:span><text:span text:style-name="T9264">faible</text:span><text:span text:style-name="T9265"><text:s/></text:span><text:span text:style-name="T9266">[p.</text:span><text:span text:style-name="T9267"><text:s/></text:span><text:span text:style-name="T9268">346</text:span><text:span text:style-name="pb">]</text:span><text:span text:style-name="T9269"><text:s/></text:span><text:span text:style-name="T9270">réussite</text:span><text:span text:style-name="T9271"><text:s/></text:span><text:span text:style-name="T9272">du</text:span><text:span text:style-name="T9273"><text:s/></text:span><text:span text:style-name="T9274">Festin de Pierre</text:span><text:span text:style-name="T9275"><text:s/></text:span><text:span text:style-name="T9276">de</text:span><text:span text:style-name="T9277"><text:s/></text:span><text:span text:style-name="T9278">Molière</text:span><text:span text:style-name="T9279">,<text:s/></text:span><text:span text:style-name="T9280">un</text:span><text:span text:style-name="T9281"><text:s/></text:span><text:span text:style-name="T9282">critique</text:span><text:span text:style-name="T9283"><text:s/></text:span><text:span text:style-name="T9284">s</text:span><text:span text:style-name="T9285">’</text:span><text:span text:style-name="T9286">éleva</text:span><text:span text:style-name="T9287"><text:s/></text:span><text:span text:style-name="T9288">contre</text:span><text:span text:style-name="T9289"><text:s/>cette comédie,<text:s/></text:span><text:span text:style-name="T9290">et</text:span><text:span text:style-name="T9291"><text:s/></text:span><text:span text:style-name="T9292">fit</text:span><text:span text:style-name="T9293"><text:s/></text:span><text:span text:style-name="T9294">paraître</text:span><text:span text:style-name="T9295"><text:s/></text:span><text:span text:style-name="T9296">une</text:span><text:span text:style-name="T9297"><text:s/>brochure<text:s/></text:span><text:span text:style-name="T9298">sous</text:span><text:span text:style-name="T9299"><text:s/></text:span><text:span text:style-name="T9300">le</text:span><text:span text:style-name="T9301"><text:s/></text:span><text:span text:style-name="T9302">titre</text:span><text:span text:style-name="T9303"><text:s/>suivant :<text:s/></text:span><text:span text:style-name="T9304">Observations</text:span><text:span text:style-name="T9305"><text:s/></text:span><text:span text:style-name="T9306">sur</text:span><text:span text:style-name="T9307"><text:s/></text:span><text:span text:style-name="T9308">une</text:span><text:span text:style-name="T9309"><text:s/>c</text:span><text:span text:style-name="T9310">omédie</text:span><text:span text:style-name="T9311"><text:s/></text:span><text:span text:style-name="T9312">de</text:span><text:span text:style-name="T9313"><text:s/></text:span><text:span text:style-name="T9314">Molière,</text:span><text:span text:style-name="T9315"><text:s/></text:span><text:span text:style-name="T9316">intitulée</text:span><text:span text:style-name="T9317"> :<text:s/></text:span><text:span text:style-name="T9318">Le</text:span><text:span text:style-name="T9319"><text:s/></text:span><text:span text:style-name="T9320">Festin</text:span><text:span text:style-name="T9321"><text:s/></text:span><text:span text:style-name="T9322">de</text:span><text:span text:style-name="T9323"><text:s/></text:span><text:span text:style-name="T9324">Pierre,</text:span><text:span text:style-name="T9325"><text:s/></text:span><text:span text:style-name="T9326">par</text:span><text:span text:style-name="T9327"><text:s/></text:span><text:span text:style-name="T9328">B.</text:span><text:span text:style-name="T9329"> </text:span><text:span text:style-name="T9330">A</text:span><text:span text:style-name="T9331"><text:s/></text:span><text:span text:style-name="T9332">de</text:span><text:span text:style-name="T9333"><text:s/></text:span><text:span text:style-name="T9334">Rochemon</text:span><text:span text:style-name="T9335">t</text:span><text:span text:style-name="T9336">, Paris,<text:s/></text:span><text:span text:style-name="T9337">in-12,</text:span><text:span text:style-name="T9338"><text:s/>Pépingué, 1665, permission du 10</text:span><text:span text:style-name="T9339"> m</text:span><text:span text:style-name="T9340">ai,<text:s/></text:span><text:span text:style-name="T9341">(s</text:span><text:span text:style-name="T9342">igné, d’Aubray).</text:span></text:p>
      <text:p text:style-name="Corpsdetexte"><text:span text:style-name="T9343">Voici</text:span><text:span text:style-name="T9344"><text:s/></text:span><text:span text:style-name="T9345">un</text:span><text:span text:style-name="T9346"><text:s/></text:span><text:span text:style-name="T9347">passage</text:span><text:span text:style-name="T9348"><text:s/></text:span><text:span text:style-name="T9349">de</text:span><text:span text:style-name="T9350"><text:s/></text:span><text:span text:style-name="T9351">cette</text:span><text:span text:style-name="T9352"><text:s/>b</text:span><text:span text:style-name="T9353">rochure</text:span><text:span text:style-name="T9354"><text:s/></text:span><text:span text:style-name="T9355">qui</text:span><text:span text:style-name="T9356"><text:s/></text:span><text:span text:style-name="T9357">pourra</text:span><text:span text:style-name="T9358"><text:s/></text:span><text:span text:style-name="T9359">faire</text:span><text:span text:style-name="T9360"><text:s/></text:span><text:span text:style-name="T9361">juger</text:span><text:span text:style-name="T9362"><text:s/></text:span><text:span text:style-name="T9363">du</text:span><text:span text:style-name="T9364"><text:s/>goût<text:s/></text:span><text:span text:style-name="T9365">et</text:span><text:span text:style-name="T9366"><text:s/></text:span><text:span text:style-name="T9367">du</text:span><text:span text:style-name="T9368"><text:s/></text:span><text:span text:style-name="T9369">talent</text:span><text:span text:style-name="T9370"><text:s/></text:span><text:span text:style-name="T9371">de</text:span><text:span text:style-name="T9372"><text:s/></text:span><text:span text:style-name="T9373">cet</text:span><text:span text:style-name="T9374"><text:s/>é</text:span><text:span text:style-name="T9375">crivain.</text:span><text:span text:style-name="T9376"><text:s/></text:span><text:span text:style-name="quote.c">« II est vrai qu’il y a quelque chose de galant dans les ouvrages de Molière, et je serais bien fâché de lui ravir l’estime qu’il s’est acquise. Il faut tomber d’accord que s’il réussit mal à la comédie, il a quelque talent pour la<text:s/></text:span><text:span text:style-name="quote.c">f</text:span><text:span text:style-name="quote.c">arce, et quoiqu’il n’ait ni les rencontres de Gaultier Garguille, ni les impromptus de Turlupin, ni les bravoures du Capitan, ni la naïveté de Jodelet, ni la panse de Gros</text:span><text:span text:style-name="quote.c">-</text:span><text:span text:style-name="quote.c">Guillaume, ni la science du Docteur, il ne laisse pas de plaire quelquefois, et de divertir en son genre</text:span><text:span text:style-name="quote.c">…</text:span><text:span text:style-name="quote.c"><text:s/>Voilà</text:span><text:span text:style-name="quote.c">,</text:span><text:span text:style-name="quote.c"><text:s/>en peu de mots, ce que l’on peut dire de plus obligeant et de plus avantageux pour Molière ; et certes, s’il n’eût joué que les<text:s/></text:span><text:span text:style-name="T9377">Précieuses</text:span><text:span text:style-name="quote.c">, et s’il n’en eût voulu<text:s/></text:span><text:span text:style-name="pb">[p.</text:span><text:span text:style-name="pb"><text:s/></text:span><text:span text:style-name="pb">347</text:span><text:span text:style-name="pb">]</text:span><text:span text:style-name="T9378"><text:s/></text:span><text:span text:style-name="quote.c">qu’aux petits pourpoints, et aux grands canons</text:span><text:span text:style-name="quote.c">,</text:span><text:span text:style-name="quote.c"><text:s/>il ne mériterait pas une censure publique, et ne se serait pas attiré l’indignation de toutes les personnes de piété. Mais qui peut supporter la hardiesse d’un f</text:span><text:span text:style-name="quote.c">arceur</text:span><text:span text:style-name="quote.c"><text:s/>qui fait plaisanterie de la religion, qui tient école du libertinage, et qui rend la majesté de<text:s/></text:span><text:span text:style-name="quote.c">Dieu</text:span><text:span text:style-name="quote.c"><text:s/>le jouet d’un maître et d’un valet de théâtre, d’un athée qui s’en rit, et d’un valet plus impie que son maître, qui en fait rire les autres. »</text:span><text:s/><text:span text:style-name="T9379">L</text:span><text:span text:style-name="T9380">’auteur<text:s/></text:span><text:span text:style-name="T9381">continue</text:span><text:span text:style-name="T9382"><text:s/></text:span><text:span text:style-name="T9383">tout</text:span><text:span text:style-name="T9384"><text:s/></text:span><text:span text:style-name="T9385">son</text:span><text:span text:style-name="T9386"><text:s/></text:span><text:span text:style-name="T9387">discours</text:span><text:span text:style-name="T9388"><text:s/></text:span><text:span text:style-name="T9389">sur</text:span><text:span text:style-name="T9390"><text:s/></text:span><text:span text:style-name="T9391">le</text:span><text:span text:style-name="T9392"><text:s/></text:span><text:span text:style-name="T9393">même</text:span><text:span text:style-name="T9394"><text:s/></text:span><text:span text:style-name="T9395">ton,</text:span><text:span text:style-name="T9396"><text:s/></text:span><text:span text:style-name="T9397">et</text:span><text:span text:style-name="T9398"><text:s/></text:span><text:span text:style-name="T9399">finit</text:span><text:span text:style-name="T9400"><text:s/></text:span><text:span text:style-name="T9401">par</text:span><text:span text:style-name="T9402"><text:s/></text:span><text:span text:style-name="T9403">implorer</text:span><text:span text:style-name="T9404"><text:s/></text:span><text:span text:style-name="T9405">l</text:span><text:span text:style-name="T9406">’</text:span><text:span text:style-name="T9407">autorité</text:span><text:span text:style-name="T9408"><text:s/></text:span><text:span text:style-name="T9409">du</text:span><text:span text:style-name="T9410"><text:s/>roi<text:s/></text:span><text:span text:style-name="T9411">et</text:span><text:span text:style-name="T9412"><text:s/></text:span><text:span text:style-name="T9413">celle</text:span><text:span text:style-name="T9414"><text:s/></text:span><text:span text:style-name="T9415">de</text:span><text:span text:style-name="T9416"><text:s/></text:span><text:span text:style-name="T9417">la</text:span><text:span text:style-name="T9418"><text:s/>justice<text:s/></text:span><text:span text:style-name="T9419">contre</text:span><text:span text:style-name="T9420"><text:s/>la comédie<text:s/></text:span><text:span text:style-name="T9421">de</text:span><text:span text:style-name="T9422"><text:s/></text:span><text:span text:style-name="T9423">Molière.</text:span></text:p>
      <text:p text:style-name="quote"><text:span text:style-name="T9424">« </text:span><text:span text:style-name="T9425"><text:note text:note-class="footnote" text:id="_ftn101"><text:note-citation>102</text:note-citation><text:note-body><text:p text:style-name="Notedebasdepage"><text:s/>[MARGIN] (*)<text:s/><text:span text:style-name="T9426">Mémoires sur la vie et les ouvrages de Molière</text:span>.</text:p></text:note-body></text:note></text:span><text:span text:style-name="T9427">Il</text:span><text:span text:style-name="T9428"><text:s/></text:span><text:span text:style-name="T9429">est</text:span><text:span text:style-name="T9430"><text:s/></text:span><text:span text:style-name="T9431">facile</text:span><text:span text:style-name="T9432"><text:s/></text:span><text:span text:style-name="T9433">de</text:span><text:span text:style-name="T9434"><text:s/></text:span><text:span text:style-name="T9435">connaître</text:span><text:span text:style-name="T9436"><text:s/></text:span><text:span text:style-name="T9437">que</text:span><text:span text:style-name="T9438"><text:s/></text:span><text:span text:style-name="T9439">le</text:span><text:span text:style-name="T9440"><text:s/>s</text:span><text:span text:style-name="T9441">ieur</text:span><text:span text:style-name="T9442"><text:s/></text:span><text:span text:style-name="T9443">de</text:span><text:span text:style-name="T9444"><text:s/></text:span><text:span text:style-name="T9445">Rochemont</text:span><text:span text:style-name="T9446">,<text:s/></text:span><text:span text:style-name="T9447">en</text:span><text:span text:style-name="T9448"><text:s/></text:span><text:span text:style-name="T9449">donnant</text:span><text:span text:style-name="T9450"><text:s/></text:span><text:span text:style-name="T9451">ses</text:span><text:span text:style-name="T9452"><text:s/></text:span><text:span text:style-name="T9453">observations</text:span><text:span text:style-name="T9454"><text:s/></text:span><text:span text:style-name="T9455">sur</text:span><text:span text:style-name="T9456"><text:s/></text:span><text:span text:style-name="T9457">Le Festin de Pierre</text:span><text:span text:style-name="T9458">, e</text:span><text:span text:style-name="T9459">n</text:span><text:span text:style-name="T9460"><text:s/></text:span><text:span text:style-name="T9461">a</text:span><text:span text:style-name="T9462"><text:s/></text:span><text:span text:style-name="T9463">moins</text:span><text:span text:style-name="T9464"><text:s/></text:span><text:span text:style-name="T9465">voulu</text:span><text:span text:style-name="T9466"><text:s/></text:span><text:span text:style-name="T9467">faire</text:span><text:span text:style-name="T9468"><text:s/></text:span><text:span text:style-name="T9469">la</text:span><text:span text:style-name="T9470"><text:s/></text:span><text:span text:style-name="T9471">critique,</text:span><text:span text:style-name="T9472"><text:s/></text:span><text:span text:style-name="T9473">dans</text:span><text:span text:style-name="T9474"><text:s/></text:span><text:span text:style-name="T9475">laquelle</text:span><text:span text:style-name="T9476"><text:s/></text:span><text:span text:style-name="T9477">cependant</text:span><text:span text:style-name="T9478"><text:s/></text:span><text:span text:style-name="T9479">il</text:span><text:span text:style-name="T9480"><text:s/></text:span><text:span text:style-name="T9481">traite</text:span><text:span text:style-name="T9482"><text:s/></text:span><text:span text:style-name="T9483">Molière</text:span><text:span text:style-name="T9484"><text:s/></text:span><text:span text:style-name="T9485">de</text:span><text:span text:style-name="T9486"><text:s/></text:span><text:span text:style-name="T9487">corrupteur</text:span><text:span text:style-name="T9488"><text:s/></text:span><text:span text:style-name="T9489">de</text:span><text:span text:style-name="T9490"><text:s/></text:span><text:span text:style-name="T9491">la</text:span><text:span text:style-name="T9492"><text:s/></text:span><text:span text:style-name="T9493">jeunesse</text:span><text:span text:style-name="T9494"><text:s/></text:span><text:span text:style-name="T9495">et</text:span><text:span text:style-name="T9496"><text:s/></text:span><text:span text:style-name="T9497">d</text:span><text:span text:style-name="T9498">’a</text:span><text:span text:style-name="T9499">thée</text:span><text:span text:style-name="T9500">,<text:s/></text:span><text:span text:style-name="T9501">qu</text:span><text:span text:style-name="T9502">’</text:span><text:span text:style-name="T9503">il</text:span><text:span text:style-name="T9504"><text:s/></text:span><text:span text:style-name="T9505">n</text:span><text:span text:style-name="T9506">’</text:span><text:span text:style-name="T9507">a</text:span><text:span text:style-name="T9508"><text:s/></text:span><text:span text:style-name="T9509">eu</text:span><text:span text:style-name="T9510"><text:s/></text:span><text:span text:style-name="T9511">dessein</text:span><text:span text:style-name="T9512"><text:s/></text:span><text:span text:style-name="T9513">de</text:span><text:span text:style-name="T9514"><text:s/></text:span><text:span text:style-name="T9515">se</text:span><text:span text:style-name="T9516"><text:s/></text:span><text:span text:style-name="T9517">joindre</text:span><text:span text:style-name="T9518"><text:s/></text:span><text:span text:style-name="T9519">à</text:span><text:span text:style-name="T9520"><text:s/></text:span><text:span text:style-name="T9521">la</text:span><text:span text:style-name="T9522"><text:s/>cabale<text:s/></text:span><text:span text:style-name="T9523">qui</text:span><text:span text:style-name="T9524"><text:s/></text:span><text:span text:style-name="T9525">commençait</text:span><text:span text:style-name="T9526"><text:s/></text:span><text:span text:style-name="T9527">à</text:span><text:span text:style-name="T9528"><text:s/></text:span><text:span text:style-name="T9529">se</text:span><text:span text:style-name="T9530"><text:s/></text:span><text:span text:style-name="T9531">former</text:span><text:span text:style-name="T9532"><text:s/></text:span><text:span text:style-name="T9533">contre</text:span><text:span text:style-name="T9534"><text:s/>la comédie<text:s/></text:span><text:span text:style-name="T9535">du</text:span><text:span text:style-name="T9536"><text:s/></text:span><text:span text:style-name="T9537">Tartuffe</text:span><text:span text:style-name="T9538">,</text:span><text:span text:style-name="T9539"><text:s/></text:span><text:span text:style-name="T9540">dont</text:span><text:span text:style-name="T9541"><text:s/></text:span><text:span text:style-name="T9542">les</text:span><text:span text:style-name="T9543"><text:s/></text:span><text:span text:style-name="T9544">trois</text:span><text:span text:style-name="T9545"><text:s/></text:span><text:span text:style-name="T9546">premiers</text:span><text:span text:style-name="T9547"><text:s/>actes<text:s/></text:span><text:span text:style-name="T9548">avaient</text:span><text:span text:style-name="T9549"><text:s/></text:span><text:span text:style-name="T9550">été</text:span><text:span text:style-name="T9551"><text:s/></text:span><text:span text:style-name="T9552">représentés</text:span><text:span text:style-name="T9553"><text:s/></text:span><text:span text:style-name="T9554">trois</text:span><text:span text:style-name="T9555"><text:s/></text:span><text:span text:style-name="T9556">fois</text:span><text:span text:style-name="T9557"><text:s/></text:span><text:span text:style-name="T9558">dans</text:span><text:span text:style-name="T9559"><text:s/></text:span><text:span text:style-name="T9560">l</text:span><text:span text:style-name="T9561">’</text:span><text:span text:style-name="T9562">année</text:span><text:span text:style-name="T9563"> </text:span><text:span text:style-name="T9564">1664</text:span><text:span text:style-name="Appelnotedebasdep."><text:note text:note-class="footnote" text:id="_ftn102"><text:note-citation>103</text:note-citation><text:note-body><text:p text:style-name="Notedebasdepage"><text:span text:style-name="T9565"><text:s/></text:span><text:span text:style-name="T9566">[BOTTOM]<text:s/></text:span><text:span text:style-name="T9567">*<text:s/></text:span><text:span text:style-name="T9568">Voyez l’article du<text:s/></text:span><text:span text:style-name="T9569">Tartuffe</text:span><text:span text:style-name="T9570">, sous l’année 1669.</text:span></text:p></text:note-body></text:note></text:span><text:span text:style-name="T9571">.</text:span><text:span text:style-name="T9572"><text:s/></text:span><text:span text:style-name="T9573">On</text:span><text:span text:style-name="T9574"><text:s/></text:span><text:span text:style-name="T9575">peut</text:span><text:span text:style-name="T9576"><text:s/></text:span><text:span text:style-name="T9577">juger</text:span><text:span text:style-name="T9578"><text:s/></text:span><text:span text:style-name="T9579">de</text:span><text:span text:style-name="T9580"><text:s/></text:span><text:span text:style-name="T9581">l</text:span><text:span text:style-name="T9582">’</text:span><text:span text:style-name="T9583">effet</text:span><text:span text:style-name="T9584"><text:s/></text:span><text:span text:style-name="T9585">que</text:span><text:span text:style-name="T9586"><text:s/></text:span><text:span text:style-name="T9587">ces</text:span><text:span text:style-name="T9588"><text:s/></text:span><text:span text:style-name="T9589">premières</text:span><text:span text:style-name="T9590"><text:s/></text:span><text:span text:style-name="T9591">représentations</text:span><text:span text:style-name="T9592"><text:s/>produisirent<text:s/></text:span><text:span text:style-name="T9593">par</text:span><text:span text:style-name="T9594"><text:s/></text:span><text:span text:style-name="T9595">les</text:span><text:span text:style-name="T9596"><text:s/></text:span><text:span text:style-name="T9597">traits</text:span><text:span text:style-name="T9598"><text:s/></text:span><text:span text:style-name="T9599">injurieux</text:span><text:span text:style-name="T9600"><text:s/></text:span><text:span text:style-name="T9601">dont</text:span><text:span text:style-name="T9602"><text:s/></text:span><text:span text:style-name="T9603">ce</text:span><text:span text:style-name="T9604"><text:s/></text:span><text:span text:style-name="T9605">passage</text:span><text:span text:style-name="T9606"><text:s/></text:span><text:span text:style-name="T9607">est</text:span><text:span text:style-name="T9608"><text:s/></text:span><text:span text:style-name="T9609">rempli.</text:span><text:span text:style-name="T9610"> »</text:span></text:p>
      <text:p text:style-name="Corpsdetexte"><text:span text:style-name="T9611">[p.</text:span><text:span text:style-name="T9612"><text:s/></text:span><text:span text:style-name="T9613">348</text:span><text:span text:style-name="pb">]</text:span><text:span text:style-name="T9614"><text:s/></text:span>La<text:s/>brochure<text:s/>de<text:s/>Rochemont<text:s/>ne<text:s/>resta<text:s/>pas<text:s/>sans<text:s/>réplique.<text:s/>Un<text:s/>anonyme<text:s/>y<text:s/>répondit<text:s/>sous<text:s/>le<text:s/>titre<text:s/>suivant :<text:s/><text:span text:style-name="T9615">Réponse</text:span><text:span text:style-name="T9616"><text:s/></text:span><text:span text:style-name="T9617">aux</text:span><text:span text:style-name="T9618"><text:s/></text:span><text:span text:style-name="T9619">Observations</text:span><text:span text:style-name="T9620"><text:s/></text:span><text:span text:style-name="T9621">touchant</text:span><text:span text:style-name="T9622"><text:s/>L</text:span><text:span text:style-name="T9623">e</text:span><text:span text:style-name="T9624"><text:s/></text:span><text:span text:style-name="T9625">Festin</text:span><text:span text:style-name="T9626"><text:s/></text:span><text:span text:style-name="T9627">de</text:span><text:span text:style-name="T9628"><text:s/></text:span><text:span text:style-name="T9629">Pierre</text:span><text:span text:style-name="T9630"><text:s/></text:span><text:span text:style-name="T9631">de</text:span><text:span text:style-name="T9632"><text:s/></text:span><text:span text:style-name="T9633">Molière</text:span>, Paris, in-12, Gabriel Quinet, avec<text:s/>permission, 1665.<text:s/><text:span text:style-name="quote.c">« </text:span><text:span text:style-name="T9634"><text:note text:note-class="footnote" text:id="_ftn103"><text:note-citation>104</text:note-citation><text:note-body><text:p text:style-name="Notedebasdepage"><text:s/>[MARGIN] (*)<text:s/><text:span text:style-name="T9635">Mémoires sur la vie et les ouvrages de Molière</text:span>.</text:p></text:note-body></text:note></text:span><text:span text:style-name="quote.c">On peut penser que le sieur de Rochemont est un nom supposé, puisque celui qui lui<text:s/></text:span><text:span text:style-name="quote.c">répond</text:span><text:span text:style-name="quote.c"><text:s/>en parle ainsi :<text:s/></text:span><text:span text:style-name="T9636">Mais lorsque je vois le livre de cet inconnu, qui, sans se soucier du tort qu’il fait à son prochain, ne songe<text:s/></text:span><text:span text:style-name="T9637">qu’à</text:span><text:span text:style-name="T9638"><text:s/>usurper la réputation d’homme de bien</text:span><text:span text:style-name="T9639">,</text:span><text:span text:style-name="T9640"><text:s/>je vous avoue que je ne saurais m’empêcher d’éclater, et quoique je n’ignore pas que l’innocence se défend assez d’elle-même, je ne puis que je ne blâme une insulte si condamnable et si mal fondée.</text:span><text:span text:style-name="quote.c"><text:s/>Tout le reste de cette<text:s/></text:span><text:span text:style-name="T9641">Réponse</text:span><text:span text:style-name="quote.c"><text:s/>est une apologie de Molière. »</text:span></text:p>
      <text:p text:style-name="Corpsdetexte"><text:span text:style-name="T9642">Un</text:span><text:span text:style-name="T9643"><text:s/></text:span><text:span text:style-name="T9644">second</text:span><text:span text:style-name="T9645"><text:s/>auteur anonyme<text:s/></text:span><text:span text:style-name="T9646">répondit</text:span><text:span text:style-name="T9647"><text:s/></text:span><text:span text:style-name="T9648">encore</text:span><text:span text:style-name="T9649"><text:s/></text:span><text:span text:style-name="T9650">au</text:span><text:span text:style-name="T9651"><text:s/></text:span><text:span text:style-name="T9652">prétendu</text:span><text:span text:style-name="T9653"><text:s/></text:span><text:span text:style-name="T9654">Rochemont.</text:span><text:span text:style-name="T9655"><text:s/></text:span><text:span text:style-name="T9656">Cette</text:span><text:span text:style-name="T9657"><text:s/></text:span><text:span text:style-name="T9658">réponse</text:span><text:span text:style-name="T9659"><text:s/></text:span><text:span text:style-name="T9660">est</text:span><text:span text:style-name="T9661"><text:s/></text:span><text:span text:style-name="T9662">intitulée</text:span><text:span text:style-name="T9663"> :<text:s/></text:span><text:span text:style-name="T9664">Lettre</text:span><text:span text:style-name="T9665"><text:s/></text:span><text:span text:style-name="T9666">sur</text:span><text:span text:style-name="T9667"><text:s/></text:span><text:span text:style-name="T9668">les</text:span><text:span text:style-name="T9669"><text:s/></text:span><text:span text:style-name="T9670">Observations</text:span><text:span text:style-name="T9671"><text:s/></text:span><text:span text:style-name="T9672">d</text:span><text:span text:style-name="T9673">’</text:span><text:span text:style-name="T9674">une</text:span><text:span text:style-name="T9675"><text:s/>c</text:span><text:span text:style-name="T9676">omédie</text:span><text:span text:style-name="T9677"><text:s/></text:span><text:span text:style-name="T9678">du</text:span><text:span text:style-name="T9679"><text:s/>s</text:span><text:span text:style-name="T9680">ieur</text:span><text:span text:style-name="T9681"><text:s/></text:span><text:span text:style-name="T9682">de</text:span><text:span text:style-name="T9683"><text:s/></text:span><text:span text:style-name="T9684">Molière,</text:span><text:span text:style-name="T9685"><text:s/></text:span><text:span text:style-name="T9686">intitulée</text:span><text:span text:style-name="T9687"> :<text:s/></text:span><text:span text:style-name="T9688">Le</text:span><text:span text:style-name="T9689"><text:s/></text:span><text:span text:style-name="T9690">Festin</text:span><text:span text:style-name="T9691"><text:s/></text:span><text:span text:style-name="T9692">de</text:span><text:span text:style-name="T9693"><text:s/></text:span><text:span text:style-name="T9694">Pierre</text:span><text:span text:style-name="T9695">, Paris, in-12, Gabriel Quinet, 1665, avec permission.</text:span></text:p>
      <text:p text:style-name="quote">« <text:span text:style-name="T9696"><text:note text:note-class="footnote" text:id="_ftn104"><text:note-citation>105</text:note-citation><text:note-body><text:p text:style-name="Notedebasdepage"><text:s/>[MARGIN] (*)<text:s/><text:span text:style-name="T9697">Mémoires sur la vie et les ouvrages de Molière</text:span>.</text:p></text:note-body></text:note></text:span>Cette<text:s/>lettre<text:s/>mériterait<text:s/>d’être<text:s/>imprimée<text:s/>en<text:s/>entier.<text:s/>Elle<text:s/>justifie<text:s/>le<text:s/>jugement<text:s/>que<text:s/>nous<text:s/>en<text:s/>avons<text:s/>porté<text:s/>sur<text:s/>le<text:s/>dessein<text:s/>de<text:s/>l’auteur<text:s/>des<text:s/><text:span text:style-name="T9698">Observations</text:span> ;<text:s/>en<text:s/>voici<text:s/><text:span text:style-name="pb">[p.</text:span><text:span text:style-name="T9699"><text:s/></text:span><text:span text:style-name="pb">349</text:span><text:span text:style-name="pb">]</text:span><text:span text:style-name="T9700"><text:s/></text:span>la<text:s/>preuve,<text:s/>page 22 :<text:s/><text:span text:style-name="T9701">À quoi songiez-vous</text:span><text:span text:style-name="T9702">,</text:span><text:span text:style-name="T9703"><text:s/></text:span><text:span text:style-name="T9704">Molière,</text:span><text:span text:style-name="T9705"><text:s/></text:span>(dit l’auteur de cette Lettre)<text:s/><text:span text:style-name="T9706">quand vous fîtes dessein de jouer les Tartuffes ? Si vous n’aviez jamais eu cette pensée, votre<text:s/></text:span>Festin de Pierre<text:span text:style-name="T9707"><text:s/>ne serait pas si criminel</text:span><text:span text:style-name="T9708">.</text:span><text:s/>Et<text:s/>plus<text:s/>bas,<text:s/>page 46 : “Savez-vous bien,<text:s/>monsieur, où tout ce beau raisonnement aboutit ; à une<text:s/>satire de<text:s/><text:span text:style-name="T9709">Tartuffe</text:span> ;<text:s/>l’observateur n’avait garde d’y manquer, puisque ses remarques ne sont faites qu’à ce dessein. Comme il sait que tout le monde est désabusé, il a appréhendé que l’on ne le jouât ; et c’est ce qui lui a fait mettre la main à la plume. »</text:p>
      <text:p text:style-name="P9710">Robinet<text:s/>parle<text:s/>de<text:s/>cette<text:s/>lettre,<text:s/>et<text:s/>en<text:s/>même<text:s/>temps<text:s/>il<text:s/>fait<text:s/>l’éloge<text:s/>de<text:s/>son<text:s/>auteur.</text:p>
      <text:p text:style-name="P9711">Lettre en vers du 8 août 1665.</text:p>
      <text:p text:style-name="quote.l">      Partisans<text:s/>du<text:s/><text:span text:style-name="T9712">Festin de Pierre</text:span>,</text:p>
      <text:p text:style-name="quote.l">Indignés<text:s/>de<text:s/>l’injuste<text:s/>guerre,</text:p>
      <text:p text:style-name="quote.l">Qu’un<text:s/>atrabilaire<text:s/>docteur,</text:p>
      <text:p text:style-name="quote.l">A fait à son célèbre auteur ;</text:p>
      <text:p text:style-name="quote.l">Je<text:s/>vous<text:s/>avertis<text:s/>qu’une<text:s/>plume,</text:p>
      <text:p text:style-name="quote.l">Artisane<text:s/>de<text:s/>maint<text:s/>volume,</text:p>
      <text:p text:style-name="quote.l">L’a<text:s/>défendu,<text:s/>mais<text:s/><text:span text:style-name="T9713">du</text:span><text:s/>bel<text:s/>air,</text:p>
      <text:p text:style-name="quote.l">En<text:s/>un<text:s/>style<text:s/>énergique<text:s/>et<text:s/>clair,</text:p>
      <text:p text:style-name="quote.l">Et<text:s/>tout<text:s/>à<text:s/>fait,<text:s/>avec<text:s/>méthode,</text:p>
      <text:p text:style-name="quote.l">Sans<text:s/>citer<text:s/>Digeste,<text:s/>ni<text:s/>Code,</text:p>
      <text:p text:style-name="quote.l"><text:span text:style-name="pb">[p.</text:span><text:span text:style-name="pb"><text:s/></text:span><text:span text:style-name="pb">350</text:span><text:span text:style-name="pb">]</text:span><text:span text:style-name="T9714"><text:s/></text:span>Ne<text:s/>prenez<text:s/>pas<text:s/>Marc<text:s/>pour<text:s/>Renard,</text:p>
      <text:p text:style-name="quote.l">Car<text:s/>ici<text:s/>raillerie<text:s/>à<text:s/>part ;</text:p>
      <text:p text:style-name="quote.l">Et<text:s/>sans<text:s/>que<text:s/>personne<text:s/>s’offense,</text:p>
      <text:p text:style-name="quote.l">Ce<text:s/>n’est<text:s/>pas<text:s/>certaine<text:s/>défense,</text:p>
      <text:p text:style-name="quote.l">Qui<text:s/>depuis<text:s/>dix<text:s/>jours<text:s/>a<text:s/>paru,</text:p>
      <text:p text:style-name="quote.l">D’un<text:s/>auteur<text:s/>armé,<text:s/>non<text:s/>à<text:s/>cru,</text:p>
      <text:p text:style-name="quote.l">Qui<text:s/>carabinant,<text:s/>et<text:s/>peu<text:s/>ferme,</text:p>
      <text:p text:style-name="quote.l">Effleure<text:s/>à<text:s/>peine<text:s/>l’épiderme.</text:p>
      <text:p text:style-name="quote.l">Je<text:s/>parle<text:s/>d’un<text:s/>auteur<text:s/>galant,</text:p>
      <text:p text:style-name="quote.l">Je<text:s/>parle<text:s/>d’un<text:s/>autre<text:s/>assaillant,</text:p>
      <text:p text:style-name="quote.l">Et<text:s/>d’une<text:s/>escarmouche<text:s/>nouvelle,</text:p>
      <text:p text:style-name="quote.l">Autant<text:s/>vigoureuse<text:s/>que<text:s/>belle,</text:p>
      <text:p text:style-name="quote.l">Et<text:s/>vous<text:s/>apprendrez<text:s/>chez<text:s/>Quinet,</text:p>
      <text:p text:style-name="quote.l">Ce<text:s/>qu’ici<text:s/>vous<text:s/>dit<text:s/>Robinet.</text:p>
      <text:h text:style-name="Titre1" text:outline-level="1"><text:bookmark-start text:name="bookmark32"/><text:bookmark-end text:name="bookmark32"/>1665. L’Amour<text:bookmark-start text:name="bookmark33"/><text:bookmark-end text:name="bookmark33"/><text:s/>médecin<text:span text:style-name="Appelnotedebasdep."><text:note text:note-class="footnote" text:id="_ftn105"><text:note-citation>106</text:note-citation><text:note-body><text:p text:style-name="Notedebasdepage"><text:s/>[BOTTOM]<text:s/>(a)<text:s/>Cette comédie,<text:s/>qui se joue souvent, est quelquefois affichée sous le titre des<text:s/><text:span text:style-name="T9715">Quatre Médecins</text:span>.</text:p></text:note-body></text:note></text:span></text:h>
      <text:p text:style-name="argument"><text:span text:style-name="pb">[p.</text:span><text:span text:style-name="pb"><text:s/></text:span><text:span text:style-name="pb">363</text:span><text:span text:style-name="pb">]</text:span><text:span text:style-name="T9716"><text:s/></text:span>Comédie-ballet<text:s/>en<text:s/>trois<text:s/>actes,<text:s/>en<text:s/>prose,<text:s/>avec<text:s/>un<text:s/>prologue<text:span text:style-name="Appelnotedebasdep."><text:note text:note-class="footnote" text:id="_ftn106"><text:note-citation>107</text:note-citation><text:note-body><text:p text:style-name="Notedebasdepage"><text:s/>[BOTTOM]<text:s/>(b) Ce prologue est en vers lyriques, il fut<text:s/>mis en musique, ainsi que les intermèdes de la comédie, par M. Lully ;<text:s/>c’est la première composition de ce célèbre musicien pour les comédies de Molière.</text:p></text:note-body></text:note></text:span>,<text:s/>par<text:s/>M. Molière,<text:s/>représentée<text:s/>à<text:s/>Versailles<text:s/>le<text:s/>15 septembre,<text:s/>et<text:s/>à<text:s/>Paris<text:s/>sur<text:s/>le<text:s/>théâtre<text:s/>du<text:s/>Palais-Royal,<text:s/>le<text:s/>22<text:s/>du<text:s/>même<text:s/>mois.</text:p>
      <text:p text:style-name="quote"><text:span text:style-name="T9717">« </text:span><text:span text:style-name="T9718">L’Amour<text:s/></text:span><text:span text:style-name="T9719">m</text:span><text:span text:style-name="T9720">édecin</text:span><text:span text:style-name="T9721"><text:s/></text:span><text:span text:style-name="T9722">est</text:span><text:span text:style-name="T9723"><text:s/></text:span><text:span text:style-name="T9724">encore</text:span><text:span text:style-name="T9725"><text:s/></text:span><text:span text:style-name="T9726">un</text:span><text:span text:style-name="T9727"><text:s/></text:span><text:span text:style-name="T9728">de</text:span><text:span text:style-name="T9729"><text:s/></text:span><text:span text:style-name="T9730">ces</text:span><text:span text:style-name="T9731"><text:s/>ouvrage</text:span><text:span text:style-name="T9732">s</text:span><text:span text:style-name="T9733"><text:s/>précipités<text:s/></text:span><text:span text:style-name="T9734">que</text:span><text:span text:style-name="T9735"><text:s/></text:span><text:span text:style-name="T9736">l</text:span><text:span text:style-name="T9737">’</text:span><text:span text:style-name="T9738">on</text:span><text:span text:style-name="T9739"><text:s/></text:span><text:span text:style-name="T9740">ne</text:span><text:span text:style-name="T9741"><text:s/></text:span><text:span text:style-name="T9742">doit</text:span><text:span text:style-name="T9743"><text:s/></text:span><text:span text:style-name="T9744">point</text:span><text:span text:style-name="T9745"><text:s/></text:span><text:span text:style-name="T9746">juger</text:span><text:span text:style-name="T9747"><text:s/></text:span><text:span text:style-name="T9748">avec</text:span><text:span text:style-name="T9749"><text:s/></text:span><text:span text:style-name="T9750">rigueur</text:span><text:span text:style-name="Appelnotedebasdep."><text:note text:note-class="footnote" text:id="_ftn107"><text:note-citation>108</text:note-citation><text:note-body><text:p text:style-name="Notedebasdepage"><text:s/>[BOTTOM]<text:s/>(c) Il fut proposé, fait, appris<text:s/>et représenté en cinq jours.<text:s/>Voyez l’Avis au lecteur de<text:s/><text:span text:style-name="T9751">L’Amour m</text:span><text:span text:style-name="T9752">édecin</text:span>.</text:p></text:note-body></text:note></text:span><text:span text:style-name="T9753">.</text:span><text:span text:style-name="T9754"><text:s/></text:span><text:span text:style-name="T9755">Molière</text:span><text:span text:style-name="T9756"><text:s/>lui-même<text:s/></text:span><text:span text:style-name="T9757">ne</text:span><text:span text:style-name="T9758"><text:s/></text:span><text:span text:style-name="T9759">conseille</text:span><text:span text:style-name="T9760"><text:s/></text:span><text:span text:style-name="T9761">de</text:span><text:span text:style-name="T9762"><text:s/></text:span><text:span text:style-name="T9763">lire</text:span><text:span text:style-name="T9764"><text:s/>cette comédie<text:s/></text:span><text:span text:style-name="T9765">qu</text:span><text:span text:style-name="T9766">’</text:span><text:span text:style-name="T9767">aux</text:span><text:span text:style-name="T9768"><text:s/></text:span><text:span text:style-name="T9769">personnes</text:span><text:span text:style-name="T9770"><text:s/></text:span><text:span text:style-name="T9771">qui</text:span><text:span text:style-name="T9772"><text:s/></text:span><text:span text:style-name="T9773">ont</text:span><text:span text:style-name="T9774"><text:s/></text:span><text:span text:style-name="T9775">des</text:span><text:span text:style-name="T9776"><text:s/></text:span><text:span text:style-name="T9777">yeux</text:span><text:span text:style-name="T9778"><text:s/></text:span><text:span text:style-name="T9779">pour</text:span><text:span text:style-name="T9780"><text:s/></text:span><text:span text:style-name="T9781">découvrir</text:span><text:span text:style-name="T9782"><text:s/></text:span><text:span text:style-name="T9783">dans</text:span><text:span text:style-name="T9784"><text:s/></text:span><text:span text:style-name="T9785">la</text:span><text:span text:style-name="T9786"><text:s/></text:span><text:span text:style-name="T9787">lecture</text:span><text:span text:style-name="T9788"><text:s/></text:span><text:span text:style-name="T9789">tout</text:span><text:span text:style-name="T9790"><text:s/></text:span><text:span text:style-name="T9791">le</text:span><text:span text:style-name="T9792"><text:s/></text:span><text:span text:style-name="T9793">jeu</text:span><text:span text:style-name="T9794"><text:s/></text:span><text:span text:style-name="T9795">de</text:span><text:span text:style-name="T9796"><text:s/>t</text:span><text:span text:style-name="T9797">héâtre</text:span><text:span text:style-name="Appelnotedebasdep."><text:note text:note-class="footnote" text:id="_ftn108"><text:note-citation>109</text:note-citation><text:note-body><text:p text:style-name="Notedebasdepage"><text:s/>[BOTTOM]<text:s/>(1) Voyez l’Avis au lecteur de<text:s/><text:span text:style-name="T9798">L’Amour médecin</text:span>.</text:p></text:note-body></text:note></text:span><text:span text:style-name="T9799">.</text:span><text:span text:style-name="T9800"><text:s/></text:span><text:span text:style-name="T9801">La</text:span><text:span text:style-name="T9802"><text:s/></text:span><text:span text:style-name="T9803">brouillerie</text:span><text:span text:style-name="T9804"><text:s/></text:span><text:span text:style-name="T9805">entre</text:span><text:span text:style-name="T9806"><text:s/></text:span><text:span text:style-name="T9807">la</text:span><text:span text:style-name="T9808"><text:s/></text:span><text:span text:style-name="T9809">femme</text:span><text:span text:style-name="T9810"><text:s/></text:span><text:span text:style-name="T9811">de</text:span><text:span text:style-name="T9812"><text:s/>Molière<text:s/></text:span><text:span text:style-name="T9813">et</text:span><text:span text:style-name="T9814"><text:s/></text:span><text:span text:style-name="T9815">celle</text:span><text:span text:style-name="T9816"><text:s/></text:span><text:span text:style-name="T9817">d</text:span><text:span text:style-name="T9818">’</text:span><text:span text:style-name="T9819">un</text:span><text:span text:style-name="T9820"><text:s/>médecin<text:s/></text:span><text:span text:style-name="T9821">chez</text:span><text:span text:style-name="T9822"><text:s/></text:span><text:span text:style-name="T9823">qui</text:span><text:span text:style-name="T9824"><text:s/></text:span><text:span text:style-name="T9825">elle</text:span><text:span text:style-name="T9826"><text:s/></text:span><text:span text:style-name="T9827">logeait,</text:span><text:span text:style-name="T9828"><text:s/></text:span><text:span text:style-name="T9829">quand</text:span><text:span text:style-name="T9830"><text:s/></text:span><text:span text:style-name="T9831">elle</text:span><text:span text:style-name="T9832"><text:s/></text:span><text:span text:style-name="T9833">serait</text:span><text:span text:style-name="T9834"><text:s/></text:span><text:span text:style-name="T9835">bien</text:span><text:span text:style-name="T9836"><text:s/></text:span><text:span text:style-name="T9837">avérée,</text:span><text:span text:style-name="T9838"><text:s/></text:span><text:span text:style-name="T9839">paraît</text:span><text:span text:style-name="T9840"><text:s/></text:span><text:span text:style-name="T9841">un</text:span><text:span text:style-name="T9842"><text:s/></text:span><text:span text:style-name="T9843">motif</text:span><text:span text:style-name="T9844"><text:s/></text:span><text:span text:style-name="T9845">trop</text:span><text:span text:style-name="T9846"><text:s/></text:span><text:span text:style-name="T9847">peu</text:span><text:span text:style-name="T9848"><text:s/>important<text:s/></text:span><text:span text:style-name="T9849">[p.</text:span><text:span text:style-name="T9850"><text:s/></text:span><text:span text:style-name="T9851">364</text:span><text:span text:style-name="pb">]</text:span><text:span text:style-name="T9852"><text:s/></text:span><text:span text:style-name="T9853">pour</text:span><text:span text:style-name="T9854"><text:s/></text:span><text:span text:style-name="T9855">avoir,</text:span><text:span text:style-name="T9856"><text:s/></text:span><text:span text:style-name="T9857">comme</text:span><text:span text:style-name="T9858"><text:s/></text:span><text:span text:style-name="T9859">on</text:span><text:span text:style-name="T9860"><text:s/></text:span><text:span text:style-name="T9861">l</text:span><text:span text:style-name="T9862">’</text:span><text:span text:style-name="T9863">a</text:span><text:span text:style-name="T9864"><text:s/></text:span><text:span text:style-name="T9865">dit</text:span><text:span text:style-name="Appelnotedebasdep."><text:note text:note-class="footnote" text:id="_ftn109"><text:note-citation>110</text:note-citation><text:note-body><text:p text:style-name="Notedebasdepage"><text:span text:style-name="T9866"><text:s/></text:span>[BOTTOM]<text:s/>(1)<text:s/><text:span text:style-name="T9867">Vie de Molière</text:span><text:span text:style-name="T9868">, par Grimarest, p. </text:span><text:span text:style-name="T9869">76.</text:span></text:p></text:note-body></text:note></text:span><text:span text:style-name="T9870">,</text:span><text:span text:style-name="T9871"><text:s/></text:span><text:span text:style-name="T9872">déterminé</text:span><text:span text:style-name="T9873"><text:s/></text:span><text:span text:style-name="T9874">Molière</text:span><text:span text:style-name="T9875"><text:s/></text:span><text:span text:style-name="T9876">à</text:span><text:span text:style-name="T9877"><text:s/></text:span><text:span text:style-name="T9878">mettre</text:span><text:span text:style-name="T9879"><text:s/></text:span><text:span text:style-name="T9880">depuis</text:span><text:span text:style-name="T9881"><text:s/></text:span><text:span text:style-name="T9882">les</text:span><text:span text:style-name="T9883"><text:s/>m</text:span><text:span text:style-name="T9884">édecins</text:span><text:span text:style-name="T9885"><text:s/></text:span><text:span text:style-name="T9886">si</text:span><text:span text:style-name="T9887"><text:s/></text:span><text:span text:style-name="T9888">souvent</text:span><text:span text:style-name="T9889"><text:s/></text:span><text:span text:style-name="T9890">sur</text:span><text:span text:style-name="T9891"><text:s/></text:span><text:span text:style-name="T9892">la</text:span><text:span text:style-name="T9893"><text:s/>scène</text:span><text:span text:style-name="T9894">.</text:span><text:span text:style-name="T9895"><text:s/></text:span><text:span text:style-name="T9896">C</text:span><text:span text:style-name="T9897">hoqué du maintien<text:s/></text:span><text:span text:style-name="T9898">grave</text:span><text:span text:style-name="T9899"><text:s/></text:span><text:span text:style-name="T9900">des</text:span><text:span text:style-name="T9901"><text:s/></text:span><text:span text:style-name="T9902">dehors</text:span><text:span text:style-name="T9903"><text:s/>étudiés<text:s/></text:span><text:span text:style-name="T9904">et</text:span><text:span text:style-name="T9905"><text:s/></text:span><text:span text:style-name="T9906">du</text:span><text:span text:style-name="T9907"><text:s/></text:span><text:span text:style-name="T9908">vain</text:span><text:span text:style-name="T9909"><text:s/></text:span><text:span text:style-name="T9910">étalage</text:span><text:span text:style-name="T9911"><text:s/></text:span><text:span text:style-name="T9912">de</text:span><text:span text:style-name="T9913"><text:s/></text:span><text:span text:style-name="T9914">mots</text:span><text:span text:style-name="T9915"><text:s/></text:span><text:span text:style-name="T9916">scientifiques</text:span><text:span text:style-name="T9917"><text:s/></text:span><text:span text:style-name="T9918">que</text:span><text:span text:style-name="T9919"><text:s/></text:span><text:span text:style-name="T9920">les</text:span><text:span text:style-name="T9921"><text:s/>m</text:span><text:span text:style-name="T9922">édecins</text:span><text:span text:style-name="T9923"><text:s/></text:span><text:span text:style-name="T9924">de</text:span><text:span text:style-name="T9925"><text:s/></text:span><text:span text:style-name="T9926">son</text:span><text:span text:style-name="T9927"><text:s/></text:span><text:span text:style-name="T9928">temps</text:span><text:span text:style-name="T9929"><text:s/>affectaient<text:s/></text:span><text:span text:style-name="T9930">pour</text:span><text:span text:style-name="T9931"><text:s/></text:span><text:span text:style-name="T9932">en</text:span><text:span text:style-name="T9933"><text:s/></text:span><text:span text:style-name="T9934">imposer</text:span><text:span text:style-name="T9935"><text:s/></text:span><text:span text:style-name="T9936">au</text:span><text:span text:style-name="T9937"><text:s/>public</text:span><text:span text:style-name="T9938">,</text:span><text:span text:style-name="T9939"><text:s/></text:span><text:span text:style-name="T9940">il</text:span><text:span text:style-name="T9941"><text:s/></text:span><text:span text:style-name="T9942">a</text:span><text:span text:style-name="T9943"><text:s/></text:span><text:span text:style-name="T9944">cru</text:span><text:span text:style-name="T9945"><text:s/></text:span><text:span text:style-name="T9946">pouvoir</text:span><text:span text:style-name="T9947"><text:s/></text:span><text:span text:style-name="T9948">tirer</text:span><text:span text:style-name="T9949"><text:s/></text:span><text:span text:style-name="T9950">de</text:span><text:span text:style-name="T9951"><text:s/></text:span><text:span text:style-name="T9952">leur</text:span><text:span text:style-name="T9953"><text:s/>ridicule<text:s/></text:span><text:span text:style-name="T9954">un</text:span><text:span text:style-name="T9955"><text:s/></text:span><text:span text:style-name="T9956">fond</text:span><text:span text:style-name="T9957"><text:s/></text:span><text:span text:style-name="T9958">de</text:span><text:span text:style-name="T9959"><text:s/></text:span><text:span text:style-name="T9960">comique</text:span><text:span text:style-name="T9961"><text:s/></text:span><text:span text:style-name="T9962">plus</text:span><text:span text:style-name="T9963"><text:s/></text:span><text:span text:style-name="T9964">amusant,</text:span><text:span text:style-name="T9965"><text:s/></text:span><text:span text:style-name="T9966">à</text:span><text:span text:style-name="T9967"><text:s/></text:span><text:span text:style-name="T9968">la</text:span><text:span text:style-name="T9969"><text:s/></text:span><text:span text:style-name="T9970">vérité,</text:span><text:span text:style-name="T9971"><text:s/></text:span><text:span text:style-name="T9972">qu</text:span><text:span text:style-name="T9973">’</text:span><text:span text:style-name="T9974">instructif. »</text:span></text:p>
      <text:p text:style-name="quote">« <text:span text:style-name="Appelnotedebasdep."><text:note text:note-class="footnote" text:id="_ftn110"><text:note-citation>111</text:note-citation><text:note-body><text:p text:style-name="Notedebasdepage"><text:s/>[MARGIN] (*)<text:s/><text:span text:style-name="T9975">Vie de Molière, avec des jugements sur ses ouvrages</text:span>.</text:p></text:note-body></text:note></text:span><text:span text:style-name="T9976">L’Amour médecin</text:span>,<text:s/>est<text:s/>le<text:s/>premier<text:s/>ouvrage<text:s/>dans<text:s/>lequel<text:s/>Molière<text:s/>ait<text:s/>joué<text:s/>les<text:s/>médecins ;<text:s/>ils<text:s/>étaient<text:s/>forts<text:s/>différents<text:s/>de<text:s/>ceux<text:s/>d’aujourd’hui,<text:s/>ils<text:s/>allaient<text:s/>presque<text:s/>toujours<text:s/>en<text:s/>robe<text:s/>et<text:s/>en<text:s/>rabat,<text:s/>et<text:s/>consultaient<text:s/>en<text:s/>latin.<text:s/>Si<text:s/>les<text:s/>médecins<text:s/>de<text:s/>notre<text:s/>temps<text:s/>ne<text:s/>connaissent<text:s/>pas<text:s/>mieux<text:s/>la<text:s/>nature,<text:s/>ils<text:s/>connaissent<text:s/>mieux<text:s/>le<text:s/>monde,<text:s/>et<text:s/>savent<text:s/>que<text:s/>le<text:s/>grand<text:s/>art<text:s/>d’un<text:s/>médecin<text:s/>est<text:s/>l’art<text:s/>de<text:s/><text:span text:style-name="T9977">plaire</text:span><text:span text:style-name="T9978"> :<text:s/></text:span><text:span text:style-name="T9979">Molière</text:span><text:span text:style-name="T9980"><text:s/></text:span><text:span text:style-name="T9981">peut</text:span><text:span text:style-name="T9982"><text:s/></text:span><text:span text:style-name="T9983">avoir</text:span><text:span text:style-name="T9984"><text:s/></text:span><text:span text:style-name="T9985">contribué</text:span><text:span text:style-name="T9986"><text:s/></text:span><text:span text:style-name="T9987">à</text:span><text:span text:style-name="T9988"><text:s/></text:span><text:span text:style-name="T9989">leur</text:span><text:span text:style-name="T9990"><text:s/></text:span><text:span text:style-name="T9991">ôter</text:span><text:span text:style-name="T9992"><text:s/></text:span><text:span text:style-name="T9993">leur</text:span><text:span text:style-name="T9994"><text:s/></text:span><text:span text:style-name="T9995">pédanterie,</text:span><text:span text:style-name="T9996"><text:s/></text:span><text:span text:style-name="T9997">mais</text:span><text:span text:style-name="T9998"><text:s/></text:span><text:span text:style-name="T9999">les</text:span><text:span text:style-name="T10000"><text:s/></text:span><text:span text:style-name="T10001">mœurs</text:span><text:span text:style-name="T10002"><text:s/></text:span><text:span text:style-name="T10003">du</text:span><text:span text:style-name="T10004"><text:s/></text:span><text:span text:style-name="T10005">siècle</text:span><text:span text:style-name="T10006"><text:s/></text:span><text:span text:style-name="T10007">qui</text:span><text:span text:style-name="T10008"><text:s/></text:span><text:span text:style-name="T10009">ont</text:span><text:span text:style-name="T10010"><text:s/></text:span><text:span text:style-name="T10011">changé</text:span><text:span text:style-name="T10012"><text:s/></text:span><text:span text:style-name="T10013">en</text:span><text:span text:style-name="T10014"><text:s/>tout<text:s/></text:span><text:span text:style-name="T10015">y</text:span><text:span text:style-name="T10016"><text:s/></text:span><text:span text:style-name="T10017">ont</text:span><text:span text:style-name="T10018"><text:s/></text:span><text:span text:style-name="T10019">contribué</text:span><text:span text:style-name="T10020"><text:s/></text:span><text:span text:style-name="T10021">davantage.</text:span><text:span text:style-name="T10022"><text:s/></text:span><text:span text:style-name="T10023">L</text:span><text:span text:style-name="T10024">’</text:span><text:span text:style-name="T10025">esprit</text:span><text:span text:style-name="T10026"><text:s/></text:span><text:span text:style-name="T10027">de</text:span><text:span text:style-name="T10028"><text:s/></text:span><text:span text:style-name="T10029">raison</text:span><text:span text:style-name="T10030"><text:s/></text:span><text:span text:style-name="T10031">s</text:span><text:span text:style-name="T10032">’</text:span><text:span text:style-name="T10033">est</text:span><text:span text:style-name="T10034"><text:s/></text:span><text:span text:style-name="T10035">introduit</text:span><text:span text:style-name="T10036"><text:s/></text:span><text:span text:style-name="T10037">dans</text:span><text:span text:style-name="T10038"><text:s/></text:span><text:span text:style-name="T10039">toutes</text:span><text:span text:style-name="T10040"><text:s/></text:span><text:span text:style-name="T10041">les</text:span><text:span text:style-name="T10042"><text:s/></text:span><text:span text:style-name="T10043">sciences,</text:span><text:span text:style-name="T10044"><text:s/></text:span><text:span text:style-name="T10045">et</text:span><text:span text:style-name="T10046"><text:s/></text:span><text:span text:style-name="T10047">la</text:span><text:span text:style-name="T10048"><text:s/></text:span><text:span text:style-name="T10049">politesse</text:span><text:span text:style-name="T10050"><text:s/></text:span><text:span text:style-name="T10051">dans</text:span><text:span text:style-name="T10052"><text:s/></text:span><text:span text:style-name="T10053">toutes</text:span><text:span text:style-name="T10054"><text:s/></text:span><text:span text:style-name="T10055">les</text:span><text:span text:style-name="T10056"><text:s/></text:span><text:span text:style-name="T10057">conditions. »</text:span></text:p>
      <text:p text:style-name="quote">« <text:span text:style-name="Appelnotedebasdep."><text:note text:note-class="footnote" text:id="_ftn111"><text:note-citation>112</text:note-citation><text:note-body><text:p text:style-name="Notedebasdepage"><text:s/>[MARGIN] (*)<text:s/><text:span text:style-name="T10058">Observations<text:s/></text:span><text:span text:style-name="T10059">sur la comédie et sur le génie</text:span><text:span text:style-name="T10060"><text:s/>de Molière</text:span>, p. 119 et 120.</text:p></text:note-body></text:note></text:span>Parmi<text:s/>les<text:s/>défauts,<text:s/>ou<text:s/>ridicules,<text:s/>que<text:s/>Molière<text:s/>entreprit<text:s/>de<text:s/>combattre,<text:s/>la<text:s/>médecine<text:s/>fut<text:s/>un<text:s/>des<text:s/>objets<text:s/>auquel<text:s/>il<text:s/>s’attacha<text:s/>davantage,<text:s/>mais<text:s/>il<text:s/>la<text:s/>traita<text:s/><text:span text:style-name="pb">[p.</text:span><text:span text:style-name="pb"><text:s/></text:span><text:span text:style-name="pb">365</text:span><text:span text:style-name="pb">]</text:span><text:span text:style-name="T10061"><text:s/></text:span>bien<text:s/>différemment,<text:s/>selon<text:s/>les<text:s/>différents<text:s/>temps.<text:s/>D’abord<text:s/>il<text:s/>montra<text:s/>beaucoup<text:s/>d’aigreur,<text:s/>et<text:s/>même<text:s/>de<text:s/>licence ;<text:s/>mais<text:s/>dans<text:s/>la<text:s/>suite<text:s/>il<text:s/>mit<text:s/>beaucoup<text:s/>de<text:s/>modération<text:s/>et<text:s/>moins<text:s/>de<text:s/>fiel :<text:s/>la<text:s/>première<text:s/>manière,<text:s/>en<text:s/>se<text:s/>rapprochant<text:s/>du<text:s/>mauvais<text:s/>comique<text:s/>reçu<text:s/>avant<text:s/>lui,<text:s/>servait<text:s/>moins<text:s/>au<text:s/>but<text:s/>qu’il<text:s/>s’était<text:s/>proposé ;<text:s/>au<text:s/>lieu<text:s/>que<text:s/>la<text:s/>seconde,<text:s/>plus<text:s/>douce<text:s/>et<text:s/>plus<text:s/>insinuante,<text:s/>était<text:s/>plus<text:s/>propre<text:s/>à<text:s/>la<text:s/>correction<text:s/>des<text:s/>mœurs,<text:s/>et<text:s/>remplissait<text:s/>mieux<text:s/>son<text:s/>intention.</text:p>
      <text:p text:style-name="quote">« <text:span text:style-name="Appelnotedebasdep."><text:note text:note-class="footnote" text:id="_ftn112"><text:note-citation>113</text:note-citation><text:note-body><text:p text:style-name="Notedebasdepage"><text:s/>[MARGIN] (*) ACTE II,<text:s/><text:span text:style-name="T10062">scène</text:span> III.</text:p></text:note-body></text:note></text:span>Dans<text:s/><text:span text:style-name="T10063">L’Amour</text:span><text:span text:style-name="T10064"><text:s/>m</text:span><text:span text:style-name="T10065">édecin</text:span>,<text:s/>Molière<text:s/>introduit<text:s/>sur<text:s/>le<text:s/>théâtre<text:s/>quatre<text:s/>médecins<text:s/>qui<text:s/>s’enferment<text:s/>pour<text:s/>consulter :<text:s/>pendant<text:s/>toute<text:s/>la<text:s/>scène,<text:s/>leur<text:s/>conversation<text:s/>ne<text:s/>roule<text:s/>que<text:s/>sur<text:s/>des<text:s/>objets<text:s/>tout<text:s/>à<text:s/>fait<text:s/>étrangers<text:s/>à<text:s/>la<text:s/>maladie<text:s/>pour<text:s/>laquelle<text:s/>ils<text:s/>sont<text:s/>appelés ;<text:s/>et<text:s/>cependant,<text:s/>sans<text:s/>en<text:s/>avoir<text:s/>dit<text:s/>un<text:s/>mot,<text:s/>ils<text:s/>finissent<text:s/>par<text:s/>donner<text:s/>hardiment<text:s/>leurs<text:s/>ordonnances<text:s/>pour<text:s/>la<text:s/>malade.<text:s/>Voilà<text:s/>sans<text:s/>contredit<text:s/>le<text:s/>trait<text:s/>le<text:s/>plus<text:s/>piquant<text:s/>que<text:s/>Molière<text:s/>ait jamais lancé contre les médecins,<text:s/>et<text:s/>néanmoins<text:s/>dans<text:s/>toute<text:s/>la<text:s/>scène,<text:s/>il<text:s/>n’y<text:s/>pas<text:s/>un<text:s/>mot<text:s/>de<text:s/>mépris<text:s/>ou<text:s/>d’insulte ;<text:s/>c’est<text:s/>qu’un<text:s/>tel<text:s/>procédé,<text:s/>mis<text:s/>sur<text:s/>le<text:s/>théâtre,<text:s/>devient<text:s/>seul<text:s/>une<text:s/>critique<text:s/>amère.</text:p>
      <text:p text:style-name="quote">« L’art<text:s/>avec<text:s/>lequel<text:s/>Molière<text:s/>fait<text:s/>sentir<text:s/>la<text:s/>différence<text:s/>des<text:s/>deux<text:s/>manières<text:s/>de<text:s/><text:span text:style-name="pb">[p.</text:span><text:span text:style-name="pb"><text:s/></text:span><text:span text:style-name="pb">366</text:span><text:span text:style-name="pb">]</text:span><text:span text:style-name="T10066"><text:s/></text:span>critiquer est admirable ;<text:s/>car<text:s/>je<text:s/>ne<text:s/>doute<text:s/>point<text:s/>qu’en<text:s/>faisant<text:s/>dire<text:s/>à<text:s/><text:span text:style-name="T10067">Fillerin</text:span><text:s/>(autre<text:s/>médecin),<text:s/>dans<text:s/>la<text:s/>scène<text:s/>première<text:s/>du<text:s/>troisième<text:s/>acte,<text:s/>les<text:s/>choses<text:s/>les<text:s/>plus<text:s/>fortes<text:s/>contre<text:s/>la<text:s/>médecine,<text:s/>il<text:s/>n’ait<text:s/>voulu<text:s/>mettre<text:s/>les<text:s/>poètes<text:s/>et<text:s/>les<text:s/>spectateurs<text:s/>à<text:s/>portée<text:s/>de<text:s/>comparer<text:s/>ces<text:s/>deux<text:s/>manières,<text:s/>et<text:s/>apprendre<text:s/>aux<text:s/>uns<text:s/>la<text:s/>route<text:s/>qui<text:s/>mène<text:s/>à<text:s/>une<text:s/>excellente<text:s/>critique,<text:s/>et<text:s/>aux<text:s/>autres,<text:s/>le<text:s/>sentiment qu’ils en devaient<text:s/><text:span text:style-name="T10068">concevoir. »</text:span></text:p>
      <text:p text:style-name="quote">« <text:span text:style-name="Appelnotedebasdep."><text:note text:note-class="footnote" text:id="_ftn113"><text:note-citation>114</text:note-citation><text:note-body><text:p text:style-name="Notedebasdepage"><text:s/>[MARGIN] (*)<text:s/><text:span text:style-name="T10069">Observations</text:span>, etc., p. 125 et suiv.</text:p></text:note-body></text:note></text:span>Entre<text:s/>les<text:s/>dénouements<text:s/>de<text:s/>Molière,<text:s/>celui<text:s/>de<text:s/><text:span text:style-name="T10070">L’Amour<text:s/></text:span><text:span text:style-name="T10071">médecin</text:span><text:s/>doit<text:s/>tenir<text:s/>le<text:s/>premier<text:s/>rang :<text:s/>c’est<text:s/>une<text:s/>petite<text:s/>comédie<text:s/>en<text:s/>trois<text:s/>actes,<text:s/>mais<text:s/>si<text:s/>courts<text:s/>que<text:s/>telle<text:s/>pièce<text:s/>du<text:s/>même<text:s/>auteur,<text:s/>quoiqu’elle<text:s/>n’ait<text:s/>qu’un<text:s/>acte,<text:s/>a<text:s/>plus<text:s/>d’étendue<text:s/>que<text:s/>celle-ci.<text:s/>Molière<text:s/>la<text:s/>fit<text:s/>par<text:s/>ordre<text:s/>du<text:s/>roi,<text:s/>et<text:s/>n’employa<text:s/>que<text:s/>cinq<text:s/>jours<text:s/>à<text:s/>la<text:s/>composer<text:s/>et<text:s/>à<text:s/>l’apprendre.<text:s/>Les<text:s/>beautés<text:s/>dont<text:s/>elle<text:s/>est<text:s/>remplie<text:s/>feraient<text:s/>soupçonner<text:s/>ce<text:s/>fait<text:s/>de<text:s/>fausseté,<text:s/>s’il<text:s/>n’était<text:s/>pas<text:s/>d’ailleurs<text:s/>suffisamment<text:s/>attesté ;<text:s/>mais<text:s/>laissons<text:s/>les<text:s/>détails<text:s/>qui<text:s/>regardent<text:s/>cette<text:s/>pièce,<text:s/>et<text:s/>parlons<text:s/>de<text:s/>la<text:s/>perfection<text:s/>du<text:s/>dénouement.</text:p>
      <text:p text:style-name="quote">« Lucinde,<text:s/>Clitandre<text:s/>et<text:s/>Lisette,<text:s/>qui<text:s/>sont<text:s/>les<text:s/>principaux<text:s/>acteurs<text:s/>et<text:s/>les<text:s/>plus<text:s/>intéressés<text:s/>dans<text:s/>l’action,<text:s/>voyant<text:s/>Sganarelle,<text:s/>père<text:s/>de<text:s/>Lucinde,<text:s/>toujours<text:s/>environné de médecins et de<text:s/><text:span text:style-name="pb">[p.</text:span><text:span text:style-name="pb"><text:s/></text:span><text:span text:style-name="pb">367</text:span><text:span text:style-name="pb">]</text:span><text:span text:style-name="T10072"><text:s/></text:span>charlatans,<text:s/>imaginent<text:s/>de<text:s/>faire<text:s/>déguiser<text:s/>Clitandre<text:s/>en<text:s/>médecin<text:s/>et<text:s/>de<text:s/>l’introduire<text:s/>dans<text:s/>la<text:s/>maison.<text:s/>La<text:s/>ruse<text:s/>est<text:s/>d’autant<text:s/>plus<text:s/>heureuse<text:s/>que<text:s/>Sganarelle<text:s/>n’a<text:s/>jamais<text:s/>vu<text:s/>Clitandre.<text:s/>Cet<text:s/>amant<text:s/>ainsi<text:s/>déguisé<text:s/>se<text:s/>présente<text:s/>au<text:s/>vieillard<text:s/>comme<text:s/>un<text:s/>homme<text:s/>qui<text:s/>guérit<text:s/>les<text:s/>maladies<text:s/>avec<text:s/>une<text:s/>méthode<text:s/>tout<text:s/>à<text:s/>fait<text:s/>singulière ;<text:s/>il<text:s/>traite,<text:s/>dit-il,<text:s/>ses<text:s/>malades<text:s/>avec<text:s/>des<text:s/>danses,<text:s/>des<text:s/>concerts<text:s/>de<text:s/>musique,<text:s/>des<text:s/>paroles,<text:s/>des<text:s/>talismans,<text:s/>et<text:s/>d’autres<text:s/>moyens<text:s/>semblables.<text:s/>C’est<text:s/>dans<text:s/>cette<text:s/>même<text:s/>scène<text:s/>qu’il<text:s/>parle<text:s/>à<text:s/>Lucinde<text:s/>pour<text:s/>la<text:s/>première<text:s/>fois,<text:s/>car<text:s/>ils<text:s/>ne<text:s/>s’étaient<text:s/>vus<text:s/>et<text:s/>ne s’étaient parlé que par l’entremise<text:s/>de<text:s/>Lisette,<text:s/>et<text:s/>qu’il<text:s/>la<text:s/>fait<text:s/>consentir<text:s/>à<text:s/>l’épouser,<text:s/>et<text:s/>à<text:s/>prendre<text:s/>sur<text:s/>cela<text:s/>toutes<text:s/>les<text:s/>mesures<text:s/>nécessaires.<text:s/>Sganarelle<text:s/>qui<text:s/>remarque<text:s/>leurs<text:s/>gestes,<text:s/>mais<text:s/>qui<text:s/>est<text:s/>trop<text:s/>loin<text:s/>d’eux pour entendre leurs discours,<text:s/>paraît<text:s/>charmé<text:s/>du<text:s/>changement<text:s/>qu’il<text:s/>aperçoit<text:s/>dans<text:s/>la<text:s/>mélancolie<text:s/>de<text:s/>Lucinde.<text:s/>Clitandre<text:s/>assure<text:s/>ce<text:s/>bon<text:s/>homme<text:s/>que<text:s/>c’est<text:s/>l’effet<text:s/>des<text:s/>paroles<text:s/>mystérieuses<text:s/>qu’il<text:s/>lui<text:s/>a<text:s/>dites,<text:s/>et<text:s/>qu’il<text:s/>a<text:s/>découvert<text:s/>que<text:s/>la<text:s/>maladie<text:s/>de<text:s/>sa<text:s/>fille<text:s/>n’a<text:s/>d’autre<text:s/>principe<text:s/>que<text:s/>le<text:s/>désir<text:s/>d’être<text:s/>mariée.<text:s/>Il<text:s/>ajoute<text:s/>que<text:s/>pour<text:s/>donner<text:s/>plus<text:s/>sûrement<text:s/>à<text:s/>ses<text:s/>remèdes<text:s/>le<text:s/>moyen<text:s/>d’opérer,<text:s/>il<text:s/>a<text:s/>fait<text:s/>accroire<text:s/>à<text:s/>Lucinde<text:s/>qu’il<text:s/>n’était<text:s/>pas<text:s/>un<text:s/>médecin,<text:s/><text:span text:style-name="pb">[p.</text:span><text:span text:style-name="pb"><text:s/></text:span><text:span text:style-name="pb">368</text:span><text:span text:style-name="pb">]</text:span><text:span text:style-name="T10073"><text:s/></text:span>mais<text:s/>un<text:s/>jeune<text:s/>homme<text:s/>amoureux<text:s/>d’elle,<text:s/>qui<text:s/>sous<text:s/>cet<text:s/>habit venait la demander en mariage ;<text:s/>et<text:s/>que<text:s/>Lucinde<text:s/>ayant<text:s/>ajouté<text:s/>foi<text:s/>à<text:s/>ce<text:s/>discours,<text:s/>la<text:s/>joie<text:s/>avait<text:s/>déjà<text:s/>paru<text:s/>sur<text:s/>son<text:s/>visage ;<text:s/>mais<text:s/>que<text:s/>dans<text:s/>ces<text:s/>commencements,<text:s/>il<text:s/>était<text:s/>important<text:s/>de<text:s/>la<text:s/>confirmer dans son idée, afin d’assurer<text:s/>tout<text:s/>à<text:s/>fait<text:s/>sa<text:s/>guérison.<text:s/>Sganarelle<text:s/>approuve<text:s/>tout,<text:s/>il<text:s/>permet<text:s/>même<text:s/>au<text:s/>médecin<text:s/>de<text:s/>faire<text:s/>entrer<text:s/>l’homme<text:s/>qui<text:s/>écrit<text:s/>les<text:s/>ordonnances,<text:s/>et<text:s/>de<text:s/>faire<text:s/>accroire<text:s/>à<text:s/>la<text:s/>malade<text:s/>que<text:s/>c’est<text:s/>un<text:s/>notaire.<text:s/>En<text:s/>effet,<text:s/>un<text:s/>vrai<text:s/>notaire,<text:s/>ami<text:s/>de<text:s/>Clitandre,<text:s/>est<text:s/>introduit,<text:s/>se<text:s/>présente,<text:s/>écrit<text:s/>le<text:s/>contrat<text:s/>de<text:s/>mariage<text:s/>dans<text:s/>toutes<text:s/>les<text:s/>formes,<text:s/>et<text:s/>le<text:s/>fait<text:s/>signer<text:s/>au<text:s/>médecin,<text:s/>à<text:s/>Lucinde,<text:s/>et<text:s/>même<text:s/>à<text:s/>Sganarelle,<text:s/>qui<text:s/>prend<text:s/>ce<text:s/>notaire<text:s/>pour<text:s/>le<text:s/>secrétaire<text:s/>du<text:s/>médecin,<text:s/>et<text:s/>le<text:s/>contrat<text:s/>pour<text:s/>une<text:s/>ordonnance.<text:s/>Ensuite<text:s/>Clitandre<text:s/>fait<text:s/>entrer<text:s/>des<text:s/>joueurs<text:s/>d’instruments<text:s/>et<text:s/>des<text:s/>danseurs,<text:s/>qu’il<text:s/>mène,<text:s/>dit-il,<text:s/>à<text:s/>Sganarelle,<text:s/>toujours<text:s/>à<text:s/>sa<text:s/>suite.<text:s/>Pendant<text:s/>qu’on<text:s/>est<text:s/>occupé<text:s/>à<text:s/>danser,<text:s/>les<text:s/>deux<text:s/>époux<text:s/>s’échappent<text:s/>et<text:s/>sortent<text:s/>de<text:s/>la<text:s/>maison ;<text:s/>Sganarelle<text:s/>s’en<text:s/>aperçoit<text:s/>et<text:s/>demande<text:s/>où<text:s/>est<text:s/>Lucinde,<text:s/>et<text:s/>apprend<text:s/>qu’elle<text:s/>est<text:s/>chez<text:s/>son<text:s/>mari,<text:s/>que<text:s/>tout<text:s/>ce<text:s/>qui<text:s/>vient<text:s/>de<text:s/>se<text:s/>passer<text:s/>est<text:s/>réel,<text:s/>et<text:s/>que<text:s/>sa<text:s/>fille<text:s/>est<text:s/>mariée<text:s/>dans<text:s/>toutes<text:s/>les<text:s/>formes.</text:p>
      <text:p text:style-name="quote"><text:span text:style-name="pb">[p.</text:span><text:span text:style-name="pb"><text:s/></text:span><text:span text:style-name="pb">369</text:span><text:span text:style-name="pb">]</text:span><text:span text:style-name="T10074"><text:s/></text:span>« Depuis<text:s/>que<text:s/>les<text:s/>modernes<text:s/>ont<text:s/>jugé,<text:s/>avec<text:s/>raison,<text:s/>que<text:s/>les<text:s/>dénouements<text:s/>en<text:s/>action<text:s/>réussissent<text:s/>beaucoup<text:s/>mieux<text:s/>que<text:s/>s’ils<text:s/>étaient<text:s/>en<text:s/>récit,<text:s/>comme<text:s/>ceux<text:s/>des<text:s/>anciens,<text:s/>il<text:s/>n’y<text:s/>a<text:s/>jamais<text:s/>eu,<text:s/>sur<text:s/>aucun<text:s/>théâtre<text:s/>de<text:s/>l’Europe,<text:s/>un<text:s/>dénouement<text:s/>aussi<text:s/>bien<text:s/>imaginé<text:s/>que<text:s/>celui-ci.<text:s/>C’est<text:s/>par<text:s/>cette<text:s/>raison<text:s/>que<text:s/>tant<text:s/>de<text:s/>poètes comiques,<text:s/><text:span text:style-name="T10075">depuis</text:span><text:span text:style-name="T10076"><text:s/></text:span><text:span text:style-name="T10077">Molière,</text:span><text:span text:style-name="T10078"><text:s/></text:span><text:span text:style-name="T10079">ont</text:span><text:span text:style-name="T10080"><text:s/></text:span><text:span text:style-name="T10081">cherché</text:span><text:span text:style-name="T10082"><text:s/></text:span><text:span text:style-name="T10083">à</text:span><text:span text:style-name="T10084"><text:s/></text:span><text:span text:style-name="T10085">l</text:span><text:span text:style-name="T10086">’</text:span><text:span text:style-name="T10087">imiter</text:span><text:span text:style-name="T10088"><text:s/></text:span><text:span text:style-name="T10089">dans</text:span><text:span text:style-name="T10090"><text:s/></text:span><text:span text:style-name="T10091">ces</text:span><text:span text:style-name="T10092"><text:s/>déguisements<text:s/></text:span><text:span text:style-name="T10093">et</text:span><text:span text:style-name="T10094"><text:s/></text:span><text:span text:style-name="T10095">dans</text:span><text:span text:style-name="T10096"><text:s/></text:span><text:span text:style-name="T10097">ces</text:span><text:span text:style-name="T10098"><text:s/></text:span><text:span text:style-name="T10099">sortes</text:span><text:span text:style-name="T10100"><text:s/></text:span><text:span text:style-name="T10101">de</text:span><text:span text:style-name="T10102"><text:s/>c</text:span><text:span text:style-name="T10103">ontrats</text:span><text:span text:style-name="T10104"> ;<text:s/></text:span><text:span text:style-name="T10105">mais</text:span><text:span text:style-name="T10106"><text:s/></text:span><text:span text:style-name="T10107">on</text:span><text:span text:style-name="T10108"><text:s/></text:span><text:span text:style-name="T10109">peut</text:span><text:span text:style-name="T10110"><text:s/></text:span><text:span text:style-name="T10111">assurer</text:span><text:span text:style-name="T10112">,<text:s/></text:span><text:span text:style-name="T10113">sans</text:span><text:span text:style-name="T10114"><text:s/></text:span><text:span text:style-name="T10115">leur</text:span><text:span text:style-name="T10116"><text:s/></text:span><text:span text:style-name="T10117">faire</text:span><text:span text:style-name="T10118"><text:s/></text:span><text:span text:style-name="T10119">injustice,</text:span><text:span text:style-name="T10120"><text:s/></text:span><text:span text:style-name="T10121">qu</text:span><text:span text:style-name="T10122">’</text:span><text:span text:style-name="T10123">ils</text:span><text:span text:style-name="T10124"><text:s/></text:span><text:span text:style-name="T10125">sont</text:span><text:span text:style-name="T10126"><text:s/></text:span><text:span text:style-name="T10127">infiniment</text:span><text:span text:style-name="T10128"><text:s/></text:span><text:span text:style-name="T10129">au-dessous</text:span><text:span text:style-name="T10130"><text:s/></text:span><text:span text:style-name="T10131">d</text:span><text:span text:style-name="T10132">’</text:span><text:span text:style-name="T10133">un</text:span><text:span text:style-name="T10134"><text:s/></text:span><text:span text:style-name="T10135">si</text:span><text:span text:style-name="T10136"><text:s/></text:span><text:span text:style-name="T10137">parfait</text:span><text:span text:style-name="T10138"><text:s/></text:span><text:span text:style-name="T10139">modèl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Albany" svg:font-family="Albany" style:font-family-generic="swiss"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principal"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paragraph-properties fo:widows="0" fo:orphans="0" fo:margin-bottom="0in" fo:line-height="100%"/>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Titreprincipal" style:display-name="Titre principal" style:family="paragraph" style:parent-style-name="Normal">
      <style:paragraph-properties fo:keep-with-next="always" fo:margin-top="0.1666in" fo:margin-bottom="0.1965in"/>
      <style:text-properties style:font-name="Albany" fo:font-size="14pt" style:font-size-asian="14pt" style:font-size-complex="13pt" fo:hyphenate="false"/>
    </style:style>
    <style:style style:name="Titre1Car" style:display-name="Titre 1 Car" style:family="text" style:parent-style-name="Policepardéfaut">
      <style:text-properties style:font-name="Thorndale" style:font-name-asian="SimSun" style:font-name-complex="Mangal" fo:font-weight="bold" style:font-weight-asian="bold" style:font-weight-complex="bold" fo:font-size="24pt" style:font-size-asian="24pt" style:font-size-complex="22pt" style:language-asian="zh" style:country-asian="CN" style:language-complex="hi" style:country-complex="IN"/>
    </style:style>
    <style:style style:name="Titre2Car" style:display-name="Titre 2 Car" style:family="text" style:parent-style-name="Policepardéfaut">
      <style:text-properties style:font-name="Cambria" style:font-name-asian="Times New Roman" style:font-name-complex="Mangal" fo:font-weight="bold" style:font-weight-asian="bold" style:font-weight-complex="bold" fo:color="#4F81BD"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mbria" style:font-name-asian="Times New Roman" style:font-name-complex="Mangal" fo:font-weight="bold" style:font-weight-asian="bold" style:font-weight-complex="bold" fo:color="#4F81BD" fo:font-size="12pt" style:font-size-asian="12pt" style:font-size-complex="10.5pt" style:language-asian="zh" style:country-asian="CN" style:language-complex="hi" style:country-complex="IN"/>
    </style:style>
    <style:style style:name="Titre4Car" style:display-name="Titre 4 Car" style:family="text" style:parent-style-name="Policepardéfaut">
      <style:text-properties style:font-name="Cambria" style:font-name-asian="Times New Roman" style:font-name-complex="Mangal" fo:font-weight="bold" style:font-weight-asian="bold" style:font-weight-complex="bold" fo:font-style="italic" style:font-style-asian="italic" style:font-style-complex="italic" fo:color="#4F81BD" fo:font-size="12pt" style:font-size-asian="12pt" style:font-size-complex="10.5pt" style:language-asian="zh" style:country-asian="CN" style:language-complex="hi" style:country-complex="IN"/>
    </style:style>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quote.c" style:display-name="&lt;quote.c&gt;" style:family="text" style:parent-style-name="Policepardéfau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3.6%"/>
    </style:style>
    <style:style style:name="Titre" style:display-name="Titre" style:family="paragraph" style:parent-style-name="Normal" style:next-style-name="Corpsdetexte">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Corpsdetexte" style:display-name="Corps de texte" style:family="paragraph" style:parent-style-name="Normal">
      <style:paragraph-properties fo:text-align="justify" fo:margin-bottom="0.0833in" fo:line-height="150%" fo:text-indent="0.1652in"/>
      <style:text-properties style:font-name="Times New Roma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TitreCar" style:display-name="Titre Car" style:family="text" style:parent-style-name="Policepardéfaut">
      <style:text-properties style:font-name="Liberation Sans" style:font-name-asian="Microsoft YaHei" style:font-name-complex="Mangal" fo:font-size="14pt" style:font-size-asian="14pt" style:font-size-complex="14pt" style:language-asian="zh" style:country-asian="CN" style:language-complex="hi" style:country-complex="IN"/>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Lignehorizontale" style:display-name="Ligne horizontale" style:family="paragraph" style:parent-style-name="Normal">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Expéditeur" style:display-name="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PieddepageCar" style:display-name="Pied de pag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Car" style:display-name="En-têt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postscript" style:display-name="&lt;postscript&gt;" style:family="paragraph" style:parent-style-name="Corpsdetexte">
      <style:paragraph-properties fo:text-indent="0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fo:text-indent="0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text-align="start" fo:margin-top="0.1666in" fo:margin-bottom="0.1666in" fo:margin-left="0.7437in" fo:text-indent="-0.1527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Times New Roman"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default-outline-level="1">
      <style:paragraph-properties fo:margin-top="0in" fo:margin-bottom="0.1666in"/>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4pt" style:font-size-asian="14pt" style:font-size-complex="14pt" style:language-asian="hi" style:country-asian="IN" fo:hyphenate="false"/>
    </style:style>
    <style:style style:name="h4.sub" style:display-name="&lt;h4.sub&gt;" style:family="paragraph" style:parent-style-name="Titre4"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fo:color="#00000A" style:font-size-complex="14pt" style:language-asian="hi" style:country-asian="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default-outline-level="1">
      <style:paragraph-properties fo:text-align="center"/>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color="#00000A" fo:font-size="17pt" style:font-size-asian="17pt" style:font-size-complex="14pt" style:language-asian="hi" style:country-asian="IN" fo:hyphenate="false"/>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tedebasdepage" style:display-name="Note de bas de page" style:family="paragraph" style:parent-style-name="Normal">
      <style:paragraph-properties fo:text-align="justify"/>
      <style:text-properties style:font-name="Times New Roman" fo:font-size="11pt" style:font-size-asian="11pt" style:font-size-complex="9pt" fo:hyphenate="false"/>
    </style:style>
    <style:style style:name="NotedebasdepageCar" style:display-name="Note de bas de page Car" style:family="text" style:parent-style-name="Policepardéfaut">
      <style:text-properties style:font-name="Times New Roman" style:font-name-asian="SimSun" style:font-name-complex="Mangal" style:font-size-complex="9pt" style:language-asian="zh" style:country-asian="CN" style:language-complex="hi" style:country-complex="IN"/>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widows="2" fo:orphans="2" fo:margin-top="0.0694in" fo:margin-bottom="0.0694in"/>
      <style:text-properties style:font-name="Times New Roman" style:font-name-asian="Times New Roman" style:font-name-complex="Times New Roman" style:language-asian="fr" style:country-asian="FR" style:language-complex="ar" style:country-complex="SA" fo:hyphenate="false"/>
    </style:style>
    <style:style style:name="Style1" style:display-name="Style1" style:family="paragraph" style:parent-style-name="Corpsdetexte">
      <style:paragraph-properties fo:text-indent="0in"/>
      <style:text-properties style:font-name-complex="Times New Roman" fo:font-size="10pt" style:font-size-asian="10pt" style:font-size-complex="10pt" fo:hyphenate="false"/>
    </style:style>
    <style:style style:name="Style1Car" style:display-name="Style1 Car" style:family="text" style:parent-style-name="CorpsdetexteCar">
      <style:text-properties style:font-name="Times New Roman" style:font-name-asian="SimSun" style:font-name-complex="Times New Roman" fo:font-size="10pt" style:font-size-asian="10pt" style:font-size-complex="10pt" style:language-asian="zh" style:country-asian="CN" style:language-complex="hi" style:country-complex="I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le" style:display-name="&lt;title&gt;" style:family="text" style:parent-style-name="Policepardéfaut">
      <style:text-properties style:font-name-complex="Times New Roman" fo:font-style="italic" style:font-style-asian="italic"/>
    </style:style>
    <style:style style:name="CommentaireCar" style:display-name="Commentaire Car" style:family="text" style:parent-style-name="Policepardéfaut">
      <style:text-properties style:font-name="Liberation Serif" style:font-name-asian="SimSun" style:font-name-complex="Mangal" fo:font-size="10pt" style:font-size-asian="10pt" style:font-size-complex="9pt" style:language-asian="zh" style:country-asian="CN" style:language-complex="hi" style:country-complex="IN"/>
    </style:style>
    <style:style style:name="Commentaire" style:display-name="Commentaire" style:family="paragraph" style:parent-style-name="Normal">
      <style:text-properties fo:font-size="10pt" style:font-size-asian="10pt" style:font-size-complex="9pt" fo:hyphenate="false"/>
    </style:style>
    <style:style style:name="ObjetducommentaireCar" style:display-name="Objet du commentaire Car" style:family="text" style:parent-style-name="CommentaireCar">
      <style:text-properties style:font-name="Liberation Serif" style:font-name-asian="SimSun" style:font-name-complex="Mangal" fo:font-weight="bold" style:font-weight-asian="bold" style:font-weight-complex="bold"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Car" style:display-name="Texte de bulles Car" style:family="text" style:parent-style-name="Policepardéfaut">
      <style:text-properties style:font-name="Tahoma" style:font-name-asian="SimSun" style:font-name-complex="Mangal" fo:font-size="8pt" style:font-size-asian="8pt" style:font-size-complex="7pt" style:language-asian="zh" style:country-asian="CN" style:language-complex="hi" style:country-complex="IN"/>
    </style:style>
    <style:style style:name="Textedebulles" style:display-name="Texte de bulles" style:family="paragraph" style:parent-style-name="Normal">
      <style:text-properties style:font-name="Tahoma" fo:font-size="8pt" style:font-size-asian="8pt" style:font-size-complex="7pt" fo:hyphenate="false"/>
    </style:style>
    <style:style style:name="noindent" style:display-name="&lt;noindent&gt;" style:family="paragraph" style:parent-style-name="Corpsdetexte">
      <style:paragraph-properties fo:text-indent="0in"/>
      <style:text-properties style:font-name-complex="Times New Roman" fo:hyphenate="false"/>
    </style:style>
    <style:style style:name="Listeàpuces" style:display-name="Liste à puces" style:family="paragraph" style:parent-style-name="Normal" style:list-style-name="LFO7">
      <style:text-properties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SimSun" style:font-name-complex="Times New Roman" fo:color="#C00000" fo:font-size="11pt" style:font-size-asian="11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SimSun" style:font-name-complex="Times New Roman" fo:color="#C00000"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font-name-asian="SimSun" style:font-name-complex="Times New Roman"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SimSun" style:font-name-complex="Times New Roman" fo:font-size="11pt" style:font-size-asian="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text:list-style style:name="LFO7">
      <text:list-level-style-bullet text:level="1" text:style-name="WW_CharLFO7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04-04T14:08:00Z</meta:creation-date>
    <dc:date>2018-04-04T14:08:00Z</dc:date>
    <meta:template xlink:href="Normal.dotm" xlink:type="simple"/>
    <meta:editing-cycles>2</meta:editing-cycles>
    <meta:editing-duration>PT60S</meta:editing-duration>
    <meta:document-statistic meta:page-count="54" meta:paragraph-count="246" meta:word-count="18999" meta:character-count="123248" meta:row-count="870" meta:non-whitespace-character-count="104495"/>
  </office:meta>
</office:document-meta>
</file>